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>
      <style:paragraph-properties fo:break-before="pag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1">
      <style:text-properties fo:font-variant="normal" fo:text-transform="none" style:use-window-font-color="true" loext:opacity="0%" style:text-underline-style="none"/>
    </style:style>
    <style:style style:name="P4" style:family="paragraph" style:parent-style-name="Heading_20_1">
      <style:paragraph-properties fo:break-before="page"/>
      <style:text-properties fo:font-variant="normal" fo:text-transform="none" style:use-window-font-color="true" loext:opacity="0%" style:text-underline-style="none"/>
    </style:style>
    <style:style style:name="P5" style:family="paragraph">
      <style:paragraph-properties fo:break-before="page"/>
    </style:style>
    <style:style style:name="P6" style:family="paragraph" style:parent-style-name="Heading_20_2">
      <style:paragraph-properties fo:break-before="page"/>
    </style:style>
    <style:style style:name="P7" style:family="paragraph">
      <style:text-properties fo:font-variant="normal" fo:text-transform="none" style:use-window-font-color="true" loext:opacity="0%" style:text-underline-style="none"/>
    </style:style>
    <style:style style:name="P8" style:family="paragraph" style:parent-style-name="Heading_20_2">
      <style:text-properties fo:font-variant="normal" fo:text-transform="none" style:use-window-font-color="true" loext:opacity="0%" style:text-underline-style="none"/>
    </style:style>
    <style:style style:name="P9" style:family="paragraph">
      <style:paragraph-properties fo:break-before="page"/>
      <style:text-properties fo:font-variant="normal" fo:text-transform="none" style:use-window-font-color="true" loext:opacity="0%" style:text-underline-style="none"/>
    </style:style>
    <style:style style:name="P10" style:family="paragraph" style:parent-style-name="Heading_20_2">
      <style:paragraph-properties fo:break-before="page"/>
      <style:text-properties fo:font-variant="normal" fo:text-transform="none" style:use-window-font-color="true" loext:opacity="0%" style:text-underline-style="none"/>
    </style:style>
    <style:style style:name="P11" style:family="paragraph" style:parent-style-name="Standard">
      <style:paragraph-properties fo:margin-left="0cm" fo:margin-right="0cm" fo:orphans="0" fo:widows="0" fo:text-indent="0.635cm" style:auto-text-indent="false"/>
      <style:text-properties officeooo:paragraph-rsid="000effed"/>
    </style:style>
    <style:style style:name="P12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09a0a6"/>
    </style:style>
    <style:style style:name="P13" style:family="paragraph" style:parent-style-name="Standard">
      <style:paragraph-properties fo:orphans="0" fo:widows="0" fo:break-before="page">
        <style:tab-stops>
          <style:tab-stop style:position="7.54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14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0ae4b1"/>
    </style:style>
    <style:style style:name="P15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0ae4b1"/>
    </style:style>
    <style:style style:name="P16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style:text-underline-style="none"/>
    </style:style>
    <style:style style:name="P17" style:family="paragraph" style:parent-style-name="Standard">
      <style:paragraph-properties fo:margin-left="0cm" fo:margin-right="0cm" fo:orphans="0" fo:widows="0" fo:text-indent="0.635cm" style:auto-text-indent="false" fo:break-before="page"/>
      <style:text-properties fo:font-variant="normal" fo:text-transform="none" style:use-window-font-color="true" loext:opacity="0%" style:text-underline-style="none"/>
    </style:style>
    <style:style style:name="P18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/>
    </style:style>
    <style:style style:name="P19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/>
    </style:style>
    <style:style style:name="P20" style:family="paragraph" style:parent-style-name="Standard">
      <style:paragraph-properties fo:orphans="0" fo:widows="0" fo:break-before="page">
        <style:tab-stops>
          <style:tab-stop style:position="7.44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1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79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2" style:family="paragraph" style:parent-style-name="Standard">
      <style:paragraph-properties fo:orphans="0" fo:widows="0">
        <style:tab-stops>
          <style:tab-stop style:position="2.468cm"/>
          <style:tab-stop style:position="4.733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3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0cb453"/>
    </style:style>
    <style:style style:name="P24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0cb453"/>
    </style:style>
    <style:style style:name="P2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00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6" style:family="paragraph" style:parent-style-name="Standard">
      <style:paragraph-properties fo:orphans="0" fo:widows="0">
        <style:tab-stops>
          <style:tab-stop style:position="2.111cm"/>
          <style:tab-stop style:position="5.283cm"/>
          <style:tab-stop style:position="6.182cm"/>
          <style:tab-stop style:position="7.01cm"/>
          <style:tab-stop style:position="7.52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7" style:family="paragraph" style:parent-style-name="Standard" style:list-style-name="">
      <style:paragraph-properties fo:orphans="0" fo:widows="0" fo:break-before="page"/>
      <style:text-properties fo:font-variant="normal" fo:text-transform="none" style:use-window-font-color="true" loext:opacity="0%" style:text-underline-style="none"/>
    </style:style>
    <style:style style:name="P28" style:family="paragraph" style:parent-style-name="Standard">
      <style:paragraph-properties fo:orphans="0" fo:widows="0" fo:break-before="page">
        <style:tab-stops>
          <style:tab-stop style:position="7.28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29" style:family="paragraph" style:parent-style-name="Standard">
      <style:paragraph-properties fo:orphans="0" fo:widows="0" fo:break-before="page">
        <style:tab-stops>
          <style:tab-stop style:position="6.343cm"/>
          <style:tab-stop style:position="7.63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0" style:family="paragraph" style:parent-style-name="Standard">
      <style:paragraph-properties fo:orphans="0" fo:widows="0" fo:break-before="page">
        <style:tab-stops>
          <style:tab-stop style:position="6.429cm"/>
          <style:tab-stop style:position="7.3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1" style:family="paragraph" style:parent-style-name="Standard">
      <style:paragraph-properties fo:orphans="0" fo:widows="0" fo:break-before="page">
        <style:tab-stops>
          <style:tab-stop style:position="5.78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2" style:family="paragraph" style:parent-style-name="Standard">
      <style:paragraph-properties fo:margin-left="0.635cm" fo:margin-right="0cm" fo:orphans="0" fo:widows="0" fo:text-indent="-0.635cm" style:auto-text-indent="false"/>
      <style:text-properties fo:font-variant="normal" fo:text-transform="none" style:use-window-font-color="true" loext:opacity="0%" style:text-underline-style="none"/>
    </style:style>
    <style:style style:name="P33" style:family="paragraph" style:parent-style-name="Standard">
      <style:paragraph-properties fo:margin-left="0.635cm" fo:margin-right="0cm" fo:orphans="0" fo:widows="0" fo:text-indent="-0.635cm" style:auto-text-indent="false" fo:break-before="page"/>
      <style:text-properties fo:font-variant="normal" fo:text-transform="none" style:use-window-font-color="true" loext:opacity="0%" style:text-underline-style="none"/>
    </style:style>
    <style:style style:name="P34" style:family="paragraph" style:parent-style-name="Standard">
      <style:paragraph-properties fo:orphans="0" fo:widows="0" fo:break-before="page">
        <style:tab-stops>
          <style:tab-stop style:position="3.50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2.866cm"/>
          <style:tab-stop style:position="3.33cm"/>
        </style:tab-stops>
      </style:paragraph-properties>
      <style:text-properties fo:font-variant="normal" fo:text-transform="none" style:use-window-font-color="true" loext:opacity="0%" style:text-underline-style="none" officeooo:paragraph-rsid="000effed"/>
    </style:style>
    <style:style style:name="P36" style:family="paragraph" style:parent-style-name="Standard">
      <style:paragraph-properties fo:orphans="0" fo:widows="0" fo:break-before="page">
        <style:tab-stops>
          <style:tab-stop style:position="7.04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7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535cm"/>
          <style:tab-stop style:position="6.02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38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3.962cm"/>
        </style:tab-stops>
      </style:paragraph-properties>
      <style:text-properties fo:font-variant="normal" fo:text-transform="none" style:use-window-font-color="true" loext:opacity="0%" style:text-underline-style="none" officeooo:paragraph-rsid="0010f0d6"/>
    </style:style>
    <style:style style:name="P39" style:family="paragraph" style:parent-style-name="Standard">
      <style:paragraph-properties fo:orphans="0" fo:widows="0" fo:break-before="page">
        <style:tab-stops>
          <style:tab-stop style:position="4.971cm"/>
          <style:tab-stop style:position="5.58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0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4.42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1" style:family="paragraph" style:parent-style-name="Standard">
      <style:paragraph-properties fo:orphans="0" fo:widows="0" fo:break-before="page">
        <style:tab-stops>
          <style:tab-stop style:position="4.16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2" style:family="paragraph" style:parent-style-name="Standard">
      <style:paragraph-properties fo:orphans="0" fo:widows="0" fo:break-before="page">
        <style:tab-stops>
          <style:tab-stop style:position="6.48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3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5.457cm"/>
          <style:tab-stop style:position="7.569cm"/>
        </style:tab-stops>
      </style:paragraph-properties>
      <style:text-properties fo:font-variant="normal" fo:text-transform="none" style:use-window-font-color="true" loext:opacity="0%" style:text-underline-style="none" officeooo:paragraph-rsid="0010f0d6"/>
    </style:style>
    <style:style style:name="P44" style:family="paragraph" style:parent-style-name="Standard">
      <style:paragraph-properties fo:orphans="0" fo:widows="0" fo:break-before="page">
        <style:tab-stops>
          <style:tab-stop style:position="3.49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5" style:family="paragraph" style:parent-style-name="Standard">
      <style:paragraph-properties fo:orphans="0" fo:widows="0" fo:break-before="page">
        <style:tab-stops>
          <style:tab-stop style:position="5.443cm"/>
          <style:tab-stop style:position="6.895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6" style:family="paragraph" style:parent-style-name="Standard">
      <style:paragraph-properties fo:orphans="0" fo:widows="0" fo:break-before="page">
        <style:tab-stops>
          <style:tab-stop style:position="5.842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7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6.742cm"/>
        </style:tab-stops>
      </style:paragraph-properties>
      <style:text-properties fo:font-variant="normal" fo:text-transform="none" style:use-window-font-color="true" loext:opacity="0%" style:text-underline-style="none" officeooo:paragraph-rsid="0012ea0c"/>
    </style:style>
    <style:style style:name="P48" style:family="paragraph" style:parent-style-name="Standard">
      <style:paragraph-properties fo:orphans="0" fo:widows="0">
        <style:tab-stops>
          <style:tab-stop style:position="3.179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49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033cm"/>
        </style:tab-stops>
      </style:paragraph-properties>
      <style:text-properties fo:font-variant="normal" fo:text-transform="none" style:use-window-font-color="true" loext:opacity="0%" style:text-underline-style="none" officeooo:paragraph-rsid="00174618"/>
    </style:style>
    <style:style style:name="P50" style:family="paragraph" style:parent-style-name="Standard">
      <style:paragraph-properties fo:orphans="0" fo:widows="0" fo:break-before="page">
        <style:tab-stops>
          <style:tab-stop style:position="1.044cm"/>
          <style:tab-stop style:position="1.706cm"/>
          <style:tab-stop style:position="4.92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1" style:family="paragraph" style:parent-style-name="Standard">
      <style:paragraph-properties fo:orphans="0" fo:widows="0" fo:break-before="page">
        <style:tab-stops>
          <style:tab-stop style:position="0.58cm"/>
          <style:tab-stop style:position="0.748cm"/>
          <style:tab-stop style:position="2.297cm"/>
          <style:tab-stop style:position="2.475cm"/>
          <style:tab-stop style:position="3.679cm"/>
          <style:tab-stop style:position="4.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2" style:family="paragraph" style:parent-style-name="Standard">
      <style:paragraph-properties fo:orphans="0" fo:widows="0" fo:break-before="page">
        <style:tab-stops>
          <style:tab-stop style:position="6.865cm" style:leader-style="dotted" style:leader-text=".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3" style:family="paragraph" style:parent-style-name="Standard">
      <style:paragraph-properties fo:orphans="0" fo:widows="0" fo:break-before="page">
        <style:tab-stops>
          <style:tab-stop style:position="7.36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4" style:family="paragraph" style:parent-style-name="Standard">
      <style:paragraph-properties fo:orphans="0" fo:widows="0" fo:break-before="page">
        <style:tab-stops>
          <style:tab-stop style:position="2.409cm"/>
          <style:tab-stop style:position="5.639cm"/>
          <style:tab-stop style:position="7.061cm"/>
          <style:tab-stop style:position="7.514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5" style:family="paragraph" style:parent-style-name="Standard">
      <style:paragraph-properties fo:margin-left="0cm" fo:margin-right="0cm" fo:orphans="0" fo:widows="0" fo:text-indent="0.635cm" style:auto-text-indent="false">
        <style:tab-stops>
          <style:tab-stop style:position="7.514cm"/>
        </style:tab-stops>
      </style:paragraph-properties>
      <style:text-properties fo:font-variant="normal" fo:text-transform="none" style:use-window-font-color="true" loext:opacity="0%" style:text-underline-style="none" officeooo:paragraph-rsid="00174618"/>
    </style:style>
    <style:style style:name="P56" style:family="paragraph" style:parent-style-name="Standard">
      <style:paragraph-properties fo:orphans="0" fo:widows="0" fo:break-before="page">
        <style:tab-stops>
          <style:tab-stop style:position="1.422cm"/>
          <style:tab-stop style:position="2.692cm"/>
          <style:tab-stop style:position="4.281cm"/>
          <style:tab-stop style:position="6.67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7" style:family="paragraph" style:parent-style-name="Standard">
      <style:paragraph-properties fo:orphans="0" fo:widows="0" fo:break-before="page">
        <style:tab-stops>
          <style:tab-stop style:position="0.683cm"/>
          <style:tab-stop style:position="3.134cm"/>
          <style:tab-stop style:position="3.796cm"/>
          <style:tab-stop style:position="4.427cm"/>
          <style:tab-stop style:position="5.863cm"/>
          <style:tab-stop style:position="6.466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8" style:family="paragraph" style:parent-style-name="Standard">
      <style:paragraph-properties fo:orphans="0" fo:widows="0" fo:break-before="page">
        <style:tab-stops>
          <style:tab-stop style:position="4.036cm"/>
          <style:tab-stop style:position="7.098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59" style:family="paragraph" style:parent-style-name="Standard">
      <style:paragraph-properties fo:margin-left="0cm" fo:margin-right="0cm" fo:orphans="0" fo:widows="0" fo:text-indent="0.635cm" style:auto-text-indent="false" fo:break-before="page">
        <style:tab-stops>
          <style:tab-stop style:position="3.30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0" style:family="paragraph" style:parent-style-name="Standard">
      <style:paragraph-properties fo:orphans="0" fo:widows="0" fo:break-before="page">
        <style:tab-stops>
          <style:tab-stop style:position="7.25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1" style:family="paragraph" style:parent-style-name="Standard">
      <style:paragraph-properties fo:orphans="0" fo:widows="0" fo:break-before="page">
        <style:tab-stops>
          <style:tab-stop style:position="4.97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2" style:family="paragraph" style:parent-style-name="Standard">
      <style:paragraph-properties fo:orphans="0" fo:widows="0" fo:break-before="page">
        <style:tab-stops>
          <style:tab-stop style:position="5.341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3" style:family="paragraph" style:parent-style-name="Standard">
      <style:paragraph-properties fo:orphans="0" fo:widows="0" fo:break-before="page">
        <style:tab-stops>
          <style:tab-stop style:position="6.003cm"/>
          <style:tab-stop style:position="6.837cm"/>
        </style:tab-stops>
      </style:paragraph-properties>
      <style:text-properties fo:font-variant="normal" fo:text-transform="none" style:use-window-font-color="true" loext:opacity="0%" style:text-underline-style="none"/>
    </style:style>
    <style:style style:name="P64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0d653d"/>
    </style:style>
    <style:style style:name="P65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0db8c4"/>
    </style:style>
    <style:style style:name="P66" style:family="paragraph" style:parent-style-name="Standard">
      <style:paragraph-properties fo:margin-left="0.635cm" fo:margin-right="0cm" fo:orphans="0" fo:widows="0" fo:text-indent="-0.635cm" style:auto-text-indent="false"/>
      <style:text-properties fo:font-variant="normal" fo:text-transform="none" style:use-window-font-color="true" loext:opacity="0%" style:text-underline-style="none" officeooo:paragraph-rsid="000db8c4"/>
    </style:style>
    <style:style style:name="P67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0db8c4"/>
    </style:style>
    <style:style style:name="P68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0effed"/>
    </style:style>
    <style:style style:name="P69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1034a4"/>
    </style:style>
    <style:style style:name="P70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10f0d6"/>
    </style:style>
    <style:style style:name="P71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122f59"/>
    </style:style>
    <style:style style:name="P72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12ea0c"/>
    </style:style>
    <style:style style:name="P73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147106"/>
    </style:style>
    <style:style style:name="P74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147106"/>
    </style:style>
    <style:style style:name="P75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15ad66"/>
    </style:style>
    <style:style style:name="P76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174618"/>
    </style:style>
    <style:style style:name="P77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174618"/>
    </style:style>
    <style:style style:name="P78" style:family="paragraph" style:parent-style-name="Standard">
      <style:paragraph-properties fo:margin-left="0cm" fo:margin-right="0cm" fo:orphans="0" fo:widows="0" fo:text-indent="0.635cm" style:auto-text-indent="false"/>
      <style:text-properties fo:font-variant="normal" fo:text-transform="none" style:use-window-font-color="true" loext:opacity="0%" style:text-underline-style="none" officeooo:paragraph-rsid="00174cc4"/>
    </style:style>
    <style:style style:name="P79" style:family="paragraph" style:parent-style-name="Standard">
      <style:paragraph-properties fo:orphans="0" fo:widows="0"/>
      <style:text-properties fo:font-variant="normal" fo:text-transform="none" style:use-window-font-color="true" loext:opacity="0%" style:text-underline-style="none" officeooo:paragraph-rsid="00174cc4"/>
    </style:style>
    <style:style style:name="P80" style:family="paragraph" style:parent-style-name="Standard">
      <style:paragraph-properties fo:margin-left="0cm" fo:margin-right="0cm" fo:orphans="0" fo:widows="0" fo:text-indent="0cm" style:auto-text-indent="false"/>
      <style:text-properties fo:font-variant="normal" fo:text-transform="none" style:use-window-font-color="true" loext:opacity="0%" style:text-underline-style="none" officeooo:paragraph-rsid="00174cc4"/>
    </style:style>
    <style:style style:name="P81" style:family="paragraph" style:parent-style-name="Standard" style:list-style-name="L1">
      <style:paragraph-properties fo:orphans="0" fo:widows="0"/>
      <style:text-properties fo:font-variant="normal" fo:text-transform="none" style:use-window-font-color="true" loext:opacity="0%" style:text-underline-style="none" officeooo:paragraph-rsid="0019d030"/>
    </style:style>
    <style:style style:name="P82" style:family="paragraph" style:parent-style-name="Standard">
      <style:paragraph-properties fo:orphans="0" fo:widows="0" fo:break-before="page"/>
      <style:text-properties fo:font-variant="normal" fo:text-transform="none" style:use-window-font-color="true" loext:opacity="0%" style:text-underline-style="none" officeooo:rsid="0019d030" officeooo:paragraph-rsid="0019d030"/>
    </style:style>
    <style:style style:name="P83" style:family="paragraph" style:parent-style-name="Standard" style:list-style-name="L1">
      <style:paragraph-properties fo:orphans="0" fo:widows="0"/>
      <style:text-properties fo:font-variant="normal" fo:text-transform="none" style:use-window-font-color="true" loext:opacity="0%" style:text-underline-style="none" officeooo:rsid="0019d030" officeooo:paragraph-rsid="0019d030"/>
    </style:style>
    <style:style style:name="T1" style:family="text">
      <style:text-properties style:rfc-language-tag="la-001" fo:language="la" style:rfc-language-tag-asian="la-001" style:language-asian="la" style:rfc-language-tag-complex="la-001" style:language-complex="la"/>
    </style:style>
    <style:style style:name="T2" style:family="text">
      <style:text-properties fo:color="#000000" loext:opacity="100%" style:font-name="Liberation Sans" fo:font-size="16.1000003814697pt" fo:letter-spacing="normal" style:rfc-language-tag="la-001" fo:language="la" fo:font-weight="bold" officeooo:rsid="000db8c4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3" style:family="text">
      <style:text-properties fo:color="#000000" loext:opacity="100%" style:font-name="Liberation Sans" fo:font-size="16.1000003814697pt" fo:letter-spacing="normal" style:rfc-language-tag="la-001" fo:language="la" fo:font-weight="bold" officeooo:rsid="000effed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4" style:family="text">
      <style:text-properties fo:color="#000000" loext:opacity="100%" style:font-name="Liberation Sans" fo:font-size="16.1000003814697pt" fo:letter-spacing="normal" style:rfc-language-tag="la-001" fo:language="la" fo:font-weight="bold" officeooo:rsid="0010f0d6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5" style:family="text">
      <style:text-properties fo:color="#000000" loext:opacity="100%" style:font-name="Liberation Sans" fo:font-size="16.1000003814697pt" fo:letter-spacing="normal" style:rfc-language-tag="la-001" fo:language="la" fo:font-weight="bold" officeooo:rsid="00122f59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6" style:family="text">
      <style:text-properties fo:color="#000000" loext:opacity="100%" style:font-name="Liberation Sans" fo:font-size="16.1000003814697pt" fo:letter-spacing="normal" style:rfc-language-tag="la-001" fo:language="la" fo:font-weight="bold" officeooo:rsid="0012ea0c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7" style:family="text">
      <style:text-properties fo:color="#000000" loext:opacity="100%" style:font-name="Liberation Sans" fo:font-size="16.1000003814697pt" fo:letter-spacing="normal" style:rfc-language-tag="la-001" fo:language="la" fo:font-weight="bold" officeooo:rsid="00147106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8" style:family="text">
      <style:text-properties fo:color="#000000" loext:opacity="100%" style:font-name="Liberation Sans" fo:font-size="16.1000003814697pt" fo:letter-spacing="normal" style:rfc-language-tag="la-001" fo:language="la" fo:font-weight="bold" officeooo:rsid="0015ad66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9" style:family="text">
      <style:text-properties fo:color="#000000" loext:opacity="100%" style:font-name="Liberation Sans" fo:font-size="16.1000003814697pt" fo:letter-spacing="normal" style:rfc-language-tag="la-001" fo:language="la" fo:font-weight="bold" officeooo:rsid="00174618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10" style:family="text">
      <style:text-properties fo:color="#000000" loext:opacity="100%" style:font-name="Liberation Sans" fo:font-size="16.1000003814697pt" fo:letter-spacing="normal" style:rfc-language-tag="la-001" fo:language="la" fo:font-weight="bold" officeooo:rsid="00174cc4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11" style:family="text">
      <style:text-properties fo:color="#000000" loext:opacity="100%" style:font-name="Liberation Sans" fo:font-size="16.1000003814697pt" fo:letter-spacing="normal" style:rfc-language-tag="la-001" fo:language="la" fo:font-weight="bold" officeooo:rsid="00186931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9d030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bold" style:font-style-asian="normal" style:font-weight-asian="bold" style:font-style-complex="normal" style:font-weight-complex="bold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8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29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32" style:family="text">
      <style:text-properties style:text-position="super 58%" fo:font-style="italic" fo:font-weight="normal" style:font-style-asian="italic" style:font-weight-asian="normal" style:font-style-complex="italic" style:font-weight-complex="normal"/>
    </style:style>
    <style:style style:name="T33" style:family="text">
      <style:text-properties style:text-position="super 58%"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34" style:family="text">
      <style:text-properties fo:language="en" fo:country="US" fo:font-style="normal" fo:font-weight="normal" style:language-asian="en" style:country-asian="US" style:font-style-asian="normal" style:font-weight-asian="normal" style:language-complex="en" style:country-complex="US" style:font-style-complex="normal" style:font-weight-complex="normal"/>
    </style:style>
    <style:style style:name="T35" style:family="text">
      <style:text-properties style:font-name="Liberation Sans" fo:font-size="16.1000003814697pt" fo:letter-spacing="normal" style:rfc-language-tag="la-001" fo:language="la" fo:font-weight="bold" officeooo:rsid="000ae4b1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36" style:family="text">
      <style:text-properties style:font-name="Liberation Sans" fo:font-size="16.1000003814697pt" fo:letter-spacing="normal" style:rfc-language-tag="la-001" fo:language="la" fo:font-weight="bold" officeooo:rsid="000cb453" fo:background-color="transparent" loext:char-shading-value="0" style:font-name-asian="Noto Sans CJK SC" style:font-size-asian="16.1000003814697pt" style:rfc-language-tag-asian="la-001" style:language-asian="la" style:font-weight-asian="bold" style:font-name-complex="Lohit Devanagari" style:font-size-complex="16.1000003814697pt" style:rfc-language-tag-complex="la-001" style:language-complex="la" style:font-weight-complex="bold" style:text-scale="100%"/>
    </style:style>
    <style:style style:name="T37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38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39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40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style:text-position="sub 58%"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2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43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4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5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6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7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8" style:family="text">
      <style:text-properties fo:language="el" fo:country="GR" fo:font-style="normal" fo:font-weight="normal" style:language-asian="el" style:country-asian="GR" style:font-style-asian="normal" style:font-weight-asian="normal" style:language-complex="el" style:country-complex="GR" style:font-style-complex="normal" style:font-weight-complex="normal"/>
    </style:style>
    <style:style style:name="T49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50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51" style:family="text">
      <style:text-properties fo:language="el" fo:country="GR" fo:font-style="italic" fo:font-weight="normal" style:language-asian="el" style:country-asian="GR" style:font-style-asian="italic" style:font-weight-asian="normal" style:language-complex="el" style:country-complex="GR" style:font-style-complex="italic" style:font-weight-complex="normal"/>
    </style:style>
    <style:style style:name="T52" style:family="text">
      <style:text-properties fo:language="el" fo:country="GR" style:language-asian="el" style:country-asian="GR" style:language-complex="el" style:country-complex="GR"/>
    </style:style>
    <style:style style:name="T53" style:family="text">
      <style:text-properties style:font-name="Microsoft Sans Serif" fo:font-size="12pt" fo:letter-spacing="normal" style:rfc-language-tag="la-001" fo:language="la" fo:font-style="normal" fo:font-weight="normal" officeooo:rsid="0010f0d6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54" style:family="text">
      <style:text-properties style:font-name="Microsoft Sans Serif" fo:font-size="12pt" fo:letter-spacing="normal" style:rfc-language-tag="la-001" fo:language="la" fo:font-style="normal" fo:font-weight="normal" officeooo:rsid="00174cc4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55" style:family="text">
      <style:text-properties style:font-name="Microsoft Sans Serif" fo:font-size="12pt" fo:letter-spacing="normal" style:rfc-language-tag="la-001" fo:language="la" fo:font-style="normal" fo:font-weight="normal" officeooo:rsid="00174cc4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56" style:family="text">
      <style:text-properties style:font-name="Microsoft Sans Serif" fo:font-size="12pt" fo:letter-spacing="normal" style:rfc-language-tag="la-001" fo:language="la" fo:font-style="normal" fo:font-weight="normal" fo:background-color="transparent" loext:char-shading-value="0" style:font-name-asian="Microsoft Sans Serif1" style:font-size-asian="12pt" style:rfc-language-tag-asian="la-001" style:language-asian="la" style:font-style-asian="normal" style:font-weight-asian="normal" style:font-name-complex="Microsoft Sans Serif1" style:font-size-complex="12pt" style:rfc-language-tag-complex="la-001" style:language-complex="la" style:font-style-complex="normal" style:font-weight-complex="normal" style:text-scale="100%"/>
    </style:style>
    <style:style style:name="T57" style:family="text">
      <style:text-properties officeooo:rsid="0012ea0c"/>
    </style:style>
    <style:style style:name="T58" style:family="text">
      <style:text-properties officeooo:rsid="00147106"/>
    </style:style>
    <style:style style:name="T59" style:family="text">
      <style:text-properties officeooo:rsid="00174618"/>
    </style:style>
    <style:style style:name="T60" style:family="text">
      <style:text-properties officeooo:rsid="00186931"/>
    </style:style>
    <style:style style:name="T61" style:family="text">
      <style:text-properties officeooo:rsid="001a4c6f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bookmark0"/>GALENI DE SANITATE TUENDA<text:line-break/>LIBER PRIMUS.<text:bookmark-end text:name="bookmark0"/></text:h>
      <text:h text:style-name="P8" text:outline-level="2">Cap. I.</text:h>
      <text:p text:style-name="P12"><text:span text:style-name="T12">Quum una sit ars, quae circa corpus ho-<text:line-break/>minis occupatur, ut in alio libro demonstratum est,<text:line-break/>ejus primae ac maximae partes sunt duae; quarum<text:line-break/>altera sanitatis conservatrix, altera curatrix appellatur;<text:line-break/>quae contraria inter se habent' officia; siquidem illi tueri,<text:line-break/>huic immutare statum corporis est propositum. Quum<text:line-break/>vero et dignitate et tempore sanitas morbum praecedat,<text:line-break/>utique et nos, quemadmodum haec servanda sit, consi-<text:line-break/>derare prius oportet, delude vero; quo pacto cornum-</text:span></text:p>
      <text:p text:style-name="P13"><text:span text:style-name="T12">dissime morbos quis abigat Utrinsque autem </text:span><text:span text:style-name="T12">invenien-<text:line-break/></text:span><text:span text:style-name="T12">dae communis </text:span><text:span text:style-name="T12">via </text:span><text:span text:style-name="T12">est, si </text:span><text:span text:style-name="T12">cognoverimus, </text:span><text:span text:style-name="T12">qualis sit </text:span><text:span text:style-name="T12">is cor-<text:line-break/></text:span><text:span text:style-name="T12">poris affectus; quem sanitatem appellamus; quandoquidem<text:line-break/>nec pracscntem servare, nec labefactatam restituere </text:span><text:span text:style-name="T12">pos-<text:line-break/></text:span><text:span text:style-name="T12">sint, qui, quaenam ea sit, penitus ignorant. </text:span><text:span text:style-name="T12">Scripsimus<text:line-break/></text:span><text:span text:style-name="T12">de hoc alibi osten dimusque, similiarium, quas </text:span><text:span text:style-name="T12">vocant,<text:line-break/></text:span><text:span text:style-name="T12">partium sanitatem, calidi, frigidi, Trumidi et sicci, com-<text:line-break/>moderationem quondam esse, organicarum vero ex sirni-<text:line-break/>liarium ipsarum compositione, et numero, et magnitudine,<text:line-break/>et conformatione constare. Quare, quisquis haec commode<text:line-break/>tueri possit, is optimus sanitatis cestos-fuerit Tuebitur<text:line-break/>autem;- si modos omnes, quibus vitiantur, compertos'<text:line-break/>prius habuerit. Sicuti enim, si impatibile nobis corpus<text:line-break/>esset, nulIarn desideraret artem, quae.ejus tutelae prae-<text:line-break/>essct; ita nunc, quum diversis multisque .affectibus expo-<text:line-break/>situm sit, certam sibi-deposcit artem, quae et omaes ejus<text:line-break/>laesiones perspicere, et ipsum ab iis tueri possit<text:tab/></text:span><text:span text:style-name="T12">&gt;</text:span></text:p>
      <text:h text:style-name="P10" text:outline-level="2">Cap. II.</text:h>
      <text:p text:style-name="P14"><text:span text:style-name="T12">Sane, quae corpus nostrum laedunt cor-<text:line-break/>rumpuntque, ea sunt genere duplicia; alia quidem ne-<text:line-break/>cessaria </text:span><text:span text:style-name="T12">et </text:span><text:span text:style-name="T12">nobis congenita, quaeque ex ipsis generationis<text:line-break/>principiis veluti radice oriuntur; quaedam vcro non ne-<text:line-break/>cessaria quidem et quae a nobis non proccdunt, nec<text:line-break/>tamen minus quam illa corpus nostrum corrumpunt.<text:line-break/>Utraque iam seorsum distinguemus. Sanguis et semen<text:line-break/>generationis nostrae principia sunt: sanguis quidem ceu<text:line-break/>materies quaedam apta concinnaque, et opifici ad quid-<text:line-break/>vis sequax; semen vero opificis rationem obtinens.<text:line-break/>Mixtum est horum utrumque eisdem genere elementis<text:line-break/>liurnido et sicco, frigido et calido, aut, si quis velit,<text:line-break/>ab essentia sumptis nominibus, non a qualitate, nomi-<text:line-break/>nasse, terra et aqua, aere et igne. Sic enim demonflra-<text:line-break/>tum nobis est in eo libro, quem de elementis ex Hip-<text:line-break/>pocratis sententia scripsimus. Dissident autem ratione<text:line-break/>mixtionis. Siquidem in semine plus est igneae substan-<text:line-break/>tiae atque aereae, in sanguine aqueae terreaeque.</text:span></text:p>
      <text:p text:style-name="P16"><text:span text:style-name="T12">quamquam praepollet in hoc quoque et calidum frigido<text:line-break/></text:span><text:span text:style-name="T22">et humidum sicco, et</text:span><text:span text:style-name="T12"> ob eam exuperantiam non siccus,<text:line-break/>sicut ossa, unguis pilusve, sed humidns esse dicitur. At<text:line-break/>semen sanguine sicfcius quidem est, caeterum ipsum quo-<text:line-break/>que humidunr fluxileque esu Atque ita nobis utrinque<text:line-break/>ex Irurnida substantia principium generationis est, hanc<text:line-break/>tamen humidam servari conveniens non erat, si modo<text:line-break/>ex ea nervi, arteriae, venae, ossa, cartilagines, mem-<text:line-break/>branulae et alia id genus fieri deberent. Affundi equi-<text:line-break/>dem statim ab initio • generationis validius in tempera-<text:line-break/>mento oportuit elementum id, quod siccandi vim haberet.<text:line-break/>Est vero id natura quidem maxime ignis , fed tamen et<text:line-break/>terra; est enim ea quoque res sicca. Verum hujus plus<text:line-break/>immisceri possibile non erat, quum ipfa principia esse<text:line-break/>debeant humidiora. Ignis certe quo minus plus sit ad-<text:line-break/>mixtum, nec obstat quicquam, et fane illius admixtum<text:line-break/>est lanio plane plus in utroque principio, quantum nec<text:line-break/>lam 'torreat nratvc, et tamen abunde siccet; pam etiam</text:span></text:p>
      <text:p text:style-name="P16"><text:span text:style-name="T12">tantus calor adhibitus facilitatem praestare ad motiones sat<text:line-break/>erat. Ab hoc igitur primum cogitur, paulurnque concre-<text:line-break/>fcit, quod in utero conceptum est; mox siccius redditum<text:line-break/>veluti lineamenta quaedam et rudimenta cujusqne partis<text:line-break/>obtinet. Ulterius vero etiam siccescens non lineamenta<text:line-break/>rudimentave modo, sed etiam exactam uniuscujusque<text:line-break/>speciem ostendit lam vero in lucem editum tum sic-<text:line-break/>cius, tum valentius se ipso semper efficitur, donec ad<text:line-break/>florem pervenerit, aetatis. Tum vero et incrementum<text:line-break/>omne sistitur, ossibus nimirum ipsis per siccitatem non<text:line-break/>ultra sequacibus, et vas unumquodque in latum extendi-<text:line-break/>tur, cunctae denique partes non solum robustae, sed<text:line-break/>etiam vires suas summas obtinent. In eo </text:span><text:span text:style-name="T22">vero,</text:span><text:span text:style-name="T12"> quod se-<text:line-break/>quitur, tempore, omnibus iam instrumentis plus justo<text:line-break/>siccescentibus, non solum cujusqne functio minus probo<text:line-break/>perficitur, </text:span><text:span text:style-name="T22">fed etiam</text:span><text:span text:style-name="T12"> animal ipsum macilentius gracilius-<text:line-break/>que, quam ante, redditur. ' Ergo plus fatis siccatum nor»<text:line-break/>macilentius modo, verum etiam rugosum efficitur. - Artu*</text:span></text:p>
      <text:p text:style-name="P16"><text:span text:style-name="T12">quoque ipsi invalidi atque ad motus suos instabiles sunt.<text:line-break/>Atque talis quissem affectus Penium appellatur, ei, quae<text:line-break/>in stirpibus arefactio dicitur, proportione respondens: est<text:line-break/>enim et illa stirpis senium, siccitatis excessu proveniens.<text:line-break/>Una igitur haec est omni genito corpori corruptelae in-<text:line-break/>teritusque connata necessitas. Altera est, quae, etiam in<text:line-break/>animalibus praecipue cernitur, totius substantiae fluor,<text:line-break/>quem insitus calor excitat. Has itaque jacturas nullum,<text:line-break/>quod genitum sit, corpus .effirgere potest; reliquas vero,<text:line-break/>quae has sequuntur, providentia consilioque certe potest.<text:line-break/>Porro his quoque non aliunde origo est, quam ex ipsis<text:line-break/>jam dictis necessariis jacturis corrigendis atque sarcien-<text:line-break/>dis. Nam quum tota moles animalium in perpetuo<text:line-break/>fluore sit, ni similis altera substantia pro ea, quae de-<text:line-break/>fluxit, restituta sit, dissolvetur certe atque dissipabitur<text:line-break/>universum corpus. Quo factum arbitror, ut natura non<text:line-break/>animalibus modo, verum etiam stirpibus iusitas quasdam<text:line-break/>facultates ejus quod deest; semper appetentes ab initio</text:span></text:p>
      <text:p text:style-name="P17"><text:span text:style-name="T12">statim dederit. Non enim vesci, bibere, aut respirare<text:line-break/>a quoquam usquam dsscinius, sed statim a principio fa-<text:line-break/>cultates in nobis habemus, quae haec omnia citra docen-<text:line-break/>tem perficiant. Cibo igitur, quicquid siccioris substantiae<text:line-break/>effluxit, restituimus, potu, quicquid hurnidioris , atque ad<text:line-break/>pristinam ita comnioderationem ambo reducimus. Ita<text:line-break/>vero et aereae igneaeque substantiae modum respiratione<text:line-break/>et pulsu tuemur. De quibus omnibus etiam sigillatim<text:line-break/>dictum a nobis in aliis voluminibus est, nec a praesenti<text:line-break/>disputatione alienum censemus, ut, qUae ibidem monstrata<text:line-break/>sunt, ad sanitatis tuendae artem hypotheseos loco positis,<text:line-break/>sic quae deinceps sunt aggrediamur.</text:span></text:p>
      <text:h text:style-name="P8" text:outline-level="2">Cap. III.</text:h>
      <text:p text:style-name="P15"><text:span text:style-name="T12">Quum enim quotidie propter insitum ipsis<text:line-break/>calorem cunctis animalibus multa substantiae 'portio de-<text:line-break/>fluat, indigeamus autem ad hujus commoderationem </text:span><text:span text:style-name="T22">cosso<text:line-break/></text:span><text:span text:style-name="T12">servandam cibo, potu, respiratione et pulsu, necesse est<text:line-break/>ex iis sequi excrementorum proventum. Nam si, quale<text:line-break/>erat ipsum, quod effluxit, tale prorsus adjungere </text:span><text:span text:style-name="T22">ei per</text:span></text:p>
      <text:p text:style-name="P16"><text:span text:style-name="T12">totum liceret, optimum id saluberrimumque plane esset.<text:line-break/>Verum quum id, quod a singulis partibus defluit, tale<text:line-break/>natura est, qualis est pars ipsa, nihil autem eorum, quae<text:line-break/>eduntur bibunturve, ejusmodi prorsus est, necessarium<text:line-break/>naturae fuit prius ea mulare et concoquere, et quam<text:line-break/>fieri maxime potuit efficere similia corpori nutriendo.<text:line-break/>In quo opere si quid nec consectum, nec prorsus assirni-<text:line-break/>laturn est, id corpori non adnascitur, et per ipsius laxiora<text:line-break/>intus spatia tanquarn supervacaneum errat; unde nomen<text:line-break/>quoque recte a majoribus ipsi excrementum est inditum.<text:line-break/>Quum igitur edere hibereque necessaria animantibus<text:line-break/>sint, haec autem subsequatur excrementorum generatio,<text:line-break/>natura non solum ipsis excernendis instrumenta instituit,<text:line-break/>verum etiam instrumentis ipsis facultates inseruit, quibus<text:line-break/>incitata quaedam ad fe trahunt excrementa, quaedam aliis<text:line-break/>transmittunt, quaedam expellunt Atque haec neque ali-<text:line-break/>quatenus obstrui, neque ad functiones imbecilla esse<text:line-break/>oportet, quo corpus femper mundum atque excrementis</text:span></text:p>
      <text:p text:style-name="P16"><text:span text:style-name="T12">vacuum servetur. Atque tibi geminum jam scopum<text:line-break/>salubris victus 'sermo </text:span><text:span text:style-name="T22">noster</text:span><text:span text:style-name="T12"> </text:span><text:span text:style-name="T12">exposuit; alterum vacuatorum<text:line-break/>repletionem, alterum excrementorum excretionern. Ter-<text:line-break/>tius namque, qui huc spectat, ne animal praepropere se-<text:line-break/>nescat, duos iam dictostrrecessarro comitatur. Si enim<text:line-break/>in neutro sit erratum, neo lu eo, quod exhausium est,<text:line-break/>replendo, nec in excrementis immorandis,-et sanitate in-<text:line-break/>terim animal sruetur, et rigoris tenorem quam longissime<text:line-break/>servabit. Verum de hoc postea procedente sermone<text:line-break/>dicetur.</text:span></text:p>
      <text:h text:style-name="P8" text:outline-level="2">Cap. IV.</text:h>
      <text:p text:style-name="P14"><text:span text:style-name="T12">Nunc quod reliquum est eorum, quae ab<text:line-break/>initio disserere proposuimus, adjiciam, quo sanitatis tuen-<text:line-break/>dae scopos, quot qualesque sint, clarius distinguam.<text:line-break/>Diximus enim, si corpus nostrum impatibile esset, sicut<text:line-break/>adamas, aut quid ejusmodi, minime arlem requirere,<text:line-break/>quae ei tuendo praesideret; sed quoniam duplices corru-<text:line-break/>ptionis causas, alteras internas </text:span><text:span text:style-name="T12">et </text:span><text:span text:style-name="T12">a se, alteras extrinsecus<text:line-break/>incidentes, habet, necesse est curam providentiamque non</text:span></text:p>
      <text:p text:style-name="P16"><text:span text:style-name="T12">parvam desiderare. Et ex se quidem duplici primo modo<text:line-break/>consumi corpus indicavimus; uno, quod vel aetatis cursu,<text:line-break/>vel assiduo substantiae fluore ad interitum tendat; altero,<text:line-break/>qui utique esum potionemque consequitur, ipso excre-<text:line-break/>mentornm proventu. Atque ex se quidem ita corrumpi-<text:line-break/>turi eorum vero, quae extrinsecus incidunt, unum certe<text:line-break/>est, quod separari ah eo non potest, quodque illi perpe-<text:line-break/>tuo, et (ut ita dicam) veluti connatum adhaeret, aer<text:line-break/>ipse ambiens. Alia nec necessario, et incertis temporibus<text:line-break/>nobis accedunt. Ille nempe qui circumfunditur aer nos<text:line-break/>laedit, vel quod calidos immodice, vel quod frigidos,<text:line-break/>vel quod siccos, vel hurnidos efficiat', haec, quod contun-<text:line-break/>dant, quod divellant, quod vulnerent, vel quod articu-<text:line-break/>lum aliquem loco moveant. Oritur hoc loco logica<text:line-break/>quaedam difputatio, quae in utramque partem rationes<text:line-break/>habet, aliis horum omnium curam ad eam quae corpus<text:line-break/>tuetur artem pertinere affirmantibus, aliis eorum tantum,<text:line-break/>quae calefaciant, refrigerent, humectent, aut siccent: non<text:line-break/>enim, si quid contusione, vulnere, aut simili quopiam</text:span></text:p>
      <text:p text:style-name="P16"><text:span text:style-name="T12">affectu a naturali habitu sit emotum, id, aut nosse, aut<text:line-break/>declinasse, ullius esse artis munus. Ego vero de proble-.'<text:line-break/>matis id genus agendum mihi non statui, sed, quod utra-<text:line-break/>que'pars, ultro concedit, eo accepto, ad propositum re-<text:line-break/>vertar. Illud ergo consessum utrique arbitror, quae vul-<text:line-break/>nere, vel</text:span><text:span text:style-name="T28">;</text:span><text:span text:style-name="T12"> contusione, vel simili aliqua ratione laedunt<text:line-break/>aut corrumpunt sanitatem, omnibus hominibus esse notat;<text:line-break/>quae calefaciendo, vel refrigerando, vel humectando, vei<text:line-break/>siccando, non omnibus. Ergo ne nos quidem quicquam<text:line-break/>ab officio alienum lenisse videbimur, si, quae omnibus nota<text:line-break/>siint, .praetermissis, ad ea, quae parum nota sunt, oratio—<text:line-break/>nem convertamus; non enim mihi propositum est hoc<text:line-break/>saltem opere sophisticos cavillos diluere, sed potius, quo<text:line-break/>pacto quis in morbum non incidat, docere. Rursus<text:line-break/>igitur ad proprium initium sermonem revocemus, aoali-<text:line-break/>ligentius adhuc, quae pro hypothesi sunt habenda, com-<text:line-break/>memoremus. Primum ergo, quod a nobis alibi demon-<text:line-break/>stratum est, fit ad praesentia hypothesis, sanitatem non esse</text:span></text:p>
      <text:p text:style-name="P16"><text:span text:style-name="T12">absolute elementorum, ex quibus constamus, probam tem-<text:line-break/>periem aut commoderationem, quemadmodum omnibus<text:line-break/>fere, qui ante nos scripserunt, visum est, sed eam dun-<text:line-break/>taxat, quae similarium est partium. Seoundo loco illud<text:line-break/>quoque, quod alibi non minus demonstravimus, praesump-<text:line-break/>tum pro hypothesi esto, nempe instrnmentalium sanitatem<text:line-break/>in conformatione, numero, magnitudine ac compositione<text:line-break/>similarium consistere. Tertio functionibus secundum na-<text:line-break/>turam obeundis sanitatis habitum discerni; postremo<text:line-break/>sanitatem quandam optimam esse, et (ut sic dicam) con-<text:line-break/>summatum atque summam, quandam ceu deficientem ab<text:line-break/>hae, nec plane absolutam perfeclamve, atque hanc etiam<text:line-break/>latitudinem habere non parvam; haec quoque pro hypo-<text:line-break/>thesi hoc loco'sint, quae alibi nobis certissimis rationi-<text:line-break/>bus iam firmata, nunc quoque nihilo secius sunt demon-<text:line-break/>stranda. Maxime vero velim, qui his studere voluerit,<text:line-break/>etun librum legat, in quo illud investigamus, cujus artis<text:line-break/>para, sit ea, quae sanitatis tuendae, curam profitetur; is<text:line-break/>liber inscriptus Thrasybulus est; praeterea eum, quem de</text:span></text:p>
      <text:p text:style-name="P16"><text:span text:style-name="T12">optimo corporis nostri statu scripsimus; item quem de<text:line-break/>bono corporis habitu. Sunt hi </text:span><text:span text:style-name="T12">breves </text:span><text:span text:style-name="T12">ambo libelli; quos<text:line-break/>si perlegerit, qui ad haec accedet, facillime consequetur,<text:line-break/>quae mox dicentur. Dictum jam antea nobis est, -etiam<text:line-break/>eum librum, qui de elementis secundum Hippocratem<text:line-break/>fcripius est, necessarium ad praesentem disputationem esse,<text:line-break/>quod opus sequuntur tum id, quod de optima corpo-<text:line-break/>ris, constitutione, tum id, quod de bono habitu con-<text:line-break/>scripsimus.</text:span></text:p>
      <text:h text:style-name="P8" text:outline-level="2">Cap. V.</text:h>
      <text:p text:style-name="P14"><text:span text:style-name="T12">Ab his hypothesibus, veluti fundamentis<text:line-break/>operis jactis, hinc alicunde sanitatis tuendae tractatio in-<text:line-break/>cipienda erit.. Quum sanitas cornmoderatio quaedam sit;<text:line-break/>cornmoderatio vero omnis duplici ratione non solum<text:line-break/>perficiatur, sed etiam dicatur, alias quae _ad summum<text:line-break/>pervenit, et vere prorsusque commoderatio est, alias quae<text:line-break/>ab hujus absolutione perfectioneque paulum deficit: uti-<text:line-break/>que et sanitatis commoderatio duplex quaedam fuerit; haec<text:line-break/>quidem exacta, optima, absoluta et summa, illa paulo<text:line-break/>ab haq deficiens, non tamen, eatenus, ut animali sit<text:line-break/>granis. Existit et hoc loco logica potius quam ex usu'</text:span></text:p>
      <text:p text:style-name="P16"><text:span text:style-name="T12">artis dubitatio quaedam, negantibus quibusdam, alium<text:line-break/>alio magis esse sanum, aut esse ejus affectus corporis,<text:line-break/>quam sanitatem dicimus, notabilem ullam latitudinem,<text:line-break/>sed unicam esse eam affirmantibus, et quae ad unguem<text:line-break/>sit exacta, nec majoris minorisque. ratione dividua. Mihi<text:line-break/>vero sicuti album corpus aliud magis, aliud minus album<text:line-break/>cernitur, ita et quod sanum dicimus, magis miuusque<text:line-break/>tale esse videtur. Cujus rei duplex demonstratio est;<text:line-break/>una, quae ex mutatione accipitur, quae per aetatum vices<text:line-break/>cernitur; postea namque, quam,editum animal in lucem<text:line-break/>est, perpetuo mulari ejus temperamentum (ut ante pro-<text:line-break/>posuimus) est necesse. Quare, si in temperamenti quali-<text:line-break/>tate sanitas constituitur, qualitas autem ipsa non perma-<text:line-break/>net eadem, nec ipsam sanitatem eandem servari est pos-<text:line-break/>sibile. AItera non minus evidens demonstratio ab ipsa<text:line-break/>sumitur actionis differentia. Siquidem nec qui sani sunt<text:line-break/>omnes oculis aeque cernunt, sed alii perspicacius, alii ob-<text:line-break/>tusius; nec auribus pari modo audiunt, imo hic quoque</text:span></text:p>
      <text:p text:style-name="P16"><text:span text:style-name="T12">magna est lu excessu defectuque .diversitas. </text:span><text:span text:style-name="T12">Sed </text:span><text:span text:style-name="T12">nec pe-<text:line-break/>dibus similiter currunt, nec manibus apprehendunt, nec.<text:line-break/>reliquorum denique instrumentorum munia similiter<text:line-break/>obeunt, scd hic melius, ille </text:span><text:span text:style-name="T12">deterius. </text:span><text:span text:style-name="T12">Si itaque actionum<text:line-break/>diversitas temperamenti modo respondet, cogit plane ratio,<text:line-break/>ut totidem sint temperamentorum diversitates, quot sunt<text:line-break/>functionum differentiae. Quod . fi quis constitutionum<text:line-break/>potius quam temperamentorum dicendum putat, quo'<text:line-break/>utique in omnem fectam ratio quadret, ita nimirum col-<text:line-break/>ligat licet. Sanitas omni sectae commoderatio quaedam<text:line-break/>est nobis, humidi, sicci; callui et frigidi; aliis corpus-<text:line-break/>culorum et meatuum; aliis lusectilium, vel incompactilium,<text:line-break/>vel minimorum, similariurnve</text:span><text:span text:style-name="T12">, </text:span><text:span text:style-name="T12">vel denique primorum ele-<text:line-break/>mentorum cujuscunque. Sed secundum cujusque sectae opi-<text:line-break/>nionem pro ipsorum cornmoderatione partibus operamur.<text:line-break/>Si itaque varia eduntur opera, utique varia est et elemento-<text:line-break/>rum in singulis commoderatio, quam esse sanitatem supra<text:line-break/>proposuimus. Quin et citra omnem elementi mentionem hoc</text:span></text:p>
      <text:p text:style-name="P17"><text:span text:style-name="T12">pacto sermo quaesitus esu Si membrorum constitutioni<text:line-break/>functiones suae respondent, quotquot harum varietates<text:line-break/>dabuntur, totidem nimirum et constitutiones erunt; atqui<text:line-break/>respondent constitutionibus opera; erunt ergo necessario<text:line-break/>tot constitutionum discrimina, quot sunt functionum diffe-<text:line-break/></text:span><text:span text:style-name="T12">~ </text:span><text:span text:style-name="T12">rentiae. Sunt vero hae numerosae; quare erunt et con-<text:line-break/>stitutiones aeque mullae. Si ergo, omnium, qui sani suut,<text:line-break/>membrorum constitutio in commoderatione consistit, con-<text:line-break/>stitutiones autem ipsae variae sunt, quandoquidem sunctio-<text:line-break/>nes sunt variae; utique multae variaeque ipsarum con-<text:line-break/>stitutionum commoderationes erunt; quare etiam fanitates<text:line-break/>multae .variaeque. Atqui si inter se disserunt particulares<text:line-break/>sanitates, vel secundum communem </text:span><text:span text:style-name="T12">in </text:span><text:span text:style-name="T12">omnibus formam-<text:line-break/>disterent, a qua sane sanitates dicuntur, vel secundum<text:line-break/>magis et minus inter se differunt; at non secundum<text:line-break/>communem formam, indifferentes enim suut ipsae sanita-<text:line-break/>tes; secundum ergo magis et minus inter se’ differunt.<text:line-break/>Sicuti enim ni vis candor ab eo, qui in lacte visitur,</text:span></text:p>
      <text:p text:style-name="P17"><text:span text:style-name="T12">quatenus candor est, non dissidet, fed majoris mluorisque<text:line-break/>ratione dissidet, ita et Achillis v. g. faustas ab </text:span><text:span text:style-name="T22">ea,<text:line-break/></text:span><text:span text:style-name="T12">quae in Thersite est, non differt; quatenus enim sanitas,<text:line-break/>eadem est; at altero quopiam ab ea differt, id vero al-<text:line-break/>terum aliud plane nihil est, quam majoris mluorisque<text:line-break/>ratio. Neque enim est, quod quisquam dicat, non edi ab<text:line-break/>omnibus hominibus varias actiones, neque aliunde dissi-<text:line-break/>militudinem hanc nasci, quam ex ipsa constitutione,<text:line-break/>unde actio proficsscitur. Quod si quis eos duntaxat<text:line-break/>sanos esse contendat, quorum singula membra functiones<text:line-break/>suas obeunt absolutissime, nos </text:span><text:span text:style-name="T22">vero</text:span><text:span text:style-name="T12"> caeteros, qui mluus<text:line-break/>probe sumus affecti, non esse sanos, friat</text:span><text:span text:style-name="T22">" is,</text:span><text:span text:style-name="T12"> se univer-<text:line-break/>sae tractationis, quae de sanitate tuenda instituitur, fun-<text:line-break/>damentum subvertere. Si enim huic propositum est ser-<text:line-break/>vare tuerique eam quam ab initio accepit sanitatem,<text:line-break/>nemo autem nostrum sanus est, luce clarius fit,' inutilem<text:line-break/>irritamque fore, quam nunc de sanitate tuenda artetn in-<text:line-break/>stituimus. Itaque nec quaerenda nobis talis ulla est, sed<text:line-break/>plane silentio praetereunda, sermoque jam jam finiendus.</text:span></text:p>
      <text:p text:style-name="P16"><text:span text:style-name="T12">Omnes, ergo ejusmodi difficultates submovet ipsius veri-<text:line-break/>tatis cognitio;, non enim absoluta ipsa tantum est, quae<text:line-break/>indivisibilis simul, est et dicitur sanitas, verum etiam;<text:line-break/>qnaeali liac deficit, modo, tamen usibus nostris adlinc<text:line-break/>nou.lit inepta. Quippe sanitate omnes indigemus tum ad<text:line-break/>vitae functiones, quas plane morbi impediunt aut inter-<text:line-break/>rumpunt atque auferunt, tum vero iit molestia careamus.<text:line-break/>Vexamur enim iu doloribus non- leviter; eam vero cor-<text:line-break/>poris constitutionem, in qua nec doloribus cruciamur,<text:line-break/>nec- iu vitae actionibus .impedimur, sanitatem appellamus i<text:line-break/>quam si quis alio nomine appellere malit, nihilo plus<text:line-break/>ex </text:span><text:span text:style-name="T22">ea re</text:span><text:span text:style-name="T12"> confequetur, sicut nec qui perpetuam passionem<text:line-break/>invehunt.. Quippe si hanc propterea inveherent, quod<text:line-break/>omne genitum corpus, siduti generationis, sic etiam inter-<text:line-break/>itus causas ab initio fecum natas habet, sicuti a nobis<text:line-break/>ante, demonstratum est, utique laudati a nobis essent,<text:line-break/>tanquain et vera simul et antiqua dogmata professi:<text:line-break/>nunc quum jnsU fanorum aegrotantium que corporum</text:span></text:p>
      <text:p text:style-name="P16"><text:span text:style-name="T12">constitutiones easdem esse specie decernunt, nec auctores<text:line-break/>laudo </text:span><text:span text:style-name="T12">nec </text:span><text:span text:style-name="T12">placitum probo, quum longe melius existimem<text:line-break/>satis amplam latitudinem sanitati tribuere, quam, nos<text:line-break/>omnes homines perpetuo urgentibus morbis premi. Qui<text:line-break/>etsi esse in nobis . omnium morborum semina dicant,<text:line-break/>tamen fatentur ipsi, ea tam esse parva, ut sensum nostrum<text:line-break/>omnino effugiant. Esto igitur, si velint, doloris quispiam<text:line-break/>in nobis affectus, verum tam exiguus inlensibilisque, ut<text:line-break/>minime officiat ei, quem corripuit hominem. Sunto, si<text:line-break/>libet, et febres, sedpdeo leves, nt neque sensum fui<text:line-break/>ullum afferant, liceatqne per eas et negotiis publicis<text:line-break/>privatisque perfungi, et halueo uti, esseque et bibere,<text:line-break/>ac reliqua, quae opus sunt, peragere. Quippe facultas ad<text:line-break/>necessarios usus minime impedita sanitatem potius deter-<text:line-break/>minati Non enim functionum imbecillitas morbi statim<text:line-break/>nota est, . absolute ita loquenti, nisi adjectum sit, quae<text:line-break/>praeter naturam cujusque siti Siquidem omnes, arbitror,<text:line-break/>et.cernimus male, fi cum aquilis et lynce comparemur,.</text:span></text:p>
      <text:p text:style-name="P16"><text:span text:style-name="T12">et consule oulaeseque audimus, si cum Melampode, et pe-<text:line-break/>dibus parum valemus, si cum Iphiclo, et manibus, si<text:line-break/>cum Milone conferamur. Quovis,denique membro prope<text:line-break/>mutili videamur, si cum iis, qui hoc ipso maxime valent,'<text:line-break/>comparemur. Quis igitur nostrum fe non probe ocula-<text:line-break/>tum existimet, fi formicas duum stadiorum intervallo.non<text:line-break/>cernqt? Aut quis auritum fe parum recte putet, si, quod<text:line-break/>fexaginta stadiis abest, non exaudiat? At si quis Iiteras<text:line-break/>hac pagella descriptas recte non cernat, is jam oculos<text:line-break/>merito accuset; non tamen, si quatuor has ipsas cubitis<text:line-break/>dissitas non videat,’ nisi forte ea prius oculorum acie<text:line-break/>fuit, qua vel has cerneret. Sic enim, arbitror, accuset,<text:line-break/>dicatque merito, quod omnibus hominibus dici assolet,<text:line-break/>nempe hoc prius fecisse, nunc idem facere non posse:<text:line-break/>hunc enim morbo aliquo teneri' dicemus, siquidem sene-<text:line-break/>ctutis vitio imbecillitas ea non incidit, quamvis sunt, qui<text:line-break/>senectutem quoque ipsam nrorbuin esse velint. Caeteros,<text:line-break/>quibus natura non dedit, ut acute videant aut audiant.</text:span></text:p>
      <text:p text:style-name="P16"><text:span text:style-name="T12">aut celeriter currant, aut alia id genus valide strenueque<text:line-break/>obeant, neque morbo teneri, neque in totum praeter<text:line-break/>naturam se habere censebimus. Omnis siquidem morbus<text:line-break/>praeter naturam est, hi se praeter naturam plane non<text:line-break/>habent, sicuti nec Tenes. Non igitur absolute sanos<text:line-break/>aegrosque functionum firmitate' infirmrtateque judican-<text:line-break/>dum, scd fanis verba illa, secundum naturam, aegris<text:line-break/>illa, praeter naturam, adjici oportebit: ut sit nimirum<text:line-break/>fanitas affectus secundum naturam actionem perficiens,<text:line-break/>contra morbus affectio praeter naturam actionem lae-<text:line-break/>dens. Neque enim, si affectus secundum naturam se ha-<text:line-break/>beat, continuo etiam sanitas existit. Est enim affectus<text:line-break/>secundum naturam tum Aegyptiorum nigritia, tum Celta-<text:line-break/>rum candor, tum Scytharum rusus color, quorum tamen<text:line-break/>nullum est sanitas, -quum ea omnino -in colore, non con-<text:line-break/>sistat. Neque, fi praeter naturam-se habeat, protinus </text:span><text:span text:style-name="T22">mor-<text:line-break/>bus</text:span><text:span text:style-name="T12"> est; quando, ita vel ex sole nigritia, vel diutina<text:line-break/>umbratili consuetudine contractus candor morbus sit.</text:span></text:p>
      <text:p text:style-name="P16"><text:span text:style-name="T12">Sed adjecisse oportet sanitatis notioni, quod causae ra-<text:line-break/>tionem ad opus edendum obtineat, morbi vero notioni,<text:line-break/>quod actionem laedat. Verum de his alibi dictum . a<text:line-break/>nobis. locupletius est. Ad praesentem disputationem illud<text:line-break/>solum sumpsisse sufficiat, permagnam sanitatis latitudinem<text:line-break/>esse,, nec eam omnibus nobis aequaliter prorsus inesse.<text:line-break/>Quod si cui violentum appareat probae temperiei nomine<text:line-break/>censuri, quod medio ad unguem temperamento non sit,<text:line-break/>is, quaeso</text:span><text:span text:style-name="T12">, </text:span><text:span text:style-name="T12">reliquorum in vita nominum usum ad me-<text:line-break/>moria m revocet, ubi et potum, et balneum probe tern-<text:line-break/>peratum dicimus, non solum quum aIterum huic, alte-<text:line-break/>rum illi tale est, sed etiam quum ad eundem honriuem<text:line-break/>in latitudine tale ell. Nam si, averso paululum, qui bi-<text:line-break/>berit, injecerit quis in calicem calidae frigidaeve exi-<text:line-break/>guum, nullam , mediceris temperamenti mutationem de-<text:line-break/>prehendet Atqui si, quod temperatum est, ita exigis ad<text:line-break/>unguem, ut omnino indivisibile sit, haudquaquam in-<text:line-break/>jectu vel calidae, vel gelidae minimo temperatum ad-<text:line-break/>huc esse videbitur. Ad eundem modum neque si quis</text:span></text:p>
      <text:p text:style-name="P16"><text:span text:style-name="T12">lu natationem temperatam frigidae pusillum injecerit,<text:line-break/>probam ejus temperiem protinus i corruperit. ' Quin amb-<text:line-break/>ientem quoque nos aerem temperatum dicimus,- etiamsi<text:line-break/>in alterutram partem paululum sit propensus. Deinde<text:line-break/>quid miri, si probam temperiem lu satis amplam latitu-<text:line-break/>dinem extendunt universi, quando et 'lu lyris consonan-<text:line-break/>tiam ipsam, quae summa exactissimaque sit, unicam'<text:line-break/>atque indivisibiletn. esse probabile sit, quae- in nsus ho-<text:line-break/>minum veniat, certe latitudinem habeat? Saepe namque,<text:line-break/>quam- percommode temperasse videaris lyram, alter fupei-<text:line-break/>veniens musicus exactius temperavit. - Siquidem nobis<text:line-break/>ad omnia vitae munera sensus ubique judex est; quare<text:line-break/>ipso etiam probam temperiem et intemperiem’ judicabi-<text:line-break/>rnns. Pari modo actionis laesionem cujusqne praeter uo-<text:line-break/>furam suam male habentis membri non • ante ; morbum<text:line-break/>decernemus, quam ad sensibilem magnitudinem pervene-<text:line-break/>rit. Nec quicquam ut ad rem propositam ne hic-quidem<text:line-break/>referat, ipsamne laesam actionem, an affectum, cujus</text:span></text:p>
      <text:p text:style-name="P16"><text:span text:style-name="T12">vitio laeditur, morbum dixeris, sicuti nec, sive affectus,<text:line-break/>sive constitutiones appellasse malit. Dictum a nobis alibi<text:line-break/></text:span><text:span text:style-name="T12">et </text:span><text:span text:style-name="T12">de his est, et simul evidentibus rationibus confirma-<text:line-break/>tum,- tum morbum, tum sanitatem in corporis affectu<text:line-break/>constitutioneque consistere</text:span><text:span text:style-name="T12">, </text:span><text:span text:style-name="T12">minime in actione actionisve<text:line-break/>laesione. Caeterum ex horum morosa propensione dis-<text:line-break/>cussioneque parum vel ad valetudinem tuendam, vel ad<text:line-break/>morbum summovendum juvamur, quum illud modo no-<text:line-break/>visse fatis sit, corporis constitutionem, quae causae ra-<text:line-break/>tionem respectu actionis obtinet, utriusque faculta-<text:line-break/>tis scopum esse, et ejus, quae sanitatem tuendam, et<text:line-break/>ejus, quae morbum profligandum profitetur, quippe qnurn<text:line-break/>hunc et praesentem servare, et amissam restituere pro-<text:line-break/>positum nobis sit; actiones vero constitutionem corporis<text:line-break/>necessario lequuntur, eam, quae proba est, inculpatae<text:line-break/>probaeque, quae contra est, culpabiles ac vitiosae.<text:line-break/>Quare, quoniam id, quod ope nostra servatur restituitur-<text:line-break/>qne, affectus quidam corporis constitutio que est, eanr<text:line-break/>vero ex necessitate functionum sequitur integritas, ad<text:line-break/>praefentem certe disputationem parum attinet, functio-</text:span></text:p>
      <text:p text:style-name="P16"><text:span text:style-name="T12">numiie an constitutionum in genere morbus fanitasque<text:line-break/>collocanda sit, 'inquifas; id potius attiuet, ut illud pro<text:line-break/>hypothesi sumentes, quod in naturali corporis nostri con-<text:line-break/>stitutione illa servanda maxime sunt, quorum beneficio<text:line-break/>functiones obeamus, ac illud memoria repetentes, quod<text:line-break/>similarium quidem partium proba temperies, iusirumen-<text:line-break/>talium positus, numerus et magnitudo functionum sunt<text:line-break/>causae, propterea quod haec omnia in latitudine qua-<text:line-break/>dam spectantur, etiam rfi singulis hominibus seorsum,<text:line-break/>quae reliqua sunt, persequamur. Ad quae sane non<text:line-break/>parvam commoditatum affert latitudo horum perspecta.<text:line-break/>Nam quum proba temperies duplex omnino sit, altera,<text:line-break/>quae in animantium saltem corpore cogitatione potius<text:line-break/>usurpetur, quam solide subsistat, altera, quae in sanis<text:line-break/>omnibus subsistit atque apparet, hanc rursus conspicuam<text:line-break/>a nobis dividi par est, quippe in qua non parva diver-<text:line-break/>sitas invenietur. Id quam sit verum, vel ex ipsis </text:span><text:span text:style-name="T22">aeta-<text:line-break/>tibus</text:span><text:span text:style-name="T12"> maxime deprehendas. Quum enim ad omnem vo-<text:line-break/>luntate susceptam actionem adulescentium aetas sit aptis-</text:span></text:p>
      <text:p text:style-name="P16"><text:span text:style-name="T12">fima, infantium propter humiditatem, senum propter sic-;<text:line-break/>citatern et frigiditatem deterior. In aliis tamen functio-<text:line-break/>nibus, quas naturales appellamus,- veluti accretione, con-<text:line-break/>coctione, distributione et nutritione, infantes plane </text:span><text:span text:style-name="T22">cae-<text:line-break/></text:span><text:span text:style-name="T12">ieris aetatibus longe praestant. Neque tamen eo fecius<text:line-break/>.omnibus per omnes aetates licet esse fanis. Ergo quem-;<text:line-break/>admodum in aetatibus </text:span><text:span text:style-name="T22">fe</text:span><text:span text:style-name="T12"> habet, ita etiam iu naturis<text:line-break/>immensum esse temperamentorum discrimen invenies,<text:line-break/>ut duorum e. g. similis aetatis puerorum hunc altero<text:line-break/>longe humidiorem, illum sicciorem, pari modo hunc cali-<text:line-break/>diorem, illum frigidiorem. Quibuscunque igitur corpori-<text:line-break/>bus multo supra justum calidis, frigidis, humidis, aut<text:line-break/>siccis esse contingit, iis plane optima temperies non est;<text:line-break/>In quibus autem ab eo, quod abfolutissime temperatum<text:line-break/>est, diversitas quaedam intelligitur, minor tamen, quam<text:line-break/>quae sensu .discerni possit, haec certe.., quoad ad usum<text:line-break/>pertinet, pro absolutissimis accipimus; ita ut sanitatis,<text:line-break/>quam in latitudine contemplamur, haec quidem medii sit</text:span></text:p>
      <text:p text:style-name="P16"><text:span text:style-name="T12">temperamenti, nec ulli vitio obnoxia, quod saltem sensu<text:line-break/>percipiatur, haec ceu intemperata vrtioque. exposita.<text:line-break/>Hujus sententiae evidentissima praebent indicia corpo-<text:line-break/>rum secundum gracilitatem et corpulentiam differentiae i<text:line-break/>quippe quorum contrarias habitudines ex contrariis tem-<text:line-break/>peramentis ortas esse necesse est. Siculi igitur nec ni-<text:line-break/>urium gracile corpus probamus, nec quod valde est obe-<text:line-break/>sum, ita nec temperamenta eorum plane laudabimus,<text:line-break/>tametsi ntrunique quam maxime fanum esse conspicimus.<text:line-break/>Sed quae in medio horum habitudines sunt, eorum qui<text:line-break/>bene habiti nomluantur, sicuti ipsae debitam partium<text:line-break/>com moderationem speciemque inculpatam habent, ita<text:line-break/>sequuntur mediocria et nulli vitio obnoxia tempera-<text:line-break/>menta. Tales ergo corporum habitus, si veritatem ipsam<text:line-break/>ad unguem exigas, absoluta saltem exactaque temperie<text:line-break/>ne ipsos quidem temperatos dixeris, verum, quod sensu<text:line-break/>judicetur, atque ad usum sit satis, non inculpabiles<text:line-break/>solum, sed etiam optimos censueris. Sane indicium evi-<text:line-break/>dentissimum est, ne ipsos quidem exactissimum tempera-</text:span></text:p>
      <text:p text:style-name="P16"><text:span text:style-name="T12">mentum consecutos, ex eo, quod nunquam eodem statu<text:line-break/>permaneant, sed primum aetatum ipsarum mutationem<text:line-break/>recipiant, nulla harum eundem perpetuo tenorem •ser-<text:line-break/>vante, sed semper ad siccius tendente; deinde eam,<text:line-break/>quae somni ac vigiliarum, quietis et motus, tum motus<text:line-break/>ipsius differentiarum, ad haec bibendi, sitiendi, edendi,<text:line-break/>esuriendi, ciborum potusque copiae aut inopiae; prae-<text:line-break/>terea balnei, iracundiae, curarum, molestiarum, omnium-<text:line-break/>que talium occasione provenit, quae tantum non omni<text:line-break/>momento temperamentum immutant. Non igitur in tanta<text:line-break/>mutatione quaerere optimum undecumque temperamen-<text:line-break/>tum oportet; quippe quod, si cui unquam optima natura<text:line-break/>praedito contigit, certe ne momento quidem duravit.<text:line-break/>Adeo mihi sane admirari subit eorum opinionem, qui<text:line-break/>sanitatem probamque temperiem citra omnem latitudinem<text:line-break/>unicamque esse, et si quid ab hac pardo discessit, utique<text:line-break/>'sanitatem non esse contendunt. Qua nimirum sententia<text:line-break/>perpetuam passionem obiter imprudentcs invehunt, dis-</text:span></text:p>
      <text:p text:style-name="P16"><text:span text:style-name="T12">putantque de re aut nunquam plane nisa in animalis<text:line-break/>corpore, aut, si quando visa est, ne minimum quidem<text:line-break/>tempus durante.</text:span></text:p>
      <text:h text:style-name="P8" text:outline-level="2">Cap. VI.</text:h>
      <text:p text:style-name="P14"><text:span text:style-name="T12">His ergo, quam somniant sanitatem, ipsis<text:line-break/>servandam linquimus; nos interim ad eas, quae lu aperto<text:line-break/>sunt, revertimur. Quarum quum duplicem statuamus<text:line-break/>essentiam, de qua modo verba fecimus , suum utrique<text:line-break/>scopum reddamus; nempe er, quam inculpatam diximus,<text:line-break/>exactam absclutamque plane, quoalutique sensu adverti<text:line-break/>possit, custodiam, alteri, de qua corrquerare, non exa-<text:line-break/>ctarn. Quippe intemperies, quae intra sanitatis sunt ter-<text:line-break/>minos, corrigere oportebit ita, ut, quae justo sicciores<text:line-break/>naturae sunt, humidiores reddas, quae humidiores sunt,<text:line-break/>sicciores; pari modo, quae frigidiores sunt, ut harum'<text:line-break/>excessum emendes, quae calidiores, earum exuperantiam ,<text:line-break/>ad moderatius revoces. IIaec qua salubris victus ratione<text:line-break/>fiant, procedente sermone docebimus. Prius enim tra-<text:line-break/>dendum arbitror, quemadmodum optimae naturae confer-</text:span></text:p>
      <text:p text:style-name="P16"><text:span text:style-name="T12">vanda sit faustas. Ante id vero, quaenam sit optima<text:line-break/>corporis constitutio, exponemus. Est igitur ea secundum<text:line-break/>substantiam ipsam rei enarrantibus, et quae optimo tem-<text:line-break/>peramento sit, et quae conformationem partium egregie<text:line-break/>ad functiones comparatam habeat; ad haec, quae omnem<text:line-break/>tum numerum, tum magnitudinem, tum omnium earum<text:line-break/>inter se contextum a dactiones idoneum exhibeat. Si vero<text:line-break/>indicia notasque respicias, cujus corpus carnis exquisi-<text:line-break/>tam mediocritatem praefert, tale est, quod inter gracile<text:line-break/>et corpulentum esse docuimus. Nec refert, si pro cor-<text:line-break/>pulento crassum dixeris. Idem reliquorum quoque exces-<text:line-break/>suum lu medio plane est situm ita, ut nec hirsutum id<text:line-break/>dixeris, nec glabrum; sed nec molle, nec durum; nec<text:line-break/>nigrum, nec candidum; adde etiam, nec venis amplis,<text:line-break/>nec obscuris; nec iracundum, nec ignavum; nec somno-<text:line-break/>lentum, nec pervigilem; nec hebetem, nec calidum;<text:line-break/>nec in venerem pronum, nec a venere alienum. Quod<text:line-break/>si omnibus quoque corporis partibus plane medium omnis</text:span></text:p>
      <text:p text:style-name="P16"><text:span text:style-name="T12">excessus teneat</text:span><text:span text:style-name="T12">, pulcherrimum </text:span><text:span text:style-name="T12">id visu nimirum fuerit,<text:line-break/>iitpote cornmoderaturn. Erit non' </text:span><text:span text:style-name="T12">minus </text:span><text:span text:style-name="T12">ad labores omnes<text:line-break/>plane idoneum, nec reliquis boni temperamenti cujus-<text:line-break/>que membri notis, </text:span><text:span text:style-name="T12">-quas </text:span><text:span text:style-name="T12">in fecundo de temperamentis<text:line-break/>retulimus, destitutum. Nam </text:span><text:span text:style-name="T12">multos </text:span><text:span text:style-name="T12">videas, verbi gratia,<text:line-break/>quibus caput temperatum commode sit, thorax venterve<text:line-break/>et genitales paries sunt intemperatae. Quorundam vero<text:line-break/>in artubus intemperies est. Non desunt et quorum unum.<text:line-break/>aliquod viscerum, aut alia quaepiam particula una, aut<text:line-break/>plures, praeterea vero plura aliqua viscera sint intem-<text:line-break/>perata. Ego vero in unica instruuientalium partium duo<text:line-break/>temperamenta, idque in non paucis notavi, ita ut v. g.<text:line-break/>reliqua omnis ventriculi cavitas uno temperamento com-<text:line-break/>modo incommodove esset, alio ipsum duntaxat ventriculi<text:line-break/>os. Caeterum de his, ubi de vitiosis corporuni constitu-<text:line-break/>tionibus disceptabimus, agetur.</text:span></text:p>
      <text:h text:style-name="P8" text:outline-level="2">Cap. VII.</text:h>
      <text:p text:style-name="P14"><text:span text:style-name="T12">De optima vero, cujus singulae partes<text:line-break/>universam substantiam inculpatam- habent; nunc dicetur.</text:span></text:p>
      <text:p text:style-name="P16"><text:span text:style-name="T12">Hujus ergo fortis homo, quum arti sanitatis tuendae<text:line-break/>traditur educandus, fortunatus utique sit, si statim editus<text:line-break/>in lucem ei committatur. Ita namque ad animi quoque<text:line-break/>affectus </text:span><text:span text:style-name="T34">nonnil.il </text:span><text:span text:style-name="T12">lucri faciet, ipfa nimirum recta victus<text:line-break/>ratione mores quoque probos reddente. Caeterurn si<text:line-break/>qua etiam fequentium aetatum ejus fe moderationi sum-<text:line-break/>mittat, sic quoque commoda sentiet non mediocria. Sane<text:line-break/>primum dicetur, quemadmodum, si hujuscemodi hominem<text:line-break/>ab initio susceperis, eundem per omnem vitae cursum<text:line-break/>fanum cusiodias, modo ne quid violentum extrinsecus illi<text:line-break/>incidat, id quod utique ad sanitatis tuendae artificem<text:line-break/>nihil attinet; secundo, quemadmodum, si non recens<text:line-break/>natum puellum acceperis, sed qui jam praeceptoribus<text:line-break/>dari sit habilis, ejus quoque curam agas; postremo,<text:line-break/>quemadmodum reliquarum aetatum cujuslibet. Ergo<text:line-break/>recens is natus insantulus, cujus corporis constitutio<text:line-break/>omni noxa vacat, primum quidem fasciis deligetur, fed<text:line-break/>corpori prius toti sale modice insperso, quo cutis ejus<text:line-break/>densior solidiorque iis, quae intus sunt, partibus reddatur-</text:span></text:p>
      <text:p text:style-name="P16"><text:span text:style-name="T12">In utero enim aeque cum reliquis mollis erat, quum<text:line-break/>nec durius ullum externum corpus inibi contigerit,<text:line-break/>nec aer illi .usquam frigidus inciderit, quorum commercio<text:line-break/>contracta denfataque, et quam ipsamet prius, et quam<text:line-break/>reliqua membra, densior duriorque fieret. At quoniam<text:line-break/>iam editus infans in frigore, calore, atque inter cor-<text:line-break/>pora multo fe duriora versetur, necesse est, ob haec ipsa<text:line-break/>nimirum naturale ejus tegmen praeparari quodammodo<text:line-break/>a nobis, reddique ad dyspathiam quam aptissimum par<text:line-break/>esu Ita vero, qui secundum naturam se habent infantes,<text:line-break/>vel solo sale praeparati munitique abunde fuerint, quando,<text:line-break/>qui siccorum myrti foliorum, , aut aliorum id genus lu-<text:line-break/>sperfione egent, ii plane male sunt affecti. Nobis vero<text:line-break/>ad praesens de iis, qui optima sunt constitutione,. dis-<text:line-break/>serere propositum esu Ergo lu fasciis (ut dictum est)<text:line-break/>involuti lacte pro alimento utantur, et balneis salubrium<text:line-break/>aquarum. Universam namque victus rationem hunridarn<text:line-break/>sibi adhiberi postulant, ut qui caeleris aetatibus tempera-<text:line-break/>mento sint hurnidiore. Atque ex iis; quae ad sanorum</text:span></text:p>
      <text:p text:style-name="P16"><text:span text:style-name="T12">victus rationem sunt necessaria, primum hoe se ad dis-<text:line-break/>quisitionem statim offert. Nam sunt, qui humidiores<text:line-break/>naturas siccandas semper putent; sicuti e diversu, quae<text:line-break/>frigidiores sunt, calefieri debere; hnmectari, quae ficcio-<text:line-break/>res; refrigerari, quae calidiores. Quippe similibus quem-<text:line-break/>libet excessum augescere, contrariis remitti ac minui,<text:line-break/>unoque verbo, contraria contrariorum esse remedia.<text:line-break/>Oportuit vero non id modo Hippocratis legisse eos me-<text:line-break/>miuisseque, quod </text:span><text:span text:style-name="T22">contraria </text:span><text:span text:style-name="T22">sint </text:span><text:span text:style-name="T22">contrariorum remedia,<text:line-break/></text:span><text:span text:style-name="T12">fed et ilia quoque, in quibus ait, </text:span><text:span text:style-name="T22">humidam omnem victus<text:line-break/>rationem febricitantibus ejse utilem, praecipue vero<text:line-break/>puellis, et iis, qui </text:span><text:span text:style-name="T22">tali </text:span><text:span text:style-name="T22">resici victu sunt afsaeti.</text:span><text:span text:style-name="T12"> Videtur<text:line-break/>enim in his tria deinceps pari inter se jure posuisse,<text:line-break/>uiorbum, aetatem, consuetudinem. Atque </text:span><text:span text:style-name="T22">a</text:span><text:span text:style-name="T12"> mbrbo<text:line-break/>quidem contrarii adhibendi indicationem accipit; ab<text:line-break/>aetate et consuetudine similiunn Eebri namque, ceu<text:line-break/>inorbo calido et sicco, liurnida conveniunt. Puellis, nt<text:line-break/>quibus ea aetas non morbus, fed-secundum naturam sit.</text:span></text:p>
      <text:p text:style-name="P17"><text:span text:style-name="T12">id maxime est utile, quod plane est simillimum. Pari<text:line-break/>modo consuetudini, utpote quae adscititiam acquilititianr-<text:line-break/>que naturam in corporibus gignit, contraria dedisse in<text:line-break/>primis est noxium. Atque haec merito, quae enim cor-<text:line-break/>pora fecundum naturam fe habent, iis servari custodiri-<text:line-break/>que suum habitum decni; quae morbo aliquo premuntur,<text:line-break/>iis contra altcrari et ad contrarium habitum trahi ex-<text:line-break/>pediti Ac servatur quidem similibus unumquodque, al-<text:line-break/>teratur contrariis. Haudquaquam itaque siccandi pueri<text:line-break/>sunt, si modo in his nulla praeter naturam humiditas<text:line-break/>subesi, qualis iu raucedine; gravedine catarrhoque con-<text:line-break/>spicitur; sed pro naturae ratione alendi, ac dulcium<text:line-break/>aquarum balneis humectandi; (quae enim medicam fa-<text:line-break/>cultatem aliquam prae se serunt, omnes plane siccant,<text:line-break/>veluti quae sulphuris aliquid, bituminis aluminisve re-<text:line-break/>praesentant;) tum cibo eo potioneque nutriendi, qui<text:line-break/>humidae quam maxime naturae sint. Ad hunc modum<text:line-break/>et natura ipsa pueris consuluit, et lac matris in humen-<text:line-break/>.tis alimenti usum praeparavit. Atque optimum quidem</text:span></text:p>
      <text:p text:style-name="P16"><text:span text:style-name="T12">est etiam reliquis fortasse omnibus infantibus ipsum lac<text:line-break/>matris, modo nullo morbo sit corruptum; maxime vero<text:line-break/>er, qui optimo est temperamento, de quo nunc sermo<text:line-break/>instituitur, quippe cujus maternum non corpus modo<text:line-break/>totum, sed etiam lac a vitio esse alienum non sit ab-<text:line-break/>simile. Ac sanguine quidem, dum adhuc in utero gesta-<text:line-break/>mur, ali nos constat; ex sanguine vere lac gignitur, exi-<text:line-break/>guam in.mamillis mutationem adepto. Quare, qui matris<text:line-break/>lacte pueri aluntur, ii jam non solum consueto, verum<text:line-break/>etiam maxime proprio utuntur alimento. Videtur autem<text:line-break/>non modo nutrimentum id natura infantibus praeparasse,<text:line-break/>verum etiam facultates quasdam naturales, quibus eo<text:line-break/>utantur, ab initio protinus contulisse, quando, si modo<text:line-break/>natis papillam statrnr lu os inseras, et sugunt lac ipsum,<text:line-break/>et deglutiunt promptissime. Quin , sicnbi forte offendun-<text:line-break/>tur plorantve, non minimum iis doloris lenimen est nn-<text:line-break/>tricis papilla ori indita; quippe tria haec doloris lufan-<text:line-break/>tium remedia nutricibus ipso usu edoctis inventa vide-</text:span></text:p>
      <text:p text:style-name="P16"><text:span text:style-name="T12">mus; ununi, quod modo retulimus, et altera duo, motum<text:line-break/>mediocrem et vocis modulationem; quibus perpetuo<text:line-break/>usae non solum mitigant, sed etiam somnum conciliant,<text:line-break/>vel hoc ipso testificante natura, ad musicam eos </text:span><text:span text:style-name="T12">et<text:line-break/></text:span><text:span text:style-name="T12">exercitia suopte ingenio esse propensos. Adeo, quisquis<text:line-break/>his artibus probe uti sciet, is nimirum et corpus' et<text:line-break/>animum optime instituet.</text:span></text:p>
      <text:h text:style-name="P8" text:outline-level="2">Cap. VIII.</text:h>
      <text:p text:style-name="P14"><text:span text:style-name="T12">Nutricibus igitur triplex puellis excogi-<text:line-break/>tata motio est, in cunis, </text:span><text:span text:style-name="T12">in lectulis </text:span><text:span text:style-name="T12">pendentibus, in<text:line-break/>siris ipsarum ulnis; ubi iam hoc aliud quoque nobis aesti-<text:line-break/>mandum oritur ad sanitatis tutelam vel lu primis ne-<text:line-break/>cellarium, quum Asclepiades plane aperteque exercita-<text:line-break/>tiones damnet, Erasistratus verecundius timidiusque de-<text:line-break/>cernat, caeterurn idem cum Asclepiade sentiat, reliqui<text:line-break/>fere medici non solum ad bonam corporis habitudinem,<text:line-break/>sed etiam ad sanitatem eas praedicent. Porro exercita-<text:line-break/>tionum tria saltem prima notantur genera, utique quot<text:line-break/>motionum differentiae; quippe aut a nobis ipsis move.</text:span></text:p>
      <text:p text:style-name="P16"><text:span text:style-name="T12">mur, aut ab aliis, aut medicamento. Horum tamen<text:line-break/>tertia species ad sanos nequaquam pertinet. Sed qui ah<text:line-break/>altero praestatur motus, navigando, equitando, </text:span><text:span text:style-name="T12">velien-<text:line-break/></text:span><text:span text:style-name="T12">do, atque, ut paulo ante dictum est, lu cunis, lectulis<text:line-break/>ulnisque obitur. Recens tamen nati puelli tam valentem<text:line-break/>motum, quam qui ex vehiculis, navigiis equisve praesta-<text:line-break/>tui, adhuc non desiderant. At qui iam tertium aut<text:line-break/>quartum annum a natali agunt,' his vehiculo navigioque<text:line-break/>modice agitari licet. Septennes vero etiam valeutiores<text:line-break/>motus tolerant, ita ut equitare iam assuescant. Per se<text:line-break/>vero moveri tum primum pueris licet, quum iam repere<text:line-break/>coeperunt, magisque etiam, quum ambulare. Immature<text:line-break/>vero cogendi non sunt, ne eorum artus distorqueantur<text:line-break/>Sane vel hac aetate facile declaratur, quanta sit naturae<text:line-break/>nostrae cum exercitiis societas, quum pueros, nec si con-<text:line-break/>cluscris loco aliquo, prohibeas, quo minus discurrant<text:line-break/>ac pullorum vitulorumque ritu lasciviant. Quippe sua</text:span></text:p>
      <text:p text:style-name="P16"><text:span text:style-name="T12">cuique animanti natura satis ad proprias convenientesqite<text:line-break/>excitandas appetitiones, quibus sanitatem faluteniquc<text:line-break/>tueatur. Verum Asclepiades nihil horum cogitans per<text:line-break/>magnum otium captiunculas texit, quibus docere conetur,<text:line-break/>nihil ad bonam valetudinem exercitia conferre. Verum<text:line-break/>huic postea, quod par est, respondebitur, ceu garrulitate<text:line-break/>ad finem potissimum taxanda. Est enim nobis hoc loco<text:line-break/>propositum non sophistarum nugas refellere, sed, quod<text:line-break/>ad sanitatem tuendam conducat, praecipere. Itaque ad<text:line-break/>infantes redeo, qui optimo corporis habitu sunt. Porro<text:line-break/>his animi quoque mores citra vitium esse par est. Qui<text:line-break/>enim justo sunt ad iram procliviores, aut animo plane<text:line-break/>demisso, aut sensiles magis, aut insensiles, aut praeter<text:line-break/>modum gulosi, hos parum idoneo temperamento esse iis<text:line-break/>partibus, quibus praedictorum singula obimus, necesse est<text:line-break/>Proditum vero de his fusius est in iis libris, quos d.<text:line-break/>Hippocratis Platonisque placitis scripsimus. Verum qui<text:line-break/>nunc in nostra disputatione propositus iufatri est, unde-</text:span></text:p>
      <text:p text:style-name="P16"><text:span text:style-name="T12">cumque absolutus esu Hujus ergo sicut'nullum ex animi<text:line-break/>moribus corrigere, sic eosdem servare, ne quo vitientur,<text:line-break/>oportet. Servantur vero omnes iisdem plane genere, quibus<text:line-break/>corrumpuntur. Corrumpuntur autem animi mores prava<text:line-break/>consuetudine cujusque horum, cibi, potus, exercitationis,<text:line-break/>videndi, audiendi, totius denique musices. Itaque peri-<text:line-break/>tum horum omnium esse eum medicum oportet, qui fa-<text:line-break/>nitatis tuendae curam suscipiet, nec ea opinione esse;<text:line-break/>quasi ad solum- spectet philosophum animi mores effin-<text:line-break/>gere. Quippe huic ob aliud omnino majus id muneris<text:line-break/>tribuitur, nempe animi sanitatem</text:span><text:span text:style-name="T12">; </text:span><text:span text:style-name="T12">medico vero, ne cor-<text:line-break/>pus facilius in morbos incidat, quando iracundia, fletus,<text:line-break/>ira, tristitia, cura immodica, et multae super bis vigiliae<text:line-break/>febres accendunt, ac gravissimis morbis initia praebent;<text:line-break/>veluti e diverso cogitationis mentisque segnitia ac ani-<text:line-break/>mus omnino ’ deses decoloratos ac saepe ex nutriendi<text:line-break/>defectu graciles ob naturalis caloris imbecillitatem' red-<text:line-break/>dunt Hunc enim calorem praeter caetera inter sanitatis</text:span></text:p>
      <text:p text:style-name="P16"><text:span text:style-name="T12">fines servare oportet; fervatur autem modicis tum corpo-<text:line-break/>ris tum animi exercitiis. Qui namque motits modum<text:line-break/>non servant, sive ii a concupiscibili, sive a rationali,<text:line-break/>sive ab iralcibili animi parte cientur, si modum nimium<text:line-break/>excesserunt, biliosum animans reddunt; si intra modum<text:line-break/>nimium subsistunt, pituitosum frigidumque efficiunt.<text:line-break/>Quin etiam priorem habitudinem febres, et qui calidiores<text:line-break/>affectus sunt, posteriorem jecinoris et viscerum obstru-<text:line-break/>ctiones, comitiales morbi, apoplexiae, in summa destilla-<text:line-break/>tionum fluxionumque niorbi plerumque excipiunt Et<text:line-break/>nos ob animi mores aegros quotannis non paucos persa-<text:line-break/>navimus. solis animi motibus ad debitum modum </text:span><text:span text:style-name="T22">revo-<text:line-break/>catis.</text:span><text:span text:style-name="T12"> Est vero non spernendus hujus sententiae testis<text:line-break/>ipsum patrium nobis numen Aesculapius, qui multas<text:line-break/>scribi cantilenas mimosque ridicularum rerum fieri et<text:line-break/>melodias quasdam instituit iis, quibus vehementiores<text:line-break/>irnscibilis partis, .motus corporis temperamentum jusio<text:line-break/>calidius efficerent. Aliis quibusdam, neque iis paucis.</text:span></text:p>
      <text:p text:style-name="P16"><text:span text:style-name="T12">venari, equitare atque armatos exercituri jussit, iisdem-<text:line-break/>que statim tum motuum ipsorum speciem, utique quibus<text:line-break/>motus injunxit, tum armorum, quibus armatis exerceri<text:line-break/>praecepit, definivit. Non enim, quo pacto excitetur eri-<text:line-break/>gaturque irascibilis pars, quum imbecilla sit, praecipere<text:line-break/>sat habuit, nisi etiam mensuram ejus ab exercitationum<text:line-break/>idea definiret Non enim pari modo excitatur ea para<text:line-break/>animi adversus apros, ursos, tauros et alias ejusmodi<text:line-break/>feras immanes, ac adversus leporem, capram et id genus<text:line-break/>fugaces ac timidas; nec similiter, quum in levi arma-<text:line-break/>tiua et gravi exercemur; nec pariter, quum citato cursu<text:line-break/>dimovemur, et quum mediocri motu agimur; nec ubi<text:line-break/>cum aliis contendimus, et ubi soli agimus. Jam clamore,<text:line-break/>an tacitus ad labores adhorteris irritesque, non parum<text:line-break/>sane interesu Verum de his latius dicetur in sequenti-<text:line-break/>bus. Sed infantes, qui optimum sortiti funt ternperamen-<text:line-break/>tum, (de his enim sermo erat,) non levi cura egenta ne<text:line-break/>quos animi iniotus immodicos incurrant. Quippe loquelae</text:span></text:p>
      <text:p text:style-name="P16"><text:span text:style-name="T12">adhuc expertcs ploratu, clamore, iracundia et inordi-<text:line-break/>nato sui motu dolorem indicant. Nostrum igitur officium<text:line-break/>sit, conjectantes quid desiderent, assidue id suppedilare<text:line-break/>prius, quam auctus dolor in nimium atque inordina-<text:line-break/>tum niotum una cum corpore etiam animum ipsum<text:line-break/>universum conjiciat; siquidem dentientes, aut ab<text:line-break/>externo quopiam offensi, aut alvum exonerare, aut<text:line-break/>meiere</text:span><text:span text:style-name="T12">, </text:span><text:span text:style-name="T12">aut esse bibereve cupientes perinde ac discru-<text:line-break/>ciati plorant atque vehementer moventur. Fieri etiam<text:line-break/>potest, ut frigore offensi teporem desiderent, sicuti contra<text:line-break/>aestu immodico afflicti refrigerationem. Est quando mul-<text:line-break/>titudinem instratarum vestium non tolerant Quippe<text:line-break/>multos offendit id quoque non minimum, maxime vero<text:line-break/>quum aut totum corpus vertere</text:span><text:span text:style-name="T12">, </text:span><text:span text:style-name="T12">aut etiam artus movere<text:line-break/>cupiunt. Quin etiam ipsa quies, si sit diuturnior, non<text:line-break/>parum molesta esse solet, quando nullum animans immo-<text:line-break/>dico ullo delectatur, sed semper medium modum expetit.<text:line-break/>Porro medius ipse modus non unus omnibus est, scd</text:span></text:p>
      <text:p text:style-name="P16"><text:span text:style-name="T12">omnis mediocritas ex eorum femper est numero, quae<text:line-break/>in collatione ad aliud spectantur. Quocirca, qui curam<text:line-break/>infantis educandi suscipiet, hunc plane, ut acrem medio-<text:line-break/>critatis convenientisque conjectorem esse, ita haec scm-<text:line-break/>per praebere oportet prius, quam ex desiderio cujufvis<text:line-break/>auctus dolor simul cum corpore animum quoque in<text:line-break/>motus immodicos conjiciat. Quod si quando, quod infestat,<text:line-break/>imprudentibus inscientibusque nobis auctum esse conti-<text:line-break/>gerit, corrigere molestiam tentabimus illico, vel oblato,<text:line-break/>quod expedit, vel sublato, quod offendit, etiam motu per<text:line-break/>ulnas nutricis adhibito, ac vocis modulamine, quibus<text:line-break/>uti prudentiores nutricum consueverunt. Ego namque,<text:line-break/>puello quodam totum diem non raro plorante, ac immo-<text:line-break/>dice se inordiuateque jactante, nutrice ipsa omnis con-<text:line-break/>silii inope, deprehendi quod.offendit; quippe ut neque<text:line-break/>papilla in os immissa, neque a nutrice prolatus, si sorte<text:line-break/>mejere aut alvum exonerare vellet, lenitus est, sed nec<text:line-break/>quum ab ulnarum agitatu reclinari coepisset, adverti<text:line-break/>autem tum lectum, tum involucra, tum velles ipsas for-</text:span></text:p>
      <text:p text:style-name="P16"><text:span text:style-name="T12">didiores, praeterea puellum ipsum immundum atque il-<text:line-break/>lotum: lavare detergereque jussi, tum lectulum mutare,<text:line-break/></text:span><text:span text:style-name="T12">ac </text:span><text:span text:style-name="T12">vestem omnem tersam mundamque praebere. Quibus<text:line-break/>peractis, protinus ab immodico agitatu conquievit, illico-<text:line-break/>que dormivit non suavissimum modo, verum etiam longis-<text:line-break/>simum somnum. Ut vero recte coujicias, quae puello<text:line-break/>officiant, non modo solertia est opus, sed etiam assidua<text:line-break/>de ipso</text:span><text:span text:style-name="T12">, </text:span><text:span text:style-name="T12">qui nutritur</text:span><text:span text:style-name="T12">, </text:span><text:span text:style-name="T12">experientia.</text:span></text:p>
      <text:h text:style-name="P8" text:outline-level="2">Cap. IX.</text:h>
      <text:p text:style-name="P14"><text:span text:style-name="T12">Haec igitur omnia usque lu tertium a<text:line-break/>natali annum circa puellum peragenda censeo, in pri-<text:line-break/>misque de nutrice ipsa non minimam habendam esse<text:line-break/>curam, quid edat, quid bibat, quo pacto in somno, ve-<text:line-break/>nere, exercitatione se habeat; ut videlicet lac ejus egregie<text:line-break/>sit temperatum, quale certe erit, si sanguis ejus quam<text:line-break/>optimus sit. Porro is talis est, qui nec flava abundat bile,<text:line-break/>nec atra, nec pituitosus est, nec serosus, nec aquoso li-<text:line-break/>quore permixtus. Nascitur autem ejusmodi sanguis ab</text:span></text:p>
      <text:p text:style-name="P16"><text:span text:style-name="T12">exercitatione moderata, et cibis tum boni succi, tum justo<text:line-break/>tempore modoque assumptis, praeterea potione tempestiva<text:line-break/>modiceque sumpta. De quibus omnibus in iis, quae post<text:line-break/>dicentur, diligenter agetur. A venere omnino abstinere<text:line-break/>jubeo omnes mulieres, quae pueros lactant. Nam et<text:line-break/>menses viri consuetudine provocantur, et lac odoris gra-<text:line-break/>tiam in deterius mutat Quin etiam aliquae in utero con-<text:line-break/>cipiunt, quo nocentius puello adhuc lactenti niliil esu<text:line-break/>Interirn enim, quidquid sanguinis est optimum, in foetum<text:line-break/>absumitur; quippe is, quum proprium in se vitae princi-<text:line-break/>pium contineat, et hujus moderamine agitur, et assidue<text:line-break/>conveniens sibi alimentum trahit, utero ipsi veluti radici<text:line-break/>adhaerens, nec usquam ab eo nocte dieve discedens. In-<text:line-break/>terirn vero non minor modo, verum etiam deterior ratio-<text:line-break/>nabiliter redditur ipsius gravidae sanguis. Quo fit, ut lac<text:line-break/>ipsum tum pejus, tum vero exiguum in mammillis col-<text:line-break/>ligatur. Quare si, quae infantem lactat, uterum gerit,</text:span></text:p>
      <text:p text:style-name="P16"><text:span text:style-name="T12">ego magnopere suaserim aliam inveniendam nutriccm.<text:line-break/>Cujus etiam lac gustu, odoratu, visu considerandum cx-<text:line-break/>plorandumque diligenter sit; siquidem, quod optimum est;<text:line-break/>id gustanti olsacientique plane suave, intuenti candidum,<text:line-break/>aequabile ac liquidi crasfique medium apparebit. Quod<text:line-break/>vitiosum est, e diverso aut crassum et caseolum, aut<text:line-break/>liquidum et serosum ac lividum, tum consistentia ipsa<text:line-break/>coloreque inaequabile videbitur. Idem gustantibus ama-<text:line-break/>rorem, aut salsedinem, aut qualitatem quampiam extra-<text:line-break/>neam exhibebit: tale vero nec olfacienti suave erit.<text:line-break/>Atquc lactis probi malive haec sunto indicia, quae con-<text:line-break/>jectans, quum mater aut jam concepit, aut morbo ali-<text:line-break/>quo cst affecta, ad aliamque nutricem transire est nc-<text:line-break/>cessarium, lactis judicium atque electioncni facere quis<text:line-break/>posset.</text:span></text:p>
      <text:h text:style-name="P8" text:outline-level="2">Cap. X.</text:h>
      <text:p text:style-name="P14"><text:span text:style-name="T12">Tum vero puellum, quoad primores dcn-<text:line-break/>te» emiserit, solo lacte alendum, ac tum eum solidiori<text:line-break/>quodammodo jam cibo assuefacere conveniet, quod etiam</text:span></text:p>
      <text:p text:style-name="P16"><text:span text:style-name="T12">experientia plane doctae mulieres faciunt; primum panem,<text:line-break/>mox legumina, ac carnem, et similia, omnia prius com-<text:line-break/>mansa puellorum osculis immittentes. Corpus autem lu-<text:line-break/>fantium confricare oportet oleo dulci, sicuti id ipsum'<text:line-break/>recte peragunt nutrices pleraeque statim ipsas corporis<text:line-break/>partes modulantes atque fingentes. Verum in eo, quem<text:line-break/>proposuimus, puero, qui corporis statu est optimo, quod<text:line-break/>ad membrorum concinnitatem saltem attinet, nihil est,<text:line-break/>quod curiosa nutrix fit, sini tantum fricet quotidie me-<text:line-break/>diocriter ac lavet, idque, quam fieri maxime potest,<text:line-break/>lacte in ventriculo minime adhuc haerente crudo, quippe<text:line-break/>quod periculum est, ue prius, quam probe sit conco-<text:line-break/>ctum, in totum corpus infantis difitribuatur. Multo vero<text:line-break/>maxime, si quis ventriculum ipsum adhuc lactis plenum<text:line-break/>intricet, tum corpus crudo alimento implebit, tum caput<text:line-break/>onerabit Quo magis prospiciendum in primis est, ne<text:line-break/>quid nutrimenti neque ante balneum neque ante frictio-</text:span></text:p>
      <text:p text:style-name="P16"><text:span text:style-name="T12">nem puerulo praebeatur. Id fiet, si ad haec admini-<text:line-break/>stranda nutrix post longissimum somnum diligenter tempus<text:line-break/>observet. ld enim maxime, temporiis est, in quo vel<text:line-break/>inanem plane ventriculum invenias, vel certe concoctum<text:line-break/>jam alimentum in se continentem. Quae autem, ut ho-<text:line-break/>die fit, faciunt, , sane laedunt, aliae unum et certum<text:line-break/>diei tetnpus praescribentes, aliae, quum ipsae a negotiis<text:line-break/>vacent, tum demum curantes. Quo fit, ut saepius laedi,<text:line-break/>quam juvari puellos necesse fit; quippe quod a nobis<text:line-break/>praescriptum tempus est, alias in aliud diei noctssve<text:line-break/>tempus incinit. Majorum tamen puerorum, qui videlicet<text:line-break/>plagis, minis, objurgationi, monitis parere norunt, iis<text:line-break/>duplex et fricandi et lavandi temporis occasio est;<text:line-break/>prior ac commodissima, quum a matutino sumito surre-<text:line-break/>xerint, deinde luserint, ac jam cibum petunt; tum enim<text:line-break/>maxime vocandi ad haec sunt, ac corpus quidem ad sa-<text:line-break/>nitatem pariter et bonam habitudinem, animus ad ob-<text:line-break/>sequium et temperantiam exercendus, lutermluandum-</text:span></text:p>
      <text:p text:style-name="P16"><text:span text:style-name="T12">que non aliter nos cibum ipsis praebituros, nisi, quan-<text:line-break/>tum ipsi velimus, frictioni balneoque fe permiserint<text:line-break/>Atque optimunr quidem tempus hoc fuerit. Quod si qua<text:line-break/>occupatione, qui puellum </text:span><text:span text:style-name="T12">alit, </text:span><text:span text:style-name="T12">avocetur, modico pane<text:line-break/>exhibito, ludere permittat, quantum velit; dein quum<text:line-break/>rurius. cibum petierit, tum fricet lavetque. Minime<text:line-break/>tamen bibere </text:span><text:span text:style-name="T12">ei </text:span><text:span text:style-name="T12">permittendum post cibum est, quem<text:line-break/>balneum excipit; qnando ita piaecipitatior eorum, quae<text:line-break/>ventriculus continet, distributio in corpus fiet. Id vero<text:line-break/>in corporibus prorsus fanis cavere oportet. Quippe qui-<text:line-break/>bus utilius fit </text:span><text:span text:style-name="T12">ante </text:span><text:span text:style-name="T12">balneum cibum dedisse, horum plane<text:line-break/>vitiosi tum affectus sunt, tum corporum status. De his<text:line-break/>vero in fequentibus dicemus; nunc praestat illius hypo-<text:line-break/>thescos recordari: nempe utpuellunr, cui optime affe-<text:line-break/>ctum, corpus fit, fic educemus, ut talis perpetuo servetur;<text:line-break/>huic expedit, ut cibus balneum sequatur. Quod fi, quo<text:line-break/>loco puellus alitur, balnei copia non sit, (fortasse vero<text:line-break/>nec ista unquam legent, qui ibi habitant,) in coacha</text:span></text:p>
      <text:p text:style-name="P16"><text:span text:style-name="T12">pueros lavant, donec alterum jam tertiumve aetatis an-<text:line-break/>num attigerint. Qui vero hos armos excesserint, eos, </text:span><text:span text:style-name="T12">si<text:line-break/></text:span><text:span text:style-name="T12">non quotidie, at certe tertio quoque die quartove </text:span><text:span text:style-name="T12">ungunt<text:line-break/></text:span><text:span text:style-name="T12">atque infricant. </text:span><text:span text:style-name="T12">Quod </text:span><text:span text:style-name="T12">si anni tempus non </text:span><text:span text:style-name="T12">prohibeat,<text:line-break/></text:span><text:span text:style-name="T12">stagna amnesque his lavacra sunt, veluti nobis </text:span><text:span text:style-name="T12">balneum.<text:line-break/></text:span><text:span text:style-name="T12">Apud Germanos enim plane ne probe quidem </text:span><text:span text:style-name="T12">nutriuntur<text:line-break/></text:span><text:span text:style-name="T12">infantes. Verum nos neque Germanis, neque </text:span><text:span text:style-name="T12">aliis agre-<text:line-break/></text:span><text:span text:style-name="T12">stibus aut barbaris hominibus haec prodimus, </text:span><text:span text:style-name="T12">non magis<text:line-break/></text:span><text:span text:style-name="T12">equidem quam ursis, apris, leonibus, aut </text:span><text:span text:style-name="T12">aliis id genus<text:line-break/></text:span><text:span text:style-name="T12">feris, sed Graecis, et iis, qui, tametsi genere </text:span><text:span text:style-name="T12">sunt barbari,<text:line-break/></text:span><text:span text:style-name="T12">Graecorum tamen aemulantur studia. </text:span><text:span text:style-name="T12">Nam quis, quaeso,<text:line-break/></text:span><text:span text:style-name="T12">eorum hominum, qui apud nos </text:span><text:span text:style-name="T12">degunt, tulerit modo<text:line-break/></text:span><text:span text:style-name="T12">editum infantulum, etiam ab utero </text:span><text:span text:style-name="T12">calentem, ad flumen<text:line-break/></text:span><text:span text:style-name="T12">deferre, ibique, sicuti Germanos aiunt, ceu </text:span><text:span text:style-name="T12">candens sit<text:line-break/></text:span><text:span text:style-name="T12">ferrum, in frigidum humorem mergendo, simul </text:span><text:span text:style-name="T12">de na-<text:line-break/></text:span><text:span text:style-name="T12">turae vigore periculum facere, simul corpus </text:span><text:span text:style-name="T12">ipsum </text:span><text:span text:style-name="T12">robo-<text:line-break/>rare? Quippe, si citra noxam id sustinuerit, </text:span><text:span text:style-name="T12">et </text:span><text:span text:style-name="T12">quod</text:span></text:p>
      <text:p text:style-name="P16"><text:span text:style-name="T12">propriae naturae robur ostendit, et novum praeterea<text:line-break/>robur ex frigidae commercio comparavit, nulli non<text:line-break/>patet. Caeterunr, si ab externo frigore naturalis calor<text:line-break/>sit victus, quod protinus interire necesse sit, id quoque<text:line-break/>neminem latet. Quis igitur mentis compos nec omnino<text:line-break/>ferus Scythave proprium pignus in id agere discrimen<text:line-break/>eligat; lu quo errorem mors sequitur, potissimum cum<text:line-break/>ex eo periculo non magnum sit futurum, quod lucrifa-<text:line-break/>ciet? Asino enim fortassis, aut id genus experti rationis<text:line-break/>animanti utilissimum fuerit deusum ita tergus durumque<text:line-break/>effici, ut citra dolorem frigus fusiineat, homini vero<text:line-break/>ratione praedito culuam, quaefo, tam magno sit usui?<text:line-break/>Non enim, si quis absolute citraque exceptionem pronun-<text:line-break/>ciet, cutem densissimam duiissimamque utilem ad sanita-<text:line-break/>tem esse, is recte dicat. Quum namque animalis cor- </text:span><text:span text:style-name="T12">.<text:line-break/></text:span><text:span text:style-name="T12">pori duplex instet incommodum, alterum ah externis,<text:line-break/>alterum ah internis causis: quorum certe rara mollisque<text:line-break/>cutis est, ii ab extrinsecus imminentibus malis facile</text:span></text:p>
      <text:p text:style-name="P16"><text:span text:style-name="T12">lentantur, quorum densa ac dura, ab internis. Itaque<text:line-break/>etiam Hippocrates, ubi de iis praecipit,.quae in nohis ab<text:line-break/>alimento ad commodum incommodumve cedunt, post alia<text:line-break/>multa haec scripsit: </text:span><text:span text:style-name="T22">Raritas corporis ad transpiratum<text:line-break/>iis, quibus plurimum aufertur, sialuibrius, quibus .minus,<text:line-break/>insialubrius.</text:span><text:span text:style-name="T12"> Praestat ergo utrumque declinasse excessum,<text:line-break/>nec adeo aut densam reddidisse cutem, ut corporis tran-<text:line-break/>spiratum prohibeat, aut raram, ut facile a qualibet ex-<text:line-break/>trinfecus incidente causa laedatur. Tale porro natura<text:line-break/>est propositi nobis hoc loco puelli corpus, quum sit me-<text:line-break/>dium- omnis excessus. Est ergo id ea ratione alendum,<text:line-break/>ut constitutionis suae integritatem perpetuo fervet.<text:line-break/>Servabit autem, si primis quidem annis solo lacte nu-<text:line-break/>trias, ac balneo dulcis aquae et calentis utere; quo<text:line-break/>videlicet corpus ejus molle quam diutissime servatum<text:line-break/>ad plurimum augmenti perveniat. Ab his annis, quum<text:line-break/>jam mitti in ludum est habilis; non neccsse erit assiduis</text:span></text:p>
      <text:p text:style-name="P16"><text:span text:style-name="T12">praeterea balueis uti, sed intexim, dum luctari condiscit,<text:line-break/>mediocriter inibi ante cibum exercitari </text:span><text:span text:style-name="T22">sat erit, </text:span><text:span text:style-name="T22">ac</text:span><text:span text:style-name="T12"> </text:span><text:span text:style-name="T12">balneo<text:line-break/>plerunrque abstinere. Modum vero in labore excedere,<text:line-break/>quod nonnulli gymnasiarchae pueros cogunt, prorsus<text:line-break/>alienum est, siquidem intempestiva duritie .corporis inhi-<text:line-break/>betur accretio, etiamsi natura sit ad incrementum quam<text:line-break/>maxime comparata.</text:span></text:p>
      <text:h text:style-name="P8" text:outline-level="2">Cap. XI.</text:h>
      <text:p text:style-name="P14"><text:span text:style-name="T12">Sane tinum quam diutissime, qui ea<text:line-break/>natura puer est, ne gustare-quidem suaserim, quippe<text:line-break/>quod haustum et humectat nimium, et calefacit corpus,<text:line-break/>tum caput halitu replet iis, qui humido calidoque tem-<text:line-break/>peramento sunt, quale est ejusmodi puerorum. Atqui<text:line-break/>nec repleri his caput est utile, nec ipsos plus, quam per<text:line-break/>est, humidos calidosqtte fieri, quoniam eo jam caloris<text:line-break/>humorisque pervenerunt, ut, si paululum utramvis qua-<text:line-break/>litatem auxeris, jam modum excesserint. Quum autem<text:line-break/>sit omnis excessus fugiendus, maxime hunc fugere expe- </text:span><text:span text:style-name="T12">_<text:line-break/></text:span><text:span text:style-name="T12">dit, ex quo non corpori modo, verum etiam animo dam-</text:span></text:p>
      <text:p text:style-name="P16"><text:span text:style-name="T12">num accedit. Quare neque jam adultis vinum, nisi mo-<text:line-break/>dice sumptum, existimandum est utile esse, quod videlicet<text:line-break/>ad iram praecipites et ad injuriam incontinentes facit;<text:line-break/>et partem animi rationalem hebetem turbidamque reddit.<text:line-break/>Cacterum his ipsis ad bilis excrementa vel mitiganda<text:line-break/>vel expellenda est fane non inutile; non minime </text:span><text:span text:style-name="T12">vero<text:line-break/></text:span><text:span text:style-name="T12">ad eam siccitatem, quae in folidis partibus aut </text:span><text:span text:style-name="T12">ex' im-<text:line-break/></text:span><text:span text:style-name="T12">modicis laboribus aut ex proprio aetatis </text:span><text:span text:style-name="T12">temperamento<text:line-break/></text:span><text:span text:style-name="T12">provenit, idoneum est xiuum. Humectat </text:span><text:span text:style-name="T12">namque ac<text:line-break/></text:span><text:span text:style-name="T12">nutrit, quicquid immodice siccatum est; </text:span><text:span text:style-name="T12">tum bilis amarae<text:line-break/></text:span><text:span text:style-name="T12">acrimoniam mitigat ac frangit; praeterea </text:span><text:span text:style-name="T12">per sudores<text:line-break/></text:span><text:span text:style-name="T12">urinasque vacuat. Pueri vero, </text:span><text:span text:style-name="T12">ceu qui talem succum<text:line-break/></text:span><text:span text:style-name="T12">minime colligunt, quique naturalem </text:span><text:span text:style-name="T12">humiditatem pluri-<text:line-break/></text:span><text:span text:style-name="T12">mam obtinent, ut commodorum, </text:span><text:span text:style-name="T12">quae vini potio largitur,<text:line-break/></text:span><text:span text:style-name="T12">plane non egent, ita incommodi, </text:span><text:span text:style-name="T12">quae affert, tantum<text:line-break/></text:span><text:span text:style-name="T12">sentiunt Nemo itaque rationis </text:span><text:span text:style-name="T12">compos </text:span><text:span text:style-name="T12">ea </text:span><text:span text:style-name="T12">uti </text:span><text:span text:style-name="T12">potione<text:line-break/>pueros sinet, quam, praeterquam quod nullum affert<text:line-break/>eommodum, immensum etiam scquitur incommodum.</text:span></text:p>
      <text:p text:style-name="P16"><text:span text:style-name="T12">A frigidae potione omnino prohibendos hujusmodi<text:line-break/>pueros non' censeo, quod tamen aliqui faciunt, verum<text:line-break/>a cibq plerumque, et per calores, quum ipsis cordi erit,<text:line-break/>uti permitto,, potissimum vero (fi copia ejus sit) son-<text:line-break/>tanae recentis, . cui nulla qualitas vitiosa aliunde fit<text:line-break/>contracta; ea si non est,. reliquarum. Cavendae vero<text:line-break/>sunt, quae ex stagnis hauriuntur, et quae turbidae, et<text:line-break/>quae maleolentes, et quae salsae, denique in quibus<text:line-break/>qualitas aliqua gustu deprehenditur, quando, quae optima<text:line-break/>est, ea penitus non gustui modo horum, verum etiam<text:line-break/>olfactui omnis qualitatis expers videbitur. Eadem quo-<text:line-break/>que tum potui jucundissima erit, tum plane pura. Quod<text:line-break/>si praecordia quoque celeriter transit, nihil est, quod<text:line-break/>magis idoneam requiras, quando, si qua pura limpida-<text:line-break/>que est, nec ingrata potui, nihil secius tamen circa prae-<text:line-break/>cordia haeret, haec femivitiosa est: atque abstinendum ab.<text:line-break/>ea censeo utique, quum prorsus est frigida; caelorum a<text:line-break/>calefacta non deterreo. Ac tutissimum quidem sit expe-</text:span></text:p>
      <text:p text:style-name="P16"><text:span text:style-name="T12">rientia ipsa de hujusmodi aqua judicium fieri. Quod si<text:line-break/>quis est, qui ex notis potius facultatem praenosse malit:<text:line-break/>cujus fons e petra scaturiens contra septentriones fluit,<text:line-break/>folernque aversum habet, hanc aegre concoctum iri, tar-<text:line-break/>dique transitus esse putandum est; eadem nimirum cale-<text:line-break/>fiet frigefietque tarde. Contra,, cujus ad orientem solem<text:line-break/>fons erumpit, quaeque per meatum aliquem mundum<text:line-break/>aut puram colatm' terram, eademque calefit ac refrige-<text:line-break/>ratur ocissime, hanc omni aetati utilissimam esse existi-<text:line-break/>manduni esu Non enim, sicuti vino, escis, exercitatione,<text:line-break/>vigiliis, somno ac venere aliis alias uti pro ratione<text:line-break/>aetatis expedit, ita de aqua quoque statuendum est, scd,<text:line-break/>quam nunc optimam indicavimus, hac uti puero, juveni,<text:line-break/>seni conducet ldem de acre judicandum, quem opti-<text:line-break/>mum in pulmones trahcre omnibus juxta salubre est.<text:line-break/>Optimum aerenr censeo, qui prorsus sit purus. Ejusmodi<text:line-break/>vero fuerit, qui nec llagni nec paludis halitu sit ob-<text:line-break/>scuratus, nec ex profundo specu pestilentem spiraverit</text:span></text:p>
      <text:p text:style-name="P16"><text:span text:style-name="T12">auram, qualis circa Sardes et Hierapolin, alibique ter-<text:line-break/>rarum faepenumero visitur: nec qui ex cloacis, quae<text:line-break/>magnam aliquam urbem aut numerosum exercitum pur-<text:line-break/>gent, vitium contraxiti </text:span><text:span text:style-name="T22">nec</text:span><text:span text:style-name="T12"> qui ex animalium, olerum<text:line-break/>aut leguminum putredine, aut fimo coinquinaturi nec<text:line-break/>qui ob' stagnum vel flumen vicinum nebulosus est: </text:span><text:span text:style-name="T12">nec<text:line-break/></text:span><text:span text:style-name="T12">qui editis undique montibus in cavo loco clausus nullum<text:line-break/>recipit perstatum; suffocans enim putrisque est, similis<text:line-break/>ei, qui in domibus quibusdam est inclusus; in quibus<text:line-break/>ob putredinem et perflatus defectum plurimus acervatur<text:line-break/>situs. Hujuscemodi ergo aer omni plane aetati est noxius,<text:line-break/>sicut e diverso, qui purus omnino est, nulli non aetati<text:line-break/>est utilis. At vero quae ex calore, frigore, siccitate,<text:line-break/>humiditate diversitas aeris contingit, iion proinde se ad<text:line-break/>omnes homines habet. Sed corporibus, quae optimo teni-<text:line-break/>peramento sunt, etiam optime temperatus aer est saluber-<text:line-break/>rimus; in quibus vero aliqua exuperans qualitas domi-</text:span></text:p>
      <text:p text:style-name="P16"><text:span text:style-name="T12">natur, iis utilissimus aer est, qui ei qualitati maxime est<text:line-break/>adversus, frigidus calidae, calidus frigidae, humidiori<text:line-break/>siccus, sicciori, quam par </text:span><text:span text:style-name="T12">est, </text:span><text:span text:style-name="T12">tanto bumidior, quanto sic-<text:line-break/>citas ipsa modunr excessit Atque haec quidem hoc loco<text:line-break/>intellexisse sat esu Quemadmodum vero noxas, quae ex<text:line-break/>vitiosis aere aquisque proveniunt, corrigas, alio volumine<text:line-break/>dicetur. Nunc enim optimum corporis statum simus<text:line-break/>cum optima victus ratione ceu scopum ac regulam<text:line-break/>quandam tractare constitui. Quae enim vitiosa in aliquo<text:line-break/>corpore sunt, horum varietates omnes una cum idonea'<text:line-break/>ipsis victus ratione in sequentibus libris perscquemur.</text:span></text:p>
      <text:h text:style-name="P8" text:outline-level="2">Cap. XII.</text:h>
      <text:p text:style-name="P14"><text:span text:style-name="T12">Quare rursus ad optimi status pueruni<text:line-break/>reversi, ejus aetatem a primo septenario usque ad secun-<text:line-break/>dum explicemus, et cujus temperamenti sit, et quodnam<text:line-break/>postulet nictus genus. Ergo temperamentum ejus, ut lu<text:line-break/>libris, quos dc temperamentis scripsimus, evidenter osten-<text:line-break/>dimus, calidum est eodem gradu, quo prius, hutuidum</text:span></text:p>
      <text:p text:style-name="P16"><text:span text:style-name="T12">Vero non eodem. Quandoquidem omne animans ab<text:line-break/>fpsc statim ortu siccius in dies efficitur, minime tamen<text:line-break/>per omnes aetates aut calidius aut frigidius evadit. Sed<text:line-break/>.quorum optime fe liabent corpora, iis calor similis quo-<text:line-break/>dammodo usque ad summum incrementum in anet; quorum<text:line-break/>vero humida srigidaque supra optimae conditionis corpus<text:line-break/>funt, horum calor augetur*. Sed non est nunc de his<text:line-break/>siertno. Cui vero optime constitutum corpus obtigit, is<text:line-break/>ad quartum decimum usque annum jam traditam victus<text:line-break/>rationem observet, non autem immodice aut violenter<text:line-break/>fe exerceat,"ne corporis inhibeat incrementum. Lavetur<text:line-break/>autem calida potius, nuam gelida, ut qui nondum hanc<text:line-break/>citra noxam poterit sustinere. Hac aetate animum quo-<text:line-break/>que formet, idque potissimum probis consuetudinibus et<text:line-break/>gravibus disciplinis, quae animo modestiam pariant.<text:line-break/>Quippe ad ea, quae sequente aetate circa corpus ejus<text:line-break/>moliri oportebit, maximo compendio sit animi modestia'<text:line-break/></text:span><text:span text:style-name="T22">et</text:span><text:span text:style-name="T12"> ad parendum facilitas. A secundo vero septenniu</text:span></text:p>
      <text:p text:style-name="P16"><text:span text:style-name="T12">usque ad expletum tertium, si quidem ad robustissimum<text:line-break/>corporis habitum provehere hominem cupis, aut militem<text:line-break/>eum strenuum, aut luctatorem, aut alias viribus insignem<text:line-break/>destinans, utique de iis animi.dotibus, quae ad scientiam<text:line-break/>sapieutiamque pertinent, minus laborabis. Quae enim<text:line-break/>ad mores spectant, hac maxime aetate persici absolvique<text:line-break/>convenit. Sin corporis membra roborare hactenus cupis,<text:line-break/>dum sanum quendam habitum et incrementum iis compa-<text:line-break/>res , animi vero rationalem partem adolescentis _ </text:span><text:span text:style-name="T22">ornare<text:line-break/></text:span><text:span text:style-name="T12">cupis, non est utrobique eadem victus ratio ex usu.<text:line-break/>Quanquam etiam tertiam quartamque vitae formulam licet<text:line-break/>invenice, aliis fordidarum cuilibet artium deditis, idque<text:line-break/>vel ei, quae corpus exerceat, vel alienum ab exercitio id<text:line-break/>teneat, aliis ad agriculturam, vel mercaturam, vel tale<text:line-break/>quippiam fe conferentibus; quae genera tot numero suut,<text:line-break/>ut dissicile certe videatur omnes vitae species certo nu-<text:line-break/>mero complecti. Ac ars quidem, quae fanitatcm tuen-<text:line-break/>dam profitetur, omnibus profecto hominibus sanitatis</text:span></text:p>
      <text:p text:style-name="P16"><text:span text:style-name="T12">tuendae documenta pollicetur, aut singulorum propria,<text:line-break/>aut omnium communia, aut haec quidem propria, illa<text:line-break/></text:span><text:span text:style-name="T22">vero communia.</text:span><text:span text:style-name="T12"> Veruntamen fieri nequit, ut de omni-<text:line-break/>bus simul disseratur, sed primo loco, quemadmodum quis,<text:line-break/>ad longissimum prolata vita, etiam bona valetudine per-<text:line-break/>petuo utatur. (Sane hanc vitam ab omni ex necessario<text:line-break/>negotio liberam esse oportet, ac soli corpori vacare.)<text:line-break/>Secundo loco, ut de iis, quae cum arte aliqua, aut<text:line-break/>opere, aut vitae instituto, aut ministerio privato publi-<text:line-break/>cove, in summa, quae cum premente aliquo negotio<text:line-break/>conjunctae sunt. Sic utique fieri potest, ut de omnibus<text:line-break/>disseratur. Neque enim aliter aut dilucidus, aut rnemo-<text:line-break/>ratu facilis, aut certa methodo traditus ferino noster vi-<text:line-break/>deatur, nisi hunc ordinem sequatur. Sed ad id, quod<text:line-break/>primo loco propositum est, revertendum, docendumque,<text:line-break/>quemadmodum, qui optimum corporis habitum est nactus,<text:line-break/>ab omnibus, quae ad publicum in vita spectant, secedens,<text:line-break/>ac. sibi scli vivens, nec morbo uno, quoad fieri potest, un-<text:line-break/>quatu. lentetur, necante longissimum vitae tempus morte oc-</text:span></text:p>
      <text:p text:style-name="P16"><text:span text:style-name="T12">cupetur. Immortale namque fieri, quod genitum est,<text:line-break/>plane non potest, tametsi nostri temporis philosophus<text:line-break/>quidam in egregio scilicet opere illo, in quo lunnorta-<text:line-break/>litatis vitam docet, id ostendere sit aggressus. Ut vero<text:line-break/>corpus in plurimum perduret tempus, id vero fieri posse<text:line-break/>prosecto convenit, praesertim ejus, qui optima sit natura.<text:line-break/>Sunt enim qui ab ipso ortu adeo improspero corporis<text:line-break/>sint fletu, ut, ne si Aesculapium quidem ipsum iis prae-<text:line-break/>feceris, vel sexagesimum annum videant. Sed non est<text:line-break/>nunc de his locus. Quare ad illum hominem potius,<text:line-break/>qui optimo est habitu, reversi repetamus ca, quae inter<text:line-break/>initia demonstravimus, nempe quod comesse bibercque<text:line-break/>nobis necesse est, propterea quod e corpore nostro ali-<text:line-break/>quid scmper defluit; quum vero edendum nobis biben-<text:line-break/>dumque sit, necesse rursus est excrementorum excernen-<text:line-break/>dorum curam rationemque haberi. Horum vero quum<text:line-break/>variae sint species, aliae eorum, quae in ventriculo per-<text:line-break/>ficiuntur, aliae eorum, quae in jccinore, arteriis ct<text:line-break/>venis, aliae ejus quod per singula membra distribuitur</text:span></text:p>
      <text:p text:style-name="P16"><text:span text:style-name="T12">alimenti, sane </text:span><text:span text:style-name="T12">cujusque </text:span><text:span text:style-name="T12">suam </text:span><text:span text:style-name="T12">esse </text:span><text:span text:style-name="T12">vacuationem oportet,<text:line-break/>sicuti </text:span><text:span text:style-name="T12">id </text:span><text:span text:style-name="T12">ipsum </text:span><text:span text:style-name="T12">ab </text:span><text:span text:style-name="T12">initio instituisse natura videtur, quae<text:line-break/>instrumenta animalibus contulit, alia, quae excrementa<text:line-break/>ipsa expurgent </text:span><text:span text:style-name="T12">ac </text:span><text:span text:style-name="T12">separent, alia, quae deducant, alia,<text:line-break/>quae in unum colligant, alia, quae excernant, de quibus<text:line-break/>omnibus tractatum nobis fusius est in iis commentariis,<text:line-break/>quos de naturalibus facultatibus, et quos de partium ani-<text:line-break/>malis usu inscripsimus. Nunc hypothescos Ioco haec<text:line-break/>praesumenda sunt ad- ea, quae paramus. Primum nam-<text:line-break/>que excrementum et a sincero separatur, et paulatim im-<text:line-break/>pellitur per omnia intestina usque </text:span><text:span text:style-name="T22">ad</text:span><text:span text:style-name="T12"> satis capax spatium,<text:line-break/>quod in eo intestino visitur, quod rectum appellant; ad<text:line-break/>cujus exitum musculi quidam sunt inserti; qui ipsum'<text:line-break/>coerceant, lutusque detineant, ac intempestive effluere<text:line-break/>vetent. Quum vero abunde congestum jam grave animali<text:line-break/>fuerit, tum foras agi sinunt, ad celeritatem emissionis<text:line-break/>etiam abdominis musculis una cum diaphragmate adju-<text:line-break/>vantibus. Iecrnorrs excrementorum aliud est, quale quod</text:span></text:p>
      <text:p text:style-name="P16"><text:span text:style-name="T12">florem in </text:span><text:span text:style-name="T12">vino appellant, aliud, quale quod </text:span><text:span text:style-name="T12">faex dicitur.<text:line-break/></text:span><text:span text:style-name="T12">Attrahitur alterum a, vesicula, </text:span><text:span text:style-name="T12">quae jecinori subjicitur;<text:line-break/></text:span><text:span text:style-name="T12">alterum a liene. In his collecta </text:span><text:span text:style-name="T12">excernuntur, alteruni<text:line-break/></text:span><text:span text:style-name="T12">in </text:span><text:span text:style-name="T12">priorem tenuis intestini partem, </text:span><text:span text:style-name="T12">aIterum in ventricu-<text:line-break/></text:span><text:span text:style-name="T12">lum : </text:span><text:span text:style-name="T12">ab hisque jam per omnia intestina, unaque </text:span><text:span text:style-name="T12">cum<text:line-break/></text:span><text:span text:style-name="T12">sicciori </text:span><text:span text:style-name="T12">alimenti excremento permeant. Quod </text:span><text:span text:style-name="T12">autem </text:span><text:span text:style-name="T12">lu<text:line-break/>venis et arteriis excrementum acervatur, ejusmodi </text:span><text:span text:style-name="T12">plane<text:line-break/></text:span><text:span text:style-name="T12">est, </text:span><text:span text:style-name="T12">quale </text:span><text:span text:style-name="T12">in </text:span><text:span text:style-name="T12">lacte concreto ferum. ' Hoc renes </text:span><text:span text:style-name="T12">a sanguine<text:line-break/></text:span><text:span text:style-name="T12">secernentes ad vesicam transmittunt. Ea </text:span><text:span text:style-name="T12">porro id col-<text:line-break/></text:span><text:span text:style-name="T12">ligit, servatque ad eundem serme modum, quem </text:span><text:span text:style-name="T12">de sicco<text:line-break/></text:span><text:span text:style-name="T12">exeremento supra retulimus. Quippe </text:span><text:span text:style-name="T12">adnascitur hic quo-<text:line-break/></text:span><text:span text:style-name="T12">que ad exitum ipsum musculus quidam </text:span><text:span text:style-name="T12">.transversus, qui<text:line-break/></text:span><text:span text:style-name="T12">osculum vesicae ita ad unguem comprimit, </text:span><text:span text:style-name="T12">ut inde'nihil<text:line-break/></text:span><text:span text:style-name="T12">effluat. Postquam vero hujus quoque </text:span><text:span text:style-name="T12">collecta jam copia<text:line-break/></text:span><text:span text:style-name="T12">animal urget, illico se remittens </text:span><text:span text:style-name="T12">laxansque statione cedit.<text:line-break/></text:span><text:span text:style-name="T12">Vesica vero, omne excrementum excernit, </text:span><text:span text:style-name="T12">rursus hic quo-<text:line-break/></text:span><text:span text:style-name="T12">que, ut ad celeritatem exitus siccorum </text:span><text:span text:style-name="T12">excrementorum,<text:line-break/></text:span><text:span text:style-name="T12">auxiliantibus musculis iis, </text:span><text:span text:style-name="T12">qui </text:span><text:span text:style-name="T12">in </text:span><text:span text:style-name="T12">abdomine sunt siti;</text:span></text:p>
      <text:p text:style-name="P16"><text:span text:style-name="T12">Reliquum excremesitoruiii geftus isi siiigirlis aiiimalis na-r<text:line-break/>suitur’ partibus ex ipso unde aluntur succo: aliud quidem<text:line-break/>ceu semicoctae quaepiam reliquiae, </text:span><text:span text:style-name="T12">- </text:span><text:span text:style-name="T12">qttae assimilari nua<text:line-break/>triendae parti nequierunt: aliud, quod prius transmittendi<text:line-break/>alimenti suit vehiculum, nunc functum officio, humidum<text:line-break/>tenueque superest: -quale nimirum serosum illud jam<text:line-break/>dictum, quod ex-, vasis in vesicam defluit. Huic excre-<text:line-break/>rnento nullus certus a natura praescriptus meatus est:<text:line-break/>expellitur tamen partim actum per ipsa molliora corpora;<text:line-break/>quae fluentis ejus violentiae cedunt, potissimuin quum<text:line-break/>a spiritu .majore impetu irruente impellitur; partim<text:line-break/>etiam per exiguos omnes corporeae molis meatus; quo-<text:line-break/>rum non modo reliquum corpus universum, </text:span><text:span text:style-name="T12">sed </text:span><text:span text:style-name="T12">etiam<text:line-break/>tota cutis plena est. Dictum autem nobis de generatione<text:line-break/>horum est in libris, quos de temperamentis edidimus. Ergo<text:line-break/>tenuissimum hujus generis excrementum facile sane ejici-<text:line-break/>tur, partim in speciem halitus ab lusito calore solutum,<text:line-break/>partim violento motu confertim, erumpens. Appellant<text:line-break/>vero, quod ita excernitur, </text:span><text:span text:style-name="T12">- </text:span><text:span text:style-name="T12">sudorem. Alterum vero,</text:span></text:p>
      <text:p text:style-name="P16"><text:span text:style-name="T12">cui </text:span><text:span text:style-name="T12">nullum </text:span><text:span text:style-name="T12">norneir est; • qubd' videlicet nec'vulgo </text:span><text:span text:style-name="T12">est 'co-<text:line-break/></text:span><text:span text:style-name="T12">gnitum, ut quod conspectum prae tenuitate </text:span><text:span text:style-name="T12">effugiat; </text:span><text:span text:style-name="T12">qui<text:line-break/>id ratione contemplati sunt, iis pcrspiratio senium latens<text:line-break/>vocatur. </text:span><text:span text:style-name="T12">Iri </text:span><text:span text:style-name="T12">hac insensibili perspiratrone etiam crassioris<text:line-break/>excrementi nonnihil excernitur. Huic autem et </text:span><text:span text:style-name="T12">vehe-<text:line-break/></text:span><text:span text:style-name="T12">mentiore deducente calore, et impetu impellente majore<text:line-break/>opus est, quum alioqui periculum sit, 'ne lente itineris<text:line-break/>finem consistat; saltem ad cutim. Ab hob’ excreiumrtd<text:line-break/>tum pilis origlueni esse' ofi.ensum nobis elti niuii vero<text:line-break/>iis', quae cicca omnium outim semper acervantur; </text:span><text:span text:style-name="T12">surdi-<text:line-break/></text:span><text:span text:style-name="T12">bus. </text:span><text:span text:style-name="T12">Ac </text:span><text:span text:style-name="T12">dicta ferine nobis nnrverstr sunt tmn generatid-<text:line-break/>uis, tum etiam expulsionis excremeiitoruni </text:span><text:span text:style-name="T12">necessaria<text:line-break/></text:span><text:span text:style-name="T12">capita; ’ quae lu aliis tnostris operibus,' quorum proxime<text:line-break/>meminerimus, fuere demonstrata, hypothefes </text:span><text:span text:style-name="T12">opportunae’<text:line-break/></text:span><text:span text:style-name="T12">Iunt iis, quae nunc molimur. Nam </text:span><text:span text:style-name="T12">quoniam 'excerni<text:line-break/></text:span><text:span text:style-name="T12">haec oportet, utpote-quae vitiosa </text:span><text:span text:style-name="T12">qualitate sint; ’ </text:span><text:span text:style-name="T22">tametsi<text:line-break/></text:span><text:span text:style-name="T12">Asclepiades reclamet, eciivenit </text:span><text:span text:style-name="T22">farbitrdvj.</text:span><text:span text:style-name="T12"> primum navisse;<text:line-break/></text:span><text:span text:style-name="T12">quibus maxime'causis niorentursitlelu </text:span><text:span text:style-name="T12">rationem </text:span><text:span text:style-name="T12">inire,</text:span><text:span text:style-name="T28">1</text:span><text:span text:style-name="T12"> qua</text:span></text:p>
      <text:p text:style-name="P16"><text:span text:style-name="T12">nec in ipsas incidatur, ac, si quando inciditur, quampri-<text:line-break/>mum error corrigatur. Atque ne incidatur quidem, hinc<text:line-break/>licet assequamur utique, si, excreta abunde sint, necne,<text:line-break/>compertum habuerimus; ut </text:span><text:span text:style-name="T12">vero </text:span><text:span text:style-name="T12">erratum jam corrigatur,<text:line-break/>alia quadam methodo est opus.</text:span></text:p>
      <text:h text:style-name="P8" text:outline-level="2">Cap. X<text:span text:style-name="T35">III</text:span><text:span text:style-name="T1">.</text:span></text:h>
      <text:p text:style-name="P14"><text:span text:style-name="T12">Dicamus ilaque primum, a quibus maxi-<text:line-break/>me rernorentur dictorum excrementorum singula; mox,<text:line-break/>quo pacto, quod retentum est, extrudatur. Ergo iis quae<text:line-break/>in ventriculo continentur excrementis mora contingit,<text:line-break/>aut ipsius cibi potusque vitio, aut ipsius ventriculi una<text:line-break/>cum intestinis. Et cibi quidem potusque vitio, aut pro-<text:line-break/>pter qualitatem eorum, aut quantitatem, ad haec ordiuem<text:line-break/>utendique modum. Et propter qualitatem quidem, si<text:line-break/>acerba, ausiera, aut siccae naturae fuerint. Propter quan-,<text:line-break/>titatem, si justo plura aut pauciora Iunt assumpta. Or-<text:line-break/>dinis errore, si, quae sicca adstringentiave sunt, primo,<text:line-break/>quae humi da, pinguia et dulcia, fecundo loco sunt<text:line-break/>siim-pta. Modi usus ratione, si, quum bis fuit edendum,</text:span></text:p>
      <text:p text:style-name="P16"><text:span text:style-name="T12">totum semel sumpserit alimentum. Quae vero ventriculi<text:line-break/>intestinorumve vitium sequitur excrementi </text:span><text:span text:style-name="T12">mora, </text:span><text:span text:style-name="T12">vel ob<text:line-break/>naturalem eorum affectum accidit, vel certe acquisititium.<text:line-break/>Ac quae quidem naturae eorum vitio causae proveniunt,<text:line-break/>ex pravis corporis habitibus sunt, sicuti, ubi de his agemus,<text:line-break/>dicetur. De acquisititiis hoc loco agemus. Laedentium<text:line-break/>ventris affectuum octo sunt differentiae, singulae ipso<text:line-break/>genere intemperies; et quatuor quidem simplices, calor,<text:line-break/>frigiditas, siccitas, humiditas; quatuor compositae, calor<text:line-break/>una </text:span><text:span text:style-name="T12">cum </text:span><text:span text:style-name="T12">siccitate, idem </text:span><text:span text:style-name="T12">cum </text:span><text:span text:style-name="T12">humiditatc, frigus adjun-<text:line-break/>ctum siccitati, idem cum humiditate. Sane eo crevisse<text:line-break/>magnitudinis harum quamlibet oportet, ut jam imbecillam<text:line-break/>reddiderit expultricem vim</text:span><text:span text:style-name="T12">, </text:span><text:span text:style-name="T12">aut ventriculi tantum, aut<text:line-break/>gracilium intestinorum, aut crassiorum, aut etiam om-<text:line-break/>nium simul, aut ex his quonindam. Creantur porro ejus-<text:line-break/>modi intemperies modo ab iis, quae intro in corpus<text:line-break/>sumuntur, modo ab iis, </text:span><text:span text:style-name="T12">quae </text:span><text:span text:style-name="T12">foris incidunt. Et ab iis-,</text:span></text:p>
      <text:p text:style-name="P16"><text:span text:style-name="T12">quae in corpus sumuntur, quum in nibo. val potu vis<text:line-break/>quaepiam medicinalis est immixta ex earum genere, quae<text:line-break/>vel calefaciunt, vel refrigerant, - vel siccant, </text:span><text:span text:style-name="T12">vel </text:span><text:span text:style-name="T12">hume-,<text:line-break/>ctant, vel una calefaciunt et siccant,- aliaye quapiam<text:line-break/>connexione harum qualitatum afficiunt.. Ab iis, quae<text:line-break/>foris incjdunt, vni ambientis nos aeris vitio (quum is<text:line-break/>immodice calefacit, ant refrigerat, aut siccat, aut hume-<text:line-break/>c.tat, aut conjugatione, quavis harum qualitatum afficit),<text:line-break/>vel aquae, qua laveri mus, vel unctionis, qua uncti<text:line-break/>simus, vel denique alterius cujusquam, quod, quum foris<text:line-break/>ventriculo adhaeserit, aut calefaciendi immodice hunc,<text:line-break/>aut refrigerandi, aut siccandi, aut bumectandi facultatem<text:line-break/>habuit. His igitur de causis supprimitur excrementum<text:line-break/>ventris. . sit flavae bilis excrementum moratur aut pro-<text:line-break/>pter attrahentis expellentifve facultatis infirmitatem, aut<text:line-break/>propter vasorum, quibus deducitur atque excernitur,<text:line-break/>angustiam. Porro infirmitas tum vesiculae totius, quae<text:line-break/>jecinori subjicitur, tum eorum meatuum,, qui ab ea in<text:line-break/>jecur subeunt, tum eorum, quibus in intestinum bilis evo-</text:span></text:p>
      <text:p text:style-name="P16"><text:span text:style-name="T12">mitur; ex laedenti intemperie provenire potest, tali<text:line-break/>utique, quali intestinorum ventrisque expultricem facul-<text:line-break/>tatem laedi diximus. Angustia vero vasorum aut plileg-"<text:line-break/>moties vitio fit, aut propter scirrhos, aut obstructionem,<text:line-break/>aut circumjacentium partium compressionem, aut ofculo-;<text:line-break/>Tum conniventiarn, Jam ipsa a proximis partibus com-<text:line-break/>pressio aut propter immodicam copiam eorum, quae in.<text:line-break/>fe continent, aut propter phlegmonen, aut scirrhum.<text:line-break/>accidit, aeque ac osculorum conniventia aut propter<text:line-break/>liornm quippiam, aut etiam siccitatem. Porro siccitatem;<text:line-break/>accidere faciunt, et quae valenter astringunt, et quae-<text:line-break/>pariter calefaciunt et siccant. llla namque humorem,<text:line-break/>exprimendo, et quae patebant, contrahendo constringen-<text:line-break/>doque ac denIando; haec eliciendo per halitum humo-<text:line-break/>rem siccitatem inducunt. Phlegmone namque et scirrhus,..<text:line-break/>quoniam morbi plane sunt, ad praesentem disputationem<text:line-break/>non pertinent, et alioqui de ipsis commodius agetur in-<text:line-break/>sequentibus. Pari ratione atrae bilis excrementum ali-<text:line-break/>quando supprimetur, si lien eo se modo habeat;., ouo</text:span></text:p>
      <text:p text:style-name="P16"><text:span text:style-name="T12">bilis vesica, vena vero, quae ad illum </text:span><text:span text:style-name="T12">a </text:span><text:span text:style-name="T22">porta</text:span><text:span text:style-name="T12"> jecluoris<text:line-break/>pertinet, eodem modo, quo vnscula illa, </text:span><text:span text:style-name="T12">quae </text:span><text:span text:style-name="T12">biliosum<text:line-break/>excrementum attrahunt, quae vero ex liene in ventricu-<text:line-break/>lum fertur, eodem modo, quo meatus ille, </text:span><text:span text:style-name="T12">qui </text:span><text:span text:style-name="T12">bilem<text:line-break/>egerit. At excrementum, quod pcr singulas animalis,<text:line-break/>quae nutriuntur, partes congeritur, et copia sua, et cras-<text:line-break/>situdine, et praeterea lentore retardatur, ad haec ob<text:line-break/>imbecillitatem caloris, qui id incidat solvatque, praeterea</text:span><text:span text:style-name="T28">1<text:line-break/></text:span><text:span text:style-name="T12">transitus angustiam. Ac copia quidem, crassitudo et lentor<text:line-break/>vel ex'cibi potionisque natura provenit, vel laedente<text:line-break/>quapiam alteratricis facultatis in ea parte, quae nutritur,',<text:line-break/>infirmitate. Imbecillitas vero caloris, qui non id excre-<text:line-break/>mentum resolvat ac. tenuet, ab exercitationis defectu pro-<text:line-break/>venit Angustia transitus aut ob fcirrhum, aut phlegmo-<text:line-break/>nen, aut obstrusionem, aut compressionem alicujus, aut<text:line-break/>conuiventiam evenit Quorum cujusque originis rationem<text:line-break/>paulo ante retulimus. Sunt tamen partes, quae praeter<text:line-break/>latentes hos .meatus' alios' quosdam apertos et conspicuos</text:span></text:p>
      <text:p text:style-name="P16"><text:span text:style-name="T12">obtinent, sicuti cerebrum et oculus. Id autcm institutum<text:line-break/></text:span><text:span text:style-name="T19">a </text:span><text:span text:style-name="T12">natura est aut propter praestantiam partis, aut pro-<text:line-break/>pter actionem exquisitius obeundam, aut propter continen-<text:line-break/>tiuni corporum denfilatem. Est namque cerebrum ratio-<text:line-break/>nalis animae ceu domicilium; quod cum osse solido un-<text:line-break/>dique sit septum, plurimis maximisque canalibus expur-<text:line-break/>gatur, primum per nares et palatum, secundo' per<text:line-break/>utramque aurem, tertio per calvae suturas. Nec absimile<text:line-break/></text:span><text:span text:style-name="T19">est </text:span><text:span text:style-name="T12">etiam aliquid ab </text:span><text:span text:style-name="T12">eo </text:span><text:span text:style-name="T12">confluere ad oculos. Oculus vero<text:line-break/>ipse 'non tanquam primatum aliquem inter partes obti-<text:line-break/>nens, sed velut qui purus esse omnino postulet, quo vi-<text:line-break/>delicet probe munus suum obeat, per evidentes meatus<text:line-break/>ejicit, quicquid in eo excrementi gignitur, nempe , per<text:line-break/>neres palpebrasque.</text:span></text:p>
      <text:h text:style-name="P8" text:outline-level="2">Cap. XIV.</text:h>
      <text:p text:style-name="P14"><text:span text:style-name="T12">Ergo excrementorum tum caulas, lum<text:line-break/>instrumenta jam diximus. Quae quemadmodum quis re-<text:line-break/>tenta vacuet, deinceps docendum, initio rursus a ventre'<text:line-break/>sumpto. Ergo illud commune omnium excrementorum</text:span></text:p>
      <text:p text:style-name="P16"><text:span text:style-name="T12">siocumentum sit, ut retentionis causae contrariam causam<text:line-break/>siemper admoveas: speciale vero per singulas hoc, si<text:line-break/>comestorum paucitate et siccitate restricta alvus sit, ut<text:line-break/>tum plura</text:span><text:span text:style-name="T12">, </text:span><text:span text:style-name="T12">tum humidiora exhibeas , si siccitate, plura<text:line-break/>quidem non offeras, sed humidiora, si. ausieritate .et<text:line-break/>acerbitate, dulcibus et pinguibus cibes; quod si in or-,<text:line-break/>stine sumptorum erratum sit, ut eum errorem corrigas;<text:line-break/>si, quum bis edendum erat, femel comedit, ut non<text:line-break/>bis modo, sed etiam f</text:span><text:span text:style-name="T28">ae</text:span><text:span text:style-name="T12">pius pascas. Eodem plane modo<text:line-break/></text:span><text:span text:style-name="T12">et </text:span><text:span text:style-name="T12">recens contractas intemperies contrariis temediis far—,<text:line-break/></text:span><text:span text:style-name="T12">nias:, </text:span><text:span text:style-name="T12">nempe, quod siccatum est, hnmectans., quod resii-<text:line-break/>geratum est, calefaciens, ac reliquos affectus simili ratione<text:line-break/>corrigens, Quibus vero haec fiant, in iis, quae de me-<text:line-break/>dicamentis scripsimus r proditae materiae fnnt. At </text:span><text:span text:style-name="T37">t</text:span><text:span text:style-name="T12"> flava,<text:line-break/>bile retenta, siquidem obstructionis cnipa id accidat, eo</text:span><text:span text:style-name="T37">f<text:line-break/></text:span><text:span text:style-name="T12">qui extenuet.nictu utendum est; cujus materia singulari<text:line-break/>volumine a nubis est tradita. Sin ex compressu </text:span><text:span text:style-name="T12">id </text:span><text:span text:style-name="T12">ave-'<text:line-break/></text:span><text:span text:style-name="T12">alat </text:span><text:span text:style-name="T12">corporum, quae et ejus bilis meatibus vicina sunt,<text:line-break/></text:span><text:span text:style-name="T19">et </text:span><text:span text:style-name="T12">immodice sunt referta: siquidem ex crassitudine succi</text:span></text:p>
      <text:p text:style-name="P16"><text:span text:style-name="T12">id incidit, extenuante rictu esi utendum: sin ex mnititu-<text:line-break/>dine, praesidiis, quae vacuent Quod si ob phlegmonen<text:line-break/>fcirrhumve id contigit, jam res sanitatis tuendae proses</text:span><text:span text:style-name="T43">-ι-<text:line-break/></text:span><text:span text:style-name="T12">sionem excessit. Sin propter recens contractam intempe-<text:line-break/>xiern, quaecnnque victa qualitas est, hanc restituere ten-<text:line-break/>tandum. Ad eandem formulam conuiventiam osculorum<text:line-break/>aperire conveniet, si ab austeris facta est, pinguibus et<text:line-break/>dulcibus assumi jussis, sin iis, quae calefaciunt et sic-<text:line-break/>cant, successit, adhibitis, quae, refrigerent et liumectent.<text:line-break/>Dicetur et talium materia in fequentibus libris. Idem<text:line-break/>expurgandi modus etiam tertio excrementorum genere<text:line-break/>retento, </text:span><text:span text:style-name="T12">et </text:span><text:span text:style-name="T12">quod per singulas animalis partes colligi di-<text:line-break/>ximus, </text:span><text:span text:style-name="T22">conveniat.</text:span><text:span text:style-name="T12"> Nam si contracta sint et tanqaam<text:line-break/>conniveant meatuum ora, per adversa iis, quae sic asse-;<text:line-break/>cerunt, succurrendum est: nempe quae ex frigidis causia<text:line-break/>ortae coarctationes constipationesqne carneae molis sunt,<text:line-break/>veluti quae ex ambientis frigore corporibus nostris inci-<text:line-break/>derunt, eas calefaciendo; rursus eas, quae calori sicci- •<text:line-break/>tatique supervenerunt, veluti quae fervoribus folia eve-</text:span></text:p>
      <text:p text:style-name="P19"><text:span text:style-name="T12">a</text:span></text:p>
      <text:p text:style-name="P16"><text:span text:style-name="T12">nerunt, refrigerando et humectando ; </text:span><text:span text:style-name="T12">• </text:span><text:span text:style-name="T12">pari'modo et<text:line-break/></text:span><text:span text:style-name="T12">quae </text:span><text:span text:style-name="T12">astiingentium vitio provenere, cujus generis sunt<text:line-break/>aluminosae aquae, has pingui ac molli frictione una<text:line-break/>cum dulcis aquae balneo reparando. Quod si velcrasi<text:line-break/>situdinis, vel abundantiae, vel' lentoris excrementorum<text:line-break/>vitio obstructi, meatus sunt, attenuans victus ratio his<text:line-break/>apta erit; praeterea medicamenta, quae calefaciunt </text:span><text:span text:style-name="T12">ac<text:line-break/></text:span><text:span text:style-name="T12">dissecant, quaedam intro assumpta, quaedam foris admotu;<text:line-break/>anteque haec omnia exercitatio. Nam ea quoque tum<text:line-break/>folvere excrementa potest;, tum per sudoris meatus eji-i<text:line-break/>cere; tantoque tam cibis, quam medicamentis tenuanti-<text:line-break/></text:span><text:span text:style-name="T12">hus </text:span><text:span text:style-name="T12">praestat, quanto satius est nullo corporis nostri habitu<text:line-break/></text:span><text:span text:style-name="T12">et </text:span><text:span text:style-name="T12">incommodo exigi, quae redundant, quam pariter et<text:line-break/></text:span><text:span text:style-name="T12">carne </text:span><text:span text:style-name="T12">liquanda,- et solidis extenuandis. Haec namque<text:line-break/>incommoda calidis attenuantibusque medicamentis succe-<text:line-break/>dnnt; exercitationibus vero adeo nihil (ale succedis, </text:span><text:span text:style-name="T12">ut<text:line-break/></text:span><text:span text:style-name="T12">etiam </text:span><text:span text:style-name="T12">firmitas quaedam membris accedat, quum et natu-<text:line-break/></text:span><text:span text:style-name="T12">ratis </text:span><text:span text:style-name="T12">ipse calor accenditur, et ex partium luter se attritu</text:span></text:p>
      <text:p text:style-name="P16"><text:span text:style-name="T12">durities quaedam et firmitas comparatur. Quemadmodum<text:line-break/>vero sc aliquis debito tempore mensuraque exercitet, ac<text:line-break/>singularum actionum ordine decenti </text:span><text:span text:style-name="T12">qualitateque utatur,<text:line-break/></text:span><text:span text:style-name="T12">nunc equidem exequi non fletui; sicut nec </text:span><text:span text:style-name="T12">de alimenti<text:line-break/></text:span><text:span text:style-name="T12">ipsius tempore, modo, ordine, qualitate; scd nec de </text:span><text:span text:style-name="T12">at-<text:line-break/></text:span><text:span text:style-name="T12">tenuantibus cibis ac potibus, nec de iis medicamentis,<text:line-break/></text:span><text:span text:style-name="T12">quae </text:span><text:span text:style-name="T12">qualitate immutant; nullius enim horum hactenus<text:line-break/>particularem usum diximus, contenti fummatirn et per<text:line-break/>capita tantum attigisse. Verum in sequentibus libris de<text:line-break/>omnibus susius agetur.,</text:span></text:p>
      <text:h text:style-name="P8" text:outline-level="2">Cap. XV.</text:h>
      <text:p text:style-name="P14"><text:span text:style-name="T12">Nunc enim in compendium redigere<text:line-break/>totum opus placuit, quatenus nulla materis lateret, cujua<text:line-break/>esse peritum deceat, qui omnem sanitatis tuendae artem<text:line-break/>profitetur; neque enim refert, si diaeteticmn voces eum,<text:line-break/>qui servandae sanitatis artem tenet, quemadmodum neque,<text:line-break/>si gymnesten, qui tantum, quae ad exercitationes </text:span><text:span text:style-name="T12">perti-<text:line-break/></text:span><text:span text:style-name="T12">nent, callet; quin Erasistratus quoque itu eum appella-<text:line-break/>vit In sequentibus vero, voluminibus dictarum jam </text:span><text:span text:style-name="T12">ma-<text:line-break/></text:span><text:span text:style-name="T12">feriarum cuj usque tum tempus, quo exhibebitur, </text:span><text:span text:style-name="T12">tum</text:span></text:p>
      <text:p text:style-name="P17"><text:span text:style-name="T12">qualitatem, tum quantitatem, tum usus rationem trade-<text:line-break/>- ntus, ita ut non jam materia tantum fit, sed sanitatis<text:line-break/>fconservaudae causa. Etenim in tribus hisce primis getie-<text:line-break/>ribus consistit sanitatis tuendae studium aeque ac me-<text:line-break/>deiidi methodus, </text:span><text:span text:style-name="T22">neinpe</text:span><text:span text:style-name="T12"> corporibus, causis, signis: cora<text:line-break/>poribus quidem iis, 'quae et sana jam sunt, et eo statu<text:line-break/>servari debent, signis., vero-, quae ipsis actidunt, ex<text:line-break/>quibus corpora ipfa dignoscuntur, causis autem, ex qui-<text:line-break/>bus custodia sanitatis perficitur. Harum materiam qua-<text:line-break/>tuor generibus juniorum medicorum probatissimi sunt<text:line-break/>complexi, assumendis, educendis, faciendis, extrinsecus<text:line-break/>incidentibus. Et assumendorum quidem nomine cibus;<text:line-break/>potus; et si quid medicamentorum intro sumitur, etiam<text:line-break/>eef attractus intelligitur; faciendorum vero frictio,<text:line-break/>ambulatio, vectio; equitatio, -denique omnis motus. Quod<text:line-break/>si non quivis motus exercitatio est, sed-suium qui va-<text:line-break/>Ienlior est, adjiciatur'motui exercitatio, ut sint facienda<text:line-break/>tum motus, tum' exercitatio.- Referuntur ad hoc caulae</text:span></text:p>
      <text:p text:style-name="P16"><text:span text:style-name="T12">genus somnus, vigilia et </text:span><text:span text:style-name="T12">venus. </text:span><text:span text:style-name="T12">Ex </text:span><text:span text:style-name="T12">foris incidentibus<text:line-break/></text:span><text:span text:style-name="T12">primus est ambiens nosiaer, deinde quaecunque in </text:span><text:span text:style-name="T12">lavan-<text:line-break/></text:span><text:span text:style-name="T12">tiurn ungentiiumve cutem incidunt; etiam si quod </text:span><text:span text:style-name="T12">medi-<text:line-break/></text:span><text:span text:style-name="T12">camentum sanitatis tuendae sines nbn excedit, veluti sal,<text:line-break/>tnyrta, nitrum, aphronitruni, et aquarum aliquae sponte<text:line-break/>natarum et calentium. Educendorum vero </text:span><text:span text:style-name="T12">materia<text:line-break/></text:span><text:span text:style-name="T12">praedicta paulo supra esu An vero recte tribus </text:span><text:span text:style-name="T12">praedi-<text:line-break/></text:span><text:span text:style-name="T12">ctis causarum generibus simul divisa sit, non facile </text:span><text:span text:style-name="T12">dixe-<text:line-break/></text:span><text:span text:style-name="T12">rim, quum melius fortasse sit assumendis, faciendis </text:span><text:span text:style-name="T12">et<text:line-break/></text:span><text:span text:style-name="T12">foris incidentibus alterari immutarique corpus dicere;<text:line-break/>mutationem vero aut </text:span><text:span text:style-name="T12">in </text:span><text:span text:style-name="T12">qualitate fieri, aut quantitate.:<text:line-break/>in qualitate, dum aut incalescit, aut refrigeratur, </text:span><text:span text:style-name="T12">aut<text:line-break/></text:span><text:span text:style-name="T12">siccescit, aut humectum redditur; </text:span><text:span text:style-name="T12">in </text:span><text:span text:style-name="T12">quantitate, </text:span><text:span text:style-name="T12">dum<text:line-break/></text:span><text:span text:style-name="T12">alitur, aut inanitur. Jam vacuationem -ipsam </text:span><text:span text:style-name="T12">duplicem<text:line-break/></text:span><text:span text:style-name="T12">quoque esse, alteram 'excrementorum, de quibus paulo<text:line-break/>ante diximus, alteram naturalis substantiae nostrae </text:span><text:span text:style-name="T12">assidue<text:line-break/></text:span><text:span text:style-name="T12">defluentis, quae nutritioni ex adverso oppbnitur. Notasse<text:line-break/>hoc loco operae pretium fuerit homonymiam; quam 11 ip-</text:span></text:p>
      <text:p text:style-name="P16"><text:span text:style-name="T12">pocrates in opusculo de alimento distinxit his verbis:<text:line-break/></text:span><text:span text:style-name="T22">Alimentum aliud esi, quod</text:span><text:span text:style-name="T12"> nutrit; </text:span><text:span text:style-name="T22">aliud, quod quasi esi<text:line-break/>nutriens^ aliud, quod nutriturum esi.</text:span><text:span text:style-name="T12"> Quippe ei, quod<text:line-break/>prima significatione alimentum sive nutritio est, substan-<text:line-break/>tiae ipsius fluorem recte opponas; ei vero, quod in se-<text:line-break/>cunda significatione accipitur, tum haemorrhagiam, tum<text:line-break/>uno verbo omnem (anguinis vacuationem; ei vero, quod<text:line-break/>tertio significato dicitur, vomitum et lienteriam. Verum<text:line-break/>de talibus divisionibus statuere pro arbitrio curris liceat<text:line-break/>Quisquis autem propositam artem rite administraturus est,<text:line-break/>hunc, omnis materiae, quae </text:span><text:span text:style-name="T12">ad </text:span><text:span text:style-name="T12">salubrem nictus rationem<text:line-break/>pertinet, vires habere compertas est necesse, quando hinc<text:line-break/>demum dexter ejus oritur usus. Contingit autem dexter<text:line-break/>ejus usus, ubi opportunum cujusque tempus ac modum<text:line-break/>quis luvenerit. Quure ad hunc potius censeo properans<text:line-break/>duin, quam pravis opinionibus refellendis immorandum.<text:line-break/>Sed, quoniam fatis verborum primum hoc volumen con-<text:line-break/>tinet, claudetur hoc loco. Quod reliquum operis est, in<text:line-break/>caeleris exequennir.</text:span></text:p>
      <text:h text:style-name="P4" text:outline-level="1"><text:bookmark-start text:name="bookmark2"/>GALENI DE SANITATE TUENDA<text:line-break/>LIBER SECUNDUS.<text:bookmark-end text:name="bookmark2"/></text:h>
      <text:h text:style-name="P8" text:outline-level="2">Cap. I.</text:h>
      <text:p text:style-name="P14"><text:span text:style-name="T12">Summas equidem scoposqne artis </text:span><text:span text:style-name="T12">hygiei-<text:line-break/></text:span><text:span text:style-name="T12">nes prior liber edocuit: nunc singula membratim , </text:span><text:span text:style-name="T12">distin-<text:line-break/></text:span><text:span text:style-name="T12">guere tentandum, initio rursus </text:span><text:span text:style-name="T12">ab iis sumpto, in quibus<text:line-break/></text:span><text:span text:style-name="T12">proximus liber est finitus. Proponatur isaque </text:span><text:span text:style-name="T12">nobis in<text:line-break/></text:span><text:span text:style-name="T12">hoc libro saluberrimae naturae </text:span><text:span text:style-name="T12">puer, qui jam tertium<text:line-break/></text:span><text:span text:style-name="T12">aetatis suae septennium ingreditur; cujus corpus </text:span><text:span text:style-name="T12">effingere<text:line-break/></text:span><text:span text:style-name="T12">• componereque, quoad fieri potest, quam optime propo-<text:line-break/>situm sit Ac primum hoc ipsum definiendum, quid </text:span><text:span text:style-name="T12">sibi<text:line-break/></text:span><text:span text:style-name="T12">velit, quod adjecimus, optime. Vult autem nimirum.illud</text:span></text:p>
      <text:p text:style-name="P16"><text:span text:style-name="T12">Quemadmodum corporum ipsorum numerofa fane diversi-<text:line-break/>tas tradita est, ita vitae rationum, quibus vivimus, spe-<text:line-break/>cies sunt diversae. Ergo fieri nequit,'ut in qualibet pro-<text:line-break/>posita vita optimam corporis nostri curam administres,<text:line-break/>sed quae cuique optima sit, hanc utique licet Quae ab-<text:line-break/>soluto sermone optima sit, in omni exequi vita non<text:line-break/>est; nam maxima hominum pars implicitam negotiis vitam<text:line-break/>agit, quos etiam Iaedi ab iis, quae tractant, est necesse;<text:line-break/>nec tamen mutare 'conditionem licet Alii enim- per luti-<text:line-break/>plam in ejusmodi vitae sortem incidunt; alii servitute,<text:line-break/>quam aut a parentibus haereditariam acceperunt, aut<text:line-break/>alias per vim aliquam »capti raptive; quas etiam solas<text:line-break/>servitutes vulgus existimat. Mihi veru, et qui ambitionis<text:line-break/>aut cujusvis cupiditatis gratia negotiis impeditam vitam<text:line-break/>delegerunt, quo minus corpori curando vacare queant,<text:line-break/>ii quoque servire ultro doniinis et quidem pessimis ri-<text:line-break/>dentur. Quare his optimam prorsus corporis curam</text:span></text:p>
      <text:p text:style-name="P16"><text:span text:style-name="T12">scripsisse supervacuum sit. Verum, si quis plane tum<text:line-break/>casu, tum consilio sit liber, huic praecepisse fas est,<text:line-break/>quemadmodum et sanitate plurimum sinatur, </text:span><text:span text:style-name="T12">et morbis<text:line-break/></text:span><text:span text:style-name="T12">mluime tentetur, er commodissime citraque </text:span><text:span text:style-name="T12">molestiam<text:line-break/></text:span><text:span text:style-name="T12">senescat. Quin etiam sanitatis tuendae methodus, sicut<text:line-break/>alia plane quaelibet methodus, ejusmodi docendi </text:span><text:span text:style-name="T12">initium<text:line-break/></text:span><text:span text:style-name="T12">postulat. Siquidem, quod simplex luculpatumque </text:span><text:span text:style-name="T12">est </text:span><text:span text:style-name="T12">in<text:line-break/>omni genere, id caeleris omnibus, quae nec </text:span><text:span text:style-name="T12">simplicia<text:line-break/></text:span><text:span text:style-name="T12">sunt, nec culpa vacant, ceu regula </text:span><text:span text:style-name="T12">quaedam, praeponi'<text:line-break/></text:span><text:span text:style-name="T12">postulat. Sane simplex luculpatumque </text:span><text:span text:style-name="T12">in corporibus qui-<text:line-break/></text:span><text:span text:style-name="T12">dem est, quod optime constitutum est; in </text:span><text:span text:style-name="T12">vitae generibus,<text:line-break/></text:span><text:span text:style-name="T12">quod omnino liberum est. Primum </text:span><text:span text:style-name="T12">igitur hoc libro duo<text:line-break/></text:span><text:span text:style-name="T12">haec conjuncta tractemus; deinde </text:span><text:span text:style-name="T12">cuique vitioso corporis<text:line-break/></text:span><text:span text:style-name="T12">statui vita libera sit adjuncta; </text:span><text:span text:style-name="T12">mox optimae corporis<text:line-break/></text:span><text:span text:style-name="T12">constitutioni singulae servilis </text:span><text:span text:style-name="T12">vitae species copulentur;<text:line-break/></text:span><text:span text:style-name="T12">postremo vitiosos corporum </text:span><text:span text:style-name="T12">habitus cum pravi vivendi<text:line-break/></text:span><text:span text:style-name="T12">generibus conjungemus, si plenus </text:span><text:span text:style-name="T12">nobis absclutusque<text:line-break/></text:span><text:span text:style-name="T12">sermo futurus esu ’</text:span></text:p>
      <text:h text:style-name="P8" text:outline-level="2">Cap. II.</text:h>
      <text:p text:style-name="P14"><text:span text:style-name="T12">Quodnam igitur propositae artis </text:span><text:span text:style-name="T12">initium</text:span></text:p>
      <text:p text:style-name="P16"><text:span text:style-name="T12">ceperimus ad ejus tutelam corporis, quod et optimae<text:line-break/></text:span><text:span text:style-name="T12">sit </text:span><text:span text:style-name="T12">notae, et tertium aetatis septennium jam ingressum,<text:line-break/></text:span><text:span text:style-name="T12">et </text:span><text:span text:style-name="T12">caeteris posthabitis omnibus uni corporis curae<text:line-break/>vacet? Mihi.sane videtur id, quod ab Hippocrate tradi-<text:line-break/>tum est tum in Aphorismis, quum ait: </text:span><text:span text:style-name="T22">Labores cibos<text:line-break/>praecedant i</text:span><text:span text:style-name="T12"> tum </text:span><text:span text:style-name="T22">in</text:span><text:span text:style-name="T12"> popularium morborum sexto volu-<text:line-break/>mine, ubi ita ad verbum praecipit: </text:span><text:span text:style-name="T22">Labores, cibi, notus,<text:line-break/>scmni, venus, omnia mediocria.</text:span><text:span text:style-name="T12"> Nam et modum ipsum<text:line-break/>singulorum definivit addito sub finem dictionis nomine<text:line-break/>mediocria; et tempus docuit ipso sermonis ordine. Quippe<text:line-break/>ad sanitatis tutelam </text:span><text:span text:style-name="T22">a</text:span><text:span text:style-name="T12"> </text:span><text:span text:style-name="T12">laboribus est auspicandum, quos<text:line-break/>excipere debent cibi, potus, deinde somni, mox venus,<text:line-break/>in iis videlicet, quibus venere est utendum. Nam reli-<text:line-break/>qua certe omnia cujusque aetatis sunt communia, venus<text:line-break/>aetate tantum florentium est, </text:span><text:span text:style-name="T12">utique </text:span><text:span text:style-name="T12">quo tempore etiam<text:line-break/>ejus usus est; quae enim hanc vel praecedunt aetates,<text:line-break/>vel sequuntur, aut plane semen non effundunt, aut </text:span><text:span text:style-name="T12">certe<text:line-break/></text:span><text:span text:style-name="T12">infoecunduni, aut male foecunduni effundunt Verum</text:span></text:p>
      <text:p text:style-name="P16"><text:span text:style-name="T12">disceptatio </text:span><text:span text:style-name="T12">de venere </text:span><text:span text:style-name="T12">in_ suum locum disseratur. </text:span><text:span text:style-name="T12">A </text:span><text:span text:style-name="T12">labo-<text:line-break/>xibus vero ordiendum, illo anle omnia discusso, an </text:span><text:span text:style-name="T12">idem<text:line-break/></text:span><text:span text:style-name="T12">sint labor, motus et exercitatio; an labor et </text:span><text:span text:style-name="T12">motus<text:line-break/></text:span><text:span text:style-name="T12">idem, aliud vero ab his exercitatio; an motus res di-<text:line-break/>versa, labor et exercitatio neutiquam disserant. </text:span><text:span text:style-name="T12">Ac mihi<text:line-break/></text:span><text:span text:style-name="T12">quidem non quivis motus exercitatio </text:span><text:span text:style-name="T12">videtur, </text:span><text:span text:style-name="T12">scd </text:span><text:span text:style-name="T12">tan-<text:line-break/></text:span><text:span text:style-name="T12">tum, si quis vehementior est. Quoniam autem </text:span><text:span text:style-name="T12">eorum,<text:line-break/></text:span><text:span text:style-name="T12">.quae ad aliquid dicuntur, est quod vehementius </text:span><text:span text:style-name="T12">dicitur,<text:line-break/></text:span><text:span text:style-name="T12">fieri potest, ut idem motus alteri sit </text:span><text:span text:style-name="T12">exercitatio, </text:span><text:span text:style-name="T12">alteri<text:line-break/></text:span><text:span text:style-name="T12">non </text:span><text:span text:style-name="T12">sit. Terminus igitur vehementiae </text:span><text:span text:style-name="T12">esto anhelitus </text:span><text:span text:style-name="T12">al-<text:line-break/></text:span><text:span text:style-name="T12">teratio; , quando, in quibus motibus </text:span><text:span text:style-name="T12">nulla sit anhelitus<text:line-break/>mutatio, </text:span><text:span text:style-name="T12">hos nondum exercitationes </text:span><text:span text:style-name="T12">vocamus. Quod si<text:line-break/>quis </text:span><text:span text:style-name="T12">majus </text:span><text:span text:style-name="T12">rninusve, celerius </text:span><text:span text:style-name="T12">aut </text:span><text:span text:style-name="T12">crebrius jam ex motu<text:line-break/>aliquo respirare cogitur, huic certe tantus motus exerci-<text:line-break/>tatio suerit. </text:span><text:span text:style-name="T12">Ea </text:span><text:span text:style-name="T12">igitur communiter exercitatio vocatur.<text:line-break/>Proprie </text:span><text:span text:style-name="T12">vero a </text:span><text:span text:style-name="T12">loco denominatur, quem gymnasium om*<text:line-break/></text:span><text:span text:style-name="T12">nes </text:span><text:span text:style-name="T12">appellant. </text:span><text:span text:style-name="T12">Is </text:span><text:span text:style-name="T12">locus </text:span><text:span text:style-name="T12">est in </text:span><text:span text:style-name="T12">publica aliqua urbis re-<text:line-break/>gione </text:span><text:span text:style-name="T12">extructus, quo ungendi, fricandi</text:span><text:span text:style-name="T12">, </text:span><text:span text:style-name="T12">luctaturi, </text:span><text:span text:style-name="T12">discum</text:span></text:p>
      <text:p text:style-name="P16"><text:span text:style-name="T12">jacturi, aut tale quippiam facturi confluunt. Laboris<text:line-break/>appellatio idem mihi significare </text:span><text:span text:style-name="T12">• </text:span><text:span text:style-name="T12">videtur cum<text:line-break/>priore significatione nominis exercitationis, nempe<text:line-break/>communi illo, quod praediximus; quippe quum et<text:line-break/>qui fodiunt, et qui metunt, et qui equitant, non labo-<text:line-break/>rent modo, scd etiam exercitentur, communi saltem<text:line-break/>exercitationis appellatione. Et de nominibus qui-<text:line-break/>dem ita nobis determinatum sit, atque ad haec signi-<text:line-break/>icata . omnis mihi deinceps sermo inaudiatur. Nec<text:line-break/>tamen, si-quis est, qui aliter uti velit, prohibeo; quando<text:line-break/>non huc de recto nomluum usu disputaturus accessi, sed<text:line-break/>quemadmodum sanitas custodiri .maxime' possit. Ad id<text:line-break/>vero, quum percommodum erat de exercitatione, labore,<text:line-break/>omni denique motu distinguere, nominum significatus de-<text:line-break/>finire sum coactus. Atque exercitationis commoda essi<text:line-break/>in priore volumine tradita sunt, non inutile tamen fit<text:line-break/>hic quoque paucis ea denuo repetere, quandoquidem non<text:line-break/>solum scopus, sed etiam veluti judices sunt omnium,</text:span></text:p>
      <text:p text:style-name="P16"><text:span text:style-name="T12">quae sigillarim in exercitationis arte geruntur. Fuere<text:line-break/>autem (arbitror) genere duplicia, haec quidem ad ex-<text:line-break/>crementorum vacuationem, illa vero ad bonam </text:span><text:span text:style-name="T12">solidarum<text:line-break/></text:span><text:span text:style-name="T12">partium habitudinem efficacia. Nam quoniam vchemen-<text:line-break/>tior motus exercitatio est, necesse quidem est, tria lineo<text:line-break/>ab ea perfici in corpore, quod exercetur, </text:span><text:span text:style-name="T12">membrorum<text:line-break/></text:span><text:span text:style-name="T12">duritiem ex mutuo ipsorum attritu, genuini </text:span><text:span text:style-name="T12">caloris </text:span><text:span text:style-name="T12">in-<text:line-break/>crementum, et spiritus citatiorem motum; </text:span><text:span text:style-name="T12">sequi </text:span><text:span text:style-name="T12">vero<text:line-break/>haec reliqua omnia privatirn commoda, </text:span><text:span text:style-name="T12">quae corpus<text:line-break/></text:span><text:span text:style-name="T12">exercitiis accepta refert; utique ex membrorum duritie,<text:line-break/>tum ut minus ex labore afficiantur, tum ad actiones<text:line-break/>robur; ex calore,' tum deducendorum iu corpus validam<text:line-break/>attractionem, tum immutationem magis expeditam, tum<text:line-break/>nutritionum feliciorem et singulorum corporum persusio-<text:line-break/>nem, cujus persusiauis bcneficio ct folida mollescere,<text:line-break/>et huniida tenuari, et cxiguos corporeae molis meatus<text:line-break/>laxiores fieri accidit. At spiritus valentiore impetu ot<text:line-break/>purgari hos omnes meatus necesse est, et excrementa ex-</text:span></text:p>
      <text:p text:style-name="P16"><text:span text:style-name="T12">pelli. Atqui si exercitatio haec praestat, haud difficile<text:line-break/>faue- sit -tempus usus ipsius statuisse. Nam quoniam dis-<text:line-break/>tributionem‘in corpus adjuvat, non debet, quum admi-<text:line-break/>mistratur, crudi incoetique cibi aut succi multitudo vel<text:line-break/>'in ventriculo vel in vasis contineri, unde periculum sit,<text:line-break/>ne prius, quam per maturam concoctionem utilis sit, in<text:line-break/>omnes 'animalis partes rapiatur. Quoniam vero et exi-<text:line-break/>guos meatus expurgat, et exerementa expellit, utilius est<text:line-break/>ante cibos eam adhiberi; siquidem, </text:span><text:span text:style-name="T22">quae impura corpora<text:line-break/>sunt, atque ab excrementis parum purgata, haec, quo<text:line-break/>magis nuitries, eo magis laedes.</text:span><text:span text:style-name="T12"> Ex his itaque patere<text:line-break/>arbitror, tum esse ad exercitationem commodissimum<text:line-break/>tempus, quum hesternirs cibus duplici concoctione jam<text:line-break/>prorsus sit consectus, et ea, quae in ventriculo, et ea,<text:line-break/>quae' in vasis sanguinis agitur, ac jam denuo cibandi<text:line-break/>tempus instet. Quod fi aut prius aut posteritis exercita-<text:line-break/>tione uthris, aut crudis humoribus hominem impleveris,-<text:line-break/>aut pallidae bilis proventum auxeris. Sane hujusce tem-</text:span></text:p>
      <text:p text:style-name="P16"><text:span text:style-name="T12">poris nota color est urinae. Quae enim aquosa, crudiiin<text:line-break/>adhuc in vcnis esse indicat succum, qui </text:span><text:span text:style-name="T22">a</text:span><text:span text:style-name="T12"> ventriculo dis-<text:line-break/>tribuitur; quae vero rufa bilosaque est, jamdndum con-<text:line-break/>coctum esse hujusmodi succum; quae modice pallet, per-<text:line-break/>actae modo secundae concoctionis est signum. Quum<text:line-break/>namque bili infecta urina nondum est, et aquosa et alba<text:line-break/>apparet; qunm vero plus justo ejus bilis acceperit, rufa<text:line-break/>cernitur. Ergo, quum mediocriter est rufa; mediocriter-<text:line-break/>*ve pallens, tum exercitatio adeunda, fed expulsis prius<text:line-break/>'excrementis, quae in vesica vel inferioribus intestinis<text:line-break/>continentur. Verendum enim, ne quid ex his in habitum<text:line-break/>corporis rapiatur, correptum videlicet caloris vi, qui<text:line-break/>per exercitationem accenditur. Ergo si quis pofila jam<text:line-break/>veste protinus ad valeutiores motus accedat prius, quam<text:line-break/>‘totum corpus molliatur, et excrementa extenuentur, et<text:line-break/>exigui carnis meatus laxentur timor est solidarum par-<text:line-break/>tium quampiam ruptum aut convulsum iri. Timendum<text:line-break/>praeterea est, ne exerementa spiritus impetu impulsa prae-</text:span></text:p>
      <text:p text:style-name="P16"><text:span text:style-name="T12">dictos meatus obturent. Sin autem sensim prius calefa-<text:line-break/>ciendo et solidas partes praemollieris, et humores tenua-<text:line-break/>veris, et exiguos meatus laxaveris, nullum periculum<text:line-break/>nec' rumpendi alicujus nec obstruendi </text:span><text:span text:style-name="T22">ei</text:span><text:span text:style-name="T12">qui exercetur,<text:line-break/>impendebit. Ut ergo haec fiant, oportet linteolo totum<text:line-break/>corpus mediocriter fricando prius calefacere, mox oleo<text:line-break/>fricare. Neque eniin protinus accedendum ad pingue<text:line-break/>censeo, ante videlicet quam cutis incaluerit, et meatus<text:line-break/>laxentur, </text:span><text:span text:style-name="T22">et,</text:span><text:span text:style-name="T12"> ut semel dicam, quam praeparatum aptum-<text:line-break/>que corpus sit ad oleum capiendum. Ei rei satis omnino<text:line-break/>sunt pauci manuum circumactus, qui nullo compressu<text:line-break/>sint graves, et modice celeres, huc demum veluti ad<text:line-break/>metam dicecti, ut corpus citra compressum calefaciant.<text:line-break/>Siquidem peractis his cernere licebit floridum ruborem<text:line-break/>per totam diffundi cutem. Tum igitur pingue inducen-<text:line-break/>dum, et nudis manibus, quae medium luter molle du-<text:line-break/>rumque modum servent, infricandum, quatenus ncque<text:line-break/>coactum et constrictum corpus sit, neque ultra, quam par</text:span></text:p>
      <text:p text:style-name="P20"><text:span text:style-name="T12">est, laxum resolutumque fiat, sed legitimae naturae mo-<text:line-break/>dum servet. Infricandum vero </text:span><text:span text:style-name="T12">primo 'contrectatu blan-<text:line-break/></text:span><text:span text:style-name="T12">dius, inde sensim paulo fortius, eateuus </text:span><text:span text:style-name="T12">aucta semper -ad<text:line-break/></text:span><text:span text:style-name="T12">valentius frictione, quoad jam carnem </text:span><text:span text:style-name="T12">manifeste pre-<text:line-break/></text:span><text:span text:style-name="T12">mat, citra tamen laesionem; </text:span><text:span text:style-name="T12">haudquaquam tamen tam<text:line-break/></text:span><text:span text:style-name="T12">valida frictione diu utendum, sed </text:span><text:span text:style-name="T12">semel aut bis in qua-<text:line-break/></text:span><text:span text:style-name="T12">que parte; neque enim fricatur </text:span><text:span text:style-name="T12">hujus pueri corpus, ut<text:line-break/></text:span><text:span text:style-name="T12">induretur, quum id jam ad </text:span><text:span text:style-name="T12">exercitationem producimus,<text:line-break/></text:span><text:span text:style-name="T12">sed potius tum prourptitudo ad </text:span><text:span text:style-name="T12">actiones excitetur,<text:line-break/></text:span><text:span text:style-name="T12">tum robur colligatur, ao raritas </text:span><text:span text:style-name="T12">laxitasque, quae mollem .<text:line-break/></text:span><text:span text:style-name="T12">frictionem consecuta est, constringatur ac </text:span><text:span text:style-name="T12">cogatur. Quippe<text:line-break/></text:span><text:span text:style-name="T12">medio- temperamento servari hujus </text:span><text:span text:style-name="T12">pueri corpus oportet,<text:line-break/></text:span><text:span text:style-name="T12">nec usquam durum molleve effici, </text:span><text:span text:style-name="T12">necubi naturale ejus<text:line-break/></text:span><text:span text:style-name="T12">incrementum inhibeatur. At </text:span><text:span text:style-name="T12">procedente tempore, quando<text:line-break/></text:span><text:span text:style-name="T12">jam .nubis fit adolescens, tum </text:span><text:span text:style-name="T12">Verp duriore frictione ule-<text:line-break/></text:span><text:span text:style-name="T12">inur, praeterea ab exercitatione </text:span><text:span text:style-name="T12">frigida lavatione. Ve-<text:line-break/></text:span><text:span text:style-name="T12">rum de his postea dicetur.<text:tab/></text:span><text:span text:style-name="T12">«</text:span></text:p>
      <text:h text:style-name="P10" text:outline-level="2">Cap. III.</text:h>
      <text:p text:style-name="P15"><text:span text:style-name="T12">In praeparatoria vero ante exercitationes<text:line-break/>frictione,, </text:span><text:span text:style-name="T12">quae </text:span><text:span text:style-name="T12">huc spectat, ut corpus molliat, mollis<text:line-break/>duraeqne mediam qualitatem dominari oportet, ac pro<text:line-break/>ejusdem qualitatis ratione, - quicquid reliquum est, exigi<text:line-break/>Variae autem quam maxime ex manuum injectu circum-<text:line-break/>actuque frictiones esse debebunt; nec superne modo de-<text:line-break/>orsum, aut inferne sursum adhibitae, fed etiam tum in<text:line-break/>subrectum, tum in obliquum, tum in transversum, tum<text:line-break/>in subtransverfum. Voco transversum, quod recto est<text:line-break/>contrarium; subtranfversum vero, quod paululum in<text:line-break/>utramque partem declinat; rursus subrectum, quod a<text:line-break/>.recto paululum utroque versus recedit; obliquum, quod<text:line-break/>Tecti transversique plane est medium. Quin etiam srictio-<text:line-break/>niem aut perfrictionem dicere nihil refert, si sciverimus,<text:line-break/>qfersrictiouis nomen veteribus, frictionis recentioribus<text:line-break/>-niitatum esse. Varium autem fieri nianuum tum inje-<text:line-break/>nium, tum circumactum velim, quo videlicet universae.</text:span></text:p>
      <text:p text:style-name="P16"><text:span text:style-name="T12">quoad sieri </text:span><text:span text:style-name="T12">potest, musculorum fibrae omni ex parte sri-<text:line-break/></text:span><text:span text:style-name="T12">centur. </text:span><text:span text:style-name="T12">Siquidem ejus’ sententiae esse, quasi transversa<text:line-break/></text:span><text:span text:style-name="T12">frictio </text:span><text:span text:style-name="T12">(anam etiam rotundam aliqui vocant) duret, den-<text:line-break/></text:span><text:span text:style-name="T12">set, </text:span><text:span text:style-name="T12">contrahat et constringat, recta contra rarefaciat,<text:line-break/></text:span><text:span text:style-name="T12">laxet, molliat </text:span><text:span text:style-name="T12">et resolvat corpora, ejusdem plane insci-<text:line-break/></text:span><text:span text:style-name="T12">tiae cfl, </text:span><text:span text:style-name="T12">cujus caetera, </text:span><text:span text:style-name="T12">quae </text:span><text:span text:style-name="T12">plerisque gymuastarum de<text:line-break/></text:span><text:span text:style-name="T12">frictione </text:span><text:span text:style-name="T12">traduntur. Nam, qui plus de frictionum virtute<text:line-break/></text:span><text:span text:style-name="T12">afferat, quam </text:span><text:span text:style-name="T12">quae </text:span><text:span text:style-name="T12">Hippocrates </text:span><text:span text:style-name="T12">in libro de officina me-<text:line-break/></text:span><text:span text:style-name="T12">dici prodidit, </text:span><text:span text:style-name="T12">nemo </text:span><text:span text:style-name="T12">plane essi </text:span><text:span text:style-name="T12">Ait enim, dura frictione<text:line-break/></text:span><text:span text:style-name="T12">constringi </text:span><text:span text:style-name="T12">corpus, molli </text:span><text:span text:style-name="T12">solui, </text:span><text:span text:style-name="T12">multa extenuari, medio-<text:line-break/></text:span><text:span text:style-name="T12">cri crassescere. </text:span><text:span text:style-name="T12">Habent </text:span><text:span text:style-name="T12">vero se </text:span><text:span text:style-name="T12">ejus verba ad liuuc mo-<text:line-break/></text:span><text:span text:style-name="T12">dum: </text:span><text:span text:style-name="T22">Frictio vim habet salvendi, </text:span><text:span text:style-name="T22">astringendi, carnem<text:line-break/></text:span><text:span text:style-name="T22">augendi, minuendi: nempe dura </text:span><text:span text:style-name="T22">astringendi, mollis<text:line-break/></text:span><text:span text:style-name="T22">salvendi • multa minuendi •. mediocris </text:span><text:span text:style-name="T22">. carriem augendi.<text:line-break/></text:span><text:span text:style-name="T12">Quatuor </text:span><text:span text:style-name="T12">enim </text:span><text:span text:style-name="T12">hae </text:span><text:span text:style-name="T12">genere differentiae in quadruplici<text:line-break/></text:span><text:span text:style-name="T12">omnis frictionis tum facultate </text:span><text:span text:style-name="T12">tum usu sunt. Quod si<text:line-break/></text:span><text:span text:style-name="T12">medias quoque </text:span><text:span text:style-name="T12">harum, </text:span><text:span text:style-name="T12">quae </text:span><text:span text:style-name="T12">una cum his intelligendas<text:line-break/></text:span><text:span text:style-name="T12">fe exhibent, annumeres, sex in </text:span><text:span text:style-name="T12">universum differentiae</text:span></text:p>
      <text:p text:style-name="P16"><text:span text:style-name="T12">exissent. Undenam igitur plurimis neotericorum gymna-<text:line-break/>starunr succurrit tam numerosas frictionum differentias<text:line-break/>prodere, quas vel-numero comprehendere facile non est?<text:line-break/>Non aliunde certe, quam quod logicae contemplationis<text:line-break/>plane expertes cum propriis frictionum differentiis ex-<text:line-break/>terna alienaque imprudentes nonnunquam confundunt,<text:line-break/>interim etiam, quod causas frictiones singulas efficientes<text:line-break/>adjiciunt, interim tum legitimas ipsas inter scfe frictio-<text:line-break/>num differentias connectum, tum vero cum his etiam,<text:line-break/>quas ipsi perperam excogitarunt. Quum enim dicant, fri-<text:line-break/>ctiones inter se distare, quod aliae sub dio fiant, aliae<text:line-break/>sub tecto, aliae in admixta umbra, rursus aliae in per-<text:line-break/>flato loco, aliae in tranquillo, item aliae in calido, aliae<text:line-break/>in frigido, aliae in sole, aliae in balneo, aliae ante<text:line-break/>balneum, aliae in. palaestra, talemque catalogum sariant,<text:line-break/>sane non proprias frictionum differentias afferunt, sed<text:line-break/>eas, sine quarum aliqua, qui fricatur, esse non potest,<text:line-break/>inculcant; quippe quem necesse omnluo est in aliquo ter-</text:span></text:p>
      <text:p text:style-name="P16"><text:span text:style-name="T12">rurum loeo esse, praeterque Ioemn vel aestate, vel hye-<text:line-break/>me, vel aliquo alio anni tempore. Quum vero ita dis-<text:line-break/>sidere dicant inter se frictiones, quod aliae eum eopioso<text:line-break/>oleo, aliae exiguo fiant, aut prorsus sine oleo, idque vel<text:line-break/>manibus tantum, vel etiam cum pulvere, vel per lin-<text:line-break/>teurn, atque hoc vel asperum, vel lene, causarum plane,<text:line-break/>quibus frictio dura mollisve efficitur, enumerationem<text:line-break/>faciunt. Ex quo nimirum'causarum est genere, et quod<text:line-break/>ipsae {fricantium manus durae aut molles sint, item va-<text:line-break/>lide premant, blandeve. sint admotae. Tertia speeies,<text:line-break/>quam asserunt ii, qui multas frictionum differentias au-<text:line-break/>tumant, inde nascitur, quod omnia jam dieta inter se<text:line-break/>per conjugationes quasdam copulent Qui itaque c.x his<text:line-break/>aut externas rerum circumstantias, aut verarum differen-<text:line-break/>tiarum causas inter se copulant, facile deprehenduntur<text:line-break/>purum recte sentire. Qui vero ex propriis differentiis<text:line-break/>conjugationes nectunt, horum non adeo facile deprehen-<text:line-break/>ditur error: imo nonnulli sapientiae quoque laudcru re-</text:span></text:p>
      <text:p text:style-name="P16"><text:span text:style-name="T12">tulerunt, et videntur plura invenisse, quam quae ab<text:line-break/>Hippocrate dicta suut: quorum est Theon gymnastes, qui<text:line-break/>rectius, quam Hippocrates, sensisse de frictione est visus.<text:line-break/>Nam quum is in modo comprehensis verbis in ea diffe-<text:line-break/>reritia, quae ex qualitate spectatur,' mollem et duram,<text:line-break/>in’ ea vero, quae ex quantitate, multam et mediocrem<text:line-break/>collocet, Theon qualitatis quantitatisve minime facien-<text:line-break/>dam mentionem seorsum censet, scribens cum alibi, tum<text:line-break/>vcro lu tertio Gymnasticorum .hunc in modum-. De<text:line-break/></text:span><text:span text:style-name="T22">strictione praecipientes, placet quantitates semper cum<text:line-break/>qualitatibus coaptandas ejsie • per </text:span><text:span text:style-name="T22">se </text:span><text:span text:style-name="T22">namque impersectio-<text:line-break/>res sunt, quam</text:span><text:span text:style-name="T12"> ut </text:span><text:span text:style-name="T22">aliquis succejsus ex ipsis proveniat.<text:line-break/>Quippe mollis strictio pro quantitatis modo triplex opus<text:line-break/>efficit. Pauca enim leviter carnem remittit, ac sacile<text:line-break/>contrectabilem reddit} multa dijselvit et liquat' medio-<text:line-break/>cris laxa et siuida carne implet. Simili modo dura<text:line-break/>pro quantitatis ratione totidem numero effectus reddit.</text:span></text:p>
      <text:p text:style-name="P16"><text:span text:style-name="T22">Multa namque adhibita contrahit consiringitque corpora,<text:line-break/>et phlegmonae persimile quippiam relinquit- mediocris'<text:line-break/>implet imminuta et evidenter circumscripta exprejstique<text:line-break/>carne; exigua vero in summa cute ruborem ad tempus<text:line-break/>exdtat.</text:span><text:span text:style-name="T12"> Non censet autem de dura per se et seorsum<text:line-break/>quicquam gymnaflae praecipiendum, sed ei quantitatem<text:line-break/>adjungi debere, si quis paulo commodior ex artis opere<text:line-break/>successus sit futurus. Pari modo nec de |molli per fe et<text:line-break/>seorsum quicquam nunc tradendum existimat; neque<text:line-break/>enim adhiberi usquam posse mollem frictionem tantum,<text:line-break/>et quae nec multa, nec exigua, nec mediocris sit De-<text:line-break/>inde memorat, quaecunque per conjugationem in corpo-<text:line-break/>ribus nostris naturaliter efficiuntur, utique paucam cum<text:line-break/>molli carnem remittere leviter et tactu mollem reddere<text:line-break/>pronunciana Ubi aliud plane nihil, quam quod Hippo-<text:line-break/>crates .verbo folvere significavit, aliis verbis interpreta-<text:line-break/>trir. Quippe laxare carnem et mollem tactu reddere<text:line-break/>quid aliud est, quam folvere, quae colligata et coacta</text:span></text:p>
      <text:p text:style-name="P16"><text:span text:style-name="T12">fuere? Adjecit vero sermoni leniter sive quodammodo,<text:line-break/>non genus actionis immutans, sed quantitatem ejus de-<text:line-break/>finiens. Mollit enim exigue, quum adhibetur, ejusmodi<text:line-break/>frictio; quandoquidem, si amplius sit adhibita, mollit<text:line-break/>quidem et tunc, caeterum largius quam antea. .Quod<text:line-break/>ergo nec magnopere, nec mediocriter, fed exigue remit-<text:line-break/>tit mollitque corpora pauca </text:span><text:span text:style-name="T12">ac </text:span><text:span text:style-name="T12">mollis frictio, per ver-<text:line-break/>bum illud, leniter, quod adjecit, declarat; ne hialqui-<text:line-break/>dem per hoc saltem iis, quae Hippocrates praecipit, quic-<text:line-break/>quam tradens amplius; aeque nec, quum mediocrem </text:span><text:span text:style-name="T22">et<text:line-break/></text:span><text:span text:style-name="T12">mollem addere corpori inquit laxam et fluidam carnem.<text:line-break/>Nam quoniam mediocris, idcirco carnem augebit; quo-<text:line-break/>niam mollis, solvet, hoc est, molliet. Id quod tantun-<text:line-break/>dem est, ac laxam et fluidam carnem efficere. Erat<text:line-break/>autem hujus officium, sicuti </text:span><text:span text:style-name="T12">de </text:span><text:span text:style-name="T12">his recte praecipit, et sic,<text:line-break/>cum de inulta simul et molli disputat, non id modo<text:line-break/>dicere, quod halitu digerere ac liquere potest, sed qua-<text:line-break/>lem etiam carnem relinquat-apponere. Non enim .ritu</text:span></text:p>
      <text:p text:style-name="P16"><text:span text:style-name="T12">ignis universam substantiam exhaurit </text:span><text:span text:style-name="T12">liquatque, </text:span><text:span text:style-name="T12">sed </text:span><text:span text:style-name="T12">ali-<text:line-break/></text:span><text:span text:style-name="T12">quid omnino relinquit. </text:span><text:span text:style-name="T12">Id </text:span><text:span text:style-name="T12">.igitur, </text:span><text:span text:style-name="T12">quod relictum </text:span><text:span text:style-name="T12">est, </text:span><text:span text:style-name="T12">qua-;<text:line-break/></text:span><text:span text:style-name="T12">lenam demum' specie fit, adjicere </text:span><text:span text:style-name="T12">(arbitror) sermoni<text:line-break/></text:span><text:span text:style-name="T12">oportuit, neque tantum mullae </text:span><text:span text:style-name="T12">frictionis proprio effectu<text:line-break/></text:span><text:span text:style-name="T12">posito mollis opus omittere. Quod igitur multa </text:span><text:span text:style-name="T12">dissolvat,<text:line-break/></text:span><text:span text:style-name="T12">etiam ab. Hippocrate prius dictum esu </text:span><text:span text:style-name="T12">Verum non abso-<text:line-break/></text:span><text:span text:style-name="T12">lute de multa Theon sermonem instituit, sed </text:span><text:span text:style-name="T12">per conju-<text:line-break/></text:span><text:span text:style-name="T12">gationem docendum esse censnit, utique </text:span><text:span text:style-name="T22">a</text:span><text:span text:style-name="T12"> prima </text:span><text:span text:style-name="T12">auspica-<text:line-break/></text:span><text:span text:style-name="T12">tus, nempe pauca et molli; post </text:span><text:span text:style-name="T12">secundam aggressus, •<text:line-break/></text:span><text:span text:style-name="T12">mollem et multam; inde tertiam memorans, </text:span><text:span text:style-name="T12">mollem sci-<text:line-break/></text:span><text:span text:style-name="T12">licet et mediocrem. Sicuti igitur in </text:span><text:span text:style-name="T12">prima -conjugatione<text:line-break/></text:span><text:span text:style-name="T12">et tertia proprium qualitatis effectum non </text:span><text:span text:style-name="T12">dissimulavit,<text:line-break/></text:span><text:span text:style-name="T12">ita nec in secunda suppressisse eum decuit; </text:span><text:span text:style-name="T12">quin hic quo-<text:line-break/></text:span><text:span text:style-name="T12">que docuisset multam simul et mollem frictionem </text:span><text:span text:style-name="T12">non<text:line-break/></text:span><text:span text:style-name="T12">modo dissolvere, sed etiam mollem carnem reddere; </text:span><text:span text:style-name="T12">nisi<text:line-break/></text:span><text:span text:style-name="T12">forte id, quod liquare dixit, pro mollice audiendum </text:span><text:span text:style-name="T12">esu<text:line-break/></text:span><text:span text:style-name="T12">Atque ita quidem verum sit, quod dicit Caeterurn </text:span><text:span text:style-name="T12">sic</text:span></text:p>
      <text:p text:style-name="P16"><text:span text:style-name="T12">non modo Hippocratis doctrinam non accusat, sed inulto<text:line-break/>maxime confirmat; etenim, si mollis frictio femper molle<text:line-break/>tenerumque corpus reddit, sive ea exigua, sive multa,<text:line-break/>sive mediocris sit, tum illi ex quantitate nihil accedit<text:line-break/>diversum, inseparabilis plane a molli frictione erit mol-<text:line-break/>liendi facultas, sicuti a dura certe vis durandi, cogendi,<text:line-break/>constringendi, ligandi, densandi, aut tactu duram carnem<text:line-break/>reddendi, aut quomodocunque aliter eandem rem inter-<text:line-break/>pretari malis. Quippe primum et proprium nomen ita<text:line-break/>affectae carnis est durities, ut ejus, quae diversu afficitur,<text:line-break/>mollities: quamquam etiam reliquorum, quae dixi, no-<text:line-break/>mluum quolibet uti licet. Et quam ob causam tam variis<text:line-break/>nominibus unam interpretari rem liceat, paulo post dice-<text:line-break/>mus. Nunc quoniam controversa res non est, causam<text:line-break/>ejus ad praefens saltem disseramus. Quod autem mollem<text:line-break/>frictionem necessario consequitur, ut corpora molliat, id<text:line-break/>plane clarum ex jam dictis est. Nam si nec qui multa</text:span></text:p>
      <text:p text:style-name="P16"><text:span text:style-name="T12">ea, nec qui pauca, nec qui mediocri usus fuerit, durum<text:line-break/>unquam corpus reddiderit, perspicuum est molliendi vim<text:line-break/>nusquam ab ea sejungi, sicuti nec dura colligandi .et<text:line-break/>durandi; quippe quum hanc quoque sive paucam, sive<text:line-break/>multam, sive mediocrem adhibeas, nunquam quantitatis<text:line-break/>ullius ratione corpus mollias, sed scmper duritiei plus<text:line-break/>nrinusve adjicias, scilicet uberius perfricans plus, parcius<text:line-break/>vero minus. Quod si paucis omnino durisque manuum<text:line-break/>injectionibus contentus sueris, durities quoque proportione<text:line-break/>respondebit. Sicuti enim, qui igni se admovit, scmper<text:line-break/>calefit, sive exiguo tempore id faciat, sive diu, fed magis,<text:line-break/>qui diutius versatur, minus, qtu brevi spatio, minime<text:line-break/>vero, qui tantum accessit; ita frictione quoque corpus<text:line-break/>sernper pro ratione afficitur, a molli emollitum, a dura<text:line-break/>duratum, non tamen pari scmper menfura, fed a plus-<text:line-break/>cula magis, </text:span><text:span text:style-name="T22">a</text:span><text:span text:style-name="T12"> parciore minus, a plurima maxime, a mi-</text:span></text:p>
      <text:p text:style-name="P19"><text:span text:style-name="T19">tot</text:span></text:p>
      <text:p text:style-name="P16"><text:span text:style-name="T12">nima minime. Theon ergo, quum de molli simul et<text:line-break/>copiosa frictione disputans dissolvere liquareque eam<text:line-break/>dixit, si quidem per liquare verbum inanire intelligit,<text:line-break/>aliud plane nihil significaverit, quam dissolvere; quare<text:line-break/></text:span><text:span text:style-name="T12">bis </text:span><text:span text:style-name="T12">idem dixerit, praetermiserit autem, quod necessario<text:line-break/>fuerat addendum, nempe eum affectum, qui ex molli<text:line-break/>frictione in corpore relinquitur; sin mollire, folvere,<text:line-break/></text:span><text:span text:style-name="T12">remittere, </text:span><text:span text:style-name="T12">aut aliud quippiarn ejusmodi dicere velit, sic<text:line-break/></text:span><text:span text:style-name="T12">sane reliquerit quidem nihil, </text:span><text:span text:style-name="T12">caeterum, quum ea, quae<text:line-break/></text:span><text:span text:style-name="T12">Hippocratis sunt, dicit, oh </text:span><text:span text:style-name="T12">minus idoneam docendi ratlo-<text:line-break/></text:span><text:span text:style-name="T12">nem lu </text:span><text:span text:style-name="T12">furto </text:span><text:span text:style-name="T12">deprehendetur. Quod </text:span><text:span text:style-name="T12">itaque ejusmodi do-<text:line-break/></text:span><text:span text:style-name="T12">cendi modus deterior sit </text:span><text:span text:style-name="T12">eo, </text:span><text:span text:style-name="T12">quo usus </text:span><text:span text:style-name="T12">Hippoerates est,<text:line-break/></text:span><text:span text:style-name="T12">paulo post </text:span><text:span text:style-name="T12">ostendam. </text:span><text:span text:style-name="T12">Quod </text:span><text:span text:style-name="T12">vero, </text:span><text:span text:style-name="T12">si liquare </text:span><text:span text:style-name="T12">pro eo, quod<text:line-break/></text:span><text:span text:style-name="T12">est mollire, </text:span><text:span text:style-name="T12">accipit, </text:span><text:span text:style-name="T12">nihil iis, quae Hippocrates </text:span><text:span text:style-name="T12">praedixit,<text:line-break/></text:span><text:span text:style-name="T12">amplius prodidit, plane manifestum est. </text:span><text:span text:style-name="T12">Nam, quum ille<text:line-break/></text:span><text:span text:style-name="T12">dicat, mollem solvere, multam </text:span><text:span text:style-name="T12">extenuare, quis non facile<text:line-break/></text:span><text:span text:style-name="T12">colligat, qui praesertim mentis </text:span><text:span text:style-name="T12">sit </text:span><text:span text:style-name="T12">compos, </text:span><text:span text:style-name="T12">eam,’ quae ex<text:line-break/></text:span><text:span text:style-name="T12">mulli multaque </text:span><text:span text:style-name="T12">puriter composita sit, extenuare simul ac</text:span></text:p>
      <text:p text:style-name="P16"><text:span text:style-name="T12">mollire? Verum non ridetur ita sensisse Theon, sed quod<text:line-break/>in primo Gymnasticorum unico verbo extenuare dixit, </text:span><text:span text:style-name="T12">id<text:line-break/></text:span><text:span text:style-name="T12">in tertio duobus extulit, nempe dissolvere ac </text:span><text:span text:style-name="T12">liquare.<text:line-break/></text:span><text:span text:style-name="T12">Habent vero se ejus verba lu primo ad hunc </text:span><text:span text:style-name="T12">modum:<text:line-break/></text:span><text:span text:style-name="T12">Contrariarum </text:span><text:span text:style-name="T22">vero mollem quidem, si multa sit, exte-<text:line-break/>nuare corpora-, sin mediocris, carne implere utique de-<text:line-break/>licata et siuida.</text:span><text:span text:style-name="T12"> Aperte enim hoc loco mollem simul et<text:line-break/></text:span><text:span text:style-name="T12">multam </text:span><text:span text:style-name="T12">frictionem extenuare corpora confirmat. Quod<text:line-break/>autem necesse fuerat non solum multae frictionis </text:span><text:span text:style-name="T12">pro-<text:line-break/></text:span><text:span text:style-name="T12">prium effectum, sed etiam mollis tradere, ipse </text:span><text:span text:style-name="T12">quoque<text:line-break/></text:span><text:span text:style-name="T12">Theon per ea, quae subjecit, ostendit, in quibus, quum<text:line-break/>de dura praecipit, constringere multam </text:span><text:span text:style-name="T12">coarctareque et<text:line-break/></text:span><text:span text:style-name="T12">phlegmonae simile quippiam parere ait. </text:span><text:span text:style-name="T12">Quippe, quod<text:line-break/></text:span><text:span text:style-name="T12">moderata quantitate adhibita possedit, id </text:span><text:span text:style-name="T12">copiosius adau-<text:line-break/></text:span><text:span text:style-name="T12">cta magis obtinuit. Omnes ergo duram mediocriter </text:span><text:span text:style-name="T12">ad-<text:line-break/></text:span><text:span text:style-name="T12">hibitam dura carne implere </text:span><text:span text:style-name="T12">fatentur </text:span><text:span text:style-name="T12">ita, ut e diverso<text:line-break/>mollem mediocriter adhibitam ipfam </text:span><text:span text:style-name="T12">quoque cerne im-<text:line-break/></text:span><text:span text:style-name="T12">plere, sed ea molli. Accidit vero Theoni,</text:span><text:span text:style-name="T28">-</text:span><text:span text:style-name="T12"> </text:span><text:span text:style-name="T12">quum de</text:span></text:p>
      <text:p text:style-name="P17"><text:span text:style-name="T12">molli simnl et multa frictione sermonem faceret, nullum<text:line-break/>mollis effectum prodidisse; rursus, quum de dura simul<text:line-break/>et </text:span><text:span text:style-name="T12">inulta, nullum multae exposuisse- </text:span><text:span text:style-name="T12">Nam si liquare pro<text:line-break/>eodem, quod </text:span><text:span text:style-name="T12">est </text:span><text:span text:style-name="T12">inanire et digerere, acceperiruus, de<text:line-break/>mulle quidem </text:span><text:span text:style-name="T12">aliquid </text:span><text:span text:style-name="T12">dixerit, de molli plane nihil;<text:line-break/></text:span><text:span text:style-name="T12">quemadmodum etiam </text:span><text:span text:style-name="T12">in eo, quod de dura multaque scii-<text:line-break/></text:span><text:span text:style-name="T12">bit, duram quidem constringere, </text:span><text:span text:style-name="T12">ligare et phlegmonae<text:line-break/></text:span><text:span text:style-name="T12">aliquid persimile facere affirmat, </text:span><text:span text:style-name="T12">de plenitudine vero nihil<text:line-break/></text:span><text:span text:style-name="T12">protulit; tametsi par fuerat de quantitate </text:span><text:span text:style-name="T12">quoque aliquid<text:line-break/></text:span><text:span text:style-name="T12">dicere; nam illud confessus </text:span><text:span text:style-name="T12">est, si mediocris quantitas sit<text:line-break/></text:span><text:span text:style-name="T12">adhibita, eam incrassare. </text:span><text:span text:style-name="T12">Quid igitur efficiet multa, si<text:line-break/></text:span><text:span text:style-name="T12">supra mediocrem </text:span><text:span text:style-name="T12">sit </text:span><text:span text:style-name="T12">adbibita? </text:span><text:span text:style-name="T12">prorsus enim aut illius </text:span><text:span text:style-name="T22">es-<text:line-break/></text:span><text:span text:style-name="T12">lectum tuebitur, aut alterabit. </text:span><text:span text:style-name="T12">Sed siquidem servabit,<text:line-break/></text:span><text:span text:style-name="T12">certe multa frictio supra </text:span><text:span text:style-name="T12">mediocritatem adhibita nihil<text:line-break/></text:span><text:span text:style-name="T12">plus adjiciet; sin plus </text:span><text:span text:style-name="T12">aliquid efficiet,, aut minuet car-<text:line-break/></text:span><text:span text:style-name="T12">iieni, aut adjiciet. Verum, </text:span><text:span text:style-name="T12">si minuet, extenuabit; si adji-<text:line-break/></text:span><text:span text:style-name="T12">ciet, carne implebit Atqui </text:span><text:span text:style-name="T12">non adjicit carnem; extenuet<text:line-break/></text:span><text:span text:style-name="T12">«rgo necesse est.- Verum Theon </text:span><text:span text:style-name="T12">do hac differentia nihil</text:span></text:p>
      <text:p text:style-name="P17"><text:span text:style-name="T12">meminit, sed omnino subticurt, minime plane definiens,<text:line-break/>extenuetue dura copiose adhibita, an carnem augeat, an<text:line-break/>servet eundem, quem ex mediocri accepit, cernis mo-<text:line-break/>dum, sed tantum, quod constringit coarctatque et phleg-<text:line-break/>monae simile quid facit, confirmans. Conveniebat autem<text:line-break/>non hoc modo dicere, scd etiam,quod emaciati</text:span></text:p>
      <text:h text:style-name="P8" text:outline-level="2">Cap. IV.</text:h>
      <text:p text:style-name="P14"><text:span text:style-name="T12">Apparet ergo, Theonem aut Hippocratis artem<text:line-break/>hoc loco non intellexisse, authominem laudare noluisse, qui<text:line-break/>tam brevi sermone omnes non solum differentias frictio-<text:line-break/></text:span><text:span text:style-name="T12">' </text:span><text:span text:style-name="T12">jiurn dixerit, sed etiam uniuscujusque opus et facultates.<text:line-break/>Quod etenim si quis prompta ita imaginatione arbitretur,<text:line-break/>quatuor etun duntaxat meminisse. Verum non ita se res<text:line-break/>habet; imo alias dttas necessario in iis, quas dixit, sub-<text:line-break/>auditas insinuavit; in qualitatis differentia durae mollis-<text:line-break/>que mediam, quae nimirum mediocris est, in ea vero,<text:line-break/>quae a quantitate accipitur, paucam; quando paucam ali-<text:line-break/>quarn necesse est multae esse contrariam. Porro antiquae</text:span></text:p>
      <text:p text:style-name="P16"><text:span text:style-name="T12">interpretationis formula ita est brevis, ut </text:span><text:span text:style-name="T12">non </text:span><text:span text:style-name="T12">pauca </text:span><text:span text:style-name="T12">saepe<text:line-break/></text:span><text:span text:style-name="T12">ipsa saltem </text:span><text:span text:style-name="T12">dictione </text:span><text:span text:style-name="T12">praeterire </text:span><text:span text:style-name="T12">rideatur, quae tamen ne-<text:line-break/></text:span><text:span text:style-name="T12">ccssario dicta ipsa sequuntur. </text:span><text:span text:style-name="T12">Quamobrern (arbitror)<text:line-break/></text:span><text:span text:style-name="T12">earum enarrationes scribimus, </text:span><text:span text:style-name="T12">quae veluti praceant iis,<text:line-break/></text:span><text:span text:style-name="T12">qui parum exercitati antiquae </text:span><text:span text:style-name="T12">dictionis celeritatem assequi<text:line-break/></text:span><text:span text:style-name="T12">non valent, veluti in hoc ipso </text:span><text:span text:style-name="T12">loco facimus. Si namque<text:line-break/></text:span><text:span text:style-name="T12">dura ligandi, mollis solvendi </text:span><text:span text:style-name="T12">vim habet, quae supra mo-<text:line-break/></text:span><text:span text:style-name="T12">dum soluta corpora sunt, ea </text:span><text:span text:style-name="T12">duriter plane fricanda sunt;<text:line-break/></text:span><text:span text:style-name="T12">contra, quae constricta sunt, </text:span><text:span text:style-name="T12">molliter; quae modice se<text:line-break/></text:span><text:span text:style-name="T12">liabcnt, </text:span><text:span text:style-name="T12">nec </text:span><text:span text:style-name="T12">mollitor, nec </text:span><text:span text:style-name="T12">duriter, sed, quatenus fieri<text:line-break/></text:span><text:span text:style-name="T12">potest, utroque declinato extrcmo. </text:span><text:span text:style-name="T12">Egregius vcro videli-,<text:line-break/></text:span><text:span text:style-name="T12">cct Theon </text:span><text:span text:style-name="T12">primum </text:span><text:span text:style-name="T12">in </text:span><text:span text:style-name="T12">eo fallitur, quod neque mediocria<text:line-break/></text:span><text:span text:style-name="T12">qualitate frictionis vires tradidit, </text:span><text:span text:style-name="T12">neque usum, fed fem-<text:line-break/></text:span><text:span text:style-name="T12">per ita praeteriit, </text:span><text:span text:style-name="T12">tanqnam nulla siti Verum de hoc paulo<text:line-break/></text:span><text:span text:style-name="T12">post agemus. </text:span><text:span text:style-name="T12">Sicuti vero </text:span><text:span text:style-name="T12">in </text:span><text:span text:style-name="T12">iis differentiis, quae in qua-<text:line-break/></text:span><text:span text:style-name="T12">litale spectantur, non solum </text:span><text:span text:style-name="T12">dura mollisque consistunt,<text:line-break/></text:span><text:span text:style-name="T12">fed etiam media, ita </text:span><text:span text:style-name="T12">et lu lis, quac ex quantitate dicun-<text:line-break/></text:span><text:span text:style-name="T12">tur, non solum </text:span><text:span text:style-name="T12">mulla et pauca, sed etiam media noscitur.</text:span></text:p>
      <text:p text:style-name="P16"><text:span text:style-name="T12">Cur igitur in iis, quae ex qualitate trahuntur, mediam<text:line-break/>omisit Hippocrates, in iis,'quae ex quantitate, </text:span><text:span text:style-name="T12">exiguam?<text:line-break/></text:span><text:span text:style-name="T12">Temere id fecisse videri fortasse cuipiam potest; oportere<text:line-break/>enim in iis, quae compendio traduntur, summis inter se<text:line-break/>contrariis res definire, quod horum medium fit .atque<text:line-break/>mediocre, transue, utpote quod ex summis ipsis ultro sit<text:line-break/>noscendum. Ipse igitur tum hoc docere, tum senis scn-.<text:line-break/>tentiam clariorem reddere conabor, rem plane hoc loco<text:line-break/></text:span><text:span text:style-name="T12">non </text:span><text:span text:style-name="T12">necessariam, quum quaestiones id genus in enarrato-<text:line-break/>riis libris folvere soleam; sed quoniam semel huc de-<text:line-break/>scendi, </text:span><text:span text:style-name="T12">ut </text:span><text:span text:style-name="T12">pro Hippocrate imperitis istis respondeam, iri<text:line-break/>quibus ipsi falsi recte praecipientem calumniantur, non<text:line-break/>pigebit hoc quoque adjecisse. Quum igitur duo sint toto<text:line-break/>genere inter fe diversa atque disiuncta, si modo id quod<text:line-break/>facit ab eo quod fit genere differt, frictiones quidem<text:line-break/>ex eorum numero sunt, quae faciunt, qui vero ab his in<text:line-break/>corpore relinquuntur affectus, ex iis, quae fiunt </text:span><text:span text:style-name="T12">- </text:span><text:span text:style-name="T12">Quare<text:line-break/>contrarietates quoque alias in frictionum genere, </text:span><text:span text:style-name="T12">alias</text:span></text:p>
      <text:p text:style-name="P16"><text:span text:style-name="T12">5n affectuum, qui ab his proveniunt, necesse est statuis<text:line-break/>in frictionum genere tum duram et mollem, tum mus-<text:line-break/>jam et paucam; iu affectibus vero et eam, quae veluti<text:line-break/>colligatio et solutio corporum est, et gracilitatem ac<text:line-break/>crassitudinem. Ac prior quidem affectuum contrarietas </text:span><text:span text:style-name="T12">ex<text:line-break/></text:span><text:span text:style-name="T12">priore frictionum contrarietate nascitur, fecunda non<text:line-break/>item. Evenit enim in hac, ut gracilitas proveniat ex<text:line-break/>multa, camis incrementum ex mediocri; quippe pauca<text:line-break/>augendae carni nondum sufficit, quod videlicet id, quod<text:line-break/>camis incrementum accipiet, et fanguinis moderato ac-<text:line-break/>cessu, et valida virtute eget, quorum utrumque mediocris<text:line-break/>frictio commode praestat; pauca neutrum, nec abunde,<text:line-break/>nec satis. Quoniam igitur non in idem coibant frictio-<text:line-break/>num affectionumque contrarietates, coegit vero eum<text:line-break/>compendiaria docendi ratio per contrarietates positas.scr-<text:line-break/>luonein absolvere, utiliore contrarietate accepta minus<text:line-break/>utilem consultu omisit. Porro utilior ea est, quae lu as-</text:span></text:p>
      <text:p text:style-name="P16"><text:span text:style-name="T12">fectibus, quam quae </text:span><text:span text:style-name="T12">in </text:span><text:span text:style-name="T12">frictionibus spectatur. Idque<text:line-break/>duplici -ratione asseritur: una quidem et prima, quae ab<text:line-break/>artis </text:span><text:span text:style-name="T12">fine </text:span><text:span text:style-name="T12">sumitur; quippe frictiones ad corporis </text:span><text:span text:style-name="T12">affectum'<text:line-break/></text:span><text:span text:style-name="T12">ceu finem diriguntur; finis enim iis, quae prae fe, </text:span><text:span text:style-name="T12">fern-<text:line-break/></text:span><text:span text:style-name="T12">per est praestantior, quanto nimirum id, cujus gratia, </text:span><text:span text:style-name="T12">iis;<text:line-break/></text:span><text:span text:style-name="T12">quae ipsius gratia fiunt; altera, quae a claritatis </text:span><text:span text:style-name="T12">ratione<text:line-break/></text:span><text:span text:style-name="T12">accipitur; intellectis namque multae et mediocris </text:span><text:span text:style-name="T12">cssecti-<text:line-break/></text:span><text:span text:style-name="T12">bus, </text:span><text:span text:style-name="T12">facillimum est </text:span><text:span text:style-name="T12">paucae opus contueri; non </text:span><text:span text:style-name="T12">perinde<text:line-break/></text:span><text:span text:style-name="T12">tamen mediocris frictionis perspicua vis esu Quin etiam<text:line-break/>tertium hoc </text:span><text:span text:style-name="T12">ipfo de </text:span><text:span text:style-name="T12">frictionibus fermone </text:span><text:span text:style-name="T12">bellissime </text:span><text:span text:style-name="T12">do-<text:line-break/>cuisse Hippocratem invenias. Praecedere </text:span><text:span text:style-name="T12">namque </text:span><text:span text:style-name="T12">eorum<text:line-break/>doctrinam oportet, quae liquido pcragi </text:span><text:span text:style-name="T12">cernuntur, sequi<text:line-break/></text:span><text:span text:style-name="T12">vero eorum, quae minus liquido et </text:span><text:span text:style-name="T12">obscure, </text:span><text:span text:style-name="T12">idque sive<text:line-break/>de his expressis verbis scripseris sive lecturis ea intelli-<text:line-break/>genda relinquas. Est vero eridens atque in aperto </text:span><text:span text:style-name="T12">me-<text:line-break/></text:span><text:span text:style-name="T12">diocris frictionis opus,, ipsum scilicet cernis incrementum,<text:line-break/>obscurum vero paucae, quippe quae ncc augere nec </text:span><text:span text:style-name="T12">mi-<text:line-break/></text:span><text:span text:style-name="T12">nuere carnem, nec omnino evidens 'aliquid </text:span><text:span text:style-name="T12">videtur essi-</text:span></text:p>
      <text:p text:style-name="P16"><text:span text:style-name="T12">cere, nisi parum calefacere; at id omnis frictionis com-<text:line-break/>rnune opus est. Quare, quum </text:span><text:span text:style-name="T12">neque </text:span><text:span text:style-name="T12">evidens aliquid<text:line-break/></text:span><text:span text:style-name="T12">efficit, </text:span><text:span text:style-name="T12">et, quod facere </text:span><text:span text:style-name="T12">ridetur, proprium </text:span><text:span text:style-name="T12">ejus non est,<text:line-break/></text:span><text:span text:style-name="T12">fed </text:span><text:span text:style-name="T12">omnis frictionis commune, </text:span><text:span text:style-name="T12">non sine causa </text:span><text:span text:style-name="T12">est (ut<text:line-break/></text:span><text:span text:style-name="T12">arbitror) </text:span><text:span text:style-name="T12">omissa. Quod </text:span><text:span text:style-name="T12">igitur omnis frictionis </text:span><text:span text:style-name="T12">calorem<text:line-break/></text:span><text:span text:style-name="T12">accendere </text:span><text:span text:style-name="T12">commune opus </text:span><text:span text:style-name="T12">sit, non satis, quod </text:span><text:span text:style-name="T12">ab Hippo-<text:line-break/></text:span><text:span text:style-name="T12">crate prodatur, dignum praeceptum est. Quid </text:span><text:span text:style-name="T12">vero quae-<text:line-break/></text:span><text:span text:style-name="T12">que frictio proprium </text:span><text:span text:style-name="T12">efficiat, </text:span><text:span text:style-name="T12">id ut Hippocrati </text:span><text:span text:style-name="T12">necesse tra-<text:line-break/></text:span><text:span text:style-name="T12">dere, ita nobis </text:span><text:span text:style-name="T12">certe </text:span><text:span text:style-name="T12">utile erat disceret Reductis </text:span><text:span text:style-name="T12">enim<text:line-break/></text:span><text:span text:style-name="T12">veluti in elementa simplicibus differentiis</text:span><text:span text:style-name="T12">, universam<text:line-break/></text:span><text:span text:style-name="T12">frictionum </text:span><text:span text:style-name="T12">rationem </text:span><text:span text:style-name="T12">absolvit, quemadmodum carnem </text:span><text:span text:style-name="T12">ad-<text:line-break/></text:span><text:span text:style-name="T12">jicias , </text:span><text:span text:style-name="T12">quemadmodum detrahas, </text:span><text:span text:style-name="T12">quemadmodum </text:span><text:span text:style-name="T12">corpus<text:line-break/></text:span><text:span text:style-name="T12">mollias, </text:span><text:span text:style-name="T12">quemadmodum constringas. Cum </text:span><text:span text:style-name="T12">his una </text:span><text:span text:style-name="T12">proti-<text:line-break/></text:span><text:span text:style-name="T12">nus fe </text:span><text:span text:style-name="T12">promunt tum media earum opera, tum ea, quae<text:line-break/></text:span><text:span text:style-name="T12">per </text:span><text:span text:style-name="T12">conjugationem faciunt: media quidem, quum nec<text:line-break/></text:span><text:span text:style-name="T12">ligare corpus, </text:span><text:span text:style-name="T12">nec folvere, nec carnem augere, nec mi-<text:line-break/></text:span><text:span text:style-name="T12">nuere </text:span><text:span text:style-name="T12">surdemus; quae vero per conjugationem, quum,<text:line-break/></text:span><text:span text:style-name="T12">verbi gratia, </text:span><text:span text:style-name="T12">puriter colligare et carnem addere. Quis<text:line-break/></text:span><text:span text:style-name="T12">enim non </text:span><text:span text:style-name="T12">rideat, quum duram carnem adjicere corpori</text:span></text:p>
      <text:p text:style-name="P16"><text:span text:style-name="T12">volumus, frictionem duram una cum mediocri modo<text:line-break/>esse petendam, veluti, quum mollem addere studemus;<text:line-break/>frictionem, mollem ct quantitate mediocrem </text:span><text:span text:style-name="T12">adhibendam,<text:line-break/></text:span><text:span text:style-name="T12">et per alias conjugationes ad proportionem? quas </text:span><text:span text:style-name="T12">non-<text:line-break/></text:span><text:span text:style-name="T12">nulli gymnastarum tanquam sua </text:span><text:span text:style-name="T12">ipsorum </text:span><text:span text:style-name="T12">inventa </text:span><text:span text:style-name="T12">tra-<text:line-break/></text:span><text:span text:style-name="T12">dentes, dum Hippocratem accusant, </text:span><text:span text:style-name="T12">ipsi </text:span><text:span text:style-name="T12">vehementer de-<text:line-break/>linquunt, </text:span><text:span text:style-name="T12">ct </text:span><text:span text:style-name="T12">quod eum, qui de his </text:span><text:span text:style-name="T12">primum </text:span><text:span text:style-name="T12">praecepit,<text:line-break/>merita laude fraudant, et quod, quum ejus inventa sibi<text:line-break/>tribuant, etiam (quod atrocius mullo est) </text:span><text:span text:style-name="T12">calumniari homi-<text:line-break/></text:span><text:span text:style-name="T12">nem non dubitant. Accedit, quod nec simplices </text:span><text:span text:style-name="T12">differen- '<text:line-break/></text:span><text:span text:style-name="T12">tiss apte inter fe alternant; decuerat </text:span><text:span text:style-name="T12">enim </text:span><text:span text:style-name="T12">(arbitror) eum,<text:line-break/>qui recte ad particulares conjugationes descendere voluit,<text:line-break/>nec universas senario numero comprehendere, veluti<text:line-break/>Theon facit, nec aliquod eurum proprium </text:span><text:span text:style-name="T12">vel </text:span><text:span text:style-name="T12">quantita-<text:line-break/>tis vel qualitatis opus omittere, </text:span><text:span text:style-name="T12">quemadmodum </text:span><text:span text:style-name="T12">in<text:line-break/>mollis simul et multae opus </text:span><text:span text:style-name="T12">mollis, in </text:span><text:span text:style-name="T12">durae </text:span><text:span text:style-name="T12">simul </text:span><text:span text:style-name="T12">et<text:line-break/>multae effectum mullae praetermisisse eum offcndimus.</text:span></text:p>
      <text:p text:style-name="P16"><text:span text:style-name="T12">sed </text:span><text:span text:style-name="T12">has </text:span><text:span text:style-name="T12">quoque </text:span><text:span text:style-name="T12">adjecisse</text:span><text:span text:style-name="T12">, et particulares conjugationes<text:line-break/>novein fecisse. Quippe tres quae a qualitate frictionum<text:line-break/>fumentur differentiae, si eas tribus, quae a quantitate du-<text:line-break/></text:span><text:span text:style-name="T12">cuntur, </text:span><text:span text:style-name="T12">junxeris, novem conjugationes effeceris: fex, quae<text:line-break/>a </text:span><text:span text:style-name="T12">Theone sunt positae </text:span><text:span text:style-name="T12">in iis </text:span><text:span text:style-name="T12">quae paulo </text:span><text:span text:style-name="T12">supra memoravi<text:line-break/></text:span><text:span text:style-name="T12">verbis, et tres, quae ab eo sunt praterinistae, </text:span><text:span text:style-name="T12">dum me-<text:line-break/></text:span><text:span text:style-name="T12">diam mollis duraeque </text:span><text:span text:style-name="T12">omisit; quanquam ne intelligere<text:line-break/></text:span><text:span text:style-name="T12">quidem neque mollem </text:span><text:span text:style-name="T12">frictionem neque duram fas est,<text:line-break/></text:span><text:span text:style-name="T12">ut non simul intelligatur </text:span><text:span text:style-name="T12">mediocris. Cui si tres quan-<text:line-break/></text:span><text:span text:style-name="T12">titatis differentias junxisset, </text:span><text:span text:style-name="T12">noveni itu universas frictio-<text:line-break/></text:span><text:span text:style-name="T12">num differentias effecisset, </text:span><text:span text:style-name="T12">non sex. Eas ipse nunc in<text:line-break/></text:span><text:span text:style-name="T12">descriptione </text:span><text:span text:style-name="T12">exponam, in qua duorum versuum, qui su-<text:line-break/></text:span><text:span text:style-name="T12">perne deorsum pinguntur, </text:span><text:span text:style-name="T12">priorem qualitatum intelligi<text:line-break/></text:span><text:span text:style-name="T12">volo, </text:span><text:span text:style-name="T12">secundum </text:span><text:span text:style-name="T12">quantitatum</text:span></text:p>
      <text:p text:style-name="P82"><text:span text:style-name="T12">Figura (Qu</text:span><text:span text:style-name="T56">a</text:span><text:span text:style-name="T12">lit</text:span><text:span text:style-name="T56">a</text:span><text:span text:style-name="T12">tes: Quantitates)</text:span></text:p>
      <text:list xml:id="list156541378" text:style-name="L1">
        <text:list-item>
          <text:p text:style-name="P83"><text:span text:style-name="T12">Dura: Pauca, Multa, Mediocris</text:span></text:p>
        </text:list-item>
        <text:list-item>
          <text:p text:style-name="P83"><text:span text:style-name="T12">Mollis: Pauca, Multa, Mediocris</text:span></text:p>
        </text:list-item>
        <text:list-item>
          <text:p text:style-name="P81"><text:span text:style-name="T18">Mediocris: Pauca, Multa, Mediocris</text:span></text:p>
        </text:list-item>
      </text:list>
      <text:p text:style-name="P19"><text:span text:style-name="T12">Novem harum, . quas descriptio complectitur, conju-<text:line-break/>gationum quum Theon sex primas tradidisset, reliqua-<text:line-break/>rum trium certe non meminit, .ipse fecum manifestissime<text:line-break/>pugnans. Si enim paucae ac multae media quaedam est,<text:line-break/>quam mediocrem vocamus, etiam mollis duraequc altera<text:line-break/>certe media erit, quam mediocrem nioderatamque appele<text:line-break/>les.. Sane meminisse per omnem sermonem convenit,<text:line-break/>haec otnnia in respectu collationeque . dici; quando , quae</text:span></text:p>
      <text:p text:style-name="P16"><text:span text:style-name="T12">huic dura est, alteri pro molli sit; et quae mediocris,<text:line-break/>immodica; et quae pauca, multa; et quae alii multa est,<text:line-break/>aliter quodammodo affecto sit pauca. Hoc vero et Theon<text:line-break/>fatetur; nec fieri sane potest, ut, qui mediocrem </text:span><text:span text:style-name="T12">in </text:span><text:span text:style-name="T12">qua-<text:line-break/>litate frictionem praeterit, non longe aberret Ac mihi<text:line-break/>quidem videtur Theon inde adeo in hunc errorem la-<text:line-break/>psus, quod Hippocrates de ea frictione subtiicuit; adeo<text:line-break/>ut hinc deprehendatur nihil proprium et suum de fri-<text:line-break/>ctione Theon protulisse, sed perperam Hippocratis inventa<text:line-break/>tractasse. Non enim a pueris statim orsus et fub prae-<text:line-break/>ceptore senis scripta perlegit, quum fateatur ipse, pri-<text:line-break/>mum athletam se fuisse, deinde, hoc exercitio deposito, ad<text:line-break/>gymnasticen fe contulisse. Atque haec medius, fidius,<text:line-break/>non quo hominem vituperem, apposui, quem alioqui inter<text:line-break/>primos gymnastas censeo, sed quo ista lecturos doceam,<text:line-break/>haud facile esse veterum libros intelligentia consequi, si<text:line-break/>desint; qui ca curiose enarrent Nam quod ex prisca.</text:span></text:p>
      <text:p text:style-name="P16"><text:span text:style-name="T12">brevitatis, dignitate fuerit durae mollisque frictionis me-<text:line-break/>diam silentio praeterire, in ipsa enarrationis ferie, id ante<text:line-break/>a nobis jam dictum est. Quod autem talia a nobis prae-<text:line-break/>teriri non. debeant, id quoque et ostensum prius est, et<text:line-break/>nunc, nihilo secius ostendetur. Si enim tam mollis fri-<text:line-break/>ctio, quam dura; in respectu collationeque non solum<text:line-break/>subsistentiam, scd etiam intelligentiam sui habet, etiam<text:line-break/>mediocrem in simili respectu collationeque constitui ne-<text:line-break/>cesse esu Finge ergo,' tale esse corpus, quale propositi<text:line-break/>nobis in hoc libro pueri esse praesumpsimus, fantim pror-<text:line-break/>sus et omnis excessus medium, ita, ut neque molliorem<text:line-break/>hunc effectum velimus, neque duriorem, sed nec camis<text:line-break/>ejus modo adjectum, quicquam detractnmve: num igitur<text:line-break/>ita fe habenti corpori aut duram, aut mollem frictio-<text:line-break/>nem admovebimus , aut etiam mullam , aut mediocrem ?<text:line-break/>Ego plane quamlibet harum inutilem censeo , quippe quum<text:line-break/>a dura durius, a molli mollius, a multa gracilius, a me-<text:line-break/>diocri crassius reddetur.; quorum nullo ei est opus, imo</text:span></text:p>
      <text:p text:style-name="P16"><text:span text:style-name="T12">priftinam potius mediocritatem ad unguem servari. Quare<text:line-break/>neque duriter id,, neque molliter, neque multis </text:span><text:span text:style-name="T22">frictioni-<text:line-break/>bus,</text:span><text:span text:style-name="T12"> neque quantitate mediocribus, sed paucis et quali-<text:line-break/>tate mediocribus infricabimus, nihil ultra moliti, quam<text:line-break/>ut ad exercitandum praeparemus, ac ruisus, quam jam<text:line-break/>latis exercitatum fit, apotherapia curemus. Vocetur<text:line-break/>autem nobis, sicuti recentibus gymnastarum, apotherapia<text:line-break/>ea frictionum pars,, quae post exercitationem adbibetur.<text:line-break/>Sane Theon nullam ex iis quas protulit conjugationibus<text:line-break/>ejusinodi corporis naturae accommodare potest, quum </text:span><text:span text:style-name="T22">fex<text:line-break/>in</text:span><text:span text:style-name="T12"> universum nominavit, priores tres mollis, reliquas<text:line-break/>vero tres durae, et neque mollium cujusquam ejusmodi<text:line-break/>corpus egeat, neque durarum, fed </text:span><text:span text:style-name="T22">ejus, quae harum<text:line-break/></text:span><text:span text:style-name="T12">media sit, quam .scilicet mediocrem in qualitate dixisse<text:line-break/>par est. Liquidoque patere jam arbitror, quantopere la-<text:line-break/>pius Theon sit mediam 'durae mollisque praeteriens. Si-<text:line-break/>quidem afl. optimum statum corporis nullam harum, quas<text:line-break/>protulit, conjugationum accommodare.fas est, nec quum</text:span></text:p>
      <text:p text:style-name="P16"><text:span text:style-name="T12">integra plane valetudine corpus fruitur, nec etiam, sicubi<text:line-break/>corrigi postulati Quippe ubi plane valet, sola praeparato-<text:line-break/>ria frictione eget, quam exiguam </text:span><text:span text:style-name="T22">ac</text:span><text:span text:style-name="T12"> mollis duraeque<text:line-break/>mediam esse ostendimus. Ubi justo gracilius crassiusve </text:span><text:span text:style-name="T22">ef-<text:line-break/>fectum</text:span><text:span text:style-name="T12"> est, non tamen in qualitate alterata caro quic-<text:line-break/>quarn est, sed plane mollis, ac durae medium modum-<text:line-break/>servat, si quidem emaciare studemus, et multam, et qua-'<text:line-break/>litate mediocrem adhibemus, si carnem augere, paucam<text:line-break/>simul et mediocrem in qualitate. Has tres conjugationes,<text:line-break/>ultimo loco post sex in descriptione exposui hoc consi-<text:line-break/>lio, ut omnes eas a Theone praetermissas indicarem.<text:line-break/>Quoniam igitur non solum praetermissas ab eo, sed etiam,<text:line-break/>utilissimas easdem praetermissas disputatio nostra docuit,<text:line-break/>deinceps tempestivum arbitror ad ea, quae paulo ante<text:line-break/>distulimus, reverti; ac primum illud, quod doctrlua ea,<text:line-break/>quae per rerum elementa traditur, caeteris sit utilior;<text:line-break/>quippe quae et ssib, compendium rem ornucm cogit, et<text:line-break/>memoriae affigit, et remluiscentiae facile suggerit*, ac</text:span></text:p>
      <text:p text:style-name="P16"><text:span text:style-name="T12">omnium, quae sigillarim agentur, rectum . usum prompte<text:line-break/>suppeditat, ceu ad pauca et certa elementa referens..<text:line-break/>Quis enim non facile inembratirn frictionum differentias,<text:line-break/>usum ac vires inveniat, si, scmel rntcllecta. senis scuten-<text:line-break/>tia, postea dictionem ejus, memoriter teneat? qua videli-,<text:line-break/>cet. docet,. constringere quidem frictionem duram, folvere<text:line-break/>mollem, corpus adimere multam, augere mediocrem posse..<text:line-break/>Ex horum namque notitia </text:span><text:span text:style-name="T28">z</text:span><text:span text:style-name="T12">ac memoria primum sue,,<text:line-break/>quae omissae in verborum contextu sunt, differentias-<text:line-break/>invcnies; mox, omnibus inter fe complicatis, novem con-<text:line-break/>jugationes efficies, quas paulo supra descriptione sumus<text:line-break/>complexi; quas neque invenisse, neque memoria tenuisse<text:line-break/>promptum sit, nili,. quam Hippocrates tradidit, elemen-<text:line-break/>taris doctrina praecesserit, omnium frictionum ratione in<text:line-break/>prima principia reducta. Ex quibus prorsus inventis non<text:line-break/>ea modo, quae nunc sunt luventa, nobis suppeterent,<text:line-break/>sed etiam omnem corruptam doctrinam judicandi facultas</text:span></text:p>
      <text:p text:style-name="P16"><text:span text:style-name="T12">superesset. Quippe id methodi proprium maxime est, ut<text:line-break/>ex parvo elementari principio ad singula mernbratim per-<text:line-break/>venire possit, tum, quicquid perperam est dictum, fcien-<text:line-break/>tisicis id theorematis, veluti regula quapiam, possis judi-<text:line-break/>care, perversas opiniones examinans. Quod igitur neque<text:line-break/>alius quispiam recte de frictione sensit, neque Theon<text:line-break/>ipse gymnastes (tametsi eruditius caeleris de ea locutus),<text:line-break/>sed Hippocrates, et qui eum sunt secuti, satis haec sunt.</text:span></text:p>
      <text:h text:style-name="P8" text:outline-level="2">Cap. V.</text:h>
      <text:p text:style-name="P14"><text:span text:style-name="T12">Superest ex iis, quae ad hunc locum distu-<text:line-break/>limus, ut de nominibus ipsis disseramus, ne quis eorum<text:line-break/>numero deceptus pares numero affectus cum ipsis appel-.<text:line-break/>lationibus existimet. Duri enim vocabulum de quadam<text:line-break/>corporis affectione proprie dicitur, quam nec interpretari<text:line-break/>quidem, qualis sil, pluribus est opus, nemine vel ex<text:line-break/>voce ipsa non ad rei notitiam perducto. Ad eundem mo-<text:line-break/>dum et mollis vocabulum. At rari et densi vocabula<text:line-break/>non perinde evidenter ipsus corporis affectus significant,</text:span></text:p>
      <text:p text:style-name="P16"><text:span text:style-name="T12">propterea quod </text:span><text:span text:style-name="T12">duplex </text:span><text:span text:style-name="T12">eorum nominum usus observatur,<text:line-break/>altus eorum, </text:span><text:span text:style-name="T12">qui proprie loquuntur, alter </text:span><text:span text:style-name="T12">abutentium. Ac<text:line-break/>proprie </text:span><text:span text:style-name="T12">quidem raruiu accipimus, quod’ meatus </text:span><text:span text:style-name="T12">magnos<text:line-break/>per totum- </text:span><text:span text:style-name="T12">obtinet, sicuti </text:span><text:span text:style-name="T12">e </text:span><text:span text:style-name="T12">di </text:span><text:span text:style-name="T12">versu densum, quod eosdem<text:line-break/>parvos; </text:span><text:span text:style-name="T12">at per metaphoram, </text:span><text:span text:style-name="T12">sive abusum, </text:span><text:span text:style-name="T12">sive- </text:span><text:span text:style-name="T12">quocun-'<text:line-break/>que </text:span><text:span text:style-name="T12">alio genere appellasse</text:span><text:span text:style-name="T28">1</text:span><text:span text:style-name="T12"> libet, </text:span><text:span text:style-name="T12">de laxo coactoque haec<text:line-break/>ipsa vocabula </text:span><text:span text:style-name="T12">dici audias</text:span><text:span text:style-name="T12">; </text:span><text:span text:style-name="T12">hac </text:span><text:span text:style-name="T12">enim </text:span><text:span text:style-name="T12">ratione ’ </text:span><text:span text:style-name="T12">et aerem<text:line-break/>et </text:span><text:span text:style-name="T12">ignem aliquando, raros </text:span><text:span text:style-name="T12">dicimus, aquam et terram<text:line-break/>densas, ad </text:span><text:span text:style-name="T12">elementa scilicet </text:span><text:span text:style-name="T12">ipsa translatis appellationibus,<text:line-break/>quae tamen et </text:span><text:span text:style-name="T12">unita </text:span><text:span text:style-name="T12">suut, et ex similaribus -natura par-<text:line-break/>tibus constant, nec </text:span><text:span text:style-name="T12">ullos </text:span><text:span text:style-name="T12">ejusmodi meatus obtinent. Multo<text:line-break/>his longius a </text:span><text:span text:style-name="T12">proprietate </text:span><text:span text:style-name="T12">recesserunt illa, </text:span><text:span text:style-name="T12">quae </text:span><text:span text:style-name="T12">per me-'<text:line-break/>taphoram ambo </text:span><text:span text:style-name="T12">sunt'dicta, </text:span><text:span text:style-name="T12">nempe constrictum et colli-<text:line-break/>gaturn. lllud de </text:span><text:span text:style-name="T12">denso </text:span><text:span text:style-name="T12">et. duro, modo quidem utroque-<text:line-break/>seorsum exissente, </text:span><text:span text:style-name="T12">iuodo </text:span><text:span text:style-name="T12">in idem conveniente; hoc rursus<text:line-break/>de iisdem </text:span><text:span text:style-name="T12">dicimus, non </text:span><text:span text:style-name="T12">tamen eadem metaphora. Nam<text:line-break/>quoniam omnia, </text:span><text:span text:style-name="T12">quae </text:span><text:span text:style-name="T12">colligata sunt, eadem ad motum<text:line-break/></text:span><text:span text:style-name="T12">impedita </text:span><text:span text:style-name="T12">funt, </text:span><text:span text:style-name="T12">ita niu.irum </text:span><text:span text:style-name="T12">nominarunt et quae ob sic-</text:span></text:p>
      <text:p text:style-name="P16"><text:span text:style-name="T12">citatem aliquam, frigus, phlegmonen, scirrhum, tensio-<text:line-break/>nem,. repletionem, aut pondus aegre moventur. Ean-<text:line-break/>dem ' ob causam, et contrariis nominibus in. contrariis<text:line-break/>affectibus utuntur, remitti, aut resolvi, ant laxari dicen-<text:line-break/>tes. Oportet autem non nominum inspicere 'numerum, .<text:line-break/>sed affectuum genera: duplicia lu- totum esse existimare, .-<text:line-break/>alterum, quod in- similaribus ipsis observatur, de quo<text:line-break/>molle durumve dicitur, alterum,-quod in. insseumentali-<text:line-break/>bus-meatuum ratione consistit, quod; deusum esse vel<text:line-break/>rarum dicitur. Hi namque cprporum ipsorum proprii<text:line-break/>assectus- sunt; ascititii vero et (ut ita dicam) temporarii,<text:line-break/>quod alias meatus ipsi supervacuo humore impleantur,,<text:line-break/>alias sint mundi, et modo patentes, modo conniventes..</text:span></text:p>
      <text:h text:style-name="P8" text:outline-level="2">Cap. VI.</text:h>
      <text:p text:style-name="P14"><text:span text:style-name="T12">Verum de his affectibus in sequentibus<text:line-break/>libris agemus. Nunc ad propositum redeundum, ac pri-<text:line-break/>mum clarius adhuc de frictione ipsa disserendum ; nempe<text:line-break/>quod haec ipsa interdum per se corporibus nostris com-.</text:span></text:p>
      <text:p text:style-name="P16"><text:span text:style-name="T12">modum asserat, interdum iis , quae commodum asserunt,<text:line-break/>ad eum sane modum subministret, quem Hippocrates de </text:span><text:span text:style-name="T12">&gt;<text:line-break/></text:span><text:span text:style-name="T12">deligatione tradidit his verbis; </text:span><text:span text:style-name="T22">Deligatio partim ipsa<text:line-break/>sanat', partim fanantibus subservit,</text:span><text:span text:style-name="T12"> lpsius igitur frictio—<text:line-break/>nis effectus sunt, et quod rara dcnsat, et mollia durat;<text:line-break/>dura vero haec esse omnino postulat; praeterea quod dura<text:line-break/>mollit, et deusa laxat; haec contra mollis sit oportet.,<text:line-break/>Pari modo et quae carnis augendae minuendaeve causa<text:line-break/>suscepta est, utraque per se utile, aliquid corpori confert.<text:line-break/>Quae tamen ad exercitationes corpora praeparat, item<text:line-break/>quae post exercitationem adhibetur, hae exercitationibus<text:line-break/>fiibserviunti Illa modice calefaciendo tenues meatus re-<text:line-break/>cludit, simul excrementa, quae caro continet, fluxilia<text:line-break/>reddens, et solida emolliens; appellant autem hujus-<text:line-break/>modi frictionem praeparatoriam; altera rccuratoria ap-<text:line-break/>pellatur; haec cum plusculo oleo. administrata simul plu-<text:line-break/>gnedine humectat, et solida emollit, et quae meatibus<text:line-break/>continentur, in halitus digerit. Verum de hac post dice-</text:span></text:p>
      <text:p text:style-name="P16"><text:span text:style-name="T12">mus, quum de exercitatione egerimus. Sed praeparatoria<text:line-break/>frictio in optima status natura calefaciendi corporis causa ’<text:line-break/>suscepta, prout supra traditum est', fiat inollis primo, mox’<text:line-break/>vero exercitationem aggressuro dura; ita namque maxi-,.’<text:line-break/>rne et mollire poterit, et ad exercitationes excitare, 'et<text:line-break/>corporis naturam, qualem ab initio accepit, servare.<text:line-break/>Quod si quid aberratum sit, ad durum id potius spectet.-<text:line-break/>Nam qui breves a medio recessus sunt, ii cule tenus<text:line-break/>finiuntur, nullo interiorum alterato. Minus vero laedetur<text:line-break/>ipsa cutis, si ad durum simul et densum recessus' a<text:line-break/>medio sint, quippe ita injuriae minus opportuna fiet.<text:line-break/>Adeo, si transpiratio per hujusmodi cutim facilis esset, du-<text:line-break/>rissnnam eam atque densissimain efficeremus; nunc, quo-<text:line-break/>niaiii ad utrumque munus probe esse comparatam opor-<text:line-break/>let, et excrementa, quae intus conduntur, per halitum<text:line-break/>emittenda, et eorum, quae foriis accedunt, vim tolerandam,*<text:line-break/>utilissimus sane fuerit medius inter utrumque excessum</text:span></text:p>
      <text:p text:style-name="P16"><text:span text:style-name="T12">modus, qui si quando fortasse non servabitur, </text:span><text:span text:style-name="T12">melior<text:line-break/></text:span><text:span text:style-name="T12">utique fuerit, qui: ad durius densiusque pertinebit, quam<text:line-break/>qui ad mollius laxiusque. Nam transpirandi defectum<text:line-break/>exercitio farcire licebit; alterius vero affectus vitium,<text:line-break/>quod est ad externorum. injuriam opportunitas, neque<text:line-break/>alias,corrigi facile potest, affertque praeterea conjunctum<text:line-break/>incommodum non parvum, digesto subinde non excre-<text:line-break/>mento modo, verum etiam ipsius corporis nutrimento.<text:line-break/>Ergo in iis differentiis, quae a qualitate sumuntur, aber-<text:line-break/>rare Iatius est versus eam, quae durior est, quam eam,<text:line-break/>quae mollior. In iis tamen, quae a quantitate ducuntur,<text:line-break/>in proposita saltem natura et aetate si quid delinquitur,<text:line-break/>versus id, quod minus est, id esto. Semper enim ejus<text:line-break/>in praesenti disputatione meminisse oportet, angendi ejus-<text:line-break/>modi corpus, haud quaqnam siccandi studium esse pro-<text:line-break/>positum. Quas vero corporum naturas affectas amplius<text:line-break/>fricandum sit, postea dicemus.</text:span></text:p>
      <text:h text:style-name="P8" text:outline-level="2">Cap. V<text:span text:style-name="T35">II</text:span>.</text:h>
      <text:p text:style-name="P14"><text:span text:style-name="T12">Nunc ad propositam materiam reversi</text:span></text:p>
      <text:p text:style-name="P16"><text:span text:style-name="T12">de mensura ipsa frictionum' agamus ad eundem modum;<text:line-break/>quo paulo ante de qualitate egimus. Convenit autem hoc<text:line-break/>loco, ut, priusquam mensuram definiam, alterius cujus-<text:line-break/>dam quaestionis mentionem sariam, sine cujus- notitia<text:line-break/>mensuram ipfam ncc definivisse recte licet, nec no-<text:line-break/>visse. Est vero, quod aestimandum censeo, aeris, qui fri-<text:line-break/>candum coipus continebit, temperies; quam utique in re<text:line-break/>ipsa monstrare licet’, explicare oratione aperte, ita ut<text:line-break/>interpretationis evidentiae nihil desit, plane uon licet,<text:line-break/>fed est prorsus inexplicabilis. Verum, si non adeo mul-<text:line-break/>tum orationi de rei evidentia desit, abunde fuerit. Prae-<text:line-break/>cedit .vero hanc' et alia quaedam consideratio, nempe<text:line-break/>quo anni tempore; at in quonam orbis loco exercitan-<text:line-break/>dum'statuamur Duo enim hactenus de eo tantum defi-<text:line-break/>nita sunt, corporis status et aetas. • In qua vero terrae<text:line-break/>parte aut educatus hactenus fuerit, .'aut' exercitandus tunc<text:line-break/>sit, aut quo anni dieive tcmpore, nihil sane constitiitum<text:line-break/>est; quauquam pro harum certe cujufque ratione medio-</text:span></text:p>
      <text:p text:style-name="P16"><text:span text:style-name="T12">critas frictionis est varianda. Ergo ad ea, quae hactenus<text:line-break/>statuta sunt, </text:span><text:span text:style-name="T12">haec </text:span><text:span text:style-name="T12">quoque definienda sunt, utique potestate<text:line-break/>inter initia operis jam tradita, non tamen interpretatio-<text:line-break/>nis luce clare explicatu. Dicens enim veluti regulam<text:line-break/>quandam omnium, quae post dicenda erant, politurum<text:line-break/>me hominem eo corporis statu, de quo queri non postit;<text:line-break/>obiter nimirum etiam regionem hominis potestate defi-<text:line-break/>nivi, quum nec optimo temperamento, nec inculpabili<text:line-break/>constitutione ullum in iis regionibus, quae a tempera-<text:line-break/>inenti modo recesserunt, gigni possit, sicuti tum ratio<text:line-break/>docet, tum experientia commonstrat Quippe sicci, gra-<text:line-break/>ciles et veluti torrefacti in aestuosis tractibus homines<text:line-break/>fiunt. Rursus frigidioris plagae incolae inaequali temv<text:line-break/>peramento visuntur, ut quibus exteriora frigeant, inle-<text:line-break/>riora atque in his viscera immodice caleant. </text:span><text:span text:style-name="T12">Sane </text:span><text:span text:style-name="T12">op-<text:line-break/>timurn corpus, de quo nunc sermo proponitur, veluti<text:line-break/>Polycleti regula est; cui in nostra regione, utpote probe<text:line-break/>temperata, non pauca similia rideas,, apud Celtas vero.</text:span></text:p>
      <text:p text:style-name="P16"><text:span text:style-name="T12">Scythas, Aegyptios, Arabas ne per somnium quidem tale<text:line-break/>unquam .est vidisse. .Nostrae autem regionis, quae in la-<text:line-break/>titudinem :non parvam {extenditur, id, quod in medio<text:line-break/>habetur, optime sane temperatum est, cujusmodi patria<text:line-break/>Hippocratis est; etenim ea tum hyeme, tum aestate me-<text:line-break/>diocrem temperiem exhibet, vere autem et autumno<text:line-break/>•multo magis. Ejusinodi igitur locum quum corpori </text:span><text:span text:style-name="T12">pro-<text:line-break/></text:span><text:span text:style-name="T12">posito dederis, anni quoque tempus veris medium </text:span><text:span text:style-name="T12">ipsi<text:line-break/></text:span><text:span text:style-name="T12">dabis. Esse vero et diei, in qua exercitandus </text:span><text:span text:style-name="T12">a </text:span><text:span text:style-name="T12">nobis<text:line-break/>primum est, maxime, quoad fieri </text:span><text:span text:style-name="T12">potrst, </text:span><text:span text:style-name="T12">ipse </text:span><text:span text:style-name="T12">meridies-;<text:line-break/>quo </text:span><text:span text:style-name="T12">videlicet naturalis temperamenti </text:span><text:span text:style-name="T12">ejus vis ab amb-<text:line-break/></text:span><text:span text:style-name="T12">iente nullo pactu mutetur.. Eadem </text:span><text:span text:style-name="T12">exigit ratio</text:span><text:span text:style-name="T12">, </text:span><text:span text:style-name="T12">ut </text:span><text:span text:style-name="T12">ne<text:line-break/>domus quidem , .lu </text:span><text:span text:style-name="T12">qua </text:span><text:span text:style-name="T12">exercitandus </text:span><text:span text:style-name="T12">est, ipso praesertim<text:line-break/>die </text:span><text:span text:style-name="T12">calidior frigidiorve sit, quam </text:span><text:span text:style-name="T12">publicus totius urbis<text:line-break/>aer. </text:span><text:span text:style-name="T12">At hyeme atque aestate </text:span><text:span text:style-name="T12">talis </text:span><text:span text:style-name="T12">vel </text:span><text:span text:style-name="T12">arte praeparan-<text:line-break/>dus </text:span><text:span text:style-name="T12">est, nempe </text:span><text:span text:style-name="T12">hyeme calidior; aestate frigidior; quo<text:line-break/>videlicet </text:span><text:span text:style-name="T12">exacta temperie </text:span><text:span text:style-name="T12">corpus frictionis </text:span><text:span text:style-name="T12">tempore </text:span><text:span text:style-name="T12">fria-</text:span></text:p>
      <text:p text:style-name="P16"><text:span text:style-name="T12">tur; quando, si justo calidior frigidiorve domus fuerit,<text:line-break/>in calidiore quidem sudabit prius, quam abunde rnollia-<text:line-break/>tur, in frigidiore neque calefiet prorsus, nec mollietur<text:line-break/>unquam, nec floridum ruborem ostendet, nec in tumorem<text:line-break/>attolletur. Sunt namque duo haec, rubor et tumor, lu<text:line-break/>aeris temperie et. corporis statu temperato mediocris<text:line-break/>frictionis notae. Veluti enim, si calidam aquam affun-<text:line-break/>das, primum quidem corpus intumescit, si largius affun-<text:line-break/>das, consistit, ideoque et Hippocrates de his aiebat:<text:line-break/></text:span><text:span text:style-name="T22">Primum quidem attollitur, deinde sit gracile,</text:span><text:span text:style-name="T12"> ita frictio<text:line-break/>quoque attollit quidem primum, postea contrahit ac pur-<text:line-break/>gat corpus. Iis ergo, qui carnis augendae causa fricantur,<text:line-break/>tunc plane finienda frictio est, quum corpus et intumuit,<text:line-break/>et prope est ut contrahatur. Qui autem ad exercitandum<text:line-break/>jam praeparantur, iis minime id tempus expectandum,<text:line-break/>fed longe prius desissendum a frictione est, potissimum<text:line-break/>quum optimi temperamenti sunt, et aetate adhuc pueri;</text:span></text:p>
      <text:p text:style-name="P16"><text:span text:style-name="T12">horum namque tum hurnidum corpus est, tnm tenernm,<text:line-break/>ac paucis frictionibus mollescens. Praeparatoriae vero<text:line-break/>frictionis meta sinisque est, ut solidae partes molliantur,<text:line-break/>lrumidae solvantur, et corporis exigui meatus laxentur.<text:line-break/>Quis vero frictionum esse debeat numerus, definire sane<text:line-break/>oratione uou est: caeterum, qui his praeficitur harum<text:line-break/>rerum peritus, hic primo quidem die minus exactu exqui-<text:line-break/>silaque conjectura utetur, fcquenti vero dic, ubi jam<text:line-break/>experientiam aliquam, naturae illius corporis est adeptus,<text:line-break/>magis exactam certamque habebit Quin etiam de exerci-<text:line-break/>tatione ipsa primo certe die mensuram ad unguem de-<text:line-break/>finire non potest, sequentibus deinceps omnino potest.<text:line-break/>Sunto igitur hic quoque nolae, primo quidem die, quum<text:line-break/>adhortanti incitantique ad exercitandum non perinde<text:line-break/>obsequitur, sed segniores et minus tum frequentes, tum<text:line-break/>decentes, ac (ut semel dicam) minus valentes tum col-<text:line-break/>luctatoris sui apprehensus, tum motus obit Porro ex-<text:line-break/>pedit neque paulo animosiorem esse, qui exercitatur, ut</text:span></text:p>
      <text:p text:style-name="P16"><text:span text:style-name="T12">lassis jam viribus etiam exercitari aveat, neque ignavum,<text:line-break/>qni integris adhuc viribus laborem tamen detrectet. Est<text:line-break/>vero profecto talis non corpore modo, fed etiam animo,<text:line-break/>quem nunc educandum suscepimus: quandoquidem, quibus<text:line-break/>frigidus succus in ventre continetur, aut in totu corporis<text:line-break/>habitu collectus est, ii segniores ad motionem sunt. Pari<text:line-break/>modo et qni plethorici funt, et quos recens frigus uf-<text:line-break/>suxit, ii et ignavi sunt, et ad movendum pigri. Jam<text:line-break/>his etiam magis ita sunt affecti, quicunque natura frigi-<text:line-break/>diores sunt; sicuti etiam his ipsis longe magis, quorum<text:line-break/>frigiditati etiam humor est adjunctus</text:span><text:span text:style-name="T12">; </text:span><text:span text:style-name="T12">hi namque mensu-<text:line-break/>rae exercitationum nolas corrumpunt, sicuti e diversu,<text:line-break/>qui calidiori temperamento ftmt, sive id propria naturae<text:line-break/>sponte eveniat, sive ab ascititio quopiam affectu, hi et<text:line-break/>animosi funt, et certaminis avidi, et ad actionem plus,<text:line-break/>quam expedit, prompti. At quibus nec corpus calidius<text:line-break/>frigidiusve est, nec animus omnino demissus, aut con-<text:line-break/>tentionis gloriaeve praecupidus, et ad actionem praeceps.</text:span></text:p>
      <text:p text:style-name="P16"><text:span text:style-name="T12">iis modi exercitationum indicia integra manent, illaesa-<text:line-break/>que fervuntur, et primo statim die, et multo magis pro-<text:line-break/>cedente tempore. Si.enim quid inter initia nos sugit, id<text:line-break/>experientia ipsa perceptum ad exactam notitiam perve-<text:line-break/>niet. Non aliter et cibi modus ad certam conjecturam<text:line-break/>perducitur, qui tamen ab initio definiri nullo pactu po-<text:line-break/>test, vermn quotidiana experientia, cum recordatione<text:line-break/>quantitatis tum cibi, tum exercitationum, eo etiam, qui<text:line-break/>huic praeficitur, nihil non sollicite observante, sed sem-<text:line-break/>pcr, ut tantum ciborum post tantam exercitationem con-<text:line-break/>coxit, recordante, propemodum ad exactam scientiam<text:line-break/>intellectum tempore perducit. Haec igitur omnia etiam<text:line-break/>deficientibus ab optima constitutionibus communia sunt,<text:line-break/>de quibus agere nondum statuimus. Caeterum optima<text:line-break/>natura, quae hic nobis est proposita, mensuras omnium<text:line-break/>manifestas obtinet, ut quae nec animi moribus, nec cor-<text:line-break/>poris intemperie dictorum quicquam obturbet immutetve,<text:line-break/>scd frictionis, exercitationis, ciborum ac somni mensu-</text:span></text:p>
      <text:p text:style-name="P16"><text:span text:style-name="T12">ras aperte indicet, ac tum primum quodlibet horum re-<text:line-break/>spuat, quum ejus ultra non egeat. Quare suerit hoc<text:line-break/>quoque ei, qui tali corpori praesicitur, non minimus<text:line-break/>modi index; dico autem ipsiam ad singula, quae agi de-<text:line-break/>bent, alacritatem, ipsa nimirum natura in optimo cor-<text:line-break/>poris statu modum- sibimet praescribente. Etenim qui<text:line-break/>optima natura sunt, et jam ad exercitationem frictione<text:line-break/>praeparantur, tum demum ad exercitandum prodibunt,<text:line-break/>quuin toto jam corpore abuude emolliti excalfactique<text:line-break/>sunt. Exercitati quoque tum primum segnius movebun-<text:line-break/>tur, quum satis exercitati jam fuerint. Jam a cibo et<text:line-break/>potu primum absistent, quum satis fe impleverint. Quare<text:line-break/>nullus, in hoc homine metus est, ne quando aut justo<text:line-break/>plus laboret, aut jusse plus cibis fe lugurgitet, si naturae<text:line-break/>suae impetus sequatur; quo fit, ut neque prorsus peri-<text:line-break/>tissimum sibi praefici is postulet, sicuti omnes, de quibus<text:line-break/>postea sermo erit, deterioris notae homines: quippe sa-<text:line-break/>irum corpus ipsum sibi ipsi omnia invenit proprio naturae<text:line-break/>uae ductum impetu, maxime si in iis, quae ad ani-</text:span></text:p>
      <text:p text:style-name="P16"><text:span text:style-name="T12">mum pertinent, recte sit institutum. Nam multi in malis<text:line-break/>moribus a pueris educati, in desidia et intemperantia<text:line-break/>vivcntes, bonitatem naturae corrumpunt, sicuti contra<text:line-break/>nonnulli vitiosam corporis naturam sortiti temperantia<text:line-break/>vitae et appositis exercitiis naturae vitia mutarunt in<text:line-break/>melius. Sed de horuni quidem </text:span><text:span text:style-name="T22">tum. exercitationibus,<text:line-break/></text:span><text:span text:style-name="T12">tum operibus sequens liber tutus componitur. De iis au-<text:line-break/>tem, qui optimo corporis statu sunt, et qui sanitatis recto-<text:line-break/>ribus mentem adhibent, iu hoc libro agere statuimus.<text:line-break/>Ac praecedens quidem de his sermo ad exercitationum<text:line-break/>mensuram usque est progressus; superest ergo, ut de<text:line-break/>speciehus ejus dilseramus.</text:span></text:p>
      <text:h text:style-name="P8" text:outline-level="2">Cap. V<text:span text:style-name="T35">III</text:span>.</text:h>
      <text:p text:style-name="P14"><text:span text:style-name="T12">Species exercitationum voco' luctam,<text:line-break/>paucratium, pugilatum, cursum et quaecunque caetcra<text:line-break/>sunt ejusmodi, quorum alia tantum exercitationes funt,<text:line-break/>alia non exercitationes solum, scd etiam opera. Exerri-<text:line-break/>tationes sunt tum haec ipsa, quae dicta modo sunt, tum<text:line-break/>praeter haec pitylisma, ccplethrisma, sciomachia, acro-</text:span></text:p>
      <text:p text:style-name="P16"><text:span text:style-name="T12">cheirismus, salture, discum jacere, tum coryco, tum<text:line-break/>pila, vel parva, vel magna, et per halteres corpus fati-<text:line-break/>gure. Exercitia simul et opcra funt fodere, remigare,<text:line-break/>arare, nites amputare, onus gestare, metere, equitare,<text:line-break/>armatum pugnare, iter facere, venari, piscari </text:span><text:span text:style-name="T12">et </text:span><text:span text:style-name="T12">facere<text:line-break/>alia, quaecunque homines, vel opifices, vel non opifices,<text:line-break/>in vita ufus causa exercent, seu domos aedificent, seu<text:line-break/>naves, seu ferrariam aerariamve factitent, seu aratra<text:line-break/>pangant, seu tale aliquod pacis bellive instrumentum fa-<text:line-break/>bricent.' Horum autem plerisque licet quandoque veluti<text:line-break/>exercitiis tantum uti. Quippe triplex in universum ipso-<text:line-break/>rum usus est, quum interdum operis tantum caula usur-<text:line-break/>pentur, interdum meditationis, fed quae ad usum futuri<text:line-break/>sit operis, interdum pro exercitatione tantum. Quippe<text:line-break/>ipfe aliquando hyeinc deprehensus in agro, tum ligna<text:line-break/>findere, tum hordeum in pila contundere ac deglubere<text:line-break/>exercendi corporis causa sum coactus, quae nimirum</text:span></text:p>
      <text:p text:style-name="P16"><text:span text:style-name="T12">agrestes quotidie pro opere faciebant. De horum igitur<text:line-break/>ceu operum usu in fequcntibus, ccu exercitationum<text:line-break/>nunc tractabimus. Nullum namque id genus exercitium<text:line-break/>aut perpetuum diem obitur, aut alio tempore, quanr ante<text:line-break/>cibum. Servari vero tum modum exercitationum in his<text:line-break/>oportet, tum vocatam apotherapium. Quod si etiam ido-<text:line-break/>nea frictione usus ad </text:span><text:span text:style-name="T12">ea </text:span><text:span text:style-name="T12">quis accedet, jam omnes exer-<text:line-break/>citationum numeros impleverit. De his igitur omnibus,<text:line-break/>quas exercitiorum species vocamus, fcientem esse oportet<text:line-break/>cum, qui liygieineu exercet; licet enim eum (ut ante<text:line-break/>dictum est) aut hygieinurn, aut gymnasten, aut medi-<text:line-break/>cum vocare: prima tamen appellatio maxime propria est,<text:line-break/>reliquae per abusum. Nam si artifex quisque ab arte,<text:line-break/>quam tractat, deductum fortiatur nomen, patet, enm, qui<text:line-break/>hygieinen artem profitetur, merito hygieinurn appellari,<text:line-break/>ita nimirum, ut, qui gymnasiis tantum praeest, gyrnna-<text:line-break/>sten, et qui morbis medetur, medicum. Quod si quis</text:span></text:p>
      <text:p text:style-name="P17"><text:span text:style-name="T12">hunc ipsum vel gymnasten, vel medicum hygieinurn ap-<text:line-break/>pellet, et a parte totum, et non proprie nominat, sed<text:line-break/>abusive, vel ambigue, vel quomodocunque aliter quis<text:line-break/>vocare velit, appellationeur saciet. Hujus rei causa est,<text:line-break/>quod, cum una sit ars, quae-circa corpus versetur, uni-<text:line-break/>cum ei toti proprium nomen inditum non esu De qui-<text:line-break/>hus omnibus uberius singulari libro egimus, qui Tlirasy-<text:line-break/>bulus inscribitur. Ac genera quidem exercitationum sunt<text:line-break/>ea, quae diximus: qualitas vero seu disterentia (nam et<text:line-break/>hanc quoque utroque modo appellare licet) </text:span><text:span text:style-name="T12">velocitas </text:span><text:span text:style-name="T12">tar-<text:line-break/></text:span><text:span text:style-name="T12">-• </text:span><text:span text:style-name="T12">ditasque motus sunt, et robur, et, ut aliquis dixerit,<text:line-break/>imbecillitas, ad haec vehementia et levitas. Utendi vero<text:line-break/>.modi omnium praedictorum generum una cum differentiis<text:line-break/>•propriis hujusmodi funt. Nam aut continuus motus est,<text:line-break/>aut intermittens; et li continuus, aut aequalis, aut inae-<text:line-break/>qualis; sin intermittens, aut ordinatus, aut inordinatus.<text:line-break/>Hi igitur utendi modi ab ipsa re sumuntur. Qui vero<text:line-break/>ab extentis rebus ducuntur, ejusmodi sunt, quod aut sub</text:span></text:p>
      <text:p text:style-name="P17"><text:span text:style-name="T12">dio exercitatio sit, aut sub tecto, aut in mixta umbra.<text:line-break/>At ipso modo aut calens locus est, aut frigidus, aut<text:line-break/>temperatus, praeterea aut plane siccus, aut humidus,<text:line-break/>aut medio modo temperatus. Sic vero et quae exerci-<text:line-break/>tatio cum pulvere exiguo mullove, item quae cum oleo<text:line-break/>exiguo rnultovc, aut etiam sine utroque, modus est usus<text:line-break/>exercitationis.</text:span></text:p>
      <text:h text:style-name="P8" text:outline-level="2">Cap. <text:span text:style-name="T61">I</text:span>X.</text:h>
      <text:p text:style-name="P23"><text:span text:style-name="T12">Quoniam ergo enumeratu a nobis uni-<text:line-break/>versa funt, quorum peritum esse oportet, qui sanitatem<text:line-break/>tuendam profitetur, ad ipsa nunc exercitationum genera<text:line-break/>redire tempestivum est, ac primum diluere, tum quid<text:line-break/>omnibus sit commune, tum quid singulis proprium, hinc<text:line-break/>frictionis ipsius tempora definire. Ergo omnis exercitatio-<text:line-break/>nis commune illud est, quod animali ipsi ex ipfa caloris<text:line-break/>incrementum excitatur. Quippe calesiunt corpora nofira<text:line-break/>et balneis, et calidarum aquarum lavacris, et calidis anui<text:line-break/>tempestatibus, quum insolamur, et quum igni fovemur, et<text:line-break/>quum calidis medicamentis perfricamur. Cacterum ab</text:span></text:p>
      <text:p text:style-name="P16"><text:span text:style-name="T12">externo est omnis ejusmodi calor, non ab interno, nec a<text:line-break/>proprio principio, fed aliunde accensus airctusque, per<text:line-break/>exercitationes vero insiti caloris augmentum animalibus<text:line-break/></text:span><text:span text:style-name="T19">ex </text:span><text:span text:style-name="T12">ipsorum corporibus excitatur. Atque is omnium exer-<text:line-break/>citationum communis effectus'est; proprius tamen earum<text:line-break/>effectus non est, si modo et iratis, et perturbatis, et<text:line-break/>pudore affectis naturalis etiam calor augetur: quanquam<text:line-break/>ira non simpliciter augmentum, sed veluti fervor est ca-<text:line-break/>loris in corde. Itaque etiam essentiam ejus vel proba-<text:line-break/>tissimi philosophorum talem esse affirrnaut: quippe acci-<text:line-break/>dens quoddam irae est, non ejus substantia, ultionis ap-<text:line-break/>petentia. Verecundis, autem augetur insitus calor, dum<text:line-break/>primum intro fe recipit universus: deinde postquam in<text:line-break/>alto corporis est collectus, et ex ipso inibi congestu, et<text:line-break/>ex assiduo motu incrementum capit. Non enim quiescit<text:line-break/>pudore affectorum spiritus, sed tum ab inferno, tum cir-<text:line-break/></text:span><text:span text:style-name="T19">ca se una cum </text:span><text:span text:style-name="T12">toto sanguine varie circumagitur, ita</text:span></text:p>
      <text:p text:style-name="P16"><text:span text:style-name="T12">plane, ut spiritus eorum, qui perturbantur. Dicetur au-<text:line-break/>tem in progressu latius de omnibus ejusmodi animi assecti-<text:line-break/>bus. Nunc enim propterea, qnod commune symptoma<text:line-break/>tum hos ipsos affectus, tum exercitationes excipit, dum<text:line-break/>omnis exercitii commune esse nativi caloris incrementum<text:line-break/>ostenderem, idque de interno et a fe, non tamen solis<text:line-break/>exercitationibus inesse, sed pariter dictis modo affectibus,<text:line-break/>coactus sum obiter et de his meminisse. Jam singulas<text:line-break/>exercitationum proprietates seorsum persequi tempestivum<text:line-break/>videtur, illo praesertim prius significato, quod in his<text:line-break/>quoque complures differentiae' inveniantur. ’ Quippe in-<text:line-break/>terim aliam partem aliud alio magis- exercitium fatigat.<text:line-break/>Et quaedam lente motis fiunt, quaedam ocissime agitatis;<text:line-break/>et quaedam robeste adlnbitis, quaedam insume; ad haec<text:line-break/>quaedam vehementer, quaedam languide. Ac quod vio-<text:line-break/>lenter quidem sine velocitate exercetur, valens exercitium<text:line-break/>voco; qnod violenter et cum celeritate conficietur', vehe-<text:line-break/>mens; violenter autem robusteve dicere nihil referat.</text:span></text:p>
      <text:p text:style-name="P16"><text:span text:style-name="T12">Eodem ergo modo fodere valens robustaque exercitatio<text:line-break/>cst. Sic et siquis quatuor simul equos habenis, coerceat,<text:line-break/>impensu robusta exercitatio est, non tamen celeris; simili<text:line-break/>modo, siquis, maximo onere sublato, aut eodem loco ma-<text:line-break/>neat, aut paululum procedat- Jam ardua obambulatio hu-<text:line-break/>jus quoque generis esu Attolluntur </text:span><text:span text:style-name="T22">enim</text:span><text:span text:style-name="T12"> per le et veluti<text:line-break/>onus sustinentur a printis quae moventur instrumentis<text:line-break/>reliqua corporis membra universa. Praeterea siquis per<text:line-break/>funem manibus apprehensum scandat, sicuti in pala.estra<text:line-break/>pueros exercent, qni eos ad robur praeparant. Quin<text:line-break/>etiam si quis, fune arrepto, aut etiam pertica, sublimis<text:line-break/>cx ea pendeat, ac diu teneat, robustum is validumque<text:line-break/>laborem exercet, citra tamen celeritatem Ita vero et si<text:line-break/>quis manibus in pugnum reductis, iisdcm prolatis, vel in<text:line-break/>altum sublatis, diutissime eodem habitu consistat. Quod<text:line-break/>si adhibitum quempiam deducere sibi manus jubeat, nec<text:line-break/>tamen ipse remittat, adhuc sane impensius hic tum mu-<text:line-break/>sculos omnes, tum nervos ad robur comparat, ut quo-</text:span></text:p>
      <text:p text:style-name="P16"><text:span text:style-name="T12">nrm maxime propria sunt omnia </text:span><text:span text:style-name="T12">id </text:span><text:span text:style-name="T12">genus exercitia. Id-<text:line-break/>que multo certc magis fiet, si quis summis manibus, utra-<text:line-break/>quc seorsum, apprehenso pondere (cujusmodi sunt, qui<text:line-break/>in palacstra halteres dicuntur), porrectis his, aut in subli-<text:line-break/>me erectis, eodem habitu persistat. Jam si etiam cuipiam<text:line-break/>jusseris, ut te violenter detrahat inflectatque, dum ipse<text:line-break/>non manibus modo, verum etiam cruribus spinaque con-<text:line-break/>stans inflexusque resistas, non lcvem ad membrorum ro-<text:line-break/>bur exercitationem obieris. Sane hoc genere Milonem<text:line-break/>ipsum exercitasse se ferunt, dum alias convellere </text:span><text:span text:style-name="T22">fe mo-<text:line-break/></text:span><text:span text:style-name="T12">vereque de loco volenti permitteret; verum hacc crurum<text:line-break/>maxime exercitatio suerit; alias utique, si munus exerci-<text:line-break/>tandas curabat, pugnum aperire juberet. Idem (ut ajunt)<text:line-break/>malum punicum aut tale quippism manibus complexus<text:line-break/>auscrcndum cuivis pracbebat. Haec igitur exercitia maxi-<text:line-break/>mi roboris tum ostentationem, tum cxercitationem conti-<text:line-break/>nent. Robur autem' partium tum exercet, tum vero fir-<text:line-break/>mat, ct si quis ullorum complexus medium, aut etiam</text:span></text:p>
      <text:p text:style-name="P16"><text:span text:style-name="T12">ipse medio comprehensus, manibus digitisque pectinarim<text:line-break/>junctis, aut quem complectitur absolvere se jubeat, aut<text:line-break/>ipse se </text:span><text:span text:style-name="T12">a </text:span><text:span text:style-name="T12">complectente solvat Ita etiam et quis alterum,<text:line-break/>qui versus ipsum se inclinet, a latere aggressus, ilia ma-<text:line-break/>nibus complexus, ceu onus aliquod sublatum luvicem pro-<text:line-break/>tendat reducatque; ac magis, si, dum gestat, ipse nutu<text:line-break/>renutuque corporis utatur; sic namque spinam universam<text:line-break/>ad robur comparaverit Aeque vero, qui pectoribus ex<text:line-break/>adverso innixi magno se conatu invicem retrudunt Etiam<text:line-break/>qui a cervicibus pendentes deorsum trahunt, ad robur<text:line-break/>praeparant. Caeterum talia omnia exerceri citra palae-<text:line-break/>stram aut copiosum pulverem queunt, quocunque con-<text:line-break/>culcato loco, erectis ac flantibus. Quae vero luctantes<text:line-break/>inter se moliuntur, quum robori augendo student, haec<text:line-break/>aut pulverem altum, aut palaestram desiderant. Ea sunt<text:line-break/>ejusmodi. Quum uterque luctantium ambobus cruri-<text:line-break/>bus alterum alterius crus complectitur, deinde ma-</text:span></text:p>
      <text:p text:style-name="P16"><text:span text:style-name="T12">nibus inter se collatis, altera cervici violenter incumbat,<text:line-break/>utique quae e regione impediti cruris est, altera brachio.<text:line-break/>Licebit et circa summum caput manu altera tanquam fu-<text:line-break/>nrculo injecta violenter retrorsum reclinare ac revel-<text:line-break/>lere. Ejusmodi lucta utriusque luctatoris robur exercet;<text:line-break/>quemadmodum et ea, quae altero alterum cruribus cin-<text:line-break/>gente vel ambo per ambo mittente fiunt; nam haec quo-<text:line-break/>que utrum que ad robur praeparanti Infinitae aliae ejus-<text:line-break/>modi robustae exercitationes in palaestra sunt. Quarum<text:line-break/>nimirum omnium peritiam . usumque paedotriba callet,<text:line-break/>ipse sane sic </text:span><text:span text:style-name="T22">a gymnasia</text:span><text:span text:style-name="T12"> diversus, ut a medico coquus;<text:line-break/>quod ipsum quoque venit considerandum. At dictum qui-<text:line-break/>dem jam de hoc est in eo libro, qui Thrasybulus inscri-<text:line-break/>bitur: caeterum dicemus et nunc quod satis ad pracseir—<text:line-break/>tem sit disputationem, verum si prius exercilationum<text:line-break/>varietates absolvero; quarum quae robustae, jam dictae<text:line-break/>sunt.</text:span></text:p>
      <text:h text:style-name="P10" text:outline-level="2">Cap. X.</text:h>
      <text:p text:style-name="P23"><text:span text:style-name="T12">Superest, ut de iis dicamus, </text:span><text:span text:style-name="T12">quae </text:span><text:span text:style-name="T12">celeri-<text:line-break/>tate peraguntur, citraque robur et violentiam. </text:span><text:span text:style-name="T12">Id </text:span><text:span text:style-name="T12">genus<text:line-break/>sunt cursus, et umbratilis armorum meditatio, et quum<text:line-break/>duo summis manibus concertant, tum quae per corycum<text:line-break/>et parvam pilam exercitatio fit, utique quum </text:span><text:span text:style-name="T12">a </text:span><text:span text:style-name="T12">distanti-<text:line-break/>bus et currentibus administratur. Ejus generis est et<text:line-break/></text:span><text:span text:style-name="T43">ὲκπλεθρἰζειν, </text:span><text:span text:style-name="T12">et </text:span><text:span text:style-name="T43">πιτυλίζειν. </text:span><text:span text:style-name="T12">Est autem </text:span><text:span text:style-name="T43">ἑκπλεθρίζειν, </text:span><text:span text:style-name="T12">quum<text:line-break/>in plethro, id est, in </text:span><text:span text:style-name="T22">sexta parte stadii,</text:span><text:span text:style-name="T12"> quis prorsum re-<text:line-break/>trorsumque vicissim, idque saepe, in utramque partem<text:line-break/>sine flexu cursitans, unoquoque cursu breve quiddam de<text:line-break/>spatio demit, quoad in unico gressu constiterit; </text:span><text:span text:style-name="T43">πιτυλἰ-<text:line-break/>ζ«ν </text:span><text:span text:style-name="T22">vero,</text:span><text:span text:style-name="T12"> siquis summis pedibus ingrediens, tensas in<text:line-break/>sublime manus, hunc antrorsum, illam retrorsum, celer-<text:line-break/>rime moveat. Hoc vero exercitamento maxime ante pa-<text:line-break/>rietem stantes uti solent, quo, si quando aberrent, facile<text:line-break/>pariete apprehenso erigantur. Sed sic exercitatorum, ut<text:line-break/>error magis latet, ita exercitium ipsum fit imbecillius.<text:line-break/>Celeres vero motus sunt, citra tamen violentiam, et qni<text:line-break/>in palaestra eduntur, circumvolutis celeriter humi nobis,</text:span></text:p>
      <text:p text:style-name="P16"><text:span text:style-name="T12">vel solis, vel cum aliis- Licet autem et erectis, tum<text:line-break/>circumactis, ac velociter prope adstantem mutantibus,<text:line-break/>celerem exercitationem peragere. Potest et solis cruribus,<text:line-break/>erectus, ac uno loco consistens, celeriter exerceri, subin-<text:line-break/>de quidem retro tantum resiliens, interim vero in ante-<text:line-break/>riora reserens crurum utrumque vicissim. Quin et per<text:line-break/>manus exercitatione celeri tantumdem valente uti datur,<text:line-break/>idque citra ullos halteres utique, si frequentiae celeritati-<text:line-break/>que motus earum impense incumbas, sive has in pugnum<text:line-break/>ductas, sive explicatus manis. Ac ejusmodi quidem ce-»<text:line-break/>leris exercitatio est, in quibus dixi speciebus comprehen-<text:line-break/>fa. Reliquum est, ut ad vehementem veniamus. Ea vero,<text:line-break/>sicuti praedictum jam est, ex robusia celerique composita<text:line-break/>est, quando, quas rohestas diximus, iis omnibus ut vehe—<text:line-break/>mentibus uti licet, motus modo celeritatem adjicias.<text:line-break/>Non in postremis vero vehementes hae - sunt, fodere, dis-<text:line-break/>cum mittere, moveri, saltare, idquc continuatu sine iu-</text:span></text:p>
      <text:p text:style-name="P16"><text:span text:style-name="T12">termissione opere; similiter grave quod vis telum jaculari,<text:line-break/>continuatis sibi quam maxime jactibus, aut gravi arma-<text:line-break/>tura tectum celeriter agisari. Et qui aliquo quidem ta-<text:line-break/>lium cxercentur, intermittere paululum solent. Atque<text:line-break/>lioc loco inter assiduam iirterpolatamque exercitationem<text:line-break/>differentiam noscas licet. Quas enim modo retulimus,<text:line-break/>universae parva .mora interposita magisrusurpari. solentj<text:line-break/>ac potissimum, quae labores operaque sunt, nedum exer-<text:line-break/>citia, ut, fossio et remigatio. Quae vero remissiores exer-<text:line-break/>citationes sunt, eae sine interposita quiete. magis fiunt,<text:line-break/>veluti diu currere et iter facere..</text:span></text:p>
      <text:h text:style-name="P8" text:outline-level="2">Cap. XI.</text:h>
      <text:p text:style-name="P23"><text:span text:style-name="T12">Haec igitur omnia exercitationum genera<text:line-break/>sunt, quae ct modo dictas differentias habent, et supra<text:line-break/>has, quod alia lumbos magis, quam brachia crurave, excr-<text:line-break/>cent, alia spinam totam, aut pulmonem tantum, </text:span><text:span text:style-name="T22">aut<text:line-break/></text:span><text:span text:style-name="T12">thoracem tantum. Quippe ambulatio, cursusque murum<text:line-break/>exercitationes snnt,., acrochirismi et sciamacbiae. brachi-<text:line-break/>orum ac manuum, propria, liunborum. autem assidue se</text:span></text:p>
      <text:p text:style-name="P16"><text:span text:style-name="T12">inclinare, ac. rursus'revocare, idque aut pondus-aliquod<text:line-break/>a terra tollentem, aut assidue manibus sustinentem. Sunt<text:line-break/>et qui, depolitis ante </text:span><text:span text:style-name="T22">fe</text:span><text:span text:style-name="T12"> halteribus, ulnae intervallo di-<text:line-break/>stantibus, postea medii ipsi stantes inclinant sc atque at-<text:line-break/>tollunt, dextri quidcm euni, qui ad sinistram jacet., sini-<text:line-break/>stra, qui ad dextram, tum rursum utrumqueal) suum lo-<text:line-break/>cum referunt; atque hoc identidem deinceps faciunt iis-<text:line-break/>dem vestigiis insistentes. Hic vero motus transvprscs spi-<text:line-break/>nae partes magis exercet, sicuti.prior ille rectas, Thora-<text:line-break/>cis vero et pulmonis maximae respirationes, propriae<text:line-break/>exercitationes sunt. Maxime vero vox praeter jam dicta<text:line-break/>vocis quoque insu-umeuta omnia permovct; quorum cnu-<text:line-break/>meratio iu iis, quae de voce edidimus, habetur. Quo-<text:line-break/>niam autem huc provecti sumus, non alienum sit de om-<text:line-break/>nibus animalis partibus tradere, et quae motus evidentes,<text:line-break/>et quae exiguos et obscuros obtineant; quae rursus a se<text:line-break/>moveantur, quaeque ab aliis. Quippe ejusmodi djferetio<text:line-break/>non parvam commoditatem gynrnastae asseret ad omnia</text:span></text:p>
      <text:p text:style-name="P17"><text:span text:style-name="T12">animalis membra movenda, alias a fe et propria vir-<text:line-break/>tute, alias ab alio et per alienam. Quaecunque enim<text:line-break/>voluntate suscipiuntur actiones, eae musculorum nervo-<text:line-break/>rumque et tendonum propriae sunt Eaedem tamen, si<text:line-break/>majore vi et celeritate fiant, primum quidem et maxime<text:line-break/>dictas jam partes, ex accidenti vero etiam arterias exer-<text:line-break/>cent; cum praedictis vero ossa, venae, carnes, ligamen-<text:line-break/>ta et caeterae omnes animalis partes una moventur.<text:line-break/>Reliquorum vero motuum, qni in animalium corporibus<text:line-break/>nascuntur, quicunque non communi voluntate suscipiun-<text:line-break/>tur, sed vel naturales sunt, vel pro animi affectibus<text:line-break/>eduntur, duplices ni genere sunt; alii enim cordis et ar-<text:line-break/></text:span><text:span text:style-name="T12">- </text:span><text:span text:style-name="T12">terianim, alii venarum et jecinoris affectiones sunt, at-<text:line-break/>que horum quidem primum et maxime, fecundo loco<text:line-break/>reliquarum omnium partium; quandoquidem quatuor na-<text:line-break/>turalibus facultatibus omnes gubernantur. Ac arteriarum<text:line-break/>quidem cordisque motus nunquam sane omnino'intermitti-<text:line-break/>tur, caeterum magnitudine, parvitate, velocitate, tardi-</text:span></text:p>
      <text:p text:style-name="P16"><text:span text:style-name="T12">tate, et vehementia et imbecillitate varie intenditur at-<text:line-break/>que remittitur, idque multis ex causis, quas omnes in<text:line-break/>opere, </text:span><text:span text:style-name="T12">quod De </text:span><text:span text:style-name="T12">pulsuum causis conscripsimus, percensui;<text:line-break/>nunc summa tantum capita </text:span><text:span text:style-name="T12">delibasse </text:span><text:span text:style-name="T12">sat erit. Una igitur<text:line-break/>mutandi pulsus causa est naturalis caloris auctio dimi—<text:line-break/>nulioque. . Altera causa cst, quae ex animalis spiritus<text:line-break/>mutata quantitate, spectatur. Tertia, quae ex sirinitale<text:line-break/>infirmilateque </text:span><text:span text:style-name="T12">virtutis </text:span><text:span text:style-name="T12">accipitur. Quarta, quae cx instru-<text:line-break/>menti ipsius maIo</text:span><text:span text:style-name="T37">;</text:span><text:span text:style-name="T12"> affectu aestimatur. Verum de </text:span><text:span text:style-name="T12">liao </text:span><text:span text:style-name="T12">dis-<text:line-break/>screre non </text:span><text:span text:style-name="T12">est </text:span><text:span text:style-name="T12">hujus loci. Jam enim aegrotet animal ne-<text:line-break/>cesse est iu ejusmodi affectibus; quum reliquae omnes<text:line-break/>pulsus </text:span><text:span text:style-name="T12">mutationes </text:span><text:span text:style-name="T12">etiam iu sanis (pectentur. </text:span><text:span text:style-name="T12">Quae </text:span><text:span text:style-name="T12">igitur<text:line-break/>ex aucto diminutoqtie naturali </text:span><text:span text:style-name="T12">calore </text:span><text:span text:style-name="T12">mutatio oritur, ea<text:line-break/>pro anni </text:span><text:span text:style-name="T12">tempore, </text:span><text:span text:style-name="T12">nutrimento, </text:span><text:span text:style-name="T12">potu, balneo, frictione,-<text:line-break/>somno </text:span><text:span text:style-name="T12">et </text:span><text:span text:style-name="T12">vigilia, </text:span><text:span text:style-name="T12">ilemque </text:span><text:span text:style-name="T12">animi affectibus </text:span><text:span text:style-name="T12">et actionibus<text:line-break/></text:span><text:span text:style-name="T12">voluntate susceptis incidit. Quae </text:span><text:span text:style-name="T12">vero cx animalis spi-<text:line-break/></text:span><text:span text:style-name="T12">ritus alteratione 'nascitur, ea pro niotus </text:span><text:span text:style-name="T12">voluntarii diffe-<text:line-break/></text:span><text:span text:style-name="T12">rentiis variatur. </text:span><text:span text:style-name="T12">Quae cx virium sirinitale infirmilateque</text:span></text:p>
      <text:p text:style-name="P16"><text:span text:style-name="T12">oritur, pro substantiae ipsius cordis et arteriarum bono<text:line-break/>contrariove temperamento contingit Porro venarum opus<text:line-break/>una cum aliis instrumentis universis, quaecunque natura<text:line-break/>ad alimenti dispensationem excogitavit, pro cibo potuque,<text:line-break/>tnrn vero pro </text:span><text:span text:style-name="T12">dilliibutionis </text:span><text:span text:style-name="T12">iu corpus et concoctionis et<text:line-break/>nutricationis ratione variatur. Hujus vero mutationis<text:line-break/>arteriae quoque </text:span><text:span text:style-name="T12">participes </text:span><text:span text:style-name="T12">sunt. Qui vero motus actio-<text:line-break/>nes non funt, </text:span><text:span text:style-name="T12">horum triplex </text:span><text:span text:style-name="T12">diversitas intelligitur. Alii<text:line-break/>namque animantibus </text:span><text:span text:style-name="T12">ex </text:span><text:span text:style-name="T12">se ipsis insunt; alii extrinsecus<text:line-break/>adveniunt; alios medicamenta proritant. Et ex se quidem<text:line-break/>animalibus </text:span><text:span text:style-name="T12">insunt </text:span><text:span text:style-name="T12">ii, </text:span><text:span text:style-name="T12">quos ante </text:span><text:span text:style-name="T12">memoravi. Extrinsecus<text:line-break/>vero accedunt, qui </text:span><text:span text:style-name="T12">navigando, </text:span><text:span text:style-name="T12">equilaudo, aut gestando,<text:line-break/>sive vehiculo, </text:span><text:span text:style-name="T12">sive lectulo </text:span><text:span text:style-name="T12">pendente, sive cunis agitatis<text:line-break/>praestantur, sive </text:span><text:span text:style-name="T12">per nutricum </text:span><text:span text:style-name="T12">ulnas, ut infantibus: ex-<text:line-break/>trinsecus </text:span><text:span text:style-name="T12">praeterca advenientium </text:span><text:span text:style-name="T12">ct </text:span><text:span text:style-name="T12">frictio </text:span><text:span text:style-name="T12">sit, sive </text:span><text:span text:style-name="T12">quis<text:line-break/>eam ita velit appellare, quemadmodum et </text:span><text:span text:style-name="T12">antiqui, sive<text:line-break/></text:span><text:span text:style-name="T12">proferat sine additione particulae </text:span><text:span text:style-name="T22">ara,</text:span><text:span text:style-name="T12"> </text:span><text:span text:style-name="T12">quemadmodum </text:span><text:span text:style-name="T12">et<text:line-break/></text:span><text:span text:style-name="T12">rccentiores</text:span><text:span text:style-name="T12">; </text:span><text:span text:style-name="T12">nihil enim refert ad praesens </text:span><text:span text:style-name="T12">institutum.</text:span></text:p>
      <text:p text:style-name="P16"><text:span text:style-name="T12">Nonnulli tamen motus mixti plane funt, veluti equitatio.<text:line-break/>Nou enim, ut iu vehiculis, praesertim iu quibus stratus<text:line-break/>quiescas, ita etiam cum equo insideas, accidit, ut a ge-<text:line-break/>stante' tantum agiteris, ipse nihil agas; quin spinam </text:span><text:span text:style-name="T22">ere-<text:line-break/></text:span><text:span text:style-name="T12">clam sustinere, tum utrisquc femoribus cqui costis firmi-<text:line-break/>ter haerere, ct crura-extendere oportet, etiam ante pro-<text:line-break/>spicere. In quo non modo visus exercetur, scd etiam<text:line-break/>collum laborat, praecipue tamen viscera hoc geuere agi-<text:line-break/>tantur. Porro ea salientibus quoque aeque dimoventur,<text:line-break/>verum iis, qui vehiculo gcstautur, non aeqne. Quare si<text:line-break/>quis viscera, qnae sub septo sunt, movere violentius ve-<text:line-break/>lit, et praedictos labores adeat, et praeterea ad frictio-<text:line-break/>nem, quae per circumjectam fasciatu.administratur, acce-<text:line-break/>dat . Statuatur autem oportet is, qui fricat, a tergo; qui<text:line-break/>modo in dextram, inodo iu sinistram manus injiciat, si-<text:line-break/>mul inclinante in has ipsas partes ipso, qui fricatur. Sa-<text:line-break/>ne concutiunt nonnihil ca quae fub septo viscera funt</text:span></text:p>
      <text:p text:style-name="P16"><text:span text:style-name="T12">et maximae tum respirationes, tum voces; puri modo ex-<text:line-break/>sufflationes, et quae per fe </text:span><text:span text:style-name="T12">fiunt, </text:span><text:span text:style-name="T12">et </text:span><text:span text:style-name="T12">quae </text:span><text:span text:style-name="T12">cum </text:span><text:span text:style-name="T12">cohibito<text:line-break/></text:span><text:span text:style-name="T12">compressoque </text:span><text:span text:style-name="T12">spiritu tnm </text:span><text:span text:style-name="T12">in </text:span><text:span text:style-name="T12">tibiarum </text:span><text:span text:style-name="T12">sono, tum voce<text:line-break/>adhibentur. Jam ipsa spiritus cohibitio exercitatio quae-<text:line-break/></text:span><text:span text:style-name="T12">dam </text:span><text:span text:style-name="T12">musculorum </text:span><text:span text:style-name="T12">est, non </text:span><text:span text:style-name="T12">mluus certe </text:span><text:span text:style-name="T12">eorum, </text:span><text:span text:style-name="T12">qui in ab-<text:line-break/>domine, quam qui </text:span><text:span text:style-name="T12">in </text:span><text:span text:style-name="T12">thorace sunt Verum de hac post<text:line-break/>agctur, utpote quae </text:span><text:span text:style-name="T12">supra </text:span><text:span text:style-name="T12">alia, quae modo retulimus,<text:line-break/>commoda etiam alium usum non levem praestat, cujus<text:line-break/>nimirum causa ad </text:span><text:span text:style-name="T12">finem </text:span><text:span text:style-name="T12">exercitationem cam adhibemus.<text:line-break/>Verum ad propositum redeundum, </text:span><text:span text:style-name="T12">nempe </text:span><text:span text:style-name="T12">quod non </text:span><text:span text:style-name="T12">pauci<text:line-break/></text:span><text:span text:style-name="T12">cx iis motibus, </text:span><text:span text:style-name="T12">qui </text:span><text:span text:style-name="T12">partibus animalium accedunt, </text:span><text:span text:style-name="T12">nec<text:line-break/></text:span><text:span text:style-name="T12">partium iplarum </text:span><text:span text:style-name="T12">actiones </text:span><text:span text:style-name="T12">sunt, nec earum actiones </text:span><text:span text:style-name="T12">lo-<text:line-break/></text:span><text:span text:style-name="T12">quuntur, fed ab </text:span><text:span text:style-name="T12">aliis </text:span><text:span text:style-name="T12">et </text:span><text:span text:style-name="T12">per </text:span><text:span text:style-name="T12">alia perficiuntur: veluti. </text:span><text:span text:style-name="T12">in<text:line-break/></text:span><text:span text:style-name="T12">his, qui vehuntur, </text:span><text:span text:style-name="T12">navigant, </text:span><text:span text:style-name="T12">fricantur, et purgantur </text:span><text:span text:style-name="T12">pcr<text:line-break/></text:span><text:span text:style-name="T12">medicamenta, tum vomitoria, tum alvum ducentia, fit. Ve-<text:line-break/>rurn ejusmodi </text:span><text:span text:style-name="T12">morus hujus de tuenda fanilate </text:span><text:span text:style-name="T12">artis </text:span><text:span text:style-name="T12">non<text:line-break/>esu </text:span><text:span text:style-name="T12">Reliqui omnes</text:span><text:span text:style-name="T12">, et potissimum ii, </text:span><text:span text:style-name="T12">qui ex </text:span><text:span text:style-name="T12">frictione<text:line-break/>fiunt,' </text:span><text:span text:style-name="T12">imprimis </text:span><text:span text:style-name="T12">necessarii cognitu hujus artis praesidi</text:span></text:p>
      <text:p text:style-name="P16"><text:span text:style-name="T12">sunt; quippe ad quem spectat omnium motuum vires no-<text:line-break/>visse, sicuti, reor, ad opifices ipsos spectat singulos par-<text:line-break/>ticulares motus nosse. Hi namque varietatem, quae in<text:line-break/>materia cst, norunt, gyrnnasses virtutis singulorum scien-<text:line-break/>tiam liabeti Etenim, si quis me jubeat, armorum medi-<text:line-break/>talionis motus vel alium doceam, vel ipse concinne per-<text:line-break/>agam, sane unumquemlibet eorum obice commode ne-<text:line-break/>queam. At si cui me hoplomaehicorum, quum agit, ad-<text:line-break/>liibeas, non modo quam vim obtineat actionum quaelibet,<text:line-break/>sed etiam quam maxime partem exercitet, omnibus illis<text:line-break/>certius norim. Imo vero (si verum ingenue fateri opor.<text:line-break/>tet) hoplomachicus nullus earum vim reddat. Qui cxer-<text:line-break/>citationum artem probe callet, is omnes noverit, singulas<text:line-break/>ad certos referens fines. Namque aut violentae quaedam<text:line-break/>sunt gravefque ac robustae, aut leves, celeres et con-<text:line-break/>citatae , aut pariter violentae et celeres. Has igitur obi-<text:line-break/>ter dum agi conspicit, Ilatirn visas facile dignoscit, atque<text:line-break/>hoc amplius, quaenam crura, brachia, vel thoracem</text:span></text:p>
      <text:p text:style-name="P16"><text:span text:style-name="T12">actio exerceat</text:span><text:span text:style-name="T12">, </text:span><text:span text:style-name="T12">quae lumbos, caput, spinam, vel. ven-<text:line-break/>stem, quae demum aliam quamvis partem egregie praeter<text:line-break/>caetera fatiget. Hoplomachicus enim apte numeroscque<text:line-break/>motus peraget celeres fortasse, robullos ac graves; cae-<text:line-break/>terum.quod densent aut emacient ejusmodi motus, pa-<text:line-break/>rum noverit; puri. modo nec quod jcarnem augent et<text:line-break/>rarefaciunt motus tardi. Jam idem robuste simul et tar-<text:line-break/>de et graviter movebitur; ncc tamen, quod istiusmodi<text:line-break/>motibus corpori robur et gravitatem acquirit, lutelligit.<text:line-break/>Aurigandi quoque peritus omnes motus particulares nu-<text:line-break/>merose aptcque et ad, insum commodissime efficiet; sed<text:line-break/>qui horum- corpus, emacient, aut came impleant, robu-<text:line-break/>stum, .vegetum, molle, durum, .deusum rarumve effi-<text:line-break/>ciant, omnino ignorat. lta et peritus pila ludendi om-<text:line-break/>nem .pilae jactum exceptumque callet; .minime . tamen,<text:line-break/>quem corpori affectum lri procreent, novit. Paedotriba<text:line-break/>quoque, quicquid. in.palaestra motuum geritur, pernevit;</text:span></text:p>
      <text:p text:style-name="P16"><text:span text:style-name="T12">quid quisque motus efficere queat, ignorat. Et (ut semel<text:line-break/>dicam) omnes homines artifices juxta incrtesquc, quos<text:line-break/>corpore motus exereent, eorum ignorant vircs, saltatores,<text:line-break/>nautae, fabri, pifeatures, agrieolae, fabri ferrarii, aedifica-<text:line-break/>tores, sutores, omnes denique, qui quidvis moliuntur. At<text:line-break/>gymnestes ex iis, quae ante retuli, principiis cujusvis<text:line-break/>actionis, etiam ejus, quam nunc primum.nec ante con-<text:line-break/>spexit, vim tenebit Veluti statlin saltantium vegeti mo-<text:line-break/>tus, lu quibus nimirum quam maxime saliunt, ac celer-<text:line-break/>rime eircumacti vertuntur, et genu prius posito mox<text:line-break/>emicant, et crura tum attrahunt, tum maxime divari-<text:line-break/>cant, ct summatim, in quibus ocissime noventur, gra-<text:line-break/>cile, musculosum, durum, coinpaetum, praeterea vegctunr<text:line-break/>corpus reddunt: at remissi, turdi et languidi motus non<text:line-break/>folum non ejusmodi coipus, quale nunc diximus, faciunt,<text:line-break/>led contra, si natura musculosum ct vegetum sit, diver-<text:line-break/>iam omnino affectionem inducunt Quod igitur paulo</text:span></text:p>
      <text:p text:style-name="P16"><text:span text:style-name="T12">ante diximus, paedotribain ita esse gyrnnastae ministrum,<text:line-break/>ut medici coquum, id nunc quoque ostensum esu' Quip-,<text:line-break/>pe coquus betam, lentem, aut ptisanam alias alia ratio-<text:line-break/>ne praeparat; nec tamen, quod praeparavit, quam vim<text:line-break/>obtineat, intelligit, aut quaenam praeparandi ratio censen-<text:line-break/>da sit optima. At medicus nihil horum.ita, ut coquus,<text:line-break/>parare est potis; verum quicquid praeparatum sit, ejus<text:line-break/>vires probe callet.</text:span></text:p>
      <text:h text:style-name="P8" text:outline-level="2">Cap. XII.</text:h>
      <text:p text:style-name="P23"><text:span text:style-name="T12">Ergo gymnastes propositi nobis adolescen-<text:line-break/>tis, utique-qui optimum corporis statum est sortitus, om-<text:line-break/>nium quidem exercitationum vires pernovit; deligit vero<text:line-break/>cx’ omni genere, quod moderatum mediumque luter<text:line-break/>utrumque. excessum est. Nam neque celeris tardaeve<text:line-break/>exercitationis optimus status eget, scd plane mediocris<text:line-break/>ac mediae; nec rursus violentae ct vehementis, nec re-<text:line-break/>missae et languidae, imo in bis quoque mediocre opti-<text:line-break/>mum est; quando non alterare, scd plane servare opti-<text:line-break/>rnum corporis statum convenit. Sive igitur urinis ejus-</text:span></text:p>
      <text:p text:style-name="P16"><text:span text:style-name="T12">modi adolescens velit exerceri, ejus gymnastes peritissi-<text:line-break/>uuim inateriae hoplomachicarum actionum assumens, eum<text:line-break/>omnes sibi promere actiones jubebit; mox ipse eliget ac<text:line-break/>discernet, irnperabitque, quibus earum saepe, quibus ruro,<text:line-break/>quibus mediocriter, quibus aut nunquam, aut scmper<text:line-break/>exercituri eum velit: quippe quem latere non potest, quae<text:line-break/>quodque membrum exercitatio </text:span><text:span text:style-name="T12">magis agitet, </text:span><text:span text:style-name="T12">quaeve cujus-<text:line-break/>que exercitationis qualitas facultasve sit. Si vero pila<text:line-break/>exerceri desideret, hic </text:span><text:span text:style-name="T12">quoque </text:span><text:span text:style-name="T12">rursus tum speciem, </text:span><text:span text:style-name="T12">tum<text:line-break/></text:span><text:span text:style-name="T12">qualitatem, tum modum actionis inveniet, euni pilae<text:line-break/></text:span><text:span text:style-name="T12">peritum </text:span><text:span text:style-name="T12">ministrum </text:span><text:span text:style-name="T12">accipiens, </text:span><text:span text:style-name="T12">a </text:span><text:span text:style-name="T12">quo </text:span><text:span text:style-name="T12">ille omnem cjus </text:span><text:span text:style-name="T12">gc-<text:line-break/></text:span><text:span text:style-name="T12">neris actionum materiam possit videre. Nam ipsius pro-<text:line-break/></text:span><text:span text:style-name="T12">priae </text:span><text:span text:style-name="T12">cujusque artis .materiae </text:span><text:span text:style-name="T12">gymnestes, </text:span><text:span text:style-name="T12">qua </text:span><text:span text:style-name="T12">gymnastes,<text:line-break/></text:span><text:span text:style-name="T12">omnino </text:span><text:span text:style-name="T12">est ignarus: verum, ubi femel inspexit, non fo-<text:line-break/></text:span><text:span text:style-name="T12">lunr qualitatem, </text:span><text:span text:style-name="T12">fed etiam vim ejus protinus intelIigit.<text:line-break/>Quampluriraos enlui </text:span><text:span text:style-name="T12">ipsi </text:span><text:span text:style-name="T12">ex iis, quibus imbccilliures quae-<text:line-break/>dam </text:span><text:span text:style-name="T12">corporis </text:span><text:span text:style-name="T12">partes erant, unde crcbris in his urgeban-</text:span></text:p>
      <text:p text:style-name="P16"><text:span text:style-name="T12">tur morbis, unius gymnasticae .ope restituimus, non ab-<text:line-break/>ducentes a propriis exercitationibus, scd sive quis salta-<text:line-break/>tor-erat, sive hoplonrachicus, sive pancratiastes, sive lu-<text:line-break/>ctator, sive alio quovis genere exercitatus, jusso eo nobis<text:line-break/>praescntibus artis suae omnes motus promere, nrox ap-<text:line-break/>positissimis una cum tempore et mensura delectis. .Ve-<text:line-break/>rum de correctione id genus procedente tractatu agemus,<text:line-break/>ea scilicet operis parte, in qua de vitiosis corporum con-<text:line-break/>stitutionibus .disceptabitur. ' Nunc optime comparato cor-<text:line-break/>pori suum statum tueri proposuimus. Porro huic ex<text:line-break/>omni genere mediocritas adhibenda est, ex frictione, exer-<text:line-break/>citatione, balneo, cibo, somno, , ita ut nec durior illi,<text:line-break/>nec. mollior habitus, corporis reddatur:; quippe hic. ab ex-<text:line-break/>trinsecus imminentibus facile offenditur, ille, corporis in-<text:line-break/>hibet auctum; praeterea nec densior, ne, videlicet in<text:line-break/>carne excrementorum aliquid .haereat, nec rarior.-, ue,<text:line-break/>quod </text:span><text:span text:style-name="T12">est </text:span><text:span text:style-name="T12">salubre, estluati Simili modo, si quidem optimo</text:span></text:p>
      <text:p text:style-name="P16"><text:span text:style-name="T12">habitu erat, nec: solito gracilior, iiec crassior, quum con—<text:line-break/>stet, gracilitatem externis injuriis, crassitudinem iis, quae<text:line-break/>interne ab ipso corpore proveniunt, csse obnoxiam.- Pa-<text:line-break/>ri modo neque calidius, frigidius, siccius, vel humidius<text:line-break/>efficere ejusmodi corpus expedit, siquidem inculpato tciu-'<text:line-break/>perarncnto erat. Unum igitur cst, quod in ita sc habente<text:line-break/>corpore est spectandum, nempe in omni tuendae sanitatis<text:line-break/>materia' quod conveniens medioereque esu ’ Porro id est<text:line-break/>inter utrnmque excessum plane medium. Quernadmo-’<text:line-break/>dum autem hujus maxime sis compos, supra jam dictum<text:line-break/>cst. Caeterum de iis, quae maxime necessaria sunt, vel<text:line-break/>saepius meminisse non sit profecto inutile.' Prima ergo<text:line-break/>dies crassiorem conjecturam praebebit, fecunda vero, ter-<text:line-break/>tia, quarta et reliquarum quaelibct pro ratione-magis<text:line-break/>exactam. Quippe in prima die omnis, tibi pro dictis<text:line-break/>jam scopis sunt peragcnda. Exuat se, sicut Acgimius-<text:line-break/>praecepit, ubi in lotio jam persccta concoctio cernitur.</text:span></text:p>
      <text:p text:style-name="P16"><text:span text:style-name="T12">Mox frictionis ratio huc spectet, ut membra molliantur.<text:line-break/>Docebit id tum floridus color, qui in summa cute reside-<text:line-break/>hit, tum artuum flexibilitas </text:span><text:span text:style-name="T12">habilitasque </text:span><text:span text:style-name="T12">ad </text:span><text:span text:style-name="T12">omnem </text:span><text:span text:style-name="T12">mo-<text:line-break/>tum. Post haec exercitetur, donec et corpus intumescat,<text:line-break/>et color illi floridus appareat, et </text:span><text:span text:style-name="T12">motus prompte, </text:span><text:span text:style-name="T12">aequa-<text:line-break/>liter et conclune edat. Inter haec </text:span><text:span text:style-name="T12">vero, </text:span><text:span text:style-name="T12">sudorem cum<text:line-break/>calido vapore mistum cernes. </text:span><text:span text:style-name="T12">Inhibenda </text:span><text:span text:style-name="T12">vero exercita-<text:line-break/>tio tum primum est, quum aliquod horum fuerit muta-<text:line-break/>tum. Quippe si contractior paulo corporis moles videbi-<text:line-break/>tur, illico quiescere debet adolescens; si enim amplius </text:span><text:span text:style-name="T12">se<text:line-break/></text:span><text:span text:style-name="T12">exerceat, etiam boni </text:span><text:span text:style-name="T22">fucci</text:span><text:span text:style-name="T12"> nonnihil educetur, atque </text:span><text:span text:style-name="T12">ita<text:line-break/></text:span><text:span text:style-name="T12">tum gracilius corpus fiet, tum aridius atque ad </text:span><text:span text:style-name="T12">incre-.<text:line-break/></text:span><text:span text:style-name="T12">mentum minus habile. Non mluus </text:span><text:span text:style-name="T12">prosecto </text:span><text:span text:style-name="T12">et si </text:span><text:span text:style-name="T12">coloris<text:line-break/></text:span><text:span text:style-name="T12">gratia marcescat, cessandum est, quando, si ulterius </text:span><text:span text:style-name="T12">exer-<text:line-break/></text:span><text:span text:style-name="T12">ceas, frigidum ‘corpus efficies et nimium exhauries.<text:line-break/>Iam motuum alacritas, aequalitas, vel concinnitas si </text:span><text:span text:style-name="T12">re-<text:line-break/></text:span><text:span text:style-name="T12">mitti, qnippiam collabique cernitur, utique statim </text:span><text:span text:style-name="T12">desi-</text:span></text:p>
      <text:p text:style-name="P16"><text:span text:style-name="T12">nere conveniet; itidem si in sudore cccidat ulla qualita-<text:line-break/>tis ejus quantitatisve mutatio, quippe quem et copio-<text:line-break/>sum magis, et magis calidum edi. par est, prout motibus<text:line-break/>vehementiae plus accesserit. Quum igitur is aut<text:line-break/>minor intelligitur, aut frigidior, tum scias digeri cx-<text:line-break/>liauririque corpus, praeterea refrigerari ac siccari, plus<text:line-break/>jusio. Quo magis sollicite attendendum exercitando cor-<text:line-break/>pori est, ut, quum dictarum jam notarum quaelibet<text:line-break/>apparet, protinus cesset Nec tamen protinus lava-<text:line-break/>tum ablegandum est, sed summam exercitationis in-<text:line-break/>tensionem remittere sistereque jubebitur. Quod si ilia<text:line-break/>cohibendo anhelitu implere vclis, periuuili oleo, atque<text:line-break/>apotherapia uti deiuceps debebit. • Porro ea cujusmodi<text:line-break/>res fit, simul qui sint.in ea scopi, et quae mcnfura, prae-<text:line-break/>terea quibus absolvatur tum motibus, tum frictionibus,<text:line-break/>sequenti libro monstrabitur; praesentem enim, utpote satiis<text:line-break/>verborum habentem, jam commode videor finire.,: si modo<text:line-break/>illud’ unum adjecero, lavacrum,.- quod omnino medio</text:span></text:p>
      <text:p text:style-name="P16"><text:span text:style-name="T12">temperamento sit, ad propositam aetatem </text:span><text:span text:style-name="T12">naturamque esse<text:line-break/></text:span><text:span text:style-name="T12">eligendum. Propositum namque est, si recte meminimus,<text:line-break/>tertium a nativitate septennium, id est quod inter quar-<text:line-break/>tumdecimum ac unum et vigesimum annum intervenit;<text:line-break/>quo utique frigida lavari adolescentem adhuc nolim, ne<text:line-break/>incremento ejus (cui plurimum est consulendum) sit lu<text:line-break/>mora. Ubi vero justam magnitudinem impleverit, etiam<text:line-break/>de frigida lavatione aliquid dsspiciemus. Simili ratione<text:line-break/>et de excrcitalionibus, quae in pulvere obeuntur, exqui-<text:line-break/>sitius in fequenti fermone agemus. In praesenti illud<text:line-break/>novisse satis erit, ne pulvere quidem huic adolescenti<text:line-break/>opus esse, modo illi, in qua exercitabitur, domus ad<text:line-break/>eum modum, quem inter initia praecepimus, praeparata<text:line-break/>sit. Verum si calidior sit, tum pulvere utendum. At eo<text:line-break/>si utetur, omnino erit lavandum. Si non uretur, liceat<text:line-break/>et illotum dimittere, praesertim hyeme. Pest haec vero<text:line-break/>et quae ad 'cibum, potum, somnum ambulationemque<text:line-break/>pertinent, conjectanda huic sunt, qui adolescenti praefici-<text:line-break/>tur, et in sequentibus a. nobis dicentur. Verum fieri non</text:span></text:p>
      <text:p text:style-name="P16"><text:span text:style-name="T12">potest, ut modi horum primo saltem, die ratio illi exacta<text:line-break/>constet: secundo, ubi exploratum habuerit, quomodo post<text:line-break/>quot exercitationes nutritus adolescens sit, si. proprium<text:line-break/>naturae habitum prorsus servare viderit,- eodem servato'<text:line-break/>modo tum nutriet adolescentem, tum exercitabit. Sin<text:line-break/>autem non servaverit, quacunque ratione a pristino ha-<text:line-break/>hitu est lapsus, reducere eum mutata mensura tentabit;<text:line-break/>atque hoc facere non desistet, quoad in singulis ‘peragendis<text:line-break/>exactum modum definierit. Quot vero et qui sint prae-<text:line-break/>ter naturam lapsus, ac quemadmodum quemlibet tum<text:line-break/>agnoscere, tum reparare conveniat, in fequeuti opere<text:line-break/>docebitur.</text:span></text:p>
      <text:h text:style-name="P4" text:outline-level="1"><text:bookmark-start text:name="bookmark4"/>GALENI DE SANITATE TUENDA<text:line-break/>LIBER TERTIVS.<text:bookmark-end text:name="bookmark4"/></text:h>
      <text:h text:style-name="P8" text:outline-level="2">Cap. I.</text:h>
      <text:p text:style-name="P23"><text:span text:style-name="T12">Medicorum gymnastarumque qui de sani-<text:line-break/>tate tuenda scripserunt, alii omnium hominum communia<text:line-break/>praecepta tradiderunt, nihil usquam cogitantes </text:span><text:span text:style-name="T12">de </text:span><text:span text:style-name="T12">corpo-<text:line-break/>rum nostrorum per species differentia. Aliis dissidere in-<text:line-break/>ter se corpora nostra non parvo discrimine placuit, </text:span><text:span text:style-name="T22">eo-<text:line-break/>rum</text:span><text:span text:style-name="T12"> tamen doctrinas, ceu comprehendi plane universae<text:line-break/>nequeant, consulto omiserunt. Pauci omnino, qui per<text:line-break/>species et genera discernere sunt aggressi, plura perperam<text:line-break/>quam recta scripserunt. Nos primo statim volumine,</text:span></text:p>
      <text:p text:style-name="P16"><text:span text:style-name="T12">quot iiumero species humanorum corporum sint, indicari-<text:line-break/>mus, promisimusque singulis propria tuendae sanitatis<text:line-break/>praecepta seorsum tradituros. Exorsi autem sumus ab eo,<text:line-break/>qui inculpatum corporis habitum haberet. Quoniam au-<text:line-break/>tem is homo negotiorum interdum occasione' vel sponte<text:line-break/>vel invitus pro secundae valetudinis praeceptis vivere<text:line-break/>prohibetur, satius visum est primum' eum liberum suae-<text:line-break/>que- plane spontis ac uni corporis valetudini-vacantem<text:line-break/>proponere. Ac quemadmodum quidem educari ejusmodi<text:line-break/>hominem conveniat, primo libro docuimus, ad quartum-<text:line-break/>decimum usque annum curam ejus persecuti; secundo,<text:line-break/>qua ratione ad .virilem aetatem duri debeat,- indicavimus;<text:line-break/>ubi longior sermo incidit, postquam.in coiumunia-fahibris<text:line-break/>artis capita devenit, sine quibus ne de proposita quidem<text:line-break/>aelate naturaque exacte disserere licebat Omnes' enim<text:line-break/>tum frictionis' tum exercitationis differentias enumeravi-<text:line-break/>mus, non mchcrale particulares, (nisi sicuhi has obiter<text:line-break/>exempli causa, non-neccssitatis, rcfcrrc ex -usuifuit,-) scd</text:span></text:p>
      <text:p text:style-name="P16"><text:span text:style-name="T12">quae genere ac specie sunt distinctae. Ergo in frictioni-<text:line-break/>bus quidem quam mollis duraque et ante has mediocris<text:line-break/>facultatem obtineant, interpretati fumus. Adjecimus et<text:line-break/>differentias, quae a quantitate sumuntur, quae et ipsae<text:line-break/>tres sunt numero; mox quae ex conjugatione harum ori-<text:line-break/>untur, omnes in totum numero novem, etiam potestate<text:line-break/>singularum exposita. In exercitationibus vero enarratis<text:line-break/>.quaenam acutu veloxque vocetur, quaenam hebes tarda-<text:line-break/>que, ac quae harum medice primaeque natura saltem sinti<text:line-break/>itemque quae valens ac mollis, praeterea granis levisque,<text:line-break/>quaeque herum sint mediae, simili modo tractatis, docui-<text:line-break/>mus, optimum corporis statum per omnia, quae mediocria<text:line-break/>convenientiaque sunt, quae eadem media plane excessuum<text:line-break/>sunt, agi debere, idque tum in frictione, uim exercita-<text:line-break/>tione, tum balneo, tum alimenlo, omnibus denique, quae<text:line-break/>salubrem nictus rationem complent, pollicitique sumus,<text:line-break/>sicuti de frictione exercitationeque fecimus, ubi in gene-<text:line-break/>ra quaedam communia speculationem revocavimus, quo<text:line-break/>simul recordatu facilis ac certa ratione viaque tradita</text:span></text:p>
      <text:p text:style-name="P16"><text:span text:style-name="T12">doctrina esset, ita et in reliquis omnibus facturos; ac<text:line-break/>primum quidem de ea, quam apotherapiam vocant, actu-<text:line-break/>ros, quandoquidcm ea proximo loco tractanda in fuperi-<text:line-break/>orihus est proposita. Quippe ubi, quousque intendere au-<text:line-break/>gcreque exercitationem oporteat, quod ad sanitatis ratio-<text:line-break/>nem pertinet, praecepimus, finem quoque sequi debere<text:line-break/>diximus apotherapiam, de qua nunc agcmus.</text:span></text:p>
      <text:h text:style-name="P8" text:outline-level="2">Cap. II.</text:h>
      <text:p text:style-name="P23"><text:span text:style-name="T12">Est igitur unum quidem primum, quod ea<text:line-break/>genere duplex est; altera quidem exercitationis ceu pars,<text:line-break/>altera ejus ceu species. Ac de ea quidem, quae ceu spe-<text:line-break/>cies censctur, postea dicemus; de ea vero, quae ut pars<text:line-break/>habetur, nunc agendtun. Omnis exercitationis probe<text:line-break/>peractae postrema pars apotherapia dicitur. Et duplici<text:line-break/>scopo suscipitur, et ut excrementa expurget, et ul </text:span><text:span text:style-name="T22">cor~<text:line-break/></text:span><text:span text:style-name="T12">pus a lassitudine tutum reddat. Communis igitur prior<text:line-break/>scopus est omni exercitationi cum athletarum, tum eorum,<text:line-break/>qui opus aliquod vitae necessarium exercent, ut fodieti-<text:line-break/>tium, quandoquidem ejus quoquc duplcx omnino scopus</text:span></text:p>
      <text:p text:style-name="P16"><text:span text:style-name="T22">a</text:span></text:p>
      <text:p text:style-name="P19"><text:span text:style-name="T12">est, et ut folidas animalis partes firmet, et excrementa<text:line-break/>expurget. Proprius tamen apotherapiae scopus est, ut<text:line-break/>lassitudinem, quae succedere immodico exercitio solet,<text:line-break/>fummoveat atqtiii prohibeat. Ae athletis quidem, sieut et<text:line-break/>iis, qui vel fodiunt, vel rter agunt, vel remigant, vel<text:line-break/>tale quippiam opus vitae necessarium obeunt, praesto las-<text:line-break/>situdines adsunt,’ nisi apotherapia devitentur. Verum de<text:line-break/>quo hoc loco agimus, optime comparatum corpus, quod<text:line-break/>ab omni servitute .est liberum., et uni sanitati vacat, ra-<text:line-break/>ro lassitudine tentatur.' Sicuti enim athletae, quos labor<text:line-break/>inaximus exercet, nullo alio exercitandi generc obnoxii<text:line-break/>lassitudini sunt; praeterquam eo; quod ab ipsis- absolu-<text:line-break/>tum dicitur, ita nee qui vitam deguiit liberam, et qui<text:line-break/>tantum valetudinis tuendae gratia exercitantur, usquam<text:line-break/>lassabuntur, propserea quod hujusmodi exercitium adire<text:line-break/>nulla necessitate coguntur. Athletis enim necesse est (quo<text:line-break/>videlicet ad' immodicos in certaminibus labores, .etiam<text:line-break/>totum diem aliquando contiiiuatos, praeparato jam cor-</text:span></text:p>
      <text:p text:style-name="P16"><text:span text:style-name="T12">pcre sint) absolutissimum illud exercitium (ipsi </text:span><text:span text:style-name="T43">κατασκευὴν<text:line-break/></text:span><text:span text:style-name="T12">vocant) aliquando obeant. Verum qui tantum tuendae<text:line-break/>bonae valetudinis causa exercitantur, iis nec neccssuni,<text:line-break/>nec utile plane est immodicos labores adire; itaque his<text:line-break/>nullus instat lassitudinis metus. Nihilo scelus tamcu iidein<text:line-break/>apotherapia utuntur, etsi nullo lassitudinis timore, at<text:line-break/>certe excrementorum purgandi causa: eui insupcr etiam<text:line-break/>lassitudinis securitas accedit. Nam et ipse exercitationis<text:line-break/>modus his eft a lassitudine quam iuaxime alienus, actio-<text:line-break/>iiisque omnis ratio plane citra violentiam; fieri taiuen<text:line-break/>aliquando potest, ut gymnasien in utroque paulum quid<text:line-break/>subterfugiat,- quod neglectum</text:span><text:span text:style-name="T41">λ</text:span><text:span text:style-name="T43"> </text:span><text:span text:style-name="T12">si non magnam, corte le-<text:line-break/>vem exercitato lassitudinem concitct. Cactorum non con-<text:line-break/>venit, qui libi vivat, et uni corporis sanitati vacet, ut<text:line-break/>vel minimum laedatur usquam. Tutissimum itaque sit<text:line-break/>apotherapia scmper uti. Quae qualis adhibenda sit, ipsa<text:line-break/>finium, ad quos tcndinius, demonstrabit natura. Nam<text:line-break/>quoniam id petimus, ut solidarunt animalis partium ex-</text:span></text:p>
      <text:p text:style-name="P16"><text:span text:style-name="T12">crementa, quaecunque excalfacta exlennataque per exer-<text:line-break/>citationem in corpore adhuc manent, prorsus ejiciantur,<text:line-break/>et frictiones, quae per alios administrentur, adhiberi<text:line-break/>oportebit, et cum his una tum ipsarum, quae fricantur-,<text:line-break/>partium tensionem, tum etiam spiritus cohibitionem. At<text:line-break/>quoniam nec frictionum unica ratio est, nec spiritus co-<text:line-break/>bibendi, deligendum ex utroque genere est, quod utilissi-<text:line-break/>mum esu Atque ex frictionibus quidem quae dura est,<text:line-break/>cogere corpora, lroc est densiora simul durioraque red-<text:line-break/>deie traditum jam esu Itaque haec ad res propositus<text:line-break/>parum est accommoda; siquidem, quod densatus, intra se<text:line-break/>claudit, quod laxum fit, liberum excrementis exitum<text:line-break/>praebet. Ad eundem modum, quod durat, iis, quae tensa<text:line-break/>lunt, maxime est adversum, ut quod eorum affectum ma-<text:line-break/>gis adauget; contra quod mollit, id est utilissimum. Si<text:line-break/>igitur semel et excrementa digeri, et quae tensa sunt<text:line-break/>molliri convenit, durae certe frictiones omnino sunt fu-<text:line-break/>giendae; nec his minus a lentis cavendum arbitror. Nam</text:span></text:p>
      <text:p text:style-name="P16"><text:span text:style-name="T12">postquam a se corpus non amplius movetur, periculum<text:line-break/>est, ne frigescat ac densius fiat, dum nulla ope externa<text:line-break/>calefit. Hac igitur de causa non solum cum celeritate est<text:line-break/>fricandum, sed etiam, quoad fieri potest, multis manibus,<text:line-break/>quo nulla corporis pars nuda maneat. At si nec tardam<text:line-break/>esse frictionem oportet nec duram, oleum nimirum </text:span><text:span text:style-name="T22">fri-<text:line-break/>cando</text:span><text:span text:style-name="T12"> corpori largiter circumfundi debebit; id enim ad<text:line-break/>velocitatem simul et mollitiem frictionis multum condu-<text:line-break/>cit, et alloqui aliud non fecundum mediocre commodum<text:line-break/>affert, quando et quae tensa sunt remittit, et quae inter<text:line-break/>vehementius laborandum fatigata sunt emolliti Atque his<text:line-break/>quidem de causis dura vitanda est frictio, ob alias vero<text:line-break/>mollis; quippe ea nec alte demittitur, fed circa cutem<text:line-break/>ipsam et ei vicinas cernes dissolvit, nec ea qnae in an-<text:line-break/>gustis meatibus contenta excrementa funt extundit Cujus<text:line-break/>profecto causa tum ipsarum fricandarum partium teusio-<text:line-break/>nem, tum spiritus cohibitionem injungimus. Media igitur<text:line-break/>mollis duraeque, quae eadem et mediceris est, ab ulrius-</text:span></text:p>
      <text:p text:style-name="P16"><text:span text:style-name="T12">que incommodo abesse videtur, 'ct mollis inefficacis, et<text:line-break/>durae violentia noxaque. Ea vero perficietur, fricantis<text:line-break/>quidem manibus valenter injectis, ita </text:span><text:span text:style-name="T12">ut </text:span><text:span text:style-name="T12">earum impressio»<text:line-break/>ad duram frictionem proxime accedat, caeterum pingue-<text:line-break/>dinis copia et’ velocitate movendi -eatenus remissis, ut<text:line-break/>plane evadat mediocris. Nam et pinguedo ipsa valen-<text:line-break/>tioris manuum injectionis non leve praesidium est, et<text:line-break/>brevitas ipsu contactus tantum demit de violentia, quan-<text:line-break/>tum etiam de-tempore. Porro tendendas obiter, dum fri-<text:line-break/>cantur , partes censemus, quo, quicquid inter cutem et<text:line-break/>subjectam- carnem exerementorurn residet, per cutem ex-<text:line-break/>pellatur. Quippe ambabus iis laris non magis foras<text:line-break/>quam intro scrrr excrementa continget; distentis vero<text:line-break/>iis, quae sub cute funt, omnia feras extunduntur ceu ge-<text:line-break/>mina manu expressa, una foris ejus utique, qui fricat,<text:line-break/>altera intus, ipsis scilicet, quae tenduntur, partibus rna-<text:line-break/>hus vicem supplentibus. Ac propter haec quidem non<text:line-break/>exigua portio rpotherapiae est spiritus detentio et cohi-</text:span></text:p>
      <text:p text:style-name="P16"><text:span text:style-name="T12">bitio</text:span><text:span text:style-name="T43">; </text:span><text:span text:style-name="T12">appellant vero ita, ubi omnibus thoracis musculis,<text:line-break/>qui circa costas habentur, intentis coactisque exprratio-<text:line-break/>nem continemus. Accidit namque obiter, ut spiritus, qui<text:line-break/>a costis premitur, dum essiari, quod clausus sit larynx,<text:line-break/>prohibetur, universus pessum ad transversum septum de-<text:line-break/>tur, atque ut cum hoc, quae ipsi subsunt, omnia simul<text:line-break/>attollantur, jecur, lien, ventriculus, et quaedam alih.<text:line-break/>Oportebit autem interim musculos quoque, qui in abdo-<text:line-break/>rnine sunt, leviter intendi, ut ab his una cum scpto ceu<text:line-break/>gemina manu pressis quae intersunt partibus excremen-<text:line-break/>tum, si quod intra se habent, foras impellant. Porro<text:line-break/>mediae inter liacc partes continentur jecur, lien, ventri-<text:line-break/>culus et crassi ac tenuis intestini partes quae prominent.<text:line-break/>Loca vero ad excipienda quae expelluntur excrementa<text:line-break/>patent tum ventris tota capacitas, tum isthic consisten-<text:line-break/>tium intestinorum cavitas. Si vero feriari plane abdomi-<text:line-break/>nis musculos passus fiicris, nullius pracdictoium excre.-</text:span></text:p>
      <text:p text:style-name="P16"><text:span text:style-name="T12">menta </text:span><text:span text:style-name="T12">vacuabis, quae </text:span><text:span text:style-name="T12">vero </text:span><text:span text:style-name="T12">in </text:span><text:span text:style-name="T12">thorace ac pulmonibus ha-<text:line-break/>bentur, </text:span><text:span text:style-name="T12">ea </text:span><text:span text:style-name="T12">deorsum transferes. Expedit vero huc potius<text:line-break/>transferantur, quam in illis maneant; tanto profecto </text:span><text:span text:style-name="T22">ma-<text:line-break/>gia,</text:span><text:span text:style-name="T12"> quanto etiam eorum, quae in ventre, quam quae in<text:line-break/>pulmonibus et pectore continentur, promptior exitus pa-<text:line-break/>teti Haec enim vel evomuntur facile, vel excernuntur;<text:line-break/>illa cum conatu et ni per tusses ejiciuntur. Verum siquis,<text:line-break/>perinde ut feptum, ita abdominis quoque musculos anhe-<text:line-break/>litus cohibitione intendat, exquisitius plane expurgabit ea<text:line-break/>quae sub septo sunt viscera; non transferetur tamen<text:line-break/>quicquam a spiritus instrumentis ad ea, quae nutrimento<text:line-break/>sunt delegata, scd totum in ipso thorace et pulmonibus<text:line-break/>exerementum manebit. Quare cohibitionem anhelitus id<text:line-break/>genus nunc non probo, mulloque minus, si quis omnino<text:line-break/>non distento septo valide ac vehcmenter contrahat mu-<text:line-break/>sculos abdominis; quando ita mecesse est venas omnes<text:line-break/>partesque, quae circa collum funt, spiritu ac simguine irn-<text:line-break/>pleri, excrementa vero sursum atque ad caput, non de-</text:span></text:p>
      <text:p text:style-name="P16"><text:span text:style-name="T12">orsum ct ad ventrem ferri. Intueri enim id tum in iis,<text:line-break/>qui tibia canunt, licet, tum in iis, qui maximam acutis-<text:line-break/>simamque vocem edunt Siquidem his collum omne di-<text:line-break/>latari, faciem vero intumescere, et caput validissime im-<text:line-break/>pleri videas, propterea quod in hoc opere, qui in </text:span><text:span text:style-name="T22">abdo-<text:line-break/>mine</text:span><text:span text:style-name="T12"> musculi sunt, tenduntur, diapliragmate his cedente.<text:line-break/>Est enim, quicquid ejusmodi operis est, veluti in iis de-<text:line-break/>monstratum est, quae de voce edidimus, mixtum ac coni-<text:line-break/>positum ex maxima expiratione et spiritus cohibitione;<text:line-break/>utique quum simul omnis spiritus efflatur, maximo nimi-<text:line-break/>rum factu expiratu, idque cum validissima musculorum,<text:line-break/>tum qui costis insident, tma qui in abdomine sunt, tensio-<text:line-break/>ne, in spiritus autem colrlbitione eadem utrorumque<text:line-break/>musculorum facta tensione, nullo tamen spiritu elabi per-<text:line-break/>misso; lu iis, qui tibia sonant aut acutam vocem edunt,<text:line-break/>musculis pari modo tensis, expiratione tamen nec penitus<text:line-break/>cohibita, nec tota simul emissa, scd mediam rationem<text:line-break/>servante. Ita nimirum fit, ut trium operum communis sit<text:line-break/>musculorum tensio, propria vero per conscrtim factas ex-</text:span></text:p>
      <text:p text:style-name="P16"><text:span text:style-name="T12">sufflationes velox ejus foras expulsio; in anhelitu cohi-<text:line-break/>bendo ipsa ejus retentio; in tibiarum opere et voce me-<text:line-break/>diocris emissio. Causa vero triplicis hujusce operis pha-<text:line-break/>rynx est; quippe qui in conscrtini factis exsufflationibus<text:line-break/>latissime sc pandit; in spiritus cohibitione prorsus claudi-<text:line-break/>tur; in iis, qui tibia sonant aut qui voce acuta simul et<text:line-break/>niagna utuntur, medium quendatn habitum servat. Ac de<text:line-break/>his quidem post hoc aliquando agere necesse erit in iis,<text:line-break/>quibus de vociferatione agemus. Caeterum spiritus cohi-,<text:line-break/>bitio, quae ad apotherapiam est idonea, ventriculum attolo<text:line-break/>lit, tensis, qui lu thorace sunt, musculis universis, remissis,<text:line-break/>qui sunt in septo et abdomine, ita namque deorsum fe-<text:line-break/>rentur excrementa. Secundo autem loco habenda est,<text:line-break/>quae mediocriter eos, qui iu abdomine funt, musculos ten-<text:line-break/>dit, quo videlicet ea, quae sub septo sunt, viscera apo-<text:line-break/>thcrapiae fructum fentiant. His ipsis de causis etiam fa-<text:line-break/>sciarum circumactus fieri conveniet; quos fricantes ipsi,<text:line-break/>quum a tergo fricandorum constiterint,, cicca totum.ven-</text:span></text:p>
      <text:p text:style-name="P16"><text:span text:style-name="T12">trcm adhibent: alios vero., quum-m fronte consistentes<text:line-break/>fasciarum circa dorsum circumjectionibus, utuntur, duabus<text:line-break/>manibus circumagentes i alios autem costis, et spinae, et<text:line-break/>pectori , idque converso pariter cum his quodammodo eo;<text:line-break/>qui fricatur. Circa 'lumbos vero similis fasciarum circum-a<text:line-break/>jectio circumactioque .fiet, tendente fe ad singulas eo,, qui<text:line-break/>fricatur, non tamen cum omnibus pariter se vertente,<text:line-break/>quum neque continuos: motus, nec vehementes contingere<text:line-break/>ei ex apotherapia conveniat, scd; certe aliquos et quibus<text:line-break/>cx intervallo frictiones sint interpositae.- Quae namque et<text:line-break/>continuae et vehementes frictiones sunt,- hae exerrilatio-<text:line-break/>nis., quam pracparatoriam. vocant, surit propriae; quae<text:line-break/>vero non continuae, nec vehementes, apothcrapiae, Ita-<text:line-break/>quc saepe quidem revolvatur, subinde vero etiam repel-<text:line-break/>lat; saepe etiam thoc ipfio tempore progymnasten mutet;<text:line-break/>saepe ipse a .tergp ; gymnestae incumbens, ac crurum,<text:line-break/>utrumque per vices ipsi circumplectens, idque cum ten-<text:line-break/>sione aliqua haudquaquam urgente, ab aliis, nui commodo</text:span></text:p>
      <text:p text:style-name="P16"><text:span text:style-name="T12">contrectent, fricetur; liat enim vel maxime ratione et<text:line-break/>calorem, qui exercitando est adauctus, servaverit, et si-<text:line-break/>mul excrementa propriis ipsius tum tensionibus tum mo-<text:line-break/>tibus ejecerit. Ad quod sane opus spiritus quoque cohi-<text:line-break/>bitio non parum milii conducere videtur, quippe qui<text:line-break/>undique compulsus in angustos se recipere meatus cogi-<text:line-break/>tur, eosque, si amplius trusiis propulsusque fuerit, etiam<text:line-break/>penitus transire atque extenuati jam excrementi fecum<text:line-break/>nonnihil arripcre. Ad hunc sane modum exilia instru-<text:line-break/>mentorum foramina vehementiore spiritus inflatu ex-<text:line-break/>purgantes opifices videas. Nam quantum is ulterius per<text:line-break/>vim coactus impellitur, tantum ab ipfo quaedam impel-<text:line-break/>luntur, quaedam trahuntur, totamque viam peregisse pro-<text:line-break/>p erant. Et truduntur quidem, quae ante occurrunt, at-<text:line-break/>trahuntur, quae ad latus funt posita, impetu ipfo motus<text:line-break/>utraque coacta. Quin etiam inter ipsam exercitationem<text:line-break/>spiritus cohibitionem interponunt optimi gymnastae, at-<text:line-break/>qu. etiam quam supra comprehendimus ipsam, quae apo-</text:span></text:p>
      <text:p text:style-name="P16"><text:span text:style-name="T12">therapiae debetur, frictionem, simul hominem, </text:span><text:span text:style-name="T12">quum lassi-<text:line-break/></text:span><text:span text:style-name="T12">tudo incipit, recreantes, simul cutis meatus </text:span><text:span text:style-name="T12">paulatim ex-<text:line-break/></text:span><text:span text:style-name="T12">purgantes, quo videlicet perspicabile simul </text:span><text:span text:style-name="T12">purumque cor-<text:line-break/></text:span><text:span text:style-name="T12">pus </text:span><text:span text:style-name="T12">ad </text:span><text:span text:style-name="T12">fubfequentes labores sit, quum alloqui </text:span><text:span text:style-name="T12">verendum<text:line-break/></text:span><text:span text:style-name="T12">sit, </text:span><text:span text:style-name="T12">ne, si </text:span><text:span text:style-name="T12">nihil tale </text:span><text:span text:style-name="T12">gymnasia </text:span><text:span text:style-name="T12">providerit, </text:span><text:span text:style-name="T12">obstruat potius<text:line-break/></text:span><text:span text:style-name="T12">praedictos meatus, </text:span><text:span text:style-name="T12">quam </text:span><text:span text:style-name="T12">expurget, propterea </text:span><text:span text:style-name="T12">quod veste-<text:line-break/></text:span><text:span text:style-name="T12">mentissimi materiae lurpetus diversis temporibus </text:span><text:span text:style-name="T12">ac ratio-<text:line-break/></text:span><text:span text:style-name="T12">nibus contrarios edere effectus possunt; obstruere </text:span><text:span text:style-name="T12">quidem,<text:line-break/></text:span><text:span text:style-name="T12">quum crassum simul ac multum fuerit, quod confertim </text:span><text:span text:style-name="T12">ac<text:line-break/></text:span><text:span text:style-name="T12">praeceps agitur; purgare, qunm exiguum tenueque </text:span><text:span text:style-name="T12">est,<text:line-break/></text:span><text:span text:style-name="T12">nec praepropere nec </text:span><text:span text:style-name="T12">violenter </text:span><text:span text:style-name="T12">cogitur simul omne </text:span><text:span text:style-name="T12">ex-<text:line-break/></text:span><text:span text:style-name="T12">pelli. Apparet enim, </text:span><text:span text:style-name="T12">ita </text:span><text:span text:style-name="T12">accidere </text:span><text:span text:style-name="T12">in </text:span><text:span text:style-name="T12">omnibus tum </text:span><text:span text:style-name="T12">extern-,<text:line-break/></text:span><text:span text:style-name="T12">nis iustrumcntis, tum </text:span><text:span text:style-name="T12">vero </text:span><text:span text:style-name="T12">calathorum plexibus. </text:span><text:span text:style-name="T12">Quippe<text:line-break/></text:span><text:span text:style-name="T12">eluitur extergeturque </text:span><text:span text:style-name="T12">ex his omne </text:span><text:span text:style-name="T12">supervacuum, </text:span><text:span text:style-name="T12">non<text:line-break/></text:span><text:span text:style-name="T12">quum, egredientibus adhuc paulatim prioribus, </text:span><text:span text:style-name="T12">alia </text:span><text:span text:style-name="T22">vio-<text:line-break/></text:span><text:span text:style-name="T22">lenter</text:span><text:span text:style-name="T12"> </text:span><text:span text:style-name="T12">a </text:span><text:span text:style-name="T12">tergo irruunt, </text:span><text:span text:style-name="T12">(verendum </text:span><text:span text:style-name="T12">enim interim </text:span><text:span text:style-name="T12">est, ne,<text:line-break/></text:span><text:span text:style-name="T12">quae </text:span><text:span text:style-name="T12">lu </text:span><text:span text:style-name="T12">transitu funt </text:span><text:span text:style-name="T12">impacta </text:span><text:span text:style-name="T12">innixaque, </text:span><text:span text:style-name="T12">invicem viam<text:line-break/></text:span><text:span text:style-name="T12">obstruant,) scd quum, </text:span><text:span text:style-name="T12">prioribus </text:span><text:span text:style-name="T12">plane vacuatis, alia </text:span><text:span text:style-name="T12">post-</text:span></text:p>
      <text:p text:style-name="P16"><text:span text:style-name="T12">modum vacuantur. Et quid de exiguis meatibus miremur,<text:line-break/>quum etiam e theatris multitudo, quae conscrtim egre-<text:line-break/>di conatur, in exitu haeret? Ob haec itaque, qui etiam<text:line-break/>in mediis laboribus apotherapia utuntur, gymnastas lau-<text:line-break/>do, potiffimumque in iis, quos gravia (quae vocant) cer-<text:line-break/>tamina exercenti Verum de his postea. Qui autem nunc<text:line-break/>nobis propositus homo est, non athleticum habitum, fed<text:line-break/>simpliciter sanitatem scopum habet, quo minus aut mul-<text:line-break/>tis exercitationibus, aut coacta comestione est opus, aut<text:line-break/>etiam suillae carnis copia, aut pane id genus, quo gra-<text:line-break/>ves athletae utuntur. Atque his omnibus de causis ti-<text:line-break/>mendum huic non est, ne exiles ejus meatus obstruantur,<text:line-break/>si modo probe est praeparatus, scilicet idonea frictione<text:line-break/>ac laboribus, qui ex parris paulatim crescant. Gravi<text:line-break/></text:span><text:span text:style-name="T22">vero</text:span><text:span text:style-name="T12"> athletae, nisi omnia probe administi-entur, ob ci-<text:line-break/>borum tum qualitatem tum quantitatem verendum in ex-<text:line-break/>eruitationibus est, ne obsseuantur potius quam expurgen-<text:line-break/>tur meatur.</text:span></text:p>
      <text:h text:style-name="P10" text:outline-level="2">Cap. III.</text:h>
      <text:p text:style-name="P24"><text:span text:style-name="T12">Ac de apotherapia quidem abunde mihi<text:line-break/>dictum jam esu Deinceps </text:span><text:span text:style-name="T12">ad </text:span><text:span text:style-name="T12">balnea veniamus, illud<text:line-break/>inodo de propositis praesuti, qnod, si quis haec paucioribus<text:line-break/>interpretabitur, is merito prolixitatem sermonis- nostri ac-<text:line-break/>eusct; verum si quis </text:span><text:span text:style-name="T12">aut </text:span><text:span text:style-name="T12">necessarium aliquod theorema,<text:line-break/>nut, </text:span><text:span text:style-name="T12">quae </text:span><text:span text:style-name="T12">id confirment, evidentes demonstrationes prae-<text:line-break/>teriens brevitate se usum putat, hunc non tam dc tali<text:line-break/>brevitate sibi placere, quam certe pudore affici par est.<text:line-break/></text:span><text:span text:style-name="T12">Ego </text:span><text:span text:style-name="T12">vero, </text:span><text:span text:style-name="T12">etsi istud </text:span><text:span text:style-name="T12">volumen scribere de ea quae vocatur<text:line-break/>apotherapia potuissem, tamen id faciendum non censui,<text:line-break/></text:span><text:span text:style-name="T12">ut </text:span><text:span text:style-name="T12">qui longitudinem hujns operis contrahere maxime<text:line-break/>-studui. Si enim ad ea refellenda, quae perperam a ple-<text:line-break/>risque sunt scripta, ine convertere voluissem, nec par-<text:line-break/>•vam,'nec certe levem materiam longioris sermonis habu-<text:line-break/></text:span><text:span text:style-name="T12">issem. Verum arbitror ex </text:span><text:span text:style-name="T12">iis, </text:span><text:span text:style-name="T12">quae </text:span><text:span text:style-name="T12">demonstravi, satis me<text:line-break/>seminum </text:span><text:span text:style-name="T12">dedisse </text:span><text:span text:style-name="T12">iis, </text:span><text:span text:style-name="T12">qui saltem </text:span><text:span text:style-name="T12">non plane hebetes sunt,<text:line-break/></text:span><text:span text:style-name="T12">ejusmodi omnia refellendi. Quum </text:span><text:span text:style-name="T12">enim dicat Asclepia-<text:line-break/></text:span><text:span text:style-name="T12">dea, spiritus </text:span><text:span text:style-name="T12">cohibitionem caput opplere, ex iis,'quae ipse</text:span></text:p>
      <text:p text:style-name="P16"><text:span text:style-name="T12">paulo ante definivi, quum differentias ejus traderem, po-<text:line-break/>test, qui volet, hominis sententiam refellere. Similiter<text:line-break/>in secundo quoque volumjue licuit etiam mihi omnibus<text:line-break/>exercitationibus sigillalini commemoratis librum produ-<text:line-break/>cere, sicuti quum alii nonnulli fecerunt, tum, qui bellis-<text:line-break/>sime totam materiam est exequutus, Theon Alexandrinus.<text:line-break/>Is enim quatuor libros non alia de re quam de particu-<text:line-break/>laribus exercitiis scripsit. Quae et mihi dixisse licuit, ut<text:line-break/>qni tum melius, quam ille, interpretari potuerim, tum<text:line-break/>vero aliarum meminisse non paucarum exercitationum,<text:line-break/>quae funt operibus communia. Is enim quum illud sibi<text:line-break/>proposuisset, ut, quemadmodum athletae maxime exerci-<text:line-break/>tarentur, doceret, in bis multum verborum absumpsit.<text:line-break/>Potest a.utem, qui volet, et de iis quas singulae artes prae-<text:line-break/>stant exercitationibus disserere. Atque haec quidem iis,<text:line-break/>qui longitudinem operis parum aequo animo ferunt, di-<text:line-break/>cta sinti</text:span></text:p>
      <text:h text:style-name="P8" text:outline-level="2">Cap. IV.</text:h>
      <text:p text:style-name="P23"><text:span text:style-name="T12">Nunc de balneis agere tempestivum vide-<text:line-break/>tur. Ac primum quidem de aquis dulcibus calsactis, ut</text:span></text:p>
      <text:p text:style-name="P16"><text:span text:style-name="T12">quarum crebrior sit usus; mox de frigidis; postremo de<text:line-break/>iis, quas sponte natas appellant, quarum aliae media tem-<text:line-break/>perie, aliae ferventes, aliae tepidae, aliae otnnino frigi-<text:line-break/>dae sunt. Dulcium calsactarum aquarum, si media tem-<text:line-break/>perie sint, vis calida et hurnitla est; sin tepidiores sint,<text:line-break/>humida et frigida; quod si justo calidiores fiant, calida<text:line-break/>quidem, scd non perinde humida. Quippe horrere cor-<text:line-break/>pora coutrahique eriles earum meatus subigunt, ita ut </text:span><text:span text:style-name="T12">&gt;<text:line-break/></text:span><text:span text:style-name="T12">nec madescere ab extrinsecus accedente humore possint,<text:line-break/>nec excrementi, quod intus latet, quicquam emittere.<text:line-break/>Caeterum ab iis incipiendum, quae medium temperamen-<text:line-break/>tum obtinent, quae per se scmper calefaciunt ct hume- </text:span><text:span text:style-name="T12">..<text:line-break/></text:span><text:span text:style-name="T12">ctaut; evenit tamen ex accidente, ut aut per halitum<text:line-break/>digerant humores, aut supervacua fluxione corporis par-<text:line-break/>tes impleant, aut molliant, aut concoquant, aut vires<text:line-break/>sument vel infirment; siquidem ad haec quantitas quo- </text:span><text:span text:style-name="T12">,<text:line-break/></text:span><text:span text:style-name="T12">que earum non minimum confert. Quin alios quoque'<text:line-break/>multos lavationis aquae temperatae et potabilia effectus.</text:span></text:p>
      <text:p text:style-name="P16"><text:span text:style-name="T12">qui jam coinprehcnsis superveniant, enumerare licet; quo-<text:line-break/>rum qui proposito nunc operi suut accommodi, dicentur<text:line-break/>quam fieri potest paucissimis, dilato videlicet in aliud<text:line-break/>tempus eo quem in morbis praestant usu. Sed quod ad<text:line-break/>sanitatis tuendae spectat usum , juvcuis in sermone pro-<text:line-break/>positus jam exercitatus redeat, ut prius est comprehensum.<text:line-break/>Huic igitur praedicti baluei perexiguus cst usus, ut qui<text:line-break/>omnia jam ex mediocri exercitatione et jam dicta apo-<text:line-break/>therapia est consecutus. Nihilo secius tamen, si probe<text:line-break/>balneum adhibeas, ipsum quoque apotherapiae pars ali-<text:line-break/>qua. fit; siquidem duras tensafque partes emollit, excre-<text:line-break/>mentum et liquamentum, si quod intus ad cutim haeret,<text:line-break/>evocati- Verum neutrius horum egere videtur propositus<text:line-break/>juvenis, neo ullum aut mollioris carnis aut adipis li-<text:line-break/>quarnentum credibile est illi inter exercitandum evenire,<text:line-break/>quum et'immodicos et vehementes motus talia sequantur,<text:line-break/>huic vero -non solum expulsa omnia excrementa, sed<text:line-break/>etiam emollitae solidae partes sunt obiter, dum apothe-</text:span></text:p>
      <text:p text:style-name="P16"><text:span text:style-name="T12">rapia est usus. Quare elui sibi in balneo sudorem et<text:line-break/>pulverem, si quando hoc utitur, magis postulat quam<text:line-break/>calefieri. Ergo transire tantum ad,solium usque, non in<text:line-break/>laconico immorari is debebit, sicuti qui citra exercita-<text:line-break/>tionem se ipsos elixaut. Sed nec morari in piscina huic-<text:line-break/>cst opus; iiuo lotus, ut comprehensum est, ad frigidam<text:line-break/>festinet; atque ipsa quoque mediocris esto, utpote ad<text:line-break/>medii temperamenti corpus. Quibus enim aut vehcmeu-<text:line-break/>tcr frigida opus liti, aut molli et veluti insolata, post<text:line-break/>dicemus. Caetcrum optimum corpus, quoad augescit, di-<text:line-break/>ctum est non esse frigida lavandum, ne ejus ineremen- •<text:line-break/>tum moretur. Ubi vero abunde cst auctus, jam frigidae<text:line-break/>quoque assuefaciendus; ut quae tum corpus universum<text:line-break/>roboret, tum cutem densam duramque efficiat; quod sane<text:line-break/>tutissimum est adversus noxas, quae cxtrinsecus imuiineut.<text:line-break/>Qncmadmodum vero quispiam frigida lavari primum in-<text:line-break/>cipict, sic ut nullam ex subitu mutatione noxam sentiat,<text:line-break/>id utique ante omnia scire convenit Multi enim, quum</text:span></text:p>
      <text:p text:style-name="P16"><text:span text:style-name="T12">parum recte incepissent, adeo in frigidam lavationem<text:line-break/>male fuere assecti, ut nec iis, qui tutissime eam admini-<text:line-break/>strare potuissent, se permitterent. Esto igitur anni tem-<text:line-break/>pus aestatis initium; quo videlicet ante hyemem in toto<text:line-break/>interposito tempore non spernenda consuetudo pariatur.<text:line-break/>Esto praeterea dies, quo auspicabimur, quammaxime tran-<text:line-break/>qnillus et, quod id tempus scret, calidissimus; cujus etiam<text:line-break/>calidissimam deligendam esse partem nemo dubitat, sicuti<text:line-break/>etiam gymnasterium, quod mediocri maxime sit tempe-<text:line-break/>ramento. Et externa quidem praeparatio talis est. Cor-<text:line-break/>pus ipsum, quod uti frigida debebit, ad hunc modum<text:line-break/>praeparabitur. Esto illi actas quarti maxime septennii<text:line-break/>medium, nulla nec ipso die nec quae eam praecessit<text:line-break/>pocte nova re alterato, scd pristinam salubritatem ad<text:line-break/>unguem servanti. Esto vero, qui frigida utetur, juvenis<text:line-break/>et animo tum praefenle, tum plane hilari, si quando<text:line-break/>alias, etiam tunc praecipue, Ac primum quidem sricetur</text:span></text:p>
      <text:p text:style-name="P16"><text:span text:style-name="T12">linteis uberius. Sunto autem frictiones magis nunc quatu<text:line-break/>ante vehementes, atque etiam linteis durioribus admini-<text:line-break/>stratae; si vero et manicas consutus munibus progymnasta<text:line-break/>circumdaret, atque ita fricaret, quo fieret opus aequabi-<text:line-break/>lius, non minime ad rem pertineret. Dehinc oleo, pro-<text:line-break/>ut assuevit, fricetur; inde exercitetur exercitationibus<text:line-break/>multitudine quidem paribus, scd citatioribus, quum ante,<text:line-break/>Ab his in frigidam descendat, non tamen cunctanter, scd<text:line-break/>celeriter, vel etiam semel totus insiliat, huc utrobiquq<text:line-break/>spectans, ut uno maxime tempore omnibus corporis parti-<text:line-break/>bus humor circumfundatur, quippe qupm sensim his ac-<text:line-break/>cedero horrorem concitet. Esto vero et aqua ipsa neo<text:line-break/>tepida, nec plane cruda et glacialis; allera namque re-<text:line-break/>percussum caloris non estlcit, allera ferit insuetus ac re-<text:line-break/>frigerat. Siquidem procedente tempore tali quoque aquq<text:line-break/>utatur juvenis noster, si necessitas exigat; verum pris<text:line-break/>mo saltein ;die omnino cavenda est admodum frigida,</text:span></text:p>
      <text:p text:style-name="P16"><text:span text:style-name="T12">Exeunti vero ab aqua fricari oleo idque a pluribus exue-<text:line-break/>dit, quoad cutis ipsa incaleat. Post haec cibos solitis plures,<text:line-break/></text:span><text:span text:style-name="T12">potum </text:span><text:span text:style-name="T12">infra consuetudinem capiat, quae ipsemet vel in-<text:line-break/></text:span><text:span text:style-name="T12">jussus </text:span><text:span text:style-name="T12">faciet, rite modo omnia sint peracta. Nam a fri-<text:line-break/></text:span><text:span text:style-name="T12">gida </text:span><text:span text:style-name="T12">lavatione et plus appetunt, et melius concoquunt,<text:line-break/>ac minus sitiunt; veniuntque ad exercitationes postridie<text:line-break/></text:span><text:span text:style-name="T12">plane meliore </text:span><text:span text:style-name="T12">habitu corporis, mole quidem pari ei, </text:span><text:span text:style-name="T12">quae<text:line-break/>ante</text:span><text:span text:style-name="T12">, caeterum compacta et musculosiore ac vegetiore,<text:line-break/></text:span><text:span text:style-name="T12">cute </text:span><text:span text:style-name="T12">vero duriore ac denfiore. In hoc ergo secundo<text:line-break/></text:span><text:span text:style-name="T12">praeterea </text:span><text:span text:style-name="T12">die similiter omnia sunt peragenda, etiam </text:span><text:span text:style-name="T12">ter-<text:line-break/>tio </text:span><text:span text:style-name="T12">et quarto. Postea vero procedente tempore ad eun-<text:line-break/></text:span><text:span text:style-name="T12">dem </text:span><text:span text:style-name="T12">modum frigidam iterum ingredi jubebimus, videli-<text:line-break/></text:span><text:span text:style-name="T12">cet post </text:span><text:span text:style-name="T12">eam, quae priori ingressui successit, frictionem,<text:line-break/></text:span><text:span text:style-name="T12">ut prius </text:span><text:span text:style-name="T12">est comprehensum. Verum tertio eam </text:span><text:span text:style-name="T12">ingredi,<text:line-break/>quod nonnullis </text:span><text:span text:style-name="T12">placuit, non laudo. Nam et iterum </text:span><text:span text:style-name="T12">id<text:line-break/>fecisse </text:span><text:span text:style-name="T12">abunde satis mihi esse ridetur, praesertim </text:span><text:span text:style-name="T12">quum<text:line-break/>pro </text:span><text:span text:style-name="T12">arbitrio nostro immorari hominem jubere </text:span><text:span text:style-name="T12">liceat.</text:span></text:p>
      <text:p text:style-name="P16"><text:span text:style-name="T12">Ipsum vero immorandi tempus hic quoque a quotidiana<text:line-break/>ipsius experientia est conjectandum. Nani si egressus sri-&gt;<text:line-break/>gidam , coloratior ex frictione cito redditur, mediocriter<text:line-break/>moratum indicat; sin et tardius ei calor redeat, et de-,<text:line-break/>color diutius inaueat, plus aequo moratum docet. Si er-<text:line-break/>go cutis notis intentus sis, facile intelliges, an par tem-<text:line-break/>pus postea lu frigida morari conveniat, an potius ad ma-<text:line-break/>jus minusve aliquid sit mutandum.. Et de frigida lava-<text:line-break/>tione, quod ad optimam naturam spectet, abunde dictum<text:line-break/>arbitror.</text:span></text:p>
      <text:h text:style-name="P8" text:outline-level="2">Cap. V.</text:h>
      <text:p text:style-name="P23"><text:span text:style-name="T12">Errata,autem, 11 quae contigerint, quomodo<text:line-break/>quis emendet, jam dicere tempestivum esu Ut enim<text:line-break/>quam maxime statam corporis illaesum tum sortitus quis-<text:line-break/>piam sit, ac ah omnibus, quae in vita contingunt, ne-<text:line-break/></text:span><text:span text:style-name="T12">gotiis </text:span><text:span text:style-name="T12">liber sit, et sibi uni vivens, fieri tamen nequit, ut<text:line-break/></text:span><text:span text:style-name="T12">non </text:span><text:span text:style-name="T12">aliquando vel ipse, vel is, qui ei praeficitur, aberret.<text:line-break/>Primum igitur nou absimile est in id maxime ct frequen-</text:span></text:p>
      <text:p text:style-name="P16"><text:span text:style-name="T12">tissime peccatum incidere juvenem exercitationibus dedi-<text:line-break/>turn, quae lassitudo appellatur; de qua a multis jam non<text:line-break/>folum medicis aut gymnasiis, sed etiam philosophis est<text:line-break/>dictum, veluti Theophrasto, qui integrum de ea volumen<text:line-break/>Pcriplit. Ego vero hic quoque prolixitati parcens, quae<text:line-break/>nonnullis purum recte de ea sunt tradita, ea transire<text:line-break/>statui; quae vero maxime sunt necessaria iis, qui sanitatem<text:line-break/>tuendam profitentur, haec una cum accommodatis demon-<text:line-break/>strationibus explicare; ac primum de notione ejus agere;<text:line-break/>quippe recte se habet, ab hac quum exorsi fuerimus, ad<text:line-break/>essentiam ejus explicandam accedere. Ergo lassitudinis<text:line-break/>notionem intelligentiamque sunt qui accipiunt, dum lu-<text:line-break/>censi distentique sibi esse ridentur, idque aut omnibus<text:line-break/>corporis partibus, aut iis tantum, quibus laborarint; qui-<text:line-break/>dam, dum tristi molestoque sensu luter movendum affici-<text:line-break/>untur; hunc alii indicibilem dixere, alii ulcerosum ap-<text:line-break/>pellavere; nonnulli, quum membra ceu contusa et phleg-<text:line-break/>mone obsessa sentiunt. Non desunt et qui simplices hos<text:line-break/>affectus inter se miscent, et qui tensionis est, et qui ul-</text:span></text:p>
      <text:p text:style-name="P16"><text:span text:style-name="T12">cerosus, et qui phlegmones speciem praefert Alii duos<text:line-break/>ex his miscent, aut eum, qui ulceris speciem exhibet, ei,<text:line-break/>qui tensioni assirnilatur, aut eum, qui phlegmones sensum<text:line-break/>affert, seorsum cum utroque; ita ut sint in universum<text:line-break/>sententiae de lassitudinis notione septem: Quae fime om-<text:line-break/>nes ut verae ex parte simt, itu in totum simplici ahst)-<text:line-break/>lutoque Ibrrnone non sunt. Nam sive ulceris sieusns, quum<text:line-break/>moventur, sie exhibet, sive phlegmones, sive incendi ten-<text:line-break/>dique ridentur, sive duo quilibet horum, sive etiam om-<text:line-break/>nes coeunt; lassitudo dicitur eorum affectuum unusquisque.<text:line-break/>Quo fit, ut septem ejus lu universum disterentiae sint,<text:line-break/>simplices tres, compositae quatuor. Corporis vero, quod<text:line-break/>his sit affectum, remedia quaedam propria cujulque lassi-<text:line-break/>tudinis sinnt, quaedam omnibus communia. De his mox<text:line-break/>dicetur, si prius de affectu quodam, qui lassitudini pro-<text:line-break/>ximus est, dixero, quem decepti nonnulli prave lassitudi-<text:line-break/>nem nominant Is qualis sit, et quas notas hdbeat, illu-<text:line-break/>strius apparebit, si cujulque lassitudinis essentiam prius</text:span></text:p>
      <text:p text:style-name="P16"><text:span text:style-name="T12">disquisiverimus. Hactenus enim ipsa symptomata dicta<text:line-break/>sunt. Illa enim, quod incendi tendique corpus rideatur,,<text:line-break/>et quod moventi se vel ulceris vel, phlegmones sensus<text:line-break/>oboriatur, affectus non sunt, scd symptomata. Affectus<text:line-break/>vero corporum, quibus haec supervenire solent, tres sim-<text:line-break/>plices sunt, quatuor compositi. Et ulcerosus quidem </text:span><text:span text:style-name="T22">af-<text:line-break/>fectus</text:span><text:span text:style-name="T12"> oritur ab excrementorum copia tenuium simul et,<text:line-break/>acrium, quae nimirum inter exercitandum proveniunt<text:line-break/>duplici ex causa, aut eo excreiuento , quod-crassius erat,<text:line-break/>fuso et attenuato, non tamen tolo expulso, aut adipe<text:line-break/>mollive carne liquata. Necesse enim est abs tali humore<text:line-break/>ceu tenui atque acri pungi et quasi vulnerari tum cutem,<text:line-break/>tum ipsam carnem, sic ut etiam horror interim oboriatur,<text:line-break/>imo etiam quadantenus rigor, si modo admodum tum co-<text:line-break/>piosus humor, tum acer sit. Ac talis quidem est ulcerosa<text:line-break/>lassitudo. Ubi autem tendi solum membra videntur, ul-<text:line-break/>ceris vero sensus non est, in hac certe lassitudine nullum</text:span></text:p>
      <text:p text:style-name="P16"><text:span text:style-name="T12">cxcrcmentum, de quo ratio ulla sit habenda, in corpore<text:line-break/>continetur, sed residet in musculis et nervis ex nimia<text:line-break/>tensione, quam exercitando admiserunt, affectus quidam<text:line-break/>csseclricis causae potestatem indicans. Accidit namque in<text:line-break/>vehementi tcniionc omnes musculorum fibras tendi, non<text:line-break/>tamen similiter omnes lassari, sed eas rnaxime, quae per<text:line-break/>longitudinem tensionis porriguntur. Quippe quae obli-<text:line-break/>quiores quodammodo jacent, minus lu directum aguntur;<text:line-break/>quare his nullum lustat periculum. In iis vero, quae<text:line-break/>immoderatius sunt extensae, ita ut parum a disiuptione<text:line-break/>absint, relinquitur affectio quaedam similis ei, quae luter<text:line-break/>agendum fiebat; quippe tendi adhuc ridentur, quum ta-<text:line-break/>men </text:span><text:span text:style-name="T12">nulla </text:span><text:span text:style-name="T12">jam teusione urgeantur. Tertia vero lassitudi-<text:line-break/>num disserentia, qua nimirum ceu contusas aut phleg-<text:line-break/>nione </text:span><text:span text:style-name="T12">obsessas </text:span><text:span text:style-name="T12">partes sentimus, tum maxime solet inci-<text:line-break/></text:span><text:span text:style-name="T12">dere, </text:span><text:span text:style-name="T12">quum musculi nimium excalefacti attraxere quip-<text:line-break/>piam ex circumfusis sibi excrementis. Quod si etiam tum<text:line-break/></text:span><text:span text:style-name="T12">tensionibus, </text:span><text:span text:style-name="T12">tum nervis idem affectus incidit, ossium do-</text:span></text:p>
      <text:p text:style-name="P16"><text:span text:style-name="T12">lorem eum affectum nominant, ob penitiorem scilicet<text:line-break/>sensum partibus, quae in alto maxime corpore suut posi-<text:line-break/>tae, nomen tribuentes; quippe summum locum cutis oc-<text:line-break/>cupat, secundum ab ea situs ordinem musculi habent, uti-<text:line-break/>que circum ossa positi, at tendones ipsis ossibus adhaerent.<text:line-break/>Quo magis rationabile est, quum lu quicquam praedicto-<text:line-break/>rum patiuntur, videri in imo ac cicca ipsa ossa affectio-<text:line-break/>nem haerere. Atque hae quidem solae tres simplices<text:line-break/>lassitudinum differentiae funt; compositae vero ex his, ut<text:line-break/>jam dictum est, quatuor funt, de quibus mox agendum,<text:line-break/>si tamen prius simplices univerfas abfolvero. Est namque<text:line-break/>affectio alia quoque, quae, ceu lassitudo sit, nonnullis im-<text:line-break/>ponit: haec incidit, quum supra modum musculi siccantur<text:line-break/>adeo, ut squallens contractumque corpus appareat, atque<text:line-break/>ad motus quodammodo pigrum; non tamen ei quicquam<text:line-break/>eorum, quae modo diximus, inest; neque is, qui veluti<text:line-break/>ulceris aut tensionis est, multoque minus, qui veluti phleg-<text:line-break/>mones est sensus. Quippe diversissimus aspectus ejusmo-<text:line-break/>di affectus est, et ejus, qi.em ultiiuro loco retulimus.</text:span></text:p>
      <text:p text:style-name="P16"><text:span text:style-name="T12">Hic namque squallens et contractius corpus efficit; at qui<text:line-break/>phlegmones sensum prae se fert, in mole etiam ea, quae<text:line-break/>naturalis est, ampliore consistit. Quare quatuor in uni-'<text:line-break/>versum simplices affectus sunt; quorum singulis sua sunt<text:line-break/>remedia.</text:span></text:p>
      <text:h text:style-name="P8" text:outline-level="2">Cap. VI.</text:h>
      <text:p text:style-name="P23"><text:span text:style-name="T12">Ordiendum vero ab ea, quae ulceris sen-‘<text:line-break/>sum invehit; quam etiam ab excrementorum acrimonia<text:line-break/>ortam diximus: haec autem lassitudo maxime iu ea inci-<text:line-break/>dit corpora, quae et mali succi sunt, et excrementis abun-<text:line-break/>dant. Succedit vero recentibus cruditatibus, quum aut<text:line-break/>exercitantur immoderatius, aut in sole sunt morati. Cae-<text:line-break/>terum nihil obstat, quin in corpore boni succi citra cru-<text:line-break/>dilatem proveniant, utique ob exercitationis nimium ex-<text:line-break/>cessum. Sane excitare eam solent celeres ac multi mo-<text:line-break/>tus. In hac vero lassitudine etiam densa esse horrere-<text:line-break/>que cutis videtur. Fatenturque, qni ea sunt affecti, in-<text:line-break/>ter movendum dolere sibi ulceris ritu alii cutim tantum,<text:line-break/>alii subjectam etiam carnern. Rcmedium hujus ex iis,<text:line-break/>quae affectui sunt contraria, comparatur, quippe si quae</text:span></text:p>
      <text:p text:style-name="P16"><text:span text:style-name="T12">redundant discutias, malum cessabit. Sane difcutientur<text:line-break/>frictione multa mollique cum oleo, a quo omnis adstiin-<text:line-break/>gendi vis abest: quod genus maxime Sabinum est. Ad-<text:line-break/>versissimum vero huic affectioni est, quod ex Hispania<text:line-break/>affertur et ex Iberia, vocant autem Hispanum, tum quod<text:line-break/>omphacinum vocant vel crudum; et ut semel dicam,<text:line-break/>quod austerum est, omne id alienum esu Adeo gustu<text:line-break/>ipso vim eorum discernere licet, etiamsi de ipsis ante<text:line-break/>periculum non feceris. Sic namque et nos quondam lu<text:line-break/>Macedonia degustato oleo, quod fit cicca Aulonem, qui<text:line-break/>est super Strymonem, deprehendimus eandem cum Hispa-<text:line-break/>no vim habere. Quin et reliquorum omnium olei gene-<text:line-break/>rum ita deprehendas vires, etiam quaecunque per abusio-<text:line-break/>nem nominant, et quae ex sale, ex radicibus, cx herbis,<text:line-break/>ex germinibus, ex foliis vel fructibus praeparantur.<text:line-break/>Dictum vero abunde de his omnibus cst in operibus iis,<text:line-break/>quae de medicamentis inscripsimus ; nihilo tamen minus<text:line-break/>etiam in propositu opere dicetur fuo loco. lllud tantum</text:span></text:p>
      <text:p text:style-name="P16"><text:span text:style-name="T12">in praesentia dixisse satis' sit, quod plane dulcissimum<text:line-break/>oleum est, id esse ad propositum affectum maxime accom-<text:line-break/>modatum. Hoc igitur copioso cum mulla frictione utcn-<text:line-break/>dum; primo quidem dic, quo suspectam forte lassitudi-<text:line-break/>nem omnino declines, secundo vero, ut, fi qua incidit,<text:line-break/>discutiatur. Discutit porro eam exercitatio, quae apo-<text:line-break/>therapia dicitur, in qua scilicet motus adhibeas quanti-<text:line-break/>tate mediocres, qualitate tardiorcs, idque cum frequenti<text:line-break/>interposita bis quiete; qua utique fricare hominem opor-<text:line-break/>tet, pluribus simul contrectantibus, quo ncc rcsrigcscat<text:line-break/>pars ulla, et ocissime excrementa discutiantur. Porro<text:line-break/>frictionum plus adhibebitur in iis, qui lu cute et sub<text:line-break/>cute excremcntorum collectam vim habent, motuum vero,<text:line-break/>quos ipscmet edat, in altera lassitudine; scilicet in qua<text:line-break/>plus est in ipsis musculis congestum. Quae enim in his<text:line-break/>coacta excrementa funt, sola frictio educere non potest;<text:line-break/>his enim opus est non solum ab aliquo foris attralii, ve-<text:line-break/>rum etiam ab altero quopiam intrinsecus impelli. Impellit</text:span></text:p>
      <text:p text:style-name="P16"><text:span text:style-name="T12">ea partim calor ipse, qui per motum accenditur, par-<text:line-break/>tim spiritus, qui uiia emittitur, partim ipsa musculorum<text:line-break/>tensio; super haec vero ipsa singularum partium </text:span><text:span text:style-name="T22">ex-<text:line-break/></text:span><text:span text:style-name="T12">cretrix alieni facultas. Altera vero lassitudo, in qua tensio<text:line-break/>sentitur, illud pro remedio postulat, quod Hippocrati<text:line-break/>laxatio dicitur. Ea namque tensioni contraria est ad<text:line-break/>eum modum, quo duritiei mollities. Ait enim ita: </text:span><text:span text:style-name="T22">Cutis<text:line-break/>durae mdllitio, distentae laxatio, ceu duro moUe, disiento<text:line-break/>laxum contrarium sit.</text:span><text:span text:style-name="T12"> Sane relaxatur, quod distentum est,<text:line-break/>in aliis quidem affectibus, quos in quinto de simplicium<text:line-break/>medicamentorum facultatibus diximus, alia ratione. Qnod<text:line-break/>vero per exercitationem, incidit, tum pauca inollique<text:line-break/>frictione, eaque ex oleo dulci atque insolatu, tum inter-<text:line-break/>missione omnino aut etiam quiete, praeterea lavatione<text:line-break/>medii temperamenti, atque in calida pluscula mora; adeo,<text:line-break/>si bis terve lavabis, plus proderis. Hi vero et post bal-<text:line-break/>neum ungi desiderant prius, quam vestiantur.. Quod si<text:line-break/>propter sudorem forte aliquem pingue deterserint, rursus</text:span></text:p>
      <text:p text:style-name="P16"><text:span text:style-name="T12">ungi desiderant. Quin etiam postero dic, qrnnn e cubili<text:line-break/>sdrgunt, ungi his expedit, nunquam tamen oleo summe<text:line-break/>frigido, nec dura frictione. Incidit certe hujusmodi lassi-<text:line-break/>tudo iis, quibus salubris fuccus est, post robustas potius<text:line-break/>quam celeres exercitationes, redditque lassatos ipsus-pigros<text:line-break/>admodum aegreque flexibiles. Non tamen hi dcnsi lior-<text:line-break/>rentesque apparent, quemadmodum quos paulo ante com-<text:line-break/>prehendimus, caeterum contracti aridique non minus ip-<text:line-break/>sis apparent; tangentibus vero calidiores videntur nou<text:line-break/>solum iis, quos ulcerosa lassitudo urget, sed etiam quam<text:line-break/>ipsintet, quum sani essent.</text:span></text:p>
      <text:h text:style-name="P8" text:outline-level="2">Cap. VII.</text:h>
      <text:p text:style-name="P23"><text:span text:style-name="T12">Tcrtia lassitudo cx vehcmentissimis nasci-<text:line-break/>tur motibus sclaque supra naturalem habitum mufculos<text:line-break/>attollit sic, ut phlegmonae persimilis asscctus sit. ltaqne<text:line-break/>ct levi tactu offenduntur, et calidiores apparcnt. Dolent<text:line-break/>vero etiam, si ipsi per se moveri conentitr. lncidit hacc<text:line-break/>lassitudo iis. plurimum, qui assueti exercitationibus non</text:span></text:p>
      <text:p text:style-name="P16"><text:span text:style-name="T12">lunt; nam exercitari assuetis raro incidit utique ex vehe-<text:line-break/>nrentissimis plurimisque motibus. Sanationis vero </text:span><text:span text:style-name="T22">ejus<text:line-break/></text:span><text:span text:style-name="T12">tres sunt scopi, quemadmodum fere et omnium phlegmone<text:line-break/>obsessorum, nempe supervacanei vacuatio, extenti re-<text:line-break/>quies, et inflammationis refrigeratio. Ergo </text:span><text:span text:style-name="T12">et </text:span><text:span text:style-name="T12">oleum<text:line-break/>copiosum ac tepidum cum frictione mollissima ct longissi-<text:line-break/>ma in medii temperamenti aquis mora hujusmodi lasti-<text:line-break/>tudincs emendat. Quod si paulo tepidior aqua fit, plus<text:line-break/>proderit. Ad eundem modum multa quies, ct unctio<text:line-break/>assidua, dcnique omnia, quae id, quod lassatum est, .quiete<text:line-break/>lenimeutoque recreent, ac quod supervacuum est, pcr<text:line-break/>halitum digerant. Sed putet fortasse quispiam, lassitudi-<text:line-break/>nem hunc ncc simplicem esse, ncc a duabus jam traditis<text:line-break/>tertiam, scd cx his coinposilam, nec aliunde constantem,<text:line-break/>quam ex nervosarum partium' tensione et ulceris sensu;<text:line-break/>calorem namque in hujusinodi lassitudine alloqui qui-<text:line-break/>dem naturaliter inesse, veluti in memoratarum utraque,</text:span></text:p>
      <text:p text:style-name="P17"><text:span text:style-name="T12">ncc tamcn complendae notionis substantiaeve partem esse<text:line-break/>iillam. Verum illud huic uni egregie prae caeteris luest,<text:line-break/>ucmpe major qnani pto naturali habitu tumor, tum quod<text:line-break/></text:span><text:span text:style-name="T12">' </text:span><text:span text:style-name="T12">ncc doloris sensus similis in hac et tensionis lassitudine<text:line-break/>habetur; quippe in illa tendi, in hac contusos esse usque<text:line-break/>ad ossa nervos universos putant, qui ipsa laborant. Qua-<text:line-break/></text:span><text:span text:style-name="T22">re</text:span><text:span text:style-name="T12"> in his faltem proprium a reliquis duabus discrimen<text:line-break/>habet, nec est composita tantum. Tres igitur sive cor-<text:line-break/>poris fletus, sive affectus, sive quid aliud dixisse velis,<text:line-break/>lu funt Est alia quaedam super has quarta; similis qui-<text:line-break/>dem lassitudini, non tamen lassitudo, quod neque ulceris,<text:line-break/>neque tensionis, neque phlegmones affectum prae fe ferat:<text:line-break/>sini nec horrorem ullum doloremve, nec pigritiam ad<text:line-break/>motus, qucmadmodum lassitudines, infert, sed gracilitatem<text:line-break/>tantum aridilatcmquc sacit. Incidit quidem haec lu cor-<text:line-break/>poribus boni succi ct exercitationi assuetis, ubi iinmo—<text:line-break/>dicc exercitata parum rite apotherapia sunt usa. Quippe<text:line-break/>ita et digeruntur excrementa, et quae tensa fuerant,</text:span></text:p>
      <text:p text:style-name="P16"><text:span text:style-name="T12">laxantur, nec aliud in corpore relinquitur praeter sicci-<text:line-break/>tatem, quam ex immodico motu contraxerunt. Postulat<text:line-break/>autem primo die nihil sane diversum ab iis, quae prius<text:line-break/>dicta sunt, praeter calidiorem aquam, quae sensim contrahat,<text:line-break/>et calsaciat, et roboret cutem: secundo apotherapiae exer-<text:line-break/>citationem, quae tum in motu tum frictione et pauca<text:line-break/></text:span><text:span text:style-name="T19">et </text:span><text:span text:style-name="T12">mollis et tarda sit: praeterea lolium similiter caliduiu.<text:line-break/>Veram protinus in frigidam exiliant, quo videlicet ipsis<text:line-break/>robur in cule una cum calore constet. Nam et minus lu<text:line-break/>fequenti tempore dissolvuntur, et facile in carnem cutem-<text:line-break/>que nutrimentum resumunt, quo majus his commodum<text:line-break/>nullum prosecto invenias, ut qui nullum notabilem asse-<text:line-break/>Ctum praeter cernis gracilitatem ariditatemque habeant.<text:line-break/>Quippe postulat (arbitror) tale saltem corpus nutriri simul<text:line-break/>ac madefieri; quorum utrumque ex humrdo nutrimento<text:line-break/>optime assequetur.</text:span></text:p>
      <text:h text:style-name="P8" text:outline-level="2">Cap. V<text:span text:style-name="T36">II</text:span><text:span text:style-name="T1">I.</text:span></text:h>
      <text:p text:style-name="P23"><text:span text:style-name="T12">Quoniam vero factu semel mentio de</text:span></text:p>
      <text:p text:style-name="P16"><text:span text:style-name="T12">victu post </text:span><text:span text:style-name="T12">balneum est, non alienum fuerit </text:span><text:span text:style-name="T12">et de eo,<text:line-break/>quod ad </text:span><text:span text:style-name="T12">lassitudines pertinet, praecipere. Ulcerosa </text:span><text:span text:style-name="T12">igitur<text:line-break/></text:span><text:span text:style-name="T12">lassitudo post legitimam apotherapiam consuetum nutri-<text:line-break/>mentum desiderat, aut etiam parcius, praeterea </text:span><text:span text:style-name="T12">humidlus.<text:line-break/>Quod si </text:span><text:span text:style-name="T12">in ipsa apotherapia in quartum </text:span><text:span text:style-name="T12">migraverit asse-<text:line-break/>ctum, (solet enim ita </text:span><text:span text:style-name="T12">plerumque fieri,) pro ipsius </text:span><text:span text:style-name="T12">ratione<text:line-break/></text:span><text:span text:style-name="T12">tum </text:span><text:span text:style-name="T12">lavetur-</text:span><text:span text:style-name="T12">, tum nutriatur. At quae .tensionem </text:span><text:span text:style-name="T12">lassitudo<text:line-break/>praefert, ea </text:span><text:span text:style-name="T12">etiam magis, </text:span><text:span text:style-name="T12">quam </text:span><text:span text:style-name="T12">ulcerosa, parce </text:span><text:span text:style-name="T12">nutriri<text:line-break/></text:span><text:span text:style-name="T12">postulat. </text:span><text:span text:style-name="T12">Quae </text:span><text:span text:style-name="T12">vero phlegmones sensum affert, </text:span><text:span text:style-name="T12">ea supra<text:line-break/></text:span><text:span text:style-name="T12">reliquas omnes tum humidissimum, tum minimum, </text:span><text:span text:style-name="T12">tum<text:line-break/></text:span><text:span text:style-name="T12">vero </text:span><text:span text:style-name="T12">quod </text:span><text:span text:style-name="T12">refrigerans quippiam habeat, requirit. </text:span><text:span text:style-name="T12">Boni<text:line-break/>succi tamen </text:span><text:span text:style-name="T12">nutrimentum </text:span><text:span text:style-name="T12">omnes, qui lassitudine gravan-<text:line-break/></text:span><text:span text:style-name="T12">tur, </text:span><text:span text:style-name="T12">juxta </text:span><text:span text:style-name="T12">postulant, quali.nimirum-propositus nobis </text:span><text:span text:style-name="T12">ju-<text:line-break/></text:span><text:span text:style-name="T12">venis </text:span><text:span text:style-name="T12">adhuc </text:span><text:span text:style-name="T12">integer utebatur. 'Cavendus tamen in ul-<text:line-break/></text:span><text:span text:style-name="T12">cerosa et </text:span><text:span text:style-name="T12">ea, quae phlegmones sensum exhibet, glutinosus<text:line-break/>cibus </text:span><text:span text:style-name="T12">est, </text:span><text:span text:style-name="T12">ceu qui excrementorum </text:span><text:span text:style-name="T12">digestionem moretur.<text:line-break/></text:span><text:span text:style-name="T12">At </text:span><text:span text:style-name="T12">in tensionis </text:span><text:span text:style-name="T12">lassitudine </text:span><text:span text:style-name="T12">etiam exhibendum ejusmodi<text:line-break/>nutrimentum est, auferentibus aliquid dc </text:span><text:span text:style-name="T12">ejus copia. </text:span><text:span text:style-name="T12">Quo<text:line-break/></text:span><text:span text:style-name="T12">minus </text:span><text:span text:style-name="T12">mirum est, si multiplex </text:span><text:span text:style-name="T12">pugna </text:span><text:span text:style-name="T12">non plebeiis modo</text:span></text:p>
      <text:p text:style-name="P16"><text:span text:style-name="T12">inter se, scd etiam artificibus et inter se et cum plebeiis<text:line-break/>oritur, duin neque de exercitationibus, neque frictioni-<text:line-break/>bus, neque balneis, neque victu lastatoruui consentiunt<text:line-break/>Quippe alios affirmare audias, lassitudinem lassitudine csse<text:line-break/>abolendam; alios, laborem quiete sanari; alios, parcius<text:line-break/>nutriendos, qni lassitudine premuntur; alios contra, non<text:line-break/>modo de consueto nutrimento non demendum quicquam,<text:line-break/>scd etiam tanto plus adjiciendum, quanto plus se fati-<text:line-break/>gaverint, ad portionem enim laborum nutrimentum ex-<text:line-break/>bibendum; alios rursus, nec adjiciendum quicquam nutri-<text:line-break/>menti, nec etiam demendum. Ad eundem modum baluco<text:line-break/>quoque utuntur, alii </text:span><text:span text:style-name="T22">et</text:span><text:span text:style-name="T12"> aquis medii temperamenti, alii<text:line-break/>calidioribus, alii tepidioribus. Nam et experientia ad id<text:line-break/>tantum probandum, quod usu saepe usurpavit, quemlibet<text:line-break/>impellit, ct praeterea ratio, utpote quam quisque absolu-<text:line-break/>tam non habet, ut supra dictum est. Verum, quum unum<text:line-break/>tantum lassitudinis sensum traderet, reliquiis, ceu non sint,</text:span></text:p>
      <text:p text:style-name="P16"><text:span text:style-name="T12">praeteritis, ejus tantummodo, quam novit, remedium do*,<text:line-break/>cuit. Ergo verum est et quod lassitudine lassitudo solvi-<text:line-break/>tur, quum videlicet hesternis exercitationibus pares postri-<text:line-break/>die adhibendas videtur expediens, ct lassitudinis mede-<text:line-break/>lam esse quietem. Horum enim duorum primum quidem<text:line-break/>in iis quae ex congestis excrementis lassitudines consistunt,<text:line-break/>ac praecipue ubi in musculis cxcremcnta haeserunt, se-<text:line-break/>cundum vero in iis, quae tensionis et phlegmones scii-<text:line-break/>sum praebent, utile videtur. Jam illud quoque verum<text:line-break/>est, qui lassitudine gravantur, eos parcius csse nutriendos;<text:line-break/>id enim conducere videtur ei, qui phlegmones sensum<text:line-break/>praefert. Verum praeterea est ct ex consuetudine esse<text:line-break/>nutriendum; id namque in ulcerosa lassitudine, ubi recte<text:line-break/>apotherapia sunt usi, fieri observatum est, sicuti etiam<text:line-break/>uberius cibandum in eo affectu, quem similem lassitudini-<text:line-break/>bus diximus; in quem ex ulcerosa quoque nonnulli trans-<text:line-break/>eunt. Simili ratione ct medii temperamenti aquis esse<text:line-break/>lavandum in iis, quae ex redundantia supervacuorum<text:line-break/>natae sunt, verum fateor; scd nec illud verum negem,<text:line-break/>ejusinodi aquis uon esse utendum nec lu ea, quae plileg-</text:span></text:p>
      <text:p text:style-name="P16"><text:span text:style-name="T12">mones sensum praefert, quum tepidiores haec desideret,<text:line-break/>nec iis, qui similem lassitudini affectum sentiunt, hi nam-<text:line-break/>que calidiores volunt. Sunt et qui eum affectum lassi-<text:line-break/>tudinem esse putenti Alii, quinam affectus sit, non dixe-<text:line-break/>runt. In quibuscunque vero suspicio futurae lassitudinis<text:line-break/>fubest, suadent calidiore aqua lu balneo uti, causamque<text:line-break/>assignant, sicuti ipsi supra retulimus, alii distributioni in<text:line-break/>corpus, alii nutritioni id genus baInei conducere dicen-<text:line-break/>tes, non,tamen rationem ullam asserunt, cujus gratia<text:line-break/>ejusmodi distributionc et nutrimento prohiberi lassitudo<text:line-break/>possit. Sed nec omnino; qualis sit ipse lassitudinis affectus.<text:line-break/>Peribunt. Nam major eorum pars nihil dixit, qui vcro<text:line-break/>dicere ausi snnt, siccitatem esse definiverunt- Ac quod<text:line-break/>nutrimentum siccitati medetur, praefertimque lrumectans,<text:line-break/>(quam tamen conditionem major eorum pars non adjecit,)<text:line-break/>est sane verissimum: caeterum nec rcmedium id nec<text:line-break/>cautio lassitudinum. Sed quum, uti dictum est, membra<text:line-break/>sicciora' funt facta, nulla tamen nec tcnsio fubest, nec</text:span></text:p>
      <text:p text:style-name="P16"><text:span text:style-name="T12">tenue acreque excrementum, nec phlegmonae similis asse-<text:line-break/>ctus, reficere nutrimento humectante expedit, quae ex-<text:line-break/>bausto humore sunt siccata, quando, nisi abunde nutrias,<text:line-break/>et gracilius et aridius, quam fuerat, postero die corpus<text:line-break/>cernes. Atque hunc affectum nonnulli lassitudinem rati,<text:line-break/>eum existimant calidiore balneo et pleniore cibo, ne in-<text:line-break/>cidat, proltiberi. Illud tamen quorundam, sicuti etiam<text:line-break/>Theonis, demicor, si jam factam lassitudinem similiter<text:line-break/>sanari non putant Nani sive quem modo memoravimus<text:line-break/>affectum velit quis esse lassitudinem, nutrimento'illum et<text:line-break/>solvere debet, et ne fiat prohibere, sive reliquorum quem-<text:line-break/>vis eorum, qui verae lassitudines sunt; utique parcius in<text:line-break/>omnibus hominem nutrire, et quum adhuc instant, et<text:line-break/>quum jam occuparunt. Illud enim dici non potest, ta-<text:line-break/>lem saltum affectum, qui lassitudini similis est, nisi primo<text:line-break/>die per nutrimentum plenius corrigatur, in trium ali-<text:line-break/>quam migrare solere. Nam si ipsa solum siccitas in<text:line-break/>eo visitur, praeter gracilitatem nihil sequetur’ amplius;</text:span></text:p>
      <text:p text:style-name="P16"><text:span text:style-name="T12">si vero caloris quoque qurppiam simul adsit, jam febricitare<text:line-break/>metus est. Verum non idcrn funt lassitudo et febris, tamet-<text:line-break/>si maxime eorum, qui lassitudinem fcnferunt, nonnullos<text:line-break/>febris male habuit. Sane Theonem mirari fuhit haec<text:line-break/>in quarto de particularibus exercitiis, ubi de abfoluto<text:line-break/>exercitio agit, scribentem: </text:span><text:span text:style-name="T22">Quum lafsitudo aliqua eos, qui<text:line-break/>ita exercitati sunt, postero deinceps die sere sequatur,<text:line-break/>ferventis aquae lavatio minus tristitudini obnoxios red-<text:line-break/>dit, summa corporis accendens.</text:span><text:span text:style-name="T12"> Deinde ita fubjicit: </text:span><text:span text:style-name="T22">"iva<text:line-break/></text:span><text:span text:style-name="T43">αυτη σικύας τρόπον τήν ί.αμβανομένην τροφὴν ἐπισπωμένη<text:line-break/>τοῖς κεκμηκόσιν ἀντιδιεληται νεύροις. </text:span><text:span text:style-name="T12">Is enim praeter alia<text:line-break/>veluti aenigma quoddarn verbum </text:span><text:span text:style-name="T43">ἀντιδιέληται </text:span><text:span text:style-name="T12">in contextu<text:line-break/>apposuit: possis enim itu iutelligere, quasi summa corporis<text:line-break/>cucurbitae more nutrimentum trahentia partem aliquam<text:line-break/>ejus nervis quoque dispensent: possis et contra, quasi<text:line-break/>summa corporis cucurbitae modo id, quod ad nervos fere-<text:line-break/>batur, alimentum ad se trahentia participent; ita niini-<text:line-break/>rum, ut priori sensu ad nutritionem uberiorem resectio-</text:span></text:p>
      <text:p text:style-name="P16"><text:span text:style-name="T12">nemque nervorum conducat excalfacta cutis, quippe hanc<text:line-break/>arbitror eum per </text:span><text:span text:style-name="T43">ἐπιφάνειαν, </text:span><text:span text:style-name="T12">id est, furniua corporis, signi-<text:line-break/>sicare, posteriore vero ad </text:span><text:span text:style-name="T43">όὶ.ιγοτροφἰαν, </text:span><text:span text:style-name="T12">id est, parciorem<text:line-break/>nutritionemz Quantum itaque ex ipsis verbis licet acci-<text:line-break/>pere, mentem Theonis non comperias. Ex iis vero, quae<text:line-break/>tum alibi, tum in scxtudecimo Gymnasticam scribit, minus<text:line-break/>nutrimenti post absolutum illud exercitium duri censet,<text:line-break/>quanquam ne id quidem qua ratione luductus suadeat,<text:line-break/>usquam docuit. Datur enim minus quam ex consuetudine<text:line-break/>nutrimentum aut propterea, quod peri opus non est, aut<text:line-break/>quod concoqui id non possit- Ac prius quidem in iis,<text:line-break/>qui plurimum se exercitarunt, verum non est;t posterius<text:line-break/>aliubi verum, aliubi certe falsum esu Si cui enim imbecil-<text:line-break/>lior concoquendi vis est, verum,- sin secus, falsum. In-<text:line-break/>audienda vero concoquendi facultas est non ea modo,<text:line-break/>quae in ventriculo, aut venis, aut jecluore existit, scd<text:line-break/>etiam quae in singulis partibus, veluti lu iis, de quibus ser-<text:line-break/>mo habetur, musculis; in quibus utique vel maxime affectus<text:line-break/>is, de quo disputo, continetur; quippe largius luter ,exer-</text:span></text:p>
      <text:p text:style-name="P16"><text:span text:style-name="T12">citandum cxiraulti aridiores et granilioreS redduntur.<text:line-break/>Ergo si haec leniter his contingant, utique conficere, cu-<text:line-break/>jus indigent, nutrimentum poterunt; sin multum a na-<text:line-break/>tura recesserint, non poterunt. Quorum Theon nullum<text:line-break/>omnino neque intellexit, neque distinxit. Omnino enim<text:line-break/>non ratione aliqua, scd experientia (sicut ipse satetur)<text:line-break/>post absolutum illud exercitium calidiorem aquam utilem<text:line-break/>esse observavit. Sic enim deinceps scribit': </text:span><text:span text:style-name="T22">illud vero,<text:line-break/>siquidem ratiorem habet in promptu, fortunae beneficio<text:line-break/>ferendum acceptum esi.i sin minus, qucd ejsecta testan-<text:line-break/>tur-, id non admittendum, nisi quis certam ex actam que<text:line-break/>rationem simul se subjicientem habeat.</text:span><text:span text:style-name="T12"> Ergo si plane ex-<text:line-break/>plorato affectu, in quo calidam laudat, causam fateretur<text:line-break/>ignorare, merito dignus venia esset; verum quum citra<text:line-break/>exceptionem utilem esse absoluto exercitio in calida la-<text:line-break/>vationem pronunciat, (ita enim hanc appellat,) possunt<text:line-break/>autem alii quoque complures affectus id genus exereita-<text:line-break/>tionis sequi: accusandus merito est, quod deinceps singu-</text:span></text:p>
      <text:p text:style-name="P16"><text:span text:style-name="T12">los </text:span><text:span text:style-name="T12">non discreverit. Ipse namque novit, etiam lassitudi-<text:line-break/></text:span><text:span text:style-name="T12">nem, quae phlegmones </text:span><text:span text:style-name="T12">speciem exhibet, huic exercitationi<text:line-break/></text:span><text:span text:style-name="T12">supervenire, sub qua </text:span><text:span text:style-name="T12">nimirum in majorem quam pro<text:line-break/></text:span><text:span text:style-name="T12">natura molem attolluntur fatigatac </text:span><text:span text:style-name="T12">partes;. etiam alte-<text:line-break/></text:span><text:span text:style-name="T12">ram, quam unam </text:span><text:span text:style-name="T12">scribit </text:span><text:span text:style-name="T12">utique </text:span><text:span text:style-name="T12">generali symptomati at-<text:line-break/></text:span><text:span text:style-name="T12">tentus, quae </text:span><text:span text:style-name="T12">moli, quae est praeter naturam, contraria<text:line-break/></text:span><text:span text:style-name="T12">existit; quippe graciliores </text:span><text:span text:style-name="T12">in reliquis duabus lassitudini-<text:line-break/></text:span><text:span text:style-name="T12">bus redduntur, atque etiam in </text:span><text:span text:style-name="T12">eo affectu, de quo agitur.<text:line-break/></text:span><text:span text:style-name="T12">Caeterunr </text:span><text:span text:style-name="T12">non quemadmodum trium affectuum unum sym-<text:line-break/></text:span><text:span text:style-name="T12">ptoma commune est, </text:span><text:span text:style-name="T12">ita et affectus unus.est. Ac in eo<text:line-break/></text:span><text:span text:style-name="T12">quidem, qui </text:span><text:span text:style-name="T12">ex nervosarum partium tensione consistit, ca-<text:line-break/></text:span><text:span text:style-name="T12">lidiore quam </text:span><text:span text:style-name="T12">ex consuetudine lavari non oportet- Simili<text:line-break/></text:span><text:span text:style-name="T12">ratione </text:span><text:span text:style-name="T12">nec in iis, quos excrementa </text:span><text:span text:style-name="T12">excitarunt. </text:span><text:span text:style-name="T12">In </text:span><text:span text:style-name="T12">gra-<text:line-break/>cilitate vero, </text:span><text:span text:style-name="T12">quae sine </text:span><text:span text:style-name="T12">his </text:span><text:span text:style-name="T12">consistit, </text:span><text:span text:style-name="T12">expedit </text:span><text:span text:style-name="T12">calidiore<text:line-break/></text:span><text:span text:style-name="T12">aqua, quam quae </text:span><text:span text:style-name="T12">mediocriter se habeat, </text:span><text:span text:style-name="T12">lavari. </text:span><text:span text:style-name="T12">Contraln-<text:line-break/></text:span><text:span text:style-name="T12">tur namque </text:span><text:span text:style-name="T12">hic affectus, exhausto </text:span><text:span text:style-name="T12">vehementius </text:span><text:span text:style-name="T12">luter exer-<text:line-break/></text:span><text:span text:style-name="T12">citandum corpore, </text:span><text:span text:style-name="T22">eo</text:span><text:span text:style-name="T12"> modo quo in diutina fame accidere<text:line-break/>solet. ltaque etiam </text:span><text:span text:style-name="T12">sic </text:span><text:span text:style-name="T12">affectorum resectio in appositio-<text:line-break/>ne, et </text:span><text:span text:style-name="T12">quod detractum cst, repositione </text:span><text:span text:style-name="T12">consistit; id quod</text:span></text:p>
      <text:p text:style-name="P16"><text:span text:style-name="T12">certe accidere cute adhuc rura nequit Cogere ergo hanc<text:line-break/>densareque ac adstringere prius oportebit, si qua plenio-<text:line-break/>ris nutrimenti expectanda est utilitas. Sane cogit clau-<text:line-break/>ditque tum frigida, tum fervens aqua. Verum a frigida<text:line-break/>laedi hominem metus est, uspote qui jam ex mulla exer-<text:line-break/>citatione et rarior est redditus, et vacuus. Ex ferventi<text:line-break/>ut noxa certe nulla, ita fecura in cr.te densitas paritur,<text:line-break/>ipfo, qui in ea derelinquitur, calore nonnihil' etiam con-<text:line-break/>ferente. Unde nec immorari in frigida nimium debet,,<text:line-break/>qui ita est lavatus, scd, veluti id stlitem recte a Theone<text:line-break/>observatum est, cavere in frigida moram, ut quae fer-<text:line-break/>ventis lavationis commoda frustretur. Sane ita errare<text:line-break/>Theonem, ut, quod uni affectui conveniebat, omnibus<text:line-break/>quadrare praeciperet, in causa erat corporum, quae exer-<text:line-break/>citabat, habitus. Siquidem athletas exercuit, qui ex ab-<text:line-break/>soluto illo exercitio in quartum erant affectum proclives,<text:line-break/>in tertium raro incidebant. Itaque, quod saepe observa-</text:span></text:p>
      <text:p text:style-name="P16"><text:span text:style-name="T12">verat, </text:span><text:span text:style-name="T12">ceu perpetuum prodidit. Quod si aut vitiosi </text:span><text:span text:style-name="T12">succi<text:line-break/></text:span><text:span text:style-name="T12">homines, aut mali </text:span><text:span text:style-name="T12">habitus, aut exercitiorum incxpertes,<text:line-break/></text:span><text:span text:style-name="T12">aut </text:span><text:span text:style-name="T12">imbecillos, </text:span><text:span text:style-name="T12">aut </text:span><text:span text:style-name="T12">minime juvenes exercuisset, </text:span><text:span text:style-name="T12">lu </text:span><text:span text:style-name="T12">ejus-<text:line-break/></text:span><text:span text:style-name="T12">modi </text:span><text:span text:style-name="T12">quidem raro, lu reliquos vero'affectus saepissime<text:line-break/>incidere vidisset. An et hoc quoque didere fortasse </text:span><text:span text:style-name="T12">est<text:line-break/></text:span><text:span text:style-name="T12">supervacuum, cum ipse quoque fateatur, post praeparato-<text:line-break/></text:span><text:span text:style-name="T12">rium </text:span><text:span text:style-name="T12">exercitium ferventi esse halueo utendum? Id </text:span><text:span text:style-name="T12">vero<text:line-break/></text:span><text:span text:style-name="T12">exercitationis genus solis athletis in usu esu Atqui dicat<text:line-break/>aliquis, illos sponte et quodam circuitu, alios vero mul-<text:line-break/></text:span><text:span text:style-name="T12">tos vel necessitate, </text:span><text:span text:style-name="T12">vel vincendi studio, vel propter alia<text:line-break/></text:span><text:span text:style-name="T12">id </text:span><text:span text:style-name="T12">genus ejufmodi exercitationem suscipere. Verum hi<text:line-break/></text:span><text:span text:style-name="T12">saltem </text:span><text:span text:style-name="T12">post immodicos labores necesse est vel unum, vel<text:line-break/></text:span><text:span text:style-name="T12">plores </text:span><text:span text:style-name="T12">lassitudinum affectus prius contrahant. </text:span><text:span text:style-name="T12">• Itaque </text:span><text:span text:style-name="T12">iis<text:line-break/></text:span><text:span text:style-name="T12">duntaxat </text:span><text:span text:style-name="T12">corporibus, quae bona habitudine </text:span><text:span text:style-name="T12">sunt, quartus<text:line-break/>affectus </text:span><text:span text:style-name="T12">incidit: cujusmodi sunt tum </text:span><text:span text:style-name="T12">athletarum’, qui bene<text:line-break/>sunt nutriti, tum propositi nunc </text:span><text:span text:style-name="T12">in </text:span><text:span text:style-name="T12">disputatione juvenis.<text:line-break/>Et quisquis absolute </text:span><text:span text:style-name="T12">pronunciabit, </text:span><text:span text:style-name="T12">post velrementissimas<text:line-break/>exercitationes </text:span><text:span text:style-name="T12">calidioris fossi usum </text:span><text:span text:style-name="T12">esse idoneum, </text:span><text:span text:style-name="T12">is </text:span><text:span text:style-name="T12">ut in<text:line-break/>uno certe statu </text:span><text:span text:style-name="T12">verum </text:span><text:span text:style-name="T12">affirmabit, </text:span><text:span text:style-name="T12">ita </text:span><text:span text:style-name="T12">in tribus plane fal-</text:span></text:p>
      <text:p text:style-name="P16"><text:span text:style-name="T12">letur. Sunt vero per universam tuendae valetudinis ar-<text:line-break/>tem et alia non pauca, quae tum medici, tum gyrnna-<text:line-break/>stae falso prodiderunt: quorum unum omnium caput est<text:line-break/>confusa indiscretaque oblervatio, dum, quod in unico<text:line-break/>quisque notavit affectu, id multis tribuit.</text:span></text:p>
      <text:h text:style-name="P8" text:outline-level="2">Cap. lX.</text:h>
      <text:p text:style-name="P23"><text:span text:style-name="T12">Quin etiam affectio quaedam est - prae-<text:line-break/>dictis proxima, quam ipsc adstrictionem appello, de qua,<text:line-break/>quum de lassitudinibus difputationem absolvero, mox di-<text:line-break/>cam. Simplices enim earum differentiae tres sunt, de<text:line-break/>quibus jam egimus; post has ex binis copulatis aliae<text:line-break/>fiunt tres. Ab iis vero septima est, ubi tres simul in<text:line-break/>unum coeunt. Cognitio autem ipsarum ab indiciorum<text:line-break/>conjunctione pendet. Remedii vero commune in oaini-<text:line-break/>bu.s consilium est, ut ei, quod superat, sis intentus, nec<text:line-break/>tamen, quod reliquum est, plane contemnas. Proprium<text:line-break/>vero cum eo, quod commune est, ab ipsis inembratim<text:line-break/>affectibus accipiendum esu Ac universas quidem conju-<text:line-break/>gationes percurrere longum sit, sed quod ad claritatem</text:span></text:p>
      <text:p text:style-name="P16"><text:span text:style-name="T12">sit fatis, in una tanquam exemplo res peragetur. Si<text:line-break/>igitur et intumuisse musculi cernuntur, et contusi putan-<text:line-break/>tur, praeterea vel ulceris sensus, vel phlegnioposa las-<text:line-break/>situdo una cum excremcntosa hominem male habct, apo-.<text:line-break/>therapia utendum, quae utrumque..respiciat, magis tamen<text:line-break/>id, quod est majus. Non. est autcm in omnibus rebus<text:line-break/>unius rationis ipsius majoris natura, sed alibi pro viribus<text:line-break/>et quasi dignitate rei, alibi pro ipsius propria essentia<text:line-break/>spectanda, Au dignitate quidem et viribus major lassitudo<text:line-break/>est, quae phlegmones fpeciem resert, quam excrementosii;<text:line-break/>utraque tanien ipsarum sic propriae ratione essentiae<text:line-break/>magna parvaque esse potest, ut si utraque stila seorsum .<text:line-break/>consisteret Si igitur utraque pani intervallo a naturali<text:line-break/>habitu recessit, quae phlegmones similis est, praecipuam<text:line-break/>curationis solicrtudinem ad se convertet, utpote dignitate<text:line-break/>pollens. Sin exigue, quae phlegmonen, plurimum, quae<text:line-break/>ulceris sensum repraesentat, a naturali habitu recessit,<text:line-break/>aestimandum, nurn tantum siiperet magnitudine ulcerosa,<text:line-break/>quantum quae phlegmonae similis cst, viribus, an minus,-,</text:span></text:p>
      <text:p text:style-name="P19"><text:span text:style-name="T12">»</text:span></text:p>
      <text:p text:style-name="P16"><text:span text:style-name="T12">an magis, atque ita quod pollet explorare.. • Qnest si ae-<text:line-break/>qualiter pollentes videris, puri studio est' utrique coni-</text:span><text:span text:style-name="T28">:<text:line-break/></text:span><text:span text:style-name="T12">fulendum. Atque haec methodus communis tibi sit om-<text:line-break/>nium conjugatorum affectuum.’ Sicuti- vero lassitudines.<text:line-break/>ipsae numero tres, si invicem conjungas, quatuor conjn--<text:line-break/>gatibnes efficiunt, ita sane, si quartum lns affectum adjun-<text:line-break/>gas, multo plures existcnt. Quod dicimus, ex descriptione<text:line-break/>licet clarius intelligas. In ea primum locum ulcerosus<text:line-break/>habeat; secundum, in quo tensio est molesta; tertium,<text:line-break/>qui phlegmonae similis est; quartum gracilitatis. Ex'<text:line-break/>his igitur aut primus cum secundo conjungetur, aut cum<text:line-break/>tertio, aut cum quarto ; aut'rursus secundus cum tertio<text:line-break/>vel quarto; aut denique tertius cum quarto; ita nimi-<text:line-break/>rum, ut ex binis conjunctis affectibus sex in univer-<text:line-break/>sum complexiones oriantur. Rursus, quum tres una mi--<text:line-break/>scueris, quatuor aliae fiunt. Nam aut primum junxeris<text:line-break/>cum secundo et tertio, aut cum secundo et quarto, aut<text:line-break/>cum tertio et quarto, aut rursus secundum cum tertio et</text:span></text:p>
      <text:p text:style-name="P17"><text:span text:style-name="T12">quarto. </text:span><text:span text:style-name="T12">Postrema omnium complexionum erit, ubi qua-<text:line-break/></text:span><text:span text:style-name="T12">tuor simul coierint, </text:span><text:span text:style-name="T12">ita ‘ut undecim numero in totum fi-<text:line-break/></text:span><text:span text:style-name="T12">- ant. Erant vero et </text:span><text:span text:style-name="T12">simplices quatuor. Efficiuntur itaque</text:span></text:p>
      <text:p text:style-name="P18"><text:span text:style-name="T12">in universum quindecim. </text:span><text:span text:style-name="T12">Simplices affectus: ulcerosus<text:line-break/></text:span><text:span text:style-name="T12">primus, tensionis </text:span><text:span text:style-name="T12">secundus, in quo phlegmones sensus<text:line-break/></text:span><text:span text:style-name="T12">est, tertius, gracilitatis, </text:span><text:span text:style-name="T12">quartus; </text:span><text:span text:style-name="T22">compositi: AB, AC,<text:line-break/></text:span><text:span text:style-name="T22">AD, </text:span><text:span text:style-name="T22">JiC, BD, CD, ABC, ABD, ACD, BCD, ABCD.<text:line-break/></text:span><text:span text:style-name="T12">Quod si praeterea adstrictlonis </text:span><text:span text:style-name="T12">differentias tum invicem,<text:line-break/></text:span><text:span text:style-name="T12">tum vero cum his quindecim </text:span><text:span text:style-name="T12">complicueris, alias rursus<text:line-break/></text:span><text:span text:style-name="T12">complexiones effeceris plurimas. </text:span><text:span text:style-name="T12">Si vero eos quoque<text:line-break/></text:span><text:span text:style-name="T12">corporis status, qui aut cruditate, aut </text:span><text:span text:style-name="T12">venere, </text:span><text:span text:style-name="T12">aut deusti-<text:line-break/>one solis, aut vigilia; </text:span><text:span text:style-name="T12">aut </text:span><text:span text:style-name="T12">tristitia </text:span><text:span text:style-name="T12">incidunt, adjunxeris,<text:line-break/></text:span><text:span text:style-name="T12">ne numero quidem univerfas facile complectere. Prae-<text:line-break/>tereo </text:span><text:span text:style-name="T12">unnc </text:span><text:span text:style-name="T12">corporis constitutiones </text:span><text:span text:style-name="T12">illas, quae funt </text:span><text:span text:style-name="T12">vel a<text:line-break/>plethora, </text:span><text:span text:style-name="T12">vel </text:span><text:span text:style-name="T12">a cacochyusia, </text:span><text:span text:style-name="T12">vel ab </text:span><text:span text:style-name="T12">alvi fuppressione aut<text:line-break/>fluxu, vel a </text:span><text:span text:style-name="T12">vomitu, </text:span><text:span text:style-name="T12">vel </text:span><text:span text:style-name="T12">a capitis </text:span><text:span text:style-name="T12">gravitate, </text:span><text:span text:style-name="T12">vel a </text:span><text:span text:style-name="T12">par-<text:line-break/>tis cujufpiam alterius affectu, </text:span><text:span text:style-name="T12">vel in summa quaecunque<text:line-break/></text:span><text:span text:style-name="T12">in symptomate aliquo consistunt; dicetur </text:span><text:span text:style-name="T12">enim </text:span><text:span text:style-name="T12">post de<text:line-break/>ejusmodi omnibus. </text:span><text:span text:style-name="T12">Nunc vero idcirco eorum </text:span><text:span text:style-name="T12">maxime</text:span></text:p>
      <text:p text:style-name="P16"><text:span text:style-name="T12">memini, ut complexionum multitudinem, quanta esset,<text:line-break/>indicarem. Mirari enim licet eos, qui de concursu ho-<text:line-break/>rum', quem fyndromen vocant, vel curationem, vel even-<text:line-break/>torum praedictionem observasse sc praedicant. Unica<text:line-break/>namque ratione'et praesagire et commode mederi fas est:<text:line-break/>utique, sicut Hippocrates docuit, ubi simplicis cujufque<text:line-break/>negotii scicndam vim esse censebat, veluti ipse nunc in<text:line-break/>quatuor affectibus praemonstravi. Unusquisque enim, si<text:line-break/>per fe consistat, simplex remedium exiget; sin alteri sit<text:line-break/>conjunctus, pro ea methodo, quam paulo supra de om-<text:line-break/>nibus conjunctis affectibus praescripsimus, emendabitur.</text:span></text:p>
      <text:h text:style-name="P8" text:outline-level="2">Cap. X.</text:h>
      <text:p text:style-name="P23"><text:span text:style-name="T12">Ergo, quum haec ita fe habeant, redeun-<text:line-break/>dum rursus ad simplices affectus est; quorum jam dictos<text:line-break/>proxime sequuntur ii, qui sunt ab astrictione (voco ita<text:line-break/>meatuum cutis vitium, quo transiuitti supervacua prohi-<text:line-break/>bentur). Incidit hic affectus, aut obstructis meatibus, aut<text:line-break/>densatis. Sane densationem ejusinodi conniveutiam ap-<text:line-break/>pellanti , Ac obstructio quidem ex lentis craflllque excre-</text:span></text:p>
      <text:p text:style-name="P16"><text:span text:style-name="T12">mentis oritur, dum consertirn ad cutim niunt; densitas<text:line-break/>tum ab iis, quae adstringmit, tum quae refrigerant Ve-<text:line-break/>rum obstrui propositi nobis corporis cutis, si ad prae-<text:line-break/>scriptam rationem rite agatur, non potest; densari certe<text:line-break/>aliquando potest tum ex valido frigore, tuiu aluminoso<text:line-break/>balneo. Fieri autem polest, ut ct post balneum sudoremve<text:line-break/>atque aliam alloqui ob causam laxatae prius cuti aurae<text:line-break/>status incidens obstructionem quampiam densationemque<text:line-break/>efficiat. Ac deprehenditur quidem jam dictus affectus<text:line-break/>protinus, ubi se exuerint, ex colore albo et cutis tum<text:line-break/>duritie tum densitate, in ipsa’ vero exerritatione ex<text:line-break/>eo, quod aegre incalescant: neque enim, ut prius, aeque<text:line-break/>sudant, nec bonum colorem in summa cute ostendunt;<text:line-break/>imo, si quis eos valcntiore exercitatione sudoris quippiam<text:line-break/>emittere cogat, et minor hic, quam ex consuetudine, et<text:line-break/>frigidior exit mluusque halitui similis. Remedium hujus<text:line-break/>affectus calefactio est: quippe ea frigiditati contraria esu</text:span></text:p>
      <text:p text:style-name="P16"><text:span text:style-name="T12">Valentiore </text:span><text:span text:style-name="T12">ergo </text:span><text:span text:style-name="T12">exercitatione </text:span><text:span text:style-name="T12">ac </text:span><text:span text:style-name="T12">balneo calidiore uten-<text:line-break/>dum. Magis quoque ad </text:span><text:span text:style-name="T12">rem </text:span><text:span text:style-name="T12">pertinebit, si in prima do-<text:line-break/>mo pinguiter in oleo volutetur. Esto vero oleum ex eo<text:line-break/>genere, quod relaxet, cujulmodi est in Italia Sabinum;<text:line-break/>quod utique ad ejusmodi affectus etiam est utilius, si bi-<text:line-break/>mum trimumve sit. Id namque </text:span><text:span text:style-name="T12">tum </text:span><text:span text:style-name="T12">tenuius, tum calidius<text:line-break/>fuerit. Mora vero lu frigido solio diuturna ne sit; </text:span><text:span text:style-name="T12">sed<text:line-break/></text:span><text:span text:style-name="T12">nec aqua ipsa admodum frigida. Induendi vero ungantur<text:line-break/>aliquo, quod mediocriter calsaciat; oleis quidem, cx </text:span><text:span text:style-name="T12">iis<text:line-break/></text:span><text:span text:style-name="T12">quae in Aegypto habentur, cicino et raphanino, lu </text:span><text:span text:style-name="T12">re-<text:line-break/>liquo </text:span><text:span text:style-name="T12">vero orbe dulci, tenui ac </text:span><text:span text:style-name="T12">modice </text:span><text:span text:style-name="T12">antiquo, </text:span><text:span text:style-name="T12">un-<text:line-break/>guentis </text:span><text:span text:style-name="T12">vero, Susino, gleucino, </text:span><text:span text:style-name="T12">irino, amaracino </text:span><text:span text:style-name="T12">et </text:span><text:span text:style-name="T12">Com-<text:line-break/>mageno. </text:span><text:span text:style-name="T12">Atque ex his </text:span><text:span text:style-name="T12">gleucinum </text:span><text:span text:style-name="T12">quidem prorsus </text:span><text:span text:style-name="T12">aco-<text:line-break/>pum est </text:span><text:span text:style-name="T12">ac relaxans: </text:span><text:span text:style-name="T12">itaque etiam iis, quos vehemens<text:line-break/>lassitudo infestat, </text:span><text:span text:style-name="T12">est utile; </text:span><text:span text:style-name="T12">paulo hoc calidius magisque<text:line-break/>relaxans Susinnm </text:span><text:span text:style-name="T12">est </text:span><text:span text:style-name="T12">Irinum vero </text:span><text:span text:style-name="T12">et </text:span><text:span text:style-name="T12">amaracimim et<text:line-break/>Commagenum, </text:span><text:span text:style-name="T12">etiam Susino </text:span><text:span text:style-name="T12">calefacere potentiora, iis as-<text:line-break/>suctibus, </text:span><text:span text:style-name="T12">qui proprie frigiditates dicuntur, </text:span><text:span text:style-name="T12">sunt idonea.</text:span></text:p>
      <text:p text:style-name="P19"><text:span text:style-name="T22">f</text:span></text:p>
      <text:p text:style-name="P17"><text:span text:style-name="T12">Cutis tamen densitati sanandae etiam ancthinum oleum<text:line-break/>est </text:span><text:span text:style-name="T22">fatis,</text:span><text:span text:style-name="T12"> maxime si ex viridi anetho fiat Facit autem<text:line-break/>ct ad tales affectus, sicuti etiam ad vehementes lassitudi-<text:line-break/>nes, et acopum, quod ex abietis semine componitur. Id<text:line-break/>quemadmodum praeparandum sit, post dicetur. Nunc<text:line-break/>* enim vel haec mini supra justum apposuisse videor, si-<text:line-break/>quidem, qui optimo est corporis fletu, et liberam delegit<text:line-break/>vitam, nec in ea quicquam delinquit, et cui peritissimus<text:line-break/>tuendae sanitatis artifex praeficitur,, hunc verisimile est<text:line-break/>in morbosos affectus non admodum incidere.</text:span></text:p>
      <text:h text:style-name="P8" text:outline-level="2">Cap. XI.</text:h>
      <text:p text:style-name="P23"><text:span text:style-name="T12">Redeamus igitur rursus ad primum hy-<text:line-break/>pothesin, relictisque usiione, refrigeratione, cruditate,<text:line-break/>ventris profluxio ac reliquis id genus, (satius enim est<text:line-break/>in unum ea volumen conjicere, quod de morbosis sym-<text:line-break/>ptomatis inscribemus,) in praesenti de iis quae post </text:span><text:span text:style-name="T22">vene-<text:line-break/>rem</text:span><text:span text:style-name="T12"> adhibentur exercitiis disseramus; quippe quum de<text:line-break/>his purum conveniat, aliis ita exercitandum ab hac pu-</text:span></text:p>
      <text:p text:style-name="P16"><text:span text:style-name="T12">tantibus, ut in exercitatione, quae apotherapia dicitur,<text:line-break/></text:span><text:span text:style-name="T12">aliis, </text:span><text:span text:style-name="T12">ut lu praeparatoria. </text:span><text:span text:style-name="T12">* </text:span><text:span text:style-name="T12">Est vero praeparatoria exer-<text:line-break/></text:span><text:span text:style-name="T12">citatio </text:span><text:span text:style-name="T12">in quantitate </text:span><text:span text:style-name="T12">laborum lutra </text:span><text:span text:style-name="T12">modum, </text:span><text:span text:style-name="T12">et in quali-<text:line-break/>tate </text:span><text:span text:style-name="T12">ipsa incitatior ac celerior. </text:span><text:span text:style-name="T12">Ac </text:span><text:span text:style-name="T12">qui apotherapeutica<text:line-break/></text:span><text:span text:style-name="T12">quidem utendum </text:span><text:span text:style-name="T12">censent, sicuti lu </text:span><text:span text:style-name="T12">fatigatis, </text:span><text:span text:style-name="T12">ii tum vires<text:line-break/></text:span><text:span text:style-name="T12">diminutas </text:span><text:span text:style-name="T12">tum </text:span><text:span text:style-name="T12">corporis siccitatem suspectas habent; </text:span><text:span text:style-name="T12">quo-<text:line-break/></text:span><text:span text:style-name="T12">tum </text:span><text:span text:style-name="T12">utrumque et </text:span><text:span text:style-name="T12">a </text:span><text:span text:style-name="T12">concubitu, et ab immodica exerci-<text:line-break/></text:span><text:span text:style-name="T12">tatione pati consuevimus. </text:span><text:span text:style-name="T12">Qui </text:span><text:span text:style-name="T12">vero </text:span><text:span text:style-name="T12">praeparatoriam </text:span><text:span text:style-name="T12">ad-<text:line-break/>hibendam volunt, ii raritatem </text:span><text:span text:style-name="T12">atque ad sudores prompti-<text:line-break/></text:span><text:span text:style-name="T12">tudinem </text:span><text:span text:style-name="T12">praecavent; </text:span><text:span text:style-name="T12">quae </text:span><text:span text:style-name="T12">apotherapeutica intendi, e </text:span><text:span text:style-name="T12">di-<text:line-break/>verso praeparatoria </text:span><text:span text:style-name="T12">emendari putant. Ipse, laudatis </text:span><text:span text:style-name="T12">utris-<text:line-break/>que, </text:span><text:span text:style-name="T12">propterea quod veritatem ex parte viderunt, sen-<text:line-break/></text:span><text:span text:style-name="T12">tentias </text:span><text:span text:style-name="T12">eorum in idem conseram. Nam et instaurandas<text:line-break/></text:span><text:span text:style-name="T12">vires esse, </text:span><text:span text:style-name="T12">et </text:span><text:span text:style-name="T12">laxitatem </text:span><text:span text:style-name="T12">cogendam, nec siccitatem </text:span><text:span text:style-name="T12">adau-<text:line-break/>gendam </text:span><text:span text:style-name="T12">fatentur utrique. Una distinctio desideratur </text:span><text:span text:style-name="T12">in<text:line-break/>utrisque, </text:span><text:span text:style-name="T12">veluti </text:span><text:span text:style-name="T12">et </text:span><text:span text:style-name="T12">in compositis omnibus affectibus </text:span><text:span text:style-name="T12">supra<text:line-break/>a nobis est </text:span><text:span text:style-name="T12">dictum, et nunc niliilominus dicetur. </text:span><text:span text:style-name="T12">Quum<text:line-break/>enim lu </text:span><text:span text:style-name="T12">idem varii affectus coierunt, hi si unam </text:span><text:span text:style-name="T12">meden-</text:span></text:p>
      <text:p text:style-name="P16"><text:span text:style-name="T12">di rationem indicent, utique intendi magis rationem eam<text:line-break/>conveniet, quam si singuli seorsum consisterent Sin con-<text:line-break/>trarii sint, is qui vincit affectus prius est corrigendus,<text:line-break/>ita tamen, ne reliquum omnino negligas. Ac qui vel<text:line-break/>propter aetatem vel etiam alia ratione imbecilles con-<text:line-break/>cubuere, in iis virium infirmitas necesse est siiperet.<text:line-break/>Qui vero firmiores et juvenes, veluti qui nunc est pro-<text:line-break/>positus, horum ,habitus corporis in raritatem magis quam<text:line-break/></text:span><text:span text:style-name="T12">vires </text:span><text:span text:style-name="T12">in imbecillitatem tnutatur. Itaque etiam corrigun-<text:line-break/></text:span><text:span text:style-name="T12">tur </text:span><text:span text:style-name="T12">hi non per ea, quae corpus relaxant, qualis est exer-<text:line-break/>citatio, quae apotherapia dicitur, sed per ea, quae cogunt<text:line-break/></text:span><text:span text:style-name="T12">ac </text:span><text:span text:style-name="T12">contrahunt, qualis est praeparatoria. Si vero aliqua<text:line-break/></text:span><text:span text:style-name="T12">etiam </text:span><text:span text:style-name="T12">refrigeratio post venerem corporibus advenit, et<text:line-break/></text:span><text:span text:style-name="T12">propter </text:span><text:span text:style-name="T12">hoc quoque praeparatoria exercitatione utendum<text:line-break/></text:span><text:span text:style-name="T12">erit, </text:span><text:span text:style-name="T12">quandoquidem ea non solum motus tum celeritate<text:line-break/></text:span><text:span text:style-name="T12">tum </text:span><text:span text:style-name="T12">robore calorem excitat, fed etiam habitum cogens<text:line-break/></text:span><text:span text:style-name="T12">ac </text:span><text:span text:style-name="T12">constringens. Illud quoque fatentur gymnastae omnes,</text:span></text:p>
      <text:p text:style-name="P16"><text:span text:style-name="T12">ipsa prosecto experientia edocti, hanc unam exercitatio-<text:line-break/>nem mederi raritati posse. Itaque nulla plane ad propo-<text:line-break/>situm affectum utilior esu </text:span><text:span text:style-name="T12">Si </text:span><text:span text:style-name="T12">vero anni tempus non<text:line-break/>dissuadeat, nec a frigido balueo abstinendum esse censeo.<text:line-break/>Cibus copia quidem dabitur mluor, in qualitate vero<text:line-break/>humidior, ut tum probe concoquatur, tum siccitas, quae<text:line-break/>ex venere.contracta est, corrigatur. Debet vero nec fri-<text:line-break/>gido temperamento esse, sed vel medio, vel calidiore.<text:line-break/>Nam qnoniam corpus a venere et laxius, et frigidius, et<text:line-break/>imbecillius, et siccius est effectum, debent plane, quae<text:line-break/>densent, et calsaciant, et vices reperent, adhiberi, atque<text:line-break/>ad haec studium omne impendi. Caeterum quod essi-<text:line-break/>cere haec venus possit, id docere ad praesentem disputa-<text:line-break/>tionern non pertinet, lu qua propositum est, quemadmo-<text:line-break/>duin optimum corpus quam commodissime tpost veneris<text:line-break/>usum exercitetur, ostendere. Quod sane commode fieri<text:line-break/>non potuit, nisi prius pro hypothesi sumpto, cujustnodi</text:span></text:p>
      <text:p text:style-name="P16"><text:span text:style-name="T12">affectus </text:span><text:span text:style-name="T12">sit, qui succedere in corporo a venere folet.<text:line-break/></text:span><text:span text:style-name="T12">Verum </text:span><text:span text:style-name="T12">nunc id concedi nobis postulamus, lu sequentibus<text:line-break/></text:span><text:span text:style-name="T12">cum- evidenti </text:span><text:span text:style-name="T12">demonstratione' dicetur, tum quae veneris<text:line-break/></text:span><text:span text:style-name="T12">facultas sit; tum </text:span><text:span text:style-name="T12">prorsus utenda sit necne, tum quaenam<text:line-break/></text:span><text:span text:style-name="T12">ex ea commoda </text:span><text:span text:style-name="T12">lucommodaque 'pro corporum statu, et<text:line-break/></text:span><text:span text:style-name="T12">temporis </text:span><text:span text:style-name="T12">anni ratione, et loco, et aliis id genus, quae<text:line-break/></text:span><text:span text:style-name="T12">utique </text:span><text:span text:style-name="T12">determinare praeterea oportebit, eveniant.</text:span></text:p>
      <text:h text:style-name="P8" text:outline-level="2"><text:span text:style-name="T1">C</text:span>ap. XI<text:span text:style-name="T1">I.</text:span></text:h>
      <text:p text:style-name="P23"><text:span text:style-name="T12">Post venerem ergo species exercitationi»<text:line-break/></text:span><text:span text:style-name="T12">ea </text:span><text:span text:style-name="T12">csto, quam praeparatoriam vocant. Post vigilias' au-<text:line-break/></text:span><text:span text:style-name="T12">tem </text:span><text:span text:style-name="T12">vel tristitiam, vel ambas, quae apotherapia dicitur,<text:line-break/></text:span><text:span text:style-name="T12">exercitatio </text:span><text:span text:style-name="T12">idonea • est, si tamen cruditas absit: nam si<text:line-break/></text:span><text:span text:style-name="T12">qua </text:span><text:span text:style-name="T12">ctuditas fubest; omnino exercitandum non esu Qnod<text:line-break/></text:span><text:span text:style-name="T12">autem </text:span><text:span text:style-name="T12">post tristitiam ct vigilias jam dicta exercitatio ad<text:line-break/></text:span><text:span text:style-name="T12">rem </text:span><text:span text:style-name="T12">pertineat, etiam experientia ipsa ostcndit, quum ah<text:line-break/></text:span><text:span text:style-name="T12">alia </text:span><text:span text:style-name="T12">qualibet non solum laedi cernantur, sed etiam im-<text:line-break/></text:span><text:span text:style-name="T12">perantes, </text:span><text:span text:style-name="T12">si sorte dolor adhuc ungit, param aequo animo<text:line-break/></text:span><text:span text:style-name="T12">scrrc.* Idem </text:span><text:span text:style-name="T12">ratio ipsa confirmat non minus, quam cx-<text:line-break/></text:span><text:span text:style-name="T12">perientia. Nam </text:span><text:span text:style-name="T12">quoniam </text:span><text:span text:style-name="T12">a </text:span><text:span text:style-name="T12">vigiliis et tristitia magis gra-<text:line-break/></text:span><text:span text:style-name="T12">ciles ' aridiorcsque' </text:span><text:span text:style-name="T12">ac miuns dicto audientes plane- cer-</text:span></text:p>
      <text:p text:style-name="P16"><text:span text:style-name="T12">nuntur, siccius existimandum est his redditum </text:span><text:span text:style-name="T12">esse </text:span><text:span text:style-name="T12">corpus.<text:line-break/>Ejusmodi vero affectus partim molli frictione cum multo<text:line-break/>oleo, partim temperatu balneo fanantur, partim motu,<text:line-break/>sed qui et tardus sit, et citra valentiorem nixum, </text:span><text:span text:style-name="T12">ac<text:line-break/></text:span><text:span text:style-name="T12">qui subinde quietem interponat Is vero apotherapeutici<text:line-break/>exercitii modus </text:span><text:span text:style-name="T12">erat. </text:span><text:span text:style-name="T12">Ad eundem modum eae, quae </text:span><text:span text:style-name="T12">ab<text:line-break/></text:span><text:span text:style-name="T12">ira vel potus penuria siccitates fiunt, corrigendae </text:span><text:span text:style-name="T12">sunt.<text:line-break/>Contraria </text:span><text:span text:style-name="T12">prorsus a </text:span><text:span text:style-name="T12">jam </text:span><text:span text:style-name="T12">dictis ratione, quae sunt in </text:span><text:span text:style-name="T12">habi-<text:line-break/>tu corporis </text:span><text:span text:style-name="T12">hurniditates, emendare convenit, sive hae </text:span><text:span text:style-name="T12">ni-<text:line-break/>miae </text:span><text:span text:style-name="T12">potionis, sive </text:span><text:span text:style-name="T12">alia quavis </text:span><text:span text:style-name="T12">occasione luciderlut, </text:span><text:span text:style-name="T12">quip-<text:line-break/>pe scopus </text:span><text:span text:style-name="T12">in his ad siccationem dirigitur. Verum </text:span><text:span text:style-name="T12">ea<text:line-break/>communis </text:span><text:span text:style-name="T12">omnium </text:span><text:span text:style-name="T12">ratio </text:span><text:span text:style-name="T12">est, membratim enim </text:span><text:span text:style-name="T12">unicuique<text:line-break/>differentiae sua </text:span><text:span text:style-name="T12">est </text:span><text:span text:style-name="T12">Igitur </text:span><text:span text:style-name="T12">si ex longiore desidia et </text:span><text:span text:style-name="T12">hu-<text:line-break/>mectantis </text:span><text:span text:style-name="T12">alimenti immodico intempestivoque usu </text:span><text:span text:style-name="T12">contra-<text:line-break/>nta hurniditas </text:span><text:span text:style-name="T12">est, </text:span><text:span text:style-name="T12">longiore </text:span><text:span text:style-name="T12">correctione est opus: sin </text:span><text:span text:style-name="T12">ex<text:line-break/></text:span><text:span text:style-name="T12">liberaliore </text:span><text:span text:style-name="T12">potu, qui </text:span><text:span text:style-name="T12">pridie sit haustus, citra ullum </text:span><text:span text:style-name="T12">capitis<text:line-break/>aut oris ventris </text:span><text:span text:style-name="T12">affectum constiterit, eam vel unico </text:span><text:span text:style-name="T12">die</text:span></text:p>
      <text:p text:style-name="P16"><text:span text:style-name="T12">persanes licet, si sicca frictione largius, et exercitatione<text:line-break/>veloci, et parciori potu, et sicciore cibo utiire. Quippe<text:line-break/>quae immodicae ex vini potione humiditates consistunt,<text:line-break/>11 ex ea re noxa capiti aut ori ventris communicata est,<text:line-break/>de his agi hoc loco opus non est; dicetur enim de ipsis,<text:line-break/>quum de morbosis symptomatis tractabitur. Quae vero<text:line-break/>hurniditas ex diutina admodum desidia nascitur, haec in<text:line-break/>propositum corporis statum omnino non cadat.aeque, ut<text:line-break/>nec ea, quae ex humeclantis natura cibi copia gignitur,<text:line-break/>quales fructuum plurimi funt, item que olerum quae uti-<text:line-break/>que acria non sunt; si quando tamen acciderint, semel et<text:line-break/>consertirn corrigi non possunt Nam si eatcnus se sati-<text:line-break/>gaverit homo , donec habitum abunde siccaverit, in lassi-<text:line-break/>tudinem incidet, ac febricitabit omnino diaria febri;<text:line-break/>quod si vitiosae praeterea humiditates fuerint, etiam fe-<text:line-break/>bri, quae in plores extendatur dies. Tempore vero sa-<text:line-break/>nari possent, ut post dicemus, ubi vitiosas intemperies<text:line-break/>vertere iu melius docebimus; quippe similis providentia</text:span></text:p>
      <text:p text:style-name="P16"><text:span text:style-name="T12">acquisititii affectus est et naturalis </text:span><text:span text:style-name="T12">intemperiei,• quare<text:line-break/></text:span><text:span text:style-name="T12">nunc dc ipsis dissererc non oportet.</text:span></text:p>
      <text:h text:style-name="P8" text:outline-level="2">Cap. XI<text:span text:style-name="T1">II.</text:span></text:h>
      <text:p text:style-name="P23"><text:span text:style-name="T12">Reliquum igitur est, </text:span><text:span text:style-name="T12">ut dc matutina ve-<text:line-break/></text:span><text:span text:style-name="T12">fpertluaqne frictione agamus, non </text:span><text:span text:style-name="T12">ad </text:span><text:span text:style-name="T12">cum </text:span><text:span text:style-name="T12">tamen modum,<text:line-break/></text:span><text:span text:style-name="T12">quo Quintum respondisse dicunt, quum </text:span><text:span text:style-name="T12">percnnctanti gyni-<text:line-break/></text:span><text:span text:style-name="T12">nastae, quam unctio vim,haberet, </text:span><text:span text:style-name="T12">respondit, </text:span><text:span text:style-name="T22">yesiis sub.<text:line-break/>movendae</text:span><text:span text:style-name="T22">:</text:span><text:span text:style-name="T12"> iifdcm enim quibus </text:span><text:span text:style-name="T12">nunc usus sinu verbis<text:line-break/></text:span><text:span text:style-name="T12">tum gynmasten rogasse, tum Quintum </text:span><text:span text:style-name="T12">respondisse ferunt.<text:line-break/></text:span><text:span text:style-name="T12">Simile Quinti apophthcgma. est </text:span><text:span text:style-name="T12">ct </text:span><text:span text:style-name="T12">quod </text:span><text:span text:style-name="T12">dc urinis circum-<text:line-break/></text:span><text:span text:style-name="T12">fertur, nempe cas' nosse ad pictorem </text:span><text:span text:style-name="T12">pertinere: </text:span><text:span text:style-name="T12">etiam<text:line-break/>-illud, quod de calido, frigido, </text:span><text:span text:style-name="T12">humido ct sicco </text:span><text:span text:style-name="T12">ajirnt,<text:line-break/>utique balucarum ea esse nomina- </text:span><text:span text:style-name="T12">Quae ipfc fanc </text:span><text:span text:style-name="T12">nemi-<text:line-break/>ni vel Thessali assectatorum </text:span><text:span text:style-name="T12">impune dicere, </text:span><text:span text:style-name="T12">nedum<text:line-break/>-Quintu permiserim; quippe scurrarum </text:span><text:span text:style-name="T12">ejusmodi </text:span><text:span text:style-name="T12">facetiae<text:line-break/>.sunt, hattdquaquanr hominis tam gravem </text:span><text:span text:style-name="T12">artem </text:span><text:span text:style-name="T12">profitcnlis.<text:line-break/>Satius igitur sit ia proposito corpore </text:span><text:span text:style-name="T12">ad hunc </text:span><text:span text:style-name="T12">modum de<text:line-break/>matutina frictione disserere. Is namque </text:span><text:span text:style-name="T12">aut </text:span><text:span text:style-name="T12">ex fomno</text:span></text:p>
      <text:p text:style-name="P16"><text:span text:style-name="T12">aliquid, de quo queri possit, </text:span><text:span text:style-name="T12">non </text:span><text:span text:style-name="T12">sentit, aut lassitudinis<text:line-break/>assccltt premitur aliquo, aut alio quopiam eorum, de qni-<text:line-break/></text:span><text:span text:style-name="T12">bus </text:span><text:span text:style-name="T12">paulo ante flatini post lassitudinis affectus hactenus<text:line-break/></text:span><text:span text:style-name="T12">disserui. </text:span><text:span text:style-name="T12">Ac si de nulla quidem re conqueritur, fuper-<text:line-break/>vacuum est eum fticarc aut ungere, nisi si quando ingenti<text:line-break/></text:span><text:span text:style-name="T12">frigori </text:span><text:span text:style-name="T12">occurrendum videtur. Tum namque,. veluti qui<text:line-break/></text:span><text:span text:style-name="T12">frigida </text:span><text:span text:style-name="T12">sunt usuri, sic cos quoque frictione praeparabimus.<text:line-break/></text:span><text:span text:style-name="T12">Si vero </text:span><text:span text:style-name="T12">lassitudinis sensus ullus appareat, jam dictum est,<text:line-break/></text:span><text:span text:style-name="T12">hominem </text:span><text:span text:style-name="T12">tum et -ungendum esse, ct molliter fricandum.<text:line-break/></text:span><text:span text:style-name="T12">Simili </text:span><text:span text:style-name="T12">ratione, si siccior justo sit, ungcndus dulci oleo cst,<text:line-break/></text:span><text:span text:style-name="T12">nam </text:span><text:span text:style-name="T12">id sicca </text:span><text:span text:style-name="T12">corpora </text:span><text:span text:style-name="T12">humcctat, fricandusquc ut omnino<text:line-break/></text:span><text:span text:style-name="T12">parcissime, </text:span><text:span text:style-name="T12">ita. ncc duriter ncc molliter .cst. Quippe<text:line-break/></text:span><text:span text:style-name="T12">succurrere </text:span><text:span text:style-name="T12">digestioni in corpus oportet, non cutis carnis-<text:line-break/></text:span><text:span text:style-name="T12">ve habitum </text:span><text:span text:style-name="T12">mutare, neque etiam coruin, quae in his<text:line-break/></text:span><text:span text:style-name="T12">continentur, </text:span><text:span text:style-name="T12">quicquam educerc; quorum mollis ulrumquc,<text:line-break/></text:span><text:span text:style-name="T12">dura allerum </text:span><text:span text:style-name="T12">facit, siquidem hacc cutem densat duratquc,<text:line-break/></text:span><text:span text:style-name="T12">mollis per </text:span><text:span text:style-name="T12">halitum evocat, ac corpus laxum molleque</text:span></text:p>
      <text:p text:style-name="P16"><text:span text:style-name="T12">efficit. Verum cutis densitatem corrigere si studes, utique<text:line-break/>ci, quae ex duris tum frictione, tum pertractione</text:span><text:span text:style-name="T12">, </text:span><text:span text:style-name="T12">prae-<text:line-break/>terea vehementi exercitatione et multo pulvere ortu est,<text:line-break/>mollis frictio cum copioso et dulci oleo medetur. Quae<text:line-break/>vero contracta ex frigore est, eam primum frictione sicca<text:line-break/>ac caleri, deinde cum oleo adhibito calsacientes, naturae<text:line-break/>suae restituemus. Laxitatem vero, quae et frequens bal-<text:line-break/>neum, et mollem frictionem, et veneris usum confequuta<text:line-break/>est, paucula frictione, primum quidem sicca, deinde cuui<text:line-break/>oleo quopiam eorum, quae adstringant, fanaveris. Humi-<text:line-break/>dilatem vero, quae nimiae potioni fucccfsit, </text:span><text:span text:style-name="T12">sicca </text:span><text:span text:style-name="T12">frictio<text:line-break/>et cum linteo administrata, vel cum manica, interdum<text:line-break/>etiam folis manibus, idque vel nitra omne pingue, vd<text:line-break/>cum eo plane exiguo, corrigit. Sit autem, quo per hali-<text:line-break/>tum evocet, oleum ipsum dulce, ornnisque adstringentis<text:line-break/>facultatis expers. Atque ita quidem fe habet matutina<text:line-break/>frictio. Vespertina vero iis utilis est, quos vel lassitudo</text:span></text:p>
      <text:p text:style-name="P16"><text:span text:style-name="T12">valida </text:span><text:span text:style-name="T12">premit, vel siccitas male habet, vel atrophia ma-<text:line-break/></text:span><text:span text:style-name="T12">cerat. </text:span><text:span text:style-name="T12">Verum atrophiae symptoma nunc praesertim se-<text:line-break/></text:span><text:span text:style-name="T12">ponatur </text:span><text:span text:style-name="T12">una cum reliquis morbosis symptomatis, quae post<text:line-break/>tractabuntur, lu proposita vero natura, quum vel valida<text:line-break/></text:span><text:span text:style-name="T12">lassitudo, </text:span><text:span text:style-name="T12">vel immodica siccitas corpus afficit, prandium<text:line-break/></text:span><text:span text:style-name="T12">niluus </text:span><text:span text:style-name="T12">esto ; tum ab eo ad coenam longius interponatur<text:line-break/></text:span><text:span text:style-name="T12">tempus; </text:span><text:span text:style-name="T12">plurimum quiescat; exiguum tamen quippiam in-<text:line-break/></text:span><text:span text:style-name="T12">ambulet, </text:span><text:span text:style-name="T12">quo cibus per erectam agitationem concussus<text:line-break/></text:span><text:span text:style-name="T12">fubsidat; utilius </text:span><text:span text:style-name="T12">etiam sit, si et alvum exonerare </text:span><text:span text:style-name="T12">possit-<text:line-break/>His </text:span><text:span text:style-name="T12">etenim probe peractis, securus oleo dulci frices,<text:line-break/></text:span><text:span text:style-name="T12">ventrem </text:span><text:span text:style-name="T12">tamen omnino non continges, quum alloqui<text:line-break/></text:span><text:span text:style-name="T12">periculum </text:span><text:span text:style-name="T12">sit, ne et cibum deterius concoquat, et succus<text:line-break/></text:span><text:span text:style-name="T12">quispiam </text:span><text:span text:style-name="T12">ex eo semicrudus in corpus digeratur, et caput<text:line-break/></text:span><text:span text:style-name="T12">turbetur, et stomachus </text:span><text:span text:style-name="T12">subvertatur. Optimum igitur fu-<text:line-break/></text:span><text:span text:style-name="T12">erit </text:span><text:span text:style-name="T12">omnino ventrem non attingere. Quod si in musculis<text:line-break/></text:span><text:span text:style-name="T12">ei </text:span><text:span text:style-name="T12">vicinis </text:span><text:span text:style-name="T12">vel </text:span><text:span text:style-name="T12">lassitudinis sensus aliquis, </text:span><text:span text:style-name="T12">vel siccitas ap-<text:line-break/></text:span><text:span text:style-name="T12">pareat </text:span><text:span text:style-name="T12">major, ungi debebunt mediocriter et blande.</text:span></text:p>
      <text:p text:style-name="P16"><text:span text:style-name="T12">Au si causas quispiam eorum, quae diximus, reddi sibi<text:line-break/>cupit, proximum librum </text:span><text:span text:style-name="T22">legat,</text:span><text:span text:style-name="T12"> in quo de morbosis<text:line-break/>symptomatis ageinus; nam hunc mihi videor Tutis hacte-<text:line-break/>nus extendisse.</text:span></text:p>
      <text:h text:style-name="P4" text:outline-level="1"><text:bookmark-start text:name="bookmark6"/>GALENI DE SANITATE TVENDA<text:line-break/>LIBER QVARTVS.<text:bookmark-end text:name="bookmark6"/></text:h>
      <text:h text:style-name="P8" text:outline-level="2">Cap. I.</text:h>
      <text:p text:style-name="P23"><text:span text:style-name="T12">Quod plerique reccntiorum modicorum<text:line-break/>faciunt, qui,, dum tempus sophistarum cavillationibus tev<text:line-break/>runt, quod-maxime nccessarium est,, aut leniter tantum<text:line-break/>attingunt, aut prorsus omittunt, id ipse non faciam, scd<text:line-break/>(quod'ab initio institui) ci, quod necessarium duxi, lusi—<text:line-break/>flens, quae logicam magis specuIationcm habent, in aliud<text:line-break/>tempus differam. Stalim enim de morbosis symptomatis,<text:line-break/>de quibus hoc libro disserere statui, non levis quaestio<text:line-break/>oritur, eane ad valetudinis tuendae artem spectent,</text:span></text:p>
      <text:p text:style-name="P16"><text:span text:style-name="T12">an </text:span><text:span text:style-name="T12">ad eam, quae medendi rationem praescribit, an </text:span><text:span text:style-name="T12">harum<text:line-break/></text:span><text:span text:style-name="T12">neutram, </text:span><text:span text:style-name="T12">sed tertiam quandam, quam nonnulli </text:span><text:span text:style-name="T12">mediam<text:line-break/></text:span><text:span text:style-name="T12">fani latis et </text:span><text:span text:style-name="T12">morbi statuunt, neutramque appellant. Ego<text:line-break/></text:span><text:span text:style-name="T12">haud </text:span><text:span text:style-name="T12">ignarus, </text:span><text:span text:style-name="T12">sive quis in sanitatis tuendae, sive etiam<text:line-break/></text:span><text:span text:style-name="T12">in </text:span><text:span text:style-name="T12">medendi </text:span><text:span text:style-name="T12">arte eorum meminerit, fore, ut aeque </text:span><text:span text:style-name="T12">a </text:span><text:span text:style-name="T12">ca-<text:line-break/></text:span><text:span text:style-name="T12">uillaturibus sugilletur, illud </text:span><text:span text:style-name="T12">quoque intelligens, etiam-<text:line-break/></text:span><text:span text:style-name="T12">si quis tertiam tractationem </text:span><text:span text:style-name="T12">his addiderit, de neutris<text:line-break/></text:span><text:span text:style-name="T12">eam affectionibus inscribens, </text:span><text:span text:style-name="T12">vel magis irrisuros contu-<text:line-break/></text:span><text:span text:style-name="T12">meliosofque futuros, praeterea </text:span><text:span text:style-name="T12">quaesituros, de morbis aut<text:line-break/></text:span><text:span text:style-name="T12">symptomatis </text:span><text:span text:style-name="T12">ad </text:span><text:span text:style-name="T12">mares </text:span><text:span text:style-name="T12">aut </text:span><text:span text:style-name="T12">foeminas </text:span><text:span text:style-name="T12">pertinentibus lu<text:line-break/></text:span><text:span text:style-name="T12">quonam opere praccipiam, </text:span><text:span text:style-name="T12">in hoc volumine de his agere<text:line-break/></text:span><text:span text:style-name="T12">potissimum </text:span><text:span text:style-name="T12">elegi. Si </text:span><text:span text:style-name="T12">enim fieri </text:span><text:span text:style-name="T12">nequit, ut sophistarum<text:line-break/></text:span><text:span text:style-name="T12">nugas </text:span><text:span text:style-name="T12">devitem, </text:span><text:span text:style-name="T12">atque hac </text:span><text:span text:style-name="T12">ratione </text:span><text:span text:style-name="T12">mluus erant importuni,<text:line-break/></text:span><text:span text:style-name="T12">utique </text:span><text:span text:style-name="T12">sic faciens melius consuluisse </text:span><text:span text:style-name="T12">videbor. Huc acce-<text:line-break/></text:span><text:span text:style-name="T12">dit, </text:span><text:span text:style-name="T12">quod ex speculatione ipsa magis </text:span><text:span text:style-name="T12">intelligetur ipsa do-<text:line-break/></text:span><text:span text:style-name="T12">ctrinae </text:span><text:span text:style-name="T12">communio, si quis illa, quae </text:span><text:span text:style-name="T12">dicentur, attentius<text:line-break/></text:span><text:span text:style-name="T12">legat Ea </text:span><text:span text:style-name="T12">hinc aggrediar. Artis, </text:span><text:span text:style-name="T12">quae valetudinem tue-<text:line-break/></text:span><text:span text:style-name="T12">tur, </text:span><text:span text:style-name="T12">non </text:span><text:span text:style-name="T12">levis </text:span><text:span text:style-name="T12">portio </text:span><text:span text:style-name="T12">est ca, quae de </text:span><text:span text:style-name="T12">exercitatione </text:span><text:span text:style-name="T12">prae-</text:span></text:p>
      <text:p text:style-name="P16"><text:span text:style-name="T12">cipit; hujus </text:span><text:span text:style-name="T12">rursus </text:span><text:span text:style-name="T12">non </text:span><text:span text:style-name="T12">exigua pars est, quae lassitudines<text:line-break/></text:span><text:span text:style-name="T12">praecavet. </text:span><text:span text:style-name="T12">Porro monstratum in superioribus est, </text:span><text:span text:style-name="T12">similem<text:line-break/></text:span><text:span text:style-name="T12">rationem este instantis </text:span><text:span text:style-name="T12">lassitudinis cavendae, et ejus, quae<text:line-break/></text:span><text:span text:style-name="T12">jam </text:span><text:span text:style-name="T12">occupavit, summovendae. </text:span><text:span text:style-name="T12">Ergo </text:span><text:span text:style-name="T12">non alibi, quemad-<text:line-break/></text:span><text:span text:style-name="T12">modum </text:span><text:span text:style-name="T12">hanc futuram vites, alibi, quemadmodum jam </text:span><text:span text:style-name="T22">fa-<text:line-break/></text:span><text:span text:style-name="T22">ctam emendes,</text:span><text:span text:style-name="T12"> tractandum esu Atque hac quidem de<text:line-break/></text:span><text:span text:style-name="T12">causa </text:span><text:span text:style-name="T12">in proximo libro, qui totius operis tertius est, de<text:line-break/></text:span><text:span text:style-name="T12">lassitudine, </text:span><text:span text:style-name="T12">quae exercitationi supervenit, disputatum erat,<text:line-break/></text:span><text:span text:style-name="T12">simul </text:span><text:span text:style-name="T12">habita mentione de similibus affectibus, quorum ali-<text:line-break/></text:span><text:span text:style-name="T12">qui </text:span><text:span text:style-name="T12">exercitationes maxime sequebantur. Nunc' primum<text:line-break/>quidem de his, prout nitra exercitationem incidunt, age-<text:line-break/></text:span><text:span text:style-name="T12">mus; </text:span><text:span text:style-name="T12">secundo loco de illis, quae similitudinem quandam<text:line-break/></text:span><text:span text:style-name="T12">cum Iris </text:span><text:span text:style-name="T12">habent.</text:span></text:p>
      <text:h text:style-name="Heading_20_2" text:outline-level="2">Cap. II.</text:h>
      <text:p text:style-name="P64"><text:span text:style-name="T12">Ac quae immodicas quidem exercitationes<text:line-break/></text:span><text:span text:style-name="T12">lassitudo </text:span><text:span text:style-name="T12">excipit, sanorum symptoma est; quae vero sine<text:line-break/></text:span><text:span text:style-name="T12">his consistit, morbosum. Itaque et </text:span><text:span text:style-name="T12">ab Hippocrate dictum<text:line-break/></text:span><text:span text:style-name="T12">rectissime videtur: </text:span><text:span text:style-name="T22">Lajsitudines sponte natae morbos<text:line-break/></text:span><text:span text:style-name="T22">nunciant.</text:span><text:span text:style-name="T12"> Atque ulcerosus </text:span><text:span text:style-name="T12">quidem sensus symptoma las-</text:span></text:p>
      <text:p text:style-name="P16"><text:span text:style-name="T12">fitudinis </text:span><text:span text:style-name="T12">est,.causa vero, unde ea nascitur, affectus las-<text:line-break/></text:span><text:span text:style-name="T12">situdinis </text:span><text:span text:style-name="T12">esu Porro </text:span><text:span text:style-name="T12">hujus </text:span><text:span text:style-name="T12">rursum ipsius causa bifariam<text:line-break/></text:span><text:span text:style-name="T12">scinditur: aut enim intra ipsum animalis </text:span><text:span text:style-name="T12">continetur cor-<text:line-break/></text:span><text:span text:style-name="T12">pus, vocantquo anteccdeiitem, aut omnino </text:span><text:span text:style-name="T12">non luest, vo-<text:line-break/></text:span><text:span text:style-name="T12">caulque evidentem. Ituque tria in </text:span><text:span text:style-name="T12">universum genera sunt,<text:line-break/></text:span><text:span text:style-name="T12">de quibus liabeuduc sermo cst, ipsius </text:span><text:span text:style-name="T12">lassitudinis fymptu-<text:line-break/></text:span><text:span text:style-name="T12">ma, affectus, undo hoc uritur, et </text:span><text:span text:style-name="T12">affectus ipsius causa.<text:line-break/></text:span><text:span text:style-name="T12">Cujusque vero horum species </text:span><text:span text:style-name="T12">quaedam differentes sunt.<text:line-break/></text:span><text:span text:style-name="T12">Causarum (ut modo diximus) </text:span><text:span text:style-name="T12">externa ct antecedens.<text:line-break/></text:span><text:span text:style-name="T12">Affectus (ut lu praccedente </text:span><text:span text:style-name="T12">libro docuimus) is, qui ulceris,<text:line-break/></text:span><text:span text:style-name="T12">ct qui tensionis, et </text:span><text:span text:style-name="T12">qui </text:span><text:span text:style-name="T12">phlegmones </text:span><text:span text:style-name="T12">scnsum invehit.<text:line-break/></text:span><text:span text:style-name="T12">Symptomatis vero hac ipsae </text:span><text:span text:style-name="T12">fciliect </text:span><text:span text:style-name="T12">tres . </text:span><text:span text:style-name="T12">differentiae; ali-<text:line-break/></text:span><text:span text:style-name="T12">ter tamen, </text:span><text:span text:style-name="T12">si </text:span><text:span text:style-name="T12">cui </text:span><text:span text:style-name="T12">placuerit, nominare licet; non licet<text:line-break/></text:span><text:span text:style-name="T12">autem,'si vera saltem dicere velit, </text:span><text:span text:style-name="T22">jam</text:span><text:span text:style-name="T12"> </text:span><text:span text:style-name="T12">dictis plura tum<text:line-break/></text:span><text:span text:style-name="T12">astruere, tum facere</text:span><text:span text:style-name="T12">, </text:span><text:span text:style-name="T12">neque ctiarn </text:span><text:span text:style-name="T12">plures, quam dicinc<text:line-break/></text:span><text:span text:style-name="T12">sunt, differentias. Quae igitur ulceris </text:span><text:span text:style-name="T12">sensum facit las-<text:line-break/></text:span><text:span text:style-name="T12">situdo, (incipiendum enim ah hac cst,) </text:span><text:span text:style-name="T12">motis quidem gra-<text:line-break/></text:span><text:span text:style-name="T12">vem excitat scnsum, ceu corpns </text:span><text:span text:style-name="T12">ulceretur, idque vei</text:span></text:p>
      <text:p text:style-name="P16"><text:span text:style-name="T12">circa cutiin tantum, utique quum est modcratiot, vel<text:line-break/>circa subjectam illi carnem, quum csi valentior, vel<text:line-break/>circa utramque, quum adhuc cst atrocior. Atque hoc<text:line-break/>quidcm cst lassitudinis symptoma; affectio vero, </text:span><text:span text:style-name="T12">ex qua </text:span><text:span text:style-name="T12">id<text:line-break/>nascitur, acrimonia cst tenuis et calidi humoris; qui </text:span><text:span text:style-name="T12">cor-<text:line-break/></text:span><text:span text:style-name="T12">pus erodit, stimulat ac pungit. Oritur haec aliquando<text:line-break/>ex immodico motu, ut in proximo libro ostcndimus,<text:line-break/>aliquando ex vitioso succo, qui imprudentibus nobis </text:span><text:span text:style-name="T12">in<text:line-break/></text:span><text:span text:style-name="T12">corpore succrevit. Tales vero lassitudines spontaneas<text:line-break/>IIippoerates appellat. Alterum vero lassitudinis genus<text:line-break/>(nempe in quo tensio sentitur), quoties sua sponte incidit,<text:line-break/>plethoris supervcnit; quippe tenduntur in his solidae<text:line-break/>animalis partes, praecipue in quibus succi continentur.<text:line-break/>Tertium lassitudinis gcnus, quod phlegmones sensum affert;<text:line-break/>ex ambobus oritur, tum nimia boni succi abundantia,<text:line-break/>tum praedicto vitioso succo. Non enim quaevis mali -<text:line-break/>succi species, sed tantum in qua rodens acrimonia conti-<text:line-break/>netur, ulcerosam lassitudinem creat; sed nec ejusmodi</text:span></text:p>
      <text:p text:style-name="P16"><text:span text:style-name="T12">quidem succus, dum lu venis cum sanguine miscetur, la-<text:line-break/>tet enim tum ejus vis, utpote transsiuentis et a sanguis<text:line-break/>nis bonitate superati, verum quum ab his translatus in<text:line-break/>carnibus et ad cutem solus haeret, ulcerosum affectum<text:line-break/>et sensum tunc inserti Qui vero plenitudinis subolem<text:line-break/>hanc lassitudinem este putant, salluntur; nam neque ejus<text:line-break/>copiae, quam plethorarn dicimus, (haec enim tensivam<text:line-break/>lassitudinem gignit,) neque ejus, quae vires gravat; non<text:line-break/>enim erosio, aut ulceris sensus, scd vel gravitas et </text:span><text:span text:style-name="T12">ad<text:line-break/></text:span><text:span text:style-name="T12">motus segnities talis sunt plenitudluis symptomata, uti-<text:line-break/>que dum ad animales collatu vires eas superans premit,<text:line-break/>vel pulsus quaedam vitia, si quando vitalem urget: de<text:line-break/>quibus dictum abunde est lu iis, quae de pulsu scripsi-<text:line-break/>mus, aeque ut in libro, quem de plenitudine inscripsimus,<text:line-break/>etiam notas naturalium facultatum, quum premuntur, et<text:line-break/>reliquarum ambarum tradidimus. Non est igitur plenitudo<text:line-break/>ejus lassitudinis, quae ulceris scnsum prae se fert, causa,<text:line-break/>imo humorum, qui in cute et carne continentur, acrimonia.</text:span></text:p>
      <text:p text:style-name="P16"><text:span text:style-name="T12">Haec enim, ut quieta sensum latet, sic agitata proti-<text:line-break/>nus sentitur. Motus huic acrimoniae primus ac ma-<text:line-break/>xime propriis quibusdam rationibus accedit, quas mox<text:line-break/>dicemus. AIter ex accidenti, scilicet quum, nobis partem<text:line-break/>aliquam aut etiam totum corpus movere volentibus,<text:line-break/>cum hoc humores, qui in ipsu continentur, simul move-<text:line-break/>mus. Verum hic minimus est, et lassitudinis dnntaxat<text:line-break/>sensum infert, vehernentior rigorem excitat, medius in-<text:line-break/>ter utntrnque horrorem. Quod autem niliil obstet, etiam-<text:line-break/>si calida causa sit, quomluus rigorem horroremque ex- -<text:line-break/>citet, in iis, quae de symptomatum causis scripsimus,<text:line-break/>ostensum esu Nunc satis fuerit summas tantum eornm,<text:line-break/>quae illic prodidimus, ad praesentem disputationem qua-<text:line-break/>si hypothesim subjicere. Quum lu sensibili corpore suc-<text:line-break/>crevit excrementum mordax, duplici id ratione ad mo-<text:line-break/>tum incitatitr: una, quum a sensibili ipso corpore im-<text:line-break/>pellitur, utpote quod repellendi alieni vim obtinet, altera,</text:span></text:p>
      <text:p text:style-name="P16"><text:span text:style-name="T12">quum vehementiore motu agitur, id quod et ab </text:span><text:span text:style-name="T22">exer-<text:line-break/>citatione</text:span><text:span text:style-name="T12"> conquirit, et ab ira, et ab ambientis caliditate.<text:line-break/>Ergo quae subcalida et putrida excrementa sunt, ubi </text:span><text:span text:style-name="T22">ve-<text:line-break/>hementius</text:span><text:span text:style-name="T12"> moventur, non horrorem modo rigorem ve,<text:line-break/>qualem diximus, asserunt, sed etiam febrem accendunt-<text:line-break/>At quae frigida funt, et partibus tenuibus constant, ea<text:line-break/>i torrorem quidem rigoremque creant, non tamen scbrem<text:line-break/>excitanti Porro effatu dignam aliquam copiam utrifque<text:line-break/>accedere oportet, si haec efficere . debent. Quae vero aut<text:line-break/>plane exigua in sensibilibus corporibus excrementa nror-<text:line-break/>dacia, aut multa illa quidem, sed tamen non plane ad-<text:line-break/>huc mordacia subhaeserunt, haec ulcerosam lassitudinem<text:line-break/>faciunt, de quibus utique hoc libro nobis est agendum,<text:line-break/>quando, quae febrem accendunt, ea ad medendi artem<text:line-break/>spectant; vcrurntamen et quaecunque horrorem quidem<text:line-break/>faciunt, febrem vero non accendunt, et haec praesentis<text:line-break/>sunt tractationis.</text:span></text:p>
      <text:h text:style-name="P6" text:outline-level="2">Cap. III.</text:h>
      <text:p text:style-name="P64"><text:span text:style-name="T12">At </text:span><text:span text:style-name="T12">sanatio quaedam </text:span><text:span text:style-name="T12">in </text:span><text:span text:style-name="T12">communes cura-<text:line-break/></text:span><text:span text:style-name="T12">tionis </text:span><text:span text:style-name="T12">amborum </text:span><text:span text:style-name="T12">scopos </text:span><text:span text:style-name="T12">fertur, quaedam utriusque pro-<text:line-break/></text:span><text:span text:style-name="T12">pria esu Dicetur vero </text:span><text:span text:style-name="T12">prius quae </text:span><text:span text:style-name="T12">communis </text:span><text:span text:style-name="T12">sanatio est.<text:line-break/></text:span><text:span text:style-name="T12">Oportet igitur </text:span><text:span text:style-name="T12">excrementum, sive calidum id sit, sive<text:line-break/></text:span><text:span text:style-name="T12">frigidum, </text:span><text:span text:style-name="T12">ipsum aut expellas, aut cerle alteres. . Recipit<text:line-break/></text:span><text:span text:style-name="T12">vero </text:span><text:span text:style-name="T12">non omne excrementum alteratiouem a natura. . </text:span><text:span text:style-name="T22">Si-<text:line-break/></text:span><text:span text:style-name="T22">quidem</text:span><text:span text:style-name="T12"> </text:span><text:span text:style-name="T12">nec omnis cibus in cujufvis animantis ventriculo<text:line-break/></text:span><text:span text:style-name="T12">concoquitur, </text:span><text:span text:style-name="T12">sed cognatio quaedam ei, quod concoquit,<text:line-break/></text:span><text:span text:style-name="T12">cum </text:span><text:span text:style-name="T12">eo, quod concoquitur, esse debet. Quod igitur om-<text:line-break/></text:span><text:span text:style-name="T12">nino </text:span><text:span text:style-name="T12">alienum est, nulla fieri ratione potest, ut id a natura<text:line-break/></text:span><text:span text:style-name="T12">gratiam </text:span><text:span text:style-name="T12">recipiat, sed educere id quamprimum est tentan-<text:line-break/></text:span><text:span text:style-name="T12">dum, </text:span><text:span text:style-name="T12">aeque certe ut, quae in ventre corrupta prorsus </text:span><text:span text:style-name="T37">x<text:line-break/></text:span><text:span text:style-name="T12">sunt, </text:span><text:span text:style-name="T12">ea vel vomitione, vel dejectione expelli prosecto<text:line-break/></text:span><text:span text:style-name="T12">est </text:span><text:span text:style-name="T12">optimum. Non tamen perinde promptum, est </text:span><text:span text:style-name="T12">in </text:span><text:span text:style-name="T12">car-<text:line-break/></text:span><text:span text:style-name="T12">ne. </text:span><text:span text:style-name="T12">atque aliis corporibus imbibituin vitiosum succum<text:line-break/></text:span><text:span text:style-name="T12">educere, </text:span><text:span text:style-name="T12">ut qui in iis, quorum sensibilis capacitas est,<text:line-break/></text:span><text:span text:style-name="T12">continetur.. </text:span><text:span text:style-name="T12">.Interdum nec ipsa laborantis natura insedi-,<text:line-break/></text:span><text:span text:style-name="T12">cainenturn, </text:span><text:span text:style-name="T12">quod </text:span><text:span text:style-name="T12">malum </text:span><text:span text:style-name="T12">succum mature vacuet, admittit,<text:line-break/></text:span><text:span text:style-name="T12">sicuti interdum </text:span><text:span text:style-name="T12">et </text:span><text:span text:style-name="T12">alius </text:span><text:span text:style-name="T12">quispiam affectus . obstat, qui ta-</text:span></text:p>
      <text:p text:style-name="P16"><text:span text:style-name="T12">Iem educendi rationem respuat; de quibus mox dicam,<text:line-break/>si prius, quod reliquum erat in superius posita divisione,<text:line-break/>adjecero. Quippe communes scopos, qui excrementorum<text:line-break/>vitiis medentur, jam diximus vacuationenr alterationem-<text:line-break/>que esse. Proprios vero utriusque generis nunc adjicia-<text:line-break/>mus. • Neque enim una tantum ratione educendum alte-<text:line-break/>randumve est, scd explorata, quae ei, quod affligit, maxi-<text:line-break/>me sit accommodata, ei est insistendum. Ea vero, ut in<text:line-break/>furnma complectar’, ratio est, quae ex contrario opem mo-<text:line-break/>litur; privatinr vero, quae ex cujusque contrario. Et<text:line-break/>summae quidem totius rei hae sunt, quae latius tamen<text:line-break/>nobis nunc explicandae sunt una cum sua cujusque </text:span><text:span text:style-name="T22">evi-<text:line-break/>denti</text:span><text:span text:style-name="T12"> demonstratione, idque ab ulceroso affectu initium<text:line-break/>facientibus.</text:span></text:p>
      <text:h text:style-name="Heading_20_2" text:outline-level="2">Cap. IV.</text:h>
      <text:p text:style-name="P64"><text:span text:style-name="T12">Quoniam igitur ejusmodi' lassitudo vitio<text:line-break/>acrium excrementorum oritur, ante omnia considerandum<text:line-break/>est, lu solidisne tantum corporibus, au intra venatum si-<text:line-break/>nus malus succus contineatur. De iis vero quae intra<text:line-break/>venas funt exerementis nullum plane nec manifestum</text:span></text:p>
      <text:p text:style-name="P16"><text:span text:style-name="T12">nec evidens signum habemus .praeter solam urinam; con-<text:line-break/>jiccre tamen ex his licet. Primum aestimabimus, quonam<text:line-break/>laborans corpus usum sit victu. Secundo, solitumne sit<text:line-break/>malum succum naturae sponte congerere. Ad haec, an<text:line-break/>naturalis aliqua et consueta excretio jam desierit. Quar-<text:line-break/>to, an exercitatione, purgatione per vomitum alvumve,<text:line-break/>gestationibus, aut usu aquarum sponte nascentium soli-<text:line-break/>tum supervacua expellere, id intermiserit. Atque in vi-<text:line-break/>ctu quidem ridendum, an eruditas et crebrior et major,<text:line-break/>quam ex consuetudine, praecesserit; an mali sucri cibis<text:line-break/>copiose se impleverit; an vinum pro antiquo mustum,<text:line-break/>pro tenui crassum aut turbidmn biberit; an etiam pror-<text:line-break/>sus a vino se ad aquae potionem transtulerit, nec semel<text:line-break/>hisve in quolibet horum peccaverit, sed assidue multo-<text:line-break/>que tempore. Secundo (sicuti diximus) aestimandum,<text:line-break/>num homo is, qui male habet, ex eorum numero sit,<text:line-break/>qui facile malum succum congerunt Deprehendes id<text:line-break/>percontatus, an scabie, aut lepra, aut vitiligine, aut prn-</text:span></text:p>
      <text:p text:style-name="P16"><text:span text:style-name="T12">ritu </text:span><text:span text:style-name="T12">crebro sit affectus; item an erysipelas</text:span><text:span text:style-name="T12">, . </text:span><text:span text:style-name="T12">aut herpes,<text:line-break/></text:span><text:span text:style-name="T12">aut </text:span><text:span text:style-name="T12">elephantiasis, aut ophiasis, aut alopeciasis, aut pustu-<text:line-break/></text:span><text:span text:style-name="T12">lae </text:span><text:span text:style-name="T12">crebrae, aut ulcerosa efflorescentia, aut epinyctides<text:line-break/></text:span><text:span text:style-name="T12">aut denique </text:span><text:span text:style-name="T12">ullum symptoma, quod ex vitiolo 'sircco et<text:line-break/></text:span><text:span text:style-name="T12">natam, et </text:span><text:span text:style-name="T12">anctum est, illum male habuerit. Ab his con-<text:line-break/>siderandum diximus, consuetane ulla excretio retenta sit<text:line-break/></text:span><text:span text:style-name="T12">per vomitum, vel </text:span><text:span text:style-name="T12">haemorrlioidas, vel fistulam aliquam,,<text:line-break/></text:span><text:span text:style-name="T12">vcl dysenteriam, </text:span><text:span text:style-name="T12">vel per muliebria menstrua; delude<text:line-break/></text:span><text:span text:style-name="T12">num ipse </text:span><text:span text:style-name="T12">medicamento se purgare scmper solitus id in-<text:line-break/></text:span><text:span text:style-name="T12">termiserit. </text:span><text:span text:style-name="T12">Nonnulli enim sunt, qui dejectoriis medica-<text:line-break/></text:span><text:span text:style-name="T12">mentis, alii </text:span><text:span text:style-name="T12">vomitoriis aut urinam sudoremve </text:span><text:span text:style-name="T12">cientibus,<text:line-break/>aut usu sponte </text:span><text:span text:style-name="T12">nascentium aquarum, utique quibus </text:span><text:span text:style-name="T12">aut<text:line-break/>sulphuris, </text:span><text:span text:style-name="T12">aut bituminis, aut nitri vis inest, vere </text:span><text:span text:style-name="T12">vel<text:line-break/>autumno quotannis soliti </text:span><text:span text:style-name="T12">excrementa vacnare, aliquando<text:line-break/></text:span><text:span text:style-name="T12">id negliguiit. Multi (ut dictum </text:span><text:span text:style-name="T12">est) exercitationum con-<text:line-break/></text:span><text:span text:style-name="T12">suetudinem dimiserunt. Alii </text:span><text:span text:style-name="T12">rursus omnis frictionis, </text:span><text:span text:style-name="T12">aut<text:line-break/>balnei, aut a vino </text:span><text:span text:style-name="T12">dulci </text:span><text:span text:style-name="T12">post balneum </text:span><text:span text:style-name="T12">vomitionis </text:span><text:span text:style-name="T12">mo-<text:line-break/>rem praetermiserunt. </text:span><text:span text:style-name="T12">Sane </text:span><text:span text:style-name="T12">constat, </text:span><text:span text:style-name="T12">non illorum </text:span><text:span text:style-name="T12">modo<text:line-break/>nos, qui optimo sunt </text:span><text:span text:style-name="T12">corporis tcmperamento, </text:span><text:span text:style-name="T12">fecisse</text:span></text:p>
      <text:p text:style-name="P16"><text:span text:style-name="T12">mentionem, sed, quo nihil in mali succi causarum catalo-<text:line-break/>go sit praetermissum, etiam eos, qui vitiosum succum na-<text:line-break/>tura prompte congerunt, sermone comprehendisse; de<text:line-break/>quibus fusius inter vitiosos corporum status proximis vo-<text:line-break/>luminibus agemus. Atque ex his quidem de mali succi<text:line-break/>quantitate conjecturam facere oportebit, ac remedium ad<text:line-break/>mensurae ejus quantilatem proportione invenire, medio-<text:line-break/>crius, si omnino sit exiguus et ad cutem tantum colle-<text:line-break/>ctus, valentius, si multus et iu profundo. Prius vero<text:line-break/>ejus, qui exiguus et juxta cutem est, curatio dicetur; dein-<text:line-break/>de ejus, qui in came residet; tertio ab his loco ejus,<text:line-break/>cui totus sanguis impurus excrementosusque esu Sed<text:line-break/>si quis jam institutum mihi ab initio repetens boni succi<text:line-break/>juvenem dederit, qui prius salubri omnino victus ratione<text:line-break/>sit usus, nunc necessitate quapiam urgente longi temporis<text:line-break/>iter confecerit, in quo nec exercitatus, nec lavatus pro<text:line-break/>consuetudine fuerit, cibis potuque mali succi usus sit.</text:span></text:p>
      <text:p text:style-name="P16"><text:span text:style-name="T12">tum a prandio, vel coena, vel etiam </text:span><text:span text:style-name="T12">toto die vehiculo<text:line-break/></text:span><text:span text:style-name="T12">sit vectus, nec bene plerumque dormierit; 'illud tamen<text:line-break/>addatur, nihil huic in modo assumptorum erratum esse,<text:line-break/>proindeque nec in cruditatem ullam incidisse: talis rnul-<text:line-break/>tum mali succi congessisse prosecto nequiverit</text:span><text:span text:style-name="T12">; </text:span><text:span text:style-name="T12">itaque<text:line-break/>etiam nec curationem prolixam requirit, imo exercitatio-<text:line-break/>nem tantum, quae apotherapia dicitur; quam in proxi-<text:line-break/>mo ante hunc libro docuimus, ubi pariter de accommo-<text:line-break/>data ei rei nictus ratione praecepimus; quo minus est<text:line-break/>hic multis morandum. Tantum ejus meminisse conveniet,<text:line-break/>huc omne consilium dirigere, qui corpora sic affecta cu-<text:line-break/>rat, ut excrementa, quae circa cutem fimt, educat, pro-<text:line-break/>pterea quod affectus iii hac una consistit. Itaque rursus<text:line-break/>detur, eundem juvenem praeter alia, quae eadem sint,<text:line-break/>etiam lu cruditates saepe incidisse; detur et ulceris scn-<text:line-break/>suni habere non cute tenus modo, verum etiam altius<text:line-break/>in corpore, sic ut totum id malis succis refertum suspi-<text:line-break/>cari liceat; huic nec exercitationem, nec ullum omnino</text:span></text:p>
      <text:p text:style-name="P16"><text:span text:style-name="T12">motum </text:span><text:span text:style-name="T12">injungemus, sed quiescere ac dormire eum quum<text:line-break/></text:span><text:span text:style-name="T12">jusserimus, </text:span><text:span text:style-name="T12">in abstinentia totum diem exigere cogemus;<text:line-break/></text:span><text:span text:style-name="T12">dein </text:span><text:span text:style-name="T12">vesperi pinguiter eum quum unxerimus et tempe-<text:line-break/></text:span><text:span text:style-name="T12">rato </text:span><text:span text:style-name="T12">balneo mediocriter laverimus, pro cibo dabimus<text:line-break/></text:span><text:span text:style-name="T12">sorbitionem </text:span><text:span text:style-name="T12">aliquam boni succi, scd plane quam minia<text:line-break/></text:span><text:span text:style-name="T12">mam; </text:span><text:span text:style-name="T12">nec </text:span><text:span text:style-name="T12">tamen </text:span><text:span text:style-name="T12">vino eum abstinere jubebimus; conco-<text:line-break/></text:span><text:span text:style-name="T12">quit </text:span><text:span text:style-name="T12">enim id semicrudos humores, quantum aliud quidvis,<text:line-break/></text:span><text:span text:style-name="T12">tum sudorem minamque </text:span><text:span text:style-name="T12">promovet, ac somnum conciliat.<text:line-break/></text:span><text:span text:style-name="T12">lii iis </text:span><text:span text:style-name="T12">autem, qui ita se habent, id agendum nobis est,<text:line-break/></text:span><text:span text:style-name="T12">ut, quod </text:span><text:span text:style-name="T12">mali succi jam plane corruptum est, nec conco-<text:line-break/></text:span><text:span text:style-name="T12">qui </text:span><text:span text:style-name="T12">etiam </text:span><text:span text:style-name="T12">potest, </text:span><text:span text:style-name="T12">id sudore urinaque expellatur, quod<text:line-break/></text:span><text:span text:style-name="T12">semicoctum adhuc </text:span><text:span text:style-name="T12">est, concoquatur </text:span><text:span text:style-name="T12">atque utile </text:span><text:span text:style-name="T12">reddatur,<text:line-break/></text:span><text:span text:style-name="T12">ld </text:span><text:span text:style-name="T12">autem </text:span><text:span text:style-name="T12">optime </text:span><text:span text:style-name="T12">quiete somnoque </text:span><text:span text:style-name="T12">perficitur. </text:span><text:span text:style-name="T12">'Si ergo<text:line-break/></text:span><text:span text:style-name="T12">his </text:span><text:span text:style-name="T12">peractis malum constiterit, ad </text:span><text:span text:style-name="T12">consuetudinem </text:span><text:span text:style-name="T12">rursus<text:line-break/></text:span><text:span text:style-name="T12">paulatim reducendus </text:span><text:span text:style-name="T12">homo est. Sin in posterum etiam<text:line-break/></text:span><text:span text:style-name="T12">diem duret, de </text:span><text:span text:style-name="T12">valentiore jam remedio est cogitandum,<text:line-break/></text:span><text:span text:style-name="T12">maxime </text:span><text:span text:style-name="T12">si per noctem vel lassitudo magis, quam ante,<text:line-break/></text:span><text:span text:style-name="T12">vel fastidium </text:span><text:span text:style-name="T12">infestet, vel pervigilet, vel fomnos turbatos</text:span></text:p>
      <text:p text:style-name="P16"><text:span text:style-name="T12">et imaginationibus inquietos habeat; his enim, </text:span><text:span text:style-name="T12">si </text:span><text:span text:style-name="T12">vires<text:line-break/>non dissuadent, duorum alterum, aut sanguis mittendus<text:line-break/>est, aut purgatio exhibenda, sed discernentibus nobis,<text:line-break/>utrum magis expediat, ut mox dicetur. </text:span><text:span text:style-name="T12">Sin </text:span><text:span text:style-name="T12">vires im-<text:line-break/>becilliores dehorteutur, sanguis mittendus haudquaquam<text:line-break/>cst, scd dejectio mediocris adhibenda. Cnjusmodi autem<text:line-break/>dejectio mediocris fit, in sequentibus docebimus, si prius,<text:line-break/>quae priora sunt, definiverimus. Nam virium robore<text:line-break/>constante, si lassitudo adhuc insellat, aestimandum est, cum<text:line-break/>fanguluisne copia, an cum crudis ac minime concoctis<text:line-break/>humoribus, an per sc solus consistat vitiosus humor, qui<text:line-break/>lassitudinem creat. Nam si cum sanguinis copia, aut ve-<text:line-break/>na incidenda, aut aliquid, quod tantumdern valet, agen-<text:line-break/>dum. Sane tantumdern possunt haec: quibus haemor-<text:line-break/>rhoides sunt retentae, si has aperueris; si mulieri men-<text:line-break/>strua consuetudo cessavit, hanc si provoces; si quibus ho-<text:line-break/>rum nihil est, si malleolos scalpello incidas. Post haec<text:line-break/>alvus eo medicamento dejicienda est, quod maxime ac-<text:line-break/>oomtnodatum malo lucco sit. Quod si vitiosi tantum succi,</text:span></text:p>
      <text:p text:style-name="P16"><text:span text:style-name="T12">hique citra </text:span><text:span text:style-name="T12">sanguinis copiam subsint, purgatio petenda<text:line-break/></text:span><text:span text:style-name="T12">cst, quae </text:span><text:span text:style-name="T12">infestanti excremento sit accommoda. Insesset<text:line-break/></text:span><text:span text:style-name="T12">vero alias </text:span><text:span text:style-name="T12">biliosum, alias melancholicum, alias pituito-<text:line-break/></text:span><text:span text:style-name="T12">Ium, </text:span><text:span text:style-name="T12">scd </text:span><text:span text:style-name="T12">quod </text:span><text:span text:style-name="T12">vel salsum vel acidum fit, atque horum<text:line-break/></text:span><text:span text:style-name="T12">quodlibet aut </text:span><text:span text:style-name="T12">sero </text:span><text:span text:style-name="T12">propius, </text:span><text:span text:style-name="T12">aut crassius, aut media qua-<text:line-break/></text:span><text:span text:style-name="T12">piam </text:span><text:span text:style-name="T12">consistentia; de quorum discernendorum notis<text:line-break/></text:span><text:span text:style-name="T12">nunc agamus. </text:span><text:span text:style-name="T12">Si cum pullulis quibusdam lassitudinis </text:span><text:span text:style-name="T22">af-<text:line-break/></text:span><text:span text:style-name="T22">fectus</text:span><text:span text:style-name="T12"> </text:span><text:span text:style-name="T12">consistat, ex his facilis inventu erit excrementi<text:line-break/></text:span><text:span text:style-name="T12">species; </text:span><text:span text:style-name="T12">sin absque his, in boni quidem succi corporibus<text:line-break/></text:span><text:span text:style-name="T12">tum ex </text:span><text:span text:style-name="T12">iis qui praecesserunt cibis, tum reliquis, quae<text:line-break/></text:span><text:span text:style-name="T12">ipsis </text:span><text:span text:style-name="T12">inciderunt. In iis vero, qui malos succos natura<text:line-break/></text:span><text:span text:style-name="T12">colligunt, </text:span><text:span text:style-name="T12">hinc quoque nonnihil capiendum. Sed </text:span><text:span text:style-name="T22">de<text:line-break/></text:span><text:span text:style-name="T12">ejusinodi </text:span><text:span text:style-name="T12">temperamentis uberius post agetur; nunc </text:span><text:span text:style-name="T12">de<text:line-break/>reliquis </text:span><text:span text:style-name="T12">agamus, ex quibus licet de mali succi specie cou-<text:line-break/></text:span><text:span text:style-name="T12">jecturarn </text:span><text:span text:style-name="T12">accipere. Hoc vero est mali succi </text:span><text:span text:style-name="T12">argumentum,<text:line-break/>Qui </text:span><text:span text:style-name="T12">enim </text:span><text:span text:style-name="T12">in </text:span><text:span text:style-name="T12">otio degunt, ii pituitosum acervare </text:span><text:span text:style-name="T12">succum<text:line-break/>solent. Quos multus </text:span><text:span text:style-name="T12">labor exercet, ii biliosum vel </text:span><text:span text:style-name="T22">me-<text:line-break/></text:span><text:span text:style-name="T12">lancholicum, illum aestate, </text:span><text:span text:style-name="T12">hunc autumno gignunt </text:span><text:span text:style-name="T12">Quin<text:line-break/>etiam, an diuturni </text:span><text:span text:style-name="T12">labores fuerint, inspiciendum </text:span><text:span text:style-name="T12">est;</text:span></text:p>
      <text:p text:style-name="P16"><text:span text:style-name="T12">quanto enim fuerint longiores, tanto sunt ad melancho-<text:line-break/>liam generandam magis proclives. Praeterea, qui cum<text:line-break/>multo sudore fiunt, ii crassius excrementum faciunt;<text:line-break/>qui sine sudore peraguntur, magis tenue, veluti qui<text:line-break/>hyeme et frigido aeris statu suscipiuntur. Considerandum<text:line-break/>ad haec cst aliquid non solum de urinae' multitudine,<text:line-break/>sed etiam dc fudoris qualitate; hic namque partim aci-<text:line-break/>dus, partim salsus est, partim veluti lutum aut virus<text:line-break/>plane olet; licet autem hoc ex strigili deprehendere,<text:line-break/>quum lavantur. Saepe nauiquc amarus plane apparuit,<text:line-break/>qualis utique morbo regio laborantibus emittitur. Ejus<text:line-break/>vero dignotiu etiam citra gustum facilis est ex solo colore.<text:line-break/>Quippe pallidus pro ejusmodi bilis ratione apparet. Sae-<text:line-break/>pc tameii post validissimos labores et veliemcntissimum<text:line-break/>aestunr plane flavus conspectus ell. Aliquando medius<text:line-break/>atque ex ambobus mixtus cernitur, veluti quodammodo<text:line-break/>ex pallido flavus, quemadmodum et humor ipse biliosus;<text:line-break/>hunc enim iu vomitu dejectioueque aut pallidum, aut</text:span></text:p>
      <text:p text:style-name="P16"><text:span text:style-name="T12">flavum, aut cx utroque compositum licet lutueri. Qualis-<text:line-break/>cunque vero is in corpore habetur, tale necesse est ejus<text:line-break/>appareat serum. Ac sudor quidem succcrum, qui in uni-<text:line-break/>verso corpore abundant, nola est; urina eorum tautum,<text:line-break/>qui vasis continentur. Ornniuo ergo nihil omittendum,<text:line-break/>fed sudor quoque ipse, ut modo diximus, inspiciendus.<text:line-break/>Aliquando vero ipsum, qui assicitur, gustare sudorem suuui,<text:line-break/>quo certius internoscatur, jubemus; id quod aliquando<text:line-break/>sua sponte accidere solct, dum ex fronte et ejus partibus<text:line-break/>iu os saepe delebitur. Aestimare praeterea urinae tum<text:line-break/>consistentium, tum colorem oportebit. Sed nec quae in<text:line-break/>ea pendent aut subsistunt praetermittere conveniet, scd<text:line-break/>omnia perpendere, Cujusrnodi enim sanguis sit, qui vasis<text:line-break/>continetur, ea plane ostendunt; quando, si is biliosus sit,<text:line-break/>ferum quoque ejus biliosum esse necesse est, idque pro<text:line-break/>utiiusvis bilis ratione; simili modo pituitosum, si is<text:line-break/>sit pitiiitosus. Ergo, ubi crudus plane is est, utique</text:span></text:p>
      <text:p text:style-name="P16"><text:span text:style-name="T12">tenuis aquosaque urina cernitur, nihil nec quod subfideat,<text:line-break/></text:span><text:span text:style-name="T12">nec </text:span><text:span text:style-name="T12">quod peudeat, iu se habens; at vero concoctus, haec<text:line-break/></text:span><text:span text:style-name="T12">in </text:span><text:span text:style-name="T12">urina apparent, atque etiam nubeculae quaedam de-<text:line-break/>super tenues superstant, veluti quae in summo lacte colli-<text:line-break/>gitur, et quae in summo refrigerati jusculi concrevit.<text:line-break/>Quod si turbida sit, qualis veterinorum visitur, crudis<text:line-break/>vocatis humoribus refertas quidem venas indicabit, non<text:line-break/>tamen cessare naturam, fed eos valenter concoquere.<text:line-break/></text:span><text:span text:style-name="T12">Si </text:span><text:span text:style-name="T12">vero celeris feparati crassi a liquido in ea cernitur,<text:line-break/>sitque, quod sublidit, album, laeve et aequale, jamjam<text:line-break/>superaturam eos omnes naturam indicabit. Sin, quum<text:line-break/>emingitur, pura sit, protinus vero turbetur, jam crudi<text:line-break/></text:span><text:span text:style-name="T12">succi </text:span><text:span text:style-name="T12">concoctionem aggredi naturam docet. At si inter-<text:line-break/></text:span><text:span text:style-name="T12">posito </text:span><text:span text:style-name="T12">tempore </text:span><text:span text:style-name="T22">turbetur,</text:span><text:span text:style-name="T12"> non protinus, sed post aggressu-<text:line-break/></text:span><text:span text:style-name="T12">ram </text:span><text:span text:style-name="T12">insinuat. Verum omnium quae turbantur urinarum<text:line-break/></text:span><text:span text:style-name="T12">generalis </text:span><text:span text:style-name="T12">nola esto ipsius crassi a liquidiore separatio,<text:line-break/></text:span><text:span text:style-name="T12">aut propere </text:span><text:span text:style-name="T12">aut tarde saeta, </text:span><text:span text:style-name="T12">aut </text:span><text:span text:style-name="T12">omnino nulla. Ergo, si<text:line-break/></text:span><text:span text:style-name="T12">protinus fiat, et quod </text:span><text:span text:style-name="T12">subsidit fit album, laeve et </text:span><text:span text:style-name="T12">ae-</text:span></text:p>
      <text:p text:style-name="P16"><text:span text:style-name="T12">quale, superiorem </text:span><text:span text:style-name="T12">longe </text:span><text:span text:style-name="T12">naturam </text:span><text:span text:style-name="T12">succis, </text:span><text:span text:style-name="T12">quos concoquit,<text:line-break/>ostcndit. Slu bonum sit, quod subsidit, sed quod post<text:line-break/>longius interpositum tempus colligatur, etiam naturam<text:line-break/>temporis spatio superaturam succos nunciat. Si vero vel<text:line-break/>omnino nulla separatio, veI id, quod subsidit, malum<text:line-break/>sit, imbecillitas naturae significatur, egetque ope aliqua<text:line-break/>ad [succos percoquendos. Sicuti vero urina succorum,<text:line-break/>qni in vasis funt, affectum prodit, ita sudor allaque,<text:line-break/>quae per universum animalis habitum apparent, eos, qui<text:line-break/>illic sinit, affectus dcmonstrant. Calidissimus namque<text:line-break/>sensus insuetus sit, superantibus in eo calidis succis, fri-<text:line-break/>gidissirnus vero, quum frigidi dominantur. Jam albiores<text:line-break/>pituita superante, pallidiores bili abundante cernuntur;<text:line-break/>quod si meracior bilis sit, ctiam plane flaviores. Siqui-<text:line-break/>dem color a succis provenit, non ex solidis animalis par-<text:line-break/>tibus, utique quum se succi in altum non receperunt.<text:line-break/>Accidit vcro id illis propter frigora, rigores, vel adimi<text:line-break/>allectus, vcluti timorem, vel lugentem 'tristitiam, vel in-</text:span></text:p>
      <text:p text:style-name="P16"><text:span text:style-name="T12">cipientem verecundiam: quorum nullum fi adsit, nun-<text:line-break/>quam se in altum recipient succi, quemadmodum nec in<text:line-break/>cutem violentius irruentes hanc adurent unquam, quin<text:line-break/>unimus aliquo modo affectus sit, aut aestu immodico ani-<text:line-break/>mal extrinsecus obsideatur. Ergo vehementer commotis,<text:line-break/>aut iratis, aut in pudore veluti reciprocantibus se humo-<text:line-break/>ribus inspicere colorem non oportet. At si nec ambientis<text:line-break/>violentia calidi frigiuive, nec ullus animi affectus, cujus-<text:line-break/>modi jam dictus est, subsit, certissima succi animalis co-<text:line-break/>gnitio ex colore datur, Tanquam igitur corpus, sicubi<text:line-break/>albius solito est effectum, pituitosum abundare succum<text:line-break/>indicat, sicubi pallidius aut,flavius, biliosum, ita, sicubi<text:line-break/>ad rubicundius, quam pro natura, est mutatum, sanguinis<text:line-break/>abundantiam subesse significat, sicubi ad nigrius, nigram su-<text:line-break/>peresse bilem ostendit Videas praeterea, ceu plumbi colo-<text:line-break/>rem aliquando nonuullos habere, rursus aliquando ceu<text:line-break/>mixturam esse albi liviclique, aliquando livorem solum sine</text:span></text:p>
      <text:p text:style-name="P16"><text:span text:style-name="T12">albo consistere. . Ergo ejusmodi colores' crudum dominari<text:line-break/>succum indicant; qui quum de genere sit pituitae, minus<text:line-break/>tamen humilitatis habet, quam ea quae publice vocatur<text:line-break/>pituita; plerumque vero huic nec lentor inest. Nam is<text:line-break/>si adsit, Praxagoras ejusmodi succum vitreum appellat,<text:line-break/>egregie quidem frigidum, crassum tamen eo, quem cru-<text:line-break/>dum per excellentiam vocant, certe uiinus. Generaliter<text:line-break/>igitur ejusmodi succi omnes albi crudiquc funt, nomen-<text:line-break/>claturam vero alius aliam sortitur. Nec attinet ad prae-<text:line-break/>sentem disputationem eos omnes distinguere, quippe ad<text:line-break/>quam illud tantum commune omnium accidens pertinet,<text:line-break/>quod hi succi percocti a natura non sint, scd crudi ad-<text:line-break/>huc maneant. Siquidem sanguis lu. medio est biliosorum<text:line-break/>atque horum,, quorum utique genus uno vocabulo appella-<text:line-break/>re licet, vel crudum succum, vel pituilam. Illi namque<text:line-break/>ex sanguine fiunt, ubi supra jusium modum est percoctus,<text:line-break/>hi. vero eo nonduin perfecto. Sunt autem utriufque ge- .<text:line-break/>neris lununierae particulares differentiae, caeterum quae</text:span></text:p>
      <text:p text:style-name="P16"><text:span text:style-name="T12">ab </text:span><text:span text:style-name="T22">iis, qui</text:span><text:span text:style-name="T12"> in talibus funt periti, in numeratas siperies<text:line-break/>sunt ' jam descriptae; quarum tamen ipsarum adeo hic<text:line-break/>omnium meminisse necesse non est, ut etiam satis sit eas<text:line-break/>ad unum ’ caput redigere</text:span><text:span text:style-name="T12">, </text:span><text:span text:style-name="T12">quod tibi veluti scopum agen-<text:line-break/>dorum proponas. Nam quoniam alii prius, quam ad exa-<text:line-break/>ctum sanguinem nutrimentum perveniat, 'veluti semicocti<text:line-break/>sunt, alii prorsus incocti crudique, alii paulo absunt a<text:line-break/>sanguinis forma, rursus alii sanguificationis veluti ultima<text:line-break/>pars, qui utique excessu caloris proveniunt, quorum alii<text:line-break/>paululum, alii plus, alii plurimum </text:span><text:span text:style-name="T12">a </text:span><text:span text:style-name="T12">sanguine recesse-<text:line-break/>runt: ubi paululum vel nitra sanguinem restiterunt, vel<text:line-break/>ultra processerunt, audacter mittendus sanguis est; ubi<text:line-break/>plus,' consideratius agendum; ubi plurimum, in his nul- .<text:line-break/>lus omnino mittendus esu Inspicere vero et quantitatem<text:line-break/>convenit, ut verbi gratia, - si bonus sanguis exiguus sit,<text:line-break/>reliquus vero succus plurimus, utique in his abstinendum<text:line-break/>a detractione sanguinis est; sin is quidem exiguus,<text:line-break/>anguis vero copiosus, audacter incidenda vena est.</text:span></text:p>
      <text:p text:style-name="P16"><text:span text:style-name="T12">Deinde dejicere (ut dictum est) aIvum oportet, ratione<text:line-break/>habita abundantis succi copiae pariter et speciei. Quod<text:line-break/>si quis propter vel aetatem vel timiditatem permittere<text:line-break/>se medico ad sanguinem ullo modo detrahendum nolit,<text:line-break/>huic dejicienda largius alvus est, aut, </text:span><text:span text:style-name="T12">si </text:span><text:span text:style-name="T12">id quo.que su-<text:line-break/>spectum habet, </text:span><text:span text:style-name="T12">alia </text:span><text:span text:style-name="T12">ratione educendum supervacuum esu<text:line-break/>Ac in proposita nobis hactenus natura alias vacuandi' ra-<text:line-break/>tiones invenire difficile non est; in aliis cum discretione<text:line-break/>et diligenti examine disquiri eas convenisti Eam' discre-<text:line-break/>tionem post-trademus, ubi de proposita boni succi natura<text:line-break/>tractationem absolverimus. Pone enim talem hominem<text:line-break/>ex mala victus ratione lassitudine affectum, deinde ex<text:line-break/>iis quas retulimus notis lu venoso vnsorum genere ap-<text:line-break/>parere fubessc illi copiam semicrudorum succorum, </text:span><text:span text:style-name="T22">in<text:line-break/>reliquo vero' corpore toto</text:span><text:span text:style-name="T12"> multitudinem horum sane mor-<text:line-break/>dacium , quos ’ lassitudo secuta est, </text:span><text:span text:style-name="T22">auctus praeterea</text:span><text:span text:style-name="T12"> illi<text:line-break/>quodammodo et sanguis </text:span><text:span text:style-name="T12">esto. </text:span><text:span text:style-name="T12">Maxime ergo (ut dictum<text:line-break/>est) detrahere primo de sanguine oportet, delude fuccum</text:span></text:p>
      <text:p text:style-name="P16"><text:span text:style-name="T12">illum educere, qui superare videtur. Non Instruente au-<text:line-break/>tem homine sanguinem sibi detrahi, augere dejectionem;<text:line-break/>si vero neutrum admittat, aliam quampiam rationem<text:line-break/>iuire, qua manme, si non brevi, at longiore tempore<text:line-break/>pristinam corporis habitudinem homo recipiat. Quoniam<text:line-break/>ergo duo prima sunt, quibus primum intentus sit </text:span><text:span text:style-name="T22">oportet,<text:line-break/></text:span><text:span text:style-name="T12">qui ejusmodi affectibus medebitur, crudorum sive etiam<text:line-break/>semicoctorum, qui ante sanguinis perfectionem fuerunt,<text:line-break/>perooctio, et acrium ac mordacium, qui secundi funt et<text:line-break/>sanguine posteriores , eductio</text:span><text:span text:style-name="T12">: </text:span><text:span text:style-name="T12">abstinere eos convenit ab<text:line-break/>omni valido motu; blande vero unctos atque oleo </text:span><text:span text:style-name="T22">per-<text:line-break/>frictos</text:span><text:span text:style-name="T12"> perquam suavi lavare balueo; inde in otio abs-<text:line-break/>tinentiaque habere, atque etiam somno, , </text:span><text:span text:style-name="T12">si </text:span><text:span text:style-name="T12">fieri potest,<text:line-break/>minime ignorantibus, nihil esse, quod aeque concoquat ea,<text:line-break/>quae concoqui possunt, et malos succos per halitum di-<text:line-break/>gerat, ut somnus a balneo. . Quum igitur (ut paulo ante<text:line-break/>diximus) primo die experti, an facile finita lassitudo sit,</text:span></text:p>
      <text:p text:style-name="P16"><text:span text:style-name="T12">similiter gravatum hominem cernimus, tum mittendus lu<text:line-break/>balneum secundo etiam die est, tum in quiete abstinen-<text:line-break/>tiaque habendus; aeque vero et si iterum et tertio vide-<text:line-break/>ris, jejunum lavabis, quietem </text:span><text:span text:style-name="T22">ac</text:span><text:span text:style-name="T12"> somnum ipsis lavationi-<text:line-break/>bus interponens. Conducit ad somnum non in postremis<text:line-break/>ipsum quoque balneum; sunt enim, qui eo sunt </text:span><text:span text:style-name="T12">usi, </text:span><text:span text:style-name="T12">om-<text:line-break/>nes magis,ad somnum propensi; modo majoris rnoment<text:line-break/>nihil obstiterit. Adeo tibi somnus et causa et signum<text:line-break/>percommodum speratae utilitatis sit, vel ut e diverso non<text:line-break/>posse a balneo dormire nec causa nec signum est com-<text:line-break/>modum. Quippe plerumque redundantis succi indicia<text:line-break/>ex somno vigiliisque ceperis:’ frigidi namque succi veter-<text:line-break/>num et longiores somnos inducunt, calidi et mordaces<text:line-break/>vigilias; et si quando dormitur, variis imaginibus inquie-<text:line-break/>tos et turbatos somnos efficiunt sic, ut statirn excitent-<text:line-break/>Sicuti autem iu primo die, ita etiam in secundo sor-<text:line-break/>bitionem et minimam et simplicem illis exhibebimus;</text:span></text:p>
      <text:p text:style-name="P16"><text:span text:style-name="T12">quippe large iis apponere, quibus auferri potius aliquid </text:span><text:span text:style-name="T22">de-<text:line-break/>beat,</text:span><text:span text:style-name="T12"> plane est contrarium, sicut rursus omnino non nu-<text:line-break/>trire et fastidia stomachi creat, et eundem .laedit, et<text:line-break/>vires labefactat, et malum succum adauget. Ergo exi-<text:line-break/>guum his dandum, ac potissimum, si fieri potest, ptisanae<text:line-break/>cremor simpliciter conditus, sin murus, alica eodem,<text:line-break/>quo ptisana, modo praeparata,, parum aceti admixtum<text:line-break/>habens, praesertim si cruditatis abundantiam vel in<text:line-break/>venis, vel in toto corporis habitu subesse suspicamur.<text:line-break/>_ Quippe si nihil prorsus aceti sit alicae admixtum, gluti-<text:line-break/>nosior erit, quam ut propositis conducat;- itaque obstruet<text:line-break/>magis quam detergebit meatusquod tamen maxime pe-<text:line-break/>titur in crassis ac glutinosis fuccis, cujusinodi plane </text:span><text:span text:style-name="T22">om-<text:line-break/>nes</text:span><text:span text:style-name="T12"> pituitosi sunt. Ac boni quidem succi est ac propterea<text:line-break/>vitiosos humores contemperans. Caeterum, nisi lentor<text:line-break/>ejus corrigatur adjectis aceto et poni modico, non solum<text:line-break/>obstruet, sed etiam nutriet plenius, quam propositis sit ex<text:line-break/>usu. , Hac itaque de causa ptisanae cremor in hoc casu</text:span></text:p>
      <text:p text:style-name="P16"><text:span text:style-name="T12">tutior est, ut qui tum modice nutriat, tum nusquam </text:span><text:span text:style-name="T12">per<text:line-break/></text:span><text:span text:style-name="T12">angustos meatus haereat, quemadmodum alica, fed et<text:line-break/>permeet ipse., et meatus per totum detergeat, • et quic-<text:line-break/>quid in semicoctis crudisve succis continetur crassi, id<text:line-break/>dissecet ac resolvat. Horum ipsorum gratia et mulsa his<text:line-break/>idonea est, et oxyrneli, et apomeli, et piper,’ et zingiber,<text:line-break/>postremo omnia, quae citra vitiosi, generationem succi<text:line-break/>humorem crassum dissecant solvuntque; quorum materiam<text:line-break/>latius in sequentibus prosequemur. Ad institutum vero<text:line-break/>nunc sermonem, exempli loco posita sint, et quae jam<text:line-break/>sunt dicta, et quae nunc dicenda. Frugum namque ma-<text:line-break/>xime apta est ptisana, olerum sola lactuca, piscium, qui<text:line-break/>saxatiles dicuntur, panis, qui et in clibano coctus, et<text:line-break/>fermentatus, et modice purus est, aves monticolae, po-<text:line-break/>tio oxyrneli, mulsa, vinum tenue et album, semelque<text:line-break/>quae boni succi, eadernque detergent, nec glutinosa, sunt,<text:line-break/>nec crassum succum efficiunt, nec valenter nutriunt.</text:span></text:p>
      <text:p text:style-name="P16"><text:span text:style-name="T12">Quae vero urinam cient, hoc cafu non probo, maxime<text:line-break/>quae praevalentia ex his suut,. ct sanguinem calsaciunt<text:line-break/>ac liquant; quippe, quod concoquendum probe est, huic<text:line-break/>tanta adhuc agitatio non convenit. Haec itaque omnia<text:line-break/>secundo die facienda ad hunc modum, sunt, . atque etiaiu<text:line-break/>tertio quartoque. Ad haec praeterea, si tum lassitudinis<text:line-break/>affectus levetur, tum corpus coloratius appareat, tum<text:line-break/>somni quieti, et urinae concoctae sint, fricare quidem<text:line-break/>liberalius, excitare vero parce hominem audebis. Iliis<text:line-break/>ita peractis, si nullus lassitudinis sensus praeterea superfit,<text:line-break/>ad .consuetas statim exercitationes hominem reduces; sin<text:line-break/>quicquam appareat priorum aut symptomatum, aut nota-<text:line-break/>iurn, rursus tu quoque in id intentus mutare teulabis </text:span><text:span text:style-name="T22">ea,<text:line-break/></text:span><text:span text:style-name="T12">quae, particulatim non recte habent Si itaque solius<text:line-break/>lassitudinis lensus recordatio superest, caeleris notis om-<text:line-break/>nibus bene fe habentibus, utique apotherapiae munere<text:line-break/>lassitudinem submovebis;, sin .autem turbatae notae sunt</text:span></text:p>
      <text:p text:style-name="P17"><text:span text:style-name="T12">et veluti confusae, caeterum lassitudo abest, . lu quiete<text:line-break/>majore servare hominem oportebit. Si vero amb.o </text:span><text:span text:style-name="T12">coie-<text:line-break/></text:span><text:span text:style-name="T12">rint, eadem ratione hominis curam ages, qua prius </text:span><text:span text:style-name="T12">usus<text:line-break/></text:span><text:span text:style-name="T12">in eum statum duxisti, quo etiam exercitationis aliquid<text:line-break/>tentare auderes. </text:span><text:span text:style-name="T12">Atque </text:span><text:span text:style-name="T12">ita quidem jam comprehenso af-<text:line-break/>fectui medendum censeo,</text:span></text:p>
      <text:h text:style-name="Heading_20_2" text:outline-level="2">Cap. V.</text:h>
      <text:p text:style-name="P64"><text:span text:style-name="T12">At si lu eodem, homine reliqua </text:span><text:span text:style-name="T12">eadem<text:line-break/></text:span><text:span text:style-name="T12">sint, caeterum in lasso corpore sanguis bonus exiguus sit,<text:line-break/>erudi humores plurimi, huic nec sanguis mittendus,,nea<text:line-break/>alvi dejectio, aut exercitatio, aut omnino motus, aut<text:line-break/>balneum adhibendum; quippe venae sectio.bonum sangui-<text:line-break/>nem emittit, malum, qui in primis maxime venis cicca<text:line-break/>jecur et mesenterium colligitur, in totum attrahit corpus.<text:line-break/>Dejectio vero in talibus tormina et rosiones creat, ani-<text:line-break/>mique deliquia, cum eo quod nec notatu quippiam di-<text:line-break/>gnum educit, quando, crudi omnes succi pigri atque ad<text:line-break/></text:span><text:span text:style-name="T12">• </text:span><text:span text:style-name="T12">motum inepti propter crassitudinem frigidita.temque sunt.<text:line-break/></text:span><text:span text:style-name="T12">Quo </text:span><text:span text:style-name="T12">fit, ut etiain omnes angustas vias obstruant, per quas</text:span></text:p>
      <text:p text:style-name="P16"><text:span text:style-name="T12">id-, quod medicamentum dejicit, ferri ad alvum debet;<text:line-break/>itaque nec ipsi educuntur, et aliis sunt . impedimento,<text:line-break/>Id qnod sane Hippocrates illo oraculo praecavit,, quo<text:line-break/>brevissime praecepit:. </text:span><text:span text:style-name="T22">Concocta medicari oportet, non<text:line-break/>cruda.</text:span><text:span text:style-name="T12"> Eadem de .causa nec exercitare, nec omnino<text:line-break/>movere, sed nec lavare expedit eos, qui in primis venis<text:line-break/>crudorum copiam habent; siquidem omnes .id genus mo-<text:line-break/>tus succos illos in totum corpus agunt. Servandi igitur<text:line-break/>hi sunt in omni quiete, dandaqne ipsis cibus,, pctio me-<text:line-break/>dicamentaque funt singula ejus generis, quae attenuent,<text:line-break/>dissecent et concoquant succorum crassitudinem, idque<text:line-break/>citra manifestum calorem; nam qui excalfacti vehemen-<text:line-break/>tius succi sunt, ii in omnem corporis partem feruntur,<text:line-break/>Ergo-nutries hos maxime oxymelite., aliquando . etiam<text:line-break/>ptisanae et. mulsae exiguo quopiam; sustinent enim hi<text:line-break/>victum, si modo alii ulli, tenuem, ipsa nimirum crudo-<text:line-break/>rum succorum copia, quos paulatirn concoquunt,'ad cor-<text:line-break/>poris alimentum abutentes. Quoniam, autem praecordia</text:span></text:p>
      <text:p text:style-name="P16"><text:span text:style-name="T12">istiusmodi omnibus turgida inflataque sunt, </text:span><text:span text:style-name="T12">ac </text:span><text:span text:style-name="T12">facile, quio-<text:line-break/>quid assumpserint, lu flatum vertitur.,, satius fuerit longi<text:line-break/>piperis aliquid cum cibo dare: quippe quod flatuosi spi-<text:line-break/>ritus crassitudinem solvit, et quae in praecordiis pigra<text:line-break/>cessant, ad ventrem inferiorem depellit, et concoquendis,<text:line-break/>quae sumpseris, subvenit pro communi piperum ratione.<text:line-break/>Quod si hujus copia non est, utique albo utendum, quippe<text:line-break/>quod supra duo reliqua genera ventriculum roborat. Sin<text:line-break/>hoc non adest, optimum nigrum petendum est.: id </text:span><text:span text:style-name="T22">vero<text:line-break/></text:span><text:span text:style-name="T12">fuerit, quod pondere praecellit. Sane utilius fit et Dios-<text:line-break/>politico vocato medicamento uti, cujus compositio du-<text:line-break/>plex est: alias ex puribus omnibus, cumino, pipere,<text:line-break/>ruta, nitro; potestque ita magis ventrem solvere; alias,<text:line-break/>quum reliquorum pari ponderi miscetur. nitri dirnidinin.<text:line-break/>Praestiterit autem cuminum esse, quod vocant Aethiopi-<text:line-break/>cum, piper vero vel longum, vel album. Macerabitur<text:line-break/>cuminum in aceto maxime acri : dein continuo id tuu-</text:span></text:p>
      <text:p text:style-name="P16"><text:span text:style-name="T12">ditur, aut etiam prius modice frigitur </text:span><text:span text:style-name="T12">in vase </text:span><text:span text:style-name="T12">fictili,<text:line-break/>quod coctum in camino quam optime sit: quae </text:span><text:span text:style-name="T12">enim<text:line-break/></text:span><text:span text:style-name="T12">exacte penitusque </text:span><text:span text:style-name="T12">cocta </text:span><text:span text:style-name="T12">non sunt, haec lutosa notius<text:line-break/>quam figulina sunt, et qualitatum suarum nonnihil medi-<text:line-break/>camentis remittunt. Suufo vero et rutae folia modice<text:line-break/>siccata; ut enim, si plusculum siccentur, acria amaraque<text:line-break/>redduntur, et supra quam par est calida, sic, </text:span><text:span text:style-name="T22">si prorsus<text:line-break/>non</text:span><text:span text:style-name="T12"> sicces, ex crementi liuin quendam hunrorern retinent,<text:line-break/>nondum ex'toto concoctum, cujus vitio flatum discutere<text:line-break/>minus possunt. Quatuor his aliquando despumatum mel<text:line-break/>additur, aliquando nihil, fed sola fine melle reponuntur,<text:line-break/>ac ptisanae cremori et aliis, quibus maxime convenire<text:line-break/>videntur, cibis injiciuntur. Sumitur et per sc medica-<text:line-break/>inentum hoc et ante et post cibum. Porro ad eum<text:line-break/>usum optimum est, quod mel admixtum habet, quod uti-<text:line-break/>que curiose fit despumatum: id enim flatum maxime<text:line-break/>discutit: sit autem oportet et mel optimum, si modo,<text:line-break/>quod statum discutiat, quodque maxime dissecet, futurum</text:span></text:p>
      <text:p text:style-name="P16"><text:span text:style-name="T12">“medicamentum esu Appositum sane remedium sic affectis<text:line-break/>est et quod ex tribus piperibus conficitur, utique quum<text:line-break/>non admodum medicamentosum fuerit, ex variisque con-<text:line-break/>' sectum, sicuti a plerisque medicorum componitur, mix-<text:line-break/>turae cujusdam ex variis obsoniorum generibus ritu, aut<text:line-break/>apri a mirificis istis coquis conditi, adeo ut non mini-<text:line-break/>mum medicis, aut iis, qui apparant, negotium sit immixta<text:line-break/>illi medicamenta concoquere, ammi, seseli, libysticurn et<text:line-break/>alia id genus: cruda enim minimeque mutata ab iis, qui<text:line-break/>ea sumpserint, longo tempore durare in ventriculo in-<text:line-break/>telliguntur. Haec igitur subtrahenda medicamento sunt,<text:line-break/>praeterque haec helenium et nurui spica; ceu vero non-<text:line-break/>nulli componunt, etiam casia. Expedit autem praepara?<text:line-break/>tum habere ad manum dupliciter, sicut ipse soleo: alte-<text:line-break/>rum simplex, quod iis dandum est, qui minime concoxe-<text:line-break/>runt, et qui recens frigus in ventriculo habent, et pitui-.<text:line-break/>tofum succum; alterum, quod medicamentosum magis est;<text:line-break/>quo maxime utimur in iis fluxionibus, quae a capite de-</text:span></text:p>
      <text:p text:style-name="P17"><text:span text:style-name="T12">frendunt </text:span><text:span text:style-name="T12">ad </text:span><text:span text:style-name="T12">pectus. </text:span><text:span text:style-name="T12">Verum </text:span><text:span text:style-name="T12">hoc </text:span><text:span text:style-name="T12">quo </text:span><text:span text:style-name="T12">pactu sit </text:span><text:span text:style-name="T12">praeparan-<text:line-break/></text:span><text:span text:style-name="T12">dum, </text:span><text:span text:style-name="T12">alibi dicetur. </text:span><text:span text:style-name="T12">Simplex </text:span><text:span text:style-name="T12">illud, quo ad cruditatis<text:line-break/></text:span><text:span text:style-name="T12">abundantiam, quae in primis est venis, </text:span><text:span text:style-name="T12">utimur, hujus-<text:line-break/></text:span><text:span text:style-name="T12">modi </text:span><text:span text:style-name="T12">esu </text:span><text:span text:style-name="T12">Ad </text:span><text:span text:style-name="T12">cujusque </text:span><text:span text:style-name="T12">trium piperum 5 </text:span><text:span text:style-name="T12">quinquaginta<text:line-break/></text:span><text:span text:style-name="T12">abunde adduntur anisi, et thymi </text:span><text:span text:style-name="T12">et </text:span><text:span text:style-name="T12">zingiberis, singulo-<text:line-break/>rnm 3 </text:span><text:span text:style-name="T12">3; </text:span><text:span text:style-name="T12">et simplicissimum quidem hoc </text:span><text:span text:style-name="T12">esu Etiam hoc<text:line-break/></text:span><text:span text:style-name="T12">ipfo </text:span><text:span text:style-name="T12">magis </text:span><text:span text:style-name="T12">simplex, a quo detractum </text:span><text:span text:style-name="T12">zingiber </text:span><text:span text:style-name="T12">esu </text:span><text:span text:style-name="T12">Alte,<text:line-break/></text:span><text:span text:style-name="T12">rum vero est, quod ex iisdem conficitur: verum </text:span><text:span text:style-name="T12">ad cu-<text:line-break/></text:span><text:span text:style-name="T12">jusque trium piperum J quinquaginta reliquorum </text:span><text:span text:style-name="T12">cujus-<text:line-break/></text:span><text:span text:style-name="T12">que sedecim drachmarum injicitur pondus, nempe anisi,<text:line-break/>thymi et zingiberis: quo etiam ad proposita utimur<text:line-break/>commodissime. Debet autem, si haberi potest, anisum<text:line-break/>Cretense esse, thymum aut Atticum, </text:span><text:span text:style-name="T12">aut </text:span><text:span text:style-name="T12">plane ex editis<text:line-break/>loris ; et siccis: a quo. quicquid lignosum </text:span><text:span text:style-name="T12">est </text:span><text:span text:style-name="T12">quum cir-<text:line-break/>• cumcisum fuerit, coma ipsa una cum floribus injicietur.</text:span></text:p>
      <text:p text:style-name="P18"><text:span text:style-name="T12">Esto vero et piper, quod longum quidem est, integrum<text:line-break/>rninimeque foratum; aeque vero et zingiber; nam ambo<text:line-break/>perforari facile solent, Quin etiam non solum non per-</text:span></text:p>
      <text:p text:style-name="P16"><text:span text:style-name="T12">foratum, fed et verum illud, qnod ex barbaris affertur,<text:line-break/>piper esto; hic namque quod adulteratur; duplex est, al-<text:line-break/>terum, quod in Alexandria maxime praeparatur, alterum,<text:line-break/>quod herbae cujusdam germen' esu Qua vero maxime<text:line-break/>ratione internosci, quod adulterinum est, possit, ipse </text:span><text:span text:style-name="T12">do-<text:line-break/></text:span><text:span text:style-name="T12">cebo, tantisper praefatus, ne quis aut miretur, aut causam<text:line-break/>requirat, quarnobrem vel probandi medicamenti hic tra-<text:line-break/>dere rationem subiit, qui in medendi libris non temere<text:line-break/>id facere soleam. Siquidem lu illis cum medicis ipsis<text:line-break/>dumtaxat ago; hic vero etiam cum aliis universis, quos<text:line-break/>aliqui communi nomine philiatros vocant, qui scilicet </text:span><text:span text:style-name="T12">in<text:line-break/></text:span><text:span text:style-name="T12">primis disciplinis versantur, </text:span><text:span text:style-name="T12">quo </text:span><text:span text:style-name="T12">lutelligentiam suam exer-<text:line-break/>ceant. Porro his necesse non est nec in libris de sim-<text:line-break/>plicibus medicamentis, nec in opere de medicamentorum<text:line-break/>compositione esse exercitatis, multoque minus explorandi<text:line-break/>cujusque medicamenti peritiam habere. ' His itaque per-<text:line-break/>scribi cumulate talia omnia satius est, sicut paulo ante</text:span></text:p>
      <text:p text:style-name="P16"><text:span text:style-name="T12">de longo pipere tradere occoepi. Principio enim expe-<text:line-break/>riendum gustu est, diligenterque aestimandum, an piperis<text:line-break/>qualitates servet, postea in aquam mittendum; nam quod<text:line-break/>factitiurn est, si per diem tutnm in humore maceretur,<text:line-break/>lllico liquatur ac solvitur. Si ergo tum piperis ei qua-<text:line-break/>litas plane inest, nec maceratum resolvitur, estque (ut<text:line-break/>dictum est) minime foraminibus pertusum, piper id lon-<text:line-break/>gum idoneum judicabis. Nigrum vero nec exile, nec<text:line-break/>rugosum, nec crassi corticis esto, sed ex eo, quod ponde-<text:line-break/>rosum vocant, id, quod tum maximum, tum plenissimum<text:line-break/>est. Itenrque de albo simili modo eligatur, quod maxi-<text:line-break/>mum eft atque plenissimum. Deinde omnibus simul tus<text:line-break/>fis, et per tenue cribrum transmissis, mel optimum curi-<text:line-break/>ose despumatum admisceatur. Sane id odorum flavumque,<text:line-break/>praeterea acerrimum dulcissimumque fuerit, tum consi-<text:line-break/>stentia nec plane crassa, nec liquida, sed quae ita con-<text:line-break/>tinuitatem suam tueatur, ut, si digitum iu id dimiseris,<text:line-break/>post in sublime attollas, quod mellis ab eo defluit, lon-</text:span></text:p>
      <text:p text:style-name="P16"><text:span text:style-name="T12">gissima quasi linea sibi continuatum videas. Coquitur<text:line-break/></text:span><text:span text:style-name="T12">hoc recte, </text:span><text:span text:style-name="T12">aut </text:span><text:span text:style-name="T12">super </text:span><text:span text:style-name="T12">carbones, </text:span><text:span text:style-name="T12">aut </text:span><text:span text:style-name="T12">ligna omnino arida,<text:line-break/></text:span><text:span text:style-name="T12">quae etiam fumum non emittentia </text:span><text:span text:style-name="T12">vocanti Hoc igitur<text:line-break/>medicamentum dare </text:span><text:span text:style-name="T12">conveniet non </text:span><text:span text:style-name="T12">semel bisve quotidie,<text:line-break/>fed etiam saepe, siquidem mane, et ante cibum, et </text:span><text:span text:style-name="T12">post,<text:line-break/>etiam cubitum </text:span><text:span text:style-name="T12">euntibus recte </text:span><text:span text:style-name="T12">datur </text:span><text:span text:style-name="T12">cochlearii pleni </text:span><text:span text:style-name="T12">men-<text:line-break/></text:span><text:span text:style-name="T12">fura, atque hujus quidem, ut parris corporibus parvi et<text:line-break/>maximis </text:span><text:span text:style-name="T12">maximi</text:span><text:span text:style-name="T12">, </text:span><text:span text:style-name="T12">ita </text:span><text:span text:style-name="T12">mediis ad proportionem. Praeterea<text:line-break/>etiam zingiber, qnod </text:span><text:span text:style-name="T12">ex barbaris </text:span><text:span text:style-name="T12">affertur, </text:span><text:span text:style-name="T12">aceto macera-<text:line-break/></text:span><text:span text:style-name="T12">tum </text:span><text:span text:style-name="T12">assumere confert Est id </text:span><text:span text:style-name="T12">virentis herbae </text:span><text:span text:style-name="T12">radix ab<text:line-break/></text:span><text:span text:style-name="T12">avulsione statim, </text:span><text:span text:style-name="T12">in acetum conjecta. </text:span><text:span text:style-name="T12">Extinguitur enim<text:line-break/>ejusmodi </text:span><text:span text:style-name="T12">medicamentorum calor circa </text:span><text:span text:style-name="T12">ipsas </text:span><text:span text:style-name="T12">primas </text:span><text:span text:style-name="T12">venas,<text:line-break/>nec in totum </text:span><text:span text:style-name="T12">perfertur corpus, </text:span><text:span text:style-name="T12">veluti aliorum quorundam,<text:line-break/>cujusmodi id medicamentum est, quod diacalaminthes </text:span><text:span text:style-name="T22">vo-<text:line-break/>cant,</text:span><text:span text:style-name="T12"> </text:span><text:span text:style-name="T12">de quo </text:span><text:span text:style-name="T12">mox </text:span><text:span text:style-name="T12">uberius </text:span><text:span text:style-name="T12">agemus-</text:span></text:p>
      <text:h text:style-name="Heading_20_2" text:outline-level="2">Cap. VI.</text:h>
      <text:p text:style-name="P64"><text:span text:style-name="T12">Idcirco etiam oxyrneli his utilissimum est,<text:line-break/>ut prius diximus. Id ita praeparari debebit. Quum mel</text:span></text:p>
      <text:p text:style-name="P17"><text:span text:style-name="T12">optimum super carbones despumaveris, conjicies 'lu ipsum<text:line-break/>aceti tantum, unde gestanti nec acidum nimis, nec dulce<text:line-break/>videbitur; ac denuo super prunas coques, quoad plane<text:line-break/>unitae amborum qualitates sint, nec appareat gustanti<text:line-break/>acetum adhuc crudum: huic ab igne remoto usus tem-<text:line-break/>pore aquam admulcebis, ita nimirum temperans, ut vr-<text:line-break/>num. Ergo qui bibet; si nec de acore ejus queritur,<text:line-break/>nec dulcedine, assidue eo utatur; sin alterutro offenditur,<text:line-break/>adjecto, quod desideratur, rursus id coques. Neque enim<text:line-break/>eos probo, qui sub una quapiam mensura id conficiunt;<text:line-break/>qui mihi similiter iis affecti videntur, qui bibentes om-<text:line-break/>nes similiter aquam vino miscere censent, non adverten-<text:line-break/>tes, quibusdam utique, qui dilutiori insueverunt, caput sta-<text:line-break/>tirn, si vel pusillo meracius hauserint, tentari, quibus-<text:line-break/>darn, qui meraciore delectantur, stomachum, fi dilutius bis<text:line-break/>berint, subverti. Quum igitur in vino, tam familiari potu,<text:line-break/>ista contingant, multo sane' magis in oxyrnelite, utpote,</text:span></text:p>
      <text:p text:style-name="P19"><text:span text:style-name="T22">t</text:span></text:p>
      <text:p text:style-name="P16"><text:span text:style-name="T12">quam </text:span><text:span text:style-name="T12">vinum, tum minus familiari, tum magis forti,<text:line-break/>ipsa sequi par est. Satius ergo </text:span><text:span text:style-name="T12">sit </text:span><text:span text:style-name="T12">ex sumentis gustu,<text:line-break/>non nostro, judiriurn de modo facere, id esse sumentis<text:line-break/>naturae convenientissimum oxymelitis, quod utique est<text:line-break/>jucundissimum, proindeque etiam utile, contra ad-<text:line-break/>versissimum esse, quod injucundum. Ipsam tamen pri-<text:line-break/></text:span><text:span text:style-name="T12">mam </text:span><text:span text:style-name="T12">ipsorum rnixtionem, quo plurimis conveniat; ta-<text:line-break/>lem esse oportet: uni aceti parti mellis,- a quo detracta<text:line-break/>spuma sit, duplum est miscendum; deinde ambo in leni<text:line-break/>igne coquenda, donec eorum qualitates in unum coierint:<text:line-break/>ita enim nec acetum amplius crudum apparebit. Cum’<text:line-break/></text:span><text:span text:style-name="T12">aqua </text:span><text:span text:style-name="T12">vero statirn ita facies oxyrneli. Melli quadruplum<text:line-break/>optimae aquae miscebis, deiir coques modico igni, quoad<text:line-break/></text:span><text:span text:style-name="T12">spumare </text:span><text:span text:style-name="T12">desinat. Ac malum' quidem mel multam egerit<text:line-break/>spumam, quo etiam diutius coqui debebit. Optimum<text:line-break/></text:span><text:span text:style-name="T12">vero, </text:span><text:span text:style-name="T12">ut brevissimo tempore coquitur, ita minimum spu-<text:line-break/></text:span><text:span text:style-name="T12">mae </text:span><text:span text:style-name="T12">evomit, unde nec pari ei coctione est opus; pluri- </text:span><text:span text:style-name="T12">.<text:line-break/>mum </text:span><text:span text:style-name="T12">certe quartam partem ejus, quod ab initio est in-</text:span></text:p>
      <text:p text:style-name="P16"><text:span text:style-name="T12">ditum, amittit; post.vero dimidio aceti adjecto, rursus<text:line-break/>coquendum, donec qualitatum omnino fit unitas, nec<text:line-break/>acetum crudum etiam appareat. Conficitur sane oxyrneli<text:line-break/>etiam tribus statim ali luitio mixtis, ad hunc modum.<text:line-break/>Aceti uni parti additur messis duplum et aquae quadru-<text:line-break/>plum, atque haec ad tertiam partem coquuntur vel etiam<text:line-break/>quartam, spuma interim detracta. Quod si valentius id<text:line-break/>facere studes, tantundem injicies aceti, quantum mellis.<text:line-break/>Apomeli vero optimum ex aqua confiritur, bibiturque<text:line-break/>tota aestate refrigerantis vice. Potest vero, cui id libet,<text:line-break/>et ad -quam proposuimus affectionem, eo commode uti,<text:line-break/>potissimum ubi coacuit; id quod ei saepe contingit, alias<text:line-break/>magis, alias minus, utpote ex aqua confecto, non pluvia,<text:line-break/>sicut mulsa, scd qualibet; quanquam potest, qui volet,<text:line-break/>et ex pluria aqua id conficere, ipscque, si pluviam aquam<text:line-break/>probarem, id suaderem. Verum nec ipsam probo, et<text:line-break/>uihilp est deterius, si acescit, potissimum ad ea, quae</text:span></text:p>
      <text:p text:style-name="P16"><text:span text:style-name="T12">nunc, sunt proposita. Quin imo mediocriter etiam aci-<text:line-break/>dum, quod. saltem non omnino incuriose cst confectum.<text:line-break/>Sane cura conficiendi in eo cst, ut nec favus admodum<text:line-break/>sit vitiosus, coquaturque bene in fontana aqua, quae et<text:line-break/>pura sit et grata. Oportet enim expressum a fanis, mel<text:line-break/>eatenus in aqua coquere, quoad nulla inde spuma existat.<text:line-break/>Ergo tum hac utendum potione est, tum vero e vinis iis,<text:line-break/>quae leviter acescunt, nutriendum praeterea cibis est, qui<text:line-break/>citra calorein extenuent, ' cujusrn</text:span><text:span text:style-name="T12">odi </text:span><text:span text:style-name="T12">capparis est ex oxy-<text:line-break/>melite vel aceto et oleo sumpta. ad duos vel tres dies,<text:line-break/>ut dictum est. Quod si crudos jam succos satis attenua-<text:line-break/>tos speras, vinum dabis, </text:span><text:span text:style-name="T12">quod </text:span><text:span text:style-name="T12">et substantia sit tenue, </text:span><text:span text:style-name="T12">et<text:line-break/></text:span><text:span text:style-name="T12">colore fulvum&lt; albumve</text:span><text:span text:style-name="T12">: </text:span><text:span text:style-name="T12">hoc enim et ad succi bonitatem<text:line-break/>et concoctionem facit, illud urinam movet. Sunt </text:span><text:span text:style-name="T12">vero<text:line-break/></text:span><text:span text:style-name="T12">lu ltalia prioris generis Falernum et Surrentinum, po-<text:line-break/>sterioris Sabinum et • Albanum et Adrianum, in Asia<text:line-break/>vero prioris generis Lesbium et Ariusium, secundi</text:span></text:p>
      <text:p text:style-name="P16"><text:span text:style-name="T12">Titacazenum et Arsyinum. Atque haec exempli tantum<text:line-break/>gratia protulimus. Sunt autem et alia multa tum in Italia,<text:line-break/>tum in Asia et caeteris nationibus, quae his sunt similia,<text:line-break/>ex quibus facere delectum conveniet ad eas, quas dixi-<text:line-break/>mus, notas respicientes, nempe colorem ac substantiam,<text:line-break/>crassa vero et nigra rejicere, ut quae tum malum succum<text:line-break/>gignant,, tum tarde penetrent. Quod si his adhibitis me-<text:line-break/>lius habere se senserit, etiam lavare tum hominem de-<text:line-break/>bebis, ungereque ac molliter fricare. Ut vero primum<text:line-break/>urinae hypostafirn habuerunt, tum frictiones augere, tum<text:line-break/>ad consuetas .exercitationes paulatim reducere. Hoc tem-<text:line-break/>pore unguentis iis quoque utendum, quae per halitum<text:line-break/>evocent,, de quibus et ante mentionem scci, et in se-<text:line-break/>qnentibus faciam. Haudquaquam tamen in ejusmodi af-<text:line-break/>fectibus vomitu utendum suaserim, sicut nonnullis est vi-<text:line-break/>sum tum medicis, tum gymnastis, falsis (ut opinor) ex iis,<text:line-break/>quae a Philotimo et Praxagora de ejusmodi succorum<text:line-break/>curatione sunt soripta. Non enim, quum lassitudinum</text:span></text:p>
      <text:p text:style-name="P16"><text:span text:style-name="T12">affectus abundant, sed quum soli infestant, vomitus^<text:line-break/>eos expellunt; quippe quum nullum periculum sit, ne<text:line-break/>intro violentius revellatur aliquid eorum excrementorum,<text:line-break/>quae in </text:span><text:span text:style-name="T22">carne</text:span><text:span text:style-name="T12"> constitere, quemadmodum certe est, quum<text:line-break/>ambo redundant, et in primis venis cruda, et in solidis<text:line-break/>mordacia; caveri enim in talibus satius est utramque re- '<text:line-break/>vulsionem et foras crudorum, et intro mordacium. Sic-<text:line-break/>uti igitur in superioribus carimus, ne crudi succi foras<text:line-break/>traherentur, ita, ne mordaces revocentur intro, est utique<text:line-break/>cavendum. Praecipuae vero causae, cur foras deferantur,<text:line-break/>hae funt, exercitatio, et frictio, et balneum, ct fomenta<text:line-break/>calida, et unctio calefaciens, tum ex animi affectibus ira-<text:line-break/>cundia, et uno verbo omnia, quae succos, qui aIte in ani-<text:line-break/>mantis corpore sunt demersi, ad motum quoquo versus<text:line-break/>irritant. Cur autem intro ferantur, ea funt, quae utique<text:line-break/>prohibent foras ferri; talia funt ex iis, quae cuti vicina<text:line-break/>funt, et quae frigida funt, et quae adstringunt, ad haec<text:line-break/>quaecunque succos </text:span><text:span text:style-name="T22">introrsus</text:span><text:span text:style-name="T12"> attrahunt, aut alias quoqnec</text:span></text:p>
      <text:p text:style-name="P16"><text:span text:style-name="T12">modo ipsorum intro motum excitant, quorum sunt tristi-<text:line-break/>tla et horror quacunque de causa ortus</text:span><text:span text:style-name="T12">; </text:span><text:span text:style-name="T12">quippe quum<text:line-break/>ex calida </text:span><text:span text:style-name="T12">causa </text:span><text:span text:style-name="T12">et frigida tum horrorem gigni, tum<text:line-break/>etiam rigorem, qualem supra descripsimus, est ostensum;<text:line-break/>praeterea quae auditu viluve animo aut stuporem aut<text:line-break/>horrorem incutiunt. Haec itaque omnia devitanda tum<text:line-break/>funt, quum idem homo, puriter et lassitudinem sentit, et<text:line-break/>venas habet crustis succis refertas. Nam neque qui extra<text:line-break/>sunt recte intro revocantur, neque qui intus funt foras;<text:line-break/>imo, qui foris funt, leviter educendi per halitum funt,<text:line-break/>si quidem, quae vehementius id faciunt, etlanr eorum,<text:line-break/>quae intus funt, aliquid attrahunt. Qui vero intus sunt, '<text:line-break/>ii attenuandi coquendique funt, Quod si vel vomitu eos,<text:line-break/>vel alni dejectione educere violentius tentes, utique eo-<text:line-break/>rum, qui foris funt, aliquid intro rapueris. Neque accu-<text:line-break/>fandi funt Philotirni fectatores, si tali usi funt expulsione,<text:line-break/>ubi citra ullum alium affectum crudorum abundantia in<text:line-break/>primis venis constitit; quin potius nos ipsos assuefacere<text:line-break/>par est, ut veterum scripta diligentius luspiciamus. Ergo,</text:span></text:p>
      <text:p text:style-name="P16"><text:span text:style-name="T12">quibus intus crudi succi copia est, et foris lassitudinis<text:line-break/>Pensus, iis hyssopum in mulso coquens, non statim, nec .<text:line-break/>primo die, scd sequentibus dabis; vomitu vero abstinebis,<text:line-break/>veritus (ut diximus), ne quid excrementi externi intro<text:line-break/>rursum revocetur. Praxagoras vero ac Philotimus ratio-<text:line-break/>nabiliter post ejusmodi mulsum vomitum probant, pro--<text:line-break/>pterea quod crudos citra lassitudinem succos emant.</text:span></text:p>
      <text:h text:style-name="Heading_20_2" text:outline-level="2">Cap. VII.</text:h>
      <text:p text:style-name="P64"><text:span text:style-name="T12">Caeterum quoniam de his abunde dictum<text:line-break/>est, tempus monet reliquum aggrediamur affectum, in quo<text:line-break/>cum ulceroso sensu etiam crudorum conia in corporis<text:line-break/>habitum est recepta. Accidunt haec in iis maxime ne-<text:line-break/>gotiorum circumstantiis, in quibus aut calor, aut irnrno-<text:line-break/>dicus labor crudos succos a venis in carnem rapit, idque<text:line-break/>iis, qui nullam ad praesens recentem cruditatem contraxe-<text:line-break/>runt. Quippe haec si adsit, universum ita corpus crudis<text:line-break/>succis replebitur. Quemadmodum vero hunc affectum </text:span><text:span text:style-name="T12">cu-<text:line-break/></text:span><text:span text:style-name="T12">rare oporteat, etiam postea dicetur </text:span><text:span text:style-name="T43">α </text:span><text:span text:style-name="T12">nobis. Verum quo-</text:span></text:p>
      <text:p text:style-name="P16"><text:span text:style-name="T12">niam compositum omne posterius simplici est, praestat<text:line-break/>(arbitror) reliquum simplicem affectum prius expedire,<text:line-break/>ac delude ad compositos ventre, quanquam ne hunc qui-<text:line-break/>dem omnino simplicem oportet existimare, scd nt inter<text:line-break/>lassitudines sua sponte ortas simplicem. Proposito namque<text:line-break/>nobis affectu, qui lassitudinem excitat, adjicimus illi reli-<text:line-break/>quos: scd quia in mixtione alias simplex unaque affectio<text:line-break/>additur, alias composita, ita simplicem appellavimus<text:line-break/>hanc, de qua nunc agimus. Esto igitur crudi succi copia<text:line-break/>in solidis animalis partibus, non in venis; cui accedat<text:line-break/>ulcerosae lassitudinis in his ipsis affectus; quippe talis<text:line-break/>erat ea hypolhesis, de qua luter initia sermonis loqui in-<text:line-break/>stitueramus. Sicuti igitur, in quorum venis et praecipue<text:line-break/>in primis crudorum copia erat, iis esse a calidis caven-<text:line-break/>vendum censuimus, veriti, ne,ejusmodi succi iu habitum </text:span><text:span text:style-name="T12">।<text:line-break/></text:span><text:span text:style-name="T12">corporis pertraherentur, ita nunc id timere non oportet<text:line-break/>Ergo danda his suut, quae vel ad cutim usque calorem<text:line-break/>suum transmittunt, fricaudumque largiter oleo, quod re-</text:span></text:p>
      <text:p text:style-name="P16"><text:span text:style-name="T12">laxandi vim habeat, ac potissimum mane, quum surgunt<text:line-break/>a somno; nam hujusmodi frictio simul concoquit crudum<text:line-break/>succum, et corpoream molem animantis nutrit. Quie-<text:line-break/>scendum vero post haec diu est, siquidem probe sint cef-<text:line-break/>sura.t Sane multo </text:span><text:span text:style-name="T12">evidentius </text:span><text:span text:style-name="T12">efficiant, , cujus gratia fiunt,<text:line-break/>si homo exiguum cibum pridie sumpserit, nec aliud a<text:line-break/>coena bibat, quam vinum, quod fulvum sit ac tenue.<text:line-break/>Nec vero illico exercitandum assidue et vehementer est,<text:line-break/>necubi, imprudentes crudo adhuc succo ‘nutriri corpus<text:line-break/>cogamus. Utilius itaque fuerit mane largius fricare, et<text:line-break/>post id diu quiefcere, ac modice inambulare, tum denuo<text:line-break/>multa uti frictione, et balneo modice calido, praeterea<text:line-break/>alimentis, quae et boni sint succi, et minime glutinofa.<text:line-break/>Eorum materia fupra jam dicta est, ubi ptisanam ad<text:line-break/>talia laudavi, et pisces faxatiles, et aves monticolas.<text:line-break/>Apti cibi funt et qui attenuant, de quibus fcripsimus<text:line-break/>uno libro. Nlec est quod verearis, ne calorem• vehemen-<text:line-break/>ter accendas, quin imo medicamen, quod diacalaminthen</text:span></text:p>
      <text:p text:style-name="P16"><text:span text:style-name="T12">vocant, audacter dabis. Est vero compositio ejus hu-<text:line-break/>jusmodi. Accipe calaminthes, et pulegii, et petrose-<text:line-break/>lini, et</text:span><text:span text:style-name="T28">1</text:span><text:span text:style-name="T12"> seseleos, cujusque uncias duas, seminis apii,<text:line-break/>cacuminum thymi, utriusque uncias quatuor, ad haec<text:line-break/>libystici uncias xvr, piperis vero octo et quadraginta.<text:line-break/>Ac piper quidem esto, quou ponderosum appellant, seseli<text:line-break/>vero Massiliense", petroselinum Macedonicum, hujusque<text:line-break/>praecipue, Astreoticum, calaminthe et pulegium potissi-<text:line-break/>mum ex Creta, sin minus, certe ex regionibus editis et<text:line-break/>siccis, simili ratione et thymum. Atque herbarum qni-<text:line-break/>dem’ quicquid lignosum durnmque est, id abjiciendum,<text:line-break/>accipienda vero ad medicamenta folia, atque ex his ma-<text:line-break/>xime quae, subtilissima virentissimaque funt atque in<text:line-break/>summis herbis nata, ad haec flores, et quae cum iis sunt<text:line-break/>una, minutissimae tenuissimaeque festucae. Haec omnia<text:line-break/>simul tundenda cribrandaque sunt tenui cribro; quippe<text:line-break/>ejusmodi medicamenta iu totum corporis habitum maxi-<text:line-break/>me distribuuntur, veluti e diversu crassiora in ventre</text:span></text:p>
      <text:p text:style-name="P16"><text:span text:style-name="T12">haerent, ut quae angusia venarum oscula subire nequeant.<text:line-break/>Quamobrem etiam medicamentum, quod Drospoliticon<text:line-break/>vocant, cujus in hoc libro antea mentionem feci, cras-<text:line-break/>fum facere soleo, quoties dejicere alvum per id studeo.<text:line-break/>Quidam vero id non intelligens</text:span><text:span text:style-name="T12">, </text:span><text:span text:style-name="T12">quum tenuissimum mi-<text:line-break/>nutissirnumque instar pollinis fecisset, ut alvo dejiciendae<text:line-break/>niliil contulit, sed urinam plane multam movit, mecum<text:line-break/>rem communicavit, miratus ac sciscitans eventus ejus<text:line-break/>veram causam. Ipse enim arbitrari fe ajehat, hominis<text:line-break/>propriam et peculiarem temperiem (nam ita appellabat)<text:line-break/>ejus, quod inciderat, causam esse: ut vero propriam cau-<text:line-break/>sam didicit esse compositionis rationem, postmodum aliter<text:line-break/>composuit meliore successu. </text:span><text:span text:style-name="T12">Ac </text:span><text:span text:style-name="T12">linius quidem praecepti<text:line-break/>in omnium medicamentorum compositione meminisse ex-<text:line-break/>pediti propositum vero'in- praesenti medicamentum om-<text:line-break/>nia prorsus subtilia postulat, quo facile in omnem cor-<text:line-break/>poris partem digerantur feranturque. Miscendum vero’<text:line-break/>bis ita praeparatis est mel optimum curiuse despumatum.</text:span></text:p>
      <text:p text:style-name="P16"><text:span text:style-name="T12">Porro usus ejus erit post matutinam frictionem, et ante<text:line-break/>exercitationem et balneum. Licet et sine admixto melle<text:line-break/>siccum medicamentum reponere, eoque salis vice prae-<text:line-break/>parati ad obsonia uti. Licet et in ptisanam veluti ace-<text:line-break/>tum injicere, vel ejusmodi aliquid pro pipere. Non<text:line-break/>modo autem siccum ipsum medicamentum falis ritu lu<text:line-break/>vario est usu, sed etiam quum melli est admixtum; si-<text:line-break/>quidem id quoque potest cum aliquo cibo mixtum<text:line-break/>fumi, ita ut jucundum utenti fit. Post cibum tamen<text:line-break/>nunquam nec. hoc medicamentum, nec aliud ullum, quod<text:line-break/>ad distributionem vehementiorem faciat, sumendum est:<text:line-break/>non enim distribui tunc, sed concoqui, quae sumpta sunt,<text:line-break/>est,utilius. Melius itaque sit iis, qni externo aliquo prae-<text:line-break/>sidio ad concoctionem egent, hoc tempore exhiberi' me-<text:line-break/>dicamenturn, cujus compositionem ante exposui-: voco au-<text:line-break/>tem ipsum diatrionpeperemn simplex. Quin etiam ipsum<text:line-break/>piper potioni inspersum percommodum est ad ea, de<text:line-break/>quibus agimus; quod si qua fortasse major necessitas luci-</text:span></text:p>
      <text:p text:style-name="P16"><text:span text:style-name="T12">derit, etiam quod ex succo mali cydonii conficitur, cujus<text:line-break/>omnem compositionem viresque diligenter in sequentibus<text:line-break/>explicabimus. Verum ad ea, quae nunc agimus, omnium,<text:line-break/>quae mllri cognita sunt, optimum medicamentum est dia-<text:line-break/>calamluthes: nam et crassa lentaque attenuat, et per<text:line-break/>halitum educit, et urinas movet, et mulieribus menses.<text:line-break/>Est autem usu quoque jucundissimum, praesertim quum<text:line-break/>liberalius mel accepit: quo tempore coqui largius postu-<text:line-break/>lat. Qui vero aversantur dulcia et mel fugiunt, (nam<text:line-break/>ejusmodi quoque naturas invenias,) iis parum in compo-<text:line-break/>sitione miscebis. Sane melius his quoque fuerit, si lar-<text:line-break/>gius coquatur; nam et minus est eo pacto dulce, et mi-<text:line-break/>nus stomachum eorum, qui a melle naturaliter abhorrent,<text:line-break/>subvertit. Atque omnia quidem hujusmodi vel ante no-<text:line-break/>stram admonitionem sibi ipsi quis excogitabit, unum scili-<text:line-break/>cet ubique destinans, nempe ut, quoad fieri licet, jucun-<text:line-break/>dissimum fiat medicamentum, scd. tamen virium ejus uti-<text:line-break/>litate servata: non enim haec, dum voluptati indulge-</text:span></text:p>
      <text:p text:style-name="P16"><text:span text:style-name="T12">mus, solvi jubeo. Ubi igitur circiter duos vel tres pri-<text:line-break/>mos dies ita praeparatus homo est, non incommodum<text:line-break/>fuerit etiam consuetis eum exercitationibus. admovere,<text:line-break/>animadversis prius tum coloris bonitate, tum aliis notis,<text:line-break/>quae iu praecedentibus sunt comprehensae. Nam si orn-<text:line-break/>nia commode sc habere videntur, plene exercendus est;<text:line-break/>sin nrinus, etiam ante mediocritatem desistet, ac in prius<text:line-break/>dictis tum victu, tum medicamentis eo die habendus,<text:line-break/>postridie rursus exercitationi dandus, super iisdem tum<text:line-break/>notis, tum scopis, ut, quum omnia ex sententia commo-<text:line-break/>daque appareant, ad eandem victus rationem revoces, cui<text:line-break/>ante insuerit, quam lassitudinis symptomate urgeretur.</text:span></text:p>
      <text:h text:style-name="Heading_20_2" text:outline-level="2">Cap. VIII.</text:h>
      <text:p text:style-name="P64"><text:span text:style-name="T12">Quoniam vero et acopo, quod ex abie-<text:line-break/>te fit, uti expedit iis, qui in carne et tota corporis mole<text:line-break/>succos congesserunt, qui aut concoqui desiderent, aut per<text:line-break/>halitum digeri, non ahs re fuerit ejus quoque composi-<text:line-break/>tionem apponere,. Est igitur abietis maturissimum, femen</text:span></text:p>
      <text:p text:style-name="P16"><text:span text:style-name="T12">circa Arcturi emersum, quo tempore Romae September<text:line-break/>mensis est, apud nos vero Pergami Hyperberetaeus, Athe-<text:line-break/>nis Mysteria. Id semen conjicere oportet </text:span><text:span text:style-name="T12">lu </text:span><text:span text:style-name="T12">oleum </text:span><text:span text:style-name="T12">quo-<text:line-break/></text:span><text:span text:style-name="T12">libet anni tempore, nullum enim in ea </text:span><text:span text:style-name="T12">re </text:span><text:span text:style-name="T12">discrimen </text:span><text:span text:style-name="T12">esu<text:line-break/></text:span><text:span text:style-name="T12">Melius tum en fuerit, si id contundas prius, quam injicias;<text:line-break/>ita enim citius oleum fua qualitate vique inficiet Et<text:line-break/>erit id </text:span><text:span text:style-name="T12">spatium </text:span><text:span text:style-name="T12">dierum minimum quadraginta. </text:span><text:span text:style-name="T12">Nos </text:span><text:span text:style-name="T12">vero<text:line-break/>saepe et tresr et quatuor, etiam multo plures menses<text:line-break/>macerari permisimus: sic deinde femen . abjecimus , humi-<text:line-break/>dum vero linteo percolavimus. Esto vero ejus generis<text:line-break/></text:span><text:span text:style-name="T12">oleum, </text:span><text:span text:style-name="T12">cui relaxandi vis insit: cujusmodi in Italia Sabi-<text:line-break/></text:span><text:span text:style-name="T12">num </text:span><text:span text:style-name="T12">est. Conjicies autem in quinque et viginti heminas<text:line-break/></text:span><text:span text:style-name="T12">ejus </text:span><text:span text:style-name="T12">seminis abietis modium </text:span><text:span text:style-name="T12">Italicum. </text:span><text:span text:style-name="T12">Esto </text:span><text:span text:style-name="T12">autem </text:span><text:span text:style-name="T12">et<text:line-break/></text:span><text:span text:style-name="T12">hemina </text:span><text:span text:style-name="T12">ipsa Italica, quam utique et libram nominant.<text:line-break/></text:span><text:span text:style-name="T12">Ubi vero </text:span><text:span text:style-name="T12">maceratum in eo semen fuerit, </text:span><text:span text:style-name="T12">multo </text:span><text:span text:style-name="T12">plane<text:line-break/></text:span><text:span text:style-name="T12">minus </text:span><text:span text:style-name="T12">redditur. Ei igitur, quod reliquum </text:span><text:span text:style-name="T12">est, </text:span><text:span text:style-name="T12">idoneus<text:line-break/></text:span><text:span text:style-name="T12">cerae </text:span><text:span text:style-name="T12">modus erit, si quatuor </text:span><text:span text:style-name="T12">libras </text:span><text:span text:style-name="T12">immiseris, resinae</text:span></text:p>
      <text:p text:style-name="P16"><text:span text:style-name="T12">vero abietinae </text:span><text:span text:style-name="T12">libras </text:span><text:span text:style-name="T12">unius partem </text:span><text:span text:style-name="T12">tertiam: id </text:span><text:span text:style-name="T12">aeqnat<text:line-break/>drachmas triginta </text:span><text:span text:style-name="T12">duas: injicies </text:span><text:span text:style-name="T12">vero et pineae resinae<text:line-break/>tantundeni. Quod' </text:span><text:span text:style-name="T12">si </text:span><text:span text:style-name="T12">harum </text:span><text:span text:style-name="T12">copia </text:span><text:span text:style-name="T12">non </text:span><text:span text:style-name="T12">fit, </text:span><text:span text:style-name="T12">earum loco<text:line-break/>terebinthina utendum. Coques vero commodius haec in<text:line-break/>vase duplici, aut certe igni lento, qualis prunarum est:<text:line-break/>quae tamen nec ipiae multae esse debent. Medicamen<text:line-break/>hoc aptissimum est ad omnem lassitudinem, seu sponte<text:line-break/>ortam; seu haud sponte contractam. Utile sane medi-<text:line-break/>camentum est </text:span><text:span text:style-name="T12">et </text:span><text:span text:style-name="T12">quod ex populi floribus fit: Id tale est.<text:line-break/>Ex floribus populi adhuc conniventibus modius Italicus<text:line-break/>in quindecim aut viginti libras Sabini olei immittitur.<text:line-break/>Si id praesto non est, simile aliquod praeparandum<text:line-break/>oleum esu Dictum vero in praecedentibus est, simile esse,<text:line-break/>quodcunque tenue est nec ullam adstringendi vim habet.<text:line-break/>Magis vero ad rem pertinebit et si modice contritum<text:line-break/>ipsum florem in oleum conjicias. Quod si quotidie medi-<text:line-break/>camentum dimovebis, idque potissimum quum sol serve-<text:line-break/>bit, ac in domo calida repones, celerius ita magisque</text:span></text:p>
      <text:p text:style-name="P16"><text:span text:style-name="T12">tum qualitas populi, tum vis in oleum migrabit. Itaque<text:line-break/>post duos' tresve menses potes; flores quum expresseris </text:span><text:span text:style-name="T12">at-<text:line-break/></text:span><text:span text:style-name="T12">que ipsus abjeceris, habere oleum, quod sine, ulla mor-<text:line-break/>sione per halitum digerat, idque nihilominus quam abie-<text:line-break/>tinum.: Quin etiam cerae et resinae tantundem injicere<text:line-break/>licet, quantum paulo ante in id, - quod ex </text:span><text:span text:style-name="T12">abiete confici<text:line-break/></text:span><text:span text:style-name="T12">diximus. Si quando vero humidum id, quod expressum.<text:line-break/>est, crassius videbitur, sat fuerit vel quintam partem • </text:span><text:span text:style-name="T22">cerae•<text:line-break/>adjici,</text:span><text:span text:style-name="T12"> nedum quartam. Ego vero etiam sextam me ad-<text:line-break/>didisse scio, et oleum crassum erat effectum, et qui«usu-<text:line-break/>rus erat, liquidiore medicamento delectabatur. Nonnulli-<text:line-break/>diu macerari tum flores, tum.semina non ferentes, paT-<text:line-break/>tim ea percoquere in oleo coguntur, partim aquam in-<text:line-break/>jicere,- utique qui cautiores sunt, quo videlicet nec tor-<text:line-break/>reantur, quae suut injecta, nec oleum ustionem odore </text:span><text:span text:style-name="T22">resc<text:line-break/></text:span><text:span text:style-name="T12">ferat Qui vero his magis sunt curiosi, in duplicibus ii<text:line-break/>vasis coquunt: hoc fit, quum in lebete, in quo sit aqita</text:span></text:p>
      <text:p text:style-name="P25"><text:span text:style-name="T12">qAJ.SNtts T(«, vi.<text:tab/>. T</text:span></text:p>
      <text:p text:style-name="P16"><text:span text:style-name="T12">fervens, inseritur exiguum vasculum, in quod oleum de-<text:line-break/>bet infundi. Id quod sane nos facimus, non tamen ad<text:line-break/>femina floresve coquendos , (quippe hac coctione minime<text:line-break/>egemus, .propterea quod ea diu maceramus,) fed tum,<text:line-break/>quum in cousiciendo medicamento ceram et resinas liqua-<text:line-break/>re in- lebete paramus. Qui vero celerius ea praeparare<text:line-break/>cogitur, hunc necesse est et, ut praedictum est, praeco-<text:line-break/>quere, etj ne torreantur, aquam vinumve injicere. Atque<text:line-break/>ad ea quidem, de quibus nunc agitur, utilior aqua est,<text:line-break/>vinum vero- ad podagricos affectus et uno verbo arti-<text:line-break/>culares. Porro sufficit tantulum aquae admisceri, quan-<text:line-break/>tum coquendo totum vanescet. Is modus erit, fi quadru-<text:line-break/>plum ejus aut quintuplum oleum sit. Ergo et haec me-<text:line-break/>dicamenta, succos, quicunque non admodum crassi nec<text:line-break/>lenti in carne cuteque resident, dissolvunt, et ad haec,<text:line-break/>quod ex chamaemelo fit oleum, timi ipsum solum, tum<text:line-break/>vero cera resinaque adjectis. Quorum modus hic quoque</text:span></text:p>
      <text:p text:style-name="P16"><text:span text:style-name="T12">satis erit idoneus, </text:span><text:span text:style-name="T12">si </text:span><text:span text:style-name="T12">cerae pars quarta, resinae'duodecima’<text:line-break/>fit immixta. Si cui vero nullius horum, quae memoravi-<text:line-break/>mus, oleorum copia sit, huic anethinum praeparasse est;<text:line-break/>facillimum. Potest vero et id medicamentum per hali-<text:line-break/>tum digerere, sive solo eo, sive cum cera resinaque utare.<text:line-break/>Danda vero opera est, ut in vase duplici anethinum eo-<text:line-break/>quatur, utiliusque fuerit, si anethum viride fit. Quod<text:line-break/>utique, si quo tempore requiris, competet, maturum<text:line-break/>id esto. Jam sampsychluum oleum hyeme </text:span><text:span text:style-name="T12">et </text:span><text:span text:style-name="T12">regione<text:line-break/>frigida ac tempestate simili idoneum medicamentum esu<text:line-break/></text:span><text:span text:style-name="T12">Habeto </text:span><text:span text:style-name="T12">vero ceram ac resinam id quoque, si </text:span><text:span text:style-name="T12">praesertim<text:line-break/>manere- </text:span><text:span text:style-name="T12">id super uncto corpore diutius studes. Simili<text:line-break/></text:span><text:span text:style-name="T12">ratione </text:span><text:span text:style-name="T12">rosmarinum herba oleo incoquenda. Quod si nec<text:line-break/></text:span><text:span text:style-name="T12">ea sit ad </text:span><text:span text:style-name="T12">manum, betae albae radix, et cucumeris agre-<text:line-break/></text:span><text:span text:style-name="T12">stis, et </text:span><text:span text:style-name="T12">althaeae, et vitis albae efficaciter dissolvunt, ubi<text:line-break/></text:span><text:span text:style-name="T12">suam ipsae </text:span><text:span text:style-name="T12">qualitatem viresque in oleo aliquo similis fa-<text:line-break/></text:span><text:span text:style-name="T12">cidtatis </text:span><text:span text:style-name="T12">dimiserunt. Quodcunque vero sic praeparatum<text:line-break/></text:span><text:span text:style-name="T12">oleum est, </text:span><text:span text:style-name="T12">in id si vel ceram solam, vel eum ea resinant</text:span></text:p>
      <text:p text:style-name="P16"><text:span text:style-name="T12">injicere voles, rion solum pulcherrimum,- fed etiam<text:line-break/>qnod- diu adhaereat unguentum saries. Abunde .autem<text:line-break/>omnino erit, fi cerae quartam, partem, resinae duodeci-<text:line-break/>mam injeceris. Si vero etiam duas resinas injicies, nem-<text:line-break/>pe abietinam ac pineam , - aut tertiam super has terebin-<text:line-break/>thinam, aut etiam, hae si desint, liquidam piceam </text:span><text:span text:style-name="T12">reli-<text:line-break/></text:span><text:span text:style-name="T12">nam , sic quoque medicamentum feceris, quod dissolvendi<text:line-break/>vim habeat: jam hae si desint, aut ea quae in fictilibus<text:line-break/>habetur picea miscenda, aut quani frixam dicunt- </text:span><text:span text:style-name="T12">Nec<text:line-break/></text:span><text:span text:style-name="T12">ignoro tamen has fupradictis imbecilliores, caeterum </text:span><text:span text:style-name="T12">non<text:line-break/></text:span><text:span text:style-name="T12">omnino contemnendas.</text:span></text:p>
      <text:h text:style-name="Heading_20_2" text:outline-level="2"><text:span text:style-name="T1">C</text:span>ap. IX.</text:h>
      <text:p text:style-name="P64"><text:span text:style-name="T12">Quum vero reliquus lassitudinis affectus<text:line-break/>sit, in quo supra ulcerofum sensum copia crudorum </text:span><text:span text:style-name="T12">in<text:line-break/></text:span><text:span text:style-name="T12">toto corpore congesta est, de' hoc quoque dicendum </text:span><text:span text:style-name="T12">est.<text:line-break/>Nec </text:span><text:span text:style-name="T12">est inventu difficile, quemadmodum emendetur, </text:span><text:span text:style-name="T12">si<text:line-break/></text:span><text:span text:style-name="T12">quis ea, quae nicta sunt, sequatur. Si enim alicubi in </text:span><text:span text:style-name="T12">pri-<text:line-break/></text:span><text:span text:style-name="T12">mis venis crudi, succi copia est,- dissecandum nobis </text:span><text:span text:style-name="T12">eum<text:line-break/></text:span><text:span text:style-name="T12">esse concoqucndumque diximus, caventibus scmper, </text:span><text:span text:style-name="T12">ne iu</text:span></text:p>
      <text:p text:style-name="P16"><text:span text:style-name="T12">I</text:span></text:p>
      <text:p text:style-name="P19"><text:span text:style-name="T12">habitum corporis traducatur; ubi vero in extremis venis<text:line-break/>et-corporis habitu resedit, et </text:span><text:span text:style-name="T12">concoquendum pariter, </text:span><text:span text:style-name="T12">et<text:line-break/>per habitum resolvendum. Nimirum, quibus ambo luci-<text:line-break/>derunt, in iis ambae rationes .sunt milcendae; atque id,<text:line-break/>siquidem pari noxa 'urgere videbuntur, aequali utriusque<text:line-break/>respectu; sin alterum praegravat, utique totius curationis<text:line-break/></text:span><text:span text:style-name="T12">studio </text:span><text:span text:style-name="T12">iii id.propenso, nec tamen altero, quod minus est,<text:line-break/>neglecto. Miicebis autem utriusque curationem ad hunc<text:line-break/></text:span><text:span text:style-name="T12">modum; </text:span><text:span text:style-name="T12">non enim abs re fuerit exemplo aliquid de<text:line-break/></text:span><text:span text:style-name="T12">hoc </text:span><text:span text:style-name="T12">egisse. Suasimus iis., quibus in primis maxime venia<text:line-break/></text:span><text:span text:style-name="T12">crudi </text:span><text:span text:style-name="T12">succi.congesta copia est, .simplici diatrionpepereoin<text:line-break/>medicamento Juti.</text:span><text:span text:style-name="T12">. </text:span><text:span text:style-name="T12">Ergo, si non modo in his,.sed etiam<text:line-break/></text:span><text:span text:style-name="T12">in omnibus </text:span><text:span text:style-name="T12">verris sil, snperque </text:span><text:span text:style-name="T12">in </text:span><text:span text:style-name="T12">ipsa carne, lu princi-<text:line-break/></text:span><text:span text:style-name="T12">pio curationis ipso </text:span><text:span text:style-name="T12">diatrionpeperemn utendum,. . sed cui<text:line-break/></text:span><text:span text:style-name="T12">admixtum petroselini tantum </text:span><text:span text:style-name="T12">sit, </text:span><text:span text:style-name="T12">quantum </text:span><text:span text:style-name="T12">anisi et thymi<text:line-break/></text:span><text:span text:style-name="T12">et zingiberis </text:span><text:span text:style-name="T12">habebat; post primum vero diem, magisque<text:line-break/></text:span><text:span text:style-name="T12">etiam post </text:span><text:span text:style-name="T12">secundum miscendum eidem est aliquid dia-<text:line-break/></text:span><text:span text:style-name="T12">calarninthes; </text:span><text:span text:style-name="T12">mox vero partes aequae miscendae; proce-</text:span></text:p>
      <text:p text:style-name="P16"><text:span text:style-name="T12">dente </text:span><text:span text:style-name="T12">deinde </text:span><text:span text:style-name="T12">tempore, ipsius diacalaminthes plus adden-<text:line-break/>dum; ad extremum vero etiam solum exhibebitur. Ad<text:line-break/>eundem modum et in reliqua omni victus ratione, quo-<text:line-break/>ties pares affectus sunt, miscendae eorum medendi ratio-<text:line-break/>nes suut, scd ita tamen, ut inter initia potiores medendi<text:line-break/>partes iis praestentur,- quae in primis continentur venis,<text:line-break/>in fine vero iis, quae ia carne; medio inter haec tem-<text:line-break/>pore ambae rationes aequabiliter miscebuntur. Haec igis<text:line-break/>tur dicta </text:span><text:span text:style-name="T22">'a</text:span><text:span text:style-name="T12"> nie sunt, </text:span><text:span text:style-name="T22">et</text:span><text:span text:style-name="T12"> patere jam arbitror, qua ratione<text:line-break/>corrigere oporteat, quod peccatum in succis est prius,<text:line-break/>quam hominem morbus occupet. Ex iis enim, quae in<text:line-break/>ulceroso affectu retulimus, quum adjunctus vitioso succo<text:line-break/>est, ratiocinari licet et de'alio quovis, quum solus con-<text:line-break/>sti terit.</text:span></text:p>
      <text:h text:style-name="Heading_20_2" text:outline-level="2">Cap. X.</text:h>
      <text:p text:style-name="P64"><text:span text:style-name="T12">Ac de primo quidem lassitudinum genere,<text:line-break/>in quo punctionis quidem sensus omnes animalis partes<text:line-break/>infestat, ac caeteris vitiosi succi redundantiis, quae cor-<text:line-break/>pori vel solae vel cum lassitudine accedunt, ferme dixi-<text:line-break/>mus universa; de ea vero lassitudine; quae a nobis ten-</text:span></text:p>
      <text:p text:style-name="P16"><text:span text:style-name="T12">siva est appellata, deinceps agamus. Atque hanc quidem,<text:line-break/>quum citra exercitationem constiterit, abundantiam in-<text:line-break/>dicare aliquam, quae, </text:span><text:span text:style-name="T12">solidas </text:span><text:span text:style-name="T12">animalis partes distendat,<text:line-break/>tum aliis quibusdam probatis visum est medicis, tum non<text:line-break/>lu postremis Erafistrato. Ubi vero sanguinis redundantia<text:line-break/>gravat, dictum (puto) supra est, optimum esse, 'veI ver<text:line-break/>nam incidere, vel malleolum scarificare. Resumendus<text:line-break/>vero idem et nunc sermo est yel Erafistrati causa, qui<text:line-break/>nec in alio quovis, neque vero lu hoc affectu sanguinis<text:line-break/>detractione est usus. Ac quod in saluberrima quidem<text:line-break/>natura, de qua sermo habetur, liceat alia quoque ratione<text:line-break/>ejusmodi redundantiam emittere, dictum supra est. ln<text:line-break/>vitiosis namque, “in quibus videlicet vel in cerebrum<text:line-break/></text:span><text:span text:style-name="T12">vel </text:span><text:span text:style-name="T12">in spiritus insuumenta excrementum’, defertur, quan-<text:line-break/>tum discrimen aditui; si, sanguinis detractione omissa,<text:line-break/></text:span><text:span text:style-name="T12">alia </text:span><text:span text:style-name="T12">vacuandi ratione utarc, dicetur alicubi in sequenti-<text:line-break/></text:span><text:span text:style-name="T12">bus </text:span><text:span text:style-name="T12">libris, ubi de vitiosis corporum statibus agemus<text:line-break/></text:span><text:span text:style-name="T12">Sed </text:span><text:span text:style-name="T12">et dictum jam est in libro, quem De sanguinis mii-</text:span></text:p>
      <text:p text:style-name="P16"><text:span text:style-name="T12">,sicnc scripsimus contra, Erasistratum i quo minus hoc loco<text:line-break/>longior de liis habendus, sermo .est, sed ad reliquum et<text:line-break/>tertium lassitudinis geniis, quum sponte oratur, transeun-<text:line-break/>dn.m,;;;quod in superioribus phlegmones similitudinem rev'<text:line-break/>praefentare dixinnis; et.propter doloris magnitudinem, et<text:line-break/>xpuod </text:span><text:span text:style-name="T37">;</text:span><text:span text:style-name="T12"> cum evidenti' calo.re etiam musculos in majorem<text:line-break/>gpnipm; attollat... • Haec lassitudo ne. paucis, quidem horis,<text:line-break/>nvj.um duobus tribnsve. diebus eodem tenore consistit,<text:line-break/>.prout Erafistrato placet; sed statim sebrem accendit vehe-<text:line-break/>meiitissinmin,, nili faiiguinis detractione malo prius’ sit ocr<text:line-break/>curium. Quin, etiam calidissimus est in hujusmodi lassi-<text:line-break/>tijdine sanguis, ej usque plurimum, detrahi postulant;,, qni ea<text:line-break/>premuntur, sere omucs.. -Non pauci vero eorum febrici-<text:line-break/>tant;,. etiamsi sanguinem detraxeris. Itaque nec cunctari,<text:line-break/></text:span><text:span text:style-name="T22">uen parum</text:span><text:span text:style-name="T12"> detrahere, convenit,. sed et mature educere,<text:line-break/>ac,</text:span><text:span text:style-name="T37">;</text:span><text:span text:style-name="T12"> nisi quid- aliud vetat,, ad animi desectum psque;<text:line-break/>Qptiunun, vcrq.fuerit bis eodem die, si fieri potest, de-<text:line-break/>trabere. Ac primum quidem ita mittere expedit, ut . lu</text:span></text:p>
      <text:p text:style-name="P16"><text:span text:style-name="T12">animi defectum homo non incidat;</text:span><text:span text:style-name="T12">. </text:span><text:span text:style-name="T12">secundo vero ne ani-<text:line-break/>ini desectus-ipse quidem est formidandus; quippe qui pri-<text:line-break/></text:span><text:span text:style-name="T12">.ore, </text:span><text:span text:style-name="T12">detractione.resolutus est, secundam . sustinere haud<text:line-break/>poterit, in hac ,</text:span><text:span text:style-name="T12">vero </text:span><text:span text:style-name="T12">si quid tale.homini incidit, facile<text:line-break/>revocabitur.; </text:span><text:span text:style-name="T37">{</text:span><text:span text:style-name="T12">.Qui 'vero sic affecti sanguinem non emrsc-<text:line-break/>rinvj.lii si;evaserint, utique fortunae beneficio id acce-<text:line-break/></text:span><text:span text:style-name="T12">-ptuin; </text:span><text:span text:style-name="T12">ferent; fed nec evadent, nisi, alia quapiam ratione<text:line-break/></text:span><text:span text:style-name="T12">jleventur, </text:span><text:span text:style-name="T12">aut- sanguinis e nuribus, profluvio, aut largo<text:line-break/>fusiore effuso. Porro aestimare diligenter- oportet, qni<text:line-break/>sanguinem sunt missuri, in thoraccne, dorso et Iutnbis<text:line-break/></text:span><text:span text:style-name="T12">tensio </text:span><text:span text:style-name="T12">puncturiusque dolor figatur, </text:span><text:span text:style-name="T12">an </text:span><text:span text:style-name="T12">in capite potius </text:span><text:span text:style-name="T12">et<text:line-break/>collo. ' </text:span><text:span text:style-name="T12">His .enim allectis, humeralem venam fecabis,- ma-<text:line-break/></text:span><text:span text:style-name="T12">xime </text:span><text:span text:style-name="T12">si repletum caput et calidum sentiunt; illis </text:span><text:span text:style-name="T12">vero<text:line-break/>internam; </text:span><text:span text:style-name="T12">si </text:span><text:span text:style-name="T12">vero </text:span><text:span text:style-name="T12">omnino aequabiliter . </text:span><text:span text:style-name="T12">lassi nido </text:span><text:span text:style-name="T12">corpus<text:line-break/></text:span><text:span text:style-name="T12">pccupat,. </text:span><text:span text:style-name="T12">ambarum mediam. Ac.</text:span><text:span text:style-name="T12">si.ab </text:span><text:span text:style-name="T12">incisa </text:span><text:span text:style-name="T12">quidem vena<text:line-break/>.febrire </text:span><text:span text:style-name="T12">coeperint, curandi jam </text:span><text:span text:style-name="T12">methodi </text:span><text:span text:style-name="T12">opus </text:span><text:span text:style-name="T12">est </text:span><text:span text:style-name="T12">his </text:span><text:span text:style-name="T12">pro-<text:line-break/>spicere; sin.</text:span><text:span text:style-name="T12">.autenr lum </text:span><text:span text:style-name="T12">non </text:span><text:span text:style-name="T12">febricitent, </text:span><text:span text:style-name="T12">prinio die post .<text:line-break/>incssam venam aut </text:span><text:span text:style-name="T12">ptisanae cremorem, aut </text:span><text:span text:style-name="T12">sorbitionem</text:span></text:p>
      <text:p text:style-name="P16"><text:span text:style-name="T12">ex alica solum dabis; fecundo 'vero etiam lavare licet<text:line-break/></text:span><text:span text:style-name="T12">eum </text:span><text:span text:style-name="T12">copioso oleo; nutrire vero, tametsi laveris, plane<text:line-break/>moderatissime debebis,- lactucae, si placet, aliquid offe-<text:line-break/>rens, vel (si adsit) cucurbitae.at ptisanae.- Est et alica<text:line-break/>non inutilis, sive hanc aceto, ut ptisanam, condias, sive<text:line-break/>etiam sine aceto. Si oucurbitae copia non sit, malva be-<text:line-break/>taque et lapatho et atriplice est utendum.' Quod si car-<text:line-break/>nem quoque gustare, velit, saxatiles pisces vel oniscos lu<text:line-break/>albo-jure bene elixos dabis, Voco'jus album, quum sine<text:line-break/>guro, magrsque etiam sine' </text:span><text:span text:style-name="T12">conditura </text:span><text:span text:style-name="T12">ex variis opsoniorum<text:line-break/>generibus praeparatur, anetho saleque cum oleo et porri<text:line-break/>exiguo in aquam conjectis. Vino autem utiliter etiam<text:line-break/>ipso secundo die parcet: tertio vero, si quidem aquae<text:line-break/>potionem facile toleret, tunc quoque vluo abstinebit;<text:line-break/>si non ferat, potissimum quidem apomeli dabis, quippe<text:line-break/>leviter refrigerat ea quoque potio, quo utique indigent,<text:line-break/></text:span><text:span text:style-name="T12">quae </text:span><text:span text:style-name="T12">phlegmones sensum habent lassitudines. Hoc si non<text:line-break/></text:span><text:span text:style-name="T12">iit, </text:span><text:span text:style-name="T12">album et tenue vinum offeres: aliaque" pno ratione</text:span></text:p>
      <text:p text:style-name="P17"><text:span text:style-name="T12">exhibebis, quae ut boni sint succi, ita minime calsaciant<text:line-break/>Cavendum vero praeter caetera- est, ne consertim et mul-<text:line-break/>tum repatrias. Quippe qui post hujusmodi exinanitio,<text:line-break/>nem ad pristinam diaetam protinus redeunt, iis corpori;<text:line-break/>habitus crustis succis impletur; quos nimirum ante, quan<text:line-break/>concocti commode in ventriculo venisque sint, corpori:<text:line-break/>moles ad se rapit. Et haec quidem lassitudo commodissi-<text:line-break/>me’ ad hunc modum curatur. Quam autem ob rem ii<text:line-break/>iis, qui hac premuntur, iterari sanguinis detractionem ju-<text:line-break/>beam, nec hos multum ac simul reficere, satis profecti<text:line-break/>fuerit vel Empiricorum causam reddere: nempe quod e<text:line-break/>magis juvantur, quibus sie est emissus, et bona valetudini<text:line-break/>diutius frumitur, qui, sicut comprehensum est, suut tractati<text:line-break/>Caeterum et quae ex natura rei ducitur, rationem appo<text:line-break/>suisse non • sit • alienum-. Quoniam- igitur in hac, qua<text:line-break/>veluti phlegmone fatigat, lassitudine vis calidi fanguinr<text:line-break/>congesta lu corporis mole est, venae autem sectio succo<text:line-break/></text:span><text:span text:style-name="T22">e</text:span><text:span text:style-name="T12"> vasis emittit, - utile est post priorem detractionem tan<text:line-break/>tifper intermittere, dum aliquid eorum qui in corpor</text:span></text:p>
      <text:p text:style-name="P16"><text:span text:style-name="T12">funt humores remigret ad venas. Quod tamen quoniam<text:line-break/>committendum norr est ut in his maneat,, utpote ex di-<text:line-break/>midio corruptum, scd potius plurimum ejus expellatur,<text:line-break/>idcirco detractionem sanguinis etiam fecundo die itera-<text:line-break/>mus; aliquando, vero et . in tertio, ubi videlicet et revel-<text:line-break/>lere, et ex aliis in alia transferre visitm est conducere.<text:line-break/>Dictum vero de omnibus ejusmodi distinctionibus exactius<text:line-break/>est in iis, quae de sanguinis detractione scripsimus, qpae<text:line-break/>nunc ideo recensendi locus non est, quod et ad medendi<text:line-break/>jartem magis pertinet, et in hoc ipso fortassis opere ple-<text:line-break/>nius de sanguinis missione sumus acturi.</text:span></text:p>
      <text:h text:style-name="Heading_20_2" text:outline-level="2">Cap. XI.</text:h>
      <text:p text:style-name="P64"><text:span text:style-name="T12">Reliquum ergo est, ubi docuerimus, non<text:line-break/>-esse a, sanguinis missione festinanter reficiendum, lnc.li-<text:line-break/>brum hunc finiamus. Supponetur autem 'et ad hujus<text:line-break/>lermonis fidem quiddam, quod in opere de naturalibus<text:line-break/>facultatibus est demonstratum Ibi enim ostendimus, om-<text:line-break/>.nibus iis, quae propria natur d reguntur,, vim quandam<text:line-break/>esse insitam, qua suniles, quibus alantur, succos possint</text:span></text:p>
      <text:p text:style-name="P16"><text:span text:style-name="T12">attrahere.</text:span><text:span text:style-name="T43">Ί </text:span><text:span text:style-name="T12">Demonstratum praeterea est, ubi familiari </text:span><text:span text:style-name="T22">et<text:line-break/></text:span><text:span text:style-name="T12">utili nutrimento destituuntur, urgeri vel ejus, quod inutile<text:line-break/>est, aliquid rapere', talo porro est, quod nondum in ven-<text:line-break/>triculo venisque concoctum est. Ergo necessum est, quum<text:line-break/>homo largius se cibis per hoc tempus impleverit, eo casu<text:line-break/>crudi fucci plurimum in corpus animalis rapi, idque<text:line-break/>multis de . causis; et quod deterius in ventre venisque<text:line-break/>concoquitur, quod copiosius est; et quod multum in cor-<text:line-break/>poris molem ideo subit,, quia multum superest; et quod<text:line-break/>citius etiam, quam par est, propterea quod venter venis,<text:line-break/>venae reliquis omnibus animalis partibus rapi, quod<text:line-break/>nondum confectum est, permittunt.; quod adeo non fa-<text:line-break/>cerent, si id exiguum esset, quod ipsae haberent: demon-<text:line-break/>stiaturn est enim, partes ipsas cx alimento. primum sua<text:line-break/>portione frui, . mox caeteris transmittere. Ergo ultima<text:line-break/>praecipuaque noxae, causa., est ;iis, qni sic sunt affecti,<text:line-break/>quod, quae in corporea animalis mole habentur partes,<text:line-break/>ubi mullum . semicoctumque attraxerunt -nutrimentum.</text:span></text:p>
      <text:p text:style-name="P16"><text:span text:style-name="T12">non parvam excrementorum vim ex ea re congerunt,<text:line-break/>quum neque perinde, ac si bonum esset, concoquere id<text:line-break/>omne valeant, neque etiam, ut corpori adhaereat et assi-<text:line-break/>miletur, efficere; imo parum prospere singulas functiones<text:line-break/>obire post vitiosum multumque nutrimentum per esu<text:line-break/>Similiter enim his evenire necesse est, .ut ventri,- quum<text:line-break/>abundantia male praeparati cibi est refertus. -Male prae-<text:line-break/>parata voco, quae elixari torrerive quum debeant, justum<text:line-break/>in lus finem non sunt consequum. Ergo live panis non<text:line-break/>fatis est coctus, sive cero legunienve intra modum eli-<text:line-break/>xum, fieri nequit, ut haec venter probe concoquat Ea-,<text:line-break/>dem vero ratione se habent et quae in ventre male sunt<text:line-break/>confecta ad secundam concoctionem, quae agitur in venis,<text:line-break/>qua male praeparati cibi ad concoctionem, quae est in<text:line-break/>ventre. Quin etiam, quae lu venis male sunt concocta,<text:line-break/>sic se habent ad concoctionem, quae agitur in cerne,<text:line-break/>quemadmodum se habebant cibi ad eam, quae est luven-<text:line-break/>tre, et quae ex hoc subeuntia ad eam, quae est in venis.</text:span></text:p>
      <text:p text:style-name="P16"><text:span text:style-name="T12">Ergo nec venter externa, quae sumpsit, exacte concoquit,<text:line-break/>nec venae haec,, quae </text:span><text:span text:style-name="T22">a ventre excipiunt,</text:span><text:span text:style-name="T12"> sed nec carnes,<text:line-break/>quae ex venis, ubi probe ante non sunt consecta. Atque<text:line-break/>interim excrementi copiam in corpore provenire est ne-<text:line-break/>ceste. Ac rem quidem omnem, ut brevissime licuit, jam </text:span><text:span text:style-name="T12">'<text:line-break/></text:span><text:span text:style-name="T12">diximus. Quod si quis dictorum cujusque certam ex de-<text:line-break/>monstratione scientiam cepisse velit, is librum De natu-<text:line-break/>ralibus facultatibus legat, in quo primum illud liquido<text:line-break/>demonstratum est, ventrem sua ipsius causa nutrimentum<text:line-break/>suscipere, ut eo tum fruatur, tum quod sibi deest supple-<text:line-break/>at, eoque amplecti id undique, ac retinere totum, quo-<text:line-break/>ad se satiaverit; secundo illud, eundem, ubi ali praeterea<text:line-break/>non desiderat, pylorum recludere, ac quod-ciborum su-<text:line-break/>perfuit exprimere,,.pessumque ceu alienum onus trudere;<text:line-break/></text:span><text:span text:style-name="T12">deinde</text:span><text:span text:style-name="T12">, quod in ipso transitu per intestina ac potissimum<text:line-break/>tenuia venae, quae huc pertinent, alimentum ad se rapi-<text:line-break/></text:span><text:span text:style-name="T12">unt, </text:span><text:span text:style-name="T12">quod cx mora, quam iu ventre habuit, et alterattim<text:line-break/></text:span><text:span text:style-name="T12">et </text:span><text:span text:style-name="T12">animali magis idoneum est effectum ; mox in ipsis</text:span></text:p>
      <text:p text:style-name="P16"><text:span text:style-name="T12">venis quoque ab alia in aliam traditur ad eundem modum,<text:line-break/>quo. ex ventre in venas; hinc vero jam plane confectum<text:line-break/>in singulas pertrahitur animalis partes, ubi tertiam con~<text:line-break/>coctionem nactum , alendo corpori . assimilatur. Haec si<text:line-break/>quis ex illo libro colligat, milii! est quod causam amplius<text:line-break/>requirat, cur multi, habitu corporis exinanito,- nisi sen-<text:line-break/>sim renutriantur, plurimum excrementorum in toto eo<text:line-break/>congerant, atque ex his non leviter aegrotent..</text:span></text:p>
      <text:p text:style-name="P26"><text:span text:style-name="T12">'<text:tab/></text:span><text:span text:style-name="T43">.Ά </text:span><text:span text:style-name="T12">•<text:tab/></text:span><text:span text:style-name="T12">&lt;.<text:tab/>.<text:tab/></text:span><text:span text:style-name="T12">•<text:tab/></text:span><text:span text:style-name="T12">»</text:span></text:p>
      <text:h text:style-name="P2" text:outline-level="1"><text:bookmark-start text:name="bookmark8"/>GALENI DE SANITATE TUENDA<text:bookmark-end text:name="bookmark8"/><text:line-break/>LIBER QUINTUS.</text:h>
      <text:h text:style-name="Heading_20_2" text:outline-level="2">Cap. I.</text:h>
      <text:p text:style-name="P64"><text:span text:style-name="T12">Quintum </text:span><text:span text:style-name="T12">de </text:span><text:span text:style-name="T12">sanitate tuenda librum, in-<text:line-break/>gredieris, fl qui forte erunt, qui prolixitate operis nostri<text:line-break/>gravabuntur, hos primum solari volo. Non enim nostra<text:line-break/></text:span><text:span text:style-name="T12">id </text:span><text:span text:style-name="T12">culpa evehit, fed, propositae rei natura. Si enim fieri<text:line-break/></text:span><text:span text:style-name="T12">potest, </text:span><text:span text:style-name="T12">ut; qni brevibus longam contemplationem. absolvit,<text:line-break/></text:span><text:span text:style-name="T12">nihil </text:span><text:span text:style-name="T12">necessarium omitsat, fateor errorem nreurn, ceu ‘<text:line-break/></text:span><text:span text:style-name="T12">nulla </text:span><text:span text:style-name="T12">necessitate ambages fequutifs sim; Sin clarius si-<text:line-break/></text:span><text:span text:style-name="T12">juul </text:span><text:span text:style-name="T12">breviusque disseri de iisdem non potest, nemo nos<text:line-break/></text:span><text:span text:style-name="T12">merito accufet, </text:span><text:span text:style-name="T12">fed ipscs potius, qui 'eorum, quae necesse-</text:span></text:p>
      <text:p text:style-name="P16"><text:span text:style-name="T12">ria funt, non </text:span><text:span text:style-name="T12">pauca </text:span><text:span text:style-name="T12">praetereunt Est vero illud simul ex<text:line-break/>maxime necessariis, simul veluti elementum totius artis,<text:line-break/>quae valetudinem tuetur, quod numerosae hominum sunt<text:line-break/>naturae; prout in coufesso est .omnibus tuin medicis, tum<text:line-break/>gymnasiis. Quorum tamen plurimi ita de valetudine tu-<text:line-break/>enda scribunt, quasi de uno homlue agant, idque ne uro<text:line-break/>quidem ostenso, quem prius juverint; quamquam non<text:line-break/>unum, sed multos, </text:span><text:span text:style-name="T12">quos </text:span><text:span text:style-name="T12">morbis prius assiduis implicatos<text:line-break/>ipsi postea multis annis lu sanitate sua opera fervassent,<text:line-break/>indicasse, ac sic .ad scribendum accessisse par erat At<text:line-break/>nos ipsis rerum effectis id ostendimus</text:span><text:span text:style-name="T12">, </text:span><text:span text:style-name="T12">et iis, qui prius<text:line-break/>assiduis premebantur morbis, lude adeo quod sanitatis<text:line-break/>praeceptis paruissent,' in omni integritate servatis, sic<text:line-break/>demum de ipsis scribere sumus aggressi. Quippe alios<text:line-break/>exercitari lu totum vetuimus, istis videlicet exercendi<text:line-break/>corporis causa susceptis, ac solis visae actionibus con-<text:line-break/>tentos esse suasimus; aliis de multitudine exercitationum<text:line-break/>demere aliquid jussimus, ut tutum ad minimum contrahe-</text:span></text:p>
      <text:p text:style-name="P16"><text:span text:style-name="T12">retur; aliis qualitatem tantum, aut ordinem, </text:span><text:span text:style-name="T12">aut </text:span><text:span text:style-name="T12">tempus;<text:line-break/>aliis, universam earum mutare speciem injunximus. - </text:span><text:span text:style-name="T22">Ae-<text:line-break/>que vero</text:span><text:span text:style-name="T12"> de balueis praecipientes, utique quod aut om-<text:line-break/>nino his supersedendum esset, aut saepius quam ante<text:line-break/>utendum, aut rarius, aut ante cibum tantum, aut etiam<text:line-break/>post cibum, aut calidioribus quam ante, aut magis tepi-<text:line-break/>dis, aut frigidioribus, prorsus omnis morbi expertes mul-<text:line-break/>tis annis reddidimus. At nihil horum facere licuisset, si<text:line-break/>neque naturales corporum differentias compertas habuis-<text:line-break/>sem, neque debitam </text:span><text:span text:style-name="T12">cuique </text:span><text:span text:style-name="T12">salubrem victus rationem.<text:line-break/>Nonnulli vero ex iis, qui </text:span><text:span text:style-name="T12">de </text:span><text:span text:style-name="T12">sanitate tuenda literis pro-<text:line-break/>dunt, aut etiam fine </text:span><text:span text:style-name="T12">scriptis </text:span><text:span text:style-name="T12">de ea praecipiunt, ne </text:span><text:span text:style-name="T12">fe<text:line-break/></text:span><text:span text:style-name="T12">ipsos quidem defendere </text:span><text:span text:style-name="T12">a morbis </text:span><text:span text:style-name="T12">perpetuo potuerunt<text:line-break/>Itaque quum a cavillantibus tum alia quaedam, tum<text:line-break/>vero versus ille objicitur,</text:span></text:p>
      <text:p text:style-name="P18"><text:span text:style-name="T22">-Aliis rnedens, at ipse ulceribus scatens,<text:line-break/></text:span><text:span text:style-name="T12">alii id negotiis imputant; alii ob intemperantiam se ae-<text:line-break/>grotare satentur. Sed horum magis improba, mo jodjce,</text:span></text:p>
      <text:p text:style-name="P17"><text:span text:style-name="T12">defensio est, quam ipsum quod objicitur crimen. Qui<text:line-break/>vero iis, quae in vita incidunt, causam tribuunt, siquidem<text:line-break/>diaria febri laborant ex aestu, frigoribus, lassitudine,<text:line-break/>aliisque id genus occasionibus, hos vindicare a culpa de-<text:line-break/>cet, sin alia qualibet, minime. Quippe nec ipsi omnino<text:line-break/>sine febri exegimus, imo ex lassitudine nonnunquam fe-<text:line-break/>bricitavimus, nullum alias morbum multis jam annis<text:line-break/>experti. Quin etiam percussus certis corporis partibus,<text:line-break/>unde alii phlegmonis bubonibusque contractis febricita-<text:line-break/>runt, ipfe nunquam phlegmonen bubonemve fensi, nec<text:line-break/>febri laboravi, non aliunde certe quam ex servandae fa-<text:line-break/>. nitatis arte tanta commoda confequutus, quum alloqui<text:line-break/>nec salubrem corporis statum ab ortu ipso sim nactus,<text:line-break/>nec vitam plane liberam sortitus, scd in qua tum artis<text:line-break/>officiis servierim, tum amicis, cognatis et civibus in<text:line-break/>pluribus inservierim, tum plurimam noctium partem,<text:line-break/>nonnunquam aegrotantium ipsorum causa, scmper autem</text:span></text:p>
      <text:p text:style-name="P16"><text:span text:style-name="T12">dulcedinis studiorum, gratia pervigilaverim; nec tamen<text:line-break/>ullo sensi me eorum, qui e corpore originem ducunt,<text:line-break/>morbo .tentatum multis jam annis, excepta.(ut dixi) dia-<text:line-break/>ria quandoque febri, quae tamen et rarissime, </text:span><text:span text:style-name="T22">nec</text:span><text:span text:style-name="T12"> nisi<text:line-break/></text:span><text:span text:style-name="T12">ex </text:span><text:span text:style-name="T12">lassitudine incidit; quamvis. in puerili aetate atque<text:line-break/></text:span><text:span text:style-name="T12">etiam </text:span><text:span text:style-name="T12">in pubertate, tum adolescentia, morbis nec paucis,<text:line-break/></text:span><text:span text:style-name="T12">neque </text:span><text:span text:style-name="T12">his levibus premerer. Sed post octavum et vige--<text:line-break/></text:span><text:span text:style-name="T12">simum </text:span><text:span text:style-name="T12">annum, quum persuasissem mihi, esse quandam<text:line-break/>tuendae sanitatis artem, praeceptis ejus per totam dein- </text:span><text:span text:style-name="T12">'<text:line-break/>ceps </text:span><text:span text:style-name="T12">vitam parui ita, ut nec omnino morbo post labo-<text:line-break/></text:span><text:span text:style-name="T12">rarim, </text:span><text:span text:style-name="T12">nisi forte (quae tamen rarius incidit) diaria febri,<text:line-break/></text:span><text:span text:style-name="T12">quum </text:span><text:span text:style-name="T12">alloqui liceat hanc quoque in totum effugere, </text:span><text:span text:style-name="T12">si<text:line-break/></text:span><text:span text:style-name="T12">quis </text:span><text:span text:style-name="T12">liberam vitam sit nactus; veluti lu superioribus jam<text:line-break/></text:span><text:span text:style-name="T12">ostendi, </text:span><text:span text:style-name="T12">fietque, si quis animum advertat, etiam clarius<text:line-break/></text:span><text:span text:style-name="T12">in </text:span><text:span text:style-name="T12">iis, quae mox dicam, lllud enim affirmare ausim, ne<text:line-break/></text:span><text:span text:style-name="T12">bubone </text:span><text:span text:style-name="T12">quidem laboraturos eos, qui praeparati ad. sanita-<text:line-break/></text:span><text:span text:style-name="T12">tem </text:span><text:span text:style-name="T12">ad unguem sint, si modo eorum corpus- ab utroque<text:line-break/>excrementorum genere vacet, et eo, quod lu </text:span><text:span text:style-name="T12">quantitate</text:span></text:p>
      <text:p text:style-name="P16"><text:span text:style-name="T12">consistit, et eo, quod in qualitate. Atque </text:span><text:span text:style-name="T12">ad </text:span><text:span text:style-name="T12">eo» quidem,<text:line-break/>qui nunc sanitatis tuendae </text:span><text:span text:style-name="T12">praecepta </text:span><text:span text:style-name="T12">dicto scriptove pro-<text:line-break/>sitentur, vel. haec satis arbitror. Prioribus vero, quos-<text:line-break/>que nec se ipsos extra morbum </text:span><text:span text:style-name="T12">perpetuo, </text:span><text:span text:style-name="T12">nec </text:span><text:span text:style-name="T12">eos, </text:span><text:span text:style-name="T12">qui<text:line-break/>ipsis paruissent, servasse, </text:span><text:span text:style-name="T12">aut </text:span><text:span text:style-name="T12">aliorum relatu audivimus,<text:line-break/>aut ipsos in scriptis suis tale quippiam jactare' ausos,<text:line-break/>ne contradicendum quidem censeo. Mirandum certe po-<text:line-break/>tius arbitror, si qui eorum universam sanitatis tuendae<text:line-break/>artem uno libro, complexi sunt, polliciti praesertim, non<text:line-break/>(sicut Hippocrates) in primis et summis capitibus metiio-<text:line-break/>dum indicantes, sed, sicut ipsi fecimus, omnia cumulate<text:line-break/>pertractantes. Ao prolixitatis quidem sermonum nostro-<text:line-break/>rum causa jam dicta' esu Quisquis autem honesti probi-<text:line-break/>que studiosus est, ac pro iis quae optima sunt deligens,<text:line-break/>hunc decet non tam artis hujus longitudine gravari,<text:line-break/>quam magnitudinem eorum, quae promittit, suspicere<text:line-break/>Numqui, quaeio, non magna illa mirandaque artis opera<text:line-break/>suut, si cui non ab ipfo ortu imbecillum coipus suit,</text:span></text:p>
      <text:p text:style-name="P16"><text:span text:style-name="T12">hunc et ad plurimam perduxisse senectutem, </text:span><text:span text:style-name="T12">et </text:span><text:span text:style-name="T12">sensibus<text:line-break/>illaesis, ab omni prorsus morbo doloreque alienum atque<text:line-break/>integrum perpetuo servasse? Ego vero etiam nonnullos,<text:line-break/>quibus salubre admodum firmumque natnia cicrpus erat,<text:line-break/>vidisse mihi videor permultis morbis afflictos, ac' posire-<text:line-break/>nro immedicabilibus malis in lenectute saltem oppressos;<text:line-break/>quos tamen fas'erat, 'quod ex naturali habitu fuit, tum<text:line-break/>sensibus omnibus illaefios, tum reliquis corporis partibus<text:line-break/>sanos ad ultimam usque durasse senectutem. Quonam<text:line-break/>igitur pacto turpe non </text:span><text:span text:style-name="T12">sit, </text:span><text:span text:style-name="T12">qui optimo natura sit praedi-<text:line-break/>tus, hunc ob podagram ab aliis geftari, aut calculo jam<text:line-break/>cruciatum, et colo, et ulcere in vesica ex cibis mali<text:line-break/>succi contracto, doloribus contabescere? Quomodo rursus<text:line-break/>non turpe sit, propter detestandum articularem morbum<text:line-break/>suis ipsius manibus uti non valentem,xiienis egere, quibus<text:line-break/>ori cibos admoveat, et </text:span><text:span text:style-name="T12">eo, </text:span><text:span text:style-name="T12">qui sedem abstergat in de-<text:line-break/>jectionibus ? Satius enim sit, si cui ullum omnino pectus<text:line-break/>est, sexcenties malle mori, quam tali vita vivere. Quod</text:span></text:p>
      <text:p text:style-name="P16"><text:span text:style-name="T43">11 </text:span><text:span text:style-name="T12">quis tam impudens simal delieatusqne- est, ut tprpitu-<text:line-break/>diuern suam negligat, at dolores, quos .noctes diesque ex<text:line-break/>vitiis luis sustinet, , non aliter quam qui a carnificibus<text:line-break/>torguentur, </text:span><text:span text:style-name="T22">certe</text:span><text:span text:style-name="T12"> contemnendi non sunt; tametsi certe<text:line-break/>haec omnia </text:span><text:span text:style-name="T12">vel </text:span><text:span text:style-name="T12">intemperantiae, veli, ignorantiae, vel<text:line-break/>utrique imputent oportet. Venum intemperantiae porri-,<text:line-break/>gepdae hic locns non alt. Ignorationi-verq eorum, quae<text:line-break/>agenda surit, hoe </text:span><text:span text:style-name="T22">opere,</text:span><text:span text:style-name="T12"> ut.spero,.medebimur, scilicet<text:line-break/>pro quavis corporum natura propria .sanitatis luendae<text:line-break/>rasione apposita.</text:span></text:p>
      <text:h text:style-name="Heading_20_2" text:outline-level="2">Cap. II.</text:h>
      <text:p text:style-name="P64"><text:span text:style-name="T12">Initium vero mihi. ab optima natura ju-<text:line-break/>sium erat, ad cujus curationem omne consilium dirigitur,<text:line-break/>non eo, ut corrigatur, sed ut iri statu suo fervetur. Id<text:line-break/>quosi ipsi haclenus fecimus, qui de ea hucusque per sin-<text:line-break/>gulas aetates praeter inclinantem egimus, cujus extretna<text:line-break/>pars lenium proprie dicitur, ipsum quoque in suas partes<text:line-break/>diductum, ut post dicemus, ubi ea pars artis tradetur, -<text:line-break/>quae de senibus curandis agit. Verum nunc saltem prae-</text:span></text:p>
      <text:p text:style-name="P16"><text:span text:style-name="T12">cipuis eorum, quae dicta sunt, repetitis, ad vitiosas cor-<text:line-break/></text:span><text:span text:style-name="T12">porum </text:span><text:span text:style-name="T12">naturas transibimus ac, quemadmodum cujusque<text:line-break/></text:span><text:span text:style-name="T12">earurn servari </text:span><text:span text:style-name="T12">valetudo possit, trademus. Ergo optimum,<text:line-break/>corpus scopos habet ad sui custodiam in qualitate, quan-<text:line-break/>titate </text:span><text:span text:style-name="T12">et </text:span><text:span text:style-name="T12">facultate, in exercitationibus, quae moderatae,<text:line-break/>mcdiocrcsque funt, quaeque singulis;corporis partibus ae-,<text:line-break/></text:span><text:span text:style-name="T12">quabiliter </text:span><text:span text:style-name="T12">sint adhibitae, idque omni vitato excessu, aut,<text:line-break/>sicubi in quoquam dictorum fit erratum, - errore correcto.<text:line-break/></text:span><text:span text:style-name="T12">In </text:span><text:span text:style-name="T12">edendonum vero bibendorqmqup natura, similiter in<text:line-break/></text:span><text:span text:style-name="T12">qualitate, </text:span><text:span text:style-name="T12">quantitate et facultate hic 'quoque scopus<text:line-break/></text:span><text:span text:style-name="T12">esto ipsa </text:span><text:span text:style-name="T12">mcdiocritas, ut nec plura, nec pauciora capiaf,<text:line-break/></text:span><text:span text:style-name="T12">quam quae, </text:span><text:span text:style-name="T12">ubi concocta dillributaque in corpus sint,<text:line-break/></text:span><text:span text:style-name="T12">idem bene </text:span><text:span text:style-name="T12">nutriant, ac si </text:span><text:span text:style-name="T12">opus </text:span><text:span text:style-name="T12">fit crescentibus adhuc<text:line-break/></text:span><text:span text:style-name="T12">mediocrc </text:span><text:span text:style-name="T12">qnippiam adjicere, nihil relinquant, quod vel<text:line-break/></text:span><text:span text:style-name="T12">supervacuum </text:span><text:span text:style-name="T12">sit, vel deficiens. Ad eundem, </text:span><text:span text:style-name="T12">inoouni </text:span><text:span text:style-name="T12">in<text:line-break/></text:span><text:span text:style-name="T12">somno, vigiliis, </text:span><text:span text:style-name="T12">balncis, animi actionibus et </text:span><text:span text:style-name="T12">aliis </text:span><text:span text:style-name="T12">id<text:line-break/></text:span><text:span text:style-name="T12">genus </text:span><text:span text:style-name="T12">medium omnis excessus servari debebit; quod 11</text:span></text:p>
      <text:p text:style-name="P16"><text:span text:style-name="T12">lu aliquo sit erratum, corrigendus error esu Porro om-<text:line-break/>nis corrigendi erroris communis esto scopus contrarii-<text:line-break/>excessus usurpatio, ita ut, si plusculum pridie fatigatum<text:line-break/>corpus est, demas aliquid exercitationum modo; sin mi-<text:line-break/>nus justo fe exercitavit, ut exercitii modum augeas.<text:line-break/>Eodem pacto, si concitatiore motu est usum, ut hunc mo-<text:line-break/>dice remittas; sin remissiore, ut intendas. Simili modo,<text:line-break/>si robustior motus praecessit, ut pro hoc mitiorem injun-<text:line-break/>gas, pro leviore contra, qui valentior sit, et pro languido<text:line-break/>vehementem, et pro vehementi contrarium, et uno verbo,<text:line-break/>ut omnem excessum contrario excessu corrigens in sani-<text:line-break/>tate hominem custodias. Ut </text:span><text:span text:style-name="T12">autem </text:span><text:span text:style-name="T12">corrigendo non erres,<text:line-break/>primum corporis affectus ad </text:span><text:span text:style-name="T12">unguem </text:span><text:span text:style-name="T12">scire oportet, dein-<text:line-break/>de omnium eorum, quae priore die lacta videris, memi-<text:line-break/>nisse. Nam affectus quidem, </text:span><text:span text:style-name="T12">quod </text:span><text:span text:style-name="T12">delictum sit, docebunt,<text:line-break/>recordatio eorum, quae pridie sunt acta, quantum tibi a<text:line-break/>consuetis recedendum sit, insinuat. Atque in affectibus<text:line-break/>quidem ejusmodi excessus videas, quod aut gracilius, aut</text:span></text:p>
      <text:p text:style-name="P16"><text:span text:style-name="T12">obesius, aut durius, aut- mollius, aut siccius, aut humi-<text:line-break/>dius, aut rarius, aut densius corpus, quam ante apparet,<text:line-break/>cum eo etiam, quod nec naturalem coloris gratiam ad<text:line-break/>unguem fervat. Memoria vero factorum et quod pec-<text:line-break/>catum est ostendet, et prout corrigetur ex' praesentium<text:line-break/>collatione docebit. ' Nam si gracilius redditum corpus sit,<text:line-break/>aestimare oportebit atque ad memoriam revocare</text:span><text:span text:style-name="T12">, </text:span><text:span text:style-name="T12">plusne,<text:line-break/>quam par erat, exercitando fatigatus homo sit,- aut con-<text:line-break/>citatiore motu usus, aut fricando lavandove modum<text:line-break/>excesserit; </text:span><text:span text:style-name="T12">ab </text:span><text:span text:style-name="T12">his mox considerare, nimiane cogitatione<text:line-break/>sit usus, aut nimium vigilaverit, aut per alvum longe<text:line-break/>plura jusio dejecerit. • Expendi etiam debebit, num do-<text:line-break/>nrus, in qua versatus sit, calidior fuerit, aut parcius coin--<text:line-break/>ederit vel biberit, aut veneri liberius indulferit. • Sin<text:line-break/>obesius visum corpus fit, num frictio mollior, aut exer- •<text:line-break/>cilium parcius aut tardius, aut somnus longior, aut<text:line-break/>venter adstrictus, aut ciborum copia optime concoctorum<text:line-break/>praecesserit. Si vero durius, quam'ante, corpus apparet,</text:span></text:p>
      <text:p text:style-name="P16"><text:span text:style-name="T12">primum frictionum m.eminrsse oportet, 'mox exercitatio-<text:line-break/>num, au hae robustae et cum adversario duro atque, pre-<text:line-break/>meute praeierint; ad haec, an in pulvere, eoqne duro<text:line-break/>ac frigido, et an citra apotherapiam. Dein balnei, an<text:line-break/>videlicet hoc, plane frigidum fuerit, an nimium calens.<text:line-break/>Praeterea domus, in qna dormiens vigilansve versatus<text:line-break/>est, num frigida; itemque ciborum siccitatis, et potionis<text:line-break/>penuriae. Sin mollius, quam prius., postiidie corpus vi-<text:line-break/>deatur, primum quidem frictionum meminisse conveniet,<text:line-break/>au inolles et cum pinguedine, et balneis leniter tepidis<text:line-break/>sint adbibitae. Ab his revocari ad memoriam .debebit,<text:line-break/>an exercitationes tardae et exiguae, cum adversario im-<text:line-break/>modice molli praecesserint; dein, an potio uberior </text:span><text:span text:style-name="T22">fuerit;<text:line-break/></text:span><text:span text:style-name="T12">mox, an cibos plores, aut natura humidiores acceperit;<text:line-break/>postremo, </text:span><text:span text:style-name="T22">an</text:span><text:span text:style-name="T12"> multum dormierit. Proximus molli corporis<text:line-break/>affectui est hurnidus, hoc disserens, quod mollis ipsorum<text:line-break/>corporum propria qualitas est, h.uinidus, qui in eo </text:span><text:span text:style-name="T22">con-<text:line-break/>tinentur,</text:span><text:span text:style-name="T12"> humorum. Dlscernuntur hi tactu, nam liumidus</text:span></text:p>
      <text:p text:style-name="P16"><text:span text:style-name="T12">assertus cum madore cutis </text:span><text:span text:style-name="T12">est, mollis </text:span><text:span text:style-name="T12">sine hoc; quanqudm<text:line-break/>est pfosccto et molle corpus humidum suis ipsius parfi-<text:line-break/>bns. Caeterum pro. doctrinae claritate hoc molle vocc-<text:line-break/>tur, alterum humidum. Ac ficetis quidem imlnodice </text:span><text:span text:style-name="T22">cdr~<text:line-break/></text:span><text:span text:style-name="T12">poris </text:span><text:span text:style-name="T12">affectus habitum statim durum reddit; non taineh<text:line-break/>cum mollitie necessario conjunctus est lurmidUs affectus,<text:line-break/></text:span><text:span text:style-name="T12">potest </text:span><text:span text:style-name="T12">namque duratu caro esse, et tamen mador sudorve<text:line-break/></text:span><text:span text:style-name="T12">e </text:span><text:span text:style-name="T12">corpore emitti. Atque in humido quidem ecfpdris ha-<text:line-break/></text:span><text:span text:style-name="T12">bitu, </text:span><text:span text:style-name="T12">vel ex intempestivo veneris usu, vel alia quapiam<text:line-break/></text:span><text:span text:style-name="T12">ex </text:span><text:span text:style-name="T12">causa, de vilium imbecillitate suspicio est, vel cor-<text:line-break/></text:span><text:span text:style-name="T12">poris </text:span><text:span text:style-name="T12">raritate ex immodice molli frictione, vel nimio<text:line-break/></text:span><text:span text:style-name="T12">balnei </text:span><text:span text:style-name="T12">usu, vel aere domus, ubi versatus est, quam par<text:line-break/></text:span><text:span text:style-name="T12">erat, </text:span><text:span text:style-name="T12">calidiore. Habenda praeterea est et de potione con-<text:line-break/></text:span><text:span text:style-name="T12">Iideratlo, </text:span><text:span text:style-name="T12">an ea uberior suerit, et de aere </text:span><text:span text:style-name="T12">ambiente' -<text:line-break/>num fe rron </text:span><text:span text:style-name="T12">sensim, sed simul totum in </text:span><text:span text:style-name="T12">humidum cati-<text:line-break/>dumque mutaverit, </text:span><text:span text:style-name="T12">et de cibis pani modo, </text:span><text:span text:style-name="T12">lu teneritu-<text:line-break/>dine vero </text:span><text:span text:style-name="T12">sive mollitudine, </text:span><text:span text:style-name="T12">(utroque enim irrodo dici<text:line-break/>consuevit,) quum </text:span><text:span text:style-name="T12">utique sine humidllate </text:span><text:span text:style-name="T12">suerit, </text:span><text:span text:style-name="T12">concoctum</text:span></text:p>
      <text:p text:style-name="P16"><text:span text:style-name="T12">probe nutrimentum </text:span><text:span text:style-name="T12">esse </text:span><text:span text:style-name="T12">et corpus nutritum, sed exercita-<text:line-break/>tum parcius </text:span><text:span text:style-name="T12">esse </text:span><text:span text:style-name="T12">putandum est:. </text:span><text:span text:style-name="T12">Contra in duritie, </text:span><text:span text:style-name="T12">aut<text:line-break/>duriter perfrictum esse, aut nimium exercitatum, idque<text:line-break/>cum duro adversario in pulvere,, judicandum. Siccitas<text:line-break/>vero habitus penuriam potionis cibive, aut vigilias, aut<text:line-break/>vitae sollicitudinem, aut multum frictionem, aut exerci-<text:line-break/>talionem immodicam indicat. Haec itaque in vita con-<text:line-break/>siderans corrigere errorem quotidie poteris, priusquam •<text:line-break/>inauctus error curatu difficilior evadat Scmper autem<text:line-break/>memineris, excessum omnem contrario excessu esse emen-<text:line-break/>dandum; quippe omnium, quae praeter naturam incidunt,<text:line-break/>omne huc consilium curationis dirigitur. Quare, si huic<text:line-break/>praecepto etiam corporum, quibus praeficeris, dignoscen-<text:line-break/>dorum peritiam adjeceris, et singulorum remediorum fa-<text:line-break/>eultates adjunxeris, universae jam artis, quae corpori<text:line-break/>hominis tuendo dicata est, peritus sueris; cujus ope non<text:line-break/>fanis modo suam valetudinem tueberis, sed etiam iis, qui<text:line-break/>aegrotant, pristinum statum restitues.</text:span></text:p>
      <text:h text:style-name="P6" text:outline-level="2">Cap. III.</text:h>
      <text:p text:style-name="P65"><text:span text:style-name="T12">Atque optimum quidem corpus cujusmodi<text:line-break/>sit, dictum jam esu Quod autem ab hujus perfectione<text:line-break/>defecit, fcire licet, tribus id de causis defecisse, aut quod<text:line-break/>statim in utero vitioso statu fuit, put quod qualibet de<text:line-break/>causa postea lu affectum praeter naturam incidit, aut<text:line-break/>aetatis ratione. Omnia vero corrigenda per contrarium<text:line-break/>excessum sunt. Senium enim, ut de hoc primum agam,<text:line-break/>frigidum siccumque est, veluti in-libro </text:span><text:span text:style-name="T12">de </text:span><text:span text:style-name="T12">Temperamentis<text:line-break/>est ostensum. Corrigitur id per ea, quae calfaciunt et<text:line-break/>humectaut. Talia sunt balnea calida aquarum dulcium<text:line-break/>et vlui potio, praeterea ex cibis quicunque humectare<text:line-break/>et calsacere natura possunt. De exercitatione vero, fri-<text:line-break/>ctione et omni motu, (ab his enim coepisse est satius,<text:line-break/>nam recte illud dictum arbitror, </text:span><text:span text:style-name="T22">Labor cibum praecedat,")<text:line-break/></text:span><text:span text:style-name="T12">haec scire licet, poetam ex parte verum dixisse,</text:span></text:p>
      <text:p text:style-name="P19"><text:span text:style-name="T22">Ut lavit, sumpsitque cibum, det membra sapori.<text:line-break/>Jiamque haec justa seni. — —-</text:span></text:p>
      <text:p text:style-name="P16"><text:span text:style-name="T12">non tamen in hoc totum esse positum. Postulat enim<text:line-break/>senum non secub quam juvenuin corpus dimoveri, quum<text:line-break/>insitus alioqui calor extingui in his periclitetur. Nam<text:line-break/>cotpbrum, quae lu florente aetate suut; non desunt quae<text:line-break/>quietem postulent, </text:span><text:span text:style-name="T12">de </text:span><text:span text:style-name="T12">quibus Hippocrates prodidit: </text:span><text:span text:style-name="T22">Sa-<text:line-break/>num vero </text:span><text:span text:style-name="T22">nemo </text:span><text:span text:style-name="T22">quietem ex</text:span><text:span text:style-name="T12"> toto postuiat, </text:span><text:span text:style-name="T22">sed nao exer-<text:line-break/>citium vehemens.</text:span><text:span text:style-name="T12"> Ceu enim ventilabro quodam excitari<text:line-break/>accendique calor eorum desiderat, vehemeutiore autem<text:line-break/>motu disjicitur; Ac magnae quidem flammae ejus, quod<text:line-break/>ita accendat, minime egent, quum fatis ipsae sibi et ad<text:line-break/>tutelam sint; et ut materiae domluentnr. Ergo nec a<text:line-break/>somno mane fricari desiderant omnes aetate florentes,<text:line-break/>sicuti senes, quum ejusinodi frictionis; quae eum pingue-'<text:line-break/>dine adbibetur, duplex scopus sit, nempe ut vel lassitudi-<text:line-break/>nis affectum sanet piius, quam inaucta febrem accendat,<text:line-break/>vel imbecillam distributionis vim exditet. Nam inultos’<text:line-break/>longo tempore macie extabesceUtes ejusmodi frictione ad-<text:line-break/>hibita facile paucis diebus carne impIevinius. Verum</text:span></text:p>
      <text:p text:style-name="P16"><text:span text:style-name="T12">quod aliis ei affectu certo in tempore incidit, id senibus<text:line-break/>adest perpetuo, quippe quorum omne corpus frigidum est,<text:line-break/>nec potens alimentum ad </text:span><text:span text:style-name="T12">fe </text:span><text:span text:style-name="T12">trahere, atque id probo<text:line-break/>conficere, ex eoque nutriri. Sed frictio, qnum et vitale<text:line-break/></text:span><text:span text:style-name="T12">robur </text:span><text:span text:style-name="T12">excitet, et modice calefaciat, efficit, ut et distribu-<text:line-break/></text:span><text:span text:style-name="T12">tio </text:span><text:span text:style-name="T12">nutrimenti sit facilior, </text:span><text:span text:style-name="T12">et </text:span><text:span text:style-name="T12">nutritio promptior. Hac<text:line-break/></text:span><text:span text:style-name="T12">victus </text:span><text:span text:style-name="T12">ratione et juvenes non pauci, qni ex eo, quod<text:line-break/></text:span><text:span text:style-name="T12">alimentum </text:span><text:span text:style-name="T12">his distributum in corpus non est, emaciati<text:line-break/></text:span><text:span text:style-name="T12">funt, </text:span><text:span text:style-name="T12">carnis incrementum receperunt, et fehes plane<text:line-break/></text:span><text:span text:style-name="T12">omnes </text:span><text:span text:style-name="T12">fructum non parvum fenserunt. Atque haec qui-<text:line-break/></text:span><text:span text:style-name="T12">dem </text:span><text:span text:style-name="T12">una senibus veluti exercitatio sit mane administrata,<text:line-break/></text:span><text:span text:style-name="T12">nempe </text:span><text:span text:style-name="T12">fricatio cum oleo; post hanc inambulatio gesta-<text:line-break/></text:span><text:span text:style-name="T12">tioque, </text:span><text:span text:style-name="T12">quae tamen sint intra lassitudinem, habita ratione<text:line-break/></text:span><text:span text:style-name="T12">virium </text:span><text:span text:style-name="T12">ipsius fenis; quarum causa </text:span><text:span text:style-name="T12">de </text:span><text:span text:style-name="T12">cibis potioueque<text:line-break/></text:span><text:span text:style-name="T12">non </text:span><text:span text:style-name="T12">pauca prius diximus; nunc de exercitationibus quo-<text:line-break/></text:span><text:span text:style-name="T12">que </text:span><text:span text:style-name="T12">exempli causa quaedam ponemus, de quibus hdec iir<text:line-break/></text:span><text:span text:style-name="T12">superioribus </text:span><text:span text:style-name="T12">didicimus, quod acuta exercitatio (sic enim<text:line-break/></text:span><text:span text:style-name="T12">vocant, </text:span><text:span text:style-name="T12">cujus celeres’motus sunt) corpus attenuat; con-</text:span></text:p>
      <text:p text:style-name="P16"><text:span text:style-name="T12">traria crassum reddit, multa corpus siccat, mediocris obe-<text:line-break/>sum praestat. Dictum est et de caeteris omnibus exerci-<text:line-break/>tationum atque etiam frictionum differentiis. Verum<text:line-break/>exercitationis formae, quae senibus utiles aut noxiae sint;<text:line-break/>tum ex corporis totius affectu et consuetudine, tum -vitiis<text:line-break/>ipsis, quae infestant, intelligentur. Ex totius corporis af-<text:line-break/>fectu ad hunc modum. Nam optimi status corpus, de<text:line-break/>quo hactenus sermonem fecimus, sicut lu juventute ad<text:line-break/>vehementissimos quosque labores idoneum maxime est,<text:line-break/>itu lu senecta fe habet ad omnes mediocres. Quod vero<text:line-break/>aut craflis cruribus est, aut lato pectore, aut cruribus<text:line-break/>nitra quam par est gracilibus, aut quod exiguo est tho-<text:line-break/>race, aut admodum- angusto, aut </text:span><text:span text:style-name="T37">t</text:span><text:span text:style-name="T12">valgum est varurnve,<text:line-break/>aut alio quovis pacto a mediocritate recedens, id ad<text:line-break/>plerasque exercitationum ineptum esu Quippe vitiosae<text:line-break/>figurae thorax in iis, quae per vocem administrantur, of-<text:line-break/>fenditur, crura vero pen-inambulationem laeduntur. Ad<text:line-break/>eundem modum dc manibus, collo, humero, lumbis.</text:span></text:p>
      <text:p text:style-name="P16"><text:span text:style-name="T12">coxis et tota spina mihi </text:span><text:span text:style-name="T12">dictum </text:span><text:span text:style-name="T12">intellige. Quicquid<text:line-break/>enim ex his parum rite ab </text:span><text:span text:style-name="T12">initio </text:span><text:span text:style-name="T12">conditum est, id sane<text:line-break/>exercitando imbecillum </text:span><text:span text:style-name="T12">potius </text:span><text:span text:style-name="T12">quam suniunr redditur,<text:line-break/></text:span><text:span text:style-name="T12">nisi </text:span><text:span text:style-name="T12">si cui moderatos motus imbecillis membris modicas<text:line-break/>exercitationes nominare placet; verum ita de nomine<text:line-break/>magis-quam de re</text:span><text:span text:style-name="T28">1</text:span><text:span text:style-name="T12"> lis fuerit. . Senibus vero quae praeci-<text:line-break/>pua ad sanitatem exercitia sunt, haec per valentiores<text:line-break/></text:span><text:span text:style-name="T12">corporis </text:span><text:span text:style-name="T12">partes sunt obeunda, quippe cum quibus reli-<text:line-break/>quae simul moventur exercenturque. Quin etiam consue-<text:line-break/></text:span><text:span text:style-name="T12">tudo </text:span><text:span text:style-name="T12">maximam sibi venuicat partem ad exercitationis<text:line-break/>speciem deligendam. Nam quae consueta sunt, ut mini—<text:line-break/>me lassantia quos exercent, etiam delectant, sicuti e di-<text:line-break/></text:span><text:span text:style-name="T12">verso, </text:span><text:span text:style-name="T12">quae insueta sunt, tum displicent, tum vero lassanti<text:line-break/></text:span><text:span text:style-name="T12">Porro </text:span><text:span text:style-name="T12">quibus operibus arte opus est, ea ne attingere<text:line-break/></text:span><text:span text:style-name="T12">quidem </text:span><text:span text:style-name="T12">senes poterunt; non tibia’, non tuba sonare, non<text:line-break/></text:span><text:span text:style-name="T12">cithara; </text:span><text:span text:style-name="T12">non magis quam quae in palaestra geruntur, qui.<text:line-break/></text:span><text:span text:style-name="T12">luctae </text:span><text:span text:style-name="T12">sunt </text:span><text:span text:style-name="T12">ignari. </text:span><text:span text:style-name="T12">Senes igitur </text:span><text:span text:style-name="T12">omnes </text:span><text:span text:style-name="T12">consuetis labori-<text:line-break/></text:span><text:span text:style-name="T12">bus sunt </text:span><text:span text:style-name="T12">exercendi, sed tamen vehementia eorunr remissa.<text:line-break/></text:span><text:span text:style-name="T12">Tertium, </text:span><text:span text:style-name="T12">quo </text:span><text:span text:style-name="T12">dirigit, </text:span><text:span text:style-name="T12">qui exercitationis formam praescribit,</text:span></text:p>
      <text:p text:style-name="P16"><text:span text:style-name="T12">ab affectione, sumitur, omnis quidem aetatis :commune,<text:line-break/>non tamen parem ubique vim obtinens, quum nec parem<text:line-break/>ubique noxam neglectum inserat.. Quos, eiiim ex levi<text:line-break/>causa vertigines,, comitiales morbi, gravis ophthalmia,<text:line-break/>vel aurium dolores male habent, </text:span><text:span text:style-name="T22">iis inclinato capite dor-.<text:line-break/>fove, aut humi</text:span><text:span text:style-name="T12"> volutatis exercitari non expedit, imo<text:line-break/>tum ambulatione saepe, tum cursu mediocri, tum gesta-<text:line-break/>tione in vehiculis, citra fatigationem uti. Simili modo<text:line-break/>nec quibus tonsillarum tumores, aut glandularum paulo<text:line-break/>supra laryngem sitarum morbi, aut anginae facile inci-<text:line-break/>dunt. Nec. quibus prompte iu columellam, gingivas,<text:line-break/>dentes, denique parteni aliquam ex rrs, quae circa collum<text:line-break/>aut totum caput habentur, fluxiones procumbunt.. Quippe<text:line-break/>nonnulli hemicrania infestantur, aliis tendones continuo<text:line-break/>ex leni qualibet causa .dolent. Quorum nemo exercita-<text:line-break/>tionem sustinet, quae caput impleat, sed sunt his omnibus<text:line-break/>quae per crura geruntur utilia, sicut e diverso, qui na-<text:line-break/>tura imbecillis suut cruribus, his superioribus partibus<text:line-break/>exercitari est satius,, manuum exercitationibus, acroche-</text:span></text:p>
      <text:p text:style-name="P16"><text:span text:style-name="T12">rismis, disci jactu, halterum usu;, praeterea his. omnibus,'<text:line-break/>quae in palaestra humi exercent » ,At quorum mediae<text:line-break/>aurum brachiorumque partes opportunae offensionibus<text:line-break/>funt, iis quodvis exercitationum genus idoneum fuerit,<text:line-break/>modo ne reliquarum considerationum’ ulla prohibeat.<text:line-break/>Jam vero quae circa thoracem partes sunt,, magis infe-<text:line-break/>riorum exercitatione juvantur; quae circa vesicam et rer<text:line-break/>nes, superiorum;- lien,. ventriculus, jecur, intestina et<text:line-break/>colon, sicuti in medio superiorum inferiorumque sunt,<text:line-break/>ata se ad exercitationes habent. Erictiones. tamen parti-<text:line-break/>bus infirmis, quo tempore laborant, admovere non cone<text:line-break/>venit; ubi sanae sunt, convenit vel magis, quam aliis,<text:line-break/>et potissimum siccas, ’ quas et per linteum , et solis, mani-<text:line-break/>bus Iiberaliter adhiberi expedit. . Quin, etiam qni certa<text:line-break/>periodo redeunt quibusdam.partibus dolores, hi ne fiant,<text:line-break/>non parva ex ejusmodi frictione cautio est, si. medio<text:line-break/>tempore, praecipueque si duas vel tres horas ante ac-<text:line-break/>cessionern adhibita sit; sumantur enim eae partes, </text:span><text:span text:style-name="T22">ret<text:line-break/></text:span><text:span text:style-name="T12">emergentes consuetas fluxiones minus admittunt. Atque</text:span></text:p>
      <text:p text:style-name="P16"><text:span text:style-name="T12">haec </text:span><text:span text:style-name="T12">quidem </text:span><text:span text:style-name="T12">fton senum </text:span><text:span text:style-name="T12">modo, sed </text:span><text:span text:style-name="T12">et qui aliam quam-<text:line-break/>libet aetatem agunt, </text:span><text:span text:style-name="T12">omnia sunt </text:span><text:span text:style-name="T12">communia. Non exer-<text:line-break/>,citari vero </text:span><text:span text:style-name="T22">i</text:span><text:span text:style-name="T12">mbecillis </text:span><text:span text:style-name="T12">partibus solis </text:span><text:span text:style-name="T12">senibus suadeo; ex<text:line-break/>caeleris; quanto quisque remotior a senio fuerit, tanto<text:line-break/>illi magis exercitanda </text:span><text:span text:style-name="T12">pars </text:span><text:span text:style-name="T12">infirma est, quod utique et,<text:line-break/>quo clariora, quae dicimus, sint, exemplo proloqui non<text:line-break/>gravabor. Finge, corpus aliquod ex iis, quae adhuc au-<text:line-break/>gescunt; gracilibus esse cruribus. Huic picari' crura con-<text:line-break/>ducet, et modice fricari, et curfu uti potius, quam alia<text:line-break/>-quavis exercitatione; porro praefici ei quempiam oportet,<text:line-break/>qui-modum in motu praescribat, quo neque infra, quam<text:line-break/>expedit, exercitetur, neque adeo ultra, ut lassitudinem<text:line-break/>sentiat. Id tametfi non in exercitationibus modo, verum<text:line-break/>etiam in aliis omnibus difficile intellectu fit,, nos certe<text:line-break/>facile esse ostendimus </text:span><text:span text:style-name="T12">in iis </text:span><text:span text:style-name="T12">saltem, quae ad salubrem vi-<text:line-break/></text:span><text:span text:style-name="T12">ctus </text:span><text:span text:style-name="T12">rationem pertinent. Neque enim iu his pracceps<text:line-break/>occasio est, sicuti in morbis, imo ubi a tutissima in sirt-<text:line-break/></text:span><text:span text:style-name="T12">igulis </text:span><text:span text:style-name="T12">mensura inceperis, et simul, quod ex ea secutum</text:span></text:p>
      <text:p text:style-name="P16"><text:span text:style-name="T12">est, aestimaveris, licet vel </text:span><text:span text:style-name="T12">addas </text:span><text:span text:style-name="T12">aliquid quotidie vel<text:line-break/>detrahas, ac quod omissum </text:span><text:span text:style-name="T12">est </text:span><text:span text:style-name="T12">corrigas; veluti,ssetim de<text:line-break/></text:span><text:span text:style-name="T12">iis, </text:span><text:span text:style-name="T12">quibus gracilia sunt </text:span><text:span text:style-name="T12">crura. </text:span><text:span text:style-name="T12">Ipse namque quum ali-<text:line-break/>quando traditum mini </text:span><text:span text:style-name="T12">tredecrm </text:span><text:span text:style-name="T12">annorum puerum toto<text:line-break/>augmenti tempore ad ea, quae praediri, praecepta curas-<text:line-break/></text:span><text:span text:style-name="T12">sein, </text:span><text:span text:style-name="T12">reddidi juvenem concinnum legitimique modi.<text:line-break/></text:span><text:span text:style-name="T12">Nam </text:span><text:span text:style-name="T12">primo die illitum prius bis deinceps,, ut soleo;<text:line-break/></text:span><text:span text:style-name="T12">pice </text:span><text:span text:style-name="T12">jussi currere nec celeriter nec multum. Secundo<text:line-break/></text:span><text:span text:style-name="T12">die, </text:span><text:span text:style-name="T12">frictione, quae in qualitate quidem esset durae mollis-<text:line-break/></text:span><text:span text:style-name="T12">que </text:span><text:span text:style-name="T12">media, in quantitate vero exigua, atque hac cum<text:line-break/></text:span><text:span text:style-name="T12">pinguedine </text:span><text:span text:style-name="T12">adhibita praemollitum jussi paulo plus cur-<text:line-break/></text:span><text:span text:style-name="T12">rere, quam </text:span><text:span text:style-name="T12">prius, non tamen celerius. Ab ipso vero cur-<text:line-break/></text:span><text:span text:style-name="T12">fu </text:span><text:span text:style-name="T12">ea, quae apotherapia vocatur, frictione sum usus. Jussi<text:line-break/></text:span><text:span text:style-name="T12">vero </text:span><text:span text:style-name="T12">quotidie ambulare, sed inter initia modice, post<text:line-break/></text:span><text:span text:style-name="T12">vero </text:span><text:span text:style-name="T12">modum augere- Aestimabam quoque in cruribus<text:line-break/></text:span><text:span text:style-name="T12">tum </text:span><text:span text:style-name="T12">alia, tum praecipue venas, num amplius in crevis-<text:line-break/></text:span><text:span text:style-name="T12">sent, </text:span><text:span text:style-name="T12">quain pro crurum bene alendorum ratione. Quippe<text:line-break/></text:span><text:span text:style-name="T12">id grave </text:span><text:span text:style-name="T12">est, et quod tempore tum fluxiones humorum</text:span></text:p>
      <text:p text:style-name="P16"><text:span text:style-name="T12">adfciscit, tum valgos facit,, </text:span><text:span text:style-name="T12">neque </text:span><text:span text:style-name="T12">crura, bene habita red-<text:line-break/>diti Ergo non </text:span><text:span text:style-name="T12">.-huic , modo </text:span><text:span text:style-name="T12">notae te esse attentum con-<text:line-break/>venit, scd et illud observare, num calidiora justo reddita<text:line-break/>crura sint, num lassitudinis quippiatn sentiant. Nam si </text:span><text:span text:style-name="T37">(<text:line-break/></text:span><text:span text:style-name="T12">nihil horum apparuerit,, augeri tum ambulationis modum,<text:line-break/>tum cursus oportebit,. atque etiam tertio quoque die pis-<text:line-break/>cari. Sin aliquid eorum cernitur, tum et crura, sursum<text:line-break/>habita in lecto. collocare conveniet, et copiam omnium,<text:line-break/>quae dixi, minuere, minus inambulare, minus currere<text:line-break/>jubere, frictione.inferne surium uti. Haec faciens, ubi<text:line-break/>naturalem plana habitum crura receperint, rursus ad<text:line-break/>eum quem coepisti remediorum usum redibis, aut exiguis<text:line-break/>eorum, incrementis usus., aut etiam ecndem perpetuo mo-<text:line-break/>dum servans; .adhibebis et. quas rotundas frictiones yo-<text:line-break/>caat (hae mediae sunt durarum </text:span><text:span text:style-name="T12">ac </text:span><text:span text:style-name="T12">mollium), alias a fu-<text:line-break/>perioribus, alias ab iuserioribus partibus incipiens, Ali-<text:line-break/>quando vero et pulvere prius inspersis cruribus oleum<text:line-break/>infundes, mox fricabis.. Esto </text:span><text:span text:style-name="T12">vero </text:span><text:span text:style-name="T12">pulvis, qui appellatur</text:span></text:p>
      <text:p text:style-name="P16"><text:span text:style-name="T12">pinguis. Sape it.a appellant, in quo nec asperum quippiam<text:line-break/>nec acre subesi; quippe . extenuat potius quam carnem<text:line-break/>auget, quisquis aut pumicosam asperitatem, aut nitrosam<text:line-break/>falsamve acrimoniam in se habet Si cui vero crassiora<text:line-break/>quidem crura sunt, brachia vero cubitique gracilia, huic<text:line-break/>omnia quae per nianus fiunt exercitia sunt petenda,</text:span><text:span text:style-name="T28">-</text:span><text:span text:style-name="T12"> su-<text:line-break/>gicnda vero quae' cruribus obeuutur; frictiones tamen et<text:line-break/>pisationes siinili modo fiant, aliaque, quae de exercitiis<text:line-break/>crurum jam diximus. Neque eninr parva lu ipsis disse-<text:line-break/>rentia est, aliis omnino ad motum invalidis, etiamsi,sc-<text:line-break/>ptuagesimum aetatis annum nondum attigerint, aliis mul-<text:line-break/></text:span><text:span text:style-name="T12">tu </text:span><text:span text:style-name="T12">his robustioribus, qui etiam supra octogesimum sunt<text:line-break/>nati. Ergo, qui imbecilliores funt, hos gestatione potius<text:line-break/>quam inambulatione dimovebis; validiores utroque generp<text:line-break/>exercitabis, • agesque ad facundam frictionem utrosque,'<text:line-break/></text:span><text:span text:style-name="T12">non </text:span><text:span text:style-name="T12">tamen similiter, sed scmper imbecilliorem citius,<text:line-break/></text:span><text:span text:style-name="T12">Eam </text:span><text:span text:style-name="T12">id quoque cx maxime communibus praeceptis esto,</text:span></text:p>
      <text:p text:style-name="P16"><text:span text:style-name="T12">ubi- imbecillae vires funt, ’ crebra exiguaque frictione<text:line-break/>utendum, ubi validae, rara multa que.</text:span></text:p>
      <text:h text:style-name="Heading_20_2" text:outline-level="2">Cap. IV.</text:h>
      <text:p text:style-name="P65"><text:span text:style-name="T12">Sed haec atque alia ut dixisse quidem<text:line-break/>est facillimum, ita praeesse fenis sanitati tuendae sane<text:line-break/>est difficillimum aeque ut eorum, qui ex morbo convale-<text:line-break/>scunt. Porro hanc artis partem appellant juniores medi-<text:line-break/>ci analepticen, illam, quae senum sanitati prospicit, ge-<text:line-break/>rocomicen. Videnturque hi ambo affectus non esse ex-<text:line-break/>acta plane sanitas, sed vel morbi et sanitatis affectus qui-<text:line-break/>dammedii, vel omnino ejus sanitatis non esse, quae firma<text:line-break/>constansque sit, quam secundum habitum appellant, scd<text:line-break/>ejus potius, quam isti secundum dispositionem nominant.<text:line-break/>Ergo sive morbum, sive morbosum quendam affectum,<text:line-break/>sive medium quiddam fanitatis.morbique, sive secundum<text:line-break/>dispositionem sanitatem senium appelles, hujusmodi quae-<text:line-break/>stionibus, quum his nos levissimi homines petunt, pro<text:line-break/>nihilo habitis, scire licet, senilis corporis statum, quoniam<text:line-break/>cx leni momento lu morbum decidit, simili ratione iis,</text:span></text:p>
      <text:p text:style-name="P16"><text:span text:style-name="T12">qui ex morbo convalescunt, in victu esse curandum.<text:line-break/>Quare dictu quidem facile est, seni expedire mane oleo<text:line-break/>ungi ac fricari; caeterum apte haec opere peregisse om-<text:line-break/>nino difficillimum est. Nam durior paulo frictio lassitu-<text:line-break/>dinem affert, praemollis vero inefficax est; sicut etiam<text:line-break/></text:span><text:span text:style-name="T12">quae </text:span><text:span text:style-name="T12">exigua omnino est, at multo magis per halitum<text:line-break/></text:span><text:span text:style-name="T12">discutit, </text:span><text:span text:style-name="T12">quam ad nutritionern conducit. Jam locus ipse,<text:line-break/></text:span><text:span text:style-name="T12">ubi </text:span><text:span text:style-name="T12">.corpus senis nudatur, si frigidior est, non solum<text:line-break/></text:span><text:span text:style-name="T12">nihil </text:span><text:span text:style-name="T12">affert commodi</text:span><text:span text:style-name="T12">, </text:span><text:span text:style-name="T12">sed etiam densat et refrigerat ;y sin<text:line-break/></text:span><text:span text:style-name="T12">justo </text:span><text:span text:style-name="T12">calidior est, hyeme quidem, ubi rarius corpus esse-<text:line-break/></text:span><text:span text:style-name="T12">cit, </text:span><text:span text:style-name="T12">frigori obnoxium reddit, aestate vero et per halitum<text:line-break/></text:span><text:span text:style-name="T12">exhaurit, </text:span><text:span text:style-name="T12">et vires dejicit. Qui enim secundum habitum<text:line-break/></text:span><text:span text:style-name="T12">sani </text:span><text:span text:style-name="T12">sunt, iis ne vehemens quidem causa corpus alterat;-<text:line-break/></text:span><text:span text:style-name="T12">seni </text:span><text:span text:style-name="T12">vero vel minima causa maximae mutationis occasio<text:line-break/></text:span><text:span text:style-name="T12">est. </text:span><text:span text:style-name="T12">Similiter igitur sis habet in cibi tum qualitate, tuin<text:line-break/></text:span><text:span text:style-name="T12">quantitate, </text:span><text:span text:style-name="T12">quippe lu quibus senes, si breve quippiam<text:line-break/></text:span><text:span text:style-name="T12">transgressi </text:span><text:span text:style-name="T12">limites sint, , non leviter laeduntur, - quuni<text:line-break/></text:span><text:span text:style-name="T12">juvenes - veles </text:span><text:span text:style-name="T12">maximis erroribus minimum noxae</text:span></text:p>
      <text:p text:style-name="P16"><text:span text:style-name="T12">sentiant. Ergo tutius' </text:span><text:span text:style-name="T12">est </text:span><text:span text:style-name="T12">imbecillo seni exiguum dare ter<text:line-break/>die, sicut Antiochus medicus solitus eft se </text:span><text:span text:style-name="T12">cibare, </text:span><text:span text:style-name="T12">jam<text:line-break/>quidem annos natus plus quam octoginta, ac quotidie ad<text:line-break/>surum progredlens lu eum Iocunr, ubi concilium civium<text:line-break/>convenerat, interim etiam longa via </text:span><text:span text:style-name="T12">ad </text:span><text:span text:style-name="T12">aegros invisendos<text:line-break/>pergens. Caeterum domo lu forum quasi trium stadiorum<text:line-break/>spatium pedibus consecit; quo. etiam modo infirmos, si<text:line-break/>quos; prope habebat, invisit. Longius vero </text:span><text:span text:style-name="T12">si </text:span><text:span text:style-name="T12">quo erat<text:line-break/>eundum, partim gestatus in sella, partim vehiculo Vehe-<text:line-break/>batiir. Erat autem ei domi cellula quaedam, quae hyeme<text:line-break/>calebat camino, aestate citra ignem bene temperatum<text:line-break/>aerem habebat. Lr hac mane omnino fricabatur tam ae-<text:line-break/>state quam hyeme, utique dejecta prius alvo. In foro<text:line-break/>autem loco aliquo circiter lieram - diei tertiam vel ad<text:line-break/>summum quartam sumpsit panem cum Attico melle ple-<text:line-break/>rumque . cocto, rarius crudo. Postea partim cum aliis<text:line-break/>commentans, partim ipse solus aliquid </text:span><text:span text:style-name="T22">legens,</text:span><text:span text:style-name="T12"> ad septi-</text:span></text:p>
      <text:p text:style-name="P16"><text:span text:style-name="T12">ruam usque horam perseverabat. Ab hac tum in </text:span><text:span text:style-name="T12">publico<text:line-break/></text:span><text:span text:style-name="T12">balneo fricabatur, tum vero exercitabatur aptis/scilicet<text:line-break/>seni exercitationibus; de quarum forma paulo post age-<text:line-break/></text:span><text:span text:style-name="T12">mus. </text:span><text:span text:style-name="T12">Mox lotus prandebat mediocriter, primum iis<text:line-break/></text:span><text:span text:style-name="T12">sumptis, </text:span><text:span text:style-name="T12">quae alvum dejiciunt, post haec maxime piscibus,<text:line-break/></text:span><text:span text:style-name="T12">vel quos </text:span><text:span text:style-name="T12">saxatiles vocant, vel qui in alto mari degunt<text:line-break/></text:span><text:span text:style-name="T12">Rursus </text:span><text:span text:style-name="T12">lu coena piscium esu abstinuit, sed boni succi<text:line-break/></text:span><text:span text:style-name="T12">aliquid, </text:span><text:span text:style-name="T12">ac quod non facile putresceret, sumpsit, utique<text:line-break/></text:span><text:span text:style-name="T12">aut </text:span><text:span text:style-name="T12">alicam cum mulso, aut avem ex jure simplici. Atque<text:line-break/></text:span><text:span text:style-name="T12">hac </text:span><text:span text:style-name="T12">quidem victus ratione Antiochus in senio usus sen-<text:line-break/></text:span><text:span text:style-name="T12">fibus </text:span><text:span text:style-name="T12">illaesis membrisque omnibus integris ad extremum<text:line-break/></text:span><text:span text:style-name="T12">duravit. </text:span><text:span text:style-name="T12">Telephus autem grammaticus provectiore quam<text:line-break/></text:span><text:span text:style-name="T12">Antiochus </text:span><text:span text:style-name="T12">aetate- fuit, ut qui centum fere unnos vixerit.<text:line-break/></text:span><text:span text:style-name="T12">Is vero </text:span><text:span text:style-name="T12">hyeme bis mense lavabatur, aestate quater, mediis<text:line-break/></text:span><text:span text:style-name="T12">harum </text:span><text:span text:style-name="T12">temporibus ter. Quibus vero diebus non lavaba-<text:line-break/></text:span><text:span text:style-name="T12">tur, iis </text:span><text:span text:style-name="T12">circa tertiam horam unctus est cum exigua fri-<text:line-break/></text:span><text:span text:style-name="T12">ctione; </text:span><text:span text:style-name="T12">mox mel optimum crudum alicae in aqua coctae</text:span></text:p>
      <text:p text:style-name="P16"><text:span text:style-name="T12">permixtum esitabat, idque ei pro jentaculo satis suit.<text:line-break/>Prandebat septima hora, aut paulo citius, primum oleri-<text:line-break/>ribus sumptis, deinde piscibus gustatis, aut avibus; ve-<text:line-break/>spere autem tantum panem ex vino diluto edebat</text:span></text:p>
      <text:h text:style-name="Heading_20_2" text:outline-level="2">Cap. V.</text:h>
      <text:p text:style-name="P65"><text:span text:style-name="T12">Sane vinum sicuti pueris est maxime </text:span><text:span text:style-name="T12">ad-<text:line-break/></text:span><text:span text:style-name="T12">versarium, ita senibus est utilissimum. Esto autem id ex<text:line-break/>iis, quae calidioris naturae sunt, qualia suut in Graecia<text:line-break/>quidem Ariusium, </text:span><text:span text:style-name="T12">et </text:span><text:span text:style-name="T12">Lesbium, et quod Mysium vocant,<text:line-break/>non ex ea Mysia, quae ad lstrum est, sed ex ea, </text:span><text:span text:style-name="T12">quae<text:line-break/></text:span><text:span text:style-name="T12">Hellespontia dicitur, quae nimirum in nostra est' Asia,<text:line-break/>Pergamo vicina; ex. Halicis vero Falernum et </text:span><text:span text:style-name="T12">Surrenti-<text:line-break/></text:span><text:span text:style-name="T12">num. Proxima his sunt in Italia quidem Tiburtinum </text:span><text:span text:style-name="T12">et<text:line-break/></text:span><text:span text:style-name="T12">Signinum, ambo vetera, quando novella nec </text:span><text:span text:style-name="T12">distributio-<text:line-break/></text:span><text:span text:style-name="T12">nem alimenti adjuvant, nec urinas promovent, sed </text:span><text:span text:style-name="T12">diu<text:line-break/>in </text:span><text:span text:style-name="T12">ventre fluctuantia permanent. Secundo </text:span><text:span text:style-name="T12">ab bis loco<text:line-break/></text:span><text:span text:style-name="T12">sunt Adrianum, et Sabinum, ct Albanum, et </text:span><text:span text:style-name="T12">Gabianuui,<text:line-break/></text:span><text:span text:style-name="T12">et Triphylinum; praeterea omnia Aminaea, quae </text:span><text:span text:style-name="T12">in Italia</text:span></text:p>
      <text:p text:style-name="P16"><text:span text:style-name="T12">nascuntur, </text:span><text:span text:style-name="T12">et </text:span><text:span text:style-name="T12">cicca Neapolin, et in Tlrulcia.. Caeterum<text:line-break/>Mysium Surrentino similes vires habet, Falerno vero,<text:line-break/>quod e Tmolitis est optimum. Sabino et Adriano<text:line-break/>Titacazenum et Arsyinum sunt similia. Ergo de liis<text:line-break/>modice antiquatis bibendum senibus est, utique quibus<text:line-break/>valentius,caput non est; quibus autem est, iis et Faler-<text:line-break/>num, et Surrentinum, et Ariusium, et Lesbium, et My-<text:line-break/>sium, et Tmolites idonea funt. Ergo in omni regione<text:line-break/>ad praedicta exempla deligere sibi quisque idoneum po-<text:line-break/>terit, huc videlicet omni consilio vini pro senibus deli-<text:line-break/>gendi directo, ut lu substantia sit tenuissimum, colore,<text:line-break/>quem Hippocrates fulvum appellere solet; poterat autem<text:line-break/>et flavum id appellare. Commodum vero vinum est et<text:line-break/>quod pallidum dicitur, utique quod medio colore est in-<text:line-break/>ter flavum et album. Quippe </text:span><text:span text:style-name="T12">si </text:span><text:span text:style-name="T12">flavum albo miscere<text:line-break/>libeat, quod ex ambobus mixtum est, pallidum evadet;</text:span></text:p>
      <text:p text:style-name="P16"><text:span text:style-name="T12">etiam aquae admixtum flavum ejusmodi colorem red-<text:line-break/>dit; verum pro majore minoreve aquae modo, alias </text:span><text:span text:style-name="T12">pal-<text:line-break/></text:span><text:span text:style-name="T12">lidum, alias veluti ex pallido albicans,, vel ex </text:span><text:span text:style-name="T12">pallido<text:line-break/></text:span><text:span text:style-name="T12">flavum apparet Calidissimum ergo ex jam dictis, </text:span><text:span text:style-name="T12">si co-<text:line-break/></text:span><text:span text:style-name="T12">lorem spectes, flavum est; minime vero calidum </text:span><text:span text:style-name="T12">album ;<text:line-break/></text:span><text:span text:style-name="T12">quae media inter haec sunt, prout alterutri magis </text:span><text:span text:style-name="T12">acce-<text:line-break/>dunt, </text:span><text:span text:style-name="T12">ita vim ejus exhibent Unum igitur </text:span><text:span text:style-name="T12">illud maxi-<text:line-break/>mum </text:span><text:span text:style-name="T12">senibus commodum ex vino accidit, quod </text:span><text:span text:style-name="T12">omnia<text:line-break/>eorum </text:span><text:span text:style-name="T12">membra calefacit; alterum, quod per urinas </text:span><text:span text:style-name="T12">ferum<text:line-break/></text:span><text:span text:style-name="T12">sanguinis expurgat. Itaque etiam optimum id fenibus </text:span><text:span text:style-name="T12">est,<text:line-break/>qnod </text:span><text:span text:style-name="T12">haec, maxime praestat; porro id est, quod </text:span><text:span text:style-name="T12">substantia<text:line-break/></text:span><text:span text:style-name="T12">quidem tenue est, (quippe urinas movet,) colere </text:span><text:span text:style-name="T12">autem<text:line-break/>flavum</text:span><text:span text:style-name="T12">; proprius enim is est praecalidorum </text:span><text:span text:style-name="T12">vinorum ce-<text:line-break/>lor. </text:span><text:span text:style-name="T12">Itaque etiam quae valde ab initio alba sunt, </text:span><text:span text:style-name="T12">si in-<text:line-break/></text:span><text:span text:style-name="T12">veteravcrint, flavedinenr quandam contrahunt; unde </text:span><text:span text:style-name="T12">pri-<text:line-break/>mum pallidula, </text:span><text:span text:style-name="T12">mox vero plane pallida finnt. Quod </text:span><text:span text:style-name="T12">si<text:line-break/>pnrgissimo </text:span><text:span text:style-name="T12">tempore serventur, ex pallido flaventia </text:span><text:span text:style-name="T12">cer-<text:line-break/></text:span><text:span text:style-name="T12">uuntur; Uam ut omnino flava fiant, quae alba vina </text:span><text:span text:style-name="T12">sunt.</text:span></text:p>
      <text:p text:style-name="P16"><text:span text:style-name="T12">fieri </text:span><text:span text:style-name="T12">certe nequit; Quae vero ex pallidis aut flavis vinis<text:line-break/></text:span><text:span text:style-name="T12">crassa </text:span><text:span text:style-name="T12">sunt, haec et sanguinem augent et corpus nutriunt;<text:line-break/></text:span><text:span text:style-name="T12">quo </text:span><text:span text:style-name="T12">fit, ut ea utilia senibus interdum sint, utique quo<text:line-break/>tempore nec serosam humiditatem lu -venis habent; et </text:span><text:span text:style-name="T22">ali<text:line-break/></text:span><text:span text:style-name="T12">liberalius </text:span><text:span text:style-name="T12">desiderant; Plurimum tamen hac </text:span><text:span text:style-name="T12">aetate' </text:span><text:span text:style-name="T12">iis </text:span><text:span text:style-name="T12">vi-<text:line-break/>nis </text:span><text:span text:style-name="T12">indigent, quae urinas cient, propterea </text:span><text:span text:style-name="T12">quod </text:span><text:span text:style-name="T12">aquosum<text:line-break/></text:span><text:span text:style-name="T12">excrementum lu </text:span><text:span text:style-name="T12">ipsis abundat Quae vero </text:span><text:span text:style-name="T12">diu </text:span><text:span text:style-name="T12">in ventre<text:line-break/>morantur, </text:span><text:span text:style-name="T12">eormn </text:span><text:span text:style-name="T12">sane nullum aptum seni esu </text:span><text:span text:style-name="T12">• Ejus </text:span><text:span text:style-name="T12">ge-<text:line-break/></text:span><text:span text:style-name="T12">neris </text:span><text:span text:style-name="T12">sunt et Aminaeum e Bithynia, et ex Italicis Mar-<text:line-break/></text:span><text:span text:style-name="T12">sum, </text:span><text:span text:style-name="T12">et Signinum, et Tiburtinum, quoad videlicet sunt<text:line-break/></text:span><text:span text:style-name="T12">novella. </text:span><text:span text:style-name="T12">Verum haec omnia alba funt; nigra vero reli-<text:line-break/></text:span><text:span text:style-name="T12">qua </text:span><text:span text:style-name="T12">; quorum crassa, quae quidem adstriiigunt</text:span><text:span text:style-name="T12">, </text:span><text:span text:style-name="T22">ea</text:span><text:span text:style-name="T12"> </text:span><text:span text:style-name="T12">longo<text:line-break/></text:span><text:span text:style-name="T12">tempore </text:span><text:span text:style-name="T12">in </text:span><text:span text:style-name="T12">ventre </text:span><text:span text:style-name="T12">manent; et fluctuationes in </text:span><text:span text:style-name="T12">eo exci-<text:line-break/>tant, </text:span><text:span text:style-name="T12">veluti </text:span><text:span text:style-name="T12">quod lu </text:span><text:span text:style-name="T12">Cilicia nascitur Sybates, </text:span><text:span text:style-name="T12">et </text:span><text:span text:style-name="T12">quod </text:span><text:span text:style-name="T12">lu<text:line-break/>Asia </text:span><text:span text:style-name="T12">natum Aegeates; ct Perperinium. Quae vero circa<text:line-break/>adstrictioneur nigra ciassaque sunt; quod genus sunt Sci-<text:line-break/></text:span><text:span text:style-name="T12">bellites, </text:span><text:span text:style-name="T12">et Theraeum; </text:span><text:span text:style-name="T12">- </text:span><text:span text:style-name="T22">da</text:span><text:span text:style-name="T12"> minus’ in ventre morantur;<text:line-break/></text:span><text:span text:style-name="T12">urinas </text:span><text:span text:style-name="T12">tamen uee ipsa movent; scd decisum </text:span><text:span text:style-name="T12">properant;</text:span></text:p>
      <text:p text:style-name="P16"><text:span text:style-name="T12">Itaque etiam ante cibum illa sumunt. Caeterum ea seni-<text:line-break/>bus utilia non sunt, nec quum praebibuntur, nec multo<text:line-break/>magis alio quovis tempore sumpta, veluti nec aliud quic-<text:line-break/>quani, quod crassum efficiat succum; quippe obstruuntur’<text:line-break/>his jecur, lien et renes. Unde fit,, ut senum, qui his<text:line-break/>liberalius utuntur, alii aqua interente,. alii calculo labo-<text:line-break/>rent. Si quis ergo senum dulci vino uti a balneo velit;<text:line-break/>ubi mane comederit, sicuti Antiochum solere diximus,<text:line-break/>huic optimum Paullianum Falernum fuerit, aut, si ejus<text:line-break/>copia non est, . simile aliquod. Porro similia fuerint,<text:line-break/>quae dulcia simul et pallida sunt: ptoxirna his sunt The-<text:line-break/>renum er Cyrienum. Non velem etiam nec iis vinis,<text:line-break/>quae melle condiantur, senes uti, maxime quibus suspicio<text:line-break/>est calculi in renibus gignendi, aut podagrae alicujus .<text:line-break/>articularisve morbi impetus suturi. Porro vinum hujusce-<text:line-break/>modi compofitioni aptissimum fuerit Sabinum aut firnile<text:line-break/>aliquod. Conjicitur autem in id petrofelluum, atque id<text:line-break/>Colum articularibus satisfaciat; iis vero, qni calculo labor</text:span></text:p>
      <text:p text:style-name="P16"><text:span text:style-name="T12">rant, etiam aliquid betonicae, et cestri, qui apud Celtas<text:line-break/>nascitur, est immiscendum; vocant autem herbam eam<text:line-break/>saxifragum. Qui vero curiosius id medicamentum com-<text:line-break/>ponunt, etiam spicae nardi aliquid injiciunt. Surrt-vero<text:line-break/>et alia quaedam, quibus minas movendi vis inest. Verum<text:line-break/>simplicem potionem plerique ex vino melleque conficiunt,<text:line-break/>adjecto rutae piperisque exiguo. Si vero prius, quam<text:line-break/></text:span><text:span text:style-name="T12">lotus </text:span><text:span text:style-name="T12">sit, comedit qurdpiam, nec venter ejus ullo auxilio<text:line-break/></text:span><text:span text:style-name="T12">eget, </text:span><text:span text:style-name="T12">vinum album et quod parum aquae sustinet, </text:span><text:span text:style-name="T22">a</text:span><text:span text:style-name="T12"> bal-<text:line-break/></text:span><text:span text:style-name="T12">rieo </text:span><text:span text:style-name="T12">bibat. </text:span><text:span text:style-name="T12">At </text:span><text:span text:style-name="T12">quae crassa, dulcia et nigra vlua sunt,<text:line-break/></text:span><text:span text:style-name="T12">ea </text:span><text:span text:style-name="T12">omnia propterea,. quod obstruunt viscera, sunt fu-<text:line-break/>gienda.</text:span></text:p>
      <text:h text:style-name="Heading_20_2" text:outline-level="2">Cap. VI.</text:h>
      <text:p text:style-name="P65"><text:span text:style-name="T12">Verum obstructiones, quae ex vino con-<text:line-break/></text:span><text:span text:style-name="T12">tingunt, </text:span><text:span text:style-name="T12">mediocres suut; quae vero ex cibis iis nascuntur,<text:line-break/></text:span><text:span text:style-name="T12">qui </text:span><text:span text:style-name="T12">succum crassum lentumque creant, his non facile<text:line-break/></text:span><text:span text:style-name="T12">succurritur. </text:span><text:span text:style-name="T12">Quo magis cavendum fenibus est </text:span><text:span text:style-name="T12">a </text:span><text:span text:style-name="T12">multo<text:line-break/></text:span><text:span text:style-name="T12">farris, </text:span><text:span text:style-name="T12">aut casci, aut ovorum solidorum, aut cochlearum,<text:line-break/></text:span><text:span text:style-name="T12">aut </text:span><text:span text:style-name="T12">bulborum, aut lentis, aut suillae camis esu, multoque</text:span></text:p>
      <text:p text:style-name="P16"><text:span text:style-name="T12">magis ’ab anguillarum, aut ostrearum, aut denique </text:span><text:span text:style-name="T12">eo-<text:line-break/></text:span><text:span text:style-name="T12">rum, quorum dura caro difficilisque concoctu est, </text:span><text:span text:style-name="T12">usu.<text:line-break/></text:span><text:span text:style-name="T12">Ob eandem rationem nec eorum, quae testa integuntur,<text:line-break/>aut cartilagineorum, </text:span><text:span text:style-name="T12">aut </text:span><text:span text:style-name="T12">thunnorum, aut denique cetacei<text:line-break/>generis ullum utile his est, vel ex carnibus cervina<text:line-break/>caprinave aut bubula. An hae potius nec alii ulli </text:span><text:span text:style-name="T12">sunt<text:line-break/></text:span><text:span text:style-name="T12">utiles? Ovilla vero juvenibus quidem non malus est </text:span><text:span text:style-name="T12">ci-<text:line-break/></text:span><text:span text:style-name="T12">bus, senibus vero nec ea est commoda, atque etiam </text:span><text:span text:style-name="T12">hac<text:line-break/></text:span><text:span text:style-name="T12">multo minus agnina, quippe quae lnnuida et mucosa<text:line-break/>et glutinosa et nituitofa est. Hoedina vero </text:span><text:span text:style-name="T12">sane </text:span><text:span text:style-name="T12">non in-<text:line-break/>commoda seni est; praeterea aves eae, quae extra palu-<text:line-break/>des ac flumina stagnaque degunt. Salita’ vero </text:span><text:span text:style-name="T12">omnia<text:line-break/></text:span><text:span text:style-name="T12">meliora recentibus suut. Ergo, sicuti diximus, ante </text:span><text:span text:style-name="T12">om-<text:line-break/></text:span><text:span text:style-name="T12">nia cavendum ab iis qni obstruant cibis essi Quod </text:span><text:span text:style-name="T12">fi<text:line-break/></text:span><text:span text:style-name="T12">res cogat aliquando copiosius his uti, protinus sumendum<text:line-break/>medicamentum diacalaminthes est, cujus compositionem<text:line-break/>supra in quarto posui. Ejus si copia non est, districtu<text:line-break/>pepereou petendum. Sin ne id quidem ad manum </text:span><text:span text:style-name="T12">est,</text:span></text:p>
      <text:p text:style-name="P16"><text:span text:style-name="T12">piper album tusum cribratum que diligenter ac in poIli-<text:line-break/>nem redactum et cum </text:span><text:span text:style-name="T12">cibis </text:span><text:span text:style-name="T12">esse, et potioni inspergere,<text:line-break/>fed et caepas esitare tum expediet; quin etiam allium,<text:line-break/>fi huic assueverit. Antidotus quoque ex viperis</text:span><text:span text:style-name="T12">, </text:span><text:span text:style-name="T12">quam<text:line-break/>tlieriacen vocant, non incommode senibus datur, potissi-<text:line-break/>mum ubi post obstruentes cibos ea, quae obstructiones<text:line-break/>liberent, ante hanc exhibueris; tunc enim efficacissirnum<text:line-break/>cx theriace praesidium expectes. Quod fi ab istiusmodi<text:line-break/>subducta alvus sit, utilissime theriacen postridie dederis.<text:line-break/>Aeque vero et quam ambrosiam, et quam athanasiam<text:line-break/>,vocant, aliaque id genus medicamenta, quaecunque ex<text:line-break/>.praedictis aromatis sunt composita. Seni tamen, qui ac-<text:line-break/>curate sibi prospexerit, nusquam tali medicamento opus<text:line-break/>erit; fed si quando attenuante victus ratione egebit, fatis-<text:line-break/>.facient, quae alio opere seorsum scripsimus, in quo de<text:line-break/>attenuante victu drsserulurus.</text:span></text:p>
      <text:h text:style-name="P6" text:outline-level="2">Cap. VII.</text:h>
      <text:p text:style-name="P65"><text:span text:style-name="T12">Jain illud patere arbitror, panem quoque<text:line-break/>his exlubendum, qui nec salem, nec fermentum, nec<text:line-break/>subactionem; nec coctionem desideret, non autem aut<text:line-break/>istam publice laudatam similaginem</text:span><text:span text:style-name="T12">, </text:span><text:span text:style-name="T12">aut quae ex </text:span><text:span text:style-name="T12">ea<text:line-break/></text:span><text:span text:style-name="T12">fiunt bellaria; quippe omnia talia non 'solum coctu </text:span><text:span text:style-name="T12">diffi-<text:line-break/></text:span><text:span text:style-name="T12">cilia, sed etiam mali succi sunt, visceraque obstruunt.<text:line-break/>Ac rrisi placentis, quae ex butyro et similagine fiunt, mel<text:line-break/>affatim esset admixtum, nullus cibus omnibus hominibus,<text:line-break/>nedum senibus, magis esset adversus. Caeterum </text:span><text:span text:style-name="T12">quid<text:line-break/></text:span><text:span text:style-name="T12">noxiis salubria misceas, quum liceat inelle per se </text:span><text:span text:style-name="T12">uti<text:line-break/></text:span><text:span text:style-name="T12">partim cocto, partim crudo cum pane? Cura vero </text:span><text:span text:style-name="T12">ma-<text:line-break/></text:span><text:span text:style-name="T12">jor habenda est de panis bonitate quam mellis. Nam<text:line-break/>mel profecto melius fuerit, quod specie ac viribus </text:span><text:span text:style-name="T12">Atti-<text:line-break/></text:span><text:span text:style-name="T12">co sit simile; </text:span><text:span text:style-name="T12">quod </text:span><text:span text:style-name="T12">si tale non datur, quolibet </text:span><text:span text:style-name="T12">utare,<text:line-break/></text:span><text:span text:style-name="T12">modo ne mali odoris sit, neve cerae qualitates aperte<text:line-break/>prae sc ferat, neve praesertim qualitatem quempiam </text:span><text:span text:style-name="T12">ex-<text:line-break/></text:span><text:span text:style-name="T12">traneam. Adeo vero panes id genus, quales modo </text:span><text:span text:style-name="T12">retuli,<text:line-break/></text:span><text:span text:style-name="T12">utile quicquam senis corpori non conserunt, ut </text:span><text:span text:style-name="T12">etiam</text:span></text:p>
      <text:p text:style-name="P17"><text:span text:style-name="T12">sint </text:span><text:span text:style-name="T12">alienissimi, atque hoc amplius, quo sint puriores.<text:line-break/></text:span><text:span text:style-name="T12">Video </text:span><text:span text:style-name="T12">autem, athletis id genus studio praeparari, verum<text:line-break/></text:span><text:span text:style-name="T12">his </text:span><text:span text:style-name="T12">ad ea, quae moliuntur, aptum elL Seni vero, nisi<text:line-break/>multum admixtum </text:span><text:span text:style-name="T12">sit </text:span><text:span text:style-name="T12">salis, nisi multum fermenti; </text:span><text:span text:style-name="T12">nisi<text:line-break/></text:span><text:span text:style-name="T12">diligentissime sit coctum, crassum efficit ac glutinosum,<text:line-break/>succum, qui nec ulli alii est utilis copiosius inauctus.<text:line-break/></text:span><text:span text:style-name="T12">Ergo </text:span><text:span text:style-name="T12">et obstructiones lu jecinore, liene et </text:span><text:span text:style-name="T12">renibus facit,<text:line-break/>maxime </text:span><text:span text:style-name="T12">quibus in his visceribus vasorum exitus angu-<text:line-break/></text:span><text:span text:style-name="T12">stiores </text:span><text:span text:style-name="T12">natura sunt. Nam sicut lu iis venis, quae </text:span><text:span text:style-name="T12">palam<text:line-break/>oculis </text:span><text:span text:style-name="T12">objiciuntur, non parva amplitudinis diversitas cer-<text:line-break/></text:span><text:span text:style-name="T12">nitur tum </text:span><text:span text:style-name="T12">alterius hominis ad alterum, tum </text:span><text:span text:style-name="T12">lu unius<text:line-break/>cujuslibet </text:span><text:span text:style-name="T12">partibus, sic in iis, quae </text:span><text:span text:style-name="T12">lutus latent, </text:span><text:span text:style-name="T12">fe </text:span><text:span text:style-name="T12">habere<text:line-break/>putandum</text:span><text:span text:style-name="T12">; hanc tamen differentiam </text:span><text:span text:style-name="T12">prius, </text:span><text:span text:style-name="T12">quam </text:span><text:span text:style-name="T12">experi-<text:line-break/>niento sit </text:span><text:span text:style-name="T12">explorata, internoscere </text:span><text:span text:style-name="T12">non est. Experientiam<text:line-break/>intelligo, </text:span><text:span text:style-name="T12">quam ex eorum, quae </text:span><text:span text:style-name="T12">sumuntur, surgulis fa-<text:line-break/>cere licet. Novimus enim senem quendam agricolam,<text:line-break/>qui amplius quam </text:span><text:span text:style-name="T12">centum </text:span><text:span text:style-name="T12">annos ruri vitam egerat</text:span><text:span text:style-name="T12">; - </text:span><text:span text:style-name="T12">huic<text:line-break/></text:span><text:span text:style-name="T12">- </text:span><text:span text:style-name="T12">plurimum nutrimenti caprinum lac erat, quod alias curu</text:span></text:p>
      <text:p text:style-name="P16"><text:span text:style-name="T12">mica panis lu eo macerata statim sumebat,, alias , mel im-<text:line-break/>miscebat, alias coquebat etiam thymi cacumina una cum<text:line-break/>pane .iiijiciens. Hunc quidam imitatus, videlicet , </text:span><text:span text:style-name="T12">tam<text:line-break/></text:span><text:span text:style-name="T12">longae vitae causam ratus in lacte subesse, perpetuo lae-<text:line-break/>debatur, quocnnque in modo sumpsisset; nam primum illi<text:line-break/>gravabatur </text:span><text:span text:style-name="T12">os </text:span><text:span text:style-name="T12">ventriculi, mox illi .tendebatur dextrum<text:line-break/>hypochondrium. Alius quoque simili modo quum </text:span><text:span text:style-name="T12">lacte<text:line-break/></text:span><text:span text:style-name="T12">uti coepisset, de reliquis nihil est: questus, quippe qui </text:span><text:span text:style-name="T12">et<text:line-break/></text:span><text:span text:style-name="T12">probe id ccncoxit, nec acidum </text:span><text:span text:style-name="T12">aut </text:span><text:span text:style-name="T12">fumidum </text:span><text:span text:style-name="T12">ructum .ex<text:line-break/></text:span><text:span text:style-name="T12">eo fensit, nec </text:span><text:span text:style-name="T12">statum, aut </text:span><text:span text:style-name="T12">gravitatem in praecordiis;, </text:span><text:span text:style-name="T12">fe-<text:line-break/></text:span><text:span text:style-name="T12">ptimo tamen ab eo quo coepit </text:span><text:span text:style-name="T12">.die jecur </text:span><text:span text:style-name="T12">fe sentire </text:span><text:span text:style-name="T12">ma-<text:line-break/>nifeste gravatum dixit, quippe videri </text:span><text:span text:style-name="T12">sibi quiddam </text:span><text:span text:style-name="T12">in<text:line-break/></text:span><text:span text:style-name="T12">dextris praecordiis </text:span><text:span text:style-name="T12">ceu lapidem subesse, </text:span><text:span text:style-name="T12">sic ni </text:span><text:span text:style-name="T12">et deor-<text:line-break/></text:span><text:span text:style-name="T12">sum traherentur, quae </text:span><text:span text:style-name="T12">supra essent, et </text:span><text:span text:style-name="T12">tensio ad </text:span><text:span text:style-name="T12">jugulum<text:line-break/>usque </text:span><text:span text:style-name="T12">pertingeret. </text:span><text:span text:style-name="T12">Constat itaque, </text:span><text:span text:style-name="T12">huic obstructum </text:span><text:span text:style-name="T12">jecur<text:line-break/>fuisse, illi </text:span><text:span text:style-name="T12">statu </text:span><text:span text:style-name="T12">intumuisse, Quin etiam </text:span><text:span text:style-name="T12">novi, cui ex </text:span><text:span text:style-name="T12">diu-<text:line-break/></text:span><text:span text:style-name="T12">twnp</text:span><text:span text:style-name="T12">:</text:span><text:span text:style-name="T12">lactis usu calculus </text:span><text:span text:style-name="T12">lu renibus </text:span><text:span text:style-name="T12">est iratus; </text:span><text:span text:style-name="T12">sicuti<text:line-break/>alium </text:span><text:span text:style-name="T12">quendam, qui </text:span><text:span text:style-name="T12">omnes dentes amisit laesitque;</text:span></text:p>
      <text:p text:style-name="P16"><text:span text:style-name="T12">id vero aliis quoque multis contigit ex diutino lactis nsu.<text:line-break/>Alii rursus citra noxam lacte perpetuo suut usi, imo etiam<text:line-break/>cum maximo filicta, veluti agricola, quem supra centum<text:line-break/>anncs vixisse diximus. Ubi enim non lactis qualitas<text:line-break/>utentis naturae quicquam est adversa, et viscerum transi-<text:line-break/>tus faciles propter venarum amplitudinem funt, qui ita<text:line-break/>sunt affecti, ii commodis lactis frunntnr, omnis ejus in-<text:line-break/>commodi expertes. Porro commoda lactis jam aliis ante<text:line-break/>me medicis dicta funt, nempe ventris moderata dejectio,<text:line-break/>succi bonitas, et nutritio, pascuis quoque ipsis animalium,<text:line-break/>quorum lacte utendum est, non parum ad haec confereir-<text:line-break/>tibusj, quanquam sunt qni pascuorum rationem plane pro<text:line-break/>nihilo habeant, quasi nihil parumve ad lactis bonitatem<text:line-break/>conserunt. Caeterum haud dubie videmus</text:span><text:span text:style-name="T12">, </text:span><text:span text:style-name="T12">animalium,<text:line-break/>quorum lacte usuri fumus, si scammonia, aut lithymallo<text:line-break/>quopiam vescantur, lacti quoque laxandi vires iiresse.<text:line-break/>Ex quo palet, quod ex vitiofo pascuo acre, acidum et</text:span></text:p>
      <text:p text:style-name="P17"><text:span text:style-name="T12">austerum reddetur, naturam videlicet herbarum imitatum.<text:line-break/>Itaque etiam qui ante nos medici fuerunt, ipfo rei usu<text:line-break/>docti, quaedam pascua lacti inepta dixerunt, ita enim<text:line-break/>ea nuncupant, de quibus ipsi quoque alibi tractavimus.<text:line-break/>Nunc hactenus saltem de his intellexisse abunde est, ani-<text:line-break/>malium,-quorum veluti optimi succi lacte sis usurus, </text:span><text:span text:style-name="T22">ne-<text:line-break/>que</text:span><text:span text:style-name="T12"> acria, neque acida, neque admodum austera debere<text:line-break/>esse nutrimenta, lllud vero vel me tacente constare ar-<text:line-break/>bitror, animal ipsum et florente aetate esse et corporis<text:line-break/>habitu plane inculpato debere. Satiusque fuerit alterum<text:line-break/>capram, alterum asinam esse, earumque lacte alternis vi-<text:line-break/>cibus uti; quippe asinae lac tenue seorsunrque est, ca-<text:line-break/>prae mediocris substantiae esu Itaque hoc nutriet magis,<text:line-break/>ubi videlicet nutritione est opus, illud omnino tutius est<text:line-break/>Nam et si quando sine pane sumitur, tum citius subduci-<text:line-break/>tur, tum rninime est flatulentunr; fed nec iu ventre cogi-<text:line-break/>tur, potissimum si prius salis aliquid et mellis immiseris.</text:span></text:p>
      <text:p text:style-name="P16"><text:span text:style-name="T12">Oportet autein n°n huius modo, sed etiam reliquae omnis<text:line-break/>auxiliorum materiae vires seorsum prius didicisse eum,<text:line-break/>qui|ipsis recte sit usurus, ne saepe nobis de ipsis eadem<text:line-break/>repetere sit necesse. Ac nunc certe mihi rideor longius,<text:line-break/>quam pro re proposita, de lacte vinoque disputasse. Siqui-<text:line-break/>dem praestitisset, commoditate eorum lu senes explicata,<text:line-break/>qui iam tum facultates utriusque communes, tum privatas<text:line-break/>differentias didicisset, ' hunc ad materiae delectum remit-<text:line-break/>tere; super vini quidem differentiis dicere, quae calidiora,<text:line-break/>quaeque plus urinarum movent, ea senibus magis couda-<text:line-break/>cere; de lacte vero, quod non omnibus sit exhibendum,<text:line-break/>fed iis solis, qui id probe concoquant nec ullum ex eo<text:line-break/>symptoma in dextra praecordiorum parte sentiant. Sed<text:line-break/>quoniam luterdurn propter multorum ad legendos eos li-<text:line-break/>bros, in quibus prolixius de praesidiorum materia disseri-<text:line-break/>tur,’ fastidium longiores esse subinde cogimur, merito, ,<text:line-break/>ut arbitror, nunc quoque condonabitur nobis tractationis</text:span></text:p>
      <text:p text:style-name="P16"><text:span text:style-name="T12">modus, si exacta brevitate </text:span><text:span text:style-name="T12">in </text:span><text:span text:style-name="T12">universali methodo minime<text:line-break/>utimur. Illud tamen non ignoranduni, fieri non posse, ut<text:line-break/>tuto quis comprehensis materiis ex huiusmodi solum do-<text:line-break/>ctrina utatur, qualem modo de lacte vinoque tradidimus.<text:line-break/>Imo, qui his optime uti volet, didicisse hunc prius opor-<text:line-break/>tet propriam de omni materia tractationem, in qua tum<text:line-break/>publicas materiae vires aestimavimus, tum privatas , ejus<text:line-break/>differentias usque ad ultimas species. Neque enim de cae-<text:line-break/>teris omnibus, quae scire opus est ei, qui senis sanitatem<text:line-break/>tutabitur, expedit hoc opere </text:span><text:span text:style-name="T22">fuse tractare, sed</text:span><text:span text:style-name="T12"> satis est </text:span><text:span text:style-name="T12">de<text:line-break/></text:span><text:span text:style-name="T12">quibusdam, scilicet quae senibus maxime sunt necessaria,<text:line-break/>ita determinasse, quemadmodum paulo ante de lacte </text:span><text:span text:style-name="T12">vi-<text:line-break/></text:span><text:span text:style-name="T12">noque egimus, de quibusdam etiam brevius quam de </text:span><text:span text:style-name="T12">his<text:line-break/></text:span><text:span text:style-name="T12">verba facere, sicuti rursus de aliis </text:span><text:span text:style-name="T22">in</text:span><text:span text:style-name="T12"> totum uihiI </text:span><text:span text:style-name="T12">dixisse;<text:line-break/></text:span><text:span text:style-name="T12">quanquam,- cui extendere sermonem cordi est, </text:span><text:span text:style-name="T12">potest oin-<text:line-break/></text:span><text:span text:style-name="T12">nium, quae in senibus abundare solent, meminisse atque<text:line-break/>ad hunc modum dicere.</text:span></text:p>
      <text:h text:style-name="P6" text:outline-level="2">Cap. VIII.</text:h>
      <text:p text:style-name="P65"><text:span text:style-name="T12">Caeterum satius est et de reliquis dicere,<text:line-break/>quae senum plerisque contingunt, ut sunt raucedines, </text:span><text:span text:style-name="T22">et<text:line-break/></text:span><text:span text:style-name="T12">gravedines, et calculus in renibus, et arthritides, et poi-<text:line-break/>dagrae, et asthnrata, aliaque id genus. Atque ad rancedi-<text:line-break/>nas quidem et gravedines victus rationem hanc, medi-<text:line-break/>camenta vero haec comparare oportet; ad calculum vero<text:line-break/>et reliquorum singula haec. Atque ad eum modum de<text:line-break/>reliquis disserens, non diligens modo videbitur, scd etiam<text:line-break/>lu senum curandorum scientia doctus. Verum sicuti nec<text:line-break/>horum quicquam scribi in tractatione de senum curatione<text:line-break/>convenit, quum praesertim ex morborum curandorum me-<text:line-break/>thodo, quisquis in hac sit exercitatus,- ea liceat sumere,<text:line-break/>ita rurfus nec quum sola communia dixeris, ibi quiescere,<text:line-break/>scd ipsis propositis aliqua mox ex particularibus subji-<text:line-break/>cere , quae maxime propositae disputationi sunt accommo-<text:line-break/>da, ceu ipsi fecimus. Nam quoniam in iis commentariis,<text:line-break/>quos de temperamentis fcripsimus, indicatum est, lenium<text:line-break/>indubitato frigidum esse</text:span><text:span text:style-name="T12">, </text:span><text:span text:style-name="T12">non tamen indubitato siccum,</text:span></text:p>
      <text:p text:style-name="P16"><text:span text:style-name="T12">utpote nonnullis id humidum esse affirmantibus, convenit<text:line-break/>sane, ut, iis, quae de senum temperamento demonstrata sunt,<text:line-break/>ad hunc artis partem, quam de ipsiorum regimine nunc<text:line-break/>instituimus, hypotheseos loco acceptis, ipsarum </text:span><text:span text:style-name="T12">rerum<text:line-break/></text:span><text:span text:style-name="T12">scopum ah illa </text:span><text:span text:style-name="T12">sumamus, </text:span><text:span text:style-name="T12">ac </text:span><text:span text:style-name="T12">nonnulla </text:span><text:span text:style-name="T12">particularium </text:span><text:span text:style-name="T12">tra-<text:line-break/></text:span><text:span text:style-name="T12">cternus, partim exercendi discentis causa, partim ad </text:span><text:span text:style-name="T12">in-<text:line-break/></text:span><text:span text:style-name="T12">ventionem eorum, quae consulto omissa funt, futura </text:span><text:span text:style-name="T12">veluti<text:line-break/></text:span><text:span text:style-name="T12">exempla, propterea quod non omnes ita sunt solertes</text:span><text:span text:style-name="T12">, ut<text:line-break/></text:span><text:span text:style-name="T12">ex solo universali </text:span><text:span text:style-name="T12">percepto </text:span><text:span text:style-name="T12">ipsi particularia inveniant, </text:span><text:span text:style-name="T12">sed,<text:line-break/></text:span><text:span text:style-name="T12">qui ad ea veluti manu ducat, desiderent. Quippe </text:span><text:span text:style-name="T12">quibus<text:line-break/></text:span><text:span text:style-name="T12">exercitata ratiocinatio est, ubi senis corpus, quantum </text:span><text:span text:style-name="T12">ad<text:line-break/></text:span><text:span text:style-name="T12">ipsas partes attinet, frigidum siccumque esse </text:span><text:span text:style-name="T12">audierint,<text:line-break/></text:span><text:span text:style-name="T12">facile autem scrofis et pituitosis excrementis ob </text:span><text:span text:style-name="T12">virium<text:line-break/></text:span><text:span text:style-name="T12">infirmitatem impleri, haec quidem conabuntur emittere,<text:line-break/>stolidas autem ipsas calefacere atque humectare. </text:span><text:span text:style-name="T12">Verum<text:line-break/>qui </text:span><text:span text:style-name="T12">excrementorum, </text:span><text:span text:style-name="T12">copia </text:span><text:span text:style-name="T12">decepti indefinite </text:span><text:span text:style-name="T12">pronuntia-<text:line-break/></text:span><text:span text:style-name="T12">runt, fenum temperamentum esse humidum, ii protinus </text:span><text:span text:style-name="T12">in<text:line-break/></text:span><text:span text:style-name="T12">ipso primo agendorum consilio falluntur, dum </text:span><text:span text:style-name="T12">fenum</text:span></text:p>
      <text:p text:style-name="P16"><text:span text:style-name="T12">corpora siccanda putant Itaque ex cibis eos potius,; qni<text:line-break/>siccant, exhibent; veluti ex oleribus, brassicam potius, quam<text:line-break/>malvam, aut blitum, aut lapathum, aut atriplicem, aut<text:line-break/>lactucam, et ex leguminibus prae ptisana lentem, </text:span><text:span text:style-name="T22">ei<text:line-break/></text:span><text:span text:style-name="T22">prae</text:span><text:span text:style-name="T12"> </text:span><text:span text:style-name="T12">faba milium, et prae zea panicum, ex fructibus<text:line-break/>amygdalas et terebinthi femen potius, quam cucurbitas,<text:line-break/></text:span><text:span text:style-name="T12">et </text:span><text:span text:style-name="T12">cucumeres maturos, et pruna; et mora, jam ex car-<text:line-break/></text:span><text:span text:style-name="T12">nibus </text:span><text:span text:style-name="T12">eas, quae ferarum sunt, potius,, quam cicurum, et<text:line-break/></text:span><text:span text:style-name="T12">salitas </text:span><text:span text:style-name="T12">^potius, quam recentes. In tota denique victus<text:line-break/>ratione, quorum vis humida est, haec fugiunt, quorum<text:line-break/>sicca est, haec amplectuntur; quanquam contra prorsus<text:line-break/></text:span><text:span text:style-name="T12">res </text:span><text:span text:style-name="T12">ipsa postulat, quum prosint siis manifeste humectantes<text:line-break/></text:span><text:span text:style-name="T12">cibi </text:span><text:span text:style-name="T12">Verum quoniam horum etiam frigidi quidam tem-<text:line-break/>peramenti funt, proindeque pituitam in ventre illico gi-<text:line-break/></text:span><text:span text:style-name="T12">gnunt </text:span><text:span text:style-name="T12">ac </text:span><text:span text:style-name="T12">primis venis, hinc videlicet noxii </text:span><text:span text:style-name="T12">sunt </text:span><text:span text:style-name="T12">risi iis,<text:line-break/></text:span><text:span text:style-name="T12">qui </text:span><text:span text:style-name="T12">nec universum fenum temperamentum noverunt, nec<text:line-break/></text:span><text:span text:style-name="T12">caput </text:span><text:span text:style-name="T12">victus coriuu ordinandi vident, quippe nec dulcis</text:span></text:p>
      <text:p text:style-name="P16"><text:span text:style-name="T12">aquae calens balneum, nec vini potio his prosit, si hume-<text:line-break/>ctationis non indigent. Jam quod moderato motu et scm-<text:line-break/>no indigeant; fatis magna documenta sunt, quo victus<text:line-break/>eorum dirigi consilium debeat. Quare, si quando<text:line-break/>propter pituitam genitam cogimur aliquid ex iis, quae<text:line-break/>ipsa lucidant ac dissecent, petere, revertendum sine<text:line-break/>mora ad humectantem victum' est. Pari modo, si<text:line-break/>quando propter obstructionis suspicionem' ad cibos medi-<text:line-break/>fcamentave, quae obstructos meatus liberent, convertimur:<text:line-break/>quomluus tamen liurnisti temperamenti cibi sint; nec illo<text:line-break/>iplo die committendum, multoque magis postero sire ei-<text:line-break/>dem proposito haerendum, </text:span><text:span text:style-name="T12">ac </text:span><text:span text:style-name="T12">alicam cum melle exhiben-<text:line-break/>dam, acetique aliquid er miscendum, utique quum 'ptisa-<text:line-break/>nae ritu praeparamus, ex mulso vinove Falerno sumere<text:line-break/>jubendum, aut lacte, ut praedixi, utendum, aut ptisana<text:line-break/>bene coacta, quae piperis pollluem accepit. Ita vero et<text:line-break/>maturi siri prae caeteris fructibus autumnalibus sunt esse<text:line-break/>genui, hyeme vero caricae; panis quoque ita, ut dixi.</text:span></text:p>
      <text:p text:style-name="P16"><text:span text:style-name="T12">praeparatus, aut cum malle, aut cum mulso, aut cum<text:line-break/>vino aliquo idoneo. Veluti enim exempla claritatis causa<text:line-break/>haec apponimus, ut, qui perlegerit, ad universalem </text:span><text:span text:style-name="T12">sco-<text:line-break/></text:span><text:span text:style-name="T12">pum</text:span><text:span text:style-name="T12">; quo calor humectatioque petuntur, . intentus judi-<text:line-break/></text:span><text:span text:style-name="T12">care </text:span><text:span text:style-name="T12">de materia simili modo queat.</text:span></text:p>
      <text:h text:style-name="Heading_20_2" text:outline-level="2">Cap. IX.</text:h>
      <text:p text:style-name="P65"><text:span text:style-name="T12">Quoniam autem tum pituitosum, tum </text:span><text:span text:style-name="T12">se-<text:line-break/></text:span><text:span text:style-name="T12">rosum .excrementum in senum corporibus colligitur, </text:span><text:span text:style-name="T12">et<text:line-break/></text:span><text:span text:style-name="T12">urinas </text:span><text:span text:style-name="T12">moveri quotidie convenit, non tamen per phar-<text:line-break/></text:span><text:span text:style-name="T12">rnaca, </text:span><text:span text:style-name="T12">scd apio, et rnelle, et vinis, quae id praestare<text:line-break/></text:span><text:span text:style-name="T12">valeant, </text:span><text:span text:style-name="T12">et alvum solvere, potissimum oleo ante cibum<text:line-break/></text:span><text:span text:style-name="T12">absorpto, </text:span><text:span text:style-name="T12">scd et oleribus ex oleo garo que ante cibum uf-<text:line-break/></text:span><text:span text:style-name="T12">fumptis. </text:span><text:span text:style-name="T12">Ac quotidie quidem tum per haec abunde alvus<text:line-break/></text:span><text:span text:style-name="T12">quibusdam </text:span><text:span text:style-name="T12">solvitur, tum ex ficis, utique quum hi habeii-<text:line-break/></text:span><text:span text:style-name="T12">tur, </text:span><text:span text:style-name="T12">et prunis, ac aliis id genus, quae aestate autumno-<text:line-break/></text:span><text:span text:style-name="T12">que vigent, </text:span><text:span text:style-name="T12">hyeme vero et caricis, et prunis Damascenis,<text:line-break/></text:span><text:span text:style-name="T12">iisque aut </text:span><text:span text:style-name="T12">elixis aut in mulso, cui plusculum lusit messis,<text:line-break/></text:span><text:span text:style-name="T12">maceratis, </text:span><text:span text:style-name="T12">eritque id melius, si mel Atticum sit. Longo</text:span></text:p>
      <text:p text:style-name="P16"><text:span text:style-name="T12">autem ad dejiciendam alvum Damascenis Hispana prae-<text:line-break/>stant. Quin olivas ex muria praesumere aliquando licet.<text:line-break/>Aloen vero, quod multos senunr, quibus siccus venter est,<text:line-break/>facere video, haudquaquam sumi suaserim. . Hanc alii in<text:line-break/>pilulas fingunt cum brassicae succo, alii tantum pulverem<text:line-break/>ejus alicui inspergunt liquori, qui aliis aqua, est, aliis mul-<text:line-break/>sum.- Divites eam, quae cum cinnamomo conficitur, </text:span><text:span text:style-name="T22">ac-<text:line-break/></text:span><text:span text:style-name="T12">cipiunt; medicamentum id alii hieram dialoes, alii ama-<text:line-break/>ram vocant. Habent vero id • alii succum, quo potioni<text:line-break/>inspergant, alii, melle modice exceptum non cocto. Ve-<text:line-break/>rum nullo horum senibus est opus, nisi major aliqua ne-<text:line-break/>cessitas urgeat; quippe si jam comprehensis alvus solvitur,<text:line-break/>etsi non quotidie, saltem alternis diebus, nullum plane<text:line-break/>medicamentosum dari debebit Quod fi biduo adstrictus<text:line-break/>venter tertio die non solvitur, sat eo tempore fuerit mer-<text:line-break/></text:span><text:span text:style-name="T12">curialern </text:span><text:span text:style-name="T12">herbam, et dictam marinam brassicam et cnicum<text:line-break/>in ptisana, aliaque, quae modice medicamentorum vim<text:line-break/>obtinent, dedisse; similiter et terebinthi resinam.. Sunii-</text:span></text:p>
      <text:p text:style-name="P16"><text:span text:style-name="T12">tur autem aliquando nucis Ponticae magnitudine, ali-<text:line-break/>quando duarum triurnve; quippe non modo alvum sol-<text:line-break/>vere citra noxam potest, sed etiam viscera omnia, je-<text:line-break/>cur, lienem, renes pulmonemque abstergere. Pcrro<text:line-break/>iis, quae praediximus, varie uti expediet, neque uno tantum<text:line-break/>delecto, id perpetuo exhibere; cur namque assuefacta tem-<text:line-break/>poris (patio sumentis natura fuerit, ejus vim contemnet.<text:line-break/>Ergo variare vices tum praedictis oportet-, tum vero eo<text:line-break/>medicamento, quod ex caricis conficitur. Sunto hae pin-<text:line-break/>gues, auferaturque ipsis ea quae foris obducitur pellis;<text:line-break/>peri modo et cnico; mox ambo simul tundantur. Esto<text:line-break/>autem et carica cum cnico pari pondere. Licebit vero<text:line-break/>hic quoque medicamentum experiri, ac prout fe 'al su-<text:line-break/>mentis naturam habet, alias plus, alias minus cnici im-<text:line-break/>mittere, sumere vero duarum triumve caricarum magni-<text:line-break/>tudinis modum. Ex ipsa vero (ut dixi) experientia luve-<text:line-break/>niet sibi ipsi quis talium omnium legitimum modum, quum<text:line-break/>venter aliis magis, aliis minus medicamentis sit obe-</text:span></text:p>
      <text:p text:style-name="P16"><text:span text:style-name="T12">diens. Caeterum nullum eorum quae dicta sunt medica-<text:line-break/></text:span><text:span text:style-name="T12">mentorunr </text:span><text:span text:style-name="T12">exhiberi admodum copiose debebit. Siquidem<text:line-break/>nonnulli in praesens gaudent, si copiosius desederint;<text:line-break/>verum quanto magis sunt vacuati, tanto his venter se-<text:line-break/>quentibus diebus magis adstringitur. Quo fit, ut ipse, fi<text:line-break/>qui sunt, quibus in diuturnis morbis venter sistitur, (qua-<text:line-break/>les potissimum hyeme contingunt,) quibusque post longam<text:line-break/>infinnitatem in convalescentia similis affectus incidit, iis<text:line-break/>alvum ducam non acribus per inferiora infusis, sed<text:line-break/>tantum oleo. Quod etiam sanis, ubi venter adstringitur-,<text:line-break/>Iecurus interdum infundas,' quippe quo et siccius excre-<text:line-break/>mentum nradefcit, et transitus efficitur lubricus, et cor-<text:line-break/>pus spInm fenis emolsitur, duris alias pellibus similiter<text:line-break/>rigens. Non tamen sunt haec fenis, qua senex est, pro-<text:line-break/>pria; quippe quum etiam sint iis, qui a longis morbis<text:line-break/>convalescunt, utilia. Quid igitur proprium est senis, qua<text:line-break/>senex est? nempe quod temperamento ejus conducit. Id<text:line-break/>enim est, cujus culpa senescimus, alius alio tempore, ci-</text:span></text:p>
      <text:p text:style-name="P28"><text:span text:style-name="T12">tus scriusve, prout vel natura </text:span><text:span text:style-name="T12">ab </text:span><text:span text:style-name="T12">initio siimus comparati,<text:line-break/>vel ex .vitae exercitio, vel ex victus ratione, vel morbo,<text:line-break/>vel scllicitudine, vel alio id genus immoderatius siccati.<text:line-break/></text:span><text:span text:style-name="T12">Est </text:span><text:span text:style-name="T12">enim id, quod omnes homines proprie senectutem ap-<text:line-break/>pellant, non aliud quam siccum et frigidum corporis tem-<text:line-break/>peramentum, annorum multitudinis ratione proveniens.<text:line-break/>Accistit autem interdum et ex febrili morbo, </text:span><text:span text:style-name="T12">' </text:span><text:span text:style-name="T12">atque </text:span><text:span text:style-name="T12">id<text:line-break/></text:span><text:span text:style-name="T12">etiam ex morbo senium appellamus, sicuti in libro de<text:line-break/>inarasuro diximus, quippe quum ejusmodi affectus rna-<text:line-break/>rasmus quidam sit, qui non in animalibus 'modo, vcnrm<text:line-break/>etiam stirpibus visitur. Tradita </text:span><text:span text:style-name="T22">vero</text:span><text:span text:style-name="T12"> jam est primo hujus<text:line-break/>operis volumine provenientis in nobis senectutis necessitas.<text:line-break/>Ergo tum ex illo, tum ex iis, quae de temperamentis,<text:line-break/>atque etiam ex libello, quenr de marasmo scripsimus, in-<text:line-break/>structior quispiam ad eam artis , partem, quae de senum<text:line-break/>ductu agit, reddi poterit.<text:tab/></text:span><text:span text:style-name="T12">T </text:span><text:span text:style-name="T12">r .</text:span></text:p>
      <text:h text:style-name="Heading_20_2" text:outline-level="2">Cap. X.</text:h>
      <text:p text:style-name="P65"><text:span text:style-name="T12">Siquidem omnis affectionis corporeae pro-<text:line-break/>videntia in duobus consistit, nempe propria ejus, inter-<text:line-break/>noscenda essentia, et materiae praesidiorum viribus; ut</text:span></text:p>
      <text:p text:style-name="P16"><text:span text:style-name="T12">statim-in proposito </text:span><text:span text:style-name="T12">nunc </text:span><text:span text:style-name="T12">nobis senio, qui scienter perno-<text:line-break/>vit, affectum eum </text:span><text:span text:style-name="T12">siccitatem </text:span><text:span text:style-name="T12">quandam cum frigiditate<text:line-break/>esse, si quidem, quae humecteiit pariter et calefaciant,<text:line-break/>praesidiorum materias norit, is idoneus senum medicus<text:line-break/>suerit. Quadruplex vero materiae genus quum sit, quae<text:line-break/>sumuntur, quae geruntur, </text:span><text:span text:style-name="T12">quae </text:span><text:span text:style-name="T12">educuntur, quae suris<text:line-break/>admoventur, utique ex singulis eligere oportebit, quae<text:line-break/>calefacere humectareque possint. Sed ad horum cujusque<text:line-break/>commodum usum exercitatio, quae per exempla fit, ma-<text:line-break/>xime est utilis. Scio ergo, aliquando me pueri thoracem,<text:line-break/>qui a reliquarum partium symmetria non parum aberat,<text:line-break/>ejusmodi remediorum genere ad justam perduxisse mensuram.<text:line-break/>Cinxi illi lato modice cingulo omnia, quae sub thorace<text:line-break/>ad coxas usque sunt, ita temperans, ut tum citra offen-<text:line-break/>sionem haereret, tum ne laxum quicquam relinqueret, nec<text:line-break/>etiam premeret. Exercilationes vero injunxi, et quae per<text:line-break/>tota obeuntur brachia, et eas, quas cantores vociferati o-<text:line-break/>nes appellant In utrisque vero cohiberi anhelitum jussi.</text:span></text:p>
      <text:p text:style-name="P16"><text:span text:style-name="T12">Id fit, quum thoracem ipsum undique valenter compresse-?<text:line-break/>ris, expirationem autem sic cohibueris, ut, quem prius<text:line-break/>attraxeris spiritum, totum intus retineas. Itaque etiam<text:line-break/>amplius inspiraverit oportet, qui hoc. commode faciet;<text:line-break/>quandoquidem, quo plus sit aeris, qni compellitur, eo<text:line-break/>magis thorax distentus dilatabitur.' Quod autem ipsae<text:line-break/>quoque vociferationes tum, magnae faciendae, tum lu acu-<text:line-break/>men tendendae sint, id minime est obscurum, si. modo<text:line-break/>universas thoracis partes valenter exercitari in animo est.<text:line-break/>Atque haec quidem gliscentium adhuc corporum ea, quae<text:line-break/>natura male condita sunt, ad justam convenientiam restituent. •<text:line-break/>Eadem modice etiam iis, qui persectam jam magnitudinem<text:line-break/>consequuti sunt, proderunt: verum in sene nihil tale molien-<text:line-break/>dum, uspote cui feriari infirmas partes utilius esse dixi-<text:line-break/>mus, utilius vero his est et consueto opere exercitari,<text:line-break/>etiamsi modice noxium fit Contra juvenibus ea mutare,<text:line-break/>quae nocent, lentandum est, etiamfi </text:span><text:span text:style-name="T22">a</text:span><text:span text:style-name="T12"> pueris his maxime<text:line-break/>insueverint; possunt etiam eorum vires moderate factam</text:span></text:p>
      <text:p text:style-name="P16"><text:span text:style-name="T12">mutationem sustinere, sperarique potest, in reliquo vitae<text:line-break/>tempore fructum aliquem eos ex meliore consuetudine<text:line-break/>percepturos. At senex, si posset longo tempore sensim<text:line-break/>malam consuetudinem mutare, propterea quod, quo tem-<text:line-break/>pore meliore frueretur,- habiturus non essef, frustra laba-<text:line-break/>rem insumeret, non aliter quam si quis artem discere<text:line-break/>quampiam octogenarius inciperet. Sicuti vero senum ipso-<text:line-break/>rura luter se non parva differentia est, sive id ex aetate<text:line-break/>spectes, sive corporis affectu, ita et eorum, qui natura sic-<text:line-break/>ciore frigidior</text:span><text:span text:style-name="T12">eque </text:span><text:span text:style-name="T12">sunt, si </text:span><text:span text:style-name="T12">ad </text:span><text:span text:style-name="T12">mediocrem statum compa-<text:line-break/>res, non parvum intemperiei discrimen invenies, tum<text:line-break/>ipsorum inter se, tum vero ad senes. Atque humectare<text:line-break/>quidem hos prpfecto calesacereque conveniet, caeterum<text:line-break/>audacias haec facere in iis, qui per aetatem majori </text:span><text:span text:style-name="T22">exer-<text:line-break/>citio</text:span><text:span text:style-name="T12"> funt ferundo, ceu quorum validae adhuc vires sunt.<text:line-break/>Quippe primum, quo omne remediorum consilium dirigitur,<text:line-break/>ejusmodi intemperies corporis est, non senium aut aetas<text:line-break/>aliqua.. Verum quoniam affectuum mensuram per con-</text:span></text:p>
      <text:p text:style-name="P16"><text:span text:style-name="T12">jecturam accipimus, idcirco aetatem quoque consideramus.<text:line-break/>Porro idem usus et consuetudinis noscendae est, praeterea<text:line-break/>extrinsecus incidentium causarum, quas procatarcticas vo-<text:line-break/>cant; quippe ad certiorem affectuum notitiam talia omnia<text:line-break/>nobis conducunt; remediorum tamen indicatio ex his ac-<text:line-break/>cipitur. At empiricis talia totius concursus pars esse cen-<text:line-break/>setur, quae in ipfa curatione observata, haudquaquam ex<text:line-break/>iis, quae fieri affectus postulat, inventa. Quo rationabi-<text:line-break/>lius Hippocrates de agnoscendo praesagiendoque plurima<text:line-break/>scripsit, utique in particularibus nos exercens; quod etiam<text:line-break/>optimi medicorum post eum fecerunt, non ignari, huic<text:line-break/>nullo negotio inventum iri remedia, qni ejus, quod cu-<text:line-break/>rat, corporis aegri sanive affectum exacte norit. Siquidem,<text:line-break/>ut saepe testati furnus, incipiendum ab illo medendi prae-<text:line-break/>cepto est, contraria esse contrariorum remedia; ubi vero<text:line-break/>remediorum materiam compertum habueris</text:span><text:span text:style-name="T12">, </text:span><text:span text:style-name="T22">ac simul</text:span><text:span text:style-name="T12"> vires<text:line-break/>ejus intellexeris, omni male affecto corpori scmper con-</text:span></text:p>
      <text:p text:style-name="P16"><text:span text:style-name="T12">traria, optime se habenti similia viribus esse adhibenda.<text:line-break/>Quin etiam intemperies ipsas, quaecunque adhuc intra sa-<text:line-break/>nitatis fines subsistunt, si corrigere studebis, contraria<text:line-break/>quodammodo victus ratione curabis.; quod tamen per mul-<text:line-break/>tum fit otium. Nam si in negotio sint, similibus uteris,<text:line-break/>potissimum quum ita fuerint corpora assueta. Porro acci-<text:line-break/>dit alterum horum plerumque magis, ceu naturis ipsis ea,<text:line-break/>quae sibi sunt accommoda, </text:span><text:span text:style-name="T22">sua sponte</text:span><text:span text:style-name="T12"> citraque doctorem<text:line-break/>eligentibus. Atque hactenus, male affecto corpori contra-<text:line-break/>ria exhibebimus, quoad pristinum statum conscquutum sit.</text:span></text:p>
      <text:h text:style-name="Heading_20_2" text:outline-level="2">Cap. XI.</text:h>
      <text:p text:style-name="P65"><text:span text:style-name="T12">Caeterum ea victus ratio, .quae intemperies<text:line-break/>corrigit, longius plerumque procedit, propterea quod si-<text:line-break/>milibus majore ex parte morbis tentamur,. qui calidiore<text:line-break/>natura est, calidos morbos facile incurrente, qui frigidiore,<text:line-break/>frigidos, et reliquis pro ratione.. Eacilius itaque, quicquid<text:line-break/>intemperatum est, ad propriam naturam redit, quam<text:line-break/>ad optimum temperamentum venit; quippe id quum in<text:line-break/>medio omnis temperiei sit, quisquis conveniente </text:span><text:span text:style-name="T22">naturae-</text:span></text:p>
      <text:p text:style-name="P16"><text:span text:style-name="T12">suae morbo laborat, ab eo longius abest, </text:span><text:span text:style-name="T12">qui </text:span><text:span text:style-name="T12">dissimili,<text:line-break/>minus. _ Ergo nec assuetudines ipsae, tametsi pravae sunt,<text:line-break/>displicentibus adhuc sibi corporibus mutandae sunt. Quin<text:line-break/>nec per summam sanitatem semper id lentandum, scd tum,<text:line-break/>quum is, cur mutandae sunt, a civilibus negotiis maxime<text:line-break/>vacat. Haec itaque communia quum sint omnium tempe-<text:line-break/>ramentorunr praecepta, particulatim variantur, prout in-<text:line-break/>temperies quaevis ab optimo temperamento recessit. Nec<text:line-break/>mirum sane est, si lutemperatae naturae, quae in medio<text:line-break/>exactae sanitatis et morbi sensibilis consistunt, etiam ad<text:line-break/>ordinandi victus modum sint ancipites; Sed nec illud<text:line-break/>mirandum, ab iisdem adjuvari laedique homines rideri.<text:line-break/>Nam contra, si omnes inter sc similem corporis statum<text:line-break/>obtinerent, utique mirandum tum esset', aliquos a contra-<text:line-break/>riis juvari, alios ab iisdem laedi; sed quoniam contrarii<text:line-break/>inter se multorum hominum corporis, fletus funt, rationi<text:line-break/>consonum est, quod ex contrariis etiam utilitatem perci-</text:span></text:p>
      <text:p text:style-name="P16"><text:span text:style-name="T12">piant. Quo magis de medicis omnibus mirari cuipiam<text:line-break/>licet, quicunque, nullo prius naturarum facto discrimine,<text:line-break/>de sanitate tuenda scribere sunt aggressi. Sicuti enim<text:line-break/>fieri non potest, ut unum caIceameutum ad omnes homi-<text:line-break/>nes sutor accommodet, ita nec medicus unam omnibus<text:line-break/>vitae speciem, quae conducat Hac igitur de causa qui-<text:line-break/>dam saluberrimum esse affirmant abunde quotidie exerci-<text:line-break/>tari; quidam nihil obstare, quo minus in quiete prorsus<text:line-break/>degatur. Et suut, quibus laveri maxime salutare videtur;<text:line-break/>aliis minime. Quin etiam de vini et aquae potione, item-<text:line-break/>que de aliis ad eundem modum, non iis modo, quae ad<text:line-break/>salubrem victus rationem pertinent, scd etiam morborum<text:line-break/>rpmediis, pugnantissiuia inter </text:span><text:span text:style-name="T22">fe</text:span><text:span text:style-name="T12"> scribunt </text:span><text:span text:style-name="T12">adeo, </text:span><text:span text:style-name="T12">ut vel<text:line-break/>unum quippiam, quod omnibus his inter ipsos conveniat,<text:line-break/>rarum inventu sit. Caeterum usus ipse docet, tum ab iis- </text:span><text:span text:style-name="T12">'<text:line-break/></text:span><text:span text:style-name="T12">dem ipsis aliquos laedi juvarique, tum a contrariis pari<text:line-break/>modo. Equidem quosdam uovi, qui, si triduo se ab exer-<text:line-break/>citatione abstinerent, protinus aegrotarent; alios </text:span><text:span text:style-name="T22">in per-<text:line-break/></text:span><text:span text:style-name="T12">petua quiete degentes tamen fecundam valetudinem tueri.</text:span></text:p>
      <text:p text:style-name="P16"><text:span text:style-name="T12">atque horum </text:span><text:span text:style-name="T12">ipsorum alios minime </text:span><text:span text:style-name="T12">Iavare, alios, nisi le-<text:line-break/>vissent, illico febricitare, sicut Premigenes Mitylenaens.<text:line-break/>Atque quod haec quidem ita fieri cernantur, etiam </text:span><text:span text:style-name="T12">ii,<text:line-break/></text:span><text:span text:style-name="T12">qui sola experientia artem colligunt, novere. Nemo </text:span><text:span text:style-name="T22">ta-<text:line-break/>men</text:span><text:span text:style-name="T12"> eorum ita, ut in morbis, notas prodidit, quibus quis<text:line-break/>intentus, quam quisque victus rationem postulet, invenire<text:line-break/>posset. Quippe in paucissimis 'invenias exacte traditas,<text:line-break/>quas empirici syndromas vocant, quemadmodum in pe-<text:line-break/>ripneumonia et pleuritide, sed plerique morborum conje-<text:line-break/>cturalem habent dignotionem, ut qui non ex certorum<text:line-break/>symptomatum congestione noscantur, sed hominem desi-<text:line-break/>derent, qui exquisite corporis affectum calleat, quique </text:span><text:span text:style-name="T12">.<text:line-break/></text:span><text:span text:style-name="T12">omnia, quae ejusmodi affectui consonent, invenire sigilla-<text:line-break/>tim queat. Quippe quod propositum est, nos ipsa ratione<text:line-break/>ducti adhuc juvenes invenimus. Unde etiam manifestum<text:line-break/>est, usum quantumvis longum line ratione talia invenire<text:line-break/>non posse. Nam de Preurigene quum audirem, nisi, la-<text:line-break/>varet, omnino febricitare, collegi ratione, eum fumida ex-</text:span></text:p>
      <text:p text:style-name="P16"><text:span text:style-name="T12">crementa gignere, quae deberent expirari; caeterum, quum<text:line-break/>densior cutis esset, quam ut ea transmitti omnia sineret<text:line-break/>collecta </text:span><text:span text:style-name="T12">sub </text:span><text:span text:style-name="T12">cute, calorem excitare; itaque etiam bal-<text:line-break/>neum ejusmodi naturis utilissimum esse non ob id modo,<text:line-break/>quod fumidum evocet, scd etiam quod humectet, idque<text:line-break/>dulci humore. Ergo placuit, explicata quoque manu Pre-<text:line-break/>migenis thoraci injecta, cujusmodi esset caloris qualitas,<text:line-break/>explorare. Ut vero acrem mordacemque coniperi, non<text:line-break/>dissimilem calori eorum, qui cepas ampliter comedissent,<text:line-break/>multo adhuc magis eventus causam probe conjectasse mini<text:line-break/>persuadens, perconctabar, ecquid sudoris illi citra balneum<text:line-break/>incideret, neganteque id, jam firmiorem habere me affe-<text:line-break/>ctus ejus notitiam mini persuasi. Quin etiam alios quos-<text:line-break/>dam vidimus, quibus mordax calor erat similiter ut huic,<text:line-break/>non tamen lu una baluei intermissione febricitabant, pro-<text:line-break/>pterea quod per pudores excrementa his vacuabantur.<text:line-break/>Premigeui praeter naturalem habitum victus ratio vel</text:span></text:p>
      <text:p text:style-name="P16"><text:span text:style-name="T12">semel intermisso balneo febricitandi occasio </text:span><text:span text:style-name="T12">erat; </text:span><text:span text:style-name="T12">nam<text:line-break/>plurimum domi versabatur, ibi que scribens vel legens per-<text:line-break/>severabat, propterea quod Peripateticae disciplinae incurn-<text:line-break/>bebat, in qua nemini suae aetatis erat secundus. Scimus<text:line-break/>et iis, qui minime natura tale excrementum acervant, in-<text:line-break/>stantem laborum diligentiam curamque gignendi ejus causam<text:line-break/>esse. Itaque etiam alteri cuidam, cui aeque atque illi mordax<text:line-break/>calor erat, tamessi balueum uno die intermitteret, conti-<text:line-break/>git non febrire propterea,. quod nec studiis deditus erat,<text:line-break/>et negotia sua per urbem inambulans obibat, emens ven-<text:line-break/>densque mulla, etiam pugnans subinde,' in quibus sudare<text:line-break/>coactus est. Ideoque etiam alterum quendarn ex iis, qui<text:line-break/>aestate quotannis acuto biliosoque morbo laborant, mul-<text:line-break/>tos jam annos sanum prorsus servavi, exercitari vetans.<text:line-break/>Nam quum calido siccoque temperamento esset, sicuti Pre-<text:line-break/>migenes, etiam exercitatione utebatur concitata, tum vero<text:line-break/>sole ac pulvere. Contingebat ergo ei et calorem immo-<text:line-break/>dice augeri, et cutem densari, atque ad transpirationem</text:span></text:p>
      <text:p text:style-name="P16"><text:span text:style-name="T12">ineptam reddi; </text:span><text:span text:style-name="T12">quae </text:span><text:span text:style-name="T12">ambo ubi concurrerunt, nimirum<text:line-break/>corpus; cui accesserunt, paratum ad febrem reddunt. Ergo,<text:line-break/>quod in medendi arte scmper usurpare soleo, id nunc<text:line-break/>dicam. Facillime quidem quod quaeritur ratiocinatio in-<text:line-break/>venit; fidem vero ejus experientia comprobat. Quan-<text:line-break/>quam illud multo maxime mirandum est, quum Hippo-<text:line-break/>crates moneat, </text:span><text:span text:style-name="T22">calidis naturis utilius ejse in otio agere,<text:line-break/>quam exercitari,</text:span><text:span text:style-name="T12"> non paucos tamen medicos esse, qui ne<text:line-break/>norint quidem, cujusrnodi tales homines sint, sed juxta<text:line-break/>omnibus exercitationes injungant; e diverso nonnullos esse,<text:line-break/>quibus nihil ad sanitatem conducere exercitationem placeat;<text:line-break/>sed et tertium ab lus genus esse, qui assuetis .exercitari id per-<text:line-break/>mittant, non assuetis interdicant; quorum nemo plane non<text:line-break/>errat, minus tamen ii, qui tertio loco dicti suut. Quippe<text:line-break/>qui cuilibet rei insuescunt, magna ex parte naturae suae<text:line-break/>convenientem consuetudinem deligunt, propterea qnod ab<text:line-break/>iis, quae non conveniunt, subinde laesi ipsa repudient.<text:line-break/>Aliqui tamen vel dulcedine victi, vel prae nimia demen-</text:span></text:p>
      <text:p text:style-name="P16"><text:span text:style-name="T12">tia se laedi mon sentientes, '• in malis• </text:span><text:span text:style-name="T12">consuetudinibus per-<text:line-break/></text:span><text:span text:style-name="T12">sistunt. Veium hi pauci; plures;qui non persistant. Quo<text:line-break/>magis rationabile est, minus errare' medicos </text:span><text:span text:style-name="T12">eos, </text:span><text:span text:style-name="T12">qui om-<text:line-break/>nem consuetudinem servandam censent;' </text:span><text:span text:style-name="T12">qui </text:span><text:span text:style-name="T22">vero</text:span><text:span text:style-name="T12"> nihil ad<text:line-break/>sanitatem interesse putant, exercitatus quis cibum sumat,<text:line-break/>an contra, itent:qui omnes exercitandos putant, hos pejus<text:line-break/>consulere, quam qui praedicti sunt. Horum vero ipsorum;'<text:line-break/>si inter se conferantur; minus nocere, - qui ante cibum’<text:line-break/>perpetuo exercitandum esse putant; quod et Hippocratem'<text:line-break/>praecipere aliqui sunt- rati, (labores -enim cibos praece-'<text:line-break/>dere, in Aphorisinis legi,) non videntes, hoc loco de or- '<text:line-break/>dine eum loquutum exercitationis et cibi nequaquam illud<text:line-break/>affirmare, quod omnibus hominibus haec ambo conducant,<text:line-break/>imo, quibus exercitari expedit, praecedere exercitium cibos<text:line-break/>debere. Quod autem non omnibus prosit, et in libro de'<text:line-break/>vulaaribus morbis aperte testatus- est, ubi censet calidas<text:line-break/>naturas in quiete continendas, et in'Aphorismis potentia<text:line-break/>sub universali praecepto, ubi </text:span><text:span text:style-name="T22">contrariorum contraria ejse</text:span></text:p>
      <text:p text:style-name="P16"><text:span text:style-name="T22">remedia</text:span><text:span text:style-name="T12"> proponit. Porro potest,, ut,pugnare aliquando<text:line-break/>videantur hujuscemodi praecepta, ; quum: non. desint, qui<text:line-break/>omnem motum ipsi moto convenientem exercitationem<text:line-break/>nominent., alii tantum eum, qni vehementior </text:span><text:span text:style-name="T12">sit; </text:span><text:span text:style-name="T12">ita ut<text:line-break/>priore significatu omnes homines exercitationem' desiderare<text:line-break/>neminem lateat, secundo vero significatu non ita se ha-<text:line-break/>here. Eorum namque.; qui in carcere sanitatem suam<text:line-break/>tuentur, parum apte mihi mentionem facere quidam vi-<text:line-break/>dentur, quippe qui tempore prorsus pereunt, si omnino<text:line-break/>tum ungi, tum lavari prohibentur. Quod vero ad pau-<text:line-break/>cos dies lu salubri victus ratione resistant, nihil sane<text:line-break/>xuiri. Si igitur exercitationis vocabulo omnis motus di-<text:line-break/>catur, et qui inambulavit, et qui perfrictus., et qui lotus<text:line-break/>est, exercitatus dicetur, dummodo conveniente modo prae-<text:line-break/>senti corporis statui sit motus. Qnod si quis etiam ab his<text:line-break/>fit prohibitus, omnino aegrotabit Qui enim ab his in<text:line-break/>carcere prohibentur, eos nunc non modo aegrotare, sed<text:line-break/>etiam mori ridemus, si diu sint inclusi. Sin vehemen-</text:span></text:p>
      <text:p text:style-name="P16"><text:span text:style-name="T12">tiores tamen motus exercitationes vocantur,, eo pacto ve-<text:line-break/>rum sit non, egere, omnes homines </text:span><text:span text:style-name="T12">. </text:span><text:span text:style-name="T12">exercitatione.. Statim<text:line-break/>enim Premigenes ille nullum requirebat'violentum'motum,<text:line-break/>fed nec in porticu, quae est ante balneum, exiguam ante<text:line-break/>.balneum inambulationem; imo frictum esse ex oleo et 'a<text:line-break/>balneo detersisse-satis magni motus sunt talis tempera-<text:line-break/>menti homini. Hic vero et ante coenam ambulabat, et cum<text:line-break/>amicis disputabett similiter mane quoque domi. Nusquam<text:line-break/>igitur ex ipsa lu totum desidia adjutus quisquam esu Sed<text:line-break/>quum quietem . agere, calidis naturis-Hippocrates suadet,<text:line-break/>vehementi motione'uti vetat. Porro ipse inultos, qui pro-<text:line-break/>pter eos.motus, quos per totam aestatem exercebant, lu<text:line-break/>principio autumni quotannis aegrotabant, ne id facerent,<text:line-break/>quum prohibuissem, sanos reddidi, quemadmodum rursus<text:line-break/>alios a vehementi exercitatione prohibui, alios a quiete<text:line-break/>ad exercitia traducens, quum saepe ante aegrotassent, </text:span><text:span text:style-name="T19">in<text:line-break/></text:span><text:span text:style-name="T12">sanitate fervavi. Porro si frigidiores sunt iis, qui tempc-</text:span></text:p>
      <text:p text:style-name="P16"><text:span text:style-name="T12">rati et mediocres sunt, et </text:span><text:span text:style-name="T12">affectu </text:span><text:span text:style-name="T12">plane contrario iis, qui<text:line-break/>-calidiores siccioresqne' sunt. Diximus autem temperamen-<text:line-break/>torum notas non solum in libro </text:span><text:span text:style-name="T12">de </text:span><text:span text:style-name="T12">temperamentis, sed<text:line-break/>etiam in. libro de arte medica; </text:span><text:span text:style-name="T12">is </text:span><text:span text:style-name="T12">enim uni ex libris<text:line-break/>mostris esu titulus. Micandum vero de iis medicis est, qni<text:line-break/>ne </text:span><text:span text:style-name="T22">ea</text:span><text:span text:style-name="T12"> quidem, quae sensui evidenter apparent, agnuscunt.<text:line-break/>Quis enim latissimum/esse ho.minuua </text:span><text:span text:style-name="T12">discrimen </text:span><text:span text:style-name="T12">nunc'non<text:line-break/>-videt, , adeo ut eadem exercitia iidemque cibi alios bene,<text:line-break/>alios male,habeant, non . secus quam in'morbis? Quare<text:line-break/>.sicuti, quod non. omnes eadem requirantj </text:span><text:span text:style-name="T12">(cire </text:span><text:span text:style-name="T12">decuerat,<text:line-break/>ceu manifeste apparens,’ ita, quum commentarios </text:span><text:span text:style-name="T12">scribe-<text:line-break/></text:span><text:span text:style-name="T12">rent, determinare ac docere, quae quibus vel conducerent,<text:line-break/>vel officerent, par erat. - </text:span><text:span text:style-name="T12">Quid </text:span><text:span text:style-name="T12">igitur causae fuit, ' cur<text:line-break/>ejusmodi determinationes, tametsi </text:span><text:span text:style-name="T12">ab </text:span><text:span text:style-name="T12">Hippocrate proditas,<text:line-break/>omlserunt? Nempe quid aliud quam perdita ambitio,<text:line-break/>dum dogmatum principes nominari, &gt; atque inde gloriam<text:line-break/>confequi inter, homlues studebant? Cujus causa illi non<text:line-break/>ea quidem, quae'manifeste apparent, </text:span><text:span text:style-name="T12">fed </text:span><text:span text:style-name="T12">opiniones, quas</text:span></text:p>
      <text:p text:style-name="P16"><text:span text:style-name="T12">ipsi ultro ponebant, sequi voluerunt. Posteri vero, qui in.<text:line-break/>hos inciderunt, persuasi plerique sunt, propterea quod nec.<text:line-break/>quicquain didicissent melius et simul rudes imperitique.<text:line-break/>demonstrativae scientiae omnino essent. Qui namque hanc,<text:line-break/>sequetur, </text:span><text:span text:style-name="T12">facile </text:span><text:span text:style-name="T12">tum vera dogmata </text:span><text:span text:style-name="T12">a </text:span><text:span text:style-name="T12">falsis discernet, tum,<text:line-break/>quae certis determinationibus scripta sunt, ah iis, ..quae,<text:line-break/>non ile. Idem nimirum inscitiam eorum omnium damna-<text:line-break/>bit, qui citra determinationem aliquid fcripserunt.</text:span></text:p>
      <text:h text:style-name="Heading_20_2" text:outline-level="2">Cap. XII.</text:h>
      <text:p text:style-name="P65"><text:span text:style-name="T12">Quo magis, quaenam </text:span><text:span text:style-name="T12">esse </text:span><text:span text:style-name="T12">determinationes<text:line-break/>debeant, altius repetentem, scd paucis, diligenter audias.<text:line-break/>Quibus mordax calor natura est adeo, ut fumida gignat<text:line-break/>excrementa, iis balueum salubre, est, tum motus, qui et<text:line-break/>exiguus et lentus fit, multus autem et celer adversissimus<text:line-break/>est. Itaque istis non semel modo, verum etiam bis die,<text:line-break/>lavari conducet, potissimum aestate; edere, quoque boni<text:line-break/>succi nutrimentum, in quo nihil insit acre; in sole autein<text:line-break/>versari et irulci et multum, cogitare his inimica sunt.<text:line-break/></text:span><text:span text:style-name="T12">Qui </text:span><text:span text:style-name="T12">diversae ab his naturae sunt, (hi autem sunt, quia</text:span></text:p>
      <text:p text:style-name="P16"><text:span text:style-name="T12">frigido et humido temperamento funt,) valentiores motus<text:line-break/>desiderant ac victum, in quo superet, quod tenuem succum<text:line-break/>faciat. Is cnjusmodi sit, diximus singulari libro. Hi vero,<text:line-break/>nec si in sole exercites, laeduntur, nec etiam, si balueo<text:line-break/>abstineant. Ac maxima quidem </text:span><text:span text:style-name="T12">est </text:span><text:span text:style-name="T12">dicturum inter se na-<text:line-break/>turarum differentia; adversissimum enim est humidum </text:span><text:span text:style-name="T12">et </text:span><text:span text:style-name="T12">fri-<text:line-break/>gidum . temperamentum ei, quod calidum est et siccum.<text:line-break/>Maxima rursus est et calidi ad frigidum, et hurnidi ad sic-<text:line-break/>cum. Porro frigidum, et siccum senum temperamento<text:line-break/>quam simillimum est; itaque etiam celeriter senescunt<text:line-break/>ejusmodi corpora</text:span><text:span text:style-name="T12">; </text:span><text:span text:style-name="T12">.dictumque de hoc temperamento supra<text:line-break/>abunde esu Humidum vero et calidum fluxionum vitiis<text:line-break/>obnoxium esu Caeterum, quod omnibus lutemperatis na-<text:line-break/>turis commune praeceptum est, id expedit in hac quoque<text:line-break/>servari. nEst autem id, -ut eas corrigas quidem contrariis,<text:line-break/>fed duin plane in otio sunt, serves autem similibus, quum<text:line-break/>per negotia 'sibi vacare non possunt. De exercitationibm<text:line-break/>hujusmodi corporum ita statuendum est, plus quidem hi:<text:line-break/>laborandum esse propter corporis humiditatem, concitate</text:span></text:p>
      <text:p text:style-name="P16"><text:span text:style-name="T12">motu non utendum propter calorem. Porro attendendum<text:line-break/>diligenter est, quum ex segniore vitae ratione ad exercita-<text:line-break/>tiones se transferunt; ' illico enim fluxionum tentantur<text:line-break/>morbis, nisi prius sint vacuati, quam exercitationes adeant.<text:line-break/>Quicquid enim in corpore concretum et crassum in hn-<text:line-break/>moribus fuerit, aut etiam modice frigidum, id statinr in<text:line-break/>spiritum vertitur ac liquatur. Itaque etiam' vere tales<text:line-break/>naturae maxime iis morbis patent, qui ex plenitudine<text:line-break/>oriuntur: quales sunt synanchae, cynanchae, catharri,<text:line-break/>haemorrhoides, sanguinis profluvia, articulares morbi,<text:line-break/>ophthalmiae, peripneumoniae, pleuritides, reliqui denique<text:line-break/>omnes, quorum genus est phlegmone. Quare etiam oc-<text:line-break/>currere per veris initium sanguinis detractione oportet,<text:line-break/>aut per incisam venam, aut scarificando malleolos. Quod<text:line-break/>si ita inaniri recusent, purgandi medicamento sunt non<text:line-break/>simplicis facultatis, sed quod trahere et flavam bilem, et<text:line-break/>pituitam, et ferosa excrementa possit Quae vero de<text:line-break/>exercitationum ratione diximus, eadem et de balneo</text:span></text:p>
      <text:p text:style-name="P16"><text:span text:style-name="T12">dicta esse putandum; quippe </text:span><text:span text:style-name="T12">quod </text:span><text:span text:style-name="T12">ipsum quoque non tu—<text:line-break/>tum est, nisi prius inunitum corpus siti Inanito vero utile<text:line-break/>est potissimum, cujus lavacris aqua potabilis non est, sed<text:line-break/>lu qua vis aliqua per halitum digerendi subesu Vinum<text:line-break/>autem frigidis siccisque naturis utilissimum esse prius di-<text:line-break/>ctum esu An vero calidis omnibus idoneum non sit,<text:line-break/>fed utilior his aquae potio -sit, sicuti in libro de morbis<text:line-break/>vulgaribus legimus, nunc 'aestimandum. Fortassis enim<text:line-break/>absurdum omnino cuipiam videbitur, juvenem, qui athle-<text:line-break/>ticus vel militaris sit, aut etiam fossor messorve, aut<text:line-break/>arator, vel denique qui robustum aliquod opus exercet;<text:line-break/>aquae tantum potione uti, atque in hoc falli Hippocratem,<text:line-break/>quum oalida temperamenta aquae potionem poscere ab-<text:line-break/>folute pronuntiet. Mihi vero Hippocrates non absolute<text:line-break/>id, sed de naturis summe calidis, quae utique propter in-<text:line-break/>temperiem tales sint, dixisse videtur, non quod plurimum<text:line-break/>habeant naturalis caloris, quem ipse augeri in athletarum<text:line-break/>exercitio consumat. 'Af qui ex intemperie calidus est, is</text:span></text:p>
      <text:p text:style-name="P16"><text:span text:style-name="T12">neque athleta, neque miles bonus, sed neque fossor,<text:line-break/>messor aratorve, aut denique ad rustica urbanave opera<text:line-break/>fortis uuquam evadet; quippe valentium hominum ea </text:span><text:span text:style-name="T12">sunt<text:line-break/></text:span><text:span text:style-name="T12">munera. Porro tales nunquam fuerint, nisi mediocri </text:span><text:span text:style-name="T12">sint<text:line-break/></text:span><text:span text:style-name="T12">temperie. Atqui si media temperie sint, utique plurimus<text:line-break/>his fuerit naturalis calor. Ac tali quidem naturae me-<text:line-break/>diocre prosecto dandum est vinum, sicuti ipsa quoque me-<text:line-break/>diocris est, atque hactenus saltem mediocre, quoad ipsa<text:line-break/>mediocris est temperamenti;' quandoquidem hanc quoque<text:line-break/>necesse est non solum in senectute, scd etiam remissionis<text:line-break/>tempore media temperie frigidiorem evadere. Si quae<text:line-break/>igitur, ut in intemperie, quae intra sanitatem consistat, ca-<text:line-break/>littissima temperies est, huic omnino vinum non dare prod-<text:line-break/>est. Sed quum triplex genere calidi temperamenti disse-<text:line-break/>rentia fit, una, in qua reliqua contrarietas (nempe quae<text:line-break/>in humido siccoque consistit) mediam temperiem </text:span><text:span text:style-name="T22">fervat,<text:line-break/></text:span><text:span text:style-name="T12">altera, </text:span><text:span text:style-name="T22">in</text:span><text:span text:style-name="T12"> qua siccitas mediocritatem, exuperat, tertia, lu<text:line-break/>qna una cum calido etiam humidum redundat, utique in<text:line-break/>qua altera contrarietas medium temperamentum tenet</text:span></text:p>
      <text:p text:style-name="P16"><text:span text:style-name="T12">nunquam summe immodica, quandoquidem huic siccitas<text:line-break/>statim supervenit, ista vero non sernper juncta est cum<text:line-break/>sicca. At in qua siccitas calori est adjuncta, in hac in-<text:line-break/>oidere aliquando plurimus, ut in intemperie, quae cum sani-<text:line-break/>tate consistat, praeter naturam calor potest, idque longo<text:line-break/>tempore. Plusimam vero brevi spatio etiam, quae cum<text:line-break/>humiditate conjuncta est, immoderatam caliditatem, ut lu'<text:line-break/>sanitatis intemperie, fieri licet Ac ei quidem, quam<text:line-break/>primo loco diximus, differentiae lautum aquosi vini ex-<text:line-break/>hiberi sinemus, quantum a summa intemperie ipsa reces-<text:line-break/>sit, reliquarum autem neutri, praesertim quum summa<text:line-break/>sit, quemadmodum ossensum est. Quae enim tales intem-<text:line-break/>peries non suut, iis dandum vinum, scd paucum et<text:line-break/>aquosum; tale porro est, quod colore quidem est album,<text:line-break/>substantia tenue; sicut e diverso frigidae intemperiei cali-<text:line-break/>diora vlua praebemus. At quod calidissimum quidem vi-<text:line-break/>num est, id frigidissimae intemperiei est utile; reliquis<text:line-break/>vero, quod proportione respondet. Neque enim ejus<text:line-break/>tantum meminisse oportet, quod contraria contrariorum</text:span></text:p>
      <text:p text:style-name="P16"><text:span text:style-name="T12">sint remedia, sed etiam quantitatis rationem </text:span><text:span text:style-name="T12">in </text:span><text:span text:style-name="T12">singulis<text:line-break/>contrariis habere. Ergo, sicuti de medicamentis ostendi-<text:line-break/>mus, non solum aestimandum esse, calidumne an frigidum<text:line-break/>quicquam sit, fed etiam quoti in his ordinis sit, ita et de<text:line-break/>vinis est agendum, non solum aquosum aut calidum deli-<text:line-break/>gentibus nobis, sed quod, ni ad intemperiei speciem, </text:span><text:span text:style-name="T22">ca-<text:line-break/>lore</text:span><text:span text:style-name="T12"> frigoreve </text:span><text:span text:style-name="T12">suo </text:span><text:span text:style-name="T12">convenienter occurrit. Haec vero di-<text:line-break/>cta mihi de iis sunt, qui mediam senectutis aetatem agunt,<text:line-break/>utique nec ignoranti, primam ejus partem esse, quae eo-<text:line-break/>rum, qui cruda viridique </text:span><text:span text:style-name="T12">adhuc </text:span><text:span text:style-name="T12">senecta sunt,- dicitur, pro-,<text:line-break/>pterea quod adhuc obire civilia negotia possunt; secun-<text:line-break/>dam autem, cui apte nomen ipsum inditur eo, qnod ipsa<text:line-break/>sit, de qua dicitur.</text:span></text:p>
      <text:p text:style-name="P19"><text:span text:style-name="T22">Ut lavit, sumpsetqu» cibum, det membra sapori.</text:span></text:p>
      <text:p text:style-name="P19"><text:span text:style-name="T12">Quod tamen in tertiam non convenit, lu qua Telephum<text:line-break/>grammaticum his terve mense lavari dixi; propter enim<text:line-break/>virium infirmitatem assiduum baluei usum non fustinent.<text:line-break/>Accedit, quod per habitus frigiditatem mordacia hi excre—</text:span></text:p>
      <text:p text:style-name="P16"><text:span text:style-name="T12">menta non pariunt. Nominant eum, qui ad hanc partem<text:line-break/>pervenit, capularem: sic ajunt, qui vocabulorum etymolo-<text:line-break/>giis gaudent, ab eo, qnod est mittere in pompam, quae<text:line-break/>ducit ad Manes.</text:span></text:p>
      <text:h text:style-name="P2" text:outline-level="1"><text:bookmark-start text:name="bookmark11"/>GALENI DE SANITATE TUENDA<text:line-break/>LIBER SEXTVS.<text:bookmark-end text:name="bookmark11"/></text:h>
      <text:h text:style-name="Heading_20_2" text:outline-level="2">Cap. I.</text:h>
      <text:p text:style-name="P65"><text:span text:style-name="T12">Aliud hujus de sanitate tuenda speculatio-<text:line-break/>nis argumentum </text:span><text:span text:style-name="T12">hoc </text:span><text:span text:style-name="T12">libro inchoaturus repetenda censeo<text:line-break/>eorum, quae hactenus tractata sunt, capita; quae utique di-<text:line-break/>cendis sint necessaria. Igitur primum' diximus, quid sic sa-<text:line-break/>nitas ; secundo loco, quae </text:span><text:span text:style-name="T22">ejus</text:span><text:span text:style-name="T12"> universalis descriptio; ter-<text:line-break/>tio , quemadmodum' servari </text:span><text:span text:style-name="T12">ea </text:span><text:span text:style-name="T12">possit. Ad haec illud ad-<text:line-break/>jectum est, animalium corpora perpetuo mutari/ indeque<text:line-break/>adeo necesse esse sanitatem eorum, quae alias corrumpi<text:line-break/>periclitetui, nostra indigere providentia, priusquam insi-</text:span></text:p>
      <text:p text:style-name="P16"><text:span text:style-name="T12">gnis adeo fiat mutatio, ut jam manifeste aegrotent; pro-<text:line-break/>videntiam vero ..non aliunde constare,. quam ex cibo po-<text:line-break/>tu que, quibus, quod de substantia corporis decidit, reficia-<text:line-break/>tiir. Allerea incurabilis demonstrata est mutatio, quae<text:line-break/>pro aetatis ratione accedit, propterea quod oujusque ani-<text:line-break/>malis corpus aiprinia generatione, ad exitum usque tuto<text:line-break/>intermedio tempore siccescat Caeterum, qui salu-<text:line-break/>brem vivendi rationem ignorant, aequum est hos ci-<text:line-break/>tius, quam ratione, interire. Quoniam autem (ut dixi-<text:line-break/>mus) necesse est-omne genitum animal nutriri, substantia<text:line-break/>vero, ciborum universa in nutrimentum non abit, ac pro-<text:line-break/>inde vitiosum quiddam ex supervacuo ejus relinquitur,<text:line-break/>quod proprie excrementum vocant, praeparatae a natura<text:line-break/>quaedam corporis partes sunt, quae id secernant atque<text:line-break/>emittant. Plurima vero quum sit in naturis corporum dif-<text:line-break/>serentia, aequum est suam esse cuique sanitatis tuendae<text:line-break/>providentiarn. Primum igitur, hominem, qui optimo sit<text:line-break/>statu, pro materia tractationis propositum quemadmodum</text:span></text:p>
      <text:p text:style-name="P16"><text:span text:style-name="T12">quispiam in sanitate </text:span><text:span text:style-name="T12">cusiodiat, </text:span><text:span text:style-name="T12">tradere studuimus. Quum<text:line-break/>autem variae occasiones </text:span><text:span text:style-name="T12">sint, </text:span><text:span text:style-name="T12">quae salubrem vivendi re-<text:line-break/>gulam pluribus modis intercipiant, eum, qui optimo'cor-<text:line-break/>poris sit statu, ac ab omni civili negotio liberum, in sa-<text:line-break/>nitate servare proposuimus. Atque hunc quidem, quurn<text:line-break/>in primis quinque libris</text:span><text:span text:style-name="T12">, </text:span><text:span text:style-name="T12">quemadmodum quis a prima<text:line-break/>ineunte aetate ,ad ultimam usque senectutem in sanitate<text:line-break/>custodiat, docuerimus, nunc ad eos veniemus, quibus per<text:line-break/>negotiorum qualitates edere, bibere’ atque exercitari de-<text:line-break/>bito tempore non licet; praeterea ad eos, qui statim ab<text:line-break/>ortu morbosum corporis statuni sunt sortiti. - Sane brevior<text:line-break/>erit de his sermo, quam prior, quamvis suapte'natura<text:line-break/>longior sit, propterea quod plurimarum materiarum vires,<text:line-break/>quibus ad secundae valetudinis tutelam utimur, praedi-<text:line-break/>ctae jam sunt. Nam quum frictione, balneo, exercita-<text:line-break/>tione, cibo, potione, calefactione et refrigeratione, </text:span><text:span text:style-name="T22">ve-<text:line-break/>neris</text:span><text:span text:style-name="T12"> tum usu, tum abstinentia, et si quid aliud ejusmodi<text:line-break/>est, mutationes fieri corporis cernamus, utique horum<text:line-break/>omnium vires (ut diri) prius funt proditae.</text:span></text:p>
      <text:h text:style-name="P6" text:outline-level="2">Cap. II.</text:h>
      <text:p text:style-name="P65"><text:span text:style-name="T12">Vitiosi autem • corporum status genere du-<text:line-break/>plices.funt, quum elementares etprimas corporispartes, </text:span><text:span text:style-name="T12">quas<text:line-break/></text:span><text:span text:style-name="T12">Aristoteles similares vocat, alii aequabiliter, alii inaequabili-<text:line-break/>ter temperatas habeaut.. Dico autem aequabiliter temperari,<text:line-break/>quum ad aliquam intemperiem versae aequabiliter corporis<text:line-break/>partas omnes </text:span><text:span text:style-name="T28">au</text:span><text:span text:style-name="T12">t frigidiores justo, aut calidiores funt red-<text:line-break/>.ditae, aut sicciores , aut .humidiores; aut per conjugatio-<text:line-break/>nem' quaedam calidiores simul et sicciores, quaedam hu-<text:line-break/>midiores pariter et frigidiores, et quaedam humidiores<text:line-break/>et calidiores, . quaedam sicciores et frigidiores. Quin<text:line-break/>etiam, in instrumentalium- partium compositione quaedam<text:line-break/>aequaliter, quaedam inaequaliter funt conditae. Ac pri-<text:line-break/>•mum quidem dicam hic quoque, qui status corporum sint<text:line-break/>morbosissimi, sicuti et prius salubrem ostendi. Verum is<text:line-break/>unicus erat; etenim in omnium rerum genere quod opti-<text:line-break/>mum est, id unum est; nitrosa vero plurima funti </text:span><text:span text:style-name="T12">Du-<text:line-break/></text:span><text:span text:style-name="T12">plex tamen est eorum fecundum genus disserentia, ceu.<text:line-break/>paulo ante diri, aliis simili intemperie omnes partes ha-</text:span></text:p>
      <text:p text:style-name="P16"><text:span text:style-name="T12">bentibus, aliis dissimili. Atque eorum quidem, </text:span><text:span text:style-name="T12">qui </text:span><text:span text:style-name="T12">simi-<text:line-break/>lem intemperiem habent, pessime se habere conflet eos,<text:line-break/>qui has validas habent, ac potissimum frigidas simul et<text:line-break/>siccas. At qui inaequales habent corporis constitutiones,<text:line-break/>horum numerare quidem varietates facile non est, caete-<text:line-break/>rum illos quoque duplici genere specieve, sive quovis<text:line-break/>alio modo nominare velis, varia statueret aliquis. Nam<text:line-break/>maxime quidem morbosi funt, quorum principes partes<text:line-break/>contrariis temperamentis funt affectae; minus vero </text:span><text:span text:style-name="T22">ob-<text:line-break/>noxii</text:span><text:span text:style-name="T12"> valetudini funt ii, quibus partes non principes ita<text:line-break/>fe habent. Equidem aliquos jam vidi, quibus venter frigi-<text:line-break/>dus erat, caput calidum, sicut contra, quibus caput frigi-<text:line-break/>dum erat, venter calidus. Vidimus autem et ex acci-<text:line-break/>denti, non primum, nec propria temperamenti ratione<text:line-break/>assidue afflictum bili ventrem, qni alloqui non erat natura<text:line-break/>calidus, quemadmodum certe et refrigeratum alterum,<text:line-break/>quamvis non esset natura frigidus; ad eundem modum et<text:line-break/>caput, et jecur, et lienem, atque etiam alias partes<text:line-break/>aliarum quandoque intemperie affici, quum aut ipfae</text:span></text:p>
      <text:p text:style-name="P16"><text:span text:style-name="T12">haudquaquain laetae in proprio temperamento essent, aut<text:line-break/>etiam contrarium plane quam illae affectum haberent.<text:line-break/>Primum ergo de iis verba faciam, qni aequali sunt in-<text:line-break/>temperie </text:span><text:span text:style-name="T12">, </text:span><text:span text:style-name="T12">idqUe ab iis</text:span><text:span text:style-name="T12">, </text:span><text:span text:style-name="T12">qui praecalidi sunt, auspicatus.<text:line-break/>Sane dictum a nobis </text:span><text:span text:style-name="T12">in </text:span><text:span text:style-name="T12">libro de temperamentis est, fieri<text:line-break/>non posse, ut intemperies quaelibet sola diu duret,<text:line-break/>quando ipsa sibi ipsi alteram ex necessitate adsciscit. lu-<text:line-break/>deque factum, ut .plerique medicorum quatuor tantum<text:line-break/>esse intemperies putarint, easque compositas, simplices<text:line-break/>ver'o ne esse quidem. Nam et calidam, dum 'humiditates<text:line-break/>scmper consumit, parere siccitatem, et frigidam, dum<text:line-break/>nihil absumit, subalare humiditatern. Eodem mbdo et<text:line-break/>siccam per eas aetates, quibus augescit animal, calidius<text:line-break/>ipsum scmper efficere, quibus vero decrescit; refrigerare<text:line-break/>et siccare quidem solidas corporis partes, congerere vero<text:line-break/>abundantiam excrementorum. Simili modo, si, humida<text:line-break/>cum modice calida coierit, existere aliquando in utraque<text:line-break/>oppositione mediam temperiem. Utramque oppositionem<text:line-break/>intelligo et quae ex calido ac frigido consistit, et quae</text:span></text:p>
      <text:p text:style-name="P16"><text:span text:style-name="T19">ex </text:span><text:span text:style-name="T12">sicco et humido. Erit autem medii temperamenti<text:line-break/>ejusmodi intemperies in ipso vigoris tempore; maxime<text:line-break/>vero in declinatione, prout ipsi convenit. Optimam<text:line-break/>namque temperiem lu adolescentia corpus obtinet, reli-<text:line-break/>quae omnes aetates deteriores hac sunt, ut prius est<text:line-break/>ostensum. Atque hoc etiam meminisse conveniat, , unum<text:line-break/>id quoque ex iis, quae dicta suut. Quum enim duplices<text:line-break/>actiones lu animalibus sint, certe corporeas pueri prae-<text:line-break/>cipuas obtinent; quae animi sunt, ea quae a pueris ad<text:line-break/>declinationem usque succedit aetas. Nec tamen est has<text:line-break/>aetates annorum numero circumscribere, quemadmodum<text:line-break/>nonnulli fecerunt, nisi forte in latitudine quadam; Ergo<text:line-break/>pubescere quidem incipiunt aliqui, ubi quartumdecimum<text:line-break/>annum expleverunt, quidam uno post anno, aut etiam<text:line-break/>amplius. Initium praeterea declinationis nonnulli habent<text:line-break/>statirn a trigesimo anno, nonnulli post quintum et trige-<text:line-break/>simum. Ac robur quidem omnibus minuitur post ipsam<text:line-break/>summi vigoris aetatem, non tamen hi sanitatem amittunt,<text:line-break/>tametsi minus hanc quam ante laudabilem habenti Cae-</text:span></text:p>
      <text:p text:style-name="P16"><text:span text:style-name="T12">terum </text:span><text:span text:style-name="T12">hanc </text:span><text:span text:style-name="T12">habent </text:span><text:span text:style-name="T12">non solum </text:span><text:span text:style-name="T12">usque ad initium senecta-<text:line-break/></text:span><text:span text:style-name="T19">tis, </text:span><text:span text:style-name="T12">verum etiam in </text:span><text:span text:style-name="T12">ipsa </text:span><text:span text:style-name="T12">senectute tota, quae ipsa quo-<text:line-break/>que quibusdam naturalis esse morbus videtur. Quum<text:line-break/>enim nec dolore anguntur ullo, nec ullam actionum<text:line-break/>earum, quibus ad vitae munera utimur</text:span><text:span text:style-name="T12">, </text:span><text:span text:style-name="T12">aut penitus ami-<text:line-break/>serunt,, aut omnino imbecillam non habent, utique sani<text:line-break/>sunt sanitate, quae senectuti sit congrua. Meminisse euirn<text:line-break/>profecto oportet eorum, quae de’ sanitate demonstrata<text:line-break/>funt, nempe quod ampla sit ejus latitudo. Jam si tertia<text:line-break/>quoque corporis affectio est, quam neutram Herophllus<text:line-break/>appellat, quae in iis, qui </text:span><text:span text:style-name="T12">e </text:span><text:span text:style-name="T12">gravi evaserunt febri, con-<text:line-break/>valescendi tempore cernitur, </text:span><text:span text:style-name="T22">et</text:span><text:span text:style-name="T12"> </text:span><text:span text:style-name="T12">senili aetate, omnino ex-<text:line-break/>tra morbum senes erunt, actiones tamen perinde, ut ii,<text:line-break/>qui in flore aetatis sunt, firmas vaIentesque non liabe-<text:line-break/>bunt. Verum, si ad videndum, audiendum, ingredien-<text:line-break/>durn aliaque surienda, quae seni expediunt, corpus<text:line-break/>nullo modo desit, etiam hoc jure senis sanitatum appelles,<text:line-break/>utique totum hoc jungens, fenis sanitatem, non absolute</text:span></text:p>
      <text:p text:style-name="P16"><text:span text:style-name="T12">sanitatem.'- Haec enim propter ipsam actionum virtutem<text:line-break/>integra est, et de qua queri non 'possit </text:span><text:span text:style-name="T12">; </text:span><text:span text:style-name="T12">senum sanitas<text:line-break/>querimoniis ncn vacat; quamvis enim omnes actiones<text:line-break/>habet, nullam tamen </text:span><text:span text:style-name="T12">validam </text:span><text:span text:style-name="T12">habet.- Atque: adeo' illa<text:line-break/>pars artis,' quae lenes regit et moderatur, huc' tantum<text:line-break/>consilia dirigit, ut sanitatem eorum, quatenus' fieri licet,<text:line-break/>tueatur. Corporavero, quae a prima statini generatione<text:line-break/>morbosa sunt, ea plane </text:span><text:span text:style-name="T12">ad </text:span><text:span text:style-name="T12">senectutem nunquam perve-<text:line-break/>niunt, aut, si quando pervenerunt; uno saltem diutino<text:line-break/>‘morbo penitus laborant. Proposuimus autem lu hoc' libro<text:line-break/>de iis disserere, qui vitioso corporis sunt statu,’ atque,<text:line-break/>hos quemadmodum sanos plusimum'tueamur, disquirere.</text:span></text:p>
      <text:h text:style-name="Heading_20_2" text:outline-level="2">Cap. III.</text:h>
      <text:p text:style-name="P65"><text:span text:style-name="T12">Ergo initio ab uis .-sumpto, qui • aequalem<text:line-break/>in omnibus corporis partibus intemperiem habent, pri-<text:line-break/>mum de iis agamus, qni calidius -temperamentum sortiti<text:line-break/>sunt, caeterum lu humiditate.ac siccitate modice se ha-<text:line-break/>bent. Ac talis quidem corporis natura ab initio statim<text:line-break/>magis apparet sana, quam ea, quae in- utraque oppositione<text:line-break/>vitiosa est; utramque oppositionem iutelligo, et quae ex</text:span></text:p>
      <text:p text:style-name="P17"><text:span text:style-name="T12">calido .et;.frigido ccnfistjt; et quae ex.humido et sicco.<text:line-break/>Eadem dentes edet citius, et citius articulatam vocem<text:line-break/>proseret, </text:span><text:span text:style-name="T12">e </text:span><text:span text:style-name="T12">et citius ambulabit, et singulis annis ad pro-<text:line-break/>portiojaem increscet. Postea vero, quam .adulescentiae<text:line-break/>annosi compleverit,, exinde ad declinationem usque mani-<text:line-break/>feste calidior apparebit, sic ut tum morbis, tum fympto-<text:line-break/>matis,, .quec a, bile oriuntur, facile sit obnoxia. Multus<text:line-break/>-namque calor.,</text:span><text:span text:style-name="T37">(i</text:span><text:span text:style-name="T12"> </text:span><text:span text:style-name="T12">duin humorem absumit, siccius tempera-<text:line-break/>mentum redditi At quum florens jam aetas item calida<text:line-break/>sit, nimirum composita eorum temperies calida simul sic-<text:line-break/>caque erit. In talibus autem temperamentis bilis abun-<text:line-break/>dare ,tnm pallida tum flava solet. Ergo,, qui hac nanira<text:line-break/>sunt, ad. aetatem usque adulescentiae; similiter educandi<text:line-break/>iis sunt, qni optiinae funt maturae;.ale quibus dictum jn<text:line-break/>praecedentibus essi Postea vero, quam absolutum eorum<text:line-break/>corpus sit., considerare oportet, utrumne bilis excrernen-<text:line-break/>tum. illis per alvum una cum faecibus expellatur, an ad<text:line-break/>superiorem ventrem feratur. </text:span><text:span text:style-name="T12">Si </text:span><text:span text:style-name="T12">enim deorsum feratur,</text:span></text:p>
      <text:p text:style-name="P17"><text:span text:style-name="T12">constat, non debere esse solicitos. Sin superiorem veuo<text:line-break/>trem petat, per vomitum </text:span><text:span text:style-name="T12">est </text:span><text:span text:style-name="T12">emittendum, scilicet longe<text:line-break/>valere jussis philosophis iis, qni vomere ex aqua tepida<text:line-break/></text:span><text:span text:style-name="T12">~ </text:span><text:span text:style-name="T12">post exercitationes ante cibum vetanti Nam vluo nec<text:line-break/>ipse sane tum esse utendum suaserim, nisi difficulter id<text:line-break/>faciant ex aqua. Quippe ejusmodi quaedam corporum<text:line-break/>naturae sunt, quibus utique vinum dulce, scd ubi aquam<text:line-break/>prius biberint, est concedendum. Praeterea etiam magis,.<text:line-break/>ubi temperamentum eorum ab initio calidius sicciusque<text:line-break/>fuit, vomitio petenda est, propterea quod magis etiam<text:line-break/>hi niliosi sunt in vigoris aetate. Quin et exercitari his<text:line-break/>utilius est, non celeribus exercitationibus et vehementi-<text:line-break/>bus, fed potius tardis et mollibus. Sunt enim omnes,<text:line-break/>qui hoc statu funt, graciliores. Celeres vero exercitatio-<text:line-break/>nes consensu gyuinastarum omnium extenuant, scd lentae<text:line-break/>contra corpus implent. Sunt vero et ex iis, qni impense<text:line-break/>calido temperamento sunt, qui exercitari prorsus non de-<text:line-break/>fiderant, sed abunde his satisfaciant inambulatio, bal-</text:span></text:p>
      <text:p text:style-name="P17"><text:span text:style-name="T12">neum et mollis ex oleo frictio. Aere namque et mor-<text:line-break/>dax calidum id est, quod ab his exhalat, non halituo-<text:line-break/>sirmi nec suave,'citraque morsum; hos vero a cibis quo-<text:line-break/>que balneum juvat. Quidam vero eorum incredibile est,<text:line-break/>quam etiam obesi funt redditi ex tali victus ratione.<text:line-break/>Antiquum autem vinum inimicum his est; album vero ac<text:line-break/>tenue idoneum esu Aestimandum autem in omnibus est,<text:line-break/>qui a cibo lavantur, num in dextra praecordiorum parte,<text:line-break/>ubi situm jecur est, dolorem aliquem, aut gravitatem, aut<text:line-break/>tensionem sentiant. Ejusmodi namque corporum status<text:line-break/>jecinoris vitiis tentari solet, si balneo post cibum utan-<text:line-break/>tur. Ac si quando ejusmodi aliquod vitium sentiunt,<text:line-break/>illico dandum aliquid est eorum, quae obstructum jecur<text:line-break/>Iiberent, abstinendumque ab iis cibis, qui crassum effi-<text:line-break/>ciunt succum, </text:span><text:span text:style-name="T22">ac</text:span><text:span text:style-name="T12"> potissimum si iidem glutinosi sint. De<text:line-break/>his dictum abunde nobis est in tribus libris, quos de’<text:line-break/>alimentorum facultatibus scripsimus; praeterea lu </text:span><text:span text:style-name="T22">eo</text:span><text:span text:style-name="T12"> libro,<text:line-break/>quem da cibis boni et mali succi edidimus; itemque in</text:span></text:p>
      <text:p text:style-name="P16"><text:span text:style-name="T12">libro de attenuante victus ratione. Quippe qui dolorem<text:line-break/>lu jecinore sentiunt, iis tali victus ratione utendum om-<text:line-break/>nino est, quoad sine dolore et gravitate dextrum sit<text:line-break/>hypochondrium. Utile </text:span><text:span text:style-name="T12">sane </text:span><text:span text:style-name="T12">fuerit et liquorem, in quo<text:line-break/>macerata sit absinthii coma, offerre; praeterea, quod<text:line-break/>tum ex ea</text:span><text:span text:style-name="T12">, </text:span><text:span text:style-name="T12">tum ex aniso et amaris amygdalis conficitur</text:span><text:span text:style-name="T12">;<text:line-break/></text:span><text:span text:style-name="T12">quod etiam bibere ex oxymelite praestat in eo tempore,<text:line-break/>quod inter surrectionem a lecto et balneum intercedit.<text:line-break/>Nam et postquam consecta sunt, quae ex ventre ad jecur •<text:line-break/>distribuuntur, talia exhiberi praestat, et temporis aliquid<text:line-break/>eorum operi ante cibum sumendum dari. Non inutile<text:line-break/>est et medicamentum, quod diacalaminthen vocant, cujus<text:line-break/>compositionem in quarto horum commentariorum scripsi-<text:line-break/>mus. Verum in biliosis temperamentis </text:span><text:span text:style-name="T22">cavere oportet<text:line-break/></text:span><text:span text:style-name="T12">hujus assiduum usum. Sed et si quando horum quispiam<text:line-break/>eo propter jecinoris obstructiones utitur, utilius est ex<text:line-break/>oxymelite id bibat. Porro alimenti species, si quis horum<text:line-break/>lemperarnentum vertere in urelius studet, contraria esse '</text:span></text:p>
      <text:p text:style-name="P16"><text:span text:style-name="T12">intemperqntlae debet. Sensim vero id fiet citra noxam,<text:line-break/>si et praesit medicus, et qui curatur ita sit </text:span><text:span text:style-name="T12">a </text:span><text:span text:style-name="T12">negotiis<text:line-break/>liber, ut omnia suo tempore peragat Nam qui in rebus<text:line-break/>civilibus versatur et mullis negotiis distringitur, huic<text:line-break/>tutius est, ut nec teutet temperamentum suum mutare,<text:line-break/>sed familiaria sibi nutrimenta sumat. Porro apta sunt<text:line-break/>liumidis quidem humida et siccis sicca. Nutritio enim<text:line-break/>fit, quum is qui nutrit cibus corpori, quod alit, assimile-<text:line-break/>tur. Citius autem assimilantur ficca siccis et humida<text:line-break/>liumidis. Quibus vero aequale temperamentum est, iis<text:line-break/>quanto jucundius fuerit, quod comedunt, tanto utique fit<text:line-break/>magis nutriens. At qui inaequalem temperiem sunt<text:line-break/>sortiti, ita ut his aliud jecinoris temperamentum sit,<text:line-break/>aliud ventris, aut alicujus eorum, quae circa jecur funt,<text:line-break/>iis diversum est, quod assumptu jucundum est, ab eo,<text:line-break/>quod cuique parti est idoneum. Qucniam autem, osten-<text:line-break/>sttui est duplex esse, quod singulis conveniens est, aliud,<text:line-break/>quod secundum simplices qualitates, aliud, quod secun-</text:span></text:p>
      <text:p text:style-name="P16"><text:span text:style-name="T12">dum totam substantiam: quod simplicibus qualitatibus<text:line-break/>maxime aptum est, id qualenam sit, superius paulo est<text:line-break/>comprehensum, idque, seu mutare intemperiem per otium<text:line-break/>velis, seu obsequi cogaris propter negotia, quod ex tota<text:line-break/>substantia idoneum maxime est, sola experientia difcerni-<text:line-break/>tur. Ac maximam quidem vim habet ad ea, quae edun-<text:line-break/>tur bibunturque, non in ventre inodo, sed etjam toto cor-<text:line-break/>pore conficienda totius substantiae) convenientia; cujus<text:line-break/>ratione nutrimenta animalibus et varia, et speciebus<text:line-break/>multum </text:span><text:span text:style-name="T22">inter fe</text:span><text:span text:style-name="T12"> diversa habentur, quum nulla similitudo<text:line-break/>sit ejus, quod ex palea et herbis accedit, ei, quod ex ossi-<text:line-break/>bus et carnibus, nulla societas ejus, quod ex pane est,<text:line-break/>cum eo, quod ex cicuta et veratro; nam et haec ani-<text:line-break/>mantium quibusdam nutrimenta sunt. Fiunt autem et<text:line-break/>qualitatibus convenientiae, utique li servare temperaxnen-'<text:line-break/>tum studes, humidis naturii humectante cibo maxime<text:line-break/>quadrante, sicris vero eo, qui siccet; sin alterare placet,<text:line-break/>contrariis. In ea autem quae est lu calido frigidove </text:span><text:span text:style-name="T12">ad</text:span></text:p>
      <text:p text:style-name="P16"><text:span text:style-name="T12">intemperiem conversione contraria dare femper expedit,<text:line-break/>quum et essicacissimae ejusmodi intemperies sint, et, ut<text:line-break/>ita dicam, magis, quam qnae ex siccitate et humiditate.<text:line-break/>consistunt, potentes; quippe quum facile similibus nutri-<text:line-break/>mentis in morbosam intemperiem 'abeant. At si siccius<text:line-break/>quodvis membrum efficias, nihil niauiseste laedes; pari<text:line-break/>modo nec si humidiori suam humiditatem serves. Eyi-<text:line-break/>denti vero argumento tibi et aetates sint. Quae enim a<text:line-break/>prima generatione ad adolescentium usque carnem habent<text:line-break/>humidissimam, senilis aetas impense siccam. Meminisse •<text:line-break/>vero rn hujusmodi sermone oportet- eorum, quae in<text:line-break/>opere de temperamentis suut scripta, scilicet </text:span><text:span text:style-name="T22">ne</text:span><text:span text:style-name="T12"> quis<text:line-break/>existimet, qui supervacuis excrementis onerantur, hos<text:line-break/>lurmido temperamento esse; quae res eos, qui senectutem<text:line-break/>frigidam et hnmidam putarunt, fefellit. Non enim ipsae<text:line-break/>partes senum humrdiore temperamento funt, sed ipsae<text:line-break/>capacitates, quae inter corpora patent tum senum, tum<text:line-break/>eorum, qui humidis morbis laborant, supervacua humidi-</text:span></text:p>
      <text:p text:style-name="P16"><text:span text:style-name="T12">tate implentur. Porro cujusmodi siccus morbus sit, certa<text:line-break/>scientia cognoscet, qui librum, quem de marasmo lusuri-<text:line-break/>psinius, diligenter relegerit, non semeI aut bis, nec trans-<text:line-break/>currens, sed singulis insistens atque intentus. Sane, qui<text:line-break/>haec commode leget, hunc exercitari prius convenit in<text:line-break/>fecundo de temperamentis libro, in quo demonstratum est,<text:line-break/>fenis temperamentum siccunr esse- Veium, quod in praes-<text:line-break/>entia nobis propositum est, calidius justo corpus, si qui-<text:line-break/>dem in prima constitutione medium hunriditatis siccitatis-<text:line-break/>que habitum habuerit, omnino id iu incrementi statu<text:line-break/>siccum efficitur, idque tum magis, tum celerius, si etiam .<text:line-break/>natura siccius erat. Sed et senescet idem citius, quanto .<text:line-break/>utique ad summum incrementum pervenit citius. Nam .<text:line-break/>quum omnes in declinatione aetatis siccescamus, ratio est,<text:line-break/>ut, qui natura sit siccior, in senilis intemperiei siccitatem<text:line-break/>citius perveniat. Hi ergo in rigoris aetate potissimum<text:line-break/>humidam victus rationem postulant, cujus formulam pro-<text:line-break/>xime descripsimus; perficitur enim humectantibus cibis</text:span></text:p>
      <text:p text:style-name="P16"><text:span text:style-name="T22">ac</text:span><text:span text:style-name="T12"> balneis; tum exercitationum, et quae concitatae; et<text:line-break/>multae sunt, abstinentia. Hi adeo aestatis tempore et<text:line-break/>citius lavantur, et a cibo iterum; prodest his </text:span><text:span text:style-name="T12">et </text:span><text:span text:style-name="T12">frigidae<text:line-break/>potio. At venus siccis temperamentis est inimicissima;<text:line-break/>Vitandae quam maxime his funt exustiones, et lassitudi-<text:line-break/>nes; et sollicitudines, et vigiliae, et motus omnis celer'.<text:line-break/>Iracundia'vero, quum biliosas naturas maxime accendat,<text:line-break/>acutas febres pariti Quae igitur victus ratio iis laudatur,<text:line-break/>qui in consistenti aetate temperie sunt calida, humidita-<text:line-break/>tem tamen ab ortu mediocrem habebant, haec iis, qui<text:line-break/>natura calidi funt </text:span><text:span text:style-name="T12">et </text:span><text:span text:style-name="T12">sicci, magis convenit. Nec dubium<text:line-break/>est, quin modus quoque excessus superantis elementi in<text:line-break/>primis considerandus siti Siquidem eatenus intendere,<text:line-break/>remittere aut augere victus speciem oportet, quatenus<text:line-break/>supra naturalem habitum aucta diminutave surit tempe-<text:line-break/>ramenti elementa. Quapropter, si eorum, qui natura hu-<text:line-break/>miliores calidioresque sunt; mutare temperamentum ad<text:line-break/>frigidiorem siccioremque speciem libet, contrariam his</text:span></text:p>
      <text:p text:style-name="P16"><text:span text:style-name="T12">victus rationem exhibeas; Oportet; sin id custodite placet,<text:line-break/>similem. Sane ejusmodi naturae in puerili .aetate flexio-<text:line-break/>num et redundantiae morbis maxime .tentantur, itemque<text:line-break/>putredinisquo magis et pluribus exercitationibus, et<text:line-break/>exacta ventris concoctione indigent. Quicquid 'enim in<text:line-break/>hoc corrumpitur, id toti corpori morborum putredinis<text:line-break/>occasio fit; Itaque et ante cibum bis terque hi si lavent<text:line-break/>accalidis sponte ortis utantur, maximum lude commo-<text:line-break/>dum sentiunt. Quippe huc dirigitur iii his consilium, ut<text:line-break/>ipsas animalis partes servemus humidas. Quae res'omnis<text:line-break/>temperamenti communis est, si modo contraria ratio om-<text:line-break/>nium animantium corpora ritius ad senectutem perducit,<text:line-break/>ipsaque est, cujus culpa omne- genitum corpus mortale<text:line-break/>fit Quippe; si fieri posset, ut temperamentum corporis<text:line-break/>humidum perpetuo servaretur</text:span><text:span text:style-name="T12">, </text:span><text:span text:style-name="T12">verus fophistae</text:span><text:span text:style-name="T12">, </text:span><text:span text:style-name="T12">cujus<text:line-break/>inter initia operis ruemini, fermo esset, qui sibi auscul-<text:line-break/>tantem promisit immortalem sure. Sed, quoniam naturae<text:line-break/>progressum, qui est ad siccitatem, effugere corpori non</text:span></text:p>
      <text:p text:style-name="P16"><text:span text:style-name="T12">licet, ut ante docuimus, idcirco senescere nobis corrum-<text:line-break/>pique necesse esu Erit tamen id maxime diuturnum,<text:line-break/>quicquid minime siccatum. Verum, quum humida victus<text:line-break/>ratio excrementa et succorum abundantiam pariat, diffi-<text:line-break/>cile </text:span><text:span text:style-name="T12">est </text:span><text:span text:style-name="T12">ita mediocritatem servare, ut neque morbi inci-<text:line-break/>dant, neque senectus maturetur. Quod tamen ad ipsius<text:line-break/>temperamenti rationem attinet, qui maxime sunt humidi,<text:line-break/>ii maxime sunt longaevi. Iidem et sanitate, ubi corpus<text:line-break/>ad robur pervenit, plus caeteris fruuntur, et caeleris,<text:line-break/>qui parem aetatem agunt, valentiores ad extremiori us-<text:line-break/>que senium sunt. Ideoque ferme tum medicis omnibus,<text:line-break/>tum philosophis, qui corporis elementa diligenter investi-<text:line-break/>garunt, temperamentum id laudatum esu Imo etiam<text:line-break/>unum id proinde secundum naturam se habere quibus-<text:line-break/>dam est risum. Nam, quanquarn in principio sit dete-<text:line-break/>rius , tempore tamen reliquis praestantius evadit. Quo<text:line-break/>magis, qui tuendae hujus corporis sanitati praeficitur, iis,<text:line-break/>quae ab ipso defluunt, prospicere debebit tum exercita-<text:line-break/>tione, ut dixi, tum balneis ante cibum pluribus, tum</text:span></text:p>
      <text:p text:style-name="P16"><text:span text:style-name="T12">vero iis, quae per ventrem </text:span><text:span text:style-name="T12">et </text:span><text:span text:style-name="T12">urinas redduntur, ettcer-<text:line-break/>nendis. Nec prohibet praeterea quicquam, quin et apo-<text:line-break/>phlegmatisinis et purgationibus aliquando utatur, anteque<text:line-break/>omnia cibis boni succi ac vlui potione, quod urinas<text:line-break/>promoveat.</text:span></text:p>
      <text:h text:style-name="Heading_20_2" text:outline-level="2">Cap. IV.</text:h>
      <text:p text:style-name="P65"><text:span text:style-name="T12">Et de calidis quidem temperamentis abun-<text:line-break/>de dictum est; de frigidis deinceps agendum. Sunt porro<text:line-break/></text:span><text:span text:style-name="T12">et </text:span><text:span text:style-name="T12">horum tres summae differentiae. Natu aut modice<text:line-break/></text:span><text:span text:style-name="T12">se </text:span><text:span text:style-name="T12">habent in altera dispositione, ita ut nec hmnidi sint,<text:line-break/></text:span><text:span text:style-name="T12">nec </text:span><text:span text:style-name="T12">sicci; aut humidum, vel siccum in ipsa dominatur;<text:line-break/>pessima tamen merito sicca temperies est; quippe quod<text:line-break/>temporis spatio senescentibus accidit, id </text:span><text:span text:style-name="T12">his </text:span><text:span text:style-name="T12">statlui ab<text:line-break/></text:span><text:span text:style-name="T12">initio </text:span><text:span text:style-name="T12">contingit. Ergo </text:span><text:span text:style-name="T12">istos </text:span><text:span text:style-name="T12">huniectare calefacereque<text:line-break/></text:span><text:span text:style-name="T12">oportebit </text:span><text:span text:style-name="T12">Id fiet exercitatione- modica, et nutrimento<text:line-break/></text:span><text:span text:style-name="T12">humectante </text:span><text:span text:style-name="T12">ac calido, praeterea vini callui potione, </text:span><text:span text:style-name="T12">‘ </text:span><text:span text:style-name="T12">et<text:line-break/></text:span><text:span text:style-name="T12">somno' </text:span><text:span text:style-name="T12">liberaliore , illud interim providentibus nobis , ut<text:line-break/>excrementa omnia, quae vel ex cibis, vel potu prove-<text:line-break/></text:span><text:span text:style-name="T12">niunt, </text:span><text:span text:style-name="T12">quotidie expeIlautur. De veneris usu dictum su-</text:span></text:p>
      <text:p text:style-name="P16"><text:span text:style-name="T12">pra est, eam omnibus, qui sicco temperamento’ sunt, ini-<text:line-break/>micam esse. Nunc vero etiam ex hoc numero potissi-<text:line-break/>rnum adversa est iis, qui supra siccitatem frigidi quoque<text:line-break/>suut. Nam innoxia venus est solis calidis et humidis,<text:line-break/></text:span><text:span text:style-name="T12">tum vero iis, </text:span><text:span text:style-name="T12">qui genitura naturaliter abundant; </text:span><text:span text:style-name="T12">de </text:span><text:span text:style-name="T12">qui-<text:line-break/>bus inter inaequalia temperamenta mox dicetur.- </text:span><text:span text:style-name="T12">Multa<text:line-break/></text:span><text:span text:style-name="T12">vero et illa frigida temperamenta funt, </text:span><text:span text:style-name="T12">'quae </text:span><text:span text:style-name="T12">cum </text:span><text:span text:style-name="T12">hu-<text:line-break/></text:span><text:span text:style-name="T12">miditate conjunguntur, et ea maxime </text:span><text:span text:style-name="T12">fluxionum morbis<text:line-break/></text:span><text:span text:style-name="T12">tentantur. Succurritur his et baluei abstinentia, et </text:span><text:span text:style-name="T12">exer-<text:line-break/></text:span><text:span text:style-name="T12">cilio, et tenuiore victu, et unctionibus, quae modice<text:line-break/>calefaciant; quarum forma narrata prius est, ubi de lassi-<text:line-break/>tudine </text:span><text:span text:style-name="T12">egimus. </text:span><text:span text:style-name="T12">At qui frigidi natura funt, caeterum </text:span><text:span text:style-name="T12">in<text:line-break/></text:span><text:span text:style-name="T12">sicci </text:span><text:span text:style-name="T12">humidique </text:span><text:span text:style-name="T12">temperie modice fe </text:span><text:span text:style-name="T12">habent, minus ii<text:line-break/></text:span><text:span text:style-name="T12">vel ad sanitatem, vel ad </text:span><text:span text:style-name="T12">corporis robur funt inepti, quam<text:line-break/></text:span><text:span text:style-name="T12">qui in illis sunt intemperati: </text:span><text:span text:style-name="T12">horum igitur excitare fir-<text:line-break/></text:span><text:span text:style-name="T12">rnareque calorem expediet In humiditatis </text:span><text:span text:style-name="T12">vero </text:span><text:span text:style-name="T12">siccitatis-<text:line-break/>que specie tuta rictus ratio media est exhibenda. </text:span><text:span text:style-name="T12">Atque<text:line-break/></text:span><text:span text:style-name="T12">haec mihi omnia de iis dicta </text:span><text:span text:style-name="T12">sunt, </text:span><text:span text:style-name="T12">quos </text:span><text:span text:style-name="T12">aequalis intem-</text:span></text:p>
      <text:p text:style-name="P29"><text:span text:style-name="T12">peries premit, hoc est, quibus </text:span><text:span text:style-name="T12">omnes </text:span><text:span text:style-name="T12">corporis partes </text:span><text:span text:style-name="T19">ad<text:line-break/></text:span><text:span text:style-name="T12">calidius vel frigidius, humidius vel siccius similiter funt </text:span><text:span text:style-name="T37">y<text:line-break/></text:span><text:span text:style-name="T12">inclinatae.</text:span></text:p>
      <text:h text:style-name="Heading_20_2" text:outline-level="2">Cap. V.</text:h>
      <text:p text:style-name="P65"><text:span text:style-name="T12">De iis vero, qui inaequalem corporis con-*<text:line-break/>stitutionem habent, non potest paucis disseri, propterea<text:line-break/>quod numerusae horum varietates funt, quum aliis alia<text:line-break/>pars male temperata siti Sed et si duas tantum quis in-<text:line-break/>temperatas habeat, harum quoque varietates non paucae<text:line-break/>sunt; proindeque, quum prius docuero, quaenam iis exhi-<text:line-break/>benda sint, quibus inculpatus quidem est corporis status,<text:line-break/>vivunt autem vitam servilem, sive negotiosam, sive quo-<text:line-break/>vis modo aliter appellere placet, ab iis vero, quaenam<text:line-break/>iis, qui aequalem intemperiem habent in simili vivendi<text:line-break/>genere, transibimus dehinc ad eos, qui inaequalem iu<text:line-break/>corporis partibus statum habent. Ergo salubris et in-<text:line-break/>culpatus corporis status lu latitudine (ut saepe dictum est)<text:line-break/>intelligi debet, sicuti etiam ipsa sanitas. Nam neque<text:line-break/>sanus esse quisquam nostrum videri potest, ea saltem,<text:line-break/>quae omnino inoffensa inculpata que sit, sanitate, neque</text:span></text:p>
      <text:p text:style-name="P16"><text:span text:style-name="T12">inculpabili esse corporis statu. At sanos esse dicunt, qui<text:line-break/>nec parte aliqua corporis dolent, et ad visae munera<text:line-break/>haudquaquam sunt impediti': pari modo et corporis statu<text:line-break/>illaeso esse, quum nec ab externis causis facile lucrdunt,<text:line-break/>nec ah internis; illo nimirum pro re certa prius definito,<text:line-break/>assidue aegrotare aliquos non ob proprium corporis sta-<text:line-break/>tum,- fed piopter vitiosam victus rationem, dum aut in<text:line-break/>desidis vitam agunt, aut nimium laborant, aut in cibo-<text:line-break/>rum qualitate quantitateve aut teinpore peccant, aut<text:line-break/>exercitium aliquod noxium exercent, aut lu fomni modo,<text:line-break/>aut veneris immodico usu falluntur, aut etiam aegritudine<text:line-break/>animi curisque parum necessariis fe macerant. Quippe<text:line-break/>non paucos novimus ejusmodi de causis quotannis aegro-<text:line-break/>tare; </text:span><text:span text:style-name="T12">quos </text:span><text:span text:style-name="T12">tamen non dixeris vitiofo corporis esse statu,<text:line-break/>sicut eos, qui, quum in nullo horum, quae recensui,<text:line-break/>deliquerint, tamen perpetuo aegrotant. Ergo primum<text:line-break/>propositus sermoni is esto, </text:span><text:span text:style-name="T22">qui</text:span><text:span text:style-name="T12"> corporis statum in latitu-</text:span></text:p>
      <text:p text:style-name="P16"><text:span text:style-name="T12">dine inculpatum habet, quique alteri vivens toto die<text:line-break/>ministrat, aut maximo magistratui, aut rnonarchae, cae-<text:line-break/>terurn ad extremum diei liber </text:span><text:span text:style-name="T22">a</text:span><text:span text:style-name="T12"> domino discedit. Quo<text:line-break/>loco rursus definiendum ncbis est, quem finem diei dici-<text:line-break/>mus, quando alias lectori sermo poster imponat, nisi<text:line-break/>certam determinationem assequatur. Si enim dixero, se-<text:line-break/>cedere tum primum hominem ad corporis fui curam,<text:line-break/>quum sol occinit, nec adjecero, qnc die id velim; cir-<text:line-break/>cane solstitium aestivum, an brumale, an circa aequino-<text:line-break/>ctia, au alio quopiam tempore, quod intercedit inter ea,<text:line-break/>quae dicta sunt, non possunt commoda praecepta tradi.<text:line-break/>Romae enim maximi dies ac noctes paulo majores<text:line-break/>quindecim aequinoctialibus horis sunt, contra minimi<text:line-break/>paulo infra noveni. In magna vero Alexandria maximus<text:line-break/>dies quatuordecim horarum est, minimus decem. Ergo<text:line-break/>qui in brevissimis diebus et longissimis noctibus a mlui-<text:line-break/>sterio occidente sole redit, huic fricari per otium et</text:span></text:p>
      <text:p text:style-name="P16"><text:span text:style-name="T12">lavari et modice dormire licet. Porro nemo est, cui<text:line-break/>nec in maximis, nec etiam his</text:span><text:span text:style-name="T12">, </text:span><text:span text:style-name="T12">non liceat aliquid me-<text:line-break/>diocriter agere; nec ipse profecto quenquam novi tam<text:line-break/>infelici vitae scrte usum.. Antoninus enim, qni imperato-<text:line-break/>rum, quos ipsi vidimus;- citissime ad curam corporis ve-<text:line-break/>nit, brevissimis diebus sole occidente, in palaestram in-<text:line-break/>greditur, longissimis autem hora nova, aut ad summum<text:line-break/>decima. Quare licet iis, qni illi in diurnis officiis assistunt,<text:line-break/>ubi discessere, reliquo.diei tempore corporis curam agere<text:line-break/>ita, ut sole occidente ad somnum se convertant. Nam<text:line-break/>qnuin tuinima nox noyem horas aequinoctiales aequet,<text:line-break/>abunde his fuerit, si id totum tempus in somno sumpse-<text:line-break/>rint. Ergo videndum est, assuetnsne per anteactam visam<text:line-break/>exercitationi. talis minister fuerit, an citra exercitationem<text:line-break/>lavari. Nani sunt, qui ne </text:span><text:span text:style-name="T22">eo</text:span><text:span text:style-name="T12"> usque quidem sui curam ha-<text:line-break/>beant, ut frictionem quidem sibi adhibeant, sed protinus<text:line-break/>p.ersusi oleo balneum ingrediantur, aut etiam, strigili<text:line-break/>tantum- arrepta, quo sudorem in ipso balneo abstergant</text:span></text:p>
      <text:p text:style-name="P16"><text:span text:style-name="T12">Ac nonnulli quidem hanc consuetudinem modice feripit<text:line-break/>ita, ut aliqui eorum nec assidue aegrotent, utique quibus<text:line-break/>libera corporis transpiratio est; eosdem aliqui tum me-<text:line-break/>dicornm tum gyrnnastarum raro corporis habitu homi-<text:line-break/>nes appellanti Quin dictum et ab Hippocrate est, huic<text:line-break/>generi hominum sanitatem magis constare. </text:span><text:span text:style-name="T12">Ait </text:span><text:span text:style-name="T12">eninr: .<text:line-break/></text:span><text:span text:style-name="T22">liaritas corporis </text:span><text:span text:style-name="T22">ad </text:span><text:span text:style-name="T22">transpirationem</text:span><text:span text:style-name="T22">, </text:span><text:span text:style-name="T22">quibus </text:span><text:span text:style-name="T22">plura per<text:line-break/></text:span><text:span text:style-name="T22">cutim seruntur , sialubrior </text:span><text:span text:style-name="T22">• </text:span><text:span text:style-name="T22">quibus pauciora, </text:span><text:span text:style-name="T22">minus sia-<text:line-break/></text:span><text:span text:style-name="T22">labris.</text:span><text:span text:style-name="T12"> Hanc corporis’naturam ad aliam consuetudinem<text:line-break/>transferre non oportet, scd nec ullam omnino aliam na-<text:line-break/>turam, nisi quae longo jam tempore aegrotat.</text:span></text:p>
      <text:h text:style-name="Heading_20_2" text:outline-level="2">Cap. VI.</text:h>
      <text:p text:style-name="P65"><text:span text:style-name="T12">Quod si quis assidue aegrotet, disquirere<text:line-break/>lu eo causam conveniet. Eatinvenietur, si initium </text:span><text:span text:style-name="T12">inquisi-<text:line-break/></text:span><text:span text:style-name="T12">tionis ab aegritudinis specie ceperimus. Quaecunque enim<text:line-break/>absintemo vitio corpus patitur, ea duplicem causam habent,<text:line-break/>aut plethoram videlicet, aut cacochymiam. Ac fi quidem<text:line-break/>plethorae morbis teneri videatur, huc universa tendet<text:line-break/>victus ejus ratio, ut succos ad convenientem modum </text:span><text:span text:style-name="T12">re-</text:span></text:p>
      <text:p text:style-name="P16"><text:span text:style-name="T12">vocet; sin dacochymiae rnofbis, ut probos humores effi-<text:line-break/>ciat. Prius autem specialiter dicetur, quemadmodum<text:line-break/>prospiciendum mediocritati </text:span><text:span text:style-name="T22">fit, quae in</text:span><text:span text:style-name="T12"> quantitate specta-<text:line-break/>tur, postea vero ei, quae in qualitate consistit. Itaque<text:line-break/>jam </text:span><text:span text:style-name="T22">de</text:span><text:span text:style-name="T12"> priore agamus, ducto tandem ad principium ser-<text:line-break/>mone. Ubi, quod ex corpore exhalat, miniis est iis, quae<text:line-break/>accedunt, plethorae oriri morbi solent. Ergo prospici en-<text:line-break/>dum est, ut eorum, quae edimtur ac bibuntur, respe-<text:line-break/></text:span><text:span text:style-name="T19">ctu </text:span><text:span text:style-name="T12">eorum, quae expelluntur, conveniens mediocritas<text:line-break/>servetur. Sane is modus servabitur, si observetur a no-<text:line-break/>bis in utrisque quantitas. Qui enim balneum statinr in-<text:line-break/>grediuntur, iis postea frictione uti, atque etiam prius<text:line-break/>paulum dimoveri, qui vero haec prius obierint, paulu-<text:line-break/>lum etiam haec ipsa inaugere suadebimus, detrahere vero<text:line-break/>de nutrimenti vel quantitate, vel qualitate, vel etiam<text:line-break/>utraque. Qui enim celeriter insignem abundantiam con-<text:line-break/>geruut, iis de utraque, qui non celeriter, aut non insi-<text:line-break/>gnem, iis de altera demptum esse sat fuerit, utra videli-<text:line-break/></text:span><text:span text:style-name="T19">cet </text:span><text:span text:style-name="T12">homo ipse potius voluerit. Ac quemadmodum de</text:span></text:p>
      <text:p text:style-name="P16"><text:span text:style-name="T12">quantitate dematur, notum esu De qualitate demitur,<text:line-break/>quum exigui nutrimenti cibus apponitur. Siquidem non<text:line-break/>pauri fuilla nutriti celerrime copiam acervant, quum<text:line-break/>alias requirat id nutrimentum tum frictiones, tum exer-<text:line-break/>citationes plane vehementes. His igitur olera et legu-<text:line-break/>nilua, quae non multum corpori adjiciant, praeterea<text:line-break/>pisces et aves., quae multum item non nutriant, exili-<text:line-break/>benda sunt. Qui vero vitiosos congerunt spccos, ii non<text:line-break/>perinde, ut qni redundantiam congerunt, uni tantum<text:line-break/>rei sunt intenti, quandoquidem pec unica est vitiosi succi<text:line-break/>species. Alii enim magis frigidum pituitosumque ejus-<text:line-break/>modi succum congerant, alii magis calidum ac biliosum,<text:line-break/>nonuulli magis aquosum, alii rursus magis melancholi-<text:line-break/>cum. Horum ergo cuique abstinendum ali iis cibis poti-<text:line-break/>busque est, qui eum quem colligunt succum facile<text:line-break/>gignant. Porro dictum abunde de his est in tribus libris,<text:line-break/>qui de alimentorum facultatibus sunt inscripti; item in<text:line-break/>alio, qui de probis pravisque succis inscribitur. Est et<text:line-break/>praeter hos alius de attenuante victu, utili profecto</text:span></text:p>
      <text:p text:style-name="P16"><text:span text:style-name="T12">iis, </text:span><text:span text:style-name="T12">qui crudum congerunt succum, qni crassus quidem<text:line-break/>omnino est, non tamen </text:span><text:span text:style-name="T12">perpetuo </text:span><text:span text:style-name="T12">glutinosus. Sane omni-<text:line-break/>bus his commune auxilium est alvi dejectio, potissimum<text:line-break/>vero quibus </text:span><text:span text:style-name="T12">est naturaliter </text:span><text:span text:style-name="T12">adstrrctior. Communis porro<text:line-break/></text:span><text:span text:style-name="T12">est ' </text:span><text:span text:style-name="T12">et veneris commoderatio.</text:span></text:p>
      <text:h text:style-name="Heading_20_2" text:outline-level="2">Cap. VII.</text:h>
      <text:p text:style-name="P65"><text:span text:style-name="T12">Quibus </text:span><text:span text:style-name="T12">enim </text:span><text:span text:style-name="T12">inculpata corporis constitu-<text:line-break/></text:span><text:span text:style-name="T12">tio </text:span><text:span text:style-name="T12">est, non </text:span><text:span text:style-name="T12">debent </text:span><text:span text:style-name="T12">ii, </text:span><text:span text:style-name="T12">veluti </text:span><text:span text:style-name="T12">siccis supra praeceptum est,<text:line-break/>a venere omnino abstinere, lllud tamen considerationem<text:line-break/>maxime desiderat, Iemelne die an </text:span><text:span text:style-name="T12">his </text:span><text:span text:style-name="T12">sit iis, qni ejus-<text:line-break/></text:span><text:span text:style-name="T12">mpdj </text:span><text:span text:style-name="T12">vilem agunt, comedisse ex usu. Ejus confideralio- .<text:line-break/></text:span><text:span text:style-name="T12">nis </text:span><text:span text:style-name="T12">caput est </text:span><text:span text:style-name="T12">et </text:span><text:span text:style-name="T12">corporis </text:span><text:span text:style-name="T12">ipsorum </text:span><text:span text:style-name="T12">natura, et ab hac in<text:line-break/></text:span><text:span text:style-name="T12">victns'</text:span><text:span text:style-name="T12">ratione </text:span><text:span text:style-name="T12">consuetudo, </text:span><text:span text:style-name="T12">et tertio ab his, si mutare<text:line-break/></text:span><text:span text:style-name="T12">victus </text:span><text:span text:style-name="T12">rationem videbitur, quo pacto ejus mutationem<text:line-break/>homo ferat Atque ab ipsa quidem natura ejus, quod<text:line-break/>conducet, indicatio datur. </text:span><text:span text:style-name="T12">Et eorum qnidem, </text:span><text:span text:style-name="T12">quibus<text:line-break/></text:span><text:span text:style-name="T12">biliosus </text:span><text:span text:style-name="T12">venter </text:span><text:span text:style-name="T12">est, </text:span><text:span text:style-name="T12">(sicuti </text:span><text:span text:style-name="T12">dictum nobis in quarto </text:span><text:span text:style-name="T12">jam </text:span><text:span text:style-name="T12">est,<text:line-break/>et </text:span><text:span text:style-name="T12">nunc nihilo minus </text:span><text:span text:style-name="T12">dicetur,) </text:span><text:span text:style-name="T12">primi </text:span><text:span text:style-name="T12">scmper </text:span><text:span text:style-name="T12">ciborum </text:span><text:span text:style-name="T12">ac<text:line-break/></text:span><text:span text:style-name="T12">potionum fint, qui </text:span><text:span text:style-name="T12">alvum dejiciant. Ex vinis quidem</text:span></text:p>
      <text:p text:style-name="P16"><text:span text:style-name="T12">dulcia, et quae mollire ventrem possunt; non enim om-<text:line-break/>nia ejus funt generis. Ex cibis olera cum oleo et garo.<text:line-break/>Vitanda vero cx vinis funt austera; ex. cibis, qui adstrin-<text:line-break/>gnnt, nisi firmandi oris ventris causa post totam come-<text:line-break/>stionem exiiibeantur. ld autem experientia quoque dis-<text:line-break/>cernendum est; sunt enim quibus adstringentiuin usus<text:line-break/>norr solum haud ingratus sit, fed etiam ad alvum dejicien-<text:line-break/>dam conducat, propterea quod os ventris roborat; quod<text:line-break/>evidentissime in iis, qui imbecillius id obtinent, cernitur.<text:line-break/>Quicunque vero palaestrae exercitiis ante balneum sunt<text:line-break/>usi, priusquam implicatae negotiis vitae se addicerent,<text:line-break/>iis ut ab ipsis abstinuisse est incommodissimum, ita, ut<text:line-break/>similiter utantur, praeter incommodum etiam fieri omni-<text:line-break/>no nequit. Ergo exercitatione, quae apotherapia dicitur<text:line-break/>(de qua supra egimus), istis utendum censeo, et simul de<text:line-break/>suillae carnis copia nonnihil demendum. Quoniam vero<text:line-break/>(ut ante dixi) sunt, quibus ante balneum efilasse aliquid<text:line-break/>est melius, </text:span><text:span text:style-name="T12">. </text:span><text:span text:style-name="T12">dicendum deinceps est tum de hora, qua fa-</text:span></text:p>
      <text:p text:style-name="P16"><text:span text:style-name="T12">cere id debent, tum de quantitate coium, quae sument,<text:line-break/>ac qualitate. Ergo, quod ipse facere consueri diebus iis,<text:line-break/>quibus propter vel infirmos visitandos vel civilia negotia<text:line-break/>putavi me serius ad baluernn accessurum, id dicere non<text:line-break/>gravabor. Ponatur dies, quo id fit, tredecim horas aequi-<text:line-break/>noctiales longus; in decimam vero corporis curandi spem<text:line-break/>esse. Hoc casu visum mihi est circa quartam horam sim-<text:line-break/>plicissimum sumendum esse nutrimentum, qui utique solus<text:line-break/>est panis. Atque ipse quidem ita feci. Quibusdam vero<text:line-break/>pane solo vesci sine obsonio non placet, sed eum cum<text:line-break/>palmulis, olivis, melle, aut sale sumunt; sunt etiam, qni<text:line-break/>post eum bibunt. Ego vero nec a tali cibo unquam bi-<text:line-break/>bo, et solum panem comedo. Sit autem cujusque eorum<text:line-break/>copia, quae decima hora concocta esse possit; quippe, si<text:line-break/>exercitari cupiant, eo maxime pactu citra noxam se exer-<text:line-break/>citent, fiquidem non leve incommodum nonnullis accidit,<text:line-break/>quum repleti cibo se exercitant; nonnullis enim et caput</text:span></text:p>
      <text:p text:style-name="P16"><text:span text:style-name="T12">impletur vaporibus, et in jecluore aut ponderis sensus,<text:line-break/>aut distentionis, aut utriusque percipitur. Ergo; quum<text:line-break/>tale quippiam contingit, succurrendum ei quamprimum<text:line-break/></text:span><text:span text:style-name="T19">est: </text:span><text:span text:style-name="T12">si jecur obstructum sit, iis; quae in viis ejus hacren-<text:line-break/>tia expediant; si caput repletum est, ambulationibus, sed<text:line-break/>potissimum ante cibum; nihil tamen vetat, quin et post<text:line-break/>cibum. Caeterum has quammaxime lentas esse expedit;<text:line-break/>illas, quae ante cibum sunt, his quidem citatiores, non </text:span><text:span text:style-name="T22">ta-<text:line-break/>men</text:span><text:span text:style-name="T12"> quales sestinabundi usurpamus, opere aliquo urgente.<text:line-break/>Quae vero jecinoris meatus obstructos expediunt, eadem<text:line-break/>tarditati concoctionis conducunt. Horum optima sunt oxy-<text:line-break/>mel, et diatrionpepereon, in quo nullum immixtum fit<text:line-break/>medicamentum non familiare, ad haec extenuans victus.<text:line-break/>Haec enim tarditatem concoctionis corrigunt, et obstru-<text:line-break/>ctiones jecinoris liberant. Ubi vero corruptio ciborum<text:line-break/>in ventre accidit, quibus id, quod corrumpitur, in alvum<text:line-break/>descendit, iis maximum id compendium ad sanitatem</text:span><text:span text:style-name="T28">1</text:span><text:span text:style-name="T12"> est;<text:line-break/>quibus vero non descendit, ii provocandi iis funt, quae<text:line-break/>leviter dejiciunt; cujusmodi sunt Diospoliticon, utique</text:span></text:p>
      <text:p text:style-name="P16"><text:span text:style-name="T12">quum pari cum reliquis pondere nitrum immixtum habet,<text:line-break/>et quod ex ficrs et cnico componitur, aliaque, quae<text:line-break/>ex cnico vel epithyrno conficiuntur. Porro </text:span><text:span text:style-name="T12">iis, </text:span><text:span text:style-name="T12">qui ita<text:line-break/>sunt affecti, etiam vomitus ante cibum conducit, vomitus<text:line-break/>autem vini dulcis potione provocatus. Consulendum vero<text:line-break/>his est, ne quid furnidunr, aut male olens, aut denique<text:line-break/>facile corruptibile nutrimentum accipiunt, scd quae houi<text:line-break/>succi vocantur a medicis, ea potius eligant Scriptum<text:line-break/>vero de his alibi est in iis, quae de boni rnalique succi<text:line-break/>cibis prodidlurus; scriptum vero etiam est, ut jam diri, </text:span><text:span text:style-name="T12">,<text:line-break/></text:span><text:span text:style-name="T12">lu illis tribus, quos de alimentorum facultatibus inscripsi-<text:line-break/>mus. Percommodum vero iis qui </text:span><text:span text:style-name="T22">ita se habent</text:span><text:span text:style-name="T12"> homini-<text:line-break/>bus est, et si ex conveniente temporis intervallo alvum<text:line-break/>subducant per ea, quae modice purgent, cujusmodi est dia-<text:line-break/>loes amarum; sic enim' plerique medicorum vocant, quem-<text:line-break/>admodum aliqui in foemluino genere amaram. Si vero<text:line-break/>longo tempore ritiofum succum augeri sinas, granis quis-<text:line-break/>piam morbus ipsis continget. Sane possunt ejusmodi sibi</text:span></text:p>
      <text:p text:style-name="P16"><text:span text:style-name="T12">curam impendere iis diebus, quibus publicum aliquod<text:line-break/>festum celebratur, quo nimirum liberi a servili ministerio<text:line-break/>sunt. Verum multi per intemperantiam adeo nihil agunt,<text:line-break/>quo, quod vitiosum in corpore collectum est, corrigant, </text:span><text:span text:style-name="T12">ut<text:line-break/></text:span><text:span text:style-name="T12">etiam cumulativa congerant, dum vitioso cibo in ipsis<text:line-break/>festis utuntur. Quo fit, ut aliis eorum diutini morbi con-<text:line-break/></text:span><text:span text:style-name="T12">tingant, </text:span><text:span text:style-name="T12">a quibus tota vita explicare </text:span><text:span text:style-name="T12">se </text:span><text:span text:style-name="T12">nequeunt, cujus<text:line-break/></text:span><text:span text:style-name="T12">generis </text:span><text:span text:style-name="T12">.mala sunt et </text:span><text:span text:style-name="T12">podagra, </text:span><text:span text:style-name="T12">et articuleris morbus, et<text:line-break/></text:span><text:span text:style-name="T12">renum </text:span><text:span text:style-name="T12">inflammatio; aliis acuti, scd qui vel singulis annis<text:line-break/></text:span><text:span text:style-name="T12">infestent</text:span><text:span text:style-name="T12">, vel certe alternis omnino; aliqui vero etiam<text:line-break/></text:span><text:span text:style-name="T12">bis ita </text:span><text:span text:style-name="T12">uno anno laborant.</text:span></text:p>
      <text:h text:style-name="Heading_20_2" text:outline-level="2">Cap. VIII.</text:h>
      <text:p text:style-name="P65"><text:span text:style-name="T12">Ars vero sanitatis </text:span><text:span text:style-name="T12">tuendae </text:span><text:span text:style-name="T12">iis, qui sibi<text:line-break/></text:span><text:span text:style-name="T12">paruerint, </text:span><text:span text:style-name="T12">constantem sanitatem promittit; qui vero pare-<text:line-break/></text:span><text:span text:style-name="T12">re recusant, </text:span><text:span text:style-name="T12">iis </text:span><text:span text:style-name="T12">perinde </text:span><text:span text:style-name="T12">est, ac si </text:span><text:span text:style-name="T12">omnino non esseti Recu-<text:line-break/>sant </text:span><text:span text:style-name="T12">autem alii ah </text:span><text:span text:style-name="T12">ipsa </text:span><text:span text:style-name="T12">in praesens </text:span><text:span text:style-name="T12">voluptate </text:span><text:span text:style-name="T12">victi, quos<text:line-break/></text:span><text:span text:style-name="T12">incontinentes intemperantesque </text:span><text:span text:style-name="T12">nominant, alii ambitione,<text:line-break/></text:span><text:span text:style-name="T12">quam </text:span><text:span text:style-name="T12">Graeci </text:span><text:span text:style-name="T12">hodie vanam </text:span><text:span text:style-name="T12">gloriam vocant; quorum is</text:span></text:p>
      <text:p text:style-name="P16"><text:span text:style-name="T12">erat, qui quidvis potius sustinuisset, quam picem sibi tuto<text:line-break/>corpdre continenter illini, suadentibus id medicis pro gra-<text:line-break/>cilitatis remedio. Haec enim nonnullis propter totius cor-<text:line-break/>poris in sicci frigidique' excessu lutemperiem oritur, non-<text:line-break/>nullis vero propter digerentis in corpus vel nutrientis<text:line-break/>vel etiam ambarum facultatum naturalem imbecillitatem;<text:line-break/>Porro omnibus,' qni ita funi affecti, auxiliatur unguenti<text:line-break/>geujis, quod a’ Graecis hodie dropax dicitur, utpote quod<text:line-break/></text:span><text:span text:style-name="T22">'et</text:span><text:span text:style-name="T12"> distribuendo in corpus alimento et nutritioni condu-<text:line-break/>cit. Et sane multos ex </text:span><text:span text:style-name="T12">iis, </text:span><text:span text:style-name="T12">qni prius graciles fuere, vi-<text:line-break/>deretiicet hoc remedio </text:span><text:span text:style-name="T12">obesos </text:span><text:span text:style-name="T12">redditos, potissimum qui-<text:line-break/>bus digerendi facultas iusirma erat, nutriendi </text:span><text:span text:style-name="T22">vero</text:span><text:span text:style-name="T12"> firma,<text:line-break/>fed quae per aptae materiae penuriam affatim nutrire<text:line-break/>non potuit, quod ei nimirum ex deducendi in corpus<text:line-break/>alimenti defectu incommodum accedit. Verum aliqui<text:line-break/>per ambitionem, ut dixi, ne, sicut delicati, aut qui for-<text:line-break/>mae plus satis iudulgent, pice ungi videantur, refugiunt<text:line-break/>ejusmodi auxilium, atque aliud quippiam sibi a nobis</text:span></text:p>
      <text:p text:style-name="P16"><text:span text:style-name="T12">excogitari gracilitatis remedium jubent, quum tamen nui-<text:line-break/>lum sit, quod huic possit aequari. Prodesse tamen possunt<text:line-break/>etiam haec, si ante balneum manu nec adeo molli, nec<text:line-break/>rursus aspera corpus perfrices, quoad ruborem contrahat,<text:line-break/>deinde dura frictione non inulta cutem cogens,, densam<text:line-break/>eam duramque efficias; ab his si mediocri exerritatione<text:line-break/>usum ad. lotum, citra tamen longam in solio moram, ho-<text:line-break/>minem abstergeas ad </text:span><text:span text:style-name="T12">jam </text:span><text:span text:style-name="T12">dictae frictionis, siccae formam,<text:line-break/>mox ungas oleo exiguo;'ac cibum offeras. Quippe stu-<text:line-break/>diunr in his </text:span><text:span text:style-name="T12">est, </text:span><text:span text:style-name="T12">ubi bonum fanguluem in corporis molem<text:line-break/>attraxeris, ut tum nutricem facultatem firmes, tum, ne,<text:line-break/>quod attractum est, exhalet; prospicias. Ac firmatur qui-<text:line-break/>dem nutriendi vis excitato lu carnibus calore. Non ex- </text:span><text:span text:style-name="T12">‘<text:line-break/></text:span><text:span text:style-name="T12">halabit autem qui attractus in has sanguis est, si oleo<text:line-break/>unxeris, utpote quod emplastici medicamenti vim habet<text:line-break/>Quod si aetas non reclamet, etiam si frigida lavatione una<text:line-break/>cum praedictis ntetur, magno fructus commodo. Contra<text:line-break/>vero in iis, qui immodice sunt obesi, minuenda digestio</text:span></text:p>
      <text:p text:style-name="P16"><text:span text:style-name="T12">est, augenda vero corporis exhalatio. Porro minuetur dige-<text:line-break/>stio assidua ventris dejectione, nempe assuefacientibus </text:span><text:span text:style-name="T12">nobis<text:line-break/></text:span><text:span text:style-name="T12">nutrimenti instrumenta, quaecunque continent, ea statim<text:line-break/>pessum impellere. Corporis autem exhalatio inaugebitur<text:line-break/>celeri exercitatione, cujus generis cursus est, praeterea<text:line-break/>unguentis iis, quae discutiendi facultatem habent, fricando </text:span><text:span text:style-name="T12">~<text:line-break/></text:span><text:span text:style-name="T12">quamplurimum. . Sane frictionem mollem esse convenit,<text:line-break/>ac quae rarum corpus efficiat Ipse namque praepinguem<text:line-break/>quendam parvo tempore ad mediocritatem carnis </text:span><text:span text:style-name="T12">reduxi,<text:line-break/></text:span><text:span text:style-name="T12">celeri primum cursu uti cogens, dein fudorem linteo </text:span><text:span text:style-name="T12">vel<text:line-break/></text:span><text:span text:style-name="T12">molli admodum, vel admodum aspero detergens; ab </text:span><text:span text:style-name="T12">his,<text:line-break/></text:span><text:span text:style-name="T12">unguentis discutientibus, quae hodie acopa medici </text:span><text:span text:style-name="T12">junio-<text:line-break/></text:span><text:span text:style-name="T12">res vocare solent, largissime perfricui, </text:span><text:span text:style-name="T12">ac </text:span><text:span text:style-name="T12">post </text:span><text:span text:style-name="T12">ejusmodi<text:line-break/></text:span><text:span text:style-name="T12">frictionem ad balneum perduxi, a </text:span><text:span text:style-name="T12">quo </text:span><text:span text:style-name="T12">non protinus </text:span><text:span text:style-name="T12">ci-<text:line-break/></text:span><text:span text:style-name="T12">bum dedi, sed quiescere interim jussum, aut etiam </text:span><text:span text:style-name="T12">con-<text:line-break/></text:span><text:span text:style-name="T12">suetum aliquod munus obire, rursus ad balueunr secundo<text:line-break/>egi; postea ciborum multitudinem, qui parum nutricent,<text:line-break/>apposui eo consilio, ut saturarent illi quidem, caeterum</text:span></text:p>
      <text:p text:style-name="P16"><text:span text:style-name="T12">exiguum nutrimenti lu totum corpus submitterent. Sed<text:line-break/>et alias quae lotum occupant corpus intemperies simili<text:line-break/>ratione corrigere conveniet, primum eorum, quae fieri<text:line-break/>oportebit, invento scopo, mox materiis, quae ea praestare,<text:line-break/>queant. Nam tunc compendio sermo omnis semel per-,<text:line-break/>agatur ad eos, qui tum frictionum, tum exercitationum,,<text:line-break/>tum balneorum rationes memoria tenent, ac praeterea<text:line-break/>ciborum et medicamentorum. Ac de frictionibus exercita-<text:line-break/>tionibusque in hoc opere supra est dictum, de cibis vero<text:line-break/>alibi, atque etiam de medicum entis. Quippe doctrina,<text:line-break/>quae methodo traditur, quum communia generaliaque<text:line-break/>continet, </text:span><text:span text:style-name="T12">ad </text:span><text:span text:style-name="T12">multa particularia tum memoratu facilis est,<text:line-break/>tum vero compendiaria efficitur. Ego vero quum non<text:line-break/>tantum universa .ponam, fed etiam particularium erem-<text:line-break/>pla his apponam, absulutissimam me arbitror tradere<text:line-break/>doctrinam.</text:span></text:p>
      <text:h text:style-name="Heading_20_2" text:outline-level="2"><text:span text:style-name="T1">C</text:span>ap. IX.</text:h>
      <text:p text:style-name="P65"><text:span text:style-name="T12">Jam ad inaequales corporum constitutiones<text:line-break/>transire tempestivum videtur: hae porro etiam morbosae</text:span></text:p>
      <text:p text:style-name="P16"><text:span text:style-name="T12">omnino sunt. Sane inaequales constitutiones trifariam<text:line-break/>fiunt, prout compositio corporis nostri triplex est: una<text:line-break/></text:span><text:span text:style-name="T19">ex </text:span><text:span text:style-name="T12">primis elementis, ex quibus constant ea, quae Aristote-<text:line-break/>les similares partes nominat; secunda ex his ipsis similari-<text:line-break/>bus, quae ipsa quoque rursus sensibilia diffimilarlum par-<text:line-break/>sium elementa sunt, ex quibus lustrumentalium composi-<text:line-break/>tio consistit; tertia ab his totius corporis compositio • ex<text:line-break/>ipsis instrumentalibus esu Ac facillima quidem tum ad dis-<text:line-break/>cernendum , tum vero ad curandum tertia est; difficilior<text:line-break/>secunda-; maxime lubrica prima est Commodius ergo a<text:line-break/>tertia incipitur, quae faciliorem fe et ad cognoscendum<text:line-break/>praebet, et ad cusiodiam; ut statim in capite, (neque<text:line-break/>enim alienum est ab eo coepisse,) quod intemperatae na-<text:line-break/>turae sit adeo, ut multa excrementa gignat, unde, laedi<text:line-break/>subjecta membra contingat, in quodcunque excrementa<text:line-break/>procubuerint. Ac promptissime quidem iu os et nares<text:line-break/>impetum excrementa faciunt; decidunt vero et lu ocu-<text:line-break/>los; nonnullis etiam in aures. Sed excrementi in os de--</text:span></text:p>
      <text:p text:style-name="P17"><text:span text:style-name="T12">cursum </text:span><text:span text:style-name="T12">tum gula excipit, tum nspera arteris, (appellant<text:line-break/></text:span><text:span text:style-name="T12">hanc et </text:span><text:span text:style-name="T43">βρόγχον,) </text:span><text:span text:style-name="T12">cujus summa pars, quae ori conjungitur,<text:line-break/>(larynx autem dicitur,) instrumentum est vocis, ut in li-<text:line-break/></text:span><text:span text:style-name="T12">bro </text:span><text:span text:style-name="T12">de voce est indicatum. Sic ergo is larynx </text:span><text:span text:style-name="T12">ab </text:span><text:span text:style-name="T12">iis,<text:line-break/></text:span><text:span text:style-name="T12">quae </text:span><text:span text:style-name="T12">decidunt e capite, madefactus, principio quidem<text:line-break/></text:span><text:span text:style-name="T12">raucam </text:span><text:span text:style-name="T12">vocem facit, procedente vero tempore parvam;<text:line-break/></text:span><text:span text:style-name="T12">fi </text:span><text:span text:style-name="T12">vero longius etiam procedit malum, - totam adimit.<text:line-break/></text:span><text:span text:style-name="T12">Quippe </text:span><text:span text:style-name="T12">cum larynge arteria quoque ipsa urm humectatur.<text:line-break/></text:span><text:span text:style-name="T12">Quod si </text:span><text:span text:style-name="T12">acris fluxio sit, non sciunt ad. vocem ineptae<text:line-break/></text:span><text:span text:style-name="T12">praedictae </text:span><text:span text:style-name="T12">partes fiunt, sed etiam gravissima quaedam<text:line-break/></text:span><text:span text:style-name="T12">erosio </text:span><text:span text:style-name="T12">his accedit, quae talis est naturae, qualis sunt,<text:line-break/></text:span><text:span text:style-name="T12">quas </text:span><text:span text:style-name="T12">subinde in cute citra externam causam laesa factas<text:line-break/></text:span><text:span text:style-name="T12">videmus. </text:span><text:span text:style-name="T12">Sic vero et pulmo his exulceratur, et morbus<text:line-break/></text:span><text:span text:style-name="T12">tabes </text:span><text:span text:style-name="T12">dicitur. At si in gulam ef ventriculum fluxio fera-<text:line-break/></text:span><text:span text:style-name="T12">tur, </text:span><text:span text:style-name="T12">quae quidem frigida est, in frigidam lutemperiem<text:line-break/></text:span><text:span text:style-name="T12">corpora </text:span><text:span text:style-name="T12">mutat, quae calida, in calidam. Haec vero etiam<text:line-break/></text:span><text:span text:style-name="T12">exulcerat </text:span><text:span text:style-name="T12">spatio, inter initia veco appetentiam et conco-</text:span></text:p>
      <text:p text:style-name="P17"><text:span text:style-name="T12">ctionem labefactat. At frigida quidem fluxio tarditatem<text:line-break/>» concoctionis, et cruditatem, et acidos ructus creat; quod<text:line-break/>si etiam corrupta fit, alimentum quoque in' corruptelam<text:line-break/>vertit, quae vel fumidos, vel acidos, vel alterius cujus-<text:line-break/>quam manifestae aut abditae qualitatis ructus emittat<text:line-break/>Si vero inserius fe noxa recipiat, et jejunum, et colon<text:line-break/>affligit. Quin etiam vasa, quae sunt lu mesenterio, et per<text:line-break/>quae sit in jecur cibi distributio, tangit. Ac nonnullos<text:line-break/>quidem abolitio appetitus excipit, alios appetentiae a na-<text:line-break/>tura alienae, quas caninas appellant, aut etiam vitiosi<text:line-break/>cibi cupiditas, qualis gravidis accidit. Sane non latet,<text:line-break/>uvam quoque et paristhmia, et parulides, et antiades’, et<text:line-break/>dentium erosiones, et ulcera, </text:span><text:span text:style-name="T12">et </text:span><text:span text:style-name="T12">putredines in ore sa-<text:line-break/>niem hanc, quae a capite in ipsa decidit, consequi. Ac<text:line-break/>pleraque inedicorum pars aut columellam incidunt, aut<text:line-break/>medicamenta, quibus id expuatur, quod in pulmonem per<text:line-break/>afperam arteriam defluxit, exhibent. Alii ventri-prospi-<text:line-break/>ciual, alii dentibus et ori, aut etiam iis, quae lu nari-</text:span></text:p>
      <text:p text:style-name="P17"><text:span text:style-name="T12">luis constitere, provident ;ut de oculis auribusque taceam,<text:line-break/>qui ipsi quoque in non paucis laeduntur; quum satius<text:line-break/>(arbitror) esset ipsum mali ceu fontem tollere caput<text:line-break/>ipsum firmando, aut, si hoc prae magnitudine naturalis in-<text:line-break/>temperantiae non liceret, saltem illi prospicere, ab ipsa<text:line-break/>scilicet vitii specie providentiae indicatione scmper ac-<text:line-break/>cepta, nec committere, ut, quod nonnulli medicorum fa-<text:line-break/>ciunt ,</text:span><text:span text:style-name="T28">B</text:span><text:span text:style-name="T12">qui omni capiti medicamentum, quod ex thapsia et<text:line-break/>sinapi componitur, applicant, id ipsi quoque faciant,<text:line-break/>quandoquidem, si ex calida intemperie caput male habet,<text:line-break/>talia medicamenta noceant. Expedit igitur hos frequenti<text:line-break/>balueo potabilis aquae fovere, quo et calidos vapores,<text:line-break/>qui in capite funt, evocemus, et totum capitis tempera-<text:line-break/>mentum melius reddamus. Calidarum autem, quae sponte<text:line-break/>nascuntur, noxius his usus est; siquidem, quae ex his<text:line-break/>sulphurosae bituminosaeve sunt,- eae propterea, quod cale-<text:line-break/>saciunt, inicimissimae calido naturaliter capiti sunt, alumi-<text:line-break/>nosae vero, quoniam angusios habitus meatus claudunt.</text:span></text:p>
      <text:p text:style-name="P16"><text:span text:style-name="T12">Solis autem iis sponte natis citra noxam utantur, (si tamen<text:line-break/>ipsis utendum,) quae utique dulces sunt; sic enim tuto<text:line-break/>dixeris, nam quod utile etiam aliquid ex ipfis proveniat,<text:line-break/>id vero non perinde tute dixeris, quandoquidem nec ca-<text:line-break/>lidae fortasse forent, si omnisjcalefacientis medicamentosae<text:line-break/>virtutis essent expertes. Satius autem sit ejusmodi aquas<text:line-break/>experientia difcernere; nam etiam rarae inventu funt,<text:line-break/>apud nos stadiis ab urbe paulo plus centum, in Prusa<text:line-break/>minus decam. Ergo quae apud nos est in Allianis, (ita<text:line-break/>enim locum appellant,) unius tota rationis est atque ex<text:line-break/>uno fonte manans; quae vero in Prusa est, diversae,<text:line-break/>ltenr diversus medicamentosae aquae foiis, aeque ut apud<text:line-break/>nos, in Lycetis. Quibus vero caput vehementer calidum<text:line-break/>aestuansque est, iis praestat aestatis tempore rosaceo per-<text:line-break/>ungi, quod ex rosis tantum ac sine frondibus sit confe-<text:line-break/>ctum. Atque in lioc ipso, genere illud praestantius est;<text:line-break/>quod ex omphacino, quod et crudum oleum nominatur,<text:line-break/>injectis rosis componitur; quod longe etiam melius est, si<text:line-break/>salis omnino sit expers. Sunt capita, quae propter arte-</text:span></text:p>
      <text:p text:style-name="P16"><text:span text:style-name="T12">riarum temperamentum in vertigines et capitis dolores<text:line-break/>incidunt; in quibus etiam arterias incidere solemus. Sed<text:line-break/></text:span><text:span text:style-name="T12">hoc </text:span><text:span text:style-name="T12">genus propositae artis limites egreditur.</text:span></text:p>
      <text:h text:style-name="Heading_20_2" text:outline-level="2">Cap. X.</text:h>
      <text:p text:style-name="P65"><text:span text:style-name="T12">Qni tamen ob exquisitiorem nervorum scn-<text:line-break/></text:span><text:span text:style-name="T12">sum </text:span><text:span text:style-name="T12">assidue dolent, qui </text:span><text:span text:style-name="T12">a </text:span><text:span text:style-name="T12">capite orti plurima sui parte<text:line-break/></text:span><text:span text:style-name="T12">os ventris </text:span><text:span text:style-name="T12">texunt, pars etiam ad reliquum ventrem de-<text:line-break/></text:span><text:span text:style-name="T12">fcendit, </text:span><text:span text:style-name="T12">his sane mederi propositae jam artis officium<text:line-break/></text:span><text:span text:style-name="T12">est; </text:span><text:span text:style-name="T12">potius tamen consilium est id agere, quo minus haec<text:line-break/></text:span><text:span text:style-name="T12">ullo </text:span><text:span text:style-name="T12">modo contingant, cavendo, ne aut biliosus humor<text:line-break/></text:span><text:span text:style-name="T12">in </text:span><text:span text:style-name="T12">ventrem prorsus confluat, aut quam celerrime inde<text:line-break/></text:span><text:span text:style-name="T12">expellatur. </text:span><text:span text:style-name="T12">Atque ut ne prorsus quidem confluat, consu-<text:line-break/></text:span><text:span text:style-name="T12">lueris, </text:span><text:span text:style-name="T12">si citius cibum exhibeas. Ubi enim totius corporis<text:line-break/></text:span><text:span text:style-name="T12">biliosius </text:span><text:span text:style-name="T12">temperamentum est, venter autem imbecillus,<text:line-break/></text:span><text:span text:style-name="T12">utique </text:span><text:span text:style-name="T12">cibo-, qui ventrem roboret, firmari postulat. Ubi<text:line-break/></text:span><text:span text:style-name="T12">enim </text:span><text:span text:style-name="T12">ita prospicitur, defluunt in eum quos corpus super-<text:line-break/></text:span><text:span text:style-name="T12">vacuos </text:span><text:span text:style-name="T12">congerit ichores. Ex quorum vapore uojr solum<text:line-break/></text:span><text:span text:style-name="T12">capitis dolores</text:span><text:span text:style-name="T12">'nonnullis oboriuntur, scd etiam suffusorum</text:span></text:p>
      <text:p text:style-name="P19"><text:span text:style-name="T22">f</text:span></text:p>
      <text:p text:style-name="P16"><text:span text:style-name="T12">symptomata, aliquibus vero et comitialis </text:span><text:span text:style-name="T12">convulsio. </text:span><text:span text:style-name="T12">Ho-<text:line-break/>rurn itaque omnium universa nictus ratio </text:span><text:span text:style-name="T12">ad </text:span><text:span text:style-name="T12">frigidius<text:line-break/>potius lrumidiusque mutanda elh Quod autem in ventrem<text:line-break/>confluit, id vomitione ac ventris solutione expellendum<text:line-break/>est. Stomachus vero cibis quidem quotidie, priusquam<text:line-break/>bilem contrahat, firmandus; purgetur vero medicamentis<text:line-break/>ex majore intervallo, absinthii coma et compositione ex<text:line-break/>aloe, quam picram vocant; quippe haec, </text:span><text:span text:style-name="T12">quod </text:span><text:span text:style-name="T12">altius in<text:line-break/>tunicas biliosi ventris se. receperit, expurgat, absinthio<text:line-break/>parum id praestare valente. Est enim absinthio facultas<text:line-break/>tantum detergendi adstringendique, ac talis, quae (ut sic<text:line-break/>dicam) sordes tunicarum ventris detergeat, non, si quid<text:line-break/>altius in eo imbihitunr est, foras extrahat atque expeIlat,<text:line-break/>sicut aloe. Quae autem post hanc vensri extrinsecus ad-<text:line-break/>moventur unctiones, eae modice adstringentes sunto, ut<text:line-break/>melinum, mastichinum, et nardinum, et alia </text:span><text:span text:style-name="T12">id </text:span><text:span text:style-name="T12">genus.<text:line-break/>Ac aestate quidem potius melinum; hyeme nardinum;<text:line-break/>vere mastichinum; nam id medium est luter melinum et</text:span></text:p>
      <text:p text:style-name="P16"><text:span text:style-name="T12">unguentum </text:span><text:span text:style-name="T12">nardinum; hcc enim calefacit, potissimum<text:line-break/></text:span><text:span text:style-name="T12">quum </text:span><text:span text:style-name="T12">amomum liberalius immixtum habet, illud refrigerat.<text:line-break/></text:span><text:span text:style-name="T12">Est autem </text:span><text:span text:style-name="T12">opulentis mulieribus et quod praestantius nar-<text:line-break/>diuo unguentum sit, nempe foliatum, praeterea quae spi-<text:line-break/></text:span><text:span text:style-name="T12">cata </text:span><text:span text:style-name="T12">vocant, quae ventrem et roborare possunt, et cale-<text:line-break/>facere. Si vero non modo caput calidam saniem ventris<text:line-break/></text:span><text:span text:style-name="T12">partibus </text:span><text:span text:style-name="T12">transmittit, sed etiam venter ipse calidam intem-<text:line-break/>periem habet, utique qui frigesaciant, tum cibo tum<text:line-break/></text:span><text:span text:style-name="T12">potu </text:span><text:span text:style-name="T12">scmper uti conveniet, atque eam qualitatem in his<text:line-break/></text:span><text:span text:style-name="T12">pro </text:span><text:span text:style-name="T12">temporum anni ratione intendere varie ac remittere,<text:line-break/></text:span><text:span text:style-name="T12">nusquam </text:span><text:span text:style-name="T12">tanren ad contrariam pervenire; id quod in iis,<text:line-break/></text:span><text:span text:style-name="T12">qui </text:span><text:span text:style-name="T12">medii temperamenti erant, fecimus, hyeme calefa-<text:line-break/></text:span><text:span text:style-name="T12">cientes, </text:span><text:span text:style-name="T12">aestate refrigerantes. Ad eundem modum, si utr-a-<text:line-break/></text:span><text:span text:style-name="T12">que </text:span><text:span text:style-name="T12">pars frigida intemperie fit affecta, scmper calefacien-<text:line-break/></text:span><text:span text:style-name="T12">tibus </text:span><text:span text:style-name="T12">tum cibis, tum potione, tum unctione utendum cst;<text:line-break/></text:span><text:span text:style-name="T12">varie </text:span><text:span text:style-name="T12">tamen ea pro temporum ratione intendenda remrt-<text:line-break/>tendaque funt. Porro difficilis connexio est, quoties vel<text:line-break/></text:span><text:span text:style-name="T12">in </text:span><text:span text:style-name="T12">calidum ventrem frigida et .pituitosa sanies ex capite</text:span></text:p>
      <text:p text:style-name="P16"><text:span text:style-name="T12">defluit, vel in frigidum calida. Atque harum duarum ala<text:line-break/>teram scmper expertus sum magis ad curandum rebellem,<text:line-break/>nempe in qua frigidi pituitosique succi in calidum deci-<text:line-break/>dunt ventrem. Pessimus vero is status est, quum horno<text:line-break/></text:span><text:span text:style-name="T22">ea</text:span><text:span text:style-name="T12"> compositione naturaque esi, ut nec ventrem facile fo-<text:line-break/>lubilem habeat, nec vomere ex facili possit. Corrumpun-<text:line-break/>tur enim pituitosi humores, si diu sint in ventre morati,<text:line-break/>adeo ut et ipfum erodant, et simul vitiosos luterim hali-<text:line-break/>tus ad caput submittant. Nam si pituitosus succus a ca-<text:line-break/>pite in frigidum natura ventrem decurrat, facile his fuc-<text:line-break/>curritur, si mane aliquid simplicis medicamenti fumpferint,<text:line-break/>quod diatrionpepereon dicitur. Sed. et piper folum ad<text:line-break/>exactum contritum -laevorem aquae mixtum bibere,his li-<text:line-break/>cet; ad quem usum melius stomachoque aptius album piper<text:line-break/>esu Porro absinthii; potio his est adversissima, ut quae<text:line-break/>pituitusum succum ipsorum ventri affigat, quum detergendi<text:line-break/>vim non habeat, quae adeo sit aestimanda. Sed nec aloe<text:line-break/>valde his conducit, quum ei biliosi trahendi humoris fa-</text:span></text:p>
      <text:p text:style-name="P16"><text:span text:style-name="T12">cultas sit;.eoque excogitata salubriter est compositio, quam<text:line-break/>picram vocant, </text:span><text:span text:style-name="T12">quae </text:span><text:span text:style-name="T12">acrimonia caloreque eorum, quae in<text:line-break/>fe habet, crassos et </text:span><text:span text:style-name="T12">lentos </text:span><text:span text:style-name="T12">succos incidit ac deterget, cu-<text:line-break/></text:span><text:span text:style-name="T12">jus </text:span><text:span text:style-name="T12">generis cinnamomum esu Verum, assidue uti hoc medi-<text:line-break/>camento non licet, sicut diatrionpepereon, aut diacala-<text:line-break/>minthes; quibus etiam si quotidie utatur, qui frigidum ha-<text:line-break/></text:span><text:span text:style-name="T12">bet </text:span><text:span text:style-name="T12">ventrem, nihil lucommodi ex his sentiet. In totum<text:line-break/></text:span><text:span text:style-name="T12">ergo </text:span><text:span text:style-name="T12">ad aloes drachmas centum reliquorum cujusque<text:line-break/>conjiciuntur drachmae sex, quae ipsa quoque sex sunt.<text:line-break/></text:span><text:span text:style-name="T12">Atque </text:span><text:span text:style-name="T12">haec est piera, quam 'Romae omnes praeparant.<text:line-break/></text:span><text:span text:style-name="T12">Ego </text:span><text:span text:style-name="T12">vero etiam alias duas compono, atque in altera<text:line-break/></text:span><text:span text:style-name="T12">eorum, </text:span><text:span text:style-name="T12">quae calefaciunt, plus, in altera minus conjicio.<text:line-break/></text:span><text:span text:style-name="T12">Ac </text:span><text:span text:style-name="T12">plus quidem reliquorum immiscebimus, si de aloes<text:line-break/></text:span><text:span text:style-name="T12">solius </text:span><text:span text:style-name="T12">pondere detrahemus , sic ut in illius drachmas<text:line-break/></text:span><text:span text:style-name="T12">octuaginta </text:span><text:span text:style-name="T12">reliquorum cujusque addamus sex; minus vero,<text:line-break/></text:span><text:span text:style-name="T12">quum </text:span><text:span text:style-name="T12">aloes modum augebimus, vigluti drachmis adjectis,<text:line-break/></text:span><text:span text:style-name="T12">sic ut </text:span><text:span text:style-name="T12">centum viginti ejus drachmis caeterorum cujusque<text:line-break/></text:span><text:span text:style-name="T12">adjiciamus </text:span><text:span text:style-name="T12">lex. Minime vero latet et quod in penuria</text:span></text:p>
      <text:p text:style-name="P16"><text:span text:style-name="T12">cinnamomi 'ponendum pro eo sit optimae casiae du-<text:line-break/>plum, quam alias ea esse virtute nonnulli putant, ut ni-<text:line-break/>hil ab invalido cinnamomo absit; nam a generoso etiam<text:line-break/>talis casia longe superatur. Verum sicuti in boni panis<text:line-break/>inopia vel vilissimo vescimur, sic in cinnamomi penu-<text:line-break/>ria exquisitissima uternur casia. Ac in quibus quidem<text:line-break/>venter aut frigidus est, aut etiam temperatus, caeterum<text:line-break/>ad frigus propensior, iis aptum medicamentum est, quod<text:line-break/>Diospoliticon vocant. Quod ipsum quoque dupliciter com-<text:line-break/>ponere consuevi,' iis, qui alvo sunt adstricta, nitro, quod<text:line-break/>Berenicarium vocant, cum cumino, ruta et pipere pari<text:line-break/>pondere admixto, pro iis, qui soluta sunt, dimidio. Con-<text:line-break/>venit namque inter omnes, ab hoc medicamento et pitui-<text:line-break/>tam extenuari, et spicitnin ,flatulentum expelli. Gravis<text:line-break/>autem nec faclle tractabilis complexio est ventris, qui in-<text:line-break/>temperanter calidus fit, cum frigido capite; quae enim<text:line-break/>in ventrem defluit pituita, diatrionpepereon ac diacala-<text:line-break/>minthes eget, etiam cujus modo mentionem fecimus Dios-</text:span></text:p>
      <text:p text:style-name="P16"><text:span text:style-name="T12">politici, os autem ventris ab iis, quae calorem accen-<text:line-break/></text:span><text:span text:style-name="T12">dunt, </text:span><text:span text:style-name="T12">offenditur. Ergo in iis, qni ita sunt affecti, id<text:line-break/>agendum, ut pituitam incidas detergeasque iis, quae haud-<text:line-break/>quaquam calefaciunt, quod genus oxyrneli esse novimus.<text:line-break/></text:span><text:span text:style-name="T12">Jam </text:span><text:span text:style-name="T12">lubrica atque ad curationem difficilis connexio est,<text:line-break/></text:span><text:span text:style-name="T12">ubi' </text:span><text:span text:style-name="T12">tales partium affectus coierint, in quibus os ventris<text:line-break/></text:span><text:span text:style-name="T12">(quem </text:span><text:span text:style-name="T12">stomachum vocant) imbecillum est ac nauleabun-<text:line-break/></text:span><text:span text:style-name="T12">dum, </text:span><text:span text:style-name="T12">venter autem ipse retinetur. Quippe quae hunc<text:line-break/></text:span><text:span text:style-name="T12">proritant, </text:span><text:span text:style-name="T12">stomachum omnia subvertunt ita, ut in sum-'<text:line-break/></text:span><text:span text:style-name="T12">ibo </text:span><text:span text:style-name="T12">ejus cibi natent, et nauseam subinde excitent. His<text:line-break/>necessario contingit, ut cibum parum belle concoquunt.'<text:line-break/></text:span><text:span text:style-name="T12">Quod </text:span><text:span text:style-name="T12">si contra illis ea, quae stomachum sumant, exhihue-<text:line-break/></text:span><text:span text:style-name="T12">ris, </text:span><text:span text:style-name="T12">etiam in tertium quartumque diem ipsis venter sisti-<text:line-break/></text:span><text:span text:style-name="T12">tur. </text:span><text:span text:style-name="T12">Hujuscemodi igitur hominibus unicam victus ratio-<text:line-break/></text:span><text:span text:style-name="T12">nem </text:span><text:span text:style-name="T12">convenire animadverti, nempe ut primo loco olera<text:line-break/></text:span><text:span text:style-name="T12">cum </text:span><text:span text:style-name="T12">oleo </text:span><text:span text:style-name="T22">-et</text:span><text:span text:style-name="T12"> guro, aliaque, quae ventrem mollire solent,<text:line-break/>sumerent, post justum autem cibi modum aliquod eorum,<text:line-break/></text:span><text:span text:style-name="T12">quae </text:span><text:span text:style-name="T12">stomachum roborent, acciperent Ea sunt mala coto-</text:span></text:p>
      <text:p text:style-name="P16"><text:span text:style-name="T12">nea et pica et punrca. Quippe aliqua sunt horum ge-<text:line-break/>nerum , quae citra acorem adstringant. Ipse autem, </text:span><text:span text:style-name="T12">qni<text:line-break/></text:span><text:span text:style-name="T12">affligitur, omnibus seorsum usu exploratis, quod </text:span><text:span text:style-name="T12">minime<text:line-break/></text:span><text:span text:style-name="T12">noxium jucundissimumque invenerit, eo utitor. Non </text:span><text:span text:style-name="T12">rnul-<text:line-break/></text:span><text:span text:style-name="T12">tum autem de horum singulis est sumendum, sed quantum<text:line-break/>(ut nixi) imbecillitatem stomachi reficiat; nam ejusmodi<text:line-break/>horum usum ventrem solvere experientia comperi. </text:span><text:span text:style-name="T12">Atque<text:line-break/></text:span><text:span text:style-name="T12">in totum magis, qui ita sunt afiecti, dejiciunt, si quid </text:span><text:span text:style-name="T12">ad-<text:line-break/></text:span><text:span text:style-name="T12">stringens post cibum sumpserint, quam si eo prorsus </text:span><text:span text:style-name="T12">ca-<text:line-break/></text:span><text:span text:style-name="T12">ruerint, propterea quod os ventris jam roboratum </text:span><text:span text:style-name="T12">et tru-<text:line-break/></text:span><text:span text:style-name="T12">dit deorfum, quae in summo natant, et cum his una </text:span><text:span text:style-name="T12">quae<text:line-break/></text:span><text:span text:style-name="T12">lu toto superiore sunt ventre; ac ciborum quoque </text:span><text:span text:style-name="T12">copiam<text:line-break/></text:span><text:span text:style-name="T12">intestina quoque excipientia servant, ipsa quoque </text:span><text:span text:style-name="T12">iinpel-<text:line-break/></text:span><text:span text:style-name="T12">leutia, quae a superioribus acceperunt. </text:span><text:span text:style-name="T12">Videtur enim<text:line-break/></text:span><text:span text:style-name="T12">ipsa tum impellendi tum expellendi vis, etiamsi </text:span><text:span text:style-name="T12">a sede<text:line-break/></text:span><text:span text:style-name="T12">ipsa aliquid fmsum impulerit, ipsum motum </text:span><text:span text:style-name="T12">longissime<text:line-break/></text:span><text:span text:style-name="T12">tueri, quamvis praeter naturam sit ejusmodi in </text:span><text:span text:style-name="T12">animalis<text:line-break/></text:span><text:span text:style-name="T12">corpore transitus. Caeterum ita se habere, quod dico, </text:span><text:span text:style-name="T12">in-</text:span></text:p>
      <text:p text:style-name="P30"><text:span text:style-name="T12">telligere </text:span><text:span text:style-name="T12">licet unicuique, si; qnod saepe nobis accidit, in<text:line-break/></text:span><text:span text:style-name="T12">memoriam revocet. </text:span><text:span text:style-name="T12">Nam mordax interim humor in lo-<text:line-break/></text:span><text:span text:style-name="T12">cum </text:span><text:span text:style-name="T12">aliquem sedi vicinum receptus ad expulsionem sui<text:line-break/></text:span><text:span text:style-name="T12">nos irritat</text:span><text:span text:style-name="T12">: quem tamen cohibere propter civilia negotia<text:line-break/></text:span><text:span text:style-name="T12">coacti, </text:span><text:span text:style-name="T12">nec ab his expediti eum expellimus, et saeta<text:line-break/></text:span><text:span text:style-name="T12">conversione </text:span><text:span text:style-name="T12">ejus, caput lude dolore . saepenurnero senti-<text:line-break/></text:span><text:span text:style-name="T12">rnus. </text:span><text:span text:style-name="T12">Merito igitur, tametsi lubricantes cibi fluctuent in<text:line-break/></text:span><text:span text:style-name="T12">stomacho; </text:span><text:span text:style-name="T12">ausiera sumpta, ubi superioribus ventris par-<text:line-break/></text:span><text:span text:style-name="T12">tibus </text:span><text:span text:style-name="T12">robur addiderint, principium deorsum ferendi iis,<text:line-break/></text:span><text:span text:style-name="T12">quae </text:span><text:span text:style-name="T12">in eo continentur, suppeditant. Id ferendi princi-<text:line-break/></text:span><text:span text:style-name="T12">pium </text:span><text:span text:style-name="T12">intestina tum excipere, tum ad imum usque exitum<text:line-break/></text:span><text:span text:style-name="T12">servare </text:span><text:span text:style-name="T12">solent.</text:span></text:p>
      <text:h text:style-name="Heading_20_2" text:outline-level="2">Cap. XI.</text:h>
      <text:p text:style-name="P65"><text:span text:style-name="T12">Atque quum satis de his hactenus sit di-<text:line-break/></text:span><text:span text:style-name="T12">ctum, </text:span><text:span text:style-name="T12">ad aliam inaequalem constitutionem transire par est,<text:line-break/></text:span><text:span text:style-name="T12">quae </text:span><text:span text:style-name="T12">nulli dictaram in malitia cedit, utique in qua re-<text:line-break/></text:span><text:span text:style-name="T12">nes </text:span><text:span text:style-name="T12">calculum gignunt, aut tophos, aut quomodocnnque<text:line-break/></text:span><text:span text:style-name="T12">aliter </text:span><text:span text:style-name="T12">vocare volueris ; totus vero corporis habitus grari-<text:line-break/></text:span><text:span text:style-name="T12">lis est. </text:span><text:span text:style-name="T12">Hi namque medicamenta et victum, quae extenua-</text:span></text:p>
      <text:p text:style-name="P16"><text:span text:style-name="T12">re possint, requirunt At </text:span><text:span text:style-name="T12">ea gracili </text:span><text:span text:style-name="T12">corpori sunt inimi-<text:line-break/>cissima, adeo ut quidam, qui propter renum vitium usus<text:line-break/>his fuerat, nbi digitus deterius moveri fentireque perce-<text:line-break/>pit, et, ut ipse loquutus est, veluti cavum quiddam fa-<text:line-break/>nantes, communicaverit rem medicis primum lu Campa-<text:line-break/>nia, ubi ipse agebat Hi, tanquarn eo affectu laboraret, qui<text:line-break/>paralysin mineretur, medicamentis, quae ex euphorbio et<text:line-break/>lynrnesi, quam etiam adarcen vel adarcum vocant, uteban-<text:line-break/>tur. Ut autem affectus ei lu deterius cessit, et fympto-<text:line-break/></text:span><text:span text:style-name="T12">mata </text:span><text:span text:style-name="T12">cum vehementi dolore ad superiores partes scmper<text:line-break/>nscenderunt, mihi, qui </text:span><text:span text:style-name="T12">id </text:span><text:span text:style-name="T12">temporis in Campania forte<text:line-break/>eram, rein indicavit opemque rogaviti Ego vero eum<text:line-break/>ex iis medicamentis, quae memoravit, siccatum in hunc ef-<text:line-break/>fectum venisse intellexi; quaercntique; qua maxime victus<text:line-break/>ratione siccitati suae nitra' renum noxam mederi quis pof-<text:line-break/>sct, ptisanae cremorem excogitavi, et pisces tum faxa—<text:line-break/>tiles, tum qui lu alto-mari degunt, aliosque, in quibus<text:line-break/>nihil esset glutinosum. Simili modo et ex volatilibus</text:span></text:p>
      <text:p text:style-name="P16"><text:span text:style-name="T12">quaecunque similem carnem habent. Porro multae ex<text:line-break/>montanis vocatis volucribus tali funt temperamento; quas<text:line-break/>namque in urbibus conclusas caupones humido ac copio-<text:line-break/>so nutrimento impinguant, adversissimae his suut. Opti-<text:line-break/>ma, vero iis, qui ita sunt affecti, caro est, ut ex axibus<text:line-break/>perdicum; proxima attagenarum, et,sturnorum, merula-<text:line-break/>rum et turdorum. </text:span><text:span text:style-name="T12">Quod </text:span><text:span text:style-name="T12">si montanarum avium copia non<text:line-break/>est, de iis, quae lu </text:span><text:span text:style-name="T12">agro </text:span><text:span text:style-name="T12">victitant, et gregalibus columbis,<text:line-break/>qui lu turribus nidificant, sumere licebit; itemque passer-<text:line-break/>culos, qui similiter in. turribus nidificant, quos pyrgitas vo-<text:line-break/>cant; sunto autem in editis </text:span><text:span text:style-name="T12">locis </text:span><text:span text:style-name="T12">ejusmodi turres. Ita nam- '<text:line-break/>que et gallis, </text:span><text:span text:style-name="T22">et gallinis, qui</text:span><text:span text:style-name="T12"> lu villis aluntur, uti licet.<text:line-break/>Lac vero sic affectis reliquorum quidem animalium est<text:line-break/>prohibendum, unum vero asininum concedendum, propter-<text:line-break/>ea quod caeteris omnibus est tenuius. Ac ut uno verbo<text:line-break/>dicam, mediam, esse convenit inter extenuantem'impin-<text:line-break/>guantemque victus eorum rationem. Particularem vero</text:span></text:p>
      <text:p text:style-name="P16"><text:span text:style-name="T12">quae his conveniat materiam tum in iis libris scripsimus,<text:line-break/>qui sunt de alimentorum facultatibus, tum in eo, in quo<text:line-break/>de euchymia et cacochymia praecepimus. Itaque super-<text:line-break/>vacuum est . hoc loco pluribus morari, quum id tantum<text:line-break/>dixisse 'sit fatis, de toto horum corpore nutriendo curam<text:line-break/>habendam per eam quam fnpra comprehendi victus ra-<text:line-break/>tionem, ubi de eo ferrnonem feci, qni quidvis potius suf-<text:line-break/>ferre voluit, quam pice illini. At si obefus sit, quem cal-<text:line-break/>culus infestat, audacter huic tenuem nictum injungito.<text:line-break/>Eadem vero eiiflima et de'iis, qui arti culorum vitiis la-<text:line-break/>borant. Quippe ipsi quoque, medicamentis arthriticis po-<text:line-break/>dagricisque ebibitis, si carnosi et crassi et plugues sunt,<text:line-break/>nullum fentiuut incommodum; sin graciles, non modo<text:line-break/>totum corpus, fed etiam pedes ipsus, interdum vero et<text:line-break/>manus, si hae quoque prius male habebant, in gravissi-<text:line-break/>mum fletum siccando perducunt. Scire tamen licet, poda-<text:line-break/>gricas has antidotos multum a nephriticis distare, non ih<text:line-break/>eo modo, quod crassos glutinosusque succos attenuent, </text:span><text:span text:style-name="T22">ve-</text:span></text:p>
      <text:p text:style-name="P16"><text:span text:style-name="T12">rum etiam quod calefaciant et siccent; nam calculosis,<text:line-break/>quae 'in. principio yalde calefaciant, dare nullo modo<text:line-break/>convenit. Quoniam vero dictum abunde </text:span><text:span text:style-name="T22">de</text:span><text:span text:style-name="T12"> talibus' omni-<text:line-break/>bns est an opere </text:span><text:span text:style-name="T12">de </text:span><text:span text:style-name="T12">medendi ratione, aa in libris de rne-<text:line-break/>dicarnentis, (qni et ipsi, duplices funt; qui priores ordine<text:line-break/>sunt, de medicamentis simplicibus;</text:span><text:span text:style-name="T12">.. </text:span><text:span text:style-name="T12">qni posteriores, de<text:line-break/>compositis;) prosecto nec omnino nihil, neo prolixius me-<text:line-break/>nnnisse de llis conveniebat, propterea quod ejusmodi<text:line-break/>corpora luter ea, quae exactam fanitatem habent et quae<text:line-break/>jam aegrotant, medium statum obtinent.; siquidem ea pars<text:line-break/>artis, quae propbylactice dicitur, affectis ad hunc modum<text:line-break/>corporibus consulit. Nemini ex iis, qui’ corporis habitum<text:line-break/>inculpatum habent, aut medicamenta bibenda, aut atte-<text:line-break/>nuante victu utendum censemus. . Sed qui pro naturali<text:line-break/>imbecillitate aut- corporis tutius aut' partium quarundam<text:line-break/>et levi causa laeduntur, lrcs ad dictam prophylactices ,<text:line-break/>partis victum traducendos censemus, atque a Inspecto<text:line-break/>submovendos, quem tamen nemini esse noxium videmus</text:span></text:p>
      <text:p text:style-name="P31"><text:span text:style-name="T12">eprnm, qui naturali 'corporis bono sunt habitu, et modice<text:line-break/>laborare non gravantur.</text:span></text:p>
      <text:h text:style-name="Heading_20_2" text:outline-level="2">Cap. X<text:span text:style-name="T2">II</text:span>.</text:h>
      <text:p text:style-name="P66"><text:span text:style-name="T12">Verum qui lex lori causa male afficiuntur,<text:line-break/>ut magnis morbis’alfldue vexentur, veluti comitiali ver-<text:line-break/>tigine,. capitis-doloribus, item aliis, in quibus caput’ihh-<text:line-break/>jectis partibus symptomatum occasio “est, quarum funt<text:line-break/>dentes, gingivae, columella, uno'verbo omnes quae in<text:line-break/>ore et faucibus suutparles, </text:span><text:span text:style-name="T28">J</text:span><text:span text:style-name="T12">'ad haec 'aures, </text:span><text:span text:style-name="T12">et </text:span><text:span text:style-name="T12">oculi, et<text:line-break/>stomachus, et venter, et spirandi partes, nempe larynx,<text:line-break/>et aspera, arteria, et pulmo, et thorax, his victus ‘com-<text:line-break/>munrs scopus est, caput ipsum ante omnia et quam accu-<text:line-break/>ratissime minus opportunum ad vitia reddere, mox etiam<text:line-break/>affectis partibus prospicere, 'modo tamen non ignoretur,<text:line-break/>hoc ipsum quoque alia distinctione egere, utique hac,<text:line-break/>non omnes quae laesae sunti' </text:span><text:span text:style-name="T22">partes</text:span><text:span text:style-name="T12"> esse roborandas.<text:line-break/>Optima vero distinctio esi, quae ex usu earum petitur;<text:line-break/>quippe oculorum et aurium permagnus est usus, ac id-</text:span></text:p>
      <text:p text:style-name="P16"><text:span text:style-name="T12">circo decumbentibus iu has . a capite 'excrementis; quae<text:line-break/>ab Hippoerate derivatio dicitur, molienda est, ac ad na-<text:line-break/>sum potissimum trahenda, quae in has partes feruntur;<text:line-break/>sin ad nasum uon sequuntur, in os ipsum, utique per<text:line-break/>ea, quae pituitam eliciunt, sicuti ad nasum tuin per </text:span><text:span text:style-name="T22">ea,<text:line-break/></text:span><text:span text:style-name="T12">quae per sternutamenta movent, tum quae ejus obstructio-<text:line-break/>nes aperiunt Qculis vero ipsis robur </text:span><text:span text:style-name="T22">adjicies,</text:span><text:span text:style-name="T12"> si sicco<text:line-break/>collyrio, quod ex Phrygio lapide componitur, utare, ac<text:line-break/>sic palpebris specillo inducas, ne oculi membranam intus<text:line-break/>contingas: ita namque mulieres.quotidie faciunt, quum<text:line-break/>stibio oculis gratiam conciliant. Ad aurium vero robur<text:line-break/>fuffirit vel glaucium solum super cote tritum cum aceto,<text:line-break/>mox tepidum per specillum blande infusum, aut etiam<text:line-break/>per instrumentum illud, quod publice in usu est, et di-<text:line-break/>ctos clysteres auriculares; ubi vero satis firmatae sunt, ita<text:line-break/>ut nihil in has confluat, assidue instillandum optimi nar--<text:line-break/>dini unguenti aliquid: id olim dnntaxat Laodiceae in Asia<text:line-break/>praestautissimum fiebat, nunc vero et in aliis fit urbibus.</text:span></text:p>
      <text:p text:style-name="P34"><text:span text:style-name="T12">Robur autem auribus vel magis afferet, iisdemque pro-<text:line-break/>finiet, collyrium, quod diaglaucium propterea, </text:span><text:span text:style-name="T12">quod </text:span><text:span text:style-name="T12">glau-<text:line-break/>eium recipit, vocant; 'praeterea diarhodon, </text:span><text:span text:style-name="T12">et crocodes,<text:line-break/></text:span><text:span text:style-name="T12">et.,nardinum, et quod ex</text:span><text:span text:style-name="T28">:</text:span><text:span text:style-name="T12">vluo dicitur</text:span><text:span text:style-name="T12">;-</text:span><text:span text:style-name="T12">praeterea ex un-<text:line-break/>guentis ea, quae Romae opulentis mulieribus conficiuntur,<text:line-break/>quae, fuliata et spicata vocanti Quod .si larga fluxio et<text:line-break/>sanies /assidue 'in. aures, a, capite feratur, et exulceratio<text:line-break/>jam. facta sit, sane, exulcerationi Andronis medicamento,<text:line-break/>et similibus medeberis; , luter autem id agendum avertere<text:line-break/></text:span><text:span text:style-name="T22">materiant</text:span><text:span text:style-name="T12"> ad •nasum. et os debebis, quo facto jam compre-<text:line-break/>hensis uteris.</text:span></text:p>
      <text:h text:style-name="Heading_20_2" text:outline-level="2">Cap. X<text:span text:style-name="T2">III</text:span>.</text:h>
      <text:p text:style-name="P67"><text:span text:style-name="T12">Quemadmodum autem ex iis, quae a ca-<text:line-break/>pite ; defluunt, nonnunquam laeduntur" aliqua eorum, quae<text:line-break/>illi subjecta sunt, sic ex jecinore et renibus vel liene<text:line-break/>in alias partes, quae ipsis funt imbecilliores, morbi in-,<text:line-break/>cidunt. Siquidem demonstratum in iis commentariis est,<text:line-break/>qui funt de naturalibus facultatibus inscripti, singulas par-<text:line-break/>tee trahendi facultatem habere proprii sibi ac convenien-</text:span></text:p>
      <text:p text:style-name="P16"><text:span text:style-name="T12">tis succi, quem aIterantes assimilantesque eo utuntur </text:span><text:span text:style-name="T22">ad<text:line-break/></text:span><text:span text:style-name="T12">nutrimentum; rursus aliam facultatem habere, qua, quod<text:line-break/>supervacuum est, expellere </text:span><text:span text:style-name="T12">in </text:span><text:span text:style-name="T12">ricinum desiderent Ac si<text:line-break/>quidem ipsa quae assecla pars est corporis habitum fir-<text:line-break/>mum habeat, quod sibi obtruditur, utique non admittit,<text:line-break/>sacitque, ut lu ipsa solum, quae primum assecla pars est,<text:line-break/>dolor , usque fubfistat. Sin imbecillior sit, quam illa, unde<text:line-break/>excrementum mittitur, admittit illa quidem, caeterum<text:line-break/>ipsa quoque ad imbecilliorem quampiam a se rurfus trans-<text:line-break/>mittit, atque haec, rursus ad alium, donec in eam pro-<text:line-break/>cumbat, qua imbecillior nulla sit reliqua. Atque ad hunc<text:line-break/>quidem modum, quorum nulla victus sui cura est, alius<text:line-break/>alia parte assidue vexatur. </text:span><text:span text:style-name="T37">x</text:span><text:span text:style-name="T12"> Qui nihil colligunt superva-<text:line-break/>cui, lis manent imbecillae partes scmper in tuto. Cu-<text:line-break/>jus rei evidentissimurn argumentum, est, quod aliqui sex<text:line-break/>mensibus pluribusve insumis partibus laborant; si enim<text:line-break/>sola imbecillitas in ipsa id efficeret, perpetuo laboraret<text:line-break/>infirma pars, ceu cui aegrotationis ecula nunquam abesset.</text:span></text:p>
      <text:p text:style-name="P16"><text:span text:style-name="T12">Nunc quoniam perpetuo non laborat, manifestum est, aliud<text:line-break/>quippiam intervenere, quod ejus affectus gignendi sit occa-<text:line-break/>sio. Quod certe aliud non est, quam quod vel quantitate,<text:line-break/>vel qualitate redundati Atque hoc ipsum, quod redundat,<text:line-break/>aut per totum colligitur corpus, vocantque ejusmodi<text:line-break/>affectum plethorarn, aut in parte aliqua principe, sed<text:line-break/>quae alioqui natura sit imbecillior. Id vero aut in ipsa<text:line-break/>manens, aut se lu imbecilliorem quampiam natura reci-<text:line-break/>piens noxam ingerit lliud ergo ante omnia confideran-'<text:line-break/>duin definiendumque est, an a se ipsa perpetuo pars la-<text:line-break/>boret, an propter aliam, prius ipsa affectam. Atque ex-<text:line-break/>trinsecus quidem nonnunquam imbecillae parti noxa in-<text:line-break/>cidit ex eo, quod refrigerata, aut contusa, aut vulnerata,<text:line-break/>aut lasseta 'est; plurimum tamen ex victus ratione., quae<text:line-break/>redundantiam vitiosumve succum contrahit Attendere<text:line-break/>itaque magnitudini naturalis infirmitatis membri conve-<text:line-break/>niet, hac 'prius distinctione usum; ac tenuiorem quidem<text:line-break/>bomlui victum quam prius exhibere; tum idoneam exer-</text:span></text:p>
      <text:p text:style-name="P17"><text:span text:style-name="T12">citationem injungere, cavere vero, ne quid ab externis<text:line-break/>causis noxae lucidat. Postea, si ab his nec ipse gracilis<text:line-break/>fiat, nec imbecilla'ejus pars affligatur, insistendum eidem<text:line-break/>victus rationi esu Sin autem aut omnibus partibus fiat<text:line-break/>gracilis, aut aliquo afficiatur, quod constitutionis sit vi-<text:line-break/>tiosae, mutare talem victus rationem debebis, utique, si<text:line-break/>alliniatur, duorum alterum faciens, aut nictum hominis </text:span><text:span text:style-name="T12">in<text:line-break/></text:span><text:span text:style-name="T12">tenuiorem mutans, , aut certo anui tempore purgatione<text:line-break/>utens. Ac aliis quidem una quotannis purgatio vere in-<text:line-break/>cipiente satisfacit,, aliis altera quoque post hanc autumno<text:line-break/></text:span><text:span text:style-name="T12">est </text:span><text:span text:style-name="T12">opus. Ac si sanguinis quidem abundantiam corpus<text:line-break/>congessit, mittendus is est; sin vitiosum succum, vacuan-<text:line-break/></text:span><text:span text:style-name="T12">dus </text:span><text:span text:style-name="T12">hic medicamento est, quod superantem humorem pur-<text:line-break/></text:span><text:span text:style-name="T12">geti . </text:span><text:span text:style-name="T12">Quod si ex tenui victu pars afflicta levetur, sed<text:line-break/>corpus emacietur, pisatione utendum, sicut antea est com-<text:line-break/>prehensmn, ad extenuati habitus refectionem,</text:span></text:p>
      <text:h text:style-name="Heading_20_2" text:outline-level="2">Cap. XIV.</text:h>
      <text:p text:style-name="P65"><text:span text:style-name="T12">Sane pessimus corporis </text:span><text:span text:style-name="T22">statas</text:span><text:span text:style-name="T12"> est et<text:line-break/></text:span><text:span text:style-name="T12">ille. </text:span><text:span text:style-name="T12">Suut- enim qui genitale femen, copiosum- ca-</text:span></text:p>
      <text:p text:style-name="P17"><text:span text:style-name="T12">Iidumque gignunt, /quost eos ad expulsionem sui proritat,<text:line-break/>post quam </text:span><text:span text:style-name="T12">et </text:span><text:span text:style-name="T12">ventris </text:span><text:span text:style-name="T12">os </text:span><text:span text:style-name="T12">illis resolvitur, quad et stoma-<text:line-break/>clrus non a medicis modo, scd etiam aliis hominibus </text:span><text:span text:style-name="T22">vos<text:line-break/></text:span><text:span text:style-name="T12">eatur, quemadmodum a veteribus,cor dicebatur, et qui sic<text:line-break/>affecti sunt, ipsi toto corpore non solum dissolvuntur im-<text:line-break/>becillique fiunt, fed etiam sicci, graciles, pallidi, cavis:?<text:line-break/>que oculis cernuntur- Quod si propterea, quod ex coitu<text:line-break/>sip vexantur, abstineant </text:span><text:span text:style-name="T22">a</text:span><text:span text:style-name="T12"> venereo coneubitu, </text:span><text:span text:style-name="T12">non </text:span><text:span text:style-name="T12">modc<text:line-break/>cupitis molestiam, scd etiam stomachi offensionem fasti-?<text:line-break/>diaque fentiunt. Sed nec ex ccnlinentia magnopere jti-<text:line-break/>vanturyaccidunt enim ipsis ab insomniis venereorum non<text:line-break/>minora incommoda iis, quae a concubitu senserunt. Hor<text:line-break/>rum qirum quidam mordax praecalidumque semen inter<text:line-break/>emittendum sentire non solum se, sed etiam muliere?, cuin<text:line-break/></text:span><text:span text:style-name="T12">• </text:span><text:span text:style-name="T12">quibus rem habepet, referret, suasi lioinini, ut abstineret<text:line-break/></text:span><text:span text:style-name="T12">a </text:span><text:span text:style-name="T12">cibis, qui semen genitale augerent, sumeret etiam non<text:line-break/>cibos malo, verum etiani rnedjcamenla, quae id extin-<text:line-break/>gperent; quorum tradita nobis materis est in iis libris.</text:span></text:p>
      <text:p text:style-name="P17"><text:span text:style-name="T12">quos de alimentis, itemque quos de simplicibus medica-<text:line-break/>meutis conscripsimus; tum veto exercitationibus uteretur,<text:line-break/>quae supernas partes potius exercerent, cujusmodi est, quae<text:line-break/>parva pila, </text:span><text:span text:style-name="T12">et </text:span><text:span text:style-name="T12">quae magna pila fit, et quae per halteres,<text:line-break/></text:span><text:span text:style-name="T19">a </text:span><text:span text:style-name="T12">balneo vero luinbcs totos ungeret unctione quapiam fri-<text:line-break/>gida. Talia sunt et crudum oleum, et omphacinum, et<text:line-break/>rosaceum, et melinum, utique quod ex ejusmodi &gt;fit oleo.<text:line-break/>Ipse vero crassioris substantiae unctiones nonnullis com-<text:line-break/>pono, ne facile a corpore defluant. Est autem compositio<text:line-break/>earum ex cera et aliquo. eotum, quae refrigerent. Pri-<text:line-break/>mum autem ubi quod </text:span><text:span text:style-name="T22">a</text:span><text:span text:style-name="T12"> medicis ceratum dicitur feceris,<text:line-break/>delu in mortario manibus affatim subegeris, infundes re-<text:line-break/>frigerantem succum, quem etiam quam inarime cum ce-<text:line-break/>ra sic permiscebis, ut uniuntur Succorum vero id ge-<text:line-break/>nus descriptum materiam habes in simplicium nredicamen-<text:line-break/>torum libris. Quorum obvii maxime facillimeque para-<text:line-break/>biles sunt et sempervivi, et solani, et umbilici veneris,<text:line-break/>et psyllii, et polygoni, et tribuli, et portulacae; haec</text:span></text:p>
      <text:p text:style-name="P17"><text:span text:style-name="T12">vero succum non remittit, nisi, dum in mortario tunditur,<text:line-break/>affusum sit humoris quippiam, qni tenuis aquosaeque, non<text:line-break/>lentae et crassae substantiae </text:span><text:span text:style-name="T12">fit, </text:span><text:span text:style-name="T12">qualis uvae immaturae<text:line-break/>est et rosarum. Verum hi aestate, reliquorum non pau-<text:line-break/>ci etiam aliis temporibus habentur, veluti lactucae, qui<text:line-break/>ipse quoque ex refrigerantibus est. Quin etiam Ii lini se-<text:line-break/>men in aqua coquas, refrigerantem cremorem efficit<text:line-break/>Porro gymnastarum quempiam vidimus ex iis, qui athletis<text:line-break/>praefuerant, qui athletae cuiusdam renibus plumbi lami-<text:line-break/>nam superposiuit, quo nocturnis veneris imaginibus care-<text:line-break/>ret. Idque quum e plebe cuidam, qui sic esset affectus,<text:line-break/>indicarem,! adjutus gratias egit. Alter vero, cui carnis<text:line-break/>aatara imbecillior erat, non tulit plumbi duritiem; huic<text:line-break/>ergo Iuasi earum quas supra dixi herbarum aliquas sulr-<text:line-break/>stemere, ac cum ipsis molles amerinae frondes et rutae,<text:line-break/>senfitque illico ex his fructum; itaque usus deinceps assi-<text:line-break/>due est. Quin, ubi amerinae femine assidue vestri suasi.</text:span></text:p>
      <text:p text:style-name="P16"><text:span text:style-name="T12">etiam ob. id gratias egit, sicuti etiam pro ruta. Ac ta-<text:line-break/>Iium quidem materia tum lu opere de simplicibus me-<text:line-break/>dicamentis, tum in libris de alimentorum facultatibus<text:line-break/>tradita est. Nunc illud visum est sermoni necessario ad-<text:line-break/>jiciendum, cavendas esse unctiones frigidas, quaecunque<text:line-break/>ex papavere rnandragorave fiunt. Neque enim horum<text:line-break/>quippiam admovendum, neque, quum in summo vigore<text:line-break/>consistunt herbae, quemadmodum praedictis, ita etiam<text:line-break/>istis substratis est utendum, vehementes enim refrigeratio-<text:line-break/>nes, quae fiunt ab iis, quae lumborum regionibus impo-<text:line-break/>nuntur, renes ipsos laedunt. Quin rosas experiri cuidam<text:line-break/>suasi, sensitque ex his substratis levamen citra ullam re-<text:line-break/>num noram. Sed et aliud excogitavi iis, qui ita sunt as-,<text:line-break/>secti, non insalubre, veluti' ex ipfo usu comperi. Quippe<text:line-break/>experientia normae .vice scmper habenda eorum est, quae •<text:line-break/>excogitaveris, nec scribendum pro utili quicquam est,<text:line-break/>quod non sic expertus, nisi tamen hoc ipsum tesseris non<text:line-break/>esse tibi adhuc expertum. Quid ergo est, quod a me lex-</text:span></text:p>
      <text:p text:style-name="P16"><text:span text:style-name="T12">cogitatum magnae </text:span><text:span text:style-name="T12">esse </text:span><text:span text:style-name="T12">utilitatis </text:span><text:span text:style-name="T12">sum </text:span><text:span text:style-name="T12">praefatus? Dioaini<text:line-break/>Observare dixi oportere eos, qui hoc corporis vitio urgen-<text:line-break/>tur, quando maxime genitalis feminis abundantiam, quod<text:line-break/>excerni postulet, collegerint, ac </text:span><text:span text:style-name="T12">die </text:span><text:span text:style-name="T12">quopiam, post-<text:line-break/>quam boni succi cibis lu coena se modice impleverint, ad<text:line-break/>somnum conversos concumbere; postero die, quum satis<text:line-break/>dormierint ac surrexerint, linteo fricari, quoad rubor per<text:line-break/>cutim appareat; mox aliqua ex oleo frictione modice uti;<text:line-break/>tum exiguo interposito tempore panis aliquid bene fer.,<text:line-break/>mentati et in clibano cocti ac puri ex vino mixto gu-<text:line-break/>stare, atque, ita ad opus consuetum redire; medio tamen<text:line-break/>tempore frictionis ex oleo et exhibitionis ipsius panis, si<text:line-break/>quis locus lu vicino sit, in eo ambulare, excepto si hy-<text:line-break/>bernurn frigus sit, tum enim lutus manere satius duco.<text:line-break/>Non dissimilem roborandi' per cibum stomachi rationem<text:line-break/>et grammatico cuidam, qui epileptica convulsione assidue<text:line-break/>corripiebatur, suasi, ac usirisice contulit Maxime vero iu<text:line-break/>fiduciam veni hominis juvandi, ubi ab ipso didici, tum</text:span></text:p>
      <text:p text:style-name="P16"><text:span text:style-name="T12">convulsiones incidere, quum diutius a cibo abstinuisset,<text:line-break/>magisque, si dolor interdum irave intervenisset. Quin<text:line-break/>etiam habitum corporis ejus contuebar gracilem; scisci-<text:line-break/>tantique de hac ipsa re stomachum assidue hile urgeri<text:line-break/></text:span><text:span text:style-name="T12">est </text:span><text:span text:style-name="T12">fassus. Omnibus vero, qui haec legent, communiter<text:line-break/>illud suasum velim, praesertim qui, tametsi’medicinae artis<text:line-break/></text:span><text:span text:style-name="T12">sunt </text:span><text:span text:style-name="T12">ignari, cogitationem tamen habent exercitatam, ne,<text:line-break/></text:span><text:span text:style-name="T12">veluti </text:span><text:span text:style-name="T12">vulgus, ita ipsi quoque pecorum ritu rictus ratione<text:line-break/></text:span><text:span text:style-name="T12">utantur, </text:span><text:span text:style-name="T12">quin potius usu explorent, quinam ipsis cibus po-<text:line-break/></text:span><text:span text:style-name="T12">tusve </text:span><text:span text:style-name="T12">sit noxius, qui praeterea quantique motus. Pari<text:line-break/></text:span><text:span text:style-name="T12">modo </text:span><text:span text:style-name="T12">et de venere observent, num noxia sibi innoxiave<text:line-break/></text:span><text:span text:style-name="T12">sit; </text:span><text:span text:style-name="T12">tum ex quanto intervallo utentibus noxia innoxiave<text:line-break/></text:span><text:span text:style-name="T12">sit. </text:span><text:span text:style-name="T12">Nam, sicut retuli, nonnulli immodice laeduntur; alii-<text:line-break/></text:span><text:span text:style-name="T12">citra </text:span><text:span text:style-name="T12">noxam usu ejus ad senium usque sufficiunt. Verum<text:line-break/>haec ambo genera rura, nempe eorum, qui magnopere lae-<text:line-break/></text:span><text:span text:style-name="T12">duntur, </text:span><text:span text:style-name="T22">et</text:span><text:span text:style-name="T12"> qui nullum sentiunt incommodum. Totum vero,<text:line-break/></text:span><text:span text:style-name="T12">quod </text:span><text:span text:style-name="T12">in medio est, id cum majoris mluorisque discrimine<text:line-break/></text:span><text:span text:style-name="T12">ad </text:span><text:span text:style-name="T12">magnum hominum numerum Ie extendit; quorum qui'</text:span></text:p>
      <text:p text:style-name="P16"><text:span text:style-name="T12">non rudes sunt,, (non enim quorumlibet, est haec nosse,)<text:line-break/>lis suadeo, observent, ex quibus laedi se juvarive sentiant;<text:line-break/>ita enim fiet, ut in paucissimis medicorum opera indigeam,<text:line-break/>quousque lu sanitate fuerint.</text:span></text:p>
      <text:h text:style-name="Heading_20_2" text:outline-level="2">Cap. XV.</text:h>
      <text:p text:style-name="P65"><text:span text:style-name="T12">His jam scriptis, amicorum quidam, quum<text:line-break/>torum hoc opus' relegisset, unum omnino restare dicebat,<text:line-break/>quod, superius a me relictum post erat dicendum, nempe<text:line-break/>melicam en tum, quod ex malorum cotoneorum succo con-<text:line-break/>ficitur, quod tum ad appetentiam excitandam iis, quibus<text:line-break/>ea languet, est utile, tum ad concoctionem iis, qui parum<text:line-break/>feliciter cibos concoquunt; et in summa ventri robur con-<text:line-break/>ciliat. Laudato igitur homine, quod admonuerit, apposui<text:line-break/>et compositionem ipsius, quae ad. hunc modum se habet.<text:line-break/>Accipies succi malorum cotoneorum, quae dulciora majora-<text:line-break/>que sunt ac minus, acerba, quaeennque nostiates in Asia<text:line-break/>Graeci stiutbia vocant, sextarios Romanos duos, quibus'<text:line-break/>mellis optimi tantundem miscebis , acori sextarium unum<text:line-break/>et semissem; haec quum super prunas, modice coxeris et</text:span></text:p>
      <text:p text:style-name="P16"><text:span text:style-name="T12">spumam detraxeris, immittes zingiberis uncias, tres, pipe-<text:line-break/>ris albi duas; dein rursus in simili igne recoques; donec<text:line-break/>mellis crassitudo existat, qua utique . crassitudine stoma-<text:line-break/>chica medicamenta praeparari solent. Hoc vero medica-<text:line-break/>mentum etiam iis, quibus invalidum jecur est, salutare in<text:line-break/>primis est. Illud vero latere non debet, jejunis id maxi-<text:line-break/>me dandum esse, mediocris mystri modo; quanquam nec<text:line-break/>si a cibo fit sumptum, quicquam laedit. Commode quo-<text:line-break/>que dabitur etiam si prius pransus quispiam ante coenam<text:line-break/>id sumpserit. Maxime tamen tempestive id duabus aut<text:line-break/>tribus horis ante cibum obtuleris. Quod si adstriiigere<text:line-break/>magis voles, etiam ex cotoneorum succo conficias. Cae-<text:line-break/>terum si cui venter intemperie caloris laborat, aut etiam<text:line-break/>bile quovis modo abundat, huic auferri et piper et </text:span><text:span text:style-name="T22">zin-<text:line-break/>giber</text:span><text:span text:style-name="T12"> debebit; ac succus malorum cum aceto et rnelle<text:line-break/>tantum ad praescriptam crassitudinem coctus dari. Qui<text:line-break/>vero medio temperamento ventres habent ita, ut nec bi-<text:line-break/>liosum excrementum, nec pituitosum congerant, iis pipe-</text:span></text:p>
      <text:p text:style-name="P16"><text:span text:style-name="T12">ris et zingiberis dimidium ejus qui praedictus est modi<text:line-break/>fat erit, ita nimirum, ut sit piperis uncia una, et ringi-<text:line-break/>beris una et femis. At quibus frigiditas temperiem vitiat,<text:line-break/>lis quatuor zingiberis, piperis tres aut duas et femis un-<text:line-break/>cias injicies. Licebit autem, quum ad </text:span><text:span text:style-name="T12">medium </text:span><text:span text:style-name="T12">modum<text:line-break/>praeparaveris, in </text:span><text:span text:style-name="T12">ipso </text:span><text:span text:style-name="T12">usu piper addere. Atque </text:span><text:span text:style-name="T12">ad </text:span><text:span text:style-name="T12">hunc<text:line-break/>modum iis, quibus in diversis </text:span><text:span text:style-name="T12">membris </text:span><text:span text:style-name="T12">pugnantia tempera-<text:line-break/>menta sunt, consulendum censemus- Quibus </text:span><text:span text:style-name="T12">vero </text:span><text:span text:style-name="T12">in una<text:line-break/>qualibet similari instriunentalive parte imparitas tempera-<text:line-break/>menti visitur, de bis alio opere agetur.</text:span></text:p>
      <text:h text:style-name="P2" text:outline-level="1"><text:bookmark-start text:name="bookmark13"/>GALENI DE ALIMENTORUM FACVLTA-<text:line-break/>TIBUS LIBER PRIMUS<text:bookmark-end text:name="bookmark13"/>.</text:h>
      <text:h text:style-name="Heading_20_2" text:outline-level="2">Cap. I.</text:h>
      <text:p text:style-name="P65"><text:span text:style-name="T12">De iis quae alimentis insunt facultatibus<text:line-break/>non pauci praestantissimorum medicorum scripserunt, mul-<text:line-break/>tanrque huic speculationi operam naverunt, quod omnium,<text:line-break/>quae sunt in medicina, ea propemodum sit utilissima; nam<text:line-break/>aliis praesidiis non omni tempore utimur, sine alimento<text:line-break/>autem ne vivere quidem neque sani neque aegri degentes<text:line-break/>possumus. Merito igitur praestantissimorum medicorum<text:line-break/>plurimi facultates, quae ei insunt, accurate observare stu-<text:line-break/>duerunt: alii quidem sola experientia nobis illas innote-</text:span></text:p>
      <text:p text:style-name="P16"><text:span text:style-name="T12">scere affirmarunt; alii vero rationibus quoque uti volunt;<text:line-break/>alii denique et plurimum ipsi tribuerunt. Quod si, ut<text:line-break/>in geometria et arithmetica, qui de alimentis scripserunt,<text:line-break/>idem omnino consensissent, nullam nunc oporteret nos<text:line-break/>denuo de iisdem </text:span><text:span text:style-name="T12">'post </text:span><text:span text:style-name="T12">tot ac tales </text:span><text:span text:style-name="T12">viros </text:span><text:span text:style-name="T12">scribendi mo-<text:line-break/>lestiam subire. Verum quum mutuis dissensionibus suspe-<text:line-break/>ctos fele reddiderint, (fieri enim nequit, ut omnes vera<text:line-break/>dicant,) quae ab illis funt tradita, a severis judicibus exa-<text:line-break/>minari necesse est; iniquum enim fuerit uni prae aliis<text:line-break/></text:span><text:span text:style-name="T12">absque </text:span><text:span text:style-name="T12">demonstratione </text:span><text:span text:style-name="T12">fidem </text:span><text:span text:style-name="T12">adhibere. Porro </text:span><text:span text:style-name="T12">quum de-<text:line-break/></text:span><text:span text:style-name="T12">moiistrationurn duo </text:span><text:span text:style-name="T12">genere sint </text:span><text:span text:style-name="T12">principia, (aut enim </text:span><text:span text:style-name="T12">a </text:span><text:span text:style-name="T12">sen-<text:line-break/></text:span><text:span text:style-name="T12">su </text:span><text:span text:style-name="T12">, aut ' a notione </text:span><text:span text:style-name="T12">evidenti demonstratio </text:span><text:span text:style-name="T12">omnis ac fides<text:line-break/>proficiscitur,) nos </text:span><text:span text:style-name="T12">quoque </text:span><text:span text:style-name="T12">ad </text:span><text:span text:style-name="T12">praesentis </text:span><text:span text:style-name="T12">speculationis coi-<text:line-break/>lectionem necesse </text:span><text:span text:style-name="T12">est </text:span><text:span text:style-name="T12">aut altero </text:span><text:span text:style-name="T12">horum, </text:span><text:span text:style-name="T12">aut </text:span><text:span text:style-name="T12">utroque uti.<text:line-break/>At </text:span><text:span text:style-name="T12">quum- ea quae </text:span><text:span text:style-name="T12">ratione </text:span><text:span text:style-name="T12">fiunt judicia non omnibus'iti-<text:line-break/></text:span><text:span text:style-name="T12">dem facilia </text:span><text:span text:style-name="T12">sint, quum </text:span><text:span text:style-name="T12">et </text:span><text:span text:style-name="T12">natura sagacem esse oporteat,<text:line-break/>et a puero ingenium iis quae rationem, acuunt disciplinis</text:span></text:p>
      <text:p text:style-name="P16"><text:span text:style-name="T12">excoluisse, satius est ab experientia auspicari, </text:span><text:span text:style-name="T12">eo </text:span><text:span text:style-name="T12">que ma-<text:line-break/>xime, quod bona pars medicorum hac sola alimentorum<text:line-break/>facultates inventas esse pronunciarint. Ac empiricos qui-<text:line-break/>dem, qui omnem operam studiumque eo contulerunt, ut,<text:line-break/>quae ratione sunt inventa, ambitiosis contentionibus op-<text:line-break/>pugnarent , fortasse quis contempserit: verum Diocles<text:line-break/>(tametsi professione est dogmaticus) haec ad Plistarchum<text:line-break/>lu primo de sanitate tuenda libro scripta reliquit. </text:span><text:span text:style-name="T22">Qui<text:line-break/>ergo omnia sapore eodem, odore, calore, aut </text:span><text:span text:style-name="T22">aHo </text:span><text:span text:style-name="T22">id genus<text:line-break/>praedita, facultates easdem obtinere existimant, haud reu<text:line-break/>cte opinantur, nam multa ostendere quis postit dijsimilia<text:line-break/>sieri ab his, etiamsi, quod ad praedicta attinet, inter<text:line-break/>se conveniant..</text:span><text:span text:style-name="T12"> .Neque </text:span><text:span text:style-name="T22">sane, si quid alvum, aut urinam<text:line-break/>movet, aut aliam quamlibet hahet facultatem, ideo tale<text:line-break/>este quodque esi putandum, quod vel calidum sit, </text:span><text:span text:style-name="T42">Ve</text:span><text:span text:style-name="T22">l<text:line-break/>frigidum, vel salsum • quandoquidem</text:span></text:p>
      <text:p text:style-name="P18"><text:span text:style-name="T22">non dulcia omnia,<text:line-break/>aut acria, aut salsa, aut ouetera id genus easdem Jia~<text:line-break/>bent facultates • sed toiajn naturam causam </text:span><text:span text:style-name="T22">estse qui</text:span></text:p>
      <text:p text:style-name="P16"><text:span text:style-name="T22">taverit, cur</text:span><text:span text:style-name="T12"> /icc </text:span><text:span text:style-name="T22">unicuique eorum soleat contingere, a ve-<text:line-break/>ritate haudquaquam aberrarit. Qui vero singulorum cau-<text:line-break/>sas, cur videlicet nutriant, aut alvum, aut urinam ci-<text:line-break/></text:span><text:span text:style-name="T22">eant, </text:span><text:span text:style-name="T22">vel </text:span><text:span text:style-name="T22">aliud </text:span><text:span text:style-name="T22">quidpiam </text:span><text:span text:style-name="T22">ejusmodi </text:span><text:span text:style-name="T22">praestent, reddendas<text:line-break/></text:span><text:span text:style-name="T22">autumant, </text:span><text:span text:style-name="T22">ignorare videntur, primum, quod haec inquire-<text:line-break/>re haud frequenter </text:span><text:span text:style-name="T22">ad </text:span><text:span text:style-name="T22">usus sit </text:span><text:span text:style-name="T22">necejse, deinde, </text:span><text:span text:style-name="T22">quod<text:line-break/>multa seni </text:span><text:span text:style-name="T22">in </text:span><text:span text:style-name="T22">rerurn natura, </text:span><text:span text:style-name="T22">quae </text:span><text:span text:style-name="T22">principiis quibusdam<text:line-break/>ex natura sua quodammodo seni semilia, ut nustam<text:line-break/>causiae rationem admittant; ad haec </text:span><text:span text:style-name="T22">nonnunquam </text:span><text:span text:style-name="T22">hallu-<text:line-break/>cinantur, quum incognita </text:span><text:span text:style-name="T22">et </text:span><text:span text:style-name="T22">controversa neque ad-<text:line-break/>modum verisemilia sumendo abunde causam ipsam<text:line-break/>credunt se</text:span><text:span text:style-name="T12"> assignassi. Quocirca </text:span><text:span text:style-name="T22">neque iis,, qui causas<text:line-break/>ejusmodi aserunt , neque iis, qui de omnibus causam pu-<text:line-break/>tant estse reddendam, esi attendendum, sed potius iis, quae<text:line-break/>diuturna experientia suerunt explorata, credendum,- quo-<text:line-break/>rum autem pojsamus, causa esi inquirenda, quando, quod<text:line-break/>de ipses dicimus, scc sueramus sare notum magis ac ma-<text:line-break/>gis credibile.</text:span><text:span text:style-name="T12"> Haec sunt Dioclis verba, sola experientia</text:span></text:p>
      <text:p text:style-name="P16"><text:span text:style-name="T12">alimentorum facultates nobis notas esse arbitrantis, non<text:line-break/>ex indicationibus, qua ecum a temperamento tum a sapo-<text:line-break/>ribus sumuntur: quum autem, quae est in partibus planta-<text:line-break/>rum, alia adhuc luesset ludicatio, ejus non meminit. Dico<text:line-break/>autem, partibus plantarum indicationem luesse, qua prae-<text:line-break/>ter alias Mnesitheus est usus; per hanc enim in plantis<text:line-break/>alias quidem radicibus, alias caulibus facultates inesse<text:line-break/>ostendit, qnemadmodum certe et foliis, et fructibus, et<text:line-break/>feminibus alias. Qnod igitur experientia, nt alia plera-<text:line-break/>que, </text:span><text:span text:style-name="T22">ita et</text:span><text:span text:style-name="T12"> cibi qni facile aut secus concoquantur, quique<text:line-break/>stomachum juvent, aut offendunt, denique qui alvum du-<text:line-break/>cant, laxent, aut sistant, nos doceat, nemo est, cui vel<text:line-break/>tantillum est mentis, qui ignoret: caeterum in his ipsis<text:line-break/>non parum falluntur, qui citra distinctionem faciunt de<text:line-break/>rebus periculum, ut in commentariis de simplicium me-<text:line-break/>dicamentorum facultate, atque in tertio de temperamen-<text:line-break/>tis demonstravimus; ac sane, qui utrubique committun-<text:line-break/>tur errores, multum luter fe funt similes. Quapropter<text:line-break/>hoc quoquc loco accurate, ut illic, distinctiones scribere,</text:span></text:p>
      <text:p text:style-name="P16"><text:span text:style-name="T12">quibus quis intentus singulorum facultates citra errorem<text:line-break/>possit deprehendere, haudquaquam mei est instituti, qui<text:line-break/>semel duntaxat de quaque re scribere soleum, non eadem<text:line-break/>in multis commentariis de iisdem passirn inculcare. Usi-<text:line-break/>tatum igitur- mihi morem ne nunc quidem praetermittam<text:line-break/>Iuminas tantummodo distinctionum, idque ea brevitate,<text:line-break/>quam orationis perspicuitas patietur, complexurus. In-<text:line-break/>cipiam autem ab eo, quod omnibus est in ore, quodque<text:line-break/>Erafistratus minus recte scripsit, melicratum videlicet al-<text:line-break/>vum non cuivis ful&gt;ducere, neque lentem cohibere, sed<text:line-break/>quosdam esse, qui, praeterquam quod neutrum expe-<text:line-break/>riuntur, in contraria etiam lucidant, ut sistatur quidem<text:line-break/>eis alvus a melicrato, laxetur autem a lente; praeterea<text:line-break/>quosdam inveniri, qui bubulam minori negotio, quam<text:line-break/>pisces saxatiles, cousiciant. Equidem ab istis scmper so-<text:line-break/>leo sciscitari, (nam a postremis exordiar,) quodtiam ipsis<text:line-break/>fymptoma accidat, quo judicent, se saxatiles pilces non<text:line-break/>coxisse, utrumne pondus quoddam lu ventriculo, ut instar</text:span></text:p>
      <text:p text:style-name="P16"><text:span text:style-name="T12">plumbi, ant lapidis, aut luti quiddam incumbere ipsis<text:line-break/>videatur; hoc nempe modo quidam, quem ex hujusce-<text:line-break/>modi cruditatibus sensum percipiunt, interpretantur; an-<text:line-break/>mordicationem quandam manifeste.lu ipso, an flatum, aur<text:line-break/>ructum gravem sentiant. Tum alii nidorulentum magis<text:line-break/>sibi ructum accidere, alii mordicationem, nonnulli utrum,-.<text:line-break/>que responderunt. Horum igitur corporis habitum dili-<text:line-break/>genter contemplatus deprehendi, bilis flavae copiam in<text:line-break/>ventriculo vel ob pravam quampiam temperiem, vel<text:line-break/>propter peculiarem constitutionem esse acervatam: pe-<text:line-break/>culiarem autem dico constitutionem quoniam hominibus<text:line-break/>quibusdam bilis ex jecore lu intestina defluens iu ven-<text:line-break/>triculum redundat; pravam vero temperiem, quum calor,<text:line-break/>natura ipsis'luest acris ac mordax et, ut sic dicam,&gt;.fe-..<text:line-break/>brisis. Proinde par est, ut isti cibaria corruptu difficilia-<text:line-break/>melius, </text:span><text:span text:style-name="T12">quam </text:span><text:span text:style-name="T12">facilia, coquant; quandoquidem, quae, fa-<text:line-break/>cile concoquuntur, facile item alterantur ac corrumpun-<text:line-break/>tur, contra, quae concoctu funt difficilia, non facile quo-<text:line-break/>que tum alterantur tum corrumpuntur. Haec certe, si in</text:span></text:p>
      <text:p text:style-name="P16"><text:span text:style-name="T12">multum calorem inciderint, coquuntur magis, quam si<text:line-break/>moderato occurrerint. Atque hac profecto ratione accidit,<text:line-break/>ut nonnulli bubulam facilius, quam pisces saxatiles, con-<text:line-break/>ficiunt; lens autem quibusdam alvum moveat magis, quam<text:line-break/>inhibeat, non alia ratione, quam ut in commentariis,<text:line-break/>quos de simplicium medicamentorum facultate conscripsi-<text:line-break/>mus, demonstravimus. Quemadmodum enim ex iis, quae<text:line-break/>a nobis praeparantur, nonnulla, quae facultatem ac sub-<text:line-break/>stautiam habent contrariam, componuntur, ita et natura<text:line-break/>ipsa permulta, quae seusui simplici apparent, commiscuit;<text:line-break/>quod in plerisque alimentis comperias. Etenim non lens<text:line-break/>sola, sed et brassica, atque adeo marina propemodum<text:line-break/>omnia, quibus testa pro cute est, compositam ex pugnan-<text:line-break/>tibus facultatibus naturam sunt sortita: nam solidum cu-<text:line-break/>jusque corpus tarde permeat alvumque sistit, humor vero<text:line-break/>stimulat ad. excretionem. Hujus porro rei ex coctione<text:line-break/>manifesta sumitur demonstratio, quum aqua, lu qua dictorum<text:line-break/>quodque fuerit decoctum, alvum fubducat, ipsa vero</text:span></text:p>
      <text:p text:style-name="P16"><text:span text:style-name="T12">corpora sistent Hinc nonnullos audias, qui dicant, si<text:line-break/>brassicam leviter coctam et universim ac repente ex le-<text:line-break/>bete in vas aliquod, </text:span><text:span text:style-name="T22">in</text:span><text:span text:style-name="T12"> quo sit oleum ac garum, transfu-<text:line-break/>sam ante alios cibos sumpseris, alvum subducet Alios<text:line-break/>autem videas brassicam, quae bis cocta nuncupatur, ad<text:line-break/>ventris cohibitionem hoc modo apparare. Quum ipsam<text:line-break/>aquae prius incoxerint, aquam quidem totum ex lebete<text:line-break/>effundunt, aliam autem </text:span><text:span text:style-name="T12">affundunt </text:span><text:span text:style-name="T12">puram et calidam, in<text:line-break/>qua rursus brassicam secundo coquunt, ut, si quid proprii<text:line-break/>succi post priorem decoctionem habuit reliquum, in hac<text:line-break/>penitus deponat; omnibus enim, quae in humore coquurr-<text:line-break/>tur, usu venit, ut quiddam ab ejus facultate in se deri-<text:line-break/>vent, ac de sua vicissim portionem aliquam ipsi impar-<text:line-break/>tiantur. Id quod in iis, quae in jure aliquo elixamus,<text:line-break/>sive legumen, sive animantis pars, sive olus id fuerit,<text:line-break/>quotidie tibi licet discere: res namque elixa tam gusiu<text:line-break/>quam olfactu ipsius juris, ipsum autem jus rei, quae in</text:span></text:p>
      <text:p text:style-name="P16"><text:span text:style-name="T12">se est elixa, qualitatem ac facultatem repraesentat Totius<text:line-break/></text:span><text:span text:style-name="T22">porro,</text:span><text:span text:style-name="T12"> qui 'nunc - nobis est propositus, sermonis verita-<text:line-break/>tem poteris sic explorare. Lentem, aut brassicam, aut-<text:line-break/>aliquod marinorum memoratorum • animalium decoquito,<text:line-break/>postea decoctum oleo, garo pipereque conditum, cui li-<text:line-break/>buerit;' propinato; idem facito in brassica bis cocta: vrde-<text:line-break/>bis 'enim, potione quidem alvum dilui, solidi autem cor-<text:line-break/>poris esu constipari. Quare non est, quod miremur, si<text:line-break/>ab hujuscemodi cibis, quando cum ipsorum succo soli-<text:line-break/>dum coipus sumptum fuerit, tormina interdum et .infla-<text:line-break/>tiones oriantur;. pugna enim quaedam inter utrumque fit,<text:line-break/>quum solidum quidem corpus haereat subinde ac tardet,<text:line-break/>succus autem ad excretionem properet; jquo cnsu., si,<text:line-break/>quod mordicat, excretum suerit, cessat symptoma, sin<text:line-break/>moretur, ventrem torminibus ac flatibus luscstari est ne-<text:line-break/>cesse, quibus sola pugnantium excretio finem imponet.-<text:line-break/>At quum nonnullis venter ad egerendum </text:span><text:span text:style-name="T22">natura</text:span><text:span text:style-name="T12"> sit pro-<text:line-break/>pensus, aliis autem sit siccus et ad egerendum difficilis.</text:span></text:p>
      <text:p text:style-name="P16"><text:span text:style-name="T12">utrique pro sua natura symptomatis, quae ab hujusmodi<text:line-break/>cibis fiunt, afficientur, quum venter interdum quidem<text:line-break/>succi, interdum vero solidi corporis facultati opituletur:<text:line-break/>duabus namque contrariis causis simul commissis, unam<text:line-break/>superare, alteram succumbere alteri est necesse. Id ipsum<text:line-break/>autem propter ventris affectus quosdam accidit, non na-<text:line-break/>tivos quidem illos, fed aliquo tempore 'subortos. - Nunc<text:line-break/>enim pituitosum in eo humorem, nunc biliosum acerva-<text:line-break/>ri contingit: atque ipsius pituitosi alius quidem est aci-<text:line-break/>dus, alius salsus, alius dulcis, alius denique sensibilis<text:line-break/>qualitatis est expers; rursum alius est liquidus, alius<text:line-break/>crassus, alius viscidns, alius dissipatu facilis. Ad haec<text:line-break/>humoris biliosi alius est flavus, alius pallidus: in quorum<text:line-break/>utroque maximum est pro majoris et minoris ratione disi- </text:span><text:span text:style-name="T12">•*<text:line-break/></text:span><text:span text:style-name="T12">crimen, ut interim alias ejus species praetermittam,<text:line-break/>quae in corporibus aegrotantibus apparenti Singuli igitur<text:line-break/>memorati humores, quum aut ad alvi excretionem , aut<text:line-break/>ejusdem retentionem plurimum habeant momenti, postea-<text:line-break/>quam integra ciborum memoratorum corpora cum suis</text:span></text:p>
      <text:p text:style-name="P16"><text:span text:style-name="T12">succis in ventrem pervenerint; iis quidem, quae ejusdem<text:line-break/>fecum stmt facultatis, ferunt fuppetias, adversantur autem<text:line-break/>iis, quae sunt contrariae. Supra igitur duas </text:span><text:span text:style-name="T12">genere </text:span><text:span text:style-name="T12">cau-<text:line-break/>sis recensuimus, propter quas, iisdem sumptis cibis, di-<text:line-break/>versi in ventre effectus sequerentur. Nunc vero praeter<text:line-break/>naturalem constitutionem et liquidas folidasqne ciborum<text:line-break/>partes tertia quoque adinventa esu Nec vero, sive edu-<text:line-break/>lia, sive cibaria, live alimenta voces, quicquam intererit:<text:line-break/>siquidem tum iis nominibus, tum etiam, his nihilominus,<text:line-break/>cibos et escam appellant. Cui rei testis est Hippocrates<text:line-break/>lu opere de morbis vulgaribus scribens ad hunc modum:<text:line-break/></text:span><text:span text:style-name="T22">Escas ac potus experiri oportet, an </text:span><text:span text:style-name="T22">aeque </text:span><text:span text:style-name="T22">diu morentur.<text:line-break/></text:span><text:span text:style-name="T12">Ac rurfus alio loco: </text:span><text:span text:style-name="T22">Labor, cibus, </text:span><text:span text:style-name="T22">potus, </text:span><text:span text:style-name="T22">somnus, ve-<text:line-break/>nus, omnia modiocria.</text:span><text:span text:style-name="T12"> De nominibus quidem certe (quod<text:line-break/>scmper praedicamus) non oportet nos esse sclicitos, nec,<text:line-break/>quo pacto quis ipsis utatur, laborare, quum ea praesertim<text:line-break/>omnia Graecis sint usitata, sed rerum ipsarum scientiam<text:line-break/>consectari. Alimenta ergo cito tardeve transue compe-</text:span></text:p>
      <text:p text:style-name="P16"><text:span text:style-name="T12">riuntur, alias ob naturalem nostram ab initio constitutio-<text:line-break/>nem, alias ob ventris' dispositionem acquisititiam, </text:span><text:span text:style-name="T22">non-<text:line-break/></text:span><text:span text:style-name="T12">nunquam ob peculiarem aliquam esculentorum ac pocu-<text:line-break/>lenlorum substantiam; quandoquidem ex iis quaedam hu-<text:line-break/>mida, quaedam sicca </text:span><text:span text:style-name="T22">durave</text:span><text:span text:style-name="T12"> sunt, ceu alia viscrda, alia<text:line-break/>friabilia ac divisu facilia, nonnulla denique acrimoniam<text:line-break/>in sese habent, alia acorem, aut amarorem, aut dulcedi-<text:line-break/>nem, aut salsuginem, aut ausieritatem, aut acerbitatem,<text:line-break/>aut alias extra has facultates medicamentosas ejusdem<text:line-break/>generis cum iis, quae purgantibus medicamentis insunt<text:line-break/>Siquidem atriplex, blitum, malva, cucurbita, quia sunt<text:line-break/>lenta ac perhumida, aliis, quae talia non sunt, celerius<text:line-break/>sublidunt potissimum iis, qui sumptis illis in solo leniter'<text:line-break/>obambulant, modice cedentia; lubricant enim,' si quis<text:line-break/>concutiatur, promptius, quam si quietus jaceat' Eodem<text:line-break/>lu genere ponere quis possit mora, dulcia cerasia, et ex<text:line-break/>vinis, quae dulcia simul sunt </text:span><text:span text:style-name="T12">ac </text:span><text:span text:style-name="T12">erassa; pepones quoque,<text:line-break/>et quos melopepones vocant, quod humidi sint ac lenti.</text:span></text:p>
      <text:p text:style-name="P16"><text:span text:style-name="T12">ventri subducendo sunt idonei- facultatemque mediocriter<text:line-break/>abstergendalhabent,-.. et horum maxime pepones; , </text:span><text:span text:style-name="T12">quam •••<text:line-break/></text:span><text:span text:style-name="T12">facile, si fordidam. aliquam partem iis confricueris</text:span><text:span text:style-name="T12">, per-<text:line-break/></text:span><text:span text:style-name="T12">ceperis , protinus namque cernes, quicquid in ipsa </text:span><text:span text:style-name="T12">est<text:line-break/></text:span><text:span text:style-name="T12">sordidum, abstergi:, ideoque inter </text:span><text:span text:style-name="T22">ea,</text:span><text:span text:style-name="T12"> quae, urinam </text:span><text:span text:style-name="T12">mo-<text:line-break/></text:span><text:span text:style-name="T12">vent, connumerantur. Porro luter humida corpora </text:span><text:span text:style-name="T12">et<text:line-break/></text:span><text:span text:style-name="T12">aquosa sunt quae praecocia vocitant, et Persica, et </text:span><text:span text:style-name="T22">om-<text:line-break/>nino</text:span><text:span text:style-name="T12"> quaecunque nullam gestantibus ea aut. olfacientibus<text:line-break/>qualitatem vehementem repraesentant; quae, fi quidem<text:line-break/>venter ad dejiciendum est propensus, non aegre subsi-<text:line-break/>dunt; sin minus, haerent et ipsa sublimia,, nihil ad </text:span><text:span text:style-name="T12">ipsam<text:line-break/></text:span><text:span text:style-name="T12">excretionem conserentia. Etenim hujuscemodi </text:span><text:span text:style-name="T12">ciborum<text:line-break/></text:span><text:span text:style-name="T12">materia, medium quodammodo, luter alvum . sistentia </text:span><text:span text:style-name="T12">et<text:line-break/></text:span><text:span text:style-name="T12">proritantia locum sortita, exiguum quid in alteram </text:span><text:span text:style-name="T12">par-<text:line-break/></text:span><text:span text:style-name="T12">tem affert momenti, fi lu ventrem incidat nec ad </text:span><text:span text:style-name="T12">excer-<text:line-break/></text:span><text:span text:style-name="T12">nendum valde socordem,; nec ad distributionem </text:span><text:span text:style-name="T12">alacrem<text:line-break/></text:span><text:span text:style-name="T12">ac </text:span><text:span text:style-name="T12">robustum; interdum enim haec quoque aIvnrn </text:span><text:span text:style-name="T12">cohibent.<text:line-break/></text:span><text:span text:style-name="T12">Quin et melicratum., lu quibus celeriter distiibuitur, </text:span><text:span text:style-name="T12">nihil<text:line-break/></text:span><text:span text:style-name="T12">alvo ad excretionem conscit, quin imo cibis sucum </text:span><text:span text:style-name="T12">eom-</text:span></text:p>
      <text:p text:style-name="P16"><text:span text:style-name="T12">mixtis ad distributionem praeit; quod si celeriter non<text:line-break/>distribuatur, ad excretionem non secus, </text:span><text:span text:style-name="T12">ac </text:span><text:span text:style-name="T12">flava hilis<text:line-break/>fua acrimonia ac mordacitate, irritat. • Hoc ergo cibario-<text:line-break/>rurn atque potionum--genus duntaxat mordicatione sua</text:span><text:span text:style-name="T28">;<text:line-break/></text:span><text:span text:style-name="T12">ventris partes ad expulsionem proritat: perspicuum autem</text:span><text:span text:style-name="T28">5<text:line-break/></text:span><text:span text:style-name="T12">est, quod etiam intestinorum substantiam nomine 'ventris<text:line-break/>complectimur, sic nempe vulgus ventre prominulo"</text:span><text:span text:style-name="T12">- </text:span><text:span text:style-name="T12">et\<text:line-break/>ventre insignes appellati Alia autem sunt'; quae ventrem</text:span><text:span text:style-name="T28">1<text:line-break/></text:span><text:span text:style-name="T12">subducunt, quod facultates in se medicamentosas habeant’<text:line-break/>commixtas, similes ei</text:span><text:span text:style-name="T12">, </text:span><text:span text:style-name="T12">quae • in scammonio, colocynthide,’<text:line-break/></text:span><text:span text:style-name="T12">helleboro </text:span><text:span text:style-name="T12">et. id genus aliis conspicitur; horum enim sub-tt<text:line-break/></text:span><text:span text:style-name="T12">stantia </text:span><text:span text:style-name="T12">ex cibo et medicamento est commixta, ut ss</text:span><text:span text:style-name="T28">J</text:span><text:span text:style-name="T12">'ipse'<text:line-break/></text:span><text:span text:style-name="T12">in </text:span><text:span text:style-name="T12">ptisanae cremoretn fucci scammonii paululum quid<text:line-break/></text:span><text:span text:style-name="T12">injicias: </text:span><text:span text:style-name="T12">qui succus; etiamsi scnsum quidem sic effugerit,<text:line-break/>sua tamen actione minime latebit, sed alvum palam' sub-<text:line-break/>ducet.' Atque hoc esse videtur quibusdam, quod ab Hip-<text:line-break/>pocrate dictum esti </text:span><text:span text:style-name="T22">In- </text:span><text:span text:style-name="T22">cibo </text:span><text:span text:style-name="T22">medicamentum.</text:span><text:span text:style-name="T12"> Alii vero<text:line-break/>non sic modo, </text:span><text:span text:style-name="T28">k</text:span><text:span text:style-name="T12"> </text:span><text:span text:style-name="T12">sed de illis quoque* cibariis- ihtelligli</text:span></text:p>
      <text:p text:style-name="P16"><text:span text:style-name="T12">posse dictum ejus voluerunt, quae neque alendi, neque:<text:line-break/>purgandi animalis ullam habent facultatem. Haec </text:span><text:span text:style-name="T12">enim<text:line-break/></text:span><text:span text:style-name="T12">dicunt non modo ut alimenta, verum etiam ut medica-<text:line-break/>menta faepenumero agere, quum manifeste nos calefa--<text:line-break/>ciant,. refrigerent, siccent, aut hurnectent, veluti, </text:span><text:span text:style-name="T12">dum/<text:line-break/></text:span><text:span text:style-name="T12">horum nihil in hominis corpore efficiant, fed ipsum </text:span><text:span text:style-name="T12">tan-<text:line-break/></text:span><text:span text:style-name="T12">tummodo alant, ,tnm medicamenti rationem haudquaquam<text:line-break/>habere. Sunt autem sane paucissima ud</text:span><text:span text:style-name="T37">:</text:span><text:span text:style-name="T12"> genus </text:span><text:span text:style-name="T12">edulia;,<text:line-break/></text:span><text:span text:style-name="T12">quotquot vero ea </text:span><text:span text:style-name="T12">scierint; </text:span><text:span text:style-name="T12">alimenti, duntaxat , </text:span><text:span text:style-name="T12">rationem,<text:line-break/></text:span><text:span text:style-name="T12">plane</text:span><text:span text:style-name="T37">:</text:span><text:span text:style-name="T12">habent, </text:span><text:span text:style-name="T12">corpus </text:span><text:span text:style-name="T12">ejus, qui sumpsit,, in qualitate </text:span><text:span text:style-name="T12">non.<text:line-break/></text:span><text:span text:style-name="T12">immutantia; etenim </text:span><text:span text:style-name="T12">quod </text:span><text:span text:style-name="T12">calefactum aut refrigeratum </text:span><text:span text:style-name="T12">est,.<text:line-break/></text:span><text:span text:style-name="T12">siccatum aut huniectatum, secundum qualitatem est </text:span><text:span text:style-name="T12">muta-:<text:line-break/></text:span><text:span text:style-name="T12">tum, quod vero ex cibo ad molem dissipatae substantiae:<text:line-break/>sarciendam animal sibi assumpsit, ab illo duntaxat, </text:span><text:span text:style-name="T12">ut<text:line-break/></text:span><text:span text:style-name="T12">alimento, 'juvatur. Quamobrern, quae medii sunt </text:span><text:span text:style-name="T12">tempe-.<text:line-break/></text:span><text:span text:style-name="T12">ramenti, nullaque vincente qualitate sunt praedita, </text:span><text:span text:style-name="T12">ea<text:line-break/></text:span><text:span text:style-name="T12">solum funt alimenta, </text:span><text:span text:style-name="T12">non </text:span><text:span text:style-name="T12">etiam medicamenta, ventrem-<text:line-break/>que non solvunt, nec cohibent, stomacho nec robur </text:span><text:span text:style-name="T12">nec.</text:span></text:p>
      <text:p text:style-name="P16"><text:span text:style-name="T12">imbecillitatem luducunt, sicuti sudores urluamve nec p.ro-<text:line-break/>yocant, nec coercent, nec aliam quamvis dispositionem<text:line-break/>calidam, frigidam, humidam aut siccam lu animantis<text:line-break/>corpore ingenerant, sed, quale animantis', quod nutritur,<text:line-break/>corpus assumpserant, tale prorsus conservant Verum hoc<text:line-break/>quoque loco distinctio quaedam est utilissima, quae ne<text:line-break/>ipsa quidem a Diocle est posita, ut nec ab </text:span><text:span text:style-name="T12">alio </text:span><text:span text:style-name="T12">quavis,<text:line-break/>quos mihi adhuc perlegere contigit. Si enim heminis<text:line-break/>corpus medii plane sit temperamenti, per alimenta medii<text:line-break/>temperamenti in eo statu servabitur; verum, si </text:span><text:span text:style-name="T12">id </text:span><text:span text:style-name="T12">frigi-<text:line-break/>dius vel calidius, siccius aut humidius fuerit, medii<text:line-break/>temperamenti cibum et potum perperam exhibueris:<text:line-break/>quippe hujuscemodi corpus, quatenus ab exacte media<text:line-break/>constitutione recessit, eatenus lu diversum fletum tradu-<text:line-break/>catur est necesse: fiet autem id per praelautis intemperiei<text:line-break/>contraria. Contraria autem peri intervallo lu utraque<text:line-break/>oppositione a medio in utramque partem secedunt: ut,<text:line-break/>si corpus tribus verbi gratia numeris a temperata ac</text:span></text:p>
      <text:p text:style-name="P16"><text:span text:style-name="T12">media constitutione ad calidiorem secesserit, totidem cibum<text:line-break/>quoque a medii temperamenti cibo ad frigidiorem sece-<text:line-break/>dere erit necesse; sin vero quatuor numeris ad humilita-<text:line-break/>tem discesserit, totidem cibum mediocri sicciorem esse<text:line-break/>conveniet. Atque in hoc certe permultos est invenire,<text:line-break/>qui . de iisdem cibis ex diametro pugnantia pronuncrent.<text:line-break/>Nuper enim duo inter se concertabant, quorum alter sa-<text:line-break/>lubre, alter insalubre mel esse affirmabat, uterque ex<text:line-break/>illato sibi a melle affectu conjectans,, nondum illud in-<text:line-break/>telligentes, quod onines homines non unum ab initio<text:line-break/>habuerunt temperamentum, neque, si habuissent, immuta-<text:line-break/>blle ipsum aetatis cursu, aut in temporum anni ac loco-<text:line-break/>ruur commutationibus tueri potuissent: ut nunc omittam,<text:line-break/>quod iidem homines vitae institutis ac victus ratione<text:line-break/>nativum corporis habitum immutent Ne igitur longe<text:line-break/>abeam, eorum, qui de melle inter se disceptabant, alter<text:line-break/>quidem erat aetate senex, et natura pituitosior, vitaque<text:line-break/>otiosa, et cum ad alias omnes actiones, tum autem ad</text:span></text:p>
      <text:p text:style-name="P16"><text:span text:style-name="T12">eas exercitationes, quae balueum- praecedunt, ignavus;<text:line-break/>oh eanrque causam . mel ei erat utile; alter vero natura<text:line-break/>erat biliosus, et annos natus triginta, in quotidianisque<text:line-break/>operibus nrulturn fele fatigabat; merito igitur in eo mel<text:line-break/>celeriter in bilem vertebatur, eaqne ratione sibi erat no-<text:line-break/>centius. Novi autem et ipse quendam, qui </text:span><text:span text:style-name="T12">de ore </text:span><text:span text:style-name="T12">ven-<text:line-break/>triculi querebatur: quod quum ab acervata </text:span><text:span text:style-name="T12">in </text:span><text:span text:style-name="T12">eo pituita<text:line-break/>provenire </text:span><text:span text:style-name="T12">ex </text:span><text:span text:style-name="T12">ipsius sermone conjectassem, consuluissem-<text:line-break/>que, ut cum sinapi betam </text:span><text:span text:style-name="T22">et</text:span><text:span text:style-name="T12"> porrum sumeret, eorum ope<text:line-break/>incisam pituitam largiter per alvum excrevit, omnibusque<text:line-break/>symptomatibus est liberatus, ldem quum post esum cibo-<text:line-break/>rum acrium non coxisset, mordicationemque lu ventriculo<text:line-break/>sentiret, sumpto rursus cinn beta sinapi, non modo a<text:line-break/>mordicatione non suit levatus, verum ctiarn longe dete-<text:line-break/>rius habuit: tum protinus admiratus, quid esset, quod ab<text:line-break/>iis, quae ante summopere juvissent, nunc graviter laede-<text:line-break/>retur, causam sciscitaturus ad me accessit. Eos porro, qui<text:line-break/>rei medicae sunt imperiti, in his salli non est absurdum:</text:span></text:p>
      <text:p text:style-name="P17"><text:span text:style-name="T12">verum medicos, qui pleraque et eadem utilissima tlreo-<text:line-break/>remata praetereunt indistincta, .quis ferat? Non eniin<text:line-break/>ipsos simpliciter pronunciare convenit, pisces. saxatiles per-<text:line-break/></text:span><text:span text:style-name="T12">? </text:span><text:span text:style-name="T12">multis quidem concoctu esse faciles, nonnullos vero re-<text:line-break/>periri, qui bubulam facilius conficiant, sed utrosque<text:line-break/>distinguere, quemadmodum de melle non simpliciter pro-<text:line-break/>nunciare, sed simul adjicere, quibusnam aetatibus, natu-'<text:line-break/>ris, anni temporibus, regionibus ac vitae rationibus utile<text:line-break/>sii? aut noxium; v- g- quod calidis et siccis sit adversissi-<text:line-break/>mum, frigidis vero ac liumidis utilissimum, sive ea tem-<text:line-break/>peries eis </text:span><text:span text:style-name="T12">fit </text:span><text:span text:style-name="T12">naturalis, sive accesserit propter aetatem,<text:line-break/>sive, propter regionem, aut anui tempus, aut vitae con-<text:line-break/>ditionem. Itaque ad praesentem speculationem sumine<text:line-break/>necessarium esse videtur hominum pariter ac ciborum<text:line-break/>temperamenta considerasse. Porro, ’ qualianam hominum<text:line-break/>sint temperamenta, et qua ratione ea dignoscere conve-<text:line-break/>niat, in commentariis, quos de temperamentis scripsimus,<text:line-break/>'ceu utique et de medicamentorum temperamentis in iis.</text:span></text:p>
      <text:p text:style-name="P16"><text:span text:style-name="T12">quae </text:span><text:span text:style-name="T12">de </text:span><text:span text:style-name="T12">illorum </text:span><text:span text:style-name="T12">facultatibus prodidimus, abunde diximus;<text:line-break/></text:span><text:span text:style-name="T12">in </text:span><text:span text:style-name="T12">praesentia vero tempus exposcit, ut alimentorum tem-<text:line-break/>perarnenta exequamur ea methodo, qua libro de nictus<text:line-break/>ratione sunt scripta, qui est, ut nonnullis placet, Hippo-<text:line-break/>cratis, ut aliis, Philistionis, aut Aristonis, aut Eurypbon-<text:line-break/></text:span><text:span text:style-name="T12">tis, aut </text:span><text:span text:style-name="T12">Philetae, omnium antiquorum virorum initium<text:line-break/>autem ipsius in nonnullis quidem exemplaribus est: Ci-<text:line-break/></text:span><text:span text:style-name="T22">borum omnium ao potuum facultates, </text:span><text:span text:style-name="T22">tum </text:span><text:span text:style-name="T22">naturales,<text:line-break/>tum arte accitas, sic dignoscere oportet-,</text:span><text:span text:style-name="T12"> lu aliis autem’<text:line-break/></text:span><text:span text:style-name="T12">hoc. </text:span><text:span text:style-name="T22">Locorum autem omnium situm ac naturam sic<text:line-break/></text:span><text:span text:style-name="T22">oportet </text:span><text:span text:style-name="T22">dignoscere.</text:span><text:span text:style-name="T12"> Quum ergo seorsum libellus hic cir-<text:line-break/></text:span><text:span text:style-name="T12">cumfertur, </text:span><text:span text:style-name="T12">de ratione victus </text:span><text:span text:style-name="T12">inscribitur, </text:span><text:span text:style-name="T12">estque secunda<text:line-break/></text:span><text:span text:style-name="T12">pars, quum </text:span><text:span text:style-name="T12">opus totum in partes tres </text:span><text:span text:style-name="T12">fit </text:span><text:span text:style-name="T12">divisum: quum<text:line-break/></text:span><text:span text:style-name="T12">vero totus unicus </text:span><text:span text:style-name="T12">et non divisus ex tribus conflatus<text:line-break/></text:span><text:span text:style-name="T12">invenitur, </text:span><text:span text:style-name="T12">de natura humana et victus ratione inscribi-<text:line-break/></text:span><text:span text:style-name="T12">tur. </text:span><text:span text:style-name="T12">Secunda igitur pars, in qua agitur de cibis, non<text:line-break/></text:span><text:span text:style-name="T12">abs re </text:span><text:span text:style-name="T12">forte Hippocrate digna putabitur, sed prima quam<text:line-break/></text:span><text:span text:style-name="T12">plurimum </text:span><text:span text:style-name="T12">ab Hippocratica sententia recedit Verum id</text:span></text:p>
      <text:p text:style-name="P16"><text:span text:style-name="T12">.quidem praeter institutum obiterque sit dictum. Cujuscun-<text:line-break/>que autem memoratorum virorum fuerit, omnem in cibis<text:line-break/>victus rationem ad universalem quandam methodum vide-<text:line-break/>tur revocare. Qni enim hordeum natura frigidum et<text:line-break/>elixatione humidum esse didicerit, sciveritque corporum<text:line-break/>temperamenta, tum. naturalia, tum alicujus affectus occa-<text:line-break/>.sione acquisita, dijudicare, is rite non tantum sanis cor-<text:line-break/>iporibus, verum etiam aegrotantibus hordeum edendum<text:line-break/>exhibebit: praeterea et cataplasmatibus ex hordeacea fa-<text:line-break/>rina percommode utetur, qui et corporis et hordei tempe-<text:line-break/>ramentum terruerit. Nec vero satis fuerit principalissi-<text:line-break/>mam ac primam cujusque cibi temperiem novisse, fed<text:line-break/>(ut in libris de medicamentis monstratum est) eas quo-<text:line-break/>que, quae hanc sequuntur, qualitates callere oportet, ut<text:line-break/>quae et ipsae sunt utilissimae, mullae quidem, </text:span><text:span text:style-name="T12">si </text:span><text:span text:style-name="T12">non<text:line-break/>omnes, in saporibus, quaedam autem, etiam in odoribus.<text:line-break/>Quod eniur unumquodque </text:span><text:span text:style-name="T12">ex </text:span><text:span text:style-name="T12">tanto calido, frigido, humi-<text:line-break/>do </text:span><text:span text:style-name="T12">et </text:span><text:span text:style-name="T12">sicco quodam modo est temperatum, idcirco hoc</text:span></text:p>
      <text:p text:style-name="P16"><text:span text:style-name="T12">dulce, illud amarum, salsum, acerbum, austerum acreve<text:line-break/></text:span><text:span text:style-name="T12">apparet. Salsum autem nihil </text:span><text:span text:style-name="T12">aliud est, quam salsugino-<text:line-break/>sum; nam utraque voce res una declaratur. Item acerbi<text:line-break/>et austeri commune genus est, quod adstringens appella-<text:line-break/>mus. Caeterum in quarto libro de simplicium medicamen-<text:line-break/>torum facultate de omni saporum genere copiosissime<text:line-break/>disseruimus: quem certe librum necesse omnino est eum<text:line-break/></text:span><text:span text:style-name="T12">perlegisse, </text:span><text:span text:style-name="T12">qui ea, quae in praesentia </text:span><text:span text:style-name="T12">a </text:span><text:span text:style-name="T12">nobis dicuntur,<text:line-break/></text:span><text:span text:style-name="T12">est </text:span><text:span text:style-name="T12">assecuturus, ne, quae seinel de iis dicta sunt, in hisce '<text:line-break/>libris identidem repetere cogamur. Ergo ciborum non-<text:line-break/></text:span><text:span text:style-name="T12">nulli quidem (quemadmodum </text:span><text:span text:style-name="T12">haud ita pridem commemo-<text:line-break/></text:span><text:span text:style-name="T12">ravimus), </text:span><text:span text:style-name="T12">si quis eos </text:span><text:span text:style-name="T12">gustaverit, </text:span><text:span text:style-name="T12">aut </text:span><text:span text:style-name="T22">olfecerit,</text:span><text:span text:style-name="T12"> nullam in-<text:line-break/></text:span><text:span text:style-name="T12">signem </text:span><text:span text:style-name="T12">ac manifestam qualitatem prae se ferunt, quos sa-<text:line-break/></text:span><text:span text:style-name="T12">ne qualitatis expertes et aquosos nominant; </text:span><text:span text:style-name="T12">alii autem<text:line-break/></text:span><text:span text:style-name="T12">inanssestiffimam habent adflrictionem, aut </text:span><text:span text:style-name="T12">congenitam dul-<text:line-break/></text:span><text:span text:style-name="T12">cedinem, aut </text:span><text:span text:style-name="T12">acrimoniam; sicut </text:span><text:span text:style-name="T12">nonnulli </text:span><text:span text:style-name="T12">quoque salsiores,<text:line-break/></text:span><text:span text:style-name="T12">aut amaritudinis </text:span><text:span text:style-name="T12">quidpiam habere perspicue cernuntur.<text:line-break/></text:span><text:span text:style-name="T12">Quare perspicuum </text:span><text:span text:style-name="T12">est, cibos </text:span><text:span text:style-name="T12">ejusmodi </text:span><text:span text:style-name="T12">eandem cum iis<text:line-break/></text:span><text:span text:style-name="T12">medicamentis, habere </text:span><text:span text:style-name="T12">facultatem, quibuscum sapore con-</text:span></text:p>
      <text:p text:style-name="P16"><text:span text:style-name="T12">veniunt. Caeterum in commentariis de medicamentis<text:line-break/>causam explicninrus; quamobrern adstringentia quaedam<text:line-break/>non eadem cum aliis adstiingentibus lu corporibus agant,<text:line-break/>ut aloe, aes ustum, atramentum sutorium, flos aeris<text:line-break/>squamaque et chalcitis. Etenim, quod in quoque istorum<text:line-break/>adstringenti facultati </text:span><text:span text:style-name="T12">ac </text:span><text:span text:style-name="T12">substantiae alia </text:span><text:span text:style-name="T12">quaepiam </text:span><text:span text:style-name="T12">est ad-<text:line-break/>mixta, evenit, ut opera, quae sigillatim edunt, immutem<text:line-break/>tur, perinde ac si malo cydonio scammonium intus mi-<text:line-break/>scueris; quod utique interdum facimus, partes mali, quae<text:line-break/>ciccum semen sunt, exculpeirtes, delude cavitatem lcanr-<text:line-break/>monio implentes, deinde circumlinentes ac assantes, ale<text:line-break/>que ita inalum mandendum exhibentes. Quod namque<text:line-break/>hunc lu modum praeparatum est, absque stomachi sub-<text:line-break/>verfione alvum, subducit, facultate nimirum purgatrice,<text:line-break/>quam malunr ipsum a scammonio acquifivrt, in ipso vincen-<text:line-break/>te, propria autem ipsius mali manente; alloqui nec ju-<text:line-break/>cundurn, nec adstringens, </text:span><text:span text:style-name="T22">nec</text:span><text:span text:style-name="T12"> stomacho esset utile. Ad,<text:line-break/>.eum igitur modum cibaria quaedam facultatem quampiam</text:span></text:p>
      <text:p text:style-name="P16"><text:span text:style-name="T12">habent in se ipsis admixtam, cur aut purgare, </text:span><text:span text:style-name="T12">aut </text:span><text:span text:style-name="T12">aliud<text:line-break/>quippiam agere fit naturale: in quibus non est dubitan--<text:line-break/>dum, quin saporum facultates id efficiant, quae a natura<text:line-break/>habent ut efficiant; in quo enim qualitas luest adstringens,<text:line-break/>ipsa, quantum in se ipsa est, ricina corpora cogit, con-.<text:line-break/>stringit ac refrigerat. Idem autem corpus nonnunquam </text:span><text:span text:style-name="T22">alias -<text:line-break/></text:span><text:span text:style-name="T12">sui partes calefacientes, alias refrigerantes habere potest,<text:line-break/>(ut in libris de fimplicium medicamentorum facultatibus<text:line-break/>demonstravimus), natura scilicet eas ita permiscente, ut<text:line-break/>medici quidam frigido cuipiam pyrethrum aut piper lu-<text:line-break/>terdum commisceant. Haec certe (uti dixirnu-) in com-<text:line-break/>rnentariis de medicamentis copiosissime pertractata his,<text:line-break/>quae nunc a me. docentur, sunt utilissima: nam qui haec<text:line-break/>ante didicerit, modum reperiet, quo cibos omnes sigilla-<text:line-break/>tim apparare queat. Nam nos quoque ex beta et lente<text:line-break/>edulium nonnunquam damus, atque ante nos Heraclides<text:line-break/>Tarentinus multis non tantum inculpata valetudine fruen- .<text:line-break/>tibus, verum etiam . malo aliquo affectis saepe exhi-<text:line-break/>bebat. Primum ergo betarum copiam, delude, quum con-</text:span></text:p>
      <text:p text:style-name="P16"><text:span text:style-name="T12">dimus, aut salis plusculum, aut dulcem garum ei injici-'<text:line-break/>mus: sic nempe alvum magis subducit Sin minus </text:span><text:span text:style-name="T22">vis<text:line-break/>subducere,</text:span><text:span text:style-name="T12"> lentem excorticatam bis decoquito, aqua vide-<text:line-break/>licet priore effusa, dein salis aut gari portiuncula ad-<text:line-break/>dita aliquod eorum, quae alvum modice sistunt, injicito,<text:line-break/>puta acetum, ea mensura, ut gustum non . offendat: ita<text:line-break/>enim jucundissimum atque utilissimum effeceris pharmacum<text:line-break/>et cibum non paucis eorum, qui diuturna diarrhoea con-'<text:line-break/>stictantur. Porro diri, non paucis, non omnes cornple-<text:line-break/>cti volens: nam hic quoque distinctionibus opus est, per<text:line-break/>quas eorum, qui diarrhoea jampridem laborant, affectus •<text:line-break/>invenientur Omnino enim nullius rei facultates expe-<text:line-break/>rientia commode explorabis, nisi prius per. rationem ad<text:line-break/>unguem compertum habueris affectum,, cui applicatur </text:span><text:span text:style-name="T22">id,,<text:line-break/>quod</text:span><text:span text:style-name="T12"> exploras, sive sit cibus, sive potus, sive medicamen-<text:line-break/>tum; materia’ enim est auxiliorum ejusmodi afiectuum<text:line-break/>cognitio, non ipsorum remediorum. At quoniam fieri<text:line-break/>non potest, ut, nisi quis materiarum, quibus utimur, </text:span><text:span text:style-name="T22">fa-</text:span></text:p>
      <text:p text:style-name="P16"><text:span text:style-name="T12">cultates exacte calleat, illarum ope egentibus succurrat,<text:line-break/>necesse est, ut alibi de medicamentorum, ita hoc quoque<text:line-break/>loco de alimentorum facultatibus disseramus. Cognitio<text:line-break/>autem horum vix tandem longo tempore recta nobis ac-<text:line-break/>cedit, quam consequimur quum ex certa definitaque ex-<text:line-break/>perientia, tum. ex halituum saporumque natura, quos<text:line-break/>habere videntur ea, quae examinantur;, ad haec ex.con-<text:line-break/>sistentia, quam habent secundum lentorem., aut friabilita-;<text:line-break/>tem, aut laxitatem et densitatem, aut levitatem et gra-<text:line-break/>vitatem: haec enim omnia ad ipsarum inventionem adeo<text:line-break/>conferunt, ut, quum lu peregrinam regionem perveneris,<text:line-break/>fi quid esculenti nunquam prius tibi conspecti offenderis,<text:line-break/>permultas fis occasiones atque adjumenta ad eius faculta-<text:line-break/>tem pernoscendam habiturus. Caeterum, quae Mnesilheus<text:line-break/>de radicibus, caulibus, foliis, fructibus feminibusque<text:line-break/>prodidit, non certam valde habent dignotionern, si expe-<text:line-break/>rientia definita ipsa exploraris, quod ex iis, quae sequen-<text:line-break/>tur, fiet manifestum: statui enim de cibis singulis seorsum<text:line-break/>pertractare. Quod si tractatus ipse longior sit aut futurus</text:span></text:p>
      <text:p text:style-name="P16"><text:span text:style-name="T12">sit, poterimus ipfurn postea alio quodam minore </text:span><text:span text:style-name="T12">libello<text:line-break/></text:span><text:span text:style-name="T12">perstringere, qui iis, qui artem callent, utilis erit: </text:span><text:span text:style-name="T12">quando-<text:line-break/></text:span><text:span text:style-name="T12">quidem exercitatio' sola ac doctrina, quae per </text:span><text:span text:style-name="T12">diffusam'<text:line-break/></text:span><text:span text:style-name="T12">enarrationem traditur, nos artifices reddit. Ideoque </text:span><text:span text:style-name="T12">non<text:line-break/></text:span><text:span text:style-name="T12">i dcite illud mihi vulgo dici videtur, optimam </text:span><text:span text:style-name="T12">esse doctri-<text:line-break/></text:span><text:span text:style-name="T12">nam, quae viva voce traditur; neque enim </text:span><text:span text:style-name="T12">quemquam<text:line-break/></text:span><text:span text:style-name="T12">ex libro nauclerum</text:span><text:span text:style-name="T12">, </text:span><text:span text:style-name="T12">aut alterius artis opificem </text:span><text:span text:style-name="T12">factum<text:line-break/></text:span><text:span text:style-name="T12">videre est: libri enim funt iis, qui ante eruditi </text:span><text:span text:style-name="T12">fuerunt,<text:line-break/></text:span><text:span text:style-name="T12">monimenta, non rudium et indoctorum doctrina </text:span><text:span text:style-name="T12">persecta.'<text:line-break/></text:span><text:span text:style-name="T12">Quod fi qui praeceptoribus careant, velintque iis, </text:span><text:span text:style-name="T12">quae<text:line-break/></text:span><text:span text:style-name="T12">clere ac copiose sunt scripta, (qui nobis scribendi </text:span><text:span text:style-name="T12">mos<text:line-break/></text:span><text:span text:style-name="T12">est,) diligenter incumbere, magnum ii fructum </text:span><text:span text:style-name="T12">capient,<text:line-break/></text:span><text:span text:style-name="T12">potissimum si ea relegere identidem non graventur.</text:span></text:p>
      <text:h text:style-name="Heading_20_2" text:outline-level="2">Cap. II.</text:h>
      <text:p text:style-name="P65"><text:span text:style-name="T12">Haud injuria medicorum plurimi </text:span><text:span text:style-name="T12">praescn-<text:line-break/></text:span><text:span text:style-name="T12">tem doctrinam </text:span><text:span text:style-name="T22">a tritico mihi videntur</text:span><text:span text:style-name="T12"> auspicati, </text:span><text:span text:style-name="T12">quando-<text:line-break/></text:span><text:span text:style-name="T12">quidem cum apud Graecos omnes, tum barbarorum </text:span><text:span text:style-name="T12">plu-<text:line-break/></text:span><text:span text:style-name="T12">rimos semen hoc et frequentissime et summa cum </text:span><text:span text:style-name="T12">utsti-</text:span></text:p>
      <text:p text:style-name="P16"><text:span text:style-name="T12">tate usurpatur. Inter tritica autem plurimum habent ali-<text:line-break/>menti, quae densa sunt totamque substantiam habent adeo<text:line-break/>compactam; ut dentibus vix dividi queunt; talia enim<text:line-break/>exigua mole corpora plurimum nutriunt: quae vero iis<text:line-break/>sunt contraria, quaeque dentibus quidem facile frangun-<text:line-break/></text:span><text:span text:style-name="T12">tur, </text:span><text:span text:style-name="T12">fractaque rara ac laxa apparent, magna mole exi-<text:line-break/>guum reddunt alimentum. Quod si utrorumque parem<text:line-break/>inodum pendere libuerit, quae densa- sunt, multo graviora<text:line-break/></text:span><text:span text:style-name="T12">esse </text:span><text:span text:style-name="T12">cornperies: haec autem suut colore etiam laxis fla-<text:line-break/></text:span><text:span text:style-name="T12">viora. </text:span><text:span text:style-name="T12">Explorare autem horum naturam non simpliciter<text:line-break/></text:span><text:span text:style-name="T12">oportet, </text:span><text:span text:style-name="T12">superficiem externam duntaxat contemplando, sed<text:line-break/>dividendo quoque, ut diximus, ac frangendo; multa enim,<text:line-break/></text:span><text:span text:style-name="T12">quae </text:span><text:span text:style-name="T12">extrinsecus flava ac densa fuerunt visa, rara intus<text:line-break/></text:span><text:span text:style-name="T12">ac </text:span><text:span text:style-name="T12">laxa albaque apparuerunt. Haec sane furfuris habent<text:line-break/>plurimum, et si quis, posteaquam molita sunt, tenuissima<text:line-break/></text:span><text:span text:style-name="T12">farina </text:span><text:span text:style-name="T12">excussa, ex reliquo panes, quos fursuraceos appel-<text:line-break/></text:span><text:span text:style-name="T12">lant, </text:span><text:span text:style-name="T12">fecerit, parum quidem ipsos alere, ventrem vero<text:line-break/></text:span><text:span text:style-name="T12">multis </text:span><text:span text:style-name="T12">excrementis implere experietur, ob earnque cau-</text:span></text:p>
      <text:p text:style-name="P16"><text:span text:style-name="T12">fam facile etiam fubsiderec praeterea, quod furfur non-<text:line-break/>nihil facultatis habeat detergentis; merito, intestinis ad<text:line-break/>excretionem irritatis, celeris eorum fit •dejectio. His<text:line-break/>autein contrarii’ quidem' funt panes purissimi, plurimum<text:line-break/>ponderis exigua mole habentes, omnium vero panum tar</text:span><text:span text:style-name="T28">1</text:span><text:span text:style-name="T12">-<text:line-break/>dissime dejiciuntur. - Videbis sane illorum molem admo-<text:line-break/>dum lentam, ita ut quam longissime indivulsa trahatur,<text:line-break/>quod 'corporis -lenti est proprium. Merito igitur ii </text:span><text:span text:style-name="T12">qui-<text:line-break/></text:span><text:span text:style-name="T12">dem et fermento copiosiore indigent, 'omniumque maxime<text:line-break/>subigere eos oportet, nec statim post fermentum et sub-<text:line-break/>actionem assare: fursuraceis vero paucum fermentum, </text:span><text:span text:style-name="T12">‘et<text:line-break/></text:span><text:span text:style-name="T12">lenis subactio; breveque intervallum sufficit. Pari modo,<text:line-break/>qui puri sunt; assationem diuturniorem, fursuracei bre-<text:line-break/>viorem postulanti Porro non pauca- est inter purissimos </text:span><text:span text:style-name="T12">ac<text:line-break/></text:span><text:span text:style-name="T12">sordidissimos pro minoris majorisque ratione latitudo,<text:line-break/>quum alios quidem puros, alios sordidos et vocemus, </text:span><text:span text:style-name="T12">et<text:line-break/></text:span><text:span text:style-name="T12">revera sint. Est autem et alia panum species luter </text:span><text:span text:style-name="T12">hos</text:span></text:p>
      <text:p text:style-name="P16"><text:span text:style-name="T12">plane </text:span><text:span text:style-name="T12">media , quos </text:span><text:span text:style-name="T43">αύτοπύρούς </text:span><text:span text:style-name="T12">appellant: medici autem<text:line-break/>veteres ipsus nominabant consufaneos; </text:span><text:span text:style-name="T28">:</text:span><text:span text:style-name="T12"> Caeterum quod hi<text:line-break/></text:span><text:span text:style-name="T12">fiant </text:span><text:span text:style-name="T12">ex farina fecretiouis experte, furfure scilicet a pura<text:line-break/></text:span><text:span text:style-name="T12">farina </text:span><text:span text:style-name="T12">non separato, omnibus id est perspicuum:- illino<text:line-break/></text:span><text:span text:style-name="T12">enim </text:span><text:span text:style-name="T12">nomina ipsis indiderunt, </text:span><text:span text:style-name="T43">αύτοπύροις </text:span><text:span text:style-name="T12">quidem, quod<text:line-break/></text:span><text:span text:style-name="T12">totum </text:span><text:span text:style-name="T12">ipsum triticum, nulla suf parte adempta, in panisi”-<text:line-break/></text:span><text:span text:style-name="T12">cium </text:span><text:span text:style-name="T12">cedat, confusaneis autem, quod ad ipsos conficiens<text:line-break/></text:span><text:span text:style-name="T12">dos </text:span><text:span text:style-name="T12">tota farina nusquam a furfure fejuncta comportetur...<text:line-break/></text:span><text:span text:style-name="T12">Verum </text:span><text:span text:style-name="T12">et inter hos ipsos, qui ad unguem medii inter scie-<text:line-break/></text:span><text:span text:style-name="T12">furaceos </text:span><text:span text:style-name="T12">et quampurissimos panes esse videntur; non parva<text:line-break/></text:span><text:span text:style-name="T12">est pro </text:span><text:span text:style-name="T12">tritici natura differentia</text:span><text:span text:style-name="T12">: • </text:span><text:span text:style-name="T12">siquidem ex denso ac<text:line-break/></text:span><text:span text:style-name="T12">gravi </text:span><text:span text:style-name="T12">tritico praestantiores, ex laxo autem ac levi panes<text:line-break/></text:span><text:span text:style-name="T12">fiunt </text:span><text:span text:style-name="T12">deteriores. Et apud Romanos quidem, ut et apud<text:line-break/></text:span><text:span text:style-name="T12">alios </text:span><text:span text:style-name="T12">propemodum omnes, quibus ipsi imperant, punis qni-<text:line-break/></text:span><text:span text:style-name="T12">dem </text:span><text:span text:style-name="T12">purissimus siligineus; qni autem huic est proximus,<text:line-break/></text:span><text:span text:style-name="T12">simllaceus </text:span><text:span text:style-name="T12">nuncupaturi veriim </text:span><text:span text:style-name="T43">σεμἱδαλις </text:span><text:span text:style-name="T12">quidem Graecum<text:line-break/></text:span><text:span text:style-name="T12">nomen </text:span><text:span text:style-name="T12">est et antiquum, </text:span><text:span text:style-name="T43">σιλίγνις </text:span><text:span text:style-name="T12">vero neque Graecum est,</text:span></text:p>
      <text:p text:style-name="P16"><text:span text:style-name="T12">neque ipsum aliter possum eirprimere. Inter panes igitur<text:line-break/>siligineus plurimum alimentum praestat: post ipsum autem<text:line-break/>similaceus: tertio loco medios, qui et consusaneus, et<text:line-break/></text:span><text:span text:style-name="T22">avTompoQ</text:span><text:span text:style-name="T12"> dicitur: quartum post hunc est sordidorum ge-<text:line-break/>nus, in quibus fuisuraceus est postremus, minimumque<text:line-break/>omnium nutrit, et omnium maxime per alvum sublidet.<text:line-break/>Concoctu autem inter panes sunt facillimi, qui plurimum<text:line-break/>funt fermentati et pulcherrime subacti, quique in clibano<text:line-break/>igne moderato fuerunt assati: nam ignis ardentior primo<text:line-break/>statim occursu superficiem externam circurnurens in testae<text:line-break/>modum indurat, acciditque duplici nomine pravum panem<text:line-break/>fieri: priori quidem, quod partem internam habeat cru-<text:line-break/>dam atque illaboratam, </text:span><text:span text:style-name="T37">:</text:span><text:span text:style-name="T12"> posteriori vero, quod externam<text:line-break/>siccam habeat ac praeassatarn et testaceam. Potro ignis<text:line-break/>moderato remissior panem minus belle elaborat, fed ipsum<text:line-break/>.crudiorem relinquit, et maxime partem omnem ejus in-<text:line-break/>ternam. Qui autem in igne moderato, longiore spatio,<text:line-break/>per totos fe ipsus aequabiliter assati fuerint, ii tum bellis-<text:line-break/>sime in ventriculo concoquuntur, tum ad caeteras actio-</text:span></text:p>
      <text:p text:style-name="P16"><text:span text:style-name="T12">pes, quae coctionem consequuntur,-fiunt accommodatissimi.<text:line-break/>Pessimi aulern panes ii sunt habendi, quibus nihil memo-<text:line-break/>ratorum ante adest. Quum autem jam sines probitatis et<text:line-break/>pravitatis in panibus constituerimus, nemo jam est, qui<text:line-break/>non vel tacentibus nobis facile intelligat, alios esse panes,<text:line-break/>qui aut optimis, aut deterrimis sint propinqui, alios porro<text:line-break/>ab illis longe discedere, tum alios quosdam inter utrosque<text:line-break/>hos locum medium obtinere. Prolude, quemadmodum<text:line-break/>prius de melle admonuimus, non simpliciter esse pronun-<text:line-break/>tiandum, ipsum salubre, esse aut insalubre, sed pituitosae’<text:line-break/>quidem naturae, lioo est immistiori ac frigidiori, quam<text:line-break/>sit temperata, ipsum esse salubre,- nec minus, etiamsi ea<text:line-break/>natura tantum fuerit frigidior sine multa humiditate, aut<text:line-break/>Immistior sine, multa frigiditate, calidis autem tempera-<text:line-break/>mentis, ac Iris etiani multo magis calidis et siccis haud-<text:line-break/>quaquam ipsum convenire, ita panum quoque is athletae<text:line-break/>quidem est aocornrnodus, qui neque bellissime est assatus,<text:line-break/>neque multum habet fermenti, privato aulern et feni,</text:span></text:p>
      <text:p text:style-name="P16"><text:span text:style-name="T12">qni bellissime quidem in clibano est assatus, fermenti'au-<text:line-break/>tein habet multumt porro qni fermentoomnino curet<text:line-break/>nemini prorsus est accommodus. Quod si casei aliquid<text:line-break/>insuper addatur,' (ut rustici apud nos festis diebus sc-<text:line-break/>ient apparare, eosque panes ipsi vocant azymos,) ejus-<text:line-break/>modi prompte omnes laeduntur, etiamsi fortissimo sint </text:span><text:span text:style-name="T22">cor-<text:line-break/>poris</text:span><text:span text:style-name="T12"> habitu, cujusmodi suut messorum "ac fossorum ro-<text:line-break/>bustissimi: ab his namque facilius confici videas panes<text:line-break/>azymos, ut bubulam etiam ac hircinam, quam a gravi-<text:line-break/>bus athletis: • quid enim jam loquar de'ovilla aut ca-</text:span><text:span text:style-name="T28">1</text:span><text:span text:style-name="T12">'<text:line-break/>prina? In Alexandria vero asinina quoque vescuntur:<text:line-break/>funt qui et camelina: ad ipsarum enim coctionem non-<text:line-break/>nihil confert tum consuetudo, tum vero non minimum<text:line-break/>earum carnium quae sumuntur parsimonia, ac denique<text:line-break/>ipsa totius corporis inanitio, quae illis necessario accidit,<text:line-break/>qui toto die in privatis operibus </text:span><text:span text:style-name="T22">fefe</text:span><text:span text:style-name="T12"> conficiunt Carnes-<text:line-break/>cnim inanitae rapiunt ex ventre succum non modo scmi-<text:line-break/>coctum,- scd nonnunquam etiam omnino .crudum atque</text:span></text:p>
      <text:p text:style-name="P16"><text:span text:style-name="T12">incoctum, quum cibo sumpto operibus scse reddiderint; oh .<text:line-break/>eamque causam ii gravissimis morbis postea-prehenduntur,<text:line-break/>et ante senectam intereunt. Quae quum. vulgus ignoret;<text:line-break/>illos ob corporis robur beatos praedicat, quum </text:span><text:span text:style-name="T22">ea edere ,<text:line-break/></text:span><text:span text:style-name="T12">et concoquere ipsos videat, quae nemo nostrum neque<text:line-break/>edere queat neque coquere. Quod autem eorum plerique,<text:line-break/>qni laboribus scse confecerunt</text:span><text:span text:style-name="T12">, </text:span><text:span text:style-name="T12">a pravis cibis minus lae-<text:line-break/>dantur, in causa est, quod iis somni sint profundiores,<text:line-break/>quae res ad coctiones multum ipsis adfert momenti: quod<text:line-break/>si ipsos plures ordine noctes, insomnes ducere coegeris,<text:line-break/>morbo statim corripientur. Illi igitur unicum hoc ad<text:line-break/>pravos cibos coquendos habent commodum; athletae vero<text:line-break/>alimentis quidem utuntur optimi succi, sed crassi ac vi-<text:line-break/>scosi, illi sane, qui inter ipsos sunt graves, quo nomine<text:line-break/>palaestritae potissimum, nunc.vero et pancratiastae et pu-<text:line-break/>giles ita appellantur. Quum enim id solum eis sit propo-<text:line-break/>situm, ut ad certamina scse comparent, lu quibus inter-<text:line-break/>dum totum diem aut luctari, aut intentis viribus certare</text:span></text:p>
      <text:p text:style-name="P16"><text:span text:style-name="T12">coguntur, idcirco cibo indigent, corruptu ac evaporatu<text:line-break/>difficili; talis aulern est, qui succum habet crassum ac vi-<text:line-break/>fcosum, cujulmodi potissimum est cibus ex carnibus suillis<text:line-break/></text:span><text:span text:style-name="T22">ei</text:span><text:span text:style-name="T12"> panibus (ut diximus) apparatis, quibus foli vere athle-<text:line-break/>tae vescuntur Quod si quis privatus et haud exercita-<text:line-break/>tus eodem cibo uti voluerit, celerrime in morbum pleni-<text:line-break/>tudinis incidet, quemadmodum, si homo utens exercilatio-<text:line-break/>nibus oleribus ac ptisanae succo aleretur, totum suum<text:line-break/>corpus celeriter labefaciarit ac confecerit. Porro si quis<text:line-break/>nostrum panibus istis utatur, quibus dixi athletas uti,<text:line-break/>succus ex eis abundabit crassiis ac frigidus, qualem pro-<text:line-break/>prie crudum succum noininare consuevimus. Est sane et<text:line-break/>pituitae succus crudus et frigidus, non tamen crassus, ut<text:line-break/>qui humiditatem multam habeat et spiritum flatulentum';<text:line-break/>crudus autem succus proprie nuncupatus talis est, quale<text:line-break/>id apparet, quod in urinis subsidet quandoque puri ad-<text:line-break/>simile; verum pus et graveolens est et lentum, crudus<text:line-break/>vero succus crassitie et colore illi duntaxat est similis.</text:span></text:p>
      <text:p text:style-name="P16"><text:span text:style-name="T12">quum neque graveolens sit neque lentus. Non tamen fe-<text:line-break/>bricitantibus quidem ex crudorum humorum copia solis<text:line-break/>in urinis subsidet, cujusmodi dixi, sed et sanis, qui post<text:line-break/>multos exantlatos labores cibos duros ac confectu difficiles<text:line-break/>esitant. Verum de aliis quidem postea tractabimus; nunc<text:line-break/>vero, quoniam de panibus primo statuimus disserere, iis,<text:line-break/>quae a nobis dicta jam fuerunt, haec adjiciamus. Om-<text:line-break/>nium quidem optimi funt clibanitae, ad eum quem prae-<text:line-break/>scripsi modum tum assati, tum </text:span><text:span text:style-name="T12">ad </text:span><text:span text:style-name="T12">assationem praeparati.<text:line-break/>Proximi autem ipsis funt furnacei, eodem videlicet qpo<text:line-break/>praedicti modo praeparati: </text:span><text:span text:style-name="T22">sed quia in</text:span><text:span text:style-name="T12"> profundo non si-<text:line-break/>militer assantur, ob id </text:span><text:span text:style-name="T22">ab ipsis</text:span><text:span text:style-name="T12"> bonitate superantur. At<text:line-break/>qui super craticulam, aut cineres calidos, aut foci pavi-<text:line-break/>mentum ceu clibanum assantur, pravi omnes sunt, ut qni<text:line-break/>inaequaliter se habeant: nam partes ipsorum extirae<text:line-break/>supra modum sunt assatae, intimae autem crudae. Caete-<text:line-break/>rum iis, quos propterea, qnod cineribus tecti assantur, sub-<text:line-break/>cinericios nuncupant, cineres ipfi pravitatem aliquam</text:span></text:p>
      <text:p text:style-name="P17"><text:span text:style-name="T12">aspergunt;'quapropter omnium panum hos, si ipsis caetera<text:line-break/></text:span><text:span text:style-name="T12">" </text:span><text:span text:style-name="T12">o.nmia ante pariter adfuerint, quod ad assandi saltem mo-</text:span></text:p>
      <text:p text:style-name="P18"><text:span text:style-name="T12">dum attinet , propemodum dixerim osse deterrimos,<text:line-break/>Oportet enim scmper ea, de quibus agitur, ita accipere,<text:line-break/></text:span><text:span text:style-name="T12">ut, </text:span><text:span text:style-name="T12">quae inter se comparantur, lu illis duntaxat, de quibus<text:line-break/>aaitur, mutuo dissideant; quandoquidem si quae pluribus<text:line-break/></text:span><text:span text:style-name="T12">inter </text:span><text:span text:style-name="T12">se modis discrepant contuleris, quae de singulis ipsis<text:line-break/>membratim et feorsim dixeris, ea omnia collecta habe-<text:line-break/>hunt. De panum igitur differentia abunde dictum, est.</text:span></text:p>
      <text:h text:style-name="Heading_20_2" text:outline-level="2"><text:span text:style-name="T1">C</text:span>ap. III.</text:h>
      <text:p text:style-name="P65"><text:span text:style-name="T12">De aliis autem placentis, quae ex triticea<text:line-break/>farina parantur, dicere nunc fuerit opportunum. Ergo,<text:line-break/></text:span><text:span text:style-name="T12">quos </text:span><text:span text:style-name="T12">Attici quidem </text:span><text:span text:style-name="T43">ταγηνίτας, </text:span><text:span text:style-name="T12">ncs autem Graeci, qni<text:line-break/>Asiam colimus, </text:span><text:span text:style-name="T43">τηγανίτας </text:span><text:span text:style-name="T12">appellamus, parantur ex folo<text:line-break/></text:span><text:span text:style-name="T12">oleo. </text:span><text:span text:style-name="T12">Oleum qnidein folum lu fartagluem igni fumi ex-<text:line-break/>perti impositam injicitur: quod ubi incaluerit, triticea<text:line-break/>farina multa aqua imbuta ni _ affunditur; quae celeriter,<text:line-break/>dum cum ipfo oleo coquitur, cogitur ac densatur instar</text:span></text:p>
      <text:p text:style-name="P16"><text:span text:style-name="T12">casei teneri lu calatho concrescentis, tunc autem jam<text:line-break/>ipsam vertunt, superficiem quidem ipfius superiorem infra<text:line-break/>constituentes, ut ipsa sartaginem etiam tangat, quod vero<text:line-break/>prius erat inferius, quodque abunde jam est coctum, sur-<text:line-break/>sum in sublime tollentes, ut jam sit in , superficie: et<text:line-break/>quum jam, quod modo infra est, concreverit, postea<text:line-break/>vertunt ipsam bis forte aut ter, quoad tota placenta<text:line-break/>aequaliter ipsis cocta videatur. Perspicuum igitur<text:line-break/>est, quod ipsa quidem crassi est succi, quodque ven-<text:line-break/>treni cosiibet, et succos crudos gignit; quapropter et<text:line-break/>a' quibusdam messis quidpiam ei admiscetur; sunt<text:line-break/>qni et salem • marinum miscenti Fuerit autem jam<text:line-break/>id quidem placentae genus quoddam, aut species, aut<text:line-break/>quocunque modo appellare libeat: quemadmodum et<text:line-break/>alias 'quasdam placentarum species tum rustici hourines,<text:line-break/>tum urbanorum pauperrimi ex tempore componunt. Ita-<text:line-break/>que placentae azymae, quas in clibano assant, atque mox,<text:line-break/>quum extractae funt, lu mel calidum, ut id in totas fele</text:span></text:p>
      <text:p text:style-name="P16"><text:span text:style-name="T12">recipiant, injiciunt, placentae etiam sunt' genus quod-t<text:line-break/>dam; praeterea omnia, quae cum melle ex itriis appa-<text:line-break/>rantur.</text:span></text:p>
      <text:h text:style-name="Heading_20_2" text:outline-level="2">Cap. IV.</text:h>
      <text:p text:style-name="P65"><text:span text:style-name="T12">Duplex autem est itriorum spernes, prae-,<text:line-break/>stantior quidem, quam rhyemata, deterior yero, quam la-<text:line-break/>gana appellant Igitur omnia, quae ex his </text:span><text:span text:style-name="T22">ac</text:span><text:span text:style-name="T12"> similagine<text:line-break/>componuntur, erassi sunt sircci, et tarde permeant, jecor<text:line-break/>risque meatus, per quos fertur alimentum, obstruunt,<text:line-break/>lienis imbecillitatem augent, calculos denique in renibus<text:line-break/>gignunt; quod si cocta belle suerint atque in sanguinem<text:line-break/>mutata, admodum nutrient. Quae vero cum melle pa-<text:line-break/>rantur, mixtam habent facultatem: quum enim mel ipsum<text:line-break/>succum habeat tenuem, et ea, quibuscum miscetur, tenuet,<text:line-break/>factum merito est, ut, quae mel copiosius, dum parantur,<text:line-break/>assumpserint, quaeque diutius cocta fuerint, et minus<text:line-break/>tarde perineent, fuccumque ex tenui et crasso mixtum<text:line-break/>generent; jecori vero, renibus et lieni in recte quidem<text:line-break/>habentibus magis, quam ea, quae sine melle paratu sunt.</text:span></text:p>
      <text:p text:style-name="P16"><text:span text:style-name="T12">conducunt; in iis vero, qni obstructionis principium </text:span><text:span text:style-name="T22">ha-<text:line-break/>bent, aut</text:span><text:span text:style-name="T12"> inflammatione,' aut scirrho sunt obsessi, nihil<text:line-break/>minus quam illa noceant, nonnunquam etiam longe<text:line-break/>gravius, et multo omnium maxime, quorum farina fuerit<text:line-break/>admodum lenta; fuccus namque, qui ex iis proveniet;<text:line-break/>non modo propter crassitiem ferri prorsum inhibetur,<text:line-break/>verutu etiam intrinsecus angustis vasorum finibus circum-’<text:line-break/>fixus adeo impingitur, ut haud facile solvi queat; atque<text:line-break/>ita viscus laesum iis, qui ita sunt affecti, sensum poude-<text:line-break/>ris exhibet, ciborum ac potuum tenuantium ope </text:span><text:span text:style-name="T22">indi-<text:line-break/>gens. Scripsimus</text:span><text:span text:style-name="T12"> autem alibi uno libro de victu </text:span><text:span text:style-name="T22">atte-<text:line-break/>nuante.</text:span><text:span text:style-name="T12"> Nihil tamen eorum, quae ita sunt parata, neque<text:line-break/>thoracem, neque pulmonem offendunt Verum de eduliis<text:line-break/>quidem, quae crassum ac lentum succum generant; alio<text:line-break/>loco postea disseremus; sermo autem, qui nunc in mari-<text:line-break/>bus est, postulat,, ut quum alia, quae hactenus expofui-<text:line-break/>mus, memoria teneas, tum inter </text:span><text:span text:style-name="T22">ea</text:span><text:span text:style-name="T12"> omnium potissimum<text:line-break/>panum faculsatem,, quod eis assidue utamur; nec sane<text:line-break/>obsuerit; quae de ipsis diximus, summatim repetere.</text:span></text:p>
      <text:p text:style-name="P16"><text:span text:style-name="T12">Optimus certe panis -ac .saluberrimus fuerit homini, ne-<text:line-break/>que juveni, neque exercitationibus dedito, qui tum salis,<text:line-break/>tum fermenti habet plurimum</text:span><text:span text:style-name="T12">, </text:span><text:span text:style-name="T12">quique plurimum ab ar- .<text:line-break/></text:span><text:span text:style-name="T22">tisice, antequam</text:span><text:span text:style-name="T12"> formetur et assetur; sit subactus et (ut<text:line-break/>supra diximus</text:span><text:span text:style-name="T12">) </text:span><text:span text:style-name="T12">in clibano mediocriter calido assatus.<text:line-break/>Modum vero fermenti </text:span><text:span text:style-name="T12">ac </text:span><text:span text:style-name="T12">falis gustu / judicato;• quod<text:line-break/>namque in largiori horum mixtura jam offendit, pravum.<text:line-break/>Quatenus igitur gustus nullum adhuc sensum tristem ex<text:line-break/>ea mistura percipit, eatenus ipsorum copiam augere prae-<text:line-break/>stiterit.</text:span></text:p>
      <text:h text:style-name="Heading_20_2" text:outline-level="2">Cap. V.</text:h>
      <text:p text:style-name="P65"><text:span text:style-name="T12">Porro qui panis abluendi rationem exco-<text:line-break/>gitarunt, minoris sane alimenti cibum, scd qui ab ob-<text:line-break/>structionis noxa absit, quoad licet maxime, invenerunt;<text:line-break/>siquidem panis hic succum habet minimum crassum ae<text:line-break/>lentum, ut qui ex terrestri aereus fit factus. Ejus porro<text:line-break/>levitas apparet cum per stateram, tum quod iu. aqua<text:line-break/>non submergatur, sed instar suberis supernatet. Caeterum<text:line-break/>id edulium, quod ruri apud nos coquunt, quod ex multa</text:span></text:p>
      <text:p text:style-name="P16"><text:span text:style-name="T12">triticea farina lacti milia constat, scito ex iis esse, quae<text:line-break/>intus obstruunt. Ut igitur cibi hujusmodi omnes boni<text:line-break/>sunt succi et multi alimenti, ita </text:span><text:span text:style-name="T22">eos,*</text:span><text:span text:style-name="T12"> qui ipsis,assidue<text:line-break/>utuntur, laedunt obstructiones in hepate parientes et in<text:line-break/>renibus calculos gignentes. Quum enim humor crudus<text:line-break/>lentorem assumpsit, </text:span><text:span text:style-name="T12">et </text:span><text:span text:style-name="T12">transitus per renes quibusdam na-<text:line-break/>tura sint angusti, ibi,, quod crassissimum est ac maxime<text:line-break/>lentum, diutius moratum tophum prompte gignit; cujus-<text:line-break/>modi in vasis, in quibus aquam calefacimus; </text:span><text:span text:style-name="T22">accrefclt,<text:line-break/></text:span><text:span text:style-name="T12">aut ad saxa affigitur lu plerisque aquis calidis sponte<text:line-break/>nascentibus. Confert autem ad id maxime renum ipsorum<text:line-break/>temperamentum, quando ipforum calor acris fuerit ae<text:line-break/>velut igneus. Ex eo autem genere sunt et tophi, qui in<text:line-break/>arthriticis generantur; fluit enim scmper, quod in cor-<text:line-break/>pore redundat, in partes inibecillimas, pro fuaque ipsius<text:line-break/>natura lu ipsis' affectum excitat. Caeterum quum postea<text:line-break/>de lacte agemus, de omni.ipsius ufu trademus, quemad-</text:span></text:p>
      <text:p text:style-name="P16"><text:span text:style-name="T12">tuo dum certe et de cibis incrassantibus; quandoquidem<text:line-break/>et alia quaedam sunt, quae eam habent facultatem.</text:span></text:p>
      <text:h text:style-name="Heading_20_2" text:outline-level="2">Cap. VI.</text:h>
      <text:p text:style-name="P65"><text:span text:style-name="T12">Alica ex genere est tritici, valenterque<text:line-break/>nutrit, fuccumque lentum habet, sive in aqua duntaxat<text:line-break/>coctam cum mulso, aut vino dulci, aut etiam adstrin-<text:line-break/>gente, (nam his quoque fuo proprio tempore utimur,) sive<text:line-break/>cum oleo faleque frixam fumas, Nonnunquam autem<text:line-break/>et acetum illi injicitur, atque praeparatam eo modo ali-<text:line-break/>cam medici ptisanae confectionem fuisse dictitant; qui-<text:line-break/>darn autem dicunt, ex alicae ptisana aegrotum fuisse ciba-<text:line-break/>tum; veterum vero nonnulli, ut Diocles et Philotimus,<text:line-break/>ptisanam triticeam alicam lioc modo structam appelli-<text:line-break/>taut. Quapropter ejus nomen apud antiquos est rarum,<text:line-break/>quemadmodum et nomen sitanii; ipsum enim communi<text:line-break/>appellatione triticum nuncupanti Dictum porro est in<text:line-break/>libro Hippocratis de ratione victus, panes ex alica factos<text:line-break/>pluriini esse alimenti, fed mluus fubsidere; praeterea<text:line-break/>similaginem et alicam coctam valentis ac multi esse</text:span></text:p>
      <text:p text:style-name="P16"><text:span text:style-name="T12">alimenti.' proinde usum hujus multum vitare convenit,<text:line-break/></text:span><text:span text:style-name="T12">eisque </text:span><text:span text:style-name="T12">potissimum, quibus jecur facile obstruitur, aut<text:line-break/></text:span><text:span text:style-name="T12">renes </text:span><text:span text:style-name="T12">caloulis gignendis sunt appositi. Maxime praeterea<text:line-break/>intentos esse convenit iis sorbitionibus, quae ex alica lota<text:line-break/>nuncupata parantur; succus namque ipsius hic est aquae<text:line-break/>commixtus, </text:span><text:span text:style-name="T12">qni </text:span><text:span text:style-name="T12">quum coctionem postulet plurimam, prae-<text:line-break/></text:span><text:span text:style-name="T12">parantibus </text:span><text:span text:style-name="T12">quidem ipsum, quasi satis coctus sit, imponit,<text:line-break/></text:span><text:span text:style-name="T12">aegrotos </text:span><text:span text:style-name="T12">vero, quibus ipsum parant, laedit non mini-<text:line-break/></text:span><text:span text:style-name="T12">mum, </text:span><text:span text:style-name="T12">celeriter enim, quod instar glutinis-fit lentus, con-<text:line-break/></text:span><text:span text:style-name="T12">crescit </text:span><text:span text:style-name="T12">ac' densatur. Oportet igitur ipsum multa aqua<text:line-break/>admixtum super carbonibus coqueres plurimum movendo,<text:line-break/></text:span><text:span text:style-name="T12">quoad </text:span><text:span text:style-name="T12">exacte coctus fuerit, tum </text:span><text:span text:style-name="T12">vero </text:span><text:span text:style-name="T12">falis quidpiaui<text:line-break/></text:span><text:span text:style-name="T12">etiam </text:span><text:span text:style-name="T12">injicere; oleum autem, etiamsi initio statim im-<text:line-break/></text:span><text:span text:style-name="T12">miscueris, </text:span><text:span text:style-name="T12">nihil fuerit incommodi. Sed id quidem obiter<text:line-break/></text:span><text:span text:style-name="T12">sit dictum; </text:span><text:span text:style-name="T12">ad medendi enim rationem, iion ad praesens<text:line-break/>institutum pertinet. Quod si quando fani ob vehementem<text:line-break/></text:span><text:span text:style-name="T12">ventris </text:span><text:span text:style-name="T12">mordicationem, sive ob biliosi humoris multi<text:line-break/></text:span><text:span text:style-name="T12">transitum, </text:span><text:span text:style-name="T12">sive ob aliud id genus sorbitione eguerint.</text:span></text:p>
      <text:p text:style-name="P16"><text:span text:style-name="T12">iis alicam plurimum coctam,- usque dum extabuerit, de-<text:line-break/>lude colatam atque ita comparatam, . ut ptisanae succo<text:line-break/>colato sit persimilis, sorbendam tunc exhibeto. Eadem<text:line-break/>autem lotae alicae parandae est ratio,</text:span></text:p>
      <text:h text:style-name="Heading_20_2" text:outline-level="2">Cap. VII.</text:h>
      <text:p text:style-name="P65"><text:span text:style-name="T12">Nisi ipse aliquando triticum in aqua eli-<text:line-break/>xum comedissem, nunquam aliquem ejus usum in<text:line-break/>cibo esse credidissem; neque enim, fame grassante,<text:line-break/>ad hunc utendi modum quis accesserit, quum, suppetente<text:line-break/>tritico, panem eo facere possit, in coena vero, quemadrno-<text:line-break/>dum elixum frixumve cicer et alia quaedam semina sirni-<text:line-break/>liter parata pro tragematibus, quae vocant; furnuntur,<text:line-break/>ita triticum elixum a nemine sumitur. </text:span><text:span text:style-name="T12">Ob </text:span><text:span text:style-name="T12">eas sane cau-<text:line-break/>fas nunquam credidissem quempiam triticum elixum esi-<text:line-break/>tasse. Quum autem et ipse aliquando rus procul ab urbe<text:line-break/>cum duobus adolescentibus meis coaetaneis profectus ru-<text:line-break/>sticos jam coenatos deprehendissem, et mulieres scse, ut<text:line-break/>panem facerent, accingere, (pane enim carebant,) unusque<text:line-break/>ex ipsis repente triticum lu ollam conjectum coxisset,</text:span></text:p>
      <text:p text:style-name="P16"><text:span text:style-name="T12">deinde sale mediocri conditum , ut ederemus, </text:span><text:span text:style-name="T12">esset </text:span><text:span text:style-name="T12">horta-<text:line-break/>tus, (cogebamur autem id facere, ut par est, qui nimirum<text:line-break/>iter confeceramus atque esuriebamus;) abunde certe comedi-<text:line-break/>mus , pondus tamen in ventriculo fensimus, ut lutum ipsi in-<text:line-break/>cumbere videretur. Et quum postero die non coxissemus,<text:line-break/>totum diem cibum ita fastidivimus, ut nihil edere potuerimus,<text:line-break/>praeterea flatulento spiritu eramus pleni, caputque dole-<text:line-break/>hat, et oculi caligabunt; neque enim per alvum quicquam<text:line-break/>excreveramus, quod unicum in cruditatibus est remedium.<text:line-break/>Rogabam igitur rusticos, num et ipsi aliquando elixum<text:line-break/>triticum edissent; tum quonam pacto fuissent ab illo affe-<text:line-break/>cti- Illi vero et esitasse frequenter eadem qua nos uecef-<text:line-break/>sitate compulsus responderunt, triticumque ita praeparatum<text:line-break/>grave et concoctu difficile esse edulium: quod sane vel<text:line-break/>citra experimentum colligi facile poterat. Quando enim<text:line-break/>ne ipsius quidem sumpta farina (ut ante retulimus) con-<text:line-break/>coctu fit facilis, nili per salem, fermentum, misturam,<text:line-break/>triturationem clibauumque elaborata fuerit, quis non</text:span></text:p>
      <text:p text:style-name="P16"><text:span text:style-name="T12">intelligat, illaboratum triticum esse contumacissimum ? </text:span><text:span text:style-name="T12">Vi-<text:line-break/></text:span><text:span text:style-name="T12">res tamen tritinum habet magnas; si sic sumptum </text:span><text:span text:style-name="T12">conco-<text:line-break/></text:span><text:span text:style-name="T12">quatur, nutritque valide corpus, ac robur insigne iis, </text:span><text:span text:style-name="T12">qui<text:line-break/></text:span><text:span text:style-name="T12">ipso usi suerint, conciliat.</text:span></text:p>
      <text:h text:style-name="Heading_20_2" text:outline-level="2">Cap. V<text:span text:style-name="T2">III</text:span>.</text:h>
      <text:p text:style-name="P65"><text:span text:style-name="T12">Amylum ex tritico' 'conficitur, </text:span><text:span text:style-name="T12">partes<text:line-break/></text:span><text:span text:style-name="T12">exafperatas laevigandi vim obtinens, quae substantiis </text:span><text:span text:style-name="T12">om-<text:line-break/></text:span><text:span text:style-name="T12">nibus consistentia siccis est communis, quae neque </text:span><text:span text:style-name="T12">astri-<text:line-break/></text:span><text:span text:style-name="T12">ctionem / neque acrimoniam, neque aliam quamvis </text:span><text:span text:style-name="T12">facul-<text:line-break/></text:span><text:span text:style-name="T12">tatem habent insignem, quas substantias jure </text:span><text:span text:style-name="T12">qualitatis,<text:line-break/></text:span><text:span text:style-name="T12">quae sensu deprehendi- queat, expertes appellant, </text:span><text:span text:style-name="T12">qualis<text:line-break/></text:span><text:span text:style-name="T12">inter humisias substantias est </text:span><text:span text:style-name="T12">aqua. </text:span><text:span text:style-name="T12">Caeterum </text:span><text:span text:style-name="T12">amylum<text:line-break/></text:span><text:span text:style-name="T12">similem panibus lotis habet facultatem</text:span><text:span text:style-name="T12">; </text:span><text:span text:style-name="T12">minus eniur </text:span><text:span text:style-name="T12">his<text:line-break/></text:span><text:span text:style-name="T12">non lotis corpori praebet alimentum, et non calefaciens,<text:line-break/>veluti neque calefaciunt etiam illi; quum caeteri </text:span><text:span text:style-name="T12">panes<text:line-break/></text:span><text:span text:style-name="T12">calefaciant. Quod vero </text:span><text:span text:style-name="T12">ad </text:span><text:span text:style-name="T12">triticum lu aqua elixum </text:span><text:span text:style-name="T12">atti-<text:line-break/></text:span><text:span text:style-name="T12">net, cum </text:span><text:span text:style-name="T12">eo </text:span><text:span text:style-name="T12">amylum nc conferendum quidem est, </text:span><text:span text:style-name="T12">quum<text:line-break/></text:span><text:span text:style-name="T12">palam'iil tum calefaciat, tum valenter nutriat, si </text:span><text:span text:style-name="T12">concoctum<text:line-break/></text:span><text:span text:style-name="T12">fuerit; quum tamen, ut diximus, difficile concoquatur.</text:span></text:p>
      <text:h text:style-name="P6" text:outline-level="2">Cap. IX. [De horsto et ptisana.]</text:h>
      <text:p text:style-name="P11"><text:span text:style-name="T12">Roc item semen in usu<text:line-break/>frequenti apud, liomines </text:span><text:span text:style-name="T12">est, </text:span><text:span text:style-name="T12">quod npn eandem cum tritico </text:span><text:span text:style-name="T22">ha-<text:line-break/>bet</text:span><text:span text:style-name="T12"> facultatenr, siquidem illud' palam calefacit, hocyerc ncn<text:line-break/>modo pon calefacit, (quomodo nonnnila,. quae lu medio<text:line-break/>sunt calefarientium et refrigerantium, ut amylum et<text:line-break/>panis lotus,) fesi, quoquo modo ipsp utere, sive partes ex<text:line-break/>ipfo feceris, sive ptisanam coxeris, sive polentam feceris<text:line-break/>rim quandam refrigerandi babere certiitur. Dissidet prae-<text:line-break/>terea a tritici natura succi specie, quam utrumque ipso-<text:line-break/>rum gignere consuerit; siquidem triticum crassum ac<text:line-break/>lentum, liordeum autem tenuem et nonnihil detersorium<text:line-break/>succum in nobis gignit. Quoquo igitur’ modo lrordenm<text:line-break/>paraveris, nunquam corpus calefacit, sed varie pro modo<text:line-break/>praeparationis liumectat ac siccat; quandoquidem polenta,<text:line-break/>quae ex frixo hordeo est facta, siccare perspicue cernito,<text:line-break/>ptisana autem liumectat quum saltem, ni decet, fuerit<text:line-break/>parata, hoc est , quum iu coctione quam plurimum intu-<text:line-break/>muerit, postea igne lento per multum otium in chylum</text:span></text:p>
      <text:p text:style-name="P16"><text:span text:style-name="T12">fuerit' redacta</text:span><text:span text:style-name="T43">; </text:span><text:span text:style-name="T12">acetum autem ei tunc admisceto, quum<text:line-break/>plane lu tumuerit; quum </text:span><text:span text:style-name="T22">vero cocta</text:span><text:span text:style-name="T12"> exacte fuerit, sub<text:line-break/>edendi tempus saleni ' tenuem injicere oportet; oleum<text:line-break/>alitem si initio statim injeceris, coctioni nll nocueris;<text:line-break/>aliud lainen nihil' est miscendum, nisi velis anethi aut<text:line-break/>porri quidpiam, idque initio statim, immiscere. Video<text:line-break/>autem a cocis omnibus ptisanam pessime parari; iu mor-<text:line-break/>tario namque crudam ipsam tundentes, non ad ignem co-<text:line-break/>quentes dissolvunt; simt qui amylum etiam injiciant, ut<text:line-break/>per coctionem in chylum copiosum videatur esse redacta.<text:line-break/>Talis certe ptisana merito maxime est flatulenta et con-<text:line-break/>coctu admodum difficilis. Quae vero in ptisana recte pa-<text:line-break/>randa praetermisi, ea adjicere oportet. Crudam ptisanam<text:line-break/>aliquamdiu in aqua praemaceratam', deinde in mortarium<text:line-break/>injectam manibus terere convenit asperam quampiam rem<text:line-break/>in se habentibus, cujusmodi est, quod vocant spartum, ex<text:line-break/>quo jumentis foleae nectuntur; usque eo autem terendum,<text:line-break/>dinii praepositus cortex sit abjectus, is enim, quo vestitur</text:span></text:p>
      <text:p text:style-name="P16"><text:span text:style-name="T12">cqu tenui tunica, non totus inter pluseuduui abjicitur;<text:line-break/>quapropter et praemaceratur, </text:span><text:span text:style-name="T12">et </text:span><text:span text:style-name="T12">lu mortario tunditur.<text:line-break/>Quod si non quicquid est paleae deciderit, elixa ptisana<text:line-break/>magis quidem deterget, nullam autem aliam noxam acci-<text:line-break/>pit. Pessima autem est ptisanae praeparatio, quum, .ubi<text:line-break/>coci' crudam ipsam in mortario cum .aqua contirderlut<text:line-break/>delude parumper coxerint, sapam injiciunt; quidam autem<text:line-break/>cum his mel quoque et cuminum injiciunt, confusam<text:line-break/>quandam misturam veritis quam, ptisanam comparantes.<text:line-break/>Verum quae probe parata fuerit, utilitates, quas memorat<text:line-break/>Hippocrates, tum fanis, itum aegrotis hominibus praestabit<text:line-break/>siquidem lentor ejus (ut inquit) :levis, et continuus,, et<text:line-break/>blandus est, et lubricus, et humidus moderate, sitimque<text:line-break/>arcet, et ad abluendum, si quid opus erit, est idoneus,<text:line-break/>neque adstrictionem habet, neque tormina gignit, denique'<text:line-break/>in ventriculo non exturgescit, si quidem inter coquendum<text:line-break/>intumuit, quantum plurimum intumescere poterat. Haec<text:line-break/>certe nobis in praesentia de ptisanae facultate suffecerint,</text:span></text:p>
      <text:p text:style-name="P16"><text:span text:style-name="T12">non medendi rationem tradentibus, scd alimentornm dum-<text:line-break/>taxat facultates explicantibus, quamquam lu sermonis<text:line-break/>transcursu ipsorum usum quoque attingimus.</text:span></text:p>
      <text:h text:style-name="Heading_20_2" text:outline-level="2">Cap. X.</text:h>
      <text:p text:style-name="P68"><text:span text:style-name="T12">Nunc certe ad :hordeaceos . panes transire<text:line-break/>fuerit, tempestivum, quos homines eodem, quo triticeos,<text:line-break/>modo parant. Suart autem non modo triticeis, .verum<text:line-break/>etiam olyrinis, et multo adhuc, magis tiphluis friabiliores,<text:line-break/>nihil in se .lentoris,, ut illi, habentes. Ex quo periple<text:line-break/>cuurn est, quod exiguum corpori praebent alimentum, et<text:line-break/>potissirnum si facti ex pejore hordeo suerint, ex quo llip- </text:span><text:span text:style-name="T12">•<text:line-break/></text:span><text:span text:style-name="T12">pocrates :ne - ptisanam quidem fieri voluit; neque enim,<text:line-break/>dum coquitur, succum copiosum ex se </text:span><text:span text:style-name="T12">ipso </text:span><text:span text:style-name="T12">emittit. Laur<text:line-break/>statissimum autem est, quod candidum, ubi pistum est,<text:line-break/>apparet nonnihilque densitatis ac ponderis,, quantum<text:line-break/>hordeo :datum est, habet. Porro quod totum plenum est,<text:line-break/>et circumscriptionem externam habet tensam, melius eo<text:line-break/>est, .quod gracile est ac rugosum. Verum hoc quidem<text:line-break/>feminum omnium commune tibi esto, indicium, nisi forte</text:span></text:p>
      <text:p text:style-name="P16"><text:span text:style-name="T12">aliquando molem multo,- quam • pro sua natura,' habeant<text:line-break/>majorem, fintque molliora ac laxiora; scito enim, ea hu-<text:line-break/>nuditatem habere superfluam, praedictisque </text:span><text:span text:style-name="T12">esse </text:span><text:span text:style-name="T12">deterio-<text:line-break/>ra. ..Ob eamque causam non convenit iis pcst collectic-<text:line-break/>nem nti, fed, ubi ea in locis siccis reposueris, diu ab eis<text:line-break/>abstinere, quo interea pars quidem humoris superflui ex—<text:line-break/>halet,- pars autem etiam .-coquatur, quoad siccata medio-<text:line-break/>criter contrahantur. Defluit enim a plantis, seminibus<text:line-break/>et fruotibus, postquam collecta fuerint ac reposita, pri-<text:line-break/>mum quidem . quicquid ipsis aquosum est ac tenue, post<text:line-break/>autem et nonnihil humidi naturalis. Quum enim sub-<text:line-break/>stantiam habent , justo sicciorem, funtque iis deteriora<text:line-break/>quae ad summum bonae habitudinis pervenerunt, nop ta-<text:line-break/>men jam omnino funt prava; quin imo iis affectibus, quos<text:line-break/>siccando corrigere oportet, sunt utiliora. Quae autem diu-<text:line-break/>tissime fuerunt reposita, vires habent imbecilliores. Hu-’<text:line-break/>jus porro terminus.fit, quum ab ipsis divisis quasi pulvis<text:line-break/>quidam tenuis excidit. Haec itaque lemel </text:span><text:span text:style-name="T22">nunc</text:span><text:span text:style-name="T12"> dicta</text:span></text:p>
      <text:p text:style-name="P16"><text:span text:style-name="T12">in omnibus memoria teneto; non enim libenter de iis,<text:line-break/>dem saepe eadem. repeto</text:span><text:span text:style-name="T12">, </text:span><text:span text:style-name="T12">nisi quando necesse videtur<text:line-break/>nudum .dumtaxat caput memoriae causia repetere. Ad pa-<text:line-break/>nes autem hordeaceos, de quibus dicere institueramus,<text:line-break/>reversi dicamus, ,in iis quoque quasdam esse differentias<text:line-break/>illis, quas panic ante in triticeis receusnimus, refponden-<text:line-break/>tes. Omnes namque triticeis inuIlo minus alunt; qui ta-<text:line-break/>men ex praestantissimo hordeo conficiuntur, minus </text:span><text:span text:style-name="T12">a </text:span><text:span text:style-name="T12">tri—<text:line-break/>ticeis in eo superantur; qui vero ex laxo ac levi, pa-<text:line-break/>nibps furfuraceis refporrdent; panes autem ex hordeo liu-<text:line-break/>jusmodi citisiime per alvinn subducuntur, quod et reli-<text:line-break/>quis non miuimum accidit, si triticeis eos contuleris.<text:line-break/>Quae porro inter hos inediae papum hordeaceorum sirnt<text:line-break/>praeparationes, similes sunt </text:span><text:span text:style-name="T12">lis, </text:span><text:span text:style-name="T12">quas in triticeis retuli-<text:line-break/>nrus,</text:span></text:p>
      <text:h text:style-name="Heading_20_2" text:outline-level="2">Cap. XI.</text:h>
      <text:p text:style-name="P68"><text:span text:style-name="T12">Ex recenti hordeo mediocriter frixo lau-<text:line-break/>datissinia fit polenta, cujus si copia non fit, nonnunquam<text:line-break/>et cx aliis, ipfam conficimus. Quum autem polenta</text:span></text:p>
      <text:p text:style-name="P16"><text:span text:style-name="T12">omnis, quae recte fit facta, boni sit odoris, ea est sua-<text:line-break/>veolentissima, quae ex optimo ac recenti hordeo, et.<text:line-break/>quod aristam non admodum habeat siccam, est confecta.<text:line-break/>Compluribus autem per sanitatem mos est eam sapa et<text:line-break/>vino dulci mulsoque commixtis, nonnunquam sola etiam<text:line-break/>aqua conspersam aestate duabus tribusve ante balneum<text:line-break/>horum bibere, qjuntque sentire fe hoc potu siti liberari.<text:line-break/>Si tamen cum vino aestero fuerit epota, ventrem defio,<text:line-break/>dat. Polenta autem gentes quaedam pro pane utuntur;-<text:line-break/>quod ego rusiicos in Cypro facere fum conspicatus, tam-<text:line-break/>etsi ii frumenti plurimum metant. Veteres autem militi-,<text:line-break/>bus etiam, polentam praebebant; Romani tamen milites<text:line-break/>ipsius imbecillitatem damnantes, ea-non amplius nunc,<text:line-break/>utuntur; exiguum enim corpori alimentum dat, privatis<text:line-break/>quidem et omni exerritatione abstinentibus . satis multum,-<text:line-break/>iis autem, qui qnoquomodo exercentur, minus quam sati<text:line-break/>est. Porro ex iis humidis frixis fiunt mazae, de quibus<text:line-break/>deinceps disseremus, praesertim quum Philotimus in pri-</text:span></text:p>
      <text:p text:style-name="P16"><text:span text:style-name="T12">uro'libro De alimentis de ipsis copiosius disputans, quod<text:line-break/>in eis tamen erat utilissimum, indefinitum reliquerit.</text:span></text:p>
      <text:h text:style-name="Heading_20_2" text:outline-level="2">Cap. XII.</text:h>
      <text:p text:style-name="P68"><text:span text:style-name="T12">Cujusque eduliorum vires potes vel ante<text:line-break/>certam experientiam ex ipsius natura conjiceret Etenim,<text:line-break/>perspicacis ingenii vero furina, quae plane tenuis est et<text:line-break/>alba et ab omni furfurea substantia pura, fatis intelli-<text:line-break/>getur in ventriculo quoque citius ac magis alterari, eoque<text:line-break/>probius concoqui, et facilius in corpus distribui, prom-<text:line-break/>ptiusque nutrire, ut quae tuta corporibus alendis assirni-<text:line-break/>letui atque apponatur; quod autem in ipsa furfureum<text:line-break/>est ac durum, ut extrinsecus in aqua dissolvi non cer-<text:line-break/>nitur, eadem ratione rre in ventriculo quidem inadesa-<text:line-break/>ctum dissolvitur, sed tutum, ut sumptum fuerat, ludi vi-,<text:line-break/>duum permanet atque inconfectum. Hoc igitur non<text:line-break/>potest nec probe,concoqui nec distribui, propterea quod<text:line-break/>venarum orificiis, quae tum ad ventriculum tum ad ruo<text:line-break/>testina pertinent, neque apte cohaeret omnino, neque fi-<text:line-break/>labitur; quas res necessario sequitur, tum ut major ster-</text:span></text:p>
      <text:p text:style-name="P17"><text:span text:style-name="T12">coris vis ex ipfo acerbetur, tum ut citius subfideat, 'par-<text:line-break/>, tim propter ipsius copiae pondus, partim etiam quod fur*<text:line-break/>fureum omne qualitatem habeat detergentem. Quae -omnia<text:line-break/>si quis reputet, intelliget tantum mazam in alendo corpore<text:line-break/>ab hordeaceis panibus relinqui; quantum hi a triticeis<text:line-break/>relinquuntur; </text:span><text:span text:style-name="T12">quippe, </text:span><text:span text:style-name="T12">quum hordeum suapte natura fur-<text:line-break/>fureum habeat non paucum, frixum jam illud ipsum ha-<text:line-break/>bet tum -siccius; tum fractu ac comminutu difficilius;<text:line-break/>siccius autem est id, quod in hoc est praestantius, ex quo<text:line-break/>eorpus fumebat alimentum, quo fit, ut maxa panibus hor-<text:line-break/>deaceis aegrius coquatur, magisque ventriculum flatu im-<text:line-break/>pleat; in quo etiam si diutius manserit, turbationem eit-<text:line-break/>citat; ritius autem subducitur, si pista diutius suerit ac<text:line-break/>subacta; quod si mel quoque addatur, ritius etiam ob id<text:line-break/>ventrem ad excretionem incitabit. Caeterum quod Phi-<text:line-break/>lotimus opinatur, succum crassum ,• glutinosum ac frigis<text:line-break/>dum ex omni maza generari, (quem ipse cum praeceptore<text:line-break/>fuo Praxagora vitreum appellat,) secus prosecto habet;</text:span></text:p>
      <text:p text:style-name="P16"><text:span text:style-name="T43">. </text:span><text:span text:style-name="T12">quum polenta</text:span><text:span text:style-name="T43">, </text:span><text:span text:style-name="T12">neque lentorem habeat, quod alicae inest<text:line-break/>maxime, nec multum nutriat. At illum fefellit maza co-<text:line-break/>piosior ac diutius lu vino dulci et sapa macerata, quam<text:line-break/>ipse, quemadmodum Athenienses, tritam appellavit; quod<text:line-break/>enim in ea triticeae massae .respondet, ductile est </text:span><text:span text:style-name="T12">ac<text:line-break/></text:span><text:span text:style-name="T12">glutinosum quum ob diuturnam macerationem, tum </text:span><text:span text:style-name="T12">ob<text:line-break/></text:span><text:span text:style-name="T12">humoris polentae commixti crassitiem. Quemadmodum<text:line-break/>autem tritura multa cum crasso liquore facit, , ut </text:span><text:span text:style-name="T12">trita<text:line-break/></text:span><text:span text:style-name="T12">furina lenta appareat, etiamsi ea ex milio sit, ad </text:span><text:span text:style-name="T12">eun-<text:line-break/></text:span><text:span text:style-name="T12">dem modum succus ptisanae apparet lentus, tametsi </text:span><text:span text:style-name="T12">nihil<text:line-break/></text:span><text:span text:style-name="T12">irt sese habeat glutinosum neque emplasticum, sed contra<text:line-break/>detergens atque lucidens, adeo ut in cute nostra videa-<text:line-break/>tur, sordes eluere. Slu autem, postquam alicui forbendam<text:line-break/>ipsam exhibueris, vomere ipsum feceris, pituitam, </text:span><text:span text:style-name="T12">quae<text:line-break/></text:span><text:span text:style-name="T12">in ventriculo continebatur, detergebit, et omnia vomitu<text:line-break/>simul cum ea ejiciet.</text:span></text:p>
      <text:h text:style-name="Heading_20_2" text:outline-level="2">Ca<text:span text:style-name="T1">p</text:span><text:span text:style-name="T52">. </text:span>XIII.</text:h>
      <text:p text:style-name="P68"><text:span text:style-name="T12">Mnesitheus quidem tiphas tertio loco post<text:line-break/>triticum </text:span><text:span text:style-name="T12">et </text:span><text:span text:style-name="T12">hordeum numerat; , Diocles autem de ipsis</text:span></text:p>
      <text:p text:style-name="P16"><text:span text:style-name="T12">tradit negligentius, compendiosum scribendi </text:span><text:span text:style-name="T12">genus </text:span><text:span text:style-name="T12">diffusae<text:line-break/>accurataeque explanationi praeponens</text:span><text:span text:style-name="T12">; </text:span><text:span text:style-name="T12">eodem certe com-<text:line-break/>pendio de tritico, hordeo aliisque multis tradidit. Paulo<text:line-break/>autem de his Praxagoras ac Mnefitheus, quam Diocles,<text:line-break/>copiosius scripserunt, attamen Ue ipsi quidem satisfaciunt-<text:line-break/>Phllotimus vero de quibusdam admodum copiose, de aliis<text:line-break/>autem egit jejune; sunt et quorum ne memluit quidem,<text:line-break/>quemadmodum nec zeiae. Perspicuum autem est, quod<text:line-break/>nec praeceptor ejus Praxagoras; quandoquidem Pliiloti-<text:line-break/>mus non modo eorum, quae ille.scripsisset, nihil prae-<text:line-break/>termisit, .scd pleraque etiam perpolivit atque adjunxit.<text:line-break/>Illud vero mirum videri debet, quod ne is quidem, qui<text:line-break/>librum de ratione victus composuit, qui Hippocrati est<text:line-break/>adscriptus, (quisquis is vir antiquus fuerit,) nominis zeiae<text:line-break/>mentionem unquam fecerit; ' quod si tiphas a nonnullis<text:line-break/>putabat appellari zeias, id ipsum significasse oportuit»<text:line-break/>Verum satius forte fuerit ipsorum verba ascripsisse. Dio-*<text:line-break/>cles ergo lu primo libro de sanitate tuenda </text:span><text:span text:style-name="T22">ad</text:span><text:span text:style-name="T12"> Plistar-<text:line-break/>chum (in quo ciborum facultates explicat) sic scribit:</text:span></text:p>
      <text:p text:style-name="P16"><text:span text:style-name="T22">Posi hordeum autem ac triticum sacudtatibus sequuntur<text:line-break/>omnium maxime olyrae, tiphae, zeiae, panicum, milium.<text:line-break/></text:span><text:span text:style-name="T12">In quibusdam autem exemplaribus zeiae nomen omnino<text:line-break/>non est, quin et in quibusdam non facultatibus, sed<text:line-break/>utilitatibus scriptum est hoc modo: </text:span><text:span text:style-name="T22">Posi hordeum ac</text:span><text:span text:style-name="T12"> tri-<text:line-break/>ticum </text:span><text:span text:style-name="T22">uiilitatibus sequuntur omnium </text:span><text:span text:style-name="T22">maxime </text:span><text:span text:style-name="T22">olyrae, ti,.<text:line-break/>phae, panicum et milium;</text:span><text:span text:style-name="T12"> perinde ac </text:span><text:span text:style-name="T12">est </text:span><text:span text:style-name="T12">olyra semen<text:line-break/>esset a tipha diversum. Mnefitheus autem uno femiue duo<text:line-break/>nomina nit contineri, scribens ad hunc modum: </text:span><text:span text:style-name="T22">Exsemi~<text:line-break/>nibus ad nutritionem sunt appositijsima triticum et hor-<text:line-break/>deum; </text:span><text:span text:style-name="T22">quod </text:span><text:span text:style-name="T22">autem haec deinceps sequitur</text:span><text:span text:style-name="T22">, </text:span><text:span text:style-name="T22">duplici qui-<text:line-break/>dam nomine nuncupatur, eadem tamen </text:span><text:span text:style-name="T22">res </text:span><text:span text:style-name="T22">esi, alii enim<text:line-break/>tipham, alii dlyram nominant.</text:span><text:span text:style-name="T12"> Deinceps ista adjungit;<text:line-break/></text:span><text:span text:style-name="T22">Posi haec autem sunt 'scia</text:span><text:span text:style-name="T22">, </text:span><text:span text:style-name="T22">milium </text:span><text:span text:style-name="T22">et </text:span><text:span text:style-name="T22">panicum.</text:span><text:span text:style-name="T12"> Diocli<text:line-break/>certe ea de tipha et olyra scribere, quae modo ascripsi,<text:line-break/>satis risum suit; Mnefitheus vero particulatirn quoque de<text:line-break/>iis postea tractavit, primum quidem de tritico et hordeo.</text:span></text:p>
      <text:p text:style-name="P16"><text:span text:style-name="T12">mox de tiphis, scribens his verbis: </text:span><text:span text:style-name="T22">Reliquorum vero ser<text:line-break/>minum tipha quidem esi </text:span><text:span text:style-name="T22">optima, </text:span><text:span text:style-name="T22">nam </text:span><text:span text:style-name="T22">et </text:span><text:span text:style-name="T22">nutrit admo-<text:line-break/>dum , neque magno negotia </text:span><text:span text:style-name="T22">conficitur. </text:span><text:span text:style-name="T22">Panem autem<text:line-break/>ex zeia nemo affatim citra sanitatis dispendium mandit ;<text:line-break/>quod se quis ei pani non ajsueverit, etiamsc minimum<text:line-break/>sumpserit, aegrotabit</text:span><text:span text:style-name="T22">; </text:span><text:span text:style-name="T22">esi enim gravis et concoctu disu<text:line-break/>sicilis. Qui vero regionem colunt vehementer scigidam,<text:line-break/></text:span><text:span text:style-name="T22">eo </text:span><text:span text:style-name="T22">semine coguntur nutriri, ipsumque serere,</text:span><text:span text:style-name="T12"> quod fui-<text:line-break/></text:span><text:span text:style-name="T22">goribus persirenue resistat. Atque hi principio quidem<text:line-break/>paulatim edere </text:span><text:span text:style-name="T22">affuesaunt</text:span><text:span text:style-name="T22">,- tum quia ingrati odoris esi<text:line-break/>cibus, tum quia rarus esi in ejusmodi regionibus fra-<text:line-break/>gum proventus-, posi autem, quod familiare sit edulium,<text:line-break/>accidit, ut saoillime in corporibus conficiatur. Jn sum-<text:line-break/></text:span><text:span text:style-name="T22">ma </text:span><text:span text:style-name="T22">atiiern statuere oportet, </text:span><text:span text:style-name="T22">zeiam </text:span><text:span text:style-name="T22">gravem ejse', ac con-<text:line-break/>coctu difficilem, firmam, </text:span><text:span text:style-name="T22">ac </text:span><text:span text:style-name="T22">membranosam.</text:span><text:span text:style-name="T12"> Ex his<text:line-break/>Mnefitheus apertissime indicavit, cujusmodi semen vocaro<text:line-break/>velit zeiam, quae in frigidis regionibus colitur. Equi-<text:line-break/>dem nec ipse regiones omnes hybernas peragravi, nec<text:line-break/></text:span><text:span text:style-name="T12">ab </text:span><text:span text:style-name="T12">aliis audivi, qui eas perlustrassent; femen aliquod</text:span></text:p>
      <text:p text:style-name="P16"><text:span text:style-name="T12">esse frumentaceum, quod incolae zeiam aut zeam appel-<text:line-break/>lerent; utroque enim modo scriptum invenitur, in aliis<text:line-break/>priore syllaba ins.eti, in aliis autem in </text:span><text:span text:style-name="T22">s</text:span><text:span text:style-name="T12"> tantum de-<text:line-break/>sinente. Credere tamen possum, fieri potuisse, ut Graeci<text:line-break/>femen id. sic appellarint, barbari autem proprium ipsi<text:line-break/>nomen, indiderint.. Conspicatus autem in multis Thraciae<text:line-break/>et Macedoniae agris non mistam modo, </text:span><text:span text:style-name="T22">fed et plantam<text:line-break/>totam nostrae tiphae</text:span><text:span text:style-name="T12"> in Asia simillimam, interrogari,<text:line-break/>quodnam apud illos homines haberet, nomen 5 qui mihi<text:line-break/>omnes responderunt, plautam totam et ejus femen </text:span><text:span text:style-name="T43">βρἰζαν<text:line-break/></text:span><text:span text:style-name="T12">appellari, priori syllaba tribus his literis scripta</text:span><text:span text:style-name="T43">, , β ρ </text:span><text:span text:style-name="T12">1,<text:line-break/>sequente </text:span><text:span text:style-name="T49">ζ</text:span><text:span text:style-name="T43"> </text:span><text:span text:style-name="T12">et </text:span><text:span text:style-name="T22">a,</text:span><text:span text:style-name="T12"> lu recto saltem casti, in accusativo au-<text:line-break/>tem cum litera v. Ex hoc, porro femine panis fit gravis<text:line-break/>odoris et ater, membranosam (ut Mnefitheus scripsit)<text:line-break/>substantiam habens; quod si nigrum quoque panem, qui<text:line-break/>ex zeia iiij esse ascripsisset, facilius crederem, id esse fe-<text:line-break/>men, quod ah eo zeia nornluatur. Est item in frigidissi-</text:span></text:p>
      <text:p text:style-name="P16"><text:span text:style-name="T12">mis Bithyniae locis semen quoddam, ;quod zeopyrnm no-<text:line-break/>minatur, prima syllaba । non habente; ut apud Horne-<text:line-break/>rum habet, quum ait:</text:span></text:p>
      <text:p text:style-name="P18"><text:span text:style-name="T22">Et seia et triticum cum foecundo hordeo et</text:span><text:span text:style-name="T12"> aibo.</text:span></text:p>
      <text:p text:style-name="P19"><text:span text:style-name="T12">Ex eo’ autem panis fit praestautior, quam’ qui in Mace-<text:line-break/>donia aut Thracia ex briza conficitur. Ac fere, quern-<text:line-break/>admodum nomen ipsum zeopyrnm .ex utroque nomine,<text:line-break/>zea scilicet et pyro, id est tritico, componitur</text:span><text:span text:style-name="T12">, </text:span><text:span text:style-name="T22">sic sub-<text:line-break/>stantia</text:span><text:span text:style-name="T12"> ejus inter utrumque media quodammodo est,, ut<text:line-break/>si ex utroque esset .commista:, proinde quanto tritico est<text:line-break/>deterius, tanto Thracia briza est praestantius-. Porro ur-<text:line-break/>bium nomina, in quibus semen id provenit, suut Nicaea,<text:line-break/>Prusa, Crassopolis, Claudiopolis, Heliopolis et Doryle,<text:line-break/>quod quidem extremum est Phrygiae Asiaticae oppidum;<text:line-break/>habet autem et Phrygia ipsa semen ejusmodi in agro, pro-;<text:line-break/>veniens, quemadmodum et aliae quaedam urbes finitimae.<text:line-break/>Videre autem est panem, qui ex hoc semine conficitur,<text:line-break/>lauto eo, qni. ex briza in Threcia et Macedonia fit.</text:span></text:p>
      <text:p text:style-name="P16"><text:span text:style-name="T12">esse meliorem, quanto triticeo est deterior. Meminit zeiae<text:line-break/>et Theophrastus libro septimo de plantis, sic fcribens:<text:line-break/></text:span><text:span text:style-name="T22">Inter ea,</text:span><text:span text:style-name="T12"> quae </text:span><text:span text:style-name="T22">tritico hordeoqne sani scmilia, ut zein, </text:span><text:span text:style-name="T22">*<text:line-break/></text:span><text:span text:style-name="T22">olyra, tipha, avena et aegilops, xeia esi sirmijsimm,<text:line-break/>copiosejsimeque fructificat, multiplicern</text:span><text:span text:style-name="T12"> aitamque </text:span><text:span text:style-name="T22">radicem<text:line-break/>ejsundit, culmo multiplici et crajse astsargens , structus<text:line-break/>autem «si levijsimus, et cunctis animalibus admodum sa~<text:line-break/>eundus.</text:span><text:span text:style-name="T12"> Deinde subdit: </text:span><text:span text:style-name="T22">Tipha autem omnium esi leviso<text:line-break/>sima, nam calamum unicum, eumque tenuem hdbett<text:line-break/>quare salum gracUius, nec, uti</text:span><text:span text:style-name="T12"> zeia, </text:span><text:span text:style-name="T22">pingue ac fertile<text:line-break/>exposcit.</text:span><text:span text:style-name="T12"> Post haec subjungit: </text:span><text:span text:style-name="T22">Sunt autem haec duo,<text:line-break/></text:span><text:span text:style-name="T12">seia </text:span><text:span text:style-name="T22">scilicet et tipha, tritico scmiUima.</text:span><text:span text:style-name="T12"> Haec quidem de<text:line-break/>zeia Theophrastus. Herodotus autem libro secundo ad<text:line-break/>verbum haec scribit. </text:span><text:span text:style-name="T22">' Tritico hordeoque plerique victi-<text:line-break/>tant , apud Aegyptios vero his in victu uti summum de-<text:line-break/>decus putatur, utuntur </text:span><text:span text:style-name="T22">autem </text:span><text:span text:style-name="T22">olyris, quas alii zeias<text:line-break/>eum z norninant.</text:span><text:span text:style-name="T12"> Dioscorides quoque in secundo De me-<text:line-break/>dica materia haec scribit </text:span><text:span text:style-name="T22">Zeiae duplex esi genus, quo-</text:span></text:p>
      <text:p text:style-name="P16"><text:span text:style-name="T22">rum alterupi scmpsex, alterum</text:span><text:span text:style-name="T12"> </text:span><text:span text:style-name="T43">δἰκο;ικον </text:span><text:span text:style-name="T12">nominatur, </text:span><text:span text:style-name="T22">quoti<text:line-break/>semen duabus membranis conclusum gerat , - </text:span><text:span text:style-name="T22">nutrit </text:span><text:span text:style-name="T22">autem<text:line-break/>hordeo valentius, tum stomachum </text:span><text:span text:style-name="T22">juvat', </text:span><text:span text:style-name="T22">panis ex. ea sit,<text:line-break/>qui minus critico nutrit; Crimnon autem, ctuod ex zeia<text:line-break/></text:span><text:span text:style-name="T12">et tritico sit, </text:span><text:span text:style-name="T22">esi que in tritura crajsior farinae pars, ex<text:line-break/>qua sit puls, nutrit abunde, et sacile conficitur • quod<text:line-break/>vero ex zeia -sit,</text:span><text:span text:style-name="T12"> ventrepi </text:span><text:span text:style-name="T22">magis cohibet, potijsimum se<text:line-break/>torrefacta</text:span><text:span text:style-name="T12"> prius </text:span><text:span text:style-name="T22">suerit. Praeterea olyra ejusdem cum<text:line-break/></text:span><text:span text:style-name="T12">zeia </text:span><text:span text:style-name="T22">esi generis, sed minas</text:span><text:span text:style-name="T12"> aliquanto </text:span><text:span text:style-name="T22">nutrit; partis quo-<text:line-break/>que • ex hac sit et crimnon. Athara autem, sit ex zeia<text:line-break/></text:span><text:span text:style-name="T22">trita </text:span><text:span text:style-name="T22">tenuiter, sub molar sorbetur autem non secus, ac<text:line-break/>liquida pulticula, puerisque esi accommoda; in cata-<text:line-break/>plasmatisque ea utimur. Tragi semen alicae esi quidem<text:line-break/>simile, nutrit autem multo minus, quam zeia, quod<text:line-break/>multum aceris habeat’</text:span><text:span text:style-name="T12"> ob id </text:span><text:span text:style-name="T12">et </text:span><text:span text:style-name="T22">concocta esi difficilior,<text:line-break/></text:span><text:span text:style-name="T22">U </text:span><text:span text:style-name="T22">alvum magis mollit,</text:span><text:span text:style-name="T12"> Dc </text:span><text:span text:style-name="T37">z</text:span><text:span text:style-name="T12">eia igitur haec sirssiciant.<text:line-break/>Mnesitheum prosecto jure quis dentiretur, quod discrimen<text:line-break/></text:span><text:span text:style-name="T12">inter </text:span><text:span text:style-name="T12">olyram ac tipham non noverit; utrumque enim</text:span></text:p>
      <text:p text:style-name="P16"><text:span text:style-name="T12">in Asia est frequens,. et potissimum in regione, quae est<text:line-break/>fupra Pergamum, adeo ut rustici ipsi panibus ex ipsis<text:line-break/>factis femper utantur, propterea quod triticum omne lu<text:line-break/>oppida comportent. Olyrini sane, si modo ex bona oly-<text:line-break/>ra</text:span><text:span text:style-name="T37">)</text:span><text:span text:style-name="T12">fiant, post triticeos saltem funt praestantiffimi</text:span><text:span text:style-name="T12">; </text:span><text:span text:style-name="T12">secundi<text:line-break/>autem ab his sunt tiphini; quod si olyrini ex vitioso semi-<text:line-break/>ne sint facti, tiphini noli erunt eis inferiores. Calidi vero<text:line-break/>panes ex laudatissima tipha facti olyrinis longe funt.prae-<text:line-break/>stantiores, asservati vero deteriores feipsis evadunt; quum<text:line-break/>enim .malli illorum sit tenax ac ductilis, densatur majo-<text:line-break/>rem in modum, et maxime quum negligenter parati fue-<text:line-break/>rint, adeo ut, qui panem hujuscemodi post unum aut<text:line-break/>duos dies, ac multo magis fequentes aliquot comederit,<text:line-break/>putaturus sit lutum ventriculo luo inesse; at calidus ad-<text:line-break/>huc quum est, ab ipsis etiam urbanis expetitur, ipsima-<text:line-break/>que cum casco quodam mandunt, quem vernaculo nomi-<text:line-break/>ne oxygalactinon appellunt. Porro hunc quoque tenerum<text:line-break/>esse oportet, et ipsum panem calorem clibani adhuc re-</text:span></text:p>
      <text:p text:style-name="P16"><text:span text:style-name="T12">linere, Qui certe in hunc modum est assatus, non tusti-<text:line-break/>cis modo, sed urbanis quoque hominibus in deliciis ha-<text:line-break/>hetur; qui -vero trium quatuorve dierum est, vel ipsis<text:line-break/>rusticis manditur insuavius; praeterea concoctu est diffi-<text:line-break/>cilior, ac tardius per alvum subducitur, quae calido mi-<text:line-break/>nirne accidunt; qui tametsi hordeaceo, quod ad dejectio-<text:line-break/>nem pertinet, multum relinquitur, non tamen in eo'<text:line-break/>adeo, ut miliaceus, est vituperandus; quin etiam cor-<text:line-break/>pus admodum, dum calidus est, nutrit, ut pene triticeo<text:line-break/>fynconiisto par sit. • Habet autem-tiphae femen extrinsc-<text:line-break/>cus corticem, veluti olyra et hordeum, yerurn de cor tini<text:line-break/>catum in panes congeritur, ornninoque usui accommo-<text:line-break/>datur; nam et </text:span><text:span text:style-name="T12">ex </text:span><text:span text:style-name="T12">aqua manditur elixum haud aliter, ac<text:line-break/>vocatus a rusticis apotherrnus, sapa (quam alii </text:span><text:span text:style-name="T43">σἰραιον, </text:span><text:span text:style-name="T12">nos<text:line-break/></text:span><text:span text:style-name="T43">ἔψημα </text:span><text:span text:style-name="T12">vocamus) injecta; nonnunquam etianr cum sale<text:line-break/>esitatur, quomodo me triticum ipsum retuli comedisse.<text:line-break/>Ex nobilissima autem olyra, quum,; ut decet, fuerit de-<text:line-break/>corticata, nominatum tragum ‘ conficiunt, quo </text:span><text:span text:style-name="T37">z</text:span><text:span text:style-name="T12">plerique</text:span></text:p>
      <text:p text:style-name="P16"><text:span text:style-name="T12">utuntur primum in aqua decoquentes, deinde, ea effusa,<text:line-break/>Papam, aut vluunr </text:span><text:span text:style-name="T12">dulce, </text:span><text:span text:style-name="T12">aut mulsum infundentes, su-<text:line-break/>perinjrciunt et pineas nuces aqua praenraceratas, donec<text:line-break/>plurimum intumuerint. Quidam autem femen hoc ge-<text:line-break/>nere quidem, non tamen specie, , cum olyris idem esse<text:line-break/>affirmanti Sunt autem et alia permulta semina praedictis<text:line-break/>quidenr assimilia, non tamen eadem penitus specie, quae<text:line-break/>partim in hordei ac tiphae, partim lu tiphae olyraeque,<text:line-break/>nut olyrae et tritici medio sunt loco; quaedam </text:span><text:span text:style-name="T22">vero</text:span><text:span text:style-name="T12"> ad<text:line-break/>olyrae, alia ad liordei aut tiphae, alia ad tritici, ceu<text:line-break/>alia ad panici, alia ad milii naturam, proxime accedunt:<text:line-break/>quae nomina habent, alia simplicia, ut in Italia ex quo<text:line-break/>alicam faciunt, alia composita, ut in Cappadocia quod<text:line-break/>vocatur gymnocrithon, id est hordeum nudum ac corti-<text:line-break/>cis expers, in Bithynia autem zeopyron. Verum satius<text:line-break/>fuerit, ejusmodi nominum ac seminum disquisitione omis-<text:line-break/>sa, de omnibus communi quodam sermone tractare. Quae<text:line-break/>igitur parva mole plurimam habent substantiam eamque</text:span></text:p>
      <text:p text:style-name="P16"><text:span text:style-name="T12">crassam ac viscidain, optimi sunt succi ac multi alimenti,<text:line-break/>non tamen facile per alvum secedunt; quae vero his<text:line-break/>sunt contraria, mollem quidem ac laxam habent sub-<text:line-break/>Bantiam, partes autem ipsorum furfureae ritius quidem<text:line-break/>subducuntur, fed alunt minus. In his ipsis qnae graveo-<text:line-break/>Ientia sunt, et gustum quendarn habent injucundum, per-<text:line-break/>fpicuum est, quod omnia et pravi sircci funt, et coctu dif-<text:line-break/>ficilia- Quod autem exiguae moli permultum insit sub-<text:line-break/>stantrae, tum ex pondere, cum lu statera appenduntur,<text:line-break/>tum ex farinae copia cognosces; ea namque copiofa </text:span><text:span text:style-name="T19">in<text:line-break/></text:span><text:span text:style-name="T12">iis feminibus, quae compacta densaque stmt fubstantia,<text:line-break/>ab exigua mole redditur. Porro caliditatis et frigiditatis<text:line-break/>discrimen ante quidem, quam edantur atque intro in<text:line-break/>corpus fumantur, quum ex colore et gustu facile tibi<text:line-break/>erit colligere, tum etiam ex usu, quem foris applicata<text:line-break/>afferunt; postea autem quam esitata atque intro in cor-<text:line-break/>pus fumpta fuerint, exactam fui dignotionem ac fensum,<text:line-break/>dum lu ventre funt, iis, qui sumpserint, asserunt, quod<text:line-break/>calefaciant, aut refrigerent, aut neutrum horum manifeste</text:span></text:p>
      <text:p text:style-name="P16"><text:span text:style-name="T12">efficiant. Quod vero ad colorem naturalem </text:span><text:span text:style-name="T12">attinet, </text:span><text:span text:style-name="T12">lu<text:line-break/>hoaleis quidem et oleris est albus, in triticis autem sub-<text:line-break/>flavns; tiphae autem vel triticis sunt flaviores. Quin et<text:line-break/>harum corpus coactum est ac densum, qnod fortassis ad<text:line-break/>seminis parvitatem nonnihil adfert momenti, est enim id<text:line-break/>trjtico longe erilius, quamquam non desint, qui ipsum<text:line-break/>quoque in tritici numero ponant, et quod apud Homerum<text:line-break/>de equis dicitur, ubi illos Hector ita affatur,</text:span></text:p>
      <text:p text:style-name="P18"><text:span text:style-name="T22">siriticum entm vobis primum praedulce serebam,<text:line-break/></text:span><text:span text:style-name="T12">de tiphae semine dictum esse aiunt; esse euim illam equis<text:line-break/>parvum triticum, eamque ipsus sine noxa mandere, ve-<text:line-break/>rum autem triticum non sine noxa. Nec absurde certe<text:line-break/>tipbanr quis triticum exile vocaverit, quum ei et colore<text:line-break/>et densitate et oaliditate sit adsimilis,</text:span></text:p>
      <text:h text:style-name="Heading_20_2" text:outline-level="2">Cap. XlV. [De brojno.]</text:h>
      <text:p text:style-name="P68"><text:span text:style-name="T12">Hoc semen in Asia est fre-<text:line-break/>quentissimum, et potissimum in Mysia, quae est supra Perga-<text:line-break/>mum, ubi et tiphae et olyrae uberrimus est proventus. Ju-</text:span></text:p>
      <text:p text:style-name="P16"><text:span text:style-name="T12">mentorum autem est alimentum, non hominum, nisi utique<text:line-break/>aliquando extrema fame ad panes ex eo quoque semine con-<text:line-break/>ficiendos compellantur: citra famem autem coctum ex<text:line-break/>aqua manditur cum vino dulci, aut sapa, aut mulso, non<text:line-break/>aliter quam tipha Calidum autem est admodum, non<text:line-break/>secus, ac illa, quanquain non aeque est durum; ex quo<text:line-break/>minus quoque .corpus nutrit; et panis, qui ex </text:span><text:span text:style-name="T22">eo</text:span><text:span text:style-name="T12"> fit,. alio-<text:line-break/>qui est insuavis, non tamen alvum aut sistit, aut proritat,<text:line-break/>scd, quod ad id saltem pertinet, medium locum obtinet.</text:span></text:p>
      <text:h text:style-name="Heading_20_2" text:outline-level="2">Cap. XV.</text:h>
      <text:p text:style-name="P68"><text:span text:style-name="T12">De milio et panico, quod melinen<text:line-break/>vocant.] His item in pane nonnunquam utuntur, ur-<text:line-break/>gente dictarum frugum penuria. Panis tamen, qui ex eis<text:line-break/>fit, exigui est alimenti ac frigidus,' perfpicuumque est,<text:line-break/>quod praearidus est ac friabilis, nihil enim in fe habet<text:line-break/>neque lentoris, neque pinguedinis, jure ergo alvum hu-<text:line-break/>nieutem desiccati Agricolae autem horum farinam coquen-<text:line-break/>tes, deinde adipem suillam aut oleum rnifcentes esitant.<text:line-break/>Porro milium ad omnia panico est praestantius, fuaviusque</text:span></text:p>
      <text:p text:style-name="P16"><text:span text:style-name="T12">editur; faeile concoquitur, ventrem minus sistit, magis<text:line-break/>nutrit. Nonnunquam autem rustici farinam ipsorum lactj<text:line-break/>incoctam mandunt, non aliter quam tritici; et liquet,<text:line-break/>quod id edulium, ipsum per se sumptum, tanto est prae-<text:line-break/>stantins, quanto lac utriusque seminis naturam ad boni<text:line-break/>succi procreationem aliaque omnia excellit; dico’ autem<text:line-break/>alia omnia concoctionem, ventris subductionem, distri-<text:line-break/>butionem et ipsam in edendo dulcedinem ac volupta-<text:line-break/>tem. Nihil enim suavitatis seminibus inest, </text:span><text:span text:style-name="T22">i</text:span><text:span text:style-name="T12"> </text:span><text:span text:style-name="T12">praesertim<text:line-break/>panico, quod in nostra Asia nulnitur; nam apud alias<text:line-break/>gentes, ut in Italia, multo melius provenit,</text:span></text:p>
      <text:h text:style-name="Heading_20_2" text:outline-level="2">Cap. XVI. [De leguminibus.]</text:h>
      <text:p text:style-name="P68"><text:span text:style-name="T12">Legumina appellant<text:line-break/>ea Cerealia semina, ex qullius panis non fit, ut puta fabas,<text:line-break/>pila, cicera, lentes, lupinos, oryzam, ervum, ciceres, ara-<text:line-break/>cos, ervilias, phnselos, foenum Graecum, aphacen, et fi<text:line-break/>qua funt similia. De quorum omnium facultate deinceps<text:line-break/>tractabimus, ut, quum ea nota fuerint, usus ipsorum rui-<text:line-break/>nus sit noxius.</text:span></text:p>
      <text:h text:style-name="P6" text:outline-level="2">Cap. XVII. [De oryza.]</text:h>
      <text:p text:style-name="P35"><text:span text:style-name="T12">Semine hoc omnes in sistenda<text:line-break/></text:span><text:span text:style-name="T12">alvo </text:span><text:span text:style-name="T12">utuntur,, ipsum eodem modo, quo alicam, coquentes;<text:line-break/>difficilius tamen, quam alica, conscitur, et minus alit,<text:line-break/></text:span><text:span text:style-name="T12">ceu </text:span><text:span text:style-name="T12">utique et in- edendi suavitate ab ea quam plurimum<text:line-break/></text:span><text:span text:style-name="T12">relinquitur.</text:span></text:p>
      <text:h text:style-name="Heading_20_2" text:outline-level="2">Cap. XVI<text:span text:style-name="T1">II</text:span>. [De lentibus.]</text:h>
      <text:p text:style-name="P68"><text:span text:style-name="T12">Neque ex his panem quis<text:line-break/></text:span><text:span text:style-name="T12">facit,-</text:span><text:span text:style-name="T12">aridae enim sunt ac friabiles,, corticemque habent<text:line-break/>adstringentem, et quae ipsorum est velut caro, crassi est<text:line-break/></text:span><text:span text:style-name="T12">succi </text:span><text:span text:style-name="T12">ac terrei, austeram qualitatem habens exiguam,. cujus<text:line-break/></text:span><text:span text:style-name="T12">cortex </text:span><text:span text:style-name="T12">multae est particeps. Succus porro in ipsis est,<text:line-break/></text:span><text:span text:style-name="T12">ut ante </text:span><text:span text:style-name="T12">retulimus,, adstrlugenti contrarius. Quocirca si quis<text:line-break/></text:span><text:span text:style-name="T12">lu </text:span><text:span text:style-name="T12">aqua ipsas coxerit, et deinde aquam sale, aut garo,<text:line-break/></text:span><text:span text:style-name="T12">et cum </text:span><text:span text:style-name="T12">ipsis oleo condiens sumpserit, potus is alvum deji-<text:line-break/></text:span><text:span text:style-name="T12">citi </text:span><text:span text:style-name="T12">At ex bis decoctis lentibus </text:span><text:span text:style-name="T22">ad eum modum,</text:span><text:span text:style-name="T12"> quem<text:line-break/></text:span><text:span text:style-name="T12">retulimus, </text:span><text:span text:style-name="T12">lens apparata facultatem habet succo contra-<text:line-break/></text:span><text:span text:style-name="T12">riam, </text:span><text:span text:style-name="T12">ut quae ventris fluxus siccet, stomachum, intestina<text:line-break/></text:span><text:span text:style-name="T12">et totum </text:span><text:span text:style-name="T12">denique ventrem corroboret; quamobrem coelia-<text:line-break/></text:span><text:span text:style-name="T12">cis </text:span><text:span text:style-name="T12">et dysentericis cibus est accommodus. Lens vero de-</text:span></text:p>
      <text:p text:style-name="P16"><text:span text:style-name="T12">corticataj ut illam adstringendi vehementiam et ea, quae<text:line-break/>ipsam consequuntur, amittit, ita magis nutrit, quam quae<text:line-break/>cortice spoliata non est, succum crassum pravumque gi-<text:line-break/>gnit, tardeque commeat, non tamen alni fluxus desiccati<text:line-break/>uti ea, cui cortex non est ademptus. Jure igitur, qui lar-<text:line-break/>gius hoc edulio utuntur, . elephantiasim quam vocant et<text:line-break/>cancros incurrunt, si quidem crassa siccaque cibaria suc-<text:line-break/>co melancholico generando sunt idonea. Quare iis dnrn-<text:line-break/>taxat,, quibus aquea in carnibus est cachexia, lens utilis<text:line-break/>est cibus, sicuti aridis et fquallentrbus admodum noxius.<text:line-break/>Eandem ob causam visum integrum et inculpatum hebe-</text:span><text:span text:style-name="T28">1<text:line-break/></text:span><text:span text:style-name="T12">tat, ipsum immoderate exiccans, ei vero, qui contrario<text:line-break/>modo se habet, conserti Menstruis autem purgationibus<text:line-break/>non est accommoda, crassum enim et tardifluum sangui-<text:line-break/>nem reddit, at muliebri nuncupato profluvio est utilissi-<text:line-break/>ma. Quum autem ptisana in eo saltem contrariam ipsi<text:line-break/>habeat facultatem, ex amborum mixtione praestantissimum<text:line-break/>edulium componitur, quod homines nostrates phacoptisa-</text:span></text:p>
      <text:p text:style-name="P16"><text:span text:style-name="T12">nam nuncupant, utrumque haud aequali portione, </text:span><text:span text:style-name="T12">miscen-<text:line-break/></text:span><text:span text:style-name="T12">tes, scd ptisanae minus injicientes, ut quae in succum<text:line-break/>vertatur, et in molem magnam attollatur; lens autem cocta<text:line-break/></text:span><text:span text:style-name="T12">exiguum </text:span><text:span text:style-name="T12">quendam tumorem asciscat. Hoc tamen edulium<text:line-break/>eodem, quo ptisana, modo paratur, praeterquam quod<text:line-break/></text:span><text:span text:style-name="T12">satureia </text:span><text:span text:style-name="T12">aut pulegium adjicitur; quo fit, ut suavius simul<text:line-break/></text:span><text:span text:style-name="T12">et </text:span><text:span text:style-name="T12">concoctu facilius reddatur, cum ptisana illis niinime<text:line-break/></text:span><text:span text:style-name="T12">-gaudeat, </text:span><text:span text:style-name="T12">sed solo anetho porroque sit contenta. Pessime<text:line-break/></text:span><text:span text:style-name="T12">autem </text:span><text:span text:style-name="T12">coqui divitibus lentem sapa apparant, quandoqui-<text:line-break/></text:span><text:span text:style-name="T12">dein </text:span><text:span text:style-name="T12">Iens haudquaquam incrassentium mixtionem postu-<text:line-break/></text:span><text:span text:style-name="T12">lat, </text:span><text:span text:style-name="T12">sed bumidorum potius; et quae suam ipsius crassitiem<text:line-break/>iuridant; cui vero sapa commifcetur, jecoris obstructiones<text:line-break/></text:span><text:span text:style-name="T12">solet </text:span><text:span text:style-name="T12">gignere, viscerisque hujus ac lienis iusiammationes<text:line-break/></text:span><text:span text:style-name="T12">inauget, </text:span><text:span text:style-name="T12">nisi melle addito melior fiat: .perspicuum autem<text:line-break/></text:span><text:span text:style-name="T12">est, </text:span><text:span text:style-name="T12">quod et scirrhoses visceris utriusque affectus exacer-<text:line-break/></text:span><text:span text:style-name="T12">bati </text:span><text:span text:style-name="T12">Quod si suillam simul libeat coquere, ptisanae qui-<text:line-break/></text:span><text:span text:style-name="T12">dem </text:span><text:span text:style-name="T12">recentem, lenti autem sale jam diu conditam repe-<text:line-break/></text:span><text:span text:style-name="T12">ries </text:span><text:span text:style-name="T12">accommodam, veluti sane, quae inter eas est media.</text:span></text:p>
      <text:p text:style-name="P16"><text:span text:style-name="T12">quam nuper salsam appellant, phacoptifanae est accom-<text:line-break/>moda, tum si suavitatem, tum etiam si coctionem spectes.<text:line-break/>Magis tamen lens cum falsis carnibus esitata crassos </text:span><text:span text:style-name="T12">hu-<text:line-break/></text:span><text:span text:style-name="T12">rnores augebit; nam hae quoque sanguinem crassiorem<text:line-break/>et melancholicum magis generant. Quapropter non est </text:span><text:span text:style-name="T12">his<text:line-break/></text:span><text:span text:style-name="T12">copiosius utendum, et maxime si cui corpus sit aut </text:span><text:span text:style-name="T12">me-<text:line-break/></text:span><text:span text:style-name="T12">lancholicum, aut crasso, aut (ut omnia complectar) </text:span><text:span text:style-name="T12">pravo<text:line-break/></text:span><text:span text:style-name="T12">succo abundet. Haec eadem et de regionibus, anni </text:span><text:span text:style-name="T12">tem-<text:line-break/></text:span><text:span text:style-name="T12">poribus et aeris constitutionibus in quoque edulio </text:span><text:span text:style-name="T12">lu-<text:line-break/></text:span><text:span text:style-name="T12">telligere oportet, ac autumno quidem melancholicis </text:span><text:span text:style-name="T12">cibis<text:line-break/></text:span><text:span text:style-name="T12">ac siccantibus abstinere, hyeme vero eis uti, </text:span><text:span text:style-name="T12">quemad-<text:line-break/></text:span><text:span text:style-name="T12">modum sane aestate humectantibus et refrigerantibus, </text:span><text:span text:style-name="T12">vere<text:line-break/></text:span><text:span text:style-name="T12">autem, quod medii sit temperamenti, mediae </text:span><text:span text:style-name="T12">facultatis<text:line-break/></text:span><text:span text:style-name="T12">cibos edere. Est porro mediorum non una species, </text:span><text:span text:style-name="T12">quae-<text:line-break/></text:span><text:span text:style-name="T12">dam enim sunt hujusmodi, quod extremorum omnino </text:span><text:span text:style-name="T12">fiut<text:line-break/></text:span><text:span text:style-name="T12">expertia, quaedam autem ex amborum aeque </text:span><text:span text:style-name="T12">pollentium<text:line-break/></text:span><text:span text:style-name="T12">mixtione mediocritatem sunt adepta, quod paulo </text:span><text:span text:style-name="T12">ante<text:line-break/></text:span><text:span text:style-name="T12">dixi, quum quis ptisanae lentem commiscuerit. </text:span><text:span text:style-name="T12">Sic et</text:span></text:p>
      <text:p text:style-name="P36"><text:span text:style-name="T12">ex </text:span><text:span text:style-name="T12">beta et lente mixtam compositionem Heraclides Taren-<text:line-break/>tinus non sanis modo, verum etiam aegrotantibus exhi-<text:line-break/></text:span><text:span text:style-name="T12">bebat; </text:span><text:span text:style-name="T12">est enim id edulium medium ex 'pugnantibus, com-<text:line-break/>positum, quod beta quidem minus subsideat, lena autem<text:line-break/>magis subducatur... </text:span><text:span text:style-name="T12">p </text:span><text:span text:style-name="T12">Perspicuum autem </text:span><text:span text:style-name="T12">est, </text:span><text:span text:style-name="T12">quod succus<text:line-break/></text:span><text:span text:style-name="T12">teutiophaces, </text:span><text:span text:style-name="T12">qui in corpus distribuitur, ex amborum’fa-<text:line-break/></text:span><text:span text:style-name="T12">cultate, </text:span><text:span text:style-name="T12">lentis videlicet ac betae,, </text:span><text:span text:style-name="T12">est </text:span><text:span text:style-name="T12">mixtus.<text:tab/></text:span><text:span text:style-name="T12">mvj.</text:span></text:p>
      <text:h text:style-name="Heading_20_2" text:outline-level="2">Cap. XIX. [De fabis.]</text:h>
      <text:p text:style-name="P68"><text:span text:style-name="T12">Fabarum quoque usus est<text:line-break/>multiplex, quippe ex iis conficitur puls, tum liquida in ollis,<text:line-break/></text:span><text:span text:style-name="T12">tum </text:span><text:span text:style-name="T12">spissa in patinis. Tertius praeterea ipsam praeparandi<text:line-break/></text:span><text:span text:style-name="T12">est </text:span><text:span text:style-name="T12">modus, qui fit cum ptisana.: . et plurimo sane hoc edulio<text:line-break/></text:span><text:span text:style-name="T12">gladiatores </text:span><text:span text:style-name="T12">quotidie apud nos utuntur, corporis habitum<text:line-break/></text:span><text:span text:style-name="T12">carne </text:span><text:span text:style-name="T12">non densa nec constricta (cujusmodi est suilla) im-<text:line-break/></text:span><text:span text:style-name="T12">plentes, </text:span><text:span text:style-name="T12">scd quodam modo fungosiore. Flatulentus autem<text:line-break/></text:span><text:span text:style-name="T12">est </text:span><text:span text:style-name="T12">is cibus,' etiam si elixatus diutissime, suerit ac quovis<text:line-break/></text:span><text:span text:style-name="T12">modo </text:span><text:span text:style-name="T12">paratus, 'quum tamen ptisana tempore, quo coqui-<text:line-break/></text:span><text:span text:style-name="T12">tur, </text:span><text:span text:style-name="T12">flatum omnem deponat Quf autem animum attendunt;</text:span></text:p>
      <text:p text:style-name="P16"><text:span text:style-name="T12">eosque affectus, qui cibos singulos manent, animo asse-<text:line-break/>quuntur, sentiunt in toni corpore 'vehit a spiritu </text:span><text:span text:style-name="T12">flatulento<text:line-break/></text:span><text:span text:style-name="T12">-tensionem quandam; potissimum si- quis huic cibo non est<text:line-break/>assuetus, aut ipsum non belle percoctum sumpserit. Ha-<text:line-break/>bent autem fabae substantiam non </text:span><text:span text:style-name="T12">densam,- </text:span><text:span text:style-name="T12">..nec gravem,<text:line-break/>sed • fungosam ac levem, quae vim quandam</text:span><text:span text:style-name="T12">, </text:span><text:span text:style-name="T12">quo </text:span><text:span text:style-name="T12">modo<text:line-break/></text:span><text:span text:style-name="T12">ptisana, habet detergendi; apparet enim perspicue ipsa-<text:line-break/>rum farinam sordes a cute detergere, quod mangones </text:span><text:span text:style-name="T12">ac<text:line-break/></text:span><text:span text:style-name="T12">mulieres intelligentes in balneis quotidie- fabarum farina<text:line-break/>utuntur, quemadmodum alii nitro, atque </text:span><text:span text:style-name="T12">aphronitro, et<text:line-break/></text:span><text:span text:style-name="T12">in summa detergentibus.; hac praeterea et faciem inun-<text:line-break/>gunt; quemadmodunr ptisana, tollit enim lentes, quae </text:span><text:span text:style-name="T12">in<text:line-break/></text:span><text:span text:style-name="T12">summa cute apparent, et quam vocant- ephelin. </text:span><text:span text:style-name="T12">Obhanc<text:line-break/></text:span><text:span text:style-name="T12">sane facultatem ‘ ventrem non cunctanter permeat, ut </text:span><text:span text:style-name="T12">quae<text:line-break/></text:span><text:span text:style-name="T12">crassi sunt succi ac .lenti, quaeque nullam detergendi </text:span><text:span text:style-name="T12">ha-<text:line-break/></text:span><text:span text:style-name="T12">bent facultatem, cujusmodi esse diximus alicam, </text:span><text:span text:style-name="T12">tragum,<text:line-break/></text:span><text:span text:style-name="T12">•similagluem et amylum. Quum autem fabarum </text:span><text:span text:style-name="T12">puls sit<text:line-break/></text:span><text:span text:style-name="T12">flatuleuta, multo adhuc magis erunt flatulentae, si quis </text:span><text:span text:style-name="T12">in-</text:span></text:p>
      <text:p text:style-name="P16"><text:span text:style-name="T12">tegris ipsis coctis utatur. Si tamen frixae fuerint, (qui-<text:line-break/>dam enim hoc modo tragematum </text:span><text:span text:style-name="T22">vice</text:span><text:span text:style-name="T12"> utuntur,) statum<text:line-break/>quidem deponunt, scd concoctu sunt difficillimae, tarde-<text:line-break/>que praetereunt, et </text:span><text:span text:style-name="T12">crassi </text:span><text:span text:style-name="T12">succi alimentum corpori exhi-<text:line-break/>benti Quod si virides, priusquam maturae sint atque exic-<text:line-break/>catae, edantur, idem eis accidet, quod fructibus omnibus,<text:line-break/>quos ante perfectam maturitatem mandimus; humidlus<text:line-break/>scilicet alimentum corpori praebebunt, ob idque excre-<text:line-break/>mentosius non in intestinis modo, sed in toto etiam ha-<text:line-break/>bitu; merito igitur </text:span><text:span text:style-name="T12">fabae </text:span><text:span text:style-name="T12">hujusmodi minus quidem nit-<text:line-break/>triunt, fed promptius dejiciuntur. Plerique autem hoini-<text:line-break/>num non crudas modo fabas virides comedunt, verum<text:line-break/>etiam cum suilla eas elixant veluti olera, ruri vero cum<text:line-break/>caprina et ovilla. Alii fabas inflare sentientes caepas<text:line-break/>admiscent, quum pultem in patinis ex ipsis struunt. Suut<text:line-break/>qui caepas crudas nec simul elixas cum ipfa mandant;</text:span></text:p>
      <text:p text:style-name="P16"><text:span text:style-name="T12">quicquid. enim omnibus.cibariis inest •fla.tulentum, • id' per<text:line-break/>calfacientia </text:span><text:span text:style-name="T22">ei</text:span><text:span text:style-name="T12"> tenuantia corrigitur.</text:span><text:span text:style-name="T12">. </text:span><text:span text:style-name="T12">. </text:span><text:span text:style-name="T37">c</text:span><text:span text:style-name="T12">. •</text:span></text:p>
      <text:h text:style-name="Heading_20_2" text:outline-level="2">Cap. XX. [Op faba Aegyptia.]</text:h>
      <text:p text:style-name="P68"><text:span text:style-name="T12">Faba Aegyptia,. sicuti<text:line-break/>nostram magnitudine longe superat,, lia ct.naturam habet<text:line-break/>humidiorem magisque excrementitiam. : Quod si memoria<text:line-break/>tenet, quae de ejusdem quidem generis leguminibus, verum<text:line-break/>temperamento liumidipribns et ob id magis, quam, praedicta,<text:line-break/>in coctione, excretione, distributione et. nutritione excre-<text:line-break/>mentosis dicta sinit, non est, quod plura nunc de </text:span><text:span text:style-name="T12">hac<text:line-break/></text:span><text:span text:style-name="T12">faba audire desideres, quum possis, ex iis, quae, de ea,<text:line-break/>quae apud nos est, didicisti, ad illam transue.' </text:span><text:span text:style-name="T12">• </text:span><text:span text:style-name="T12">'</text:span></text:p>
      <text:h text:style-name="Heading_20_2" text:outline-level="2">Cap. XXI. [De pisis.]</text:h>
      <text:p text:style-name="P68"><text:span text:style-name="T12">PiIa tota substantia cum fabis<text:line-break/>quandam habent similitudinem, eodernque cum fabis modo<text:line-break/>sumuntur. His duabus tamen rebus ab eis discrepant, </text:span><text:span text:style-name="T12">tum<text:line-break/></text:span><text:span text:style-name="T12">quod non aeque, ac fabae,- funt flatulenta, tum etiam<text:line-break/>quod detergendi facultatem </text:span><text:span text:style-name="T43">ηοή </text:span><text:span text:style-name="T12">habent, icleoque segnius,<text:line-break/>quam illae, per alvum fecedunt.</text:span></text:p>
      <text:h text:style-name="Heading_20_2" text:outline-level="2">Cap. XXII. [De ciceribus.]</text:h>
      <text:p text:style-name="P68"><text:span text:style-name="T12">Non admodum consuetum<text:line-break/>est </text:span><text:span text:style-name="T12">urbanis </text:span><text:span text:style-name="T12">hominibus ex </text:span><text:span text:style-name="T12">ciceribus </text:span><text:span text:style-name="T12">pultem cousicere; a resti-</text:span></text:p>
      <text:p text:style-name="P16"><text:span text:style-name="T12">cis vero nonnunquam vidi parari, quemadmodum etipforum<text:line-break/>farinam cum lacte elixari; iub enim,' ut fabae et pisa,<text:line-break/>possunt comminui, ut ex ipso fracto pulmentum, quod<text:line-break/></text:span><text:span text:style-name="T43">ἐρειγμὸς </text:span><text:span text:style-name="T12">dicitur; flat. Apud multas autem gentes mos est<text:line-break/>cicera in' aqua elixa mandere; nonnulli vero nuda ipsa<text:line-break/>sola, alii sale modico condientes esitant; nostrates </text:span><text:span text:style-name="T22">vero<text:line-break/></text:span><text:span text:style-name="T12">ex siccis cascis quiddam farinae simile facientes id ipsis<text:line-break/>aspergunt. ‘ Est autem cicer edulium non minus, quam<text:line-break/>faba, statulentum, scd valentius nutrit; quam illa,' ad<text:line-break/>venerem autem incitat, 'creditumque etiam est scmenge-<text:line-break/>nerare; unde quidam equis admissariis ipsum exhibenti<text:line-break/>luest praeterea' ciceribus facultas abstergendi major, quam<text:line-break/>fabis, adeo ut quaedam ex ipsis'calculos in renibus hae-<text:line-break/>rentes manifeste comminuant;-' -nigra autem funt ea at-<text:line-break/>que exigua; in Bithynia maxime provenientia, arietina-<text:line-break/>que inia nuncupanti Satius autem est succum ipsiorum lu<text:line-break/>aqua coctum bibere. Utuntur autem homlues et ciceribus</text:span></text:p>
      <text:p text:style-name="P16"><text:span text:style-name="T12">adhuc virentibus, antequam sint matura, quo modo et<text:line-break/>fabis: nuper autem, cum de fabis ageremus, sermonem<text:line-break/>fecimus omnibus immaturis fructibus communem. Eadem<text:line-break/>porro et de frixis ciceribus audivisse existima, quae de<text:line-break/>fabis frixis diximus, quandoquidem frixa omnia flatum<text:line-break/>quidem deponunt, verum difficilius coquuntur, et </text:span><text:span text:style-name="T22">ven-<text:line-break/></text:span><text:span text:style-name="T12">|rem magis sistunt, crassiorisque succi alimentum corpori<text:line-break/>exhibent.</text:span></text:p>
      <text:h text:style-name="Heading_20_2" text:outline-level="2">Cap. XXIII. [De lupinis.]</text:h>
      <text:p text:style-name="P68"><text:span text:style-name="T12">Hoc quoque femen fre-<text:line-break/>quentis usus esse novimus fecundum alteram ejus vocabuli<text:line-break/>significationem, quandoquidem rem aliquam ita appellant,<text:line-break/>tuin quae multis corporis affectibus convenit, tum quae<text:line-break/>omnibus aut plurimis hominibus est in usu, etiamsi utendi<text:line-break/>ipsa omnibus unica sit necessitas. Secundum igitur hanc<text:line-break/>secundam significationem lupinus legumen est multi usus;<text:line-break/>alix.us. enim, deinde in aqua dulci maceratus tantisper, do-<text:line-break/>nec in ea omnem sibi ingenitam exuerit insuavitatem, ita<text:line-break/>demum manditur cum guro ac oxygaro, veI etiam sine</text:span></text:p>
      <text:p text:style-name="P16"><text:span text:style-name="T12">siis sale mediocri conditus, non quo modo hordeum </text:span><text:span text:style-name="T12">et<text:line-break/></text:span><text:span text:style-name="T12">alia, quae varie apparantur, Est autem durae ac ter-<text:line-break/>restris substantiae; quocirca concoctu sit difficilis fuc~'<text:line-break/>cumque crassum gignat est necesse, ex quo non probe<text:line-break/>iu venis confecto crudus proprie appellatus succus acer-<text:line-break/>vatur. Caeterum quum inter parandum quicquid habuit<text:line-break/>amaritudinis depcirat, qualitatis, quae sensu deprehenda-<text:line-break/>tur, expertibus similis evadit. Par igitur est ipsum ner<text:line-break/>que'ad dejectionem, neque ut astringentia ad fluentis </text:span><text:span text:style-name="T12">'<text:line-break/></text:span><text:span text:style-name="T12">ventris cohibitionem esse accommodum.,, scd tarde per-<text:line-break/>meare, et difficulter </text:span><text:span text:style-name="T12">dejici </text:span><text:span text:style-name="T12">ac peftranfire, quandoqui-<text:line-break/>dem medici cibos ejus generis sic- appellant, quinullam<text:line-break/>exuperantem habent qualitatem, quae alvum ad excer-<text:line-break/>nendum incitet, aut ipsum excernere prohibeat. • lllae<text:line-break/>quidem qualitates alimentis insunt non tanquam .alimen-<text:line-break/>tis, sed tanquam- medicamentis. Quae vav nullam ejus-<text:line-break/>modi qualitatem . habent manifestam, a medicis quidem<text:line-break/>jure qualitatis expertia appellantur, fecundum, autem dif-<text:line-break/>ferentiam, quae in humiditate, et </text:span><text:span text:style-name="T22">siccitate, crastitte,</text:span><text:span text:style-name="T12"> ac</text:span></text:p>
      <text:p text:style-name="P37"><text:span text:style-name="T12">lentore spectatur,- accidit ipsis, ut aut-tarde aut celeriter<text:line-break/>transeant, aut medio modo inter haee duo se habeant,<text:line-break/>liumidis quidem ac lubricis, ut celeriter, duris autem et<text:line-break/>siccis, veluti lupluo,. ut tarde transeant; quae vero in: me-<text:line-break/>mcratis differentiis medium inter haec locum obtinent,<text:line-break/>nec celeritatem insignem, nec tarditatem in dejiciendo<text:line-break/>efficiunt. Haec ergo quemadmodum de omnibus commu-<text:line-break/>niter, ita et haec-nolle, item oportet, quod omnia scili-<text:line-break/>cet, quae consistentia sunt humidiora,</text:span><text:span text:style-name="T28">1</text:span><text:span text:style-name="T12"> exiguum corpori<text:line-break/>praebent alimentum, quod celeriter in halitus exhauritur<text:line-break/>ac .digeritur, ut rursus alio non multo sit opus, contra<text:line-break/>dura </text:span><text:span text:style-name="T12">. </text:span><text:span text:style-name="T12">et terrestria permanens, copiosum, et quod </text:span><text:span text:style-name="T22">aegro<text:line-break/></text:span><text:span text:style-name="T12">digeratur, corpori dant alimentum; quod si glutinis quo-<text:line-break/>qne nonnihil habeant, multo haec -omnia evidentius<text:line-break/></text:span><text:span text:style-name="T12">* </text:span><text:span text:style-name="T12">efficienty Constat item, haec non facile -concoqui, ceu </text:span><text:span text:style-name="T12">uti-<text:line-break/></text:span><text:span text:style-name="T12">que </text:span><text:span text:style-name="T12">nec </text:span><text:span text:style-name="T12">facile lu sanguinem verti, nec folidis </text:span><text:span text:style-name="T12">animalis<text:line-break/>partibus </text:span><text:span text:style-name="T12">assimilari; quod </text:span><text:span text:style-name="T12">si </text:span><text:span text:style-name="T12">ita est, nec celeriter </text:span><text:span text:style-name="T12">nutrient,<text:line-break/>quum </text:span><text:span text:style-name="T12">tamen victu fuerint, alimentum corpori dant </text:span><text:span text:style-name="T12">ce-<text:line-break/>pinsum.<text:tab/></text:span><text:span text:style-name="T12">is .<text:tab/>- • 's' </text:span><text:span text:style-name="T12">•</text:span></text:p>
      <text:h text:style-name="P6" text:outline-level="2">Cap. XXIV. [De soeno Graeco.]</text:h>
      <text:p text:style-name="P68"><text:span text:style-name="T12">Semen hoc non<text:line-break/>foenum Graecum modo, sed et bovis cornu, a nonnullis aus.<text:line-break/>tem caprae cornu appellatur; inter manifesto autem calesa-<text:line-break/>cientia censetur, eundemque hominibus in cibo usum prae-<text:line-break/>stat, quem lupini. Prius'enim sumunt ipsum cuin garo alvi<text:line-break/>subducendae gratia, estque huic rei multo, quam lupini, ac-<text:line-break/>commodatius, quum nihil ex propria substantia habeat,quod<text:line-break/>transitum remoretur. M andrtur autem et cum aceto et garo,<text:line-break/>sicut lupini. Multi praeterea et foenum Graecum et 'lupi-<text:line-break/>nos ex vino,’ garo et oleo sumunt; alii etiam panem<text:line-break/>addunt, eoque opscujo sunt contenti, quod quidem ven-<text:line-break/>trem minus subducit, caput tamen (ceu nonnullis foenum<text:line-break/>Graecum ex garo facere fiolet) non ferit, neque stoma-<text:line-break/>chum subvertit," nam hoc quoque foenum Graecum lu<text:line-break/>quibusdam efficit. Ad eundem autem modum quidam<text:line-break/>phaselis et erviliis lu cibo utuntur/ de quibus mox<text:line-break/>communem omnium ejusmodi sermonem ascribam. Ve*<text:line-break/>scuntur aulern nonnulli soc-uo Graeco prius, quam ipsius<text:line-break/>planta semen produxerit, aceto lac garo intingentes;</text:span></text:p>
      <text:p text:style-name="P16"><text:span text:style-name="T12">quidam autein oleum affundentes, eo opsonii vice cuin<text:line-break/>pane utuntur; sunt qui cum aceto quoque et guro ipsum<text:line-break/>mandanti Caput autem hoc quoque fumptum copiosius<text:line-break/>ferit; quod faciet jmpeusius, si quis ipsum fine pane sum-<text:line-break/>pserit: quibusdam item stomachum subvertit. Succus au,<text:line-break/>tem elixi foeni Graeci cum melle sumptus ad omnes<text:line-break/>pravos humores, qui ni intestinis habentur, fniulucendos<text:line-break/>est accommodus, fuo quidem lentore leniens, calore au-<text:line-break/>tem dolorem mitigans; quod autem absterforiae facultatis<text:line-break/>quoque, sit particeps, intestina etiam ad excretionem in-<text:line-break/>stigat; sed parcius mel ei est admiscendum, </text:span><text:span text:style-name="T12">ne </text:span><text:span text:style-name="T12">mordaci-<text:line-break/>tas exuperet. In diuturnis vero thoracis citra febrem af-<text:line-break/>fectibus pingues cum eo palmulas elixare quidem oportet,<text:line-break/>ubi autem succum ipsum expressum copiosc melli miscue-<text:line-break/>ris., ac rursum super carbones ad mediocrem crassitiem<text:line-break/>coxeris, tum demum longe ante cibum uti.</text:span></text:p>
      <text:h text:style-name="Heading_20_2" text:outline-level="2">Cap. XXV. [De pluifelis et erviliis.]</text:h>
      <text:p text:style-name="P68"><text:span text:style-name="T12">Haec quoque<text:line-break/>femluahomines, quomodo et foenum Graecum, prius inaqua.</text:span></text:p>
      <text:p text:style-name="P16"><text:span text:style-name="T12">quoad radicem produxerint, macerantes, ventris subducendi<text:line-break/>gratia mandunt ante alios cibos, garo intingentes. Succum<text:line-break/>autem, quum coctus est atque in corpus distributus, habent<text:line-break/>copiosioris alimenti, quam foenum Graecum. Atque in Ale-<text:line-break/>xandria juvenem quendam noni arsi medicae deditum, qui<text:line-break/>per annos quatuor singulis diebus solis his pro opsonio<text:line-break/>utebatur,, phaselos dico, foenum Graecum, erviliam et<text:line-break/>lupinos; attigit autem,interdum et olivas ex Mernphide, et '<text:line-break/>olera, et paucos fructus, eos, qui citra coctionem man-<text:line-break/>duntur; propositum enim ei erat ignem nunquam accen-<text:line-break/>dere. Omnibus certe illis annis sanus fuit, nec ulla in<text:line-break/>re habitu corporis fuit deteriore, quam ab initio. Mande-<text:line-break/>bat autem fructus hujuscemodi cum garo, scilicet oleum<text:line-break/>aliquando solum ei adjiciens, nonnunquam etiam vinum,<text:line-break/>alias acetum, interdum vero, salem tantum, sicut et lupi-<text:line-break/>nos. At de salubris quidem rictus ratione in libris fle<text:line-break/>tuenda sanitate copiose tractavimus, tractabimus autem<text:line-break/>rursus et in hoc opere summatim. Nunc autem iis, quae ,</text:span></text:p>
      <text:p text:style-name="P16"><text:span text:style-name="T12">fle erviliis ac phaselis dicta sunt, id quoque addatur, haec<text:line-break/>edulia medium quodammodo locum obtinere luter ea, quae<text:line-break/>fuccum bonum et pravum generant, 'inter concoctu fa-<text:line-break/>cilia et difficilia, tarde et celeriter transeuntia, flatu-<text:line-break/>lenta et status expertia; parum ef inultum nutrientia;<text:line-break/>rinllam eniin efficacem habent qualitatem' instar quorun-<text:line-break/>dani, quae aeres, aut austeros, 'aut </text:span><text:span text:style-name="T22">acerbos,</text:span><text:span text:style-name="T12"> </text:span><text:span text:style-name="T12">aut salsos,<text:line-break/>aut amaros, aut dulces habent sapores.</text:span></text:p>
      <text:h text:style-name="Heading_20_2" text:outline-level="2">Cap. XXVI. [De cicerculis.]</text:h>
      <text:p text:style-name="P68"><text:span text:style-name="T12">Cicerculae substantia<text:line-break/>quidem erviliis et phaselis suut assimiles. Utuntur, auteni<text:line-break/>his plurimum in nostra Asia rustici, </text:span><text:span text:style-name="T22">et</text:span><text:span text:style-name="T12"> potissimum in Mysia<text:line-break/>et Phrygia, non modo, quemadmodum in Alexandria et aliis<text:line-break/>plerisque urbibus erviliis et phaselis, sed etiam nt phaco-<text:line-break/>ptisanam parantes. Succum autem habent phaselis et erviliis<text:line-break/>facultatibus quidem consimilem, scd consistentia crassiorem;<text:line-break/>ob eamque ipsam causam plus aliquanto, quum illa, nu-<text:line-break/>triunt.</text:span></text:p>
      <text:h text:style-name="P6" text:outline-level="2">Cap. XXVII. [De ara cis.]</text:h>
      <text:p text:style-name="P68"><text:span text:style-name="T12">Postremam nominis ara-<text:line-break/>corum syllabam scriptam, per c in Aristophanis Holecdlbns<text:line-break/>invenimus, ubi inquit; </text:span><text:span text:style-name="T22">Aracos, triticum, ptisanam, alicam,<text:line-break/>zeiam, lolium,.similaginem.</text:span><text:span text:style-name="T12"> Semen hoc cicerculae semini<text:line-break/>est assimile, fueruutque nonnulli, qni putarent, ipsum non<text:line-break/>esse generis a cicercula diversi, quandoquidem et usus<text:line-break/>ipsius omnis, et facultas cicerculae facultati est assimilis,<text:line-break/>nisi quod araci funt duriores, miirusque facile elixantur.;<text:line-break/>quae causa etiam est, cur cicerculis concoctu sint diffici-<text:line-break/>liores. Apud nos autem fylvestre quoddam rotundum ac<text:line-break/>durum ervoque exilius, in fructibus cerealibus reper-<text:line-break/>tum, arachum nominant,, non per c, fed per ch ultimam<text:line-break/>fyllabam proferentes,’ et ipsum detergent,, uti et,femen<text:line-break/>fecuridacae, seligentes.</text:span></text:p>
      <text:h text:style-name="Heading_20_2" text:outline-level="2">Cap. XXV<text:span text:style-name="T3">III</text:span>. [De dolidus.]</text:h>
      <text:p text:style-name="P68"><text:span text:style-name="T12">Dolichorum nomen, a<text:line-break/>Diocle quidem scriptum est una cum aliorum quoque femi-<text:line-break/>nmn nos alentium,nominibus; scriptum autem etiam,est in<text:line-break/>libro Hippocratis Pe, ratione victus, cujus etiam libri antea</text:span></text:p>
      <text:p text:style-name="P16"><text:span text:style-name="T12">abunde memini. Existimo autem, ipsos sic appellare feinen<text:line-break/>plantae hortensis, quam nunc vulgo numero,,multitudinis<text:line-break/>bifariam nominant; quidam enim siliquas,/alii phaseolos<text:line-break/>nuncupant vocem ipsam quatuor syllabis proferentes, eo-<text:line-break/>que modo nomen diversum ab eo, quod tribus syllabis<text:line-break/>pronunciatur, phaseli scilicet, efficientes. Sunt qui pha-<text:line-break/>selum eundem cum cicercula esse dicant, alii ipsius spe-<text:line-break/>ciem. Quod tamen ad dolichos attinet,: conjectare quis<text:line-break/>possit, eos nominari plantas has hortenses, vel ex iis, quae<text:line-break/>Theophrastus in octavo de plantarum historia scripsit ad<text:line-break/>hunc modum: </text:span><text:span text:style-name="T22">Et aliis' quidem caulis esi erectus, ut tri-<text:line-break/>tico, hordeo et omnino frumentaceis </text:span><text:span text:style-name="T22">atque </text:span><text:span text:style-name="T22">aestivis, adiis<text:line-break/>autem tendens in latus potius, ut ciceri</text:span><text:span text:style-name="T22">, </text:span><text:span text:style-name="T22">ervo, lenti,<text:line-break/>aliis humi procidens</text:span><text:span text:style-name="T22">, </text:span><text:span text:style-name="T22">ut erviliae, </text:span><text:span text:style-name="T22">piso</text:span><text:span text:style-name="T22">, .cicerculae • do-<text:line-break/>lichus vero, si ligna longa, affixeris, ascendet et scugiser<text:line-break/>fiet, alioqui vitiosus atque sierilis reddetur.</text:span><text:span text:style-name="T12"> Ex eo autem,<text:line-break/>quod ligna longa jubet affigi, assirmatque, nisi id fiat, steti-</text:span></text:p>
      <text:p text:style-name="P16"><text:span text:style-name="T12">les ipsos reddi, posset quis conjecture, ipsum verba facere<text:line-break/>de iis, quos nunc phaseolos seu siliquas appellant; ipse<text:line-break/>autem siliquas ea appellat, quae semen eorum leguminum,<text:line-break/>cujusmodi est </text:span><text:span text:style-name="T22">lens, ervum, pisum, faba</text:span><text:span text:style-name="T12"> ac lupinus,- </text:span><text:span text:style-name="T22">con-<text:line-break/>tinent.</text:span><text:span text:style-name="T12"> Quemadmodum enim frumentacea semina spicis,<text:line-break/>ita memorata jam siliquis continentur; atque </text:span><text:span text:style-name="T12">ipsos </text:span><text:span text:style-name="T12">quidem<text:line-break/>dolichos siliquae continent;: ob eamque,- opluor,- causam<text:line-break/>fructum totum vulgo nunc siliquas nominant,- quo modo<text:line-break/>totos frumentaceos fructus spicas. Non me autem fugit,<text:line-break/>alia quoque multa esse</text:span><text:span text:style-name="T12">, </text:span><text:span text:style-name="T12">quibus homines multum utuntur,<text:line-break/>quae generis totius nomen sibi assumpserint,- ut calamus,<text:line-break/>quo scribimus, et atramentum. In libro autem De'ratio-<text:line-break/>ne victus Hippocrates-scriptum' sic reliquit. </text:span><text:span text:style-name="T22">Pisa minus<text:line-break/>quidem insiant, fed magis per alvum seciedwnt, erviliae<text:line-break/>autem et dolichi his quidem secedurit' celerius, vcrurn<text:line-break/>minus sunt siatalenti et nutriunt uberiusr</text:span><text:span text:style-name="T12"> Quum enim<text:line-break/>Hippocrates his verbis pisa fabis comparet, quarum prius,<text:line-break/>ut cibi flatulenti, meminerat, deinde ervilias et dolichos</text:span></text:p>
      <text:p text:style-name="P16"><text:span text:style-name="T12">ascribat, in eo .significat, dolichon ejusdem esse generis’ cum<text:line-break/>praedictis seminibus, et potissimum cum erviliis. Verum<text:line-break/>quum nullam prorsus cicerculae aut phaseli mentionem<text:line-break/>fecerit, suspicari quodammodo possumus, illorum semi-<text:line-break/>num quoddam licere appellare dolichon. Quod fi quis<text:line-break/>phaselos quoque in. cicercularum genere reponat, negare<text:line-break/>saltem non poterit, quin cicerculae in praedicta oratione<text:line-break/>dolichi appellari queant. • Nam et Diocles in leguminum<text:line-break/>catalogo ut fabas primas recensuit, mox pila, deinceps<text:line-break/>ad verbum sic fcribiti </text:span><text:span text:style-name="T22">Dolichi vero non minus quam<text:line-break/>pisu nutriunt -, praeterea siatu similiter carent; quod vero<text:line-break/>ad suavitatem pertinet ao dejectionem, vincuntur,</text:span><text:span text:style-name="T12"> Ve-<text:line-break/>rum is quoque deinceps erviliae, quidem et lentis, 'et ci-<text:line-break/>ceris , </text:span><text:span text:style-name="T22">et</text:span><text:span text:style-name="T12"> orohi mentionem faciens, cicerculae autem no-<text:line-break/>men praetermittens, eandem praebet dubitationem. Di-<text:line-break/>cere tamen quis possit, omnia haec; ervilias,, cicercula,<text:line-break/>phaselos, unum esse genus, verum pluribus nominibus<text:line-break/>appellari; fortasse ut stylum et columnam propter quas-</text:span></text:p>
      <text:p text:style-name="P16"><text:span text:style-name="T12">dam </text:span><text:span text:style-name="T12">differentias, quae in ipsis apparent., Verurntamen<text:line-break/></text:span><text:span text:style-name="T12">quod </text:span><text:span text:style-name="T12">doli cui non minus pisis nutriant, tum quod</text:span><text:span text:style-name="T37">;</text:span><text:span text:style-name="T12">aeque<text:line-break/></text:span><text:span text:style-name="T12">ac </text:span><text:span text:style-name="T12">pisa flatu careaut, indicio esse debet,• Dioclem doli-<text:line-break/></text:span><text:span text:style-name="T12">chos </text:span><text:span text:style-name="T12">appellasse, quos nunc phaseolos nominant; siquidem<text:line-break/>cicercula non, magis fluam pisa flatu caret, quemadmodum<text:line-break/></text:span><text:span text:style-name="T12">nec </text:span><text:span text:style-name="T12">ervilia, nec phaselus, sive haec (ut dixi) unum • ge-<text:line-break/></text:span><text:span text:style-name="T12">nus, </text:span><text:span text:style-name="T12">sive unius generis sint differentiae. Philotimus au-<text:line-break/></text:span><text:span text:style-name="T12">tem, et </text:span><text:span text:style-name="T12">Praxagoras nullius ciborum hujusmodi memine-<text:line-break/></text:span><text:span text:style-name="T12">rUnt, </text:span><text:span text:style-name="T12">nisi fabarum dumtaxat et pisorum'; quainohrem ni-<text:line-break/></text:span><text:span text:style-name="T12">hll ex. </text:span><text:span text:style-name="T12">illis, quidnam dolidiorum .. nomine significetur,<text:line-break/></text:span><text:span text:style-name="T12">possumus </text:span><text:span text:style-name="T12">colligere. Itaque vocet quisque,' quo libeat no-<text:line-break/></text:span><text:span text:style-name="T12">miue, </text:span><text:span text:style-name="T12">quos nunc vulgo phaselos et siliquas appellant, dum<text:line-break/></text:span><text:span text:style-name="T12">sciat, </text:span><text:span text:style-name="T12">ea talem obtinere facultatem, cujusmodi Diocles doli-<text:line-break/></text:span><text:span text:style-name="T12">cius attribuit. </text:span><text:span text:style-name="T12">Ad cujus sententiam Hippocrates lu </text:span><text:span text:style-name="T12">libro<text:line-break/>De ratione </text:span><text:span text:style-name="T12">victus prope accedit,’ quum inquit, </text:span><text:span text:style-name="T12">ervilias<text:line-break/>et </text:span><text:span text:style-name="T12">dolichos facilius dejici, quam pisa, ac minus inflare;<text:line-break/></text:span><text:span text:style-name="T12">praeterea </text:span><text:span text:style-name="T12">alere ipsos </text:span><text:span text:style-name="T12">. </text:span><text:span text:style-name="T12">testatur. </text:span><text:span text:style-name="T12">Nam </text:span><text:span text:style-name="T12">ita </text:span><text:span text:style-name="T12">res habet;. , </text:span><text:span text:style-name="T12">nisi</text:span></text:p>
      <text:p text:style-name="P16"><text:span text:style-name="T12">quod integros et etiamnum virides una cum suis siliquis<text:line-break/>ex oleo et</text:span><text:span text:style-name="T28">1</text:span><text:span text:style-name="T12"> garo ut plurimum homines mandunt; non-<text:line-break/>nulli autem vinum etiam adjiciunt. Sed eos, ut pisa, non<text:line-break/>reponunt propter humrditatem copiosiorem, cujus occa-<text:line-break/>sione solent corrumpi; quod si quis eos quoque secure<text:line-break/>velit reponere, sicuti pater meus factitabat, ficcare ipsos .<text:line-break/>penitus oportet; sic enim hyeme tota manent iiuputres<text:line-break/>et incorrupti, eundem nobis usum quem pisa praestantes.<text:line-break/>Quidain meorum amicorum Romae agens mini narravit,<text:line-break/>in Caria lu patria sua, quam Ceramunr appellabat-, in<text:line-break/>agris dolichos noti aliter quam alia legumina seri, figu-<text:line-break/>ramque eos habere cicerculis longiorem.</text:span></text:p>
      <text:h text:style-name="Heading_20_2" text:outline-level="2">Cap. XXIX. [De ervo.]</text:h>
      <text:p text:style-name="P68"><text:span text:style-name="T12">Boves tum apud nos, tum<text:line-break/>apud alias plerasque gentes ervum prius in aqua dulcoratum<text:line-break/>pulcuntur; homines vero ab hoc semine prorsus abstinent,<text:line-break/>est enim insuavissimum et pravi succi; lu magna tamen fame<text:line-break/>(quemadmodum Hippocrates quoque scripsit) necessitate<text:line-break/></text:span><text:span text:style-name="T12">coacti </text:span><text:span text:style-name="T12">ad ' ipsum nonnunquam accedunt. Nos vero ad</text:span></text:p>
      <text:p text:style-name="P16"><text:span text:style-name="T12">etmdem modum quo lupinos praeparantes, ervis cum<text:line-break/>melle utimur ceu medicamentis crassos thoracis ac pulmo-<text:line-break/>nis humores expurgantibus. Porro, inter erva alba minus<text:line-break/>simt medicamentosa iis, quae ad flavitiem aut pallorem<text:line-break/>recedunt. Quae vero cocta bis fuerint, et nr- aqua iden—<text:line-break/>tidem dulcorata, insuavitatem quidem deponunt, sed una<text:line-break/>etiam cum ea abstergendi et lucidendi facultatem, ut sola<text:line-break/>lu ris-relinquatur terrestris substantia, quae substantia </text:span><text:span text:style-name="T22">alsa<text:line-break/>mentum</text:span><text:span text:style-name="T12"> fit, quod citra - lusignem amarorem desiccandi<text:line-break/>vim habet. &gt;</text:span></text:p>
      <text:h text:style-name="Heading_20_2" text:outline-level="2">Cap. XXX. [De sesamo et erysimo.]</text:h>
      <text:p text:style-name="P68"><text:span text:style-name="T12">Sesami semen<text:line-break/>pingue est, ideoque repositum celerrime fit oleosum; quam-<text:line-break/>obrem eos, qui ipso vescuntur, celeriter implet stomachum-<text:line-break/>que subvertit ac tarde-concoquitur pingueque corpori praebet<text:line-break/>alimentum. Liquet ergo,, quod ventriculi partibus vigorem<text:line-break/>ac robur addere nequit, quetnadmodum neque aliud qucdvis<text:line-break/>pingue. Est autem crassi succi, ideoque non propere </text:span><text:span text:style-name="T22">per-<text:line-break/>vadit.</text:span><text:span text:style-name="T12"> Ipso autem solo non admodum vescuntur, sed cum</text:span></text:p>
      <text:p text:style-name="P16"><text:span text:style-name="T12">melle crudo, quas vulgo sefarnidas vccant, effingentes.<text:line-break/>Panibus etiam inspergitur. Porro' quemadmodum milio<text:line-break/>panicum (quod etiam’ </text:span><text:span text:style-name="T43">μελίνην </text:span><text:span text:style-name="T12">diximus appellari) assimile<text:line-break/>quidem quodammodo est, verum undeqnaque deterius, ad<text:line-break/>eundem modum </text:span><text:span text:style-name="T12">et </text:span><text:span text:style-name="T12">sesamo erysinmm corporis substantia<text:line-break/>quodam pacto est affine, sed-lu cibo est insuavius, cor-<text:line-break/>porique alimentum parcius exhibet, praedictoque omnino<text:line-break/>est deterius. Caeterum utrumque temperamento est- cali-<text:line-break/>dum, ob eamque causam sitim etiam excitat.</text:span></text:p>
      <text:h text:style-name="Heading_20_2" text:outline-level="2">Cap. XXXI. [De papaveris semine.]</text:h>
      <text:p text:style-name="P68"><text:span text:style-name="T12">Sativi papaveris<text:line-break/>semen panibus utiliter, ceu condimentum,,inspergitur non<text:line-break/>fecus ac sesamum , verum album nigro praestat. Refrige-<text:line-break/>randi autem habet facultatem,, ideoque,somniferum;etiam<text:line-break/>est; quod si sumptum liberalius fuerit, cataphoram inducet,<text:line-break/>difficileque concoquetur. Inhibet praeterea quae, ex thorace<text:line-break/>ac pulmone tussi expuuntur. Coufert vero iis, qui catar-<text:line-break/>rhis fluxu tenui </text:span><text:span text:style-name="T22">a</text:span><text:span text:style-name="T12"> capite defluentibus infestantur. Corpori<text:line-break/>autem nullum memorabile praestat alimentum..</text:span></text:p>
      <text:h text:style-name="P6" text:outline-level="2">Cap. XXXII. [De lini semine, quod etiam composito<text:line-break/>nomine linospermon dicitur.]</text:h>
      <text:p text:style-name="P69"><text:span text:style-name="T12">Nonnulli frixo quidem ipso,<text:line-break/></text:span><text:span text:style-name="T12">ut </text:span><text:span text:style-name="T12">opsonio, cum guro non secus ac factitio sale utuntur;<text:line-break/>utuntur autem et melli permiscentes</text:span><text:span text:style-name="T12">; </text:span><text:span text:style-name="T12">quidam panibus<text:line-break/>quoque ipsum aspergunt. Stomacho autem noxium est<text:line-break/></text:span><text:span text:style-name="T12">et </text:span><text:span text:style-name="T12">coctu difficile, exiguumque alimentum corpori exhibet-<text:line-break/>Quod vero ad ventris, dejectionem pertinet, ipsum nec<text:line-break/>probaveris,- nec vituperaris; exiguam tamen movendae<text:line-break/>urinae habet facultatem, quae magis apparet; quum fri-<text:line-break/>xurn sumitur; tunc autem alvum quoque magis sistit Ru-<text:line-break/></text:span><text:span text:style-name="T12">stici </text:span><text:span text:style-name="T12">autem homines eo utuntur faepeuumero frixo tuso-<text:line-break/></text:span><text:span text:style-name="T12">que, </text:span><text:span text:style-name="T12">mel admiscentes.</text:span></text:p>
      <text:h text:style-name="Heading_20_2" text:outline-level="2">Cap. <text:span text:style-name="T52">ΧΧΧΙΙΙ. [De hormluo.]</text:span></text:h>
      <text:p text:style-name="P69"><text:span text:style-name="T12">Hoc quoque frixo utun-<text:line-break/></text:span><text:span text:style-name="T12">tur, </text:span><text:span text:style-name="T12">delude eatenus laevigant, ut farina evadat, mel quoque<text:line-break/></text:span><text:span text:style-name="T12">ei </text:span><text:span text:style-name="T12">admiscent. Parum lu fe ipfo habet alimenti, ut quod<text:line-break/></text:span><text:span text:style-name="T12">mediae </text:span><text:span text:style-name="T12">luter erysimum et cuminum sit naturae.</text:span></text:p>
      <text:h text:style-name="Heading_20_2" text:outline-level="2">Cap. XXXIV. [De cannabis femine.]</text:h>
      <text:p text:style-name="P69"><text:span text:style-name="T12">Non, quemadmo-<text:line-break/></text:span><text:span text:style-name="T12">dum </text:span><text:span text:style-name="T12">planta ipsa cannabis vitici quodammodo est similis, ita</text:span></text:p>
      <text:p text:style-name="P16"><text:span text:style-name="T12">semen semini facnitate est simile, sed plurimum ab eo dissidet,<text:line-break/>ut quod concoctu sit difficile, stomachoque ac capiti noceat,<text:line-break/>praviqpe sit succi. Sunt tamen, qui eo quoque frixo cum<text:line-break/>aliis tragematibus vefcantur; tragemata autem voco ea,<text:line-break/>quae post coenam voluptatis inter bibendum excitandae<text:line-break/>gratia manduntur. . Multum autem calefacit, ideoque<text:line-break/>sumptum paulo largius caput scrit, yaporem surium ad<text:line-break/>ipsum mittens calidum simul ac medicamentosum.</text:span></text:p>
      <text:h text:style-name="Heading_20_2" text:outline-level="2">Cap. XXXV. [De viticis semine.]</text:h>
      <text:p text:style-name="P69"><text:span text:style-name="T12">Id semen etiam ip-<text:line-break/>sum per se frixum manditur, crediturque appetitus vecereos<text:line-break/>inhibere, alimentum autem corpori praebet exiguum, idque<text:line-break/>siccans ac refrigerans, flatus autem valde dissipat: quorum<text:line-break/>omnium occasione lis, qui cestos </text:span><text:span text:style-name="T22">fe</text:span><text:span text:style-name="T12"> servare volunt, est ac-<text:line-break/>commodum, unde et nomen dicunt ipsi plantae fuisse im-<text:line-break/>positum. Caeterum caput non ferit, quomodo cannabis.</text:span></text:p>
      <text:h text:style-name="Heading_20_2" text:outline-level="2">Cap. XXXVI. [De aphace et vicia.]</text:h>
      <text:p text:style-name="P69"><text:span text:style-name="T12">Horum seminum<text:line-break/>figura non est rotunda, veluti fabarum, sed aliquanto latior,</text:span></text:p>
      <text:p text:style-name="P16"><text:span text:style-name="T12">quomodo lentium. Haec quoque cum ipsis siliquis atque,<text:line-break/>integra planta rustici reponunt, ut brutis pecudibus sint<text:line-break/>pabulo;per famem tamen quosdam noti qui haec quoque,<text:line-break/>comederint, potissimum vere, quum etiamnum virent,,<text:line-break/>quemadmodum fabas et cicera esitare consueverunt. Sunt<text:line-break/>autem non insuavia modo, scd concoctu etiam difficilia,<text:line-break/>alvumque inhibent. Perspicuum ergo est, quod, quum<text:line-break/>natura sint ejusmodi, alimentum, quod ex ipsis distribui-<text:line-break/>tur, habent haudquaquam boni succi et crassum, ad<text:line-break/>succum melancholicum gignendum idoneum, ceu prius de<text:line-break/>lente diximus; verum illi quidem multa bona insunt,<text:line-break/>his autem nihil honorum illius adeste Caeterum viciae<text:line-break/>nomen apud nos quidem est tritum, eoque solo nomina-<text:line-break/>tur; Attici vero </text:span><text:span text:style-name="T43">ἄρακον </text:span><text:span text:style-name="T12">aut fabam appellabant</text:span></text:p>
      <text:h text:style-name="Heading_20_2" text:outline-level="2">Cap. XXXVII. [Deseminibus alienigenis, quae in quo-<text:line-break/>que genere permixta reperiuntur.]</text:h>
      <text:p text:style-name="P69"><text:span text:style-name="T12">In tritico quidem </text:span><text:span text:style-name="T22">fre-<text:line-break/></text:span><text:span text:style-name="T12">quens lolium laepe invenitur; in hordeis vero nascitur qui-<text:line-break/>dem, sed paucum; quam autem aegilopem appulsam, ea lu</text:span></text:p>
      <text:p text:style-name="P16"><text:span text:style-name="T12">hordeis fi-fequens invenitur, quum prima generatio vel in-<text:line-break/>crementum ipsis non recte successerit. Porro pater meus,<text:line-break/>aetate jam declinante, agriculturae studiosus factus, triticum<text:line-break/>ac hordeum aliquando seminavit, omnibus diversi generis<text:line-break/>seminibus, quste ipfis erunt admixta, </text:span><text:span text:style-name="T12">diligenter </text:span><text:span text:style-name="T12">selectis,;<text:line-break/>quo certo cognosceret, irum ex ipsorum mutatione lolium<text:line-break/>et aegilops nascerentur,’ an propriam haec quoque sumina<text:line-break/>naturum haberent Quum autem forte una cum puris se-<text:line-break/>minibus in tritico quidem frequens lolium,- in hordeo au-<text:line-break/>tem parum, </text:span><text:span text:style-name="T12">sed </text:span><text:span text:style-name="T12">magnam aegilopis vim enatam conspice-<text:line-break/>ret, in aliis quoque seminibus itidem experiri est aggres-<text:line-break/>sus. Reperit igitur in lente quoque ex mutatione ipsius<text:line-break/>durum rotundumque aracum et sccurinurn, semina non<text:line-break/>esculenta, enata, praeterea aparinen, quae non modo non<text:line-break/>esculenta est, sed plantae lentis, dum assurgit, undique<text:line-break/>implexa ipsam strangulat ac suffocat, et detrahit non<text:line-break/>aliter, quam ervanglua ervum. Atque haec quidem prava<text:line-break/>admodum sunt semina. Nigrum auteni triticum nuncupa-</text:span></text:p>
      <text:p text:style-name="P16"><text:span text:style-name="T12">tum ex tritici quoque mutatione generatur, fed pravitate<text:line-break/>qtum plurimum a lolio relinquitur. Deprehendit autem<text:line-break/>alia quoque semina similiter immutari; proinde iis, qui<text:line-break/>seminibus iis salubriter uti vellent, praecepit omne quod<text:line-break/>pravum esset seligerent; neque id pro nihilo ducerent, ut<text:line-break/>pistores, qui populo publice inserviunt. Etenim quum<text:line-break/>anni constitutio prava aliquando- fuisset, lolium affatim<text:line-break/>tritico innasci contigit; quod quum neque agricolae </text:span><text:span text:style-name="T22">ac-<text:line-break/>commodatis</text:span><text:span text:style-name="T12"> ad eam rem' cribris exacte purgassent, neque<text:line-break/>pistores, quod paucus esset tritici proventus, statim qui-<text:line-break/>dem multis caput dolere coepit, ineunte vero aestate in<text:line-break/>cute multorum, qui comederunt, ulcera aut aliud quod-<text:line-break/>dam symptoma, quod succorum pravitatem indicaret, est<text:line-break/>Iubnatum. Non igitur oportet nos in purgandis semini-<text:line-break/>bus, quae ad esum comparantur,- esse negligentes, per sua-<text:line-break/>sos, etiamsi ncxarn, quae ‘quotidie fit, ob exiguitatem<text:line-break/>fensu non percipimus, quod tamen longo tempore ex ipsa<text:line-break/>acervatur, tandem erupturum.</text:span></text:p>
      <text:h text:style-name="P2" text:outline-level="1"><text:bookmark-start text:name="bookmark15"/>GALENI DE ALIMENTORUM FACVLTA-<text:line-break/>TIBUS LIRER SECUNDUS.<text:bookmark-end text:name="bookmark15"/></text:h>
      <text:h text:style-name="Heading_20_2" text:outline-level="2">Cap. I.</text:h>
      <text:p text:style-name="P69"><text:span text:style-name="T12">Quum a plantis et animalibus sumamus ali-<text:line-break/>rnenta, qui autem ante </text:span><text:span text:style-name="T12">me </text:span><text:span text:style-name="T12">fuerunt omnes </text:span><text:span text:style-name="T12">in </text:span><text:span text:style-name="T12">iis, quae de<text:line-break/>alimentis scripserunt, a Cerealibus nuncupatis seminibus<text:line-break/>luititim sumpserint, propterea quod panum esus inter ipsa<text:line-break/>est utilissimus, ob eam causam ego quoque de tritico, hor-<text:line-break/>deo, tipha, olyra, ad haec de iis, quae legumina ac che-<text:line-break/>dropa appellant, primo, libro tractavi. Decet autem hoc<text:line-break/>libro ad alia alimenta, quae a plantis, deinceps transire,</text:span></text:p>
      <text:p text:style-name="P16"><text:span text:style-name="T12">post </text:span><text:span text:style-name="T12">autem ad ea, quae ah animalibus sumuntur, quaecnn-<text:line-break/></text:span><text:span text:style-name="T12">que </text:span><text:span text:style-name="T12">hominibus sunt utiliora; nam id aequum mihi esso<text:line-break/>videtur. Fuerunt etiam, nonnulli, qui, haudquaquam omnis<text:line-break/>bus congeneribus prius explicatis, neque alimentis omni-<text:line-break/></text:span><text:span text:style-name="T12">bus, </text:span><text:span text:style-name="T12">quae a </text:span><text:span text:style-name="T12">plantis </text:span><text:span text:style-name="T12">sumuntur, post Cerealia femina fubdi-<text:line-break/>tis, de illis prius scmper tractarunt, quae majqrein lro:-<text:line-break/></text:span><text:span text:style-name="T12">minibus </text:span><text:span text:style-name="T12">afferunt utilitatem. Suilla certe et hoedina, et<text:line-break/>caprina, et vitulina, et bubula, et ovilla, et his nihilo-<text:line-break/></text:span><text:span text:style-name="T12">ninus, </text:span><text:span text:style-name="T12">quae venatores in montibus venantur, magnum<text:line-break/>usuin praestare hominibus cernuntur, quemadmodum certe<text:line-break/></text:span><text:span text:style-name="T12">et </text:span><text:span text:style-name="T12">volucria, pleraque et aquatilia. Verum quum reputns-<text:line-break/></text:span><text:span text:style-name="T12">scm, </text:span><text:span text:style-name="T12">genera omnia uno libro comprehendi non posse, ni-<text:line-break/></text:span><text:span text:style-name="T12">hil </text:span><text:span text:style-name="T12">magnopere intereste sum arbitratus, ex iis alimentis.,<text:line-break/></text:span><text:span text:style-name="T12">quae </text:span><text:span text:style-name="T12">praedictis supersunt, in secundo quidem volumine<text:line-break/></text:span><text:span text:style-name="T12">ea, </text:span><text:span text:style-name="T12">qure a plantis, in tertio autem ea, quae ab animalibus<text:line-break/></text:span><text:span text:style-name="T12">sumuntor, </text:span><text:span text:style-name="T12">persequi. Licebit enim cuivis, qui opusculum,<text:line-break/></text:span><text:span text:style-name="T12">in quo </text:span><text:span text:style-name="T12">alimentorum facultates, quibus maxime uti velit,<text:line-break/></text:span><text:span text:style-name="T12">sunt </text:span><text:span text:style-name="T12">traditae, ad manus habebit, nunc .primum, nunc</text:span></text:p>
      <text:p text:style-name="P16"><text:span text:style-name="T12">secundum tertiumve librum. • evolvere. Ut igitur sermo<text:line-break/>omnis de plantis primis duobus libris absolvatur, ad ea,<text:line-break/>'quae dictis ante supersunt, aggrediens hinc auspicabor.<text:line-break/>Omnia edulia, quae primo libro suerunt memorata, plan-<text:line-break/>tarum erant semina; nunc vero a fructibus exordiens, in'<text:line-break/>primis a seminibus eos distinguam, eoque magis,, quod<text:line-break/>plerique crediderunt, nihil interesse, sive </text:span><text:span text:style-name="T12">femen- </text:span><text:span text:style-name="T12">dicas, sive<text:line-break/>fructum. Quae igitur femina modo retulimus, exiguum<text:line-break/>quiddam a fructibus discrepant, ab iis vero, quae nunc<text:line-break/>memorabimus, non mediocriter dissident. Etenim fici fru-<text:line-break/>ctus sunt ipsae ficus, quae vero in ipso est cenchramis,<text:line-break/>semen est fici, sicut et uva totius vitis est fructus,, solus<text:line-break/>autem acinus vitis est semen; pari modo et pici et mali<text:line-break/>fructus est pirum ac malum, semen aulem tria aut qua-<text:line-break/>tuor grana, quae in ipsis mediis habentur.. Quid jam de<text:line-break/>cucurbitis et cucumeribus, qui ipsorum pepones funt<text:line-break/>aut non sunt, qui melopepones, aut quid reliqua ejus-<text:line-break/>modi omnia commemorem? quamplurimmn enim totus</text:span></text:p>
      <text:p text:style-name="P16"><text:span text:style-name="T12">fructus </text:span><text:span text:style-name="T12">a </text:span><text:span text:style-name="T12">semine difcrepat. Caeterum lu fabis, Iupinis,<text:line-break/>dolichis, lente et aliis id genus feminibus, quae siliquis<text:line-break/>obvolvuntur, </text:span><text:span text:style-name="T12">quod </text:span><text:span text:style-name="T12">quidem ex siliqua semineque est com-<text:line-break/>positum , est fructus; ' plurima tamen substantiae pars </text:span><text:span text:style-name="T22">fe-<text:line-break/></text:span><text:span text:style-name="T12">ininibus inest. Porro aliorum propemodum omnium, quae<text:line-break/>primo libro memoravimus, femen folum manditur; solius<text:line-break/>autem dolichi, dum adhuc virescit, fructus integer come-<text:line-break/>ditur; ubi enim exaruerunt siliquae, quae femina ipia<text:line-break/>continent, .hominibus funt inutiles; fabarum autem viri-<text:line-break/>dium siliqua non est esculenta, quemadmodum neque ci-<text:line-break/>ceris, neque aliorum, quae Theophrastus vocare solet sili-<text:line-break/>quala. Jure igitur dixi, vulgo-siliquas nominari, quos<text:line-break/>nonnulli phnseolos nuncupant, quod, solaipsorurn siliqua<text:line-break/>sit esculenta. Verum de horum quidem facultate • prius<text:line-break/>diximus, veluti etiam quod veterum nonnullos existimo<text:line-break/>phascolorum nomine dolichos comprehendisse. Caeterum<text:line-break/>plantarum fructus ab arboribus sumuntur et oleribus<text:line-break/>hortensibus,, inter quae quidam medicorum pepones, me-</text:span></text:p>
      <text:p text:style-name="P16"><text:span text:style-name="T12">lop.epones et cucurbitas recensent, a quibus hoc libro<text:line-break/>docere incipiam.</text:span></text:p>
      <text:h text:style-name="Heading_20_2" text:outline-level="2">Cap. II. [De fructibus, qui fugaces appellantur.]</text:h>
      <text:p text:style-name="P69"><text:span text:style-name="T12">Horam anni Graeci id tempus appellant, lu cujus me-<text:line-break/>dio caniculam exoriri contingit; tempus autem id die-<text:line-break/>rum est quadraginta; Hoc quidem tempore omnes ho-<text:line-break/></text:span><text:span text:style-name="T12">- </text:span><text:span text:style-name="T12">rarii, quos vocant, fructus constant, nonnulli jam de-:<text:line-break/>clinantes, alii incipientes, alii in suo vigore, aut ultra<text:line-break/>vigorem, aut citra consistentes. Vocant autem ipsus ho-<text:line-break/>rarios, non quod id foluin temporis sint; fed (ut mea<text:line-break/>fert opinio) quoi pfos ab iis, qui ad reponendum sunt ido-<text:line-break/>nei; distinguant; quandoquidem </text:span><text:span text:style-name="T12">et </text:span><text:span text:style-name="T12">triticum, et hordeum,<text:line-break/>et omnia, quae primo lilu-o explicui, anniversariam atque<text:line-break/>aestivam habent generationem, sed non cito comnnpun-<text:line-break/>tur, quo modo cucurbitae; mora, pepones; melopepones,<text:line-break/>perfica, et alia id genus; quae si quis in hyernem fer-<text:line-break/>yare volens exiccata reposuerit, eo modo .veterem natus</text:span></text:p>
      <text:p text:style-name="P16"><text:span text:style-name="T12">ram in contrarium immutabit. Nonnulli certe e cucurbi-<text:line-break/></text:span><text:span text:style-name="T12">tis </text:span><text:span text:style-name="T12">femen vacuantes, deinde ipsarum vehit carnem sicean-<text:line-break/></text:span><text:span text:style-name="T12">tes, </text:span><text:span text:style-name="T12">in hyemem quidem reponunt, utuntur autem omnes<text:line-break/></text:span><text:span text:style-name="T12">ipsa </text:span><text:span text:style-name="T12">magis, quam alio quovis fructuum esculentorum.<text:line-break/></text:span><text:span text:style-name="T12">Non </text:span><text:span text:style-name="T12">tamen tritici, neque aliorum ejusmodi Cerealium se*<text:line-break/>minum, quum sunt reposita, natura iu contrarium cedit;<text:line-break/></text:span><text:span text:style-name="T12">manent </text:span><text:span text:style-name="T12">enim suis substantiis talia, qualia erant, quum jam<text:line-break/></text:span><text:span text:style-name="T12">inde </text:span><text:span text:style-name="T12">ab initio, aestate fuerunt persecta; illud autem per-<text:line-break/></text:span><text:span text:style-name="T12">spicuum </text:span><text:span text:style-name="T12">est, </text:span><text:span text:style-name="T12">quod </text:span><text:span text:style-name="T12">quae corpus habent compactum, qnem-<text:line-break/>admodum habinim ipsius habent - perdurantem, ita soli-<text:line-break/></text:span><text:span text:style-name="T12">dum </text:span><text:span text:style-name="T12">ac terreum, et ob id multum nutrientem; quae vero<text:line-break/>consistentia sunt humida, corrumpuntur, exiguumque ha-<text:line-break/></text:span><text:span text:style-name="T12">bent </text:span><text:span text:style-name="T12">alimentum, et quod facile e corpore excernatur;<text:line-break/></text:span><text:span text:style-name="T12">quae </text:span><text:span text:style-name="T12">causa etiam est, cur ejusmodi promptius quam- solida<text:line-break/></text:span><text:span text:style-name="T12">per </text:span><text:span text:style-name="T12">alvum dejiciuntur, et potissimum quum nitrosum qnip-<text:line-break/></text:span><text:span text:style-name="T12">piam </text:span><text:span text:style-name="T12">ipsis inest ac abstersorium, sicuti quaedam ex fuga-<text:line-break/></text:span><text:span text:style-name="T12">cibus </text:span><text:span text:style-name="T12">hunc ipsam facultatem habere ostendimus memorabis<text:line-break/></text:span><text:span text:style-name="T12">lern;- </text:span><text:span text:style-name="T12">quae deterioris etiam sineci esse perhibemus </text:span><text:span text:style-name="T12">iis, quae<text:line-break/></text:span><text:span text:style-name="T12">nullam saporis qualitatem habent sensibilem, quomodo</text:span></text:p>
      <text:p text:style-name="P16"><text:span text:style-name="T12">aqua optima nullam habet. Haec igitur omnia; et iis<text:line-break/>multo magis quae ante exactam maturitatem mandimus,<text:line-break/>flatulenta quidem sunt, verum subducunto celerius, quem-<text:line-break/>admodum etiam quae succum habent tenuem citius disui-<text:line-break/>linuntur. </text:span><text:span text:style-name="T12">Sunt </text:span><text:span text:style-name="T12">autem omnia haec pravi succi; solusque<text:line-break/>is utiliter ipsis utetur, qui aestu vehementiore et longiore<text:line-break/>itinere scse confecerit, tunc enim juvant corporis squal-<text:line-break/>lorem humectantia et, si,frigida fumantur, moderate </text:span><text:span text:style-name="T22">re-<text:line-break/>frigerantia.</text:span><text:span text:style-name="T12"> Ac humectandi quidem scmper habent facul-<text:line-break/>tatern, refrigerandi vero haud qua quam habebunt, si cali-<text:line-break/>da sic, ut dixi, affectis fuerint esitata; non enim pro-<text:line-break/>pric temperamento adeo sunt frigida, ut, etiamsi calida<text:line-break/>sumpta fuerint, ventriculum refrigerent; quare adsrititia </text:span><text:span text:style-name="T12">-<text:line-break/></text:span><text:span text:style-name="T12">egent refrigeratione, quae partium, quae tum </text:span><text:span text:style-name="T22">ad ventri-<text:line-break/>culum,</text:span><text:span text:style-name="T12"> tum ad hepar pertinent (quibus primis occurrunt),<text:line-break/>calori adversetur. His itaque de omnibus ejusmodi edii-<text:line-break/>liis prius in universum constitutis, nunc ad proprias cn-<text:line-break/>jusque facultates transibimus.</text:span></text:p>
      <text:h text:style-name="P6" text:outline-level="2">Cap. III. [De cucurbita.]</text:h>
      <text:p text:style-name="P70"><text:span text:style-name="T12">Cruda quidem insuavis est<text:line-break/>stomachumque laedit et concoctu </text:span><text:span text:style-name="T12">est- </text:span><text:span text:style-name="T12">difficillima, adeo ut, si<text:line-break/>quis alterius cibi inopia cucurbitam mandere coactus fuerit,'<text:line-break/>ut quidam jam est ausus, pondus frigidum ventriculo incum-<text:line-break/>bere fentiat, stomachumque habeat eversum, atque ad vomi-<text:line-break/>tum provocetur, quo </text:span><text:span text:style-name="T12">folo </text:span><text:span text:style-name="T12">a prementibus fymptomatibus po-<text:line-break/>terit vindicari. , Hanc igitur et </text:span><text:span text:style-name="T12">alia </text:span><text:span text:style-name="T12">fugacium pleraque, aut<text:line-break/>postquam elixa fuerint,' aut statim certe, aut in sartagine<text:line-break/>frixa, aut assa, omnes homines edere consueverunt» At-<text:line-break/>que fermonern hunc perpetuo memoria teneto: est enim<text:line-break/>omnibus communis, quae per ignem alterare est necesse.<text:line-break/>Cucurbita autem (de qua dicere institueram) elixa nullam<text:line-break/>evidentem saporis'habet qualitatem, nisi quis dicat, quen-<text:line-break/>dam etiam hunc esse, saporem, qui neque acris est, ne-<text:line-break/>que falsus, neque acerbus, neque amarus, neque aliud<text:line-break/>quidquam ejusmodi manifeste repraesentat, veluti nec ipsa<text:line-break/>aqua. Verum hujusmodi omnia communi nomine vocare<text:line-break/>consueverunt qualitatis expertia, vocenturque nobis sic</text:span></text:p>
      <text:p text:style-name="P16"><text:span text:style-name="T12">clarioris doctrinae gratia. Quum ergo talis sit .cucurbita,<text:line-break/>non immerito:multos apparandi modos admittit,’ut quae<text:line-break/>in medio sit omnis-excessus, oh idque- ad quemvis exces-<text:line-break/>fum ex aequo duci queat; quandoquidem nihil eorum,<text:line-break/>quae congenitum quempiam habent excessum, in contra-<text:line-break/>riam excessui parandi rationem facile ducitur.:- Proinde<text:line-break/>cucurbita,, quantum in se est,-, humidum frigidumque, et<text:line-break/>oh id exiguum corpori praebet alimentum, ut paulo ante<text:line-break/>de </text:span><text:span text:style-name="T12">iis </text:span><text:span text:style-name="T12">omnibus; quae succum habent aqueum ac: tenuem,<text:line-break/>praecepimus. Facile autem fusisidet cum ob suae substan-<text:line-break/>tiae lubricitatein, , tum ob communem omnium ciborum<text:line-break/>humidorum rationem ,- qui scilicet citra astrictionem sunt<text:line-break/>hunridi. Ad haec coquitur non aegre, si 'modo: prius<text:line-break/>corrupta non fuerit; id vero illi accidit, qnutn. parata<text:line-break/>vitiose fuerit; aut fuccus. pravus lu ventriculo fuerit acer-<text:line-break/>yatus, interdum autem,- quod in ipso tardaverit, quod aliis<text:line-break/>quoque omnibus fugacibus, quae humido sunt temperamen-<text:line-break/>to, folet accidere, corrumpuntur enim in ventriculo, ni</text:span></text:p>
      <text:p text:style-name="P16"><text:span text:style-name="T12">celeriter occupent subsidere. Quemadmodum igitur cu-<text:line-break/>cmbita, quantum in se ipsa est, succum, qui in totum<text:line-break/>corpus alendi gratia distribuitur, habet qualitatis ad sen-<text:line-break/>fum expertem, ita, quum alicui eorum, quae vehementem<text:line-break/>habent facultatem, mixta </text:span><text:span text:style-name="T12">fuerit, </text:span><text:span text:style-name="T12">facile illi assimilatur; ut,<text:line-break/>si cum sinapi sumpta, fuerit, fuccus, qui ex utroque rn<text:line-break/>corpus clistribuetur, acris cum manifesta caliditate 'erit:<text:line-break/>eadem ratione, si cum </text:span><text:span text:style-name="T12">salso </text:span><text:span text:style-name="T12">quopiam mansa fuerit, (ut qui-<text:line-break/>dam lu patinis cum salsamento struunt,) succum in corpore<text:line-break/>salsum generabit; est autem sic apparata cibus suavissi-<text:line-break/>mus, si salsamentum ex Ponticis illis suerit, quae- mala<text:line-break/>appellant. Quod si cum malis cydoniis elixa conditaque,<text:line-break/></text:span><text:span text:style-name="T12">ut </text:span><text:span text:style-name="T12">decet, fuerit; succum austerum in distributione habebit<text:line-break/>praepollentem,::’ - Assa autem .vel frixa in sartagine quam<text:line-break/>plurimum quidem de propria humiditate -deponit, reli-<text:line-break/>quum, autem ipsius nullam insignem. obtinet facultatem,<text:line-break/></text:span><text:span text:style-name="T12">uti </text:span><text:span text:style-name="T12">nec cum in jure simplici perata fuerit- Caeterum ob<text:line-break/>aqueam qualitatem sibi lunatam merito gaudet origano;</text:span></text:p>
      <text:p text:style-name="P16"><text:span text:style-name="T12">omnia enim ejusmodi succis acribus, vel'acidis, vel au-<text:line-break/>steris, vel salsis admisceri postulant, si modo in cibo sua-<text:line-break/>via' sunt futura, et iis, qui usi fuerint, nauseam non sunt<text:line-break/>paritura.</text:span></text:p>
      <text:h text:style-name="Heading_20_2" text:outline-level="2">Cap. IV. [De peponibus.]</text:h>
      <text:p text:style-name="P70"><text:span text:style-name="T12">Universa peponum natura<text:line-break/>frigidior est cum humiditate ecpiosa; habent autem faculta-<text:line-break/>tem quandam abstergendi, cujus beneficio urinam cient, et<text:line-break/>deorsum expeditius quam cucurbita melopeponesque per-<text:line-break/>meant. Quod porro abstergeant, intelliges, si sordidam cutem<text:line-break/>ipsis fricueris. : Quarnohrem si quis ephelin aut. lentes<text:line-break/>lu facie habeat, aut alphos extimos et in superficie, hos<text:line-break/>quoque detergent, ’ semen tamen potentius quam ipsorum<text:line-break/>velut caro, deterget, adeo ut vel adversus renes calculo<text:line-break/>infestatos conveniat Succum autem in. corpore gignit vi-<text:line-break/>tiosum, idque potissimum, quum probe concoctus non<text:line-break/>fuerit, quo. casu . cholerae morbo obnoxios efficere con-<text:line-break/>suevit; nam et priusquam corruptus suerit, ad vomitum<text:line-break/>quoque est idoneus, largiusque fumptus (nisi quis post</text:span></text:p>
      <text:p text:style-name="P16"><text:span text:style-name="T12">ipsum aliquid eorum, quae probi sunt succi, supermandat)<text:line-break/>omnino vomitum excitabit. Illud </text:span><text:span text:style-name="T12">porro </text:span><text:span text:style-name="T12">perspicuum est,<text:line-break/>homines in hoc quoque fructu appellationem fecisse, quo-<text:line-break/></text:span><text:span text:style-name="T12">modo </text:span><text:span text:style-name="T12">in atramento,, quo scrilntur, quod </text:span><text:span text:style-name="T43">μεΤ,αν </text:span><text:span text:style-name="T12">appellant;<text:line-break/>nam vox haec </text:span><text:span text:style-name="T43">πέπων </text:span><text:span text:style-name="T12">velut </text:span><text:span text:style-name="T43">τὸ </text:span><text:span text:style-name="T22">nsaavov,</text:span><text:span text:style-name="T12"> hoo est matu-<text:line-break/>rum, significat, quod aliis quoque, quae- maturescunt,<text:line-break/>convenit Nam </text:span><text:span text:style-name="T12">et </text:span><text:span text:style-name="T12">racemus,, quum exacte est maturus,<text:line-break/></text:span><text:span text:style-name="T12">dici </text:span><text:span text:style-name="T12">potest’ </text:span><text:span text:style-name="T22">Ttsutnv</text:span><text:span text:style-name="T22">,'</text:span><text:span text:style-name="T31">J</text:span><text:span text:style-name="T12"> </text:span><text:span text:style-name="T12">quemadmodum certe et quum- non-<text:line-break/></text:span><text:span text:style-name="T12">dum </text:span><text:span text:style-name="T12">maturuit </text:span><text:span text:style-name="T12">non </text:span><text:span text:style-name="T12">potest nominari </text:span><text:span text:style-name="T43">πέπων, </text:span><text:span text:style-name="T12">nimirum qui<text:line-break/>crudus est et immaturus. Ad- eundem modum 'et fru-<text:line-break/></text:span><text:span text:style-name="T12">ctus </text:span><text:span text:style-name="T12">omnes autumnales, et pira,- et cucurbitae </text:span><text:span text:style-name="T43">πέπειρα,<text:line-break/></text:span><text:span text:style-name="T12">i. e. </text:span><text:span text:style-name="T12">matura, vocari consueverunt, quemadmodum et melo-<text:line-break/></text:span><text:span text:style-name="T12">pepon, </text:span><text:span text:style-name="T12">qui in fe ipfo </text:span><text:span text:style-name="T43">πεπονα, </text:span><text:span text:style-name="T12">i. e, maturum, continet; unde<text:line-break/></text:span><text:span text:style-name="T12">medici </text:span><text:span text:style-name="T12">quidam non simpliciter nominare voluerunt pepo-<text:line-break/></text:span><text:span text:style-name="T12">nas, </text:span><text:span text:style-name="T12">sed totum </text:span><text:span text:style-name="T49">ίά-σικυοπέπονα,</text:span><text:span text:style-name="T33">:</text:span><text:span text:style-name="T49">Ί.</text:span><text:span text:style-name="T22">;e'.</text:span><text:span text:style-name="T12"> cucumerem maturum,<text:line-break/></text:span><text:span text:style-name="T12">aut </text:span><text:span text:style-name="T12">peponem cucuineralem-nominari oportere contende-<text:line-break/></text:span><text:span text:style-name="T12">ruat </text:span><text:span text:style-name="T12">Nos vero in praelenti sermone de ejusmodi non<text:line-break/>laboramus, ut quae ad medicinam nihil conferant; multo<text:line-break/></text:span><text:span text:style-name="T12">enim </text:span><text:span text:style-name="T12">satius est rem' dilucide interpretari, quam hujus-<text:line-break/>modi airxia disquisitione doctrinam obscurare.- Tum por-</text:span></text:p>
      <text:p text:style-name="P16"><text:span text:style-name="T12">ro clarissime explicabimus; quum yocabula vulgo maxime<text:line-break/>usitata eligentes ipsorum significationes fervaverimus.</text:span></text:p>
      <text:h text:style-name="Heading_20_2" text:outline-level="2">Cap. V. [De inelopeponibus.]</text:h>
      <text:p text:style-name="P70"><text:span text:style-name="T12">Melopepones minus,<text:line-break/>quam pepones,, sunt hurnidi, nec adeo pravi sunt succi, uti-<text:line-break/>nusitem urinas movent, tardiusque deorsum descendunt<text:line-break/>Ad vomitum praeterea excitandum non tantum quantuiu’<text:line-break/>pepones habent momenti, sicut nec celeriter adeo, ut illi, </text:span><text:span text:style-name="T12">in<text:line-break/></text:span><text:span text:style-name="T12">ventriculo corrumpuntur, quum pravus humor in eo col-<text:line-break/>lectus fuerit, aut alia quaepiam corruptionis causa ipsum<text:line-break/>prehenderit. ' Caeterum tametsi in juvando, stomacho au-<text:line-break/>tumnalibus fructibus longe sunt inferiores, lraudquaquam<text:line-break/>tamen ei, ut pepones,. sunt, noxii, neque enim vomitum,<text:line-break/>ut illi, excitant.. Huc accedit, quod in peponibus homines<text:line-break/></text:span><text:span text:style-name="T22">a carne</text:span><text:span text:style-name="T12"> intima, in qua semen habetur, abstinent, lu me-<text:line-break/>lopeponibus autem mandunt, idque ipsis ad dejectionem<text:line-break/>confert. Qui; vero eorum quasi carne tantum vefcun-<text:line-break/></text:span><text:span text:style-name="T12">. </text:span><text:span text:style-name="T12">tur, , nojr tam cito eam, ac peponum, excernunt.</text:span></text:p>
      <text:h text:style-name="P6" text:outline-level="2">Cap. VI. [De cucumeribus.]</text:h>
      <text:p text:style-name="P70"><text:span text:style-name="T12">Urinam quidem et ipsi,<text:line-break/>quomodo pepones cient,, sed minus quam illi, quod ipsorum<text:line-break/>substantia minus sit humida, ideoque non facile, ut illi,<text:line-break/>in ventriculo corrumpantur- Invenias autem qui ipsus •<text:line-break/>(ceu alia multa, quae homlues plerique coquere nequeunt)<text:line-break/>concoquant, ob naturae scilicet cum eis familiaritatem,<text:line-break/>quam nos tum in' commentariis de temperamentis</text:span><text:span text:style-name="T12">, </text:span><text:span text:style-name="T12">tum<text:line-break/>autem in libris de medicamentorum facultatibus copiosis-<text:line-break/>sime exposuimus, demonstrantes a lotius substantiae pro—<text:line-break/>prietate suum cuique animantium generi cibum esse fa-<text:line-break/>miliarem: asinis quidem et equis paleam, foenum, lior-<text:line-break/>deum, ac id genus alia; leoni autem crudas animalium<text:line-break/>carnes; homini tum has omnes coctas, tum panes ex<text:line-break/>frumentaceis seminibus,. ut diximus, confectos. Atqui, et<text:line-break/>hesteboro coturnices; et cicuta sturni citra noxam. ve-<text:line-break/>scuntur, ceu utique ervo boves. Quae igitur cuique<text:line-break/>coetu facilia aut difficilia sint alimenta, aut ex fubsturt-<text:line-break/>tiae proprietate, aut aliquo fymptornate per experien-</text:span></text:p>
      <text:p text:style-name="P16"><text:span text:style-name="T12">tiam sunt discernenda. Quid autem sibi velit, quod dico,<text:line-break/>ex aliquo symptomate, primo libro id exposui;' quando*-<text:line-break/>quidem, quibus biliosus humor, aut omnino pravum ex-<text:line-break/>crementum quodvis in ventriculo saepe congeritur, in<text:line-break/></text:span><text:span text:style-name="T12">iis, </text:span><text:span text:style-name="T12">quae natura coctu sunt facilia, celeriter corrumpuntur,<text:line-break/>veluti hominibus quibusdam, qui calorem nativum habent<text:line-break/>non humidum, neque bene temperatum, sed squallidum<text:line-break/>atque igneum; hi enim, quae alii facillime concoquunt,<text:line-break/>facile alterata ea corrumpunt, ructusque eis accidunt om-<text:line-break/>nino nidorulenti. Caeterum illud perpetuo memoria te-<text:line-break/>neto, quod, etiamsi quis eorum quidvis, quae aliis con-<text:line-break/>coctu funt difficilia, coxerit, succus tamen, qui lex eo in<text:line-break/>corpus distribuitur, eandem retinet naturam. Nam fieri<text:line-break/>non potest, ut succus, qui ex pepone distribuitur, cras-<text:line-break/>fus ac terreus fiat, etiamsi is coctus pulcherrime sue-<text:line-break/>rit, quemadmodum nec qui </text:span><text:span text:style-name="T12">ex </text:span><text:span text:style-name="T12">lente aut bubula distri-<text:line-break/>buitur, evadat unquam aquosus ac humidus, quem sane<text:line-break/>et consistentia tenuem appellant. Id autem plurimum ha-<text:line-break/>bet momenti non modo ad sanitatis custodiam, scd etiam</text:span></text:p>
      <text:p text:style-name="P16"><text:span text:style-name="T12">ad morbi declinationem, ut alibi demonstratum nobis est,<text:line-break/>et nunc rursus suminatim procedente sermone repetemus.<text:line-break/>Ergo qui cucumeres belle concoquunt, quum eo'ipso fisi<text:line-break/>affatim iis se impleverint, iis tandem longo temporis<text:line-break/>tractu acridit, ' ut succus frigidus ac mediocriter erassus<text:line-break/>lu venis coacervetur, qui in ea coctione, quae fit in </text:span><text:span text:style-name="T22">ve-<text:line-break/>nis,</text:span><text:span text:style-name="T12"> haud facile mutationem in probum sanguinem reci-<text:line-break/>piat. Ob eam igitur causam omnibus pravi succi eduliis<text:line-break/>censeo abstinendum, etiamsi ea . quibusdam concoctu sint<text:line-break/>facilia; nobis enim non advertentibus pravus succus/ ex<text:line-break/>ipsis post longum tempus in venis colligitur, qui postea<text:line-break/>exiguam ad putredinem occasionem nactus febres mali-<text:line-break/>gnas accendit.</text:span></text:p>
      <text:h text:style-name="Heading_20_2" text:outline-level="2">Cap. VII. [De fructibus, qui , ex arboribus colliguntur.]</text:h>
      <text:p text:style-name="P70"><text:span text:style-name="T12">Pira sane </text:span><text:span text:style-name="T12">et </text:span><text:span text:style-name="T12">poma, et ficus, Persica, Pu-<text:line-break/>nica, et id genus alia, fructus sunt arborum, quibus<text:line-break/>homines utiliter vescuntur, quum et alii praeter hos sint,<text:line-break/>quibus homines non vescuntur, de quibus in praefentia</text:span></text:p>
      <text:p text:style-name="P16"><text:span text:style-name="T12">dicere non est institutum. In universum autem ao com-<text:line-break/>muni ratione de fructibus, quibus homines vescuntur,<text:line-break/>scire oportet, lrumidos quidem tenue liumidumque ex<text:line-break/>fe distributum alimentum, corpori praebere; quam rem<text:line-break/>omnino consequitur, ut ejusmodi alimentum celeriter cor-<text:line-break/>pus totum permeet ac pervadat, excernaturque tum per<text:line-break/>cutirn, tirm per urinas, Proinde omnia ejusmodi cibaria<text:line-break/>medici rite affirmant pauci esse alimenti. Contra autem<text:line-break/>habet in solidis fructibus consistentia; ex ipsis enim ali-<text:line-break/>mentum copiosius corpori apponitur, tardiusque permeat,<text:line-break/>maxime quum fuccum in fe ipsis habent crassum, aut len-<text:line-break/>turn,- aut adstrlugentem.</text:span></text:p>
      <text:h text:style-name="Heading_20_2" text:outline-level="2">Cap. VIII. [De ficubus.]</text:h>
      <text:p text:style-name="P70"><text:span text:style-name="T12">Quod omnibus quidem non<text:line-break/>modo autumnalibus fructibus, fed et iis, quos fugaces appel-<text:line-break/>lant, </text:span><text:span text:style-name="T28">e</text:span><text:span text:style-name="T12">st commune, id,ficus quoque habent; non enim potu-<text:line-break/>erunt succi pravitatem effugere, tametsi minus, quam cae-<text:line-break/>teri fugaces omnes, ipsius sunt participes. Verum </text:span><text:span text:style-name="T12">haec<text:line-break/></text:span><text:span text:style-name="T12">jpsis lufunt bona, quod ventrem prompte permeant, </text:span><text:span text:style-name="T12">et</text:span></text:p>
      <text:p text:style-name="P16"><text:span text:style-name="T12">quod </text:span><text:span text:style-name="T12">facile totum corpus pervadunt; nam abstergendi quo-<text:line-break/></text:span><text:span text:style-name="T12">que </text:span><text:span text:style-name="T12">insignem habent facultatem,. quo fit., ut post ipsarum<text:line-break/></text:span><text:span text:style-name="T12">esum </text:span><text:span text:style-name="T12">nephritici mullas arenulas excernant. Praeterea<text:line-break/></text:span><text:span text:style-name="T12">quum </text:span><text:span text:style-name="T12">omnes autumnales fructus exiguum corpori prae-<text:line-break/>beant alimentum, id omnium minimum ficubus usu ve-<text:line-break/></text:span><text:span text:style-name="T12">uit; </text:span><text:span text:style-name="T12">carnem tamen' non compactam neque sumam gene-<text:line-break/></text:span><text:span text:style-name="T12">rant, </text:span><text:span text:style-name="T12">ceu panis, et suilla, scd sublaxam ac subinanem,<text:line-break/></text:span><text:span text:style-name="T12">ut </text:span><text:span text:style-name="T12">fabae. Elatibus hae-quoque ventrem implent, essent-<text:line-break/></text:span><text:span text:style-name="T12">que </text:span><text:span text:style-name="T12">eo momine admodum dolorifibae, ni etiam celerem<text:line-break/>descensum essent adeptae, cujus beneficio celeriter perva-<text:line-break/>dentibus, flatus, quem excitent, non diu manet; atque in<text:line-break/></text:span><text:span text:style-name="T12">eo </text:span><text:span text:style-name="T12">minus caeleris fructibus, autumnalibus laedere consue-<text:line-break/></text:span><text:span text:style-name="T12">verunt. </text:span><text:span text:style-name="T12">Caeterum maturae ficus immaturas non medio-<text:line-break/></text:span><text:span text:style-name="T12">criter </text:span><text:span text:style-name="T12">antecellunt, quod et in aliis quidem omnibus fru-<text:line-break/></text:span><text:span text:style-name="T12">ctibus </text:span><text:span text:style-name="T12">cernitur, non tantum tamen lu eis est discrimen;<text:line-break/></text:span><text:span text:style-name="T12">nam </text:span><text:span text:style-name="T12">quae ficus prorsus sunt maturae, nihil propemodum<text:line-break/>omnino laedunt, quomodo nec caricae, quae multiplicem<text:line-break/>quidem habent utilitatem, si quis tamen largius esitaverit,</text:span></text:p>
      <text:p text:style-name="P16"><text:span text:style-name="T12">ab, eis offendetur, quandoquidem sanguinem non admo-.<text:line-break/>dum probum gignunt; quo fit, ut ex ipsarum usu pedi-<text:line-break/>culorum multitudo proveniat. Habent etiam tenuandi fa-<text:line-break/>cultatem et incidendi,’ qua ventrem quoque </text:span><text:span text:style-name="T12">ad </text:span><text:span text:style-name="T12">excretio-<text:line-break/>nem irritant renesque expurgant. Iecori autem lienique<text:line-break/>inflammatione obsestis funt noxiae, quemadmodum et ficus,<text:line-break/>non peculiari . quadam et eximia facultate, fed communi<text:line-break/>ratione dulcium omnium ciborum ac potuum-; obstructis<text:line-break/>autem illis aut scirrho affectis, ipsae ex sesc non ma-<text:line-break/>gnopere commodant, aut officiunt, sed medicamentis in-<text:line-break/>ridentibus ac extenuantibus et abstergentibus mixtae<text:line-break/>non mediocriter juvanti Proinde nonnulli medicorum in<text:line-break/>dictis lienis et hepatis affectibus exhibent ipsas longe aute<text:line-break/>cibum cum thymo, aut pipere, aut zingibere, aut pule-<text:line-break/>glo, aut satureia, aut calaminthe;’ aut origano, aut hys-<text:line-break/>sopo. Ad eundem, autem modum, si caricae cum alio<text:line-break/>quopiam eorum, quae facultatem habent acrem aut om-<text:line-break/>nino incidendi ac extenuandi, assumantur, juvabunt non</text:span></text:p>
      <text:p text:style-name="P16"><text:span text:style-name="T12">solum </text:span><text:span text:style-name="T12">sic affectos, sed etiam sanos, siquidem jecoris mea-:<text:line-break/></text:span><text:span text:style-name="T12">tus, </text:span><text:span text:style-name="T12">per quos fertur alimentum, apertos esse, non. aegro-<text:line-break/></text:span><text:span text:style-name="T12">tis </text:span><text:span text:style-name="T12">modo, scd sanis etiam est tutissimum. Ad eum igitur<text:line-break/>modum vulgo ficubus cum sale attenuante, aceto et garo<text:line-break/>praeparatis vescuntur, qnod ipsas utiles esse experientia<text:line-break/>didicerint. , Verisimile autem est ipsorum nonnullos, me-<text:line-break/>dici cuiusdam consilio impulsus, </text:span><text:span text:style-name="T12">ad </text:span><text:span text:style-name="T12">hoc modo edendas<text:line-break/>ipsas accessisse, delude eam notitiam ad vulgus emanasse-<text:line-break/>Qui vero cum cibo aliquo crassi succi caricas ficusve<text:line-break/>mandunt, non mediocriter offenduntur.</text:span></text:p>
      <text:h text:style-name="Heading_20_2" text:outline-level="2">Cap. IX. [Deuris.]</text:h>
      <text:p text:style-name="P70"><text:span text:style-name="T12">Ficus et uvae, quemadmodum inter<text:line-break/>fructus autumnales principatum obtinent, ita fugacibus </text:span><text:span text:style-name="T22">om-<text:line-break/></text:span><text:span text:style-name="T22">nibus</text:span><text:span text:style-name="T12"> </text:span><text:span text:style-name="T12">magis nutriunt, minimumque pravi succi habent;<text:line-break/>praefertim quum exactam maturitatem fuerint adeptae-<text:line-break/>Porro quod ipsae nutriant, maximo argumento funt ii,<text:line-break/></text:span><text:span text:style-name="T12">qui </text:span><text:span text:style-name="T12">vinearum fructus cusiodiunt, qui quum duos menses<text:line-break/></text:span><text:span text:style-name="T12">solis </text:span><text:span text:style-name="T12">uris ac ficubus, quarum cestodice praesunt, ve-<text:line-break/>fcantur, (nisi forte punis quidpiam illis addant,) cor-</text:span></text:p>
      <text:p text:style-name="P16"><text:span text:style-name="T12">pulenti tamen admodum fiunt: at curo, quae ipsis gignitur;<text:line-break/>haudquaquam est firma ac densa, quemadmodum ea, </text:span><text:span text:style-name="T12">quae<text:line-break/></text:span><text:span text:style-name="T12">ex carnibus fit,, sed laxa </text:span><text:span text:style-name="T12">est </text:span><text:span text:style-name="T12">ae flaccida; ob id ceseriter<text:line-break/>etiam, quum vesci ipsis desierint, constringitur ac consi-<text:line-break/>det. Verum uvae minus alunt, quam ficus, maximum-<text:line-break/>que id ipsis iuest commodum, quod velociter fubsideant.<text:line-break/>Quocirca; si quando haescrint, graviter laedunt, quum </text:span><text:span text:style-name="T12">id<text:line-break/></text:span><text:span text:style-name="T12">maturis ficubus non insit; hae enim, etiamsi non </text:span><text:span text:style-name="T12">per-<text:line-break/></text:span><text:span text:style-name="T12">belle excernantur, modo probe in ventriculo. coctae </text:span><text:span text:style-name="T12">fue-<text:line-break/></text:span><text:span text:style-name="T12">rint, alimentum corpori dant innoxium Quorum neutrum<text:line-break/>uvis adest; neque .enim retentae belle coquuntur, et </text:span><text:span text:style-name="T12">dum<text:line-break/>in </text:span><text:span text:style-name="T12">jecur ac venas distribuuntur, . succum crudum </text:span><text:span text:style-name="T12">gene-<text:line-break/>rant, </text:span><text:span text:style-name="T12">qui non facile in probum sanguinem mutetur, </text:span><text:span text:style-name="T12">nam<text:line-break/></text:span><text:span text:style-name="T12">acinorum substantia composita est ex ipsarum velut </text:span><text:span text:style-name="T12">carne<text:line-break/></text:span><text:span text:style-name="T12">et </text:span><text:span text:style-name="T12">humore, </text:span><text:span text:style-name="T12">qui per carnem est dispersus, ex quo </text:span><text:span text:style-name="T12">fit vi-<text:line-break/>num </text:span><text:span text:style-name="T12">,. praeterea ex seminibus, atque ex membranosa </text:span><text:span text:style-name="T12">te-<text:line-break/></text:span><text:span text:style-name="T22">gumento ,</text:span><text:span text:style-name="T12"> quod omnia haec • extrinsecus circumambit.<text:line-break/>Caeterum seminum quidem substantia sicca est et </text:span><text:span text:style-name="T12">quo-</text:span></text:p>
      <text:p text:style-name="P16"><text:span text:style-name="T12">dammodo </text:span><text:span text:style-name="T12">adstringens, ornniaque intestina pervadit, </text:span><text:span text:style-name="T12">nihil<text:line-break/>quod </text:span><text:span text:style-name="T12">-sensu deprehendi queat a scse mutata, .non secus<text:line-break/></text:span><text:span text:style-name="T12">ac </text:span><text:span text:style-name="T12">in ficubus grana; haec enim in utroque fructu pro-<text:line-break/>portione- iirter se respondent, quum utrumqne totius plan-<text:line-break/></text:span><text:span text:style-name="T12">tae </text:span><text:span text:style-name="T12">sit semen, perrneetque non alteratum, non in chy-<text:line-break/></text:span><text:span text:style-name="T12">lum </text:span><text:span text:style-name="T12">versum, nulla denique in re mutatum. Est et pro-<text:line-break/></text:span><text:span text:style-name="T12">pcrtio </text:span><text:span text:style-name="T12">quaedam in tegumentis utrumque fructum conti-<text:line-break/>nentibus, quae ipsis eum usum praestant, quem cutis ani-<text:line-break/>malibus. </text:span><text:span text:style-name="T12">&gt; </text:span><text:span text:style-name="T12">Exiguam autem tegumentum id recipit in veti-<text:line-break/></text:span><text:span text:style-name="T12">triculo </text:span><text:span text:style-name="T12">mutationem, quo fit, ut quidam, quum ipsum et<text:line-break/></text:span><text:span text:style-name="T12">omne </text:span><text:span text:style-name="T12">id quod intus habetur suxerint, una cum seminibus<text:line-break/>expnant; quae et ipsa nonnulli conantur expuere,’ potif-<text:line-break/></text:span><text:span text:style-name="T12">fimum </text:span><text:span text:style-name="T12">quum acini grandes fuerint, nam in exilibus id<text:line-break/></text:span><text:span text:style-name="T12">factu </text:span><text:span text:style-name="T12">est difficlle. Liquet porro, quod alvus magis laxetur,<text:line-break/></text:span><text:span text:style-name="T12">fi Iola </text:span><text:span text:style-name="T12">acinorum car-o cum succo fuerit deglutita fine scr<text:line-break/></text:span><text:span text:style-name="T12">minibus </text:span><text:span text:style-name="T12">ac membrana extrinsecus ambiente;' laxatur </text:span><text:span text:style-name="T12">ar-<text:line-break/>tem </text:span><text:span text:style-name="T12">impensius,. quum sclus ipfe succus expressis </text:span><text:span text:style-name="T12">(muftinu<text:line-break/>vulgo </text:span><text:span text:style-name="T12">appellant) fuerit deglutitus; qni ventrem- ni veloci-</text:span></text:p>
      <text:p text:style-name="P16"><text:span text:style-name="T12">ter pertranseat, flatibus nonnihil implet Ex hoc sane<text:line-break/>alimenti nonnihil corpori accedit, copiosius tamen ex car-<text:line-break/>nea substantia, eoque </text:span><text:span text:style-name="T12">accidit </text:span><text:span text:style-name="T12">uvas quasdam nutrire ma-<text:line-break/>gis, quam dejici, </text:span><text:span text:style-name="T12">contra </text:span><text:span text:style-name="T12">alias; promptius dejici, quam<text:line-break/>nutrire. Ergo quibus exiguus est succus, magis nutriunt,<text:line-break/>quibus vero est uberior, minus quidem nutriunt, scd<text:line-break/>promptius subfident. Vocant autem uvas ejusmodi gene-<text:line-break/>rofas, lu quibus acini humrdam quidem substantiam ha-<text:line-break/>bent exiguam, solidiorem autem non paucam; quam ceu<text:line-break/>carnem acini esse diximus. Atque iis utuntur eas variis<text:line-break/>modis autumno reponentes; etenim in mustum ipsas con-<text:line-break/>jiciunt, impletasque iis novas ollas in vinaceis recon-<text:line-break/>dunt. Voco autem vinaceos solidas uvae reliquias, quum<text:line-break/>lu torculari succus ipsius omnis prorsus expressus fuerit;<text:line-break/>quas etiam homines in doliis componunt, stipantes ipsas<text:line-break/>valide ac constringentes: appellantque id ipsum saecem,<text:line-break/>quod ego vinaceos appellavi; nomine autem vinaceorum<text:line-break/>uvarum radicem, quae ex. palmite enafcitur, appellant;</text:span></text:p>
      <text:p text:style-name="P16"><text:span text:style-name="T12">quam nos pediculum nominamus,. unde acini ipsi pen-<text:line-break/>dent; in hanc igitur faecem ollas novas unis refertas<text:line-break/>condunt, operculis exacte obturantes, ne alicunde dif-<text:line-break/>flentur, et qua operculum cum olla committitur, pice<text:line-break/>illinunt, perfpiratus omnes obstruentes. Ipsam autem<text:line-break/></text:span><text:span text:style-name="T12">ollam </text:span><text:span text:style-name="T12">esse oportet ex luto fuaveolente et perfecte assato.<text:line-break/>Hujuscemodi certe uva ventriculum dissolutum roborans,<text:line-break/>hominibus cibum fastidientibus appetentiam excitat, non<text:line-break/></text:span><text:span text:style-name="T12">tamen </text:span><text:span text:style-name="T12">per alvum sublidet; et si sumpta largius fuerit, ca-<text:line-break/></text:span><text:span text:style-name="T12">put </text:span><text:span text:style-name="T12">ferit. Quae in musto conditur, magis adhuc, quam<text:line-break/></text:span><text:span text:style-name="T12">haec, </text:span><text:span text:style-name="T12">caput infestat, pensilis vero nihil prorsus caput lae-<text:line-break/></text:span><text:span text:style-name="T12">dit, </text:span><text:span text:style-name="T12">ventrem autem nec sistit, nec ad dejectionem irri-<text:line-break/></text:span><text:span text:style-name="T12">tat; </text:span><text:span text:style-name="T12">eodem autem modo fe habet et ad appetentiam, ut<text:line-break/></text:span><text:span text:style-name="T12">quae </text:span><text:span text:style-name="T12">nec imbecillam excitat, nec fortem dissolvit. Porro<text:line-break/></text:span><text:span text:style-name="T12">aliarum </text:span><text:span text:style-name="T12">uvarum ea concoctu est facillima, quam dixi ho-<text:line-break/></text:span><text:span text:style-name="T12">rnines </text:span><text:span text:style-name="T12">lu musio et vinaceis in totum sequentem annum<text:line-break/></text:span><text:span text:style-name="T12">usque </text:span><text:span text:style-name="T12">ad secundam vindemiam reponere. Quae autem ex<text:line-break/></text:span><text:span text:style-name="T12">ipsis </text:span><text:span text:style-name="T12">suspenduntur, quum inaruerint, sunt inutiles, aliae</text:span></text:p>
      <text:p text:style-name="P16"><text:span text:style-name="T12">quidem statim ipso verej aliae vero omnino faltem </text:span><text:span text:style-name="T12">aesta-t<text:line-break/></text:span><text:span text:style-name="T12">te. Non parva autem est inter uvas differentia, </text:span><text:span text:style-name="T12">quod<text:line-break/></text:span><text:span text:style-name="T12">aliae sint dulces, aliae acidae, aliae austerae, aliae deni-<text:line-break/>que, quae nullam vehementem habeant qualitatem; vocant<text:line-break/>autem ipsas vinosas. Caeterum quae dulces sunt, succum<text:line-break/>habent calidiorem, et ob id sitim excitant, austerae vero<text:line-break/>et acidae frigidiorem, vinosae- autem locum inter cali-<text:line-break/>dum ac frigidum medium obtinent. Dulces item alvum<text:line-break/>subducunt, et maxime fi sint humidae; acidae austerae-<text:line-break/>que non huic modo rei, verum etiam coctioni in </text:span><text:span text:style-name="T12">ven-<text:line-break/></text:span><text:span text:style-name="T12">triculo, distiibutioni ac nutritioni sunt noxiae. Acidae<text:line-break/>certe, etiamsi exactam in ipsa nite maturitatem adeptae<text:line-break/>suspendantur, ne sic quidem dulcescunt; ausierarum </text:span><text:span text:style-name="T12">au-<text:line-break/></text:span><text:span text:style-name="T12">tem quaedam, si suspensae diutius fuerint, dulciores </text:span><text:span text:style-name="T12">red-<text:line-break/></text:span><text:span text:style-name="T12">duntur; acerbae vero, ut acidae, etiamsi suspensae </text:span><text:span text:style-name="T12">sue-<text:line-break/></text:span><text:span text:style-name="T12">rint diutius, mutationem in dulcius nunquam poterunt<text:line-break/>assequi; quocirca ipsarum esus perpetuo est cavendus.<text:line-break/>Omnium quidem certe usus (si quis moderate sumat) </text:span><text:span text:style-name="T12">est</text:span></text:p>
      <text:p text:style-name="P16"><text:span text:style-name="T12">tutissimus; quntu uvae natura fuerint: camnsae ac nratu-<text:line-break/></text:span><text:span text:style-name="T12">rae, </text:span><text:span text:style-name="T12">sive in vite summam maturitatem obtinuerunt,' sive,-<text:line-break/></text:span><text:span text:style-name="T12">quod </text:span><text:span text:style-name="T12">maturitati deerat;- ex. consequenti suspensione siut<text:line-break/>adeptae; post pensiles autem eas, quae, nullam austeram<text:line-break/></text:span><text:span text:style-name="T12">vel </text:span><text:span text:style-name="T12">aridam qualitatem prae sc ferunt, affatim ventris de-<text:line-break/>jiciendi gratia licet ingerere. Quidam-autem in eundem<text:line-break/></text:span><text:span text:style-name="T12">usum </text:span><text:span text:style-name="T12">mustum quoque idque dulcissimum bibunt; -id enim<text:line-break/></text:span><text:span text:style-name="T12">maxime </text:span><text:span text:style-name="T12">subducit quod vero ab unis ausieris aut acidis<text:line-break/></text:span><text:span text:style-name="T12">est </text:span><text:span text:style-name="T12">expressum, ad omnia est pessimum. </text:span><text:span text:style-name="T12">- </text:span><text:span text:style-name="T12">Equidem nomi-<text:line-break/></text:span><text:span text:style-name="T12">nibus </text:span><text:span text:style-name="T12">fic sum usus, quemadmodum homines hujus, saeculi<text:line-break/></text:span><text:span text:style-name="T12">utuntur, </text:span><text:span text:style-name="T12">satius esse ratus,.-res dilucide docere, quam ve-,<text:line-break/></text:span><text:span text:style-name="T12">tere </text:span><text:span text:style-name="T12">lingua Atticorum uti. , Quibus </text:span><text:span text:style-name="T22">vero</text:span><text:span text:style-name="T12"> antiquius id do-<text:line-break/></text:span><text:span text:style-name="T12">ctrinae </text:span><text:span text:style-name="T12">perspicuitate fuerit, uvarum parles solidas, quae<text:line-break/></text:span><text:span text:style-name="T12">musto </text:span><text:span text:style-name="T12">expresso supersunt, </text:span><text:span text:style-name="T43">βρύτι,α </text:span><text:span text:style-name="T12">appellant; </text:span><text:span text:style-name="T43">στέμφνλα </text:span><text:span text:style-name="T12">au-<text:line-break/></text:span><text:span text:style-name="T12">tem </text:span><text:span text:style-name="T12">olivarum,, quum oleum fuerit expressum;. quod vero<text:line-break/></text:span><text:span text:style-name="T12">crassum </text:span><text:span text:style-name="T12">lu unis subsidet, vulgus Atticorum . </text:span><text:span text:style-name="T43">τρύγα </text:span><text:span text:style-name="T12">nomi-<text:line-break/></text:span><text:span text:style-name="T12">nat. </text:span><text:span text:style-name="T12">Proinde nulla apud eos in vocibus est homonymia,<text:line-break/></text:span><text:span text:style-name="T12">ut apud </text:span><text:span text:style-name="T12">alios homines, qui </text:span><text:span text:style-name="T43">βρύτια </text:span><text:span text:style-name="T12">-etiam </text:span><text:span text:style-name="T43">τρύγα </text:span><text:span text:style-name="T12">nuncu-</text:span></text:p>
      <text:p text:style-name="P16"><text:span text:style-name="T12">panf. Qulu et tertia quaedam hujus nominis </text:span><text:span text:style-name="T43">τρυγός </text:span><text:span text:style-name="T12">est<text:line-break/></text:span><text:span text:style-name="T12">significatio Graecis hujus saeculi usitata;- nam vinaceo-<text:line-break/>rum dilutum </text:span><text:span text:style-name="T43">τρύγα </text:span><text:span text:style-name="T12">vocitant, quod rursus ab Atticis </text:span><text:span text:style-name="T43">δευ-<text:line-break/></text:span><text:span text:style-name="T43">τερἱας, </text:span><text:span text:style-name="T12">a nostratibus </text:span><text:span text:style-name="T43">στεμφυλἰτης </text:span><text:span text:style-name="T12">(lora) appellatur. </text:span><text:span text:style-name="T12">Con-<text:line-break/></text:span><text:span text:style-name="T12">jectis namque in- parva dolia vinaceis tantum aquae </text:span><text:span text:style-name="T12">su-<text:line-break/></text:span><text:span text:style-name="T12">peraffundunt, quoad omnia permadeant;- quod ubi </text:span><text:span text:style-name="T12">satis<text:line-break/></text:span><text:span text:style-name="T12">factum videtur, in dolii sundo foramen aperiunt, ut </text:span><text:span text:style-name="T12">di-<text:line-break/></text:span><text:span text:style-name="T12">lutum effluat, idque' pro vino bibunt. Perspicuum </text:span><text:span text:style-name="T12">autem<text:line-break/></text:span><text:span text:style-name="T12">.est,-quod pro vinaceorum copia aquam experientia </text:span><text:span text:style-name="T12">docti<text:line-break/></text:span><text:span text:style-name="T12">affundunt,- quo</text:span><text:span text:style-name="T28">r</text:span><text:span text:style-name="T12"> videlicet lora neque aquosior sit, </text:span><text:span text:style-name="T12">neque<text:line-break/></text:span><text:span text:style-name="T12">meracior; deinde rursum aliam aquam, parciorem </text:span><text:span text:style-name="T12">tamen<text:line-break/></text:span><text:span text:style-name="T12">priori, vinaceis affundunt ita, ut id quoque in </text:span><text:span text:style-name="T12">potu-sit<text:line-break/></text:span><text:span text:style-name="T12">tolerabile; quod quidam Attici proprie, non </text:span><text:span text:style-name="T12">ut prius,<text:line-break/></text:span><text:span text:style-name="T43">δὲύτεριαν </text:span><text:span text:style-name="T12">nominari </text:span><text:span text:style-name="T12">volunt. Utraque lora capiti </text:span><text:span text:style-name="T12">dolorem<text:line-break/></text:span><text:span text:style-name="T12">affert, , nisi quis dilutiores ipsas bibat, sed prior </text:span><text:span text:style-name="T12">magis<text:line-break/></text:span><text:span text:style-name="T12">caput ferit. Commodum autem huic potui id inest, </text:span><text:span text:style-name="T12">quod<text:line-break/></text:span><text:span text:style-name="T12">ocius per urinas reddatur; qua in re magnum est </text:span><text:span text:style-name="T12">pro<text:line-break/></text:span><text:span text:style-name="T12">varia uvarum (ett - quibus funt vinacei) specie discrimen.</text:span></text:p>
      <text:p text:style-name="P16"><text:span text:style-name="T12">Quandoquidem, </text:span><text:span text:style-name="T12">si </text:span><text:span text:style-name="T12">dulces fuerint, potus multo erit sua-<text:line-break/></text:span><text:span text:style-name="T12">vior </text:span><text:span text:style-name="T12">,' citiusque per urinas reddetur;' sin vero acerbae<text:line-break/></text:span><text:span text:style-name="T12">aut </text:span><text:span text:style-name="T12">acidae fuerint, insuavior longe ..ac minus ciens; uri-<text:line-break/></text:span><text:span text:style-name="T12">nas. </text:span><text:span text:style-name="T12">Id autem dilutum valentius fit ac multo vinosius,<text:line-break/></text:span><text:span text:style-name="T12">quum </text:span><text:span text:style-name="T12">vluaceus ad ver aut aestatem fuerit asservatus.<text:line-break/>Hyeme vero si quis utatur , ut caput minus ferit, sic et<text:line-break/></text:span><text:span text:style-name="T12">per </text:span><text:span text:style-name="T12">urinas minus fecedit.</text:span></text:p>
      <text:h text:style-name="Heading_20_2" text:outline-level="2">Cap. X. [De uvis passis.]</text:h>
      <text:p text:style-name="P70"><text:span text:style-name="T12">Uvae passae cum aliis unis<text:line-break/>eandem habent rationem, quamcaricae cum ficubus; multae<text:line-break/>enim fiunt dulces, acerbae autem omnino paucae; pluri-<text:line-break/></text:span><text:span text:style-name="T12">mae </text:span><text:span text:style-name="T12">vero ex dulci </text:span><text:span text:style-name="T12">et </text:span><text:span text:style-name="T12">ausiera qualitate funt mixtae;<text:line-break/>quanquam dulces nonnihil quoque austerae qualitatis ha-<text:line-break/></text:span><text:span text:style-name="T12">bent, </text:span><text:span text:style-name="T12">et austerae dulcedinis. Caeterum ut dulces tem-<text:line-break/>peramento funt calidiore, ita austerae frigidiore. Ad<text:line-break/></text:span><text:span text:style-name="T12">hoc </text:span><text:span text:style-name="T12">austerae stomachum roborant et ventrem constipant,<text:line-break/></text:span><text:span text:style-name="T22">et</text:span><text:span text:style-name="T12"> his </text:span><text:span text:style-name="T12">multo magis acerbae ; medlam autem quodammodo<text:line-break/></text:span><text:span text:style-name="T12">iuter </text:span><text:span text:style-name="T12">ipsas constitutionem dulces obtinent, ut quae nec<text:line-break/>stomachum dissolvunt, nec alvum subducant. Dulcibus ta-</text:span></text:p>
      <text:p text:style-name="P16"><text:span text:style-name="T12">men </text:span><text:span text:style-name="T12">ut </text:span><text:span text:style-name="T12">vis quaedam femper luest contemperandi, ita et<text:line-break/>mediocriter detergendi</text:span><text:span text:style-name="T12">; quibus </text:span><text:span text:style-name="T12">duabus facultatibus </text:span><text:span text:style-name="T12">exi-<text:line-break/></text:span><text:span text:style-name="T12">guas mordicationes, quae os ventriculi infestant (quod </text:span><text:span text:style-name="T12">et<text:line-break/></text:span><text:span text:style-name="T12">stomachum appellamus), obtundunt. Perspicuum enim </text:span><text:span text:style-name="T12">est,<text:line-break/></text:span><text:span text:style-name="T12">quod mordicationes majores valentiora postulant </text:span><text:span text:style-name="T12">remedia.<text:line-break/></text:span><text:span text:style-name="T12">Inter passas autem praestantiores sunt, quae tnm pingues </text:span><text:span text:style-name="T12">sunt,<text:line-break/>tum </text:span><text:span text:style-name="T12">corticem habent.-tenuem. Nonnulli aulern </text:span><text:span text:style-name="T12">et recte<text:line-break/>sane e dulcibus </text:span><text:span text:style-name="T12">grandibusque (quales sunt Scybelitides),<text:line-break/></text:span><text:span text:style-name="T12">priusquam </text:span><text:span text:style-name="T12">mandant, semina- eximunt; quae et </text:span><text:span text:style-name="T12">ipsae iu-<text:line-break/></text:span><text:span text:style-name="T12">veteratae cutim durum crassamque </text:span><text:span text:style-name="T12">habent, </text:span><text:span text:style-name="T12">easque </text:span><text:span text:style-name="T12">prius<text:line-break/></text:span><text:span text:style-name="T12">lu aqua ooguntul macerare, et semen ipsum facilius </text:span><text:span text:style-name="T12">sic<text:line-break/></text:span><text:span text:style-name="T12">eximitur. Aliae quaedam funt his contrariae, </text:span><text:span text:style-name="T12">solidae et<text:line-break/></text:span><text:span text:style-name="T12">crassae, quae nullum prorsus sumen habent:- crescunt </text:span><text:span text:style-name="T12">hae<text:line-break/></text:span><text:span text:style-name="T12">in Cilicia, colore substavo. In Pamphylia autem </text:span><text:span text:style-name="T12">Scybe-<text:line-break/></text:span><text:span text:style-name="T12">liticae </text:span><text:span text:style-name="T12">et </text:span><text:span text:style-name="T12">colore nigrae, quae, ut dixi, sunt </text:span><text:span text:style-name="T12">maximae;<text:line-break/>minimae </text:span><text:span text:style-name="T12">autem in Cilicia fulvae </text:span><text:span text:style-name="T12">proveniunt. Aliae<text:line-break/></text:span><text:span text:style-name="T12">praeter </text:span><text:span text:style-name="T12">has </text:span><text:span text:style-name="T12">in. Cilicia nascuntur, colore nigro, </text:span><text:span text:style-name="T12">maguitu-</text:span></text:p>
      <text:p text:style-name="P16"><text:span text:style-name="T12">dine mediae, quemadmodum et apud alias plerasque gen-<text:line-break/>tes, potissimum in Libya. In </text:span><text:span text:style-name="T12">Asia </text:span><text:span text:style-name="T12">autem variae passarum<text:line-break/>species mediocri magnitudine proveniunt; etenim quae-<text:line-break/>dam subflavae, aliae nigrae, aliae dulces, et aliae siisse<text:line-break/>austerae cernuntur. Porro iu frigidis regionibus ne uvae<text:line-break/>quidem ipsae maturari exquisite queunt, nedum passarum<text:line-break/>quaepiam; quapropter resinam vinis immittunt, ne eele-<text:line-break/>riter acescant- Porro quemadmodum passarum disserentia,<text:line-break/>quae </text:span><text:span text:style-name="T22">a</text:span><text:span text:style-name="T12"> colore sumitur, nihil </text:span><text:span text:style-name="T12">ad </text:span><text:span text:style-name="T12">passarum facultatem con-<text:line-break/>fert, ita nec magnitudo;, sola autem qualitatis, quae gu-<text:line-break/>stui inest, disserentia potest omnia; cui soli intentus in-<text:line-break/>venies, ut ante, diximus; et in quibus, et quo tempore uti<text:line-break/>conveniat. Alimentum ex passis tale qualitate iu corpus<text:line-break/>distribuitur, qualis ipsarum natura fuerit, dulce ex dul-<text:line-break/>cibus, austerum ex austeris, mixtum ex iis, quae ntrins-<text:line-break/>que qualitatis sunt participes; quantitate vero copiosius,<text:line-break/>ex pinguibus ac dulcibus,- parcius ex austeris et macris.<text:line-break/>Quod si passarum pinguium ac dulcium, a quibus femi-</text:span></text:p>
      <text:p text:style-name="P16"><text:span text:style-name="T22">na</text:span><text:span text:style-name="T12"> fuerint exempta, parem molem </text:span><text:span text:style-name="T12">cum pari </text:span><text:span text:style-name="T12">uvarum mole<text:line-break/>contuleris</text:span><text:span text:style-name="T12">, </text:span><text:span text:style-name="T12">passas valentius nutrire deprehendes. Hujus-<text:line-break/>modi sane ut mluus, quam </text:span><text:span text:style-name="T12">caricae, </text:span><text:span text:style-name="T12">subducant abstergant-<text:line-break/>que, magis tamen, quam illae, stomachum juvant.</text:span></text:p>
      <text:h text:style-name="Heading_20_2" text:outline-level="2">Cap. XI. [De sycaminis, quae et mora appellant.]</text:h>
      <text:p text:style-name="P38"><text:span text:style-name="T12">Non haec Attici sermonis assectatoribus scribimus, (fortasse<text:line-break/>enim ne legere quidem ipsa dignarentur, corporis simul<text:line-break/>et animi sanitatem pro nihilo ducentes,) scd medicis qui-<text:line-break/>dem,- qui de Atticismo non magnopere laborant, tum au-<text:line-break/>tem et aliis, qui ut animalia ratione praedita viventes<text:line-break/>honorem, gloriam, divitias </text:span><text:span text:style-name="T12">et </text:span><text:span text:style-name="T12">auctoritatem inter cives<text:line-break/>corporis et animi valetudini postponunt. Certo enim<text:line-break/>scio, hos linguam Atticorum nihilo pluris quam caetero-<text:line-break/>rum hominum aestimare, corporis vero sanitatem prae-<text:line-break/>stantius qniddarn ducere ac dignius ei homini, qui vi- </text:span><text:span text:style-name="T12">.<text:line-break/></text:span><text:span text:style-name="T12">vere secundum naturam studuerit Quum igitur lutelli-<text:line-break/>gam, sermonem simpliciorem iis esse utiliorem, nominibus<text:line-break/>utar, quae ipsi . intelligant, etiamsi vetustis Graecis non<text:line-break/></text:span><text:span text:style-name="T12">,<text:tab/>i</text:span></text:p>
      <text:p text:style-name="P16"><text:span text:style-name="T12">sint </text:span><text:span text:style-name="T12">consueta. Mororum igitur nojnen vulgo est cogni-<text:line-break/></text:span><text:span text:style-name="T12">tum,' </text:span><text:span text:style-name="T12">fi nonalia de causa, saltem ob medicamentum ad<text:line-break/></text:span><text:span text:style-name="T12">oris </text:span><text:span text:style-name="T12">affectus utile, quod </text:span><text:span text:style-name="T22">Sta poptav</text:span><text:span text:style-name="T12"> appellatur, quod </text:span><text:span text:style-name="T22">eo-<text:line-break/></text:span><text:span text:style-name="T22">rum</text:span><text:span text:style-name="T12"> </text:span><text:span text:style-name="T12">succum recipiat. Quosdam autem ex fructibus au-<text:line-break/>tumnalibus, quos deinceps recensebimus, plerique homi-<text:line-break/></text:span><text:span text:style-name="T12">nes </text:span><text:span text:style-name="T12">ignorant, quo nomine ante </text:span><text:span text:style-name="T12">annos </text:span><text:span text:style-name="T12">sexcentos </text:span><text:span text:style-name="T12">ab </text:span><text:span text:style-name="T12">Athe-<text:line-break/>niensibus fuerint appellati;, animadvertunt enim, hujus<text:line-break/>tempestatis Athenienses fructus omnes non alio nomine<text:line-break/>appestare, qnain quo reliqui Graeci appellant, fed et<text:line-break/>mora ipsa sycamina nihilominus </text:span><text:span text:style-name="T12">quam </text:span><text:span text:style-name="T12">mora nominare,<text:line-break/></text:span><text:span text:style-name="T12">item </text:span><text:span text:style-name="T12">perfica, nuces, praecocia, ac in summa reliqua<text:line-break/>omnia pro aliorum Graecorum consuetudine: neque enim<text:line-break/>detrimenti quicquam </text:span><text:span text:style-name="T12">ipsis </text:span><text:span text:style-name="T12">ex vetustarum appellationum<text:line-break/>ignoratione accidet, si facultates ipsorum exploratus ha-<text:line-break/></text:span><text:span text:style-name="T12">buerint. </text:span><text:span text:style-name="T12">Satius enim fuerit scire, ex iis cibis, qui acl ex-<text:line-break/></text:span><text:span text:style-name="T12">cretionem </text:span><text:span text:style-name="T12">incitant, posteriores quidem sumendos, qui<text:line-break/></text:span><text:span text:style-name="T12">tarde </text:span><text:span text:style-name="T12">permeant, omnium autem primos, qui celeriter qui-<text:line-break/></text:span><text:span text:style-name="T12">dem </text:span><text:span text:style-name="T12">pervadunt, corrumpuntur tamen, si in ventriculo mo-<text:line-break/></text:span><text:span text:style-name="T12">rentur </text:span><text:span text:style-name="T12">diutius, quam ipsorum nomenclaturas nosse. Non</text:span></text:p>
      <text:p text:style-name="P16"><text:span text:style-name="T12">tamen omnino ignorare homines mihi videntur, qui orda<text:line-break/>in iis, quae mandunt, sibi fit servandus, quandoquidem<text:line-break/>ipsos rideas in plurimis cibariis eum servare. Prius enim<text:line-break/>sumunt radiculas, olivas et foenum, Graecum ex garo;<text:line-break/>post haec malvas, betam </text:span><text:span text:style-name="T12">et </text:span><text:span text:style-name="T12">alia id genus olera cum<text:line-break/>oleo et garo. Etenim si vel tantillum mentis habeant,<text:line-break/>diuturna experientia docet eos facultates eorum, quae quo-<text:line-break/>tidie ad escam sibi praeparant; quorum vero mullo inter- '<text:line-break/>vallQ usus atque experientia incidit, ea soli homlues so-<text:line-break/>lertes obfervant ac memoriae mandant Sycamina igitur<text:line-break/>celerrime pertranseunt, cibisque aliis praeeunt, si in ven-<text:line-break/>triculum purum inciderint, et sumpta primis epulis fue-<text:line-break/>rint: quod si sumpta post alios cibos fuerint, aut etiam<text:line-break/>pravum fuccunr in ventriculo ostenderint, celerrime una<text:line-break/>cuut aliis cinis corrumpuntur novo quodam corruptionis<text:line-break/>genere, et quod verbis explicari neqneat, ut in cucurbi-<text:line-break/>tis accidit. Omnia enim haec, si modo celeriter incorrupta<text:line-break/>fubtcderiut, cibis fugacibus minus funt noxia; sic minus,<text:line-break/>corrumpuntur non aliter, quam pepones, quamquam hi</text:span></text:p>
      <text:p text:style-name="P16"><text:span text:style-name="T12">quoque, si celeriter fubducantur, nullam magnam noxam<text:line-break/>asserunt. Tempus autem utendi, ut peponibus, ita et mo-<text:line-break/></text:span><text:span text:style-name="T12">ris </text:span><text:span text:style-name="T12">est, quum corpus ventriculi squaliore aestuat,, quo<text:line-break/>tempore necesse quodammodo est hepati quoque idem ac-<text:line-break/>cidere. Cucurbitae quidem et cucumeri tum maturo tum<text:line-break/>ante maturitatem, ad haec et melopeponi nulla adstrin-<text:line-break/>gens qualitas inest, sycaminis vero, et potissimum quum<text:line-break/>nondum admodum maturuerint, qualitas ejusmodi conspi-<text:line-break/>cue inest, immaturioribus autem inest simul et acida.<text:line-break/>Proinde nonnulli ab arbore ipsa detrahentes ac siccan-<text:line-break/></text:span><text:span text:style-name="T12">tes </text:span><text:span text:style-name="T12">reponunt, medicamentum ad dysenteriae ac diuturnae<text:line-break/>diarrhoeae curationem utile sibi futurum. At nunc no-<text:line-break/>bis non est propositum medicamentorum facultates expo-<text:line-break/>nere. Rursus igitur ea repetamus, quae sycamina ipsa,<text:line-break/></text:span><text:span text:style-name="T12">-ut </text:span><text:span text:style-name="T12">alimentum, possunt agere. Quod quidem celeriter sub-<text:line-break/>ducantur, dictum nobis prius fuit; quod eis. accidit forte<text:line-break/>propter solam substantiae humiditatem ac lubricisatem,<text:line-break/>forte etiam propter admixtam qualitatum quandam acria-.<text:line-break/>rem, quae dejectioni excitandae satis esse possit, quando-</text:span></text:p>
      <text:p text:style-name="P16"><text:span text:style-name="T12">quidem qualitas adstringens non modo ad subductionem<text:line-break/>nihil confert, verum etiam suapte natura ventrem con-<text:line-break/>stipat. Didicisti autem ex commentariis </text:span><text:span text:style-name="T12">de </text:span><text:span text:style-name="T12">simplicium<text:line-break/>medicamentorum facultatibus, pleraque esse corpqra, quae<text:line-break/>facultates habeant contrarias. Conjector igitur, mora exi-<text:line-break/>guam lu fe ipsis liabere facultatum ejusmodi, qualis magna<text:line-break/>medicamentis purgantibus inest, cujus causa non modo<text:line-break/>facile sccedunt, </text:span><text:span text:style-name="T22">fed</text:span><text:span text:style-name="T12"> corrumpuntur etiam, si diu in ventre<text:line-break/>manserint. Quod si corrupta (ut dixi) non fuerint, </text:span><text:span text:style-name="T37">o</text:span><text:span text:style-name="T12">m-<text:line-break/>nluo quidem humectant, non tamen omnino refrigerant,<text:line-break/>nisi sumpta fuerint frigida. Alimentum aptem corpori<text:line-break/>praebent mjnimum, quomodo pepones, non tamen ut ii<text:line-break/>vomitum excitant, neque stomachum laedunt.</text:span></text:p>
      <text:h text:style-name="Heading_20_2" text:outline-level="2">Cap. XII. [De cerasiis.]</text:h>
      <text:p text:style-name="P70"><text:span text:style-name="T12">Ex cerasiis quaedam sunt,<text:line-break/>quae moris funt similia, cujusmodi sunt </text:span><text:span text:style-name="T22">ea,</text:span><text:span text:style-name="T12"> quae niini-<text:line-break/>niam habent adstrictionern, alia ruborum fructui, ut ea,<text:line-break/>quae evidentius adstringunt, quaedam autem funt, quae<text:line-break/>vel valentius iis adIlringant. Proinde memoratae cujus-</text:span></text:p>
      <text:p text:style-name="P16"><text:span text:style-name="T12">que speciei facultatem ex iis; quae de iycaminis . et rubi<text:line-break/>fructibus diximus, potes colligere.</text:span></text:p>
      <text:h text:style-name="Heading_20_2" text:outline-level="2">Cap. X<text:span text:style-name="T4">III</text:span>. [De rubi fructibus.]</text:h>
      <text:p text:style-name="P70"><text:span text:style-name="T12">Ruboimm fructum<text:line-break/>homines apud nos batinum appellant, quemadmodum mo-<text:line-break/>ra et sycamina; utroque enim modo ipsa nominant.-<text:line-break/>Sunt autem hatiua, quam mora, magis adstringentla, et<text:line-break/>si quis largius iis vescatur, capitis dolorem sentiet; alii<text:line-break/>vero et stomacho anguntur. Proinde fructum hunc ablua-<text:line-break/>mus oportet, priusquam mandere ipsum aggrediamur;<text:line-break/>quod maxime lu sycaminis quoque est faciendum.' Non<text:line-break/>tamen ventrem subducunt, sed potius cohibent, et si quis<text:line-break/>immatura ipsa prius siccata reposuerit, multo etiam ma-<text:line-break/>gis cohibebunt. Omnia tamen medicamenta, quae ex<text:line-break/>mororum succo parantur, si facta ex iis quoque fuerint,<text:line-break/>facultatem habebunt efficacrorem.</text:span></text:p>
      <text:h text:style-name="Heading_20_2" text:outline-level="2">Cap. XIV. [De fructibus canirubi.]</text:h>
      <text:p text:style-name="P70"><text:span text:style-name="T12">Fructus cani-<text:line-break/>ruhi multo magis, quam ruborum, adstringit, ob eamque<text:line-break/>eaufam ventrem magis cohibet. Vescuntur autem ipfo</text:span></text:p>
      <text:p text:style-name="P39"><text:span text:style-name="T12">frequenter rustici, exiguum alimentum corpori suggerente,<text:line-break/>vocantque canirubum. </text:span><text:span text:style-name="T12">*<text:tab/>-<text:tab/></text:span><text:span text:style-name="T12">.</text:span></text:p>
      <text:h text:style-name="Heading_20_2" text:outline-level="2">Cap. XV. [De fructibus jimiperi.]</text:h>
      <text:p text:style-name="P70"><text:span text:style-name="T12">Eructus juniperi,<text:line-break/>qni </text:span><text:span text:style-name="T43">ἀρκὲυθὶς </text:span><text:span text:style-name="T12">dicitur, acris est admodum cum exigua dul-<text:line-break/>cedine, et mluori praeterea adstrictione, habet autem et<text:line-break/>aromaticum quiddam. Perspicuum igitur est, quod cale-<text:line-break/>facit quidem tum propter acrimoniam, (demonstratum enim<text:line-break/>est, </text:span><text:span text:style-name="T12">acria </text:span><text:span text:style-name="T12">omnia calefacere;) tum autem maxime propter<text:line-break/>odorem ac gustum aromatibus assimiles, omnia enim aro-<text:line-break/>mata calida. Hepar autem et renes purgat, et succos<text:line-break/>crassos ac lentos videlicet tenuat,, unde medicamentis<text:line-break/>falubribus admiscetur. Alimentum autem ex ipso exiguum<text:line-break/>corpori hominum accedit Quod si quis ipsum largius sum-<text:line-break/>pserit, stomachum mordet,, et caput calefacit, ob .idque<text:line-break/>ipsum nonnunquam replet doloribusque infestat. Ven-<text:line-break/>tris dejectionem nec proritat, nec cohibet, urinas tamen<text:line-break/>mediocriter ciet.</text:span></text:p>
      <text:h text:style-name="P6" text:outline-level="2">Cap. XVI. [De fructibus cedri.]</text:h>
      <text:p text:style-name="P70"><text:span text:style-name="T12">Eructus cedri, qui<text:line-break/></text:span><text:span text:style-name="T43">κεορις </text:span><text:span text:style-name="T12">dicitur; colore quidem et figura fructui juniperi<text:line-break/></text:span><text:span text:style-name="T12">est </text:span><text:span text:style-name="T12">similis, (fubflavus enim est ac rotundus,) dissidet au-<text:line-break/></text:span><text:span text:style-name="T12">tem ab </text:span><text:span text:style-name="T12">eo acrimonia. . Nec multum abest, quin fructus<text:line-break/></text:span><text:span text:style-name="T12">hic </text:span><text:span text:style-name="T12">ex genere sit medicamentorum, quum nullum prae-<text:line-break/></text:span><text:span text:style-name="T12">beat </text:span><text:span text:style-name="T12">corpori alimentum, nisi quis aqua ipsum macerarit.<text:line-break/></text:span><text:span text:style-name="T12">Omnibus </text:span><text:span text:style-name="T12">enim acribus id est commune, ut, soluta ipso-<text:line-break/></text:span><text:span text:style-name="T12">rum </text:span><text:span text:style-name="T12">acrimonia, exiguum alimentum corpori praebeant.<text:line-break/></text:span><text:span text:style-name="T12">Quin </text:span><text:span text:style-name="T12">etiam cedrorum fructus, ut fructu juniperi durior est<text:line-break/></text:span><text:span text:style-name="T12">ac </text:span><text:span text:style-name="T12">sicrior, ita profecto exilior, nihil ut illo habens aro-<text:line-break/>maticum. Perspicuum autem est, quod et stomachum val-<text:line-break/></text:span><text:span text:style-name="T12">de </text:span><text:span text:style-name="T12">mordicat, et capiti dolorem infert, nisi quis ipsum<text:line-break/>parcissime sumpserit.</text:span></text:p>
      <text:h text:style-name="Heading_20_2" text:outline-level="2">Cap. XVII. [De nuce pinea]</text:h>
      <text:p text:style-name="P70"><text:span text:style-name="T12">Nux pinea boni </text:span><text:span text:style-name="T22">ac<text:line-break/></text:span><text:span text:style-name="T12">crassi </text:span><text:span text:style-name="T12">est succi, multumque nutrit,- non tamen facile co-<text:line-break/></text:span><text:span text:style-name="T12">quitur. </text:span><text:span text:style-name="T12">Appellant autem nunc Graeci ipsam jron </text:span><text:span text:style-name="T43">κώνον,<text:line-break/></text:span><text:span text:style-name="T12">sed </text:span><text:span text:style-name="T43">στρόβιλον.</text:span></text:p>
      <text:h text:style-name="P6" text:outline-level="2">Cap. XVI<text:span text:style-name="T1">II. [De fructu myrti.]</text:span></text:h>
      <text:p text:style-name="P70"><text:span text:style-name="T12">Graeci fructum hunc<text:line-break/></text:span><text:span text:style-name="T43">μύρτα </text:span><text:span text:style-name="T12">nominant, nutritque tenuiter aeque, ac fructus ju-<text:line-break/>niperi, facultatem tamen habet contrariam, quandoquidem<text:line-break/>valenter adstringit, et ob id ipsum alvum sistit, non ta-<text:line-break/>xnen pro ratione adstrictionis frigidus facultate est, pro-<text:line-break/>pterea quod adstrictionern habet non solam, sed acrimo-<text:line-break/>nia etiam quadam permixtam. Porro cibis omnibus, qui<text:line-break/>qualitatem medicamentosam habent vehementem, est' com-<text:line-break/>mune, ut, quam eam qualitatem elixatione, aut assatione,<text:line-break/>aut maceratione deposuerint, exiguum corpori dent ali-<text:line-break/>mentum, prius autem prorsus non nutriant:, id enim ipsum<text:line-break/>et .caepis et porris accidit.</text:span></text:p>
      <text:h text:style-name="Heading_20_2" text:outline-level="2">Cap. XIX. [De perficis.]</text:h>
      <text:p text:style-name="P70"><text:span text:style-name="T12">Fructum hunc sive mala<text:line-break/>perfica, sive (ut Graecis nunc mos </text:span><text:span text:style-name="T12">est) </text:span><text:span text:style-name="T12">simpliciter perfica<text:line-break/>appellare velis, sive aliud quoddam vetus nomen praeter<text:line-break/>haec vestigare, potes id per magnum otium facere. Nunc<text:line-break/>autem discas, quod nornluibus ipsis erit utilius, quod fci-<text:line-break/>licet ipsorum succus et veluti caro facile corrumpitur,</text:span></text:p>
      <text:p text:style-name="P16"><text:span text:style-name="T12">pravaque </text:span><text:span text:style-name="T12">omnino </text:span><text:span text:style-name="T12">esu </text:span><text:span text:style-name="T12">Quocirca (quod quidam facere </text:span><text:span text:style-name="T12">so-<text:line-break/></text:span><text:span text:style-name="T12">lent) </text:span><text:span text:style-name="T12">non sunt post alios cibos mandenda, corrumpuntur<text:line-break/></text:span><text:span text:style-name="T12">enim </text:span><text:span text:style-name="T12">in superficie natantia. Sed in omnibus, quae pravi<text:line-break/></text:span><text:span text:style-name="T12">quidem </text:span><text:span text:style-name="T12">sunt succi, verum humida sunt ac lubrica, et<text:line-break/>quae subduci </text:span><text:span text:style-name="T12">facile </text:span><text:span text:style-name="T12">queant, </text:span><text:span text:style-name="T12">id </text:span><text:span text:style-name="T12">communiter tenendum, ea<text:line-break/></text:span><text:span text:style-name="T12">ob </text:span><text:span text:style-name="T12">id ipsum ante alios cibos </text:span><text:span text:style-name="T12">esse </text:span><text:span text:style-name="T12">furnenda; ita enim fiet, ,<text:line-break/></text:span><text:span text:style-name="T12">ut </text:span><text:span text:style-name="T12">citius subducantur, et aliis </text:span><text:span text:style-name="T12">cibis </text:span><text:span text:style-name="T12">viam muniant; quae </text:span><text:span text:style-name="T12">si<text:line-break/></text:span><text:span text:style-name="T12">sumpta </text:span><text:span text:style-name="T12">postrema fuerint, una fecum alia quoque corrumpenti</text:span></text:p>
      <text:h text:style-name="Heading_20_2" text:outline-level="2">Cap. XX. [De Armeniacis ac praecocibus.]</text:h>
      <text:p text:style-name="P70"><text:span text:style-name="T12">Haec<text:line-break/></text:span><text:span text:style-name="T12">quoque </text:span><text:span text:style-name="T12">ex genere sunt, persicorum</text:span><text:span text:style-name="T12">, </text:span><text:span text:style-name="T12">bonitate nonnihil illa<text:line-break/>superantia; . </text:span><text:span text:style-name="T12">neque </text:span><text:span text:style-name="T12">enim </text:span><text:span text:style-name="T12">in </text:span><text:span text:style-name="T12">ventriculo,, ut illa, corrum-<text:line-break/></text:span><text:span text:style-name="T12">puntur, </text:span><text:span text:style-name="T12">neque acescunt, vulgo autem suaviora apparent;<text:line-break/></text:span><text:span text:style-name="T12">unde </text:span><text:span text:style-name="T12">etiam stomacho sunt gratiora; caetera enim illis sunt<text:line-break/></text:span><text:span text:style-name="T12">similia. </text:span><text:span text:style-name="T12">Suavibus autem omnibus id inest, </text:span><text:span text:style-name="T12">quemadmodum<text:line-break/></text:span><text:span text:style-name="T12">insuavibus, nt ventriculum . resupinent ac subvertant, et<text:line-break/></text:span><text:span text:style-name="T12">ad </text:span><text:span text:style-name="T12">vomendum incitent, cupientem quam celerrime, quod<text:line-break/></text:span><text:span text:style-name="T12">iufestat, </text:span><text:span text:style-name="T12">abjicere, id quod facit pro momento eorum, quae<text:line-break/></text:span><text:span text:style-name="T12">infestant; </text:span><text:span text:style-name="T12">quae .enim vergunt deorsum, ea ipsa </text:span><text:span text:style-name="T12">expellit;,<text:line-break/>quae </text:span><text:span text:style-name="T12">vero supernatant, per vomitus ejicit; idem </text:span><text:span text:style-name="T12">facit,</text:span></text:p>
      <text:p text:style-name="P16"><text:span text:style-name="T12">et- quum fcrcci pravi 'ex tuto corpore in ipsum decurn-<text:line-break/>buiit; etenim qui ex iis in partem ventriculi superiorem<text:line-break/>confluunt, vomitu vacuantur, qui vero in </text:span><text:span text:style-name="T12">inseriorem,<text:line-break/></text:span><text:span text:style-name="T12">pariunt diarrhoeam. Porro quod fructus omnes </text:span><text:span text:style-name="T12">autumna-<text:line-break/></text:span><text:span text:style-name="T12">les exigui sint alimenti, dictum id nobis prius fuit. Prae-<text:line-break/>cocia tamen, quae vocant, Armeniacis funt praestantiora;<text:line-break/>qui tamen praecocium nomen fugitant, utraque mala </text:span><text:span text:style-name="T12">Ar-<text:line-break/></text:span><text:span text:style-name="T12">meniaca appellant, alii vero Armenia per quatuor </text:span><text:span text:style-name="T12">sylla-<text:line-break/></text:span><text:span text:style-name="T12">bas, non quinque.</text:span></text:p>
      <text:h text:style-name="Heading_20_2" text:outline-level="2">Cap. XXI. [De malis.]</text:h>
      <text:p text:style-name="P70"><text:span text:style-name="T12">Genus horum non est </text:span><text:span text:style-name="T12">sim-<text:line-break/></text:span><text:span text:style-name="T12">pIex, quomodo neque picorum, neque panicorum; </text:span><text:span text:style-name="T12">quae-<text:line-break/></text:span><text:span text:style-name="T12">dam enim sunt, quae saporem habent austerum, alia </text:span><text:span text:style-name="T12">aci-<text:line-break/>dum aut </text:span><text:span text:style-name="T12">dulcem, nonnulla etiam- ex iis mixtum, </text:span><text:span text:style-name="T12">appa-<text:line-break/>rentque </text:span><text:span text:style-name="T12">et dulcia simul et estringentia. Praeterea </text:span><text:span text:style-name="T12">alia<text:line-break/></text:span><text:span text:style-name="T12">quaedam cum dulcedine manifestum habent acorem;' </text:span><text:span text:style-name="T12">ad<text:line-break/></text:span><text:span text:style-name="T12">haec alia cum acore acerbitatem. Invenias autem </text:span><text:span text:style-name="T12">inter-<text:line-break/></text:span><text:span text:style-name="T12">dunr et quae hos tres sapores simul habeant </text:span><text:span text:style-name="T12">evidentes<text:line-break/></text:span><text:span text:style-name="T12">adeo, ut acida appareant et dulcia, acerbrtatisque </text:span><text:span text:style-name="T12">ha-<text:line-break/></text:span><text:span text:style-name="T12">beant nonnihil. Perspicuum autem est, quod </text:span><text:span text:style-name="T12">adstringens.</text:span></text:p>
      <text:p text:style-name="P16"><text:span text:style-name="T12">austerum et .acerbum, tria haec nomina, faporis qualitas<text:line-break/></text:span><text:span text:style-name="T12">tem </text:span><text:span text:style-name="T12">unicam significant. Quod .vero acerba quidem in eo<text:line-break/></text:span><text:span text:style-name="T12">ab </text:span><text:span text:style-name="T12">austeris differant, quod valentius astringant, (commune<text:line-break/></text:span><text:span text:style-name="T12">autem </text:span><text:span text:style-name="T12">ipsorum genus , est astringens,) ex quarto. librc de<text:line-break/>simplicium medicamentorum facultate didicisti, lu quo de<text:line-break/>saporum substantia ac facultate tractavimus. Memor igi-<text:line-break/></text:span><text:span text:style-name="T12">tur </text:span><text:span text:style-name="T12">illotum </text:span><text:span text:style-name="T12">scito, </text:span><text:span text:style-name="T12">mala quidem, quae astringunt, succum<text:line-break/></text:span><text:span text:style-name="T12">habere </text:span><text:span text:style-name="T12">frigidum ac terreum, quae, vero acida apparent,<text:line-break/>frigidum quidem, verum tenuium esse partium, mediae<text:line-break/></text:span><text:span text:style-name="T12">autem </text:span><text:span text:style-name="T12">temperiei esse dulcia, quae tamen ad calidius ver-<text:line-break/></text:span><text:span text:style-name="T12">gunt, </text:span><text:span text:style-name="T12">quemadmodum, quae omnis qualitatis sunt expertia<text:line-break/></text:span><text:span text:style-name="T12">ac </text:span><text:span text:style-name="T12">veluti aquosa, ad frigidius inclinanti His igitur nte-<text:line-break/></text:span><text:span text:style-name="T12">ris </text:span><text:span text:style-name="T12">pro vincente in saporibus facultate; austeris quidem<text:line-break/></text:span><text:span text:style-name="T12">pomis, </text:span><text:span text:style-name="T12">quum ventriculus vel propter calidam intemperiem<text:line-break/></text:span><text:span text:style-name="T12">vd </text:span><text:span text:style-name="T12">multam humiditatem fuerit imbecillus; acerbis aulern,<text:line-break/></text:span><text:span text:style-name="T12">quum </text:span><text:span text:style-name="T12">duo haec aucta admodum fuerint; acidis, quando'<text:line-break/></text:span><text:span text:style-name="T12">fuccum </text:span><text:span text:style-name="T12">crassum non magnopere frigidum fufpicaberis in<text:line-break/></text:span><text:span text:style-name="T12">ipfo </text:span><text:span text:style-name="T12">esse collectum, quandoquidem succus frigidus non<text:line-break/></text:span><text:span text:style-name="T12">acida </text:span><text:span text:style-name="T12">fed acria' postulat Utraque certe et acida et acria</text:span></text:p>
      <text:p text:style-name="P16"><text:span text:style-name="T12">succos crassos incidunt, lu eo tamen differunt, quod haec<text:line-break/>quidem cum calefactione, illa, autem cum refrigeratione id<text:line-break/>praestent. Perspicuum porrc ex iis , quae saepe jam dixi-<text:line-break/>mus-, est, quod adstringentia quidem, quantum lu ipsis est,<text:line-break/>alni dejectiones semper cohibeal, acida vero, qunin succunr<text:line-break/>crassum lu ventre invenerinvj. ipsirm incidunt </text:span><text:span text:style-name="T22">ae deorsum<text:line-break/></text:span><text:span text:style-name="T12">subducunt, ob idque dejectiones humeetantr, qucd si ven-<text:line-break/>trern purum invenerint, ipsum magis sistunt. Porre succus<text:line-break/>dulcas, quum fine acrimonia et crassitie,. .id. est, quum solus<text:line-break/>plane suerit, aptius, quantum in ipso.est,- distribuitur; quod fi<text:line-break/>acrimoniam aut crassitiem habuerit, facilius subducito. Est<text:line-break/>autem et aliud succi genus non in pomis modo, verum etiam<text:line-break/>in aliis omnibus, quod aqueum et qualitatis expers appel-<text:line-break/>laut,- ut , antea quoque diximus, quod stomachum quidem<text:line-break/>minime juvat, in medio autem est memoratarum facultatum,<text:line-break/>quemadmodum et aqua ipsa. Inest autem pomo ejusmodi<text:line-break/>id vitium, quod, quum ad mandendum ipfurn aut voluptate<text:line-break/>aut utilitate adducantur, quando neque gustu jucundum ip-<text:line-break/>sum, neque, quemadmodum adstringentia, robur ventri lu-</text:span></text:p>
      <text:p text:style-name="P17"><text:span text:style-name="T12">ducere, neque fluentem ipsum sistere comperiuut, merito<text:line-break/>contemnunt, quemadmodum et apud nos quidem in multis<text:line-break/></text:span><text:span text:style-name="T12">Asiae </text:span><text:span text:style-name="T12">locis suibus ipsum 'projicimus, </text:span><text:span text:style-name="T43">πλατανίστινον </text:span><text:span text:style-name="T12">appel-<text:line-break/></text:span><text:span text:style-name="T12">lantes, </text:span><text:span text:style-name="T12">quod tenera platanofum folia gusiu quodammodo re-<text:line-break/>praesentet. Caeterum ab optimis etiam in tuto genere ma-<text:line-break/></text:span><text:span text:style-name="T12">Iis, </text:span><text:span text:style-name="T12">priusquam lu arboribus maturuerint, . cavendum est;<text:line-break/>concoctu enim sunt difficilia et frigida tardeque permeant,<text:line-break/></text:span><text:span text:style-name="T12">et </text:span><text:span text:style-name="T12">pravi sunt succi, ut interim omittam, quod succum etiam<text:line-break/></text:span><text:span text:style-name="T12">habent </text:span><text:span text:style-name="T12">frigidum ac leviter crassum. Quae vero belle ma-<text:line-break/></text:span><text:span text:style-name="T12">tura </text:span><text:span text:style-name="T12">lu hyemem et ver proximum asservant, ea saepe in<text:line-break/></text:span><text:span text:style-name="T12">morbis </text:span><text:span text:style-name="T12">maximum afferunt praesidium, aut cataplasmatis<text:line-break/></text:span><text:span text:style-name="T12">modo </text:span><text:span text:style-name="T12">cum farina admota, aut lu calidis cineribus mediocri-<text:line-break/></text:span><text:span text:style-name="T12">ter </text:span><text:span text:style-name="T12">assata, aut pulchre lu aquae bullientis vaporibus per-<text:line-break/></text:span><text:span text:style-name="T12">cocta. </text:span><text:span text:style-name="T12">Caeterum post cibum statlur dure ipsa conveniet, non-<text:line-break/></text:span><text:span text:style-name="T12">nunquam </text:span><text:span text:style-name="T12">autem et cum pane ad ventriculum et stomachum<text:line-break/>roborandum iis, qni dejecta funt appetentia turdeque con-<text:line-break/></text:span><text:span text:style-name="T12">coquunt, </text:span><text:span text:style-name="T12">quique vomitu, diarrhoea ac dysenteria infestan-<text:line-break/></text:span><text:span text:style-name="T12">tur. lu </text:span><text:span text:style-name="T12">hunc usum acerba sunt apta; parata enim, </text:span><text:span text:style-name="T12">ut,</text:span><text:span text:style-name="T12">jam-<text:line-break/></text:span><text:span text:style-name="T12">jam praecepi</text:span><text:span text:style-name="T12">, medioerem retinent astrictionem, quum, si</text:span></text:p>
      <text:p text:style-name="P40"><text:span text:style-name="T12">mediocriter austera fuissent, in ejusmodi apparatu astrictio-<text:line-break/>nem omnem deposuissent, obidque similia iis evadunt,' quae<text:line-break/>ah initio sunt aquea.<text:tab/></text:span><text:span text:style-name="T12">'si - '</text:span></text:p>
      <text:h text:style-name="Heading_20_2" text:outline-level="2">Cap. XXII.</text:h>
      <text:p text:style-name="P70"><text:span text:style-name="T12">Quum autem quosdam audivissem, qnidice-<text:line-break/>- rent, ventrem-sibi ab esu astringentium subduri, satius esse pu-<text:line-break/>tavj. quae de eo ratione atque experientia saepe cognovissem;<text:line-break/>hoc </text:span><text:span text:style-name="T22">loco</text:span><text:span text:style-name="T12"> semel fusius explicare/ Quum Protas rhetor quidam,<text:line-break/>ciris noster, narraret, ventrem sibi post esum pomorum ac<text:line-break/>pirorum ausierorum dejici, re intellecta, atque lu ipso per<text:line-break/>experientium comprobata, audacrus postea in aliis id ipsum<text:line-break/>sum expertus. Rogavi enim hominem, ut mecurn vel unum<text:line-break/>diem viveret, ut scirem, quo tempore et quam multis<text:line-break/>vesceretur astringentibus; ac primum hominem statim sum<text:line-break/>hortatus, ut more suo niveret, neve ulla in re consuetam<text:line-break/>sibi victus rationem immutaret; Ipse autem quum post<text:line-break/>balneum, paucula aqua praehibita, foenum Graecum, radi-<text:line-break/>culam et id genus alia, quae ante cibos omnes fere sumere</text:span></text:p>
      <text:p text:style-name="P17"><text:span text:style-name="T12">consueverunt, similiter </text:span><text:span text:style-name="T12">et-</text:span><text:span text:style-name="T12">ipse sumpsisset,'vinninque duloe<text:line-break/>quantitate mediocri adbibisset, comedit • deinceps malvas<text:line-break/>cum oleo et garo</text:span><text:span text:style-name="T28">;</text:span><text:span text:style-name="T12"> et pauco'vino, et post illa piscis quid-<text:line-break/>piam, suillae </text:span><text:span text:style-name="T12">et </text:span><text:span text:style-name="T12">axis; deinde, quum fecundo bibisset, pauco<text:line-break/>tempore iutermisso sumpsit pira austera; 'postea ad deambu-<text:line-break/>landum progressi, non multum deambulavimus, quum ven-<text:line-break/>ter illi majorem in modum est solutus. Quae quum essem<text:line-break/>conspicatus’, pactus fum amico, ut postridie, quae </text:span><text:span text:style-name="T22">ad suam-<text:line-break/></text:span><text:span text:style-name="T12">victus rationem pertinerent, mihi committerer. Qui-quum<text:line-break/>mihi prompte esset assensus, prima omnium post balneunt<text:line-break/>pira exhibui, deinde alia deinceps, ut consueverat; quibus<text:line-break/>peractis, non modo non veherneuter, scd ne mediocriter<text:line-break/>quidem alvum dejecit. Mirabatur sane (ut par est) rei<text:line-break/>eventum,i causanrque ejus a me sciscitabatur; cui ego haec;<text:line-break/>quae nunc referam, exposui. Nam quum garum, inquam,<text:line-break/>una cum 'iis, quae cum eo sumpseras, alvum suapte natura<text:line-break/>subducat, idque jam ante feceris, astringentia postremo loco<text:line-break/>sumpta iis potissimum, qui stomachum habent imbecillum.</text:span></text:p>
      <text:p text:style-name="P17"><text:span text:style-name="T12">dejectionis sunt causa, ventriculum roborantia et .ad expel-<text:line-break/>lendum deorsum, quae lu scse continet, lutitantia; quod<text:line-break/>magis (inquam) fatebere, si cras prima omnium astringentia<text:line-break/>sumpseris, secunda autem post..illa carnosa, omnium po-<text:line-break/>strema, quae cum. oleo et garo mandmrtur. Minime, lu-<text:line-break/>quit, repente enim vomerem; si malvas ultimas cum oleo<text:line-break/>et guro manderem. Optime, inquam, respondisti; illa enim<text:line-break/>ventriculum subvertunt, et potissimum os ipsius,. quod jam<text:line-break/>omnes stomachum vocare consueverunt; .astringentia vero<text:line-break/>roborant </text:span><text:span text:style-name="T12">ac </text:span><text:span text:style-name="T12">firmant; quo fit, ut, si quis alius succus- ventri-<text:line-break/>culurn subverterit, (quod solet bilis pallida efficere., lu qni-<text:line-break/>bus copiosior est acervata,) qui sic est affectus, si quod astrin-<text:line-break/>gentium gustarit, succum insestantem repente deorsum ex-<text:line-break/>cernet. Delude ostendi ei juvenem quendam, qni .narrabat,<text:line-break/>quum paucis diebus ante purgandi giatia fuccrnn seani-<text:line-break/>monii sumpsisset, et horis quinque post sumptum medica-<text:line-break/>mentum jam praeterlapsis nulla secuta esset excretio, sto-<text:line-break/>rnachum quidem sibi premi, ventriculum autem intumescere</text:span></text:p>
      <text:p text:style-name="P17"><text:span text:style-name="T12">ac gravari coepisse, quas ob res </text:span><text:span text:style-name="T12">pallidum se attonitumqne<text:line-break/></text:span><text:span text:style-name="T12">atque animi incertum 'symptomata, quibus </text:span><text:span text:style-name="T12">infestabatur,<text:line-break/></text:span><text:span text:style-name="T12">mihi communicasse.</text:span><text:span text:style-name="T12">' </text:span><text:span text:style-name="T12">Quonam igitur, modo </text:span><text:span text:style-name="T12">hominem </text:span><text:span text:style-name="T12">saua-<text:line-break/>yerirn, audi, inquam,iiijlivenem ipsmn. Tum protinus<text:line-break/>praesentem ei exhibui ac nufrantem, ut </text:span><text:span text:style-name="T12">ego </text:span><text:span text:style-name="T12">imperarim sibi,<text:line-break/>exiguum quiddam mali-dstrihgentis, </text:span><text:span text:style-name="T12">aut puniri, </text:span><text:span text:style-name="T12">aut piri<text:line-break/>manderet; ipse autem;fimuliatque </text:span><text:span text:style-name="T12">comedisset, </text:span><text:span text:style-name="T12">malis statim<text:line-break/>fuerit liberatus, copiosissima ac conserta ex ipsius ventre facta<text:line-break/>excretione, Scito igitur / dixi rhetori, tibi quoque idem<text:line-break/>contingere, quum propter ventriculi tutius </text:span><text:span text:style-name="T12">ac </text:span><text:span text:style-name="T12">stomachi imi<text:line-break/>becillitatem astringentia postremo loco sumpseris. Tum<text:line-break/>ille, verissimum,-inquit; est quod dixisti; talis enim milii<text:line-break/>natura est stomachus, sacileque a quibusvis subvertitur; ego<text:line-break/>vero post cibum stndlofius austerum quidpiam, efito, tune<text:line-break/>quum ipsum supinum admodum esse sentio, adeo ut prope<text:line-break/>jam nauseet. Ex hac de rhetore narratione satis lutelligere<text:line-break/>poteris, iis, qni stomachum habent imbecillum, ventrem de-<text:line-break/>jici, quum postremis epulis astringentium quidquam, sum-<text:line-break/>pferinti</text:span></text:p>
      <text:h text:style-name="P6" text:outline-level="2">Cap. XXIII. [De <text:span text:style-name="T60">c</text:span>ydo<text:span text:style-name="T11">n</text:span>iis et struthio<text:span text:style-name="T60">m</text:span>elis.]</text:h>
      <text:p text:style-name="P70"><text:span text:style-name="T12">His<text:line-break/>pomis exiguum quiddam, quod lu </text:span><text:span text:style-name="T12">aliis </text:span><text:span text:style-name="T12">non invenitur, inest<text:line-break/>Nam praeterquam quod astrictionem habent copiosiorem,<text:line-break/>succus etianr eorum diu durat ac permanet, </text:span><text:span text:style-name="T12">si </text:span><text:span text:style-name="T12">quis ipsum<text:line-break/>cum melle coctum asservare velit,, quum aliorum pomorum<text:line-break/>succus, fi reponatur, acescat, propterea quod multamliabet<text:line-break/>humidrtatem frigidam. Nos autem et medicamentum, quod<text:line-break/>ex succo struthionrelorum cousicitur, quodque iis, qui de- .<text:line-break/>jectam habent appetentiam, est accommodatissimum, quum<text:line-break/>forte in , loco conspicuo non esset positum, tandem post an-<text:line-break/>nos septem invenimus, nihil lu qualitate immutatmn; cru-<text:line-break/>stat» enim lu ore vnsculi densam fecerat, hujusmodi ni melle<text:line-break/>saepenttmero et alus quibusdam accrescit, quam servare<text:line-break/>incumbentem conveniet, si vesis pharmacum aut mel diu-<text:line-break/>.tissime citra mutationem servare. Atque id mihi obiter fit<text:line-break/>dictum; cujus autem rei gratia medicamenti, quod longiore<text:line-break/>tempore mansit incorruptum, tuemini; denuo id resumam.<text:line-break/>Permanens est struthiorum malorum succus, quando peratus</text:span></text:p>
      <text:p text:style-name="P17"><text:span text:style-name="T12">recte suerit, quemadmodum et cydoniorum; verum lue mi-<text:line-break/>nus est suaris et maxime astiingens; quocirca ad ventriculi<text:line-break/>admodum exoleti robur uti eo aliquando possimus. In Ibe-<text:line-break/>ria autem edusium componunt, quod </text:span><text:span text:style-name="T43">μηλοπλακοΰντα </text:span><text:span text:style-name="T12">appel-<text:line-break/>hmt, quod adeo durat, ut patinae recentes ipso refertae Ro-<text:line-break/>mam afferantur. Componitur autem ex melle et carne<text:line-break/>laevrgata cocta cum melle; nostrum </text:span><text:span text:style-name="T22">vero</text:span><text:span text:style-name="T12"> medicamentum,<text:line-break/>quodiis, qui dejectam habent appetentiam, comparatur, non<text:line-break/>ex melle solo et malorum succo, scd piperis albi habet<text:line-break/>quidpiam et zingiberis et aceti. Non tamen jam plura de<text:line-break/>eo verba facere convenit, quum alibi de eo absolutu tracta-<text:line-break/>verimus.</text:span></text:p>
      <text:h text:style-name="Heading_20_2" text:outline-level="2">Cap. XXIV. [De piris et puuicis.]</text:h>
      <text:p text:style-name="P70"><text:span text:style-name="T12">Quae de malis<text:line-break/>diximus, si ad pira et punica transtuleris, nihil erit, quod<text:line-break/>nos de ipsis novunr dicere oporteat. Etenim in his quoque<text:line-break/>alia sunt ausiera tantum vel acerba, alia arida, alia dul-<text:line-break/>cia, alia ex horum mixtione composita, et alia, quae nullam<text:line-break/>penitus hujuscemodi qualitatem habent exuperantem; quo</text:span></text:p>
      <text:p text:style-name="P16"><text:span text:style-name="T12">fit, ut, quum aquea sint ac hebetia, omnis facultatis robo-<text:line-break/>randi sint expertia. Pirorum igitur usus pomorum usui<text:line-break/>omnino </text:span><text:span text:style-name="T12">est </text:span><text:span text:style-name="T12">similis. Punica</text:span><text:span text:style-name="T22">. vero caetera</text:span><text:span text:style-name="T12"> quidem funt fimi-<text:line-break/>lia, in </text:span><text:span text:style-name="T12">eo </text:span><text:span text:style-name="T12">tamen discrepant, quod nunquam crini farina ma-<text:line-break/>cerata assentur, neque in aqua aut vapore elixentur. Suc-<text:line-break/>Cum autem habent piris et pomis copiosiorem, et praeterea<text:line-break/>gustu suaviorem eo qui est in illis succo. - Sunt autem in-<text:line-break/>terdum praedictis duobus fructibus utiliora tum ad alios<text:line-break/>affectus, tum ad eum, cujus,Hippocrates libro secundo de<text:line-break/>morbis vulgaribus meminit his verbis. </text:span><text:span text:style-name="T22">Mulier cardialgia<text:line-break/>torquebatur, nec prius malum esi sedatum , quam polenta<text:line-break/>succo </text:span><text:span text:style-name="T22">punici </text:span><text:span text:style-name="T22">aspersa scmel in die uteretur, reliquis cibis<text:line-break/>abstinens i neque amplius vomitu rejiciebat, qualia Cheron<text:line-break/>Charitonis silius.</text:span><text:span text:style-name="T12"> Perspicuum certe est, quod, vitioso hu-<text:line-break/>more partes ad os ventricusi (quod certe cor etiam appel-<text:line-break/>lant) attinentes imbuente, musier erat nauseabunda cardal-<text:line-break/>giaque torquebatur. Nam verbum </text:span><text:span text:style-name="T43">καρδιώσσειν </text:span><text:span text:style-name="T12">nil aliud<text:line-break/>significat, quam symptoma, quod mordicationi stomachi suc-<text:line-break/>cedit. Hunc certe humorem polenta quidem exiccavit, suc-</text:span></text:p>
      <text:p text:style-name="P16"><text:span text:style-name="T12">cus aulern punici cum ea fumptus ventriculum roboraxit<text:line-break/>adeo, ut humorem lu tunicis ipsis contentum expellere po-<text:line-break/>tuerit. Punica quidem quam minimum corpori praebent<text:line-break/>alimentum, ut ipsis." nunquam ceu alimento, scd tantum ut<text:line-break/>medicamento egeamus. Pira vero et potissimum quae<text:line-break/>magna sunt (vocant autem ipsa apud nos foeminino genere<text:line-break/></text:span><text:span text:style-name="T43">μενάτας) </text:span><text:span text:style-name="T12">aliquantulum nutriunt Proinde lu tenues orbes<text:line-break/>ipsa secantes et postea exiccantes reponunt, quae elixa vice<text:line-break/>ciborum purum nutrientium hyeme et vere, quum fames<text:line-break/>est, mandunt. Attici quidem priorem syllabam </text:span><text:span text:style-name="T43">ῥοιῶν </text:span><text:span text:style-name="T12">fcri-<text:line-break/>bunt fine jota, Iones vero cum jota; verum id .nihil ad<text:line-break/>hominum vitam affert commodi, quemadmodum neque lu<text:line-break/></text:span><text:span text:style-name="T43">ούων </text:span><text:span text:style-name="T12">(sorbis), quae Graeci quidem munes hujus nostrae me- •<text:line-break/>moriae sic nominant, Attici autem cum </text:span><text:span text:style-name="T22">v</text:span><text:span text:style-name="T12"> pronuntiare ipsa<text:line-break/>non permittunt Speculationem igitur de nominibus illis<text:line-break/>relinquentes, de facultate ipsius fructus disputabimus.</text:span></text:p>
      <text:h text:style-name="P6" text:outline-level="2">Cap. XXV. [De mespilis et sorbis.]</text:h>
      <text:p text:style-name="P70"><text:span text:style-name="T12">Quae de prae-<text:line-break/>dictis diximus, eadem de his quoque sunt licenda. Ambo<text:line-break/>enim astringunt; verum mespila multo valentius, quam<text:line-break/>sorba; prolude ventri fluenti cibus est utilissimus. Sorba<text:line-break/>tamen in cibo ipsis suaviora; omnino enim nihil habent<text:line-break/>estringens aeque, • ac mespila, sed ipsorum succus est ausie-<text:line-break/>rus sine ulla acerbitate. Liquet autem, quod omnibus hu-<text:line-break/>juscemodi parce est vescendum, non autem affatim, ut uvis<text:line-break/>ac ficubus'; nullo enim ipsorum, ut alimento, sed ut medi-,<text:line-break/>camento potius indigemus. Haec tibi sunt utiliora, quam<text:line-break/>sifire, priorem syllabam nominis </text:span><text:span text:style-name="T43">ούων </text:span><text:span text:style-name="T12">a veteribus Atheuienfi-<text:line-break/>bus per lituram o tantum scribi </text:span><text:span text:style-name="T12">et </text:span><text:span text:style-name="T12">pronunciari.</text:span></text:p>
      <text:h text:style-name="Heading_20_2" text:outline-level="2">Cap. XXVI. [De fructu palmae.]</text:h>
      <text:p text:style-name="P70"><text:span text:style-name="T12">Fructum palmae<text:line-break/>sive glandes appellere velis, sive palmas eodem cum tota<text:line-break/>arbore nomine, (ut jam Graecis omnibus mos est,) neutro<text:line-break/>modo aut nocueris aut prosueris ad facultatis ipsius cognitio-<text:line-break/>nem. .Non parva autem lu ipfis est differentia: quaedam</text:span></text:p>
      <text:p text:style-name="P16"><text:span text:style-name="T12">enim sunt siccae et adstringentes, ut Aegyptiae; aliae rnol-<text:line-break/>les et humidac et dulces, ut quae caryotae appellantur;<text:line-break/>praestantissimae autem hae in Syria Palaestina nascuntur in<text:line-break/>llierichonte. Reliquae omnes palmae luter dicta duo genera<text:line-break/>sunt mediae. Difficiles autem sunt concoctu, capitique do-<text:line-break/>lorem inserunt; quarum aliae quidem magis, 'aliae rnluus<text:line-break/>sunt hnrnidae, ac dulces, siccae,, atque astringentes, </text:span><text:span text:style-name="T12">ni </text:span><text:span text:style-name="T12">Ve-<text:line-break/>rum constitutis extremis, jam omne, quod lu messio est,<text:line-break/>faclllime deprehendes. Nulla certe ex ipsis ’ est, quae non<text:line-break/>dulcedinem quandam et astrictionem habeat; siquidem ca-<text:line-break/>ryotae exiguae asseictiouis, Thebaicae obscurae dulcedi-<text:line-break/>uis funt participes. At succum quidem dulcem nutrire,<text:line-break/>ausierum autem gratum esse stomacho ’et ventrem sistere<text:line-break/>ostendimus. Palmae autem, si largius sumantur,' omnes con-<text:line-break/>coctu sunt dissiclles, et capiti dolorem afferunt, quaedam<text:line-break/>autem et morsus cujusdam sensum ori ventriculi incutiunt,<text:line-break/>quod medici stomachum appellant. - Succus autem, qui ab<text:line-break/>ipsis lu corpus distribuitur, crassus quidem omnino est, ha-</text:span></text:p>
      <text:p text:style-name="P16"><text:span text:style-name="T12">bet autem </text:span><text:span text:style-name="T12">et </text:span><text:span text:style-name="T12">lentoris quidpiarn, qumn palma ipfa pinguis<text:line-break/>fuerit, sicuti caryotae. Quum autem dulcedo tali succo mixta<text:line-break/>fuerit, celerrime quidem hepar ab ipsa obstruitur, laeditur<text:line-break/>autem maxime ab ipsorum esu, quando aut inflammatione,<text:line-break/>aut scirrho obsidetur; post hepar autem et lien obstruitur-<text:line-break/>ac laeditur. Multo autem maxime palmae virides, si paulo<text:line-break/>largius sumuntur, ad omnia sunt noxiae. -Perspicuum por- -<text:line-break/>ro est, quod dulces quidem succum habent calidiorem,<text:line-break/>astringentes autem frigidiorem; quin et palmae virides,<text:line-break/>quemadmodum et ficus, flatus gignunt; nam palmae virides<text:line-break/>eandem habent ad alias palmas proportionem, . quam ficus<text:line-break/>habent </text:span><text:span text:style-name="T12">ad </text:span><text:span text:style-name="T12">caricas. lu regionibus autem non admodum ca-<text:line-break/>lidis palmae non perfecte maturescunt adeo, ut reponi que-<text:line-break/>ant; quo fit, ut, quum homines cogantur ipsis viridibus ve-<text:line-break/>fci, crudis succis impleantur,' rigoribusque, qui aegre cale-<text:line-break/>fiant, et hepatis obstructionibus prehendantur.</text:span></text:p>
      <text:h text:style-name="Heading_20_2" text:outline-level="2">Cap. XXVII. [De olivis.]</text:h>
      <text:p text:style-name="P70"><text:span text:style-name="T12">Perexiguum quidem et<text:line-break/>ipsae corpori praebent alimentum, et potissimum caducae.</text:span></text:p>
      <text:p text:style-name="P16"><text:span text:style-name="T12">quas vulgo fere cum pane, sine pane autem mandunt cum<text:line-break/>gero ante alios ribos, ventris subducendi gratia; quas </text:span><text:span text:style-name="T43">ἀλμά-<text:line-break/>δας </text:span><text:span text:style-name="T12">et </text:span><text:span text:style-name="T43">κολυμβάδας </text:span><text:span text:style-name="T12">appellant. Porro quemadmodum ca-<text:line-break/>ducae pinguedinis habent plurimum, ita hae succum astrin-<text:line-break/>gentem, prolude stomachum roborant, </text:span><text:span text:style-name="T22">et</text:span><text:span text:style-name="T12"> appetentiam exci-<text:line-break/>tanti Aptae autem </text:span><text:span text:style-name="T22">ad hanc rem sunt, quae</text:span><text:span text:style-name="T12"> cum aceto </text:span><text:span text:style-name="T22">re-<text:line-break/>ponuntor, quas</text:span><text:span text:style-name="T12"> artis obscnatricis periti varie praeparant;<text:line-break/>cujus artis nolim medicum omnino </text:span><text:span text:style-name="T12">esse </text:span><text:span text:style-name="T12">ignarum: nam quod<text:line-break/>suavius est, facilius iis, 'quae ex aequo sunt salubria, con-<text:line-break/>coquitur. Verum non est nunc dicendi locus neque de opso-<text:line-break/>natriris speculationis peritia, neque </text:span><text:span text:style-name="T12">de </text:span><text:span text:style-name="T12">arte ipsa</text:span><text:span text:style-name="T12">; </text:span><text:span text:style-name="T12">alius enim<text:line-break/>locus ipsis est proprius.</text:span></text:p>
      <text:h text:style-name="Heading_20_2" text:outline-level="2">Cap. XXVI<text:span text:style-name="T4">II</text:span>. [De nuribus.]</text:h>
      <text:p text:style-name="P70"><text:span text:style-name="T12">Quidam nuces regias<text:line-break/>appellant eas, quae nunc nuces ah omnibus nominantur.:<text:line-break/>Sunt et aliae quaedam, quae </text:span><text:span text:style-name="T43">λείττοκάρυα </text:span><text:span text:style-name="T12">appellantur, </text:span><text:span text:style-name="T22">prae~<text:line-break/></text:span><text:span text:style-name="T12">dictis multo minores, quas nonnulli ponticas seu avellanas<text:line-break/>vocitant. Multus autem ambarum., est usus. Alimentum<text:line-break/>corpori praebent exiguum, copiosius tamen - pontica nuncu—</text:span></text:p>
      <text:p text:style-name="P16"><text:span text:style-name="T12">pala, quam nuit regia,- quod ipsius substantia sit coactior ac-<text:line-break/>minus oleosa, regiae autem laxior est, contluetque iu se_<text:line-break/>ipsa plus pinguitudinis. Habet tamen et astringentis quest-<text:line-break/>tatis non exiguum, quae tandem procedente tempore mar-<text:line-break/>cescit; tota ipsius substantia in succum pinguem transmutata,<text:line-break/>adeo ut cibo prorsus sit luepta, quod sua pinguitudine oleo<text:line-break/>veteri assimilis appareat. - Caeterum quae viridis adhuc est<text:line-break/>ac humida, neque astringentis qualitatis, neque oleosae con-'<text:line-break/>fpicue est particeps, </text:span><text:span text:style-name="T12">-, </text:span><text:span text:style-name="T12">sed magis quodammodo est qualitatis’<text:line-break/>expers, quod saporis genus aqueuin (ut dixi) vocare consue-<text:line-break/>vimus. Coquitur tamen haec nux facilius . quam pontica,<text:line-break/>stomachoque est gratior,' et multo magis quando cum caricis<text:line-break/>manditur. Traditum autem a plerisque medius est, </text:span><text:span text:style-name="T12">horni-<text:line-break/></text:span><text:span text:style-name="T12">nem </text:span><text:span text:style-name="T12">a </text:span><text:span text:style-name="T12">pharmacis lethalibus nihil magnopere laesum </text:span><text:span text:style-name="T12">iri, </text:span><text:span text:style-name="T12">si<text:line-break/>utrasque • lias ante alios cibos cum ruta sumpserit- Liquet<text:line-break/>praeterea quod humida quidem apta ad dejectionem esu<text:line-break/>sicca vero rnluus. Plerique autem ventris subducendi gratia</text:span></text:p>
      <text:p text:style-name="P16"><text:span text:style-name="T12">cum garo etiam ipsam praesumunt, lu quem usum viridis est<text:line-break/>accommodatior, ut quae astringentis qualitatis nrluus fit. par-<text:line-break/>ticeps. Quin et siccarum quoque, si prius (quod nounulli<text:line-break/>faciunt) in aqua fuerint maceratae, facultas viridibus est<text:line-break/>assimilis.</text:span></text:p>
      <text:h text:style-name="Heading_20_2" text:outline-level="2">Cap. XXIX. [De amygdalis.]</text:h>
      <text:p text:style-name="P70"><text:span text:style-name="T12">Amygdalae nihil<text:line-break/>prorsus habent facultatis astringentis., sola enim tenuandi<text:line-break/>facultas ac detergendi in eis praepollet, qua tum viscera<text:line-break/>purgant, tum humores e pulmonibus ac thorace sputis ex-<text:line-break/>pectorant; quaedam, autem ipsarum facultatem habent suc-<text:line-break/>cos crassos ac lentos incidendi adeo exuperantem,. ut manni<text:line-break/>prae amarore nequeant; oleosae tamen ac pinguis qualita-<text:line-break/>tis,&lt; ut nuces, funt participes; cujus causa et ipsae proeer-'<text:line-break/>dente tempore fiunt, ut illae, oleosae; minor tamen eis inest<text:line-break/>haec qualitas, quam in nuribus, quo fit, ut tardius, quam huti<text:line-break/>ces, oleosae fieri cernuntur. Ex his sane lutelligi potest,<text:line-break/>quod neque ventri subducendo conserunt; neque corpus<text:line-break/>multum nutriunt. -../Quae vero qualitatem amaram habent</text:span></text:p>
      <text:p text:style-name="P41"><text:span text:style-name="T12">praepollentem; eae ad pus et succos crassos'ac lentos ex<text:line-break/>thorace et pulmonibus expuendoa pIurimum conserunt.<text:line-break/>Eorum vero, qui nullam artem ad: vitam utilem excoluerunt,<text:line-break/>fed se ipsos appellant Atticos, alii fructum hnuc genere foe-<text:line-break/>minino amygdalas enunciarioportere contendunt, alii neu-<text:line-break/>tro amygdala, </text:span><text:span text:style-name="T12">ne </text:span><text:span text:style-name="T12">id ipsum quidem, det quo tantopere con-<text:line-break/>tendunt, lulelligentes, utroque nomine apud viros Atticos<text:line-break/>scriptum esse.</text:span></text:p>
      <text:h text:style-name="Heading_20_2" text:outline-level="2">Cap. XXX. [De pistaciis.]</text:h>
      <text:p text:style-name="P70"><text:span text:style-name="T12">Haec quidem ad magnam<text:line-break/>Alexandriani proveniunt, scd multo uberiora in Berrhoea,<text:line-break/>urbe Syriae, parum quidem nutrientia, vermn ad hepar<text:line-break/>roborandum et succos lu ipsius viis infarctus purgandos<text:line-break/>utilia; qualitatem enim habent aromaticam, subamaram et<text:line-break/>subastringentetn. Scio autem et alia hujuscemodi pleraque<text:line-break/>hepati esse utilissima, quemadmodum in opere </text:span><text:span text:style-name="T12">de </text:span><text:span text:style-name="T12">simplicibus<text:line-break/>medicamentis est demonstratum. Porro non ausim afsir-<text:line-break/>mare, ullam ex </text:span><text:span text:style-name="T22">ipsis</text:span><text:span text:style-name="T12"> stomacho accedere utilitatem, aut lae-<text:line-break/>sionem lusignem, quemadmodum neque quod alvum deji-<text:line-break/>ciant aut fistaut.</text:span></text:p>
      <text:h text:style-name="P6" text:outline-level="2">Cap. XXXI. [De prunis.]</text:h>
      <text:p text:style-name="P70"><text:span text:style-name="T12">Raro invenias huncfru-<text:line-break/>ctum austerum, aut acidum, aut lu summa lusuavitatem ali-<text:line-break/>quain habere, quum maturus exacte suerit; prius enim<text:line-break/>quam pruna eo maturitatis pervenerint, omnia propemo-<text:line-break/>tlum aut acorem, aut acerbitatem, aut amarorem reprae-<text:line-break/>sentant. Corpori itaque ex. hoc fructu minimum alimenti<text:line-break/>accedit, utilis tamen est iis, quibus propositum est ventrem<text:line-break/>mediocriter humectare ac refrigerare; ipsum autem non<text:line-break/>aliter, quam praedictorum quaedam, subducit tum humili-<text:line-break/>tale sua, tum lentore. </text:span><text:span text:style-name="T12">Siccatus </text:span><text:span text:style-name="T12">vero et ipse potest esse usui,<text:line-break/>quemadmodum et ficus; Eama est, ea pruna omnium esse<text:line-break/>praestantissima, quae lu Damasco urbe Syriae nnscuntur,<text:line-break/>fecunda autem post illa esse, quae lu ea regione, quam lbe-<text:line-break/>riam ac Hispaniam nominant, proveniunt; verum haec<text:line-break/>iquidetn nihil astrictionis prae se ferunt, nonnulla vero Da-<text:line-break/>mascenorum vel plurimum. Optima autem inter ipfa sunt,<text:line-break/>quae cum mediocri astrictione magna sunt et laxa; quae<text:line-break/>autem exigua sunt et dura et acerba, prava sunt, tum si</text:span></text:p>
      <text:p text:style-name="P42"><text:span text:style-name="T12">esum spectes, tum si alni dejectionem, quae maxime seqni-<text:line-break/>tur ea, quae ex Iberia.. afferuntur.- Cocta autem in meli-<text:line-break/>crato; in quo plusculumrsit mellis, 'alvum admodum deji-<text:line-break/>ciuntjretiamsi quis sola ipsa fninp surit, et multo magis, </text:span><text:span text:style-name="T12">si<text:line-break/></text:span><text:span text:style-name="T12">post ipsa melicratum sorpscriti Perspicuum autem est, quod<text:line-break/>ad alvum dejiciendam confert post sumpta ' ipsa vinum dul-<text:line-break/>ce adhibere, temporisque aliquid interponere-, non,autem<text:line-break/>statim post prandere. Atque etiam id omnibus, quae alvum<text:line-break/>dejiciunt, commune;memoria est tenendum, quemadmodum<text:line-break/>et alia, quae pluribus speciehus surit communia, ne de iis-<text:line-break/>dem saepe audire postules.<text:tab/>...</text:span></text:p>
      <text:h text:style-name="Heading_20_2" text:outline-level="2">Cap. XXXII. [De sericis seu jujubis appellatis.]</text:h>
      <text:p text:style-name="P43"><text:span text:style-name="T12">Ne<text:line-break/>haec quidem ausim affirmare quicquam ad sanitatis tutelam<text:line-break/>aut morborum profligationem pertinere; mulierum enim<text:line-break/>atque infantium lutemperantium est edulium, quod exigui<text:line-break/>est alimenti ac concoctu difficile; et praeterquam quod<text:line-break/>stomachum non juvat, parum etiam alimenti corpori<text:line-break/>exhibet.<text:tab/></text:span><text:span text:style-name="T12">'<text:tab/>&gt;</text:span></text:p>
      <text:h text:style-name="P6" text:outline-level="2">Cap. XXXIII. [De ceratiis.]</text:h>
      <text:p text:style-name="P70"><text:span text:style-name="T12">Ceratis, quorum tertia<text:line-break/>fyllaba per litteram t et feribitur et</text:span><text:span text:style-name="T37">:</text:span><text:span text:style-name="T12"> pronuntiatur,- 'nihil<text:line-break/>habent cum cerasus.per s scriptis' similitudinis. Est au-<text:line-break/>tem pravi succi edulium, ac lignosum; quam rem neces-<text:line-break/>sario sequitur, ut.concoctu sit.difficile'; nihil enim, quod<text:line-break/>lignosum est, facile coquitur.. Quin etiam incommodum id<text:line-break/>ipsis inest handquaquam aspernandum, quod non celeriter:<text:line-break/>dejiciuntur, Proinde satius esset a regiunibur orientalibus,<text:line-break/>in quibus nascitur, ad nos non adveni.</text:span></text:p>
      <text:h text:style-name="Heading_20_2" text:outline-level="2">Cap. XXXIV. [De cappare.]</text:h>
      <text:p text:style-name="P70"><text:span text:style-name="T12">Capparis planta est<text:line-break/>fruticosa,, plurima in Cypro proveniens. Facultas autem<text:line-break/>ipsi luest tenuium admodum partium;</text:span><text:span text:style-name="T12">. </text:span><text:span text:style-name="T12">quo fit, ut, quemadmo-,<text:line-break/>dum </text:span><text:span text:style-name="T12">et </text:span><text:span text:style-name="T12">alia omnia, quae tenuium funt partium, minimum<text:line-break/>alimenti lu corpus eorum, qui ipsa veficuntur,</text:span><text:span text:style-name="T12">, </text:span><text:span text:style-name="T12">distribuat.<text:line-break/>Utimur autem fructu hujus plantae magis ut medicameniiij<text:line-break/>quam ut alimento. Sale etiam conspersus, ad nos defertur,,<text:line-break/>propterea, quod putrescit, si sulus reponatur. Perspicuum;<text:line-break/>fane est,, quod capparis adhuc viridis quidem, priusquam sa—<text:line-break/>liatur, plus habet alimenti, ex falitura autem amittit quam-.-</text:span></text:p>
      <text:p text:style-name="P16"><text:span text:style-name="T12">plurimum; omuique alimento, nisi sal eluatur, prorsus qui-<text:line-break/>dem destituitur, alvum tamen subducit; quod si abluatur<text:line-break/>et, quoad facultatem omnem ex sale deposuerit, maceretur,<text:line-break/>minimi quidem alimenti fiet edulium, erit tamen ceu opso-<text:line-break/>nium ac medicamentum ad appetentiam, quae collapsa sue-<text:line-break/>rit, excitandam accommodatum; praeterea </text:span><text:span text:style-name="T22">ad pituitam,<text:line-break/>quae</text:span><text:span text:style-name="T12"> lu ventre habetur, detergendam ac subducendam, ex-<text:line-break/>purgandasque lienis et hepatis obstructiones</text:span><text:span text:style-name="T12">; </text:span><text:span text:style-name="T12">uti autem ad<text:line-break/>eas res oportet ante alios omnes cibos ex oxymelite vel<text:line-break/>oxelaeo. Hujus etiam plantae teneros surculos non aliter,<text:line-break/>quam terebinthi, mandunt, virides adhuc, ut hujus, </text:span><text:span text:style-name="T12">lu </text:span><text:span text:style-name="T12">aceto<text:line-break/>simul et muria aut aceto folo condentes-</text:span></text:p>
      <text:h text:style-name="Heading_20_2" text:outline-level="2">Cap. XXXV. [De sycomoris.]</text:h>
      <text:p text:style-name="P70"><text:span text:style-name="T12">Plantam sycomori<text:line-break/>vidi in Alexandria una cum fructu, parvae .ficui albae assi-<text:line-break/>milenr. Is fructus nullam habet acrimoniam, exiguae </text:span><text:span text:style-name="T22">ta-<text:line-break/>men</text:span><text:span text:style-name="T12"> dulcedinis est particeps, estque facultate, ut mora, hu-<text:line-break/>rnidior quodammodo ac frigidior.- Quin potius in medio<text:line-break/>mororum ac ficuum jure quis ipsum collocarit, indeque no-</text:span></text:p>
      <text:p text:style-name="P44"><text:span text:style-name="T12">men ipsi arbitror esse positum; ridiculi'enim sunt, qni fru-<text:line-break/>cturu hunc oh id alunt sycomora suisse nominatum, quod<text:line-break/>moris et ficubus fit assimilis. Ipsius autem generatio ab aliis<text:line-break/>arborum fructibus magis quodammodo est diversu; non<text:line-break/>enim ex surculis ac germinibus, fed ex ipsis ramis ac stipi-<text:line-break/>tibus enascitur</text:span><text:span text:style-name="T12">.</text:span></text:p>
      <text:h text:style-name="Heading_20_2" text:outline-level="2">Cap. XXXVI. [De perfio.]</text:h>
      <text:p text:style-name="P70"><text:span text:style-name="T12">Hunc etiam plantam<text:line-break/>nidi lu Alexandria, ex nragnisque et ipsa est arboribus.<text:line-break/>Narrant autem, fructum hujus apud Persas adeo esse noxium;<text:line-break/>ut, qui ipsum comederint, eos interimat: qui tamen, si in<text:line-break/>Aegyptum transferatur, fit esculentus, manditurque non<text:line-break/>aliter, quam pira et mala, quibus etiam magnitudine<text:line-break/>convenit.</text:span></text:p>
      <text:h text:style-name="Heading_20_2" text:outline-level="2">Cap. XXXVII. [De citrio.]</text:h>
      <text:p text:style-name="P70"><text:span text:style-name="T12">Id quoque malum Me-<text:line-break/>dicum appellant, qni id agunt, ut quae loquuntur nemo<text:line-break/>intelligat, quamvis inter vir tutes orationis perspicuitatem<text:line-break/>numerent. Satius autem fuisset, quamnam partes citrii ha-<text:line-break/>beant facultatem, et quodnam commodum ex ipfo hoinlur-</text:span></text:p>
      <text:p text:style-name="P16"><text:span text:style-name="T12">bus accedat, investigasse, quam anxie hujuscemodi inqui-<text:line-break/>rere. Id igitur ego moliar, dicamque, hujus fructus tres<text:line-break/>esse partes, acidam, quae in messio ipsius sita est, tum au-<text:line-break/>tem fructua ipsius velut carnem, quae medium ipsum ambit,<text:line-break/>et tertium, quqe est tegumentum extrinsecus circumdatum,,<text:line-break/>qnod suaveolens est et aromaticum, non odore modo, ve-<text:line-break/>rum etiam gustu. Jure igitur concoctu cst difficile, ut quod<text:line-break/>durum est ac callofum. Quod si quis ipfo, ut medicamento,<text:line-break/>utatur, coctioni nonnihil conseret, quo modp et alia omnia,<text:line-break/>quae acrem habent qualitatem. Eadem autem ratione, si<text:line-break/>sumptum parce fuerit, stomacho robur inducit; proinde<text:line-break/>ipsum comminuentes, succumque exprimentes, solent medi-<text:line-break/>camentis immiscere, quae per os sumuntur, quaeque ven</text:span><text:span text:style-name="T43">-ξ<text:line-break/></text:span><text:span text:style-name="T12">trern dejiciunt, aut totum corpus purgant. Parte uutein<text:line-break/>fructus arida et non esculenta, qua femen continetur, quum<text:line-break/>ad niia quaedam utuntur, tum saepe in acetum imbecillum<text:line-break/>conjiciunt, quo ipsum, reddant acrius- Pars autem inter<text:line-break/>duaa jam nictas media, quae fune corpus etiam nutrit, quae-<text:line-break/>que neque acidam, neque acrem habet qjralitatem, propter</text:span></text:p>
      <text:p text:style-name="P45"><text:span text:style-name="T12">duritiem concoctu est difficilis. - Ob eam causam minnes-<text:line-break/>ipsam mandunt cum’ aceto et garo, ut saporis hebetudinem<text:line-break/>acuant, fortasse autem quod experientia didicerint, aut a me-<text:line-break/>dicis - acceperint,, ipsam coqui facilius; si mansa eo modo<text:line-break/>suerit.</text:span></text:p>
      <text:h text:style-name="Heading_20_2" text:outline-level="2">Cap. XXXVI<text:span text:style-name="T5">II</text:span>. [De fructibus plantarum agrestium,<text:line-break/>luter quos sunt quercuum glandes.]</text:h>
      <text:p text:style-name="P71"><text:span text:style-name="T12">Omnibus hominibus<text:line-break/>mos est eas plantas vocare agrestes, quae sine ulla agricolae<text:line-break/>industria lu agro proveniunt, siquidem et viles appellant<text:line-break/>agrestes, quas nullus vinitor procurat, ipsas ablaqueans, aut<text:line-break/>circumsudiens, aut pullulantia germina extirpans, aut ejus-.<text:line-break/>modi aliquid perficiens; ex quo plantarum genere est fagus,<text:line-break/>quercus, ilex, cornus, comarus, et aliae id genus arbores,<text:line-break/>quemadmodum et frutices quidam, ut rubus, canirnbus,<text:line-break/>acherdus, pirus et prunus fylvestris, quam </text:span><text:span text:style-name="T43">προΰμνον </text:span><text:span text:style-name="T12">apud<text:line-break/>nos appellant, et qui frutex </text:span><text:span text:style-name="T43">ἐπιμηλίδας </text:span><text:span text:style-name="T12">ferti Appellatur au- </text:span><text:span text:style-name="T12">\<text:line-break/></text:span><text:span text:style-name="T12">tem is fructus in Italia unedo, stomachoque nocet, et ca-</text:span></text:p>
      <text:p text:style-name="P16"><text:span text:style-name="T12">prtr dolorem affert, acerbusque est admodum cum exigua<text:line-break/>quadam dulcedlue. Cornis quidem, et canirubi fructu, et<text:line-break/>glandibus, et </text:span><text:span text:style-name="T22">ptpetutvkot^</text:span><text:span text:style-name="T12"> (fic autem comari fructus appella-<text:line-break/>tur) rustici paffim vescuntur,. reliquarum vero arborum aut<text:line-break/>fruticum fructibus non admodum utuntur. Quum tamen<text:line-break/>fames regionem nostram aliquando invasisset, essetque ma-<text:line-break/>gnus glandium ac mespilorum proventus, rustici </text:span><text:span text:style-name="T12">lu </text:span><text:span text:style-name="T12">fossis<text:line-break/>ipsa condentes, hyeme tota et vere primo pro frumenta-<text:line-break/>ceis eduliis sunt usi. Prius autem glandes hujuscemodi sui-<text:line-break/>bus erunt pabulum, tunc vero, quum eos hyeme nutrire,<text:line-break/>ut ante., consueverunt, non possent, initio quidem mactan-<text:line-break/>tes, ipsis in cibum funt usi, post autem apertis fossis, glan-<text:line-break/>dibus vesci coeperunt, varie ipsas ad esum comparantes;<text:line-break/>interdum enim lu aqua elixabant, et lu calidis cineribus<text:line-break/>celantes mediocriter assabant; post autem nomrunquam<text:line-break/>imminuentes, • pulmentarium ex iniis conficiebant, alias<text:line-break/>aqua sola conspergentes, fed condimentum aliquod immit-</text:span></text:p>
      <text:p text:style-name="P16"><text:span text:style-name="T12">tentes', alias mel affundentes, aut lacti incoquentes. Ab<text:line-break/>his autem copiosum est nutrimentum, neque quicquam est<text:line-break/>eorum, quae hactenus hoc secundo libro exposui; ei simile,<text:line-break/>quandoquidem glandes aeque nutriunt, ac frumentaceorum<text:line-break/>edusiorum pleraque. Atque olim- quidem (ut alunt) homi-<text:line-break/>nes ex ipsis dw .taxat vivebant; Arcades autem, quum reli-<text:line-break/>qui Graeci fructibus Cerealibus uterentur, eas. diu in cibo<text:line-break/>retinuerunt. Alimentum autem, quod ex glandibus corpori<text:line-break/>accidit, tardi est trausitus ac crassi succi; quare consequi-<text:line-break/>tur, ut ipsae concoctu sint difficiles. Caeterum mimaecylus<text:line-break/>glande querna ad omnia est deterior, quemadmodum haec<text:line-break/>glande castanearum, quas vocant; omnium enim glandium<text:line-break/>hae funt praestantissimae. Sunt qui hos fructus </text:span><text:span text:style-name="T43">λοπἰμονς<text:line-break/></text:span><text:span text:style-name="T12">appellent. Hi namque inter fructus agrestes et soli alirnen-<text:line-break/>tum corpori dant alicujus momenti; corna enim, et iligna<text:line-break/>glans, et rubi et canirubi fructus, brabyla, mimaecyla, zi-<text:line-break/>iypha, diospyra, halicacaba, terebinthi et acherdi fru-<text:line-break/>ctus, et quae ejusdem sunt generis, exiguum quidem habent</text:span></text:p>
      <text:p text:style-name="P16"><text:span text:style-name="T12">alimentum, verum pravi succi sunt omnia; praeterea - non-<text:line-break/>nulla ex ipsis sunt, </text:span><text:span text:style-name="T12">quae </text:span><text:span text:style-name="T12">et stomachum laedunt, et cibo sunt<text:line-break/>injucunda; erb id suum sunt pabulum, et eorum quidem non<text:line-break/>domesticorum, sed qui vitam in montibus degunt; his enim<text:line-break/>nutrimentum ab iis fructibus plurimum accedit.</text:span></text:p>
      <text:h text:style-name="Heading_20_2" text:outline-level="2">Cap. XXXIX. [De alimento, quod a plantis ipsis<text:line-break/>fumitur.<text:span text:style-name="T6">]</text:span></text:h>
      <text:p text:style-name="P71"><text:span text:style-name="T12">Non modo plantarum femina ac fructus, scd<text:line-break/>etiam integras ipsas suepenumero mandimus, saepe autem,<text:line-break/>quum luterdum urget necessitas, radices tantum, aut surcu-<text:line-break/>los, aut novella germina. Nostrates certe homines, quam-<text:line-break/>quam raparum (quas et buniadas nominant) folia et caulem<text:line-break/>abjicere funt soliti, nonnunquam tamen penuria melioris<text:line-break/>cibarii ipsa quoque 'mandunt. Pari modo lu radiculis' et<text:line-break/>iis, quae apud nos nomine vernaculo rhapia appellant; est<text:line-break/>autem haec planta (ut sic dicam) agrestis radicula. Ad haec<text:line-break/>pyrethron, sion, equapium, foeniculuni, scandicem, cicho-<text:line-break/>rium, chondrillam, gingidium, daucum et plurimarum ar-<text:line-break/>oorum ac fruticum tenera genuina. cocta . lumnnes fame</text:span></text:p>
      <text:p text:style-name="P16"><text:span text:style-name="T12">adacti saepe mandunt; quaedam etiam nulla urgente fame,<text:line-break/>ut qui palmae verticem mandunt, quem ipsius cerebrum<text:line-break/>appellunt. Quid autem loquar de teneris spinis ?; mandun-<text:line-break/>tur enim et ipsae cum aceto et garo, nulla cogente fame,<text:line-break/>estque cibus hic tolerabilis. Sunt qni oleum etiam ipsis ad-<text:line-break/>jiciant, praesertim quum prius in aqua ferbuerlut; utuntur<text:line-break/>enim ipsis bifariam, saepe quidem crudis, interdum autem<text:line-break/>et elixis. Porro spinosas plantas appello scolymurn, atra-<text:line-break/>ctylida; eryngium, cnicum, atragida, et quam spinam al-<text:line-break/>bam nomluant, praeterea speciem alteram chamaeleontis;<text:line-break/>quorum nonnulla rustici quidam in acetum muiiamve im-<text:line-break/>mittentes reponunt eodem modo, quo rapas, caepas, et quae<text:line-break/>vocant arnpeloprnsa, pyrethron, et alia ejusmodi. Hujus<text:line-break/>autem generis sunt ciboria, colocasia, et quod abaton nun-<text:line-break/>cupatur. Manifestissimum autem est, quod omnia haec,<text:line-break/>praeterquam quod exiguum corpori dant alimentum, suc-<text:line-break/>cum etiam pravum generant. Ad haec quaedam ex, ipsis<text:line-break/>noxani stomacho afferunt praeter (ut nixi) spinas, quae<text:line-break/>nunc nuper e terra emerserint. Quae vero ex ipsis lu mu-</text:span></text:p>
      <text:p text:style-name="P16"><text:span text:style-name="T12">riam acetumve injicientes reponunt, et lu totum anuum<text:line-break/>sequentem asservant, ab ipsa praeparatione vim quandam<text:line-break/>provocandae appetentiae acquirunt, si quis ipsis moderate<text:line-break/>utatur; cujusmodi funt viticis turiones et terebinthi.<text:line-break/>Haec itaque in plantis agrestibus numerant; de quibus id<text:line-break/>communiter nosse sufficiat, quod omrses pravi </text:span><text:span text:style-name="T43">Γιιηΐ </text:span><text:span text:style-name="T12">fucci.<text:line-break/>Quod vero ad domesticas attinet, non communiter, sed pri-<text:line-break/>vatirn cujusque facultatem nosse longe praestantissinrum sue-<text:line-break/>rit, et earum potissimum, quibus assidue utimur: quae etiam<text:line-break/>oh id ipsum a nobis expetuntur, quod ea longa experientia<text:line-break/>comprobata sunt caeleris esse praestantiora. De iis igitur<text:line-break/>deinceps verba faciemus, fumpto ab oleribus initio.</text:span></text:p>
      <text:h text:style-name="Heading_20_2" text:outline-level="2">Cap. XL. [De lactuca.]</text:h>
      <text:p text:style-name="P72"><text:span text:style-name="T12">Multi medici, quemadmo-<text:line-break/>dum fructibus autumnalibus ficus, ita hoc olus aliis omni-<text:line-break/>bus anteposuerunt; succi enim est, quum alia omnia, lau-<text:line-break/>dabilioris. Quod autem lu eo nonnulli reprehendunt, id<text:line-break/>maxime est laudandum; quod si revera ei inesset, nulli non-<text:line-break/>olerum modo, fed ne optimi quidem et nutrientissimi fucci</text:span></text:p>
      <text:p text:style-name="P16"><text:span text:style-name="T12">eduliorum esset secundum. Sanguinem enim' alunt lactu-<text:line-break/></text:span><text:span text:style-name="T12">cam generare. </text:span><text:span text:style-name="T12">Alii vero non simpliciter sanguinem dicunt; </text:span><text:span text:style-name="T12">&lt;<text:line-break/></text:span><text:span text:style-name="T12">fed </text:span><text:span text:style-name="T12">multum adjungunt, lactucam sanguinem multum gene-<text:line-break/>rure affirmantes. At hi, etiamsi praedictis prudentius ipsam<text:line-break/>accusant, magis tamen mentiuntur , tametsi id ipsum, quod .<text:line-break/>multum sanguinem generat, nemo potest in </text:span><text:span text:style-name="T12">ea </text:span><text:span text:style-name="T12">iure repre- •<text:line-break/>hendere; perspicuum enim est, quod cibus is succum habe- •<text:line-break/>ret omnium ciborum praestantissirnum,; si quidem suapte na-rr<text:line-break/>tura sanguinem quidem plurimum, aliorum autem succorum<text:line-break/>nullum generaret. Quod si dixerint, ex lactuca plurimum<text:line-break/>sanguinis acervari, in eoque ipsam accusent, facillimum erit, </text:span><text:span text:style-name="T12">•<text:line-break/></text:span><text:span text:style-name="T12">quod </text:span><text:span text:style-name="T12">objiciunt, emendare, quum possint, qui lactucis vescan-<text:line-break/></text:span><text:span text:style-name="T12">tur, </text:span><text:span text:style-name="T12">laborem quidem augere, -ipsarum autem esimr ninuere.<text:line-break/></text:span><text:span text:style-name="T12">Verum </text:span><text:span text:style-name="T12">haec dixisse sufficiat adversius eos, qui olus hoc non<text:line-break/></text:span><text:span text:style-name="T12">recte vituperant </text:span><text:span text:style-name="T12">Scire autem convenit, quod, </text:span><text:span text:style-name="T12">quum </text:span><text:span text:style-name="T12">olera<text:line-break/></text:span><text:span text:style-name="T12">omnia </text:span><text:span text:style-name="T12">sanguinem gignunt paucissimum ac pravi </text:span><text:span text:style-name="T12">fucci, </text:span><text:span text:style-name="T22">la--<text:line-break/></text:span><text:span text:style-name="T12">ctuca non multum quidem </text:span><text:span text:style-name="T12">generat, neque mali </text:span><text:span text:style-name="T12">succi. </text:span><text:span text:style-name="T12">non<text:line-break/></text:span><text:span text:style-name="T12">tamen omnino </text:span><text:span text:style-name="T12">laudabilis. Mandunt autem-</text:span><text:span text:style-name="T12">ipsam </text:span><text:span text:style-name="T12">ut </text:span><text:span text:style-name="T12">pln—i<text:line-break/>rimurn quidem crudam; quum autem aestatis tempore acclu-</text:span></text:p>
      <text:p text:style-name="P16"><text:span text:style-name="T22">gere scse ad femen</text:span><text:span text:style-name="T12"> pioducenduin coeperit, in aqua dulci<text:line-break/>praecoctam sumunt cum oleo, garo et aceto, aut cum ali-<text:line-break/>quo salsamentorum cortdimentorumve, et eorum potissimum;<text:line-break/>quae cum cnseo parantur. Plerique autem prius, quam lu<text:line-break/>caulem assurgat, ipsa utuntur aquae incoquentes; qnod ego<text:line-break/>nunc, ex quo dentes mihi male habent, coepi facere. Quidam<text:line-break/>enim meorum sodalium conspicatus, olus id jam olim quidem<text:line-break/>mihi esse consuetum; nunc vero difficilem habere manduca-<text:line-break/>tionem, auctor mihi fuit, ut ipsum coquerem. Aetate au-<text:line-break/>tem juvenili, quuiu mini ventriculus bile assidue infestaretur;<text:line-break/>lactuca, quo ipsum refrigerarem, utebar; quum vero ad<text:line-break/>aetatem declinantem perveni, hoc olus fuit mini adversus<text:line-break/>vigilias remedio; tunc enim; contra ab in juventute, som-<text:line-break/>num mihi dedita opera conciliabam, grave enim- mini erat<text:line-break/>praeter voluntatem vigilare, quod mihi accidebat, partim<text:line-break/>quod lu juventute meapte sponte vigiliis assueveram, partim<text:line-break/>quod declinantium aetas ad vigilias admodum est propensa.<text:line-break/>ltaque lactuca vespere, commansa unicum mihi vigiliarum<text:line-break/>erat remedium. Caeterum </text:span><text:span text:style-name="T22">supdaAvqv</text:span><text:span text:style-name="T12"> nihil aliud </text:span><text:span text:style-name="T22">voco,<text:line-break/></text:span><text:span text:style-name="T12">quum quod nunc homines </text:span><text:span text:style-name="T43">θρίδακα </text:span><text:span text:style-name="T12">appellant, quandoquidem</text:span></text:p>
      <text:p text:style-name="P16"><text:span text:style-name="T12">apud nos </text:span><text:span text:style-name="T12">aliud </text:span><text:span text:style-name="T12">quoddam est </text:span><text:span text:style-name="T12">olus </text:span><text:span text:style-name="T12">agreste, quod </text:span><text:span text:style-name="T43">θ-ριδακἱνη<text:line-break/></text:span><text:span text:style-name="T12">nuncupatur; quod lu viis </text:span><text:span text:style-name="T12">ipsis </text:span><text:span text:style-name="T12">nnscitur, et locis fossarum<text:line-break/>erninentioribus, et praeterea herbosis aquosisve (quae </text:span><text:span text:style-name="T43">'λιβά-<text:line-break/>δας </text:span><text:span text:style-name="T12">appellant) ac plerisque incultis. Exiguum autem est </text:span><text:span text:style-name="T12">id<text:line-break/></text:span><text:span text:style-name="T12">olus, instar lactucae hortensis nunc nuper enatae, amaroris-<text:line-break/>que quidpiam prae fe fert; et multo adhuc niagis, dum ado-<text:line-break/>lescit; ubi autem caulem jam produxerit, saporem amarum<text:line-break/>habet vel manssestissimum. Porro huic lactucae aliud prae-<text:line-break/>terea olus est simile, quam chondrillam appellunt, quae ri-<text:line-break/>tius lu caulem assurgit, ainaritudinemque habet magis per-<text:line-break/>spicuam et lentum quendam succum albumque; cujusinodi<text:line-break/>est tithymallorum succus, non tamen acer perinde ut ille;<text:line-break/>utimurque luterdum ipso ad effluvium pilorum, qui lu palpe-<text:line-break/>bris sunt, cohibendum. Haec igitur olera, quo ab horten-<text:line-break/>fibus secernuntur, agrestia nuncupantur, de quibus paulo<text:line-break/>ante communiter tradidimus. De lactuca autem horteusi,<text:line-break/>quam omnes mandere et </text:span><text:span text:style-name="T43">θρίδακα </text:span><text:span text:style-name="T12">nominare consueverunt,.<text:line-break/>summatior rursum memoriae causa repetens dicam, ipsam<text:line-break/>succum quidem habere frigidum et huiuidunr, non tamen</text:span></text:p>
      <text:p text:style-name="P16"><text:span text:style-name="T12">pravi esse fucci; quo sit, ut neque coctione omnino privetur,<text:line-break/>quo modo reliqua olera, neque ventrem sistat, quemadmo-<text:line-break/>dum etiam non proritat; quae ipsi jure accidunt, quunr ne-<text:line-break/>que austeri, neque acerbi quicquam habeat, a quibus in<text:line-break/>universum venter .sistitur; quemadmodum a salsis et acri-<text:line-break/>bus et omnino ab iis, quae vim quandam habent detergendi,<text:line-break/>est excretionem incitatur, quorum etiam nihil lactucae inest.</text:span></text:p>
      <text:h text:style-name="Heading_20_2" text:outline-level="2">Cap. XLI. [Deseri.]</text:h>
      <text:p text:style-name="P72"><text:span text:style-name="T12">Num, quos solos Romani in-<text:line-break/>tybos appellant, veteres Athenienses seres duntaxat nomi-<text:line-break/>narim, an et alia quaedam </text:span><text:span text:style-name="T12">olera </text:span><text:span text:style-name="T12">agrestia,. nequeo certo uf-<text:line-break/>firmare. Caeterum intybi facultatem habent lactucis adfi-<text:line-break/>milern, suavitate tamen et aliis, quae supra de lactucis sue-<text:line-break/>runt comprehensa,, ab ipsis relinquuntur.</text:span></text:p>
      <text:h text:style-name="Heading_20_2" text:outline-level="2">Cap. XLII. [De malva]</text:h>
      <text:p text:style-name="P72"><text:span text:style-name="T12">Quemadmodum lactuca<text:line-break/>agrestis ah hortensi, ita -malva agrestis a sativa est diversa;<text:line-break/>plantae enim congeneres in eo luter sc dissident, quod agre-<text:line-break/>stis quidem siccitate, sativa vero hmniditate superati Por-</text:span></text:p>
      <text:p text:style-name="P46"><text:span text:style-name="T12">ro succo malvae lentor quidam luest, </text:span><text:span text:style-name="T12">qui </text:span><text:span text:style-name="T12">lactucae non luest,<text:line-break/>a restigerandoque abest perspicue; </text:span><text:span text:style-name="T12">-id . </text:span><text:span text:style-name="T12">quod etiam ante,<text:line-break/>quam </text:span><text:span text:style-name="T12">edas, </text:span><text:span text:style-name="T12">lutelliges,- si utrumque olus icissim calido cni--<text:line-break/>piam affectui, ut erysipelati, cataplasmatis modo, applicue-<text:line-break/>ris; quod etiam vulgo faciunt, tenera folia diligenter ad<text:line-break/>exactum laevorem conterentes; fenties enim in hoc cata-<text:line-break/>plasmate lactucam quidem manifeste • refrigerare, malvam<text:line-break/>autem calorem quendam habere moderatum ac veluti tepi-<text:line-break/>dum. Caeterum hoc olus facile subducitur, non modo pro-<text:line-break/>pter hnmiditatem, verum etiam propter lentorem, et potis-<text:line-break/>simum quando quis cum oleo et garo copiosum ipsum sum-,<text:line-break/>pserit. Nutrit autem et ipsa mediocriter. Veium si trium<text:line-break/></text:span><text:span text:style-name="T12">horum </text:span><text:span text:style-name="T12">olerum succum compararis, betae quidem tenuium<text:line-break/>est partium, tergendique facultate est praeditus, malvae au-<text:line-break/>tem crassus magis est et lentus, .. lactucae inter utrmnque<text:line-break/></text:span><text:span text:style-name="T12">est </text:span><text:span text:style-name="T12">medius.</text:span></text:p>
      <text:h text:style-name="Heading_20_2" text:outline-level="2">Cap. XLIII. [De beta.]</text:h>
      <text:p text:style-name="P72"><text:span text:style-name="T12">Malvam quidem, ut lactu-<text:line-break/></text:span><text:span text:style-name="T12">cam, </text:span><text:span text:style-name="T12">diximus non modo esse sativam, fed aliam etiam quau-</text:span></text:p>
      <text:p text:style-name="P17"><text:span text:style-name="T12">dum </text:span><text:span text:style-name="T12">esse </text:span><text:span text:style-name="T12">agrestem; nulla autem beta est agrestis, nisi qnis<text:line-break/>lapathum ita norninare velit. Succus autem betarum ter-<text:line-break/>gendi vim habet manifestam adeo, ut ventrem ad excernen-<text:line-break/>. dum excitet, et stomachum interdum mordicet, praesertim<text:line-break/>qui natura sensu exactiore est praeditus, ob idque edusiurn<text:line-break/>id stomacho est noxium, si largius fumatur, . Corpori autem<text:line-break/>ah ipsa , ni ab aliis oleribus, paucuri alimentum accedit<text:line-break/>Verum obstructum hepar beta magis, quam malva, aperit, et<text:line-break/>- multo niagis, sir cum sinapi, aut omnino saltem cum aceto<text:line-break/>mandatur. Lienosis item eodem modo sumpta utile est me-<text:line-break/>dicamentunr;’ jure enim qnis ipsam ita mansam medicamen-<text:line-break/>tum potius quam alimentum dixerit, Videnrusque homi-<text:line-break/>nes fere omnia ejusmodi opfoniorum, non alimentorum,<text:line-break/>vice esitare, quemadmodum etiam interdum porrum man-<text:line-break/>dunt, et pulegium,' thymum, origanum, caepam, praeterea<text:line-break/>et assium et cardainum et alia id genus. .</text:span></text:p>
      <text:h text:style-name="Heading_20_2" text:outline-level="2">Cap. XLIV. [De brassica.<text:span text:style-name="T1">]</text:span></text:h>
      <text:p text:style-name="P72"><text:span text:style-name="T12">Hanc quoque pleri que,<text:line-break/>ut opsornum,’ mandunt, medici aulern ut siccante medica-</text:span></text:p>
      <text:p text:style-name="P16"><text:span text:style-name="T12">mento utuntur. Dicta autem jam quaedam de hac fuerunt<text:line-break/>lu libris de medicamentorum facultatibus, tum etiam libro<text:line-break/>superiore. Nunc aulem sumnratim dicemus, ipsius quidem<text:line-break/>succum facultatem habere purgatricem, corpus autem ipsum<text:line-break/>communi siccantium ratione sistere magis, quam ad dejioien-<text:line-break/>dum incitare. Quum igitur, quae lu ventre continentur,<text:line-break/>excernere voluerimus, </text:span><text:span text:style-name="T28">e</text:span><text:span text:style-name="T12"> propinquo cacabo, in quo cocta<text:line-break/>cum aqua fuerit, extractam ipsani protinus </text:span><text:span text:style-name="T12">lu </text:span><text:span text:style-name="T12">vnsa, in qui-<text:line-break/>bus oleum cum guro peratum suerit, conjicere conveniet.<text:line-break/>Nihil autem retulerit, si fidem loco geri sumpseris. Quod si<text:line-break/>hnmentem alvum siccare voluerimus, priorem aquam, ubi<text:line-break/>brassica mediocriter cocta videbitur, effundentes aliam cali-<text:line-break/>dam mox injiciemus,- ac deinde rursum brassicam, quoad<text:line-break/>contabuerit, 'ei incoquemus; quod non facimus, quum ven-<text:line-break/>tris dejiciendi gratia sumitur; volumus enim hoc casu pro-<text:line-break/>priiun ipsius succum omnem non deponere, sed quoad fieri </text:span><text:span text:style-name="T22">t<text:line-break/></text:span><text:span text:style-name="T12">maxime licet, retinere. Porro nihil, quod coquitur, pro-<text:line-break/>pritim succum servare omnino potest, quin potius omnem</text:span></text:p>
      <text:p text:style-name="P16"><text:span text:style-name="T12">abjiciet, si coctum diutius suerit. Quin et lenticulam diximus,<text:line-break/>eodem, quo brassicam,, modo oportere parare, ut quae utrnin-<text:line-break/>que possit efficere, ventris subductionem scilicet et cohibi-<text:line-break/>tionem. Vocatur autem, quae sic paratur, bis cocta, et<text:line-break/>lens, et brassica, et caepa, et porrum, et inulto magis am-<text:line-break/>peloprasum et allium. Quod si quid aliud a veteri natura<text:line-break/>ad contrariam velis reducere, sic parabis, hujus ante omnia<text:line-break/>metuor, id, quod bis coquitur, neque aerem, .neque aquam<text:line-break/>frigidam contingere; non enim poterit amplius, etiamsi<text:line-break/>diutissime coxeris, plane tabescere; fed oportet, ut paulo<text:line-break/>ante diximus, aquam calidam habere paratam, ut, quum ex<text:line-break/>priore extraxeris, lu illam protinus conjicias. Lens itaque<text:line-break/>et brassica aequali inter sc mensura siccant, ob idque visum<text:line-break/>hebetant, nisi forte totus oculus humidior suerit, quam na-,<text:line-break/>toralis habitus postulet. A t lens, quidem non exiguum cor-<text:line-break/>pori dat alimentum, • idque crassum ac melancholicum,<text:line-break/>brassica vero paucum habet alimentum, idque quam lens<text:line-break/>hnmidius, ut quae edulium est non firmum, fed laxum:</text:span></text:p>
      <text:p text:style-name="P16"><text:span text:style-name="T12">succum tamen non habet probum, ut lactuca, fed pravum<text:line-break/>et graveolentem. Quod vero ad urluas attinet, ipsas (quod<text:line-break/>sciam) iusigniter neque provocant, neque morantur. Qui<text:line-break/>perditissimam ac falsam doctrinam consectantur, olus hoc<text:line-break/></text:span><text:span text:style-name="T43">ῥάφανον </text:span><text:span text:style-name="T12">contendunt appellari, perinde ac </text:span><text:span text:style-name="T12">si </text:span><text:span text:style-name="T12">jam cum iis<text:line-break/>Atheniensibus, qui ante sexcentos annos fuerunt, nobis esset<text:line-break/>sermo, non cmn Graecis, qui nunc sunt, quibus omnibus<text:line-break/>mos est in nulla alia planta brassicae nomlue uti.</text:span></text:p>
      <text:h text:style-name="Heading_20_2" text:outline-level="2">Cap. XLV. [De atriplice et blito]</text:h>
      <text:p text:style-name="P72"><text:span text:style-name="T12">Haec funt aliis<text:line-break/>oleribus aquosiora et, ut sic dicam, qualitatis expertia, ma-<text:line-break/>gis quam cucurbita, aut saltem non minus, quum cocta vi-<text:line-break/>delicet fuerint; sola enim inter ejusmodi olera lactuca utro-<text:line-break/>que modo manditur. , Quod si quis atriplicis et bliti qua-<text:line-break/>litatem gustu assecutus brassicae delude recordetur, fatebi-<text:line-break/>tur, lactucam esse in medio horum olerum et brassicae,<text:line-break/>quando haec quidem siccat admodum, illa autem omnluo<text:line-break/>funt aquea: quo fit, ut non ex solo oleo et gero, ipsa </text:span><text:span text:style-name="T22">man-<text:line-break/>dant,</text:span><text:span text:style-name="T12"> sed acetum etiam injiciant;, alioquin enim stomacho</text:span></text:p>
      <text:p text:style-name="P16"><text:span text:style-name="T12">funt noxia Dictuni autem inibis fuit, quod olera hujusce-<text:line-break/>modi ad sarilem dejectionem quodammodo sunt propensa,<text:line-break/>et potissimum, si cum humilitate lubricum quiddam habeant;<text:line-break/>propensionem tamen ac momentum ad luseriorem excretio-<text:line-break/>nem habent nun magnum, sed exiguum, propterea quod<text:line-break/>nulla qualitas ipsis inest acris aut nitrosa, quae ventrem<text:line-break/>ad excernendum excitet, Manifestum porro est, quod ali-<text:line-break/>mentum a sc ipsis corpori praebent exiguum.</text:span></text:p>
      <text:h text:style-name="Heading_20_2" text:outline-level="2">Cap. XLV<text:span text:style-name="T1">I</text:span>. [De portulaca.]</text:h>
      <text:p text:style-name="P72"><text:span text:style-name="T12">Quidam portulaca<text:line-break/>utuntur nt cibo: nutrimentum autem habet exile, idque<text:line-break/>humidum, frigidpm et lentum; nt medicamentum autem<text:line-break/>stuporem dentium fanat suo lentore morsus experte </text:span><text:span text:style-name="T43">ι </text:span><text:span text:style-name="T12">de quc<text:line-break/>fusius in cpere de medicamentis parani facilibus tradimus.</text:span></text:p>
      <text:h text:style-name="Heading_20_2" text:outline-level="2">Cap. XLVII. [De lapatho.]</text:h>
      <text:p text:style-name="P72"><text:span text:style-name="T12">Licet cuivis, ut ante<text:line-break/>diximus, lapathum appellare betam agrestem, ut quod </text:span><text:span text:style-name="T12">non<text:line-break/></text:span><text:span text:style-name="T12">gustu modo, fed viribus etiam betae hortensi est assimile.<text:line-break/></text:span><text:span text:style-name="T12">Veriun </text:span><text:span text:style-name="T12">quum beta lapatho sit suavior, idcirco nemo est, </text:span><text:span text:style-name="T12">qui<text:line-break/>non </text:span><text:span text:style-name="T12">ipsa libentius vnscatur. Proinde nihil est, quod </text:span><text:span text:style-name="T12">ego</text:span></text:p>
      <text:p text:style-name="P16"><text:span text:style-name="T12">plura de lapatho commemorem, quum omnia, quae opus<text:line-break/>erunt, in beta expofuerim.</text:span></text:p>
      <text:h text:style-name="Heading_20_2" text:outline-level="2">Cap. XLV<text:span text:style-name="T57">II</text:span>I. <text:span text:style-name="T1">[</text:span>De oxylapatho.]</text:h>
      <text:p text:style-name="P72"><text:span text:style-name="T12">Vel nomen ipsum<text:line-break/>plantae hujus qualitatem ac vires indicat; est enim lapa-<text:line-break/>thum acidum. Quod autem ad lapathum attinet, nemo est,<text:line-break/>qni crudum ipsum mandat, quemadmodum neque betam:<text:line-break/>oxylapathum tamen mulieres rusticae pica laborantes, inter-<text:line-break/>dum et pueri quidem gulosi crudum manducant Perspi-<text:line-break/>cuum autem est,. quod olus hoc ex eorum est genere, quae<text:line-break/>non nutriunt, multo magis, quam lapathum,</text:span></text:p>
      <text:h text:style-name="Heading_20_2" text:outline-level="2">Cap. XLIX. [De solano.]</text:h>
      <text:p text:style-name="P72"><text:span text:style-name="T12">luter ea olera, quibus<text:line-break/>vescimur, nullum noni, quod tantam habeat adstrictionem,<text:line-break/>quantam solanum; merito igitur ruro quidem ipso utimur<text:line-break/>ut alimento, ut medicamento autem assidue; efficax enim<text:line-break/>cst in iis, in quibus refrigerationis adstrlugentis usus incidit.<text:line-break/>Minimi autem est alimenti.</text:span></text:p>
      <text:h text:style-name="Heading_20_2" text:outline-level="2">Cap. L. [De plantis spinosis.]</text:h>
      <text:p text:style-name="P72"><text:span text:style-name="T12">Plerique rusticorum<text:line-break/>plantis hujuscemodi e terra nunc nuper emersis, priusquam</text:span></text:p>
      <text:p text:style-name="P16"><text:span text:style-name="T12">ipsarum folia 'rn spinas desinant, vescuntur, non crudis </text:span><text:span text:style-name="T22">mo-<text:line-break/>do,</text:span><text:span text:style-name="T12"> fed in aqua etiam elixis, crudas quidem aceto et gero<text:line-break/>intingentes, coctis </text:span><text:span text:style-name="T12">vero </text:span><text:span text:style-name="T12">praeter haec oleum affundentes.<text:line-break/>Quod autem olera omnia nutrimentum habeant paucissimum,<text:line-break/>et ipsum quidem tenue et aquosum, diotum supra a nobis<text:line-break/>fuit; spinosa vero stomachum mediocriter juvanti Inter<text:line-break/>has plantas sunt scolymus, atractylis, et quam spinam albam<text:line-break/>appellant, dipfacus, cnicus, tragacantha, atragis, et quam<text:line-break/>pluris, quam conveniat, aestimant, cinara.</text:span></text:p>
      <text:h text:style-name="Heading_20_2" text:outline-level="2">Cap. LI. [De cinara.]</text:h>
      <text:p text:style-name="P72"><text:span text:style-name="T12">Omnes, qui vulgarem con-<text:line-break/>suetudinem sugiunt, plantam hanc </text:span><text:span text:style-name="T43">κννάραν </text:span><text:span text:style-name="T12">appellant, non<text:line-break/></text:span><text:span text:style-name="T12">per </text:span><text:span text:style-name="T43">κ </text:span><text:span text:style-name="T12">et </text:span><text:span text:style-name="T22">t,</text:span><text:span text:style-name="T12"> sed per </text:span><text:span text:style-name="T43">κ </text:span><text:span text:style-name="T22">et </text:span><text:span text:style-name="T49">υ</text:span><text:span text:style-name="T43"> </text:span><text:span text:style-name="T12">primum syllabum pronuntiantes.<text:line-break/>Pravi autem succi est edulium, et maxime quum plusculum<text:line-break/>jam obduruerit; etenim tunc succum biliosum lu se ipsa<text:line-break/>continet copiosiorem, totamque substantiam habet lignosior<text:line-break/>rem, adeo </text:span><text:span text:style-name="T12">ut ex </text:span><text:span text:style-name="T12">ea quidem humor melancholicus, </text:span><text:span text:style-name="T12">ex ipsu<text:line-break/></text:span><text:span text:style-name="T12">autem succo </text:span><text:span text:style-name="T12">tenuis </text:span><text:span text:style-name="T12">ac biliosus gignatur. Satius </text:span><text:span text:style-name="T12">igitur </text:span><text:span text:style-name="T12">fue-<text:line-break/></text:span><text:span text:style-name="T12">rit </text:span><text:span text:style-name="T12">ipsam </text:span><text:span text:style-name="T12">elixam mandere, sic ut;, </text:span><text:span text:style-name="T12">si </text:span><text:span text:style-name="T12">qnis </text:span><text:span text:style-name="T12">oum </text:span><text:span text:style-name="T12">oleo, </text:span><text:span text:style-name="T12">garo </text:span><text:span text:style-name="T12">et</text:span></text:p>
      <text:p text:style-name="P16"><text:span text:style-name="T12">vino ipsam surnat, coriandrum injiclat, sin vero in patina<text:line-break/>paret; aut. frigat </text:span><text:span text:style-name="T22">in sartagine,</text:span><text:span text:style-name="T12"> haec semoveat; multi enim<text:line-break/>eo modo ipsarum veluti capita, quae spondylos 'nominant,<text:line-break/>mandunt.</text:span></text:p>
      <text:h text:style-name="Heading_20_2" text:outline-level="2">Cap. L<text:span text:style-name="T6">II</text:span>. [De apio, equapio; sio et fmyruio.]</text:h>
      <text:p text:style-name="P72"><text:span text:style-name="T12">Haec<text:line-break/>omnia urinas, cient; inter quae apium est usitatissimum, et<text:line-break/>suavius, et stomacho gratius, equapium autem, et sion<text:line-break/>minus lu usu. Smyrnium vero non est luusitatum, siqui-<text:line-break/>dem Romae maxima copia venditur, acrius que multo est<text:line-break/>quam apium et calidius, praeterea aromaticum etiam habet<text:line-break/>quidpiam. Proinde urinas provocat.valentius, quam apium,<text:line-break/>equapium et sion, mensesque musieribus movet Vere<text:line-break/>autem caulem producit, qui crudus esculentus est, non ali-<text:line-break/>ter, quam folia, quae hyeme sola plantae inerant caulem<text:line-break/>nondum habenti, ut neque tum apium habet Postea vero<text:line-break/>accedente caule, tuta planta jucundior redditur, sive quis<text:line-break/>crudam ipsam, sive elixam mandat, sive cuiu oleo et garo,<text:line-break/>sive vinum velit adjicere, sive acetum; Sunt qui cum aceto</text:span></text:p>
      <text:p text:style-name="P16"><text:span text:style-name="T12">solo et garo mandant, quo modo et apium; alii autem<text:line-break/>olei nonnihil iis adjiciunt Caeterum equapium et sion<text:line-break/>cocta manducant; utrumque enim ipsormn crudum est in-<text:line-break/>suave. .Sunt qui apium et frnyruiunr foliis lactucae mixta<text:line-break/>manducent: nam quum lactuca olus sit insipidum, succum-<text:line-break/>que praeterea habeat frigidum; non modo siravior, sed uti-<text:line-break/>lior etiam redditur; si acrium olerum quoddam- astumpserit;<text:line-break/>ob eam certe causam nonnulli erucae ac porri folia; alii<text:line-break/>ocimi ipss admiscent. Romae autem vulgo jam omnes ho-<text:line-break/>nnnes olus id non sinyruium, scd olus atrum nominant:<text:line-break/>quod forte aliquis omnino ne inter alimenta quidem nume-<text:line-break/>rare dignabitur; quemadmodum neque sion, neque equa-<text:line-break/>pium, sed omnia hujuscemodi statuet ciborum esse opsouia,<text:line-break/>quemadmodum et caepas, et allia, et porra; et atnpelopra-<text:line-break/>sa, et (ut in summa llicam) omnia acria. Hujus autem ge-<text:line-break/>neris est ruta, hyssopus, origanunr, feniculus, coriandrum,<text:line-break/>de qnibus in commentariis de opsoniis disputatur, qui me-</text:span></text:p>
      <text:p text:style-name="P16"><text:span text:style-name="T12">dicis quidem et coquis quodammodo sunt communes, finis<text:line-break/>tamen utrisque ac scopus est peetlllaris, quandoquidem nos<text:line-break/>utilitatem, quae ex cibis provenit, spectamus, non volupta-<text:line-break/>tem. Quibusdam tamen bibi insuavitas magna ex parte<text:line-break/>causa est; quo iuinus ipsiun conficiant; ob eam igitur causam<text:line-break/>satius suerit cibos niediocriter condire. Coquorum autem<text:line-break/>suavitas condimentis ut plurimum uti consuevit adeo pra-</text:span></text:p>
      <text:p text:style-name="P19"><text:span text:style-name="T12">' vis, ut ipsa coctioni plus noceant; quam commodent.</text:span></text:p>
      <text:h text:style-name="Heading_20_2" text:outline-level="2">Cap. Llll. [De eruca.]</text:h>
      <text:p text:style-name="P72"><text:span text:style-name="T12">Hoc olus manifestissime ca-<text:line-break/>lefacit: proinde folum ipsum mandere, nisi lactucae foliis<text:line-break/>misceatur, non est facile. Semen autem generare creditur,’<text:line-break/>et coetmdi appetitum excitare. Capiti etiam dolorem in-<text:line-break/>fert, praesertim si qnis ipso solo vefcatur.</text:span></text:p>
      <text:h text:style-name="Heading_20_2" text:outline-level="2">Cap. L<text:span text:style-name="T57">I</text:span>V. [De urtica, quam et cniden nominant.]</text:h>
      <text:p text:style-name="P47"><text:span text:style-name="T12">Herbarum agrestium una haec est$ tenuiumqne est partium<text:line-break/>ac virium, unde nemo ipsa, ut alimento, jure utitur, nisi<text:line-break/>same maxima prematur. Utilis autem est ut opsonium<text:line-break/>ac medicamentum, quod alvum dejicit.<text:tab/></text:span><text:span text:style-name="T12">,</text:span></text:p>
      <text:h text:style-name="P6" text:outline-level="2">Cap. LV. [De glugidio et scandice.]</text:h>
      <text:p text:style-name="P72"><text:span text:style-name="T12">Gingidii ma-<text:line-break/>ximus est in Syria proventus, manditurque non aliter,<text:line-break/>quam scandix apud nos, stomachumque admodum juvat,<text:line-break/>sive crudum, sive, elixum ipsum mandere velis, elixationem<text:line-break/>autem diuturniorem non tolerati Sunt qui ipsum mandant<text:line-break/>cum oleo et guro, alii autem vinum etiam vel acetum in-<text:line-break/>jiciunt, multoque magis ita stomachum juvat, collapfamque<text:line-break/>appetentiam, si cum aceto sumatur, excitat. Perspicuum<text:line-break/>porro est, quod haec herba medicamentum potius est quam<text:line-break/>alimentum; habet enim perspicue adstrictionem et amaro-<text:line-break/>rem non mediocrem</text:span></text:p>
      <text:h text:style-name="Heading_20_2" text:outline-level="2">Cap. LVI. [De ocimo.]</text:h>
      <text:p text:style-name="P72"><text:span text:style-name="T12">Plerique hoc quoque utun-<text:line-break/>tur ut opsonio, cum oleo </text:span><text:span text:style-name="T12">,et </text:span><text:span text:style-name="T12">garo ipsum mandentes, pra-<text:line-break/>vioris autem est succi; quae res impulit quosdam, nt falsa<text:line-break/>de eo prodiderint, affirmantes ipsum celerrime pannis die-<text:line-break/>hus scorpiones generare, si tritum in ollum novum.immitte-<text:line-break/>retur, et potissimum, si quis quotidie ollam ad solem calefe-<text:line-break/>cerit. Verum id qnidem falsum est; vere autem ipsum dixeris</text:span></text:p>
      <text:p text:style-name="P16"><text:span text:style-name="T12">olus </text:span><text:span text:style-name="T12">stomacho esse </text:span><text:span text:style-name="T12">noxium, pravique fucci et concoctu<text:line-break/>difficile.</text:span></text:p>
      <text:h text:style-name="Heading_20_2" text:outline-level="2">Cap. LVI<text:span text:style-name="T1">I.</text:span> [De foeniculo.]</text:h>
      <text:p text:style-name="P72"><text:span text:style-name="T12">Quemadmodum ane-<text:line-break/>thum, </text:span><text:span text:style-name="T12">ita </text:span><text:span text:style-name="T12">foeniculus luterdum fua sponte nascitur; serunt<text:line-break/>tamen et ipsum lu hortis, utunturque assidue anetho qui-<text:line-break/>dem lu condimentis, foeniculo autem etiam ut opfonio;<text:line-break/>narn </text:span><text:span text:style-name="T12">apud </text:span><text:span text:style-name="T12">nos reponunt ipsum eodem modo, quo pyre-<text:line-break/>thrum </text:span><text:span text:style-name="T12">et </text:span><text:span text:style-name="T12">terebinthum, componentes adeo, ut in totum an-<text:line-break/>nurn fit utilis, quemadmodum cepas componunt et rapas<text:line-break/>et alia </text:span><text:span text:style-name="T12">id </text:span><text:span text:style-name="T12">genus, quorum alia quidem cum aceto </text:span><text:span text:style-name="T12">folo, alia<text:line-break/></text:span><text:span text:style-name="T12">cum aceto et muria simul componunt.</text:span></text:p>
      <text:h text:style-name="Heading_20_2" text:outline-level="2">Cap. LVI<text:span text:style-name="T1">II</text:span>. [De asparagis.]</text:h>
      <text:p text:style-name="P72"><text:span text:style-name="T12">Utrum syllaba secun-<text:line-break/>da nominis nsparagi per ph sit pronuncranda, an per p, </text:span><text:span text:style-name="T12">ut<text:line-break/></text:span><text:span text:style-name="T12">omnes nunc proferunt, disquirere nunc non est propositum</text:span><text:span text:style-name="T12">;<text:line-break/></text:span><text:span text:style-name="T12">haec enim scribimus iis, quibus sanitatem tueri est propofi-<text:line-break/>turn, non sermonis Attici affectatoribus, qui sane lu eo ri-<text:line-break/>dentur neque Platonis scripta, neque ipfius mentum intelli-<text:line-break/>gere. Quum igitur Graeci propemodmn omnes teneros</text:span></text:p>
      <text:p text:style-name="P16"><text:span text:style-name="T12">t </text:span><text:span text:style-name="T12">caules j quo tempore ad fructus ac seminis productionem<text:line-break/>augescunt, asparagos per p appellent, ipsorum facultatem<text:line-break/>exponemuo, iis, qni ipsis utuntur, quo lubet nomine, appel-<text:line-break/>lare permittentes. Multa sane olera et lu summa plantae<text:line-break/>multae fuapte natura hujuscemodi germina producunt qui-<text:line-break/>dem, non omnia tamen manduntur. Ob eam causam (ut iu<text:line-break/>aliis antea fecimus) de usitatioribus verba sariemus, Bras-<text:line-break/>sicae igitur germen (quod nonnulli </text:span><text:span text:style-name="T43">κνμα </text:span><text:span text:style-name="T12">etiam nominant,<text:line-break/>arbitror, per contractionem nominis trlsyllabi </text:span><text:span text:style-name="T49">κυήματος)<text:line-break/></text:span><text:span text:style-name="T12">rnluus quam brassica ipsa siccat, tametsi aliorum olerum<text:line-break/>causis temperamento est ut plurimum, quam folia, sicciore,<text:line-break/></text:span><text:span text:style-name="T12">r </text:span><text:span text:style-name="T12">potissimum quam jam prope fructus decidit: dico autem alia<text:line-break/>olera esse haec, lactucam, atriplicem, blitum, betam, mal-<text:line-break/>vam. Contra vero accidit, ut radiculae, nsparagi, et ra-<text:line-break/>pae, sinapi, cardami, pyrethri, et omnium propemodurn<text:line-break/>acrium et calidorum sit hunudior. Bulbus autem et apium,<text:line-break/>sion, eruca, ocimum, oxylapathum, lapathum et omnes</text:span></text:p>
      <text:p text:style-name="P16"><text:span text:style-name="T12">oleracei generis herbae; antequam femen effundant, ejus-<text:line-break/>modi caulem quendam producunt, qui post sumen effusum<text:line-break/>siccatur, fitque ad cibum hominibus inutilis. Haec autem<text:line-break/>omnia aquae incocta mandunt cum oleo, guro, pauco aceto<text:line-break/>adjecto, ita enim jucundiora funt, stomachumque magis ju-<text:line-break/>vanti Alimentum tamen paucum dant corpori, et id non<text:line-break/>boni succi.</text:span></text:p>
      <text:h text:style-name="Heading_20_2" text:outline-level="2">Cap. LIX. [De alio genere asparagorum.]</text:h>
      <text:p text:style-name="P72"><text:span text:style-name="T12">Aliud an-<text:line-break/>tem nsparagorum est genus, quod lu plantis fruticosis pro-<text:line-break/>venit, oxymyrsine, chamaedaphne et oxyacantha. Ab his<text:line-break/>praeterea alii sunt diversi, quorum alius regius, alius palu-<text:line-break/>stris nominatur, quemadmodum et alius est bryoniae, ab<text:line-break/>his diversus. Omnes autem stomachum juvant, urinasque<text:line-break/>cient, et parum nutriunt. Si tamen ii belle consciantur,<text:line-break/>tanto firmius alunt, quam olerum nsparagi, quo ipsi sunt<text:line-break/>sicciores. Porro arborum ac fruticum germina luter se<text:line-break/>quodammodo funt similia, non tamen omnino eadem; arho</text:span></text:p>
      <text:p text:style-name="P16"><text:span text:style-name="T12">rum enim germina sunt lignosiora; prolude fle ipsis quoque<text:line-break/>seorsum nobis deinceps est nicendum.</text:span></text:p>
      <text:h text:style-name="Heading_20_2" text:outline-level="2">Cap. LX. [De germinibus.]</text:h>
      <text:p text:style-name="P72"><text:span text:style-name="T12">Arborum ac fruticum<text:line-break/>germina olerum nsparagis proportione respondent. Sunt<text:line-break/>enim haec quoque productiones quaedam, quum planta ipsa<text:line-break/>fructum parat producere; eo tamen disterunt, quod arbo-<text:line-break/>rnm quidem stipes (qui cauli oleraceorum et herbaceorum<text:line-break/>proportione respondet) perpetuo manet, </text:span><text:span text:style-name="T22">ia</text:span><text:span text:style-name="T12"> illis autem cau-<text:line-break/>lis est annuus. Omnia igitur arborum ac fruticum ger-<text:line-break/>rnina aquae incocta manni possunt praeter insuavia quae- .<text:line-break/>dam ac medicamentosa; quum tamen vulgo aliis cibis prae-<text:line-break/>stantioribus affluunt, illis abstinent; vescuntur tamen ur-<text:line-break/>gente farne, nam nutriunt </text:span><text:span text:style-name="T12">et </text:span><text:span text:style-name="T12">ipsa aliquantum, si confecta<text:line-break/>probe suerint. Omnium autem praestantissima sunt terebin-<text:line-break/>thi, et viticis, </text:span><text:span text:style-name="T22">vitis;</text:span><text:span text:style-name="T12"> junci, rubi, et canirubi germina.<text:line-break/>Nostrates autem terebinthi germina in aceto vel muria con-<text:line-break/>dentes reponunt.</text:span></text:p>
      <text:h text:style-name="P6" text:outline-level="2">Cap. LXI. [De dsscrimlue, quod partibus plantarum .<text:line-break/>esculentarum luesu]</text:h>
      <text:p text:style-name="P72"><text:span text:style-name="T12">Optarem vera esse, quae Mnefitheus<text:line-break/>in opere de alimentis conscripsit. Universalia enim prae-<text:line-break/>cepta, si vera sunt, multa paucis verbis docent, quemad-<text:line-break/>modum , si falsa funt, multum sunt nocua, Quae igitur<text:line-break/>Mnefitheus de partibur plantarum lu universum praecipit,<text:line-break/>haec sunt: </text:span><text:span text:style-name="T22">Primum igitur radices omnes concoctu sunt<text:line-break/>difficiles, turbationemque inferunt, verbi gratia</text:span><text:span text:style-name="T12"> radi-<text:line-break/>ontae, </text:span><text:span text:style-name="T22">allia, cepae, rapa, et reliqua ejusdem generis.<text:line-break/>Quorum enim radix, seu quod intra terram provenit, esi,<text:line-break/>esculentum, omnia haec inter </text:span><text:span text:style-name="T22">ea, </text:span><text:span text:style-name="T22">quae concoctu</text:span><text:span text:style-name="T12"> funt </text:span><text:span text:style-name="T22">diffi-<text:line-break/>cilia, numerantur, Jiam quum radices siursum omnibus<text:line-break/>plantarum partibus mittant alimentum, accidit, ut humo-<text:line-break/>rem multum in sc ipsis colligant , cumque crudum habeant<text:line-break/>plurimum; neque enim fieri potest, ut ipsa totus sit conco-<text:line-break/>ctus, quandoquidem, quod Coctum esi, id persectum </text:span><text:span text:style-name="T22">ejse<text:line-break/></text:span><text:span text:style-name="T22">videtur, atqui humor, qui radicibus inesi, alibi in partes<text:line-break/>plantae distributus coctionem persectam 'acquirat necejse</text:span></text:p>
      <text:p text:style-name="P16"><text:span text:style-name="T22">esi; partes enim omnes a radicibus alimentum recipiunt.<text:line-break/>Necejsc igitur esi ibidem, humores crudos acervari- quo<text:line-break/>loco collecti, coctionem absolutam, quae fit in partibus<text:line-break/>Jupemis, expectant. Non abs re igitur </text:span><text:span text:style-name="T22">in </text:span><text:span text:style-name="T22">radicibus pluri-<text:line-break/>mum humoris inconfecti continetur. Merito sane, et corpo-<text:line-break/>ribus nostris alimentum ab iis relinquitur humidum ac<text:line-break/>turbationis plenum.</text:span><text:span text:style-name="T12"> Haec tibi Mnesithei est; sententia,<text:line-break/>quae verbis quidem videtur probabilis, experientia autem<text:line-break/>falsa esse convincitur. Siquidem radiculae radicem habent<text:line-break/>caule ipso ac soliis multu acriorem: similiter et cepa, ampe-<text:line-break/>loprasum, porrum, et assium:</text:span><text:span text:style-name="T37">;</text:span><text:span text:style-name="T12"> quod si betae quoque et </text:span><text:span text:style-name="T22">mal-<text:line-break/>vae ei rapae radicem comparare ad</text:span><text:span text:style-name="T12"> solia volueris, plus virium<text:line-break/>in ea invenies, quemadmodum et lu althaeae, quae agrestis<text:line-break/>quaedam malva esse videtur; nam radix ipsius, ut et betae,<text:line-break/>quum tumores multos inflammatos discutiat, facultatem suam<text:line-break/>indicat, id quod ipsorum folia nequeunt efficere. Quin<text:line-break/>et plantarum medicamentosarum, quibus radices praedictis<text:line-break/>funt similes </text:span><text:span text:style-name="T37">T</text:span><text:span text:style-name="T12"> folia sunt imbecilliora, ut cyclamini, - scillae,</text:span></text:p>
      <text:p text:style-name="P19"><text:span text:style-name="T12">I</text:span></text:p>
      <text:p text:style-name="P16"><text:span text:style-name="T12">uri, dracontii, ao complurium aliarum. Ut enim lu aliis<text:line-break/>plantis substantiae pars maxima in caule est ac stipite, ita<text:line-break/>lu Itis lu radice, quam radicem ipsarum natura auget maxi-<text:line-break/>rne ac nutrit, et quod in ea prcbe consectum non suerit,<text:line-break/>in folia et caulem excernit. Haec igitur liyeme radicem<text:line-break/>habent magnam, vere autem, quum semen parant pro-<text:line-break/>ducere , caulem proserunt. Videtur autem natura lu ani-<text:line-break/>malibus quoque interdum tutius substantiae animalis ex-<text:line-break/>crementis (quemadmodum et Aristoteles prodidit) ad par-<text:line-break/>tium quarumdam non necessariarum procreationem abuti:<text:line-break/>ut lu cervis quidem ad cornua, lu aliis autem animalibus<text:line-break/>ad pilos ac spinas mulsas et magnas producendas. Tutius<text:line-break/>itaque est gustantem prius atque olfacientem singulas' plan-<text:line-break/>tarum- partes ipsas per </text:span><text:span text:style-name="T22">fe</text:span><text:span text:style-name="T12"> explorare, post autem marideitr<text:line-break/>tern experiri; quandoquidem olfactus ac gustus, cujusmiodr<text:line-break/>saporem ac odorem pars plantae habeat, edocentes dum<text:line-break/>iis etiam temperamentum omne statim ostendunt. Expc-</text:span></text:p>
      <text:p text:style-name="P16"><text:span text:style-name="T12">rientia autem, si modo qnis ipsam cum propriis distinctioni-<text:line-break/>bus fecerit, facultas ipsa plane invenitur, interdum etiam<text:line-break/>cum iis ipsius plantae consistentia cum succo , qui ipsi inest,<text:line-break/>indicat: quaedam enim succum habent humidum quendam<text:line-break/>et aqueum, aliae crassum vel lentum; quos etiam succos<text:line-break/>privatim rursum gustare conveniet: quidum enim ex ipsis<text:line-break/>funt acres, aut acidi, aut amari, alii fassi, quemadmodum<text:line-break/>et quidam ipsorum sunt austeri, alii acerbi, alii aquei, aut<text:line-break/>dulces. Non est igitur audiendus Mnefitheus, tanquam ves<text:line-break/>rum lu universum dicat, sed potius singulae plantarum par-<text:line-break/>tes ipsae per se experientia examinandae.</text:span></text:p>
      <text:h text:style-name="Heading_20_2" text:outline-level="2">Cap. LXI<text:span text:style-name="T57">I.</text:span> [De rapis.]</text:h>
      <text:p text:style-name="P72"><text:span text:style-name="T12">Hujus plautae (quam </text:span><text:span text:style-name="T43">γογ-<text:line-break/>γυλἰδα </text:span><text:span text:style-name="T12">aut </text:span><text:span text:style-name="T49">βουηάδα</text:span><text:span text:style-name="T43"> </text:span><text:span text:style-name="T12">appelles licet) oleraceum quidem est<text:line-break/>quod terra extat, radix autem, quae terra continetur, dura<text:line-break/>quidem est, nisi coquatur, et non esculenta, aquae autem<text:line-break/>incocta miraberis quod nulla plautarum congenerum minus<text:line-break/>nutriat. Hanc quoque varie vulgo apparant, adeo, ut lu mu-<text:line-break/>• ♦</text:span></text:p>
      <text:p text:style-name="P16"><text:span text:style-name="T12">ria vel aceto condientes in totum anuum ipsa utantur.<text:line-break/>Succum autem lu corpus distribuit mediocri crassiorem;<text:line-break/>prolude, si quis ipsa liberalius vescatur, succum crudum,<text:line-break/>quem vocant, acervabit, potissimum si ipsam minus jusio in<text:line-break/>ventriculo coufecerit. Quod vero ad ventrem attinet, ne-<text:line-break/>mo ipsam aut dejicere aut sistere dixerit, praesertim quum<text:line-break/>cocta belle suerit: coctionem enim diuturniorem postulat,<text:line-break/>eaque est laudatissima, quae cocta bis suerit, quemadmodum<text:line-break/>prius de ejusmodi praeparatione docuimus. Quod si sumpta<text:line-break/>crudior fuerit, concoctu est difficilior ac flatrllenta stoma-<text:line-break/>choque noxia, nonnunquam autem et ventrem mordicat,</text:span></text:p>
      <text:h text:style-name="Heading_20_2" text:outline-level="2">Cap. LXI<text:span text:style-name="T6">I</text:span><text:span text:style-name="T1">I</text:span>. [De aro.]</text:h>
      <text:p text:style-name="P72"><text:span text:style-name="T12">Manditur et hujus plantae<text:line-break/>radix eodem modo, quo rapi. In quibusdam autem regic-<text:line-break/>nibus acrior quodammodo provenit, ut prope ad dracontii<text:line-break/>radicem accedat. Et dum ipsam coquis, priore aqua effusa,<text:line-break/>lu alium calidum convenit conjicere, quemadmodum'' lu<text:line-break/>brassica ac Iente diximus. Ad Cyrenen autem planta haec</text:span></text:p>
      <text:p text:style-name="P16"><text:span text:style-name="T12">a nostrate est diversa: nam lu illis locis aram minime est<text:line-break/>medicamentosum, ul acre, ut rapis etiam sit utilius: idcirco<text:line-break/>hunc quoque radicem lu Italiam advehunt, ut quae longiori<text:line-break/>tempore imputris et sine germlue possit perdurare. Per-<text:line-break/>fpicuum autem est, quod talis lu cibo quidem est praestan-<text:line-break/>tior: si quis tamen humores crassos vel lentos in thorace<text:line-break/>et pulmonibus collectos tussi velit ejicere, acrior </text:span><text:span text:style-name="T12">ac </text:span><text:span text:style-name="T12">messi-<text:line-break/>camentufa magis est praeferenda. Manditur </text:span><text:span text:style-name="T12">autem </text:span><text:span text:style-name="T12">et<text:line-break/>aquae eum sinapi vel aceto incocta, cum oleo et </text:span><text:span text:style-name="T12">guro, </text:span><text:span text:style-name="T12">at-<text:line-break/>que etiam cum condimentis saleque et iis, quae </text:span><text:span text:style-name="T12">ex </text:span><text:span text:style-name="T12">cnseo<text:line-break/>parantur. Non obscurum etiam est, quod succus, qui ex<text:line-break/>ipsa lu hepar et totum corpus distribuitur, ex quo anima-<text:line-break/>lia aluntur, crassior quodammodo est, quemadmodum de ra-<text:line-break/>pis diximus,' potissimum quum radices ipsae qualitatis me-<text:line-break/>dicamentosae suerint expertes, cujusjnodi funt, quae Cyre-<text:line-break/></text:span><text:span text:style-name="T19">nis </text:span><text:span text:style-name="T12">afferunt; quandoquidem apud nos in Asia amm ma-<text:line-break/>gna ex parte est acrius, facultatemque habet jam medica-<text:line-break/>inentofam.</text:span></text:p>
      <text:h text:style-name="P6" text:outline-level="2">Cap. LXIV. [De dracontio.]</text:h>
      <text:p text:style-name="P72"><text:span text:style-name="T12">Hujus quoque radi-<text:line-break/>cem bis tervc elixantes, quoad medicamentosum omne de-<text:line-break/>posuerit, nonuunquarn exhibemus mandendam, quemadmo-<text:line-break/>dum et ari, quando hmnores crassi et lenti, qui lu thorace<text:line-break/>ac pulmonibus habentur, vi majore iudigent. Commune<text:line-break/>autem id omnibus cibariis memoria est tenendum, quod acria<text:line-break/>quidem et amara, si edantur, corpus parcius nutriunt,<text:line-break/>insipida aulern et iis adhuc magis dulcia multum, et mulsi<text:line-break/>to magis, si compactam habeant substantiam, ut neque hu--<text:line-break/>rnida sint consistentia, neque crassa, neque laxa. Haec<text:line-break/>certe si perpetuo memoria tenueris, et praeterea attenderis,<text:line-break/>num singula, quae explorantur, dum elixantur, aut assan-<text:line-break/>tur, aut lu sartagine parantur, suae qualitatis vehementiam<text:line-break/>deponunt, nihil erit, quod a me de omnibus speciathn </text:span><text:span text:style-name="T22">au-<text:line-break/>dire desideres; </text:span><text:span text:style-name="T12">sed (quod in aliis feci) ea potissimum expo-<text:line-break/>nam, quibus assidue vescimur.</text:span></text:p>
      <text:h text:style-name="Heading_20_2" text:outline-level="2">Cap. LXV. [De asphodelo.]</text:h>
      <text:p text:style-name="P72"><text:span text:style-name="T12">Radix nsphodeli et<text:line-break/>magnitudine et figura et amarore scillae radici quodammo-</text:span></text:p>
      <text:p text:style-name="P16"><text:span text:style-name="T12">dc est similis, Si tamen, ut lupini, paretur, maximam<text:line-break/>portem fui amaroris deponit, lu eoque a scilla discrepat;<text:line-break/>nam scillae qualitas difficillime eluitur. Hesiodus certe<text:line-break/>asphodelum laudat, quum sic nit:</text:span></text:p>
      <text:p text:style-name="P18"><text:span text:style-name="T22">Nec, quanta in malva atque albuco sint bona, norunt.<text:line-break/></text:span><text:span text:style-name="T12">Equidem novi quosdam rusticos, qui grassante fame vix tan-<text:line-break/>dem compluribus elixationibus, lotionibus macerationibus-<text:line-break/>que in aqua dulci esculentam ipsam reddiderint. Porro<text:line-break/>haec’quoque radix, quemadmodum et dracontii, facultatem<text:line-break/>habet tenuandi atque aperiendi. Prolude quidam pro sum-<text:line-break/>mo remedio ipsius recentjssimum turionem ictero laboranti-,<text:line-break/>bus exhibent,</text:span></text:p>
      <text:h text:style-name="Heading_20_2" text:outline-level="2">Cap. LXVI. [De bulbis.]</text:h>
      <text:p text:style-name="P72"><text:span text:style-name="T12">Bulbi quoque ejusdem<text:line-break/>cum praedictis funt generis. Mannitur enim ipsorum radix<text:line-break/>sine follis, vere autem luterdmn et asparagus. Faculta-<text:line-break/>tem autem habet lu se amaram et austeram, eamque iit-<text:line-break/>signein; unde etinm stomachum exolutum ad appeten-<text:line-break/>dum quodammodo excitat. Et quanquam corporis substan-</text:span></text:p>
      <text:p text:style-name="P16"><text:span text:style-name="T12">tiam habeat crassiorem ac lentam magis, non tamen adver-i<text:line-break/>fatur ne iis quidem, quibus ex thorace ac pulmonibus ali-<text:line-break/>quid convenit expuere: </text:span><text:span text:style-name="T12">sed </text:span><text:span text:style-name="T12">quum amaritudo ipsa suapte<text:line-break/>natura crassa ac lenta incidat, erassitiei adversatur, quem-<text:line-break/>admodum lu commentariis de medicamentis docuimus. </text:span><text:span text:style-name="T22">Qua-<text:line-break/>propter,</text:span><text:span text:style-name="T12"> si elixi bis suerint, magis quidem nutrient: verum<text:line-break/>quum amarorem omnem jam deposuerint, adversabuntur iis,<text:line-break/>quae sputu sunt ejicienda. Melius autem tunc suerit ipsos<text:line-break/>ex aceto, oleo et garo mixtis mandere; suaviores enim<text:line-break/>sic quidem fiunt, et magis nutrientes, flatusque magis ex-<text:line-break/>pertes ac concoctu faciliores. Quidam autem ex ipsorum<text:line-break/>esu liberaliore semen sibi luauctmn, seque ad venerem ala-<text:line-break/>criores redditos manifeste senserunt. Varie autem ipsos<text:line-break/>vulgo apparant; nam non modo in aqua elixos, ut nixi,<text:line-break/>mandunt, verum etiam patinas ex ipsis varie condiunt: funt<text:line-break/>qui et frixos, alii assos super prunas mandunt. Verum hi<text:line-break/>quidem diuturnum elixationem non sustinent, sed exigua ad-<text:line-break/>modum sunt contenti: -quidam autem, austeritate ipsorum</text:span></text:p>
      <text:p text:style-name="P16"><text:span text:style-name="T12">atque amaror e fervatis delectati, omnino non elixant; in-<text:line-break/>citant enim ipsos magis ad cibum capessendum: juvabuntur<text:line-break/>tamen, si duos aut tres dies ipsis, ut appetentiam excitan-<text:line-break/>tibus, usi suerint: quod si iis ita peratis largius utuntur, et<text:line-break/>potissimum si (ut solent) crudiores sumant, in cruditatem<text:line-break/>rursus lucident. Sunt qui flatus etiam et tormina, nisi belle<text:line-break/>fuerint concocti, inferant. Caeterum alimentum, quod ex iis<text:line-break/>ita mansis fit, non boni est fucci: ex iis autem, qui plurimum<text:line-break/>aut; ut diximus, bis elixi fuerint, sirccns gignitur crassior qui-<text:line-break/>dem, verum praestantior alloqui et qui valentius nutriat.</text:span></text:p>
      <text:h text:style-name="Heading_20_2" text:outline-level="2">Cap. LXV<text:span text:style-name="T57">II</text:span>. [De pastinaca, dauco et curo.]</text:h>
      <text:p text:style-name="P72"><text:span text:style-name="T12">Horum<text:line-break/>quoque radices manduntur, mluus tamen, quum rapae et<text:line-break/>arum Cyrenaicum, nutriunt. Calefaciunt autem insigniter,<text:line-break/>et aromaticum quiddam ostentant: caeterum, quomodo et<text:line-break/>aliis radicibus, cousiciendi difficultas ipsis luest. Urinam au-<text:line-break/>tem cient: et si quis ipsis copiosius utatur, vitiofum succum<text:line-break/>mediocriter gignent. Cari tamen radix melioris est fuca,<text:line-break/>quam pastinacae. Quidam autem pastinacam agrestem vo-</text:span></text:p>
      <text:p text:style-name="P16"><text:span text:style-name="T12">cant daucum, qni urinam quidem movet potentius, medica-<text:line-break/>mentofior tamen jam est, multumque, si quis eo vesci velit,<text:line-break/>est elixandus.</text:span></text:p>
      <text:h text:style-name="Heading_20_2" text:outline-level="2">Cap. LXV<text:span text:style-name="T1">III.</text:span> [De tuberibus.]</text:h>
      <text:p text:style-name="P72"><text:span text:style-name="T12">Haec quoque radi-<text:line-break/>cibus aut bulbis sunt annumeranda, ut quae nullum quali-<text:line-break/>tatem habeant insignem: proinde qni ipsis utuntur,, utun-<text:line-break/>tur ad condimenta excipienda, quemadmodum et aliis, quae<text:line-break/>vocant insipida, et innoxia, et ad gustum aquosa. Qnibus onr-<text:line-break/>nibus est commune, ut alimentum, quod ab ipsis lu corpus dis-<text:line-break/>tribuitur, nullam iusignem habeat facultatem, fed fubfrigidum<text:line-break/>quidem sit, crassitie vero, quale id ipsum est, quod sumptum<text:line-break/>fuerit. Crassius quidem est, quod ex tuberibus, humidius au-<text:line-break/>lem ac tenuius, quod ex cucurbita, atque lu aliis proportione.</text:span></text:p>
      <text:h text:style-name="Heading_20_2" text:outline-level="2">Cap. LXIX. [De fungis.]</text:h>
      <text:p text:style-name="P72"><text:span text:style-name="T12">Ex fungis boleti, si belle<text:line-break/>in aqua elixi suerint, proprie accedunt ad cibos insi-<text:line-break/>pidos : non tamen sic solis ipsis, ut vulgo, utuntur, scd<text:line-break/>apparant varie et 'condiunt ut alia omnia, quae nulla in-<text:line-break/>signi qualitate sunt praelita. Alimentum autem ex ipsis est</text:span></text:p>
      <text:p text:style-name="P16"><text:span text:style-name="T12">pituitosum, et frigidum videlicet, pravique est succi, si quis<text:line-break/>ipsis largius utatur. Omnium igitur fungorum hi minimum<text:line-break/>funt noxii; fecundi autem post hos funt amauitae; reliquos<text:line-break/>vero tutius est ouinino rie attingere quideni, multi enim ex<text:line-break/>ipsorum esu interierunt. Equidem novi qnendam, cui post<text:line-break/>boletorum non satis elixorum (qui innocentissirni esse putam-<text:line-break/>tur) usum largiorem os ventriculi pressum ac gravatum<text:line-break/>coarctatumque fuit, difficilemque habuit respirationem, et<text:line-break/>lu animi deliquium incidit, sudoremque frigidum sudavit,<text:line-break/>ac demum servari aegre, sumptis iis, quae humores crassos<text:line-break/>incidunt, potuit: cujus generis est oxyrneli ipsum per se, et<text:line-break/>cum hyssopo et origano ipsi mediocriter incoctis: is enim<text:line-break/>tum hoc a quodam accepit, tum nitri spumam ipsis insper-<text:line-break/>sam: post quae sungos, quos comederat, vomuit, qui jam<text:line-break/>quodammodo lu succum pituitosum frigidumque admodum<text:line-break/>ac crassum erant mutati.</text:span></text:p>
      <text:h text:style-name="Heading_20_2" text:outline-level="2">Cap. LXX. [De radicula.]</text:h>
      <text:p text:style-name="P72"><text:span text:style-name="T12">Urbani quidem homines<text:line-break/>sidam ipsam crudum ut plurimum ante alios sane cibos,</text:span></text:p>
      <text:p text:style-name="P16"><text:span text:style-name="T12">cum garo, alvi dejiciendae gratia, mandunt; quidam autem<text:line-break/>aceti quidpram admiscent. Rustici vero cum pane saepenu-<text:line-break/>mero assumunt ut alia opsonia, quae sponte proveniunt; in<text:line-break/>quibus est origanum viride, et cardamum, thymus, satureia,<text:line-break/>pulegium, serpyllum, mentha, calaminthe, pyrethrum et ,<text:line-break/>eruca; omnia enim haec viridia opsonia. sunt esculenta,<text:line-break/>mandunturque cum alimentis, suntque ex genere plantarum<text:line-break/>herbacearum. Radiculae autem caulem etiam ac folia </text:span><text:span text:style-name="T22">man-<text:line-break/>dunt,</text:span><text:span text:style-name="T12"> sed coacti potius, quam lubentes. Radix autem ex<text:line-break/>iis est, quibus assidue vescimur, estque opfouium. magis,<text:line-break/>quam alimentum, nimirum quae et ipsa cum manifesta ca-<text:line-break/>lefactione attenuandi habet facultatem, nam qualitas acris<text:line-break/>lu ipsa superat. Vere autem caulem quendarn, qui lu al-<text:line-break/>tum assurgit, gignere consuevit, quemadmodum et alia om-<text:line-break/>nia, quae caulem sunt productura; quem caulem elixantes<text:line-break/>mandunt cum oleo et gero et aceto, ut rapae caulem, ac<text:line-break/>sinapi, et lactucae: nutritque magis causis iste, quam cruda</text:span></text:p>
      <text:p text:style-name="P16"><text:span text:style-name="T12">radicula,_ ut qni lu aqua acrimoniam omnem deponat: pau-<text:line-break/>cissimum tamen et ipse habet alimentum. Quidum autem<text:line-break/>non caulem modo, sed et radiculas ipsas elixuntes mandunt,<text:line-break/>non: aliter ac rapas. Mirarique subit eos medicos, atque<text:line-break/>idiotas, qui post- coenam coctionis juvandae gratia crudas<text:line-break/>ipsas esitant Ipsi quidem hanc rem experientia sutis sibi ex-<text:line-break/>ploratam esse affirmant, qui tamen ipsus sunt imitati, om-<text:line-break/>nes laesi suerunt.</text:span></text:p>
      <text:h text:style-name="Heading_20_2" text:outline-level="2">Cap. LXXI. [De caepis, alliis, porris et ampelo-<text:line-break/>prafis.]</text:h>
      <text:p text:style-name="P72"><text:span text:style-name="T12">Harum quoque plantarum radices quidem vulgo<text:line-break/>frequentissime esitant, caulem autem raro </text:span><text:span text:style-name="T37">e</text:span><text:span text:style-name="T12">t folia, q</text:span><text:span text:style-name="T37">uae e</text:span><text:span text:style-name="T12">t<text:line-break/>ipsa proportione radicum aerem admodum habent facultatem.<text:line-break/>Corpus calefaciunt, et qui in ipfo sunt humores crasses te-<text:line-break/>nuant, leutosque incidunt: si tamen bis terve fuerint elixa,<text:line-break/>acrimoniam quidem deponunt, tenuant tamen adhuc, et ali-<text:line-break/>mentum corpori dant paucissimum, quod cerle prius, quam<text:line-break/>elixa essent, omnino non dabant. Caeterum allium qui-<text:line-break/>dem mandunt, non modo ut opfonium, sed etiam ut salubre</text:span></text:p>
      <text:p text:style-name="P16"><text:span text:style-name="T12">medicamentum, quod digerendi et obstructiones aperiendi<text:line-break/>habet facultatem: quod si elixum.paulum suerit, adeo ut acri-<text:line-break/>moniam deposuerit, vires quidem habet imbecilliores, succi<text:line-break/>autem pravitatem non amplius retinet, quemadmodum nec<text:line-break/>porra quidem, nec caepae, quum elixa bis suerint.' Ampe-.<text:line-break/>loprnsa vero tantum a porris dissident, quantum in aliis om-<text:line-break/>nibus congeneribus agrestia a domesticis (Efferunt. Quidam<text:line-break/>autem in totum anuum sequentem, ut caepas aceto condien-<text:line-break/>tes, sic et ampeloprnsa reponunt, fiuntque in cibo praestan-<text:line-break/>tiora, ac minus habent vitiosi sucri. Abstinendum tamen<text:line-break/>ab assiduo usu omnium acrium, et potissimum quum is., qui<text:line-break/>ipsis vescitur, natura suerit biliosus: solis enim iis, qui ve!<text:line-break/>succum pituitosum, vel crudum et crassum ac lentum acer-<text:line-break/>varint, cibi ejusmodi sunt accommodati.</text:span></text:p>
      <text:h text:style-name="P2" text:outline-level="1"><text:bookmark-start text:name="bookmark17"/>GALENI DE ALIMENTORUM FACULTA-<text:line-break/>TIBUS LIBER TERTIUS.<text:bookmark-end text:name="bookmark17"/></text:h>
      <text:h text:style-name="Heading_20_2" text:outline-level="2">Cap. I.</text:h>
      <text:p text:style-name="P72"><text:span text:style-name="T12">Reliquum autem suerit de alimento, qnod<text:line-break/>ab animalibus sumitur, pertractare: quod non paucas habet<text:line-break/>facultatum differentias, tum lu partibus, tum in quibusdam,<text:line-break/>quae in partibus ipsis continentur aut generantur, cujus </text:span><text:span text:style-name="T22">ge-<text:line-break/>neris</text:span><text:span text:style-name="T12"> sunt ova, lac, caseus, butyrum et sanguis..</text:span></text:p>
      <text:h text:style-name="Heading_20_2" text:outline-level="2">Cap. II. [Dealimento, quod a pedestribus animalibus<text:line-break/>sumitur.]</text:h>
      <text:p text:style-name="P72"><text:span text:style-name="T12">Partes animalium omnes non eadem facultate<text:line-break/>fuirt praeditae, sed carnes quidem, quum probe concoctae</text:span></text:p>
      <text:p text:style-name="P16"><text:span text:style-name="T12">suerint, optimum gignunt sanguinem, et potissimum; si eae<text:line-break/>animalium boni succi suerint, -cnjusmodi est suum genus;<text:line-break/>nam partes nervosae justo sunt pituitosiores. Omnium rta-<text:line-break/>que ciborum suum caro potentissime nutrit: cujus rei athlo-.<text:line-break/>tae certissimum tibi praebent indiciuin. Si enim paribus<text:line-break/>exercitationibus parem molem alterius cibi diem unam com-<text:line-break/>ederint, postero die statim sentient sese redditos imbecil-<text:line-break/>liores : quod si pluribus deinceps diebus id fecerint, non im-<text:line-break/>becilliores modo, verum etiam alimenti penuria macilentio-<text:line-break/>res palam conspicientur. Idem etiam de eo, quod dicimus,<text:line-break/>potes in pueris, qui in palaestra scse exercent, experiri,' </text:span><text:span text:style-name="T12">et<text:line-break/></text:span><text:span text:style-name="T12">in aliis, qui quamlibet actionem fortem ac vehementem<text:line-break/>(cujusmodi est fodientium) obeunt. Porro cernes bubulae<text:line-break/>alimentum quidem et ipsite corpori suggerunt non mediocre,<text:line-break/>neque </text:span><text:span text:style-name="T12">dissipatu </text:span><text:span text:style-name="T12">facile, sanguinem tamen generant, quam<text:line-break/>conveniat, crassiorem. Quod </text:span><text:span text:style-name="T12">si </text:span><text:span text:style-name="T12">quis temperamento naturali<text:line-break/></text:span><text:span text:style-name="T12">-melancholicus magis </text:span><text:span text:style-name="T12">suerit, affectu aliquo melancholico pre-<text:line-break/>hendetur, </text:span><text:span text:style-name="T12">,fi </text:span><text:span text:style-name="T12">largius his vescatur. Affectus autem rnelan-</text:span></text:p>
      <text:p text:style-name="P16"><text:span text:style-name="T12">cholici funt cancer, elephas, scabies, lepra, febris quartana,<text:line-break/>et quae peculiari nonilue melancholia nominatur. Lien au-<text:line-break/>tem quibusdam a tali succo intumuit: quam rem pravus ha-<text:line-break/>bitus et hydropes saepenumero sunt consequtus. Caete-<text:line-break/>rnm quantum carnes bubulae totius suae substantiae crassitie<text:line-break/>suillam superant, tanto; suillae bubulas lentore antecedunt.<text:line-break/>Caeterum ex suum carnibus hominibus qnidem aetate flo-<text:line-break/>rentibus, fortibus, et qni fefe multum exercent, suum<text:line-break/>aetale florentium carnes ad. coquendum sunt praestantio-<text:line-break/>res, aliis vero suum adhuc increscentium, Porro, quemad-<text:line-break/>modum ex fuibus qui aetate funt florenti iis juvenibus, qni<text:line-break/>bono corporis sunt habitu, conveniunt, sic et boum qni<text:line-break/>nondum florentem aetatem attigerunt: bos enim tempera-<text:line-break/>mento est, quam sus, multo sicciore; quemadmodum et vir<text:line-break/>aetate florens, quum puer. Jure igitur iis animalibus, quae<text:line-break/>natura temperamento funt sicciore, adolescens aetas ad me-<text:line-break/>diocritatem iplam confert, hurnidiorum vero natura, quod<text:line-break/>filii ad probam ac convenientem temperiem deest, ab aetate<text:line-break/>florenti assumit. Non modo itaque vituli carnes habent ad<text:line-break/>conficiendum perfectis bobus praestantiores, fed etiam hoedi</text:span></text:p>
      <text:p text:style-name="P17"><text:span text:style-name="T12">capris: capra namque temperamento mluus, quam bos, est<text:line-break/>sicca:, si tameir homini et fui comparetur, multum superat<text:line-break/>Suillae autem carnis similitudinem cum humana ex eo pute- </text:span><text:span text:style-name="T12">*<text:line-break/></text:span><text:span text:style-name="T12">ris lutelligere,, quod quidam cernes humanas pro suillis fine<text:line-break/>ulla lu gestu vel olfactu suspicione comederunt: id enim<text:line-break/>ab improbis hospitibus et aliis quibusdam factum fuisse jam<text:line-break/>compertum esse Merito igitur porcelli- alimentum nobis<text:line-break/>praebent tantu manis suibus excrementofius, quanto ipsis<text:line-break/>lunt humidiores: merito minus etiam nutriunt; num alis<text:line-break/>'mentum hurnidius et distribuitur, et discutitur celerius.<text:line-break/>Caeterum agni carnem habent humidissimam ac pituitosam;<text:line-break/>ovium vero excrementusior est ac fucci deterioris. Capra-<text:line-break/>rum quoque caro praeter succum vitiosum acrimoniam</text:span></text:p>
      <text:p text:style-name="P32"><text:span text:style-name="T12">• </text:span><text:span text:style-name="T12">etiam habet. Hircorum autem tum ad coquendum, tum ad<text:line-break/>succum bonum generandum est deterrima: hanc sequitur<text:line-break/>arietum; post taururinn. Porro lu his omnibus.carnes<text:line-break/>cultratorum sunt praestanlimes; fenum autem pessimae tum<text:line-break/>ad coquendum, tum ad succum bonum generandum, tuin</text:span></text:p>
      <text:p text:style-name="P17"><text:span text:style-name="T19">ad </text:span><text:span text:style-name="T12">nutriendum, quemadmodum et fues ipsi, qui quanquam<text:line-break/>temperamento sunt hurnidi, quum tamen jam senuerint,<text:line-break/>carnem habent </text:span><text:span text:style-name="T12">nonnunquam siccam ac </text:span><text:span text:style-name="T12">concoctu difficilem.<text:line-break/>Ad haec caro leporum sanguinem quidem gignit crassiorem,'<text:line-break/>sed melioris succi, quam bubula et ovilla. Cerrina autem<text:line-break/>non minus lis succum xitiofum generat ac concoctu diffici-<text:line-break/>lem. His agrestium asinorum: bene habitormn, ac juvenum<text:line-break/>caro est propinqua. Sunt tamen qui et asinorum domesti-<text:line-break/>corurn, ubi senuerint, carnes mandant; quae pessimi sunt<text:line-break/>fueri ac concoctu- difficillimae, stomachumque laedunt, et<text:line-break/>praeterea inter edendum sunt insuaves, quemadmodum<text:line-break/>equorum </text:span><text:span text:style-name="T22">ac</text:span><text:span text:style-name="T12"> camelorum carnes, quibus et ipsis homines ani-<text:line-break/>mo et corpore asinini ac camelini vescuntur. Sunt qui<text:line-break/>et ursis,, et iis adhuc deterioribus, leonibus ac pardis ve-<text:line-break/>scantnr, semel aut. bis elixantes. Quid autem fit bis eli-<text:line-break/>xare, nictum nobis ante. suit. Qnid jam loquar de canibus<text:line-break/>(quos et' ipsos juvenes ac pingues, et potissimum quum sue-<text:line-break/>rint castrati, apud quasdam gentes frequentissime mandunt),</text:span></text:p>
      <text:p text:style-name="P16"><text:span text:style-name="T12">V<text:line-break/>quum multi sint, qui pantheris, ut. et asinis bene -habitis,<text:line-break/>cujusmodi sunt agrestes, vescantur? Haec quidem non man •<text:line-break/>duntur modo, sed a quibusdam etiam medicis laudantur.<text:line-break/>Vulpium autem carnibus autumno venatores apud nos ve-<text:line-break/>scuntur, tunc enim uvarum esu pinguescunt. Porro annua-<text:line-break/>lia omnia, quibus alimenta propria affatim suppetunt, longe<text:line-break/>sc ipsis iu cibo evadunt praestantiora, quemadmodum dete-<text:line-break/>riora fiunt, quibus ea mluus adsuut. • Prolude quae herbas<text:line-break/>e terra emergentes, aut arborum surculos, aut germina de-<text:line-break/>pnscuntur, ea omnia, quum his abundant, habitiora sunt<text:line-break/>ac pinguia, nobisque alendis accommodatiora. Eaque de<text:line-break/>causa, quibus herbas altiores pasci est naturale, hyeme, vere<text:line-break/>primo ac medio fiunt gracilia hc pravi succi, ut, boves,, </text:span><text:span text:style-name="T12">qui<text:line-break/></text:span><text:span text:style-name="T12">procedente tempore manifesto fiunt, obesiores fucnique me-<text:line-break/>lioris, quum herbae augentur ac denscscunt, et ad femen<text:line-break/>producendum festinant. Quae vero animalia, humili herba<text:line-break/>nutriri queunt, ea primo ac medio vere funt praestantiora.</text:span></text:p>
      <text:p text:style-name="P16"><text:span text:style-name="T12">ut oves, aestate autem prima ac media caprae, quum scili-<text:line-break/>cet fruticum germina, quibus caprae vesci solent, sunt fre-<text:line-break/>quentilsuna. Quum igitur me animalium species inter se<text:line-break/>comparantem audiveris</text:span><text:span text:style-name="T12">, </text:span><text:span text:style-name="T12">dictum meum experientia examina,<text:line-break/>ac dijudica, atque expende, non animal, quod bene nutritum<text:line-break/>suerit ac pingue, gracili ac penuria alimenti extenuato<text:line-break/>comparans, neque adolescens seni, (iniquum enim ac ma-<text:line-break/>lum est id judicium,) sied quod lu unaquaque specie ac ge-<text:line-break/>nere, aut quocunque modo appellare velis, optime est dsspo-<text:line-break/>situm, alteri, quod sit ejusmodi, conserens. Non igitur<text:line-break/>amplius opus erit pluribus exequi animalia omnia, quae<text:line-break/>apud singulas gentes proprie nnscuntur, cujus generis est lu<text:line-break/>lberia animalculum, quod lepori est simile, quodque cuni-<text:line-break/>culum nominant, in Lucania aulern, Italiae regione, quod<text:line-break/>luter ursum ac suem quodammodo est medium, ceu aliud<text:line-break/>quoddam luter agrestes murcs, et quos glires nominant, est<text:line-break/>medium, quod lu eadem' Italiae regione et aliis plerisque<text:line-break/>locis manditur. Quae enim ex ejusmodi animalibus bene<text:line-break/>funt nutrita ac plane pinguia, ca cxperientia cxplora, prae-</text:span></text:p>
      <text:p text:style-name="P16"><text:span text:style-name="T12">parandorum ipsorum </text:span><text:span text:style-name="T12">rationem, </text:span><text:span text:style-name="T12">quam incolae experientia<text:line-break/>didicerunt, ab ipsis audiens </text:span><text:span text:style-name="T12">ac </text:span><text:span text:style-name="T12">discens. Qualis aulern sin-<text:line-break/>gularum praeparationum sit facultas, jam a nobis discas li-<text:line-break/>cet. Quae namque assantes aut in sartagine frigentes man-<text:line-break/>dunt, ea corpori siccius dant alimentum; quae vero lu<text:line-break/>aqua praecoquunt, humidius; quae lu patinis condiuntur,<text:line-break/>luter haec media funt, quanquarn et ipsa pro modo condi-<text:line-break/>turae luter fe multum discrepant; siquidem quae vinum<text:line-break/>aut gurum habent copiosum, ea sunt aliis, quae ea non ha-<text:line-break/>bent, sicciora; rursus, quae exiguam quidem illorum por-<text:line-break/>tionem aut sapae (quam hepsema quidam nuncupant) am-<text:line-break/>pliorem habent, aut lu simplici ac plebejo alboque appellato<text:line-break/>jure elixa sunt, ea praedictis longe sunt humidiora; quae<text:line-break/>autem lu sola aqua coquuntur, iis quoque adhuc funt hu-<text:line-break/>ruidiora. Maximum praeterea lu praeparatione difcrimen<text:line-break/>accidit pro eorum, quae injiciuntur, facultate, ut quum om-<text:line-break/>nia siccant quidem, sed alia magis, alia minus. Sunt porro<text:line-break/>haec ex feminibus quidem anethum, apium, carum, liby-</text:span></text:p>
      <text:p text:style-name="P16"><text:span text:style-name="T12">sticum, cuminum, et </text:span><text:span text:style-name="T12">alia </text:span><text:span text:style-name="T12">quaedam id genus, ex plantis vero<text:line-break/>ipsis porrum, caepa, anethum, thymus, satureia, pulegium,<text:line-break/>mentha odorata, origanum et alia hujusmodi ad opsonatri-<text:line-break/>cem commentationem pertinentia, de qua nunc disserere non<text:line-break/>est propositum. Quemadmodum autem modo praecepimus,<text:line-break/>quum, animalium differentia inquiritur, quae optimo sunt<text:line-break/>habitu, esse comparanda, ita nunc quoque, quae-pulcherrime<text:line-break/>funt praeparata, conserantur. Haec itaque de pedestrium<text:line-break/>animalium carne audivisse sufficiat</text:span><text:span text:style-name="T12">; </text:span><text:span text:style-name="T12">de aliarum autem par-<text:line-break/>tium facultate deinceps, quum sermonem de limacibus ab-<text:line-break/>solverinnrs, sumus tractaturi.</text:span></text:p>
      <text:h text:style-name="Heading_20_2" text:outline-level="2">Cap. <text:span text:style-name="T1">III.</text:span> [Delimacibus.]</text:h>
      <text:p text:style-name="P72"><text:span text:style-name="T12">Perspicuum quidem est, quod<text:line-break/>neque inter volatilia, neque luter aquatilia hoc animal est<text:line-break/>numerandum. Quodsiinterpedestriaipsius non meminerimus,<text:line-break/>nihil prorsus de limacium alimento dicturi sumus; quod lui-<text:line-break/>quunr fuerit silentio praetermittere, quemadmodum vermes,<text:line-break/>qui in lignis nnscuntur, viperas aliosque serpentes, quibus<text:line-break/>lu Aegypto et apud alias quasdam gentes vescuntur: neque</text:span></text:p>
      <text:p text:style-name="P16"><text:span text:style-name="T12">enim illotum quisquam haec nostra lecturus est, neque nos,<text:line-break/>quae apud illos sunt esculenta, unquam comedemus. - Li-<text:line-break/>rnaces vero Graeci omnes quotidie mandunt, carnem qui-<text:line-break/>dem duram habentes, eoque concoctu difficilem, scd quae<text:line-break/>confecta potentissime nutriat. Succus autem ipsis inest,<text:line-break/>qui ventrem subducit, quemadmodum et iis, quibus testa pro<text:line-break/>cute est: quapropter quidam oleo, garo vinoque ipsas con-<text:line-break/>dientes, eo jusculo ad alvum dejiciendam utuntur- Quod si<text:line-break/>hujus animalis carae ut cibo solo esculento uti velis, ubi<text:line-break/>prius in aqua elixaris, in aliam aquam transferas, in qua<text:line-break/>rursus: elixahisi tum demum condies, ac tertio elixabis,<text:line-break/>usque dum caro tota intabescat: hoc enim modo praeparata<text:line-break/>alvum quidem sistet, scd alimentum corpori dabit non con-<text:line-break/>temnendum.</text:span></text:p>
      <text:h text:style-name="Heading_20_2" text:outline-level="2">Cap. IV. [De animalium pedestrium partibus excar-<text:line-break/>nibus.]</text:h>
      <text:p text:style-name="P72"><text:span text:style-name="T12">Pedestrium animalium partes excarnes homines<text:line-break/>mandunt, pedes, rostra et aures; easque ut plurimunr lu<text:line-break/>aqua elixas mandunt cum aceto et guro, nonnunquam au-</text:span></text:p>
      <text:p text:style-name="P16"><text:span text:style-name="T12">tem et sinapi: quidam aulern ex oleo et garo, vinum </text:span><text:span text:style-name="T22">af-<text:line-break/>fundentes:</text:span><text:span text:style-name="T12"> sunt qui cmn oleribus, aut in aqua elixis, aut<text:line-break/>in patinis conditis. Porcellorum autem pedes ptisanae eli-<text:line-break/>xae injecti aptissimi funt, tum ut illam meliorem efficiant,<text:line-break/>tum ut ipsi molliores reddantur, et ob id ad elaborationem,<text:line-break/>quae in ore fit ac ventriculo, meliores. Non parva tamen<text:line-break/>est et in praeparationis modo disserentia, non modo in par-<text:line-break/>tibus animalium' exearnibus, sed lu estis etiam omnibus:<text:line-break/>quam fusius in opere de arte opsunandi explicabimus, lu<text:line-break/>hoc autem opere tantum universales partium ipsarum disse-.<text:line-break/>rentias exponimus, ipsas inter se (ut diximus) ita conrpa-<text:line-break/>rantes, ut si omnes ad eundem modum paratae essent; justa<text:line-break/>enim est haec comparatio. Partes igitur corporis exearncs,<text:line-break/>ut pinguedinis, ita substantiae carnosae habent minimum:<text:line-break/>nervosa enim ac cutacea natura in ipsis praepollet: non </text:span><text:span text:style-name="T22">ta-<text:line-break/>men</text:span><text:span text:style-name="T12"> tales hujus nervi cutisve sunt, quales in reliquo sunt<text:line-break/>corpore, nam lu excornibus magis sunt exercitata, coque</text:span></text:p>
      <text:p text:style-name="P16"><text:span text:style-name="T12">magis lenta. Etenim </text:span><text:span text:style-name="T12">nervus </text:span><text:span text:style-name="T12">omnis </text:span><text:span text:style-name="T12">ac </text:span><text:span text:style-name="T12">cutis, dum elixan-<text:line-break/>tur, ad hujuscemodi naturam deveniunt: quare meritu cor-<text:line-break/>pus quidem minus alunt, ob lentorem tamen per alvum fa-<text:line-break/>cilius dejiciuntur. </text:span><text:span text:style-name="T12">Meliores </text:span><text:span text:style-name="T12">autem sunt suum pedes, quam<text:line-break/>rostrum, quemadmodum hoc auribus est praestantius: hae<text:line-break/>enim constant sola cute ac cartilagine. Cartilago porro in<text:line-break/>persectis quidem animalibus omnino confici non potest, lu<text:line-break/>iis vero, quae adhuc augescunt, si in ore bene laevigata et<text:line-break/>in ventriculo consectu suerit, paucum alimentum corpori<text:line-break/>dabit. Eadem autem est ejus quod dicimus in aliis anima-<text:line-break/>libus proportio. Quanto enim eorum carnes alimenti bo-<text:line-break/>nitate suilla sunt inseriores, tanto illorum partes exearues<text:line-break/>partibus suum excarnibus sunt deteriores. Caeterum illud<text:line-break/>nequaquam arbitror quenquam latere, quod partes nervosas<text:line-break/>voco eas, quae pedibus insunt, ad similitudinem ejus, qui<text:line-break/>proprie nervus nominatur, quique ex cerebro ac spinali<text:line-break/>medulla originem ducit. Quae autem in partibus excarai-<text:line-break/></text:span><text:span text:style-name="T12">bus </text:span><text:span text:style-name="T12">nervosa </text:span><text:span text:style-name="T12">suut </text:span><text:span text:style-name="T12">corpora, ad similitudinem quidem ita </text:span><text:span text:style-name="T12">no-</text:span></text:p>
      <text:p text:style-name="P16"><text:span text:style-name="T12">minantur </text:span><text:span text:style-name="T22">i •</text:span><text:span text:style-name="T12"> sunt autem ossium ligamenta sensus expertia, et<text:line-break/>praeterea terniones- quidam.</text:span></text:p>
      <text:h text:style-name="Heading_20_2" text:outline-level="2">Cap. V. [De animalium pedestrium lingua.]</text:h>
      <text:p text:style-name="P72"><text:span text:style-name="T12">Pecu-<text:line-break/>liaris quaedam huic parti luest substantia; carnem enim ha-<text:line-break/>bet fungosiorem ac sanguineam magis. Musculi euim cer-<text:line-break/>nes sunt exactae, et potissimum ipsiorum partes mediae: nam<text:line-break/>multi in silis ipsorum finibus in magnos tendones desinunt;<text:line-break/>quos plerique medicorum aponeuroses musculorum nomi-<text:line-break/>nant: quos longe maximos musculi </text:span><text:span text:style-name="T22">generant, qui ad</text:span><text:span text:style-name="T12"> artuum<text:line-break/>fines pertinent: quin et musculi quidam capita habent ner-<text:line-break/></text:span><text:span text:style-name="T22">vofa._</text:span><text:span text:style-name="T12"> Et ipsius linguae, quam coci e suibus eximentes esi-<text:line-break/>xant, corpus quidem proprium caro quaedam est fungosa,<text:line-break/>uti-diximus : non tamen eam eximunt solam, neque elixant,<text:line-break/>sed simul cum musculis, qui lu ipsam inseruntur: ut pluri-<text:line-break/>uium vero etiam cum epiglottide, et larynge, et glandulis,<text:line-break/>quae illic sunt, tum iis, quae linguae sunt propriae, salivam-<text:line-break/>que generant, tum iis, quae funt ad paristhmia ac laryn-<text:line-break/>getn. Praeterea venae et arteriae et nervi linguae cum</text:span></text:p>
      <text:p text:style-name="P16"><text:span text:style-name="T12">aliis carnibus suut, communia: illa enim, una cmn carnibus<text:line-break/>manduntur, nisi, quod in. hac particula tria haec vasorum<text:line-break/>genera plura sunt ac majora, quam proportione magnitnr<text:line-break/>dinis. Quae porro, facultas sit alimenti, quod a glandulosis<text:line-break/>corporibus sumitur, deinceps audito.</text:span></text:p>
      <text:h text:style-name="Heading_20_2" text:outline-level="2">Cap. VI. [De glandulis.]</text:h>
      <text:p text:style-name="P72"><text:span text:style-name="T12">Quantum lingua in car-<text:line-break/>nis substantia, tantum glandulae a linguae substantia recesse-<text:line-break/>runt: non tamen omnes aequali omnino ab ea distant inter-<text:line-break/>vallo. Sed quae illi adjacent ac contingunt, iis quadam-<text:line-break/>tenus sunt similes, quae in mammis habentur, quando sal-<text:line-break/>tern eae lacte nondum refertae suerint. Non enim, glandu-<text:line-break/>lae mamillares perpetuo suo munere funguntur, ut cnm<text:line-break/>aliae propenrodum omnes, tum autem, eae, .quae sunt circa<text:line-break/>linguam; natura enim eas linguae comparavit ad salivam<text:line-break/>generandam, mamillares vero post foetum conceptum fiunt<text:line-break/>rarae ac laxae et lacte plenae, , at. quo tempore lacte<text:line-break/>carent, contrahuntur ac densantur, tantum a se ipsis diffe-<text:line-break/>rentes, quantum permadidae spongiae ab exsiccatis;’ sic</text:span></text:p>
      <text:p text:style-name="P16"><text:span text:style-name="T12">enitui appellant; a qnibuS quum humorem omnem expresse-<text:line-break/>rint; circnindafis vinculis ipsas constringunt, totumque ipsa-<text:line-break/>fum corpus cogunt. Sunt autem et circa larynga acpharynga<text:line-break/>hujusinodi quaedam glandulae, sicut et lu mesenterio; verum<text:line-break/>hae quidem siint exilia, eoque vulgus ipsum latent; quae vero<text:line-break/>sunt ad pariIllimia ac larynga, magnae surt </text:span><text:span text:style-name="T12">ac </text:span><text:span text:style-name="T12">conspicuae.<text:line-break/>Snirt et aliae exiguae in multis corporis partibus, vasorum<text:line-break/>llinisiones firmantes ac fulcientes. At glandula illa, cui thymo<text:line-break/>nomen est, haudquaquam est exigua, sed in nuper natis ani-<text:line-break/>mantibus est quam inaxima,-increscentibus autem illis ipsa<text:line-break/>decrescit Omnibus autem ipsis illud est commune, ut suaves<text:line-break/>ffi cibo ab friabiles appareant. Mamillares vero, quum lac<text:line-break/>'habent; de ipsius'etiam dulcedine quidpiam prae se ferunt:<text:line-break/>quapropter hae' glandnsae, quum lacte sunt plenae, summo-<text:line-break/>fare d gulosis expetuntur’,-praecipue suillae. Alimentum<text:line-break/>alitem, quod ex iis " probe quidem in ventriculo concoctis<text:line-break/>provenit, prope sane ad carnium alimentum accedit; quod<text:line-break/>si unitus, quam Tat est,- sint consectae, succum crudum aut</text:span></text:p>
      <text:p text:style-name="P16"><text:span text:style-name="T12">pituitosum generant; humidiorea quidem pituitosum, durio-<text:line-break/>res vero crudum; de quo ante diximus. </text:span><text:span text:style-name="T28">6</text:span><text:span text:style-name="T12"> </text:span><text:span text:style-name="T12">Testes autem,<text:line-break/>quum ex genere sint glandularum, non perinde tamen lan-<text:line-break/>dabilis sunt succi, ut mamillares, scd habent virosum qnid-<text:line-break/>dam, seminis,, quod generant, natura-' </text:span><text:span text:style-name="T12">referentes, </text:span><text:span text:style-name="T12">ceu renes<text:line-break/>urinae. Atque etiam animalium gressilium testes ad coquen-<text:line-break/>dum longe suut difficiliores- </text:span><text:span text:style-name="T12">4 </text:span><text:span text:style-name="T12">Nam gallorum gallinaceorum<text:line-break/>altilium testes et suavissimi sunt et laudabile corpori prae-<text:line-break/>bent alimentum. Glandulae item collo vesicae adjacentes<text:line-break/>prope ad testium naturam accedunt. Sunt qui renes quo-<text:line-break/>que luter glandulas anuumerent : hi namque glandulosum<text:line-break/>quiddam habere ipsis ridentur. Verum pravi admodum<text:line-break/>sunt succi, et concoctu difficiles, ut adustiorum animalium<text:line-break/>testes, quum exectos ipsus mandunt: juniorum enim sunt<text:line-break/>praestantiores. Taurorum aulern, et hircorum, et arietum<text:line-break/>insuaves sunt, ac ad coquendum difficiles </text:span><text:span text:style-name="T12">et </text:span><text:span text:style-name="T12">mali succi.</text:span></text:p>
      <text:h text:style-name="Heading_20_2" text:outline-level="2">Cap. V<text:span text:style-name="T7">II</text:span>. [De testibus.]</text:h>
      <text:p text:style-name="P73"><text:span text:style-name="T12">Juvenibus suibus ac bo-<text:line-break/>bus apud nos testes exsecant, sed propter usnm diversum,</text:span></text:p>
      <text:p text:style-name="P16"><text:span text:style-name="T12">nam futim quidem testes cibi causa secantur: suum, enim<text:line-break/>.Castratorum caro suavior fit, et plenioris alimenti, et ad co-<text:line-break/>•quendum facilior: boum vero; ut ad agriculturam sint me-<text:line-break/>-lioresj, tauri, enim non facile ab hominibus domantur.' Ca-<text:line-break/>prae autem et </text:span><text:span text:style-name="T22">oves</text:span><text:span text:style-name="T12"> propter utrumque usum castrantur.<text:line-break/>Porro omnes memoratorum animalium testes ad coquendum<text:line-break/>funt difficiles ac mali fucci: nutriunt, tamen, si belle con-<text:line-break/>ficiantur, alii magis, alii minus; pro ea proportione, quam<text:line-break/>in carnibus luesse• diximus. Nam quanto.sirum caro aliis<text:line-break/>est praestantior, tanto horum quoque testes aliorum animan-<text:line-break/>tium testibus sunt meliores: soli autem gallorum gallinaceo-<text:line-break/>rurn undequaque sunt praestantissimi, et potiflirnum eorum,<text:line-break/></text:span><text:span text:style-name="T12">.. </text:span><text:span text:style-name="T12">qni saginati suerint.</text:span></text:p>
      <text:h text:style-name="Heading_20_2" text:outline-level="2">Cap. VI<text:span text:style-name="T7">II</text:span>. <text:span text:style-name="T1">[</text:span>De cerebro.]</text:h>
      <text:p text:style-name="P74"><text:span text:style-name="T12">Cerebrum omne, cibus<text:line-break/>est pituitosior, crassique succi, et tarde permeans, ac ad co-<text:line-break/>quendum difficilis </text:span><text:span text:style-name="T43">ι </text:span><text:span text:style-name="T12">pon minimum etiam cerebrum omne<text:line-break/>stomacho nocet. Quidam autem ipsius . mollitie decepti<text:line-break/>ipsum.aegrotis exhibent,' quum praeter alia nauseam etiam</text:span></text:p>
      <text:p text:style-name="P16"><text:span text:style-name="T22">f</text:span></text:p>
      <text:p text:style-name="P48"><text:span text:style-name="T12">concitet: quin imo, quum cuipiam a cibo vomitum movere<text:line-break/>vis, </text:span><text:span text:style-name="T12">y</text:span><text:span text:style-name="T12">hujus partum pinguiter conditam postremis epulic.<text:line-break/>edendam exhibe. :lllis vero cave exhibeas, qui non appe-<text:line-break/>tunt, quos veteres inappetentes appellabant. Merito igitur<text:line-break/>nemo cerebrum summis epusis mandit, quum omnes ipsa<text:line-break/>experientia docti-sciant, ipsum nauseam' excitare..' Jure etiam<text:line-break/>plerique cum origano- mandunt, uti nonnulli cum sale variis<text:line-break/>modis apparato: quippe quum crassi sit succi et excrementi-<text:line-break/>tium, omnino vomitioni fit accommodatius, quando cum lu-<text:line-break/>cidentibus et calefacientibus suerit paratum. Si tamen recte<text:line-break/>cousici possit, alimentum corpori praestabit non contem-<text:line-break/>nendurn.</text:span></text:p>
      <text:h text:style-name="Heading_20_2" text:outline-level="2">Cap. IX. [De ossium medulla.]</text:h>
      <text:p text:style-name="P73"><text:span text:style-name="T12">Medulla, quae lu </text:span><text:span text:style-name="T12">—<text:line-break/></text:span><text:span text:style-name="T12">ossibus invenitur, cerebro est dulcior, jucundior ac pinguior;<text:line-break/>adeo ut, si ea luter se comparando gestes,, putaturus sis, </text:span><text:span text:style-name="T12">ce-<text:line-break/></text:span><text:span text:style-name="T12">rebrum austeram etiam aliquid in se habere. Porro medus-<text:line-break/>Ia nauseam provocat, si liberalius sumatur, quemadmodum<text:line-break/>et cerebrum :• nutrit tamen et ipsa, si probe conficiatur.</text:span></text:p>
      <text:h text:style-name="P6" text:outline-level="2">Cap. X. [De <text:span text:style-name="T58">s</text:span>p<text:span text:style-name="T7">in</text:span>ali medulla.<text:span text:style-name="T7">]</text:span></text:h>
      <text:p text:style-name="P73"><text:span text:style-name="T12">Spinalis medulla<text:line-break/>ejusdem quidem cum cerebro est?generis : eam tamen perpe-<text:line-break/>ram medullam appellarunt, quum medulla ipsa non modo<text:line-break/>spinali hac, verum etiam cerebro ipfo -sit hurnidlor ac mol-<text:line-break/>lior et pinguior. Quod vero lu spinae ossibus contineam",<text:line-break/>coloremque habeat "medullae assimilem, ob id ipsum medul-<text:line-break/>lam nominant; quo nonnne quidam ipsum quoque cerebrum<text:line-break/>vocitarunt. Est porro spinalis medulla cerebro continua,<text:line-break/></text:span><text:span text:style-name="T22">ac</text:span><text:span text:style-name="T12"> ejusdem cum eo naturae, nisi quod ipso multo est durior,<text:line-break/>potissimum lu insernis fpluae finibus: quantum enim a cere-<text:line-break/>bro abscedit, tanto magis durescit. Pinguedinis sime habet<text:line-break/>minimum: quo fit, ut nauseam non provocetis et si probe<text:line-break/>conficiatur, non exiguum corpori dat alimentum.</text:span></text:p>
      <text:h text:style-name="Heading_20_2" text:outline-level="2">Cap. XI. [De adipe et sevo.]</text:h>
      <text:p text:style-name="P73"><text:span text:style-name="T12">Utrumque quidem est<text:line-break/>oleosum, humiditate tamen et siccitate inter se differunt.<text:line-break/>Pinguedo namque humida quaepiam res est, oleo Ionga ve-<text:line-break/>tusiate incrassato assimilis. Sevum vero adipe multo est sic-</text:span></text:p>
      <text:p text:style-name="P33"><text:span text:style-name="T12">\ </text:span><text:span text:style-name="T12">cius: ideoque, si calefactum ipsum fundas, coit facile ac<text:line-break/>concrescit. Pauci utrumque est nutrimenti, potiusque car-<text:line-break/>nium nos alentium funt condimenta, quam alimenta.</text:span></text:p>
      <text:h text:style-name="Heading_20_2" text:outline-level="2">Cap. XII. [De pedestrium animalium visceribus.]</text:h>
      <text:p text:style-name="P73"><text:span text:style-name="T12">Omnium quidem animalium jecur crassi est fucci, ac ad co-<text:line-break/>quendum difficile, tardeque permeata omnium autem est<text:line-break/>praestantissirnum, non modo ad voluptatem,, sed ad alia<text:line-break/>etiam omnia, quod ficatum appellato: quam, appellationem<text:line-break/>inde habuit, quod animalis mactandi jecur mulsarum fifcuum<text:line-break/>siccarum esu sic praeparent: quod maxime faciunt in suibus,<text:line-break/>propterea quod hujus animalis viscera aliorum animalium<text:line-break/>visceribus natura mullo sunt suaviora: evadunt tamen et<text:line-break/>illa se ipsis meliora, quum animal ipsum caricas affatim com-<text:line-break/>ederit: verum minime consentaneum hominibus ridetur,<text:line-break/>praeteritis quae natura caeleris praestant; deteriora con-<text:line-break/>fictari. Reliquorum autem viscerum lien quidem gustu est<text:line-break/>non exacte fugvis: est enim lu eo perspicua quaedam acer-</text:span></text:p>
      <text:p text:style-name="P16"><text:span text:style-name="T12">bitas: merito </text:span><text:span text:style-name="T12">autem </text:span><text:span text:style-name="T12">pravi </text:span><text:span text:style-name="T12">quoque fucci esse </text:span><text:span text:style-name="T12">creditur, nt<text:line-break/>qui sanguinem melancholicum generet. Utroque vero tanto<text:line-break/>pulmo </text:span><text:span text:style-name="T12">est </text:span><text:span text:style-name="T12">ad coquendum facilior, quanto est rarior </text:span><text:span text:style-name="T43">ι </text:span><text:span text:style-name="T12">mullo<text:line-break/>tamen, quod ad nutriendum attinet, hepate est iuferior.<text:line-break/>Pituitosius autem longe est id alimentum, quod corpori prae-<text:line-break/>bet. Cor substantia quidem cero est fibrosa ac dura, ideo-<text:line-break/>qne ad coquendum est difficile, et tarde permeat: si tamen<text:line-break/>probe conficiatur, alimentum corpori exhibet non paucum,<text:line-break/>neque mali succi. De renibus autem (nam hos quoque qui-<text:line-break/>dam luter viscera counumerant) prius diximus.</text:span></text:p>
      <text:h text:style-name="Heading_20_2" text:outline-level="2">Cap. XII<text:span text:style-name="T1">I.</text:span> [De quadrupedum animalium ventriculo,<text:line-break/>utero et intestinis.]</text:h>
      <text:p text:style-name="P73"><text:span text:style-name="T12">Duriores carnibus sunt hae partes: ob<text:line-break/>id, etiamsi rite cousiciantur, succum tamen gignent plane<text:line-break/>sanguineum, neque inculpatum, sed frigidiorem ac crudio-<text:line-break/>rem. Proinde multum temporis requirunt, priusquam satis<text:line-break/>confici et in probum sanguinem mutari queunt.</text:span></text:p>
      <text:h text:style-name="Heading_20_2" text:outline-level="2">Cap. XIV. [De agrestium ac domesticorum-anima-<text:line-break/>liuin differentia]</text:h>
      <text:p text:style-name="P73"><text:span text:style-name="T12">Domestica animalia temperie humidiora</text:span></text:p>
      <text:p text:style-name="P16"><text:span text:style-name="T12">sunt, quum agrestia, tum ob aeris, in quo degunt, humidita-<text:line-break/>tem, tum vero etiam, ob vitae ignaviam. Quae vero </text:span><text:span text:style-name="T12">lu<text:line-break/></text:span><text:span text:style-name="T12">montibus degunt, multum-’exercentur ac fatigantur, prae-<text:line-break/>terea lu aere sicciore vivunt: quapropter eorum curo est<text:line-break/>durior, nulliusque prorsus pinguedinis </text:span><text:span text:style-name="T12">aut </text:span><text:span text:style-name="T12">paucissimae par-<text:line-break/>ticeps</text:span><text:span text:style-name="T12">: </text:span><text:span text:style-name="T12">quae causa est, cur pluribus diebus, quam domestico-<text:line-break/>rum et otiofe degentium animalium, fervetur imputris. Li-<text:line-break/>quet item, quod alimentum, quod ab iis provenit, inluus ha- -<text:line-break/>bet excrementi: contra exercmentitium est, quod </text:span><text:span text:style-name="T22">a</text:span><text:span text:style-name="T12"> domesti-<text:line-break/>cis atque otiosis sumitur; Necesse igitur est alimentum </text:span><text:span text:style-name="T12">ejus- -<text:line-break/></text:span><text:span text:style-name="T12">modi nutrice valentius, quum alterum, succumque gignere<text:line-break/>multo meliorem.</text:span></text:p>
      <text:h text:style-name="Heading_20_2" text:outline-level="2">Cap. XV. [De lacte.]</text:h>
      <text:p text:style-name="P73"><text:span text:style-name="T12">Lac quoque luter cibos, qui<text:line-break/>ab animalibus sumuntur, est numerandum: lu quo haud<text:line-break/>parva est pro anni temporibus differentia, et ea adhuc major<text:line-break/>pro ipsorum animalium- specie. Siquidem vaccarum lac<text:line-break/>crassissimum est ac pinguissimum, liquidissimum autem ac<text:line-break/>minime plugue camelarum; mox equarum; deinde 'asina-.</text:span></text:p>
      <text:p text:style-name="P17"><text:span text:style-name="T12">rum; mediae autem consistentiae est caprarum : hoc crassius<text:line-break/>ovium. Secundum autem anni tempora lac post partum<text:line-break/>est liquidissimum</text:span><text:span text:style-name="T12">, </text:span><text:span text:style-name="T12">temporis .vero progressu magis' scmper<text:line-break/>ac magis lucrassescit; aestate vero media ipsum etiam in<text:line-break/>medio suae naturae consistit: post id autem tempus seusim<text:line-break/>jam crassescit, quoad penitus deficiat, vere autem nt liqui-<text:line-break/>dissimum, ita etiam copiosissimum. Quod autem lac, ut prius<text:line-break/>diximus, pro animalium specie differat, id vel intueuti qni-<text:line-break/>dem protinus apparet, manifestius autem fiet, si ex unoquo-<text:line-break/>que lactis genere caseus paretur: etenim liquidissimum lac<text:line-break/>serum, crassissimunr caseum habet plurimum. Merito<text:line-break/></text:span><text:span text:style-name="T12">- </text:span><text:span text:style-name="T12">igitur liquidius quidem lac magis, - crassius feutem minus<text:line-break/>alvum subducit. Contra autem crassius quidem valentius<text:line-break/>nutrit, tenuius autem minus. Quod si qnis lac prius eli-<text:line-break/>xanilo serum omne consumpserit, nihil prorsus subducet<text:line-break/>Injectis vero lapillis ignitis tantisper, dum serum omne con-<text:line-break/>sumatur, praeterquam quod sic paratum alvum noti sub-</text:span></text:p>
      <text:p text:style-name="P16"><text:span text:style-name="T12">ducit, contrarium etiam efficit; ipsumqueiis </text:span><text:span text:style-name="T12">exhibemus, </text:span><text:span text:style-name="T12">qui-<text:line-break/>bus venter acrium excrementorum demorsu insestatur. Id<text:line-break/>ipsum auteni efficiunt non minus, quam lapilli, aut etiam<text:line-break/>efficacius, 'ferrei orbiculi igniti. Facile tamen lac sic para-<text:line-break/>tum lu ventriculo lu culeum cogitur. Oh id mel illi et sa-<text:line-break/>Iern admulcemus</text:span><text:span text:style-name="T12">, </text:span><text:span text:style-name="T12">quin et aquam etiam affundere securius<text:line-break/>suerit,' ut plerique medicorum factitanti Neque nurum tibi<text:line-break/>rideatur, quod,. sero consumpto, rursus aquam lusundant:<text:line-break/>non enim seri hurniditas est, quam sugiunt, fed acrimonia i<text:line-break/>cujus occasione Iac omne alvum fubducit, ex substantiis,<text:line-break/>contrar iis mixtum, fero follicet et cnseo. Ad haec tertium<text:line-break/>etiam pluguem succum habet, et ipsum quidem lac vacca-<text:line-break/>rum, ut dictum est, plurimum: ideoque butyrum (quod vo-<text:line-break/>cant) ex eo conficiunt; quod gusiu solo uluque quantum lu<text:line-break/>fe pinguedinis habeat, facile cognoscas. Quod si partem ali-<text:line-break/>quam corporis eo inunxeris ac fricqeris, cernes cutim pin-<text:line-break/>guem non aliler, ac si oleo fricuisses: praeterea, si mortui<text:line-break/>animalis corium aridum eo luunxeria, eundem cernes esse-</text:span></text:p>
      <text:p text:style-name="P16"><text:span text:style-name="T12">cturn: quin imo homines lu plorisque frigidis regionibus, lu<text:line-break/>quibus oleo cerent, in balueo butyro utuntur. Cernitur<text:line-break/>praeterea, si ignitis carbonibus ipsum infundas, non aliter,<text:line-break/>ac pinguedo, flammam excitare. Denique utimur ipfo lu illis,<text:line-break/>in quibus utimur adipe; cataplasuratibus aliisque medica-<text:line-break/>mentis ipsum permiscentes. Pinguissimum itaque, ut diri-<text:line-break/>mus, est lac bubulum; ovillum vero ac caprinum habent<text:line-break/>quidem et ipsa pinguedinis quidpiarn,' scd multo mluus </text:span><text:span text:style-name="T12">; </text:span><text:span text:style-name="T12">asi-<text:line-break/>ninum vero hujus fucci habet minimum: quocirca ruro lu<text:line-break/>ventriculo cujusquani coagulatur, si'statim, ut mammis exci-<text:line-break/>dit, calidum fuerit epotum; quod si sal et mel adjiciantur,<text:line-break/>fieri non potest, ut ipsum lu ventriculo concrescat </text:span><text:span text:style-name="T12">ac </text:span><text:span text:style-name="T12">coa-<text:line-break/>guletur. Eandem ob causam magis per alvum dejicitur, ut<text:line-break/>quod serum mullum habeat, a quo lac omne facultatem ac-<text:line-break/>cipit dejiciendi, uti a caseosa fubstantia sistendi. Quan-<text:line-break/>tum vero serum ab alia lactis natura succi bonitate supera-<text:line-break/>tur, tanto alia omnia, quae ventrem dejiciunt, superata ob</text:span></text:p>
      <text:p text:style-name="P16"><text:span text:style-name="T12">id veteres ad alvum siibducendam hoc potu plurimo usi vi-<text:line-break/>derrtur. • Tantum, aulem mellis optimi ei est injiciendum,<text:line-break/>quantum suave citra stomachi,eversionem sentietur. Pari<text:line-break/>modo et salem' ea mensura injicies, quoad gustum non offen-<text:line-break/>dat : quod si ipsum magis subducere velis., . salis quampluriT<text:line-break/>mum injicies. Haec certe diffusius explicuimus, quam prae- *<text:line-break/>fens institutum postulet: propositam enim suerat ea commo-<text:line-break/>da exponere, quae lacti iusunt ut alimento: quibus quum, id<text:line-break/>commodum, quod nobis praestat lu </text:span><text:span text:style-name="T22">alvo</text:span><text:span text:style-name="T12"> dejicienda, esset ad-<text:line-break/>mixtum, ferit rei affinitas, ut;.ni hanc digressionem sermo<text:line-break/>noster destexerit. Rursus igitur ad propositum reversi, quae<text:line-break/>de lactis; facultate supersunt exequamur; quorum id orn-<text:line-break/>niurn est maximum, quod omnium fere, quae mandimus, </text:span><text:span text:style-name="T22">lac<text:line-break/></text:span><text:span text:style-name="T12">optimum optimi est succi. . Verum cave, ne male accipias,<text:line-break/>quod jam pronuntiavimus. Non enim simpliciter diximus,<text:line-break/>lac omne optimi esse fucci, fed praetereo optimum adjunxi-<text:line-break/>mus. Nam lac quidem, quod vitiosi est succi, tantum abest,<text:line-break/>ut ad succum probum gignendum conferat, ut, qui eo utun-</text:span></text:p>
      <text:p text:style-name="P16"><text:span text:style-name="T19">tur, </text:span><text:span text:style-name="T12">cacochymos </text:span><text:span text:style-name="T12">reddat. </text:span><text:span text:style-name="T19">Cui </text:span><text:span text:style-name="T22">rei</text:span><text:span text:style-name="T12"> argumento sitit </text:span><text:span text:style-name="T12">is infans;<text:line-break/>qui, quum, priore nutrice mortua; alterius pravi succi lac<text:line-break/>fuxisset, totum corpus multis ulceribus habuit refertum: ute-<text:line-break/>batur autem secunda </text:span><text:span text:style-name="T12">haec </text:span><text:span text:style-name="T12">nutrix in agro sylvestribus oleribus<text:line-break/>propter annonae aritatern, quae veris tempore acciderat i<text:line-break/>unde et ipsa hujuscemodi ulceribus scatnit, et alii quidam,<text:line-break/>qni lu eodem agro simili nictu sunt usi. Vidimus et aliis<text:line-break/>permultis musieribus rufantes nutrientibus id temporis idem<text:line-break/>acridere. Atque etiam si caprae </text:span><text:span text:style-name="T12">aut </text:span><text:span text:style-name="T12">alterius cujuspiam<text:line-break/>animalis scammonium aut tithymallum depasti lac cibi loco<text:line-break/>quis sumpserit, omnino alvus illi fluet. Quemadmodum<text:line-break/>igitur de aliis omnibus, ita de lactis facultatibus lutelligere<text:line-break/>oportet, non tanquam simpliciter de quovis dicatur, scd de<text:line-break/>optimo duntaxat: quantum autem lu singusis generibus<text:line-break/>unumquodque ab optimo deficit, tanto commodis, quae opti-<text:line-break/>mum id nobis praestat, est inferius. Lac igitur, quod' feri<text:line-break/>habet plurimum, etiamsi scmper eo utare, nihil penitus </text:span><text:span text:style-name="T22">af-<text:line-break/>feret</text:span><text:span text:style-name="T12"> periculi: quod vero hujuscemodi humiditatem habet</text:span></text:p>
      <text:p text:style-name="P16"><text:span text:style-name="T12">exiguam; cafeosam autem crassitiern multam; omnibus, qni<text:line-break/>ipso multum utuntur, est periculosum. Narn eos quidem<text:line-break/>renes offendet, qui calousis generandis funt opportuni: jecur<text:line-break/>item obstruet iis, qui hoc affectu facili prehendi possunt:<text:line-break/>tales autem funt, quibus fines eorum vnsornm, quae cibum ex<text:line-break/>simis visceris in gibba transumunt, sunt angusti. Thoracis<text:line-break/>autem ac pulmonis partibus lac omne est utile. Capiti vero;<text:line-break/>nisi quis ipsum habeat admodum firmum, non est accomrno-<text:line-break/>datum, ut nec hypochondriis, quae leni de causa inflantur;<text:line-break/>'plurimis enim lu ventriculo vertitur lu flatus, suntque pau-<text:line-break/>cissimi, quibus id non accidat Si vero cum aliquo eorum<text:line-break/>cibariorum, quae crassi funt succi; diutius elixum suerit,<text:line-break/>flatuosam quidem naturam deponit, sed jecur magis obstruit,<text:line-break/>et calculos lu renibus promptius gignit. Hujusmodi auteni<text:line-break/>edulia libro primo esse diximus amylum, sunilaginem, ali-<text:line-break/>cam, tragum, oryzam, lagana, rhyemata, et panes non bene<text:line-break/>in- clibano assos, nec multa tritura prius elaboratos, nec</text:span></text:p>
      <text:p text:style-name="P16"><text:span text:style-name="T12">multo sale ac fermento mediocri saturatos. Caeterum, • ut<text:line-break/>in iis, ita lu aliis, quae nonnulli lacti admiscentes mandunt,<text:line-break/>mixtorum facultas aliquam ex lactis facultatibus augebit aut<text:line-break/>imminuet. Nunc autem ipsius facultatem definiamus, illud<text:line-break/>boni esse fucci et multi, alimenti statuentes, quod ex </text:span><text:span text:style-name="T22">con-<text:line-break/></text:span><text:span text:style-name="T12">trariis substantiis ac facultatibus conflatum,, subducendi sci-<text:line-break/>licet ac sistendi, obstruendique ac tenuandi; quod namque<text:line-break/>ejus serosum est, succos crassos tenuat, et alvum subducit,<text:line-break/>quod vero cnseosum est, alvum sistit, et succos crassos gignit,<text:line-break/>ex quibus, quemadmodum diximus, in hepate obstructiones,<text:line-break/>et lu renibus calculi oriuntur. Nocet autem ipsius usus as-<text:line-break/>siduus dentibus et circumdatis carnibus, quas gingivas no-<text:line-break/>minant: has enim flaccidas, dentes vero putrefactioni et<text:line-break/>erosioni admodum obnoxios redditi Sumpto igitur lacui<text:line-break/>os «vino diluto colluere conveniet; satius autem fuerit, si<text:line-break/>mellis etiam quidpiam ipsi injeceris; ita namque omne ca-<text:line-break/>feosum, quod ex lacte dentibus ac gingivis circumfixum</text:span></text:p>
      <text:p text:style-name="P16"><text:span text:style-name="T12">suerit, </text:span><text:span text:style-name="T12">abstergetur. Quod </text:span><text:span text:style-name="T12">si etiam cuipiam tam robusiunr.<text:line-break/>sit caput, ut viui meri, collutione non offendatur, melius is<text:line-break/>dentibus </text:span><text:span text:style-name="T12">et </text:span><text:span text:style-name="T12">gingivis consuluerit; verumtamen </text:span><text:span text:style-name="T12">et </text:span><text:span text:style-name="T12">mel vino<text:line-break/>permixtum mixturam ex utroque reddit meliorem, lllud<text:line-break/>vero dentium lucolumitati </text:span><text:span text:style-name="T12">tutissimum </text:span><text:span text:style-name="T12">adversus </text:span><text:span text:style-name="T12">lactis </text:span><text:span text:style-name="T12">injurias<text:line-break/>suerit praesidium, si </text:span><text:span text:style-name="T12">qnis </text:span><text:span text:style-name="T12">post sumptum ipsum primo meli-<text:line-break/>crato, </text:span><text:span text:style-name="T12">delude </text:span><text:span text:style-name="T12">vino adstilugente os colluat.</text:span></text:p>
      <text:h text:style-name="Heading_20_2" text:outline-level="2">Cap. XVI. [De arido lacte.]</text:h>
      <text:p text:style-name="P73"><text:span text:style-name="T12">Acidum autem lac,<text:line-break/>qnod vocant, dentes quidem, qui saltem secundum naturam<text:line-break/>habent, uihll offendit;, qui </text:span><text:span text:style-name="T12">vero </text:span><text:span text:style-name="T12">aut oh naturalem lutempe-<text:line-break/>riem, aut adscrtitium quempiam affectum’ justo sunt frigi-<text:line-break/>diores, hi </text:span><text:span text:style-name="T12">soli, </text:span><text:span text:style-name="T12">ut ab aliorum frigidorum occursu, ite </text:span><text:span text:style-name="T12">ab<text:line-break/></text:span><text:span text:style-name="T12">hoc quoque offenduntur; acciditque iis nonnunquam syrn-<text:line-break/>.ptoma, quod stuporem nominant, quale post esum mororum<text:line-break/>immaturorum et aliorum omnium acerborum </text:span><text:span text:style-name="T12">et </text:span><text:span text:style-name="T12">acidormn<text:line-break/>evenire consuevit. Illud item perspicuum est, quod ven- ’<text:line-break/>triculus, qui quavis de causa est frigidior, aridum lac non<text:line-break/>belle conficit, temperatus vero, quamvis aegre, cousicit tamen</text:span></text:p>
      <text:p text:style-name="P16"><text:span text:style-name="T12">aliquantum. Contra ventriculi justo calidiores, sive ab ini-<text:line-break/>tio tales fuerint, sive a quapiam causa postea lu eam tem-<text:line-break/>periem sint adducti,' praeterquam quod nihil ab hujuscemodi<text:line-break/>eduliis laeduntur, commodo etiam aliquo fluuntur. Quin<text:line-break/>lu quoque acidum lac ipsum circumdata nive prius refrigera-<text:line-break/>tum ludolenter ferunt, quemadmodum et alia pleraque id<text:line-break/>genus edulia, atque adeo aquam ipsam nive sic praeparatam.<text:line-break/>Quocirca admirari, subit plerosque’ medicos, qui de singusis<text:line-break/>eduliis pronuntiarunt</text:span><text:span text:style-name="T12">, </text:span><text:span text:style-name="T12">hoc quidem nobis esse utile, aliud<text:line-break/>vero noxium, praeterea ad coquendum facile aut difficile,<text:line-break/>mali succi esse aut boni, multi aut pauci esse alimenti,<text:line-break/>stomacho convenire aut adversari, alvum ducere aut siste-<text:line-break/>re, aut aliam quamvis xirtutenr vitiumque obtinere De<text:line-break/>quibusdam certe licet pronunriere, hoc quoddam edusium<text:line-break/>omnibus hominibus pravi esse succi, aut ad coquendum dif-<text:line-break/>ficile, aut stomacho noxium: de plurimis tamen fieri non<text:line-break/>potest, ut unico enicui citra ullam distinctionem vere pro-<text:line-break/>nnncies. Caeterum, quum necessario longa sutura esset ora-</text:span></text:p>
      <text:p text:style-name="P16"><text:span text:style-name="T12">tio, si in surgulis eduliis tam naturalium temp*erarnentorum<text:line-break/>quam: acquisititiornm affectuum distinctiones adscripsisse&amp;<text:line-break/>nius,</text:span><text:span text:style-name="T28">:</text:span><text:span text:style-name="T12"> satius fore existimavimus, (quemadmodutn in primo ho-<text:line-break/>rum- commentariorum.fecimus) ab,initio.universalem quidem<text:line-break/>totius doctrinae methodum ostendere, post autem,in partus<text:line-break/>cularibus nonnunquanr' eani ad memoriam revoearni. prae-<text:line-break/>fertim inris, quae non simplicis snirt naturae, qualis: utique<text:line-break/>est' lac, de quo. : nunc agimus; qnod;. tametsi fensiii quidem<text:line-break/>similare apparet, ex .diversis tamen-substantiis ac-facultati-<text:line-break/>bus est compositum. Huic namque, etiamsi optimum suerit,<text:line-break/>pro diversa tamen ventriculorum natura accidit, ni inter-<text:line-break/>dum quidem lu hoc acescat, alias vero sumosum ac nidornss<text:line-break/>lentum ructum lu altero sursum emittat. Etenim contrarii<text:line-break/>sunt affectus, secundum . quos, quod lu ventriculo noh fuit<text:line-break/>coctum, acidum, aut fumosum evadit: siquidem ' caloris ino-<text:line-break/>pia lu acorem, ejusdem autem excessus in nidorem ac su-<text:line-break/>rnum vertit: • quae duo lacti eveniunt; quia in se non modo<text:line-break/>serosam naturam, verum etiam pinguem er cascosam conti- -<text:line-break/>net Hac certe de. causa acidum lac quidem, si in ventri-</text:span></text:p>
      <text:p text:style-name="P16"><text:span text:style-name="T12">culo rton coquatur; nunquam:in rudorem vertitur, potissi-<text:line-break/>nunn si in biliosiffimuni.ac.scrventissimuin‘ ventriculum luci-<text:line-break/>derit. </text:span><text:span text:style-name="T37">;</text:span><text:span text:style-name="T12">p </text:span><text:span text:style-name="T12">Neque enim, amplius calidam acreinqne - qualitatem<text:line-break/>afc facultatem retinet, quam lac a sero habet;., nec pinguem<text:line-break/>et mediocriter calidam, quam </text:span><text:span text:style-name="T12">lac </text:span><text:span text:style-name="T12">a pluguedlue, quae .sibi<text:line-break/>luest, possidebat/ In hujuscemodi eniui praeparatione sola<text:line-break/>relinquitur cnseosa substantia, eaque ipsa non- ejusdem natu-<text:line-break/>rae,: cujus ab initio, fuit, fed ad frigidius conversu Itaque<text:line-break/>de acido laete -dixisse suffecerit, quod frigidum est ac </text:span><text:span text:style-name="T12">crassi<text:line-break/></text:span><text:span text:style-name="T12">fucci: .haec .enim fequitur, ut ipsum- non facile </text:span><text:span text:style-name="T12">a </text:span><text:span text:style-name="T12">corpore<text:line-break/>mediae temperiei conficiatur: ad eam enim in omnibus meis<text:line-break/>operibusquum aliquid:simpliciter pronuircio, laepe </text:span><text:span text:style-name="T12">jam<text:line-break/></text:span><text:span text:style-name="T12">monui, id esse referendunu Quin etiam succum. crudum,<text:line-break/>quem-vocant,- (cujus naturam tum prius alibi exposui, </text:span><text:span text:style-name="T12">tum<text:line-break/></text:span><text:span text:style-name="T12">etiam in libro superiore de eo disserui,) consentaneum est </text:span><text:span text:style-name="T12">ab<text:line-break/></text:span><text:span text:style-name="T12">istiusmodi cibis abunde generari. Non abs re autem </text:span><text:span text:style-name="T12">edu-<text:line-break/>lium </text:span><text:span text:style-name="T12">,hod calidissimis ventriculis est. utile,:..ipreinadm0dum<text:line-break/>frigidioribus .estversissimtun.- '. 'Id tameneinysingulis, cibariis</text:span></text:p>
      <text:p text:style-name="P16"><text:span text:style-name="T12">non convenit adscribere, sed in quibusdam meminisse fuffxi<text:line-break/>cerit, quod succus ejusrno di;</text:span><text:span text:style-name="T28">;</text:span><text:span text:style-name="T12"> qualis ex &lt; acido lacte, culeo<text:line-break/>et omnibus crassi fucci eduliis provenit; calculos in renibus<text:line-break/>folet gignere, quum lu calidiores jusio fuerint sive ob na-<text:line-break/>turalem intemperiem, sive ob alium quendam affectum ipsis<text:line-break/>postea lunatum, non tamen pro caloris modo meatuum<text:line-break/>transitus latos habeant. Corporum enim constitutiones;<text:line-break/>quae morbis maxime funt obnoxlae, ex partibus contrarii<text:line-break/>temperamenti componuntur: ut v.</text:span><text:span text:style-name="T12">. </text:span><text:span text:style-name="T12">g. si ventriculus admo-<text:line-break/>dum sit calidus, cerebrum aulern frigidum; pari </text:span><text:span text:style-name="T12">modo et<text:line-break/></text:span><text:span text:style-name="T12">pulmo aliquando ac tutus thorax frigidus est, ventriculus<text:line-break/>autem calidus. Erequenter vero contra evenit, ut </text:span><text:span text:style-name="T12">omnia<text:line-break/></text:span><text:span text:style-name="T12">alia scilicet aequo suit calidiora, 'solus' autem ventriculus<text:line-break/>frigidior sit, hepar vero calidius; atque in aliis partibus<text:line-break/>similiter. Quapropter initio etiam monuimus, utilissimam<text:line-break/>esse doctrinam, quae de facultatibus, quae alimentis insunt,<text:line-break/>tradit, quum eas differentias explicat, quae </text:span><text:span text:style-name="T12">in </text:span><text:span text:style-name="T12">humiditate<text:line-break/>-(pectantur, </text:span><text:span text:style-name="T12">et </text:span><text:span text:style-name="T12">siccitate, et caliditate, et </text:span><text:span text:style-name="T12">frigiditate, praeterea</text:span></text:p>
      <text:p text:style-name="P16"><text:span text:style-name="T12">substantiae 'ipsorum lentore </text:span><text:span text:style-name="T12">aut </text:span><text:span text:style-name="T12">erassitie; ad,haec, quod aut<text:line-break/>sunilare est, de' quo agetur, aut ex partibus temperamento<text:line-break/>contrariis compositum-' cujus generis est lac. Ad horum<text:line-break/>porro dignationem' elixi nos manu duri cum per olfactum<text:line-break/>ac gustum, tum per alia symptomata, de quibus lu </text:span><text:span text:style-name="T12">operis<text:line-break/></text:span><text:span text:style-name="T12">hujusinitio disserui; .uti nunc quoque lu lacte ejus naturam<text:line-break/>ostendi.ex iis symptomatibus,, quae.ei accidunt, quum </text:span><text:span text:style-name="T12">cale-<text:line-break/></text:span><text:span text:style-name="T22">flt, aut'coagulo</text:span><text:span text:style-name="T12"> cogitur, aut alio quovis modo partes </text:span><text:span text:style-name="T12">ipsius<text:line-break/></text:span><text:span text:style-name="T12">secernuntur; etenim vel nitra coagulum, scissio, quam </text:span><text:span text:style-name="T12">vocant,<text:line-break/></text:span><text:span text:style-name="T22">id</text:span><text:span text:style-name="T12"> </text:span><text:span text:style-name="T12">efficit, quum, lacti abunde calido oxyrnel frigidum </text:span><text:span text:style-name="T12">iustilla-<text:line-break/></text:span><text:span text:style-name="T12">mus. Idem .etiam niulso efficimus. Interdum etiam </text:span><text:span text:style-name="T12">altra<text:line-break/></text:span><text:span text:style-name="T12">ullam liquoris-instillationem, vale frigidissimam aquam </text:span><text:span text:style-name="T12">con-<text:line-break/></text:span><text:span text:style-name="T12">tinente in lac demisso, ipfiim scindimus. Praeterea </text:span><text:span text:style-name="T12">fine<text:line-break/></text:span><text:span text:style-name="T12">coagulo id </text:span><text:span text:style-name="T22">'lac,</text:span><text:span text:style-name="T12">quod: post editum suetum emulsum </text:span><text:span text:style-name="T12">inerit,<text:line-break/></text:span><text:span text:style-name="T12">protinus concrescit, si siuper elueres calidos parumper </text:span><text:span text:style-name="T12">cale-<text:line-break/></text:span><text:span text:style-name="T12">fiati: videnturque veteres Comici lac ita .coactum </text:span><text:span text:style-name="T12">pyriastum<text:line-break/></text:span><text:span text:style-name="T12">appellasse ; in-Asia autem apud 'nos pyrieplrthum </text:span><text:span text:style-name="T12">ipsum<text:line-break/></text:span><text:span text:style-name="T12">nominant.; Id quidem lac omnino ab alia-substantia </text:span><text:span text:style-name="T12">est pu-</text:span></text:p>
      <text:p text:style-name="P16"><text:span text:style-name="T12">rum; quum autem melle ipsi , admixto per . coagulum cogunt,<text:line-break/>hoc quidem opere, quod in eo est tenue .et aquosum, sepa-<text:line-break/>ratur. Quidam autem ex ipso- duntaxat, quod coactum est,<text:line-break/>mandunt, quod partim ex cnseosa lactis substantia, partim<text:line-break/>ex calida atque ignea coaguli facultate, partim ex rnelle ipsis<text:line-break/>admixtu est compositum. Alii vero una cum eo, quod con-<text:line-break/>crevit, serum quoque transglutiunt, idque aut pariter totum<text:line-break/>cum toto, aut alterum altero copiosius : accidetque, 'ut 'aliis<text:line-break/>quidem largius, aliis vero minus alvus fubducatur, propor-<text:line-break/>tione quantitatis serosi humoris. Perspicuum praeterea est,<text:line-break/>quod eorum corpus, qui solum id, quod concretum est, com-<text:line-break/>ederlut, amplius nutritur, rnluus vero eorum, qui una<text:line-break/>cum ipso serofi humoris quidpiam deglutierint, et multo<text:line-break/>adhuc miuus eorum, qui ejus quidem; quod coactum est,<text:line-break/>parum, serosi autem humoris plurimum hauserint. Simili<text:line-break/>modo et in eo, quod a partu sive cum melle, sive absque eo<text:line-break/>coiit, non parvam, differentiam invenies.. Quum enim mel<text:line-break/>non accepit, ad coquendum est difficilius et fuccr crassioris;</text:span></text:p>
      <text:p text:style-name="P16"><text:span text:style-name="T12">praeterea per alvum tardius secedit; utrumque tamen cor-<text:line-break/>pus abunde nutrit. </text:span><text:span text:style-name="T12">Haec </text:span><text:span text:style-name="T12">de lactis facultate novisse in prae-<text:line-break/>lenti opere suffecerit: ejus namque utilitates, quas in rnor-<text:line-break/>his praestat iis, qui quavis ex causa tabe laborant, aut ulcus<text:line-break/>habent lu pulmone , proprie ad medendi rationem per-<text:line-break/>tinent.</text:span></text:p>
      <text:h text:style-name="Heading_20_2" text:outline-level="2">Cap. XVII. [De culeo.]</text:h>
      <text:p text:style-name="P73"><text:span text:style-name="T12">De casci quidem facultate<text:line-break/>jam diximus, quum de lacte fermonem faceremus; 'fatius<text:line-break/>tainen suerit nunc rursum particulatim de eo tracture. Nam<text:line-break/>dum paratur, assumit ab injecto coagulo acrimoniam, hu-<text:line-break/>miditateinque omnem deponit, et potissimum si inveterarit;<text:line-break/>tum enim quum prius acrior evadit, et manifeste calidior<text:line-break/>redditur atque ardentior; ’ </text:span><text:span text:style-name="T22">ob id</text:span><text:span text:style-name="T12"> ipfum siticulosior, et ad<text:line-break/>coquendum difficilior, et pejoris fucci efficitur.' Qua de<text:line-break/>causa nec id ipsimr, quod crassis cibis acres ac tenuantes<text:line-break/>facultates admixtas habentibus inest commodi, cafeus citra<text:line-break/>noxam possidet. Major- enim noxa ex fucci ipsius pravita-<text:line-break/>te et ardentf calore accidit, quam crassorunr tenuatio con-</text:span></text:p>
      <text:p text:style-name="P16"><text:span text:style-name="T12">ferre queatj </text:span><text:span text:style-name="T12">quando ad calculorum </text:span><text:span text:style-name="T12">in </text:span><text:span text:style-name="T12">renibus </text:span><text:span text:style-name="T12">procreatio-<text:line-break/>nem hic </text:span><text:span text:style-name="T12">succus non </text:span><text:span text:style-name="T12">minus </text:span><text:span text:style-name="T12">est </text:span><text:span text:style-name="T12">noxius. Ostendimus enim,<text:line-break/>calculos lu illis </text:span><text:span text:style-name="T12">corporibus nnsci, </text:span><text:span text:style-name="T12">in </text:span><text:span text:style-name="T12">quibus succorum </text:span><text:span text:style-name="T12">crassi-<text:line-break/>tres cum igneo est calore conjuncta. </text:span><text:span text:style-name="T12">Fugiendus </text:span><text:span text:style-name="T12">igitur* est<text:line-break/>ejusmodi culeus, ut qni nihil conferat neque </text:span><text:span text:style-name="T12">ad </text:span><text:span text:style-name="T12">coctionem,<text:line-break/>neque </text:span><text:span text:style-name="T12">ad </text:span><text:span text:style-name="T12">distributionem, </text:span><text:span text:style-name="T12">neque ad movendum </text:span><text:span text:style-name="T12">urinam, ne-<text:line-break/>que ad ventris dejectionem, ceu utique nec </text:span><text:span text:style-name="T12">ad </text:span><text:span text:style-name="T12">fucci probi-<text:line-break/>tatem. Deluceps autem malus quidem, scd praedicto miuus<text:line-break/>est putandus, qui neque est vetus, neque </text:span><text:span text:style-name="T12">acris. </text:span><text:span text:style-name="T12">Omnium<text:line-break/>autem culeorum recentium </text:span><text:span text:style-name="T12">is </text:span><text:span text:style-name="T12">est praestantiflnnus, qualis<text:line-break/>apud nos Pergami et in Mysia, quae est supra Pergamum,<text:line-break/>fit, qni ab lucolis oxygalactluus appestatur, suavissimus qui- </text:span><text:span text:style-name="T37">s<text:line-break/></text:span><text:span text:style-name="T12">dem lu cibo, stomacho autem minimum noxius, assisque om-<text:line-break/>nibus culeis concoctu tranfituque facilior, fuccunr habens<text:line-break/>non vitiosum, neque usque adeo crassum, quod vitium om-<text:line-break/>nium culeorum est commune. Praestantissimus etiam est is,<text:line-break/>qni Romae apud divites celebratur, Vatusicum appellant,<text:line-break/>et praeterea alii quidam in aliis regionibus. Quum autem</text:span></text:p>
      <text:p text:style-name="P16"><text:span text:style-name="T12">..singillatim permagna sit lu ipsis differentia tum pro anima-<text:line-break/>lium natura, tum praeparandi modis, et praeterea ipsorum<text:line-break/>.culeorum aetate, conabimur hoc in loco ipsorum facultatem<text:line-break/>paucis scopis circumscribere, quibus quis lutentus meliorem<text:line-break/>a deteriore facillime discernet. Scopi quidem lu genere<text:line-break/>fmit duo, quqrum alter in certa substantiae casei consistentia<text:line-break/>versatur, secundum quam mollior cst aut durior, densior<text:line-break/>aut laxior, glutinosior aut friabilior; alter lu gusiablli qua-<text:line-break/>litate consistit, .secundum quam lu quibusdam ipsorum acor<text:line-break/></text:span><text:span text:style-name="T22">superat,</text:span><text:span text:style-name="T12"> lu aliis acrimonia, aut pinguitudo, </text:span><text:span text:style-name="T12">aut </text:span><text:span text:style-name="T12">dulcedo,: ant<text:line-break/>aliud quidpiamid genus, aut ominum est velut aequabilitas.<text:line-break/>Porro secmrdum speciales differentias praedictorum gene-<text:line-break/>.rum mollior quidem duriore est praestantior; rarus vero<text:line-break/>ac , laxus denso admodum ac compacto- Jam vero quum<text:line-break/>glutinosus valde et-is, qni ad asperitatem usque est friabi-<text:line-break/>lis, sint vitiosi, praestantior est, qni inter hos. duos est me-<text:line-break/>dius. Quod autem ad eam dignotionem, quae </text:span><text:span text:style-name="T22">sit guflu, per-<text:line-break/>tinet,</text:span><text:span text:style-name="T12"> -is omnium est praestantissimus, qui nullam vehemen-</text:span></text:p>
      <text:p text:style-name="P16"><text:span text:style-name="T12">tem </text:span><text:span text:style-name="T12">habet </text:span><text:span text:style-name="T12">qualitatem, fed dulcem habet fupra alias parum<text:line-break/>.eminentem. Suavis autem lufusvj. est praestantior, et me-<text:line-break/>diocriter salitus eo, qni est permultum, et </text:span><text:span text:style-name="T22">eo,</text:span><text:span text:style-name="T12"> qni omnino<text:line-break/>falis est expers. Postea tamen quam culeum sic examina-<text:line-break/>tum sumpseris, licebit etiam ex ructu cognoscere, qualis in-<text:line-break/>ter cascos sit melior ant deterior, Cujus namque qualitas<text:line-break/>paulatim marcescit, praestantior; cujus contra perdurat,<text:line-break/>non bonus: iste enim perspicue aegre mutatur atque alte-<text:line-break/>ratur, et ob id ipsum aegre cousicitur; omnium enim quali-,<text:line-break/>tatum, quarum ante meminimus, alteratio necessario fequi-<text:line-break/>tur alimentorum coctionem.</text:span></text:p>
      <text:h text:style-name="Heading_20_2" text:outline-level="2">Cap. XV<text:span text:style-name="T7">II</text:span>I. <text:span text:style-name="T1">[</text:span>De pedestrium animalium sanguine.]</text:h>
      <text:p text:style-name="P73"><text:span text:style-name="T12">Sanguis ad coquendunr est difficilis, praecipue crassus et<text:line-break/>melancholicus, qualis .est hnbulus: leporinus autem ut sua-,<text:line-break/>vissirnus celebratur, multique ipsum cum jecore • foleut eli-<text:line-break/>xare; quidam autem cum aliis etiam visceribus, Sunt qni<text:line-break/>suum quoque juniorum sanguinem edunt, ceu alii etiam<text:line-break/>grandiorum, quuni castrati suerint Aprorum vera nemo</text:span></text:p>
      <text:p text:style-name="P17"><text:span text:style-name="T12">gestare quidem lentaverit, propterea quod insuaris est et<text:line-break/>ad coquendum difficilis. Homerus </text:span><text:span text:style-name="T12">quoque </text:span><text:span text:style-name="T12">caprarum' san-<text:line-break/>guinem in cibo jucundum esse non ignoravit</text:span></text:p>
      <text:h text:style-name="Heading_20_2" text:outline-level="2">Cap. XIX. [De alimento, quod a volucribus anima-<text:line-break/>libus sirmitur.]</text:h>
      <text:p text:style-name="P73"><text:span text:style-name="T12">Veteres omnes animalia volucria ac bipeda<text:line-break/>aves nominabunt, nunc autem apud Graecos consuetudo in-<text:line-break/>valuit, ut, quas illi gallinas vocabunt, nmic </text:span><text:span text:style-name="T22">folas eas aves<text:line-break/></text:span><text:span text:style-name="T12">appellent, quernadmodmn et musculos ipsus gallos. Axium<text:line-break/>porro omnium volucrium genus paucissimum praestat ali-<text:line-break/>mentum, si ad genus gressilium conferatur, potissimum si ad<text:line-break/>fnillarn, qua non aliud invenias, quod copiosioris sit nutri-<text:line-break/>menti; volucrium tamen caro ad coquendum est facilior,<text:line-break/>praecipue perditis,' attagenis, columbae, galli gallinacei et<text:line-break/>• gallinae. Turdorum vero, merularum parvorumque passe—<text:line-break/>• rmn (inter quos etiam funt, quos turricolas vocant) curo,<text:line-break/>quam praedictorum, est durior; his autem ipsis turturis, pa-<text:line-break/>lumbi anatisque caro est durior; phafianorum, quod ad<text:line-break/>concoctionem et nutrimentum attinet, gallinis est similis,</text:span></text:p>
      <text:p text:style-name="P16"><text:span text:style-name="T12">voluptate tamen in edendo superat; his durior est pavonis<text:line-break/>caro,; et fibrosior, et: ad coquendum difficilior. Porro.lu<text:line-break/>omnibus voluorihus animalibus, ut et in quadrupedibus<text:line-break/>scire in universum oportet, quod augescentium caro multo<text:line-break/>est praestantior,- quam aetate declinantium; media autemest<text:line-break/>inter utramque florentium; prava autem admodum estvatde<text:line-break/>novellorum, sed diversa ratione, ac senum; siquidem horum<text:line-break/>caro dura est et sicca ac nervosa, ideoque prava ad coquen-<text:line-break/>dum et exigui nutrimenti; contra animalium nuperrime<text:line-break/>editorum, corpora mucosa sunt ac humida, eoque excre-<text:line-break/>mentis plena, facilius tainen per alvum secedunt. Haec iu<text:line-break/>cunctis animalibus memoria teneto: id enim omnibus ipsis<text:line-break/>exaequo luestfecundum differentias, quae ab aetate sumun-<text:line-break/>tur/ 'Communis etiam est, si sanitatem spectes, praepara-<text:line-break/>tionis modus, quem </text:span><text:span text:style-name="T22">antea</text:span><text:span text:style-name="T12"> exposuimus, et nunc rursum surn-<text:line-break/>matinr repetemus, facultates duntaxat in memorium revo-<text:line-break/>cantes.: quod, quae asta, funt et frixa lu sartagine, ea sunt<text:line-break/>sicciora; quae-vero.in aqua dulci sunt elixa, alimentum</text:span></text:p>
      <text:p text:style-name="P16"><text:span text:style-name="T12">corpori praebent humidius. </text:span><text:span text:style-name="T12">De </text:span><text:span text:style-name="T12">iis </text:span><text:span text:style-name="T12">porro, </text:span><text:span text:style-name="T12">quae exalbo<text:line-break/>jure </text:span><text:span text:style-name="T12">variisque </text:span><text:span text:style-name="T12">patinarum condimentis esitantur, antea<text:line-break/>abunde disseruimus, ceu de </text:span><text:span text:style-name="T12">domesticis </text:span><text:span text:style-name="T12">quoque et'agrestibus.<text:line-break/>Non mediceris vero est </text:span><text:span text:style-name="T12">differentia </text:span><text:span text:style-name="T12">eoxuni, </text:span><text:span text:style-name="T22">ouae</text:span><text:span text:style-name="T12"> in stagnis,<text:line-break/>aut paludibus, aut lacustribus loris vivunt, cum iis, quae lu<text:line-break/>montibus, aut locis siccis degunt; nam pro locorum natura<text:line-break/>ac proportione animalium carnes fiunt siccae et excremen-<text:line-break/>tis vacuae et ad coquendum faciliores, aut humidae et<text:line-break/>exorementitiae et concoctu difficiliores.</text:span></text:p>
      <text:h text:style-name="Heading_20_2" text:outline-level="2">Cap. XX. [De anseribus et struthocamelis.]</text:h>
      <text:p text:style-name="P73"><text:span text:style-name="T12">Ause-<text:line-break/>rurn nomen veteribus etiam est consuetum, struthionum vero<text:line-break/>insolens ;• nominant enim eos magnos struthiones. Ego </text:span><text:span text:style-name="T22">ve-<text:line-break/>ro</text:span><text:span text:style-name="T12"> etiamnum adolescens audivi sophistam qnendarn ex eorum<text:line-break/>numero, qui de ejusmodi problematibus disserunt, in utram-<text:line-break/>que partem disceptantem, </text:span><text:span text:style-name="T12">ac </text:span><text:span text:style-name="T12">probantem, hujuscemodi ani-<text:line-break/>nralia nunc aves esse, nune vero . non esse; longe autem<text:line-break/>praestiterit^ non id, sed qualemnam alimentum, quod ab ipsis<text:line-break/>sumitur, habeat facultatem, inquirere: id autem ubi ex me</text:span></text:p>
      <text:p text:style-name="P16"><text:span text:style-name="T12">audieris, per otium ab alio disces, utrum oporteat animalia<text:line-break/>haec aves nominare, necne. Ipsorum igitur caro est </text:span><text:span text:style-name="T22">excre-<text:line-break/>mentitia, multo que ad</text:span><text:span text:style-name="T12"> coquendum est difficilior, quam prae-<text:line-break/>dictorum volucrium animalium: ipsorum tamen alae 'non<text:line-break/>sunt eaeterorum alis deteriores, quandoquidem lu multis<text:line-break/>volatilibus, potissimmn quae parva funt et carne dura prae-<text:line-break/>dita, alarum substantia est fibrosa ac dura. Quarundarn<text:line-break/>aulern curo tota est ejusmodi, uniusmodi grunm:' quas </text:span><text:span text:style-name="T22">ta-<text:line-break/>men</text:span><text:span text:style-name="T12"> et ipsas mandunt, plurimis ante diebus macerantes, </text:span><text:span text:style-name="T22">ei<text:line-break/></text:span><text:span text:style-name="T12">(ut fic dicam) mortificantes, luter grues autem' et anseres<text:line-break/>caro tardarum, quas vocant, quodammodo est media, quae<text:line-break/></text:span><text:span text:style-name="T43">ουτίδες </text:span><text:span text:style-name="T12">vel </text:span><text:span text:style-name="T43">ωτἰδες </text:span><text:span text:style-name="T12">appelluntur: utroque'enim modo prima<text:line-break/>syllaba profertur et scribitur, per ov scilicet et per </text:span><text:span text:style-name="T43">ω.</text:span></text:p>
      <text:h text:style-name="Heading_20_2" text:outline-level="2">Cap. XX<text:span text:style-name="T58">I.</text:span> [De differentia, quae est in partibus ani-<text:line-break/>malium volucrium.]</text:h>
      <text:p text:style-name="P73"><text:span text:style-name="T12">Viscera quidem in volucribus anima-<text:line-break/>libus eandem habent ad cernes proportionem, quam ’ lu pe-<text:line-break/>destribus habere memoravimus. Intestina vero horum om-<text:line-break/>nium omnino non manduntur, in eorum tamen ventriculis</text:span></text:p>
      <text:p text:style-name="P16"><text:span text:style-name="T12">non.rta habet; efculenti enim funt et nutriunt: quidam an-<text:line-break/>tem ipsorum valde etiam sunt jucundi, ceu anserum, post<text:line-break/>quos sunt altilium gallinarujn. Quemadmodum autem in .<text:line-break/>fuibus, dum adhuc vivunt, hepar ex carrcarum pestu ad vo-<text:line-break/>lnptatem praeparatur, ita in anseribus video ipsorum ali-<text:line-break/>menta lacte imbui, ut non modo eorum jecur' fit jucundissi-<text:line-break/>mum, scd potenter etiam nutriat, ac optimi fit succi, et<text:line-break/>dejectu minime difficile, probeque similiter lu 'ventriculo<text:line-break/>cousiciatur. Ad haec alae anserum ad concoquendum ac<text:line-break/>nutriendum sunt accommodae, et iis adhuc magis gallina-<text:line-break/>rum. Caeterum, quum juniorum animalium carnes ab an-<text:line-break/>nosorum multum dissideant, alarum quoque natura multo-<text:line-break/>evidentius dissidet. Pari modo gracilia ab obelis discrepant;<text:line-break/>nam juniorum ac probe nutritorum carnes praestantissimae,<text:line-break/>pessimae autem graclliunr et annosorum. Pedes autem<text:line-break/>paulo minus omnium cibo sunt luepti.. Gallorum autem<text:line-break/>gallinaceorum cristas ac palearia nemo nec probarit, nec<text:line-break/>etiam' damnaris. Horum vero testes sunt ‘praestantissimi,</text:span></text:p>
      <text:p text:style-name="P16"><text:span text:style-name="T12">praecipue altilium; et inustu magis si cibus eorum, • quo sunt<text:line-break/>nutriti, seroso lacte suerit imbutus :: num et.boui sunt succi,<text:line-break/>et valide nutriunt; </text:span><text:span text:style-name="T22">ei ad</text:span><text:span text:style-name="T12"> coquendum sunt facillimi: dejectio-<text:line-break/>nem tamen uoc juvant; nec morantur. Caeterum animalia<text:line-break/>volucria exiguum quidem habent cerebrum, sed ipsum tanto<text:line-break/>pedestrium cereluo est praestantius, quanto est durius; volu-<text:line-break/>crium autem ipsorum montana cerebrum habent qnam pa-<text:line-break/>lustria praestantius .pro aliarum omnium partium propor-<text:line-break/>tione. Quidam autem falso struthionis ventriculum laudant<text:line-break/>ceu medicamentum qnoddam, quod coctionem juvat: alii<text:line-break/>vero longe magis mergi ventriculum laudant. Verum haec<text:line-break/>neque ipsa facile concoquuntur, neque aliis lu eo ipfo ceu<text:line-break/>medicamenta auxiliantur', veluti .zingiber</text:span><text:span text:style-name="T22">. et</text:span><text:span text:style-name="T12"> piper, et<text:line-break/>praeterea alia ratione vinum et acetrun.. Quod si de volu-<text:line-break/>crium animalium lingua ac rostro dicere aggrediar,' quum<text:line-break/>e'a nemo ignoret,- garrire merito existimabor.</text:span></text:p>
      <text:h text:style-name="Heading_20_2" text:outline-level="2">Cap. XX<text:span text:style-name="T8">I</text:span>I. [De ovis.]</text:h>
      <text:p text:style-name="P75"><text:span text:style-name="T12">Ova-quoque luter alimenta;<text:line-break/>quae ab auim antibus sumurrtm, funt numeranda; quorurif tres</text:span></text:p>
      <text:p text:style-name="P16"><text:span text:style-name="T12">inter se funt differentiae: prima quidem penes propriam<text:line-break/>substantiam;, gallinarum’ enim ac phasianarum sunt prae-<text:line-break/>stantiora, - deteriora vero: anserum ac struthionumsecunda<text:line-break/>autem penes. tempus; aut enim longo ante tempore, aut<text:line-break/>brevi funt edita </text:span><text:span text:style-name="T12">;' </text:span><text:span text:style-name="T12">tertia penes cocturae rationem; nam quae-<text:line-break/>dam; diutius cocta suerunt, alia , ad mediocrem usque corrfi-<text:line-break/>stentiam, alia duntaxat excalefacta suerunt; secundum quas<text:line-break/>differentias alia quidem dura vocantur, alia tremula, alia<text:line-break/>sorbilia. Tremula.igitur ad nutriendum omnium sunt prae-<text:line-break/>stantissimai sorbilia aulern mluus' quidem nutriunt, sed faci-<text:line-break/>lius subducuntur, et faucium asperitates laevigant. Dura<text:line-break/></text:span><text:span text:style-name="T19">vero;</text:span><text:span text:style-name="T12">et </text:span><text:span text:style-name="T22">ad coquendum</text:span><text:span text:style-name="T12"> sunt difficilia et tardi transitus, eras-<text:line-break/>siusque alimentum corpori tribuunt. His vero adhuc tar-<text:line-break/>dins. permeant, ac pejoris sunt succi, quae in calidis cineris<text:line-break/>hus assantur. . Quae vero in sartagine sunt inspissata, at-<text:line-break/>que oh. id ipsum frixa nuncupantur, pessimum habent amni-<text:line-break/>bus modis alimentum:., nam luterim, dum coquuntur,' </text:span><text:span text:style-name="T22">in<text:line-break/>nidorem</text:span><text:span text:style-name="T12"> vertuntur, et praeterquam quod succum crassum<text:line-break/>gignunt, . ipsum etiam pravum gignunt atque excrementi-</text:span></text:p>
      <text:p text:style-name="P16"><text:span text:style-name="T12">tium. Porro quae: suffocata appellunt, elixis et assis sunt<text:line-break/>meliorat parantur autem ad hunc modum. Ubi ipsa oleo<text:line-break/>et garo et pauco vino conspersa suerint, vas, quo continen-<text:line-break/>tur, cacabo aquam calidam habenti ludunt: : delude, ubi<text:line-break/>ipsum totum superne obturarint, ignem substruunt, quoad<text:line-break/>ova mediocrem habeant confistentiam-: quae enim, supra,<text:line-break/>modum sunt incrassata,: duris et assis fiunt similis; quae<text:line-break/>vero ad mediocrem crassitiem pervenerunt, et melius quam<text:line-break/>dura concoquuntur; </text:span><text:span text:style-name="T12">et </text:span><text:span text:style-name="T12">alimentum corpori dant praestantius.<text:line-break/>Eidem etiam consistentiae mediocritati intentos nos esse opor-<text:line-break/>tet lu iis oris, quae superne caldariis infunduntur, non per-<text:line-break/>mittentes neque ipsa omnino incrassari/.. fed quum adhuc<text:line-break/>succum suum retinent, vas ab igne submoventes. Ova au-<text:line-break/>tem recentia veteribus plurimum praestant: quippe optima-<text:line-break/>sunt recentissima, vetustissima autem pessima'. quae vero lu<text:line-break/>horum medio sunt, proportione recessus ab extremis boni-<text:line-break/>tate aut pravitate inter sc differunt.</text:span></text:p>
      <text:h text:style-name="P6" text:outline-level="2">Cap. XXI<text:span text:style-name="T9">II</text:span>. [De volucrium animalium sanguine.]</text:h>
      <text:p text:style-name="P76"><text:span text:style-name="T12">Gallinarum ac coIumbarum sanguine. nonnulli vescuntur,<text:line-break/>maxime altilium, qui suum sanguine handquaquam est infe-<text:line-break/>rior, neque voluptate, neque </text:span><text:span text:style-name="T12">concoctionis </text:span><text:span text:style-name="T12">facultate, pluri-.<text:line-break/>muni -tamen relinquitur </text:span><text:span text:style-name="T22">'a</text:span><text:span text:style-name="T12"> leporino. Sanguis autem omnis,<text:line-break/>quocunque modo ipsum pera veris, </text:span><text:span text:style-name="T12">ad </text:span><text:span text:style-name="T12">coquendum est dissici-<text:line-break/>lis et etxcrementitius.</text:span></text:p>
      <text:h text:style-name="Heading_20_2" text:outline-level="2">Cap. XXIV. <text:span text:style-name="T1">[</text:span>De nutrimento,, quod ah aquatilibus,<text:line-break/>animantibus sumitur.]</text:h>
      <text:p text:style-name="P77"><text:span text:style-name="T12">Animalium in aquis degentium </text:span><text:span text:style-name="T22">per-<text:line-break/>mulla sunt</text:span><text:span text:style-name="T12"> genera,- disserentiaeque. lu iis sunt ac species.<text:line-break/>Nunc •vero similitudines inter ipsa., quae.ad usum medicinae,<text:line-break/>pertinent, -ut- lu. priuribns .sccimns, referemus.;, medicinam,<text:line-break/>autem aut artem sanitatis tuendae dicere nihil ad praesens:<text:line-break/>propositum interfuerit...'. De omnibus igitur dicemus, quem-<text:line-break/>admodum lu aliis ante, sccimns, quibus vulgo assidue ve-<text:line-break/>scuntur.</text:span></text:p>
      <text:h text:style-name="Heading_20_2" text:outline-level="2">Ca<text:span text:style-name="T1">p.</text:span><text:span text:style-name="T52"> </text:span>XXV. <text:span text:style-name="T1">[</text:span>Denrugile.]</text:h>
      <text:p text:style-name="P77"><text:span text:style-name="T12">Mugil ex squamatorum<text:line-break/>piscium est genere, nasciturque non lu inari modo,, verum<text:line-break/>etiam in stagnis ae fluviis. Proinde particulares mugiles</text:span></text:p>
      <text:p text:style-name="P16"><text:span text:style-name="T12">magnum </text:span><text:span text:style-name="T12">inter </text:span><text:span text:style-name="T12">fe habent discrimen, ' adeo ut pelagici mugilis<text:line-break/>genus diversum esse rideatur ab eo, quod in fluminibus, •<text:line-break/>stagnis, lacubus, aut rivulis urbium latrinas purgantibus<text:line-break/>provenit. Eorum sane caro, qni in aquis limosis ac sor-<text:line-break/>didis degunt, excrementitia est admodum ac mucosa, opti-<text:line-break/>ma autem eorum est, qui lu puro mari vivunt, praecipue<text:line-break/>quum ventorum processis agitatur; nam lu quieto nullisque<text:line-break/>agitato fluctibus tanto piscium caro fit deterior, quanto mi </text:span><text:span text:style-name="T22">r<text:line-break/></text:span><text:span text:style-name="T12">nus exercitatur; in stagnis autem maritimis (quas </text:span><text:span text:style-name="T43">λιμνοθα-<text:line-break/>λαττας </text:span><text:span text:style-name="T12">appellant) adhuc est deterior; et hac adhuc magis in<text:line-break/>llagnis, quae fi parva sint, nec magnos fluvios recipiant, ne-'<text:line-break/>que fontes habeant, nec largum effluvium, mullo profecto<text:line-break/>est deterior: pessima autem funt stagna, ex quibus nihil<text:line-break/>aquae omnino effluit, fed stabilis est ac plane </text:span><text:span text:style-name="T22">' immotar<text:line-break/></text:span><text:span text:style-name="T12">De iis porro, qui in paludibus Iacubusque atque id genus<text:line-break/>locis degunt, luitio diximus: pessimam enim habent carnem,<text:line-break/>qui in ejusmodi locis degunt: eorum autem, qni in fluviis-<text:line-break/>gignuntur, praestantiores funt, qui in iis gignuntur, lu qui-*</text:span></text:p>
      <text:p text:style-name="P16"><text:span text:style-name="T12">bus aqua'- rapide fluit, ac copiosa est; qui vero in stagnanti-<text:line-break/>bus, non boni. Praeterea propter alimenta pisces meliores<text:line-break/>pejoresve evadunt. Nam quibusdam herbarum ac bona-<text:line-break/>rum radicum copia suppetit, iique, eam ob causam sunt prae-<text:line-break/>stantiores; alii herbas pufcuntur limosas et radices mali<text:line-break/>succi. Praeterea, qui in fluminibus urbem magnam praeter-<text:line-break/>fluentihus hominum stercoribus et pravis id genus escis<text:line-break/>victitant, omnium, ut diximus, sunt deterrimi, adeo ut, si<text:line-break/>paulo diutius permanserint,, statim putrescant, et.pessime<text:line-break/>oleant: isti aulern lu cibo sunt prorsus injucundi, et ad co-<text:line-break/>quendurn difficiles, exiguumque boni quidem alimenti, ex-<text:line-break/>crementi autem plurimum reddunt: quare mirum non est,<text:line-break/></text:span><text:span text:style-name="T22">si pravum succum in eorum corporibus, qui</text:span><text:span text:style-name="T12"> quotidie illis<text:line-break/>vescuntur, congerant:. qui quum sint deterrimi, omnium<text:line-break/>contra sunt praestantissimi, qui (ut diximus) in purissimo<text:line-break/>mari degunt, maxime ubi littora, quae aquam in orbem amh-<text:line-break/>iunt, terra non abundant, nec lenia, sed aut arenosa suut,<text:line-break/>aut aspera: quod si. praeterea ad boream spectent, longe</text:span></text:p>
      <text:p text:style-name="P16"><text:span text:style-name="T12">erunt meliores. 'Quum enim exercitationes propriae non<text:line-break/>parum ad succi probitatesu omni animanti conserant, puritas<text:line-break/>adhuc ejus venti, qui aquae miscetur, substantiae ipsorum<text:line-break/>bonitatem auget. Perspicuum igitur ex iis, quae diximus,<text:line-break/>est, mare alterum alteri in </text:span><text:span text:style-name="T12">eo </text:span><text:span text:style-name="T12">praestare,, quod aut purum<text:line-break/>plane est, aut fluvios multos et magnos excipit, ut Pontus •<text:line-break/>pisces enim, qui lu ejusmodi degunt, quanto stagnales ante-<text:line-break/>cellunt, tanto iis, qni in puro mari degunt, sunt inferiores.<text:line-break/>Sunt autem </text:span><text:span text:style-name="T12">et </text:span><text:span text:style-name="T12">stagna quaedam hujusmodi, quorum quaedam<text:line-break/></text:span><text:span text:style-name="T43">λιμνοθαλαττας </text:span><text:span text:style-name="T12">appellant, ubi videlicet fluvius magnus sta-<text:line-break/>gnum efficit, quod mari conjungitur: et ut fluvius non sta-<text:line-break/>gnet, ubi primum mari commiscetur, aqua ex salsa ac dulci<text:line-break/>est mixta, et piscium caro, qui lu ea aqua degunt, media- est<text:line-break/>luter fluvialium et marinorum piscium cameni Commu-<text:line-break/>nis autem tibi sit haec oratio in aliis quoque piscibus, - qui lu<text:line-break/>fluminibus et stagnis et mari gignuntur; nam bona eorum<text:line-break/>pars non ad utrumque est nata, quum marini fluviatilem</text:span></text:p>
      <text:p text:style-name="P16"><text:span text:style-name="T12">aquam ’ sugiant, fluviatiles autem </text:span><text:span text:style-name="T12">ac </text:span><text:span text:style-name="T12">stagnales marinam.<text:line-break/>Mugil vero omnium maxime aquis utrisque utitur, - eaque<text:line-break/>ipsius’ natura est, ni a mari longissime discedens adverso<text:line-break/>sturnine natet. Hic quidem - mugil numerosas ac parvas<text:line-break/>spinas non habet, uti nec alius quisquam marinorum r qui<text:line-break/>vero, e fluviis aut stagnis mare ingreditur, non secus ac<text:line-break/>congeneres plenus est hujusmodi spinarum: nain omnium<text:line-break/>fere piscium cero, qui lu stagnis aut fluminibus gignuntur,<text:line-break/>tenuibus spinis plena invenitur, quas nullus marinorum ha-<text:line-break/>het. Nam quo loco magni fluvii ostium mari committitur,<text:line-break/>nonuulli. quidem piscium fluviatilium lu mari, quemadmo-<text:line-break/>dum et marini qnidam lu flumine, capiuntur: quos discernas<text:line-break/>eo, quod praedictas spluas numerosas aut prorsus nullas<text:line-break/>habeant. Pauci sane fluviatilium mare ingrediuntur, at<text:line-break/>marini omnes fluviis gaudent. Continuo autem et gestus<text:line-break/>mandenti tibi praestantiorem mugilem indicabit: jucundior</text:span></text:p>
      <text:p text:style-name="P16"><text:span text:style-name="T12">namque ipsius est caro et acrior pluguedinisque expers: pin-<text:line-break/>gues contra et soluti saporis tum cibo, tum ad concoquen-<text:line-break/>durn sunt deteriores </text:span><text:span text:style-name="T43">ι </text:span><text:span text:style-name="T12">praeterea stomacho sunt noxii et vi—'<text:line-break/>tiosi succi; quapropter cum origano ipsos parant. Quidam<text:line-break/>vero nostrates pisces quosdam lu fluviis genitos </text:span><text:span text:style-name="T43">λενκἰσκονς.<text:line-break/></text:span><text:span text:style-name="T12">nominant, rati diversos esse a mugilum genere</text:span><text:span text:style-name="T12">; </text:span><text:span text:style-name="T12">caetera ta-<text:line-break/></text:span><text:span text:style-name="T12">rnen </text:span><text:span text:style-name="T12">omnino animal animali est simile, nisi quod </text:span><text:span text:style-name="T43">λενκίσκος<text:line-break/></text:span><text:span text:style-name="T12">paulo est candidior, caputque habet mluus et saporem aci-<text:line-break/>diorem Alimenti autem, quod ab eo sumitur, facultas est,<text:line-break/>qualem prius fluviatili mugili inesse diximus: proinde de<text:line-break/>nomine, non de re est controversia. Quod autem novisse ma-<text:line-break/></text:span><text:span text:style-name="T12">gis </text:span><text:span text:style-name="T12">retulerit, • id jam dicam. Hic piscis unus eorum est, qui<text:line-break/></text:span><text:span text:style-name="T12">sale </text:span><text:span text:style-name="T12">conditi asservantur: atque stagnalis sic conditus multo,<text:line-break/>quam ante, praestantior evadit: quicquid enim mucosum<text:line-break/></text:span><text:span text:style-name="T12">aut </text:span><text:span text:style-name="T12">virosum gestu refert, id totum deponit: verum recens<text:line-break/>salitus jamdiu salito est melior. Sed de salitis quidem pisci-<text:line-break/>bus paulo post sermo communis habebitur, sicut de iis, qui<text:line-break/></text:span><text:span text:style-name="T12">in </text:span><text:span text:style-name="T12">nive (ut sic dicam) mortificanto.</text:span></text:p>
      <text:h text:style-name="P6" text:outline-level="2">Cap. XXVI. [De lupo.]</text:h>
      <text:p text:style-name="P76"><text:span text:style-name="T12">Hunc piscem in aquis </text:span><text:span text:style-name="T12">dul-<text:line-break/>cibus </text:span><text:span text:style-name="T12">natum non vidimus, scd e mari lu sturnina aut </text:span><text:span text:style-name="T12">stagna<text:line-break/></text:span><text:span text:style-name="T12">ascendisse conspeximus; ideoque parvus raro, quemad-<text:line-break/></text:span><text:span text:style-name="T12">modum </text:span><text:span text:style-name="T12">mugil saepe, luveuitur. Et quanquam pelagius<text:line-break/></text:span><text:span text:style-name="T12">sit, stagna </text:span><text:span text:style-name="T12">tamen maritima non fugit, nec fluviorum </text:span><text:span text:style-name="T12">ostia.;<text:line-break/>pelagii enim vocantur, </text:span><text:span text:style-name="T12">qui lu mare profundum </text:span><text:span text:style-name="T12">succedunt.<text:line-break/></text:span><text:span text:style-name="T12">Alimentum fane, quod tum ex hoc, tum ex aliis plsrihus<text:line-break/></text:span><text:span text:style-name="T12">provenit, </text:span><text:span text:style-name="T12">sanguinem gignit consistentia tenuiorem, </text:span><text:span text:style-name="T12">quam<text:line-break/></text:span><text:span text:style-name="T12">qnod ex pedestribus animalibus sumitur, adeo ut </text:span><text:span text:style-name="T12">non </text:span><text:span text:style-name="T22">af-<text:line-break/>fluenter</text:span><text:span text:style-name="T12"> </text:span><text:span text:style-name="T12">nutriat, et </text:span><text:span text:style-name="T12">celerius </text:span><text:span text:style-name="T12">discutiatur. </text:span><text:span text:style-name="T12">Quum </text:span><text:span text:style-name="T12">autem </text:span><text:span text:style-name="T12">no-<text:line-break/>men </text:span><text:span text:style-name="T12">hoc tenuius nunc in duabus rebus luter fe </text:span><text:span text:style-name="T12">costatis,<text:line-break/>nunc </text:span><text:span text:style-name="T12">citra collationem enuncienrus, sciendum, nos, </text:span><text:span text:style-name="T12">quum<text:line-break/>ipsum </text:span><text:span text:style-name="T12">simpliciter pronunciarnus, ad sanguinem medium </text:span><text:span text:style-name="T12">lu-<text:line-break/>ter extrema comparare; </text:span><text:span text:style-name="T12">extremae autem </text:span><text:span text:style-name="T12">pravitatis sccun- </text:span><text:span text:style-name="T12">'<text:line-break/></text:span><text:span text:style-name="T12">dum </text:span><text:span text:style-name="T12">consistentiam sanguis est tum crassus, ut </text:span><text:span text:style-name="T12">pix liquida,<text:line-break/>tum scrosus </text:span><text:span text:style-name="T12">adeo, ut, posteaquarn </text:span><text:span text:style-name="T12">e vena </text:span><text:span text:style-name="T12">effusus </text:span><text:span text:style-name="T12">concreverit,<text:line-break/></text:span><text:span text:style-name="T12">plurimum habeat aquosae humiditatis supernatantis. </text:span><text:span text:style-name="T12">Lauda-<text:line-break/>tissimus </text:span><text:span text:style-name="T12">vero est, qui </text:span><text:span text:style-name="T12">inter hos </text:span><text:span text:style-name="T12">exacte est medius, </text:span><text:span text:style-name="T12">qui fit ex</text:span></text:p>
      <text:p text:style-name="P16"><text:span text:style-name="T12">pane optime praeparato (de quo primo libro egimus) et anima-,<text:line-break/>libus volucribus, de quibus diximus, perdice scilicet aliisque<text:line-break/>id genus </text:span><text:span text:style-name="T43">ι </text:span><text:span text:style-name="T12">quibus ex marinis piscibus pelagii sunt propinqui</text:span></text:p>
      <text:h text:style-name="Heading_20_2" text:outline-level="2">Cap. XXV<text:span text:style-name="T9">II</text:span>. [De mulo.]</text:h>
      <text:p text:style-name="P76"><text:span text:style-name="T12">Hic quoque pelagiris pisri—<text:line-break/>bus aunmneratur. Celebratur autem apud homines, tan-<text:line-break/>quam voluptate cibos reliquos superet. Omnium ferine<text:line-break/>aliorum carnem habet durissimam et valde friabilem: quod<text:line-break/>idem significat ac fi dicas, nihil lu eo esse lentoris, neque<text:line-break/>pinguedinis: nutrit certe, quum probe confectus suerit,<text:line-break/>omnibus aliis piscibus copiosius. Diximus aulern antea,<text:line-break/>quod cibus durior ac crassiorum partium et (ut sic sicam)<text:line-break/>terrestris magis alimentum corpori praestat copiosius, quam<text:line-break/>humiuior ac mollior, praesertim quando praeter id sub-<text:line-break/>stantiam habet corpori alendo accommodatam ac familia-<text:line-break/>rem: quae substantia voluptate judicatur: num alimenta,<text:line-break/>quae tota substantia ab alendis animalibus sunt aliena, ea<text:line-break/>ant non prorsus, aut insuaviter manduntur: ex familiari-<text:line-break/>bus vero quemadmodum humidius minus nutrit, ita eo-</text:span></text:p>
      <text:p text:style-name="P16"><text:span text:style-name="T12">qnitur facilius ac distribuitur. Ergo muli </text:span><text:span text:style-name="T12">curo </text:span><text:span text:style-name="T12">jucunda<text:line-break/>quidem est, ut quae alimentum est hominum naturae ac-<text:line-break/>commodum : et quamvis aliis piscibus fit’ durior, manui ta-<text:line-break/>men quotidie potest, propterea quod friabilis est et plu-<text:line-break/>guedinis expers cum quadam acrimonia: nam pinguia et<text:line-break/>lenta cibaria statim, ut sumpta fuerint, celeriter implent, et<text:line-break/>appetentiam evertunt; praeterea, quod majus est, complu-<text:line-break/>ribus deinceps diebus ipsorum esum non sustinemus. Ve-<text:line-break/>rum muli hepar propter voluptatem a gulofis summopere<text:line-break/>expetitur. Quidam vero ne ipsum qnidem per se mandere<text:line-break/>volunt, fed garelaeum, quod vocant, ' lu vnse cum pauxillo<text:line-break/>vini praeparantes in eo viscus ipsum tantisper comminuunt,<text:line-break/>quoad totum fimul ex ipfo et humidis praeparatis succus<text:line-break/>unus fiat simplex-ad sensum ac similaris, in </text:span><text:span text:style-name="T12">quo </text:span><text:span text:style-name="T12">muli car-<text:line-break/>nes intinctus mandunt. At mihi profecto nequaquam tantae<text:line-break/>suavitatis esse videtur, neque tantam corpori utilitatem uf-<text:line-break/>ferre, ut tantopere fit conspiciendum, uti nec ipsum caput:<text:line-break/>quanquam gulosi hoc quoque laudant, ac fecundas post jecur</text:span></text:p>
      <text:p text:style-name="P16"><text:span text:style-name="T12">ferre praedicant. Caeterum neque id lutelligere queo, cur<text:line-break/>permulti grandissimos.mulos emptitent, quum nec adeo sua-<text:line-break/>vi sint </text:span><text:span text:style-name="T22">carne,</text:span><text:span text:style-name="T12"> ut mluores, nec ad coquendum facili, ut quae<text:line-break/>dura admodum esu • Ob eam igitur causam quum quen-;<text:line-break/>dam aliquando interrogassem, qui lugenti, pecunia praegran-<text:line-break/>des mulos emerat, quid esset, quod illos tantopere expete-<text:line-break/>rei, respondit, fe primum propter hepar illos tanti etnisse,.<text:line-break/>tum autem et propter caput. Verum, hactenus de anulis<text:line-break/>haec dixisse huic sermoni, in quo utilitatem , inquirere insti-<text:line-break/>tuimus, fatis suerit. Porro optimi muli fiunt, ut alii etiam<text:line-break/>omnes pisces, tum lu mari puro, tum maxime propter<text:line-break/>alimenta; nam qui cancellos vorant, et graviter olent,, et<text:line-break/>insuaves sunt, ac ad coquendum difficiles, et mali succi.<text:line-break/>Hos porro dignosces,- si prius quidem, quam edas, ventrem,<text:line-break/>reseraris: inter edendum vero ipse statim gustus ac olsactus.<text:line-break/>judicium afferet</text:span></text:p>
      <text:h text:style-name="P6" text:outline-level="2">Cap. XXV<text:span text:style-name="T59">II</text:span>I. [De piscibus saxatilibus.]</text:h>
      <text:p text:style-name="P49"><text:span text:style-name="T12">Scarum,<text:line-break/>merulam, turdum, inliam, fueam, percam a loris, lu qui-<text:line-break/>bus versari comperiuntur, pisces saxatiles appellunt; non<text:line-break/>enim lu lenibus, aut arenosis, aut terreis litroribus, scdin<text:line-break/>petrosis promontoriis, nt ubi saxa sunt, delitescunt ac pa-<text:line-break/>riunt. luter hos autem scarus excellere suavitate, credi-t<text:line-break/>tur: secundum hunc merulae ac turdi: tertio loco iusiae,<text:line-break/>fucae ac percae. Porro alimentum, quod ex eis sumitur,<text:line-break/>non modo ad coquendum est facile, sed hominum etiam cor-<text:line-break/>p oribus est saluberrimum, ut quod sanguinem medium con-<text:line-break/>sistentia generet. Menium autem </text:span><text:span text:style-name="T22">voco,</text:span><text:span text:style-name="T12"> qni neque admo-.<text:line-break/>dum tenuis est, neque aquosus, neque vehementer crassus.<text:line-break/>At quum magna: hujus medii sit latitudo , de ipsius differen-.<text:line-break/>tiis procedente sermone disseremus. </text:span><text:span text:style-name="T12">.—o </text:span><text:span text:style-name="T12">-..<text:tab/>. u</text:span></text:p>
      <text:h text:style-name="Heading_20_2" text:outline-level="2">Cap. XXIX. [De gobione.]</text:h>
      <text:p text:style-name="P76"><text:span text:style-name="T12">Gobic litteralis est<text:line-break/>piscis, ex eorum etiam numero, qui parvi perpetuo manent<text:line-break/>Praestantissimus autem ad voluptatem, coctionem simul ac<text:line-break/>distributionem et succi bonitatem est is, qui lu arenosis lit-</text:span></text:p>
      <text:p text:style-name="P16"><text:span text:style-name="T12">toribus aut saxosis promontoriis vixit; non autem aeque<text:line-break/>est jucundus, neque boni succi, neque ad coquendum, faci-<text:line-break/>lis, qui lu fluminum ostiis, aut stagnis, aut stagnis mariti-<text:line-break/>inis versatur ; quod si aqua </text:span><text:span text:style-name="T12">limosa </text:span><text:span text:style-name="T12">quoque fuerit, aut fluxius<text:line-break/>urbem expurget, gobio, qui in eis gignetur, </text:span><text:span text:style-name="T12">erit </text:span><text:span text:style-name="T12">deterrimus,<text:line-break/>ceu alii omnes pisces, qui lu aquis hujuscemodi versantur.<text:line-break/>Merito igitur lu saxatilibus piscibus nullum est luter' conge-<text:line-break/>neres discrimen manifestum, ut qui perpetuo lu purissimo ma-<text:line-break/>ri degant, aquamque dulcissimum et eum, quae ex ejusmodi<text:line-break/>et marina est mixta, fugitent. Secundis aulern post hos<text:line-break/>pelagicis idem accidit: neque enim ni tantum luter fe.dissi-<text:line-break/>dent, quantum qui in utrisque aquis versantur. Horum<text:line-break/>namque qni in purissimo mari degunt, suorum congenerum<text:line-break/>sunt praestantissimi; contra omnium sunt pessimi, - qui lu<text:line-break/>fluminibus urbes expurgantibus victitant; medii vero inter<text:line-break/>hos sunt, qui lu mediis loris versantur. Diximus autem<text:line-break/>haec supra, quum de mugile agebamus. Caeterum </text:span><text:span text:style-name="T22">go-<text:line-break/>bionum</text:span><text:span text:style-name="T12"> caro ut carne saxatilium' est durior, ita mollior.</text:span></text:p>
      <text:p text:style-name="P16"><text:span text:style-name="T12">quam mulorum. Ipsa igitur ex proportione vescentium<text:line-break/>corpus nutrit.</text:span></text:p>
      <text:h text:style-name="Heading_20_2" text:outline-level="2">Cap. XXX. <text:span text:style-name="T1">[</text:span>De piscibus molli carne praeditis; quo-<text:line-break/>modo jus album conficiatur.<text:span text:style-name="T1">]</text:span></text:h>
      <text:p text:style-name="P76"><text:span text:style-name="T12">Philotimus lu tertio de ali-<text:line-break/>mentis, de piscibus came molli praelitis </text:span><text:span text:style-name="T22">ad</text:span><text:span text:style-name="T12"> verbum sic<text:line-break/>scripsit: </text:span><text:span text:style-name="T22">Gobiones autem et sucae, iuliae, percae, muraenae,<text:line-break/>turdi, merulae, lacerti, ad haec asini, arnyae, pajseres,<text:line-break/>sccorarU, cithari, . umbrae, atque mollium carnium genus<text:line-break/>universam melius quam; alii pisces conficiuntur.</text:span><text:span text:style-name="T12"> Ipsum<text:line-break/>sane jure quis dentiretur, quonam pacto scarum praeter-<text:line-break/>ierit, , quum is inter pisces saxatiles primas teneat, quibus<text:line-break/>omnibus caro inest quam aliis piscibus mollior ac friabilior;<text:line-break/>quidam enim ipsorum molli quidem sunt carne, sed nullam<text:line-break/>habent friahilitatem, ut quibus succus quidam lentus ac plu-<text:line-break/>guis innatet; assi, nihil lentoris nec pinguedinis habentes<text:line-break/>lu eo-quidem saxatilibus' sunt similes, carnis tamen • duritie<text:line-break/>ab eis discrepant, cujusmodi sunt pelagici propemodum orn-</text:span></text:p>
      <text:p text:style-name="P16"><text:span text:style-name="T12">nes, nisi si qni ipsorurn-pravo alimentc propriam carnem<text:line-break/>corrumpant, ut muli, qui cancellos mandunt. _ Cancelli au-<text:line-break/>tern parva sunt animalia flavo cclore, minimis canoris simi-<text:line-break/>lia, • Saxatiles vero nec alimenta, rrec loca mutant', - nec<text:line-break/>dulcibus aquis utuntur, </text:span><text:span text:style-name="T12">ob </text:span><text:span text:style-name="T12">eamque causam omnes perpetuo<text:line-break/>sunt inculpati. . Quos Philotimus quidem asinos nominavit;<text:line-break/>alii autem nsellcs .nominant, siquidem probo. utantur, alie<text:line-break/>mento et mari puro, carnis bonitate curn, saxatilibuanccn-<text:line-break/>tendent: qui vero pravo alimento utuntur aut-lu aquis<text:line-break/>mixtis, et potissimum si eqe viti usae fuerint,; degunt,; Carnis<text:line-break/>quidem mollitiem non abjiciunt, sed pluguedluem ac lecto-<text:line-break/>rem acquirunt, .propterquem neque suaves amplius,, ut </text:span><text:span text:style-name="T22">antis,<text:line-break/></text:span><text:span text:style-name="T12">manent, sed aliurentum ex se ipsis excremectitiumriedduirt»<text:line-break/>lir omnibus porro piscibus id communiter,' ut diximus, </text:span><text:span text:style-name="T28">r</text:span><text:span text:style-name="T12">me-<text:line-break/>rnoria tenere oportet, pessimos gigni in eorum .fluviorum<text:line-break/>ostiis, qui latrinas expurgant, aut culinas,• aut balneas,</text:span><text:span text:style-name="T12">: </text:span><text:span text:style-name="T12">aut<text:line-break/>vestiunt ac linteorum sordes, aut si quasnutaliain urbibus,</text:span></text:p>
      <text:p text:style-name="P16"><text:span text:style-name="T12">pen:quas medias fluunt; expurganda, et potissimum si po-<text:line-break/>pulusa urbs fuerit. Quin et ipsius muraenae,' quae in ejus-<text:line-break/>modi aqua degit, caro deterrima invenitur:•' quanquam </text:span><text:span text:style-name="T12">cer-<text:line-break/></text:span><text:span text:style-name="T19">te </text:span><text:span text:style-name="T12">neque flumina ipfam ingredi invenias, ant lu stagnis </text:span><text:span text:style-name="T12">gi-.<text:line-break/></text:span><text:span text:style-name="T12">guii pessima tamen in hujusmodi fluxiorum ostiis, qualis </text:span><text:span text:style-name="T12">est<text:line-break/></text:span><text:span text:style-name="T12">Tiberis, </text:span><text:span text:style-name="T22">qni</text:span><text:span text:style-name="T12"> Romani praeterfluit, gignitur: ideoque in </text:span><text:span text:style-name="T12">ea<text:line-break/></text:span><text:span text:style-name="T12">urbe </text:span><text:span text:style-name="T12">' </text:span><text:span text:style-name="T12">omnium fere 'marinorum ' pifcium minimo emitur,<text:line-break/>quemadmodum et qui pisces eodem lu flumine nascuntur,<text:line-break/>quos' nonnulli Tiberinos appellant, tanquam- speciem </text:span><text:span text:style-name="T12">ha-<text:line-break/></text:span><text:span text:style-name="T12">beanti propriam,'nulli: marinorum similem. - Quod </text:span><text:span text:style-name="T12">autem<text:line-break/></text:span><text:span text:style-name="T12">mixtione eorum, quae, ex urbe fluvium iusiuunt, fiant delerr<text:line-break/></text:span><text:span text:style-name="T19">rimiriex-eo </text:span><text:span text:style-name="T12">lulelligere poteris, quod meliores funt, qui </text:span><text:span text:style-name="T12">lu<text:line-break/></text:span><text:span text:style-name="T12">eodem fluxio nascuntur-, </text:span><text:span text:style-name="T28">:</text:span><text:span text:style-name="T12"> priusquam is ad urbem perveniat.<text:line-break/>Quin-et. alius quidam est fluvius in Tiberim ' trecentis </text:span><text:span text:style-name="T12">et<text:line-break/></text:span><text:span text:style-name="T12">quinquaginta stadiis ab urbe prorumpens, quem Nar appel-<text:line-break/>Iant, qui piscem: habet, antequam ad Tiberim perveniat;<text:line-break/>longe' praestantiorem. Nam et ab ipsis statim fontibus<text:line-break/>magnus oritur, et purus perpetuo declini rapidoque </text:span><text:span text:style-name="T12">fluxu</text:span></text:p>
      <text:p text:style-name="P16"><text:span text:style-name="T12">in.ipsum usque.Tiberim profluit, nusquam prorsus </text:span><text:span text:style-name="T12">ne </text:span><text:span text:style-name="T12">tan-<text:line-break/>tillurn quidem restagnans.' ' Porto e qui propter consuetudi-<text:line-break/>nem. vernaculos ‘ pisces experientia habent exploranisj</text:span><text:span text:style-name="T12">l </text:span><text:span text:style-name="T12">iis<text:line-break/>memoratis paulo ante indiciis ad ipsus''dignoscendos nihil<text:line-break/>opus suerit</text:span><text:span text:style-name="T12">; </text:span><text:span text:style-name="T12">quibus vero eorum usus’est'insolitus, sive </text:span><text:span text:style-name="T12">ex ’<text:line-break/></text:span><text:span text:style-name="T12">alia civitate eo niigrarint, sive sint incolae, haec onirrla sca-<text:line-break/>fihr initio expendant prius,' quam a propria'experientia' </text:span><text:span text:style-name="T22">ad<text:line-break/></text:span><text:span text:style-name="T12">cognitiopem naturae singulorum pisiiiuin' addncantuifi - NOU<text:line-break/>igitur oportebat Plnsotimtsic</text:span><text:span text:style-name="T28">r</text:span><text:span text:style-name="T12">'fimplinilerideuimuibus</text:span><text:span text:style-name="T28">!</text:span><text:span text:style-name="T12">'le^elu<text:line-break/>carne praeditis'piscibus simul traetare;</text:span><text:span text:style-name="T28">i5</text:span><text:span text:style-name="T12">iieque saxatiles.' aliis<text:line-break/>rnniscrimluatinipermsscere i hi namque'fenrper suntinptirni;<text:line-break/>quod asellis niinime contingit, -nec rn maestis; uttne gobienst-<text:line-break/>btis quidem. Etenim quidum exiliis in'fluviis et'sicguis,<text:line-break/>alii autem lu niari nascuntur, alii us stagnis maritimis;';quae<text:line-break/>vocant, aut omnino’ in aquis permixtis, nbi magni -fluvii<text:line-break/>ostium mari cominrttitur.’• Plurimum cmteparticulatini</text:span><text:span text:style-name="T28">1</text:span><text:span text:style-name="T12"> ini-<text:line-break/>ter se dissident, iit' mugil et muraeiia'ss afessi' vero' his'' qui-<text:line-break/>dern minus, verumtamen hi quoque inter sc 'non mediocriter'</text:span></text:p>
      <text:p text:style-name="P50"><text:span text:style-name="T43">-<text:tab/></text:span><text:span text:style-name="T12">....<text:tab/>, </text:span><text:span text:style-name="T12">-ST </text:span><text:span text:style-name="T43">’Ύη' '• </text:span><text:span text:style-name="T12">vj. </text:span><text:span text:style-name="T12">y<text:tab/></text:span><text:span text:style-name="T12">j</text:span><text:span text:style-name="T37">x</text:span><text:span text:style-name="T12">,</text:span></text:p>
      <text:p text:style-name="P19"><text:span text:style-name="T12">-nifcrepani., ,Caetecual gonicnesincn perlude inollem ac isti<text:line-break/>al sa-Satilespisces oaanmmrlrabents, </text:span><text:span text:style-name="T22">veluti uee</text:span><text:span text:style-name="T12"> umbrae, quae<text:line-break/></text:span><text:span text:style-name="T43">,σμινίδἑς </text:span><text:span text:style-name="T12">aut </text:span><text:span text:style-name="T43">σκίαιναι </text:span><text:span text:style-name="T12">duplici nomine appellantur. Quod<text:line-break/></text:span><text:span text:style-name="T37">:</text:span><text:span text:style-name="T12">vermad citharcs.attinet, Ph</text:span><text:span text:style-name="T37">;</text:span><text:span text:style-name="T12">ilotimumvehementer.mir.or</text:span><text:span text:style-name="T37">)</text:span><text:span text:style-name="T12">: qni-<text:line-break/>Jms -quum .rliomb,us, ..jit assimilis, carnem tamen habet ipsis<text:line-break/>molliorem,, quum.interinr asellis longe sit inferior. Et hos<text:line-break/>,igitur ej alios, quos v-ccant jecorarios, atque alios, quos<text:line-break/>Philalimur saectilibursjjexinsellis permiscuit,,, scitor </text:span><text:span text:style-name="T12">in </text:span><text:span text:style-name="T12">rnedip<text:line-break/>alsc piscium, durae,carnis ac .mollis,: nammondum durae qni-<text:line-break/></text:span><text:span text:style-name="T37">;</text:span><text:span text:style-name="T12">dem. carnis' sunt, </text:span><text:span text:style-name="T37">3</text:span><text:span text:style-name="T12">etrab iis, qui exacte funt molles, relin-<text:line-break/>jqmurtnrr quibus et snieum Philotimnsalon annumeravit, ut<text:line-break/>.nec saxatilibus sparum,; nisi sane passeris nomine soleamin-<text:line-break/>jtelljgat:. ..sirniles ,etiim quodammodo luter fe .sunt passer et<text:line-break/>tfolea,: uon tamen omnino ejusdem sunt speciei: solea enim<text:line-break/>juollior est al</text:span><text:span text:style-name="T37">;</text:span><text:span text:style-name="T12"> cibo </text:span><text:span text:style-name="T22">suavior ac</text:span><text:span text:style-name="T12"> in totum praestantior ,qnam<text:line-break/>..passeurt qnin et lanerti medii quodammodo sunt inter pisces<text:line-break/>ngarnis mallis, ac .stuKyei niullus tamen memoratorum piscium</text:span></text:p>
      <text:p text:style-name="P16"><text:span text:style-name="T12">aceto, aut sinapi, aut origano indiget</text:span><text:span text:style-name="T12">, </text:span><text:span text:style-name="T12">veluti pingues, lenti<text:line-break/>ac duri. Quidam etiam frixis lis in sartagine vescuntur,<text:line-break/>alii assant,, aut in patinis condiunt,, ut rhombos et citha-<text:line-break/>ros. Verum hi coquorum in patinis apparatus cruditatis lu'<text:line-break/>totum sunt causae. Ad coquendum autem funt praestantis-<text:line-break/>sirni, qui ex albo jure fiunt,</text:span><text:span text:style-name="T28">?</text:span><text:span text:style-name="T12"> </text:span><text:span text:style-name="T12">quod ad hunc modum fit.* Co-<text:line-break/>piosarn aquam primum lujice: deinde olei quod satis sit </text:span><text:span text:style-name="T22">af-<text:line-break/>fundito</text:span><text:span text:style-name="T12"> cum pauco anethi et porri: deinde,, quum pisces se-<text:line-break/>micocti suerint, salis tantum inspergito, quoad totum jus<text:line-break/>fassum nondcm appareat. . Haec praeparatio veI aegrotis<text:line-break/>ipsis est accommoda. Quibus vero inculpata est sanitas, iis<text:line-break/>piscium lu sartagine frixorunr,. secundo loco super craticula<text:line-break/>assorum praeparatio est accommoda: verum haec sane oleum<text:line-break/>garumque cum pauco vino exposcit, frixis vero plus vlui<text:line-break/>garique addere convenit, minus olei. Quod si quibus id<text:line-break/>stomachum subvertat, paratmn habeant acetum, modicum<text:line-break/>lu se gari piperisque continens:. qui enim ad id condimen-</text:span></text:p>
      <text:p text:style-name="P16"><text:span text:style-name="T12">tum transeunt,. melius concoquunt et dejectio nihil eis de te-<text:line-break/>rius procedit: cujus potissimum gratia.ex vino et garo qui-<text:line-break/>dam frixos pisces mandunt, plerisque piper immittentibus,<text:line-break/>paucis oleum. Nonnulli'autem ex memoratis piscibus, quum<text:line-break/>lliixi fuerint, pauco sale inspersi in cibo simul sunt suavis-,<text:line-break/>simi:</text:span><text:span text:style-name="T28">1</text:span><text:span text:style-name="T12"> praeterea ad coquendum fiunt, meliores ac stomacho<text:line-break/>utiliores, quam si alio quovis modo essent .apparati. Om-<text:line-break/>nium autem memoratorum pisiciurn alimentum hominibus<text:line-break/>otiosis, senibus, imbecillibus et aegrotis </text:span><text:span text:style-name="T22">esc</text:span><text:span text:style-name="T12"> accommodatissi-<text:line-break/>mum; qni vero, corpus exercent, cibos postulant firmiores,,<text:line-break/>de quibus supra disseruimus. Diximus autem saepenunrero,<text:line-break/>molles et friabiles cibos ad sanitatem maxime couferre, quod<text:line-break/>ii omnium optimi sint fucci: nihil enim est, quod ad firmam<text:line-break/>valetudluem tuendam adeo conserat, quam succus bonus.</text:span></text:p>
      <text:h text:style-name="Heading_20_2" text:outline-level="2">Cap. XXXI. [De piscibus durae carnis.]</text:h>
      <text:p text:style-name="P76"><text:span text:style-name="T12">De his<text:line-break/>quoque lu fecundo de alimentis Philotimus ad verbum sic<text:line-break/>fcripsit: </text:span><text:span text:style-name="T22">Dracones, cuculi, musieli, scorpii, pagri, ad haec</text:span></text:p>
      <text:p text:style-name="P16"><text:span text:style-name="T22">trachuri, ei muli, ac rursum cernuae, glauci, scari, ca-ej<text:line-break/>nes , congri, ac lamiae,</text:span><text:span text:style-name="T12"> iibeiiae, omnesqae </text:span><text:span text:style-name="T22">durae aaj&lt;nis<text:line-break/>psifoes aegre consiciuntur, succosque crajsios et falsassin'[<text:line-break/>corpus distribuunt.</text:span><text:span text:style-name="T31">r</text:span><text:span text:style-name="T12"> Haec quidem Philotimi funt verbaqr<text:line-break/>pos vero singula ejus dicta ab ipso-luitio , expendamus. Dra-:,<text:line-break/>cones quidem ac cuculi omnibus iis, qni ipsis vescuntur, duvr<text:line-break/>ram habere carnem manifeste apparent, Musielorurn vero<text:line-break/>non una est species y nam qui piscis apud Romanos lu maxi-<text:line-break/>mo est pretio, quem galexiam appellant, ex genere est muri<text:line-break/>stelorum: qui neque in Graeco quidem mari usquam nufri<text:line-break/>ridetur: quae causa est, cur Phllotimua ipsum ignorasse ni- -<text:line-break/>deatur. Hoc tamen nomen in exemplaribus dupliciter scri-<text:line-break/>ptunr invenitur; lu quibusdam enim </text:span><text:span text:style-name="T43">γαλεοὶ </text:span><text:span text:style-name="T12">per tres fylla-<text:line-break/>bas, lu aliis </text:span><text:span text:style-name="T43">/αλεώνυμοι </text:span><text:span text:style-name="T12">per quinque. Et liquet sane, celo- .<text:line-break/>brem illum apud Romanos galexiam lu eorum numero, qui<text:line-break/>molsi cerne constant, esse habendum: reliqui vero musieli,<text:line-break/>dura magis cerne (sunt praediti. Deinceps autem Philoti-<text:line-break/>mus scorpium, trachuruin, mulum, cernuam, glaucum..'</text:span></text:p>
      <text:p text:style-name="P16"><text:span text:style-name="T12">luter durae carnis, pifces rectje-cosinumerat, in eo autem<text:line-break/>peccat, quod‘scarum (qui piscis est saxatilisj illis accenset.<text:line-break/>Post-haee autem canem alcribit,, quem in cetaceornni gene-<text:line-break/>reniunrerare oportebat,* ut</text:span><text:span text:style-name="T28">;</text:span><text:span text:style-name="T12"> qui carnem duram habeat atque<text:line-break/>exereinentitiain.</text:span><text:span text:style-name="T12">i </text:span><text:span text:style-name="T12">Quapropter ipso in partes secto </text:span><text:span text:style-name="T22">ac</text:span><text:span text:style-name="T12"> salito<text:line-break/>vulgares homines </text:span><text:span text:style-name="T22">vefcuiititr; 'ingrati'</text:span><text:span text:style-name="T12"> enim est saporis ac'<text:line-break/>ntucnsns, . ideoque cuin sinapi et oxelaeo atque id genus<text:line-break/>aeribus condimentis-eurm mandunt.' Ex hoc itenr genere<text:line-break/>sunt balaenae et delplriui et </text:span><text:span text:style-name="T22">phocae.</text:span><text:span text:style-name="T12"> Ad quos proxime<text:line-break/>magni thunni acuodunt: quanquam non aeque ac praedicti<text:line-break/>lu cibo sunt'jucundi; insuaves enim sunt ni, et praesertim<text:line-break/>recentes, nam fassi evadunt meliores. Thunnorum autem<text:line-break/>curo, qui e't aetate et corporis mole sunt minores, non per-<text:line-break/>inde dura est, eoque hi facilius quoque concoquuntur: et<text:line-break/>iis adhuc magis pelamides, quae sale conditae laudatissimis<text:line-break/>salsamentis non cedunt. Plurimae hae ex Ponto advehun-<text:line-break/>tur, lis' duntaxat; quae ex Sardinia, atque Iberia importan-'<text:line-break/>tur, inferiores. Hoc nanique-salsamentum jure lu summo</text:span></text:p>
      <text:p text:style-name="P16"><text:span text:style-name="T12">pretio habetur tum propter voluptatem, tum propter car-<text:line-break/>nis mollitiem: vocatur autem passirn usitato nomine falsa-<text:line-break/>mentum Sardicum. ' Post sardas- autem ac pelamides myli,<text:line-break/>qui ex Ponto afferuntur, praecipue commendantur, post<text:line-break/>ipsus vero sunt gracusi. Haec itaque velut obiter de salitis<text:line-break/>piscibus sint dicta. Libellarum porro haud perperam Phi-<text:line-break/>lotimus inter pisces durae carnis meminit; verum una<text:line-break/>etiam eurum insuavitatis mentionem facere oportebat, ceti<text:line-break/>aliorum quoque, quos omnino praetermisit; congrum vero,<text:line-break/>pagrum, lamiam et aquilam recte duram carnem habenti-<text:line-break/>bus annumeravit. Suntque alii quidum pisces, ut ipse lu-<text:line-break/>quit, durae carnis, quorum nomlua suppressit, quod eis<text:line-break/>homlues raro utantur; quare satius est nos quoque, omissis<text:line-break/>nominibus, ipsorum facultates inquirere. Haud ergo male<text:line-break/>eensuit Phllotirnus, durae carnis pisces aegrius quam mollis<text:line-break/>confici Siquidem tum concoctio , quae in ventriculo sit,<text:line-break/>tumlu singulis corporis partibus alendis assimilatio in muli<text:line-break/>lioribus quidem facilius, in durioribus vero aegrius fit.</text:span></text:p>
      <text:p text:style-name="P51"><text:span text:style-name="T49">—<text:tab/>.<text:tab/>..<text:tab/>-<text:tab/>-<text:tab/>, </text:span><text:span text:style-name="T49">&gt;<text:tab/></text:span><text:span text:style-name="T22">J </text:span><text:span text:style-name="T49">1.</text:span></text:p>
      <text:p text:style-name="P19"><text:span text:style-name="T12">Illa namque fiunt, quum haec alterantur </text:span><text:span text:style-name="T22">t</text:span><text:span text:style-name="T12"> porro, quae mola,<text:line-break/>liora sunt, ea facilius alterantur, quod facilius etiam patian-<text:line-break/>tur: eorum autem; quae alterantur, passio est alteratio.’<text:line-break/>Prolude recte dixit, pisces durae carnis aegre confici: recte<text:line-break/>etiam, crassum succum gignere: durior namque;cibus cras-<text:line-break/>siorern habet substantiam; ut mollior tenuiorem. .An vero<text:line-break/>salsum quoque succum dura cibaria procreent, deinceps erit<text:line-break/>considerandum. Philotimus namque, ut et </text:span><text:span text:style-name="T22">ejus praeceptor<text:line-break/></text:span><text:span text:style-name="T12">Praxagoras, salsum succum ex iis, quae supra modum cale--<text:line-break/>fiunt, generari tradit. Mihi vero non simpliciter, sed cum<text:line-break/>distinctione id pronunciandum ridetur. . Quoniam vero scr-<text:line-break/>mo hic ad omnia dura cibaria communiter pertinet, -pro-<text:line-break/>prio illum capite feorsum deluceps dlscutiemus.’</text:span></text:p>
      <text:h text:style-name="Heading_20_2" text:outline-level="2">Cap. XXXII. [An dura omnia per decoctionem sal-<text:line-break/>sos succos gignunt.]</text:h>
      <text:p text:style-name="P76"><text:span text:style-name="T12">Non solum lu piscibus durae carnis,<text:line-break/>sed lu aliis etiam omnibus duris cibis Praxagoras et Philo-</text:span></text:p>
      <text:p text:style-name="P16"><text:span text:style-name="T12">timus salsum humorem ex diuturniori decoctione gigni arbi-<text:line-break/>trantur: quem .non.salsum modo, sed etiam nitrosum apv<text:line-break/>pellant. Equidem comperio, plurimorum, aut, si </text:span><text:span text:style-name="T22">vis, etiam<text:line-break/></text:span><text:span text:style-name="T12">omnium decoctum, quamdiu coquitur, salsius scmper eva-<text:line-break/>dere, post auteni aliquando (ut et. ipsi volunt) amarum.<text:line-break/>Nam corpus ipsum solidum, quod lu aqua elixatur, qualita-<text:line-break/>tes, quae initio .sibi inerant, lu ea deponit, ita ut tandem in-<text:line-break/>sipidum, quod vocant, et aquosum evadat, neque quicquam<text:line-break/>salsedinis, aut amaritudinis, aut acrimoniae, aut astrictionis<text:line-break/>habeat. Clarius, autem hujusce rei veritatem lutelliges, si<text:line-break/>quando, quod elixas, lu aliam aquam transfusum rursus eli-<text:line-break/>xaveris; invenies namque id, quod decoquitur, propriam ami-<text:line-break/>sisse qualitatem, aquam autem eam lu fe recepisse. Quam-<text:line-break/>obrem lupini, qui ex Cerealibus sunt cibis, aquam amarum<text:line-break/>efficiunt, quod et ipsi qualitatem amaram habeant congeni-<text:line-break/>tam: sic et ervum et absinthium, abrotonum, polium, et<text:line-break/>alia omnia amara: at solidum corpus, quod decoquitur, mi-<text:line-break/></text:span><text:span text:style-name="T19">nus </text:span><text:span text:style-name="T12">amarum apparet. Quod si in aliam aquam transfun-</text:span></text:p>
      <text:p text:style-name="P16"><text:span text:style-name="T12">dens rursus (ut paulo ante diri) decoxeris, magis etiam<text:line-break/>quam ante amarorem abjecisse deprehendes. Quod si tertio<text:line-break/>aut quarto in aliam aquam transfuderis, magis adhuc </text:span><text:span text:style-name="T22">id ac-<text:line-break/>cidet, quam</text:span><text:span text:style-name="T12"> prius, 'adeo ut tandem omnem prorsus amari-</text:span><text:span text:style-name="T28">1<text:line-break/></text:span><text:span text:style-name="T12">tudinem deponat. Ad eundem modum quae acria sunt,<text:line-break/>ut allium, caepa, porrum, aquam, in qua elixa fuerint, ma-<text:line-break/>nifeste acrem efficiunt; suum autem proprium corpus mluus<text:line-break/>apre habent. Quod si sublude lu aliam aquam transmuta-<text:line-break/>ris, omnem prorsus acrimoniam deponent. Quin etiam<text:line-break/>mala acerba, mespila et pira sylvestria, quanto magis coquas,<text:line-break/>tanto dulciora ipsa efficias, ipsum vero' decoctum acerbum<text:line-break/>efficitur: sivero succos ipsus solos per se coxeris, primum<text:line-break/>quidem fassiores, postea autem amari etiam fiunt. Quam-<text:line-break/>obrem, quod ad succos attinet, Praxagoram ac Philotimum<text:line-break/>recfe leniisse (ut diximus) est concedendum</text:span><text:span text:style-name="T12">;' </text:span><text:span text:style-name="T12">de solidis vero'<text:line-break/>corporibus res aliter habet, ac censuerunt. Nani si, ut<text:line-break/>paulo ante diximus, ex prima aqua lu fecundam'ipsa trans-</text:span></text:p>
      <text:p text:style-name="P52"><text:span text:style-name="T12">feras, et post illam rursus lu tertiam, ant etiam quartam,<text:line-break/>comperies, ea prorsus priorem succum deposuisse, adeo ut<text:line-break/>degustantibus aquea infipidaque appareant; quod si aquam<text:line-break/>non mutes, primo quidem 'decoctum necessario falsius lappa;<text:line-break/>rehit, " postea vero' amarmnr " - Verum jus' ipsum "in primis<text:line-break/>Praxagoram fefellisse videtur, quod per elixationem salsius<text:line-break/>redditur, non intelligeutem, quod, sale aut garo statim initio<text:line-break/>conditurae in aquam injecto, necessario procedente coctione<text:line-break/>succus falsior'quam ante efficitur; quemadmodum etiam, 'si;<text:line-break/>nulla alia re immissa, purae ac 'dulcissimae aquae salis mi-<text:line-break/>nimum permisceas; nam ca quoque fervefacta falsior reddi-<text:line-break/>tur. Et quid mirum, quum ipfa aqua optima diutius decocta<text:line-break/>salsum qudlitatem tandem assumat?</text:span></text:p>
      <text:h text:style-name="Heading_20_2" text:outline-level="2">Cap. XXX<text:span text:style-name="T9">III</text:span>. [De animalibus, quinus testa pro cute<text:line-break/>est.]</text:h>
      <text:p text:style-name="P76"><text:span text:style-name="T12">Quum fd, quod totum corpus ceu vestimentum quod-<text:line-break/>danr cuique iraliyuur ambit, cutis appelletur, eique bucciua</text:span><text:span text:style-name="T37">7</text:span></text:p>
      <text:p text:style-name="P16"><text:span text:style-name="T12">rum, purpurarum, ostreorum, hiatularum et aliorum id ge-<text:line-break/>nus tegumentum proportione respondeat,. idcirco, haeal ani-<text:line-break/>malia cstracoderma appellant: tegumentum enim, quod ex-<text:line-break/>trinsecus ipsis est circumdatum,. testae aut lapidi palam est<text:line-break/>simile. Omnibus porro ejusmodi est commune, ut fassum<text:line-break/>in carne succum contineant, qui alvum subducit ; quodseor-<text:line-break/>sum nincuique magis mluusve inest pro qualitatis ac quan-<text:line-break/>titatis,ratione. Siquidem ostrea luter alia testacea carnem<text:line-break/>habent mollissimum; parvae autem hiatulae, vertebrae, </text:span><text:span text:style-name="T12">un-<text:line-break/></text:span><text:span text:style-name="T12">gues , . purpurae, buccluae omuiaquo .hujusmodi- duram.<text:line-break/>Non abs re igitur ostrea quidem alvum valentius subducunt,<text:line-break/>corpus autem imbecillius nutriunt; , duriora yero difficilius<text:line-break/>qnisienr concoquuntur, fed magis nutriunt. Verum </text:span><text:span text:style-name="T12">haec<text:line-break/></text:span><text:span text:style-name="T12">quidem omnia elixantur; ostrea vero citra elixationem<text:line-break/>mandunt; quidam autem etiam lu sartagine frigunt. </text:span><text:span text:style-name="T12">Quem-<text:line-break/></text:span><text:span text:style-name="T12">admodnin autem ex’ testaceis animalibus quae dura </text:span><text:span text:style-name="T12">sunt,<text:line-break/></text:span><text:span text:style-name="T12">carnem ad coquendum, ita etiam ad corrumpendum </text:span><text:span text:style-name="T12">habent<text:line-break/></text:span><text:span text:style-name="T12">difficilem; </text:span><text:span text:style-name="T12">' </text:span><text:span text:style-name="T12">oli earnque causam ea faepe iis exhibemus,’ </text:span><text:span text:style-name="T12">qni-</text:span></text:p>
      <text:p text:style-name="P53"><text:span text:style-name="T12">bns cibi in ventriculo-ob pravos fucdos corrumpuntur, sive<text:line-break/>ex jecore lu </text:span><text:span text:style-name="T22">euin</text:span><text:span text:style-name="T12"> cousiuant, sive in ipsius' tunicis contineant-<text:line-break/>tur.-' Habent autem omnia,' ut diximus, ' succum sassuui,<text:line-break/>ventri dejiciendo idoneum, sed minus'quae diifa carne sunt,''<text:line-break/>quam </text:span><text:span text:style-name="T12">ostrea: </text:span><text:span text:style-name="T12">prolude cibum corrumpentibus ea exhibemini<text:line-break/>bis </text:span><text:span text:style-name="T22">ferve</text:span><text:span text:style-name="T12"> in optima'aqua elixantes et; qniimpraor salia j ani<text:line-break/>apparuerit, </text:span><text:span text:style-name="T12">in aliam </text:span><text:span text:style-name="T12">purum transferentes, </text:span><text:span text:style-name="T12">s </text:span><text:span text:style-name="T12">Gignitur auteni<text:line-break/>ex ipsis succus crudus, quem vocant, piurimns, tft' ex iis,<text:line-break/>quae molli sunt carne, pituita. Quemadmodum igitur, qniun<text:line-break/>fuiccum salsum exuerint, caro ipsornm' corruptu est difficilis<text:line-break/>et'alvum sistit, </text:span><text:span text:style-name="T22">ita,</text:span><text:span text:style-name="T12"> si quis ipsa sale .aut garo condierit' (quo<text:line-break/>modo hiatulas solent) et succum ex- ipsis genitum ebiberit;<text:line-break/>venter quidem' ei abunde dejicietur y </text:span><text:span text:style-name="T12">• </text:span><text:span text:style-name="T12">corpus tamen nilul ex<text:line-break/>eo sumet alimenti. </text:span><text:span text:style-name="T12">'al-ts </text:span><text:span text:style-name="T12">- </text:span><text:span text:style-name="T12">. xnu» </text:span><text:span text:style-name="T12">'<text:tab/></text:span><text:span text:style-name="T12">"u</text:span></text:p>
      <text:h text:style-name="Heading_20_2" text:outline-level="2">Cap. XXXIV. [De crustatis.]</text:h>
      <text:p text:style-name="P76"><text:span text:style-name="T12">Astari;paguri, can-<text:line-break/>cri; locusiae, carides, gammari ac id genus alia tenui testa<text:line-break/>concluduntur, duritieque testaceis funs-similis, sed minus.</text:span></text:p>
      <text:p text:style-name="P54"><text:span text:style-name="T12">quam illa, salli humoris continent, quanquam eum habent<text:line-break/>satis multum. Dura in totum carne- constant; ideoque et<text:line-break/>ad coquendum, sunt difficilia et sumi alimenti, quum sesti-<text:line-break/>cet lu aqua potulenta cocta prius suerint. Horum quoque<text:line-break/>curo, ut ostreorum, quum, cocta prius, ut dictum est,••suc-<text:line-break/>cum salsum in aqua .deposuerit,, alvum sistit. Aegre etiam<text:line-break/>corrumpuntur, non secus ac testacea, quae duram habent<text:line-break/>carnein.</text:span></text:p>
      <text:h text:style-name="Heading_20_2" text:outline-level="2">Cap. XXXV. [D<text:span text:style-name="T1">e</text:span> mollibus.]</text:h>
      <text:p text:style-name="P55"><text:span text:style-name="T12">Mollia vocantur, quae<text:line-break/>neque squamas, neque nsperarn cutimjaut testaceam habent,<text:line-break/>sed mollem instar humanae; cujus generis funt polypi ,-se-<text:line-break/>piae, loligines</text:span><text:span text:style-name="T12">,</text:span><text:span text:style-name="T22">et</text:span><text:span text:style-name="T12"> alia,-quae his sunt similia. Haec certe,<text:line-break/>quoniam neque, squameum, neque asperum, neque testaceum<text:line-break/>tegmen .gerunt, mollia tangenti apparent, durae tamen sunt<text:line-break/>carnis, et ad coquendum difficilia, exiguumque in se suor<text:line-break/>cmu salsum continentia. Si tamen concoquuntur, alimen-<text:line-break/>tum non paucum corpori exhibebunt. Caeterum haec quo-<text:line-break/>que succi crudi plurimum gignunt-<text:tab/></text:span><text:span text:style-name="T12">,</text:span></text:p>
      <text:h text:style-name="P6" text:outline-level="2">Cap. XXXVI. [De cartilagineis.]</text:h>
      <text:p text:style-name="P76"><text:span text:style-name="T12">Horum anima-<text:line-break/>lium cutis est aspera ac noctu splendicans, ideoque nonnulli,<text:line-break/>quia splendorem habeant, </text:span><text:span text:style-name="T43">σελάχια </text:span><text:span text:style-name="T12">ipsa ajunt fuisse nominata,<text:line-break/>luter ipfa autem torpedo et pastinaca carnem habent mol-<text:line-break/>lem </text:span><text:span text:style-name="T12">ac </text:span><text:span text:style-name="T12">jucundam, ceu et mediocriter per ventrem fubeun-<text:line-break/>tem, nec concoctu dissicilem. Nutriunt item mediocriter,<text:line-break/>ceu alia quoque omnia, quae testa molli sunt praedita, Cun-<text:line-break/>ctis porro id est commune, ut, quae partes ad caudam sunt,,<text:line-break/>mediis partibus sint corpulentiores: id quod torpedinibus<text:line-break/>praecipue inest. Nam horum animalium partes mediae<text:line-break/>ridentur lu fe ipsis habere velut cartilaginem quandam tabi-..,<text:line-break/>dam. Raja autem, leviraja, squatina, omniaque hujusmodi<text:line-break/>duriora funt, et concoctu difficiliora, alimentique copiosio-<text:line-break/>ris, quam torpedo et pastinaca. </text:span><text:span text:style-name="T28">;</text:span></text:p>
      <text:h text:style-name="Heading_20_2" text:outline-level="2">Cap. XXXVII. [De cetaceis animalibus.]</text:h>
      <text:p text:style-name="P76"><text:span text:style-name="T12">Diximus’<text:line-break/>quidem jam ante de cetaceis animalibus, quae marina funt;<text:line-break/>in quo numero funt phocae, balaenae, delphini et libellae;<text:line-break/></text:span><text:span text:style-name="T12">ac </text:span><text:span text:style-name="T12">grandiores thunni, et praeter illa .canes, quaeque, his</text:span></text:p>
      <text:p text:style-name="P16"><text:span text:style-name="T12">funt similia. Nunc autem de ipsis quoque in summa dicen-<text:line-break/>dum, quod omnia ejusmodi duram et praxi succi atque ex-<text:line-break/>crernentitiam habent carnem; quapropter sale prius con-<text:line-break/>dientes ipsis ut plurimum utuntur, alimentum, quod ex<text:line-break/>ipsis lu corpus distribuitur, </text:span><text:span text:style-name="T22">ea</text:span><text:span text:style-name="T12"> falitura tenuius' efficientes,<text:line-break/>eoque coctioni et sanguini faciendo accommodatius. Nam<text:line-break/>recens horum caro, ni valde probe concoquatur, crudorum<text:line-break/>succorum copiam magnam in venis congerit.</text:span></text:p>
      <text:h text:style-name="Heading_20_2" text:outline-level="2">Cap. XXXV<text:span text:style-name="T9">II</text:span>I. [De echinis marinis.]</text:h>
      <text:p text:style-name="P76"><text:span text:style-name="T12">Ex mulso<text:line-break/>eduntur hi et guro alni subducendae gratia, paranturque,<text:line-break/>in patinis, ovis, pipere rnelleque injectis. Imbecilli sunt<text:line-break/>alimenti ac medii luter ea, quae humores, extenuant ac<text:line-break/>densant.</text:span></text:p>
      <text:h text:style-name="Heading_20_2" text:outline-level="2">Cap. XXXIX. [De melle.]</text:h>
      <text:p text:style-name="P78"><text:span text:style-name="T12">Omnis alimentorum<text:line-break/>materia hactenus duobus generibus est comprehensa, quo-<text:line-break/>rum alterum quidem -ipsiorum a plantis, alterum vero ab</text:span></text:p>
      <text:p text:style-name="P17"><text:span text:style-name="T12">animalibus sumebatur.; ab utroque verc ipsorum mel est se-<text:line-break/>creturn; oritur enim lu plantarum foliis</text:span><text:span text:style-name="T12">; </text:span><text:span text:style-name="T12">• est autem neque,<text:line-break/>fuccus earum, neque fructus, neque pars, fed ejusdem:est<text:line-break/>cum rore generis; non tamen assidue nec copiose,, ut ille,<text:line-break/>provenit. Memini aliquando, quum aestate super arborum<text:line-break/>ac fruticum herbarumque folia mel quam plurimum suisset<text:line-break/>repertum, agricolas velut ludentes cecinisse, . </text:span><text:span text:style-name="T22">Juppiter rnelle<text:line-break/>pluit.</text:span><text:span text:style-name="T12"> Praecesserat autem nox, ut per aestatem, bene fri-<text:line-break/>gida, (nam tum tempus anni aestivum erat,) pridieque calida<text:line-break/>et sicca suerat aeris temperies. Peritis quidem naturae lu-<text:line-break/>terpretibus videbatur halitus e terra et aquis a solis calore<text:line-break/>sublatos ac delude exacte tenuatos ac coctos </text:span><text:span text:style-name="T22">a</text:span><text:span text:style-name="T12"> frigore se-<text:line-break/>quutae noctis concretos coaluisse.- Apud nos vero ruro id<text:line-break/>accidit, lu monte autem Libano quotanuis persaepe. Ita-<text:line-break/>que coria super terram extendentes et arbores excutientes,<text:line-break/></text:span><text:span text:style-name="T12">.. </text:span><text:span text:style-name="T12">quod ab eis defluit, excipiunt, et ollas ac fictilia melle im-</text:span></text:p>
      <text:p text:style-name="P18"><text:span text:style-name="T12">pIent, vocantque id mel roscidum et aerium. Proinde con-</text:span></text:p>
      <text:p text:style-name="P16"><text:span text:style-name="T12">stat, materiam, ex qua mel generatur, rori esse congenerem.<text:line-break/>Videtur autem et ex plantis, lu quarum soliis colligitur, bo-<text:line-break/>ni rnalive quidpram ipsi accedere; ideoque laudatissimum in<text:line-break/>locis mel gignitur, lu quibus thymus </text:span><text:span text:style-name="T12">et </text:span><text:span text:style-name="T12">aliae quaedam her-<text:line-break/>bae ac frutices, temperamento, calidae et siccae affatim pro-<text:line-break/>veniunt; tenuiorum enim est partiamfd mel, quodluhujus-.<text:line-break/>modi plantis generatur; ideoque. lu,calidis corporibus prorn-,<text:line-break/>pte lu bilem vertitur;; ,frigidis veroralve per aetatem,, sive<text:line-break/>per morbum, sive natura talia suerint, est accommodatissi-<text:line-break/>amni; ob id lu sanguinem mutatum nutrire ipsa potest;-.. in<text:line-break/>calidis vero prius lu bilem quam lu sanguinem mutatus-<text:line-break/>Quum autem tenuium sit partium, acrimoniae quiddam ha-<text:line-break/>beat est necesse, qua alvum ad excretionem proritet; quam<text:line-break/></text:span><text:span text:style-name="T19">certe </text:span><text:span text:style-name="T12">adimentes ipsum efficimus ad distributionem et coctio-<text:line-break/>nem accommodatius. Commodissime autem ipsam adime-<text:line-break/>mus, si primum multum illi aquae admiscuerimus, ac delu-<text:line-break/>de tantisper coxerimus, quoad spumare desinat; oportet au-<text:line-break/>tem spumam statim, ut emerserit, continenter ah ipso tollere;</text:span></text:p>
      <text:p text:style-name="P16"><text:span text:style-name="T12">quum eniur hac parandi ratione </text:span><text:span text:style-name="T12">acrimoniam deposuerit, </text:span><text:span text:style-name="T12">ne-<text:line-break/>que amplius alviumadlexecetionem-irritaliit; haud cunetan-<text:line-break/>ter in coipus distribuetur, t-Melicratum vero, quod paniif-<text:line-break/>per </text:span><text:span text:style-name="T12">aut </text:span><text:span text:style-name="T12">nihil onuiino</text:span><text:span text:style-name="T28">r</text:span><text:span text:style-name="T12"> coetum suerit, prius- dbjicitur, quani<text:line-break/>concoquo et in' corpus" distribui et nutrire possit. Prae-<text:line-break/>terea in eo differunt, ‘quoduoel non plene coctum* in vena<text:line-break/>triculo atque intestinis flatus quosdam gignat; contra, quod<text:line-break/>lu </text:span><text:span text:style-name="T12">decoctione </text:span><text:span text:style-name="T12">spumam- omnem abjecerit, flatus est expers' et<text:line-break/>urinam movet. Quod si quis citra aquae admixtionenr </text:span><text:span text:style-name="T28">:</text:span><text:span text:style-name="T12">mel<text:line-break/>folnin delingat, nutriet qnisiemtinsicusius,'' scd nivj.iii-plrdni-<text:line-break/>ptius dejiciet. • Largius vero funrptum' ventrem superio-<text:line-break/>rem ad vomitum solet concitare. ' Eliriftn 'autem sine</text:span><text:span text:style-name="T22">'agsin, -<text:line-break/></text:span><text:span text:style-name="T12">neque vomitum similiter movet; • neque alvum subducit,''Vet<text:line-break/>rirm distribuitur 'et nutrit magis; urinam autem ihinualeni<text:line-break/>qnod cum aqua est elixum, ciet; quamquam- rie tiun qni-<text:line-break/>dem, quum nutrit, alimenti multum corpori exhibet; adde<text:line-break/>ut non deluerint, quibus nihil prorsus alere ridmetsivj.'qui<text:line-break/>abunde -consutantnr lu tertio-de vietus iatioile ih morlifo</text:span></text:p>
      <text:p text:style-name="P16"><text:span text:style-name="T12">acutis, qui Hippocratis est liber, a nonnullis quidem contra<text:line-break/>Calsiias sententias inscriptus, ab aliis de ptisana, utrisque in<text:line-break/>hoc</text:span><text:span text:style-name="T37">;</text:span><text:span text:style-name="T12">delinquentibus;, ut lu commentariis in. eurn librum.scri-<text:line-break/>ptis. pftendimus. </text:span><text:span text:style-name="T37">y</text:span><text:span text:style-name="T12"> </text:span><text:span text:style-name="T12">In praesentia vero satius erat ea de melle<text:line-break/>dixisse,: quae diximus, quorum summa est, senibus quidem<text:line-break/>ac ni universum- frigidi temperamenti ^corporibus mel, esse<text:line-break/>accommodum,, aealte autem florentibus qt pali dis ni-bflem<text:line-break/>vecti, praeterea exiguumuobis: alimentum ex ipso accedere,<text:line-break/>nisi verti in bilem occupet; qnod fi ei id accidat, tunc nihil </text:span><text:span text:style-name="T12">"<text:line-break/></text:span><text:span text:style-name="T12">prorsus nutrire posse. Clarum autem est, qucd pallidam et<text:line-break/>flavam bilem ex eo gigni dicimus, mon atram. Diximus<text:line-break/>enim jam saepenumero, medicos solere bilem ejusmodi sirn-<text:line-break/>pliciter citra coloris adjectionem nominare, reliquas vero<text:line-break/>biles omnes cum coloris sui nomine explicare. Alias autem<text:line-break/>omnes, porracea excepta, quum corpus graviter aegrotat,<text:line-break/>excerni ridemus; flava vero et pallida et porracea etiam<text:line-break/>sine morbis evomuntur sqepenurnero ac.dejiriuntur.</text:span></text:p>
      <text:h text:style-name="P6" text:outline-level="2">Cap. XL. [De vino.]</text:h>
      <text:p text:style-name="P78"><text:span text:style-name="T12">Vinum quidem ex eorum<text:line-break/>esse numero; quae nostrum corpus.alimt, omnes .fatentur,:<text:line-break/>modo fi; quicquid alit, cibus sit, rxinum, etiam iu genere, ei-<text:line-break/>horum est ponendum. Quidam tamen medici negant- id cir<text:line-break/>bum esse appellandum,- quod potus,</text:span><text:span text:style-name="T22">.in,</text:span><text:span text:style-name="T12"> sermone quotidiano<text:line-break/>cibo fit oppositus, qui potio etiam appellatur, </text:span><text:span text:style-name="T12">’ </text:span><text:span text:style-name="T12">ut cibus esca<text:line-break/>et edulium.; . ob eamque causam vinum nolunt vocare ali-<text:line-break/>mentum, quanquarn alere ipsum </text:span><text:span text:style-name="T12">non„</text:span><text:span text:style-name="T12">diffiteantur,quod<text:line-break/>unum lu praesentia requirimus.Quod fi alias..quosdam<text:line-break/>materias alere quidem concederent, alimenta; tamem nomi-<text:line-break/>nare vetarent, omninur. earum, d.octrinerniiij, unujn.vclumen<text:line-break/>conservemus ni qurun autem sp Ium</text:span><text:span text:style-name="T12">: </text:span><text:span text:style-name="T12">vinum nolint , appellare<text:line-break/>alimentum, tametsi ipsum nutriat,, permittant nobis tracta-<text:line-break/></text:span><text:span text:style-name="T12">tui </text:span><text:span text:style-name="T12">de alimentis brevem de vino sermonem adjungere; quas,<text:line-break/>enim vires Hippocrates in libro de victus ratione in morbis<text:line-break/></text:span><text:span text:style-name="T12">acutis </text:span><text:span text:style-name="T12">enumerat, non ut alimenti funt, scdmagis ut medi-, .<text:line-break/>carnenti. • ; Illas. quidem igitur, et lu tertio commentariorum<text:line-break/></text:span><text:span text:style-name="T12">in illum </text:span><text:span text:style-name="T12">librum et,in methodo.</text:span><text:span text:style-name="T12">medendi &gt;ac </text:span><text:span text:style-name="T12">sanitatis, tuendae</text:span></text:p>
      <text:p text:style-name="P16"><text:span text:style-name="T12">libris exposuimus; lu praesimtia vero ipsius, differentias in<text:line-break/>alendo-sumus tradituri;- fumpto hinc initio.- Vinorum om-<text:line-break/>nium rubra simul et crassa sanguini generando sunt accorn-<text:line-break/>niodatissima, ut quae minima egeant- mutatione, ut sanguis<text:line-break/>stanti- Post-ipsa sinit nigra-erassaque' et dulcia; tum quae<text:line-break/>colore quidem rubra suutlet nigra, consistentia autem crassa<text:line-break/>sura erini adstringendi qualitate. ' His autem mluus sua </text:span><text:span text:style-name="T22">na-<text:line-break/>tura</text:span><text:span text:style-name="T12"> alunt, quae aIba funt simul ac erassa et acerba. Om-<text:line-break/>nium autem minimum nutriunt, quae colore quidem sunt<text:line-break/>alba, consistentia autermtenuia et aquis hydromeliti faciendo<text:line-break/>appositis quodammodo similia. Quod vero viua crassa ma-<text:line-break/>gis quam tenuia alant, declarat ipsorum natura; praeterea<text:line-break/>experientia </text:span><text:span text:style-name="T12">id </text:span><text:span text:style-name="T12">ipsum comprobat. Dulcia vero consicinirtur<text:line-break/>im ventriculo </text:span><text:span text:style-name="T22">ac'</text:span><text:span text:style-name="T12"> distribuuntur facilius quam austera, ut<text:line-break/>quae facultate sunt calidiora. Quae autem admodum sunt<text:line-break/>erassa, tardius quidem perficiuntur ac distribuuntur;- sitamen<text:line-break/>lu ventriculum adeo robustum lucidant, iit umifici recte abeo.</text:span></text:p>
      <text:p text:style-name="P16"><text:span text:style-name="T12">pclfint, </text:span><text:span text:style-name="T12">alimentum copiosius corpori exhibebunt. Constat </text:span><text:span text:style-name="T12">prae -.<text:line-break/>turea, quod, quemadmodum </text:span><text:span text:style-name="T12">haec </text:span><text:span text:style-name="T12">corpori’ alendo tenuioribus<text:line-break/>sunt praestantiora, ita ad urinam ciendam sunt deteriora.</text:span></text:p>
      <text:h text:style-name="Heading_20_2" text:outline-level="2">Cap. XLI. [De cibis sale conditis, lu superiore libro<text:line-break/>praetermissis.]</text:h>
      <text:p text:style-name="P78"><text:span text:style-name="T12">De cibis sale conditis et mediis ad- finem<text:line-break/>operis scribere distulimus. Ne haec igitur desiderentur,<text:line-break/>tempestivum jam suerit utrorumque vires explicare. Ani-<text:line-break/>malium corpora, quorum carnes durae simul sunt ac excre-<text:line-break/>mentitiae, ad saliendum sunt accommoda; </text:span><text:span text:style-name="T22">voco</text:span><text:span text:style-name="T12"> autem ex-<text:line-break/>crementitias (ut superiori sermone); quae per totas scse distu- '<text:line-break/>fmn habent humorem pituitosiorem; qui quanto copiosior<text:line-break/>suerit ac crassior, tanto caro, si saliatur; melior evadet.<text:line-break/>Quae vero aut admodum mollem; aut valde siccum et mini-<text:line-break/>siie exerementosum habent corporis habitum, ad saliendum<text:line-break/>funt inepta. Salis namque facultas (ut in opere de simplici-<text:line-break/>bus medicamentis demonstravimus) est composita; nani </text:span><text:span text:style-name="T22">coi-<text:line-break/></text:span><text:span text:style-name="T12">potum, quibus admovetur, humores superfluos tenuat ac di-<text:line-break/>gerit, et praeterea corpora ipsa cogit in scfie ac condeusat.</text:span></text:p>
      <text:p text:style-name="P56"><text:span text:style-name="T43">οχι </text:span><text:span text:style-name="T12">i ni, .<text:tab/>, .<text:tab/></text:span><text:span text:style-name="T22">• sac A</text:span><text:span text:style-name="T12"><text:tab/>jnift , '.<text:tab/>.. Tlli- P</text:span></text:p>
      <text:p text:style-name="P18"><text:span text:style-name="T12">quum nitri spuma et laxum aphronitrum tenuare quidem ,et<text:line-break/>discutere possint, cogere vero et condensare non possint<text:line-break/>Corpora igitur, quae natura suut sicca, falis conspersu exare-<text:line-break/>facta. cibo fiunt inepta. Quidam autem leporem salire ag-<text:line-break/>gressus mustelis exiccatis similem </text:span><text:span text:style-name="T22">rednidit.. </text:span><text:span text:style-name="T12">Suum </text:span><text:span text:style-name="T22">vero<text:line-break/></text:span><text:span text:style-name="T12">obesorum ac aetate florentium carnes ad saliendum sunt ap-<text:line-break/>positae, ut quae utriusque excessus sint, expertes, aimosorum<text:line-break/></text:span><text:span text:style-name="T12">. </text:span><text:span text:style-name="T12">videlicet siccitatis et novellorum porcellorum immodicae liu-<text:line-break/>militatis. Quemadmodum enim corpora sicca salita coriis<text:line-break/>evadunt similia, sic contra, quae innuo dica, iiijnriditate dis;<text:line-break/>fluunt, salis commercio liquuntur. Osi .eam causam nec<text:line-break/>pisces mollis carnis et excrementis vacui, ut quos saxati-<text:line-break/>les vocant, et aselli, qui in puro meri degunt, ad saliendum<text:line-break/>sunt accommodi. Graculi vero et pelamides et myli, sardae<text:line-break/>et sardenae, quaeque, saxatilia vocant et salsamenta, ad sa-<text:line-break/>liendum simt appositi; praeterea ex marinis helluis cetacea<text:line-break/>salita evadunt meliora; .habent eniin et ipsa carnem </text:span><text:span text:style-name="T22">excrea</text:span></text:p>
      <text:p text:style-name="P16"><text:span text:style-name="T12">mentosam. Muli vero, quod sicca eorum caro sit, et ab ex-<text:line-break/>crementis pura, - non sunt ad saliendum accommodi. ‘ Ex<text:line-break/>his autem perspicuum est, ea ad coquendum esse .difficillima,<text:line-break/>quae, sale condita dnia evadunt </text:span><text:span text:style-name="T12">ac </text:span><text:span text:style-name="T12">nervosa et veluti cuta-<text:line-break/>cea ac coriacea; quae, vero, contra habent, tenuia quidem<text:line-break/>ipsa redduntur, mansa autem humores crassos ac glutino-<text:line-break/>sos tenuant. Praestantissima autem omnium, quae mini<text:line-break/>experientia cognoscere' licuit, sunt, quae a veteribus, medi-<text:line-break/>cis Sardica salsamenta nuncupantur, hoilie Surdas vocant,<text:line-break/>et myli, qui ex Ponto advehuntur; secundum autem post<text:line-break/>illa locum habent graculi et pelamides, et quae saxa tina<text:line-break/>appellant.</text:span></text:p>
      <text:h text:style-name="Heading_20_2" text:outline-level="2">Cap.XLII. [De mediis eduliis.]</text:h>
      <text:p text:style-name="P78"><text:span text:style-name="T12">In singulis diffe-<text:line-break/>rentiis eorum, quae alimentis inesse diximus, quaedam sunt<text:line-break/>media. Etenim luter ea, quae molsi sunt carne et quae dura,<text:line-break/>medium quiddam reperias, quod nec molli, nec dura sit car-<text:line-break/>ne; similiter inter tenuantia et incrassantia; calefacientia et<text:line-break/>refrigerantia, siccantia et humectantia. Atque animalibus</text:span></text:p>
      <text:p text:style-name="P16"><text:span text:style-name="T12">naturalem temperiem inculpatam quidem fervuntibus simi-<text:line-break/>lia suis naturis cibaria conveniunt; iis vero,, quae pravam<text:line-break/>temperiem aut ab luitio funt sortita, aut post acquisiveiunt;<text:line-break/>non similium sibi ipsis esus, fed contrariorum est utilis.<text:line-break/>Servatur enim similibus, quod probe fecundum naturum est<text:line-break/>temperatum, quemadmodum, quod male est temperatum, a<text:line-break/>contrariis ad proprium temperamentum adducitur. Itaque<text:line-break/>singulae animalium naturae suum proprium medium habe-<text:line-break/>bunt, ut homo quidem tale, canis autem tale, atque ita ‘lu<text:line-break/>aliis omnibus: praeterea huic homins sigillarim tale secun-<text:line-break/>dum hanc et illam aetatem, ad haec etiam secundum vitae<text:line-break/>conditionum atque institutorum et regionum, lu'quibus jam;<text:line-break/>siiu habitant, differentias.</text:span></text:p>
      <text:h text:style-name="P2" text:outline-level="1"><text:bookmark-start text:name="bookmark19"/>GALENI DE PROBIS PRAVISQUE<text:line-break/>ALIMENTORUM SVCCIS LIBER.<text:bookmark-end text:name="bookmark19"/></text:h>
      <text:h text:style-name="Heading_20_2" text:outline-level="2">Cap. I.</text:h>
      <text:p text:style-name="P78"><text:span text:style-name="T12">Continua non paucos annos serie grassata<text:line-break/>fames apud multas gentes Romanis subditas manifeste decla-<text:line-break/>ravit haud prorsus mente captis, quantum facultatis habeat<text:line-break/>fucci pravitas ad morborum procreationem. Qui namque<text:line-break/>civitates habitant, ut mos erat ipsis quamprimum aestate<text:line-break/>frumentum parare, quod ad tutum subscquentem anuum </text:span><text:span text:style-name="T12">fup-<text:line-break/></text:span><text:span text:style-name="T12">peteret, ex agris omne frumentum una cum hordeis, fabis<text:line-break/>ac lentibus capientes, caeteros fructus Cereales (quos legu-</text:span></text:p>
      <text:p text:style-name="P16"><text:span text:style-name="T12">mina ac chedropa nominant) rusticis reliquerunt, ex his<text:line-break/>etiam ipsis non pauca lu urbem devehentes. Itaque regio-<text:line-break/>nis hujus homines, consumptis hyemeuis, quae relicta sue-<text:line-break/>runt, vere toto succi pravi alimentis uti coacti sunt, vescen-<text:line-break/>tes 'arborum fruticumque germinibus ac turionibus, bul-<text:line-break/>bisque et stirpium </text:span><text:span text:style-name="T22">mali succi</text:span><text:span text:style-name="T12"> radicibus, agrestia praeterea<text:line-break/>quae vocant olera, prout cuique Eorum se copia offerebat,<text:line-break/>profuse ad saturitatem usque ingerentes, quemadmodum et<text:line-break/>herbas virentes totas edebant elixas, quas prius nunquam,<text:line-break/>ne periculi quidem faciundi gratia, degustaverant. Itaque<text:line-break/>ridere erat ex his quosdam ultimo vere, sed prope omnes<text:line-break/>ineunte aestate, ulceribus in cute quamplurirnis correptos;<text:line-break/>quorum non unica esset in omnibus facies; siquidem erysi-<text:line-break/>pelas alia, phlegmonen alia referebant, atque alia lrerpe-<text:line-break/>tem, sicuti impetiginem alia, et psurarn et lepram alia. At-<text:line-break/>que horum quae mitiora erant, per cutim efflorescentia vi-<text:line-break/>tiosum succum e visceribus prosundoque corporis evacua-<text:line-break/>runt; aliis vero quibusdam carbunculi et phagedaenae spe-</text:span></text:p>
      <text:p text:style-name="P16"><text:span text:style-name="T12">cie </text:span><text:span text:style-name="T12">quum apparuissent cum febre, plurimos interfecere,<text:line-break/>paucissimis aegre poss multum 'temporis fervatis; At sine<text:line-break/>cutaneis </text:span><text:span text:style-name="T12">affectibus febres </text:span><text:span text:style-name="T12">plurimae viguere, • </text:span><text:span text:style-name="T12">quas </text:span><text:span text:style-name="T12">ipsas tum<text:line-break/>alvi recrementa sequebantur graveolentia et' </text:span><text:span text:style-name="T12">mordacia, </text:span><text:span text:style-name="T12">dys-<text:line-break/>enteriasque </text:span><text:span text:style-name="T12">et </text:span><text:span text:style-name="T12">tenesmos postremo afferentia, tum </text:span><text:span text:style-name="T12">acres </text:span><text:span text:style-name="T12">uri-<text:line-break/>nas, atque </text:span><text:span text:style-name="T12">eas' graviter </text:span><text:span text:style-name="T12">olentes, quae' quoiundam vesicam<text:line-break/>exulcerarunt. Jam nonnulli dijudicati </text:span><text:span text:style-name="T12">'sudoribus </text:span><text:span text:style-name="T12">sunt, </text:span><text:span text:style-name="T12">iis-<text:line-break/></text:span><text:span text:style-name="T12">que ipsis male olentibus, abscessibusve putrediuosis. Qui-"<text:line-break/>bus nihil </text:span><text:span text:style-name="T12">horum </text:span><text:span text:style-name="T12">accidit, interiere-omnes; </text:span><text:span text:style-name="T12">aut </text:span><text:span text:style-name="T12">cum mani-<text:line-break/>festa visceris unius'alicujus phlegmone,</text:span><text:span text:style-name="T28">-</text:span><text:span text:style-name="T12"> aut </text:span><text:span text:style-name="T12">ob </text:span><text:span text:style-name="T12">vehemen-<text:line-break/>tiamet malignitatem febrium. Quumque medici nonnulli<text:line-break/>paucis omnino quibusdam sanguinem mittere auderent mor-<text:line-break/>bi luitio, (merito enim remedii hujusce usum reformidabunt<text:line-break/>ob virium jam tum antea imbecillitatem,) nulli eorum ani-<text:line-break/>madverti sanguinem profluxisse probum, qualem videmus de<text:line-break/>sanorum corporibus profluere, sed aut plus justo rufum, aut<text:line-break/>nigriorem, aut serosum nimis, aut acrem, ac venam disse-<text:line-break/>ctam ipsam inter fluendum vellicantem mordicus, sic ut<text:line-break/>aegre inde ad cicatricem duci vulnus posset. Quosdam ve-</text:span></text:p>
      <text:p text:style-name="P16"><text:span text:style-name="T12">ro, praesertim morlbundos, etiam cum febribus fympturnata<text:line-break/>invnserunt mentum affligentia cum vigiliis una altoque so-,<text:line-break/>pore. Atque nll sane mirum rideri debet, si quidem con-.<text:line-break/>trariis inter se tum morbis tum • symptomatis correpti sue-,<text:line-break/>re, qui tunc aegrotarunt, ut qui non solum natura inxicern<text:line-break/>aut.aetate, sed etiam anteacta nictus ratione differrent, ali-,<text:line-break/>mentisque usi essent in fame pugnantibus luter se facultati-<text:line-break/>bus praestitis. His enim rebus, quarum copia erat, omnes<text:line-break/>vescebantur. In diversu porro rerum copia alii cibos </text:span><text:span text:style-name="T12">ad-,<text:line-break/></text:span><text:span text:style-name="T12">hibuere succi acidi, acrisve, aut fassi, aut amari, </text:span><text:span text:style-name="T12">sicut </text:span><text:span text:style-name="T12">au-,<text:line-break/>steris alii, aut acerbis usi sunt, aut qni evidenter refrigera-<text:line-break/>rent, aut immodice humidi essent, aut viscidi, aut medica-<text:line-break/>mentosi. Ipse quosdam novi ex fungorum esu periisse sta-<text:line-break/></text:span><text:span text:style-name="T12">tim, </text:span><text:span text:style-name="T12">quosdam ex cicutae, .aut ferulae, -nec sane paucos </text:span><text:span text:style-name="T12">ex,<text:line-break/></text:span><text:span text:style-name="T12">his vix servatus. Ac caeleris quidem omnibus hominibus,<text:line-break/>qui ratione niterentur, facile fieri posse videbatur, ut, quem-<text:line-break/>admodmn forinsecus exulcerationes ac variae apparebant<text:line-break/>tumorum facies, phleginonniorum et oedematosorum</text:span><text:span text:style-name="T12">, eo-</text:span></text:p>
      <text:p text:style-name="P16"><text:span text:style-name="T12">rumque ad haec, qni erysipelas et fcirrlium referrent, sic<text:line-break/>partibus intimis, quaecunque principes magis essent, totidem<text:line-break/>accidere affectus potuisse. Soli funt, qui quidvis aliud po-<text:line-break/>tius quam succos causari </text:span><text:span text:style-name="T12">audent, </text:span><text:span text:style-name="T12">quicunque rationis exper-<text:line-break/>tes ab Hippocratica de succis- doctrina descivere: equorum<text:line-break/>apud me nonnulli clam confessi sunt</text:span><text:span text:style-name="T12">, </text:span><text:span text:style-name="T12">manifesto se quidem<text:line-break/>contendendi cernere cupiditatem adversus Hippocratem<text:line-break/>existimantium, nihil esse in succis ad sanitatem aut morbum<text:line-break/>usus aut detrimenti, pudere tamen </text:span><text:span text:style-name="T12">eos </text:span><text:span text:style-name="T12">post quinquagesimum<text:line-break/>aetatis annum ad Hippocratis sententiam descendere: sic<text:line-break/>enim videri poterimus (dicebant) non solum discipulis, scd<text:line-break/>etiam iis, qui toto praeterito tempore- nobis usi essent, oh-<text:line-break/>fuisse. . Quin in honore fe quoque apud mortalium multos<text:line-break/>esse ajebant, ceu vera dogmata professos: quae si ipsa quo-<text:line-break/>que prava esse faterentur,- quum indoctiores aliis nisum iri<text:line-break/>se, tum vero suturum, ut eonun, qui antea ipsorum opera<text:line-break/>utebantur, nullus lu posterum esset usurus. His itaque<text:line-break/>multum veniae condonemus par est,' nou quidem culpatu</text:span></text:p>
      <text:p text:style-name="P16"><text:span text:style-name="T12">eorum instituto, sed de illorum una infortunio miserti, qui,<text:line-break/>antequam judicium ferre de doctrinis possent, magistros<text:line-break/>nacti sint improbos; illi contra odio merito habendi funt,<text:line-break/>qui ob honoris contentionem primi plaritormn feclas eri-<text:line-break/>gunt, quippe qui volentes scientesque homlues decipere veste<text:line-break/>videantur, non aulern per imprudentiam labantur-; quum<text:line-break/>nullus ad tantum unquam dementiae veniat, ut ignoret,<text:line-break/>quantum </text:span><text:span text:style-name="T22">sit</text:span><text:span text:style-name="T12"> malum contentos in </text:span><text:span text:style-name="T22">corpore</text:span><text:span text:style-name="T12"> humores lu medi-<text:line-break/>cainentosas qualitates converti. Isti ipsi, quibuscum institu-<text:line-break/>tus nobis est sermo, haud fane facile vel etiam neutiqUam<text:line-break/>fieri posse rentur, ut eos, qui ex lethalis medicamenti assum-<text:line-break/>ptione et morboso corporis ipsius affectu periclitantur,<text:line-break/>discernamus. Neque vero illud iron apertissime videmus,<text:line-break/>ut negare nemo audeat, animalium venenum ejaculantium<text:line-break/>succos, quos lu morsu reponunt, alios demorsam partem<text:line-break/>celeriter mortificare; alios putrefacere, aut phlegmonen<text:line-break/>ant dolores vehementissimos ciere, veluti et scorpionem, si<text:line-break/>quis in:euni bis terris jejunus conspuat, statim perire; nam,</text:span></text:p>
      <text:p text:style-name="P16"><text:span text:style-name="T12">sicuti naturae assines aliae aliis </text:span><text:span text:style-name="T12">sunt, </text:span><text:span text:style-name="T12">sic quaedam adversan-<text:line-break/>tur quibusdam, easque perimunt. Porro affinibus nutriri,<text:line-break/></text:span><text:span text:style-name="T22">a</text:span><text:span text:style-name="T12"> contrariis vero corrumpi contingit: estque de his tracta-<text:line-break/>tum fusius in commentariis de naturalibus facultatibus, tum<text:line-break/>de suuplicibus medicamentis; impraesentiarum autem-sutis<text:line-break/>fit enarrasse etiam, quae compertu vidimus in fame. Quod<text:line-break/>si fidem milii adhibueris, (cui, quarnobrem mentiri debeam,<text:line-break/>causae nihil fit, contraque permoleste feram, quod auctores<text:line-break/>multi suis in libris egregie mentiti sint,) explicabo tibi ea,<text:line-break/>quae in universa vita mea experientia longa didici, idque<text:line-break/>diis ipsis testibus invocatis. Ego sane patrem habui, qui<text:line-break/>ad summum geometriae, architecturae, logistcae, arithmetices<text:line-break/>atque astronomiae pervenit, fuitque ab iis, qui illum norant,<text:line-break/>aequitate, probitate et temperantia supra philosophos om-<text:line-break/>nes commendatus. Is me puerum ctianrnum morbis in-<text:line-break/>tactum servaverat praescripta victus ratione. Adulescens<text:line-break/>delude factus quum essem, paler vero in agrum agriculturae</text:span></text:p>
      <text:p text:style-name="P16"><text:span text:style-name="T12">studiosus concessisset, urgebam </text:span><text:span text:style-name="T12">ego </text:span><text:span text:style-name="T12">quidem studia supra con-<text:line-break/>discipulos omnes non interdiu solum, scd etiam noctu; toto<text:line-break/>vero caniculae tempore, quum omnibus fugacibus fructibus<text:line-break/>me explessem cum aequalibus una meis, autumno in rnor-<text:line-break/>bum incidi acutum, sic ut sanguinem mittere necesse habue-<text:line-break/>rim. Reverso deinde in urbem patre, meque quum incre-<text:line-break/>passet, tum revocata in memoriam .priore rictus ratione,<text:line-break/>qua sub ipso usus essem, praecepit, uti de caetero hanc ser-<text:line-break/>varem, aequalium meorum intemperantiam aversatus. Quin<text:line-break/>in sequenti quoque anno studiose egit, ut nivendi rationem<text:line-break/>meam observaret, ne quid de fugacibus fructibus, nisi mo-<text:line-break/>dice, attingerem. Agebam tunc temporis aetatis annum<text:line-break/>undevigesimum; quo anno quum incolumis evasissem, fe-<text:line-break/>quentique deinde diem obiisset pater, liheraliter cum aequa-<text:line-break/>libus una in victu 'fructibus usus, qui sub caniculae tempus<text:line-break/>proveniunt, morbum incurri priori non dissimilem, uti tunc<text:line-break/>quoque vena mihi necessario secanda fuerit. Ex eo 'tem-f<text:line-break/>pore aliquando singulo quoque deinceps anno semper aegro-<text:line-break/>tavi, aliquando intermisso uno, ad anuum urque vigesimum-</text:span></text:p>
      <text:p text:style-name="P16"><text:span text:style-name="T12">octavum: quo tempore, quum periculum adiissem, ne, qua<text:line-break/>parte septo transverso jecur adhaeret, abscessus esset, mihi<text:line-break/>ipsi usum interdixi fugacium omnium, praeterquam ficuum<text:line-break/>uvarumque exacte maturarum, hisque ipsis non immodice,<text:line-break/>sicuti antea, fed moderate adhibitis; habebanique alium<text:line-break/>quendam biennio majorem sodalem ejusdem meeum lusti-<text:line-break/>tuti. Adhibita itaque diligenti de exercitatione cura, tum<text:line-break/>ne quid cruditate laboraremus, immmres hactenus a morbis<text:line-break/>perseveravimus annorum multorum spatio. Jam quoseun-<text:line-break/>que ex amicis aliis pertunsos habui, ut se exercerent viven-<text:line-break/>dique servarent ordinem, animadverti ad hanc usque diem<text:line-break/>incolumes perstitisse, quosdam annorum vigintiquinque in-<text:line-break/>tervallo, quosdam non 'totidem quidem annis, sed fatis ta-<text:line-break/>men multis, prout persuafus quisque fuerat, uti fugacibus<text:line-break/>fructibus abstineret, reliquisque praeterea vitiosi fucci edu-<text:line-break/>liis, de quibus propositum nobis sit hoc libro pertractare.</text:span></text:p>
      <text:h text:style-name="Heading_20_2" text:outline-level="2">Cap. II.</text:h>
      <text:p text:style-name="P78"><text:span text:style-name="T12">Ergo qni exercitatione uti ante cibum pof-<text:line-break/>funt, iis haud certe exquisita victus ratio suerit necessaria;</text:span></text:p>
      <text:p text:style-name="P57"><text:span text:style-name="T12">—i </text:span><text:span text:style-name="T12">•<text:tab/>' </text:span><text:span text:style-name="T12">' i<text:tab/></text:span><text:span text:style-name="T12">-.. •<text:tab/>&gt;<text:tab/></text:span><text:span text:style-name="T12">,<text:tab/>,<text:tab/></text:span><text:span text:style-name="T22">j, .</text:span></text:p>
      <text:p text:style-name="P19"><text:span text:style-name="T12">aliis vero, qni ob negotiorum molem hoc facere prohibentur,<text:line-break/>non sclum innocentiore nictu, verum etiam medicamentis<text:line-break/>salubribus opus fuerit. Plurimi quoque lu eo rerum statu<text:line-break/>degunt mortales., ut bis neque ante cibum recte exercere se<text:line-break/>.liceat, neque opportune satis cibum capere, .neque vero pro-<text:line-break/>be alimentum conficere: hosce intactos morbis perdurare<text:line-break/>diutius impossibile fuerit, nisi consulant subducta sibi alvo<text:line-break/>per intervalla, interdum purgatione etiam validiore, ac<text:line-break/>tempestiva sangninis missione, salubribusque quibusdam ad<text:line-break/>haec medicamentis opportuno tempore epotis. Qnicunque<text:line-break/>vero quietioris vitae institutum ingressi funt, nec coguntur<text:line-break/>.ante; lncem adire potentnm limina, nec, postquam crebro<text:line-break/>fuderint operibus necessariis factitandis, refrigescere, neque<text:line-break/>aliquibus, dum lavantur, assistere, neque alios, quum se do-<text:line-break/>mum iterum conferunt, reducere, ipsi postea lugenti fesii-<text:line-break/>natione loti coenaturn properare, lusce nos prius victus ra-<text:line-break/>tionenr praescribemus, 'unde sanguinem in primis probum<text:line-break/>obtineant; aliisque deinde consulere conabimur, qui nego-</text:span></text:p>
      <text:p text:style-name="P16"><text:span text:style-name="T12">tiniam vitam ducunt-. Fueritque necesse, ut lu memoriam<text:line-break/>revocentur, quae in tribus commentariis disseruimus de ali-<text:line-break/>mentorum facultatibus conscriptis. Igitur inter frumentacea<text:line-break/>cibmn ' exhibent fucci boni panes puri rite 'confecti, qui et<text:line-break/>in clibano sint cocti et antea subacti,- tum fermento constent<text:line-break/>modicc, salisqrie mixtura:' secundas ab his obtinent furna-<text:line-break/>cei.' Nec sane minus alica inter ea; quae optimi succi sunt/<text:line-break/>censetur, sicuti suilla quoque caro, siquidem isse ventricu-<text:line-break/>lus exquisite concoquet, </text:span><text:span text:style-name="T22">'et</text:span><text:span text:style-name="T12"> lu sanguinem vertat jecur:’ visci-<text:line-break/>di nihilominus nescio quid retinent, quodque ideo jecoris<text:line-break/>renum que meatus obducat, quibus astrictiores hi natura<text:line-break/>fuerint. Si quis igitur crebrius utatur, gravitatis sccunduln-<text:line-break/>praedictas jam partes scnsum quendam, aut dolorem etiam<text:line-break/>noununquam praesentiet. Jecinoris porro obstructionem<text:line-break/>comitatur distributionis impedimentum, ac plenitudinis col-<text:line-break/>lectio in inesuraei fimarumque visceris partium venis; quo'’<text:line-break/>cnsu periculum rursus est, ne aut phlegmone sequatur par-<text:line-break/>tium, in quibus facta collectio fuerit, aut redundantium hu-</text:span></text:p>
      <text:p text:style-name="P16"><text:span text:style-name="T12">morum ipsorum putredo;, quandoquidem alterutrum sequi<text:line-break/>necesse .sit crudos crassosque humores, ut aut.</text:span><text:span text:style-name="T12">in </text:span><text:span text:style-name="T12">sanguinem<text:line-break/>convertantur' concocti, aut putrescant, sicuti reliquis quo-<text:line-break/>que omnibus accidit, quaecunque locis calentibus diutius<text:line-break/>moram trahunt. • Proinde inventa medicamenta sunt, sic a<text:line-break/>medicis salubria appellata, quae attenuandi omnia facultate<text:line-break/>constant.; horum fi quidem officium est angustiores </text:span><text:span text:style-name="T22">vias ex-<text:line-break/>pedire,</text:span><text:span text:style-name="T12"> tum abstergere, si quid ex humoribus glutinofi vasis<text:line-break/>adhaerescit, humorumqrie crassitiem incidere et extenuare.<text:line-break/>Caeterum frequens horum usus sanguinem serosum, aut bi-<text:line-break/>linsum, aut melancholicum temporis tractu reddiderit; siqui-<text:line-break/>dem. folita sint: medicamenta haec universa prope, praeter<text:line-break/>id,_ quod attenueut et incidant, etiam vehementius excalefa-<text:line-break/>cere; ab iis autem, quae fic calefaciunt, solidiores partes<text:line-break/>exiecantur, humoresque redduntur crassi, unde renum cal-<text:line-break/>culi existant tophacei. Ergo quum corporis constitutio pro-<text:line-break/>batissima- ea habeatur, quae simul et temperatissima sit et<text:line-break/>humorum transitum expeditum teneat, hac natura praedi-<text:line-break/>tnm possibile sit. siqnidem fe ante cibos quod satis sit exer-</text:span></text:p>
      <text:p text:style-name="P16"><text:span text:style-name="T12">ceat, incolumem assidue praestare, etiam aliquando succi<text:line-break/>crassioris cibis plusculum usum</text:span><text:span text:style-name="T12">; </text:span><text:span text:style-name="T12">quod genus, sicuti diximus,<text:line-break/>alica est et suilla caro, panesque furnacei et clibanitae, qui-<text:line-break/>bus quidem nec exacta adhibita fuerit praeparatio, qualem<text:line-break/>paulo supra retulimus, et imperfecte in clibano decocti sint.<text:line-break/>Ejusdem cum alica naturae eft tragus quoque, quem vocant,<text:line-break/>qui ipse quoque inter frumentacea alimenta connumeratur,<text:line-break/>atque is tamen alica ipsa aegrius in ventriculo concoquitur.<text:line-break/>Nec dissimilem ab his plane facultatem obtinet ovorum, na-<text:line-break/>tura; de quibus distinguendum tamen plenius fit, quemad-<text:line-break/>modurn de lacte quoque. Docebuntur haec ad amussim in<text:line-break/>sermonis progressu haud ita multo posti Prius namque,<text:line-break/>quemadmodum horum ipsorum memini, ut'alimentorum vel-<text:line-break/>uti formulam quandam exprimerem, in quibus cum visci-<text:line-break/>ditate una succorum bonitas et malitia inest, ad eundem mo-<text:line-break/>duin de iis quoque mentionem faciam, quae mediocriter se,<text:line-break/>habent et natura constant inter incrassantes cibos et atle-<text:line-break/>nuantes media; de quibus alibi unieo libro disserui, qui est</text:span></text:p>
      <text:p text:style-name="P58"><text:span text:style-name="T12">'de </text:span><text:span text:style-name="T12">attenuante victits ratione. Hujusmodi tamen plurima<text:line-break/>medicamenti potius quam alimenti nomine vocentur: </text:span><text:span text:style-name="T22">at<text:line-break/></text:span><text:span text:style-name="T22">quae</text:span><text:span text:style-name="T12"> crassos glutinososque succos progignunt edulia, haec<text:line-break/></text:span><text:span text:style-name="T12">fuerint, </text:span><text:span text:style-name="T12">quae quum valentissime alant, tum bonum proerea-<text:line-break/></text:span><text:span text:style-name="T12">re </text:span><text:span text:style-name="T12">sanguinem consueverint, siquidem, ea ventriculus ac je-<text:line-break/></text:span><text:span text:style-name="T12">cur, probe </text:span><text:span text:style-name="T12">conficiat.</text:span></text:p>
      <text:h text:style-name="Heading_20_2" text:outline-level="2">Cap. lll.</text:h>
      <text:p text:style-name="P78"><text:span text:style-name="T54">O</text:span><text:span text:style-name="T12">mnium </text:span><text:span text:style-name="T12">tamen usinime improbantur edu-<text:line-break/></text:span><text:span text:style-name="T12">lia, </text:span><text:span text:style-name="T12">quae attenuantium </text:span><text:span text:style-name="T22">et</text:span><text:span text:style-name="T12"> incrassantium in confinio sunt,<text:line-break/></text:span><text:span text:style-name="T12">ut </text:span><text:span text:style-name="T12">quae in excessuum meditullio et temperie quadam locen-<text:line-break/></text:span><text:span text:style-name="T12">tur. </text:span><text:span text:style-name="T12">Hujusce generis panes optimi sunt, qui quomodo par<text:line-break/></text:span><text:span text:style-name="T12">nentur, </text:span><text:span text:style-name="T12">susius dictum a nobis est lu primo de alimentorum<text:line-break/>facultatibus libro</text:span><text:span text:style-name="T12">: </text:span><text:span text:style-name="T12">gallinarumque praeterea carnes gallo-<text:line-break/></text:span><text:span text:style-name="T12">rumque </text:span><text:span text:style-name="T12">gallinaceorum:, - </text:span><text:span text:style-name="T12">tum </text:span><text:span text:style-name="T12">phasianarum axium, perdi-<text:line-break/></text:span><text:span text:style-name="T12">quin, </text:span><text:span text:style-name="T12">columbarum, attagenum, turturum, turdorum, ineru-<text:line-break/></text:span><text:span text:style-name="T12">larum </text:span><text:span text:style-name="T12">et passerculorum omnium, pifciunrque ad haec faxa-<text:line-break/></text:span><text:span text:style-name="T12">tilium </text:span><text:span text:style-name="T12">littoraliumque </text:span><text:span text:style-name="T12">et </text:span><text:span text:style-name="T12">pelagiorum, et gobiorum, et rnu-<text:line-break/></text:span><text:span text:style-name="T12">raenae, et </text:span><text:span text:style-name="T12">buglossi, </text:span><text:span text:style-name="T12">et </text:span><text:span text:style-name="T12">asellorum, breviterque piscium om-<text:line-break/>nium, 'qnicunque nullam inter edendunr nec visciditateui,</text:span></text:p>
      <text:p text:style-name="P16"><text:span text:style-name="T12">nec saporis sceditatem, nec insuavitatem repraesentant.<text:line-break/>Nec sane paucas distinctiones requirit horum omnium na-<text:line-break/>tura; atque de hormn omnium natura tractaturus deiueeps<text:line-break/>sum, quum de mali succi cibis dicemus, additis prius hoc<text:line-break/>loco, quae desunt. Etenim quicunque plurimum exerce-<text:line-break/>re </text:span><text:span text:style-name="T12">se </text:span><text:span text:style-name="T12">possunt, somnumque, quantum libuerit, producere,<text:line-break/>vitamqne delegerunt a civilibus negotiis procul, possunt<text:line-break/>sane lu crassi glutinofique succi cibos capere, praesertim si<text:line-break/>cui post largum lrorum esum nullus unquam in dextro hy-<text:line-break/>pochondrio aut ponderis, aut teusionis sensus oboriatur;<text:line-break/>quibus vero non licet aut per aetatem, aut ob cousuetudi-<text:line-break/>nem aliquam exercere se ante cibum, abstineant eduliis id<text:line-break/>genus omnibus. Omnino vero otiosi ne ipsi quidemi ad-<text:line-break/>mittere'alimenta hujusmodi debuerint, sed vel gestationibus,<text:line-break/>vel deambulationibus utantur validioris exercitationis vice;<text:line-break/>sicuti namque quies corporis omnimoda maximum est ad<text:line-break/>tuendam sanitatem incommodum, sic plane maximum fuerit<text:line-break/>in mediocri motione commodum; quando ne aegrotaturus</text:span></text:p>
      <text:p text:style-name="P16"><text:span text:style-name="T12">quidem omnino aliquis sit, qui, ne quando cruditate laboret,<text:line-break/>curam gesserit, nec motu aliquo vehementi a </text:span><text:span text:style-name="T22">cibo</text:span><text:span text:style-name="T12"> moveatur.<text:line-break/>Quemadmodum enim omnium maxime commendatur ad sa-<text:line-break/>nitatem exercitatio ante cibos, sic a cibis motus unusquisque<text:line-break/>vel in primis damnatur, eo quod a ventre alimentum anta<text:line-break/>concoctionem, distribuatur, crndiorumque ita humorum vis<text:line-break/>colligatur lu venis, unde morborum genus omne progigni<text:line-break/>soleat, nisi prius aut laboribus pluribus dissipentur ipsi,<text:line-break/>aut concoquuntur, inqne sanguinem vertantur a jecoris ve-<text:line-break/>narnmqne facultate. Itaque securissimum suerit cibos ca-<text:line-break/>visse crassi glutinofique sucti, quibus quidem valetudinis<text:line-break/>solius bonae cura fit, non autem bene habiti corpore esse<text:line-break/>studeant, quod gymnastici sariunt.</text:span></text:p>
      <text:h text:style-name="Heading_20_2" text:outline-level="2">Cap. IV.</text:h>
      <text:p text:style-name="P78"><text:span text:style-name="T12">Cibos igitur crassi succi enumerabo dein-<text:line-break/>ceps, quos hactenus sermone non retuli, initio a panibus<text:line-break/>fumpto. Ex quibus qui neque fermenti, quod fatis fit, ne-<text:line-break/>que salis accepere, neque subacti plurimum, sed nec di-<text:line-break/>bano probe cocti fuerunt, crasso sapra omnes fttcco con-</text:span></text:p>
      <text:p text:style-name="P16"><text:span text:style-name="T12">stant, praeter id quod viscidi etiam nonnihil participant:<text:line-break/>quod succi genus Praxagoras et Philotimus appellunt gluti-<text:line-break/>nosum. Crassi praeterea succi est culeus omnis, sed recens<text:line-break/>succum vitiosum non obtinet, qui inveteratis adesu 'Viscosi-<text:line-break/>tas lu eorum quibusdam crassitiei accessit, non tamen in om-<text:line-break/>nibus, idque ob lactis, unde conficiuntur, naturam; cujus<text:line-break/>non pauca sunt discrimina pro animantium diversitate et<text:line-break/>alimentorum, quae alibi alia capiunt. Ac plurimus quidem<text:line-break/>apud nos est caprini lactis usus, sicuti bubuli apud alias na-.<text:line-break/>tiones; quin et frequenter ovillo utuntur. Crassum tamen<text:line-break/>hoc est, asinarum lacti contrario modo fe habens hoc no-<text:line-break/>mine; pingue bubulum, omnium iu medio caprinum, quip-<text:line-break/>pe quod nec immodice pingue, neque vero crassum fit, ideo-<text:line-break/>que etiam operibus mediocre habetur, quae in humano </text:span><text:span text:style-name="T22">cor-<text:line-break/>pore</text:span><text:span text:style-name="T12"> edit, quum tenue ferofumque lac, sicuti minus alit,<text:line-break/>ita ventrem subducat magiis, crassum contra minus quidem<text:line-break/>alvum emolliat, at magis luterirn nutriat. Ex tribus nam-</text:span></text:p>
      <text:p text:style-name="P16"><text:span text:style-name="T12">que </text:span><text:span text:style-name="T12">substantiis </text:span><text:span text:style-name="T12">tonsitat lac </text:span><text:span text:style-name="T12">quodque </text:span><text:span text:style-name="T12">dissimilium inter </text:span><text:span text:style-name="T12">se </text:span><text:span text:style-name="T12">par-<text:line-break/>tium </text:span><text:span text:style-name="T12">; </text:span><text:span text:style-name="T12">quarum mia serosa est tenuisque, crassa </text:span><text:span text:style-name="T12">altera </text:span><text:span text:style-name="T12">ac<text:line-break/>cascosa, tertia vero pinguis atque oleosa. Neque </text:span><text:span text:style-name="T12">in </text:span><text:span text:style-name="T12">omni-<text:line-break/>bus alnen-animantibus aequa harum portio est, sed lu ca-<text:line-break/>melarum atque asinarum lacte serosae hunriditatis pluri-<text:line-break/>mum, caseosae lu ovillo, pinguis in bubulo. Caprae pro<text:line-break/>reliquis animalium generibus intra excessum omnem medio-<text:line-break/>criter se habent ; illae enim ipsae, siquidem invicem rursus<text:line-break/>conserantur, lu jam nictas differentias cadunt, quando non<text:line-break/>sane parva ea sit, 'quae ab aetate sumitur, sicuti nec quae ex<text:line-break/>pascuis ducitur atque anui tempore intervalloque insuper<text:line-break/>a partu; de quibus ipsis plenius in tertio de alimentorum fa-<text:line-break/>cultate libro tractavimus. Illud hoc loco dixisse satis sit,<text:line-break/>minime tuto sumi caprarum lac absque melle; multis nam-<text:line-break/>que, quisclunrid sumpsissent, in caseum coactum fuit in ven-<text:line-break/>tre: quod quum contingit, mirum, quam hominem gravet<text:line-break/></text:span><text:span text:style-name="T22">a&amp;</text:span><text:span text:style-name="T12"> suffocet. Hoc ipso admiratione dignius, quod in con-</text:span></text:p>
      <text:p text:style-name="P16"><text:span text:style-name="T12">creto </text:span><text:span text:style-name="T12">in grumos sanguine fit, </text:span><text:span text:style-name="T22">si vel </text:span><text:span text:style-name="T22">lu</text:span><text:span text:style-name="T12"> </text:span><text:span text:style-name="T12">vulnus defluat, vel<text:line-break/>ventrem, vel intestinorum aliquod; lude enim et exolvtnr-<text:line-break/>tur et refrigescunt; pulsusque tum parvi tum mali evadunt.<text:line-break/>Quin etiam concretus ad hunc modum in vulneribus san-<text:line-break/>gnis causa est, ut putredo celeriter vicinas partes sanas cor-<text:line-break/>ripiat. Unde igitur fiat, ut humorum nostrorum omnium<text:line-break/>maxime proprius, postquam refrixerit, affectus afferat in-<text:line-break/>gentes adeo, disquirendum sane non parum suerit; inde ta-<text:line-break/>men aperte colligas, quanta sit pravorum humorum qualita-<text:line-break/>tis facultas, quorum rationem nullam ducunt, ut rei vilis,<text:line-break/>medici quidam hoc tempore, illos sequuti, qui se primum,<text:line-break/>ut ita ftatuerent, compararunt Lac certe, ne coaguletur<text:line-break/>lu ventre, epotant nounulli addito melle et aqua tertioque<text:line-break/>ad haec stlle. Optimi succi est lac, quod bene habitorum<text:line-break/>animalium sit, ac post emulsionern statim bibatur; at quod<text:line-break/>decoctum plus jusio fuerit, sncci nimis crassi evadit, potissi-<text:line-break/>muni si triticeam, farinam miliumve aut amylum una de-<text:line-break/>coquas. Caseus crallo succo omnis constat, vetus mali</text:span></text:p>
      <text:p text:style-name="P16"><text:span text:style-name="T12">etiam succi est, possis tamen subducendae alvi gratia ante<text:line-break/>cibunr recens coagulatos edere cum melle; nam et vetustis<text:line-break/>Iri crassum minus succum obtinent, ac nequaquam pravum.<text:line-break/>Quod ex coactis defluit serum, satis quidem alvum ducit.<text:line-break/>Cibus etiam fuerit crassus, quique eam </text:span><text:span text:style-name="T12">ob </text:span><text:span text:style-name="T12">rem jecoris meatus<text:line-break/>infarciat, placenta, quam ex lacte, et casco, quamque ex<text:line-break/>simila et lacte parant, aut si qua lagana aut trhyeinata ad-<text:line-break/>dantur. Nec minus crassi fucci funt, quaecunque ex </text:span><text:span text:style-name="T12">multo<text:line-break/></text:span><text:span text:style-name="T12">et simila parantur, aut in universum triticea farina. </text:span><text:span text:style-name="T12">Ipsa<text:line-break/></text:span><text:span text:style-name="T12">quin etiam per fe lagana et rhyemata, omniaque ex tritico<text:line-break/>bellaria sine fermento, quoties casci etiam aliquid adjicitur,<text:line-break/>crassi valde fucci sunt; videnturque mihi veteres, </text:span><text:span text:style-name="T12">quae<text:line-break/></text:span><text:span text:style-name="T12">nunc lagana et rhyemata vocamus, communi itriorum </text:span><text:span text:style-name="T12">no-<text:line-break/></text:span><text:span text:style-name="T12">mine appellasse. Crasso succo constant cochleae etiam </text:span><text:span text:style-name="T12">ova-<text:line-break/></text:span><text:span text:style-name="T12">que elixatione aut assatione ad summum durata; nam quae<text:line-break/>sartagine friguntur, etiam mali succi fiunt, ac in ventriculo<text:line-break/>concoctionem sortiuntur nidorosam, er quae reliquos </text:span><text:span text:style-name="T12">fecum</text:span></text:p>
      <text:p text:style-name="P16"><text:span text:style-name="T12">e</text:span></text:p>
      <text:p text:style-name="P19"><text:span text:style-name="T12">cibos in corruptelam trahant; proinde inter ea, </text:span><text:span text:style-name="T12">quae con-<text:line-break/></text:span><text:span text:style-name="T12">coctionern fugiunt, omnium pessima sunt. Quae mediocriter<text:line-break/>elixa luerunt, eoque vocantur tremula, praestabiliora sunt<text:line-break/>et ad concoquendum et ad distributionem lu corpus et ad<text:line-break/>nutritionem et ad succi bonitatem, quemadmodum sane et<text:line-break/>quae sorbilia vocantur, mediocriter elixa, eam ob rem gnt-<text:line-break/>turis asperitates lenientia,, quoad nondum spissatus eorum<text:line-break/>huinor concreverit. Ex aquatilibus etiam mollia, quae vo-<text:line-break/>cant, loligines, sepiae, polypi aliaque id genus erasso glu-<text:line-break/>tinosoque succo constant, sicuti et cetacei pisces, de quo- -<text:line-break/>rurn genere habentur thunni; his ipfis moderatiores pela-<text:line-break/>mides. Crassi valde succi sunt ostrea quoque,. huccluae et<text:line-break/>purpurae, ac breviter quaecunque Aristoteles testacea ap-<text:line-break/>pellat, hiatulae, lopades; pectines, plunae et id genus.<text:line-break/>Inter haec purpurae. et huccluae carnem habent duriorem<text:line-break/>caeteris ac succi crassioris, reliqua vero humidiorem et<text:line-break/>viscidiorem, ornniumque maxime ostrea. Illud .expedit</text:span></text:p>
      <text:p text:style-name="P16"><text:span text:style-name="T12">scire, horum omnium luceo ventrem fubduci, ut et lactis<text:line-break/>fero, solido autem eorum corpore, quod et difficilius con-<text:line-break/>coquatur et crassi succi fit, crudum progigni succum, erns-<text:line-break/>snmque : ac frigidum. Brassicae </text:span><text:span text:style-name="T22">ac</text:span><text:span text:style-name="T12"> lenti idem contingit<text:line-break/>manifesto, sicuti permultis aliis obfcure: de quibus proli-<text:line-break/>xius disseruimus commentariis tribus, de alimentorunr fa-<text:line-break/>cultate inscriptis. Atque alia quidem, quorum crassum esse<text:line-break/>fuccum pronuntiavimus, glutinosa omnia et viscida funt,<text:line-break/>exceptis testaceis, quae diximus. . Brassica ac lens non ean -<text:line-break/>detn fucci naturam fortitae funt, fed nitrosum' et quo alvus<text:line-break/>subducatur, sicuti dracunculus acrem et insigniter amarum,<text:line-break/>urum autem utrumque quidem, sed obfcurius, austerum et<text:line-break/>amarum bulbi, quos si elixatione plurima eluas, solidum<text:line-break/>relinquitur, quod crassi succi fit. Ex eduliis -his omnibus<text:line-break/>fungis frigidissimus et glutinosissimus crassusque simul suc-<text:line-break/>cus inest, atque inter hos ex folis boletis nullus fertur in-<text:line-break/>teriisse, qui tamen ipfi choleram etiam nonnullis attulerunt</text:span></text:p>
      <text:p text:style-name="P16"><text:span text:style-name="T12">non cocti. At reliquorum fungorum esus quibusdam mor-<text:line-break/>tem intulit; nonnulli mortis.inde </text:span><text:span text:style-name="T22">adiere</text:span><text:span text:style-name="T12"> discrimen diar-<text:line-break/>rhoeis correpti aut choleris, aut’ strangulatu periclitantes.<text:line-break/>Tuber, quod vocant, crasso modice succo praeditum est, non<text:line-break/>tamen malo; ejusdem modi est amylum quoque. His ipsis<text:line-break/>crassioris succi plus habet nucleus pluens, qni tamen ne ipse<text:line-break/>quidem niali succi est: veteres hunc etiam strobilum appel-<text:line-break/>lant. Inter ea, quae crassi succi sunt, jecur quoque et renes<text:line-break/>et testes censentur.' Jecur tamen.mali sucti non est; renes<text:line-break/>ac testes non sane boni, nisi gallinaceorum, praesertim alti-<text:line-break/>liurn; quod genus suillum quoque </text:span><text:span text:style-name="T22">jecur</text:span><text:span text:style-name="T12"> est, quod, quum ca-<text:line-break/>ricas ederint, ficatum vocant. Animalium aliorum lieni<text:line-break/>satis malus succus inest et melancholicus, in suibus non<text:line-break/>perinde talis. &gt; Cor certe substantia constat visceribus, cae-<text:line-break/>teris et duriore et fibrosa magis:; luistis namque,, vnsorum<text:line-break/>in medio, substantia quaedam cernitur concreti sanguinis,<text:line-break/>at in corde fibrae visuntur solidae multae longae, quem-</text:span></text:p>
      <text:p text:style-name="P16"><text:span text:style-name="T12">admodum in musculis</text:span><text:span text:style-name="T12">, </text:span><text:span text:style-name="T12">circa quas carnofa substantia concre-<text:line-break/>vit. Prolude sunt qni cor in musculorum genere reponant,<text:line-break/>quorum substantia molem constituit corporis nostri univer-<text:line-break/>sam, eanrque, quae proprie caro vocatur, quam lu victimis<text:line-break/>edimus. Caeterum musculorum principia, quae capita quo-<text:line-break/>que vocant, quadantenus nervorum plus habent, dispersis<text:line-break/>per haec ligamentis, ex ossibus, unde initium sumunt, ortis;<text:line-break/>sub extrenrunr tendines exoriuntur, quos vocant. Earnqueob<text:line-break/>rem extremae musculorum partes utrinque nervosiores sunt,<text:line-break/>sicuti eamofurn, quod medruin est totum, quod et maxime<text:line-break/>nutrit r vocaturque caro ab hominibus, qui fibras prae te-<text:line-break/>nuitate inspicere nequeunt, ex ligamentis nervisque per hanc<text:line-break/>dispersis enatas; quumque hoc carnem jam coeperint nomi-<text:line-break/>nare, jure musculum vocant principium hujus extremum-<text:line-break/>que tantum. Atqui non ita se habet res, verum musculus<text:line-break/>quidem totus circumscriptione propria quadam separatus<text:line-break/>cernitur ab aliis, ipse tamen suam, quandam actionem obit<text:line-break/>ex- motibus voluntariis, (sic enim vocant has, a naturalibus</text:span></text:p>
      <text:p text:style-name="P16"><text:span text:style-name="T12">et </text:span><text:span text:style-name="T12">involuntariis divisas,) partes autem ipsius </text:span><text:span text:style-name="T12">praedictas difi<text:line-break/>ferentias sortiuntur. </text:span><text:span text:style-name="T12">Porro </text:span><text:span text:style-name="T12">extremis animalium partibus<text:line-break/>minimum inest cernis, </text:span><text:span text:style-name="T12">ossei </text:span><text:span text:style-name="T12">vero </text:span><text:span text:style-name="T22">ac</text:span><text:span text:style-name="T12"> </text:span><text:span text:style-name="T12">nervosi plurimum.; ne-<text:line-break/>que </text:span><text:span text:style-name="T12">id </text:span><text:span text:style-name="T12">tamen </text:span><text:span text:style-name="T12">oh nervum </text:span><text:span text:style-name="T12">voluntarii 'motus auctorem, (parvus<text:line-break/>enim </text:span><text:span text:style-name="T12">is est,) </text:span><text:span text:style-name="T12">sed ob eum, </text:span><text:span text:style-name="T12">qui </text:span><text:span text:style-name="T12">colligat, tendonemque praeter-<text:line-break/>ea, </text:span><text:span text:style-name="T12">sic a </text:span><text:span text:style-name="T12">veteribus medicis vocatum, a recentioribus autem<text:line-break/>aponeuroseos nomine. Viscida haec immodice </text:span><text:span text:style-name="T22">'et</text:span><text:span text:style-name="T12"> glutinosa<text:line-break/>sunt, ubi elixa suerint; </text:span><text:span text:style-name="T12">atque </text:span><text:span text:style-name="T12">ideo-horum etiam alimentum.<text:line-break/>Neque absimilis rraturae sunt pedestrium animalium labra;<text:line-break/>atque his propinqua, ut quae viscidurn,’ minus licet crassum,<text:line-break/>succum generent; id </text:span><text:span text:style-name="T12">quod </text:span><text:span text:style-name="T12">vel eli-xatio ipsa declaret, qua<text:line-break/>hujuscemodi corpora plurimum intumescunt et dissolvuntur.<text:line-break/>Concoctioni tamen haec quoque accommoda funt, aniinar<text:line-break/>liumque volatilium alae, communi exercitatorum corporum<text:line-break/>ratione; quippe quae excrementis vacant omnia, sicuti his<text:line-break/>abundant, quae otiosa funt. Pinguium tamen porcellorum<text:line-break/>cutis probe elixa habet illa quidem glutinosum pinguem-<text:line-break/>que fuycum, at non valde crassum , nec qni, ut extremae</text:span></text:p>
      <text:p text:style-name="P16"><text:span text:style-name="T12">partes;, suniliter iecnecquatur, quemadmodum plane nec<text:line-break/>aequo bonum atque harum, scd excrementitium .magis. Pars<text:line-break/>est lu animali crassi /sueci. -cerebrum quoque et spinalis me-<text:line-break/>dulla. Tales mediocriter funt glandulae, atque, ob id victi-<text:line-break/>marum quoque novellarum testes. Illud.enim' lu communi<text:line-break/>de universis animantium partibus meminisse convenit, du-<text:line-break/></text:span><text:span text:style-name="T22">ras</text:span><text:span text:style-name="T12"> ficcasque evadere ac concoctioni, rebelles. aetate con-<text:line-break/>feoiorum,' humidas ;contra, ac molles, 'et quae ob id faci-<text:line-break/>lius concoquantur, luxiorum, nisi ab edito statim partu edan-<text:line-break/>turi ut quae mucosae onmes sint, praefertiur animalium,<text:line-break/>quae humidiore carne praedita sunt natura, cujusmodi agno-<text:line-break/>tum caro est ac porcellorum; nam hoedorum et vitulorum,<text:line-break/>quod animalia haec sicciora natura sint, longe magis et con-<text:line-break/>coctioni accommoda est </text:span><text:span text:style-name="T12">et </text:span><text:span text:style-name="T12">alimento exhibendo. Ad eundem<text:line-break/>modum fe res habet in -testibus et glandulis, nec mluus lu<text:line-break/>lingua; nam 'et hujus natura aliquo pacto glandulosa est.<text:line-break/>Mammarum vero glandulae, quum lac in se continent, ubera<text:line-break/>vocantur, cibum autem -praestant crassum; et siquidem bene</text:span></text:p>
      <text:p text:style-name="P16"><text:span text:style-name="T12">habitum animal suerit, inultum lude ac boni succi alirnen-<text:line-break/>tum existis; etenim hoc quoque, quum ex iis sit, quae'in<text:line-break/>universum pronuntiantur, praestat semel auditum proma<text:line-break/>ptum habere memoria. Lac quidem Optimi-esse succi'ab<text:line-break/>omnibus medicis scriptum repetitur; atque ideo sunt, qui<text:line-break/>existiment, quibus ulcus iir pulmone fuerit; posse sulossiujus<text:line-break/>usu sanari, dumtaxat antequam magirum id et callosum! liat;<text:line-break/>Muliebre porro lac, ut familiare ejusdemque nobisoum naa<text:line-break/>tusae, caeteris praeferunt ad tabificos affectus cum alii qui-»<text:line-break/>dam medici, tum vero Euryphon in .prunis; et Herodotus';<text:line-break/>atque ita affectis praeripiunt, mulieris mammam infantium<text:line-break/>ritu exugant, quoniam, ut manrmiscprimum' excidit,; pro-<text:line-break/>priae facultatis nonnihil deperdat. Est itaque manifestum;<text:line-break/>lac cibis reliquis, ut optimi omnium succi; praelatum fuisse; •<text:line-break/>horum quidem praecipue, nec mluus tamen aliorum quoque<text:line-break/>medicorum judicio. Caetermn qnod dicebamus sciri opor-<text:line-break/>tere non de his solum, sed etiam de eduliis aliis multis, in<text:line-break/>imiversuin jam accipe. Animalium bene quidem habito-</text:span></text:p>
      <text:p text:style-name="P59"><text:span text:style-name="T12">rum lac boni.sncci est; at male habitorum'non alitet, atque<text:line-break/>animalis sanguis, mali; neque enim fieri potest, ut, quum mali<text:line-break/>succi corpus totum suerit, boni succi repensatur lac. Eam ob<text:line-break/>rem diximus, in bene habitis animalibus optimum esse ad<text:line-break/>succi bonitatem lac ;<text:tab/>eodenrque modo glandulas succi boni</text:span></text:p>
      <text:p text:style-name="P18"><text:span text:style-name="T12">esse, eum </text:span><text:span text:style-name="T22">eas ipsas; quae lac continent, tum alias,</text:span><text:span text:style-name="T12"> quae aui-<text:line-break/>maliuni sanorum sunt. Eadem ratione se habent jecur ac<text:line-break/>testes; nam ne haec, quidem lu mali succi animalibus bono<text:line-break/>constant succo, ideoque nec lu aetate pro vectis, quorum nul-<text:line-break/></text:span><text:span text:style-name="T12">. </text:span><text:span text:style-name="T12">lum boni succi sit;, animalia autem, quaecunque etiamnum<text:line-break/>lactentia, siquidem boni succi parentis lac- fit, ipsa quum<text:line-break/>alias partes omnes; si.quando alias, affectus optime habent,<text:line-break/>tum vero jecur belui succi. Animalium porro partes reli-<text:line-break/>quae' cujnsmodi succum progignant, paulo post dicetur;<text:line-break/>nunc enim, postquam coepi de crassi succi cibis disserere, </text:span><text:span text:style-name="T22">fa-<text:line-break/>tuis Luerit,</text:span><text:span text:style-name="T12"> imposito prius orationi huic fine, sic demum ad<text:line-break/>alia transire. - Pauca igitur qutun reliqua sint hujusmodi,<text:line-break/>jam me ad ea conseram, atque </text:span><text:span text:style-name="T22">ea</text:span><text:span text:style-name="T12"> hic secernam, quae mali</text:span></text:p>
      <text:p text:style-name="P16"><text:span text:style-name="T12">succi sunt, ab iis, quae boni, siquidem is sit orationis', qnam<text:line-break/>nunc molimur, usus, proposito sibi hoc scopo, ut succi boni--<text:line-break/>tatem invehat, nitet malitiam. Quoniam autem, sicuti ini-<text:line-break/>tio dixi, esculentorum substantia, quae crassi succi sunt, cor-<text:line-break/>pus aegre perspicabile reddit et obstructiones aliquas sarit,<text:line-break/>potissimum jecinoris ac renum, idcirco consulebam, ue as-<text:line-break/>siduus esset eorum usus, etiamsi bono essent succo praedita;<text:line-break/>nam quae mali succi sunt, fugienda prorsus, crassos ea te-<text:line-break/>nuesve succos nostros sariant. Jam illud quoque, diximus,<text:line-break/>his, qui se vehementer exercent, licere- citra noxam, si vi-,<text:line-break/>sicera praeterea habuerint bene natura constituta, crassis<text:line-break/>viscidisque cibis frequenter uti, caeterorum autem nulli,<text:line-break/>lgitur inter crassi succi cibos glandium genus utrunique est,<text:line-break/>tam quas quercus producit, quam quae palmarum fructus<text:line-break/>funt: vocantque palmarum glandes eodem, quo arborem,<text:line-break/>nomlue palmas, quas vero quercus fert, cibum hominibus<text:line-break/>suavem praebentes caltaneas, quidam castanea neutro geno-</text:span></text:p>
      <text:p text:style-name="P16"><text:span text:style-name="T12">re, ut vocant; rives tamen, sicut </text:span><text:span text:style-name="T22">alii</text:span><text:span text:style-name="T12"> quoque Asiae incolae,<text:line-break/>Sardianas eas appellant et Leucenas a reglonibus, lu quibus<text:line-break/>multac illae proveniunt. , Atque alterum quidem vocabulo-<text:line-break/>rum, non obscurum est, unde prosectum,sit; at Leucenae a<text:line-break/>loeo quodam.montis Idae nomenclaturam.sortitae sunt, quem<text:line-break/>plurali numero vocant, ut .Thebae. -• Ergo glandes, sicuti<text:line-break/>diximus, hujusmodi nunc crudas edunt, homines, nunc assas,<text:line-break/>interdum elixas; aliae vero, quae figura, ut 'in palmulis, oh-<text:line-break/>longa cernuntur, cibus sunt suibus magis, • quam homluibtis,<text:line-break/>accommodus, nisi si quando harum risus ingruat necessarius<text:line-break/>valde; id quod lu maxima farne nfu venit. Ilicum porro<text:line-break/>glandes (Graeci </text:span><text:span text:style-name="T43">ἀκνλους </text:span><text:span text:style-name="T12">vocant), quae austerae ac durae,<text:line-break/>ideoque insuaves sunt, vitare expedit, ut concoctioni adver-<text:line-break/>sanles ac crassi fucci, etiamsi quis elixas fumat. Quod autem<text:line-break/>astringentis fucci differentiae quaedam sint ausierus et acer-<text:line-break/>bus majoris, mluorisque ratione,’ perspicuum est, astringente<text:line-break/>qualitate remissiore in austero, sicuti lu acerbo intensiore in-</text:span></text:p>
      <text:p text:style-name="P16"><text:span text:style-name="T12">tensa. Sed quanto glandibus acerbae, magis, sunt acyli, tan-<text:line-break/>to sane magis glandes castaneis; hae namque estringentem<text:line-break/>qualitatem imbecillam valde possident;, quum luter crassi<text:line-break/>succi cibos sint non aliter, atque aliae glandes; ventrem ta-.<text:line-break/>men mluus astringunt et,- quam alterae illae, facilius conco-<text:line-break/>quuntur, nec mali succi quicquam obtinent. Atque harum<text:line-break/>tamen quoque fugienda copia, non eo solum, quod aeque;<text:line-break/>ac dictorum pleraque, crassi sucri sint, sed etiam quod ven-<text:line-break/>trenr sistant et aegre concoquantur, flatumque procreent.<text:line-break/>Caeterum palmarunr fructus, quem omnes (uti diximus)<text:line-break/>duclo ex arliore nomine palmulas </text:span><text:span text:style-name="T22">vocant,</text:span><text:span text:style-name="T12"> astringentis dul-<text:line-break/>cisque sucri particeps est. Sunt ex recentioribus medicis,<text:line-break/>qui eas Graece </text:span><text:span text:style-name="T43">φοινικοβαλάνους </text:span><text:span text:style-name="T12">appellent voce compositu;<text:line-break/>rieque tamen veteres -Graecos ita nominasse invenio, illi<text:line-break/>enim fructum hune palmarum glandes vocarunt, non </text:span><text:span text:style-name="T43">φοίνι-<text:line-break/></text:span><text:span text:style-name="T49">χας,</text:span><text:span text:style-name="T43"> </text:span><text:span text:style-name="T12">aut </text:span><text:span text:style-name="T43">φοινικοβαλανονς. </text:span><text:span text:style-name="T12">Verum proposita nobis hoc tem-<text:line-break/>pore rron est nominum distinctio, quae hominibus ini otio<text:line-break/>degentibus studio sit, neque his omnibus, scd lis tantum, qui-</text:span></text:p>
      <text:p text:style-name="P16"><text:span text:style-name="T12">bus statutum est, ut veteribus Atticorum </text:span><text:span text:style-name="T12">vocabulis </text:span><text:span text:style-name="T12">utantirr.<text:line-break/>incolumitate vero omnes quidem opus habent, neque tamen<text:line-break/>omnes, qualem deberent, fervere rictus rationem possunt<text:line-break/>ob intemperantiam, aut negotia, aut eorum, quae peragenda<text:line-break/>essent, ignorantiam; quicunque vero salubrem rictus ratio-<text:line-break/>uem intessigere queunt, hujusque legibus nivendum sibi esse<text:line-break/>statuerunt, his liber luic componitur. In acylis igitur et<text:line-break/>quercuum glandibus et castaneis privatim pro arborum di-<text:line-break/>versitate non multum inest in fructu discriminis, at lu pal-<text:line-break/>mulis luest, quod merito notetur. Nam si Aegyptias palo'<text:line-break/>mulas , quae durae, ausierae ac siccae habentur, iis, quas<text:line-break/>patetas vocant, contuleris, quae praedulces sunt, ac modice<text:line-break/>praeterea astringunt, videri possint contraria inter se esse<text:line-break/>natura praeditae; aliae autem harum in medio locantur,<text:line-break/>quae majorem nnnoremve austeritatem aut dulcedinem par-<text:line-break/>ticipent, harumque succus crassus est et qui facile jecur ob-<text:line-break/>struat. Illud enim de dulcibus ac crassi sucri cibis scien-<text:line-break/>dum ac memoria servandum, horum scilicet succo jecoris</text:span></text:p>
      <text:p text:style-name="P16"><text:span text:style-name="T12">ac lienis vias impediri. Quod si viscera phlegmone praeterea<text:line-break/>laborare paulum coeperint, hanc ipsam valde adaugent, sic-<text:line-break/>uti sane stationes affectusque srirrhosos et abscessuum ex-<text:line-break/>ortus irritant. Atque haec longius fortasse a salubri nictu<text:line-break/>recesserint, cujus partem institutus nobis sermo edocet.<text:line-break/>Rursus igitur ea aggrediamur, addamusque reliquos crassi<text:line-break/>dulcisqne succi cibos: sunt enim quidam </text:span><text:span text:style-name="T12">ex </text:span><text:span text:style-name="T12">iis, quibus cras-<text:line-break/>sus tantummodo succus insit, ut lenti; quidam autem viscidi<text:line-break/>sunt, ut malva; quibusdam utrumque inest, quod genus sunt;<text:line-break/>quae Aristoteles ostracoderma testacea et mollia appellati</text:span></text:p>
      <text:h text:style-name="Heading_20_2" text:outline-level="2">Cap. V.</text:h>
      <text:p text:style-name="P78"><text:span text:style-name="T12">Optimum conciliatur alimentum corpori<text:line-break/>nostro ex iis, quae neque crassi, neque glutinosi succi sunt,<text:line-break/>unde sanguis generetur consistentia mediocris: nam qui te-<text:line-break/>nuis valde fit, vitiosus certe fuerit; quum enim exiguum<text:line-break/>ex hoc alimentum constet, imbecilla ac macilenta fiunt<text:line-break/>corpora, quae sic nutriuntur. Optime igitur ad incolumi-<text:line-break/>tatern sariunt cibi, qui mediam inter praedictus naturam<text:line-break/>sortiti sunt, ut nihil in iis viscidi valde aut glutinosi exupe-</text:span></text:p>
      <text:p text:style-name="P16"><text:span text:style-name="T12">ret. Sed et fumme friabile, sic nt nihil retineat glutinosi suc-<text:line-break/>ci, pravum fuerit. Panes certe, qui ex panico et milio<text:line-break/>conficiuntur, quum edit quis, arenam propemodum aut<text:line-break/>cluerem mandere sibi videtur. Quamobrem et quum etnos<text:line-break/>ex his conficitur, quemadmodum et lecithus, illis pinguia<text:line-break/>omnia et viscrda permixta esse oportet. 'Rustici sane, ad-<text:line-break/>jecta suis pluguedlue et caprarum adipe, edunt haec cum<text:line-break/>ovillo buhulove lacte. Etnos appello, quod ex deglubitis<text:line-break/>frefisque leguminibus paratur, lerithum molitorum fari-<text:line-break/>nam aqua elixam, additu pingui aliquo. Porro cibos quos-<text:line-break/>dam si consideres, </text:span><text:span text:style-name="T22">antequam</text:span><text:span text:style-name="T12"> legitimam praeparationem ac-<text:line-break/>quirant, sive ea elixando, sive assando, sive frigendo, sive<text:line-break/>fola maceratione contingat, terrei isti ac 'duri apparent; si<text:line-break/>vero macerentur, aut decoquantur, molles; cujusmodi lu-<text:line-break/>ter frumentaceas fruges hordeum est et triticum, inter ar-<text:line-break/></text:span><text:span text:style-name="T12">boreos </text:span><text:span text:style-name="T12">vero fructus </text:span><text:span text:style-name="T12">nuclei </text:span><text:span text:style-name="T12">pinei. Est igitur animus .tibi rei<text:line-break/></text:span><text:span text:style-name="T12">quoque </text:span><text:span text:style-name="T12">huic </text:span><text:span text:style-name="T12">adhibendus, non solum </text:span><text:span text:style-name="T12">quuin in alienam regio-</text:span></text:p>
      <text:p text:style-name="P17"><text:span text:style-name="T12">nem 'delatus cibum insuetum aliquem suinpturus es, verum<text:line-break/>etiam apud nos ipsos, ut rei cujusque naturam prius tentes<text:line-break/>aquae solius maceratione citra decoctionem, aut cum deco-<text:line-break/>tione etiam una et assatione. Semina enim, quae intume-<text:line-break/>scunt, fructusque, siquidem pristinam duritiem et siccitatem<text:line-break/>cito exuant, ac mollitudinem et humiditatem acquirunt, me-<text:line-break/>liora omnia habentur, deteriora vero, quae tumorem suum<text:line-break/>et duritiem retinent, ut quae difficulter concoquuntur et<text:line-break/>substantia terrea constent, sic ut aegre in sanguinem vertan-<text:line-break/>tur, viribusque egeant praevalidis, ut lu corpore consician-<text:line-break/>tur, dum ea venter concoquit et </text:span><text:span text:style-name="T12">a </text:span><text:span text:style-name="T12">jecore venisque in fan-<text:line-break/>guinem vertuntur. Opere itaque utroque frustrantur in<text:line-break/>• imbecillo corpore; succus enim ex hujusmodi cibis prove-<text:line-break/>nit, crudum quem vocant, unde morbi genus omne existat.<text:line-break/>Quoniam itaque in unaquaque fructus specie multiplex inest<text:line-break/>discrimen, prius macerentur quaedam et luterdum deco-<text:line-break/>quantur consulo eorum, quae edenda sint, ut certum fiat<text:line-break/>de ipsorum natura periculum. Pater quidem mens, rerum,</text:span></text:p>
      <text:p text:style-name="P16"><text:span text:style-name="T12">herum studiosius, hoc </text:span><text:span text:style-name="T12">pacto amygdalas </text:span><text:span text:style-name="T12">quoque probabat,<text:line-break/>nucesque tum magnas, tum parvas, Ponticas sicilicet et avel-<text:line-break/>lanas. Idem adhibebat oleribus quoque experimentum, </text:span><text:span text:style-name="T22">fa-<text:line-break/>bis,</text:span><text:span text:style-name="T12"> pisis, cicerculis, lupinis, ochris, dolichis et reliquis id<text:line-break/>genus omnibus, maceratis prius illis, aut elixis, delude,<text:line-break/>quantum tumefcerent, inspecto. Jam quorsum attinet pti-<text:line-break/>sanae meminisse ? id enim ne pueri quidem ignorant, om-<text:line-break/>nium maxime commendari, quae statim intumescit, contra<text:line-break/>improbari, quae longo tempore exiguum tumorem acquirit;<text:line-break/>prior enim illa liquescit et in succum abit, altera vix col-<text:line-break/>liquabilis est et, quum lu duritie perflet, pauxillulum omni-<text:line-break/>no quid sucri remittit. Sunt tamen lu seminibus Cereali-<text:line-break/>bus quaedam, quae natura minime intumescunt. Graeci<text:line-break/>ex veteribus quidam vocarunt haec ludomita. Ad hunc<text:line-break/>plane modiun triticum quoque explorabat genitor, farinae-<text:line-break/>que ad haec copia; bonum enim quod est, farinae vim<text:line-break/>mulsam edit, quod vero malum, paucam. Quamobrem di-<text:line-break/>ligenter ipfe quoque, quae diximus, ausculta; communiter</text:span></text:p>
      <text:p text:style-name="P16"><text:span text:style-name="T12">enim ad semina omnia ratio haec pertinet fructusque, quos-»<text:line-break/>cunque tandem reponere possis; quam ego pateiqueutem-<text:line-break/>pore multo ac- diutina experientia exploratam habuimus et<text:line-break/>statutam. Porro clarum est, fructus, ut reponi possint, ido-<text:line-break/>ueos me eos esse dicere, qni; antequam putrescant; siceantur;<text:line-break/>sunt namque qui hoc ferre non possint, ut morant qui pe-<text:line-break/>pones et melopepones vocantur, tum Persica, et: quaeidun-<text:line-break/>que his funt similia, quae prius; 'quam siccescant; </text:span><text:span text:style-name="T22">putre-<text:line-break/></text:span><text:span text:style-name="T12">Icunt. Sunt, tamen qui cucurbitas in'minuta frusta </text:span><text:span text:style-name="T22">codr&gt;<text:line-break/></text:span><text:span text:style-name="T12">risas exrccent, alii citrulos. Fungos quidem malos esse, in-<text:line-break/>diciunr inde fumi maximum censent, quod siccari nequeant.<text:line-break/>Nani de prunis quid attinet dicere ? quae non modo Dama-<text:line-break/>sci, aut in Hispania, verum etiam apud nos reponi; nullus</text:span><text:span text:style-name="T28">1<text:line-break/></text:span><text:span text:style-name="T12">est qui ignoret, sicut in fructibus' paucissimi funt, qui siccari<text:line-break/>non possint, exceptis peponibus (uti diximus) et rnelopepo-’-<text:line-break/>nibus, et Armeniacis, et Persicis, et iis, quae Romani praei</text:span><text:span text:style-name="T28">1<text:line-break/></text:span><text:span text:style-name="T12">coria vocant- Ficus namque ipsae quoque? siccatae perdtt-</text:span><text:span text:style-name="T28">1</text:span></text:p>
      <text:p text:style-name="P16"><text:span text:style-name="T12">rant, et cucumeres non aliter ac cucurbitae. Caeterum haec<text:line-break/>quoque hyeme, quum usui adhibentur, ad eundem modum<text:line-break/>exploranda veniunt.. Quae enim, cito ex aqua macerationem<text:line-break/>capiunt, , li ve ea elixes, sive minime, bonitate ejusdem spe-<text:line-break/>ciei:caetera vincunt, vitiosa vero sunt, quibus longo tem-<text:line-break/>pore id contingit, tum tumoris minimnm acquirunt.. Scito<text:line-break/>igitury-eibos, qui cito intumescunt, non solum ad concoquen-<text:line-break/>dum pallores esse, sed ad succi etiam bonitatem, cujus gra-<text:line-break/>tia.,singula tractantur hoc libro; est enim eorum, quae sta-<text:line-break/>tim in tumorem assurgunt, natura melior, quod et facilius<text:line-break/>concoquantur, et laudatiores succos procreent. Nilus, enim<text:line-break/>aeque, ad; fucci bonitatem facit lu cibis omnibus,. quam .si<text:line-break/>probefn ventriculo, concoquantur, ut qui fecundam et ter-<text:line-break/>tiam-concoctionem facilius • admittant. Nosti autem, secun-<text:line-break/>dam concoctionem in jecore ae venis absolvi; tertiam vero'<text:line-break/>in partibus singulis, quae nutriuntur, cujus causa duabus<text:line-break/>illis prioribus egemus. Quaecunque enim-nutriuntur, ita<text:line-break/>demum nutrientur, si, quae illa nutriunt, qualitate immu-<text:line-break/>tentur,: et iis, quae nutriuntur, assirnilentur; porro quae</text:span></text:p>
      <text:p text:style-name="P60"><text:span text:style-name="T12">praeparata atque ante concocta oluerint, crudis promptius<text:line-break/>immutantur: etenim rnutuo se concoctiones:excipiunt;.eam;<text:line-break/>quae ventriculi est,</text:span><text:span text:style-name="T37">?</text:span><text:span text:style-name="T12"> jecur; atque hujus i ipsius concoctionem<text:line-break/>partes, quae nutriuntur; .atqueiita corporis quidem parti-<text:line-break/></text:span><text:span text:style-name="T12">bus </text:span><text:span text:style-name="T12">omnibus .alimentum, </text:span><text:span text:style-name="T22">praeparavit</text:span><text:span text:style-name="T12"> jecuri;&gt;• huic'ventricn-<text:line-break/>Ius; ventriculo os; ori quaedam assario, quaedam elixatio,<text:line-break/>quaedam frictio in sartagine,- aut simplex, aliqua . maceratio?<text:line-break/>omnibus autem lus natura gubernatrix plantas .fructus, fe-<text:line-break/>rentes praeparat; suntqne eorum.aliqua,, quae </text:span><text:span text:style-name="T22">ipsa</text:span><text:span text:style-name="T12"> profeit,<text:line-break/>quibus.nec elixatione,. ner..maceratione,; neque verorprae-<text:line-break/>paratione alia opus siti Atque haec in universum meminisse<text:line-break/>expedit cibis omnibus communia.</text:span></text:p>
      <text:h text:style-name="Heading_20_2" text:outline-level="2">Cap. VI.</text:h>
      <text:p text:style-name="P78"><text:span text:style-name="T54">I</text:span><text:span text:style-name="T12">am ad alia privatim transeundum, ni .qua<text:line-break/>dicendo praetermisimus. Sunt haec in animalium quidem<text:line-break/>partibus intestina, ventriculus, uterus, auriculae, oculi;<text:line-break/>caudae; ,in seminibus Cerealibus, maxima horum ..ipsorum<text:line-break/>pars, sicuti sane olerum quoque </text:span><text:span text:style-name="T22">ac</text:span><text:span text:style-name="T12"> stirpium, quas fugaces<text:line-break/>vocanti, </text:span><text:span text:style-name="T12">i </text:span><text:span text:style-name="T12">Itaque intestina et ventriculus et uterus duriore</text:span></text:p>
      <text:p text:style-name="P16"><text:span text:style-name="T12">substantia constant, quam </text:span><text:span text:style-name="T22">caro;</text:span><text:span text:style-name="T12"> et quo duriore; </text:span><text:span text:style-name="T22">eo .etiam<text:line-break/></text:span><text:span text:style-name="T12">concoctu difficiliore; rnluus praeterea, quam carnes, alunt,<text:line-break/>minusque fucci boni furit. • Caudae his etiam ipsis duriores<text:line-break/>habentur; tum reliqua! in his pro' duritie proportione re-<text:line-break/>spondent lu concoctione et nutritione, nisi quod excremen-<text:line-break/>tis vacant ob commotionem. -• Sunt his non dissimilia volu-<text:line-break/>crium colla. Axium et •pedestrium animalium ventri nihil<text:line-break/>eonvenit; est: enim axium -venter crassus, durus, et qui ob<text:line-break/>id. aegre concoquatur, quique concoctus multum praestet<text:line-break/>alimenti; optimus habetur gallinarum atque anserum, qumn<text:line-break/>tamen reliquae unieris partes durae sint et concoctioni -ad-<text:line-break/>versentur et excrementis redundent praeter alas, lu ma-<text:line-break/>gnis vero struthis; quas nunc struthiones appellant, singulae<text:line-break/>funt partes durae, difficiles concoctu et excrementitiae.. In<text:line-break/>auribus cartilago pars est, quae neque alat et sicca fit;- ob-<text:line-break/>ducta lus cutis tenuis est et sicca, tum quae haud facile con-<text:line-break/>coquatur et alimenti parum subministret. • Oculos pauci<text:line-break/>edunt; donstant lu ex substantiis inaequalibus, siquidem alia</text:span></text:p>
      <text:p text:style-name="P61"><text:span text:style-name="T12">suut natura praestitae tunicae, alia musculi; atque alia </text:span><text:span text:style-name="T12">aly-i<text:line-break/></text:span><text:span text:style-name="T12">stallinus humor ot vitreus. Ex his musculi soli concoctioni<text:line-break/>maxime accommodi'sunt in- animalibus, quibus natura isit<text:line-break/>succi bonilati idonea , quod genus suut porcelli aetate coni<text:line-break/>venienti—Fuerint.aulern hi.hominibus, qui quidem aetato<text:line-break/>vigent atque exercentur; adulti, aetate autem &gt; inclinanti-,<text:line-break/>bus ii,qui etiamnnm crescunt: nam tenellorum adhuc por-t<text:line-break/>cellorum caro excrementitia esu 'Quum autem innir-‘anima-<text:line-break/>lia pedestria optimi sint fucci sues, proximi ab hia habentur<text:line-break/>hoedi, delude vituli; agnina caro,humida, glutinofa mucob<text:line-break/>saque est. </text:span><text:span text:style-name="T43">Ά</text:span><text:span text:style-name="T12">' </text:span><text:span text:style-name="T12">caeler orum </text:span><text:span text:style-name="T12">vero </text:span><text:span text:style-name="T12">animalium, quani pedestris<text:line-break/>sunt, esu abstineant; censeo, qui sucri bonitatis curam geq<text:line-break/>r.unt. Speciatim .horum differentias tractavimus-tertiddeali-.<text:line-break/>mentorum facultatibus libro. .. .<text:tab/></text:span><text:span text:style-name="T12">...a </text:span><text:span text:style-name="T12">ostii'</text:span></text:p>
      <text:h text:style-name="Heading_20_2" text:outline-level="2">Cap. V<text:span text:style-name="T10">II</text:span>.</text:h>
      <text:p text:style-name="P78"><text:span text:style-name="T12">Iri suminibus'Cerealibus .optimi succi cibus<text:line-break/>ptisana est probe decocta. Intelligimus sane sermone hoc;<text:line-break/>una optimum quoque debere asse- hordeum; quod nisi tale<text:line-break/>fit; bene decoqui .ptisana non poterit ideo,- quod nec macer.</text:span></text:p>
      <text:p text:style-name="P16"><text:span text:style-name="T12">ratione! plurimum ‘ intum </text:span><text:span text:style-name="T12">escat,</text:span><text:span text:style-name="T12">. neu &gt; 'cremorem reddat i enisi-<text:line-break/>quatione. • Verumrderptisana_prolixius dixamusin libris de<text:line-break/>estmentonumu-fiualtatibnic.utifdei curamdiurationeiiijam vero<text:line-break/>lucermmentariis in Hippocratis: librum de-victu acutormn<text:line-break/>ceriscriptis;,- nunc autem'.relltotius. caputiindicasse-satik.fit<text:line-break/>praesentiorationinecessariiijmpptisanam: scilicet.bene prae*<text:line-break/>paratamr cibum esse om </text:span><text:span text:style-name="T12">t-m: </text:span><text:span text:style-name="T12">minime improbandum tum ad<text:line-break/>succi bonitalem,; turniest fauilatis- .tutelam pdpfa tarnen; etiam<text:line-break/>optima.quae sit, minus alit;qiihm panis; de quo .libro primo<text:line-break/>de alimentorum facultatibus diximus. Et- foenimr graecum<text:line-break/>qnidern, suqnis, frequenter </text:span><text:span text:style-name="T22">de,</text:span><text:span text:style-name="T12"> utatur// </text:span><text:span text:style-name="T22">succi</text:span><text:span text:style-name="T12"> boni nomsitf<text:line-break/>ptisana; ivero etiamsi ad:;'saiuntalem. usque:qriotidic: .utaris,<text:line-break/>nihilfuccorum .bonitati offeceris; :Afsirinarerrr idem de<text:line-break/>faba, nisi flatulenta esset; nam nec succum malum procreat,<text:line-break/>nec meatus infarcit,, lu.quibus salubriuin ciborum summa<text:line-break/>versatur yinest hoc illi; propterea, • quodiqualitate ac .sacul-<text:line-break/>tale praedita sit abstersuris, ut hordeum. Pisum flatus qui-<text:line-break/>dem expers, non aeque tamen, ut faba,, abstergit.. De lente.</text:span></text:p>
      <text:p text:style-name="P16"><text:span text:style-name="T12">quod et malum et melancholicum succum gignat, nemo fere<text:line-break/>nescit: ea ut'medicamento -utimur plerumque in affectibus<text:line-break/>plurimis'; sed non est nunc de lus dicendi tempus. Ochri<text:line-break/>et dolichi; sicuti jam”dictis bonitate inseriores funt, sicci-<text:line-break/>cerculis praestant.' ©lora proxime ab.hordeo locatur,..ab<text:line-break/>hae-autem tipha. •. - •.Panicum vitare perpetuo debes: </text:span><text:span text:style-name="T43">βελἰνην<text:line-break/></text:span><text:span text:style-name="T12">vocant veterum nonnulli. - Milium est quidem femini: huic<text:line-break/>affine, at minus tamen pravum. Cicer ut alat, fatis mali<text:line-break/>certe succi est et nihilo seoius,. quam faba;- instat; coeundi<text:line-break/>desiderium auget; 'seminisque unaecultum </text:span><text:span text:style-name="T12">gignit.. </text:span><text:span text:style-name="T12">-.Lupimur<text:line-break/>succi bene crassi est r rdem quod fatis alat, liquet, </text:span><text:span text:style-name="T12">i </text:span><text:span text:style-name="T12">siquidem<text:line-break/>crasso constat succo:, neque tamen succi mali habetur... Le-<text:line-break/>gumluurn' aliorum ne meminisse .quidem.convenit .lu succo-<text:line-break/>runr-bonitatis censu, -ut quae mortales; nisi annonae caritas<text:line-break/>urgeat;ne ad cibi quidem usum adhibeant. ..Satisque de,leti<text:line-break/>guminibus dictnin; deinceps de fructibus dicamus.. </text:span><text:span text:style-name="T12">. an</text:span></text:p>
      <text:h text:style-name="Heading_20_2" text:outline-level="2">Cap. VIII.</text:h>
      <text:p text:style-name="P78"><text:span text:style-name="T12">Sunt autem ex iis, quos quercus ferunt,<text:line-break/>omnes fere sucri mali, exceptis castaneis glandibus, quas</text:span></text:p>
      <text:p text:style-name="P16"><text:span text:style-name="T12">vocant'; quae, si recte’ eas. consciat ventriculus, alibiles fiunt<text:line-break/>ac crassi sucri," </text:span><text:span text:style-name="T22">minime</text:span><text:span text:style-name="T12"> tamen anali, lu- caeleris fructibus su<text:line-break/>qni fugaces vocantur,; mali omnes succi,; sunt;. quod si in<text:line-break/>ventriculo praeterea, corrumpantur, non,longe a venenosa<text:line-break/>oratoria absunt, .quemadmodum .mora quoque, quae .ipsa,<text:line-break/>etiamsi Persicis i an prunis nnnus mala suit, corruptelam<text:line-break/>tamen- 'nihiloniluus iis malam experiuntur., Opora; • sic pri-<text:line-break/>vatim a Graecis vocata, qua ficus, et hvae continentur; lni<text:line-break/>quidem melioxigst;- non purum tamen 'discriminis fortitur,<text:line-break/>quod vel-exacte‘maturus, fructus sit,;,,vel nondum talis.<text:line-break/>Exacte. enim maturaesficus prope.lunoxiae, sunt; deinceps ab<text:line-break/>his niatiira uva; haec, porro, esi suspendatur, inflationem<text:line-break/>omnem abjicit, prorsusque inculpabilis. evadit, i De caricis<text:line-break/>siquis contraria pronunciet, vera dixisse videri possit, .esse<text:line-break/>eas tum mali tum horti una fucci, murbificas et Ialubres;<text:line-break/>sclubres quidernret boni succi, si ventriculum pcrtranscant,<text:line-break/>distributun.que inde alimentum eccui permeet' ac renes;</text:span></text:p>
      <text:p text:style-name="P16"><text:span text:style-name="T12">mali vero sucri, si diutius morentur, et quae pediculorum<text:line-break/>vim gignunt. </text:span><text:span text:style-name="T12">Eaedem si </text:span><text:span text:style-name="T12">cum nucibus, aut eodem etiam<text:line-break/>modo cum amygdalis mandantur,'cibum optimum exhi-<text:line-break/>bent, et cum- 'amygdalis quidem; quasi quae' obstructiones sol-<text:line-break/>vendi et abstergendi vi polleant, at non'perinde tamen,, ac<text:line-break/>nuces, sucri boni sint, nec aeque alunt, cum nuribus autem<text:line-break/>una omnino meliores sunt. Atque ex iis, qui venenorum<text:line-break/>compositionem tractarunt, nonnulli omnibus alexeterium<text:line-break/>esse affirmarunt, si quis </text:span><text:span text:style-name="T22">caricas</text:span><text:span text:style-name="T12"> </text:span><text:span text:style-name="T12">prius cum nucibus nna ac<text:line-break/>ruta assumat. Reliqua fructuum.' genera, quae lu ambitu<text:line-break/>lignosum putamen habent, succi mali sunt, maximeque st<text:line-break/>fructus sint agrestium arborum fruticumque, de quibus co-<text:line-break/>piosius tractavimus in secundo• de facultatibus alimentorum<text:line-break/>libro. In pomis autem et punicis , pirisque et mespilis<text:line-break/>-usus ut medicamenti est potius, quam alimenti, -stomacho<text:line-break/>ventrique corroborandis. </text:span><text:span text:style-name="T12">• </text:span><text:span text:style-name="T12">luter </text:span><text:span text:style-name="T22">fructus</text:span><text:span text:style-name="T12"> censentur 'oucume-<text:line-break/>- res quoque et pepones et melopepones, quorum nulli suc,<text:line-break/>cus bonus insit, eo quod, nisi alvum statim subeant, • cor-<text:line-break/>rumpantur ibi, humoremque ex corruptela hac faciunt,., qui</text:span></text:p>
      <text:p text:style-name="P16"><text:span text:style-name="T12">non longe a mortiferis, venenis absit. lir fructibus hujus-<text:line-break/>modi sola est cucurbita, quae culpa vacet; ejusdem tamen, ,<text:line-break/>est lu ventre, corrumpatur, succus valde malus est; quod in<text:line-break/>. moris quoque evenit;, quae/ipfa. etiam,: siquidem, ante, quam<text:line-break/>'corrumpantur, statim descenderint, uihis lucommodi asse-<text:line-break/>runt, nisi quis assidue iis utatur; quod in universum defu-<text:line-break/>jgagibusr omnibus scice ac r.memiuisse convenit: Olerum<text:line-break/>nullum.- quidem boni fucci est, lioui tamen: malique succi lu<text:line-break/>medio lactuca fuerit, deinde nralva, ab liac deinceps </text:span><text:span text:style-name="T22">atri-<text:line-break/>plex.</text:span><text:span text:style-name="T12"> et portulaca et blituin et rumex. . 'Suoci summe om-<text:line-break/>nino mali’ funtallera- omnia agrestia, quae vocant; ' lactucae<text:line-break/>id genus, eho.ndiilla, scandix,' gingidium,. seris, cichorium.<text:line-break/>Stirpium radices, quae, oleraceae sunt, si quae acres fue-<text:line-break/>rint-, nt, ceparum,,porri,, allii, radiculae/, dauci, malae<text:line-break/>omnes; boni-malique in. confinio ari.radices sunt et rapo-<text:line-break/>rutu,., quae, </text:span><text:span text:style-name="T43">βουνιάδας </text:span><text:span text:style-name="T12">etiam vocant, ejusque, quem calvum<text:line-break/>appellant.</text:span></text:p>
      <text:h text:style-name="P6" text:outline-level="2">Cap. IX.</text:h>
      <text:p text:style-name="P79"><text:span text:style-name="T12">Axium piscium que .universorum propemo-<text:line-break/>dum succus bonus est, praeterquam eorum, qui ex stagnis et<text:line-break/>paludibus coenofisque ac: turbulentis'fluminibus victum ca-<text:line-break/>piunt; aere enim utuntur deteriore niinoieque natatione<text:line-break/>et alimento pejore, luaximeque, si ex magna urbe profluat<text:line-break/>aqua,- qua-cloacae;" balnea </text:span><text:span text:style-name="T12">ac </text:span><text:span text:style-name="T12">culinae repurgentur, aut si<text:line-break/>in iis vestes et-lintea "abluantur. Caro namque animalium<text:line-break/>in aquis ejusmodi' degentium deterrima omnium fit, potissi-<text:line-break/>mum' quidetn, quum in aqua ea tantum victitant; quaesi<text:line-break/>meliori:etiam admisceatur, sic quoque tamen deteriores sunt<text:line-break/>pifcibusin puro mari degentibus. . Culpa eninr prope omni<text:line-break/>vacant,</text:span><text:span text:style-name="T12">i </text:span><text:span text:style-name="T12">quicunque rn .anari versantur dulcis-, aquae experti,<text:line-break/>cujusmodi sunt, quos pelagios vocamus eti saxatiles, qui cae-<text:line-break/>teros.succi bonitate ac cibi suavitate longe antecellunt. Ta-<text:line-break/>les igitur sumpsisse perpetuo tutissimum .suerit. Quod siali-<text:line-break/>qnis ex illis sit, qui ex aquis utrisque victum capiunt, ut<text:line-break/>capito, lupus, gobius, rnuraena, cancri, anguillae, quae-</text:span></text:p>
      <text:p text:style-name="P16"><text:span text:style-name="T12">-rendunr prius ; fubinam captus 'sit, - tumjudicandumdc </text:span><text:span text:style-name="T12">hoc<text:line-break/></text:span><text:span text:style-name="T12">ex odoratu er gustu. Nam qui inaqua degunt vitiosa, gra-<text:line-break/>viter, olent, insuovesque simt ac;mucosi, pluguedinisque ad<text:line-break/>haec plus assis habent, ac cito putrescunt: at qni in mari<text:line-break/>versantur puro, quum odore luculpato funt, tum gustu </text:span><text:span text:style-name="T22">suar<text:line-break/></text:span><text:span text:style-name="T12">-ves, pinguedineque aut’ minima, aut. nulla, ac longissime<text:line-break/>perdurant citra putrefactionem, praecipue si quis eos nive<text:line-break/>ciicumdet. Hoc plane, nomine commendantur etiam,magis,<text:line-break/>quidurioreshabentur, ut qui carne constent,friabili magis,<text:line-break/>aeque ac saxatiles et nselli; quod enim natura </text:span><text:span text:style-name="T22">his</text:span><text:span text:style-name="T12"> adest, in<text:line-break/>dura carne praeditis conciliat nix. Atque hoc,causae'est,<text:line-break/>cur maxime contrariam carnis substantiam habeant, capito-,<text:line-break/>nes, qui ex puro muri petuntur, et qni in vitiosa aqua de-</text:span></text:p>
      <text:p text:style-name="P19"><text:span text:style-name="T12">-versantur. Nec dissimiliter se habent gobii lupique, - liis-<text:line-break/>queadhuc etiam magis reliqui Qnin muraenae., quoque<text:line-break/>ipsae in hujusmodi aquis deterrimae. Anguilla porro,<text:line-break/>etiamsi ex aqua.sit pura, nedum ex ea,'quae civitatem, uti</text:span></text:p>
      <text:p text:style-name="P16"><text:span text:style-name="T12">diximus, expurgat, nequaquam succi boni edulium suerit.<text:line-break/>Pro alimenti etiam diversiorum locorum disterentia ipsi se<text:line-break/>ipsi® pisces meliores deterioresque fedduiitur, qui gustu fa-<text:line-break/>cile atque odore deprehenduntur, sicuti muli..</text:span><text:span text:style-name="T28">-</text:span><text:span text:style-name="T12"> In his enim<text:line-break/>pejores sunt, qui carcinade vescuntur; reliquorum caro<text:line-break/>materia constat duriore rion modo, quam saxatilium et ascl-<text:line-break/>lorum curo, sed etiam capitonum luporumque et aliorum<text:line-break/>pelagiorum; ideoque, quum et aegrius conecquatur et ali-<text:line-break/>menti plus praestet, succi mali nihil lulerim obtinet. </text:span><text:span text:style-name="T22">Tra-<text:line-break/>ctatura autem a nobis est prolixius de alimentis omnibus<text:line-break/></text:span><text:span text:style-name="T12">commentariis tribus de alimentorum facultatibus inscii—<text:line-break/>ptis; et oportet sane eum, cui salubris victus cura sit, tum<text:line-break/>illa in memoriam diligenter revocare, tum omnino opus de<text:line-break/>tuenda sanitate' non negligere, cujus pars est de alimento-<text:line-break/>rum facultate liber". Veium de attenuante quoque nictus<text:line-break/>ratione, quae crassum facienti contraria sit, conscriptus est<text:line-break/>liber alius, sanitatis studiosis lu primis utilis.</text:span></text:p>
      <text:h text:style-name="P6" text:outline-level="2">Cap. X.</text:h>
      <text:p text:style-name="P78"><text:span text:style-name="T12">Caeterum illud de operibus his memineris<text:line-break/>velun </text:span><text:span text:style-name="T12">ante </text:span><text:span text:style-name="T12">omnia: qui alimentorum materiae facultates esa-<text:line-break/>cte teneat, nisi idem corporum naturas cognitas habeat,qui—<text:line-break/>bus adhibenda ea sint, eum nondumneque auxilion... ne-<text:line-break/>que vero salubris victus rationis frieritiam assecutum. Sunt<text:line-break/>enim corporum quaedam deusa,/nec perspicabilia; quaedam<text:line-break/>rara, etiquae facile.difflentur. Ac priora quidem alimento<text:line-break/>opus habent humidiores posteriora vero sicciore; et; haec<text:line-break/>quidem glutinosiore, illa tenuiore; haec, minore; illa .ube-,<text:line-break/>riore. Ad eundem plane modum, quacunque sanguinem<text:line-break/>habent plus justo melancholicum, bis alimentis; opus est tem-<text:line-break/>peramento calidis et liumidis.; sicuti frigidis et humidis iis,<text:line-break/>qui biliosiorem; qui pituitosum, calidis et, ficcis. Quibus-<text:line-break/>cunque vero fangnis bonus multitudine excedit, iis alimenta<text:line-break/>ex usu suerint pauciora illa quidem, fed quae facultate nulla<text:line-break/>praelita sint manifesta, quaeque medium teneant,, ut nec<text:line-break/>evidenter calefaciant, nec frigefaciant, neque vero hume-<text:line-break/>cient, aut exiccent, eodemque modo crassitiei ac tenuitatis</text:span></text:p>
      <text:p text:style-name="P16"><text:span text:style-name="T12">in medio' consistant, .. nec -non lentoris qualitatumque huic<text:line-break/>ipsi</text:span><text:span text:style-name="T12">. </text:span><text:span text:style-name="T12">contrariarum, fragilitatis scilicet et friabilitatis.: . Inest<text:line-break/>fragilitas siccis et duris valde, friabilitas anollibus </text:span><text:span text:style-name="T12">et </text:span><text:span text:style-name="T12">luter<text:line-break/>humiditatem et siccitatum mediis;..utrisque commune, ut ni-<text:line-break/>hil habeant glutinosi. Cui igitur rectus alimentorum con-<text:line-break/>stare usus debet, 'is dignoscat oportet principio rarae den-<text:line-break/>saeque hominum cutis differentias, deincepsque ab his uni-<text:line-break/>versarn corporis temperiem, postremo num partes • corporis<text:line-break/>singulae temperiem.propriam servent. Contingit enim ali-'<text:line-break/>quando, nt caput jusio calidius sit, ventriculus autem frigi-<text:line-break/>dior; atque etiam a diversu saepenumero, ut calidior .ven-<text:line-break/>triculus, caput frigidius reperiatur; idem que lu partibus<text:line-break/>aliis accidit. Ac curandi quidem et incolumitatis tuendae<text:line-break/>reliqua ratio omnis scopum aeque in omnia dirigit;' quae<text:line-break/>vero alimenta tractat, peculiarem hunc habet,</text:span><text:span text:style-name="T28">1</text:span><text:span text:style-name="T12"> quem primo<text:line-break/>intueatur, ut optime ea coquantur, proxinieque, ut didu-<text:line-break/>ctus concocti aliurenti.succus caeterarum partium temperiei</text:span></text:p>
      <text:p text:style-name="P16"><text:span text:style-name="T12">accommodus sit. Videri itaque ob haec necessarium possit<text:line-break/>opus de temperamentis iis, qui recte usuri fiut alimentis.<text:line-break/>Tibi igitur, ut lu opere hoc exercitato, addam, quaecunque<text:line-break/>restant, de fuccorum' bonitate et vitio necessario scienda,<text:line-break/>sumpto a vinis exordio.</text:span></text:p>
      <text:h text:style-name="Heading_20_2" text:outline-level="2">Cap. XI.</text:h>
      <text:p text:style-name="P78"><text:span text:style-name="T12">Ergo, quaecunque in his aquosa sunt ac<text:line-break/>substantia tenui, uriuamque cient, corpori alimentum sugge-<text:line-break/>runt paucissimum; crassa vero, ut Theraeum et Scybelites;<text:line-break/>valde nutriunt; distant tamen invicem majoris nrinorisque<text:line-break/>ratione pro crassitiei modo. Tale reperitur apud nos vinum<text:line-break/>Aegis et Perperinae, illis Myrinae finitimis, hac Pergamo;<text:line-break/>Summe igitur dulcia sunt Theraeum et Scybelites; ausierurn<text:line-break/>una ac dulce Cilicium, Ahates, sic, ex loco vocatum; me-<text:line-break/>dium inter haec locum tenet, quod ex Aegis est et Perperi-<text:line-break/>na, ut quod neque exquisite dulce sit, neque vero evidenti<text:line-break/>usque adeo, rit Cilicium; astringendi ni polleat Nullum<text:line-break/>est horurn non nigrum; neque enimvluum reperias crassum</text:span></text:p>
      <text:p text:style-name="P16"><text:span text:style-name="T12">una- ac dulce, quod non idem nigrum quoque sit. Certe si,,<text:line-break/>inustum ex omnium maxime albo vinc decoquas usque eo,<text:line-break/>ut sapa inde existat, quod nos defrutum vocamus, colorem<text:line-break/>nigrum acquirit ad Theraei inster. Color est Caryluo etiam,<text:line-break/>quod ipsum quoque dulce, niger;. niger et Theriuo, sed non<text:line-break/>usque eo, ut Caryluo, a quo dulcedine quoque degenerati<text:line-break/>Inter alba vlua dulce nullum, sed sunt ex lus quaedam au</text:span><text:span text:style-name="T37">7<text:line-break/></text:span><text:span text:style-name="T12">stera et crassa, quaedam aquosa et tenuia. Fulva flavaqne<text:line-break/>alia mediocriter dulcia,, ut Hippodamantium est et Eaustia-<text:line-break/>num Falernum, alia neutiquam dulcia sunt. His ecassiora<text:line-break/>habentur rubra; rubris alia, quae jam colore proxime ad ni-<text:line-break/>gra accedant. Inest alimentum omnibus </text:span><text:span text:style-name="T22">pro</text:span><text:span text:style-name="T12"> crassitiei ratio-<text:line-break/>ne</text:span><text:span text:style-name="T12">;: </text:span><text:span text:style-name="T12">ideoque iis, qui ut reficiantur opus habent, conceden-<text:line-break/>dus est vini dulcis usus, praecipue vero si nihil lus vitii sue-<text:line-break/>rit lu jecore, liene ac renibus; quibus vero crassior lu. ve-<text:line-break/>nis humor redundat, iis substantia tenue ex usu est; </text:span><text:span text:style-name="T22">acre<text:line-break/>quidem ac vetustum, si frigidus</text:span><text:span text:style-name="T12"> collectus in venis humor</text:span></text:p>
      <text:p text:style-name="P16"><text:span text:style-name="T12">fuerit; qui si frigidus non sit, tum, cui neutrum horum adest,<text:line-break/>convenit. Ac odorum quidem ad sucri bonitatem praestat,<text:line-break/>caeterum caput ferit;' tenue alendae urinae melius, nec<text:line-break/>quicquam caput tentat. Vitanda funt; quae </text:span><text:span text:style-name="T22">craffa</text:span><text:span text:style-name="T12"> simul et<text:line-break/>graveolentia infuaviaque et ausiera fuerint, cujusmodi ha-<text:line-break/>betur vile Bicyum, quod lu magnis lagenis adfervatur; in<text:line-break/>parvis enim servatum neque insuave, neque graveodorum<text:line-break/>est, nec crassum valde; sed nec astringendi facultate prae-<text:line-break/>ditum est acerba; • verum ne ipsum quidem boni succi suerit,<text:line-break/>sicutifane nec mali, scd inter </text:span><text:span text:style-name="T22">ea,</text:span><text:span text:style-name="T12"> quae malo bonoque succo<text:line-break/>constant, messium. Ex iis, quae optimi sucri suut, Falernum<text:line-break/>est, dulce praesertim; ejusdem generis est fulvum Tmolites,<text:line-break/>quod' dulce sit; nam alterum hujus genus reperitur auste-<text:line-break/>rum, quod succi non perinde boni sit, quemadmodum ne<text:line-break/>aliud quidem ullum suerit, quod supra modum austerum sit,<text:line-break/>eliamsi stomacho resoluto robur addat ventrique, maxime<text:line-break/>calida intemperie laborantibus. Hac enim gratia vinis uti-<text:line-break/>mur austeris, ut citam alvum sistamus, alioqni non usuri,</text:span></text:p>
      <text:p text:style-name="P16"><text:span text:style-name="T12">quod ea neque alimento diducendo conferant, nec gignendo<text:line-break/>sanguini, nec succi bonitati, nec ciendis urinis, nec sudori-<text:line-break/>bus promovendis; neque vero subducendae alvo. Sed non<text:line-break/>est praesentis instituti vini virtutes. aut-vitia oninia exequi,<text:line-break/>praesertim- quae ad morbos faciunt; quod igitur proposue-<text:line-break/>ram, brevibus summis comprehensum explicabitur: Cor-<text:line-break/>poribus biliosioribus, sive naturalis lu temperies ea fuerit,<text:line-break/>sive qualitercunque tandem acquifititia, nec Falernum nec<text:line-break/>Tmolites fulvum dulceque, neque Ariusium,, nec Lesbium<text:line-break/>fulvum illud et udorum, praedictis haud absimile, utiliter<text:line-break/>bibuntur; funt enim hujusmodi calida omnia. . Nec biliosis<text:line-break/>igitur tinum tale concedendum est, nec perustis, neque lu<text:line-break/>labore multo aut luedia aut moerore, aut anni tempore, regio-<text:line-break/>nibus vel coeli statu calido. Idem e diversu in iis probatur,<text:line-break/>qui excalesactione opus habent, </text:span><text:span text:style-name="T12">' </text:span><text:span text:style-name="T12">ac. pituitosae frigidaeque<text:line-break/>intemperiei, crudiorumque humorum copiam colligentibus,<text:line-break/>vitam ducentibus otiosam lu regione frigida, hyemis tem-<text:line-break/>pore, coeli statu frigido atque hmnido. His omnibus fulvum</text:span></text:p>
      <text:p text:style-name="P16"><text:span text:style-name="T12">vinum dulceque bonum est, malum vero iis, qni contrario<text:line-break/>modo fe habent, non quatenus succos, vitiosus creet, scd<text:line-break/>quod calefariat, quos refrigerare conveniebat: facile nam-<text:line-break/>que lu, si tale biberint, et caput dolent, et febricitant, et<text:line-break/>nervis aliquo pacto lentantur. In fulvis vero ac mediocri-<text:line-break/>ter dulcibus, (quando fulvum nullum ad summum dulce sit,)<text:line-break/>quae ad nigredinem magis ac dulcedinem vergunt, perinde<text:line-break/>calida non sunt atque fulva: ergo merito nec capiti nocu-<text:line-break/>mentum inserunt, nec nervis, neque, ut sulva, febres accen-<text:line-break/>dunt. Dulcia autem vina crassaque quod alvum subducant,<text:line-break/>nullus fere est, qui ignoret, sicuti mustum quoque, quod .sci-<text:line-break/>licet et flatulentum sit, et concoctu difficile, et crassi succi, id<text:line-break/>unum in fe boni continens, quod alvum emolliat; quo si<text:line-break/>frustretur interdum, noxium adhuc magis evadit. Vinis<text:line-break/>omnibus (quae quidem nec crassa valde, nec dulcia nimium<text:line-break/>sint, ut Theraeum est et Scybelites) commune id est, utlem-<text:line-break/>poris tractu colorem flavum acquirant et splendescentis non-<text:line-break/>nihil habeant ignis inster: nam nigra quoque (cujusmodi</text:span></text:p>
      <text:p text:style-name="P16"><text:span text:style-name="T12">est apud nos, quod Perperinae provenit) veterascentia in<text:line-break/>rubram prius 'aut fulvam qualitatem, delude in flavum quo-<text:line-break/>que colorem abeunt: sic album quoque, quale est Bithynum<text:line-break/>Aminaeum. Inveteratum ita vinum cecuburn P ornans vo-<text:line-break/>cant, cujus tu delude genus non facile deprehendas. Jam<text:line-break/>hujusmodi tinum amarum quoque suerit, ideoque non per-<text:line-break/>inde potui accommodum- Vina hujuscemodi eorum man-<text:line-break/>gones, novellis admixtis, ut vetusta divendunt, impostura<text:line-break/>facta ex amaritudine iis, qui vini gustum non exacte asse-<text:line-break/>quuntur. Ergo adeo vetustorum potus fugiendus, sicuti no-<text:line-break/>vellorum nimium; haec enim plus jusio, illa neutiquanr ex-<text:line-break/>calefaciunt. Maxime autem a vluis natura crassis abstine-<text:line-break/>re convenit, donec novella sunt, siquidem tantum abest,<text:line-break/>ut ad ciborum concoctionem conducant, ut vel ipsa aegre<text:line-break/>concoquuntur; praeterea nec alvum subeunt, nec facile dis-<text:line-break/>tribuuntur, neque urinas movent, nec sanguificationi, nec<text:line-break/>nutritioni conserunt; .tum in ventre diutius moram trahunt<text:line-break/>suspensa, ut aqua; sique de his paululum quis biberit, prom-</text:span></text:p>
      <text:p text:style-name="P16"><text:span text:style-name="T43">/</text:span></text:p>
      <text:p text:style-name="P19"><text:span text:style-name="T12">ple id acescit. Sola ea bona esse possunt, si bibantur, </text:span><text:span text:style-name="T22">no-<text:line-break/>vella,</text:span><text:span text:style-name="T12"> quae substantia tenuia sunt, quod genus iu Italia est,<text:line-break/>qnod Carnium vocant, et Albanum, et eorum, quae in Sabi-<text:line-break/>rris etjThuscis nascuntur, quaedam; neque enim cuncta<text:line-break/>hujusmodi sunt. Sed circa Neapolim quoque in imminenti<text:line-break/>huic colle natum Aminaeum quamprimum bibi potest. Talc<text:line-break/>est in Asia apud nos Tibenum, et Arsyinum, deinde etiam<text:line-break/>Titacazenum. Atque haec ego exempli causa retuli. Cae-<text:line-break/>terum hujusmodi vina ubique fere gentium repcri, scd quae<text:line-break/>advenae ignorent duplici de causa, tum quod paucissima om-<text:line-break/>uino proveniunt, tum vero qnod longam navigationem non<text:line-break/>sustineant, nec possint propterea a mercatoribus in alienas<text:line-break/>regiones transvehi.. Promptuni tamen suerit talia vina di-<text:line-break/>gnovisse, omnium quidem in primis quod ea tenuitate ad<text:line-break/>aquam proxime accedant, deinde albedine quoque; quin<text:line-break/>gusiata rideri etiam aquosa possint, quaeque astringendi vim<text:line-break/>evidentem nullam obtineant, interque diluendum aquae</text:span></text:p>
      <text:p text:style-name="P16"><text:span text:style-name="T12">multae mixturam non ferant; unde ea veteres medici pauci-<text:line-break/>fera vocarunt. Quin imo, quemadmodum fulva, quae po-<text:line-break/>tentia calida sunt, statim caput replent, sic haec praeter </text:span><text:span text:style-name="T22">id,<text:line-break/></text:span><text:span text:style-name="T12">quod nilus unquam noxae asserunt, etiam juvant, sedatis<text:line-break/>interdum doloribus parvis quibusdam, quos contenti iu ven-<text:line-break/>tre humores procreare solent. Nam quum caput non fo-<text:line-break/>lum tunc doleat, quum ipsum affecti proprio laborat, sed<text:line-break/>etiam ob ventriculum, qui liumorum vitiosiorum vapores<text:line-break/>transmittat, hujusmodi dolor vini pauciscri potione sanatur’,<text:line-break/>cui pauca lusit astringendi vis; nam quae omnino exolutione<text:line-break/>languent, ut Tibenum apud nos, in Italia autem nonnulla<text:line-break/>ex Sabinis, tanto sunt iis, quae modice astringunt, deteriora,<text:line-break/>quanto aquam bonitate vincunt Invenias certe quosdam,<text:line-break/>quibus ex aquae potu dolore caput corripiatur, praesertim<text:line-break/>vero, quum ea vitiosa fuerit, quippe quae quum corrumpi-<text:line-break/>tur, tum nativum ventriculi robur exolvit, qni quum im-<text:line-break/>becillus fuerit; foleirt eo ex corpore deferri humores ex bile<text:line-break/>tenues quidam, id quod jejunantibus etiam usu venit; a qui-</text:span></text:p>
      <text:p text:style-name="P16"><text:span text:style-name="T12">bus noxis malisque vinum, quale modo diximus, hominem<text:line-break/>liberum facit, primum quidem statimque coiitemperationis<text:line-break/>ratione, tum paulo post, quod, quum robur addiderit ven-<text:line-break/>triculo, is quae nocent a fe deorsum propellat. Nihilo </text:span><text:span text:style-name="T22">ta-<text:line-break/>men</text:span><text:span text:style-name="T12"> ferius homini temperie calidissima praedito, vel natu-<text:line-break/>rali, vel ex aetate, utilius aqua bibitur, quam vinunr; quod<text:line-break/>si quando vino indigeat, dandum, quod, tenue sit et medio-<text:line-break/>criter ausierum. Ad eundem plane modum in cibo omni<text:line-break/>ac potu praestiterit non simpliciter ita unoquoque uti, nisi<text:line-break/>distinctis utentium prius naturis. Maxima porro vini dis-<text:line-break/>crimlua sunt, si quidem speclatim, sicuti distinximus, - con-<text:line-break/>siderentur, pauca in aliis</text:span><text:span text:style-name="T12">; </text:span><text:span text:style-name="T12">neque enim lentem aut brassicam<text:line-break/>reperias, quae humectet, fed aliam quidem alia siccantem<text:line-break/>minus, quae vero humectet, nullam; longeque adhuc minus<text:line-break/>caeparum genus aliquod, aut porri, aut allii reperias, quod<text:line-break/>refrigeret, sed magis minusque cuncta calefaciunt, neque<text:line-break/>etiam lactucam, quae calefaciat, aut atriplicem, aut hli-<text:line-break/>tum, aut malvam. Neque tamen manis minusque in lus</text:span></text:p>
      <text:p text:style-name="P16"><text:span text:style-name="T12">permagno discrimine distant. At lu </text:span><text:span text:style-name="T12">vinis </text:span><text:span text:style-name="T12">vetustissimum,<text:line-break/>quod stomati, sicuti diximus, cecubum vocant, ab albo<text:line-break/>et austero et novello crassoque vino tantum distat,'ut<text:line-break/>alterum vehementissime calefaciat, alterum feusiblliter re-<text:line-break/>frigeret.</text:span></text:p>
      <text:h text:style-name="Heading_20_2" text:outline-level="2">Cap. X<text:span text:style-name="T10">II</text:span>.</text:h>
      <text:p text:style-name="P78"><text:span text:style-name="T12">Nec parva fane est in melle differentia.<text:line-break/>Pravum </text:span><text:span text:style-name="T22">certe,</text:span><text:span text:style-name="T12"> quod aut male olet, aut gustatum extraneae<text:line-break/>cujusdam qualitatis admixtionem, detegit, nec mel quidem<text:line-break/>censendum, inculpati vero messis differentiae lu eo ver-<text:line-break/>fantur, quod magis minusque aliud alio dulce atque acre<text:line-break/>sit: in quo quod dulcissimum simul atque acerrimum suerit,<text:line-break/>primas virtutis partes obtinet. Mel quidem omne, eo qnod<text:line-break/>potentia calidum sit, id commune habet, ut facile lu bllem<text:line-break/>vertatur iu corporibus calidis, ideoque naturis, quae pitui-<text:line-break/>tosiores funt, cibus est in primis accommodus, fenilique<text:line-break/>aetati, sicuti frigidis quoque morbis. Acetum mulsum aetati<text:line-break/>quidem omni et naturae utilissimum ad incolumitatem tuto<text:line-break/>servandam, quo viae omnes angustae expediuntur, </text:span><text:span text:style-name="T12">ut </text:span><text:span text:style-name="T12">nus-</text:span></text:p>
      <text:p text:style-name="P16"><text:span text:style-name="T12">quam crassus glutinosusque humor haereat. Eam itidem ob<text:line-break/>rem, quae medici salubria medicamenta vocant, ea sunt om-<text:line-break/>nia attenuandi vi praedita</text:span><text:span text:style-name="T12">; </text:span><text:span text:style-name="T12">atque haec uti ad sanitatis tute-<text:line-break/>lam tutior est ea, quae crassum facit, sic certe habitum bo-<text:line-break/>num roburque praestare non potest. Sunt autem, qui ma-<text:line-break/>luit non admodum tuta valetudine fi-ui, dum bene habiti<text:line-break/>sint, quam integram sanitatem possidere, ipsi interim tenues<text:line-break/>perpetuo atque imbecilles. Ex iis, qui cum bona una ha-<text:line-break/>bitrtdine ac robore sani </text:span><text:span text:style-name="T12">esse </text:span><text:span text:style-name="T12">student, alii sibi ipsis vivunt,.,<text:line-break/>alii militarem aut civilem vitam -ingressi noctu surgere co-<text:line-break/>guntur, totamque diem necessariis negotiis obeundis delati-<text:line-break/>gari; qui, fi modo possint, ante balneum exercere se debent,<text:line-break/>tuncque exercitationis parte ea uti, quam gymnastici apo-<text:line-break/>therapiam nominant; multis tamen ob negotia ne hanc qui-<text:line-break/>dem adhibuisse vacat, qni ut perpetuo incolumes perflent,<text:line-break/>fieri non potest, quantumvis frugali victu utantur-. Qui vero,<text:line-break/>quae debent, quoad ejus fieri potest, exequnntur, raro<text:line-break/>aegrotant. lli plane cibos attingant necesse est alimento</text:span></text:p>
      <text:p text:style-name="P16"><text:span text:style-name="T12">multo praelitos, qui humores crassos gignunt; id quod<text:line-break/>moderate certe saciendmn, eoque tempore opportune, quum<text:line-break/>manifesto indigentiam sentiunt; reliquo tempore universo<text:line-break/>cibis utendum luter eos</text:span><text:span text:style-name="T12">, </text:span><text:span text:style-name="T12">qui valenter parurnque nutr iunt,<text:line-break/>mediis.</text:span></text:p>
      <text:h text:style-name="Heading_20_2" text:outline-level="2">Cap. XIII.</text:h>
      <text:p text:style-name="P78"><text:span text:style-name="T12">Semper tamen ah iis abstinendum, qui<text:line-break/>succi mali sunt, nisi si quando tamen necesse sit aestatis<text:line-break/>tempore laborantibus corporis totius squalorem caloremque<text:line-break/>curare. Quo plane tempore commode sumi prius poma<text:line-break/>possunt, et pruna, et mora, et cerula; quin et cucumeris<text:line-break/>tunc, et peponis, et melopeponis paululum assumi potest,<text:line-break/>deque praecociis, quae vocant, aut Perficis; tum ex meloa,<text:line-break/>quam sic Romani vocant, refrigerata et aphrogalacte lacta--<text:line-break/>riisque eduliis, cujusrnodi est, quod </text:span><text:span text:style-name="T43">άργιτρόφημα </text:span><text:span text:style-name="T12">vocant;<text:line-break/>eodemque modo ficus frigidae et cucurbitae accommodae sic<text:line-break/>affectis. </text:span><text:span text:style-name="T43">Ά </text:span><text:span text:style-name="T12">tqui temperatus horno aliter omnino possit con-<text:line-break/>tractum ex praedictis laboribus corporis squalorem refrige-</text:span></text:p>
      <text:p text:style-name="P16"><text:span text:style-name="T12">rare atque humectare. Is enim </text:span><text:span text:style-name="T12">a </text:span><text:span text:style-name="T12">balneo, epota prius aqua,<text:line-break/>deinde etiam vino mediocriter aquoso, tum potione hac om-<text:line-break/>ni vomitione rejecta, assumere prius lactucam poterit, olus<text:line-break/>innoxium juxta ac refrigerans</text:span><text:span text:style-name="T12">, </text:span><text:span text:style-name="T12">tum delude suillum pedem<text:line-break/>ex aceto et garo bene elixum, gallinarumque alas aut an-<text:line-break/>seris, hujusque etiam ventrem, pisciumque molsi carne prae-<text:line-break/>ditorum frictum aliquem. Possit idem, si velit, ex olera-<text:line-break/>ceis quoque nonnulla attingere, quae sucri non mali sint,<text:line-break/>qualis est malva et cucurbita, mox vinum bibere frigida<text:line-break/>valde dilutum, atque etiam antea salsamentum degustare,<text:line-break/>ovaque tremula, quae vocant, ac pisces, ex oleo et garo<text:line-break/>qui sumuntur; praestat enim (sicuti diximus) aridam corpo-<text:line-break/>ris caliditalern frigida aqua curare, visatis subinde cibis<text:line-break/>fucco malo praeditis. Etiam frigida alica ex mulso et fri-<text:line-break/>gido vino eidem corporis affectui remedio est sine cacochy-<text:line-break/>inia. Mihi certe ipsi satis plerumque fecit in affectu hujus-<text:line-break/>modi ptisanae cremoris bene refrigerati usus, quo teuipore</text:span></text:p>
      <text:p text:style-name="P16"><text:span text:style-name="T12">paulo ante dicebam frigidam potari-commode posse. Neque<text:line-break/>unus tamen fit unicuique refrigerantis cibi potusque mo-<text:line-break/></text:span><text:span text:style-name="T12">dus </text:span><text:span text:style-name="T12">; quibus quidem nive uti mos fuit,, hac ipsa refrige-<text:line-break/>rent ante, qni vero fontana, eadem hac recenti aqua<text:line-break/>utantur, nulla nivis necessitate. ' Sit porro dilutum-quo-<text:line-break/>que vluurn ad hunc modum ante refrigeratum; sic nam-<text:line-break/></text:span><text:span text:style-name="T12">que </text:span><text:span text:style-name="T12">vocare medici solant vina ita gelidissima aqua refrige-<text:line-break/>rata, vnse videlicet, quo vinum continetur; in aquam de-<text:line-break/>misso. Atque haec ego iis consulo, qui altam negotiis,.ple-<text:line-break/>nam degunt, cujusmodi sunt, qui gentibus ac civitatibus<text:line-break/>regendis praesunt, horumque lu primis, ministri, nec sane<text:line-break/>mluus, qui militiam exercent, aut iter longinquum lugre-<text:line-break/>druntur. At quicunque negotiis his' soluti degunt, iis, si<text:line-break/>quidem,, ut soliti sunt, se exerceant, perquam raro frigidae<text:line-break/>usus necessarius fuerit: quod si scse non exerceant, ac, ca-<text:line-break/>loris multum persentiunt aestate rigente, .tuto ii fontanam<text:line-break/>biberint, repudiata nive. Nam tametsi ipsa statim nix noxa<text:line-break/>fenfibili non rideatur juvenum corporibus officere, incre-</text:span></text:p>
      <text:p text:style-name="P16"><text:span text:style-name="T12">scente tamen temporis processu </text:span><text:span text:style-name="T12">occulto </text:span><text:span text:style-name="T12">paulatim noxa, ver-<text:line-break/>gente nempe aetate, articuli his nervique ac viscera morbis<text:line-break/>corripiuntur vix aut nunquam sanandis; ac verisimile certe<text:line-break/>fit, ut unicuique ea po tissimum corporis pars afficiatur, quae<text:line-break/>natura omnium maxime suerit imbecilla.</text:span></text:p>
      <text:h text:style-name="Heading_20_2" text:outline-level="2">Cap. XIV.</text:h>
      <text:p text:style-name="P78"><text:span text:style-name="T12">Maxime autem ad succi mali morborum-<text:line-break/>que generationem facit cruditas assidua, sive ea boni, sive<text:line-break/>mali succi cibos sequatur; liquet tamen, deteriorem esse<text:line-break/>in mali succi cibis. Qui quum bipartiti sint, in iis, qui<text:line-break/>succum gignunt tenuem, morbi fiunt acuti cum malignis<text:line-break/>una febribus; sin autem in partem unam aliquando decum- .<text:line-break/>bat succus malus, tum erysipelata, tum herpetes, et si quis<text:line-break/>alius praeterea est calidus ita affectus</text:span><text:span text:style-name="T12">: </text:span><text:span text:style-name="T12">in iis vero, qui erns-.<text:line-break/>sum,succum creant, articulares morbi, podagrae, nephriti-<text:line-break/>des, asthmata, lienisque ac jecoris scirrhosi affectas. </text:span><text:span text:style-name="T12">- </text:span><text:span text:style-name="T22">At<text:line-break/></text:span><text:span text:style-name="T12">quorum succus malus melancholicus suerit, cancri lus, </text:span><text:span text:style-name="T12">et<text:line-break/></text:span><text:span text:style-name="T12">leprae, et pforae, et quartanae febres, et melancholiae, </text:span><text:span text:style-name="T12">et<text:line-break/></text:span><text:span text:style-name="T12">decolorationes accidunt nigrae cum lienis una tumore </text:span><text:span text:style-name="T12">non</text:span></text:p>
      <text:p text:style-name="P62"><text:span text:style-name="T12">dissimili, </text:span><text:span text:style-name="T12">quin </text:span><text:span text:style-name="T12">et nigras plerisque varices et haemorrhoidas<text:line-break/>attulit hujuscemodi fuceus. Affectus vero ex succorum va-<text:line-break/>riorum commixtione herpetas sariunt, niceraqne, quae pha-<text:line-break/>gedaenica vocant, malignaque omnia, ef acutas febres, quae<text:line-break/>ab intermissione revertnntuf, </text:span><text:span text:style-name="T12">- </text:span><text:span text:style-name="T12">sic ut iterum, tempore pr </text:span><text:span text:style-name="T12">o-<text:line-break/></text:span><text:span text:style-name="T12">ducantur. ' </text:span><text:span text:style-name="T12">tbAur </text:span><text:span text:style-name="T12">•.<text:tab/>•. , - </text:span><text:span text:style-name="T12">. </text:span><text:span text:style-name="T12">. -xi</text:span></text:p>
      <text:h text:style-name="P2" text:outline-level="1"><text:bookmark-start text:name="bookmark21"/>GALENI DE PTISANA LIBER.<text:bookmark-end text:name="bookmark21"/></text:h>
      <text:h text:style-name="Heading_20_2" text:outline-level="2">Cap. I.</text:h>
      <text:p text:style-name="P78"><text:span text:style-name="T12">Quandoquidem paulo ante quosdam me-<text:line-break/>dicos inveni, qui apud quendam aegrotum ptisanae cremore<text:line-break/>utebantur, nullam tamen adhibebant prius distinctam expli-<text:line-break/>cationem, quibusnam morbis utilis illa aut mutilis existat,<text:line-break/>praeterea neque de exhibitionis modo et quantitate, neque<text:line-break/>de tempore sorbitioni assumendae opportuno quicquam de-<text:line-break/>termluabant, verum, ut ridetur, quando ipsi voluerint,<text:line-break/>usum ptisanae accommodatum arbitrabantur, operae' pre-<text:line-break/>tium fore putavi, si de illius usu quaecunque sunt ab Hip-</text:span></text:p>
      <text:p text:style-name="P16"><text:span text:style-name="T12">pocrate obscurius explicata, hoc in loco enarrarem ob mul-<text:line-break/>torum notitiam, quae in exacta hujusce rei tractatione per<text:line-break/>ordinem a nobis sunt recensenda, videlicet coctionis modus,<text:line-break/>vires ipsius, actio, tempus opportunum, exhibitionis quan-<text:line-break/>titas et modus ;, quot praeterea emolumenta aegrotantium<text:line-break/>corporibus asserat, si rite propinetur, et rursum quot lude<text:line-break/>incommoda proveniant, fi luerit importune administrata; ad<text:line-break/>haec quibusnam corporibus illius usus expediat, et quibus<text:line-break/>etiam minime conducat., simul erit a nobis explicandum.<text:line-break/>Sed quoniam composita quaedam res </text:span><text:span text:style-name="T22">est ptisana et ejus</text:span><text:span text:style-name="T12"> cre-<text:line-break/>mor, (paratur enim ex hordeo, quod pinsendo' suerit probe<text:line-break/>purgatum et expolitum, cui scilicet cortex detractus est, ex<text:line-break/>aqua praeterea, ac tali quapiam coctione,) primum illius par-<text:line-break/>tes per capita tractare decrevi: quae nisi luerint prius.de-<text:line-break/>terminatae, totam sermonis seriem plurimum laedent, etsi<text:line-break/>reliqua deinceps omnia exactissime absolvantur.</text:span></text:p>
      <text:h text:style-name="Heading_20_2" text:outline-level="2">Cap. II.</text:h>
      <text:p text:style-name="P78"><text:span text:style-name="T12">Qnod igitur optimam aquam eligere opor-<text:line-break/>teat ad ptisanae praeparationem, nemo, opinor, dubitat.<text:line-break/>Optima autem aqua substantia, et gustu, et olfactu, et co-</text:span></text:p>
      <text:p text:style-name="P16"><text:span text:style-name="T12">lore probatur; gultu quidem et olfactu, ut alienam quali-<text:line-break/>tatem nullam prae se ferat, hoc est, ut non dulcis, non fal-<text:line-break/>sa, non acida, non acris, non male olens aut putrida exi-<text:line-break/>stat, vel omnino aliam aliquam ascititiam qualitatem possi-<text:line-break/>deat, sed omnis penitus expers sit qualitatis, atque omni<text:line-break/>prorsus adventitia careat qualitate, nec non cujuscunque rei<text:line-break/>mixtione, quae gustu aut olfactu deprehendatur. Oportet<text:line-break/>etiamnum, ut pellucida sit ac pura minimeqne coenosa, scd<text:line-break/>veluti diligentissime colata et ab omnibus ipsi innatantibus<text:line-break/>ramentis liberata. Hujuscemodi igitur aqua usui quidem<text:line-break/>valde est accommodata, natura tamen non est ita sincera,<text:line-break/>quemadmodum ne ullum quidem aliud sensilium elemento-<text:line-break/>rmn. Si vero talis sit aqua, qualem disserui, illico ipsa est<text:line-break/>partium tenuiorum et facile coquitur ac distribuitur, hypo-<text:line-break/>chondriaque celexiter pertransit, ac non modo naturali ca-<text:line-break/>lori admota cito alteratur, verum etiam igni externo appo-<text:line-break/>sita brevi calefit. Cujus sententiae testis est Hippocrates,<text:line-break/></text:span><text:span text:style-name="T22">aquam enim, quae- cito calefit et rursum cito refrigeratur.</text:span></text:p>
      <text:p text:style-name="P16"><text:span text:style-name="T12">putat </text:span><text:span text:style-name="T22">ejsc </text:span><text:span text:style-name="T22">levijsirnam,</text:span><text:span text:style-name="T12"> neque ea lenis pondere dijudicatur,<text:line-break/>fed </text:span><text:span text:style-name="T12">quod </text:span><text:span text:style-name="T12">tenuium sit partium, </text:span><text:span text:style-name="T12">ac </text:span><text:span text:style-name="T12">lu se ipsam contrarias qua-<text:line-break/>litates facile recipiat.- Talis autem aqua tum frigida, tum<text:line-break/>humida est, ac proprie aqua: quae vero aliqua substantia<text:line-break/>aut qualitate suerint adulteratae, quales sunt bituminosae<text:line-break/>et sulfureae atque aluminosae, tanto a propria aquae natura<text:line-break/>recedunt, quanto suerint adulteratae. At si etiam demon-<text:line-break/>strationem quaeris, quod aqua refrigeret et humectet, haud<text:line-break/>praesentis est sermonis, qui </text:span><text:span text:style-name="T12">de </text:span><text:span text:style-name="T12">ptisana lustitutus est, disse-<text:line-break/>rere. Verum qnod aqua frigida et humida fit, prisci om--<text:line-break/>nes indicarunt et experientia testatur; atque id omnium<text:line-break/>ratione concessum accipientes ad hordei explicationem ac-<text:line-break/>cedimus.</text:span></text:p>
      <text:h text:style-name="Heading_20_2" text:outline-level="2">Cap. lll.</text:h>
      <text:p text:style-name="P78"><text:span text:style-name="T12">Hordeum igitur, ut quidem universe su-<text:line-break/>mitur, refrigerat et exiccat, habet autem et nonnihil deter-<text:line-break/>gens et statulentinn. At particulatim exterior ipsius cortex<text:line-break/>siufuraceus siccior existit et magis detergit: interior ejus<text:line-break/>para, veluti carnosa et nutritia, detergit quidem et ipsa, ve-</text:span></text:p>
      <text:p text:style-name="P16"><text:span text:style-name="T12">rum furfure minus, habet autem in fe ipsa partem flatulen-<text:line-break/>tam. . Caeterum altera membrana, quae tenuis est, sub fui-<text:line-break/>sure posita,, hordeum amplectens, inter haec facultate media<text:line-break/>est: ideo detergit sursure quidem minus, hordeo autem magis.<text:line-break/>Hoc autem sermone optimum hordeum subaudiendum est,<text:line-break/>quod nihil ex putredine ascititium nullamve excrementitiain<text:line-break/>humiditatem obtineat, quodque neque nimis fit recens, ne-<text:line-break/>que prorsus vetustum. Etenim recens excrementitia ple-<text:line-break/>num est humiditate, quam a regione contraxit, ut tum hu-<text:line-break/>more refertum, tum flatu dlllentum sit; vetustum vero<text:line-break/>tempore exhaustum ac imbecillum est redditum propriasque<text:line-break/>facultates amisit. Atque indicium est corrugatio huic obor-<text:line-break/>ta </text:span><text:span text:style-name="T22">et</text:span><text:span text:style-name="T12"> magnitudinis imminutio, illudque praeterea, quod, dum<text:line-break/>contunditur, veluti tenuem quendam ex fe pulverem emit-<text:line-break/>tit. Plenum itaque hordeum eligere convenit in ptisana<text:line-break/>ccusicienda, neque admodum recens, neque vetustum nimis,<text:line-break/>nec non adventitiae omnis qualitatis expers. At non id so-<text:line-break/>lutu satis est, sed ab experientia ipsis probatio adducenda.</text:span></text:p>
      <text:p text:style-name="P16"><text:span text:style-name="T12">Si namque praeter en errata etiam elixatione in majorem<text:line-break/>molem attollatur, id ad ptisanae coctionem assumendum,<text:line-break/>siquidem recta ratione, ut per est, decrevit aliquis illam<text:line-break/>cousicere. Quae igitur optima fit aqua et quomodo probe-<text:line-break/>tur, quod etiam optimum sit hordeum et quibus indiciis<text:line-break/>cognoscatur, per capita recensuimus.</text:span></text:p>
      <text:h text:style-name="Heading_20_2" text:outline-level="2">Cap. IV.</text:h>
      <text:p text:style-name="P78"><text:span text:style-name="T12">Reliquum autem tertium est de coctione<text:line-break/>disserere. Etenim ipsam quidem sic parunt, ln mortario<text:line-break/>quum hordeum prius in minutas partes consregerint, deinde<text:line-break/>celeriter elixarint, lu quidem sapam, alii autem amylum,<text:line-break/>nonnulli etiam cymluum et mel injiciunt: scd talis prava<text:line-break/>est omnino confectio. Optima vero probeque apparata<text:line-break/>hujuscemodi certe fuerit. Hordeum adhuc crudum opor-<text:line-break/>tet prius in aqua macerare, deinde manibus ipsum conte-<text:line-break/>rere, doncc.tenuis ejus membrana excutiatur, postea vali-<text:line-break/>dius rursum manibus confricare, quousque totum id, quod<text:line-break/>paleaceum esu auferatur^.nisi quis ptisanam ipsam voluerit<text:line-break/>magis detergentem efficere, tunc enim melius est hordeum</text:span></text:p>
      <text:p text:style-name="P16"><text:span text:style-name="T12">cunr ipsa membrana coquere. Porro ipsa coctio hunc in<text:line-break/>modttm fieri debet, ut prius quidem multum ebulliat, postea<text:line-break/>vero molli igni, quousque in cremorem vertatur.</text:span></text:p>
      <text:h text:style-name="Heading_20_2" text:outline-level="2">Cap. V.</text:h>
      <text:p text:style-name="P78"><text:span text:style-name="T12">Sic enim ptisana decocta, quicquid inerat<text:line-break/>statulentum, deponit, et quaecunque ejus bona attestatus est<text:line-break/>Ilippoerates, adipiscitur. Illius enim viscidum. (inquit)<text:line-break/>laeve et continuunr et blandum est et lubricum </text:span><text:span text:style-name="T28">e</text:span><text:span text:style-name="T12">t humi-<text:line-break/>dum moderate, fitimque arcet, facile eluit et movet alvum,<text:line-break/>si quid eo indigeat, neque astrictionem habet, neque malum<text:line-break/>movet, neque lu ventriculo turgescit; siquidem lu coctione<text:line-break/>intumuit, quantum plurimum intumescere poterat. Quod<text:line-break/>igitur plisima nihil habeat glutinosi aut emplastici, quem-<text:line-break/>admodum reliqua fere omnia viscida, manifestum est:.- Nc-<text:line-break/>que ,,enim corporis tantummodo surdem abstergit, verum<text:line-break/>etiam pituitosum linmorem in ventriculo existentem exiri-<text:line-break/>bita qiradantenus expurgat. Plurima vero decoctio jnixto-<text:line-break/>rnmque, exacta, unio, apparentem hunc lentorem efficiunt.</text:span></text:p>
      <text:p text:style-name="P16"><text:span text:style-name="T12">qui certe nullani habet nsperitatein</text:span><text:span text:style-name="T12">, sed </text:span><text:span text:style-name="T12">undequaque laevis<text:line-break/>est, aequalis, </text:span><text:span text:style-name="T12">permanens atque </text:span><text:span text:style-name="T12">continuus. Quum enim<text:line-break/>nullius aut astrictionis </text:span><text:span text:style-name="T12">aut </text:span><text:span text:style-name="T12">acrimoniae particeps sit, ex<text:line-break/>quibus ortum habet asperitas, </text:span><text:span text:style-name="T12">laenis </text:span><text:span text:style-name="T12">necessario non ad ta-<text:line-break/>ctum modo, verum etiam facultatibus exisset. Nam visci-<text:line-break/>da alia, ut oleum, mel, reliquaque hujusmodi, tangenti tibi<text:line-break/>laevia quidem aequaliaque apparent, quum nihil lu se ipsis<text:line-break/>habeant inaeqfialitatis, ut una pars tenuis, altera crassa,<text:line-break/>divulsa, aut distracta sit, proptereaque tactui laevorem<text:line-break/>fuurn ostendunt; in actionibus autem suis ac facultati-<text:line-break/>bus quorundam aliorum respectu nequaquam. Non enim<text:line-break/>aequaliter atque continue madefaciunt omnes partes cor-<text:line-break/>poris, cui admoventur, fed lu hoc dissident a fe luvicem vi-<text:line-break/>scidorum omnium partes, ptisana excepta. Haec enim, ad<text:line-break/>tactum laenis existens et continua atque indivulsa, similem<text:line-break/>'etiam habet facultatem. Quin illa quidem gustui nullam<text:line-break/>prae sc ierunt voluptatem; at haec praeter alias sui dotes</text:span></text:p>
      <text:p text:style-name="P16"><text:span text:style-name="T12">gustum suavitate ac jucunditate delectat, idque potissimum<text:line-break/>aegrotantibus praestat. Porro, licet panis virtute reliquis<text:line-break/>cibariis antecellat, tamen multam ipse etiam habet insuavi-<text:line-break/>tatem, quod, quamvis iu aqua sit maceratus, dentibus nihilo-<text:line-break/>minus </text:span><text:span text:style-name="T22">a</text:span><text:span text:style-name="T12"> nobis fit conficiendus: ut rursum hac in re ptisa-<text:line-break/>na reliquis superior existat, quod nullam, dum munditur,<text:line-break/>pariat insuavitatem. Habet quin etiam lubricitatem, ejus<text:line-break/>praecipue cremor, sed quae in transitu non adhaereat rnem-<text:line-break/>bris; id quod reliquis fere omnibus viscidis solet contingere,<text:line-break/>una ptisana excepta; ipsa enim in partes thoraci adiacentes<text:line-break/>facile descendit ob suam vim detersoriam; et ad dejectionem<text:line-break/>est idonea, quemadmodum et ad distributionem, in fiisque po-<text:line-break/>tissimum, quibus in hepatis convexa cibi haud facile submit-<text:line-break/>tuutur. Est etiam moderate flaccida, id est humida, ac sitim<text:line-break/>sudans; ac humiditateni quidem nanciscitur ab aqua, licet<text:line-break/>refractam ob hordei naturam mediocriter exiccantem; quod<text:line-break/>enim ex contrariis facultatibus constat, aliam quandam ad-<text:line-break/>ventitiain naturam acquirens, ipsa sugit extrema. Sitim au-<text:line-break/>tem ideo abigit, quod humida existat; magis etiam, quam</text:span></text:p>
      <text:p text:style-name="P16"><text:span text:style-name="T12">aqua, sitim urcet, quamvis </text:span><text:span text:style-name="T12">ab </text:span><text:span text:style-name="T12">ea vincatur hunnditate, quo-<text:line-break/>uiarn velocius distribuitur, quodque humorem habeat ob len-<text:line-break/>torem magis permanentem, quodque praeterea frigida sit. Oh<text:line-break/>haec et ardentibus febribus est accommodatissima, quod in<text:line-break/>omnibus lus opponatur, non modo quia refrigerat et hume-<text:line-break/></text:span><text:span text:style-name="T22">ctat,</text:span><text:span text:style-name="T12"> verum etiam putridos humores deterget, corporique<text:line-break/>non parvum affert alimentum, humores vero jam femiputres<text:line-break/>concoquit et in bonum succum transinutat. Haec autem ha-<text:line-break/>bet omnia, quum interim nullam habeat aut astrictionem aut<text:line-break/>stomachi subversionem; nam quantum ad ventriculi robur<text:line-break/>confert astrictio, tantum ad humores incrassandos idonea est</text:span><text:span text:style-name="T12">;<text:line-break/></text:span><text:span text:style-name="T12">is vero humor, qui crassescere non potest, stomachum sub-<text:line-break/>vertendo conturbat; quod quidem omne prohibet ptisana,<text:line-break/>quod nullum obtineat vitiosum excessum. Sed neque per-<text:line-break/>turbatione neque tumultu aliquo ventriculum percellit,<text:line-break/>quod nullam ab acrimonia aut a flatulento spiritu vim ob-<text:line-break/>tineat, quoniam inter coquendum amittitur. Haec itaque<text:line-break/>omnia sunt ptisanae commoda, quae ex proba Coctione ac-</text:span></text:p>
      <text:p text:style-name="P19"><text:span text:style-name="T12">—</text:span></text:p>
      <text:p text:style-name="P16"><text:span text:style-name="T12">quistvit. Et uberius quidem oratio edocuit, ac rursus sum-<text:line-break/>matim recensebit. Laeves sunt ipsius partes, aequales, con-<text:line-break/>tinuae ac sibi conjunctae,— ut nihil ejus aut tenue, aut<text:line-break/>crassunr, ant omnino inaequale appareat; idque non tactu<text:line-break/>solum habet, sed jam etiam’propria facultate et actione.<text:line-break/>Gusiui quoque suaris est, nullum scilicet habens insuavita-<text:line-break/>tem, et humida, sitimque ob praesentem suum lentorem ex-<text:line-break/>tinguens. Quod vero laenis, humida suavisque sit, adstri-<text:line-break/>ctionis et alterius validae qualitatis expers est. Inter liaec<text:line-break/>omnia proba coctione flatulentum omne deponit. Quum<text:line-break/>igitur talis existat, merito acutis febribus convenire illam<text:line-break/>existimamus, non tantum quod illis ni omnibus adverse-<text:line-break/>tur, veruin etiam quod facillimae sit concoctionis, fuasque<text:line-break/>clunes quali lates habeat imbecillimas, et facllis sit distribu-<text:line-break/>tionis, et putrefactos humores ob detersuriam qualitatem ex-<text:line-break/>purget, eos vero concoquat, qui fenriputres jam evaserunt.</text:span></text:p>
      <text:h text:style-name="Heading_20_2" text:outline-level="2">Cap. VI.</text:h>
      <text:p text:style-name="P79"><text:span text:style-name="T12">Caeterum in morbis non temere est exhi-<text:line-break/></text:span><text:span text:style-name="T12">benda, sed prius multis opus est distinctionibus. Neque</text:span></text:p>
      <text:p text:style-name="P16"><text:span text:style-name="T12">enim illis est admiiiisseanda, qui cum periculo, laborant, aut<text:line-break/>sanguinis missione purgationeve indigent, aut aliquo cly-<text:line-break/>stere, aut his, qni ventriculum. habent excrementis reler-<text:line-break/>tum, aut iis, qui a magno aliquo dolore vexantur, ac nullo<text:line-break/>modo lus, qui aut medicis fomentis, </text:span><text:span text:style-name="T12">aut </text:span><text:span text:style-name="T12">venae sectione, aut<text:line-break/>purgationibus egent; </text:span><text:span text:style-name="T12">scd </text:span><text:span text:style-name="T12">neque </text:span><text:span text:style-name="T12">siccissimis </text:span><text:span text:style-name="T12">illam morbis<text:line-break/>convenit exhibere. Praeter haec etiam opportunum exhibi-<text:line-break/>tiouis tempus ejusque mensuram et aegrotantis consuetudi-<text:line-break/>nem considerare oportet; adde etiam, illiusne cremorem so-<text:line-break/>lum, an ptisanam integrum, vel potius utraque, an etiam .<text:line-break/>neutra propinare conveniat. Ea igitur sorbitioni hora sue-<text:line-break/>rit opportuna, (jam enim sure distinctione illam administrare<text:line-break/>vetuimus,) cum universum corpus aequaliter dispositum sue-<text:line-break/>rit, ut nulla pars ejus aut calidior aut frigidior sit. Tale<text:line-break/>autem est, quurn morbi adest declinatio: post illa enim uni-<text:line-break/>yersus corporis calor in omnes aequaliter partes diffusus<text:line-break/>est. Sed neque multa adsit plenitudo, aut </text:span><text:span text:style-name="T22">humorum</text:span><text:span text:style-name="T12"> crassi-<text:line-break/>tudo; </text:span><text:span text:style-name="T22">periculosam enim esi,</text:span><text:span text:style-name="T12"> etiam ex ipso Hippocrate, pia-.</text:span></text:p>
      <text:p text:style-name="P16"><text:span text:style-name="T22">rirnurn ac conscrtim replere, paulatim vero tutum.</text:span><text:span text:style-name="T12"> Pro-<text:line-break/>ponatur igitur </text:span><text:span text:style-name="T22">cibus</text:span><text:span text:style-name="T12"> et juxta aegrotantis consuetudinem<text:line-break/>mensuretur. Si quidem cibum assumere semel tantum assue-<text:line-break/>verat, tu quoque potionem* illi semel tantum offerendam<text:line-break/>curabis: verum si bis in die antea vescebatur, bis itidem ci-<text:line-break/>bum tu etiam dabis. Porro augmentum sorbitionis hujus<text:line-break/>et additionem in siccioribus quidem morbis fieri nequaquam<text:line-break/>oportet; validioribus enim tales morbi potionibus egere vi-<text:line-break/>dentur, quam ptisana existat, quo magis pofllut humectari.<text:line-break/>Sicci autem morbi sunt pleuritis et peripneumonia, omnes-<text:line-break/></text:span><text:span text:style-name="T12">que </text:span><text:span text:style-name="T12">alii, qui iu pectore consistunt, quum scilicet nulla </text:span><text:span text:style-name="T22">ad-<text:line-break/>huc</text:span><text:span text:style-name="T12"> ab eis (puta proveniunt; quin etiam illi, qui jecur,<text:line-break/>ventriculum et intestina occupant, sicci dicuntur, quando ni-<text:line-break/>lul excernitur, aut durum, nec pro necessitate, nec lauda-<text:line-break/>bile. Caelorum ficcitates, quae in arteriis ac venis oriuntur,<text:line-break/></text:span><text:span text:style-name="T12">ex </text:span><text:span text:style-name="T12">lingua et extima cute deprehenduntur</text:span><text:span text:style-name="T12">, </text:span><text:span text:style-name="T12">quemadmodum<text:line-break/>capitis affectus, qumn per palatum aut neres nihil expurga-<text:line-break/>tur. Eadem etiam ratione inflammationes et ulcera sicca<text:line-break/></text:span><text:span text:style-name="T22">esse</text:span><text:span text:style-name="T12"> </text:span><text:span text:style-name="T12">pronunciarnus, a quibus nihil per saniem excernitur.</text:span></text:p>
      <text:p text:style-name="P16"><text:span text:style-name="T12">Quippe talibus morbis ptisanam parare opus non fuerit; ne-<text:line-break/>que enim illos humectare potest, ut quae non admodum hui<text:line-break/>mectet ea, quae magna </text:span><text:span text:style-name="T12">ac </text:span><text:span text:style-name="T12">validiori egent facultate humectan-<text:line-break/>te, nec non repletionis noxam corporibus praebeat. Quod<text:line-break/>si corpus hmnidius fuerit, aliquidque jam e pulmone ex-<text:line-break/>puatur, tunc ejus potionem aiigere scmper atque addere<text:line-break/>oportet; humectans enim fimus et incidens eos qui in cor-<text:line-break/>pore prius erant humores et in membris per nutritionem<text:line-break/>robur efficiens, animal ab ea, quae ipsum infestat, cacochy—<text:line-break/>mia cito liberum reddit, Quum enim duo haec lu unum<text:line-break/>convenerint, prava omnia excrementa facile expurgantur.<text:line-break/>Atqui praeter hanc aliorum nullum est ex lus, quae sive ut<text:line-break/>medicamenta, five ut alimenta offeruntur, quod utraque<text:line-break/>haec possideat, scd aut purum attenuans abunde humecta-<text:line-break/>bit et nutriet, quemadmodum panis et alica et ova et pi-<text:line-break/>sces, aut incidendi vires habens humectare ac nutrire non<text:line-break/>admodum poterit, ut oxyrnel et si quid hujusmodi alterum<text:line-break/>est; haec autem omnia bona uni adsunt ptisanae, ita nihilo-</text:span></text:p>
      <text:p text:style-name="P16"><text:span text:style-name="T12">minus, ut nullam utilitatem sit allatura, si absque </text:span><text:span text:style-name="T22">conve-<text:line-break/></text:span><text:span text:style-name="T22">nienti</text:span><text:span text:style-name="T12"> determinatione administretur, quum aliquando exhi-<text:line-break/>hila mortis potius esse possit occasio. Quum enim laboranti<text:line-break/>opus suerit clystere ad expurganda excrementa, aut venae<text:line-break/>lectione ob sanguinis abundantiam, aut etiam doloris vehe-<text:line-break/>rnentiarn, dolore scilicet plenitudinis causam minime tole-<text:line-break/>rante, porrecta tunc ptisana mortis causa effecta est, pleni-<text:line-break/>tudluem duplo majorem forte tum reddens. Propterea,<text:line-break/>quunr febris infestat, illam propinare minime expediet, sive<text:line-break/>eum dolore, sive etiam citra dolorem ea existat, aut si paulo<text:line-break/>post cibum febrire horno inceperit, necdum ille dejectus<text:line-break/>fuerit. Porro eaedem hae distinctiones non folum lu cre-<text:line-break/></text:span><text:span text:style-name="T12">more, </text:span><text:span text:style-name="T12">verum in ipsa etiam ptisana sunt adhibendae, in his<text:line-break/>scilicet, quibus utilis illa futura est; quum tamen non statim<text:line-break/>illis ministrare conveniet, scd primum quidem cremorem<text:line-break/>solum, aut saltem cremoris portionem majorem, ptisanae<text:line-break/>autem minorem, deinde aequales utriusque partes, tandem<text:line-break/>etiam solam ipsam ptisanam. Illud enim omnino sciendum'<text:line-break/></text:span><text:span text:style-name="T12">est, </text:span><text:span text:style-name="T12">ad corporis tum robur, tum nutritionem ptisanam ipsam</text:span></text:p>
      <text:p text:style-name="P16"><text:span text:style-name="T12">valere quamplurimum, ad facilem vero consectionem et con-<text:line-break/>coctionem ac facilem distributionem cremorem esse magis<text:line-break/>accommodatum. De ptisana igitur surnmatim </text:span><text:span text:style-name="T22">a</text:span><text:span text:style-name="T12"> nobis haec<text:line-break/>dicta sint, ut cum temperatum illius usum, tum in ea exlii-<text:line-break/>benda necessaxias distinctiones perspectas habere possis.</text:span></text:p>
      <text:h text:style-name="P27" text:outline-level="1"><text:bookmark-start text:name="bookmark23"/><text:span text:style-name="T12">GALENI DE DIGNOTIONE EX IN-<text:line-break/>SOMNIIS LIBELLUS.</text:span><text:bookmark-end text:name="bookmark23"/></text:h>
      <text:p text:style-name="P18"><text:span text:style-name="T12">Insomnium vero corporis affectionem nobis indicat.<text:line-break/>Si quis in somnis incendium quidem rideat, a flava bile ve-<text:line-break/>xatur; fi sumum, vel caliginem, vel prosundas tenebras,<text:line-break/>ab atra bile; imber vero frigidam humilitatem abundare<text:line-break/>indicat; nix et glacies et grando pituitam frigidam. Sane<text:line-break/>et tempori et nutrimento sumpto mentem oportet adhibere.<text:line-break/>Nam qui nive conspergi sibi ridetur, si in accessionis inva-<text:line-break/>sione, quae cum rigore, vel horrore, vel perfrigerarione<text:line-break/>fiat, hoc imaginatus suerit, tempori plus, non corporis af-</text:span></text:p>
      <text:p text:style-name="P17"><text:span text:style-name="T12">sectioni, tribuendum est; sini declinatione tale insomnium<text:line-break/>viderit, firmiorem nobis indicationem exhibebit frigiditatis<text:line-break/>exuperantium humorum; adhucque etiam magis, si nihil<text:line-break/></text:span><text:span text:style-name="T12">ex </text:span><text:span text:style-name="T12">pituitosis eduliis comederit, quibus in ventriculo conten-<text:line-break/>tis, talis quaedam imaginatio fieri contingit, quamvis, quae<text:line-break/></text:span><text:span text:style-name="T12">in </text:span><text:span text:style-name="T12">toto corpore est affectio, similis non existat. Sed quo-<text:line-break/>niam in somnis non ex corporis affectionibus solum, sed et<text:line-break/></text:span><text:span text:style-name="T12">ex </text:span><text:span text:style-name="T12">iis, quae quotidie agere solemus, anima imagluatur, imo<text:line-break/>nonnulla ex iis etiam, quae cogitavimus, ac fane etiam quae-<text:line-break/>dam fatidica ab ea praenunciantur, (nam et hoc experientia<text:line-break/>' confirmatur,) difficilis, certe efficitur dignotio corporis ex m-<text:line-break/>• fomniis, quae’ e "corpore excitantur. Si enim ab iis dun-<text:line-break/>' taxat, quae quotidie agimus, vel cogitamus, oporteret ipsum<text:line-break/></text:span><text:span text:style-name="T12">' </text:span><text:span text:style-name="T12">discernere, nihil utique difficultatis esset, quaecunque </text:span><text:span text:style-name="T12">nec<text:line-break/></text:span><text:span text:style-name="T31">1</text:span><text:span text:style-name="T22"> acta, </text:span><text:span text:style-name="T22">nec</text:span><text:span text:style-name="T12"> cogitata funt, ea censure ex corpore excitari; at<text:line-break/></text:span><text:span text:style-name="T12">‘ quoniam </text:span><text:span text:style-name="T12">etiam vaticinia quaedam esse concedimus, quomo*<text:line-break/></text:span><text:span text:style-name="T12">‘ do </text:span><text:span text:style-name="T12">haec ab iis, quae ex corpore excitantur, discernuntur,<text:line-break/>‘ </text:span><text:span text:style-name="T12">haud </text:span><text:span text:style-name="T12">facile diri potest. Conspexerat enim quidam, alterum</text:span></text:p>
      <text:p text:style-name="P16"><text:span text:style-name="T12">erus sibi lapideum evasisse, iudicarantque plerique, qui in<text:line-break/>hisce rebus periti habebuntur, ad servos insomnium hoc<text:line-break/>pertinere ; at ille eo crure resolutus est, cum nemo id no-<text:line-break/>strum expectasset. Palaestritam item, qni lu sanguinis ci-<text:line-break/>sterna stare, ac vix eam supereminere sibi ridebatur, co-<text:line-break/>piam sanguinis habere, evacuationeque indigere conjecimus.<text:line-break/>Nonuulli vero, qutun critice sudaturi essent, in calidarum<text:line-break/>aquaruin eisternis lavari natareque arbitrabantur, lta quo-<text:line-break/>que'imaginatio bibendi citra expletionem admodum sitienti-<text:line-break/>bus, quemadmodum insaturabiliter comedendi esurienti-<text:line-break/>hus, venere utendi senrlue repletis accidit. Videtur enim<text:line-break/>in somnis </text:span><text:span text:style-name="T22">auiina</text:span><text:span text:style-name="T12"> in corporis prosundurn ingressa et ab ex-<text:line-break/>ternis sensilibus digressa affectionem, quae in corpore est,<text:line-break/>sentire, atque eonim omnium, quae appetit, tanquam jani<text:line-break/>praesentium, visa concipere. Et, si haec ita habent, nihil<text:line-break/>fane mirum fuerit, si, quum animalis facultas ab humorum<text:line-break/>copia gravata vexatur, honrlues vix fe ipsos movere ac</text:span></text:p>
      <text:p text:style-name="P16"><text:span text:style-name="T12">onera quaedam ferre per somnum imaginentur i e contra<text:line-break/>vero, quum levis fuperfluitatibusque vacans affectio corpo-<text:line-break/>ris fit, si, qui ita sunt affecti, se vel volare vel velocissime<text:line-break/>currere per insomnium videant, quum animae nisa cor-<text:line-break/>poris affectionibus scmper aflnnllentur, ita ut etiam, qui<text:line-break/>affecti sunt, graveolentia vel beneolentia percipere videan-<text:line-break/>tur. Qui enim in stercore et coeno se versari imaginantur,<text:line-break/>vel humores pravos graveolentesque et putrefactos in se has-<text:line-break/>bent, vel copiam ssercoris in intestinis contenti; qui autem<text:line-break/>contra, quam lu, funt affecti, ac lu loris beneolentibus ver-<text:line-break/>sari se credunt, contrariam habere lu corpore affectionem est<text:line-break/>censcndum. Quae igitur labor antes in insomniis vident,<text:line-break/>seque agere arbitrantur, saepe haec nobis humorum tum<text:line-break/>defectus, tum excessus, tum qualitates coindicabunt.</text:span></text:p>
      <text:h text:style-name="P2" text:outline-level="1"><text:bookmark-start text:name="bookmark25"/>GALENI DE MORBORUM DIFFE-<text:line-break/>RENTIIS LIBER.<text:bookmark-end text:name="bookmark25"/></text:h>
      <text:h text:style-name="Heading_20_2" text:outline-level="2">Cap. I.</text:h>
      <text:p text:style-name="P78"><text:span text:style-name="T12">Primum dicendum est, quid morbum voce-'<text:line-break/>mus, ut, qua de re liber agit, innotescat. Secundum dein-<text:line-break/>de, quot sint universi, simplices primique morbi, ac veluti<text:line-break/>caeler orum elementa. Tertium deinceps, quot ex his com-<text:line-break/>pofiti prodeant.</text:span></text:p>
      <text:h text:style-name="Heading_20_2" text:outline-level="2">Cap. ll.</text:h>
      <text:p text:style-name="P78"><text:span text:style-name="T12">Sumendum profecte etiam hic concessum<text:line-break/>principium, universos homines tum se sanitate frui sibi per-<text:line-break/>suadere, quum partium corporis functiones vitae actionibus<text:line-break/>inservientes illaesas sortiuntur, laesa vero ex ipsis aliqua.</text:span></text:p>
      <text:p text:style-name="P16"><text:span text:style-name="T12">se illius functionis ministra parte aegrotare augurari. Quod<text:line-break/>si haec ita scse habeant, lus in duobus sanitas quaerenda est;<text:line-break/>aut lu functionibus secundum naturam prodeuntibus, aut lu<text:line-break/>organorum, quibus:functiones edimus, structura, prolude-'<text:line-break/>que morbus vel functionis vel structurae laesio esu Ve-<text:line-break/>rum quum dormientes, aut alias in tenebris vel- otio de-<text:line-break/>gentes, aut plerumque discumbentes neque partem aliquam'<text:line-break/>movemus, neque quid externum omnino sentimus, nihilo-<text:line-break/>minus tamen sani sumus. Atque hinc patet, non lu actione,<text:line-break/>scd lu </text:span><text:span text:style-name="T22">agendi</text:span><text:span text:style-name="T12"> potestate sanitatem constitui. At functiones<text:line-break/>ex ea, quae fecundum naturam est, structura obirepossu-'<text:line-break/>mus; lu ea itaque sanitas consistit, proludeque ad functio-<text:line-break/>nem edendam structura causae rationem obtinebit. Quare<text:line-break/>sive naturalem omnium partium structuram sanitatem no-<text:line-break/>minare volueris, sive functionum causam, lu idem utraque'<text:line-break/>lucidit oratio. Quod si hoc sit: sanitas, constat, ejus contra-<text:line-break/>rium esse morbum, aut structuram aliquam praeter natu-,<text:line-break/>ram, aut laesae functionis cansamr At manifestum est, quod,</text:span></text:p>
      <text:p text:style-name="P16"><text:span text:style-name="T12">si quoque affectum praeter naturam dixeris, et prisco usus<text:line-break/>fueris </text:span><text:span text:style-name="T12">nomine, et </text:span><text:span text:style-name="T12">idem significaveris.. Quot veio modis cor-,<text:line-break/>pcra ab eo,..quod lecundum naturam est,, lu functionibus ob-<text:line-break/></text:span><text:span text:style-name="T22">euriAis</text:span><text:span text:style-name="T12"> decedentia interturbantur,, </text:span><text:span text:style-name="T12">si </text:span><text:span text:style-name="T12">invenerimus, eadem<text:line-break/>via jam, numerus cnunurn. simplicium morborum nobis com-<text:line-break/>pertus erit. Hic autem principium concedatur, commode-<text:line-break/>ralum illesse, quod fecundum naturam est, non lu animali<text:line-break/>solum, verum etiam in planta et femine omnique organo;<text:line-break/>quod vero rurfus praetec, naturum est, incommoderatum.<text:line-break/>Sit igitur sanitas commoderatio quaedam</text:span><text:span text:style-name="T12">, </text:span><text:span text:style-name="T12">morbus vero lu-.<text:line-break/>commoderatio. Quorum ergo lucommoderatio morbus sit,<text:line-break/>deiuoeps speculandum., . An videlicet, quorum sanitas com-<text:line-break/>moderatio est, eorundem, morbus lucommoderatio existit?.<text:line-break/>Si itaque, in meatuum commoderatione sanitas sit, lu mea-.<text:line-break/>tuum, incommoderatione morbus erit; si </text:span><text:span text:style-name="T22">vero</text:span><text:span text:style-name="T12"> lu calidi,- fri-<text:line-break/>gidi,, sicci et,hmnidi temperie sanitas constituatur, ineo-<text:line-break/>rundem intemperie^ morbum esse necessario .consequetur.<text:line-break/>Hac, yeno ratione, si lu alterius cujusdam generis commo-<text:line-break/>deratione saltitas fuerit, constat- quoque, morbum lu ejus*</text:span></text:p>
      <text:p text:style-name="P16"><text:span text:style-name="T12">dem generis incommoderatiorre constituendum esse. Enim-<text:line-break/>vero hoc ipsum rursus subtilius contemplemur.. Si quod<text:line-break/>corpus simplex ac exacte unum sit, id nunquam intensio-<text:line-break/>nem et remissionem admitteret, 'neque eo lu genere alterum<text:line-break/>altero melius aut deterius duretur.. At si ex pluribus.com-<text:line-break/>positum sit, multi sane hoc pacto compositionis modi lu ipso<text:line-break/>erunt tum meliores, tum deteriores. Erunt etiam eadem<text:line-break/>ratione ipsa composita et meliora et deteriora. Quod au-<text:line-break/>tem omnium optime constitutum est, id eorum, quae ejus-<text:line-break/>dem funt generis, erit optimum. Num igitur lu animalium<text:line-break/>corporibus et magis et mluus existit, adeo ut illud optimi<text:line-break/>sit habitus, hoc simpliciter boni habitus, non autem optimi,<text:line-break/>et hoc quidem sanum, non tamen boni sit habitus,. aliud<text:line-break/>praeterea, quod vix morbo reluctetur, aliud denique, quod<text:line-break/></text:span><text:span text:style-name="T22">jarn</text:span><text:span text:style-name="T12"> aegrotet, atque hujus </text:span><text:span text:style-name="T22">generis</text:span><text:span text:style-name="T12"> alterum leviter, alterum<text:line-break/>periculose, illud mediocriter, hoc vehementer aegrotet?<text:line-break/>An omnes peraeque affecti sumus tum aegri, tum fani?<text:line-break/>Hoc proferre nefas. Itaque non unum est animalium cor-<text:line-break/>pus, veluti Epicuri atomus, aut incompactum aliquod Asclo-</text:span></text:p>
      <text:p text:style-name="P16"><text:span text:style-name="T12">piadis corpusculmn. Qnainobrern plane compositum </text:span><text:span text:style-name="T22">erit.<text:line-break/></text:span><text:span text:style-name="T12">Quod si ex atomis,. aut lucompactis, aut omnino ex iinpati-<text:line-break/>bilihus quibusdam </text:span><text:span text:style-name="T22">qorpujculis</text:span><text:span text:style-name="T12"> 'construeretur, lu compositio-<text:line-break/>nis. duntaxat qualitate magis mluusque susciperet domus<text:line-break/>instar ex. impatibilibus lapidibus constructae, non tamen in<text:line-break/>structura etiam omni ex parte rectae. Quod si qualure<text:line-break/>pati posse ipsos lapides contingeret , ut varios patiendi ino-<text:line-break/>dos,, ita magis minusque domus </text:span><text:span text:style-name="T22">ipfa susciperet.</text:span><text:span text:style-name="T12"> At si ipsa<text:line-break/>nostrorum corporum elementa </text:span><text:span text:style-name="T22">et</text:span><text:span text:style-name="T12"> alterari et </text:span><text:span text:style-name="T22">pati</text:span><text:span text:style-name="T12"> sua natura<text:line-break/>consueverint, non Polum lu compositione, ut et partium con-<text:line-break/>formatione, verum etiam per </text:span><text:span text:style-name="T22">fe ipfa iota</text:span><text:span text:style-name="T12"> magis minusque<text:line-break/>suscipient. , Proludeque ipfa per fe tota tot nimirum rnor-<text:line-break/>borum generibus, lisque simplicibus ac. primis et veluti cae-<text:line-break/>terormn elementis aegrotabunt, ..quot suerint ea, qnae com-<text:line-break/>positionem efficiunt, rrHaec autem </text:span><text:span text:style-name="T22">verba,</text:span><text:span text:style-name="T12"> per se tota, impa-<text:line-break/>tibilibus elementis nequaquam accidunt. Non enim .con-<text:line-break/>cessmn.est, quicquam pati individuam ipfam atomum, sed in<text:line-break/>compositione et, ccnsorinatione affectionem </text:span><text:span text:style-name="T22">comperiri..</text:span></text:p>
      <text:h text:style-name="P6" text:outline-level="2">Cap. <text:span text:style-name="T1">II</text:span>I.</text:h>
      <text:p text:style-name="P78"><text:span text:style-name="T12">At compositio et consoraratio in animalium<text:line-break/>corporibus est triplex: prima partium, quas vocant, 'simi-<text:line-break/>larium, arteriarum, venerum, nervorum, ossium, icartila-<text:line-break/>ginum, ligamentorum, membranarum et carnium; secunda<text:line-break/>vero organicarum, cerebri, cornis, pulmonis,, hepatis, ven-<text:line-break/>triculi, lienis, oculorum </text:span><text:span text:style-name="T12">et </text:span><text:span text:style-name="T12">renum</text:span><text:span text:style-name="T12">; </text:span><text:span text:style-name="T12">tertia denique totius<text:line-break/>corporis. Etenim unaquaeque harum partium, organicarum<text:line-break/>ex aliis quibusdam simplicibus quoad sensum est constituta;<text:line-break/>illarum vero quaeque ex primis conflat elementis. Carnis<text:line-break/>igitur ipsius; quatenus caro est, lu sola primorum elemento-<text:line-break/>rum compositione differentia consistit; </text:span><text:span text:style-name="T22">at</text:span><text:span text:style-name="T12"> quatenus pars or-<text:line-break/>gani, lu consormatione et magnitudine. Itaque ipsorum<text:line-break/>quoque organorurn his in ipfis differentiae sunt. Productis<text:line-break/>igitur, quot et qni sint ex prima suppositione, omnibus<text:line-break/>similarium 'corporum morbis, ad secundam deinceps migra-<text:line-break/>binrus, ad eam nimirum, quae, substantiam totam per se to-<text:line-break/>tam alterari transinutarique supponit..</text:span></text:p>
      <text:h text:style-name="P6" text:outline-level="2">Cap. IV.</text:h>
      <text:p text:style-name="P78"><text:span text:style-name="T12">Sunt autem duo primi morbi, alter quae-<text:line-break/>dam meatuum dilatatio, alter astrictio, 'Impatibilibus nam-<text:line-break/>que suppositis prunis elementis, lu compositione fola erunt<text:line-break/>morbi. Compositionis autem omnis differentiae prius enar-<text:line-break/>ratae sunt. Quare necesse est unamquamque partium simi-<text:line-break/>larium recte valere, quum commoderatio meatuum ipsius<text:line-break/>conservatur, qua labefactata de naturali statu ipsa decedit.<text:line-break/>Sed quoniam cujuscunque commoderationis disserentia est<text:line-break/>duplex, altera exuperantia, altera penuria, liquet, primos<text:line-break/>simplicium corporum morbos fore duplices, alterum quan-<text:line-break/>darn meatuum dilationem, alterum astrictionem. Os ita-<text:line-break/>que, caro et aliorum corporum pro sensus judicio sirnpli-<text:line-break/>eium ununrquodqne si astrictius aut laxius sit commode-<text:line-break/>rato, id male affectum esse proferemus. At si lu utriusque<text:line-break/>exuperantiae medio sit, ita ut ipsius functionibus maxime<text:line-break/></text:span><text:span text:style-name="T22">conferat,</text:span><text:span text:style-name="T12"> tunc summe sanum esse pronunciabimus. Breves<text:line-break/>autem a medio ad utrumque exquisitae commoderationis ex-<text:line-break/>tremum decessiones nequaquam morbos este dicemus, quoad</text:span></text:p>
      <text:p text:style-name="P16"><text:span text:style-name="T12">manifestam sunctiouis </text:span><text:span text:style-name="T12">alicujus </text:span><text:span text:style-name="T12">laesionem effecerint; sedinhis<text:line-break/>multum et magis et minus </text:span><text:span text:style-name="T12">existere, </text:span><text:span text:style-name="T12">adeo ut, quam magnum sit<text:line-break/>lutervallum ab incommoderatione morbosa ad exquisite </text:span><text:span text:style-name="T22">fa~<text:line-break/></text:span><text:span text:style-name="T12">nam commoderationem, lu </text:span><text:span text:style-name="T12">hac </text:span><text:span text:style-name="T12">tota latitudine sanorum dif-<text:line-break/>ferentiae consistunt. At lu altero ipsum subsequenti luter-<text:line-break/>vallo, quod sensibilis est incommoderatiouis, morbos collo-<text:line-break/>camus, donec ad illum devenerint luconunoderationem, quae<text:line-break/>jam partis corruptionem molitur, Neque enim animalium<text:line-break/>corpora quocunque modo astringi dllatarique fuapte natura<text:line-break/>possunt, fed est quidam hic terminus, ultra quem ipsa citra<text:line-break/>clissolutionem corruptionemque progredi nequeant. Atque<text:line-break/>haec prosecto impatibilium elementorum suppositio ita se<text:line-break/>habet</text:span></text:p>
      <text:p text:style-name="P18"><text:span text:style-name="T12">Qni vero ipsa pati elementa, nihiloque minus in Te<text:line-break/>invicem agere, et per se tota commisceri ac temperari sup-<text:line-break/>ponunt, quot eorum aliquis prima esse elementa supposue-<text:line-break/>rit, totidem primos quoque morbos necessario constituet-<text:line-break/>Naniooncede, prima elementa esse quatuor, calidum, frigi-</text:span></text:p>
      <text:p text:style-name="P16"><text:span text:style-name="T12">sium, siccum, et Irunridunr; „ex hisque luter fe temperatis,<text:line-break/>comnroderate quidem, sanitate frui animal, incommoderate<text:line-break/>vero, aegrotare. Erunt quoque primi morbi quatuorpri-<text:line-break/>mus calidum praeter naturalem commoderationem; secun-<text:line-break/>dus frigidum; tertius humidum; quartus demum siccum.<text:line-break/>Hi frint ex secunda suppositione morbi partium, quae sunila-<text:line-break/>res appellantur, atque simplices omnino conspiciuntur, •</text:span></text:p>
      <text:p text:style-name="P18"><text:span text:style-name="T12">Compositorum vero in nobis organorum morbi utri-<text:line-break/>que suppositioni communes existunt. Hos igitur paucis per-,<text:line-break/>curramus, et hoc ipsum lu priinis, quomodo sint communes,<text:line-break/>demonstremus. Quum sane oporteat corpus omne ad sen-j<text:line-break/>sum compositum, quodque dissimilare appellitant, si probe<text:line-break/>suas functiones obiturum sit, non ex qualibuscunque, ut<text:line-break/>fors tulerit, partibus simplicibus, neque ex aliquo numero<text:line-break/>aut magnitudine,non congruente constitui, neque fortuitum<text:line-break/>hunc esse compositionis modum, in quatuor his generibus<text:line-break/>organorum omnium erunt morbi. At singulorum generum<text:line-break/>hae funt differentiae: pruni qui deni generis enarrati, quum,-</text:span></text:p>
      <text:p text:style-name="P16"><text:span text:style-name="T12">decens partis consormatio labefactata fuerit, aut figuram non<text:line-break/>idoneam, aut cavitatem, aut meatum acceperit, aut horum<text:line-break/>aliquid perdiderit, quae adesse oportebat. Ex hoc genere<text:line-break/>quoque funt asperitas ipfius et saevitas indecenter immuta-<text:line-break/>tae. Secundi vero generis, quod in simplicium primarum-<text:line-break/>que partium numero continetur, duplex erit morborum dif-<text:line-break/>ferentia, aut alicujus rei, quam inesse congruebat, penuria,<text:line-break/>aut rei minime necessariae exuperantia. Tertii quoque ge-<text:line-break/>neris, quod ad magnitudinem spectat, similiter duplex dif-<text:line-break/>ferentia. Si quid enim majus increverit,. quod minus esse<text:line-break/>oporteat, aut contra minus evnserit, quod grandius esse de-<text:line-break/>cebat, nequaquam recte fe habuerit •universum organmm<text:line-break/>Reliqui demum generis morborum structurae aut in situ a<text:line-break/>naturali sude immutato, aut interturbata partium luter fe<text:line-break/>si&gt;cietale differentiae constituentur. Quemadmodum au-<text:line-break/>tem ex simplicibus corporibus unumquodque primorum or-<text:line-break/>ganorum vel integram </text:span><text:span text:style-name="T22">vel</text:span><text:span text:style-name="T12"> vitiatam structuram sortitur, at-</text:span></text:p>
      <text:p text:style-name="P16"><text:span text:style-name="T12">que ex his ipsis Tanitas aut morbus existit, sic </text:span><text:span text:style-name="T12">rursus ex </text:span><text:span text:style-name="T12">ipsis<text:line-break/>prunis organis secunda constituuntur. Musculus etenim,<text:line-break/>vena et arteria primorum sunt organorum, digitus sccun-<text:line-break/>dorurn, et hoc magis etiam pes, </text:span><text:span text:style-name="T12">atque </text:span><text:span text:style-name="T12">pede magis crus.<text:line-break/>Nam lu universum, </text:span><text:span text:style-name="T12">quaecunque ex similaribus </text:span><text:span text:style-name="T12">partibus con-<text:line-break/>gruentibus unius functionis </text:span><text:span text:style-name="T12">gratia procreata </text:span><text:span text:style-name="T12">funt, </text:span><text:span text:style-name="T12">luter </text:span><text:span text:style-name="T12">pri-<text:line-break/>ma organa numerabuntur. </text:span><text:span text:style-name="T12">Quae </text:span><text:span text:style-name="T12">vero rursum ex his com-<text:line-break/>ponuntur, etiamsi "unam </text:span><text:span text:style-name="T12">quam maxime </text:span><text:span text:style-name="T12">organi functionem<text:line-break/>obeant, inter fecunda ordlue collocabuntur. lidem vero<text:line-break/>et horum organorum erunt morbi, qui primorum </text:span><text:span text:style-name="T12">esse </text:span><text:span text:style-name="T12">enar-<text:line-break/>rati sunt. Sed de organorum differentiis alio in libro dis-<text:line-break/>seruimus, quae nimirum absolute prima sint, et post haec<text:line-break/>sccunda et tertia et quarta collocari conveniat. Nonnulla<text:line-break/>siquidem utrinque habent notas, ut tum prima, tum secunda<text:line-break/>esse videantur. At praesens oratio ejusmodi accurata tra-<text:line-break/>ctatione non indiget. Ad id tamen unum spectare velim,<text:line-break/>an simplex quoad sensum, an composita sit pars. Simpli-</text:span></text:p>
      <text:p text:style-name="P16"><text:span text:style-name="T12">cis etenim partis primi dicti morbi naturalium elementorum<text:line-break/>differentia definiti sunt. Ad compositam autem partem se-<text:line-break/>Cundi spectant, qui utrique suppositioni sunt communes;<text:line-break/>Nullum vero morbi genus est, neque in simplicibus corpori-<text:line-break/>bus, neque lu compositis, quod sit utrisque proprium. Di-<text:line-break/>visionis </text:span><text:span text:style-name="T12">si </text:span><text:span text:style-name="T12">quidem methodus id fieri non posse demonstrat.<text:line-break/>At unus est praeterea morbus omnibus corporibus tum sim-<text:line-break/>plicibus, tum compositis communis, sive ea prima sint </text:span><text:span text:style-name="T22">or-<text:line-break/>gana, sive secunda, sive</text:span><text:span text:style-name="T12"> tertia, </text:span><text:span text:style-name="T22">jam</text:span><text:span text:style-name="T12"> nunc explicandus. At<text:line-break/>hujusce inventionis morbi via est, quod omnibus dictis parti-<text:line-break/>bus communiter datur. Si quid enim ipsis secundum natu-<text:line-break/>ram se habentibus lusit commune, quod animanti functio-<text:line-break/>nem aut usum aliquem praestet,, id prosecto si prorsus vi-<text:line-break/>tietur, communis quidam in ipsis morbus constituetur. Sed<text:line-break/>quid hoc, quod omnibus commune tribuitur? Propriarum<text:line-break/>partium unitas, qua unumquodque praeditum ununi esse<text:line-break/>et unam functionem ufurnve perficere dicitur. Haec si qua<text:line-break/>occafione folvatur, id partis morbus esu Quale vero no-</text:span></text:p>
      <text:p text:style-name="P16"><text:span text:style-name="T12">nren singulis </text:span><text:span text:style-name="T12">in </text:span><text:span text:style-name="T12">partibus hic </text:span><text:span text:style-name="T12">morbus </text:span><text:span text:style-name="T12">sortiatur</text:span><text:span text:style-name="T12">, </text:span><text:span text:style-name="T12">paulo’ post<text:line-break/>dicemus, ubi dicturum generum differentias in species parti-<text:line-break/>culares diviserimus.</text:span></text:p>
      <text:h text:style-name="Heading_20_2" text:outline-level="2">Cap. V.</text:h>
      <text:p text:style-name="P78"><text:span text:style-name="T12">Atque profecto id jam rursus a priori sup-<text:line-break/>positione ducto exordio moliamur. Duo itaque ex hac </text:span><text:span text:style-name="T22">sup-<text:line-break/>positione</text:span><text:span text:style-name="T12"> similarium partium morbi positi sunt, qui in mea-<text:line-break/>tuum incommoderatione consistunt. Unus quaedam ipso-<text:line-break/>rum </text:span><text:span text:style-name="T22">meatuum</text:span><text:span text:style-name="T12"> dilatatio est, alter astrictio. Utriusque vero<text:line-break/>eorum differentia duplex. Astrictionis quidem corporis un-<text:line-break/>dique lu sc ipsum cousidentis angustia, atque ipsorum mea-<text:line-break/>tuum obstructio. Dilatationis vero corporis ducta in om-<text:line-break/>nem partem extensio; ipsorum meatuum veluti quaedam<text:line-break/>laxitas ex procidentia elementorum, quae corpora proprie<text:line-break/>appellari asseverunt, quum simplicia ac prima sinti , Nam<text:line-break/>quae ex lus componuntur, concreta vocanti Porro ex sc-<text:line-break/>cunda suppositione duae sunt morborum differentiae: </text:span><text:span text:style-name="T22">prior,<text:line-break/></text:span><text:span text:style-name="T12">quum similares partes solis qualitatibus alterantur; </text:span><text:span text:style-name="T22">posterior,<text:line-break/></text:span><text:span text:style-name="T12">quum ad ipsas, </text:span><text:span text:style-name="T22">partes</text:span><text:span text:style-name="T12"> aliqua substantia dictis praedita quasi-</text:span></text:p>
      <text:p text:style-name="P16"><text:span text:style-name="T12">tatibus fluit. Atque hic secundus modus, quem tumorem in<text:line-break/>partibus procreare nemo medicus ignorat. Etenim erysipe-<text:line-break/>lata, phlegmonae, oedemata, phymata, phygethla, strumae,<text:line-break/>elephantiasis, scabies,' Iepra, vitiligines et scirrhi hujus<text:line-break/>sunt generis, qui </text:span><text:span text:style-name="T22">morbi</text:span><text:span text:style-name="T12"> neminem latere possunt. Verum<text:line-break/>qui morbi in sola qualitatum ipsarum intemperie consistunt,<text:line-break/>difficilius deprehenduntur, uifi magna partis lu statum vide-<text:line-break/>licet praeter naturam eversio facta suerit. Tunc enim jam<text:line-break/>ab omnibus facile cognoscitur quae lu toto corpore febris<text:line-break/>appellatur, quum calor exuperet; lu partibus vero inter-<text:line-break/>dum etiam manifeste fe prodit. Etenim et crura iis, qni<text:line-break/>liberalius praeter consuetudinem ambulaverint, et manus, si<text:line-break/>quis eas plurimum exercuerit, aut remigando, aut fodiendo,<text:line-break/>aut aliquid hujusmodi faciendo, manifeste calidiores appa-<text:line-break/>rent tum ipsis laborantibus, tum externis, qui eos tetige-<text:line-break/>rint. Si quis enim magnus tumor partibus adnascatur, ex -<text:line-break/>terius ipsis affluente substantia quadam calida, is ex sccun-</text:span></text:p>
      <text:p text:style-name="P16"><text:span text:style-name="T12">da morborum erit differentia. Ex prima vero omnes nunc<text:line-break/>commemorati scaturiunt, quique vel lu una quacunque par-<text:line-break/>te, vel in universo animalis corpore, aut ab aestu solis, aut<text:line-break/>ignis calore remanens constituitur affectus; quaIes funt et<text:line-break/>qui typhodes et febriles nominantur. Morbi vero frigidi ca-<text:line-break/>lido oppositi affectus extremas partes manifesto adeo ple-<text:line-break/>rumque obsidet, ut ipsae emortuae decidant. At hujus-<text:line-break/>modi affectus in universo corpore iis oboritur, qui sub vehe-<text:line-break/>menti frigore iter fecerint. Eorum enim plerique in ipso<text:line-break/>itinere mortem obierunt; plerique etiam, priusquam domum<text:line-break/>appusissent, diversorium assequuti, semimortui et congelidi<text:line-break/>sub conspectum veniunt. Talis affectus apoplecticis, epile-<text:line-break/>pticis, tremulis et convulsis multoties accidit. Porro eorum,<text:line-break/>qui per iter frigore mortem occubuerunt; alii emprosthoto-<text:line-break/></text:span><text:span text:style-name="T12">no, </text:span><text:span text:style-name="T12">alii opisthotono, alii tetano, </text:span><text:span text:style-name="T12">alii </text:span><text:span text:style-name="T12">congelatione vocata<text:line-break/></text:span><text:span text:style-name="T12">correpti </text:span><text:span text:style-name="T12">obriguerunt, alii quid </text:span><text:span text:style-name="T12">apoplexiae </text:span><text:span text:style-name="T12">simile perpessi<text:line-break/>sunt. His </text:span><text:span text:style-name="T12">lu </text:span><text:span text:style-name="T12">omnibus sane, quibus </text:span><text:span text:style-name="T12">aliquod symptoma su-</text:span></text:p>
      <text:p text:style-name="P16"><text:span text:style-name="T12">pervenit, </text:span><text:span text:style-name="T12">id </text:span><text:span text:style-name="T12">multorum sententiam huc usque distrahit, ut<text:line-break/>symptoma morbum, morbum ipsum symptomatis causam<text:line-break/>esse existiment. Quibus namque functionum laesiones morbi<text:line-break/>esse videntur, ni rationis exarnlue et convulsiones et stupo-<text:line-break/>res et torpores et hujusmodi caetera morbos vocitant. Ve-<text:line-break/>rum nos initio de nominibus ita disseruimus, nt his omnibus<text:line-break/>innotescat, non de. rebus ipsis, scd de nominibus esse dissi-<text:line-break/>dium. Illos siquidem solos aliquis arguet, qni fuurn in om-<text:line-break/>nlbuspropositum servant; scd quanquam aberrant, sapienter<text:line-break/>tamen aliquid facere ridentur. Eos enim audire licet, quum<text:line-break/>interdum distinguunt et asserunt, si phlegmonae convulsio<text:line-break/>superveniat, ipsam convulsionem phlegmones et consecta-<text:line-break/>riam propaginem esse et symptoma, si vero-soli intemperiei<text:line-break/>succedat, morbum. Idem quoque de febre statuunt: eam<text:line-break/>siquidem symptoma esse ducunt, quum alicujus partis sensi-<text:line-break/>bilis affectus supervenit ; si vero aliter, et morbum et affe-<text:line-break/>ctionem appellant. Hi sane improbandi sunt, qni, quuni ab</text:span></text:p>
      <text:p text:style-name="P16"><text:span text:style-name="T12">externis repreheusionem non expectent, ipsi tamen lu se<text:line-break/>ipsos pugnantes decidunt. Qui vero vel functionum laesio-<text:line-break/>nes morbos vocari supponentes perpetuo ita statuunt, vel<text:line-break/>quid aliud ejusmodi negligunt, eos in nominibus </text:span><text:span text:style-name="T22">errare,<text:line-break/>non autem</text:span><text:span text:style-name="T12"> in rebus ipsis peccare, existimandum est. At<text:line-break/>omnia nomina ad medicam artem spectantia alibi sufins ex-<text:line-break/>plicata sunt: et quicunque recte his uti velit, tractatum il-<text:line-break/>lum perlegat. Nunc vero quia res ipsas speculari,proposi-<text:line-break/>tum est, praedictum nominum institutum sequentes ea dein-<text:line-break/>ceps aggrediamur. Equidem de calidis et frigidis citra mate-<text:line-break/>riam affluentem affectibus a nobis dictum esu Eodernque<text:line-break/>modo tum hmnidi, tum sicci oborientur morbi, quum tota<text:line-break/>corporum haud aliquam materiam extrinsecus lu sese reci-<text:line-break/>pientimn natura alteratur. Exiguae itaque alterationes dif-<text:line-break/>ficillime deprehenduntur, magnas vero conspicue licet<text:line-break/>cognoscere, praesertim lu iis quae emoriuntur partibus.<text:line-break/>Etenim earum nonnullae veluti sale conditae et admodum</text:span></text:p>
      <text:p text:style-name="P19"><text:span text:style-name="T12">1</text:span></text:p>
      <text:p text:style-name="P16"><text:span text:style-name="T12">arefactae conspiciuntur, idque rarius obtingit; quaedam ve-<text:line-break/>ro adeo molles atque humidae tum conspicientibus tum<text:line-break/>tangentibus quamprimum innotescunt, ut, fi eurum partes<text:line-break/>manu tracture volueris, fubitu ipsae defluant et more sinen-<text:line-break/>tis aquae e digitis excidant. Sic et ossium putridorum quae-<text:line-break/>dam velut mena conspiciuntur, lignis vetustate corruptis<text:line-break/>similia; quaedam tanquam muscosa, quorum intemperiei<text:line-break/>lucommoderatio, ob liumiditatem vel siccitatem orta, totum<text:line-break/>os emortuum reddidit. Caeterae vero omnes partium lu-<text:line-break/>temperies</text:span><text:span text:style-name="T12">' </text:span><text:span text:style-name="T12">exiles multos latent, quae ab ipsis imbecillitates<text:line-break/>nominantur. Quum enim phlegmone vel ulcus aut ejus-<text:line-break/>modi alius affectus ventriculo lusidet, nullam aliam exqui-<text:line-break/>runt laesae coctionis causam. Si vero talium </text:span><text:span text:style-name="T22">morborum<text:line-break/></text:span><text:span text:style-name="T12">nullus fuerit, ventriculi imbecillitatem esse dicunt, tanquam<text:line-break/>quid aliud protulerint ab eo, quod manifestum est, puta ci-<text:line-break/>bos non probe</text:span><text:span text:style-name="T37">;</text:span><text:span text:style-name="T12">.concoqui. Quid enim aliud imbecillitatem<text:line-break/>eos dicere conjiciendum praeterquam in actione roboris pe-</text:span></text:p>
      <text:p text:style-name="P16"><text:span text:style-name="T12">nuriam </text:span><text:span text:style-name="T12">? </text:span><text:span text:style-name="T12">At id non est, quod quaeritur, sed quae </text:span><text:span text:style-name="T12">fit </text:span><text:span text:style-name="T12">hujusce<text:line-break/>imbecillitatis causa. Cur enim ventriculus lu sua functione<text:line-break/>imbecillius agat, quum neque phlegmone, neque scirrho,<text:line-break/>neque ulcere, neque quovis alio ejusmodi morbo afficiatur?<text:line-break/>Non enimilli prosecto citra causam aliquam probe coquendi<text:line-break/>facultas erepta est. Itaque aut meatuum lucommoderatio,<text:line-break/>aut intemperies causa plane dicenda esu Quo etiam mani-<text:line-break/>feste patet,. nullum primorum morborum, qui partibus fimi-<text:line-break/>laribus proprie insident, ratione curari posse, nisi primorum<text:line-break/>elementorum speculatio accesserit. Verum adversus eos<text:line-break/>aliis in commentariis, </text:span><text:span text:style-name="T12">quae </text:span><text:span text:style-name="T12">decebant, prodita sunt. Id<text:line-break/>vero nunc scire oportet, ventriculi imbecillitatem, venae,<text:line-break/>arteriae, musculi et cujuscunque simplicis organi tum vita-<text:line-break/>lis tum animalis aut propter meatuum lucommoderatio-<text:line-break/>nern, aut propter intemperiem omnium consensu necessario<text:line-break/>oboriri. Quo pacto vero tales eorum affectus dignoscendi<text:line-break/>sint, non est praesentis orationis. Non enim </text:span><text:span text:style-name="T22">morborum</text:span><text:span text:style-name="T12"> di-<text:line-break/>gnotionea, sed ipsos morbos enumerare mihi propositum est.</text:span></text:p>
      <text:p text:style-name="P16"><text:span text:style-name="T12">Atque mini videor universos partium similarium morbos'<text:line-break/>explicasse.</text:span></text:p>
      <text:h text:style-name="Heading_20_2" text:outline-level="2">Cap. VI.</text:h>
      <text:p text:style-name="P78"><text:span text:style-name="T12">Qui vero sint partium organicarum </text:span><text:span text:style-name="T22">morbi,<text:line-break/></text:span><text:span text:style-name="T12">consequens est dicere. In his igitur </text:span><text:span text:style-name="T22">organis</text:span><text:span text:style-name="T12"> unam quan-<text:line-break/>dam omnino esse </text:span><text:span text:style-name="T22">partem</text:span><text:span text:style-name="T12"> actionis pausam, huicque ceteras<text:line-break/>omnes ad usum aliquem praestandum creatas fuisse, alio lu<text:line-break/>opere demonstratum esu Laedetur autem totius organi fun-<text:line-break/>ctio tum maxime ac primum, quum ipsa pars actionis causa<text:line-break/>aegrotaverit; jam vero etiam ceterarum partium majores<text:line-break/>affectus actionem interturbanti Quicunque igitur </text:span><text:span text:style-name="T22">affectus<text:line-break/></text:span><text:span text:style-name="T12">non per </text:span><text:span text:style-name="T22">fe,</text:span><text:span text:style-name="T12"> sed laedendo primum functionis organum actio-<text:line-break/>nem interturbant, lu morborum causae; non ipsi morbi sunt.<text:line-break/>Si vero non laedendo aliquam primum functionis partem<text:line-break/></text:span><text:span text:style-name="T22">functionem</text:span><text:span text:style-name="T12"> luterturbare queunt, morbi jam ejusmodi affe-<text:line-break/>ctus vocandi funt. Oborientur autem, ut diximus, vel<text:line-break/>quum ea quae fecundum naturam est couformatio permutata’<text:line-break/>est, vel quum falvus non extat decens partium numerus,’</text:span></text:p>
      <text:p text:style-name="P16"><text:span text:style-name="T12">vel non idonea cujusque partis magnitudo servatur, vel non<text:line-break/>quo oporteat situ ipsae </text:span><text:span text:style-name="T22">partes</text:span><text:span text:style-name="T12"> simul positae sunt. Quando-<text:line-break/>quidem enim demonstratum est, earum partium nullam </text:span><text:span text:style-name="T22">a</text:span><text:span text:style-name="T12"> na-<text:line-break/>tura temere procreatam fuisse, sed omnes, ut melius vel </text:span><text:span text:style-name="T22">in-<text:line-break/>tius</text:span><text:span text:style-name="T12"> quodcunque functionem obiret organum, necesse omnino<text:line-break/>estct earum laesiones, quae vel penitus actionem edi prohibent,<text:line-break/>vel ipsas </text:span><text:span text:style-name="T22">partes</text:span><text:span text:style-name="T12"> interturbant, morbos existimari; quae vero<text:line-break/>ad primae functionis partis laesionem conferunt, eas morbo-<text:line-break/>rum causas, ut nuper dictum est, appellari.</text:span></text:p>
      <text:h text:style-name="Heading_20_2" text:outline-level="2">Cap. VII.</text:h>
      <text:p text:style-name="P78"><text:span text:style-name="T12">Quamobrem et vatii et vari, et qui planci<text:line-break/>planas pedum habent plantas, deteriorem crurum actionem<text:line-break/>moliuntur ob decentis figurae ametrium. Ita vero, quibus<text:line-break/>fractura laefis conformatio restituta non est, non recte ipfi<text:line-break/>affecto membro actiones edunt. Male quoque actionibus<text:line-break/>funguntur, quibus ob arthritidis vehementiam luxatio oborta<text:line-break/>est, aut, perfracto juxta dearticulationem supercilio, prompte<text:line-break/>articulus ad fuperiorem partem exilit ac excidit, aut quum</text:span></text:p>
      <text:p text:style-name="P16"><text:span text:style-name="T12">callus lu articulo supra modum excrevit lu ejusmodi assecti-<text:line-break/>bus, tota deerticulatio oh spatii angustiam ad motum inepta<text:line-break/>est. Haec itaque nscititia sunt figurarum vitia. Congenita<text:line-break/>vero lucurrunt in utero foetus, quae, prima consormatione<text:line-break/>luterturbata, in omni corporis parte nnscuntur et aegrotum<text:line-break/>illa parte animal efficiunt. Oportet enim et cordis et pul-<text:line-break/>monis et ventriculi et cerebri et linguae et lienis et renum<text:line-break/>caeterarumque omnium partium figuram servari. Si nam-<text:line-break/>que earum alicui laefio oboriatur, propriam quoque totius<text:line-break/>organi functionem deteriorem perfici necesse esu Et vero,<text:line-break/>nisi etiam caritatum quae partibus lusunt omnium tum ma-<text:line-break/>gnitudo tum numerus servetur, eas ob res necessario lae-<text:line-break/>detur actio. Multi autem hujusmodi morbi funt, </text:span><text:span text:style-name="T22">quorum<text:line-break/></text:span><text:span text:style-name="T12">nonnulli coalitu quodam, nonnulli lentorum ac crassorum<text:line-break/>humorum obstructione consistunt, alii etiam exarescentibus<text:line-break/>corporibus, aut aliqua vicluarum partium ipsis lucidente<text:line-break/>aut comprimente coarctatis oboriuntur, interdum vero et</text:span></text:p>
      <text:p text:style-name="P16"><text:span text:style-name="T12">ipsorum corporum ejusmodi </text:span><text:span text:style-name="T12">meatus </text:span><text:span text:style-name="T12">continentium substantia,<text:line-break/>aut scirrhum, aut phlegmonen, aut fphacelum, aut suppura-<text:line-break/>tum, aut oedema, aut alio quocunque modo extraneam ma-<text:line-break/>guitudinem adepta, ac deinceps tumorem ad interiores ca-<text:line-break/>vitates refundens, meatus obstruit, qui ah illis meatibus plu-<text:line-break/>rimum differunt, quos prioris suctae principes ex primo-<text:line-break/>rum atque impatibilium elementorum concursu fieri suppo-<text:line-break/>suerunt. Num intestinorum, arteriarum atque omnium<text:line-break/>hujusmodi organorum meatus, hos inquam, magnos ac per-<text:line-break/>spicuos, omnes manifeste cernimus. Quod si ejusmodi mea-<text:line-break/>tus oh parvitatem sensum effugiat, non is ex eodem genere<text:line-break/>cum .illis meatibus existit, quos sectarum prior supposuit,<text:line-break/>lu ejusmodi omnibus affectibus, lu quibus corporum ipsa-<text:line-break/>rum in aliquem tumorem sublatorum meatus tum obstrui,<text:line-break/>tum coarctari contingit, nonnunquam unus- duntaxat est<text:line-break/>morbus, obstructio actionem, laedens, norfuunquam et hic,</text:span></text:p>
      <text:p text:style-name="P16"><text:span text:style-name="T12">et alius corporum affectus obstructionem efficiens. Quum<text:line-break/>itaque corpus tumore vexatum nullam propriam functio-<text:line-break/>nem sortiatur, unus quidem erit morbus in obstructione,;<text:line-break/>ejus vero causa non etiamnurn morbus est, corporis tumo-<text:line-break/>rem habentis affectus. Si enim tunica (si sors tulerit) venae<text:line-break/>lu jecoris concavis positae quocunque ejusmodi morbo asse-<text:line-break/>cta meatum coarctaverit, quo convexarum hepatis partium<text:line-break/>vasa sanguinem assumunt, ita erunt morbi, alter ipsius ve-<text:line-break/>nae, quae afficitur, alter meatus obstiuctio. Interturbat au-<text:line-break/>tem affectus venae probi sanguinis generationem, obstructio •<text:line-break/>vero distributionem. Utraque horum functio animali ne-<text:line-break/>cessaria est. Patet enim, eos affectus, qui functiones primo.<text:line-break/>laedunt, morbos esse dicendos. Ipsa quidem vena nullo,<text:line-break/>morbo affecta, si ob lentos quosdam et crassos humores mea-<text:line-break/>tibus impactos distributio impediatur, hic unicus visceris<text:line-break/>morbus erit obstructio. Sic etiam in intestino si obstructio<text:line-break/>sola fuerit, unus erit morbus.; at si ipsum phlegmone lar.</text:span></text:p>
      <text:p text:style-name="P19"><text:span text:style-name="T12">/</text:span></text:p>
      <text:p text:style-name="P16"><text:span text:style-name="T12">boret, ob idque interius spatium occludat ac deorsum </text:span><text:span text:style-name="T22">ire<text:line-break/>excrementa</text:span><text:span text:style-name="T12"> prohibeat, duo erunt quoque morbi. Multoties<text:line-break/>enim ab uno morbo morbus oritur, quemadmodum’ lu prae-<text:line-break/>dictis </text:span><text:span text:style-name="T22">sc res</text:span><text:span text:style-name="T12"> habet, quandoquidem inflammationibus, erysi-<text:line-break/>pelatis, herpetibus, carbuncusis, vel quibusdam ejusmodi<text:line-break/>morbis febris suboritur. Nonnunquum vero, quod efficitur,<text:line-break/>functionis est laesio, ipsumque oportet tum pathema, tum<text:line-break/>symptoma nominare, ipsius autem causam videlicet mor-<text:line-break/>bum; qualis obstructio causa est, ne amplius alimentum<text:line-break/>distribuatur, et refrigeratio obtusioris sensus causa est, quae<text:line-break/>symptomatis morbus esu Quum autem ipse affectus' sunctio-<text:line-break/>nem primo laedat, et ipsius causa primo non laedat, affe-<text:line-break/>ctum quidem morbum, quod vero ipsum efficit, causam<text:line-break/>morbi nominare oportet, quemadmodum in lentis humori-<text:line-break/>bus et obstructione se res habet; ipsa namque obstructio<text:line-break/>morbus est, humores vero morbi causae. Quicunque igitur<text:line-break/>morbi caritatibus obveniunt, quum </text:span><text:span text:style-name="T22">hae</text:span><text:span text:style-name="T12"> lulerdum obstruun-</text:span></text:p>
      <text:p text:style-name="P16"><text:span text:style-name="T12">tur, interdum lucommoderate dilatantur, ad conformationis<text:line-break/>partium genus reducentur. In his siquidem omnibus natu-<text:line-break/>ralis aliquo modo conformatio impellitur. At certe saevitas<text:line-break/>et asperitas non ipsae a natura partes consor-inante frustra<text:line-break/>conditae sunt. Hic itaque in omnibus partibus morbi con-<text:line-break/>sistent, quum pars natura laevis ufperatur et aspera laeviga-<text:line-break/>tur. - Eorum euidenlissima sunt medicis, quae et nsperatis et<text:line-break/>laenigatis ossibus acridunt, et quae faucium ufperitates tus-<text:line-break/>fes excitant. Hic praeterea agnoscendum est, interdum figu-<text:line-break/>ram partis oblaefam simul per fe aliquem meatum oblae-<text:line-break/>dere. Quod exempli gratia naso oboriri conspicitur, qui<text:line-break/>quum ab ictu violento nonnunquam simus factus sit, tan-<text:line-break/>topere meatum coarctavit, ut vel nullo modo, vel aegre<text:line-break/>per ipsum respiret Cousiat igitur, lu hujusmodi affecti-<text:line-break/>hus meatus angustiam morbum esse. Primum enim ipsa<text:line-break/>respirandi actionem interturbat; praecedens vero ipsius<text:line-break/>causa nasi similas, quae naturalis ipsius figurae laesio est.</text:span></text:p>
      <text:p text:style-name="P16"><text:span text:style-name="T12">In genere </text:span><text:span text:style-name="T12">igitur </text:span><text:span text:style-name="T12">consormationis, </text:span><text:span text:style-name="T12">quod a </text:span><text:span text:style-name="T12">naturali </text:span><text:span text:style-name="T22">structura<text:line-break/></text:span><text:span text:style-name="T12">decessit, </text:span><text:span text:style-name="T12">ut jam </text:span><text:span text:style-name="T12">actionem </text:span><text:span text:style-name="T12">laedat, </text:span><text:span text:style-name="T12">praedictae . morborum<text:line-break/></text:span><text:span text:style-name="T12">differentiae </text:span><text:span text:style-name="T12">suborientur.</text:span></text:p>
      <text:h text:style-name="Heading_20_2" text:outline-level="2">Cap. VIII.</text:h>
      <text:p text:style-name="P78"><text:span text:style-name="T12">lu numero partium simplicium, ex quibus<text:line-break/>unumquodque construitur organum, duplices erunt primae<text:line-break/>morborum differentiae, aut quum aliqua pars deficit, aut<text:line-break/>exuperatr In earum utraque aliae </text:span><text:span text:style-name="T22">deprehenduntur</text:span><text:span text:style-name="T12"> diffe-<text:line-break/>rentiae. Ex his, quae exuperant, quaedam ex genere eo-<text:line-break/>rum sunt, quae secundum naturam dicuntur, ut si cui sextus<text:line-break/>nascatur digitus, aut lu oculo pterygium, aut in nare<text:line-break/>cernis surculus, aut in alio quopiam meatu quodvis aliud<text:line-break/>tale genus. Et vero eorum ipsorum nonnulla quidem erunt<text:line-break/>morbi, veluti pterygium; quum enim vehementer auctum<text:line-break/>est, pupillam obtenebrando visum interturbat; nonnulla<text:line-break/>vero morborum caulae, ut carnis furculi, qni meatus ob-<text:line-break/>struunt; primum enim morbus obstructio est, quia primo<text:line-break/>actionem laedit. Quaedam tutu genere praeter naturam</text:span></text:p>
      <text:p text:style-name="P16"><text:span text:style-name="T12">sunt, ut lumbrici, ascarides, lu vesica calculus, in oculo<text:line-break/>grando, suffusio, pus, verrucae, melicerides, atheromata,<text:line-break/>steatomata, vitiligines, leprae, leucae, cassi, et quae in abs-<text:line-break/>cessibus reperiuntur omnia. Quod autem et ex lus quaecun-<text:line-break/>que functionem primo interturbant, morbos dicamus, ut .<text:line-break/>suffusionem, quae vero non sunt ejusmodi, morborum cau-<text:line-break/>fas, omnibus manifestum est. Earum vero quae deficiunt<text:line-break/>partium quaedam omnino deperditae sunt, quaedam veluti<text:line-break/>e dimidio amputatae ac mutilatae. Et quidem lu prima<text:line-break/>generatione ejusmodi plurima fieri latet neminem. A par-<text:line-break/>tu vero ossa saepe integra eximuntur e digitis, artubus, ca-<text:line-break/>pite et lateribus; aufertur etiam nonnunquam digitus, pes,<text:line-break/>extrema manus, tibia et cubitus. Extrahuntur praeterea<text:line-break/>venae variolae et glandulae siirrho induratae et dentes<text:line-break/>exesu Extrahitur quoque gurgulio, omentum, praeputium,<text:line-break/>ipsius pudendi portio, ac multoties penis integer, quemad-</text:span></text:p>
      <text:p text:style-name="P16"><text:span text:style-name="T12">modum etiam testes. Nuper vero quidam vehementi uni-<text:line-break/>versi corporis convulsione correptus anteriorem linguae<text:line-break/>partem mordicus, amputavit, delude a convulfione sospes<text:line-break/>factus peraeque ac ante loqui non potuit. Hujus generis<text:line-break/>Eunt et quae mutilationes vocantur labiorum, narium, au-<text:line-break/>rium, et quaecunque aliae carnosae partes aut vehementer<text:line-break/>avulsae aut putrefactae penitus exectae sunt. Etenim per<text:line-break/>hujusmodi miserias qui secundum naturam est partium nu-<text:line-break/>merus imperfectus est, five una pars, sive duae, sive plo-<text:line-break/>res desint, haeque </text:span><text:span text:style-name="T22">vel omnino deperditae,</text:span><text:span text:style-name="T12"> vel ex parte sub-<text:line-break/>latae. Quaecunque sane talium functionem interturbant<text:line-break/>fui ipsorum ratione, lu morborum genere constituentur;<text:line-break/>quae vero aut aliquam partem aliam functionis opificem<text:line-break/>refrigerant, aut parcius alimentum distribuunt, morborum<text:line-break/>causae; quaedam vero utrumque genus assequuntur et ut<text:line-break/>causae et ut morbi vicem, ut gurgulio, qui, quum radicitus<text:line-break/>exectus est, et vocem laedit, et pulmones thoracemque re-</text:span></text:p>
      <text:p text:style-name="P16"><text:span text:style-name="T12">frigerat. Quum enim ex functionum ac usuum meditatione<text:line-break/>didiceris, onmium animantis partium alias ad actionem ali-<text:line-break/>quam tuti animali utilem conferre, alias per se quidem ni-.<text:line-break/>hil agere, sed usum quendam actionem obeuntibus prae-<text:line-break/>bere, liquet, quod eorum laesiones, quae in actionem plane<text:line-break/>dimicant, primum statues partium animalis esse morbos,<text:line-break/>quae vero in aliquem usum, morborum causas. Quare,,<text:line-break/>quae partes duplicem actionem aut duplicem usum prae-<text:line-break/>stant, interdum lu una laesione duplicem aut morbi aut<text:line-break/>causae obtinebunt rationem. At si qua pars utrumque simul<text:line-break/>moliatur, tum usum, tum actionem, quemadmodum quibus-<text:line-break/>dam esse ridetur et gurgusio, hujus partis jactura </text:span><text:span text:style-name="T12">altera<text:line-break/></text:span><text:span text:style-name="T12">quidem ratione erit morbus, altera vero morbi causa. </text:span><text:span text:style-name="T12">A t-<text:line-break/></text:span><text:span text:style-name="T12">qui manifestum est, reliquae </text:span><text:span text:style-name="T22">permanentis ac</text:span><text:span text:style-name="T12"> servatae partis<text:line-break/>morbum esse, non ejus, quae amplius non sit: oris enim ca-<text:line-break/>paritatis in 'illa parte, cui morbus nunc insidet, particulam<text:line-break/>esse profiteberis, id quod uvam ct gurgulionem appellamus.</text:span></text:p>
      <text:p text:style-name="P17"><text:span text:style-name="T12">Quum itaque haec deperdita est, deestaliquid capacitati;<text:line-break/>atque ita </text:span><text:span text:style-name="T22">id</text:span><text:span text:style-name="T12"> totum unus morbus est, manente, quod ablui-<text:line-break/>tio concessum est, omnem -scilicet actionem a morbo laedi,<text:line-break/>Quanrobrern aut, non unam aliquam esse animantis actio-<text:line-break/>nem et vocem et inspirationem et expilationem, demon-<text:line-break/>urandum est, aut; si ita se res habet, constat, uvulae jactu-<text:line-break/>rarn in palato morbum efficere. Simili ratione jactura den-<text:line-break/>tis oris est morbus, si </text:span><text:span text:style-name="T22">dens</text:span><text:span text:style-name="T12"> ex iis fuerit, qui manducationi<text:line-break/>inserviunt, isque lu illa -parte, ubi manducatio laesa est; si<text:line-break/>vero ex inciscrihus nominatis, et esum et loquutionem inter-<text:line-break/>turbat. Sic etiam; si linguae, dimidium abscissum est, resi-<text:line-break/>duae parti praeter naturam nrutilatio </text:span><text:span text:style-name="T22">morbus est.</text:span><text:span text:style-name="T12"> Eodem<text:line-break/>modo et omento, et pudendo, et omnibus ita affectis parti-<text:line-break/>bus. Quod si quis id non morbum, sed affectum yel affe-<text:line-break/>ctionem vocare velit, de nomine,, non de re contendet<text:line-break/>Liquet autem, lu lingua, , omento, pudendo, denique omni-?</text:span></text:p>
      <text:p text:style-name="P19"><text:span text:style-name="T12">*</text:span></text:p>
      <text:p text:style-name="P17"><text:span text:style-name="T12">hus ejusmodi mutilatis organis aliquam esse magnitudinis<text:line-break/>' dimluutionem ab omnibus enumeratis morbis </text:span><text:span text:style-name="T22">suctam;</text:span><text:span text:style-name="T12"> ipsi<text:line-break/>vero animali dimluutionem haud necesse est sure manifestam,<text:line-break/>ut mutilatum appareat, scd aliquis partium numerus erit<text:line-break/>ablatus, tametsi et arteriae et venae et nervi et cutis in-<text:line-break/>terdum et adeps </text:span><text:span text:style-name="T12">et </text:span><text:span text:style-name="T12">membranae et cero lu talibus affecti- </text:span><text:span text:style-name="T12">&lt;<text:line-break/></text:span><text:span text:style-name="T12">bus auferuntur, lu gurgulione autem et varicosis Vasis<text:line-break/>exectis ipsis etiam organis aliquis partium numerus aufer-<text:line-break/>tur. Atque haec omnia ad partium, quae immutantur, nu- .<text:line-break/>merum mox referentur. Ubi vero quorunrctmque organo-<text:line-break/>rum </text:span><text:span text:style-name="T22">aliqua portio</text:span><text:span text:style-name="T12"> tussitur, non autem eximuntur' partes,<text:line-break/>haec ad utrumque genus quodammodo referentur. Etenim<text:line-break/>deest animanti tum partium simplicium numerus, tum or-<text:line-break/>gani compositi magnitudo, totum siquidem mutilatrmr esu<text:line-break/>Et sane quod utriusque generis, 'tum numeri,' tum magni-<text:line-break/>tudinis,, superius alterum praedicamentum, idque quantital<text:line-break/>tis, statuere liceat, cuique manifestum est, quandoquidem</text:span></text:p>
      <text:p text:style-name="P17"><text:span text:style-name="T12">quantitas una dlscreta est, quae etiam quantitas proprie ap-<text:line-break/>pellatur, altera continua, quae magnitudo nominatur.. Ve-<text:line-break/>rum in praesentia dilucidius mini risum est haec ita distin-<text:line-break/>guere, qui alleram quantitatis differentiam fub numero, al-<text:line-break/>teram sub magnitudine constituerim.</text:span></text:p>
      <text:h text:style-name="Heading_20_2" text:outline-level="2">Cap. IX.</text:h>
      <text:p text:style-name="P80"><text:span text:style-name="T12">Explicatis autem hujusce generis morbis,<text:line-break/>de iis, qui ad magnitudinem aut ad partium quantitatem<text:line-break/>reducuntur, </text:span><text:span text:style-name="T22">aut</text:span><text:span text:style-name="T12"> quomodocunque eos nominare placuerit,<text:line-break/>disseramus. Id autem </text:span><text:span text:style-name="T22">genus</text:span><text:span text:style-name="T12"> non idem ac praedictum est<text:line-break/>Nam si, manente secundum naturam partis figura, magni-<text:line-break/>tudo vitietur, 'quum functio quaedam laeditur, ea de causa<text:line-break/>partis accidet morbus, veluti si lu prima statim consurma-<text:line-break/>tione lingua talis sit, ut vel ob magnitudinem lu ore nul-<text:line-break/>lum habeat conversionem, vel ob parvitatem. omnes ipsius<text:line-break/></text:span><text:span text:style-name="T22">oris</text:span><text:span text:style-name="T12"> partes non attingat. Verum in jam perfectis praeter<text:line-break/>naturam partium incrementi non admodum crebro fieri</text:span></text:p>
      <text:p text:style-name="P17"><text:span text:style-name="T12">conspiciuntur, minuuntur tamen saepius, vocaturque. hic<text:line-break/>morbus </text:span><text:span text:style-name="T22">a quibusdam</text:span><text:span text:style-name="T12"> aliis macies, ab aliis partis tabes; Par-<text:line-break/>tium incrementa lu ulceribus supercrescente carne fiunt,<text:line-break/>atque in priapismo ) quem vocitanti Nicomacho Smyrnaeo<text:line-break/></text:span><text:span text:style-name="T12">adeo </text:span><text:span text:style-name="T12">totum corpus supra modum 'incrementum cepit, ut ne<text:line-break/>deinceps movere se ipsum posset; scd ipsum sanitati resti-<text:line-break/>tuit Aesculapius- Linguam cuiusdam quamplurimum au-<text:line-break/>ctam vidimus, omnis doloris expertem, ut neque oedema,<text:line-break/>neque scirrhus, neque phlegmone esse videretur. • Neque<text:line-break/>enim prementibus cavata cedebat, neque sensus erat expers,<text:line-break/>neque doIebat, fed id ipsum duntaxat incrementum quod-<text:line-break/>dam incommoderatum erat, illaesa prorsus ipsius partis suh-<text:line-break/>stantia. Sic et testes et mammae aliis uterque, aliis alter<text:line-break/>supra modum lucrevit. Quae etiam struma vocatur,’ huius<text:line-break/>generis est, quae, quum immoderatius increvit, non par-<text:line-break/>vam functionibus laefionem adfert. Similiter etiam angu-<text:line-break/>lorum in oculis sunt ametriae hujus generis, quorum im-<text:line-break/></text:span><text:span text:style-name="T12">&lt;</text:span></text:p>
      <text:p text:style-name="P16"><text:span text:style-name="T12">moderatius incrementum encanthis, diminutio rlryas </text:span><text:span text:style-name="T22">no-<text:line-break/>minatur, Atque</text:span><text:span text:style-name="T12"> hujusmodi sunt hujus generis morborum<text:line-break/>differentiae.</text:span></text:p>
      <text:h text:style-name="Heading_20_2" text:outline-level="2">Cap. X.</text:h>
      <text:p text:style-name="P78"><text:span text:style-name="T12">Quum vero quae secundum naturam est<text:line-break/>Itructura immutatur, oriuntur morbi; a situ quidem lu.<text:line-break/>articulorum turn luxationibus, tum distortionibus,- atque in<text:line-break/>intestini prolapsu, et omenti procidentia nuncupatis; ab<text:line-break/>ea vero quae non fecundum naturam est partium adiacen-<text:line-break/>tium conjunctione ligamentum laxatum, aut contunsum,<text:line-break/>aut abruptum in illa parte dearticulationis motum oblae-<text:line-break/>dit. Hoc in genere sunt et linguae et pudendorum incom-<text:line-break/>mode rata vincula, quibus illa tum lu loquendo.,, tum mair-<text:line-break/>ducando plurimum luter turbatur, pudenda vero lu ejaeu-<text:line-break/>lando semen, quae ob inversum meatum lu mulieris ute-<text:line-break/>runr eminus et directe semen- emittere nequeunt. Atque<text:line-break/>etiam coalitus praeter naturam aut labiorum ulceratorum,<text:line-break/>aut palpebrarum, aut digitorum, aut sedis, aut cujusdam</text:span></text:p>
      <text:p text:style-name="P16"><text:span text:style-name="T12">ejusmodi alterius-.partis, ad hancce disserentium spectant;<text:line-break/>Istae sane hujus , generis sunt morborum species, quae a stru-<text:line-break/>ctura proficiscuntur.</text:span></text:p>
      <text:h text:style-name="Heading_20_2" text:outline-level="2">Cap. XI.</text:h>
      <text:p text:style-name="P78"><text:span text:style-name="T12">Superest et quintum morbi genus, uni-<text:line-break/>tatis solutio, sive haec uni cuidam partium simplicium, quas<text:line-break/>similares nominant, sive etiam compositis accidat, unde<text:line-break/>paulo ante luter communes utrarumque partium morbos<text:line-break/>ipsam commemoravimus. Quum enim ligamentum vel<text:line-break/>arteria divellitur, communis est et totius organi, et divulsae<text:line-break/>partis morbus. Nam utriusque soluta est continuitas; to-<text:line-break/>tins quidem </text:span><text:span text:style-name="T22">organi,</text:span><text:span text:style-name="T12"> quum ipsius partes non amplius sibi<text:line-break/>cohaerent, neque uniuntur; ipsius vero divulsae partis,<text:line-break/>quod non amplius nna maneat, scd duae factae sint. Quod<text:line-break/>si’ non plane divulsa sit, scd parte aliqua </text:span><text:span text:style-name="T22">tantum,</text:span><text:span text:style-name="T12"> non am-<text:line-break/>plius. id tutius, organi morbus est, nisi ex acridenti, quod<text:line-break/>pars ipsius affecta sit, scd ipsius duntaxat partis affectae pro-</text:span></text:p>
      <text:p text:style-name="P16"><text:span text:style-name="T12">prius ac primarius. Porro continui solutio lu osse qui-<text:line-break/>dem fractura nominatur, lu omnibus vero carnosis 'partibus<text:line-break/>communiter ulcus. Ruptura et evulsio ejusdem sunt ge-<text:line-break/>neris. Illa quidem lu carnosa, haec vero in nervosa parte<text:line-break/>consistit, divulsis quae in ipsis sunt fibris ab aliqua vio-<text:line-break/>lenta contusione aut repentina et effusa teusione. Sed<text:line-break/>quae avulsiones vocantur, partium organicarum propriae<text:line-break/>funt affectiones. Atque hae sunt universae simplicium mor-<text:line-break/>borum differentiae.</text:span></text:p>
      <text:h text:style-name="Heading_20_2" text:outline-level="2">Cap. XII.</text:h>
      <text:p text:style-name="P78"><text:span text:style-name="T12">Ad compositorum vero morborum diffe-<text:line-break/>rentias jam trausire tempestivum est, a similaribus corpori-<text:line-break/>bus ducto rursum exordio. Erit quidem secundum primam<text:line-break/>suppositionem ex dilatatione </text:span><text:span text:style-name="T12">et </text:span><text:span text:style-name="T12">coarctatione meatuum mor-<text:line-break/>bus quidam compositus, non quod partieulatim singuli<text:line-break/>meatus utrumque patiantur, sed quod vicissim corporum alia<text:line-break/>coarctentur, alia dilatentur, ita ut nihilo magis dilatatio-<text:line-break/>-nem meatuum quam coarctationem arguere possis lu tulo</text:span></text:p>
      <text:p text:style-name="P16"><text:span text:style-name="T12">fimiliari corpore; neque aliquam esse seusibilem ipsius par-<text:line-break/>tem deprehenderis, cui alterutra duntaxat insideat; fed<text:line-break/>quaecunque pars corripitur, eam ab utroque morbo.semper<text:line-break/>affici. Ex secunda vero suppositione, qualitatibus solis a natu-<text:line-break/>rali statu decedentibus, lu unoquoque similari corpore com-<text:line-break/>positi morbi erunt quatuor, calidus simul et siccus, calidus<text:line-break/>simul et humidus, frigidus simul et siccus, frigidus simul et<text:line-break/>humidus. Affluente vero ipsis aliqua substantia, peraeque alii<text:line-break/>quatuor erunt morbi, qui ipsas quatuor qualitatum conjuga-<text:line-break/>tiones continent. Quoniam vero ct continuitatis divisio non<text:line-break/>compositis tantum, organis, verum etiam simplicibus corpo-<text:line-break/>ribus inest, implicabitur luterdum et haec nunc enarra-<text:line-break/>tis ex utraque suppositione compositis morbis et conscriptis<text:line-break/>quoque statim ab initio totius operis simplicibus. Nam fieri ,<text:line-break/>potest, ulceratam esse simul et eo quod secundum naturum est<text:line-break/>temperamento sicciorem vel humidiorem vel frigidiorem vel<text:line-break/>calidiorem esse partem, atque ulceratum simul et humidio-</text:span></text:p>
      <text:p text:style-name="P16"><text:span text:style-name="T12">remexistere, nequaquam etiam calidiorem esse. Ulcera-<text:line-break/>tae igitur simulque etiam inflammatae partes tripliciter a<text:line-break/>naturali statu decedunt: ob' ulcerationem quidem propriarum<text:line-break/>partium unitatem destruunt ; quod vero inflammationem exci-<text:line-break/>tent, ipsas naturali temperie et calidiores et humidiores effi-<text:line-break/>ciunt; praeterea ob tumorem ipsarum, qni, quum ad tan-<text:line-break/>tam magnitudinem attollitur, ut ob id ipsuin functionem ob-<text:line-break/>laedat, jam morbus existimandus est, alias et symptoma et<text:line-break/>affectio duntaxat, quemadmodum etiam dolor. Quaecun-<text:line-break/>que igitur et luflammata simul et ulcerata sunt corpora,<text:line-break/>tribus necessario, interdum etiam' quatuor morbis aegrotare<text:line-break/>•contingit. Nos autem quum inflammationem nornluamus,<text:line-break/>profecto non veluti partium flagrantiam, ut fuit veteribus<text:line-break/></text:span><text:span text:style-name="T22">loquendi</text:span><text:span text:style-name="T12"> consuetudo, fed rubentem et renitentem et dolen-<text:line-break/>teni tumorem. Ile et erysipelatis ulcera nonnunquam ac-<text:line-break/>cidunt. Carbuncusis enim non datur aliter consistere. In-<text:line-break/>ter hos morbos mediam naturam fortiuntur et herpetes, et</text:span></text:p>
      <text:p text:style-name="P16"><text:span text:style-name="T12">cancri, qni multuties cum ulceribus, aliquando etiam sine<text:line-break/>his consistunt. Omnes igitur hujusmodi , morbi, etiamsi<text:line-break/>citra ulcus eveniant, compositi sunt: una quidem ratione,<text:line-break/>quod omnes a supervacaneo humore vel calido vel frigido<text:line-break/>procreentur; </text:span><text:span text:style-name="T22">a</text:span><text:span text:style-name="T12"> </text:span><text:span text:style-name="T12">flava bile erysipelas; ab atra cancer; a<text:line-break/>sanguine phlegmone</text:span><text:span text:style-name="T12">; </text:span><text:span text:style-name="T12">a pituita oedema; altera vero,<text:line-break/>quoniam dicti humores, essi specie omnes sunt humidi, </text:span><text:span text:style-name="T22">fa-<text:line-break/>cultate</text:span><text:span text:style-name="T12"> tamen non humidi; nam qui atrae bilis est, fic-<text:line-break/>cus et frigidus; qui </text:span><text:span text:style-name="T22">flavae,</text:span><text:span text:style-name="T12"> siccus et calidus; qui pituitae,<text:line-break/>humidus et frigidus; qui sanguinis, calidus et humidus;<text:line-break/>tertia demum ratione, quod omnes sibi invicem irnplicen-<text:line-break/>tur, raroque eorum aliquis sincerus inveniatur. Nam<text:line-break/>plerumque inflammationibus aut quid erysipelatodes, aut<text:line-break/>oedematodes, aut scirrhodes commiscetur; erysipelatis vero<text:line-break/>vel phlegmonodes, vel oedematodes, vel scirrhodes, atque<text:line-break/>caeterorum similiter cuique. Ergo multis formis compositi<text:line-break/>fiunt omnes ejusmodi .morbi Atque de ipsis fusius in</text:span></text:p>
      <text:p text:style-name="P63"><text:span text:style-name="T12">libro de morborum causis disseretur, et in eoj qui post<text:line-break/>ipsum de morborum symptomatis </text:span><text:span text:style-name="T22">inscribitur,</text:span><text:span text:style-name="T12"> praeterea-<text:line-break/>que in methodi medendi opere, cujus gratia haec omnis<text:line-break/>conscribuntur.<text:tab/>•<text:tab/></text:span><text:span text:style-name="T12">, •</text:span></text:p>
      <text:h text:style-name="Heading_20_2" text:outline-level="2">Cap. XIII.</text:h>
      <text:p text:style-name="P78"><text:span text:style-name="T12">Quandoquidem implicationis ipsormn<text:line-break/></text:span><text:span text:style-name="T22">simplicium</text:span><text:span text:style-name="T12"> morborum rationem explicavimus, jam nunc ad<text:line-break/>organorum morbos trauseamus et, quomodo hi fiant' com-<text:line-break/>positi, demonstremus. Imprimis rei per initia pronuncla-<text:line-break/>tae meminisse oportet, alios esse primorum corporum simi-<text:line-break/>larium, alios et organicorum et compositorum morbos.<text:line-break/>Phlegmone quidem primorum est corporum, luxatio vero<text:line-break/>orgaiiicorum. Quum itaque membrum aliquod simul et<text:line-break/>luxatur, et phlegmone obsidetur, luxatio quidem hujus to-<text:line-break/>tius organi primo morbus est, phlegmone vero non primo,<text:line-break/>neque proprie, sed per accidens. Nam quoniam phlegmo-<text:line-break/>ne uniuscujusque partium ipsius morbus est, per accidens<text:line-break/>quoque erit tutius organi morbus. Ideoque lippitudo iu-<text:line-break/>flammatio est membranae, quae corneae adnata </text:span><text:span text:style-name="T12">est, </text:span><text:span text:style-name="T12">per </text:span><text:span text:style-name="T12">ac-</text:span></text:p>
      <text:p text:style-name="P16"><text:span text:style-name="T12">cidens oculi morbus. Accidit aulern nonnunquam, ut cor-<text:line-break/>nea tunica ulcus altum habeat, eaqtfe mox exesa tota, ali-<text:line-break/>quid ipsam fubscquentis uveae nominatae procidat, .pupil-<text:line-break/>laque divellatur. Horum trium </text:span><text:span text:style-name="T22">asiseectuum</text:span><text:span text:style-name="T12"> quisque oculi<text:line-break/>morbus aestimatur, quanrvis ulcus et erosio folius cor-<text:line-break/>neae, procidentia uveae et divulfio pupillae siti Quare,<text:line-break/>ut dictum est, similarium corporum morbi tutius sunt or-<text:line-break/>gani secundum acridens. Itaque, quum ununr quodcunque<text:line-break/>ex iis composito morbo laboraverit, totius organi quoque<text:line-break/>suc erit ex accidenti morbus </text:span><text:span text:style-name="T22">compositus.</text:span><text:span text:style-name="T12"> Quum autetu<text:line-break/>plores partes </text:span><text:span text:style-name="T22">sint affectae,</text:span><text:span text:style-name="T12"> fed unaquaeque uno detineatur<text:line-break/>morbo, sic totius organi morbus erit compositus. Sit, si<text:line-break/>fors tulerit, in oculo (non enim impossibilis est suppositio)<text:line-break/>simul pterygium, simulque lippitudo, et erosio corneae, et<text:line-break/>uvcae procidentia, etiam aliquod generationis suffusionis<text:line-break/>initium. Quod non unus, neque .simplex sit morbus, om-</text:span></text:p>
      <text:p text:style-name="P17"><text:span text:style-name="T12">nibus patet. Quidam etiam compositum oculi morbiun vo-<text:line-break/>cabit; alter non urium compositum, sed multos oculo </text:span><text:span text:style-name="T12">di-<text:line-break/></text:span><text:span text:style-name="T12">eet luesse morbos in diversis .ipsuis partibus oonfistentes.<text:line-break/>Nihil vero interest ad indicationis remediorum varietatem,<text:line-break/>cujus gratia haec omnia indagamus, sive unus suerit com-<text:line-break/>positus, sive plures pugnantibus remediis indigentes. </text:span><text:span text:style-name="T12">De<text:line-break/></text:span><text:span text:style-name="T12">his prosecto uberius in methodi medendi libris disseretur.<text:line-break/>Ad praesentem nunc sermonem hoc tanti momenti </text:span><text:span text:style-name="T12">indicasse<text:line-break/></text:span><text:span text:style-name="T12">atque decimasse satis est, probabilem utrosque fovere </text:span><text:span text:style-name="T12">scn-<text:line-break/></text:span><text:span text:style-name="T12">tentiam, tum qui multos in oculo esse morbos autuniant,<text:line-break/>tum qui, quemadmodum unum aegrotat organum, sic </text:span><text:span text:style-name="T12">et<text:line-break/></text:span><text:span text:style-name="T12">uirum esse morbum censent, compositum vero, quum, </text:span><text:span text:style-name="T12">ut<text:line-break/></text:span><text:span text:style-name="T12">nictum est, plures partes affectae sint scorfhn. Ut </text:span><text:span text:style-name="T12">igitur<text:line-break/></text:span><text:span text:style-name="T12">sunplicium morborum alius quidem priuro totius </text:span><text:span text:style-name="T12">organi<text:line-break/></text:span><text:span text:style-name="T12">morbus erat, veluti fnisusio, alius </text:span><text:span text:style-name="T12">vero </text:span><text:span text:style-name="T12">ex </text:span><text:span text:style-name="T12">accidenti, vel-<text:line-break/>uti </text:span><text:span text:style-name="T12">corneae ulceratio, ita compositorum quoque </text:span><text:span text:style-name="T12">morbo- </text:span><text:span text:style-name="T12">.</text:span></text:p>
      <text:p text:style-name="P19"><text:span text:style-name="T12">. um proprii -qnidenr erunt.totius organi, qni multas simul</text:span></text:p>
      <text:p text:style-name="P16"><text:span text:style-name="T12">partes moleste afficiunt, ex accidenti vero morbi compositi,<text:line-break/>qui lu una ipfius organi parte consistunt, veluti lippitudo,<text:line-break/>quae adnatae membranae est inflammatio. Demonstratum si-<text:line-break/>quidem est, inflammationem compositunr esse morbum. Si<text:line-break/>vero ulcus hanc ipsam membranam obsideat, multu etiam<text:line-break/>magis composito morbo pars obsidebitur; scd nihilornluus<text:line-break/>totus ipse oculus composito morbo allici praedicabitur. Ta-<text:line-break/>les equidem ex accidenti totius organi sunt morbi com-<text:line-break/>positi. At quum eodem tempore multae partes assiciun-<text:line-break/>tur, organorum primo sunt compositi morbi, atque ma-<text:line-break/>gis, fi particulathn unusquisque simplicium non ex acridenti,<text:line-break/>scd primo totius organi suerit morbus, ut in oculo ptery-<text:line-break/>gium, sussufio et rhyas. Nam eorum quique proprius est<text:line-break/>oculi morbus, et quum simul omrres accidunt, compositum<text:line-break/>oculi morbum proprium efficiunt.- Si quis tali methodo<text:line-break/>ratiocluetur, onures omnium organorum compositos mor-</text:span></text:p>
      <text:p text:style-name="P16"><text:span text:style-name="T12">bos inveniet. Mini vero omnes et persequi et componere<text:line-break/>supervacaneum videtur. Si quis enim simplices morbos<text:line-break/>omnes eorumque modos compositionis didicerit, dignus<text:line-break/>erit, qni lu reliquis particularibus fe ipsum exerceat. Qua-<text:line-break/>re semel tantum, quaecunque hoc in libro scripta sunt, le-<text:line-break/>gere nullius est utilitatis, nisi qnis plurimum lu ipsis scse<text:line-break/>exercitaturus si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icrosoft Sans Serif" svg:font-family="'Microsoft Sans Serif'" style:font-family-generic="roman" style:font-pitch="variable"/>
    <style:font-face style:name="Microsoft Sans Serif1" svg:font-family="'Microsoft Sans Serif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Microsoft Sans Serif" fo:font-size="12pt" style:rfc-language-tag="la-001" fo:language="la" style:letter-kerning="false" style:font-name-asian="Microsoft Sans Serif1" style:font-size-asian="12pt" style:rfc-language-tag-asian="la-001" style:language-asian="la" style:font-name-complex="Microsoft Sans Serif1" style:font-size-complex="12pt" style:rfc-language-tag-complex="la-001" style:language-complex="l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keep-with-next="auto" style:writing-mode="lr-tb"/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Default_20_Paragraph_20_Font" style:display-name="Default Paragraph Font" style:family="text">
      <style:text-properties fo:color="#000000" loext:opacity="100%" style:font-name="Microsoft Sans Serif" fo:font-family="'Microsoft Sans Serif'" style:font-family-generic="roman" style:font-pitch="variable" fo:font-size="12pt" fo:letter-spacing="normal" style:rfc-language-tag="la-001" fo:language="la" fo:background-color="transparent" style:font-name-asian="Microsoft Sans Serif1" style:font-family-asian="'Microsoft Sans Serif'" style:font-family-generic-asian="system" style:font-pitch-asian="variable" style:font-size-asian="12pt" style:rfc-language-tag-asian="la-001" style:language-asian="la" style:font-name-complex="Microsoft Sans Serif1" style:font-family-complex="'Microsoft Sans Serif'" style:font-family-generic-complex="system" style:font-pitch-complex="variable" style:font-size-complex="12pt" style:rfc-language-tag-complex="la-001" style:language-complex="la" style:text-scale="10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0.635cm" fo:margin-left="0.635cm" fo:margin-right="0.635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Galeni opera omnia / vol. 6</dc:title>
    <meta:initial-creator>Galien</meta:initial-creator>
    <meta:generator>LibreOffice/7.2.1.2$Linux_X86_64 LibreOffice_project/20$Build-2</meta:generator>
    <dc:date>2021-10-30T14:07:08.642707896</dc:date>
    <meta:editing-duration>PT1H15M29S</meta:editing-duration>
    <meta:editing-cycles>8</meta:editing-cycles>
    <meta:document-statistic meta:table-count="0" meta:image-count="0" meta:object-count="0" meta:page-count="880" meta:paragraph-count="1414" meta:word-count="126186" meta:character-count="863000" meta:non-whitespace-character-count="738233"/>
  </office:meta>
</office:document-meta>
</file>